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&quot;aptos narrow&quot;" svg:font-family="'&quot;aptos narrow&quot;'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72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2.108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2.649cm"/>
    </style:style>
    <style:style style:name="co6" style:family="table-column">
      <style:table-column-properties fo:break-before="auto" style:column-width="2.94cm"/>
    </style:style>
    <style:style style:name="co7" style:family="table-column">
      <style:table-column-properties fo:break-before="auto" style:column-width="3.26cm"/>
    </style:style>
    <style:style style:name="co8" style:family="table-column">
      <style:table-column-properties fo:break-before="auto" style:column-width="3.161cm"/>
    </style:style>
    <style:style style:name="co9" style:family="table-column">
      <style:table-column-properties fo:break-before="auto" style:column-width="2.99cm"/>
    </style:style>
    <style:style style:name="co10" style:family="table-column">
      <style:table-column-properties fo:break-before="auto" style:column-width="3.602cm"/>
    </style:style>
    <style:style style:name="co11" style:family="table-column">
      <style:table-column-properties fo:break-before="auto" style:column-width="3.798cm"/>
    </style:style>
    <style:style style:name="co12" style:family="table-column">
      <style:table-column-properties fo:break-before="auto" style:column-width="3.724cm"/>
    </style:style>
    <style:style style:name="co13" style:family="table-column">
      <style:table-column-properties fo:break-before="auto" style:column-width="2.671cm"/>
    </style:style>
    <style:style style:name="co14" style:family="table-column">
      <style:table-column-properties fo:break-before="auto" style:column-width="3.357cm"/>
    </style:style>
    <style:style style:name="co15" style:family="table-column">
      <style:table-column-properties fo:break-before="auto" style:column-width="3.406cm"/>
    </style:style>
    <style:style style:name="co16" style:family="table-column">
      <style:table-column-properties fo:break-before="auto" style:column-width="3.528cm"/>
    </style:style>
    <style:style style:name="co17" style:family="table-column">
      <style:table-column-properties fo:break-before="auto" style:column-width="2.842cm"/>
    </style:style>
    <style:style style:name="co18" style:family="table-column">
      <style:table-column-properties fo:break-before="auto" style:column-width="2.304cm"/>
    </style:style>
    <style:style style:name="co19" style:family="table-column">
      <style:table-column-properties fo:break-before="auto" style:column-width="2.401cm"/>
    </style:style>
    <style:style style:name="co20" style:family="table-column">
      <style:table-column-properties fo:break-before="auto" style:column-width="2.475cm"/>
    </style:style>
    <style:style style:name="co21" style:family="table-column">
      <style:table-column-properties fo:break-before="auto" style:column-width="3.478cm"/>
    </style:style>
    <style:style style:name="co22" style:family="table-column">
      <style:table-column-properties fo:break-before="auto" style:column-width="1.887cm"/>
    </style:style>
    <style:style style:name="co23" style:family="table-column">
      <style:table-column-properties fo:break-before="auto" style:column-width="4.459cm"/>
    </style:style>
    <style:style style:name="co24" style:family="table-column">
      <style:table-column-properties fo:break-before="auto" style:column-width="3.186cm"/>
    </style:style>
    <style:style style:name="co25" style:family="table-column">
      <style:table-column-properties fo:break-before="auto" style:column-width="1.568cm"/>
    </style:style>
    <style:style style:name="co26" style:family="table-column">
      <style:table-column-properties fo:break-before="auto" style:column-width="5.881cm"/>
    </style:style>
    <style:style style:name="co27" style:family="table-column">
      <style:table-column-properties fo:break-before="auto" style:column-width="4.329cm"/>
    </style:style>
    <style:style style:name="co28" style:family="table-column">
      <style:table-column-properties fo:break-before="auto" style:column-width="3.621cm"/>
    </style:style>
    <style:style style:name="co29" style:family="table-column">
      <style:table-column-properties fo:break-before="auto" style:column-width="4.057cm"/>
    </style:style>
    <style:style style:name="co30" style:family="table-column">
      <style:table-column-properties fo:break-before="auto" style:column-width="2.258cm"/>
    </style:style>
    <style:style style:name="co31" style:family="table-column">
      <style:table-column-properties fo:break-before="auto" style:column-width="3.93cm"/>
    </style:style>
    <style:style style:name="co32" style:family="table-column">
      <style:table-column-properties fo:break-before="auto" style:column-width="3.44cm"/>
    </style:style>
    <style:style style:name="co33" style:family="table-column">
      <style:table-column-properties fo:break-before="auto" style:column-width="1.342cm"/>
    </style:style>
    <style:style style:name="co34" style:family="table-column">
      <style:table-column-properties fo:break-before="auto" style:column-width="2.676cm"/>
    </style:style>
    <style:style style:name="co35" style:family="table-column">
      <style:table-column-properties fo:break-before="auto" style:column-width="1.859cm"/>
    </style:style>
    <style:style style:name="co36" style:family="table-column">
      <style:table-column-properties fo:break-before="auto" style:column-width="2.459cm"/>
    </style:style>
    <style:style style:name="co37" style:family="table-column">
      <style:table-column-properties fo:break-before="auto" style:column-width="2.895cm"/>
    </style:style>
    <style:style style:name="co38" style:family="table-column">
      <style:table-column-properties fo:break-before="auto" style:column-width="2.35cm"/>
    </style:style>
    <style:style style:name="co39" style:family="table-column">
      <style:table-column-properties fo:break-before="auto" style:column-width="2.485cm"/>
    </style:style>
    <style:style style:name="co40" style:family="table-column">
      <style:table-column-properties fo:break-before="auto" style:column-width="1.423cm"/>
    </style:style>
    <style:style style:name="co41" style:family="table-column">
      <style:table-column-properties fo:break-before="auto" style:column-width="3.875cm"/>
    </style:style>
    <style:style style:name="co42" style:family="table-column">
      <style:table-column-properties fo:break-before="auto" style:column-width="2.24cm"/>
    </style:style>
    <style:style style:name="co43" style:family="table-column">
      <style:table-column-properties fo:break-before="auto" style:column-width="2.813cm"/>
    </style:style>
    <style:style style:name="co44" style:family="table-column">
      <style:table-column-properties fo:break-before="auto" style:column-width="1.723cm"/>
    </style:style>
    <style:style style:name="co45" style:family="table-column">
      <style:table-column-properties fo:break-before="auto" style:column-width="2.078cm"/>
    </style:style>
    <style:style style:name="co46" style:family="table-column">
      <style:table-column-properties fo:break-before="auto" style:column-width="3.739cm"/>
    </style:style>
    <style:style style:name="co47" style:family="table-column">
      <style:table-column-properties fo:break-before="auto" style:column-width="2.623cm"/>
    </style:style>
    <style:style style:name="co48" style:family="table-column">
      <style:table-column-properties fo:break-before="auto" style:column-width="4.304cm"/>
    </style:style>
    <style:style style:name="co49" style:family="table-column">
      <style:table-column-properties fo:break-before="auto" style:column-width="2.514cm"/>
    </style:style>
    <style:style style:name="co50" style:family="table-column">
      <style:table-column-properties fo:break-before="auto" style:column-width="1.559cm"/>
    </style:style>
    <style:style style:name="co51" style:family="table-column">
      <style:table-column-properties fo:break-before="auto" style:column-width="2.023cm"/>
    </style:style>
    <style:style style:name="co52" style:family="table-column">
      <style:table-column-properties fo:break-before="auto" style:column-width="3.956cm"/>
    </style:style>
    <style:style style:name="co53" style:family="table-column">
      <style:table-column-properties fo:break-before="auto" style:column-width="1.533cm"/>
    </style:style>
    <style:style style:name="co54" style:family="table-column">
      <style:table-column-properties fo:break-before="auto" style:column-width="3.985cm"/>
    </style:style>
    <style:style style:name="co55" style:family="table-column">
      <style:table-column-properties fo:break-before="auto" style:column-width="3.921cm"/>
    </style:style>
    <style:style style:name="co56" style:family="table-column">
      <style:table-column-properties fo:break-before="auto" style:column-width="4.256cm"/>
    </style:style>
    <style:style style:name="co57" style:family="table-column">
      <style:table-column-properties fo:break-before="auto" style:column-width="3.68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hatGPT">
      <style:table-properties table:display="true" style:writing-mode="lr-tb"/>
    </style:style>
    <style:style style:name="ta3" style:family="table" style:master-page-name="PageStyle_5f_Total_5f_de_5f_acoes">
      <style:table-properties table:display="true" style:writing-mode="lr-tb"/>
    </style:style>
    <style:style style:name="ta4" style:family="table" style:master-page-name="PageStyle_5f_Ticker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/>
    <style:style style:name="ce288" style:family="table-cell" style:parent-style-name="Default">
      <style:table-cell-properties fo:background-color="#4ea72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9" style:family="table-cell" style:parent-style-name="Default">
      <style:table-cell-properties fo:background-color="#d9f2d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0" style:family="table-cell" style:parent-style-name="Default">
      <style:table-cell-properties fo:background-color="#c1e4f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1" style:family="table-cell" style:parent-style-name="Default">
      <style:table-cell-properties fo:background-color="#c1e4f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&quot;aptos narrow&quot;" fo:font-size="11pt" fo:font-style="normal" fo:text-shadow="none" style:text-underline-style="none" fo:font-weight="normal" style:font-size-asian="11pt" style:font-style-asian="normal" style:font-weight-asian="normal" style:font-name-complex="&quot;aptos narrow&quot;" style:font-size-complex="11pt" style:font-style-complex="normal" style:font-weight-complex="normal"/>
    </style:style>
    <style:style style:name="ce292" style:family="table-cell" style:parent-style-name="Default">
      <style:table-cell-properties fo:background-color="#d9f2d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&quot;aptos narrow&quot;" fo:font-size="11pt" fo:font-style="normal" fo:text-shadow="none" style:text-underline-style="none" fo:font-weight="normal" style:font-size-asian="11pt" style:font-style-asian="normal" style:font-weight-asian="normal" style:font-name-complex="&quot;aptos narrow&quot;" style:font-size-complex="11pt" style:font-style-complex="normal" style:font-weight-complex="normal"/>
    </style:style>
    <style:style style:name="ce293" style:family="table-cell" style:parent-style-name="Default" style:data-style-name="N10127">
      <style:table-cell-properties fo:background-color="#d9f2d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4" style:family="table-cell" style:parent-style-name="Default" style:data-style-name="N10127">
      <style:table-cell-properties fo:background-color="#c1e4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5" style:family="table-cell" style:parent-style-name="Default" style:data-style-name="N2">
      <style:table-cell-properties fo:background-color="#d9f2d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6" style:family="table-cell" style:parent-style-name="Default" style:data-style-name="N2">
      <style:table-cell-properties fo:background-color="#c1e4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Default" style:data-style-name="N2">
      <style:table-cell-properties fo:background-color="#c1e4f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&quot;aptos narrow&quot;" fo:font-size="11pt" fo:font-style="normal" fo:text-shadow="none" style:text-underline-style="none" fo:font-weight="normal" style:font-size-asian="11pt" style:font-style-asian="normal" style:font-weight-asian="normal" style:font-name-complex="&quot;aptos narrow&quot;" style:font-size-complex="11pt" style:font-style-complex="normal" style:font-weight-complex="normal"/>
    </style:style>
    <style:style style:name="ce298" style:family="table-cell" style:parent-style-name="Default" style:data-style-name="N2">
      <style:table-cell-properties fo:background-color="#d9f2d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&quot;aptos narrow&quot;" fo:font-size="11pt" fo:font-style="normal" fo:text-shadow="none" style:text-underline-style="none" fo:font-weight="normal" style:font-size-asian="11pt" style:font-style-asian="normal" style:font-weight-asian="normal" style:font-name-complex="&quot;aptos narrow&quot;" style:font-size-complex="11pt" style:font-style-complex="normal" style:font-weight-complex="normal"/>
    </style:style>
    <style:style style:name="ce299" style:family="table-cell" style:parent-style-name="Default">
      <style:table-cell-properties fo:background-color="#d9f2d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Default">
      <style:table-cell-properties fo:background-color="#c1e4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Default">
      <style:table-cell-properties fo:background-color="#d9f2d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2" style:family="table-cell" style:parent-style-name="Default">
      <style:table-cell-properties fo:background-color="#c1e4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3" style:family="table-cell" style:parent-style-name="Default">
      <style:table-cell-properties fo:background-color="#c1e4f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&quot;aptos narrow&quot;" fo:font-size="11pt" fo:font-style="normal" fo:text-shadow="none" style:text-underline-style="none" fo:font-weight="bold" style:font-size-asian="11pt" style:font-style-asian="normal" style:font-weight-asian="bold" style:font-name-complex="&quot;aptos narrow&quot;" style:font-size-complex="11pt" style:font-style-complex="normal" style:font-weight-complex="bold"/>
    </style:style>
    <style:style style:name="ce304" style:family="table-cell" style:parent-style-name="Default">
      <style:table-cell-properties fo:background-color="#d9f2d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&quot;aptos narrow&quot;" fo:font-size="11pt" fo:font-style="normal" fo:text-shadow="none" style:text-underline-style="none" fo:font-weight="bold" style:font-size-asian="11pt" style:font-style-asian="normal" style:font-weight-asian="bold" style:font-name-complex="&quot;aptos narrow&quot;" style:font-size-complex="11pt" style:font-style-complex="normal" style:font-weight-complex="bold"/>
    </style:style>
    <style:style style:name="ce305" style:family="table-cell" style:parent-style-name="Default" style:data-style-name="N111">
      <style:table-cell-properties fo:background-color="#4ea72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6" style:family="table-cell" style:parent-style-name="Default" style:data-style-name="N111">
      <style:table-cell-properties fo:background-color="#d9f2d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7" style:family="table-cell" style:parent-style-name="Default" style:data-style-name="N111">
      <style:table-cell-properties fo:background-color="#c1e4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8" style:family="table-cell" style:parent-style-name="Default" style:data-style-name="N111">
      <style:table-cell-properties fo:background-color="#c1e4f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&quot;aptos narrow&quot;" fo:font-size="11pt" fo:font-style="normal" fo:text-shadow="none" style:text-underline-style="none" fo:font-weight="bold" style:font-size-asian="11pt" style:font-style-asian="normal" style:font-weight-asian="bold" style:font-name-complex="&quot;aptos narrow&quot;" style:font-size-complex="11pt" style:font-style-complex="normal" style:font-weight-complex="bold"/>
    </style:style>
    <style:style style:name="ce309" style:family="table-cell" style:parent-style-name="Default" style:data-style-name="N111">
      <style:table-cell-properties fo:background-color="#d9f2d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&quot;aptos narrow&quot;" fo:font-size="11pt" fo:font-style="normal" fo:text-shadow="none" style:text-underline-style="none" fo:font-weight="bold" style:font-size-asian="11pt" style:font-style-asian="normal" style:font-weight-asian="bold" style:font-name-complex="&quot;aptos narrow&quot;" style:font-size-complex="11pt" style:font-style-complex="normal" style:font-weight-complex="bold"/>
    </style:style>
    <style:style style:name="ce310" style:family="table-cell" style:parent-style-name="Default" style:data-style-name="N4">
      <style:table-cell-properties fo:background-color="#d9f2d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1" style:family="table-cell" style:parent-style-name="Default" style:data-style-name="N4">
      <style:table-cell-properties fo:background-color="#c1e4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2" style:family="table-cell" style:parent-style-name="Default" style:data-style-name="N4">
      <style:table-cell-properties fo:background-color="#4ea72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3" style:family="table-cell" style:parent-style-name="Default" style:data-style-name="N4">
      <style:table-cell-properties fo:background-color="#c1e4f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&quot;aptos narrow&quot;" fo:font-size="11pt" fo:font-style="normal" fo:text-shadow="none" style:text-underline-style="none" fo:font-weight="bold" style:font-size-asian="11pt" style:font-style-asian="normal" style:font-weight-asian="bold" style:font-name-complex="&quot;aptos narrow&quot;" style:font-size-complex="11pt" style:font-style-complex="normal" style:font-weight-complex="bold"/>
    </style:style>
    <style:style style:name="ce314" style:family="table-cell" style:parent-style-name="Default" style:data-style-name="N4">
      <style:table-cell-properties fo:background-color="#d9f2d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&quot;aptos narrow&quot;" fo:font-size="11pt" fo:font-style="normal" fo:text-shadow="none" style:text-underline-style="none" fo:font-weight="bold" style:font-size-asian="11pt" style:font-style-asian="normal" style:font-weight-asian="bold" style:font-name-complex="&quot;aptos narrow&quot;" style:font-size-complex="11pt" style:font-style-complex="normal" style:font-weight-complex="bold"/>
    </style:style>
    <style:style style:name="ce315" style:family="table-cell" style:parent-style-name="Default" style:data-style-name="N3">
      <style:table-cell-properties fo:background-color="#4ea72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6" style:family="table-cell" style:parent-style-name="Default" style:data-style-name="N3">
      <style:table-cell-properties fo:background-color="#d9f2d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7" style:family="table-cell" style:parent-style-name="Default" style:data-style-name="N3">
      <style:table-cell-properties fo:background-color="#c1e4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8" style:family="table-cell" style:parent-style-name="Default" style:data-style-name="N3">
      <style:table-cell-properties fo:background-color="#c1e4f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&quot;aptos narrow&quot;" fo:font-size="11pt" fo:font-style="normal" fo:text-shadow="none" style:text-underline-style="none" fo:font-weight="bold" style:font-size-asian="11pt" style:font-style-asian="normal" style:font-weight-asian="bold" style:font-name-complex="&quot;aptos narrow&quot;" style:font-size-complex="11pt" style:font-style-complex="normal" style:font-weight-complex="bold"/>
    </style:style>
    <style:style style:name="ce319" style:family="table-cell" style:parent-style-name="Default" style:data-style-name="N3">
      <style:table-cell-properties fo:background-color="#d9f2d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&quot;aptos narrow&quot;" fo:font-size="11pt" fo:font-style="normal" fo:text-shadow="none" style:text-underline-style="none" fo:font-weight="bold" style:font-size-asian="11pt" style:font-style-asian="normal" style:font-weight-asian="bold" style:font-name-complex="&quot;aptos narrow&quot;" style:font-size-complex="11pt" style:font-style-complex="normal" style:font-weight-complex="bold"/>
    </style:style>
    <style:style style:name="ce320" style:family="table-cell" style:parent-style-name="Default" style:data-style-name="N4">
      <style:table-cell-properties fo:background-color="#d9f2d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1" style:family="table-cell" style:parent-style-name="Default" style:data-style-name="N4">
      <style:table-cell-properties fo:background-color="#c1e4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2" style:family="table-cell" style:parent-style-name="Default" style:data-style-name="N4">
      <style:table-cell-properties fo:background-color="#c1e4f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&quot;aptos narrow&quot;" fo:font-size="11pt" fo:font-style="normal" fo:text-shadow="none" style:text-underline-style="none" fo:font-weight="normal" style:font-size-asian="11pt" style:font-style-asian="normal" style:font-weight-asian="normal" style:font-name-complex="&quot;aptos narrow&quot;" style:font-size-complex="11pt" style:font-style-complex="normal" style:font-weight-complex="normal"/>
    </style:style>
    <style:style style:name="ce323" style:family="table-cell" style:parent-style-name="Default" style:data-style-name="N4">
      <style:table-cell-properties fo:background-color="#d9f2d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&quot;aptos narrow&quot;" fo:font-size="11pt" fo:font-style="normal" fo:text-shadow="none" style:text-underline-style="none" fo:font-weight="normal" style:font-size-asian="11pt" style:font-style-asian="normal" style:font-weight-asian="normal" style:font-name-complex="&quot;aptos narrow&quot;" style:font-size-complex="11pt" style:font-style-complex="normal" style:font-weight-complex="normal"/>
    </style:style>
    <style:style style:name="ce324" style:family="table-cell" style:parent-style-name="Default" style:data-style-name="N3">
      <style:table-cell-properties fo:background-color="#d9f2d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5" style:family="table-cell" style:parent-style-name="Default" style:data-style-name="N3">
      <style:table-cell-properties fo:background-color="#c1e4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6" style:family="table-cell" style:parent-style-name="Default" style:data-style-name="N3">
      <style:table-cell-properties fo:background-color="#c1e4f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&quot;aptos narrow&quot;" fo:font-size="11pt" fo:font-style="normal" fo:text-shadow="none" style:text-underline-style="none" fo:font-weight="normal" style:font-size-asian="11pt" style:font-style-asian="normal" style:font-weight-asian="normal" style:font-name-complex="&quot;aptos narrow&quot;" style:font-size-complex="11pt" style:font-style-complex="normal" style:font-weight-complex="normal"/>
    </style:style>
    <style:style style:name="ce327" style:family="table-cell" style:parent-style-name="Default" style:data-style-name="N3">
      <style:table-cell-properties fo:background-color="#d9f2d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&quot;aptos narrow&quot;" fo:font-size="11pt" fo:font-style="normal" fo:text-shadow="none" style:text-underline-style="none" fo:font-weight="normal" style:font-size-asian="11pt" style:font-style-asian="normal" style:font-weight-asian="normal" style:font-name-complex="&quot;aptos narrow&quot;" style:font-size-complex="11pt" style:font-style-complex="normal" style:font-weight-complex="normal"/>
    </style:style>
    <style:style style:name="ce328" style:family="table-cell" style:parent-style-name="Default" style:data-style-name="N4">
      <style:table-cell-properties fo:background-color="#4ea72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9" style:family="table-cell" style:parent-style-name="Default" style:data-style-name="N4">
      <style:table-cell-properties fo:background-color="#d9f2d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0" style:family="table-cell" style:parent-style-name="Default" style:data-style-name="N4">
      <style:table-cell-properties fo:background-color="#c1e4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1" style:family="table-cell" style:parent-style-name="Default" style:data-style-name="N4">
      <style:table-cell-properties fo:background-color="#c1e4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aptos narrow&quot;" fo:font-size="11pt" fo:font-style="normal" fo:text-shadow="none" style:text-underline-style="none" fo:font-weight="normal" style:font-size-asian="11pt" style:font-style-asian="normal" style:font-weight-asian="normal" style:font-name-complex="&quot;aptos narrow&quot;" style:font-size-complex="11pt" style:font-style-complex="normal" style:font-weight-complex="normal"/>
    </style:style>
    <style:style style:name="ce332" style:family="table-cell" style:parent-style-name="Default" style:data-style-name="N4">
      <style:table-cell-properties fo:background-color="#d9f2d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aptos narrow&quot;" fo:font-size="11pt" fo:font-style="normal" fo:text-shadow="none" style:text-underline-style="none" fo:font-weight="normal" style:font-size-asian="11pt" style:font-style-asian="normal" style:font-weight-asian="normal" style:font-name-complex="&quot;aptos narrow&quot;" style:font-size-complex="11pt" style:font-style-complex="normal" style:font-weight-complex="normal"/>
    </style:style>
    <style:style style:name="ce333" style:family="table-cell" style:parent-style-name="Default">
      <style:table-cell-properties fo:background-color="#4ea72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6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 style:data-style-name="N125">
      <style:table-cell-properties fo:background-color="#c1e4f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&quot;aptos narrow&quot;" fo:font-size="11pt" fo:font-style="normal" fo:text-shadow="none" style:text-underline-style="none" fo:font-weight="bold" style:font-size-asian="11pt" style:font-style-asian="normal" style:font-weight-asian="bold" style:font-name-complex="&quot;aptos narrow&quot;" style:font-size-complex="11pt" style:font-style-complex="normal" style:font-weight-complex="bold"/>
    </style:style>
    <style:style style:name="ce339" style:family="table-cell" style:parent-style-name="Default" style:data-style-name="N125">
      <style:table-cell-properties fo:background-color="#d9f2d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&quot;aptos narrow&quot;" fo:font-size="11pt" fo:font-style="normal" fo:text-shadow="none" style:text-underline-style="none" fo:font-weight="bold" style:font-size-asian="11pt" style:font-style-asian="normal" style:font-weight-asian="bold" style:font-name-complex="&quot;aptos narrow&quot;" style:font-size-complex="11pt" style:font-style-complex="normal" style:font-weight-complex="bold"/>
    </style:style>
    <style:style style:name="ce340" style:family="table-cell" style:parent-style-name="Default" style:data-style-name="N125">
      <style:text-properties fo:font-weight="bold" style:font-weight-asian="bold" style:font-weight-complex="bold"/>
    </style:style>
    <style:style style:name="ce341" style:family="table-cell" style:parent-style-name="Default">
      <style:table-cell-properties fo:background-color="#ddddd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2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3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5" style:family="table-cell" style:parent-style-name="Default" style:data-style-name="N0">
      <style:table-cell-properties fo:background-color="#4ea72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6" style:family="table-cell" style:parent-style-name="Default" style:data-style-name="N0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7" style:family="table-cell" style:parent-style-name="Default" style:data-style-name="N0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8" style:family="table-cell" style:parent-style-name="Default" style:data-style-name="N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9" style:family="table-cell" style:parent-style-name="Default" style:data-style-name="N37">
      <style:table-cell-properties fo:background-color="#b4c7d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0" style:family="table-cell" style:parent-style-name="Default" style:data-style-name="N37">
      <style:table-cell-properties fo:background-color="#729fc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1" style:family="table-cell" style:parent-style-name="Default" style:data-style-name="N10037">
      <style:table-cell-properties fo:background-color="#b4c7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Default" style:data-style-name="N10037">
      <style:table-cell-properties fo:background-color="#dee6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3" style:family="table-cell" style:parent-style-name="Default">
      <style:table-cell-properties fo:background-color="#b4c7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4" style:family="table-cell" style:parent-style-name="Default">
      <style:table-cell-properties fo:background-color="#729fc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5" style:family="table-cell" style:parent-style-name="Default" style:data-style-name="N2">
      <style:table-cell-properties fo:background-color="#b4c7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6" style:family="table-cell" style:parent-style-name="Default" style:data-style-name="N2">
      <style:table-cell-properties fo:background-color="#dee6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7" style:family="table-cell" style:parent-style-name="Default" style:data-style-name="N3">
      <style:table-cell-properties fo:background-color="#729fc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8" style:family="table-cell" style:parent-style-name="Default" style:data-style-name="N3">
      <style:table-cell-properties fo:background-color="#b4c7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9" style:family="table-cell" style:parent-style-name="Default" style:data-style-name="N3">
      <style:table-cell-properties fo:background-color="#dee6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0" style:family="table-cell" style:parent-style-name="Default" style:data-style-name="N37">
      <style:table-cell-properties fo:background-color="#afd095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 style:data-style-name="N122">
      <style:table-cell-properties fo:background-color="#4ea72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2" style:family="table-cell" style:parent-style-name="Default" style:data-style-name="N122">
      <style:table-cell-properties fo:background-color="#d9f2d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3" style:family="table-cell" style:parent-style-name="Default" style:data-style-name="N122">
      <style:table-cell-properties fo:background-color="#c1e4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 style:data-style-name="N125">
      <style:table-cell-properties fo:background-color="#4ea72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5" style:family="table-cell" style:parent-style-name="Default" style:data-style-name="N104">
      <style:table-cell-properties fo:background-color="#d9f2d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6" style:family="table-cell" style:parent-style-name="Default" style:data-style-name="N104">
      <style:table-cell-properties fo:background-color="#c1e4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SUBIU" style:data-style-name="N125">
      <style:table-cell-properties fo:background-color="#4ea72e" style:text-align-source="fix" style:repeat-content="false" fo:wrap-option="no-wrap" style:direction="ltr" style:rotation-angle="0" style:shrink-to-fit="fals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8" style:family="table-cell" style:parent-style-name="SUBIU" style:data-style-name="N125">
      <style:table-cell-properties fo:background-color="#d9f2d0" style:text-align-source="fix" style:repeat-content="false" fo:wrap-option="no-wrap" style:direction="ltr" style:rotation-angle="0" style:shrink-to-fit="fals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9" style:family="table-cell" style:parent-style-name="Default">
      <style:table-cell-properties fo:background-color="#ffffa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0" style:family="table-cell" style:parent-style-name="Default">
      <style:table-cell-properties fo:background-color="#ffff3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1" style:family="table-cell" style:parent-style-name="Default">
      <style:table-cell-properties fo:background-color="#ffffd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2" style:family="table-cell" style:parent-style-name="Default">
      <style:table-cell-properties fo:background-color="#ffdbb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3" style:family="table-cell" style:parent-style-name="Default" style:data-style-name="N122">
      <style:table-cell-properties fo:background-color="#ffffa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 style:data-style-name="N122">
      <style:table-cell-properties fo:background-color="#ffff3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5" style:family="table-cell" style:parent-style-name="Default" style:data-style-name="N122">
      <style:table-cell-properties fo:background-color="#ffffd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6" style:family="table-cell" style:parent-style-name="Default" style:data-style-name="N122">
      <style:table-cell-properties fo:background-color="#ffdbb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7" style:family="table-cell" style:parent-style-name="Default" style:data-style-name="N3">
      <style:table-cell-properties fo:background-color="#ffffa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8" style:family="table-cell" style:parent-style-name="Default" style:data-style-name="N3">
      <style:table-cell-properties fo:background-color="#ffff3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9" style:family="table-cell" style:parent-style-name="Default" style:data-style-name="N3">
      <style:table-cell-properties fo:background-color="#ffffd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0" style:family="table-cell" style:parent-style-name="Default" style:data-style-name="N3">
      <style:table-cell-properties fo:background-color="#ffdbb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1" style:family="table-cell" style:parent-style-name="Default" style:data-style-name="N104">
      <style:table-cell-properties fo:background-color="#ffffa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04">
      <style:table-cell-properties fo:background-color="#ffff3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3" style:family="table-cell" style:parent-style-name="Default" style:data-style-name="N104">
      <style:table-cell-properties fo:background-color="#ffffd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Default" style:data-style-name="N104">
      <style:table-cell-properties fo:background-color="#ffdbb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5" style:family="table-cell" style:parent-style-name="Default">
      <style:table-cell-properties fo:background-color="#ffffa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>
      <style:table-cell-properties fo:background-color="#ffff3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7" style:family="table-cell" style:parent-style-name="Default">
      <style:table-cell-properties fo:background-color="#ffffd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8" style:family="table-cell" style:parent-style-name="Default">
      <style:table-cell-properties fo:background-color="#ffdbb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9" style:family="table-cell" style:parent-style-name="Default">
      <style:table-cell-properties fo:background-color="#ffdbb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0" style:family="table-cell" style:parent-style-name="Default">
      <style:table-cell-properties fo:background-color="#ff972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1" style:family="table-cell" style:parent-style-name="Default">
      <style:table-cell-properties fo:background-color="#ffffa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2" style:family="table-cell" style:parent-style-name="Default" style:data-style-name="N122">
      <style:table-cell-properties fo:background-color="#ff972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3" style:family="table-cell" style:parent-style-name="Default" style:data-style-name="N122">
      <style:table-cell-properties fo:background-color="#ffffa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4" style:family="table-cell" style:parent-style-name="Default" style:data-style-name="N122"/>
    <style:style style:name="ce395" style:family="table-cell" style:parent-style-name="Default" style:data-style-name="N104">
      <style:table-cell-properties fo:background-color="#ff972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6" style:family="table-cell" style:parent-style-name="Default" style:data-style-name="N104">
      <style:table-cell-properties fo:background-color="#ffffa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7" style:family="table-cell" style:parent-style-name="Default" style:data-style-name="N104"/>
    <style:style style:name="ce398" style:family="table-cell" style:parent-style-name="Default">
      <style:table-cell-properties fo:background-color="#ff972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9" style:family="table-cell" style:parent-style-name="Default">
      <style:table-cell-properties fo:background-color="#ffffa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01" style:family="table-cell" style:parent-style-name="Default">
      <style:table-cell-properties fo:background-color="#ffd7d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fo:background-color="#ff6d6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3" style:family="table-cell" style:parent-style-name="Default">
      <style:table-cell-properties fo:background-color="#dee6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4" style:family="table-cell" style:parent-style-name="Default">
      <style:table-cell-properties fo:background-color="#ffd7d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 style:data-style-name="N122">
      <style:table-cell-properties fo:background-color="#ff6d6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6" style:family="table-cell" style:parent-style-name="Default" style:data-style-name="N122">
      <style:table-cell-properties fo:background-color="#dee6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7" style:family="table-cell" style:parent-style-name="Default" style:data-style-name="N122">
      <style:table-cell-properties fo:background-color="#ffd7d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 style:data-style-name="N104">
      <style:table-cell-properties fo:background-color="#ff6d6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9" style:family="table-cell" style:parent-style-name="Default" style:data-style-name="N104">
      <style:table-cell-properties fo:background-color="#dee6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0" style:family="table-cell" style:parent-style-name="Default" style:data-style-name="N104">
      <style:table-cell-properties fo:background-color="#ffd7d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>
      <style:table-cell-properties fo:background-color="#ff6d6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2" style:family="table-cell" style:parent-style-name="Default" style:data-style-name="N104">
      <style:table-cell-properties fo:background-color="#dee6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3" style:family="table-cell" style:parent-style-name="Default" style:data-style-name="N104">
      <style:table-cell-properties fo:background-color="#ffd7d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4" style:family="table-cell" style:parent-style-name="Default">
      <style:table-cell-properties fo:background-color="#e0c2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9" style:family="table-cell" style:parent-style-name="Default">
      <style:table-cell-properties fo:background-color="#bf819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6" style:family="table-cell" style:parent-style-name="Default">
      <style:table-cell-properties fo:background-color="#dedce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7" style:family="table-cell" style:parent-style-name="Default">
      <style:table-cell-properties fo:background-color="#ffaa9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Default" style:data-style-name="N122">
      <style:table-cell-properties fo:background-color="#bf819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9" style:family="table-cell" style:parent-style-name="Default" style:data-style-name="N122">
      <style:table-cell-properties fo:background-color="#dedce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0" style:family="table-cell" style:parent-style-name="Default" style:data-style-name="N122">
      <style:table-cell-properties fo:background-color="#ffaa9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 style:data-style-name="N104">
      <style:table-cell-properties fo:background-color="#bf819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2" style:family="table-cell" style:parent-style-name="Default" style:data-style-name="N104">
      <style:table-cell-properties fo:background-color="#dedce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3" style:family="table-cell" style:parent-style-name="Default" style:data-style-name="N104">
      <style:table-cell-properties fo:background-color="#ffaa9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Default">
      <style:table-cell-properties fo:background-color="#bf819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5" style:family="table-cell" style:parent-style-name="Default">
      <style:table-cell-properties fo:background-color="#dedce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Default">
      <style:table-cell-properties fo:background-color="#ffaa9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7" style:family="table-cell" style:parent-style-name="Default">
      <style:table-cell-properties fo:background-color="#4ea72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8" style:family="table-cell" style:parent-style-name="Default">
      <style:table-cell-properties fo:background-color="#d9f2d0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9" style:family="table-cell" style:parent-style-name="Default">
      <style:table-cell-properties fo:background-color="#c1e4f5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0" style:family="table-cell" style:parent-style-name="Default">
      <style:table-cell-properties fo:border="0.06pt solid #000000"/>
    </style:style>
    <style:style style:name="ce431" style:family="table-cell" style:parent-style-name="Default">
      <style:table-cell-properties fo:background-color="#4ea72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2" style:family="table-cell" style:parent-style-name="Default">
      <style:table-cell-properties fo:background-color="#d9f2d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3" style:family="table-cell" style:parent-style-name="Default">
      <style:table-cell-properties fo:background-color="#c1e4f5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3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84" style:family="table-cell" style:parent-style-name="Default">
      <style:text-properties fo:font-weight="bold" style:font-weight-asian="bold" style:font-weight-complex="bold"/>
    </style:style>
    <style:style style:name="ce285" style:family="table-cell" style:parent-style-name="Default" style:data-style-name="N126"/>
    <style:style style:name="ce286" style:family="table-cell" style:parent-style-name="Default" style:data-style-name="N104">
      <style:text-properties fo:font-weight="bold" style:font-weight-asian="bold" style:font-weight-complex="bold"/>
    </style:style>
    <style:style style:name="ce287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incipal - origin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number-columns-repeated="5" table:default-cell-style-name="Default"/>
        <table:table-column table:style-name="co16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8" table:default-cell-style-name="Default"/>
        <table:table-row table:style-name="ro1">
          <table:table-cell table:style-name="ce288" office:value-type="string" calcext:value-type="string">
            <text:p>Ativo</text:p>
          </table:table-cell>
          <table:table-cell table:style-name="ce288" office:value-type="string" calcext:value-type="string">
            <text:p>Data</text:p>
          </table:table-cell>
          <table:table-cell table:style-name="ce288" office:value-type="string" calcext:value-type="string">
            <text:p>Último (R$)</text:p>
          </table:table-cell>
          <table:table-cell table:style-name="ce288" office:value-type="string" calcext:value-type="string">
            <text:p>Var. Dia (%)</text:p>
          </table:table-cell>
          <table:table-cell table:style-name="ce288" office:value-type="string" calcext:value-type="string">
            <text:p>Var. Sem. (%)</text:p>
          </table:table-cell>
          <table:table-cell table:style-name="ce288" office:value-type="string" calcext:value-type="string">
            <text:p>Var. Mês (%)</text:p>
          </table:table-cell>
          <table:table-cell table:style-name="ce288" office:value-type="string" calcext:value-type="string">
            <text:p>Var. Ano (%)</text:p>
          </table:table-cell>
          <table:table-cell table:style-name="ce288" office:value-type="string" calcext:value-type="string">
            <text:p>Var. 12M (%)</text:p>
          </table:table-cell>
          <table:table-cell table:style-name="ce288" office:value-type="string" calcext:value-type="string">
            <text:p>Val. Mín</text:p>
          </table:table-cell>
          <table:table-cell table:style-name="ce288" office:value-type="string" calcext:value-type="string">
            <text:p>Val. Máx</text:p>
          </table:table-cell>
          <table:table-cell table:style-name="ce288" office:value-type="string" calcext:value-type="string">
            <text:p>Volume</text:p>
          </table:table-cell>
          <table:table-cell table:style-name="ce288" office:value-type="string" calcext:value-type="string">
            <text:p>Variação dia (%)</text:p>
          </table:table-cell>
          <table:table-cell table:style-name="ce288" office:value-type="string" calcext:value-type="string">
            <text:p>Variação sem. (%)</text:p>
          </table:table-cell>
          <table:table-cell table:style-name="ce288" office:value-type="string" calcext:value-type="string">
            <text:p>Variação mês (%)</text:p>
          </table:table-cell>
          <table:table-cell table:style-name="ce288" office:value-type="string" calcext:value-type="string">
            <text:p>Variação ano (%)</text:p>
          </table:table-cell>
          <table:table-cell table:style-name="ce288" office:value-type="string" calcext:value-type="string">
            <text:p>Variação 12M (%)</text:p>
          </table:table-cell>
          <table:table-cell table:style-name="ce305" office:value-type="string" calcext:value-type="string">
            <text:p>Valor inicial (R$)</text:p>
          </table:table-cell>
          <table:table-cell table:style-name="ce305" office:value-type="string" calcext:value-type="string">
            <text:p>Valor inial sem. (R$)</text:p>
          </table:table-cell>
          <table:table-cell table:style-name="ce305" office:value-type="string" calcext:value-type="string">
            <text:p>Valor inicial mês (R$)</text:p>
          </table:table-cell>
          <table:table-cell table:style-name="ce305" office:value-type="string" calcext:value-type="string">
            <text:p>Valor inicial ano (R$)</text:p>
          </table:table-cell>
          <table:table-cell table:style-name="ce305" office:value-type="string" calcext:value-type="string">
            <text:p>Valor inicial 12M (R$)</text:p>
          </table:table-cell>
          <table:table-cell table:style-name="ce288" office:value-type="string" calcext:value-type="string">
            <text:p>Total de ações</text:p>
          </table:table-cell>
          <table:table-cell table:style-name="ce305" office:value-type="string" calcext:value-type="string">
            <text:p>Variação (R$)</text:p>
          </table:table-cell>
          <table:table-cell table:style-name="ce305" office:value-type="string" calcext:value-type="string">
            <text:p>Variação sem. (R$)</text:p>
          </table:table-cell>
          <table:table-cell table:style-name="ce305" office:value-type="string" calcext:value-type="string">
            <text:p>Variação mês (R$)</text:p>
          </table:table-cell>
          <table:table-cell table:style-name="ce305" office:value-type="string" calcext:value-type="string">
            <text:p>Variação ano (R$)</text:p>
          </table:table-cell>
          <table:table-cell table:style-name="ce305" office:value-type="string" calcext:value-type="string">
            <text:p>Variação 12M (R$)</text:p>
          </table:table-cell>
          <table:table-cell table:style-name="ce312" office:value-type="string" calcext:value-type="string">
            <text:p>Resultado dia</text:p>
          </table:table-cell>
          <table:table-cell table:style-name="ce312" office:value-type="string" calcext:value-type="string">
            <text:p>Resultado sem.</text:p>
          </table:table-cell>
          <table:table-cell table:style-name="ce312" office:value-type="string" calcext:value-type="string">
            <text:p>Resultado mês</text:p>
          </table:table-cell>
          <table:table-cell table:style-name="ce312" office:value-type="string" calcext:value-type="string">
            <text:p>Resultado ano</text:p>
          </table:table-cell>
          <table:table-cell table:style-name="ce312" office:value-type="string" calcext:value-type="string">
            <text:p>Resultado 12M</text:p>
          </table:table-cell>
          <table:table-cell table:style-name="ce312" office:value-type="string" calcext:value-type="string">
            <text:p><text:s/>Nome da empresa</text:p>
          </table:table-cell>
          <table:table-cell table:style-name="ce312" office:value-type="string" calcext:value-type="string">
            <text:p>Segmento</text:p>
          </table:table-cell>
          <table:table-cell table:style-name="ce315" office:value-type="string" calcext:value-type="string">
            <text:p>Idade (anos)</text:p>
          </table:table-cell>
          <table:table-cell table:style-name="ce315" office:value-type="string" calcext:value-type="string">
            <text:p>Cat_Idade</text:p>
          </table:table-cell>
          <table:table-cell table:number-columns-repeated="28"/>
        </table:table-row>
        <table:table-row table:style-name="ro2">
          <table:table-cell table:style-name="ce289" office:value-type="string" calcext:value-type="string">
            <text:p>USIM5</text:p>
          </table:table-cell>
          <table:table-cell table:style-name="ce293" office:value-type="date" office:date-value="2024-01-26" calcext:value-type="date">
            <text:p>1/26/2024</text:p>
          </table:table-cell>
          <table:table-cell table:style-name="ce295" office:value-type="float" office:value="9.5" calcext:value-type="float">
            <text:p>9,50</text:p>
          </table:table-cell>
          <table:table-cell table:style-name="ce299" office:value-type="float" office:value="5.2" calcext:value-type="float">
            <text:p>5,2</text:p>
          </table:table-cell>
          <table:table-cell table:style-name="ce299" office:value-type="float" office:value="11.76" calcext:value-type="float">
            <text:p>11,76</text:p>
          </table:table-cell>
          <table:table-cell table:number-columns-repeated="2" table:style-name="ce299" office:value-type="float" office:value="2.26" calcext:value-type="float">
            <text:p>2,26</text:p>
          </table:table-cell>
          <table:table-cell table:style-name="ce299" office:value-type="float" office:value="15.97" calcext:value-type="float">
            <text:p>15,97</text:p>
          </table:table-cell>
          <table:table-cell table:style-name="ce299" office:value-type="float" office:value="9.18" calcext:value-type="float">
            <text:p>9,18</text:p>
          </table:table-cell>
          <table:table-cell table:style-name="ce299" office:value-type="float" office:value="9.56" calcext:value-type="float">
            <text:p>9,56</text:p>
          </table:table-cell>
          <table:table-cell table:style-name="ce289" office:value-type="string" calcext:value-type="string">
            <text:p>319,16 M</text:p>
          </table:table-cell>
          <table:table-cell table:style-name="ce301" table:formula="of:=[.D2]/100" office:value-type="float" office:value="0.052" calcext:value-type="float">
            <text:p>0,052</text:p>
          </table:table-cell>
          <table:table-cell table:style-name="ce301" table:formula="of:=[.E2]/100" office:value-type="float" office:value="0.1176" calcext:value-type="float">
            <text:p>0,1176</text:p>
          </table:table-cell>
          <table:table-cell table:style-name="ce301" table:formula="of:=[.F2]/100" office:value-type="float" office:value="0.0226" calcext:value-type="float">
            <text:p>0,0226</text:p>
          </table:table-cell>
          <table:table-cell table:style-name="ce301" table:formula="of:=[.G2]/100" office:value-type="float" office:value="0.0226" calcext:value-type="float">
            <text:p>0,0226</text:p>
          </table:table-cell>
          <table:table-cell table:style-name="ce301" table:formula="of:=[.H2]/100" office:value-type="float" office:value="0.1597" calcext:value-type="float">
            <text:p>0,1597</text:p>
          </table:table-cell>
          <table:table-cell table:style-name="ce306" table:formula="of:=[.$C2]/(1 + [.L2])" office:value-type="currency" office:currency="R$ " office:value="9.03041825095057" calcext:value-type="currency">
            <text:p>R$ 9,03</text:p>
          </table:table-cell>
          <table:table-cell table:style-name="ce306" table:formula="of:=[.$C2]/(1 + [.M2])" office:value-type="currency" office:currency="R$ " office:value="8.50035790980673" calcext:value-type="currency">
            <text:p>R$ 8,50</text:p>
          </table:table-cell>
          <table:table-cell table:style-name="ce306" table:formula="of:=[.$C2]/(1 + [.N2])" office:value-type="currency" office:currency="R$ " office:value="9.29004498337571" calcext:value-type="currency">
            <text:p>R$ 9,29</text:p>
          </table:table-cell>
          <table:table-cell table:style-name="ce306" table:formula="of:=[.$C2]/(1 + [.O2])" office:value-type="currency" office:currency="R$ " office:value="9.29004498337571" calcext:value-type="currency">
            <text:p>R$ 9,29</text:p>
          </table:table-cell>
          <table:table-cell table:style-name="ce306" table:formula="of:=[.$C2]/(1 + [.P2])" office:value-type="currency" office:currency="R$ " office:value="8.19177373458653" calcext:value-type="currency">
            <text:p>R$ 8,19</text:p>
          </table:table-cell>
          <table:table-cell table:style-name="ce310" table:formula="of:=VLOOKUP([.A2];['file:///C:/Users/sesmet/Downloads/Imers%C3%A3o%20Python%20-%20Tabela%20de%20a%C3%A7%C3%B5es.ods'#$Total_de_acoes.A$1:.B$1048576];2;0)" office:value-type="float" office:value="515117391" calcext:value-type="float">
            <text:p>515.117.391,00</text:p>
          </table:table-cell>
          <table:table-cell table:style-name="ce306" table:formula="of:=([.$C2]-[.Q2])*[.$V2]" office:value-type="currency" office:currency="R$ " office:value="241889725.431559" calcext:value-type="currency">
            <text:p>R$ 241.889.725,43</text:p>
          </table:table-cell>
          <table:table-cell table:style-name="ce306" table:formula="of:=([.$C2]-[.R2])*[.$V2]" office:value-type="currency" office:currency="R$ " office:value="514933025.434145" calcext:value-type="currency">
            <text:p>R$ 514.933.025,43</text:p>
          </table:table-cell>
          <table:table-cell table:style-name="ce306" table:formula="of:=([.$C2]-[.S2])*[.$V2]" office:value-type="currency" office:currency="R$ " office:value="108151480.390866" calcext:value-type="currency">
            <text:p>R$ 108.151.480,39</text:p>
          </table:table-cell>
          <table:table-cell table:style-name="ce306" table:formula="of:=([.$C2]-[.T2])*[.$V2]" office:value-type="currency" office:currency="R$ " office:value="108151480.390866" calcext:value-type="currency">
            <text:p>R$ 108.151.480,39</text:p>
          </table:table-cell>
          <table:table-cell table:style-name="ce306" table:formula="of:=([.$C2]-[.U2])*[.$V2]" office:value-type="currency" office:currency="R$ " office:value="673890100.677459" calcext:value-type="currency">
            <text:p>R$ 673.890.100,68</text:p>
          </table:table-cell>
          <table:table-cell table:style-name="ce310" table:formula="of:=IF([.W2]&gt;0;&quot;Subiu&quot;;IF([.W2]&lt;0;&quot;Desceu&quot;;&quot;Estável&quot;))" office:value-type="string" office:string-value="Subiu" calcext:value-type="string">
            <text:p>Subiu</text:p>
          </table:table-cell>
          <table:table-cell table:style-name="ce310" table:formula="of:=IF([.X2]&gt;0;&quot;Subiu&quot;;IF([.X2]&lt;0;&quot;Desceu&quot;;&quot;Estável&quot;))" office:value-type="string" office:string-value="Subiu" calcext:value-type="string">
            <text:p>Subiu</text:p>
          </table:table-cell>
          <table:table-cell table:style-name="ce310" table:formula="of:=IF([.Y2]&gt;0;&quot;Subiu&quot;;IF([.Y2]&lt;0;&quot;Desceu&quot;;&quot;Estável&quot;))" office:value-type="string" office:string-value="Subiu" calcext:value-type="string">
            <text:p>Subiu</text:p>
          </table:table-cell>
          <table:table-cell table:style-name="ce310" table:formula="of:=IF([.Z2]&gt;0;&quot;Subiu&quot;;IF([.Z2]&lt;0;&quot;Desceu&quot;;&quot;Estável&quot;))" office:value-type="string" office:string-value="Subiu" calcext:value-type="string">
            <text:p>Subiu</text:p>
          </table:table-cell>
          <table:table-cell table:style-name="ce310" table:formula="of:=IF([.AA2]&gt;0;&quot;Subiu&quot;;IF([.AA2]&lt;0;&quot;Desceu&quot;;&quot;Estável&quot;))" office:value-type="string" office:string-value="Subiu" calcext:value-type="string">
            <text:p>Subiu</text:p>
          </table:table-cell>
          <table:table-cell table:style-name="ce310" table:formula="of:=VLOOKUP([.A2];['file:///C:/Users/sesmet/Downloads/Imers%C3%A3o%20Python%20-%20Tabela%20de%20a%C3%A7%C3%B5es.ods'#$Ticker.A$1:.B$1048576];2;0)" office:value-type="string" office:string-value="Usiminas" calcext:value-type="string">
            <text:p>Usiminas</text:p>
          </table:table-cell>
          <table:table-cell table:style-name="ce310" table:formula="of:=VLOOKUP([.AG2];['file:///C:/Users/sesmet/Downloads/Imers%C3%A3o%20Python%20-%20Tabela%20de%20a%C3%A7%C3%B5es.ods'#$ChatGPT.A$1:.D$1048576];2;0)" office:value-type="string" office:string-value="Siderurgia" calcext:value-type="string">
            <text:p>Siderurgia</text:p>
          </table:table-cell>
          <table:table-cell table:style-name="ce316" table:formula="of:=VLOOKUP([.AG2];['file:///C:/Users/sesmet/Downloads/Imers%C3%A3o%20Python%20-%20Tabela%20de%20a%C3%A7%C3%B5es.ods'#$ChatGPT.A$1:.D$1048576];4;0)" office:value-type="float" office:value="68" calcext:value-type="float">
            <text:p>68</text:p>
          </table:table-cell>
          <table:table-cell table:style-name="ce316" table:formula="of:=IF([.AI2]&gt;100;&quot;Mais de 100&quot;;IF([.AI2]&lt;50; &quot;Menos de 50&quot;; &quot;Entre 50 e 100&quot;))" office:value-type="string" office:string-value="Entre 50 e 100" calcext:value-type="string">
            <text:p>Entre 50 e 100</text:p>
          </table:table-cell>
          <table:table-cell table:number-columns-repeated="28"/>
        </table:table-row>
        <table:table-row table:style-name="ro2">
          <table:table-cell table:style-name="ce290" office:value-type="string" calcext:value-type="string">
            <text:p>CMIN3</text:p>
          </table:table-cell>
          <table:table-cell table:style-name="ce294" office:value-type="date" office:date-value="2024-01-26" calcext:value-type="date">
            <text:p>1/26/2024</text:p>
          </table:table-cell>
          <table:table-cell table:style-name="ce296" office:value-type="float" office:value="6.82" calcext:value-type="float">
            <text:p>6,82</text:p>
          </table:table-cell>
          <table:table-cell table:number-columns-repeated="2" table:style-name="ce300" office:value-type="float" office:value="2.4" calcext:value-type="float">
            <text:p>2,4</text:p>
          </table:table-cell>
          <table:table-cell table:number-columns-repeated="2" table:style-name="ce300" office:value-type="float" office:value="-12.11" calcext:value-type="float">
            <text:p>-12,11</text:p>
          </table:table-cell>
          <table:table-cell table:style-name="ce300" office:value-type="float" office:value="50.56" calcext:value-type="float">
            <text:p>50,56</text:p>
          </table:table-cell>
          <table:table-cell table:style-name="ce300" office:value-type="float" office:value="6.66" calcext:value-type="float">
            <text:p>6,66</text:p>
          </table:table-cell>
          <table:table-cell table:style-name="ce300" office:value-type="float" office:value="6.86" calcext:value-type="float">
            <text:p>6,86</text:p>
          </table:table-cell>
          <table:table-cell table:style-name="ce290" office:value-type="string" calcext:value-type="string">
            <text:p>32,65 M</text:p>
          </table:table-cell>
          <table:table-cell table:style-name="ce302" table:formula="of:=[.D3]/100" office:value-type="float" office:value="0.024" calcext:value-type="float">
            <text:p>0,024</text:p>
          </table:table-cell>
          <table:table-cell table:style-name="ce302" table:formula="of:=[.E3]/100" office:value-type="float" office:value="0.024" calcext:value-type="float">
            <text:p>0,024</text:p>
          </table:table-cell>
          <table:table-cell table:style-name="ce302" table:formula="of:=[.F3]/100" office:value-type="float" office:value="-0.1211" calcext:value-type="float">
            <text:p>-0,1211</text:p>
          </table:table-cell>
          <table:table-cell table:style-name="ce302" table:formula="of:=[.G3]/100" office:value-type="float" office:value="-0.1211" calcext:value-type="float">
            <text:p>-0,1211</text:p>
          </table:table-cell>
          <table:table-cell table:style-name="ce302" table:formula="of:=[.H3]/100" office:value-type="float" office:value="0.5056" calcext:value-type="float">
            <text:p>0,5056</text:p>
          </table:table-cell>
          <table:table-cell table:style-name="ce307" table:formula="of:=[.$C3]/(1 + [.L3])" office:value-type="currency" office:currency="R$ " office:value="6.66015625" calcext:value-type="currency">
            <text:p>R$ 6,66</text:p>
          </table:table-cell>
          <table:table-cell table:style-name="ce307" table:formula="of:=[.$C3]/(1 + [.M3])" office:value-type="currency" office:currency="R$ " office:value="6.66015625" calcext:value-type="currency">
            <text:p>R$ 6,66</text:p>
          </table:table-cell>
          <table:table-cell table:style-name="ce307" table:formula="of:=[.$C3]/(1 + [.N3])" office:value-type="currency" office:currency="R$ " office:value="7.75969962453066" calcext:value-type="currency">
            <text:p>R$ 7,76</text:p>
          </table:table-cell>
          <table:table-cell table:style-name="ce307" table:formula="of:=[.$C3]/(1 + [.O3])" office:value-type="currency" office:currency="R$ " office:value="7.75969962453066" calcext:value-type="currency">
            <text:p>R$ 7,76</text:p>
          </table:table-cell>
          <table:table-cell table:style-name="ce307" table:formula="of:=[.$C3]/(1 + [.P3])" office:value-type="currency" office:currency="R$ " office:value="4.5297555791711" calcext:value-type="currency">
            <text:p>R$ 4,53</text:p>
          </table:table-cell>
          <table:table-cell table:style-name="ce311" table:formula="of:=VLOOKUP([.A3];['file:///C:/Users/sesmet/Downloads/Imers%C3%A3o%20Python%20-%20Tabela%20de%20a%C3%A7%C3%B5es.ods'#$Total_de_acoes.A$1:.B$1048576];2;0)" office:value-type="float" office:value="1110559345" calcext:value-type="float">
            <text:p>1.110.559.345,00</text:p>
          </table:table-cell>
          <table:table-cell table:style-name="ce307" table:formula="of:=([.$C3]-[.Q3])*[.$V3]" office:value-type="currency" office:currency="R$ " office:value="177515970.302344" calcext:value-type="currency">
            <text:p>R$ 177.515.970,30</text:p>
          </table:table-cell>
          <table:table-cell table:style-name="ce307" table:formula="of:=([.$C3]-[.R3])*[.$V3]" office:value-type="currency" office:currency="R$ " office:value="177515970.302344" calcext:value-type="currency">
            <text:p>R$ 177.515.970,30</text:p>
          </table:table-cell>
          <table:table-cell table:style-name="ce307" table:formula="of:=([.$C3]-[.S3])*[.$V3]" office:value-type="currency" office:currency="R$ " office:value="-1043592199.51552" calcext:value-type="currency">
            <text:p>-R$ 1.043.592.199,52</text:p>
          </table:table-cell>
          <table:table-cell table:style-name="ce307" table:formula="of:=([.$C3]-[.T3])*[.$V3]" office:value-type="currency" office:currency="R$ " office:value="-1043592199.51552" calcext:value-type="currency">
            <text:p>-R$ 1.043.592.199,52</text:p>
          </table:table-cell>
          <table:table-cell table:style-name="ce307" table:formula="of:=([.$C3]-[.U3])*[.$V3]" office:value-type="currency" office:currency="R$ " office:value="2543452343.88565" calcext:value-type="currency">
            <text:p>R$ 2.543.452.343,89</text:p>
          </table:table-cell>
          <table:table-cell table:style-name="ce311" table:formula="of:=IF([.W3]&gt;0;&quot;Subiu&quot;;IF([.W3]&lt;0;&quot;Desceu&quot;;&quot;Estável&quot;))" office:value-type="string" office:string-value="Subiu" calcext:value-type="string">
            <text:p>Subiu</text:p>
          </table:table-cell>
          <table:table-cell table:style-name="ce311" table:formula="of:=IF([.X3]&gt;0;&quot;Subiu&quot;;IF([.X3]&lt;0;&quot;Desceu&quot;;&quot;Estável&quot;))" office:value-type="string" office:string-value="Subiu" calcext:value-type="string">
            <text:p>Subiu</text:p>
          </table:table-cell>
          <table:table-cell table:style-name="ce311" table:formula="of:=IF([.Y3]&gt;0;&quot;Subiu&quot;;IF([.Y3]&lt;0;&quot;Desceu&quot;;&quot;Estável&quot;))" office:value-type="string" office:string-value="Desceu" calcext:value-type="string">
            <text:p>Desceu</text:p>
          </table:table-cell>
          <table:table-cell table:style-name="ce311" table:formula="of:=IF([.Z3]&gt;0;&quot;Subiu&quot;;IF([.Z3]&lt;0;&quot;Desceu&quot;;&quot;Estável&quot;))" office:value-type="string" office:string-value="Desceu" calcext:value-type="string">
            <text:p>Desceu</text:p>
          </table:table-cell>
          <table:table-cell table:style-name="ce311" table:formula="of:=IF([.AA3]&gt;0;&quot;Subiu&quot;;IF([.AA3]&lt;0;&quot;Desceu&quot;;&quot;Estável&quot;))" office:value-type="string" office:string-value="Subiu" calcext:value-type="string">
            <text:p>Subiu</text:p>
          </table:table-cell>
          <table:table-cell table:style-name="ce311" table:formula="of:=VLOOKUP([.A3];['file:///C:/Users/sesmet/Downloads/Imers%C3%A3o%20Python%20-%20Tabela%20de%20a%C3%A7%C3%B5es.ods'#$Ticker.A$1:.B$1048576];2;0)" office:value-type="string" office:string-value="CSN Mineração" calcext:value-type="string">
            <text:p>CSN Mineração</text:p>
          </table:table-cell>
          <table:table-cell table:style-name="ce311" table:formula="of:=VLOOKUP([.AG3];['file:///C:/Users/sesmet/Downloads/Imers%C3%A3o%20Python%20-%20Tabela%20de%20a%C3%A7%C3%B5es.ods'#$ChatGPT.A$1:.D$1048576];2;0)" office:value-type="string" office:string-value="Mineração" calcext:value-type="string">
            <text:p>Mineração</text:p>
          </table:table-cell>
          <table:table-cell table:style-name="ce317" table:formula="of:=VLOOKUP([.AG3];['file:///C:/Users/sesmet/Downloads/Imers%C3%A3o%20Python%20-%20Tabela%20de%20a%C3%A7%C3%B5es.ods'#$ChatGPT.A$1:.D$1048576];4;0)" office:value-type="float" office:value="83" calcext:value-type="float">
            <text:p>83</text:p>
          </table:table-cell>
          <table:table-cell table:style-name="ce317" table:formula="of:=IF([.AI3]&gt;100;&quot;Mais de 100&quot;;IF([.AI3]&lt;50; &quot;Menos de 50&quot;; &quot;Entre 50 e 100&quot;))" office:value-type="string" office:string-value="Entre 50 e 100" calcext:value-type="string">
            <text:p>Entre 50 e 100</text:p>
          </table:table-cell>
          <table:table-cell table:number-columns-repeated="28"/>
        </table:table-row>
        <table:table-row table:style-name="ro2">
          <table:table-cell table:style-name="ce289" office:value-type="string" calcext:value-type="string">
            <text:p>PETR3</text:p>
          </table:table-cell>
          <table:table-cell table:style-name="ce293" office:value-type="date" office:date-value="2024-01-26" calcext:value-type="date">
            <text:p>1/26/2024</text:p>
          </table:table-cell>
          <table:table-cell table:style-name="ce295" office:value-type="float" office:value="41.96" calcext:value-type="float">
            <text:p>41,96</text:p>
          </table:table-cell>
          <table:table-cell table:style-name="ce299" office:value-type="float" office:value="2.19" calcext:value-type="float">
            <text:p>2,19</text:p>
          </table:table-cell>
          <table:table-cell table:style-name="ce299" office:value-type="float" office:value="7.73" calcext:value-type="float">
            <text:p>7,73</text:p>
          </table:table-cell>
          <table:table-cell table:number-columns-repeated="2" table:style-name="ce299" office:value-type="float" office:value="7.64" calcext:value-type="float">
            <text:p>7,64</text:p>
          </table:table-cell>
          <table:table-cell table:style-name="ce299" office:value-type="float" office:value="77.55" calcext:value-type="float">
            <text:p>77,55</text:p>
          </table:table-cell>
          <table:table-cell table:style-name="ce299" office:value-type="float" office:value="40.81" calcext:value-type="float">
            <text:p>40,81</text:p>
          </table:table-cell>
          <table:table-cell table:style-name="ce299" office:value-type="float" office:value="42.34" calcext:value-type="float">
            <text:p>42,34</text:p>
          </table:table-cell>
          <table:table-cell table:style-name="ce289" office:value-type="string" calcext:value-type="string">
            <text:p>436,69 M</text:p>
          </table:table-cell>
          <table:table-cell table:style-name="ce301" table:formula="of:=[.D4]/100" office:value-type="float" office:value="0.0219" calcext:value-type="float">
            <text:p>0,0219</text:p>
          </table:table-cell>
          <table:table-cell table:style-name="ce301" table:formula="of:=[.E4]/100" office:value-type="float" office:value="0.0773" calcext:value-type="float">
            <text:p>0,0773</text:p>
          </table:table-cell>
          <table:table-cell table:style-name="ce301" table:formula="of:=[.F4]/100" office:value-type="float" office:value="0.0764" calcext:value-type="float">
            <text:p>0,0764</text:p>
          </table:table-cell>
          <table:table-cell table:style-name="ce301" table:formula="of:=[.G4]/100" office:value-type="float" office:value="0.0764" calcext:value-type="float">
            <text:p>0,0764</text:p>
          </table:table-cell>
          <table:table-cell table:style-name="ce301" table:formula="of:=[.H4]/100" office:value-type="float" office:value="0.7755" calcext:value-type="float">
            <text:p>0,7755</text:p>
          </table:table-cell>
          <table:table-cell table:style-name="ce306" table:formula="of:=[.$C4]/(1 + [.L4])" office:value-type="currency" office:currency="R$ " office:value="41.0607691554947" calcext:value-type="currency">
            <text:p>R$ 41,06</text:p>
          </table:table-cell>
          <table:table-cell table:style-name="ce306" table:formula="of:=[.$C4]/(1 + [.M4])" office:value-type="currency" office:currency="R$ " office:value="38.9492249141372" calcext:value-type="currency">
            <text:p>R$ 38,95</text:p>
          </table:table-cell>
          <table:table-cell table:style-name="ce306" table:formula="of:=[.$C4]/(1 + [.N4])" office:value-type="currency" office:currency="R$ " office:value="38.9817911557042" calcext:value-type="currency">
            <text:p>R$ 38,98</text:p>
          </table:table-cell>
          <table:table-cell table:style-name="ce306" table:formula="of:=[.$C4]/(1 + [.O4])" office:value-type="currency" office:currency="R$ " office:value="38.9817911557042" calcext:value-type="currency">
            <text:p>R$ 38,98</text:p>
          </table:table-cell>
          <table:table-cell table:style-name="ce306" table:formula="of:=[.$C4]/(1 + [.P4])" office:value-type="currency" office:currency="R$ " office:value="23.6327794987328" calcext:value-type="currency">
            <text:p>R$ 23,63</text:p>
          </table:table-cell>
          <table:table-cell table:style-name="ce310" table:formula="of:=VLOOKUP([.A4];['file:///C:/Users/sesmet/Downloads/Imers%C3%A3o%20Python%20-%20Tabela%20de%20a%C3%A7%C3%B5es.ods'#$Total_de_acoes.A$1:.B$1048576];2;0)" office:value-type="float" office:value="2379877655" calcext:value-type="float">
            <text:p>2.379.877.655,00</text:p>
          </table:table-cell>
          <table:table-cell table:style-name="ce306" table:formula="of:=([.$C4]-[.Q4])*[.$V4]" office:value-type="currency" office:currency="R$ " office:value="2140059393.52502" calcext:value-type="currency">
            <text:p>R$ 2.140.059.393,53</text:p>
          </table:table-cell>
          <table:table-cell table:style-name="ce306" table:formula="of:=([.$C4]-[.R4])*[.$V4]" office:value-type="currency" office:currency="R$ " office:value="7165276351.07559" calcext:value-type="currency">
            <text:p>R$ 7.165.276.351,08</text:p>
          </table:table-cell>
          <table:table-cell table:style-name="ce306" table:formula="of:=([.$C4]-[.S4])*[.$V4]" office:value-type="currency" office:currency="R$ " office:value="7087772680.46295" calcext:value-type="currency">
            <text:p>R$ 7.087.772.680,46</text:p>
          </table:table-cell>
          <table:table-cell table:style-name="ce306" table:formula="of:=([.$C4]-[.T4])*[.$V4]" office:value-type="currency" office:currency="R$ " office:value="7087772680.46295" calcext:value-type="currency">
            <text:p>R$ 7.087.772.680,46</text:p>
          </table:table-cell>
          <table:table-cell table:style-name="ce306" table:formula="of:=([.$C4]-[.U4])*[.$V4]" office:value-type="currency" office:currency="R$ " office:value="43616542549.2238" calcext:value-type="currency">
            <text:p>R$ 43.616.542.549,22</text:p>
          </table:table-cell>
          <table:table-cell table:style-name="ce310" table:formula="of:=IF([.W4]&gt;0;&quot;Subiu&quot;;IF([.W4]&lt;0;&quot;Desceu&quot;;&quot;Estável&quot;))" office:value-type="string" office:string-value="Subiu" calcext:value-type="string">
            <text:p>Subiu</text:p>
          </table:table-cell>
          <table:table-cell table:style-name="ce310" table:formula="of:=IF([.X4]&gt;0;&quot;Subiu&quot;;IF([.X4]&lt;0;&quot;Desceu&quot;;&quot;Estável&quot;))" office:value-type="string" office:string-value="Subiu" calcext:value-type="string">
            <text:p>Subiu</text:p>
          </table:table-cell>
          <table:table-cell table:style-name="ce310" table:formula="of:=IF([.Y4]&gt;0;&quot;Subiu&quot;;IF([.Y4]&lt;0;&quot;Desceu&quot;;&quot;Estável&quot;))" office:value-type="string" office:string-value="Subiu" calcext:value-type="string">
            <text:p>Subiu</text:p>
          </table:table-cell>
          <table:table-cell table:style-name="ce310" table:formula="of:=IF([.Z4]&gt;0;&quot;Subiu&quot;;IF([.Z4]&lt;0;&quot;Desceu&quot;;&quot;Estável&quot;))" office:value-type="string" office:string-value="Subiu" calcext:value-type="string">
            <text:p>Subiu</text:p>
          </table:table-cell>
          <table:table-cell table:style-name="ce310" table:formula="of:=IF([.AA4]&gt;0;&quot;Subiu&quot;;IF([.AA4]&lt;0;&quot;Desceu&quot;;&quot;Estável&quot;))" office:value-type="string" office:string-value="Subiu" calcext:value-type="string">
            <text:p>Subiu</text:p>
          </table:table-cell>
          <table:table-cell table:style-name="ce310" table:formula="of:=VLOOKUP([.A4];['file:///C:/Users/sesmet/Downloads/Imers%C3%A3o%20Python%20-%20Tabela%20de%20a%C3%A7%C3%B5es.ods'#$Ticker.A$1:.B$1048576];2;0)" office:value-type="string" office:string-value="Petrobras" calcext:value-type="string">
            <text:p>Petrobras</text:p>
          </table:table-cell>
          <table:table-cell table:style-name="ce310" table:formula="of:=VLOOKUP([.AG4];['file:///C:/Users/sesmet/Downloads/Imers%C3%A3o%20Python%20-%20Tabela%20de%20a%C3%A7%C3%B5es.ods'#$ChatGPT.A$1:.D$1048576];2;0)" office:value-type="string" office:string-value="Petróleo e Gás" calcext:value-type="string">
            <text:p>Petróleo e Gás</text:p>
          </table:table-cell>
          <table:table-cell table:style-name="ce316" table:formula="of:=VLOOKUP([.AG4];['file:///C:/Users/sesmet/Downloads/Imers%C3%A3o%20Python%20-%20Tabela%20de%20a%C3%A7%C3%B5es.ods'#$ChatGPT.A$1:.D$1048576];4;0)" office:value-type="float" office:value="71" calcext:value-type="float">
            <text:p>71</text:p>
          </table:table-cell>
          <table:table-cell table:style-name="ce316" table:formula="of:=IF([.AI4]&gt;100;&quot;Mais de 100&quot;;IF([.AI4]&lt;50; &quot;Menos de 50&quot;; &quot;Entre 50 e 100&quot;))" office:value-type="string" office:string-value="Entre 50 e 100" calcext:value-type="string">
            <text:p>Entre 50 e 100</text:p>
          </table:table-cell>
          <table:table-cell table:number-columns-repeated="28"/>
        </table:table-row>
        <table:table-row table:style-name="ro2">
          <table:table-cell table:style-name="ce290" office:value-type="string" calcext:value-type="string">
            <text:p>SUZB3</text:p>
          </table:table-cell>
          <table:table-cell table:style-name="ce294" office:value-type="date" office:date-value="2024-01-26" calcext:value-type="date">
            <text:p>1/26/2024</text:p>
          </table:table-cell>
          <table:table-cell table:style-name="ce296" office:value-type="float" office:value="52.91" calcext:value-type="float">
            <text:p>52,91</text:p>
          </table:table-cell>
          <table:table-cell table:style-name="ce300" office:value-type="float" office:value="2.04" calcext:value-type="float">
            <text:p>2,04</text:p>
          </table:table-cell>
          <table:table-cell table:style-name="ce300" office:value-type="float" office:value="2.14" calcext:value-type="float">
            <text:p>2,14</text:p>
          </table:table-cell>
          <table:table-cell table:number-columns-repeated="2" table:style-name="ce300" office:value-type="float" office:value="-4.89" calcext:value-type="float">
            <text:p>-4,89</text:p>
          </table:table-cell>
          <table:table-cell table:style-name="ce300" office:value-type="float" office:value="18.85" calcext:value-type="float">
            <text:p>18,85</text:p>
          </table:table-cell>
          <table:table-cell table:style-name="ce300" office:value-type="float" office:value="51.89" calcext:value-type="float">
            <text:p>51,89</text:p>
          </table:table-cell>
          <table:table-cell table:style-name="ce300" office:value-type="float" office:value="53.17" calcext:value-type="float">
            <text:p>53,17</text:p>
          </table:table-cell>
          <table:table-cell table:style-name="ce290" office:value-type="string" calcext:value-type="string">
            <text:p>162,55 M</text:p>
          </table:table-cell>
          <table:table-cell table:style-name="ce302" table:formula="of:=[.D5]/100" office:value-type="float" office:value="0.0204" calcext:value-type="float">
            <text:p>0,0204</text:p>
          </table:table-cell>
          <table:table-cell table:style-name="ce302" table:formula="of:=[.E5]/100" office:value-type="float" office:value="0.0214" calcext:value-type="float">
            <text:p>0,0214</text:p>
          </table:table-cell>
          <table:table-cell table:style-name="ce302" table:formula="of:=[.F5]/100" office:value-type="float" office:value="-0.0489" calcext:value-type="float">
            <text:p>-0,0489</text:p>
          </table:table-cell>
          <table:table-cell table:style-name="ce302" table:formula="of:=[.G5]/100" office:value-type="float" office:value="-0.0489" calcext:value-type="float">
            <text:p>-0,0489</text:p>
          </table:table-cell>
          <table:table-cell table:style-name="ce302" table:formula="of:=[.H5]/100" office:value-type="float" office:value="0.1885" calcext:value-type="float">
            <text:p>0,1885</text:p>
          </table:table-cell>
          <table:table-cell table:style-name="ce307" table:formula="of:=[.$C5]/(1 + [.L5])" office:value-type="currency" office:currency="R$ " office:value="51.8522148177185" calcext:value-type="currency">
            <text:p>R$ 51,85</text:p>
          </table:table-cell>
          <table:table-cell table:style-name="ce307" table:formula="of:=[.$C5]/(1 + [.M5])" office:value-type="currency" office:currency="R$ " office:value="51.8014489915802" calcext:value-type="currency">
            <text:p>R$ 51,80</text:p>
          </table:table-cell>
          <table:table-cell table:style-name="ce307" table:formula="of:=[.$C5]/(1 + [.N5])" office:value-type="currency" office:currency="R$ " office:value="55.6303227841447" calcext:value-type="currency">
            <text:p>R$ 55,63</text:p>
          </table:table-cell>
          <table:table-cell table:style-name="ce307" table:formula="of:=[.$C5]/(1 + [.O5])" office:value-type="currency" office:currency="R$ " office:value="55.6303227841447" calcext:value-type="currency">
            <text:p>R$ 55,63</text:p>
          </table:table-cell>
          <table:table-cell table:style-name="ce307" table:formula="of:=[.$C5]/(1 + [.P5])" office:value-type="currency" office:currency="R$ " office:value="44.5183003786285" calcext:value-type="currency">
            <text:p>R$ 44,52</text:p>
          </table:table-cell>
          <table:table-cell table:style-name="ce311" table:formula="of:=VLOOKUP([.A5];['file:///C:/Users/sesmet/Downloads/Imers%C3%A3o%20Python%20-%20Tabela%20de%20a%C3%A7%C3%B5es.ods'#$Total_de_acoes.A$1:.B$1048576];2;0)" office:value-type="float" office:value="683452836" calcext:value-type="float">
            <text:p>683.452.836,00</text:p>
          </table:table-cell>
          <table:table-cell table:style-name="ce307" table:formula="of:=([.$C5]-[.Q5])*[.$V5]" office:value-type="currency" office:currency="R$ " office:value="722946282.709039" calcext:value-type="currency">
            <text:p>R$ 722.946.282,71</text:p>
          </table:table-cell>
          <table:table-cell table:style-name="ce307" table:formula="of:=([.$C5]-[.R5])*[.$V5]" office:value-type="currency" office:currency="R$ " office:value="757642330.555188" calcext:value-type="currency">
            <text:p>R$ 757.642.330,56</text:p>
          </table:table-cell>
          <table:table-cell table:style-name="ce307" table:formula="of:=([.$C5]-[.S5])*[.$V5]" office:value-type="currency" office:currency="R$ " office:value="-1859212321.65909" calcext:value-type="currency">
            <text:p>-R$ 1.859.212.321,66</text:p>
          </table:table-cell>
          <table:table-cell table:style-name="ce307" table:formula="of:=([.$C5]-[.T5])*[.$V5]" office:value-type="currency" office:currency="R$ " office:value="-1859212321.65909" calcext:value-type="currency">
            <text:p>-R$ 1.859.212.321,66</text:p>
          </table:table-cell>
          <table:table-cell table:style-name="ce307" table:formula="of:=([.$C5]-[.U5])*[.$V5]" office:value-type="currency" office:currency="R$ " office:value="5735330905.08646" calcext:value-type="currency">
            <text:p>R$ 5.735.330.905,09</text:p>
          </table:table-cell>
          <table:table-cell table:style-name="ce311" table:formula="of:=IF([.W5]&gt;0;&quot;Subiu&quot;;IF([.W5]&lt;0;&quot;Desceu&quot;;&quot;Estável&quot;))" office:value-type="string" office:string-value="Subiu" calcext:value-type="string">
            <text:p>Subiu</text:p>
          </table:table-cell>
          <table:table-cell table:style-name="ce311" table:formula="of:=IF([.X5]&gt;0;&quot;Subiu&quot;;IF([.X5]&lt;0;&quot;Desceu&quot;;&quot;Estável&quot;))" office:value-type="string" office:string-value="Subiu" calcext:value-type="string">
            <text:p>Subiu</text:p>
          </table:table-cell>
          <table:table-cell table:style-name="ce311" table:formula="of:=IF([.Y5]&gt;0;&quot;Subiu&quot;;IF([.Y5]&lt;0;&quot;Desceu&quot;;&quot;Estável&quot;))" office:value-type="string" office:string-value="Desceu" calcext:value-type="string">
            <text:p>Desceu</text:p>
          </table:table-cell>
          <table:table-cell table:style-name="ce311" table:formula="of:=IF([.Z5]&gt;0;&quot;Subiu&quot;;IF([.Z5]&lt;0;&quot;Desceu&quot;;&quot;Estável&quot;))" office:value-type="string" office:string-value="Desceu" calcext:value-type="string">
            <text:p>Desceu</text:p>
          </table:table-cell>
          <table:table-cell table:style-name="ce311" table:formula="of:=IF([.AA5]&gt;0;&quot;Subiu&quot;;IF([.AA5]&lt;0;&quot;Desceu&quot;;&quot;Estável&quot;))" office:value-type="string" office:string-value="Subiu" calcext:value-type="string">
            <text:p>Subiu</text:p>
          </table:table-cell>
          <table:table-cell table:style-name="ce311" table:formula="of:=VLOOKUP([.A5];['file:///C:/Users/sesmet/Downloads/Imers%C3%A3o%20Python%20-%20Tabela%20de%20a%C3%A7%C3%B5es.ods'#$Ticker.A$1:.B$1048576];2;0)" office:value-type="string" office:string-value="Suzano" calcext:value-type="string">
            <text:p>Suzano</text:p>
          </table:table-cell>
          <table:table-cell table:style-name="ce311" table:formula="of:=VLOOKUP([.AG5];['file:///C:/Users/sesmet/Downloads/Imers%C3%A3o%20Python%20-%20Tabela%20de%20a%C3%A7%C3%B5es.ods'#$ChatGPT.A$1:.D$1048576];2;0)" office:value-type="string" office:string-value="Papel e Celulose" calcext:value-type="string">
            <text:p>Papel e Celulose</text:p>
          </table:table-cell>
          <table:table-cell table:style-name="ce317" table:formula="of:=VLOOKUP([.AG5];['file:///C:/Users/sesmet/Downloads/Imers%C3%A3o%20Python%20-%20Tabela%20de%20a%C3%A7%C3%B5es.ods'#$ChatGPT.A$1:.D$1048576];4;0)" office:value-type="float" office:value="100" calcext:value-type="float">
            <text:p>100</text:p>
          </table:table-cell>
          <table:table-cell table:style-name="ce317" table:formula="of:=IF([.AI5]&gt;100;&quot;Mais de 100&quot;;IF([.AI5]&lt;50; &quot;Menos de 50&quot;; &quot;Entre 50 e 100&quot;))" office:value-type="string" office:string-value="Entre 50 e 100" calcext:value-type="string">
            <text:p>Entre 50 e 100</text:p>
          </table:table-cell>
          <table:table-cell table:number-columns-repeated="28"/>
        </table:table-row>
        <table:table-row table:style-name="ro2">
          <table:table-cell table:style-name="ce289" office:value-type="string" calcext:value-type="string">
            <text:p>CPFE3</text:p>
          </table:table-cell>
          <table:table-cell table:style-name="ce293" office:value-type="date" office:date-value="2024-01-26" calcext:value-type="date">
            <text:p>1/26/2024</text:p>
          </table:table-cell>
          <table:table-cell table:style-name="ce295" office:value-type="float" office:value="37.1" calcext:value-type="float">
            <text:p>37,10</text:p>
          </table:table-cell>
          <table:table-cell table:style-name="ce299" office:value-type="float" office:value="2.03" calcext:value-type="float">
            <text:p>2,03</text:p>
          </table:table-cell>
          <table:table-cell table:style-name="ce299" office:value-type="float" office:value="2.49" calcext:value-type="float">
            <text:p>2,49</text:p>
          </table:table-cell>
          <table:table-cell table:number-columns-repeated="2" table:style-name="ce299" office:value-type="float" office:value="-3.66" calcext:value-type="float">
            <text:p>-3,66</text:p>
          </table:table-cell>
          <table:table-cell table:style-name="ce299" office:value-type="float" office:value="20.7" calcext:value-type="float">
            <text:p>20,7</text:p>
          </table:table-cell>
          <table:table-cell table:style-name="ce299" office:value-type="float" office:value="36.37" calcext:value-type="float">
            <text:p>36,37</text:p>
          </table:table-cell>
          <table:table-cell table:style-name="ce299" office:value-type="float" office:value="37.32" calcext:value-type="float">
            <text:p>37,32</text:p>
          </table:table-cell>
          <table:table-cell table:style-name="ce289" office:value-type="string" calcext:value-type="string">
            <text:p>73,42 M</text:p>
          </table:table-cell>
          <table:table-cell table:style-name="ce301" table:formula="of:=[.D6]/100" office:value-type="float" office:value="0.0203" calcext:value-type="float">
            <text:p>0,0203</text:p>
          </table:table-cell>
          <table:table-cell table:style-name="ce301" table:formula="of:=[.E6]/100" office:value-type="float" office:value="0.0249" calcext:value-type="float">
            <text:p>0,0249</text:p>
          </table:table-cell>
          <table:table-cell table:style-name="ce301" table:formula="of:=[.F6]/100" office:value-type="float" office:value="-0.0366" calcext:value-type="float">
            <text:p>-0,0366</text:p>
          </table:table-cell>
          <table:table-cell table:style-name="ce301" table:formula="of:=[.G6]/100" office:value-type="float" office:value="-0.0366" calcext:value-type="float">
            <text:p>-0,0366</text:p>
          </table:table-cell>
          <table:table-cell table:style-name="ce301" table:formula="of:=[.H6]/100" office:value-type="float" office:value="0.207" calcext:value-type="float">
            <text:p>0,207</text:p>
          </table:table-cell>
          <table:table-cell table:style-name="ce306" table:formula="of:=[.$C6]/(1 + [.L6])" office:value-type="currency" office:currency="R$ " office:value="36.3618543565618" calcext:value-type="currency">
            <text:p>R$ 36,36</text:p>
          </table:table-cell>
          <table:table-cell table:style-name="ce306" table:formula="of:=[.$C6]/(1 + [.M6])" office:value-type="currency" office:currency="R$ " office:value="36.1986535271734" calcext:value-type="currency">
            <text:p>R$ 36,20</text:p>
          </table:table-cell>
          <table:table-cell table:style-name="ce306" table:formula="of:=[.$C6]/(1 + [.N6])" office:value-type="currency" office:currency="R$ " office:value="38.5094457130994" calcext:value-type="currency">
            <text:p>R$ 38,51</text:p>
          </table:table-cell>
          <table:table-cell table:style-name="ce306" table:formula="of:=[.$C6]/(1 + [.O6])" office:value-type="currency" office:currency="R$ " office:value="38.5094457130994" calcext:value-type="currency">
            <text:p>R$ 38,51</text:p>
          </table:table-cell>
          <table:table-cell table:style-name="ce306" table:formula="of:=[.$C6]/(1 + [.P6])" office:value-type="currency" office:currency="R$ " office:value="30.7373653686827" calcext:value-type="currency">
            <text:p>R$ 30,74</text:p>
          </table:table-cell>
          <table:table-cell table:style-name="ce310" table:formula="of:=VLOOKUP([.A6];['file:///C:/Users/sesmet/Downloads/Imers%C3%A3o%20Python%20-%20Tabela%20de%20a%C3%A7%C3%B5es.ods'#$Total_de_acoes.A$1:.B$1048576];2;0)" office:value-type="float" office:value="187732538" calcext:value-type="float">
            <text:p>187.732.538,00</text:p>
          </table:table-cell>
          <table:table-cell table:style-name="ce306" table:formula="of:=([.$C6]-[.Q6])*[.$V6]" office:value-type="currency" office:currency="R$ " office:value="138573955.056297" calcext:value-type="currency">
            <text:p>R$ 138.573.955,06</text:p>
          </table:table-cell>
          <table:table-cell table:style-name="ce306" table:formula="of:=([.$C6]-[.R6])*[.$V6]" office:value-type="currency" office:currency="R$ " office:value="169212060.961089" calcext:value-type="currency">
            <text:p>R$ 169.212.060,96</text:p>
          </table:table-cell>
          <table:table-cell table:style-name="ce306" table:formula="of:=([.$C6]-[.S6])*[.$V6]" office:value-type="currency" office:currency="R$ " office:value="-264598820.893377" calcext:value-type="currency">
            <text:p>-R$ 264.598.820,89</text:p>
          </table:table-cell>
          <table:table-cell table:style-name="ce306" table:formula="of:=([.$C6]-[.T6])*[.$V6]" office:value-type="currency" office:currency="R$ " office:value="-264598820.893377" calcext:value-type="currency">
            <text:p>-R$ 264.598.820,89</text:p>
          </table:table-cell>
          <table:table-cell table:style-name="ce306" table:formula="of:=([.$C6]-[.U6])*[.$V6]" office:value-type="currency" office:currency="R$ " office:value="1194473547.70389" calcext:value-type="currency">
            <text:p>R$ 1.194.473.547,70</text:p>
          </table:table-cell>
          <table:table-cell table:style-name="ce310" table:formula="of:=IF([.W6]&gt;0;&quot;Subiu&quot;;IF([.W6]&lt;0;&quot;Desceu&quot;;&quot;Estável&quot;))" office:value-type="string" office:string-value="Subiu" calcext:value-type="string">
            <text:p>Subiu</text:p>
          </table:table-cell>
          <table:table-cell table:style-name="ce310" table:formula="of:=IF([.X6]&gt;0;&quot;Subiu&quot;;IF([.X6]&lt;0;&quot;Desceu&quot;;&quot;Estável&quot;))" office:value-type="string" office:string-value="Subiu" calcext:value-type="string">
            <text:p>Subiu</text:p>
          </table:table-cell>
          <table:table-cell table:style-name="ce310" table:formula="of:=IF([.Y6]&gt;0;&quot;Subiu&quot;;IF([.Y6]&lt;0;&quot;Desceu&quot;;&quot;Estável&quot;))" office:value-type="string" office:string-value="Desceu" calcext:value-type="string">
            <text:p>Desceu</text:p>
          </table:table-cell>
          <table:table-cell table:style-name="ce310" table:formula="of:=IF([.Z6]&gt;0;&quot;Subiu&quot;;IF([.Z6]&lt;0;&quot;Desceu&quot;;&quot;Estável&quot;))" office:value-type="string" office:string-value="Desceu" calcext:value-type="string">
            <text:p>Desceu</text:p>
          </table:table-cell>
          <table:table-cell table:style-name="ce310" table:formula="of:=IF([.AA6]&gt;0;&quot;Subiu&quot;;IF([.AA6]&lt;0;&quot;Desceu&quot;;&quot;Estável&quot;))" office:value-type="string" office:string-value="Subiu" calcext:value-type="string">
            <text:p>Subiu</text:p>
          </table:table-cell>
          <table:table-cell table:style-name="ce310" table:formula="of:=VLOOKUP([.A6];['file:///C:/Users/sesmet/Downloads/Imers%C3%A3o%20Python%20-%20Tabela%20de%20a%C3%A7%C3%B5es.ods'#$Ticker.A$1:.B$1048576];2;0)" office:value-type="string" office:string-value="CPFL Energia" calcext:value-type="string">
            <text:p>CPFL Energia</text:p>
          </table:table-cell>
          <table:table-cell table:style-name="ce310" table:formula="of:=VLOOKUP([.AG6];['file:///C:/Users/sesmet/Downloads/Imers%C3%A3o%20Python%20-%20Tabela%20de%20a%C3%A7%C3%B5es.ods'#$ChatGPT.A$1:.D$1048576];2;0)" office:value-type="string" office:string-value="Energia" calcext:value-type="string">
            <text:p>Energia</text:p>
          </table:table-cell>
          <table:table-cell table:style-name="ce316" table:formula="of:=VLOOKUP([.AG6];['file:///C:/Users/sesmet/Downloads/Imers%C3%A3o%20Python%20-%20Tabela%20de%20a%C3%A7%C3%B5es.ods'#$ChatGPT.A$1:.D$1048576];4;0)" office:value-type="float" office:value="112" calcext:value-type="float">
            <text:p>112</text:p>
          </table:table-cell>
          <table:table-cell table:style-name="ce316" table:formula="of:=IF([.AI6]&gt;100;&quot;Mais de 100&quot;;IF([.AI6]&lt;50; &quot;Menos de 50&quot;; &quot;Entre 50 e 100&quot;))" office:value-type="string" office:string-value="Mais de 100" calcext:value-type="string">
            <text:p>Mais de 100</text:p>
          </table:table-cell>
          <table:table-cell table:number-columns-repeated="28"/>
        </table:table-row>
        <table:table-row table:style-name="ro2">
          <table:table-cell table:style-name="ce290" office:value-type="string" calcext:value-type="string">
            <text:p>PRIO3</text:p>
          </table:table-cell>
          <table:table-cell table:style-name="ce294" office:value-type="date" office:date-value="2024-01-26" calcext:value-type="date">
            <text:p>1/26/2024</text:p>
          </table:table-cell>
          <table:table-cell table:style-name="ce296" office:value-type="float" office:value="45.69" calcext:value-type="float">
            <text:p>45,69</text:p>
          </table:table-cell>
          <table:table-cell table:style-name="ce300" office:value-type="float" office:value="1.98" calcext:value-type="float">
            <text:p>1,98</text:p>
          </table:table-cell>
          <table:table-cell table:style-name="ce300" office:value-type="float" office:value="2.42" calcext:value-type="float">
            <text:p>2,42</text:p>
          </table:table-cell>
          <table:table-cell table:number-columns-repeated="2" table:style-name="ce300" office:value-type="float" office:value="-0.78" calcext:value-type="float">
            <text:p>-0,78</text:p>
          </table:table-cell>
          <table:table-cell table:style-name="ce300" office:value-type="float" office:value="8.08" calcext:value-type="float">
            <text:p>8,08</text:p>
          </table:table-cell>
          <table:table-cell table:style-name="ce300" office:value-type="float" office:value="44.25" calcext:value-type="float">
            <text:p>44,25</text:p>
          </table:table-cell>
          <table:table-cell table:style-name="ce300" office:value-type="float" office:value="45.69" calcext:value-type="float">
            <text:p>45,69</text:p>
          </table:table-cell>
          <table:table-cell table:style-name="ce290" office:value-type="string" calcext:value-type="string">
            <text:p>319,92 M</text:p>
          </table:table-cell>
          <table:table-cell table:style-name="ce302" table:formula="of:=[.D7]/100" office:value-type="float" office:value="0.0198" calcext:value-type="float">
            <text:p>0,0198</text:p>
          </table:table-cell>
          <table:table-cell table:style-name="ce302" table:formula="of:=[.E7]/100" office:value-type="float" office:value="0.0242" calcext:value-type="float">
            <text:p>0,0242</text:p>
          </table:table-cell>
          <table:table-cell table:style-name="ce302" table:formula="of:=[.F7]/100" office:value-type="float" office:value="-0.0078" calcext:value-type="float">
            <text:p>-0,0078</text:p>
          </table:table-cell>
          <table:table-cell table:style-name="ce302" table:formula="of:=[.G7]/100" office:value-type="float" office:value="-0.0078" calcext:value-type="float">
            <text:p>-0,0078</text:p>
          </table:table-cell>
          <table:table-cell table:style-name="ce302" table:formula="of:=[.H7]/100" office:value-type="float" office:value="0.0808" calcext:value-type="float">
            <text:p>0,0808</text:p>
          </table:table-cell>
          <table:table-cell table:style-name="ce307" table:formula="of:=[.$C7]/(1 + [.L7])" office:value-type="currency" office:currency="R$ " office:value="44.8029025299078" calcext:value-type="currency">
            <text:p>R$ 44,80</text:p>
          </table:table-cell>
          <table:table-cell table:style-name="ce307" table:formula="of:=[.$C7]/(1 + [.M7])" office:value-type="currency" office:currency="R$ " office:value="44.6104276508494" calcext:value-type="currency">
            <text:p>R$ 44,61</text:p>
          </table:table-cell>
          <table:table-cell table:style-name="ce307" table:formula="of:=[.$C7]/(1 + [.N7])" office:value-type="currency" office:currency="R$ " office:value="46.0491836323322" calcext:value-type="currency">
            <text:p>R$ 46,05</text:p>
          </table:table-cell>
          <table:table-cell table:style-name="ce307" table:formula="of:=[.$C7]/(1 + [.O7])" office:value-type="currency" office:currency="R$ " office:value="46.0491836323322" calcext:value-type="currency">
            <text:p>R$ 46,05</text:p>
          </table:table-cell>
          <table:table-cell table:style-name="ce307" table:formula="of:=[.$C7]/(1 + [.P7])" office:value-type="currency" office:currency="R$ " office:value="42.2742413027387" calcext:value-type="currency">
            <text:p>R$ 42,27</text:p>
          </table:table-cell>
          <table:table-cell table:style-name="ce311" table:formula="of:=VLOOKUP([.A7];['file:///C:/Users/sesmet/Downloads/Imers%C3%A3o%20Python%20-%20Tabela%20de%20a%C3%A7%C3%B5es.ods'#$Total_de_acoes.A$1:.B$1048576];2;0)" office:value-type="float" office:value="800010734" calcext:value-type="float">
            <text:p>800.010.734,00</text:p>
          </table:table-cell>
          <table:table-cell table:style-name="ce307" table:formula="of:=([.$C7]-[.Q7])*[.$V7]" office:value-type="currency" office:currency="R$ " office:value="709687498.177987" calcext:value-type="currency">
            <text:p>R$ 709.687.498,18</text:p>
          </table:table-cell>
          <table:table-cell table:style-name="ce307" table:formula="of:=([.$C7]-[.R7])*[.$V7]" office:value-type="currency" office:currency="R$ " office:value="863669467.450044" calcext:value-type="currency">
            <text:p>R$ 863.669.467,45</text:p>
          </table:table-cell>
          <table:table-cell table:style-name="ce307" table:formula="of:=([.$C7]-[.S7])*[.$V7]" office:value-type="currency" office:currency="R$ " office:value="-287350761.342861" calcext:value-type="currency">
            <text:p>-R$ 287.350.761,34</text:p>
          </table:table-cell>
          <table:table-cell table:style-name="ce307" table:formula="of:=([.$C7]-[.T7])*[.$V7]" office:value-type="currency" office:currency="R$ " office:value="-287350761.342861" calcext:value-type="currency">
            <text:p>-R$ 287.350.761,34</text:p>
          </table:table-cell>
          <table:table-cell table:style-name="ce307" table:formula="of:=([.$C7]-[.U7])*[.$V7]" office:value-type="currency" office:currency="R$ " office:value="2732643622.56289" calcext:value-type="currency">
            <text:p>R$ 2.732.643.622,56</text:p>
          </table:table-cell>
          <table:table-cell table:style-name="ce311" table:formula="of:=IF([.W7]&gt;0;&quot;Subiu&quot;;IF([.W7]&lt;0;&quot;Desceu&quot;;&quot;Estável&quot;))" office:value-type="string" office:string-value="Subiu" calcext:value-type="string">
            <text:p>Subiu</text:p>
          </table:table-cell>
          <table:table-cell table:style-name="ce311" table:formula="of:=IF([.X7]&gt;0;&quot;Subiu&quot;;IF([.X7]&lt;0;&quot;Desceu&quot;;&quot;Estável&quot;))" office:value-type="string" office:string-value="Subiu" calcext:value-type="string">
            <text:p>Subiu</text:p>
          </table:table-cell>
          <table:table-cell table:style-name="ce311" table:formula="of:=IF([.Y7]&gt;0;&quot;Subiu&quot;;IF([.Y7]&lt;0;&quot;Desceu&quot;;&quot;Estável&quot;))" office:value-type="string" office:string-value="Desceu" calcext:value-type="string">
            <text:p>Desceu</text:p>
          </table:table-cell>
          <table:table-cell table:style-name="ce311" table:formula="of:=IF([.Z7]&gt;0;&quot;Subiu&quot;;IF([.Z7]&lt;0;&quot;Desceu&quot;;&quot;Estável&quot;))" office:value-type="string" office:string-value="Desceu" calcext:value-type="string">
            <text:p>Desceu</text:p>
          </table:table-cell>
          <table:table-cell table:style-name="ce311" table:formula="of:=IF([.AA7]&gt;0;&quot;Subiu&quot;;IF([.AA7]&lt;0;&quot;Desceu&quot;;&quot;Estável&quot;))" office:value-type="string" office:string-value="Subiu" calcext:value-type="string">
            <text:p>Subiu</text:p>
          </table:table-cell>
          <table:table-cell table:style-name="ce311" table:formula="of:=VLOOKUP([.A7];['file:///C:/Users/sesmet/Downloads/Imers%C3%A3o%20Python%20-%20Tabela%20de%20a%C3%A7%C3%B5es.ods'#$Ticker.A$1:.B$1048576];2;0)" office:value-type="string" office:string-value="PetroRio" calcext:value-type="string">
            <text:p>PetroRio</text:p>
          </table:table-cell>
          <table:table-cell table:style-name="ce311" table:formula="of:=VLOOKUP([.AG7];['file:///C:/Users/sesmet/Downloads/Imers%C3%A3o%20Python%20-%20Tabela%20de%20a%C3%A7%C3%B5es.ods'#$ChatGPT.A$1:.D$1048576];2;0)" office:value-type="string" office:string-value="Petróleo e Gás" calcext:value-type="string">
            <text:p>Petróleo e Gás</text:p>
          </table:table-cell>
          <table:table-cell table:style-name="ce317" table:formula="of:=VLOOKUP([.AG7];['file:///C:/Users/sesmet/Downloads/Imers%C3%A3o%20Python%20-%20Tabela%20de%20a%C3%A7%C3%B5es.ods'#$ChatGPT.A$1:.D$1048576];4;0)" office:value-type="float" office:value="14" calcext:value-type="float">
            <text:p>14</text:p>
          </table:table-cell>
          <table:table-cell table:style-name="ce317" table:formula="of:=IF([.AI7]&gt;100;&quot;Mais de 100&quot;;IF([.AI7]&lt;50; &quot;Menos de 50&quot;; &quot;Entre 50 e 100&quot;))" office:value-type="string" office:string-value="Menos de 50" calcext:value-type="string">
            <text:p>Menos de 50</text:p>
          </table:table-cell>
          <table:table-cell table:number-columns-repeated="28"/>
        </table:table-row>
        <table:table-row table:style-name="ro2">
          <table:table-cell table:style-name="ce289" office:value-type="string" calcext:value-type="string">
            <text:p>PETR4</text:p>
          </table:table-cell>
          <table:table-cell table:style-name="ce293" office:value-type="date" office:date-value="2024-01-26" calcext:value-type="date">
            <text:p>1/26/2024</text:p>
          </table:table-cell>
          <table:table-cell table:style-name="ce295" office:value-type="float" office:value="39.96" calcext:value-type="float">
            <text:p>39,96</text:p>
          </table:table-cell>
          <table:table-cell table:style-name="ce299" office:value-type="float" office:value="1.73" calcext:value-type="float">
            <text:p>1,73</text:p>
          </table:table-cell>
          <table:table-cell table:style-name="ce299" office:value-type="float" office:value="6.47" calcext:value-type="float">
            <text:p>6,47</text:p>
          </table:table-cell>
          <table:table-cell table:number-columns-repeated="2" table:style-name="ce299" office:value-type="float" office:value="7.3" calcext:value-type="float">
            <text:p>7,3</text:p>
          </table:table-cell>
          <table:table-cell table:style-name="ce299" office:value-type="float" office:value="95.01" calcext:value-type="float">
            <text:p>95,01</text:p>
          </table:table-cell>
          <table:table-cell table:style-name="ce299" office:value-type="float" office:value="38.91" calcext:value-type="float">
            <text:p>38,91</text:p>
          </table:table-cell>
          <table:table-cell table:style-name="ce299" office:value-type="float" office:value="40.09" calcext:value-type="float">
            <text:p>40,09</text:p>
          </table:table-cell>
          <table:table-cell table:style-name="ce289" office:value-type="string" calcext:value-type="string">
            <text:p>1,64 B</text:p>
          </table:table-cell>
          <table:table-cell table:style-name="ce301" table:formula="of:=[.D8]/100" office:value-type="float" office:value="0.0173" calcext:value-type="float">
            <text:p>0,0173</text:p>
          </table:table-cell>
          <table:table-cell table:style-name="ce301" table:formula="of:=[.E8]/100" office:value-type="float" office:value="0.0647" calcext:value-type="float">
            <text:p>0,0647</text:p>
          </table:table-cell>
          <table:table-cell table:style-name="ce301" table:formula="of:=[.F8]/100" office:value-type="float" office:value="0.073" calcext:value-type="float">
            <text:p>0,073</text:p>
          </table:table-cell>
          <table:table-cell table:style-name="ce301" table:formula="of:=[.G8]/100" office:value-type="float" office:value="0.073" calcext:value-type="float">
            <text:p>0,073</text:p>
          </table:table-cell>
          <table:table-cell table:style-name="ce301" table:formula="of:=[.H8]/100" office:value-type="float" office:value="0.9501" calcext:value-type="float">
            <text:p>0,9501</text:p>
          </table:table-cell>
          <table:table-cell table:style-name="ce306" table:formula="of:=[.$C8]/(1 + [.L8])" office:value-type="currency" office:currency="R$ " office:value="39.2804482453554" calcext:value-type="currency">
            <text:p>R$ 39,28</text:p>
          </table:table-cell>
          <table:table-cell table:style-name="ce306" table:formula="of:=[.$C8]/(1 + [.M8])" office:value-type="currency" office:currency="R$ " office:value="37.5316990701606" calcext:value-type="currency">
            <text:p>R$ 37,53</text:p>
          </table:table-cell>
          <table:table-cell table:style-name="ce306" table:formula="of:=[.$C8]/(1 + [.N8])" office:value-type="currency" office:currency="R$ " office:value="37.2413793103448" calcext:value-type="currency">
            <text:p>R$ 37,24</text:p>
          </table:table-cell>
          <table:table-cell table:style-name="ce306" table:formula="of:=[.$C8]/(1 + [.O8])" office:value-type="currency" office:currency="R$ " office:value="37.2413793103448" calcext:value-type="currency">
            <text:p>R$ 37,24</text:p>
          </table:table-cell>
          <table:table-cell table:style-name="ce306" table:formula="of:=[.$C8]/(1 + [.P8])" office:value-type="currency" office:currency="R$ " office:value="20.4912568586226" calcext:value-type="currency">
            <text:p>R$ 20,49</text:p>
          </table:table-cell>
          <table:table-cell table:style-name="ce310" table:formula="of:=VLOOKUP([.A8];['file:///C:/Users/sesmet/Downloads/Imers%C3%A3o%20Python%20-%20Tabela%20de%20a%C3%A7%C3%B5es.ods'#$Total_de_acoes.A$1:.B$1048576];2;0)" office:value-type="float" office:value="4566445852" calcext:value-type="float">
            <text:p>4.566.445.852,00</text:p>
          </table:table-cell>
          <table:table-cell table:style-name="ce306" table:formula="of:=([.$C8]-[.Q8])*[.$V8]" office:value-type="currency" office:currency="R$ " office:value="3103136291.21638" calcext:value-type="currency">
            <text:p>R$ 3.103.136.291,22</text:p>
          </table:table-cell>
          <table:table-cell table:style-name="ce306" table:formula="of:=([.$C8]-[.R8])*[.$V8]" office:value-type="currency" office:currency="R$ " office:value="11088704708.4728" calcext:value-type="currency">
            <text:p>R$ 11.088.704.708,47</text:p>
          </table:table-cell>
          <table:table-cell table:style-name="ce306" table:formula="of:=([.$C8]-[.S8])*[.$V8]" office:value-type="currency" office:currency="R$ " office:value="12414434171.4372" calcext:value-type="currency">
            <text:p>R$ 12.414.434.171,44</text:p>
          </table:table-cell>
          <table:table-cell table:style-name="ce306" table:formula="of:=([.$C8]-[.T8])*[.$V8]" office:value-type="currency" office:currency="R$ " office:value="12414434171.4372" calcext:value-type="currency">
            <text:p>R$ 12.414.434.171,44</text:p>
          </table:table-cell>
          <table:table-cell table:style-name="ce306" table:formula="of:=([.$C8]-[.U8])*[.$V8]" office:value-type="currency" office:currency="R$ " office:value="88902961361.5961" calcext:value-type="currency">
            <text:p>R$ 88.902.961.361,60</text:p>
          </table:table-cell>
          <table:table-cell table:style-name="ce310" table:formula="of:=IF([.W8]&gt;0;&quot;Subiu&quot;;IF([.W8]&lt;0;&quot;Desceu&quot;;&quot;Estável&quot;))" office:value-type="string" office:string-value="Subiu" calcext:value-type="string">
            <text:p>Subiu</text:p>
          </table:table-cell>
          <table:table-cell table:style-name="ce310" table:formula="of:=IF([.X8]&gt;0;&quot;Subiu&quot;;IF([.X8]&lt;0;&quot;Desceu&quot;;&quot;Estável&quot;))" office:value-type="string" office:string-value="Subiu" calcext:value-type="string">
            <text:p>Subiu</text:p>
          </table:table-cell>
          <table:table-cell table:style-name="ce310" table:formula="of:=IF([.Y8]&gt;0;&quot;Subiu&quot;;IF([.Y8]&lt;0;&quot;Desceu&quot;;&quot;Estável&quot;))" office:value-type="string" office:string-value="Subiu" calcext:value-type="string">
            <text:p>Subiu</text:p>
          </table:table-cell>
          <table:table-cell table:style-name="ce310" table:formula="of:=IF([.Z8]&gt;0;&quot;Subiu&quot;;IF([.Z8]&lt;0;&quot;Desceu&quot;;&quot;Estável&quot;))" office:value-type="string" office:string-value="Subiu" calcext:value-type="string">
            <text:p>Subiu</text:p>
          </table:table-cell>
          <table:table-cell table:style-name="ce310" table:formula="of:=IF([.AA8]&gt;0;&quot;Subiu&quot;;IF([.AA8]&lt;0;&quot;Desceu&quot;;&quot;Estável&quot;))" office:value-type="string" office:string-value="Subiu" calcext:value-type="string">
            <text:p>Subiu</text:p>
          </table:table-cell>
          <table:table-cell table:style-name="ce310" table:formula="of:=VLOOKUP([.A8];['file:///C:/Users/sesmet/Downloads/Imers%C3%A3o%20Python%20-%20Tabela%20de%20a%C3%A7%C3%B5es.ods'#$Ticker.A$1:.B$1048576];2;0)" office:value-type="string" office:string-value="Petrobras" calcext:value-type="string">
            <text:p>Petrobras</text:p>
          </table:table-cell>
          <table:table-cell table:style-name="ce310" table:formula="of:=VLOOKUP([.AG8];['file:///C:/Users/sesmet/Downloads/Imers%C3%A3o%20Python%20-%20Tabela%20de%20a%C3%A7%C3%B5es.ods'#$ChatGPT.A$1:.D$1048576];2;0)" office:value-type="string" office:string-value="Petróleo e Gás" calcext:value-type="string">
            <text:p>Petróleo e Gás</text:p>
          </table:table-cell>
          <table:table-cell table:style-name="ce316" table:formula="of:=VLOOKUP([.AG8];['file:///C:/Users/sesmet/Downloads/Imers%C3%A3o%20Python%20-%20Tabela%20de%20a%C3%A7%C3%B5es.ods'#$ChatGPT.A$1:.D$1048576];4;0)" office:value-type="float" office:value="71" calcext:value-type="float">
            <text:p>71</text:p>
          </table:table-cell>
          <table:table-cell table:style-name="ce316" table:formula="of:=IF([.AI8]&gt;100;&quot;Mais de 100&quot;;IF([.AI8]&lt;50; &quot;Menos de 50&quot;; &quot;Entre 50 e 100&quot;))" office:value-type="string" office:string-value="Entre 50 e 100" calcext:value-type="string">
            <text:p>Entre 50 e 100</text:p>
          </table:table-cell>
          <table:table-cell table:number-columns-repeated="28"/>
        </table:table-row>
        <table:table-row table:style-name="ro2">
          <table:table-cell table:style-name="ce290" office:value-type="string" calcext:value-type="string">
            <text:p>VALE3</text:p>
          </table:table-cell>
          <table:table-cell table:style-name="ce294" office:value-type="date" office:date-value="2024-01-26" calcext:value-type="date">
            <text:p>1/26/2024</text:p>
          </table:table-cell>
          <table:table-cell table:style-name="ce296" office:value-type="float" office:value="69.5" calcext:value-type="float">
            <text:p>69,50</text:p>
          </table:table-cell>
          <table:table-cell table:style-name="ce300" office:value-type="float" office:value="1.66" calcext:value-type="float">
            <text:p>1,66</text:p>
          </table:table-cell>
          <table:table-cell table:style-name="ce300" office:value-type="float" office:value="2.06" calcext:value-type="float">
            <text:p>2,06</text:p>
          </table:table-cell>
          <table:table-cell table:number-columns-repeated="2" table:style-name="ce300" office:value-type="float" office:value="-9.97" calcext:value-type="float">
            <text:p>-9,97</text:p>
          </table:table-cell>
          <table:table-cell table:style-name="ce300" office:value-type="float" office:value="-23.49" calcext:value-type="float">
            <text:p>-23,49</text:p>
          </table:table-cell>
          <table:table-cell table:style-name="ce300" office:value-type="float" office:value="67.5" calcext:value-type="float">
            <text:p>67,5</text:p>
          </table:table-cell>
          <table:table-cell table:style-name="ce300" office:value-type="float" office:value="69.81" calcext:value-type="float">
            <text:p>69,81</text:p>
          </table:table-cell>
          <table:table-cell table:style-name="ce290" office:value-type="string" calcext:value-type="string">
            <text:p>1,89 B</text:p>
          </table:table-cell>
          <table:table-cell table:style-name="ce302" table:formula="of:=[.D9]/100" office:value-type="float" office:value="0.0166" calcext:value-type="float">
            <text:p>0,0166</text:p>
          </table:table-cell>
          <table:table-cell table:style-name="ce302" table:formula="of:=[.E9]/100" office:value-type="float" office:value="0.0206" calcext:value-type="float">
            <text:p>0,0206</text:p>
          </table:table-cell>
          <table:table-cell table:style-name="ce302" table:formula="of:=[.F9]/100" office:value-type="float" office:value="-0.0997" calcext:value-type="float">
            <text:p>-0,0997</text:p>
          </table:table-cell>
          <table:table-cell table:style-name="ce302" table:formula="of:=[.G9]/100" office:value-type="float" office:value="-0.0997" calcext:value-type="float">
            <text:p>-0,0997</text:p>
          </table:table-cell>
          <table:table-cell table:style-name="ce302" table:formula="of:=[.H9]/100" office:value-type="float" office:value="-0.2349" calcext:value-type="float">
            <text:p>-0,2349</text:p>
          </table:table-cell>
          <table:table-cell table:style-name="ce307" table:formula="of:=[.$C9]/(1 + [.L9])" office:value-type="currency" office:currency="R$ " office:value="68.3651386976195" calcext:value-type="currency">
            <text:p>R$ 68,37</text:p>
          </table:table-cell>
          <table:table-cell table:style-name="ce307" table:formula="of:=[.$C9]/(1 + [.M9])" office:value-type="currency" office:currency="R$ " office:value="68.0971977268274" calcext:value-type="currency">
            <text:p>R$ 68,10</text:p>
          </table:table-cell>
          <table:table-cell table:style-name="ce307" table:formula="of:=[.$C9]/(1 + [.N9])" office:value-type="currency" office:currency="R$ " office:value="77.1964900588693" calcext:value-type="currency">
            <text:p>R$ 77,20</text:p>
          </table:table-cell>
          <table:table-cell table:style-name="ce307" table:formula="of:=[.$C9]/(1 + [.O9])" office:value-type="currency" office:currency="R$ " office:value="77.1964900588693" calcext:value-type="currency">
            <text:p>R$ 77,20</text:p>
          </table:table-cell>
          <table:table-cell table:style-name="ce307" table:formula="of:=[.$C9]/(1 + [.P9])" office:value-type="currency" office:currency="R$ " office:value="90.8377989805254" calcext:value-type="currency">
            <text:p>R$ 90,84</text:p>
          </table:table-cell>
          <table:table-cell table:style-name="ce311" table:formula="of:=VLOOKUP([.A9];['file:///C:/Users/sesmet/Downloads/Imers%C3%A3o%20Python%20-%20Tabela%20de%20a%C3%A7%C3%B5es.ods'#$Total_de_acoes.A$1:.B$1048576];2;0)" office:value-type="float" office:value="4196924316" calcext:value-type="float">
            <text:p>4.196.924.316,00</text:p>
          </table:table-cell>
          <table:table-cell table:style-name="ce307" table:formula="of:=([.$C9]-[.Q9])*[.$V9]" office:value-type="currency" office:currency="R$ " office:value="4762926995.24809" calcext:value-type="currency">
            <text:p>R$ 4.762.926.995,25</text:p>
          </table:table-cell>
          <table:table-cell table:style-name="ce307" table:formula="of:=([.$C9]-[.R9])*[.$V9]" office:value-type="currency" office:currency="R$ " office:value="5887454970.81833" calcext:value-type="currency">
            <text:p>R$ 5.887.454.970,82</text:p>
          </table:table-cell>
          <table:table-cell table:style-name="ce307" table:formula="of:=([.$C9]-[.S9])*[.$V9]" office:value-type="currency" office:currency="R$ " office:value="-32301586275.9207" calcext:value-type="currency">
            <text:p>-R$ 32.301.586.275,92</text:p>
          </table:table-cell>
          <table:table-cell table:style-name="ce307" table:formula="of:=([.$C9]-[.T9])*[.$V9]" office:value-type="currency" office:currency="R$ " office:value="-32301586275.9207" calcext:value-type="currency">
            <text:p>-R$ 32.301.586.275,92</text:p>
          </table:table-cell>
          <table:table-cell table:style-name="ce307" table:formula="of:=([.$C9]-[.U9])*[.$V9]" office:value-type="currency" office:currency="R$ " office:value="-89553127391.2872" calcext:value-type="currency">
            <text:p>-R$ 89.553.127.391,29</text:p>
          </table:table-cell>
          <table:table-cell table:style-name="ce311" table:formula="of:=IF([.W9]&gt;0;&quot;Subiu&quot;;IF([.W9]&lt;0;&quot;Desceu&quot;;&quot;Estável&quot;))" office:value-type="string" office:string-value="Subiu" calcext:value-type="string">
            <text:p>Subiu</text:p>
          </table:table-cell>
          <table:table-cell table:style-name="ce311" table:formula="of:=IF([.X9]&gt;0;&quot;Subiu&quot;;IF([.X9]&lt;0;&quot;Desceu&quot;;&quot;Estável&quot;))" office:value-type="string" office:string-value="Subiu" calcext:value-type="string">
            <text:p>Subiu</text:p>
          </table:table-cell>
          <table:table-cell table:style-name="ce311" table:formula="of:=IF([.Y9]&gt;0;&quot;Subiu&quot;;IF([.Y9]&lt;0;&quot;Desceu&quot;;&quot;Estável&quot;))" office:value-type="string" office:string-value="Desceu" calcext:value-type="string">
            <text:p>Desceu</text:p>
          </table:table-cell>
          <table:table-cell table:style-name="ce311" table:formula="of:=IF([.Z9]&gt;0;&quot;Subiu&quot;;IF([.Z9]&lt;0;&quot;Desceu&quot;;&quot;Estável&quot;))" office:value-type="string" office:string-value="Desceu" calcext:value-type="string">
            <text:p>Desceu</text:p>
          </table:table-cell>
          <table:table-cell table:style-name="ce311" table:formula="of:=IF([.AA9]&gt;0;&quot;Subiu&quot;;IF([.AA9]&lt;0;&quot;Desceu&quot;;&quot;Estável&quot;))" office:value-type="string" office:string-value="Desceu" calcext:value-type="string">
            <text:p>Desceu</text:p>
          </table:table-cell>
          <table:table-cell table:style-name="ce311" table:formula="of:=VLOOKUP([.A9];['file:///C:/Users/sesmet/Downloads/Imers%C3%A3o%20Python%20-%20Tabela%20de%20a%C3%A7%C3%B5es.ods'#$Ticker.A$1:.B$1048576];2;0)" office:value-type="string" office:string-value="Vale" calcext:value-type="string">
            <text:p>Vale</text:p>
          </table:table-cell>
          <table:table-cell table:style-name="ce311" table:formula="of:=VLOOKUP([.AG9];['file:///C:/Users/sesmet/Downloads/Imers%C3%A3o%20Python%20-%20Tabela%20de%20a%C3%A7%C3%B5es.ods'#$ChatGPT.A$1:.D$1048576];2;0)" office:value-type="string" office:string-value="Mineração" calcext:value-type="string">
            <text:p>Mineração</text:p>
          </table:table-cell>
          <table:table-cell table:style-name="ce317" table:formula="of:=VLOOKUP([.AG9];['file:///C:/Users/sesmet/Downloads/Imers%C3%A3o%20Python%20-%20Tabela%20de%20a%C3%A7%C3%B5es.ods'#$ChatGPT.A$1:.D$1048576];4;0)" office:value-type="float" office:value="82" calcext:value-type="float">
            <text:p>82</text:p>
          </table:table-cell>
          <table:table-cell table:style-name="ce317" table:formula="of:=IF([.AI9]&gt;100;&quot;Mais de 100&quot;;IF([.AI9]&lt;50; &quot;Menos de 50&quot;; &quot;Entre 50 e 100&quot;))" office:value-type="string" office:string-value="Entre 50 e 100" calcext:value-type="string">
            <text:p>Entre 50 e 100</text:p>
          </table:table-cell>
          <table:table-cell table:number-columns-repeated="28"/>
        </table:table-row>
        <table:table-row table:style-name="ro2">
          <table:table-cell table:style-name="ce289" office:value-type="string" calcext:value-type="string">
            <text:p>MULT3</text:p>
          </table:table-cell>
          <table:table-cell table:style-name="ce293" office:value-type="date" office:date-value="2024-01-26" calcext:value-type="date">
            <text:p>1/26/2024</text:p>
          </table:table-cell>
          <table:table-cell table:style-name="ce295" office:value-type="float" office:value="28.19" calcext:value-type="float">
            <text:p>28,19</text:p>
          </table:table-cell>
          <table:table-cell table:style-name="ce299" office:value-type="float" office:value="1.58" calcext:value-type="float">
            <text:p>1,58</text:p>
          </table:table-cell>
          <table:table-cell table:style-name="ce299" office:value-type="float" office:value="2.03" calcext:value-type="float">
            <text:p>2,03</text:p>
          </table:table-cell>
          <table:table-cell table:number-columns-repeated="2" table:style-name="ce299" office:value-type="float" office:value="-0.81" calcext:value-type="float">
            <text:p>-0,81</text:p>
          </table:table-cell>
          <table:table-cell table:style-name="ce299" office:value-type="float" office:value="24.02" calcext:value-type="float">
            <text:p>24,02</text:p>
          </table:table-cell>
          <table:table-cell table:style-name="ce299" office:value-type="float" office:value="27.71" calcext:value-type="float">
            <text:p>27,71</text:p>
          </table:table-cell>
          <table:table-cell table:style-name="ce299" office:value-type="float" office:value="28.36" calcext:value-type="float">
            <text:p>28,36</text:p>
          </table:table-cell>
          <table:table-cell table:style-name="ce289" office:value-type="string" calcext:value-type="string">
            <text:p>104,16 M</text:p>
          </table:table-cell>
          <table:table-cell table:style-name="ce301" table:formula="of:=[.D10]/100" office:value-type="float" office:value="0.0158" calcext:value-type="float">
            <text:p>0,0158</text:p>
          </table:table-cell>
          <table:table-cell table:style-name="ce301" table:formula="of:=[.E10]/100" office:value-type="float" office:value="0.0203" calcext:value-type="float">
            <text:p>0,0203</text:p>
          </table:table-cell>
          <table:table-cell table:style-name="ce301" table:formula="of:=[.F10]/100" office:value-type="float" office:value="-0.0081" calcext:value-type="float">
            <text:p>-0,0081</text:p>
          </table:table-cell>
          <table:table-cell table:style-name="ce301" table:formula="of:=[.G10]/100" office:value-type="float" office:value="-0.0081" calcext:value-type="float">
            <text:p>-0,0081</text:p>
          </table:table-cell>
          <table:table-cell table:style-name="ce301" table:formula="of:=[.H10]/100" office:value-type="float" office:value="0.2402" calcext:value-type="float">
            <text:p>0,2402</text:p>
          </table:table-cell>
          <table:table-cell table:style-name="ce306" table:formula="of:=[.$C10]/(1 + [.L10])" office:value-type="currency" office:currency="R$ " office:value="27.7515258909234" calcext:value-type="currency">
            <text:p>R$ 27,75</text:p>
          </table:table-cell>
          <table:table-cell table:style-name="ce306" table:formula="of:=[.$C10]/(1 + [.M10])" office:value-type="currency" office:currency="R$ " office:value="27.6291286876409" calcext:value-type="currency">
            <text:p>R$ 27,63</text:p>
          </table:table-cell>
          <table:table-cell table:style-name="ce306" table:formula="of:=[.$C10]/(1 + [.N10])" office:value-type="currency" office:currency="R$ " office:value="28.4202036495614" calcext:value-type="currency">
            <text:p>R$ 28,42</text:p>
          </table:table-cell>
          <table:table-cell table:style-name="ce306" table:formula="of:=[.$C10]/(1 + [.O10])" office:value-type="currency" office:currency="R$ " office:value="28.4202036495614" calcext:value-type="currency">
            <text:p>R$ 28,42</text:p>
          </table:table-cell>
          <table:table-cell table:style-name="ce306" table:formula="of:=[.$C10]/(1 + [.P10])" office:value-type="currency" office:currency="R$ " office:value="22.7302048056765" calcext:value-type="currency">
            <text:p>R$ 22,73</text:p>
          </table:table-cell>
          <table:table-cell table:style-name="ce310" table:formula="of:=VLOOKUP([.A10];['file:///C:/Users/sesmet/Downloads/Imers%C3%A3o%20Python%20-%20Tabela%20de%20a%C3%A7%C3%B5es.ods'#$Total_de_acoes.A$1:.B$1048576];2;0)" office:value-type="float" office:value="268505432" calcext:value-type="float">
            <text:p>268.505.432,00</text:p>
          </table:table-cell>
          <table:table-cell table:style-name="ce306" table:formula="of:=([.$C10]-[.Q10])*[.$V10]" office:value-type="currency" office:currency="R$ " office:value="117732680.078425" calcext:value-type="currency">
            <text:p>R$ 117.732.680,08</text:p>
          </table:table-cell>
          <table:table-cell table:style-name="ce306" table:formula="of:=([.$C10]-[.R10])*[.$V10]" office:value-type="currency" office:currency="R$ " office:value="150596994.021389" calcext:value-type="currency">
            <text:p>R$ 150.596.994,02</text:p>
          </table:table-cell>
          <table:table-cell table:style-name="ce306" table:formula="of:=([.$C10]-[.S10])*[.$V10]" office:value-type="currency" office:currency="R$ " office:value="-61810930.3734726" calcext:value-type="currency">
            <text:p>-R$ 61.810.930,37</text:p>
          </table:table-cell>
          <table:table-cell table:style-name="ce306" table:formula="of:=([.$C10]-[.T10])*[.$V10]" office:value-type="currency" office:currency="R$ " office:value="-61810930.3734726" calcext:value-type="currency">
            <text:p>-R$ 61.810.930,37</text:p>
          </table:table-cell>
          <table:table-cell table:style-name="ce306" table:formula="of:=([.$C10]-[.U10])*[.$V10]" office:value-type="currency" office:currency="R$ " office:value="1465984667.28335" calcext:value-type="currency">
            <text:p>R$ 1.465.984.667,28</text:p>
          </table:table-cell>
          <table:table-cell table:style-name="ce310" table:formula="of:=IF([.W10]&gt;0;&quot;Subiu&quot;;IF([.W10]&lt;0;&quot;Desceu&quot;;&quot;Estável&quot;))" office:value-type="string" office:string-value="Subiu" calcext:value-type="string">
            <text:p>Subiu</text:p>
          </table:table-cell>
          <table:table-cell table:style-name="ce310" table:formula="of:=IF([.X10]&gt;0;&quot;Subiu&quot;;IF([.X10]&lt;0;&quot;Desceu&quot;;&quot;Estável&quot;))" office:value-type="string" office:string-value="Subiu" calcext:value-type="string">
            <text:p>Subiu</text:p>
          </table:table-cell>
          <table:table-cell table:style-name="ce310" table:formula="of:=IF([.Y10]&gt;0;&quot;Subiu&quot;;IF([.Y10]&lt;0;&quot;Desceu&quot;;&quot;Estável&quot;))" office:value-type="string" office:string-value="Desceu" calcext:value-type="string">
            <text:p>Desceu</text:p>
          </table:table-cell>
          <table:table-cell table:style-name="ce310" table:formula="of:=IF([.Z10]&gt;0;&quot;Subiu&quot;;IF([.Z10]&lt;0;&quot;Desceu&quot;;&quot;Estável&quot;))" office:value-type="string" office:string-value="Desceu" calcext:value-type="string">
            <text:p>Desceu</text:p>
          </table:table-cell>
          <table:table-cell table:style-name="ce310" table:formula="of:=IF([.AA10]&gt;0;&quot;Subiu&quot;;IF([.AA10]&lt;0;&quot;Desceu&quot;;&quot;Estável&quot;))" office:value-type="string" office:string-value="Subiu" calcext:value-type="string">
            <text:p>Subiu</text:p>
          </table:table-cell>
          <table:table-cell table:style-name="ce310" table:formula="of:=VLOOKUP([.A10];['file:///C:/Users/sesmet/Downloads/Imers%C3%A3o%20Python%20-%20Tabela%20de%20a%C3%A7%C3%B5es.ods'#$Ticker.A$1:.B$1048576];2;0)" office:value-type="string" office:string-value="Multiplan" calcext:value-type="string">
            <text:p>Multiplan</text:p>
          </table:table-cell>
          <table:table-cell table:style-name="ce310" table:formula="of:=VLOOKUP([.AG10];['file:///C:/Users/sesmet/Downloads/Imers%C3%A3o%20Python%20-%20Tabela%20de%20a%C3%A7%C3%B5es.ods'#$ChatGPT.A$1:.D$1048576];2;0)" office:value-type="string" office:string-value="Shopping Centers" calcext:value-type="string">
            <text:p>Shopping Centers</text:p>
          </table:table-cell>
          <table:table-cell table:style-name="ce316" table:formula="of:=VLOOKUP([.AG10];['file:///C:/Users/sesmet/Downloads/Imers%C3%A3o%20Python%20-%20Tabela%20de%20a%C3%A7%C3%B5es.ods'#$ChatGPT.A$1:.D$1048576];4;0)" office:value-type="float" office:value="50" calcext:value-type="float">
            <text:p>50</text:p>
          </table:table-cell>
          <table:table-cell table:style-name="ce316" table:formula="of:=IF([.AI10]&gt;100;&quot;Mais de 100&quot;;IF([.AI10]&lt;50; &quot;Menos de 50&quot;; &quot;Entre 50 e 100&quot;))" office:value-type="string" office:string-value="Entre 50 e 100" calcext:value-type="string">
            <text:p>Entre 50 e 100</text:p>
          </table:table-cell>
          <table:table-cell table:number-columns-repeated="28"/>
        </table:table-row>
        <table:table-row table:style-name="ro2">
          <table:table-cell table:style-name="ce290" office:value-type="string" calcext:value-type="string">
            <text:p>ITUB4</text:p>
          </table:table-cell>
          <table:table-cell table:style-name="ce294" office:value-type="date" office:date-value="2024-01-26" calcext:value-type="date">
            <text:p>1/26/2024</text:p>
          </table:table-cell>
          <table:table-cell table:style-name="ce296" office:value-type="float" office:value="32.81" calcext:value-type="float">
            <text:p>32,81</text:p>
          </table:table-cell>
          <table:table-cell table:style-name="ce300" office:value-type="float" office:value="1.48" calcext:value-type="float">
            <text:p>1,48</text:p>
          </table:table-cell>
          <table:table-cell table:style-name="ce300" office:value-type="float" office:value="-0.39" calcext:value-type="float">
            <text:p>-0,39</text:p>
          </table:table-cell>
          <table:table-cell table:number-columns-repeated="2" table:style-name="ce300" office:value-type="float" office:value="-3.36" calcext:value-type="float">
            <text:p>-3,36</text:p>
          </table:table-cell>
          <table:table-cell table:style-name="ce300" office:value-type="float" office:value="34.25" calcext:value-type="float">
            <text:p>34,25</text:p>
          </table:table-cell>
          <table:table-cell table:style-name="ce300" office:value-type="float" office:value="32.35" calcext:value-type="float">
            <text:p>32,35</text:p>
          </table:table-cell>
          <table:table-cell table:style-name="ce300" office:value-type="float" office:value="32.91" calcext:value-type="float">
            <text:p>32,91</text:p>
          </table:table-cell>
          <table:table-cell table:style-name="ce290" office:value-type="string" calcext:value-type="string">
            <text:p>473,2 M</text:p>
          </table:table-cell>
          <table:table-cell table:style-name="ce302" table:formula="of:=[.D11]/100" office:value-type="float" office:value="0.0148" calcext:value-type="float">
            <text:p>0,0148</text:p>
          </table:table-cell>
          <table:table-cell table:style-name="ce302" table:formula="of:=[.E11]/100" office:value-type="float" office:value="-0.0039" calcext:value-type="float">
            <text:p>-0,0039</text:p>
          </table:table-cell>
          <table:table-cell table:style-name="ce302" table:formula="of:=[.F11]/100" office:value-type="float" office:value="-0.0336" calcext:value-type="float">
            <text:p>-0,0336</text:p>
          </table:table-cell>
          <table:table-cell table:style-name="ce302" table:formula="of:=[.G11]/100" office:value-type="float" office:value="-0.0336" calcext:value-type="float">
            <text:p>-0,0336</text:p>
          </table:table-cell>
          <table:table-cell table:style-name="ce302" table:formula="of:=[.H11]/100" office:value-type="float" office:value="0.3425" calcext:value-type="float">
            <text:p>0,3425</text:p>
          </table:table-cell>
          <table:table-cell table:style-name="ce307" table:formula="of:=[.$C11]/(1 + [.L11])" office:value-type="currency" office:currency="R$ " office:value="32.3314938904218" calcext:value-type="currency">
            <text:p>R$ 32,33</text:p>
          </table:table-cell>
          <table:table-cell table:style-name="ce307" table:formula="of:=[.$C11]/(1 + [.M11])" office:value-type="currency" office:currency="R$ " office:value="32.9384599939765" calcext:value-type="currency">
            <text:p>R$ 32,94</text:p>
          </table:table-cell>
          <table:table-cell table:style-name="ce307" table:formula="of:=[.$C11]/(1 + [.N11])" office:value-type="currency" office:currency="R$ " office:value="33.9507450331126" calcext:value-type="currency">
            <text:p>R$ 33,95</text:p>
          </table:table-cell>
          <table:table-cell table:style-name="ce307" table:formula="of:=[.$C11]/(1 + [.O11])" office:value-type="currency" office:currency="R$ " office:value="33.9507450331126" calcext:value-type="currency">
            <text:p>R$ 33,95</text:p>
          </table:table-cell>
          <table:table-cell table:style-name="ce307" table:formula="of:=[.$C11]/(1 + [.P11])" office:value-type="currency" office:currency="R$ " office:value="24.43947858473" calcext:value-type="currency">
            <text:p>R$ 24,44</text:p>
          </table:table-cell>
          <table:table-cell table:style-name="ce311" table:formula="of:=VLOOKUP([.A11];['file:///C:/Users/sesmet/Downloads/Imers%C3%A3o%20Python%20-%20Tabela%20de%20a%C3%A7%C3%B5es.ods'#$Total_de_acoes.A$1:.B$1048576];2;0)" office:value-type="float" office:value="4801593832" calcext:value-type="float">
            <text:p>4.801.593.832,00</text:p>
          </table:table-cell>
          <table:table-cell table:style-name="ce307" table:formula="of:=([.$C11]-[.Q11])*[.$V11]" office:value-type="currency" office:currency="R$ " office:value="2297591984.3252" calcext:value-type="currency">
            <text:p>R$ 2.297.591.984,33</text:p>
          </table:table-cell>
          <table:table-cell table:style-name="ce307" table:formula="of:=([.$C11]-[.R11])*[.$V11]" office:value-type="currency" office:currency="R$ " office:value="-616812714.736348" calcext:value-type="currency">
            <text:p>-R$ 616.812.714,74</text:p>
          </table:table-cell>
          <table:table-cell table:style-name="ce307" table:formula="of:=([.$C11]-[.S11])*[.$V11]" office:value-type="currency" office:currency="R$ " office:value="-5477394314.878" calcext:value-type="currency">
            <text:p>-R$ 5.477.394.314,88</text:p>
          </table:table-cell>
          <table:table-cell table:style-name="ce307" table:formula="of:=([.$C11]-[.T11])*[.$V11]" office:value-type="currency" office:currency="R$ " office:value="-5477394314.878" calcext:value-type="currency">
            <text:p>-R$ 5.477.394.314,88</text:p>
          </table:table-cell>
          <table:table-cell table:style-name="ce307" table:formula="of:=([.$C11]-[.U11])*[.$V11]" office:value-type="currency" office:currency="R$ " office:value="40191843998.1844" calcext:value-type="currency">
            <text:p>R$ 40.191.843.998,18</text:p>
          </table:table-cell>
          <table:table-cell table:style-name="ce311" table:formula="of:=IF([.W11]&gt;0;&quot;Subiu&quot;;IF([.W11]&lt;0;&quot;Desceu&quot;;&quot;Estável&quot;))" office:value-type="string" office:string-value="Subiu" calcext:value-type="string">
            <text:p>Subiu</text:p>
          </table:table-cell>
          <table:table-cell table:style-name="ce311" table:formula="of:=IF([.X11]&gt;0;&quot;Subiu&quot;;IF([.X11]&lt;0;&quot;Desceu&quot;;&quot;Estável&quot;))" office:value-type="string" office:string-value="Desceu" calcext:value-type="string">
            <text:p>Desceu</text:p>
          </table:table-cell>
          <table:table-cell table:style-name="ce311" table:formula="of:=IF([.Y11]&gt;0;&quot;Subiu&quot;;IF([.Y11]&lt;0;&quot;Desceu&quot;;&quot;Estável&quot;))" office:value-type="string" office:string-value="Desceu" calcext:value-type="string">
            <text:p>Desceu</text:p>
          </table:table-cell>
          <table:table-cell table:style-name="ce311" table:formula="of:=IF([.Z11]&gt;0;&quot;Subiu&quot;;IF([.Z11]&lt;0;&quot;Desceu&quot;;&quot;Estável&quot;))" office:value-type="string" office:string-value="Desceu" calcext:value-type="string">
            <text:p>Desceu</text:p>
          </table:table-cell>
          <table:table-cell table:style-name="ce311" table:formula="of:=IF([.AA11]&gt;0;&quot;Subiu&quot;;IF([.AA11]&lt;0;&quot;Desceu&quot;;&quot;Estável&quot;))" office:value-type="string" office:string-value="Subiu" calcext:value-type="string">
            <text:p>Subiu</text:p>
          </table:table-cell>
          <table:table-cell table:style-name="ce311" table:formula="of:=VLOOKUP([.A11];['file:///C:/Users/sesmet/Downloads/Imers%C3%A3o%20Python%20-%20Tabela%20de%20a%C3%A7%C3%B5es.ods'#$Ticker.A$1:.B$1048576];2;0)" office:value-type="string" office:string-value="Itaú Unibanco" calcext:value-type="string">
            <text:p>Itaú Unibanco</text:p>
          </table:table-cell>
          <table:table-cell table:style-name="ce311" table:formula="of:=VLOOKUP([.AG11];['file:///C:/Users/sesmet/Downloads/Imers%C3%A3o%20Python%20-%20Tabela%20de%20a%C3%A7%C3%B5es.ods'#$ChatGPT.A$1:.D$1048576];2;0)" office:value-type="string" office:string-value="Serviços Financeiros" calcext:value-type="string">
            <text:p>Serviços Financeiros</text:p>
          </table:table-cell>
          <table:table-cell table:style-name="ce317" table:formula="of:=VLOOKUP([.AG11];['file:///C:/Users/sesmet/Downloads/Imers%C3%A3o%20Python%20-%20Tabela%20de%20a%C3%A7%C3%B5es.ods'#$ChatGPT.A$1:.D$1048576];4;0)" office:value-type="float" office:value="16" calcext:value-type="float">
            <text:p>16</text:p>
          </table:table-cell>
          <table:table-cell table:style-name="ce317" table:formula="of:=IF([.AI11]&gt;100;&quot;Mais de 100&quot;;IF([.AI11]&lt;50; &quot;Menos de 50&quot;; &quot;Entre 50 e 100&quot;))" office:value-type="string" office:string-value="Menos de 50" calcext:value-type="string">
            <text:p>Menos de 50</text:p>
          </table:table-cell>
          <table:table-cell table:number-columns-repeated="28"/>
        </table:table-row>
        <table:table-row table:style-name="ro2">
          <table:table-cell table:style-name="ce289" office:value-type="string" calcext:value-type="string">
            <text:p>RDOR3</text:p>
          </table:table-cell>
          <table:table-cell table:style-name="ce293" office:value-type="date" office:date-value="2024-01-26" calcext:value-type="date">
            <text:p>1/26/2024</text:p>
          </table:table-cell>
          <table:table-cell table:style-name="ce295" office:value-type="float" office:value="27.56" calcext:value-type="float">
            <text:p>27,56</text:p>
          </table:table-cell>
          <table:table-cell table:style-name="ce299" office:value-type="float" office:value="1.43" calcext:value-type="float">
            <text:p>1,43</text:p>
          </table:table-cell>
          <table:table-cell table:style-name="ce299" office:value-type="float" office:value="3.41" calcext:value-type="float">
            <text:p>3,41</text:p>
          </table:table-cell>
          <table:table-cell table:number-columns-repeated="2" table:style-name="ce299" office:value-type="float" office:value="-4.17" calcext:value-type="float">
            <text:p>-4,17</text:p>
          </table:table-cell>
          <table:table-cell table:style-name="ce299" office:value-type="float" office:value="-6.01" calcext:value-type="float">
            <text:p>-6,01</text:p>
          </table:table-cell>
          <table:table-cell table:style-name="ce299" office:value-type="float" office:value="26.9" calcext:value-type="float">
            <text:p>26,9</text:p>
          </table:table-cell>
          <table:table-cell table:style-name="ce299" office:value-type="float" office:value="27.91" calcext:value-type="float">
            <text:p>27,91</text:p>
          </table:table-cell>
          <table:table-cell table:style-name="ce289" office:value-type="string" calcext:value-type="string">
            <text:p>71,62 M</text:p>
          </table:table-cell>
          <table:table-cell table:style-name="ce301" table:formula="of:=[.D12]/100" office:value-type="float" office:value="0.0143" calcext:value-type="float">
            <text:p>0,0143</text:p>
          </table:table-cell>
          <table:table-cell table:style-name="ce301" table:formula="of:=[.E12]/100" office:value-type="float" office:value="0.0341" calcext:value-type="float">
            <text:p>0,0341</text:p>
          </table:table-cell>
          <table:table-cell table:style-name="ce301" table:formula="of:=[.F12]/100" office:value-type="float" office:value="-0.0417" calcext:value-type="float">
            <text:p>-0,0417</text:p>
          </table:table-cell>
          <table:table-cell table:style-name="ce301" table:formula="of:=[.G12]/100" office:value-type="float" office:value="-0.0417" calcext:value-type="float">
            <text:p>-0,0417</text:p>
          </table:table-cell>
          <table:table-cell table:style-name="ce301" table:formula="of:=[.H12]/100" office:value-type="float" office:value="-0.0601" calcext:value-type="float">
            <text:p>-0,0601</text:p>
          </table:table-cell>
          <table:table-cell table:style-name="ce306" table:formula="of:=[.$C12]/(1 + [.L12])" office:value-type="currency" office:currency="R$ " office:value="27.1714482894607" calcext:value-type="currency">
            <text:p>R$ 27,17</text:p>
          </table:table-cell>
          <table:table-cell table:style-name="ce306" table:formula="of:=[.$C12]/(1 + [.M12])" office:value-type="currency" office:currency="R$ " office:value="26.6511942752152" calcext:value-type="currency">
            <text:p>R$ 26,65</text:p>
          </table:table-cell>
          <table:table-cell table:style-name="ce306" table:formula="of:=[.$C12]/(1 + [.N12])" office:value-type="currency" office:currency="R$ " office:value="28.7592611916936" calcext:value-type="currency">
            <text:p>R$ 28,76</text:p>
          </table:table-cell>
          <table:table-cell table:style-name="ce306" table:formula="of:=[.$C12]/(1 + [.O12])" office:value-type="currency" office:currency="R$ " office:value="28.7592611916936" calcext:value-type="currency">
            <text:p>R$ 28,76</text:p>
          </table:table-cell>
          <table:table-cell table:style-name="ce306" table:formula="of:=[.$C12]/(1 + [.P12])" office:value-type="currency" office:currency="R$ " office:value="29.3222683264177" calcext:value-type="currency">
            <text:p>R$ 29,32</text:p>
          </table:table-cell>
          <table:table-cell table:style-name="ce310" table:formula="of:=VLOOKUP([.A12];['file:///C:/Users/sesmet/Downloads/Imers%C3%A3o%20Python%20-%20Tabela%20de%20a%C3%A7%C3%B5es.ods'#$Total_de_acoes.A$1:.B$1048576];2;0)" office:value-type="float" office:value="1168230366" calcext:value-type="float">
            <text:p>1.168.230.366,00</text:p>
          </table:table-cell>
          <table:table-cell table:style-name="ce306" table:formula="of:=([.$C12]-[.Q12])*[.$V12]" office:value-type="currency" office:currency="R$ " office:value="453917907.01324" calcext:value-type="currency">
            <text:p>R$ 453.917.907,01</text:p>
          </table:table-cell>
          <table:table-cell table:style-name="ce306" table:formula="of:=([.$C12]-[.R12])*[.$V12]" office:value-type="currency" office:currency="R$ " office:value="1061694444.48829" calcext:value-type="currency">
            <text:p>R$ 1.061.694.444,49</text:p>
          </table:table-cell>
          <table:table-cell table:style-name="ce306" table:formula="of:=([.$C12]-[.S12])*[.$V12]" office:value-type="currency" office:currency="R$ " office:value="-1401013340.90184" calcext:value-type="currency">
            <text:p>-R$ 1.401.013.340,90</text:p>
          </table:table-cell>
          <table:table-cell table:style-name="ce306" table:formula="of:=([.$C12]-[.T12])*[.$V12]" office:value-type="currency" office:currency="R$ " office:value="-1401013340.90184" calcext:value-type="currency">
            <text:p>-R$ 1.401.013.340,90</text:p>
          </table:table-cell>
          <table:table-cell table:style-name="ce306" table:formula="of:=([.$C12]-[.U12])*[.$V12]" office:value-type="currency" office:currency="R$ " office:value="-2058735371.96116" calcext:value-type="currency">
            <text:p>-R$ 2.058.735.371,96</text:p>
          </table:table-cell>
          <table:table-cell table:style-name="ce310" table:formula="of:=IF([.W12]&gt;0;&quot;Subiu&quot;;IF([.W12]&lt;0;&quot;Desceu&quot;;&quot;Estável&quot;))" office:value-type="string" office:string-value="Subiu" calcext:value-type="string">
            <text:p>Subiu</text:p>
          </table:table-cell>
          <table:table-cell table:style-name="ce310" table:formula="of:=IF([.X12]&gt;0;&quot;Subiu&quot;;IF([.X12]&lt;0;&quot;Desceu&quot;;&quot;Estável&quot;))" office:value-type="string" office:string-value="Subiu" calcext:value-type="string">
            <text:p>Subiu</text:p>
          </table:table-cell>
          <table:table-cell table:style-name="ce310" table:formula="of:=IF([.Y12]&gt;0;&quot;Subiu&quot;;IF([.Y12]&lt;0;&quot;Desceu&quot;;&quot;Estável&quot;))" office:value-type="string" office:string-value="Desceu" calcext:value-type="string">
            <text:p>Desceu</text:p>
          </table:table-cell>
          <table:table-cell table:style-name="ce310" table:formula="of:=IF([.Z12]&gt;0;&quot;Subiu&quot;;IF([.Z12]&lt;0;&quot;Desceu&quot;;&quot;Estável&quot;))" office:value-type="string" office:string-value="Desceu" calcext:value-type="string">
            <text:p>Desceu</text:p>
          </table:table-cell>
          <table:table-cell table:style-name="ce310" table:formula="of:=IF([.AA12]&gt;0;&quot;Subiu&quot;;IF([.AA12]&lt;0;&quot;Desceu&quot;;&quot;Estável&quot;))" office:value-type="string" office:string-value="Desceu" calcext:value-type="string">
            <text:p>Desceu</text:p>
          </table:table-cell>
          <table:table-cell table:style-name="ce310" table:formula="of:=VLOOKUP([.A12];['file:///C:/Users/sesmet/Downloads/Imers%C3%A3o%20Python%20-%20Tabela%20de%20a%C3%A7%C3%B5es.ods'#$Ticker.A$1:.B$1048576];2;0)" office:value-type="string" office:string-value="Rede D'Or" calcext:value-type="string">
            <text:p>Rede D'Or</text:p>
          </table:table-cell>
          <table:table-cell table:style-name="ce310" table:formula="of:=VLOOKUP([.AG12];['file:///C:/Users/sesmet/Downloads/Imers%C3%A3o%20Python%20-%20Tabela%20de%20a%C3%A7%C3%B5es.ods'#$ChatGPT.A$1:.D$1048576];2;0)" office:value-type="string" office:string-value="Saúde" calcext:value-type="string">
            <text:p>Saúde</text:p>
          </table:table-cell>
          <table:table-cell table:style-name="ce316" table:formula="of:=VLOOKUP([.AG12];['file:///C:/Users/sesmet/Downloads/Imers%C3%A3o%20Python%20-%20Tabela%20de%20a%C3%A7%C3%B5es.ods'#$ChatGPT.A$1:.D$1048576];4;0)" office:value-type="float" office:value="47" calcext:value-type="float">
            <text:p>47</text:p>
          </table:table-cell>
          <table:table-cell table:style-name="ce316" table:formula="of:=IF([.AI12]&gt;100;&quot;Mais de 100&quot;;IF([.AI12]&lt;50; &quot;Menos de 50&quot;; &quot;Entre 50 e 100&quot;))" office:value-type="string" office:string-value="Menos de 50" calcext:value-type="string">
            <text:p>Menos de 50</text:p>
          </table:table-cell>
          <table:table-cell table:number-columns-repeated="28"/>
        </table:table-row>
        <table:table-row table:style-name="ro2">
          <table:table-cell table:style-name="ce290" office:value-type="string" calcext:value-type="string">
            <text:p>BRKM5</text:p>
          </table:table-cell>
          <table:table-cell table:style-name="ce294" office:value-type="date" office:date-value="2024-01-26" calcext:value-type="date">
            <text:p>1/26/2024</text:p>
          </table:table-cell>
          <table:table-cell table:style-name="ce296" office:value-type="float" office:value="18.55" calcext:value-type="float">
            <text:p>18,55</text:p>
          </table:table-cell>
          <table:table-cell table:style-name="ce300" office:value-type="float" office:value="1.42" calcext:value-type="float">
            <text:p>1,42</text:p>
          </table:table-cell>
          <table:table-cell table:style-name="ce300" office:value-type="float" office:value="5.1" calcext:value-type="float">
            <text:p>5,1</text:p>
          </table:table-cell>
          <table:table-cell table:number-columns-repeated="2" table:style-name="ce300" office:value-type="float" office:value="-15.14" calcext:value-type="float">
            <text:p>-15,14</text:p>
          </table:table-cell>
          <table:table-cell table:style-name="ce300" office:value-type="float" office:value="-18.39" calcext:value-type="float">
            <text:p>-18,39</text:p>
          </table:table-cell>
          <table:table-cell table:style-name="ce300" office:value-type="float" office:value="18.29" calcext:value-type="float">
            <text:p>18,29</text:p>
          </table:table-cell>
          <table:table-cell table:style-name="ce300" office:value-type="float" office:value="18.73" calcext:value-type="float">
            <text:p>18,73</text:p>
          </table:table-cell>
          <table:table-cell table:style-name="ce290" office:value-type="string" calcext:value-type="string">
            <text:p>43,31 M</text:p>
          </table:table-cell>
          <table:table-cell table:style-name="ce302" table:formula="of:=[.D13]/100" office:value-type="float" office:value="0.0142" calcext:value-type="float">
            <text:p>0,0142</text:p>
          </table:table-cell>
          <table:table-cell table:style-name="ce302" table:formula="of:=[.E13]/100" office:value-type="float" office:value="0.051" calcext:value-type="float">
            <text:p>0,051</text:p>
          </table:table-cell>
          <table:table-cell table:style-name="ce302" table:formula="of:=[.F13]/100" office:value-type="float" office:value="-0.1514" calcext:value-type="float">
            <text:p>-0,1514</text:p>
          </table:table-cell>
          <table:table-cell table:style-name="ce302" table:formula="of:=[.G13]/100" office:value-type="float" office:value="-0.1514" calcext:value-type="float">
            <text:p>-0,1514</text:p>
          </table:table-cell>
          <table:table-cell table:style-name="ce302" table:formula="of:=[.H13]/100" office:value-type="float" office:value="-0.1839" calcext:value-type="float">
            <text:p>-0,1839</text:p>
          </table:table-cell>
          <table:table-cell table:style-name="ce307" table:formula="of:=[.$C13]/(1 + [.L13])" office:value-type="currency" office:currency="R$ " office:value="18.2902780516663" calcext:value-type="currency">
            <text:p>R$ 18,29</text:p>
          </table:table-cell>
          <table:table-cell table:style-name="ce307" table:formula="of:=[.$C13]/(1 + [.M13])" office:value-type="currency" office:currency="R$ " office:value="17.6498572787821" calcext:value-type="currency">
            <text:p>R$ 17,65</text:p>
          </table:table-cell>
          <table:table-cell table:style-name="ce307" table:formula="of:=[.$C13]/(1 + [.N13])" office:value-type="currency" office:currency="R$ " office:value="21.8595333490455" calcext:value-type="currency">
            <text:p>R$ 21,86</text:p>
          </table:table-cell>
          <table:table-cell table:style-name="ce307" table:formula="of:=[.$C13]/(1 + [.O13])" office:value-type="currency" office:currency="R$ " office:value="21.8595333490455" calcext:value-type="currency">
            <text:p>R$ 21,86</text:p>
          </table:table-cell>
          <table:table-cell table:style-name="ce307" table:formula="of:=[.$C13]/(1 + [.P13])" office:value-type="currency" office:currency="R$ " office:value="22.7300575909815" calcext:value-type="currency">
            <text:p>R$ 22,73</text:p>
          </table:table-cell>
          <table:table-cell table:style-name="ce311" table:formula="of:=VLOOKUP([.A13];['file:///C:/Users/sesmet/Downloads/Imers%C3%A3o%20Python%20-%20Tabela%20de%20a%C3%A7%C3%B5es.ods'#$Total_de_acoes.A$1:.B$1048576];2;0)" office:value-type="float" office:value="265877867" calcext:value-type="float">
            <text:p>265.877.867,00</text:p>
          </table:table-cell>
          <table:table-cell table:style-name="ce307" table:formula="of:=([.$C13]-[.Q13])*[.$V13]" office:value-type="currency" office:currency="R$ " office:value="69054317.6360385" calcext:value-type="currency">
            <text:p>R$ 69.054.317,64</text:p>
          </table:table-cell>
          <table:table-cell table:style-name="ce307" table:formula="of:=([.$C13]-[.R13])*[.$V13]" office:value-type="currency" office:currency="R$ " office:value="239328026.712987" calcext:value-type="currency">
            <text:p>R$ 239.328.026,71</text:p>
          </table:table-cell>
          <table:table-cell table:style-name="ce307" table:formula="of:=([.$C13]-[.S13])*[.$V13]" office:value-type="currency" office:currency="R$ " office:value="-879931667.609581" calcext:value-type="currency">
            <text:p>-R$ 879.931.667,61</text:p>
          </table:table-cell>
          <table:table-cell table:style-name="ce307" table:formula="of:=([.$C13]-[.T13])*[.$V13]" office:value-type="currency" office:currency="R$ " office:value="-879931667.609581" calcext:value-type="currency">
            <text:p>-R$ 879.931.667,61</text:p>
          </table:table-cell>
          <table:table-cell table:style-name="ce307" table:formula="of:=([.$C13]-[.U13])*[.$V13]" office:value-type="currency" office:currency="R$ " office:value="-1111384796.22732" calcext:value-type="currency">
            <text:p>-R$ 1.111.384.796,23</text:p>
          </table:table-cell>
          <table:table-cell table:style-name="ce311" table:formula="of:=IF([.W13]&gt;0;&quot;Subiu&quot;;IF([.W13]&lt;0;&quot;Desceu&quot;;&quot;Estável&quot;))" office:value-type="string" office:string-value="Subiu" calcext:value-type="string">
            <text:p>Subiu</text:p>
          </table:table-cell>
          <table:table-cell table:style-name="ce311" table:formula="of:=IF([.X13]&gt;0;&quot;Subiu&quot;;IF([.X13]&lt;0;&quot;Desceu&quot;;&quot;Estável&quot;))" office:value-type="string" office:string-value="Subiu" calcext:value-type="string">
            <text:p>Subiu</text:p>
          </table:table-cell>
          <table:table-cell table:style-name="ce311" table:formula="of:=IF([.Y13]&gt;0;&quot;Subiu&quot;;IF([.Y13]&lt;0;&quot;Desceu&quot;;&quot;Estável&quot;))" office:value-type="string" office:string-value="Desceu" calcext:value-type="string">
            <text:p>Desceu</text:p>
          </table:table-cell>
          <table:table-cell table:style-name="ce311" table:formula="of:=IF([.Z13]&gt;0;&quot;Subiu&quot;;IF([.Z13]&lt;0;&quot;Desceu&quot;;&quot;Estável&quot;))" office:value-type="string" office:string-value="Desceu" calcext:value-type="string">
            <text:p>Desceu</text:p>
          </table:table-cell>
          <table:table-cell table:style-name="ce311" table:formula="of:=IF([.AA13]&gt;0;&quot;Subiu&quot;;IF([.AA13]&lt;0;&quot;Desceu&quot;;&quot;Estável&quot;))" office:value-type="string" office:string-value="Desceu" calcext:value-type="string">
            <text:p>Desceu</text:p>
          </table:table-cell>
          <table:table-cell table:style-name="ce311" table:formula="of:=VLOOKUP([.A13];['file:///C:/Users/sesmet/Downloads/Imers%C3%A3o%20Python%20-%20Tabela%20de%20a%C3%A7%C3%B5es.ods'#$Ticker.A$1:.B$1048576];2;0)" office:value-type="string" office:string-value="Braskem" calcext:value-type="string">
            <text:p>Braskem</text:p>
          </table:table-cell>
          <table:table-cell table:style-name="ce311" table:formula="of:=VLOOKUP([.AG13];['file:///C:/Users/sesmet/Downloads/Imers%C3%A3o%20Python%20-%20Tabela%20de%20a%C3%A7%C3%B5es.ods'#$ChatGPT.A$1:.D$1048576];2;0)" office:value-type="string" office:string-value="Petroquímica" calcext:value-type="string">
            <text:p>Petroquímica</text:p>
          </table:table-cell>
          <table:table-cell table:style-name="ce317" table:formula="of:=VLOOKUP([.AG13];['file:///C:/Users/sesmet/Downloads/Imers%C3%A3o%20Python%20-%20Tabela%20de%20a%C3%A7%C3%B5es.ods'#$ChatGPT.A$1:.D$1048576];4;0)" office:value-type="float" office:value="22" calcext:value-type="float">
            <text:p>22</text:p>
          </table:table-cell>
          <table:table-cell table:style-name="ce317" table:formula="of:=IF([.AI13]&gt;100;&quot;Mais de 100&quot;;IF([.AI13]&lt;50; &quot;Menos de 50&quot;; &quot;Entre 50 e 100&quot;))" office:value-type="string" office:string-value="Menos de 50" calcext:value-type="string">
            <text:p>Menos de 50</text:p>
          </table:table-cell>
          <table:table-cell table:number-columns-repeated="28"/>
        </table:table-row>
        <table:table-row table:style-name="ro2">
          <table:table-cell table:style-name="ce289" office:value-type="string" calcext:value-type="string">
            <text:p>AZUL4</text:p>
          </table:table-cell>
          <table:table-cell table:style-name="ce293" office:value-type="date" office:date-value="2024-01-26" calcext:value-type="date">
            <text:p>1/26/2024</text:p>
          </table:table-cell>
          <table:table-cell table:style-name="ce295" office:value-type="float" office:value="14.27" calcext:value-type="float">
            <text:p>14,27</text:p>
          </table:table-cell>
          <table:table-cell table:style-name="ce299" office:value-type="float" office:value="1.42" calcext:value-type="float">
            <text:p>1,42</text:p>
          </table:table-cell>
          <table:table-cell table:style-name="ce299" office:value-type="float" office:value="8.85" calcext:value-type="float">
            <text:p>8,85</text:p>
          </table:table-cell>
          <table:table-cell table:number-columns-repeated="2" table:style-name="ce299" office:value-type="float" office:value="-10.87" calcext:value-type="float">
            <text:p>-10,87</text:p>
          </table:table-cell>
          <table:table-cell table:style-name="ce299" office:value-type="float" office:value="18.52" calcext:value-type="float">
            <text:p>18,52</text:p>
          </table:table-cell>
          <table:table-cell table:style-name="ce299" office:value-type="float" office:value="13.8" calcext:value-type="float">
            <text:p>13,8</text:p>
          </table:table-cell>
          <table:table-cell table:style-name="ce299" office:value-type="float" office:value="14.36" calcext:value-type="float">
            <text:p>14,36</text:p>
          </table:table-cell>
          <table:table-cell table:style-name="ce289" office:value-type="string" calcext:value-type="string">
            <text:p>270,24 M</text:p>
          </table:table-cell>
          <table:table-cell table:style-name="ce301" table:formula="of:=[.D14]/100" office:value-type="float" office:value="0.0142" calcext:value-type="float">
            <text:p>0,0142</text:p>
          </table:table-cell>
          <table:table-cell table:style-name="ce301" table:formula="of:=[.E14]/100" office:value-type="float" office:value="0.0885" calcext:value-type="float">
            <text:p>0,0885</text:p>
          </table:table-cell>
          <table:table-cell table:style-name="ce301" table:formula="of:=[.F14]/100" office:value-type="float" office:value="-0.1087" calcext:value-type="float">
            <text:p>-0,1087</text:p>
          </table:table-cell>
          <table:table-cell table:style-name="ce301" table:formula="of:=[.G14]/100" office:value-type="float" office:value="-0.1087" calcext:value-type="float">
            <text:p>-0,1087</text:p>
          </table:table-cell>
          <table:table-cell table:style-name="ce301" table:formula="of:=[.H14]/100" office:value-type="float" office:value="0.1852" calcext:value-type="float">
            <text:p>0,1852</text:p>
          </table:table-cell>
          <table:table-cell table:style-name="ce306" table:formula="of:=[.$C14]/(1 + [.L14])" office:value-type="currency" office:currency="R$ " office:value="14.0702031157563" calcext:value-type="currency">
            <text:p>R$ 14,07</text:p>
          </table:table-cell>
          <table:table-cell table:style-name="ce306" table:formula="of:=[.$C14]/(1 + [.M14])" office:value-type="currency" office:currency="R$ " office:value="13.1097841065687" calcext:value-type="currency">
            <text:p>R$ 13,11</text:p>
          </table:table-cell>
          <table:table-cell table:style-name="ce306" table:formula="of:=[.$C14]/(1 + [.N14])" office:value-type="currency" office:currency="R$ " office:value="16.0103220015707" calcext:value-type="currency">
            <text:p>R$ 16,01</text:p>
          </table:table-cell>
          <table:table-cell table:style-name="ce306" table:formula="of:=[.$C14]/(1 + [.O14])" office:value-type="currency" office:currency="R$ " office:value="16.0103220015707" calcext:value-type="currency">
            <text:p>R$ 16,01</text:p>
          </table:table-cell>
          <table:table-cell table:style-name="ce306" table:formula="of:=[.$C14]/(1 + [.P14])" office:value-type="currency" office:currency="R$ " office:value="12.040161997975" calcext:value-type="currency">
            <text:p>R$ 12,04</text:p>
          </table:table-cell>
          <table:table-cell table:style-name="ce310" table:formula="of:=VLOOKUP([.A14];['file:///C:/Users/sesmet/Downloads/Imers%C3%A3o%20Python%20-%20Tabela%20de%20a%C3%A7%C3%B5es.ods'#$Total_de_acoes.A$1:.B$1048576];2;0)" office:value-type="float" office:value="327593725" calcext:value-type="float">
            <text:p>327.593.725,00</text:p>
          </table:table-cell>
          <table:table-cell table:style-name="ce306" table:formula="of:=([.$C14]-[.Q14])*[.$V14]" office:value-type="currency" office:currency="R$ " office:value="65452205.5528002" calcext:value-type="currency">
            <text:p>R$ 65.452.205,55</text:p>
          </table:table-cell>
          <table:table-cell table:style-name="ce306" table:formula="of:=([.$C14]-[.R14])*[.$V14]" office:value-type="currency" office:currency="R$ " office:value="380079446.333372" calcext:value-type="currency">
            <text:p>R$ 380.079.446,33</text:p>
          </table:table-cell>
          <table:table-cell table:style-name="ce306" table:formula="of:=([.$C14]-[.S14])*[.$V14]" office:value-type="currency" office:currency="R$ " office:value="-570118567.194014" calcext:value-type="currency">
            <text:p>-R$ 570.118.567,19</text:p>
          </table:table-cell>
          <table:table-cell table:style-name="ce306" table:formula="of:=([.$C14]-[.T14])*[.$V14]" office:value-type="currency" office:currency="R$ " office:value="-570118567.194014" calcext:value-type="currency">
            <text:p>-R$ 570.118.567,19</text:p>
          </table:table-cell>
          <table:table-cell table:style-name="ce306" table:formula="of:=([.$C14]-[.U14])*[.$V14]" office:value-type="currency" office:currency="R$ " office:value="730480937.229919" calcext:value-type="currency">
            <text:p>R$ 730.480.937,23</text:p>
          </table:table-cell>
          <table:table-cell table:style-name="ce310" table:formula="of:=IF([.W14]&gt;0;&quot;Subiu&quot;;IF([.W14]&lt;0;&quot;Desceu&quot;;&quot;Estável&quot;))" office:value-type="string" office:string-value="Subiu" calcext:value-type="string">
            <text:p>Subiu</text:p>
          </table:table-cell>
          <table:table-cell table:style-name="ce310" table:formula="of:=IF([.X14]&gt;0;&quot;Subiu&quot;;IF([.X14]&lt;0;&quot;Desceu&quot;;&quot;Estável&quot;))" office:value-type="string" office:string-value="Subiu" calcext:value-type="string">
            <text:p>Subiu</text:p>
          </table:table-cell>
          <table:table-cell table:style-name="ce310" table:formula="of:=IF([.Y14]&gt;0;&quot;Subiu&quot;;IF([.Y14]&lt;0;&quot;Desceu&quot;;&quot;Estável&quot;))" office:value-type="string" office:string-value="Desceu" calcext:value-type="string">
            <text:p>Desceu</text:p>
          </table:table-cell>
          <table:table-cell table:style-name="ce310" table:formula="of:=IF([.Z14]&gt;0;&quot;Subiu&quot;;IF([.Z14]&lt;0;&quot;Desceu&quot;;&quot;Estável&quot;))" office:value-type="string" office:string-value="Desceu" calcext:value-type="string">
            <text:p>Desceu</text:p>
          </table:table-cell>
          <table:table-cell table:style-name="ce310" table:formula="of:=IF([.AA14]&gt;0;&quot;Subiu&quot;;IF([.AA14]&lt;0;&quot;Desceu&quot;;&quot;Estável&quot;))" office:value-type="string" office:string-value="Subiu" calcext:value-type="string">
            <text:p>Subiu</text:p>
          </table:table-cell>
          <table:table-cell table:style-name="ce310" table:formula="of:=VLOOKUP([.A14];['file:///C:/Users/sesmet/Downloads/Imers%C3%A3o%20Python%20-%20Tabela%20de%20a%C3%A7%C3%B5es.ods'#$Ticker.A$1:.B$1048576];2;0)" office:value-type="string" office:string-value="Azul" calcext:value-type="string">
            <text:p>Azul</text:p>
          </table:table-cell>
          <table:table-cell table:style-name="ce310" table:formula="of:=VLOOKUP([.AG14];['file:///C:/Users/sesmet/Downloads/Imers%C3%A3o%20Python%20-%20Tabela%20de%20a%C3%A7%C3%B5es.ods'#$ChatGPT.A$1:.D$1048576];2;0)" office:value-type="string" office:string-value="Transporte Aéreo" calcext:value-type="string">
            <text:p>Transporte Aéreo</text:p>
          </table:table-cell>
          <table:table-cell table:style-name="ce316" table:formula="of:=VLOOKUP([.AG14];['file:///C:/Users/sesmet/Downloads/Imers%C3%A3o%20Python%20-%20Tabela%20de%20a%C3%A7%C3%B5es.ods'#$ChatGPT.A$1:.D$1048576];4;0)" office:value-type="float" office:value="16" calcext:value-type="float">
            <text:p>16</text:p>
          </table:table-cell>
          <table:table-cell table:style-name="ce316" table:formula="of:=IF([.AI14]&gt;100;&quot;Mais de 100&quot;;IF([.AI14]&lt;50; &quot;Menos de 50&quot;; &quot;Entre 50 e 100&quot;))" office:value-type="string" office:string-value="Menos de 50" calcext:value-type="string">
            <text:p>Menos de 50</text:p>
          </table:table-cell>
          <table:table-cell table:number-columns-repeated="28"/>
        </table:table-row>
        <table:table-row table:style-name="ro2">
          <table:table-cell table:style-name="ce290" office:value-type="string" calcext:value-type="string">
            <text:p>RRRP3</text:p>
          </table:table-cell>
          <table:table-cell table:style-name="ce294" office:value-type="date" office:date-value="2024-01-26" calcext:value-type="date">
            <text:p>1/26/2024</text:p>
          </table:table-cell>
          <table:table-cell table:style-name="ce296" office:value-type="float" office:value="28.75" calcext:value-type="float">
            <text:p>28,75</text:p>
          </table:table-cell>
          <table:table-cell table:style-name="ce300" office:value-type="float" office:value="1.41" calcext:value-type="float">
            <text:p>1,41</text:p>
          </table:table-cell>
          <table:table-cell table:style-name="ce300" office:value-type="float" office:value="-2.71" calcext:value-type="float">
            <text:p>-2,71</text:p>
          </table:table-cell>
          <table:table-cell table:number-columns-repeated="2" table:style-name="ce300" office:value-type="float" office:value="9.4" calcext:value-type="float">
            <text:p>9,4</text:p>
          </table:table-cell>
          <table:table-cell table:style-name="ce300" office:value-type="float" office:value="-37.7" calcext:value-type="float">
            <text:p>-37,7</text:p>
          </table:table-cell>
          <table:table-cell table:style-name="ce300" office:value-type="float" office:value="28" calcext:value-type="float">
            <text:p>28</text:p>
          </table:table-cell>
          <table:table-cell table:style-name="ce300" office:value-type="float" office:value="28.75" calcext:value-type="float">
            <text:p>28,75</text:p>
          </table:table-cell>
          <table:table-cell table:style-name="ce290" office:value-type="string" calcext:value-type="string">
            <text:p>78,44 M</text:p>
          </table:table-cell>
          <table:table-cell table:style-name="ce302" table:formula="of:=[.D15]/100" office:value-type="float" office:value="0.0141" calcext:value-type="float">
            <text:p>0,0141</text:p>
          </table:table-cell>
          <table:table-cell table:style-name="ce302" table:formula="of:=[.E15]/100" office:value-type="float" office:value="-0.0271" calcext:value-type="float">
            <text:p>-0,0271</text:p>
          </table:table-cell>
          <table:table-cell table:style-name="ce302" table:formula="of:=[.F15]/100" office:value-type="float" office:value="0.094" calcext:value-type="float">
            <text:p>0,094</text:p>
          </table:table-cell>
          <table:table-cell table:style-name="ce302" table:formula="of:=[.G15]/100" office:value-type="float" office:value="0.094" calcext:value-type="float">
            <text:p>0,094</text:p>
          </table:table-cell>
          <table:table-cell table:style-name="ce302" table:formula="of:=[.H15]/100" office:value-type="float" office:value="-0.377" calcext:value-type="float">
            <text:p>-0,377</text:p>
          </table:table-cell>
          <table:table-cell table:style-name="ce307" table:formula="of:=[.$C15]/(1 + [.L15])" office:value-type="currency" office:currency="R$ " office:value="28.3502613154521" calcext:value-type="currency">
            <text:p>R$ 28,35</text:p>
          </table:table-cell>
          <table:table-cell table:style-name="ce307" table:formula="of:=[.$C15]/(1 + [.M15])" office:value-type="currency" office:currency="R$ " office:value="29.5508274231678" calcext:value-type="currency">
            <text:p>R$ 29,55</text:p>
          </table:table-cell>
          <table:table-cell table:style-name="ce307" table:formula="of:=[.$C15]/(1 + [.N15])" office:value-type="currency" office:currency="R$ " office:value="26.2797074954296" calcext:value-type="currency">
            <text:p>R$ 26,28</text:p>
          </table:table-cell>
          <table:table-cell table:style-name="ce307" table:formula="of:=[.$C15]/(1 + [.O15])" office:value-type="currency" office:currency="R$ " office:value="26.2797074954296" calcext:value-type="currency">
            <text:p>R$ 26,28</text:p>
          </table:table-cell>
          <table:table-cell table:style-name="ce307" table:formula="of:=[.$C15]/(1 + [.P15])" office:value-type="currency" office:currency="R$ " office:value="46.1476725521669" calcext:value-type="currency">
            <text:p>R$ 46,15</text:p>
          </table:table-cell>
          <table:table-cell table:style-name="ce311" table:formula="of:=VLOOKUP([.A15];['file:///C:/Users/sesmet/Downloads/Imers%C3%A3o%20Python%20-%20Tabela%20de%20a%C3%A7%C3%B5es.ods'#$Total_de_acoes.A$1:.B$1048576];2;0)" office:value-type="float" office:value="235665566" calcext:value-type="float">
            <text:p>235.665.566,00</text:p>
          </table:table-cell>
          <table:table-cell table:style-name="ce307" table:formula="of:=([.$C15]-[.Q15])*[.$V15]" office:value-type="currency" office:currency="R$ " office:value="94204643.3460701" calcext:value-type="currency">
            <text:p>R$ 94.204.643,35</text:p>
          </table:table-cell>
          <table:table-cell table:style-name="ce307" table:formula="of:=([.$C15]-[.R15])*[.$V15]" office:value-type="currency" office:currency="R$ " office:value="-188727447.949173" calcext:value-type="currency">
            <text:p>-R$ 188.727.447,95</text:p>
          </table:table-cell>
          <table:table-cell table:style-name="ce307" table:formula="of:=([.$C15]-[.S15])*[.$V15]" office:value-type="currency" office:currency="R$ " office:value="582162881.275137" calcext:value-type="currency">
            <text:p>R$ 582.162.881,28</text:p>
          </table:table-cell>
          <table:table-cell table:style-name="ce307" table:formula="of:=([.$C15]-[.T15])*[.$V15]" office:value-type="currency" office:currency="R$ " office:value="582162881.275137" calcext:value-type="currency">
            <text:p>R$ 582.162.881,28</text:p>
          </table:table-cell>
          <table:table-cell table:style-name="ce307" table:formula="of:=([.$C15]-[.U15])*[.$V15]" office:value-type="currency" office:currency="R$ " office:value="-4100032349.08908" calcext:value-type="currency">
            <text:p>-R$ 4.100.032.349,09</text:p>
          </table:table-cell>
          <table:table-cell table:style-name="ce311" table:formula="of:=IF([.W15]&gt;0;&quot;Subiu&quot;;IF([.W15]&lt;0;&quot;Desceu&quot;;&quot;Estável&quot;))" office:value-type="string" office:string-value="Subiu" calcext:value-type="string">
            <text:p>Subiu</text:p>
          </table:table-cell>
          <table:table-cell table:style-name="ce311" table:formula="of:=IF([.X15]&gt;0;&quot;Subiu&quot;;IF([.X15]&lt;0;&quot;Desceu&quot;;&quot;Estável&quot;))" office:value-type="string" office:string-value="Desceu" calcext:value-type="string">
            <text:p>Desceu</text:p>
          </table:table-cell>
          <table:table-cell table:style-name="ce311" table:formula="of:=IF([.Y15]&gt;0;&quot;Subiu&quot;;IF([.Y15]&lt;0;&quot;Desceu&quot;;&quot;Estável&quot;))" office:value-type="string" office:string-value="Subiu" calcext:value-type="string">
            <text:p>Subiu</text:p>
          </table:table-cell>
          <table:table-cell table:style-name="ce311" table:formula="of:=IF([.Z15]&gt;0;&quot;Subiu&quot;;IF([.Z15]&lt;0;&quot;Desceu&quot;;&quot;Estável&quot;))" office:value-type="string" office:string-value="Subiu" calcext:value-type="string">
            <text:p>Subiu</text:p>
          </table:table-cell>
          <table:table-cell table:style-name="ce311" table:formula="of:=IF([.AA15]&gt;0;&quot;Subiu&quot;;IF([.AA15]&lt;0;&quot;Desceu&quot;;&quot;Estável&quot;))" office:value-type="string" office:string-value="Desceu" calcext:value-type="string">
            <text:p>Desceu</text:p>
          </table:table-cell>
          <table:table-cell table:style-name="ce311" table:formula="of:=VLOOKUP([.A15];['file:///C:/Users/sesmet/Downloads/Imers%C3%A3o%20Python%20-%20Tabela%20de%20a%C3%A7%C3%B5es.ods'#$Ticker.A$1:.B$1048576];2;0)" office:value-type="string" office:string-value="3R Petroleum" calcext:value-type="string">
            <text:p>3R Petroleum</text:p>
          </table:table-cell>
          <table:table-cell table:style-name="ce311" table:formula="of:=VLOOKUP([.AG15];['file:///C:/Users/sesmet/Downloads/Imers%C3%A3o%20Python%20-%20Tabela%20de%20a%C3%A7%C3%B5es.ods'#$ChatGPT.A$1:.D$1048576];2;0)" office:value-type="string" office:string-value="Petróleo e Gás" calcext:value-type="string">
            <text:p>Petróleo e Gás</text:p>
          </table:table-cell>
          <table:table-cell table:style-name="ce317" table:formula="of:=VLOOKUP([.AG15];['file:///C:/Users/sesmet/Downloads/Imers%C3%A3o%20Python%20-%20Tabela%20de%20a%C3%A7%C3%B5es.ods'#$ChatGPT.A$1:.D$1048576];4;0)" office:value-type="float" office:value="12" calcext:value-type="float">
            <text:p>12</text:p>
          </table:table-cell>
          <table:table-cell table:style-name="ce317" table:formula="of:=IF([.AI15]&gt;100;&quot;Mais de 100&quot;;IF([.AI15]&lt;50; &quot;Menos de 50&quot;; &quot;Entre 50 e 100&quot;))" office:value-type="string" office:string-value="Menos de 50" calcext:value-type="string">
            <text:p>Menos de 50</text:p>
          </table:table-cell>
          <table:table-cell table:number-columns-repeated="28"/>
        </table:table-row>
        <table:table-row table:style-name="ro2">
          <table:table-cell table:style-name="ce289" office:value-type="string" calcext:value-type="string">
            <text:p>EQTL3</text:p>
          </table:table-cell>
          <table:table-cell table:style-name="ce293" office:value-type="date" office:date-value="2024-01-26" calcext:value-type="date">
            <text:p>1/26/2024</text:p>
          </table:table-cell>
          <table:table-cell table:style-name="ce295" office:value-type="float" office:value="35.32" calcext:value-type="float">
            <text:p>35,32</text:p>
          </table:table-cell>
          <table:table-cell table:style-name="ce299" office:value-type="float" office:value="1.34" calcext:value-type="float">
            <text:p>1,34</text:p>
          </table:table-cell>
          <table:table-cell table:style-name="ce299" office:value-type="float" office:value="2.76" calcext:value-type="float">
            <text:p>2,76</text:p>
          </table:table-cell>
          <table:table-cell table:number-columns-repeated="2" table:style-name="ce299" office:value-type="float" office:value="-1.12" calcext:value-type="float">
            <text:p>-1,12</text:p>
          </table:table-cell>
          <table:table-cell table:style-name="ce299" office:value-type="float" office:value="28.01" calcext:value-type="float">
            <text:p>28,01</text:p>
          </table:table-cell>
          <table:table-cell table:style-name="ce299" office:value-type="float" office:value="34.85" calcext:value-type="float">
            <text:p>34,85</text:p>
          </table:table-cell>
          <table:table-cell table:style-name="ce299" office:value-type="float" office:value="35.76" calcext:value-type="float">
            <text:p>35,76</text:p>
          </table:table-cell>
          <table:table-cell table:style-name="ce289" office:value-type="string" calcext:value-type="string">
            <text:p>412,31 M</text:p>
          </table:table-cell>
          <table:table-cell table:style-name="ce301" table:formula="of:=[.D16]/100" office:value-type="float" office:value="0.0134" calcext:value-type="float">
            <text:p>0,0134</text:p>
          </table:table-cell>
          <table:table-cell table:style-name="ce301" table:formula="of:=[.E16]/100" office:value-type="float" office:value="0.0276" calcext:value-type="float">
            <text:p>0,0276</text:p>
          </table:table-cell>
          <table:table-cell table:style-name="ce301" table:formula="of:=[.F16]/100" office:value-type="float" office:value="-0.0112" calcext:value-type="float">
            <text:p>-0,0112</text:p>
          </table:table-cell>
          <table:table-cell table:style-name="ce301" table:formula="of:=[.G16]/100" office:value-type="float" office:value="-0.0112" calcext:value-type="float">
            <text:p>-0,0112</text:p>
          </table:table-cell>
          <table:table-cell table:style-name="ce301" table:formula="of:=[.H16]/100" office:value-type="float" office:value="0.2801" calcext:value-type="float">
            <text:p>0,2801</text:p>
          </table:table-cell>
          <table:table-cell table:style-name="ce306" table:formula="of:=[.$C16]/(1 + [.L16])" office:value-type="currency" office:currency="R$ " office:value="34.852970199329" calcext:value-type="currency">
            <text:p>R$ 34,85</text:p>
          </table:table-cell>
          <table:table-cell table:style-name="ce306" table:formula="of:=[.$C16]/(1 + [.M16])" office:value-type="currency" office:currency="R$ " office:value="34.3713507201246" calcext:value-type="currency">
            <text:p>R$ 34,37</text:p>
          </table:table-cell>
          <table:table-cell table:style-name="ce306" table:formula="of:=[.$C16]/(1 + [.N16])" office:value-type="currency" office:currency="R$ " office:value="35.7200647249191" calcext:value-type="currency">
            <text:p>R$ 35,72</text:p>
          </table:table-cell>
          <table:table-cell table:style-name="ce306" table:formula="of:=[.$C16]/(1 + [.O16])" office:value-type="currency" office:currency="R$ " office:value="35.7200647249191" calcext:value-type="currency">
            <text:p>R$ 35,72</text:p>
          </table:table-cell>
          <table:table-cell table:style-name="ce306" table:formula="of:=[.$C16]/(1 + [.P16])" office:value-type="currency" office:currency="R$ " office:value="27.591594406687" calcext:value-type="currency">
            <text:p>R$ 27,59</text:p>
          </table:table-cell>
          <table:table-cell table:style-name="ce310" table:formula="of:=VLOOKUP([.A16];['file:///C:/Users/sesmet/Downloads/Imers%C3%A3o%20Python%20-%20Tabela%20de%20a%C3%A7%C3%B5es.ods'#$Total_de_acoes.A$1:.B$1048576];2;0)" office:value-type="float" office:value="1095587251" calcext:value-type="float">
            <text:p>1.095.587.251,00</text:p>
          </table:table-cell>
          <table:table-cell table:style-name="ce306" table:formula="of:=([.$C16]-[.Q16])*[.$V16]" office:value-type="currency" office:currency="R$ " office:value="511671895.452234" calcext:value-type="currency">
            <text:p>R$ 511.671.895,45</text:p>
          </table:table-cell>
          <table:table-cell table:style-name="ce306" table:formula="of:=([.$C16]-[.R16])*[.$V16]" office:value-type="currency" office:currency="R$ " office:value="1039328056.70186" calcext:value-type="currency">
            <text:p>R$ 1.039.328.056,70</text:p>
          </table:table-cell>
          <table:table-cell table:style-name="ce306" table:formula="of:=([.$C16]-[.S16])*[.$V16]" office:value-type="currency" office:currency="R$ " office:value="-438305812.196178" calcext:value-type="currency">
            <text:p>-R$ 438.305.812,20</text:p>
          </table:table-cell>
          <table:table-cell table:style-name="ce306" table:formula="of:=([.$C16]-[.T16])*[.$V16]" office:value-type="currency" office:currency="R$ " office:value="-438305812.196178" calcext:value-type="currency">
            <text:p>-R$ 438.305.812,20</text:p>
          </table:table-cell>
          <table:table-cell table:style-name="ce306" table:formula="of:=([.$C16]-[.U16])*[.$V16]" office:value-type="currency" office:currency="R$ " office:value="8467142638.59084" calcext:value-type="currency">
            <text:p>R$ 8.467.142.638,59</text:p>
          </table:table-cell>
          <table:table-cell table:style-name="ce310" table:formula="of:=IF([.W16]&gt;0;&quot;Subiu&quot;;IF([.W16]&lt;0;&quot;Desceu&quot;;&quot;Estável&quot;))" office:value-type="string" office:string-value="Subiu" calcext:value-type="string">
            <text:p>Subiu</text:p>
          </table:table-cell>
          <table:table-cell table:style-name="ce310" table:formula="of:=IF([.X16]&gt;0;&quot;Subiu&quot;;IF([.X16]&lt;0;&quot;Desceu&quot;;&quot;Estável&quot;))" office:value-type="string" office:string-value="Subiu" calcext:value-type="string">
            <text:p>Subiu</text:p>
          </table:table-cell>
          <table:table-cell table:style-name="ce310" table:formula="of:=IF([.Y16]&gt;0;&quot;Subiu&quot;;IF([.Y16]&lt;0;&quot;Desceu&quot;;&quot;Estável&quot;))" office:value-type="string" office:string-value="Desceu" calcext:value-type="string">
            <text:p>Desceu</text:p>
          </table:table-cell>
          <table:table-cell table:style-name="ce310" table:formula="of:=IF([.Z16]&gt;0;&quot;Subiu&quot;;IF([.Z16]&lt;0;&quot;Desceu&quot;;&quot;Estável&quot;))" office:value-type="string" office:string-value="Desceu" calcext:value-type="string">
            <text:p>Desceu</text:p>
          </table:table-cell>
          <table:table-cell table:style-name="ce310" table:formula="of:=IF([.AA16]&gt;0;&quot;Subiu&quot;;IF([.AA16]&lt;0;&quot;Desceu&quot;;&quot;Estável&quot;))" office:value-type="string" office:string-value="Subiu" calcext:value-type="string">
            <text:p>Subiu</text:p>
          </table:table-cell>
          <table:table-cell table:style-name="ce310" table:formula="of:=VLOOKUP([.A16];['file:///C:/Users/sesmet/Downloads/Imers%C3%A3o%20Python%20-%20Tabela%20de%20a%C3%A7%C3%B5es.ods'#$Ticker.A$1:.B$1048576];2;0)" office:value-type="string" office:string-value="Equatorial Energia" calcext:value-type="string">
            <text:p>Equatorial Energia</text:p>
          </table:table-cell>
          <table:table-cell table:style-name="ce310" table:formula="of:=VLOOKUP([.AG16];['file:///C:/Users/sesmet/Downloads/Imers%C3%A3o%20Python%20-%20Tabela%20de%20a%C3%A7%C3%B5es.ods'#$ChatGPT.A$1:.D$1048576];2;0)" office:value-type="string" office:string-value="Energia" calcext:value-type="string">
            <text:p>Energia</text:p>
          </table:table-cell>
          <table:table-cell table:style-name="ce316" table:formula="of:=VLOOKUP([.AG16];['file:///C:/Users/sesmet/Downloads/Imers%C3%A3o%20Python%20-%20Tabela%20de%20a%C3%A7%C3%B5es.ods'#$ChatGPT.A$1:.D$1048576];4;0)" office:value-type="float" office:value="25" calcext:value-type="float">
            <text:p>25</text:p>
          </table:table-cell>
          <table:table-cell table:style-name="ce316" table:formula="of:=IF([.AI16]&gt;100;&quot;Mais de 100&quot;;IF([.AI16]&lt;50; &quot;Menos de 50&quot;; &quot;Entre 50 e 100&quot;))" office:value-type="string" office:string-value="Menos de 50" calcext:value-type="string">
            <text:p>Menos de 50</text:p>
          </table:table-cell>
          <table:table-cell table:number-columns-repeated="28"/>
        </table:table-row>
        <table:table-row table:style-name="ro2">
          <table:table-cell table:style-name="ce290" office:value-type="string" calcext:value-type="string">
            <text:p>CSNA3</text:p>
          </table:table-cell>
          <table:table-cell table:style-name="ce294" office:value-type="date" office:date-value="2024-01-26" calcext:value-type="date">
            <text:p>1/26/2024</text:p>
          </table:table-cell>
          <table:table-cell table:style-name="ce296" office:value-type="float" office:value="18.16" calcext:value-type="float">
            <text:p>18,16</text:p>
          </table:table-cell>
          <table:table-cell table:style-name="ce300" office:value-type="float" office:value="1.33" calcext:value-type="float">
            <text:p>1,33</text:p>
          </table:table-cell>
          <table:table-cell table:style-name="ce300" office:value-type="float" office:value="4.79" calcext:value-type="float">
            <text:p>4,79</text:p>
          </table:table-cell>
          <table:table-cell table:number-columns-repeated="2" table:style-name="ce300" office:value-type="float" office:value="-7.63" calcext:value-type="float">
            <text:p>-7,63</text:p>
          </table:table-cell>
          <table:table-cell table:style-name="ce300" office:value-type="float" office:value="12.45" calcext:value-type="float">
            <text:p>12,45</text:p>
          </table:table-cell>
          <table:table-cell table:style-name="ce300" office:value-type="float" office:value="18" calcext:value-type="float">
            <text:p>18</text:p>
          </table:table-cell>
          <table:table-cell table:style-name="ce300" office:value-type="float" office:value="18.49" calcext:value-type="float">
            <text:p>18,49</text:p>
          </table:table-cell>
          <table:table-cell table:style-name="ce290" office:value-type="string" calcext:value-type="string">
            <text:p>109,86 M</text:p>
          </table:table-cell>
          <table:table-cell table:style-name="ce302" table:formula="of:=[.D17]/100" office:value-type="float" office:value="0.0133" calcext:value-type="float">
            <text:p>0,0133</text:p>
          </table:table-cell>
          <table:table-cell table:style-name="ce302" table:formula="of:=[.E17]/100" office:value-type="float" office:value="0.0479" calcext:value-type="float">
            <text:p>0,0479</text:p>
          </table:table-cell>
          <table:table-cell table:style-name="ce302" table:formula="of:=[.F17]/100" office:value-type="float" office:value="-0.0763" calcext:value-type="float">
            <text:p>-0,0763</text:p>
          </table:table-cell>
          <table:table-cell table:style-name="ce302" table:formula="of:=[.G17]/100" office:value-type="float" office:value="-0.0763" calcext:value-type="float">
            <text:p>-0,0763</text:p>
          </table:table-cell>
          <table:table-cell table:style-name="ce302" table:formula="of:=[.H17]/100" office:value-type="float" office:value="0.1245" calcext:value-type="float">
            <text:p>0,1245</text:p>
          </table:table-cell>
          <table:table-cell table:style-name="ce307" table:formula="of:=[.$C17]/(1 + [.L17])" office:value-type="currency" office:currency="R$ " office:value="17.9216421592816" calcext:value-type="currency">
            <text:p>R$ 17,92</text:p>
          </table:table-cell>
          <table:table-cell table:style-name="ce307" table:formula="of:=[.$C17]/(1 + [.M17])" office:value-type="currency" office:currency="R$ " office:value="17.3298978910201" calcext:value-type="currency">
            <text:p>R$ 17,33</text:p>
          </table:table-cell>
          <table:table-cell table:style-name="ce307" table:formula="of:=[.$C17]/(1 + [.N17])" office:value-type="currency" office:currency="R$ " office:value="19.6600627909494" calcext:value-type="currency">
            <text:p>R$ 19,66</text:p>
          </table:table-cell>
          <table:table-cell table:style-name="ce307" table:formula="of:=[.$C17]/(1 + [.O17])" office:value-type="currency" office:currency="R$ " office:value="19.6600627909494" calcext:value-type="currency">
            <text:p>R$ 19,66</text:p>
          </table:table-cell>
          <table:table-cell table:style-name="ce307" table:formula="of:=[.$C17]/(1 + [.P17])" office:value-type="currency" office:currency="R$ " office:value="16.1493997332148" calcext:value-type="currency">
            <text:p>R$ 16,15</text:p>
          </table:table-cell>
          <table:table-cell table:style-name="ce311" table:formula="of:=VLOOKUP([.A17];['file:///C:/Users/sesmet/Downloads/Imers%C3%A3o%20Python%20-%20Tabela%20de%20a%C3%A7%C3%B5es.ods'#$Total_de_acoes.A$1:.B$1048576];2;0)" office:value-type="float" office:value="600865451" calcext:value-type="float">
            <text:p>600.865.451,00</text:p>
          </table:table-cell>
          <table:table-cell table:style-name="ce307" table:formula="of:=([.$C17]-[.Q17])*[.$V17]" office:value-type="currency" office:currency="R$ " office:value="143220991.462676" calcext:value-type="currency">
            <text:p>R$ 143.220.991,46</text:p>
          </table:table-cell>
          <table:table-cell table:style-name="ce307" table:formula="of:=([.$C17]-[.R17])*[.$V17]" office:value-type="currency" office:currency="R$ " office:value="498779678.088238" calcext:value-type="currency">
            <text:p>R$ 498.779.678,09</text:p>
          </table:table-cell>
          <table:table-cell table:style-name="ce307" table:formula="of:=([.$C17]-[.S17])*[.$V17]" office:value-type="currency" office:currency="R$ " office:value="-901335905.412156" calcext:value-type="currency">
            <text:p>-R$ 901.335.905,41</text:p>
          </table:table-cell>
          <table:table-cell table:style-name="ce307" table:formula="of:=([.$C17]-[.T17])*[.$V17]" office:value-type="currency" office:currency="R$ " office:value="-901335905.412156" calcext:value-type="currency">
            <text:p>-R$ 901.335.905,41</text:p>
          </table:table-cell>
          <table:table-cell table:style-name="ce307" table:formula="of:=([.$C17]-[.U17])*[.$V17]" office:value-type="currency" office:currency="R$ " office:value="1208100236.08263" calcext:value-type="currency">
            <text:p>R$ 1.208.100.236,08</text:p>
          </table:table-cell>
          <table:table-cell table:style-name="ce311" table:formula="of:=IF([.W17]&gt;0;&quot;Subiu&quot;;IF([.W17]&lt;0;&quot;Desceu&quot;;&quot;Estável&quot;))" office:value-type="string" office:string-value="Subiu" calcext:value-type="string">
            <text:p>Subiu</text:p>
          </table:table-cell>
          <table:table-cell table:style-name="ce311" table:formula="of:=IF([.X17]&gt;0;&quot;Subiu&quot;;IF([.X17]&lt;0;&quot;Desceu&quot;;&quot;Estável&quot;))" office:value-type="string" office:string-value="Subiu" calcext:value-type="string">
            <text:p>Subiu</text:p>
          </table:table-cell>
          <table:table-cell table:style-name="ce311" table:formula="of:=IF([.Y17]&gt;0;&quot;Subiu&quot;;IF([.Y17]&lt;0;&quot;Desceu&quot;;&quot;Estável&quot;))" office:value-type="string" office:string-value="Desceu" calcext:value-type="string">
            <text:p>Desceu</text:p>
          </table:table-cell>
          <table:table-cell table:style-name="ce311" table:formula="of:=IF([.Z17]&gt;0;&quot;Subiu&quot;;IF([.Z17]&lt;0;&quot;Desceu&quot;;&quot;Estável&quot;))" office:value-type="string" office:string-value="Desceu" calcext:value-type="string">
            <text:p>Desceu</text:p>
          </table:table-cell>
          <table:table-cell table:style-name="ce311" table:formula="of:=IF([.AA17]&gt;0;&quot;Subiu&quot;;IF([.AA17]&lt;0;&quot;Desceu&quot;;&quot;Estável&quot;))" office:value-type="string" office:string-value="Subiu" calcext:value-type="string">
            <text:p>Subiu</text:p>
          </table:table-cell>
          <table:table-cell table:style-name="ce311" table:formula="of:=VLOOKUP([.A17];['file:///C:/Users/sesmet/Downloads/Imers%C3%A3o%20Python%20-%20Tabela%20de%20a%C3%A7%C3%B5es.ods'#$Ticker.A$1:.B$1048576];2;0)" office:value-type="string" office:string-value="Siderúrgica Nacional" calcext:value-type="string">
            <text:p>Siderúrgica Nacional</text:p>
          </table:table-cell>
          <table:table-cell table:style-name="ce311" table:formula="of:=VLOOKUP([.AG17];['file:///C:/Users/sesmet/Downloads/Imers%C3%A3o%20Python%20-%20Tabela%20de%20a%C3%A7%C3%B5es.ods'#$ChatGPT.A$1:.D$1048576];2;0)" office:value-type="string" office:string-value="Siderurgia" calcext:value-type="string">
            <text:p>Siderurgia</text:p>
          </table:table-cell>
          <table:table-cell table:style-name="ce317" table:formula="of:=VLOOKUP([.AG17];['file:///C:/Users/sesmet/Downloads/Imers%C3%A3o%20Python%20-%20Tabela%20de%20a%C3%A7%C3%B5es.ods'#$ChatGPT.A$1:.D$1048576];4;0)" office:value-type="float" office:value="89" calcext:value-type="float">
            <text:p>89</text:p>
          </table:table-cell>
          <table:table-cell table:style-name="ce317" table:formula="of:=IF([.AI17]&gt;100;&quot;Mais de 100&quot;;IF([.AI17]&lt;50; &quot;Menos de 50&quot;; &quot;Entre 50 e 100&quot;))" office:value-type="string" office:string-value="Entre 50 e 100" calcext:value-type="string">
            <text:p>Entre 50 e 100</text:p>
          </table:table-cell>
          <table:table-cell table:number-columns-repeated="28"/>
        </table:table-row>
        <table:table-row table:style-name="ro2">
          <table:table-cell table:style-name="ce289" office:value-type="string" calcext:value-type="string">
            <text:p>YDUQ3</text:p>
          </table:table-cell>
          <table:table-cell table:style-name="ce293" office:value-type="date" office:date-value="2024-01-26" calcext:value-type="date">
            <text:p>1/26/2024</text:p>
          </table:table-cell>
          <table:table-cell table:style-name="ce295" office:value-type="float" office:value="19.77" calcext:value-type="float">
            <text:p>19,77</text:p>
          </table:table-cell>
          <table:table-cell table:style-name="ce299" office:value-type="float" office:value="1.28" calcext:value-type="float">
            <text:p>1,28</text:p>
          </table:table-cell>
          <table:table-cell table:style-name="ce299" office:value-type="float" office:value="-5.9" calcext:value-type="float">
            <text:p>-5,9</text:p>
          </table:table-cell>
          <table:table-cell table:number-columns-repeated="2" table:style-name="ce299" office:value-type="float" office:value="-11.82" calcext:value-type="float">
            <text:p>-11,82</text:p>
          </table:table-cell>
          <table:table-cell table:style-name="ce299" office:value-type="float" office:value="108.45" calcext:value-type="float">
            <text:p>108,45</text:p>
          </table:table-cell>
          <table:table-cell table:style-name="ce299" office:value-type="float" office:value="18.99" calcext:value-type="float">
            <text:p>18,99</text:p>
          </table:table-cell>
          <table:table-cell table:style-name="ce299" office:value-type="float" office:value="19.78" calcext:value-type="float">
            <text:p>19,78</text:p>
          </table:table-cell>
          <table:table-cell table:style-name="ce289" office:value-type="string" calcext:value-type="string">
            <text:p>63,48 M</text:p>
          </table:table-cell>
          <table:table-cell table:style-name="ce301" table:formula="of:=[.D18]/100" office:value-type="float" office:value="0.0128" calcext:value-type="float">
            <text:p>0,0128</text:p>
          </table:table-cell>
          <table:table-cell table:style-name="ce301" table:formula="of:=[.E18]/100" office:value-type="float" office:value="-0.059" calcext:value-type="float">
            <text:p>-0,059</text:p>
          </table:table-cell>
          <table:table-cell table:style-name="ce301" table:formula="of:=[.F18]/100" office:value-type="float" office:value="-0.1182" calcext:value-type="float">
            <text:p>-0,1182</text:p>
          </table:table-cell>
          <table:table-cell table:style-name="ce301" table:formula="of:=[.G18]/100" office:value-type="float" office:value="-0.1182" calcext:value-type="float">
            <text:p>-0,1182</text:p>
          </table:table-cell>
          <table:table-cell table:style-name="ce301" table:formula="of:=[.H18]/100" office:value-type="float" office:value="1.0845" calcext:value-type="float">
            <text:p>1,0845</text:p>
          </table:table-cell>
          <table:table-cell table:style-name="ce306" table:formula="of:=[.$C18]/(1 + [.L18])" office:value-type="currency" office:currency="R$ " office:value="19.5201421800948" calcext:value-type="currency">
            <text:p>R$ 19,52</text:p>
          </table:table-cell>
          <table:table-cell table:style-name="ce306" table:formula="of:=[.$C18]/(1 + [.M18])" office:value-type="currency" office:currency="R$ " office:value="21.009564293305" calcext:value-type="currency">
            <text:p>R$ 21,01</text:p>
          </table:table-cell>
          <table:table-cell table:style-name="ce306" table:formula="of:=[.$C18]/(1 + [.N18])" office:value-type="currency" office:currency="R$ " office:value="22.420049897936" calcext:value-type="currency">
            <text:p>R$ 22,42</text:p>
          </table:table-cell>
          <table:table-cell table:style-name="ce306" table:formula="of:=[.$C18]/(1 + [.O18])" office:value-type="currency" office:currency="R$ " office:value="22.420049897936" calcext:value-type="currency">
            <text:p>R$ 22,42</text:p>
          </table:table-cell>
          <table:table-cell table:style-name="ce306" table:formula="of:=[.$C18]/(1 + [.P18])" office:value-type="currency" office:currency="R$ " office:value="9.48428879827297" calcext:value-type="currency">
            <text:p>R$ 9,48</text:p>
          </table:table-cell>
          <table:table-cell table:style-name="ce310" table:formula="of:=VLOOKUP([.A18];['file:///C:/Users/sesmet/Downloads/Imers%C3%A3o%20Python%20-%20Tabela%20de%20a%C3%A7%C3%B5es.ods'#$Total_de_acoes.A$1:.B$1048576];2;0)" office:value-type="float" office:value="289347914" calcext:value-type="float">
            <text:p>289.347.914,00</text:p>
          </table:table-cell>
          <table:table-cell table:style-name="ce306" table:formula="of:=([.$C18]-[.Q18])*[.$V18]" office:value-type="currency" office:currency="R$ " office:value="72295838.986161" calcext:value-type="currency">
            <text:p>R$ 72.295.838,99</text:p>
          </table:table-cell>
          <table:table-cell table:style-name="ce306" table:formula="of:=([.$C18]-[.R18])*[.$V18]" office:value-type="currency" office:currency="R$ " office:value="-358665342.536684" calcext:value-type="currency">
            <text:p>-R$ 358.665.342,54</text:p>
          </table:table-cell>
          <table:table-cell table:style-name="ce306" table:formula="of:=([.$C18]-[.S18])*[.$V18]" office:value-type="currency" office:currency="R$ " office:value="-766786409.963706" calcext:value-type="currency">
            <text:p>-R$ 766.786.409,96</text:p>
          </table:table-cell>
          <table:table-cell table:style-name="ce306" table:formula="of:=([.$C18]-[.T18])*[.$V18]" office:value-type="currency" office:currency="R$ " office:value="-766786409.963706" calcext:value-type="currency">
            <text:p>-R$ 766.786.409,96</text:p>
          </table:table-cell>
          <table:table-cell table:style-name="ce306" table:formula="of:=([.$C18]-[.U18])*[.$V18]" office:value-type="currency" office:currency="R$ " office:value="2976149080.22615" calcext:value-type="currency">
            <text:p>R$ 2.976.149.080,23</text:p>
          </table:table-cell>
          <table:table-cell table:style-name="ce310" table:formula="of:=IF([.W18]&gt;0;&quot;Subiu&quot;;IF([.W18]&lt;0;&quot;Desceu&quot;;&quot;Estável&quot;))" office:value-type="string" office:string-value="Subiu" calcext:value-type="string">
            <text:p>Subiu</text:p>
          </table:table-cell>
          <table:table-cell table:style-name="ce310" table:formula="of:=IF([.X18]&gt;0;&quot;Subiu&quot;;IF([.X18]&lt;0;&quot;Desceu&quot;;&quot;Estável&quot;))" office:value-type="string" office:string-value="Desceu" calcext:value-type="string">
            <text:p>Desceu</text:p>
          </table:table-cell>
          <table:table-cell table:style-name="ce310" table:formula="of:=IF([.Y18]&gt;0;&quot;Subiu&quot;;IF([.Y18]&lt;0;&quot;Desceu&quot;;&quot;Estável&quot;))" office:value-type="string" office:string-value="Desceu" calcext:value-type="string">
            <text:p>Desceu</text:p>
          </table:table-cell>
          <table:table-cell table:style-name="ce310" table:formula="of:=IF([.Z18]&gt;0;&quot;Subiu&quot;;IF([.Z18]&lt;0;&quot;Desceu&quot;;&quot;Estável&quot;))" office:value-type="string" office:string-value="Desceu" calcext:value-type="string">
            <text:p>Desceu</text:p>
          </table:table-cell>
          <table:table-cell table:style-name="ce310" table:formula="of:=IF([.AA18]&gt;0;&quot;Subiu&quot;;IF([.AA18]&lt;0;&quot;Desceu&quot;;&quot;Estável&quot;))" office:value-type="string" office:string-value="Subiu" calcext:value-type="string">
            <text:p>Subiu</text:p>
          </table:table-cell>
          <table:table-cell table:style-name="ce310" table:formula="of:=VLOOKUP([.A18];['file:///C:/Users/sesmet/Downloads/Imers%C3%A3o%20Python%20-%20Tabela%20de%20a%C3%A7%C3%B5es.ods'#$Ticker.A$1:.B$1048576];2;0)" office:value-type="string" office:string-value="YDUQS" calcext:value-type="string">
            <text:p>YDUQS</text:p>
          </table:table-cell>
          <table:table-cell table:style-name="ce310" table:formula="of:=VLOOKUP([.AG18];['file:///C:/Users/sesmet/Downloads/Imers%C3%A3o%20Python%20-%20Tabela%20de%20a%C3%A7%C3%B5es.ods'#$ChatGPT.A$1:.D$1048576];2;0)" office:value-type="string" office:string-value="Educação" calcext:value-type="string">
            <text:p>Educação</text:p>
          </table:table-cell>
          <table:table-cell table:style-name="ce316" table:formula="of:=VLOOKUP([.AG18];['file:///C:/Users/sesmet/Downloads/Imers%C3%A3o%20Python%20-%20Tabela%20de%20a%C3%A7%C3%B5es.ods'#$ChatGPT.A$1:.D$1048576];4;0)" office:value-type="float" office:value="55" calcext:value-type="float">
            <text:p>55</text:p>
          </table:table-cell>
          <table:table-cell table:style-name="ce316" table:formula="of:=IF([.AI18]&gt;100;&quot;Mais de 100&quot;;IF([.AI18]&lt;50; &quot;Menos de 50&quot;; &quot;Entre 50 e 100&quot;))" office:value-type="string" office:string-value="Entre 50 e 100" calcext:value-type="string">
            <text:p>Entre 50 e 100</text:p>
          </table:table-cell>
          <table:table-cell table:number-columns-repeated="28"/>
        </table:table-row>
        <table:table-row table:style-name="ro2">
          <table:table-cell table:style-name="ce290" office:value-type="string" calcext:value-type="string">
            <text:p>UGPA3</text:p>
          </table:table-cell>
          <table:table-cell table:style-name="ce294" office:value-type="date" office:date-value="2024-01-26" calcext:value-type="date">
            <text:p>1/26/2024</text:p>
          </table:table-cell>
          <table:table-cell table:style-name="ce296" office:value-type="float" office:value="28.31" calcext:value-type="float">
            <text:p>28,31</text:p>
          </table:table-cell>
          <table:table-cell table:style-name="ce300" office:value-type="float" office:value="1.28" calcext:value-type="float">
            <text:p>1,28</text:p>
          </table:table-cell>
          <table:table-cell table:style-name="ce300" office:value-type="float" office:value="2.35" calcext:value-type="float">
            <text:p>2,35</text:p>
          </table:table-cell>
          <table:table-cell table:number-columns-repeated="2" table:style-name="ce300" office:value-type="float" office:value="6.79" calcext:value-type="float">
            <text:p>6,79</text:p>
          </table:table-cell>
          <table:table-cell table:style-name="ce300" office:value-type="float" office:value="119.82" calcext:value-type="float">
            <text:p>119,82</text:p>
          </table:table-cell>
          <table:table-cell table:style-name="ce300" office:value-type="float" office:value="27.84" calcext:value-type="float">
            <text:p>27,84</text:p>
          </table:table-cell>
          <table:table-cell table:style-name="ce300" office:value-type="float" office:value="28.39" calcext:value-type="float">
            <text:p>28,39</text:p>
          </table:table-cell>
          <table:table-cell table:style-name="ce290" office:value-type="string" calcext:value-type="string">
            <text:p>104,52 M</text:p>
          </table:table-cell>
          <table:table-cell table:style-name="ce302" table:formula="of:=[.D19]/100" office:value-type="float" office:value="0.0128" calcext:value-type="float">
            <text:p>0,0128</text:p>
          </table:table-cell>
          <table:table-cell table:style-name="ce302" table:formula="of:=[.E19]/100" office:value-type="float" office:value="0.0235" calcext:value-type="float">
            <text:p>0,0235</text:p>
          </table:table-cell>
          <table:table-cell table:style-name="ce302" table:formula="of:=[.F19]/100" office:value-type="float" office:value="0.0679" calcext:value-type="float">
            <text:p>0,0679</text:p>
          </table:table-cell>
          <table:table-cell table:style-name="ce302" table:formula="of:=[.G19]/100" office:value-type="float" office:value="0.0679" calcext:value-type="float">
            <text:p>0,0679</text:p>
          </table:table-cell>
          <table:table-cell table:style-name="ce302" table:formula="of:=[.H19]/100" office:value-type="float" office:value="1.1982" calcext:value-type="float">
            <text:p>1,1982</text:p>
          </table:table-cell>
          <table:table-cell table:style-name="ce307" table:formula="of:=[.$C19]/(1 + [.L19])" office:value-type="currency" office:currency="R$ " office:value="27.9522116903633" calcext:value-type="currency">
            <text:p>R$ 27,95</text:p>
          </table:table-cell>
          <table:table-cell table:style-name="ce307" table:formula="of:=[.$C19]/(1 + [.M19])" office:value-type="currency" office:currency="R$ " office:value="27.6599902296043" calcext:value-type="currency">
            <text:p>R$ 27,66</text:p>
          </table:table-cell>
          <table:table-cell table:style-name="ce307" table:formula="of:=[.$C19]/(1 + [.N19])" office:value-type="currency" office:currency="R$ " office:value="26.5099728438992" calcext:value-type="currency">
            <text:p>R$ 26,51</text:p>
          </table:table-cell>
          <table:table-cell table:style-name="ce307" table:formula="of:=[.$C19]/(1 + [.O19])" office:value-type="currency" office:currency="R$ " office:value="26.5099728438992" calcext:value-type="currency">
            <text:p>R$ 26,51</text:p>
          </table:table-cell>
          <table:table-cell table:style-name="ce307" table:formula="of:=[.$C19]/(1 + [.P19])" office:value-type="currency" office:currency="R$ " office:value="12.8787189518697" calcext:value-type="currency">
            <text:p>R$ 12,88</text:p>
          </table:table-cell>
          <table:table-cell table:style-name="ce311" table:formula="of:=VLOOKUP([.A19];['file:///C:/Users/sesmet/Downloads/Imers%C3%A3o%20Python%20-%20Tabela%20de%20a%C3%A7%C3%B5es.ods'#$Total_de_acoes.A$1:.B$1048576];2;0)" office:value-type="float" office:value="1086411192" calcext:value-type="float">
            <text:p>1.086.411.192,00</text:p>
          </table:table-cell>
          <table:table-cell table:style-name="ce307" table:formula="of:=([.$C19]-[.Q19])*[.$V19]" office:value-type="currency" office:currency="R$ " office:value="388705223.956018" calcext:value-type="currency">
            <text:p>R$ 388.705.223,96</text:p>
          </table:table-cell>
          <table:table-cell table:style-name="ce307" table:formula="of:=([.$C19]-[.R19])*[.$V19]" office:value-type="currency" office:currency="R$ " office:value="706177889.467241" calcext:value-type="currency">
            <text:p>R$ 706.177.889,47</text:p>
          </table:table-cell>
          <table:table-cell table:style-name="ce307" table:formula="of:=([.$C19]-[.S19])*[.$V19]" office:value-type="currency" office:currency="R$ " office:value="1955569648.2918" calcext:value-type="currency">
            <text:p>R$ 1.955.569.648,29</text:p>
          </table:table-cell>
          <table:table-cell table:style-name="ce307" table:formula="of:=([.$C19]-[.T19])*[.$V19]" office:value-type="currency" office:currency="R$ " office:value="1955569648.2918" calcext:value-type="currency">
            <text:p>R$ 1.955.569.648,29</text:p>
          </table:table-cell>
          <table:table-cell table:style-name="ce307" table:formula="of:=([.$C19]-[.U19])*[.$V19]" office:value-type="currency" office:currency="R$ " office:value="16764716437.5862" calcext:value-type="currency">
            <text:p>R$ 16.764.716.437,59</text:p>
          </table:table-cell>
          <table:table-cell table:style-name="ce311" table:formula="of:=IF([.W19]&gt;0;&quot;Subiu&quot;;IF([.W19]&lt;0;&quot;Desceu&quot;;&quot;Estável&quot;))" office:value-type="string" office:string-value="Subiu" calcext:value-type="string">
            <text:p>Subiu</text:p>
          </table:table-cell>
          <table:table-cell table:style-name="ce311" table:formula="of:=IF([.X19]&gt;0;&quot;Subiu&quot;;IF([.X19]&lt;0;&quot;Desceu&quot;;&quot;Estável&quot;))" office:value-type="string" office:string-value="Subiu" calcext:value-type="string">
            <text:p>Subiu</text:p>
          </table:table-cell>
          <table:table-cell table:style-name="ce311" table:formula="of:=IF([.Y19]&gt;0;&quot;Subiu&quot;;IF([.Y19]&lt;0;&quot;Desceu&quot;;&quot;Estável&quot;))" office:value-type="string" office:string-value="Subiu" calcext:value-type="string">
            <text:p>Subiu</text:p>
          </table:table-cell>
          <table:table-cell table:style-name="ce311" table:formula="of:=IF([.Z19]&gt;0;&quot;Subiu&quot;;IF([.Z19]&lt;0;&quot;Desceu&quot;;&quot;Estável&quot;))" office:value-type="string" office:string-value="Subiu" calcext:value-type="string">
            <text:p>Subiu</text:p>
          </table:table-cell>
          <table:table-cell table:style-name="ce311" table:formula="of:=IF([.AA19]&gt;0;&quot;Subiu&quot;;IF([.AA19]&lt;0;&quot;Desceu&quot;;&quot;Estável&quot;))" office:value-type="string" office:string-value="Subiu" calcext:value-type="string">
            <text:p>Subiu</text:p>
          </table:table-cell>
          <table:table-cell table:style-name="ce311" table:formula="of:=VLOOKUP([.A19];['file:///C:/Users/sesmet/Downloads/Imers%C3%A3o%20Python%20-%20Tabela%20de%20a%C3%A7%C3%B5es.ods'#$Ticker.A$1:.B$1048576];2;0)" office:value-type="string" office:string-value="Ultrapar" calcext:value-type="string">
            <text:p>Ultrapar</text:p>
          </table:table-cell>
          <table:table-cell table:style-name="ce311" table:formula="of:=VLOOKUP([.AG19];['file:///C:/Users/sesmet/Downloads/Imers%C3%A3o%20Python%20-%20Tabela%20de%20a%C3%A7%C3%B5es.ods'#$ChatGPT.A$1:.D$1048576];2;0)" office:value-type="string" office:string-value="Petróleo e Gás" calcext:value-type="string">
            <text:p>Petróleo e Gás</text:p>
          </table:table-cell>
          <table:table-cell table:style-name="ce317" table:formula="of:=VLOOKUP([.AG19];['file:///C:/Users/sesmet/Downloads/Imers%C3%A3o%20Python%20-%20Tabela%20de%20a%C3%A7%C3%B5es.ods'#$ChatGPT.A$1:.D$1048576];4;0)" office:value-type="float" office:value="87" calcext:value-type="float">
            <text:p>87</text:p>
          </table:table-cell>
          <table:table-cell table:style-name="ce317" table:formula="of:=IF([.AI19]&gt;100;&quot;Mais de 100&quot;;IF([.AI19]&lt;50; &quot;Menos de 50&quot;; &quot;Entre 50 e 100&quot;))" office:value-type="string" office:string-value="Entre 50 e 100" calcext:value-type="string">
            <text:p>Entre 50 e 100</text:p>
          </table:table-cell>
          <table:table-cell table:number-columns-repeated="28"/>
        </table:table-row>
        <table:table-row table:style-name="ro2">
          <table:table-cell table:style-name="ce289" office:value-type="string" calcext:value-type="string">
            <text:p>MRVE3</text:p>
          </table:table-cell>
          <table:table-cell table:style-name="ce293" office:value-type="date" office:date-value="2024-01-26" calcext:value-type="date">
            <text:p>1/26/2024</text:p>
          </table:table-cell>
          <table:table-cell table:style-name="ce295" office:value-type="float" office:value="8.08" calcext:value-type="float">
            <text:p>8,08</text:p>
          </table:table-cell>
          <table:table-cell table:style-name="ce299" office:value-type="float" office:value="1.25" calcext:value-type="float">
            <text:p>1,25</text:p>
          </table:table-cell>
          <table:table-cell table:style-name="ce299" office:value-type="float" office:value="1.38" calcext:value-type="float">
            <text:p>1,38</text:p>
          </table:table-cell>
          <table:table-cell table:number-columns-repeated="2" table:style-name="ce299" office:value-type="float" office:value="-28.05" calcext:value-type="float">
            <text:p>-28,05</text:p>
          </table:table-cell>
          <table:table-cell table:style-name="ce299" office:value-type="float" office:value="14.12" calcext:value-type="float">
            <text:p>14,12</text:p>
          </table:table-cell>
          <table:table-cell table:style-name="ce299" office:value-type="float" office:value="7.93" calcext:value-type="float">
            <text:p>7,93</text:p>
          </table:table-cell>
          <table:table-cell table:style-name="ce299" office:value-type="float" office:value="8.23" calcext:value-type="float">
            <text:p>8,23</text:p>
          </table:table-cell>
          <table:table-cell table:style-name="ce289" office:value-type="string" calcext:value-type="string">
            <text:p>109,48 M</text:p>
          </table:table-cell>
          <table:table-cell table:style-name="ce301" table:formula="of:=[.D20]/100" office:value-type="float" office:value="0.0125" calcext:value-type="float">
            <text:p>0,0125</text:p>
          </table:table-cell>
          <table:table-cell table:style-name="ce301" table:formula="of:=[.E20]/100" office:value-type="float" office:value="0.0138" calcext:value-type="float">
            <text:p>0,0138</text:p>
          </table:table-cell>
          <table:table-cell table:style-name="ce301" table:formula="of:=[.F20]/100" office:value-type="float" office:value="-0.2805" calcext:value-type="float">
            <text:p>-0,2805</text:p>
          </table:table-cell>
          <table:table-cell table:style-name="ce301" table:formula="of:=[.G20]/100" office:value-type="float" office:value="-0.2805" calcext:value-type="float">
            <text:p>-0,2805</text:p>
          </table:table-cell>
          <table:table-cell table:style-name="ce301" table:formula="of:=[.H20]/100" office:value-type="float" office:value="0.1412" calcext:value-type="float">
            <text:p>0,1412</text:p>
          </table:table-cell>
          <table:table-cell table:style-name="ce306" table:formula="of:=[.$C20]/(1 + [.L20])" office:value-type="currency" office:currency="R$ " office:value="7.98024691358025" calcext:value-type="currency">
            <text:p>R$ 7,98</text:p>
          </table:table-cell>
          <table:table-cell table:style-name="ce306" table:formula="of:=[.$C20]/(1 + [.M20])" office:value-type="currency" office:currency="R$ " office:value="7.97001380942987" calcext:value-type="currency">
            <text:p>R$ 7,97</text:p>
          </table:table-cell>
          <table:table-cell table:style-name="ce306" table:formula="of:=[.$C20]/(1 + [.N20])" office:value-type="currency" office:currency="R$ " office:value="11.230020847811" calcext:value-type="currency">
            <text:p>R$ 11,23</text:p>
          </table:table-cell>
          <table:table-cell table:style-name="ce306" table:formula="of:=[.$C20]/(1 + [.O20])" office:value-type="currency" office:currency="R$ " office:value="11.230020847811" calcext:value-type="currency">
            <text:p>R$ 11,23</text:p>
          </table:table-cell>
          <table:table-cell table:style-name="ce306" table:formula="of:=[.$C20]/(1 + [.P20])" office:value-type="currency" office:currency="R$ " office:value="7.08026638626008" calcext:value-type="currency">
            <text:p>R$ 7,08</text:p>
          </table:table-cell>
          <table:table-cell table:style-name="ce310" table:formula="of:=VLOOKUP([.A20];['file:///C:/Users/sesmet/Downloads/Imers%C3%A3o%20Python%20-%20Tabela%20de%20a%C3%A7%C3%B5es.ods'#$Total_de_acoes.A$1:.B$1048576];2;0)" office:value-type="float" office:value="376187582" calcext:value-type="float">
            <text:p>376.187.582,00</text:p>
          </table:table-cell>
          <table:table-cell table:style-name="ce306" table:formula="of:=([.$C20]-[.Q20])*[.$V20]" office:value-type="currency" office:currency="R$ " office:value="37525872.3772839" calcext:value-type="currency">
            <text:p>R$ 37.525.872,38</text:p>
          </table:table-cell>
          <table:table-cell table:style-name="ce306" table:formula="of:=([.$C20]-[.R20])*[.$V20]" office:value-type="currency" office:currency="R$ " office:value="41375439.0839693" calcext:value-type="currency">
            <text:p>R$ 41.375.439,08</text:p>
          </table:table-cell>
          <table:table-cell table:style-name="ce306" table:formula="of:=([.$C20]-[.S20])*[.$V20]" office:value-type="currency" office:currency="R$ " office:value="-1184998725.9876" calcext:value-type="currency">
            <text:p>-R$ 1.184.998.725,99</text:p>
          </table:table-cell>
          <table:table-cell table:style-name="ce306" table:formula="of:=([.$C20]-[.T20])*[.$V20]" office:value-type="currency" office:currency="R$ " office:value="-1184998725.9876" calcext:value-type="currency">
            <text:p>-R$ 1.184.998.725,99</text:p>
          </table:table-cell>
          <table:table-cell table:style-name="ce306" table:formula="of:=([.$C20]-[.U20])*[.$V20]" office:value-type="currency" office:currency="R$ " office:value="376087370.796944" calcext:value-type="currency">
            <text:p>R$ 376.087.370,80</text:p>
          </table:table-cell>
          <table:table-cell table:style-name="ce310" table:formula="of:=IF([.W20]&gt;0;&quot;Subiu&quot;;IF([.W20]&lt;0;&quot;Desceu&quot;;&quot;Estável&quot;))" office:value-type="string" office:string-value="Subiu" calcext:value-type="string">
            <text:p>Subiu</text:p>
          </table:table-cell>
          <table:table-cell table:style-name="ce310" table:formula="of:=IF([.X20]&gt;0;&quot;Subiu&quot;;IF([.X20]&lt;0;&quot;Desceu&quot;;&quot;Estável&quot;))" office:value-type="string" office:string-value="Subiu" calcext:value-type="string">
            <text:p>Subiu</text:p>
          </table:table-cell>
          <table:table-cell table:style-name="ce310" table:formula="of:=IF([.Y20]&gt;0;&quot;Subiu&quot;;IF([.Y20]&lt;0;&quot;Desceu&quot;;&quot;Estável&quot;))" office:value-type="string" office:string-value="Desceu" calcext:value-type="string">
            <text:p>Desceu</text:p>
          </table:table-cell>
          <table:table-cell table:style-name="ce310" table:formula="of:=IF([.Z20]&gt;0;&quot;Subiu&quot;;IF([.Z20]&lt;0;&quot;Desceu&quot;;&quot;Estável&quot;))" office:value-type="string" office:string-value="Desceu" calcext:value-type="string">
            <text:p>Desceu</text:p>
          </table:table-cell>
          <table:table-cell table:style-name="ce310" table:formula="of:=IF([.AA20]&gt;0;&quot;Subiu&quot;;IF([.AA20]&lt;0;&quot;Desceu&quot;;&quot;Estável&quot;))" office:value-type="string" office:string-value="Subiu" calcext:value-type="string">
            <text:p>Subiu</text:p>
          </table:table-cell>
          <table:table-cell table:style-name="ce310" table:formula="of:=VLOOKUP([.A20];['file:///C:/Users/sesmet/Downloads/Imers%C3%A3o%20Python%20-%20Tabela%20de%20a%C3%A7%C3%B5es.ods'#$Ticker.A$1:.B$1048576];2;0)" office:value-type="string" office:string-value="MRV" calcext:value-type="string">
            <text:p>MRV</text:p>
          </table:table-cell>
          <table:table-cell table:style-name="ce310" table:formula="of:=VLOOKUP([.AG20];['file:///C:/Users/sesmet/Downloads/Imers%C3%A3o%20Python%20-%20Tabela%20de%20a%C3%A7%C3%B5es.ods'#$ChatGPT.A$1:.D$1048576];2;0)" office:value-type="string" office:string-value="Construção Civil" calcext:value-type="string">
            <text:p>Construção Civil</text:p>
          </table:table-cell>
          <table:table-cell table:style-name="ce316" table:formula="of:=VLOOKUP([.AG20];['file:///C:/Users/sesmet/Downloads/Imers%C3%A3o%20Python%20-%20Tabela%20de%20a%C3%A7%C3%B5es.ods'#$ChatGPT.A$1:.D$1048576];4;0)" office:value-type="float" office:value="45" calcext:value-type="float">
            <text:p>45</text:p>
          </table:table-cell>
          <table:table-cell table:style-name="ce316" table:formula="of:=IF([.AI20]&gt;100;&quot;Mais de 100&quot;;IF([.AI20]&lt;50; &quot;Menos de 50&quot;; &quot;Entre 50 e 100&quot;))" office:value-type="string" office:string-value="Menos de 50" calcext:value-type="string">
            <text:p>Menos de 50</text:p>
          </table:table-cell>
          <table:table-cell table:number-columns-repeated="28"/>
        </table:table-row>
        <table:table-row table:style-name="ro2">
          <table:table-cell table:style-name="ce290" office:value-type="string" calcext:value-type="string">
            <text:p>ARZZ3</text:p>
          </table:table-cell>
          <table:table-cell table:style-name="ce294" office:value-type="date" office:date-value="2024-01-26" calcext:value-type="date">
            <text:p>1/26/2024</text:p>
          </table:table-cell>
          <table:table-cell table:style-name="ce296" office:value-type="float" office:value="57.91" calcext:value-type="float">
            <text:p>57,91</text:p>
          </table:table-cell>
          <table:table-cell table:style-name="ce300" office:value-type="float" office:value="1.15" calcext:value-type="float">
            <text:p>1,15</text:p>
          </table:table-cell>
          <table:table-cell table:style-name="ce300" office:value-type="float" office:value="-1.03" calcext:value-type="float">
            <text:p>-1,03</text:p>
          </table:table-cell>
          <table:table-cell table:number-columns-repeated="2" table:style-name="ce300" office:value-type="float" office:value="-10.26" calcext:value-type="float">
            <text:p>-10,26</text:p>
          </table:table-cell>
          <table:table-cell table:style-name="ce300" office:value-type="float" office:value="-28.97" calcext:value-type="float">
            <text:p>-28,97</text:p>
          </table:table-cell>
          <table:table-cell table:style-name="ce300" office:value-type="float" office:value="56.22" calcext:value-type="float">
            <text:p>56,22</text:p>
          </table:table-cell>
          <table:table-cell table:style-name="ce300" office:value-type="float" office:value="59.29" calcext:value-type="float">
            <text:p>59,29</text:p>
          </table:table-cell>
          <table:table-cell table:style-name="ce290" office:value-type="string" calcext:value-type="string">
            <text:p>202,83 M</text:p>
          </table:table-cell>
          <table:table-cell table:style-name="ce302" table:formula="of:=[.D21]/100" office:value-type="float" office:value="0.0115" calcext:value-type="float">
            <text:p>0,0115</text:p>
          </table:table-cell>
          <table:table-cell table:style-name="ce302" table:formula="of:=[.E21]/100" office:value-type="float" office:value="-0.0103" calcext:value-type="float">
            <text:p>-0,0103</text:p>
          </table:table-cell>
          <table:table-cell table:style-name="ce302" table:formula="of:=[.F21]/100" office:value-type="float" office:value="-0.1026" calcext:value-type="float">
            <text:p>-0,1026</text:p>
          </table:table-cell>
          <table:table-cell table:style-name="ce302" table:formula="of:=[.G21]/100" office:value-type="float" office:value="-0.1026" calcext:value-type="float">
            <text:p>-0,1026</text:p>
          </table:table-cell>
          <table:table-cell table:style-name="ce302" table:formula="of:=[.H21]/100" office:value-type="float" office:value="-0.2897" calcext:value-type="float">
            <text:p>-0,2897</text:p>
          </table:table-cell>
          <table:table-cell table:style-name="ce307" table:formula="of:=[.$C21]/(1 + [.L21])" office:value-type="currency" office:currency="R$ " office:value="57.2516065249629" calcext:value-type="currency">
            <text:p>R$ 57,25</text:p>
          </table:table-cell>
          <table:table-cell table:style-name="ce307" table:formula="of:=[.$C21]/(1 + [.M21])" office:value-type="currency" office:currency="R$ " office:value="58.5126806102859" calcext:value-type="currency">
            <text:p>R$ 58,51</text:p>
          </table:table-cell>
          <table:table-cell table:style-name="ce307" table:formula="of:=[.$C21]/(1 + [.N21])" office:value-type="currency" office:currency="R$ " office:value="64.5308669489637" calcext:value-type="currency">
            <text:p>R$ 64,53</text:p>
          </table:table-cell>
          <table:table-cell table:style-name="ce307" table:formula="of:=[.$C21]/(1 + [.O21])" office:value-type="currency" office:currency="R$ " office:value="64.5308669489637" calcext:value-type="currency">
            <text:p>R$ 64,53</text:p>
          </table:table-cell>
          <table:table-cell table:style-name="ce307" table:formula="of:=[.$C21]/(1 + [.P21])" office:value-type="currency" office:currency="R$ " office:value="81.5289314374208" calcext:value-type="currency">
            <text:p>R$ 81,53</text:p>
          </table:table-cell>
          <table:table-cell table:style-name="ce311" table:formula="of:=VLOOKUP([.A21];['file:///C:/Users/sesmet/Downloads/Imers%C3%A3o%20Python%20-%20Tabela%20de%20a%C3%A7%C3%B5es.ods'#$Total_de_acoes.A$1:.B$1048576];2;0)" office:value-type="float" office:value="62305891" calcext:value-type="float">
            <text:p>62.305.891,00</text:p>
          </table:table-cell>
          <table:table-cell table:style-name="ce307" table:formula="of:=([.$C21]-[.Q21])*[.$V21]" office:value-type="currency" office:currency="R$ " office:value="41021792.0907715" calcext:value-type="currency">
            <text:p>R$ 41.021.792,09</text:p>
          </table:table-cell>
          <table:table-cell table:style-name="ce307" table:formula="of:=([.$C21]-[.R21])*[.$V21]" office:value-type="currency" office:currency="R$ " office:value="-37550552.4122895" calcext:value-type="currency">
            <text:p>-R$ 37.550.552,41</text:p>
          </table:table-cell>
          <table:table-cell table:style-name="ce307" table:formula="of:=([.$C21]-[.S21])*[.$V21]" office:value-type="currency" office:currency="R$ " office:value="-412519014.447634" calcext:value-type="currency">
            <text:p>-R$ 412.519.014,45</text:p>
          </table:table-cell>
          <table:table-cell table:style-name="ce307" table:formula="of:=([.$C21]-[.T21])*[.$V21]" office:value-type="currency" office:currency="R$ " office:value="-412519014.447634" calcext:value-type="currency">
            <text:p>-R$ 412.519.014,45</text:p>
          </table:table-cell>
          <table:table-cell table:style-name="ce307" table:formula="of:=([.$C21]-[.U21])*[.$V21]" office:value-type="currency" office:currency="R$ " office:value="-1471598567.67641" calcext:value-type="currency">
            <text:p>-R$ 1.471.598.567,68</text:p>
          </table:table-cell>
          <table:table-cell table:style-name="ce311" table:formula="of:=IF([.W21]&gt;0;&quot;Subiu&quot;;IF([.W21]&lt;0;&quot;Desceu&quot;;&quot;Estável&quot;))" office:value-type="string" office:string-value="Subiu" calcext:value-type="string">
            <text:p>Subiu</text:p>
          </table:table-cell>
          <table:table-cell table:style-name="ce311" table:formula="of:=IF([.X21]&gt;0;&quot;Subiu&quot;;IF([.X21]&lt;0;&quot;Desceu&quot;;&quot;Estável&quot;))" office:value-type="string" office:string-value="Desceu" calcext:value-type="string">
            <text:p>Desceu</text:p>
          </table:table-cell>
          <table:table-cell table:style-name="ce311" table:formula="of:=IF([.Y21]&gt;0;&quot;Subiu&quot;;IF([.Y21]&lt;0;&quot;Desceu&quot;;&quot;Estável&quot;))" office:value-type="string" office:string-value="Desceu" calcext:value-type="string">
            <text:p>Desceu</text:p>
          </table:table-cell>
          <table:table-cell table:style-name="ce311" table:formula="of:=IF([.Z21]&gt;0;&quot;Subiu&quot;;IF([.Z21]&lt;0;&quot;Desceu&quot;;&quot;Estável&quot;))" office:value-type="string" office:string-value="Desceu" calcext:value-type="string">
            <text:p>Desceu</text:p>
          </table:table-cell>
          <table:table-cell table:style-name="ce311" table:formula="of:=IF([.AA21]&gt;0;&quot;Subiu&quot;;IF([.AA21]&lt;0;&quot;Desceu&quot;;&quot;Estável&quot;))" office:value-type="string" office:string-value="Desceu" calcext:value-type="string">
            <text:p>Desceu</text:p>
          </table:table-cell>
          <table:table-cell table:style-name="ce311" table:formula="of:=VLOOKUP([.A21];['file:///C:/Users/sesmet/Downloads/Imers%C3%A3o%20Python%20-%20Tabela%20de%20a%C3%A7%C3%B5es.ods'#$Ticker.A$1:.B$1048576];2;0)" office:value-type="string" office:string-value="Arezzo" calcext:value-type="string">
            <text:p>Arezzo</text:p>
          </table:table-cell>
          <table:table-cell table:style-name="ce311" table:formula="of:=VLOOKUP([.AG21];['file:///C:/Users/sesmet/Downloads/Imers%C3%A3o%20Python%20-%20Tabela%20de%20a%C3%A7%C3%B5es.ods'#$ChatGPT.A$1:.D$1048576];2;0)" office:value-type="string" office:string-value="Moda e Calçados" calcext:value-type="string">
            <text:p>Moda e Calçados</text:p>
          </table:table-cell>
          <table:table-cell table:style-name="ce317" table:formula="of:=VLOOKUP([.AG21];['file:///C:/Users/sesmet/Downloads/Imers%C3%A3o%20Python%20-%20Tabela%20de%20a%C3%A7%C3%B5es.ods'#$ChatGPT.A$1:.D$1048576];4;0)" office:value-type="float" office:value="52" calcext:value-type="float">
            <text:p>52</text:p>
          </table:table-cell>
          <table:table-cell table:style-name="ce317" table:formula="of:=IF([.AI21]&gt;100;&quot;Mais de 100&quot;;IF([.AI21]&lt;50; &quot;Menos de 50&quot;; &quot;Entre 50 e 100&quot;))" office:value-type="string" office:string-value="Entre 50 e 100" calcext:value-type="string">
            <text:p>Entre 50 e 100</text:p>
          </table:table-cell>
          <table:table-cell table:number-columns-repeated="28"/>
        </table:table-row>
        <table:table-row table:style-name="ro2">
          <table:table-cell table:style-name="ce289" office:value-type="string" calcext:value-type="string">
            <text:p>BBDC4</text:p>
          </table:table-cell>
          <table:table-cell table:style-name="ce293" office:value-type="date" office:date-value="2024-01-26" calcext:value-type="date">
            <text:p>1/26/2024</text:p>
          </table:table-cell>
          <table:table-cell table:style-name="ce295" office:value-type="float" office:value="15.52" calcext:value-type="float">
            <text:p>15,52</text:p>
          </table:table-cell>
          <table:table-cell table:style-name="ce299" office:value-type="float" office:value="1.04" calcext:value-type="float">
            <text:p>1,04</text:p>
          </table:table-cell>
          <table:table-cell table:style-name="ce299" office:value-type="float" office:value="-0.77" calcext:value-type="float">
            <text:p>-0,77</text:p>
          </table:table-cell>
          <table:table-cell table:number-columns-repeated="2" table:style-name="ce299" office:value-type="float" office:value="-9.08" calcext:value-type="float">
            <text:p>-9,08</text:p>
          </table:table-cell>
          <table:table-cell table:style-name="ce299" office:value-type="float" office:value="16.11" calcext:value-type="float">
            <text:p>16,11</text:p>
          </table:table-cell>
          <table:table-cell table:style-name="ce299" office:value-type="float" office:value="15.35" calcext:value-type="float">
            <text:p>15,35</text:p>
          </table:table-cell>
          <table:table-cell table:style-name="ce299" office:value-type="float" office:value="15.62" calcext:value-type="float">
            <text:p>15,62</text:p>
          </table:table-cell>
          <table:table-cell table:style-name="ce289" office:value-type="string" calcext:value-type="string">
            <text:p>354,3 M</text:p>
          </table:table-cell>
          <table:table-cell table:style-name="ce301" table:formula="of:=[.D22]/100" office:value-type="float" office:value="0.0104" calcext:value-type="float">
            <text:p>0,0104</text:p>
          </table:table-cell>
          <table:table-cell table:style-name="ce301" table:formula="of:=[.E22]/100" office:value-type="float" office:value="-0.0077" calcext:value-type="float">
            <text:p>-0,0077</text:p>
          </table:table-cell>
          <table:table-cell table:style-name="ce301" table:formula="of:=[.F22]/100" office:value-type="float" office:value="-0.0908" calcext:value-type="float">
            <text:p>-0,0908</text:p>
          </table:table-cell>
          <table:table-cell table:style-name="ce301" table:formula="of:=[.G22]/100" office:value-type="float" office:value="-0.0908" calcext:value-type="float">
            <text:p>-0,0908</text:p>
          </table:table-cell>
          <table:table-cell table:style-name="ce301" table:formula="of:=[.H22]/100" office:value-type="float" office:value="0.1611" calcext:value-type="float">
            <text:p>0,1611</text:p>
          </table:table-cell>
          <table:table-cell table:style-name="ce306" table:formula="of:=[.$C22]/(1 + [.L22])" office:value-type="currency" office:currency="R$ " office:value="15.360253365004" calcext:value-type="currency">
            <text:p>R$ 15,36</text:p>
          </table:table-cell>
          <table:table-cell table:style-name="ce306" table:formula="of:=[.$C22]/(1 + [.M22])" office:value-type="currency" office:currency="R$ " office:value="15.640431321173" calcext:value-type="currency">
            <text:p>R$ 15,64</text:p>
          </table:table-cell>
          <table:table-cell table:style-name="ce306" table:formula="of:=[.$C22]/(1 + [.N22])" office:value-type="currency" office:currency="R$ " office:value="17.0699516058073" calcext:value-type="currency">
            <text:p>R$ 17,07</text:p>
          </table:table-cell>
          <table:table-cell table:style-name="ce306" table:formula="of:=[.$C22]/(1 + [.O22])" office:value-type="currency" office:currency="R$ " office:value="17.0699516058073" calcext:value-type="currency">
            <text:p>R$ 17,07</text:p>
          </table:table-cell>
          <table:table-cell table:style-name="ce306" table:formula="of:=[.$C22]/(1 + [.P22])" office:value-type="currency" office:currency="R$ " office:value="13.3666350874171" calcext:value-type="currency">
            <text:p>R$ 13,37</text:p>
          </table:table-cell>
          <table:table-cell table:style-name="ce310" table:formula="of:=VLOOKUP([.A22];['file:///C:/Users/sesmet/Downloads/Imers%C3%A3o%20Python%20-%20Tabela%20de%20a%C3%A7%C3%B5es.ods'#$Total_de_acoes.A$1:.B$1048576];2;0)" office:value-type="float" office:value="5146576868" calcext:value-type="float">
            <text:p>5.146.576.868,00</text:p>
          </table:table-cell>
          <table:table-cell table:style-name="ce306" table:formula="of:=([.$C22]-[.Q22])*[.$V22]" office:value-type="currency" office:currency="R$ " office:value="822148336.411458" calcext:value-type="currency">
            <text:p>R$ 822.148.336,41</text:p>
          </table:table-cell>
          <table:table-cell table:style-name="ce306" table:formula="of:=([.$C22]-[.R22])*[.$V22]" office:value-type="currency" office:currency="R$ " office:value="-619809051.73181" calcext:value-type="currency">
            <text:p>-R$ 619.809.051,73</text:p>
          </table:table-cell>
          <table:table-cell table:style-name="ce306" table:formula="of:=([.$C22]-[.S22])*[.$V22]" office:value-type="currency" office:currency="R$ " office:value="-7976945080.96731" calcext:value-type="currency">
            <text:p>-R$ 7.976.945.080,97</text:p>
          </table:table-cell>
          <table:table-cell table:style-name="ce306" table:formula="of:=([.$C22]-[.T22])*[.$V22]" office:value-type="currency" office:currency="R$ " office:value="-7976945080.96731" calcext:value-type="currency">
            <text:p>-R$ 7.976.945.080,97</text:p>
          </table:table-cell>
          <table:table-cell table:style-name="ce306" table:formula="of:=([.$C22]-[.U22])*[.$V22]" office:value-type="currency" office:currency="R$ " office:value="11082458047.462" calcext:value-type="currency">
            <text:p>R$ 11.082.458.047,46</text:p>
          </table:table-cell>
          <table:table-cell table:style-name="ce310" table:formula="of:=IF([.W22]&gt;0;&quot;Subiu&quot;;IF([.W22]&lt;0;&quot;Desceu&quot;;&quot;Estável&quot;))" office:value-type="string" office:string-value="Subiu" calcext:value-type="string">
            <text:p>Subiu</text:p>
          </table:table-cell>
          <table:table-cell table:style-name="ce310" table:formula="of:=IF([.X22]&gt;0;&quot;Subiu&quot;;IF([.X22]&lt;0;&quot;Desceu&quot;;&quot;Estável&quot;))" office:value-type="string" office:string-value="Desceu" calcext:value-type="string">
            <text:p>Desceu</text:p>
          </table:table-cell>
          <table:table-cell table:style-name="ce310" table:formula="of:=IF([.Y22]&gt;0;&quot;Subiu&quot;;IF([.Y22]&lt;0;&quot;Desceu&quot;;&quot;Estável&quot;))" office:value-type="string" office:string-value="Desceu" calcext:value-type="string">
            <text:p>Desceu</text:p>
          </table:table-cell>
          <table:table-cell table:style-name="ce310" table:formula="of:=IF([.Z22]&gt;0;&quot;Subiu&quot;;IF([.Z22]&lt;0;&quot;Desceu&quot;;&quot;Estável&quot;))" office:value-type="string" office:string-value="Desceu" calcext:value-type="string">
            <text:p>Desceu</text:p>
          </table:table-cell>
          <table:table-cell table:style-name="ce310" table:formula="of:=IF([.AA22]&gt;0;&quot;Subiu&quot;;IF([.AA22]&lt;0;&quot;Desceu&quot;;&quot;Estável&quot;))" office:value-type="string" office:string-value="Subiu" calcext:value-type="string">
            <text:p>Subiu</text:p>
          </table:table-cell>
          <table:table-cell table:style-name="ce310" table:formula="of:=VLOOKUP([.A22];['file:///C:/Users/sesmet/Downloads/Imers%C3%A3o%20Python%20-%20Tabela%20de%20a%C3%A7%C3%B5es.ods'#$Ticker.A$1:.B$1048576];2;0)" office:value-type="string" office:string-value="Banco Bradesco" calcext:value-type="string">
            <text:p>Banco Bradesco</text:p>
          </table:table-cell>
          <table:table-cell table:style-name="ce310" table:formula="of:=VLOOKUP([.AG22];['file:///C:/Users/sesmet/Downloads/Imers%C3%A3o%20Python%20-%20Tabela%20de%20a%C3%A7%C3%B5es.ods'#$ChatGPT.A$1:.D$1048576];2;0)" office:value-type="string" office:string-value="Serviços Financeiros" calcext:value-type="string">
            <text:p>Serviços Financeiros</text:p>
          </table:table-cell>
          <table:table-cell table:style-name="ce316" table:formula="of:=VLOOKUP([.AG22];['file:///C:/Users/sesmet/Downloads/Imers%C3%A3o%20Python%20-%20Tabela%20de%20a%C3%A7%C3%B5es.ods'#$ChatGPT.A$1:.D$1048576];4;0)" office:value-type="float" office:value="81" calcext:value-type="float">
            <text:p>81</text:p>
          </table:table-cell>
          <table:table-cell table:style-name="ce316" table:formula="of:=IF([.AI22]&gt;100;&quot;Mais de 100&quot;;IF([.AI22]&lt;50; &quot;Menos de 50&quot;; &quot;Entre 50 e 100&quot;))" office:value-type="string" office:string-value="Entre 50 e 100" calcext:value-type="string">
            <text:p>Entre 50 e 100</text:p>
          </table:table-cell>
          <table:table-cell table:number-columns-repeated="28"/>
        </table:table-row>
        <table:table-row table:style-name="ro2">
          <table:table-cell table:style-name="ce290" office:value-type="string" calcext:value-type="string">
            <text:p>BEEF3</text:p>
          </table:table-cell>
          <table:table-cell table:style-name="ce294" office:value-type="date" office:date-value="2024-01-26" calcext:value-type="date">
            <text:p>1/26/2024</text:p>
          </table:table-cell>
          <table:table-cell table:style-name="ce296" office:value-type="float" office:value="7.19" calcext:value-type="float">
            <text:p>7,19</text:p>
          </table:table-cell>
          <table:table-cell table:style-name="ce300" office:value-type="float" office:value="0.98" calcext:value-type="float">
            <text:p>0,98</text:p>
          </table:table-cell>
          <table:table-cell table:style-name="ce300" office:value-type="float" office:value="6.05" calcext:value-type="float">
            <text:p>6,05</text:p>
          </table:table-cell>
          <table:table-cell table:number-columns-repeated="2" table:style-name="ce300" office:value-type="float" office:value="-3.75" calcext:value-type="float">
            <text:p>-3,75</text:p>
          </table:table-cell>
          <table:table-cell table:style-name="ce300" office:value-type="float" office:value="-48.31" calcext:value-type="float">
            <text:p>-48,31</text:p>
          </table:table-cell>
          <table:table-cell table:style-name="ce300" office:value-type="float" office:value="7.11" calcext:value-type="float">
            <text:p>7,11</text:p>
          </table:table-cell>
          <table:table-cell table:style-name="ce300" office:value-type="float" office:value="7.24" calcext:value-type="float">
            <text:p>7,24</text:p>
          </table:table-cell>
          <table:table-cell table:style-name="ce290" office:value-type="string" calcext:value-type="string">
            <text:p>42,44 M</text:p>
          </table:table-cell>
          <table:table-cell table:style-name="ce302" table:formula="of:=[.D23]/100" office:value-type="float" office:value="0.0098" calcext:value-type="float">
            <text:p>0,0098</text:p>
          </table:table-cell>
          <table:table-cell table:style-name="ce302" table:formula="of:=[.E23]/100" office:value-type="float" office:value="0.0605" calcext:value-type="float">
            <text:p>0,0605</text:p>
          </table:table-cell>
          <table:table-cell table:style-name="ce302" table:formula="of:=[.F23]/100" office:value-type="float" office:value="-0.0375" calcext:value-type="float">
            <text:p>-0,0375</text:p>
          </table:table-cell>
          <table:table-cell table:style-name="ce302" table:formula="of:=[.G23]/100" office:value-type="float" office:value="-0.0375" calcext:value-type="float">
            <text:p>-0,0375</text:p>
          </table:table-cell>
          <table:table-cell table:style-name="ce302" table:formula="of:=[.H23]/100" office:value-type="float" office:value="-0.4831" calcext:value-type="float">
            <text:p>-0,4831</text:p>
          </table:table-cell>
          <table:table-cell table:style-name="ce307" table:formula="of:=[.$C23]/(1 + [.L23])" office:value-type="currency" office:currency="R$ " office:value="7.12022182610418" calcext:value-type="currency">
            <text:p>R$ 7,12</text:p>
          </table:table-cell>
          <table:table-cell table:style-name="ce307" table:formula="of:=[.$C23]/(1 + [.M23])" office:value-type="currency" office:currency="R$ " office:value="6.77982083922678" calcext:value-type="currency">
            <text:p>R$ 6,78</text:p>
          </table:table-cell>
          <table:table-cell table:style-name="ce307" table:formula="of:=[.$C23]/(1 + [.N23])" office:value-type="currency" office:currency="R$ " office:value="7.47012987012987" calcext:value-type="currency">
            <text:p>R$ 7,47</text:p>
          </table:table-cell>
          <table:table-cell table:style-name="ce307" table:formula="of:=[.$C23]/(1 + [.O23])" office:value-type="currency" office:currency="R$ " office:value="7.47012987012987" calcext:value-type="currency">
            <text:p>R$ 7,47</text:p>
          </table:table-cell>
          <table:table-cell table:style-name="ce307" table:formula="of:=[.$C23]/(1 + [.P23])" office:value-type="currency" office:currency="R$ " office:value="13.9098471657961" calcext:value-type="currency">
            <text:p>R$ 13,91</text:p>
          </table:table-cell>
          <table:table-cell table:style-name="ce311" table:formula="of:=VLOOKUP([.A23];['file:///C:/Users/sesmet/Downloads/Imers%C3%A3o%20Python%20-%20Tabela%20de%20a%C3%A7%C3%B5es.ods'#$Total_de_acoes.A$1:.B$1048576];2;0)" office:value-type="float" office:value="261036182" calcext:value-type="float">
            <text:p>261.036.182,00</text:p>
          </table:table-cell>
          <table:table-cell table:style-name="ce307" table:formula="of:=([.$C23]-[.Q23])*[.$V23]" office:value-type="currency" office:currency="R$ " office:value="18214628.1006971" calcext:value-type="currency">
            <text:p>R$ 18.214.628,10</text:p>
          </table:table-cell>
          <table:table-cell table:style-name="ce307" table:formula="of:=([.$C23]-[.R23])*[.$V23]" office:value-type="currency" office:currency="R$ " office:value="107071602.064206" calcext:value-type="currency">
            <text:p>R$ 107.071.602,06</text:p>
          </table:table-cell>
          <table:table-cell table:style-name="ce307" table:formula="of:=([.$C23]-[.S23])*[.$V23]" office:value-type="currency" office:currency="R$ " office:value="-73124031.7628571" calcext:value-type="currency">
            <text:p>-R$ 73.124.031,76</text:p>
          </table:table-cell>
          <table:table-cell table:style-name="ce307" table:formula="of:=([.$C23]-[.T23])*[.$V23]" office:value-type="currency" office:currency="R$ " office:value="-73124031.7628571" calcext:value-type="currency">
            <text:p>-R$ 73.124.031,76</text:p>
          </table:table-cell>
          <table:table-cell table:style-name="ce307" table:formula="of:=([.$C23]-[.U23])*[.$V23]" office:value-type="currency" office:currency="R$ " office:value="-1754123247.78293" calcext:value-type="currency">
            <text:p>-R$ 1.754.123.247,78</text:p>
          </table:table-cell>
          <table:table-cell table:style-name="ce311" table:formula="of:=IF([.W23]&gt;0;&quot;Subiu&quot;;IF([.W23]&lt;0;&quot;Desceu&quot;;&quot;Estável&quot;))" office:value-type="string" office:string-value="Subiu" calcext:value-type="string">
            <text:p>Subiu</text:p>
          </table:table-cell>
          <table:table-cell table:style-name="ce311" table:formula="of:=IF([.X23]&gt;0;&quot;Subiu&quot;;IF([.X23]&lt;0;&quot;Desceu&quot;;&quot;Estável&quot;))" office:value-type="string" office:string-value="Subiu" calcext:value-type="string">
            <text:p>Subiu</text:p>
          </table:table-cell>
          <table:table-cell table:style-name="ce311" table:formula="of:=IF([.Y23]&gt;0;&quot;Subiu&quot;;IF([.Y23]&lt;0;&quot;Desceu&quot;;&quot;Estável&quot;))" office:value-type="string" office:string-value="Desceu" calcext:value-type="string">
            <text:p>Desceu</text:p>
          </table:table-cell>
          <table:table-cell table:style-name="ce311" table:formula="of:=IF([.Z23]&gt;0;&quot;Subiu&quot;;IF([.Z23]&lt;0;&quot;Desceu&quot;;&quot;Estável&quot;))" office:value-type="string" office:string-value="Desceu" calcext:value-type="string">
            <text:p>Desceu</text:p>
          </table:table-cell>
          <table:table-cell table:style-name="ce311" table:formula="of:=IF([.AA23]&gt;0;&quot;Subiu&quot;;IF([.AA23]&lt;0;&quot;Desceu&quot;;&quot;Estável&quot;))" office:value-type="string" office:string-value="Desceu" calcext:value-type="string">
            <text:p>Desceu</text:p>
          </table:table-cell>
          <table:table-cell table:style-name="ce311" table:formula="of:=VLOOKUP([.A23];['file:///C:/Users/sesmet/Downloads/Imers%C3%A3o%20Python%20-%20Tabela%20de%20a%C3%A7%C3%B5es.ods'#$Ticker.A$1:.B$1048576];2;0)" office:value-type="string" office:string-value="Minerva" calcext:value-type="string">
            <text:p>Minerva</text:p>
          </table:table-cell>
          <table:table-cell table:style-name="ce311" table:formula="of:=VLOOKUP([.AG23];['file:///C:/Users/sesmet/Downloads/Imers%C3%A3o%20Python%20-%20Tabela%20de%20a%C3%A7%C3%B5es.ods'#$ChatGPT.A$1:.D$1048576];2;0)" office:value-type="string" office:string-value="Alimentos" calcext:value-type="string">
            <text:p>Alimentos</text:p>
          </table:table-cell>
          <table:table-cell table:style-name="ce317" table:formula="of:=VLOOKUP([.AG23];['file:///C:/Users/sesmet/Downloads/Imers%C3%A3o%20Python%20-%20Tabela%20de%20a%C3%A7%C3%B5es.ods'#$ChatGPT.A$1:.D$1048576];4;0)" office:value-type="float" office:value="101" calcext:value-type="float">
            <text:p>101</text:p>
          </table:table-cell>
          <table:table-cell table:style-name="ce317" table:formula="of:=IF([.AI23]&gt;100;&quot;Mais de 100&quot;;IF([.AI23]&lt;50; &quot;Menos de 50&quot;; &quot;Entre 50 e 100&quot;))" office:value-type="string" office:string-value="Mais de 100" calcext:value-type="string">
            <text:p>Mais de 100</text:p>
          </table:table-cell>
          <table:table-cell table:number-columns-repeated="28"/>
        </table:table-row>
        <table:table-row table:style-name="ro2">
          <table:table-cell table:style-name="ce289" office:value-type="string" calcext:value-type="string">
            <text:p>PCAR3</text:p>
          </table:table-cell>
          <table:table-cell table:style-name="ce293" office:value-type="date" office:date-value="2024-01-26" calcext:value-type="date">
            <text:p>1/26/2024</text:p>
          </table:table-cell>
          <table:table-cell table:style-name="ce295" office:value-type="float" office:value="4.14" calcext:value-type="float">
            <text:p>4,14</text:p>
          </table:table-cell>
          <table:table-cell table:style-name="ce299" office:value-type="float" office:value="0.97" calcext:value-type="float">
            <text:p>0,97</text:p>
          </table:table-cell>
          <table:table-cell table:style-name="ce299" office:value-type="float" office:value="-6.33" calcext:value-type="float">
            <text:p>-6,33</text:p>
          </table:table-cell>
          <table:table-cell table:number-columns-repeated="2" table:style-name="ce299" office:value-type="float" office:value="1.97" calcext:value-type="float">
            <text:p>1,97</text:p>
          </table:table-cell>
          <table:table-cell table:style-name="ce299" office:value-type="float" office:value="-51.18" calcext:value-type="float">
            <text:p>-51,18</text:p>
          </table:table-cell>
          <table:table-cell table:style-name="ce299" office:value-type="float" office:value="4.08" calcext:value-type="float">
            <text:p>4,08</text:p>
          </table:table-cell>
          <table:table-cell table:style-name="ce299" office:value-type="float" office:value="4.2" calcext:value-type="float">
            <text:p>4,2</text:p>
          </table:table-cell>
          <table:table-cell table:style-name="ce289" office:value-type="string" calcext:value-type="string">
            <text:p>21,18 M</text:p>
          </table:table-cell>
          <table:table-cell table:style-name="ce301" table:formula="of:=[.D24]/100" office:value-type="float" office:value="0.0097" calcext:value-type="float">
            <text:p>0,0097</text:p>
          </table:table-cell>
          <table:table-cell table:style-name="ce301" table:formula="of:=[.E24]/100" office:value-type="float" office:value="-0.0633" calcext:value-type="float">
            <text:p>-0,0633</text:p>
          </table:table-cell>
          <table:table-cell table:style-name="ce301" table:formula="of:=[.F24]/100" office:value-type="float" office:value="0.0197" calcext:value-type="float">
            <text:p>0,0197</text:p>
          </table:table-cell>
          <table:table-cell table:style-name="ce301" table:formula="of:=[.G24]/100" office:value-type="float" office:value="0.0197" calcext:value-type="float">
            <text:p>0,0197</text:p>
          </table:table-cell>
          <table:table-cell table:style-name="ce301" table:formula="of:=[.H24]/100" office:value-type="float" office:value="-0.5118" calcext:value-type="float">
            <text:p>-0,5118</text:p>
          </table:table-cell>
          <table:table-cell table:style-name="ce306" table:formula="of:=[.$C24]/(1 + [.L24])" office:value-type="currency" office:currency="R$ " office:value="4.1002277904328" calcext:value-type="currency">
            <text:p>R$ 4,10</text:p>
          </table:table-cell>
          <table:table-cell table:style-name="ce306" table:formula="of:=[.$C24]/(1 + [.M24])" office:value-type="currency" office:currency="R$ " office:value="4.41977153837942" calcext:value-type="currency">
            <text:p>R$ 4,42</text:p>
          </table:table-cell>
          <table:table-cell table:style-name="ce306" table:formula="of:=[.$C24]/(1 + [.N24])" office:value-type="currency" office:currency="R$ " office:value="4.06001765225066" calcext:value-type="currency">
            <text:p>R$ 4,06</text:p>
          </table:table-cell>
          <table:table-cell table:style-name="ce306" table:formula="of:=[.$C24]/(1 + [.O24])" office:value-type="currency" office:currency="R$ " office:value="4.06001765225066" calcext:value-type="currency">
            <text:p>R$ 4,06</text:p>
          </table:table-cell>
          <table:table-cell table:style-name="ce306" table:formula="of:=[.$C24]/(1 + [.P24])" office:value-type="currency" office:currency="R$ " office:value="8.48013109381401" calcext:value-type="currency">
            <text:p>R$ 8,48</text:p>
          </table:table-cell>
          <table:table-cell table:style-name="ce310" table:formula="of:=VLOOKUP([.A24];['file:///C:/Users/sesmet/Downloads/Imers%C3%A3o%20Python%20-%20Tabela%20de%20a%C3%A7%C3%B5es.ods'#$Total_de_acoes.A$1:.B$1048576];2;0)" office:value-type="float" office:value="159430826" calcext:value-type="float">
            <text:p>159.430.826,00</text:p>
          </table:table-cell>
          <table:table-cell table:style-name="ce306" table:formula="of:=([.$C24]-[.Q24])*[.$V24]" office:value-type="currency" office:currency="R$ " office:value="6340916.22314354" calcext:value-type="currency">
            <text:p>R$ 6.340.916,22</text:p>
          </table:table-cell>
          <table:table-cell table:style-name="ce306" table:formula="of:=([.$C24]-[.R24])*[.$V24]" office:value-type="currency" office:currency="R$ " office:value="-44604207.4551211" calcext:value-type="currency">
            <text:p>-R$ 44.604.207,46</text:p>
          </table:table-cell>
          <table:table-cell table:style-name="ce306" table:formula="of:=([.$C24]-[.S24])*[.$V24]" office:value-type="currency" office:currency="R$ " office:value="12751651.7670962" calcext:value-type="currency">
            <text:p>R$ 12.751.651,77</text:p>
          </table:table-cell>
          <table:table-cell table:style-name="ce306" table:formula="of:=([.$C24]-[.T24])*[.$V24]" office:value-type="currency" office:currency="R$ " office:value="12751651.7670962" calcext:value-type="currency">
            <text:p>R$ 12.751.651,77</text:p>
          </table:table-cell>
          <table:table-cell table:style-name="ce306" table:formula="of:=([.$C24]-[.U24])*[.$V24]" office:value-type="currency" office:currency="R$ " office:value="-691950685.235051" calcext:value-type="currency">
            <text:p>-R$ 691.950.685,24</text:p>
          </table:table-cell>
          <table:table-cell table:style-name="ce310" table:formula="of:=IF([.W24]&gt;0;&quot;Subiu&quot;;IF([.W24]&lt;0;&quot;Desceu&quot;;&quot;Estável&quot;))" office:value-type="string" office:string-value="Subiu" calcext:value-type="string">
            <text:p>Subiu</text:p>
          </table:table-cell>
          <table:table-cell table:style-name="ce310" table:formula="of:=IF([.X24]&gt;0;&quot;Subiu&quot;;IF([.X24]&lt;0;&quot;Desceu&quot;;&quot;Estável&quot;))" office:value-type="string" office:string-value="Desceu" calcext:value-type="string">
            <text:p>Desceu</text:p>
          </table:table-cell>
          <table:table-cell table:style-name="ce310" table:formula="of:=IF([.Y24]&gt;0;&quot;Subiu&quot;;IF([.Y24]&lt;0;&quot;Desceu&quot;;&quot;Estável&quot;))" office:value-type="string" office:string-value="Subiu" calcext:value-type="string">
            <text:p>Subiu</text:p>
          </table:table-cell>
          <table:table-cell table:style-name="ce310" table:formula="of:=IF([.Z24]&gt;0;&quot;Subiu&quot;;IF([.Z24]&lt;0;&quot;Desceu&quot;;&quot;Estável&quot;))" office:value-type="string" office:string-value="Subiu" calcext:value-type="string">
            <text:p>Subiu</text:p>
          </table:table-cell>
          <table:table-cell table:style-name="ce310" table:formula="of:=IF([.AA24]&gt;0;&quot;Subiu&quot;;IF([.AA24]&lt;0;&quot;Desceu&quot;;&quot;Estável&quot;))" office:value-type="string" office:string-value="Desceu" calcext:value-type="string">
            <text:p>Desceu</text:p>
          </table:table-cell>
          <table:table-cell table:style-name="ce310" table:formula="of:=VLOOKUP([.A24];['file:///C:/Users/sesmet/Downloads/Imers%C3%A3o%20Python%20-%20Tabela%20de%20a%C3%A7%C3%B5es.ods'#$Ticker.A$1:.B$1048576];2;0)" office:value-type="string" office:string-value="Grupo Pão de Açúcar" calcext:value-type="string">
            <text:p>Grupo Pão de Açúcar</text:p>
          </table:table-cell>
          <table:table-cell table:style-name="ce310" table:formula="of:=VLOOKUP([.AG24];['file:///C:/Users/sesmet/Downloads/Imers%C3%A3o%20Python%20-%20Tabela%20de%20a%C3%A7%C3%B5es.ods'#$ChatGPT.A$1:.D$1048576];2;0)" office:value-type="string" office:string-value="Varejo Alimentício" calcext:value-type="string">
            <text:p>Varejo Alimentício</text:p>
          </table:table-cell>
          <table:table-cell table:style-name="ce316" table:formula="of:=VLOOKUP([.AG24];['file:///C:/Users/sesmet/Downloads/Imers%C3%A3o%20Python%20-%20Tabela%20de%20a%C3%A7%C3%B5es.ods'#$ChatGPT.A$1:.D$1048576];4;0)" office:value-type="float" office:value="76" calcext:value-type="float">
            <text:p>76</text:p>
          </table:table-cell>
          <table:table-cell table:style-name="ce316" table:formula="of:=IF([.AI24]&gt;100;&quot;Mais de 100&quot;;IF([.AI24]&lt;50; &quot;Menos de 50&quot;; &quot;Entre 50 e 100&quot;))" office:value-type="string" office:string-value="Entre 50 e 100" calcext:value-type="string">
            <text:p>Entre 50 e 100</text:p>
          </table:table-cell>
          <table:table-cell table:number-columns-repeated="28"/>
        </table:table-row>
        <table:table-row table:style-name="ro2">
          <table:table-cell table:style-name="ce290" office:value-type="string" calcext:value-type="string">
            <text:p>BRFS3</text:p>
          </table:table-cell>
          <table:table-cell table:style-name="ce294" office:value-type="date" office:date-value="2024-01-26" calcext:value-type="date">
            <text:p>1/26/2024</text:p>
          </table:table-cell>
          <table:table-cell table:style-name="ce296" office:value-type="float" office:value="14.61" calcext:value-type="float">
            <text:p>14,61</text:p>
          </table:table-cell>
          <table:table-cell table:style-name="ce300" office:value-type="float" office:value="0.96" calcext:value-type="float">
            <text:p>0,96</text:p>
          </table:table-cell>
          <table:table-cell table:style-name="ce300" office:value-type="float" office:value="12.38" calcext:value-type="float">
            <text:p>12,38</text:p>
          </table:table-cell>
          <table:table-cell table:number-columns-repeated="2" table:style-name="ce300" office:value-type="float" office:value="5.79" calcext:value-type="float">
            <text:p>5,79</text:p>
          </table:table-cell>
          <table:table-cell table:style-name="ce300" office:value-type="float" office:value="78.17" calcext:value-type="float">
            <text:p>78,17</text:p>
          </table:table-cell>
          <table:table-cell table:style-name="ce300" office:value-type="float" office:value="14.46" calcext:value-type="float">
            <text:p>14,46</text:p>
          </table:table-cell>
          <table:table-cell table:style-name="ce300" office:value-type="float" office:value="14.93" calcext:value-type="float">
            <text:p>14,93</text:p>
          </table:table-cell>
          <table:table-cell table:style-name="ce290" office:value-type="string" calcext:value-type="string">
            <text:p>101,38 M</text:p>
          </table:table-cell>
          <table:table-cell table:style-name="ce302" table:formula="of:=[.D25]/100" office:value-type="float" office:value="0.0096" calcext:value-type="float">
            <text:p>0,0096</text:p>
          </table:table-cell>
          <table:table-cell table:style-name="ce302" table:formula="of:=[.E25]/100" office:value-type="float" office:value="0.1238" calcext:value-type="float">
            <text:p>0,1238</text:p>
          </table:table-cell>
          <table:table-cell table:style-name="ce302" table:formula="of:=[.F25]/100" office:value-type="float" office:value="0.0579" calcext:value-type="float">
            <text:p>0,0579</text:p>
          </table:table-cell>
          <table:table-cell table:style-name="ce302" table:formula="of:=[.G25]/100" office:value-type="float" office:value="0.0579" calcext:value-type="float">
            <text:p>0,0579</text:p>
          </table:table-cell>
          <table:table-cell table:style-name="ce302" table:formula="of:=[.H25]/100" office:value-type="float" office:value="0.7817" calcext:value-type="float">
            <text:p>0,7817</text:p>
          </table:table-cell>
          <table:table-cell table:style-name="ce307" table:formula="of:=[.$C25]/(1 + [.L25])" office:value-type="currency" office:currency="R$ " office:value="14.4710776545166" calcext:value-type="currency">
            <text:p>R$ 14,47</text:p>
          </table:table-cell>
          <table:table-cell table:style-name="ce307" table:formula="of:=[.$C25]/(1 + [.M25])" office:value-type="currency" office:currency="R$ " office:value="13.0005339028297" calcext:value-type="currency">
            <text:p>R$ 13,00</text:p>
          </table:table-cell>
          <table:table-cell table:style-name="ce307" table:formula="of:=[.$C25]/(1 + [.N25])" office:value-type="currency" office:currency="R$ " office:value="13.8103790528405" calcext:value-type="currency">
            <text:p>R$ 13,81</text:p>
          </table:table-cell>
          <table:table-cell table:style-name="ce307" table:formula="of:=[.$C25]/(1 + [.O25])" office:value-type="currency" office:currency="R$ " office:value="13.8103790528405" calcext:value-type="currency">
            <text:p>R$ 13,81</text:p>
          </table:table-cell>
          <table:table-cell table:style-name="ce307" table:formula="of:=[.$C25]/(1 + [.P25])" office:value-type="currency" office:currency="R$ " office:value="8.20003367570298" calcext:value-type="currency">
            <text:p>R$ 8,20</text:p>
          </table:table-cell>
          <table:table-cell table:style-name="ce311" table:formula="of:=VLOOKUP([.A25];['file:///C:/Users/sesmet/Downloads/Imers%C3%A3o%20Python%20-%20Tabela%20de%20a%C3%A7%C3%B5es.ods'#$Total_de_acoes.A$1:.B$1048576];2;0)" office:value-type="float" office:value="1677525446" calcext:value-type="float">
            <text:p>1.677.525.446,00</text:p>
          </table:table-cell>
          <table:table-cell table:style-name="ce307" table:formula="of:=([.$C25]-[.Q25])*[.$V25]" office:value-type="currency" office:currency="R$ " office:value="233045769.56634" calcext:value-type="currency">
            <text:p>R$ 233.045.769,57</text:p>
          </table:table-cell>
          <table:table-cell table:style-name="ce307" table:formula="of:=([.$C25]-[.R25])*[.$V25]" office:value-type="currency" office:currency="R$ " office:value="2699920332.47751" calcext:value-type="currency">
            <text:p>R$ 2.699.920.332,48</text:p>
          </table:table-cell>
          <table:table-cell table:style-name="ce307" table:formula="of:=([.$C25]-[.S25])*[.$V25]" office:value-type="currency" office:currency="R$ " office:value="1341384486.01463" calcext:value-type="currency">
            <text:p>R$ 1.341.384.486,01</text:p>
          </table:table-cell>
          <table:table-cell table:style-name="ce307" table:formula="of:=([.$C25]-[.T25])*[.$V25]" office:value-type="currency" office:currency="R$ " office:value="1341384486.01463" calcext:value-type="currency">
            <text:p>R$ 1.341.384.486,01</text:p>
          </table:table-cell>
          <table:table-cell table:style-name="ce307" table:formula="of:=([.$C25]-[.U25])*[.$V25]" office:value-type="currency" office:currency="R$ " office:value="10752881617.0113" calcext:value-type="currency">
            <text:p>R$ 10.752.881.617,01</text:p>
          </table:table-cell>
          <table:table-cell table:style-name="ce311" table:formula="of:=IF([.W25]&gt;0;&quot;Subiu&quot;;IF([.W25]&lt;0;&quot;Desceu&quot;;&quot;Estável&quot;))" office:value-type="string" office:string-value="Subiu" calcext:value-type="string">
            <text:p>Subiu</text:p>
          </table:table-cell>
          <table:table-cell table:style-name="ce311" table:formula="of:=IF([.X25]&gt;0;&quot;Subiu&quot;;IF([.X25]&lt;0;&quot;Desceu&quot;;&quot;Estável&quot;))" office:value-type="string" office:string-value="Subiu" calcext:value-type="string">
            <text:p>Subiu</text:p>
          </table:table-cell>
          <table:table-cell table:style-name="ce311" table:formula="of:=IF([.Y25]&gt;0;&quot;Subiu&quot;;IF([.Y25]&lt;0;&quot;Desceu&quot;;&quot;Estável&quot;))" office:value-type="string" office:string-value="Subiu" calcext:value-type="string">
            <text:p>Subiu</text:p>
          </table:table-cell>
          <table:table-cell table:style-name="ce311" table:formula="of:=IF([.Z25]&gt;0;&quot;Subiu&quot;;IF([.Z25]&lt;0;&quot;Desceu&quot;;&quot;Estável&quot;))" office:value-type="string" office:string-value="Subiu" calcext:value-type="string">
            <text:p>Subiu</text:p>
          </table:table-cell>
          <table:table-cell table:style-name="ce311" table:formula="of:=IF([.AA25]&gt;0;&quot;Subiu&quot;;IF([.AA25]&lt;0;&quot;Desceu&quot;;&quot;Estável&quot;))" office:value-type="string" office:string-value="Subiu" calcext:value-type="string">
            <text:p>Subiu</text:p>
          </table:table-cell>
          <table:table-cell table:style-name="ce311" table:formula="of:=VLOOKUP([.A25];['file:///C:/Users/sesmet/Downloads/Imers%C3%A3o%20Python%20-%20Tabela%20de%20a%C3%A7%C3%B5es.ods'#$Ticker.A$1:.B$1048576];2;0)" office:value-type="string" office:string-value="BRF" calcext:value-type="string">
            <text:p>BRF</text:p>
          </table:table-cell>
          <table:table-cell table:style-name="ce311" table:formula="of:=VLOOKUP([.AG25];['file:///C:/Users/sesmet/Downloads/Imers%C3%A3o%20Python%20-%20Tabela%20de%20a%C3%A7%C3%B5es.ods'#$ChatGPT.A$1:.D$1048576];2;0)" office:value-type="string" office:string-value="Alimentos" calcext:value-type="string">
            <text:p>Alimentos</text:p>
          </table:table-cell>
          <table:table-cell table:style-name="ce317" table:formula="of:=VLOOKUP([.AG25];['file:///C:/Users/sesmet/Downloads/Imers%C3%A3o%20Python%20-%20Tabela%20de%20a%C3%A7%C3%B5es.ods'#$ChatGPT.A$1:.D$1048576];4;0)" office:value-type="float" office:value="15" calcext:value-type="float">
            <text:p>15</text:p>
          </table:table-cell>
          <table:table-cell table:style-name="ce317" table:formula="of:=IF([.AI25]&gt;100;&quot;Mais de 100&quot;;IF([.AI25]&lt;50; &quot;Menos de 50&quot;; &quot;Entre 50 e 100&quot;))" office:value-type="string" office:string-value="Menos de 50" calcext:value-type="string">
            <text:p>Menos de 50</text:p>
          </table:table-cell>
          <table:table-cell table:number-columns-repeated="28"/>
        </table:table-row>
        <table:table-row table:style-name="ro2">
          <table:table-cell table:style-name="ce289" office:value-type="string" calcext:value-type="string">
            <text:p>VIVT3</text:p>
          </table:table-cell>
          <table:table-cell table:style-name="ce293" office:value-type="date" office:date-value="2024-01-26" calcext:value-type="date">
            <text:p>1/26/2024</text:p>
          </table:table-cell>
          <table:table-cell table:style-name="ce295" office:value-type="float" office:value="51.2" calcext:value-type="float">
            <text:p>51,20</text:p>
          </table:table-cell>
          <table:table-cell table:style-name="ce299" office:value-type="float" office:value="0.88" calcext:value-type="float">
            <text:p>0,88</text:p>
          </table:table-cell>
          <table:table-cell table:style-name="ce299" office:value-type="float" office:value="1.09" calcext:value-type="float">
            <text:p>1,09</text:p>
          </table:table-cell>
          <table:table-cell table:number-columns-repeated="2" table:style-name="ce299" office:value-type="float" office:value="-4.19" calcext:value-type="float">
            <text:p>-4,19</text:p>
          </table:table-cell>
          <table:table-cell table:style-name="ce299" office:value-type="float" office:value="32.78" calcext:value-type="float">
            <text:p>32,78</text:p>
          </table:table-cell>
          <table:table-cell table:style-name="ce299" office:value-type="float" office:value="50.62" calcext:value-type="float">
            <text:p>50,62</text:p>
          </table:table-cell>
          <table:table-cell table:style-name="ce299" office:value-type="float" office:value="51.26" calcext:value-type="float">
            <text:p>51,26</text:p>
          </table:table-cell>
          <table:table-cell table:style-name="ce289" office:value-type="string" calcext:value-type="string">
            <text:p>64,92 M</text:p>
          </table:table-cell>
          <table:table-cell table:style-name="ce301" table:formula="of:=[.D26]/100" office:value-type="float" office:value="0.0088" calcext:value-type="float">
            <text:p>0,0088</text:p>
          </table:table-cell>
          <table:table-cell table:style-name="ce301" table:formula="of:=[.E26]/100" office:value-type="float" office:value="0.0109" calcext:value-type="float">
            <text:p>0,0109</text:p>
          </table:table-cell>
          <table:table-cell table:style-name="ce301" table:formula="of:=[.F26]/100" office:value-type="float" office:value="-0.0419" calcext:value-type="float">
            <text:p>-0,0419</text:p>
          </table:table-cell>
          <table:table-cell table:style-name="ce301" table:formula="of:=[.G26]/100" office:value-type="float" office:value="-0.0419" calcext:value-type="float">
            <text:p>-0,0419</text:p>
          </table:table-cell>
          <table:table-cell table:style-name="ce301" table:formula="of:=[.H26]/100" office:value-type="float" office:value="0.3278" calcext:value-type="float">
            <text:p>0,3278</text:p>
          </table:table-cell>
          <table:table-cell table:style-name="ce306" table:formula="of:=[.$C26]/(1 + [.L26])" office:value-type="currency" office:currency="R$ " office:value="50.7533703409992" calcext:value-type="currency">
            <text:p>R$ 50,75</text:p>
          </table:table-cell>
          <table:table-cell table:style-name="ce306" table:formula="of:=[.$C26]/(1 + [.M26])" office:value-type="currency" office:currency="R$ " office:value="50.6479374814522" calcext:value-type="currency">
            <text:p>R$ 50,65</text:p>
          </table:table-cell>
          <table:table-cell table:style-name="ce306" table:formula="of:=[.$C26]/(1 + [.N26])" office:value-type="currency" office:currency="R$ " office:value="53.4390982152176" calcext:value-type="currency">
            <text:p>R$ 53,44</text:p>
          </table:table-cell>
          <table:table-cell table:style-name="ce306" table:formula="of:=[.$C26]/(1 + [.O26])" office:value-type="currency" office:currency="R$ " office:value="53.4390982152176" calcext:value-type="currency">
            <text:p>R$ 53,44</text:p>
          </table:table-cell>
          <table:table-cell table:style-name="ce306" table:formula="of:=[.$C26]/(1 + [.P26])" office:value-type="currency" office:currency="R$ " office:value="38.5600241000151" calcext:value-type="currency">
            <text:p>R$ 38,56</text:p>
          </table:table-cell>
          <table:table-cell table:style-name="ce310" table:formula="of:=VLOOKUP([.A26];['file:///C:/Users/sesmet/Downloads/Imers%C3%A3o%20Python%20-%20Tabela%20de%20a%C3%A7%C3%B5es.ods'#$Total_de_acoes.A$1:.B$1048576];2;0)" office:value-type="float" office:value="423091712" calcext:value-type="float">
            <text:p>423.091.712,00</text:p>
          </table:table-cell>
          <table:table-cell table:style-name="ce306" table:formula="of:=([.$C26]-[.Q26])*[.$V26]" office:value-type="currency" office:currency="R$ " office:value="188965307.056621" calcext:value-type="currency">
            <text:p>R$ 188.965.307,06</text:p>
          </table:table-cell>
          <table:table-cell table:style-name="ce306" table:formula="of:=([.$C26]-[.R26])*[.$V26]" office:value-type="currency" office:currency="R$ " office:value="233573076.103429" calcext:value-type="currency">
            <text:p>R$ 233.573.076,10</text:p>
          </table:table-cell>
          <table:table-cell table:style-name="ce306" table:formula="of:=([.$C26]-[.S26])*[.$V26]" office:value-type="currency" office:currency="R$ " office:value="-947343897.212569" calcext:value-type="currency">
            <text:p>-R$ 947.343.897,21</text:p>
          </table:table-cell>
          <table:table-cell table:style-name="ce306" table:formula="of:=([.$C26]-[.T26])*[.$V26]" office:value-type="currency" office:currency="R$ " office:value="-947343897.212569" calcext:value-type="currency">
            <text:p>-R$ 947.343.897,21</text:p>
          </table:table-cell>
          <table:table-cell table:style-name="ce306" table:formula="of:=([.$C26]-[.U26])*[.$V26]" office:value-type="currency" office:currency="R$ " office:value="5347869043.16337" calcext:value-type="currency">
            <text:p>R$ 5.347.869.043,16</text:p>
          </table:table-cell>
          <table:table-cell table:style-name="ce310" table:formula="of:=IF([.W26]&gt;0;&quot;Subiu&quot;;IF([.W26]&lt;0;&quot;Desceu&quot;;&quot;Estável&quot;))" office:value-type="string" office:string-value="Subiu" calcext:value-type="string">
            <text:p>Subiu</text:p>
          </table:table-cell>
          <table:table-cell table:style-name="ce310" table:formula="of:=IF([.X26]&gt;0;&quot;Subiu&quot;;IF([.X26]&lt;0;&quot;Desceu&quot;;&quot;Estável&quot;))" office:value-type="string" office:string-value="Subiu" calcext:value-type="string">
            <text:p>Subiu</text:p>
          </table:table-cell>
          <table:table-cell table:style-name="ce310" table:formula="of:=IF([.Y26]&gt;0;&quot;Subiu&quot;;IF([.Y26]&lt;0;&quot;Desceu&quot;;&quot;Estável&quot;))" office:value-type="string" office:string-value="Desceu" calcext:value-type="string">
            <text:p>Desceu</text:p>
          </table:table-cell>
          <table:table-cell table:style-name="ce310" table:formula="of:=IF([.Z26]&gt;0;&quot;Subiu&quot;;IF([.Z26]&lt;0;&quot;Desceu&quot;;&quot;Estável&quot;))" office:value-type="string" office:string-value="Desceu" calcext:value-type="string">
            <text:p>Desceu</text:p>
          </table:table-cell>
          <table:table-cell table:style-name="ce310" table:formula="of:=IF([.AA26]&gt;0;&quot;Subiu&quot;;IF([.AA26]&lt;0;&quot;Desceu&quot;;&quot;Estável&quot;))" office:value-type="string" office:string-value="Subiu" calcext:value-type="string">
            <text:p>Subiu</text:p>
          </table:table-cell>
          <table:table-cell table:style-name="ce310" table:formula="of:=VLOOKUP([.A26];['file:///C:/Users/sesmet/Downloads/Imers%C3%A3o%20Python%20-%20Tabela%20de%20a%C3%A7%C3%B5es.ods'#$Ticker.A$1:.B$1048576];2;0)" office:value-type="string" office:string-value="Vivo" calcext:value-type="string">
            <text:p>Vivo</text:p>
          </table:table-cell>
          <table:table-cell table:style-name="ce310" table:formula="of:=VLOOKUP([.AG26];['file:///C:/Users/sesmet/Downloads/Imers%C3%A3o%20Python%20-%20Tabela%20de%20a%C3%A7%C3%B5es.ods'#$ChatGPT.A$1:.D$1048576];2;0)" office:value-type="string" office:string-value="Telecomunicações" calcext:value-type="string">
            <text:p>Telecomunicações</text:p>
          </table:table-cell>
          <table:table-cell table:style-name="ce316" table:formula="of:=VLOOKUP([.AG26];['file:///C:/Users/sesmet/Downloads/Imers%C3%A3o%20Python%20-%20Tabela%20de%20a%C3%A7%C3%B5es.ods'#$ChatGPT.A$1:.D$1048576];4;0)" office:value-type="float" office:value="21" calcext:value-type="float">
            <text:p>21</text:p>
          </table:table-cell>
          <table:table-cell table:style-name="ce316" table:formula="of:=IF([.AI26]&gt;100;&quot;Mais de 100&quot;;IF([.AI26]&lt;50; &quot;Menos de 50&quot;; &quot;Entre 50 e 100&quot;))" office:value-type="string" office:string-value="Menos de 50" calcext:value-type="string">
            <text:p>Menos de 50</text:p>
          </table:table-cell>
          <table:table-cell table:number-columns-repeated="28"/>
        </table:table-row>
        <table:table-row table:style-name="ro2">
          <table:table-cell table:style-name="ce290" office:value-type="string" calcext:value-type="string">
            <text:p>RAIL3</text:p>
          </table:table-cell>
          <table:table-cell table:style-name="ce294" office:value-type="date" office:date-value="2024-01-26" calcext:value-type="date">
            <text:p>1/26/2024</text:p>
          </table:table-cell>
          <table:table-cell table:style-name="ce296" office:value-type="float" office:value="22.64" calcext:value-type="float">
            <text:p>22,64</text:p>
          </table:table-cell>
          <table:table-cell table:style-name="ce300" office:value-type="float" office:value="0.84" calcext:value-type="float">
            <text:p>0,84</text:p>
          </table:table-cell>
          <table:table-cell table:style-name="ce300" office:value-type="float" office:value="1.07" calcext:value-type="float">
            <text:p>1,07</text:p>
          </table:table-cell>
          <table:table-cell table:number-columns-repeated="2" table:style-name="ce300" office:value-type="float" office:value="-1.35" calcext:value-type="float">
            <text:p>-1,35</text:p>
          </table:table-cell>
          <table:table-cell table:style-name="ce300" office:value-type="float" office:value="20.93" calcext:value-type="float">
            <text:p>20,93</text:p>
          </table:table-cell>
          <table:table-cell table:style-name="ce300" office:value-type="float" office:value="22.32" calcext:value-type="float">
            <text:p>22,32</text:p>
          </table:table-cell>
          <table:table-cell table:style-name="ce300" office:value-type="float" office:value="22.83" calcext:value-type="float">
            <text:p>22,83</text:p>
          </table:table-cell>
          <table:table-cell table:style-name="ce290" office:value-type="string" calcext:value-type="string">
            <text:p>178,44 M</text:p>
          </table:table-cell>
          <table:table-cell table:style-name="ce302" table:formula="of:=[.D27]/100" office:value-type="float" office:value="0.0084" calcext:value-type="float">
            <text:p>0,0084</text:p>
          </table:table-cell>
          <table:table-cell table:style-name="ce302" table:formula="of:=[.E27]/100" office:value-type="float" office:value="0.0107" calcext:value-type="float">
            <text:p>0,0107</text:p>
          </table:table-cell>
          <table:table-cell table:style-name="ce302" table:formula="of:=[.F27]/100" office:value-type="float" office:value="-0.0135" calcext:value-type="float">
            <text:p>-0,0135</text:p>
          </table:table-cell>
          <table:table-cell table:style-name="ce302" table:formula="of:=[.G27]/100" office:value-type="float" office:value="-0.0135" calcext:value-type="float">
            <text:p>-0,0135</text:p>
          </table:table-cell>
          <table:table-cell table:style-name="ce302" table:formula="of:=[.H27]/100" office:value-type="float" office:value="0.2093" calcext:value-type="float">
            <text:p>0,2093</text:p>
          </table:table-cell>
          <table:table-cell table:style-name="ce307" table:formula="of:=[.$C27]/(1 + [.L27])" office:value-type="currency" office:currency="R$ " office:value="22.4514081713606" calcext:value-type="currency">
            <text:p>R$ 22,45</text:p>
          </table:table-cell>
          <table:table-cell table:style-name="ce307" table:formula="of:=[.$C27]/(1 + [.M27])" office:value-type="currency" office:currency="R$ " office:value="22.4003166122489" calcext:value-type="currency">
            <text:p>R$ 22,40</text:p>
          </table:table-cell>
          <table:table-cell table:style-name="ce307" table:formula="of:=[.$C27]/(1 + [.N27])" office:value-type="currency" office:currency="R$ " office:value="22.9498226051698" calcext:value-type="currency">
            <text:p>R$ 22,95</text:p>
          </table:table-cell>
          <table:table-cell table:style-name="ce307" table:formula="of:=[.$C27]/(1 + [.O27])" office:value-type="currency" office:currency="R$ " office:value="22.9498226051698" calcext:value-type="currency">
            <text:p>R$ 22,95</text:p>
          </table:table-cell>
          <table:table-cell table:style-name="ce307" table:formula="of:=[.$C27]/(1 + [.P27])" office:value-type="currency" office:currency="R$ " office:value="18.7215744645663" calcext:value-type="currency">
            <text:p>R$ 18,72</text:p>
          </table:table-cell>
          <table:table-cell table:style-name="ce311" table:formula="of:=VLOOKUP([.A27];['file:///C:/Users/sesmet/Downloads/Imers%C3%A3o%20Python%20-%20Tabela%20de%20a%C3%A7%C3%B5es.ods'#$Total_de_acoes.A$1:.B$1048576];2;0)" office:value-type="float" office:value="1218352541" calcext:value-type="float">
            <text:p>1.218.352.541,00</text:p>
          </table:table-cell>
          <table:table-cell table:style-name="ce307" table:formula="of:=([.$C27]-[.Q27])*[.$V27]" office:value-type="currency" office:currency="R$ " office:value="229771333.634684" calcext:value-type="currency">
            <text:p>R$ 229.771.333,63</text:p>
          </table:table-cell>
          <table:table-cell table:style-name="ce307" table:formula="of:=([.$C27]-[.R27])*[.$V27]" office:value-type="currency" office:currency="R$ " office:value="292018864.501993" calcext:value-type="currency">
            <text:p>R$ 292.018.864,50</text:p>
          </table:table-cell>
          <table:table-cell table:style-name="ce307" table:formula="of:=([.$C27]-[.S27])*[.$V27]" office:value-type="currency" office:currency="R$ " office:value="-377473158.267856" calcext:value-type="currency">
            <text:p>-R$ 377.473.158,27</text:p>
          </table:table-cell>
          <table:table-cell table:style-name="ce307" table:formula="of:=([.$C27]-[.T27])*[.$V27]" office:value-type="currency" office:currency="R$ " office:value="-377473158.267856" calcext:value-type="currency">
            <text:p>-R$ 377.473.158,27</text:p>
          </table:table-cell>
          <table:table-cell table:style-name="ce307" table:formula="of:=([.$C27]-[.U27])*[.$V27]" office:value-type="currency" office:currency="R$ " office:value="4774023707.81496" calcext:value-type="currency">
            <text:p>R$ 4.774.023.707,81</text:p>
          </table:table-cell>
          <table:table-cell table:style-name="ce311" table:formula="of:=IF([.W27]&gt;0;&quot;Subiu&quot;;IF([.W27]&lt;0;&quot;Desceu&quot;;&quot;Estável&quot;))" office:value-type="string" office:string-value="Subiu" calcext:value-type="string">
            <text:p>Subiu</text:p>
          </table:table-cell>
          <table:table-cell table:style-name="ce311" table:formula="of:=IF([.X27]&gt;0;&quot;Subiu&quot;;IF([.X27]&lt;0;&quot;Desceu&quot;;&quot;Estável&quot;))" office:value-type="string" office:string-value="Subiu" calcext:value-type="string">
            <text:p>Subiu</text:p>
          </table:table-cell>
          <table:table-cell table:style-name="ce311" table:formula="of:=IF([.Y27]&gt;0;&quot;Subiu&quot;;IF([.Y27]&lt;0;&quot;Desceu&quot;;&quot;Estável&quot;))" office:value-type="string" office:string-value="Desceu" calcext:value-type="string">
            <text:p>Desceu</text:p>
          </table:table-cell>
          <table:table-cell table:style-name="ce311" table:formula="of:=IF([.Z27]&gt;0;&quot;Subiu&quot;;IF([.Z27]&lt;0;&quot;Desceu&quot;;&quot;Estável&quot;))" office:value-type="string" office:string-value="Desceu" calcext:value-type="string">
            <text:p>Desceu</text:p>
          </table:table-cell>
          <table:table-cell table:style-name="ce311" table:formula="of:=IF([.AA27]&gt;0;&quot;Subiu&quot;;IF([.AA27]&lt;0;&quot;Desceu&quot;;&quot;Estável&quot;))" office:value-type="string" office:string-value="Subiu" calcext:value-type="string">
            <text:p>Subiu</text:p>
          </table:table-cell>
          <table:table-cell table:style-name="ce311" table:formula="of:=VLOOKUP([.A27];['file:///C:/Users/sesmet/Downloads/Imers%C3%A3o%20Python%20-%20Tabela%20de%20a%C3%A7%C3%B5es.ods'#$Ticker.A$1:.B$1048576];2;0)" office:value-type="string" office:string-value="Rumo" calcext:value-type="string">
            <text:p>Rumo</text:p>
          </table:table-cell>
          <table:table-cell table:style-name="ce311" table:formula="of:=VLOOKUP([.AG27];['file:///C:/Users/sesmet/Downloads/Imers%C3%A3o%20Python%20-%20Tabela%20de%20a%C3%A7%C3%B5es.ods'#$ChatGPT.A$1:.D$1048576];2;0)" office:value-type="string" office:string-value="Logística" calcext:value-type="string">
            <text:p>Logística</text:p>
          </table:table-cell>
          <table:table-cell table:style-name="ce317" table:formula="of:=VLOOKUP([.AG27];['file:///C:/Users/sesmet/Downloads/Imers%C3%A3o%20Python%20-%20Tabela%20de%20a%C3%A7%C3%B5es.ods'#$ChatGPT.A$1:.D$1048576];4;0)" office:value-type="float" office:value="15" calcext:value-type="float">
            <text:p>15</text:p>
          </table:table-cell>
          <table:table-cell table:style-name="ce317" table:formula="of:=IF([.AI27]&gt;100;&quot;Mais de 100&quot;;IF([.AI27]&lt;50; &quot;Menos de 50&quot;; &quot;Entre 50 e 100&quot;))" office:value-type="string" office:string-value="Menos de 50" calcext:value-type="string">
            <text:p>Menos de 50</text:p>
          </table:table-cell>
          <table:table-cell table:number-columns-repeated="28"/>
        </table:table-row>
        <table:table-row table:style-name="ro2">
          <table:table-cell table:style-name="ce289" office:value-type="string" calcext:value-type="string">
            <text:p>CIEL3</text:p>
          </table:table-cell>
          <table:table-cell table:style-name="ce293" office:value-type="date" office:date-value="2024-01-26" calcext:value-type="date">
            <text:p>1/26/2024</text:p>
          </table:table-cell>
          <table:table-cell table:style-name="ce295" office:value-type="float" office:value="4.9" calcext:value-type="float">
            <text:p>4,90</text:p>
          </table:table-cell>
          <table:table-cell table:style-name="ce299" office:value-type="float" office:value="0.82" calcext:value-type="float">
            <text:p>0,82</text:p>
          </table:table-cell>
          <table:table-cell table:style-name="ce299" office:value-type="float" office:value="9.38" calcext:value-type="float">
            <text:p>9,38</text:p>
          </table:table-cell>
          <table:table-cell table:number-columns-repeated="2" table:style-name="ce299" office:value-type="float" office:value="5.83" calcext:value-type="float">
            <text:p>5,83</text:p>
          </table:table-cell>
          <table:table-cell table:style-name="ce299" office:value-type="float" office:value="-2.19" calcext:value-type="float">
            <text:p>-2,19</text:p>
          </table:table-cell>
          <table:table-cell table:style-name="ce299" office:value-type="float" office:value="4.82" calcext:value-type="float">
            <text:p>4,82</text:p>
          </table:table-cell>
          <table:table-cell table:style-name="ce299" office:value-type="float" office:value="4.97" calcext:value-type="float">
            <text:p>4,97</text:p>
          </table:table-cell>
          <table:table-cell table:style-name="ce289" office:value-type="string" calcext:value-type="string">
            <text:p>144,47 M</text:p>
          </table:table-cell>
          <table:table-cell table:style-name="ce301" table:formula="of:=[.D28]/100" office:value-type="float" office:value="0.0082" calcext:value-type="float">
            <text:p>0,0082</text:p>
          </table:table-cell>
          <table:table-cell table:style-name="ce301" table:formula="of:=[.E28]/100" office:value-type="float" office:value="0.0938" calcext:value-type="float">
            <text:p>0,0938</text:p>
          </table:table-cell>
          <table:table-cell table:style-name="ce301" table:formula="of:=[.F28]/100" office:value-type="float" office:value="0.0583" calcext:value-type="float">
            <text:p>0,0583</text:p>
          </table:table-cell>
          <table:table-cell table:style-name="ce301" table:formula="of:=[.G28]/100" office:value-type="float" office:value="0.0583" calcext:value-type="float">
            <text:p>0,0583</text:p>
          </table:table-cell>
          <table:table-cell table:style-name="ce301" table:formula="of:=[.H28]/100" office:value-type="float" office:value="-0.0219" calcext:value-type="float">
            <text:p>-0,0219</text:p>
          </table:table-cell>
          <table:table-cell table:style-name="ce306" table:formula="of:=[.$C28]/(1 + [.L28])" office:value-type="currency" office:currency="R$ " office:value="4.86014679627058" calcext:value-type="currency">
            <text:p>R$ 4,86</text:p>
          </table:table-cell>
          <table:table-cell table:style-name="ce306" table:formula="of:=[.$C28]/(1 + [.M28])" office:value-type="currency" office:currency="R$ " office:value="4.47979520936186" calcext:value-type="currency">
            <text:p>R$ 4,48</text:p>
          </table:table-cell>
          <table:table-cell table:style-name="ce306" table:formula="of:=[.$C28]/(1 + [.N28])" office:value-type="currency" office:currency="R$ " office:value="4.6300670887272" calcext:value-type="currency">
            <text:p>R$ 4,63</text:p>
          </table:table-cell>
          <table:table-cell table:style-name="ce306" table:formula="of:=[.$C28]/(1 + [.O28])" office:value-type="currency" office:currency="R$ " office:value="4.6300670887272" calcext:value-type="currency">
            <text:p>R$ 4,63</text:p>
          </table:table-cell>
          <table:table-cell table:style-name="ce306" table:formula="of:=[.$C28]/(1 + [.P28])" office:value-type="currency" office:currency="R$ " office:value="5.00971270831203" calcext:value-type="currency">
            <text:p>R$ 5,01</text:p>
          </table:table-cell>
          <table:table-cell table:style-name="ce310" table:formula="of:=VLOOKUP([.A28];['file:///C:/Users/sesmet/Downloads/Imers%C3%A3o%20Python%20-%20Tabela%20de%20a%C3%A7%C3%B5es.ods'#$Total_de_acoes.A$1:.B$1048576];2;0)" office:value-type="float" office:value="1095462329" calcext:value-type="float">
            <text:p>1.095.462.329,00</text:p>
          </table:table-cell>
          <table:table-cell table:style-name="ce306" table:formula="of:=([.$C28]-[.Q28])*[.$V28]" office:value-type="currency" office:currency="R$ " office:value="43657683.3755409" calcext:value-type="currency">
            <text:p>R$ 43.657.683,38</text:p>
          </table:table-cell>
          <table:table-cell table:style-name="ce306" table:formula="of:=([.$C28]-[.R28])*[.$V28]" office:value-type="currency" office:currency="R$ " office:value="460318518.609417" calcext:value-type="currency">
            <text:p>R$ 460.318.518,61</text:p>
          </table:table-cell>
          <table:table-cell table:style-name="ce306" table:formula="of:=([.$C28]-[.S28])*[.$V28]" office:value-type="currency" office:currency="R$ " office:value="295701335.656647" calcext:value-type="currency">
            <text:p>R$ 295.701.335,66</text:p>
          </table:table-cell>
          <table:table-cell table:style-name="ce306" table:formula="of:=([.$C28]-[.T28])*[.$V28]" office:value-type="currency" office:currency="R$ " office:value="295701335.656647" calcext:value-type="currency">
            <text:p>R$ 295.701.335,66</text:p>
          </table:table-cell>
          <table:table-cell table:style-name="ce306" table:formula="of:=([.$C28]-[.U28])*[.$V28]" office:value-type="currency" office:currency="R$ " office:value="-120186138.968398" calcext:value-type="currency">
            <text:p>-R$ 120.186.138,97</text:p>
          </table:table-cell>
          <table:table-cell table:style-name="ce310" table:formula="of:=IF([.W28]&gt;0;&quot;Subiu&quot;;IF([.W28]&lt;0;&quot;Desceu&quot;;&quot;Estável&quot;))" office:value-type="string" office:string-value="Subiu" calcext:value-type="string">
            <text:p>Subiu</text:p>
          </table:table-cell>
          <table:table-cell table:style-name="ce310" table:formula="of:=IF([.X28]&gt;0;&quot;Subiu&quot;;IF([.X28]&lt;0;&quot;Desceu&quot;;&quot;Estável&quot;))" office:value-type="string" office:string-value="Subiu" calcext:value-type="string">
            <text:p>Subiu</text:p>
          </table:table-cell>
          <table:table-cell table:style-name="ce310" table:formula="of:=IF([.Y28]&gt;0;&quot;Subiu&quot;;IF([.Y28]&lt;0;&quot;Desceu&quot;;&quot;Estável&quot;))" office:value-type="string" office:string-value="Subiu" calcext:value-type="string">
            <text:p>Subiu</text:p>
          </table:table-cell>
          <table:table-cell table:style-name="ce310" table:formula="of:=IF([.Z28]&gt;0;&quot;Subiu&quot;;IF([.Z28]&lt;0;&quot;Desceu&quot;;&quot;Estável&quot;))" office:value-type="string" office:string-value="Subiu" calcext:value-type="string">
            <text:p>Subiu</text:p>
          </table:table-cell>
          <table:table-cell table:style-name="ce310" table:formula="of:=IF([.AA28]&gt;0;&quot;Subiu&quot;;IF([.AA28]&lt;0;&quot;Desceu&quot;;&quot;Estável&quot;))" office:value-type="string" office:string-value="Desceu" calcext:value-type="string">
            <text:p>Desceu</text:p>
          </table:table-cell>
          <table:table-cell table:style-name="ce310" table:formula="of:=VLOOKUP([.A28];['file:///C:/Users/sesmet/Downloads/Imers%C3%A3o%20Python%20-%20Tabela%20de%20a%C3%A7%C3%B5es.ods'#$Ticker.A$1:.B$1048576];2;0)" office:value-type="string" office:string-value="Cielo" calcext:value-type="string">
            <text:p>Cielo</text:p>
          </table:table-cell>
          <table:table-cell table:style-name="ce310" table:formula="of:=VLOOKUP([.AG28];['file:///C:/Users/sesmet/Downloads/Imers%C3%A3o%20Python%20-%20Tabela%20de%20a%C3%A7%C3%B5es.ods'#$ChatGPT.A$1:.D$1048576];2;0)" office:value-type="string" office:string-value="Serviços Financeiros" calcext:value-type="string">
            <text:p>Serviços Financeiros</text:p>
          </table:table-cell>
          <table:table-cell table:style-name="ce316" table:formula="of:=VLOOKUP([.AG28];['file:///C:/Users/sesmet/Downloads/Imers%C3%A3o%20Python%20-%20Tabela%20de%20a%C3%A7%C3%B5es.ods'#$ChatGPT.A$1:.D$1048576];4;0)" office:value-type="float" office:value="29" calcext:value-type="float">
            <text:p>29</text:p>
          </table:table-cell>
          <table:table-cell table:style-name="ce316" table:formula="of:=IF([.AI28]&gt;100;&quot;Mais de 100&quot;;IF([.AI28]&lt;50; &quot;Menos de 50&quot;; &quot;Entre 50 e 100&quot;))" office:value-type="string" office:string-value="Menos de 50" calcext:value-type="string">
            <text:p>Menos de 50</text:p>
          </table:table-cell>
          <table:table-cell table:number-columns-repeated="28"/>
        </table:table-row>
        <table:table-row table:style-name="ro2">
          <table:table-cell table:style-name="ce290" office:value-type="string" calcext:value-type="string">
            <text:p>DXCO3</text:p>
          </table:table-cell>
          <table:table-cell table:style-name="ce294" office:value-type="date" office:date-value="2024-01-26" calcext:value-type="date">
            <text:p>1/26/2024</text:p>
          </table:table-cell>
          <table:table-cell table:style-name="ce296" office:value-type="float" office:value="7.81" calcext:value-type="float">
            <text:p>7,81</text:p>
          </table:table-cell>
          <table:table-cell table:style-name="ce300" office:value-type="float" office:value="0.77" calcext:value-type="float">
            <text:p>0,77</text:p>
          </table:table-cell>
          <table:table-cell table:style-name="ce300" office:value-type="float" office:value="3.17" calcext:value-type="float">
            <text:p>3,17</text:p>
          </table:table-cell>
          <table:table-cell table:number-columns-repeated="2" table:style-name="ce300" office:value-type="float" office:value="-3.22" calcext:value-type="float">
            <text:p>-3,22</text:p>
          </table:table-cell>
          <table:table-cell table:style-name="ce300" office:value-type="float" office:value="9.94" calcext:value-type="float">
            <text:p>9,94</text:p>
          </table:table-cell>
          <table:table-cell table:style-name="ce300" office:value-type="float" office:value="7.7" calcext:value-type="float">
            <text:p>7,7</text:p>
          </table:table-cell>
          <table:table-cell table:style-name="ce300" office:value-type="float" office:value="7.85" calcext:value-type="float">
            <text:p>7,85</text:p>
          </table:table-cell>
          <table:table-cell table:style-name="ce290" office:value-type="string" calcext:value-type="string">
            <text:p>21,5 M</text:p>
          </table:table-cell>
          <table:table-cell table:style-name="ce302" table:formula="of:=[.D29]/100" office:value-type="float" office:value="0.0077" calcext:value-type="float">
            <text:p>0,0077</text:p>
          </table:table-cell>
          <table:table-cell table:style-name="ce302" table:formula="of:=[.E29]/100" office:value-type="float" office:value="0.0317" calcext:value-type="float">
            <text:p>0,0317</text:p>
          </table:table-cell>
          <table:table-cell table:style-name="ce302" table:formula="of:=[.F29]/100" office:value-type="float" office:value="-0.0322" calcext:value-type="float">
            <text:p>-0,0322</text:p>
          </table:table-cell>
          <table:table-cell table:style-name="ce302" table:formula="of:=[.G29]/100" office:value-type="float" office:value="-0.0322" calcext:value-type="float">
            <text:p>-0,0322</text:p>
          </table:table-cell>
          <table:table-cell table:style-name="ce302" table:formula="of:=[.H29]/100" office:value-type="float" office:value="0.0994" calcext:value-type="float">
            <text:p>0,0994</text:p>
          </table:table-cell>
          <table:table-cell table:style-name="ce307" table:formula="of:=[.$C29]/(1 + [.L29])" office:value-type="currency" office:currency="R$ " office:value="7.75032251662201" calcext:value-type="currency">
            <text:p>R$ 7,75</text:p>
          </table:table-cell>
          <table:table-cell table:style-name="ce307" table:formula="of:=[.$C29]/(1 + [.M29])" office:value-type="currency" office:currency="R$ " office:value="7.57003004749443" calcext:value-type="currency">
            <text:p>R$ 7,57</text:p>
          </table:table-cell>
          <table:table-cell table:style-name="ce307" table:formula="of:=[.$C29]/(1 + [.N29])" office:value-type="currency" office:currency="R$ " office:value="8.06984914238479" calcext:value-type="currency">
            <text:p>R$ 8,07</text:p>
          </table:table-cell>
          <table:table-cell table:style-name="ce307" table:formula="of:=[.$C29]/(1 + [.O29])" office:value-type="currency" office:currency="R$ " office:value="8.06984914238479" calcext:value-type="currency">
            <text:p>R$ 8,07</text:p>
          </table:table-cell>
          <table:table-cell table:style-name="ce307" table:formula="of:=[.$C29]/(1 + [.P29])" office:value-type="currency" office:currency="R$ " office:value="7.10387484082227" calcext:value-type="currency">
            <text:p>R$ 7,10</text:p>
          </table:table-cell>
          <table:table-cell table:style-name="ce311" table:formula="of:=VLOOKUP([.A29];['file:///C:/Users/sesmet/Downloads/Imers%C3%A3o%20Python%20-%20Tabela%20de%20a%C3%A7%C3%B5es.ods'#$Total_de_acoes.A$1:.B$1048576];2;0)" office:value-type="float" office:value="302768240" calcext:value-type="float">
            <text:p>302.768.240,00</text:p>
          </table:table-cell>
          <table:table-cell table:style-name="ce307" table:formula="of:=([.$C29]-[.Q29])*[.$V29]" office:value-type="currency" office:currency="R$ " office:value="18068446.6099832" calcext:value-type="currency">
            <text:p>R$ 18.068.446,61</text:p>
          </table:table-cell>
          <table:table-cell table:style-name="ce307" table:formula="of:=([.$C29]-[.R29])*[.$V29]" office:value-type="currency" office:currency="R$ " office:value="72655280.172996" calcext:value-type="currency">
            <text:p>R$ 72.655.280,17</text:p>
          </table:table-cell>
          <table:table-cell table:style-name="ce307" table:formula="of:=([.$C29]-[.S29])*[.$V29]" office:value-type="currency" office:currency="R$ " office:value="-78674067.5053523" calcext:value-type="currency">
            <text:p>-R$ 78.674.067,51</text:p>
          </table:table-cell>
          <table:table-cell table:style-name="ce307" table:formula="of:=([.$C29]-[.T29])*[.$V29]" office:value-type="currency" office:currency="R$ " office:value="-78674067.5053523" calcext:value-type="currency">
            <text:p>-R$ 78.674.067,51</text:p>
          </table:table-cell>
          <table:table-cell table:style-name="ce307" table:formula="of:=([.$C29]-[.U29])*[.$V29]" office:value-type="currency" office:currency="R$ " office:value="213792271.663962" calcext:value-type="currency">
            <text:p>R$ 213.792.271,66</text:p>
          </table:table-cell>
          <table:table-cell table:style-name="ce311" table:formula="of:=IF([.W29]&gt;0;&quot;Subiu&quot;;IF([.W29]&lt;0;&quot;Desceu&quot;;&quot;Estável&quot;))" office:value-type="string" office:string-value="Subiu" calcext:value-type="string">
            <text:p>Subiu</text:p>
          </table:table-cell>
          <table:table-cell table:style-name="ce311" table:formula="of:=IF([.X29]&gt;0;&quot;Subiu&quot;;IF([.X29]&lt;0;&quot;Desceu&quot;;&quot;Estável&quot;))" office:value-type="string" office:string-value="Subiu" calcext:value-type="string">
            <text:p>Subiu</text:p>
          </table:table-cell>
          <table:table-cell table:style-name="ce311" table:formula="of:=IF([.Y29]&gt;0;&quot;Subiu&quot;;IF([.Y29]&lt;0;&quot;Desceu&quot;;&quot;Estável&quot;))" office:value-type="string" office:string-value="Desceu" calcext:value-type="string">
            <text:p>Desceu</text:p>
          </table:table-cell>
          <table:table-cell table:style-name="ce311" table:formula="of:=IF([.Z29]&gt;0;&quot;Subiu&quot;;IF([.Z29]&lt;0;&quot;Desceu&quot;;&quot;Estável&quot;))" office:value-type="string" office:string-value="Desceu" calcext:value-type="string">
            <text:p>Desceu</text:p>
          </table:table-cell>
          <table:table-cell table:style-name="ce311" table:formula="of:=IF([.AA29]&gt;0;&quot;Subiu&quot;;IF([.AA29]&lt;0;&quot;Desceu&quot;;&quot;Estável&quot;))" office:value-type="string" office:string-value="Subiu" calcext:value-type="string">
            <text:p>Subiu</text:p>
          </table:table-cell>
          <table:table-cell table:style-name="ce311" table:formula="of:=VLOOKUP([.A29];['file:///C:/Users/sesmet/Downloads/Imers%C3%A3o%20Python%20-%20Tabela%20de%20a%C3%A7%C3%B5es.ods'#$Ticker.A$1:.B$1048576];2;0)" office:value-type="string" office:string-value="Dexco" calcext:value-type="string">
            <text:p>Dexco</text:p>
          </table:table-cell>
          <table:table-cell table:style-name="ce311" table:formula="of:=VLOOKUP([.AG29];['file:///C:/Users/sesmet/Downloads/Imers%C3%A3o%20Python%20-%20Tabela%20de%20a%C3%A7%C3%B5es.ods'#$ChatGPT.A$1:.D$1048576];2;0)" office:value-type="string" office:string-value="Construção Civil" calcext:value-type="string">
            <text:p>Construção Civil</text:p>
          </table:table-cell>
          <table:table-cell table:style-name="ce317" table:formula="of:=VLOOKUP([.AG29];['file:///C:/Users/sesmet/Downloads/Imers%C3%A3o%20Python%20-%20Tabela%20de%20a%C3%A7%C3%B5es.ods'#$ChatGPT.A$1:.D$1048576];4;0)" office:value-type="float" office:value="48" calcext:value-type="float">
            <text:p>48</text:p>
          </table:table-cell>
          <table:table-cell table:style-name="ce317" table:formula="of:=IF([.AI29]&gt;100;&quot;Mais de 100&quot;;IF([.AI29]&lt;50; &quot;Menos de 50&quot;; &quot;Entre 50 e 100&quot;))" office:value-type="string" office:string-value="Menos de 50" calcext:value-type="string">
            <text:p>Menos de 50</text:p>
          </table:table-cell>
          <table:table-cell table:number-columns-repeated="28"/>
        </table:table-row>
        <table:table-row table:style-name="ro2">
          <table:table-cell table:style-name="ce289" office:value-type="string" calcext:value-type="string">
            <text:p>TIMS3</text:p>
          </table:table-cell>
          <table:table-cell table:style-name="ce293" office:value-type="date" office:date-value="2024-01-26" calcext:value-type="date">
            <text:p>1/26/2024</text:p>
          </table:table-cell>
          <table:table-cell table:style-name="ce295" office:value-type="float" office:value="17.52" calcext:value-type="float">
            <text:p>17,52</text:p>
          </table:table-cell>
          <table:table-cell table:style-name="ce299" office:value-type="float" office:value="0.74" calcext:value-type="float">
            <text:p>0,74</text:p>
          </table:table-cell>
          <table:table-cell table:style-name="ce299" office:value-type="float" office:value="-0.57" calcext:value-type="float">
            <text:p>-0,57</text:p>
          </table:table-cell>
          <table:table-cell table:number-columns-repeated="2" table:style-name="ce299" office:value-type="float" office:value="-2.29" calcext:value-type="float">
            <text:p>-2,29</text:p>
          </table:table-cell>
          <table:table-cell table:style-name="ce299" office:value-type="float" office:value="56.87" calcext:value-type="float">
            <text:p>56,87</text:p>
          </table:table-cell>
          <table:table-cell table:style-name="ce299" office:value-type="float" office:value="17.36" calcext:value-type="float">
            <text:p>17,36</text:p>
          </table:table-cell>
          <table:table-cell table:style-name="ce299" office:value-type="float" office:value="17.58" calcext:value-type="float">
            <text:p>17,58</text:p>
          </table:table-cell>
          <table:table-cell table:style-name="ce289" office:value-type="string" calcext:value-type="string">
            <text:p>62,54 M</text:p>
          </table:table-cell>
          <table:table-cell table:style-name="ce301" table:formula="of:=[.D30]/100" office:value-type="float" office:value="0.0074" calcext:value-type="float">
            <text:p>0,0074</text:p>
          </table:table-cell>
          <table:table-cell table:style-name="ce301" table:formula="of:=[.E30]/100" office:value-type="float" office:value="-0.0057" calcext:value-type="float">
            <text:p>-0,0057</text:p>
          </table:table-cell>
          <table:table-cell table:style-name="ce301" table:formula="of:=[.F30]/100" office:value-type="float" office:value="-0.0229" calcext:value-type="float">
            <text:p>-0,0229</text:p>
          </table:table-cell>
          <table:table-cell table:style-name="ce301" table:formula="of:=[.G30]/100" office:value-type="float" office:value="-0.0229" calcext:value-type="float">
            <text:p>-0,0229</text:p>
          </table:table-cell>
          <table:table-cell table:style-name="ce301" table:formula="of:=[.H30]/100" office:value-type="float" office:value="0.5687" calcext:value-type="float">
            <text:p>0,5687</text:p>
          </table:table-cell>
          <table:table-cell table:style-name="ce306" table:formula="of:=[.$C30]/(1 + [.L30])" office:value-type="currency" office:currency="R$ " office:value="17.3913043478261" calcext:value-type="currency">
            <text:p>R$ 17,39</text:p>
          </table:table-cell>
          <table:table-cell table:style-name="ce306" table:formula="of:=[.$C30]/(1 + [.M30])" office:value-type="currency" office:currency="R$ " office:value="17.6204364879815" calcext:value-type="currency">
            <text:p>R$ 17,62</text:p>
          </table:table-cell>
          <table:table-cell table:style-name="ce306" table:formula="of:=[.$C30]/(1 + [.N30])" office:value-type="currency" office:currency="R$ " office:value="17.9306109917102" calcext:value-type="currency">
            <text:p>R$ 17,93</text:p>
          </table:table-cell>
          <table:table-cell table:style-name="ce306" table:formula="of:=[.$C30]/(1 + [.O30])" office:value-type="currency" office:currency="R$ " office:value="17.9306109917102" calcext:value-type="currency">
            <text:p>R$ 17,93</text:p>
          </table:table-cell>
          <table:table-cell table:style-name="ce306" table:formula="of:=[.$C30]/(1 + [.P30])" office:value-type="currency" office:currency="R$ " office:value="11.1684834576401" calcext:value-type="currency">
            <text:p>R$ 11,17</text:p>
          </table:table-cell>
          <table:table-cell table:style-name="ce310" table:formula="of:=VLOOKUP([.A30];['file:///C:/Users/sesmet/Downloads/Imers%C3%A3o%20Python%20-%20Tabela%20de%20a%C3%A7%C3%B5es.ods'#$Total_de_acoes.A$1:.B$1048576];2;0)" office:value-type="float" office:value="807896814" calcext:value-type="float">
            <text:p>807.896.814,00</text:p>
          </table:table-cell>
          <table:table-cell table:style-name="ce306" table:formula="of:=([.$C30]-[.Q30])*[.$V30]" office:value-type="currency" office:currency="R$ " office:value="103972807.366957" calcext:value-type="currency">
            <text:p>R$ 103.972.807,37</text:p>
          </table:table-cell>
          <table:table-cell table:style-name="ce306" table:formula="of:=([.$C30]-[.R30])*[.$V30]" office:value-type="currency" office:currency="R$ " office:value="-81142318.649598" calcext:value-type="currency">
            <text:p>-R$ 81.142.318,65</text:p>
          </table:table-cell>
          <table:table-cell table:style-name="ce306" table:formula="of:=([.$C30]-[.S30])*[.$V30]" office:value-type="currency" office:currency="R$ " office:value="-331731311.996023" calcext:value-type="currency">
            <text:p>-R$ 331.731.312,00</text:p>
          </table:table-cell>
          <table:table-cell table:style-name="ce306" table:formula="of:=([.$C30]-[.T30])*[.$V30]" office:value-type="currency" office:currency="R$ " office:value="-331731311.996023" calcext:value-type="currency">
            <text:p>-R$ 331.731.312,00</text:p>
          </table:table-cell>
          <table:table-cell table:style-name="ce306" table:formula="of:=([.$C30]-[.U30])*[.$V30]" office:value-type="currency" office:currency="R$ " office:value="5131369978.64087" calcext:value-type="currency">
            <text:p>R$ 5.131.369.978,64</text:p>
          </table:table-cell>
          <table:table-cell table:style-name="ce310" table:formula="of:=IF([.W30]&gt;0;&quot;Subiu&quot;;IF([.W30]&lt;0;&quot;Desceu&quot;;&quot;Estável&quot;))" office:value-type="string" office:string-value="Subiu" calcext:value-type="string">
            <text:p>Subiu</text:p>
          </table:table-cell>
          <table:table-cell table:style-name="ce310" table:formula="of:=IF([.X30]&gt;0;&quot;Subiu&quot;;IF([.X30]&lt;0;&quot;Desceu&quot;;&quot;Estável&quot;))" office:value-type="string" office:string-value="Desceu" calcext:value-type="string">
            <text:p>Desceu</text:p>
          </table:table-cell>
          <table:table-cell table:style-name="ce310" table:formula="of:=IF([.Y30]&gt;0;&quot;Subiu&quot;;IF([.Y30]&lt;0;&quot;Desceu&quot;;&quot;Estável&quot;))" office:value-type="string" office:string-value="Desceu" calcext:value-type="string">
            <text:p>Desceu</text:p>
          </table:table-cell>
          <table:table-cell table:style-name="ce310" table:formula="of:=IF([.Z30]&gt;0;&quot;Subiu&quot;;IF([.Z30]&lt;0;&quot;Desceu&quot;;&quot;Estável&quot;))" office:value-type="string" office:string-value="Desceu" calcext:value-type="string">
            <text:p>Desceu</text:p>
          </table:table-cell>
          <table:table-cell table:style-name="ce310" table:formula="of:=IF([.AA30]&gt;0;&quot;Subiu&quot;;IF([.AA30]&lt;0;&quot;Desceu&quot;;&quot;Estável&quot;))" office:value-type="string" office:string-value="Subiu" calcext:value-type="string">
            <text:p>Subiu</text:p>
          </table:table-cell>
          <table:table-cell table:style-name="ce310" table:formula="of:=VLOOKUP([.A30];['file:///C:/Users/sesmet/Downloads/Imers%C3%A3o%20Python%20-%20Tabela%20de%20a%C3%A7%C3%B5es.ods'#$Ticker.A$1:.B$1048576];2;0)" office:value-type="string" office:string-value="TIM" calcext:value-type="string">
            <text:p>TIM</text:p>
          </table:table-cell>
          <table:table-cell table:style-name="ce310" table:formula="of:=VLOOKUP([.AG30];['file:///C:/Users/sesmet/Downloads/Imers%C3%A3o%20Python%20-%20Tabela%20de%20a%C3%A7%C3%B5es.ods'#$ChatGPT.A$1:.D$1048576];2;0)" office:value-type="string" office:string-value="Telecomunicações" calcext:value-type="string">
            <text:p>Telecomunicações</text:p>
          </table:table-cell>
          <table:table-cell table:style-name="ce316" table:formula="of:=VLOOKUP([.AG30];['file:///C:/Users/sesmet/Downloads/Imers%C3%A3o%20Python%20-%20Tabela%20de%20a%C3%A7%C3%B5es.ods'#$ChatGPT.A$1:.D$1048576];4;0)" office:value-type="float" office:value="26" calcext:value-type="float">
            <text:p>26</text:p>
          </table:table-cell>
          <table:table-cell table:style-name="ce316" table:formula="of:=IF([.AI30]&gt;100;&quot;Mais de 100&quot;;IF([.AI30]&lt;50; &quot;Menos de 50&quot;; &quot;Entre 50 e 100&quot;))" office:value-type="string" office:string-value="Menos de 50" calcext:value-type="string">
            <text:p>Menos de 50</text:p>
          </table:table-cell>
          <table:table-cell table:number-columns-repeated="28"/>
        </table:table-row>
        <table:table-row table:style-name="ro2">
          <table:table-cell table:style-name="ce290" office:value-type="string" calcext:value-type="string">
            <text:p>BRAP4</text:p>
          </table:table-cell>
          <table:table-cell table:style-name="ce294" office:value-type="date" office:date-value="2024-01-26" calcext:value-type="date">
            <text:p>1/26/2024</text:p>
          </table:table-cell>
          <table:table-cell table:style-name="ce296" office:value-type="float" office:value="23.22" calcext:value-type="float">
            <text:p>23,22</text:p>
          </table:table-cell>
          <table:table-cell table:style-name="ce300" office:value-type="float" office:value="0.73" calcext:value-type="float">
            <text:p>0,73</text:p>
          </table:table-cell>
          <table:table-cell table:style-name="ce300" office:value-type="float" office:value="1.93" calcext:value-type="float">
            <text:p>1,93</text:p>
          </table:table-cell>
          <table:table-cell table:number-columns-repeated="2" table:style-name="ce300" office:value-type="float" office:value="-9.51" calcext:value-type="float">
            <text:p>-9,51</text:p>
          </table:table-cell>
          <table:table-cell table:style-name="ce300" office:value-type="float" office:value="-20.4" calcext:value-type="float">
            <text:p>-20,4</text:p>
          </table:table-cell>
          <table:table-cell table:style-name="ce300" office:value-type="float" office:value="22.69" calcext:value-type="float">
            <text:p>22,69</text:p>
          </table:table-cell>
          <table:table-cell table:style-name="ce300" office:value-type="float" office:value="23.28" calcext:value-type="float">
            <text:p>23,28</text:p>
          </table:table-cell>
          <table:table-cell table:style-name="ce290" office:value-type="string" calcext:value-type="string">
            <text:p>69,45 M</text:p>
          </table:table-cell>
          <table:table-cell table:style-name="ce302" table:formula="of:=[.D31]/100" office:value-type="float" office:value="0.0073" calcext:value-type="float">
            <text:p>0,0073</text:p>
          </table:table-cell>
          <table:table-cell table:style-name="ce302" table:formula="of:=[.E31]/100" office:value-type="float" office:value="0.0193" calcext:value-type="float">
            <text:p>0,0193</text:p>
          </table:table-cell>
          <table:table-cell table:style-name="ce302" table:formula="of:=[.F31]/100" office:value-type="float" office:value="-0.0951" calcext:value-type="float">
            <text:p>-0,0951</text:p>
          </table:table-cell>
          <table:table-cell table:style-name="ce302" table:formula="of:=[.G31]/100" office:value-type="float" office:value="-0.0951" calcext:value-type="float">
            <text:p>-0,0951</text:p>
          </table:table-cell>
          <table:table-cell table:style-name="ce302" table:formula="of:=[.H31]/100" office:value-type="float" office:value="-0.204" calcext:value-type="float">
            <text:p>-0,204</text:p>
          </table:table-cell>
          <table:table-cell table:style-name="ce307" table:formula="of:=[.$C31]/(1 + [.L31])" office:value-type="currency" office:currency="R$ " office:value="23.0517224262881" calcext:value-type="currency">
            <text:p>R$ 23,05</text:p>
          </table:table-cell>
          <table:table-cell table:style-name="ce307" table:formula="of:=[.$C31]/(1 + [.M31])" office:value-type="currency" office:currency="R$ " office:value="22.7803394486412" calcext:value-type="currency">
            <text:p>R$ 22,78</text:p>
          </table:table-cell>
          <table:table-cell table:style-name="ce307" table:formula="of:=[.$C31]/(1 + [.N31])" office:value-type="currency" office:currency="R$ " office:value="25.6602939551332" calcext:value-type="currency">
            <text:p>R$ 25,66</text:p>
          </table:table-cell>
          <table:table-cell table:style-name="ce307" table:formula="of:=[.$C31]/(1 + [.O31])" office:value-type="currency" office:currency="R$ " office:value="25.6602939551332" calcext:value-type="currency">
            <text:p>R$ 25,66</text:p>
          </table:table-cell>
          <table:table-cell table:style-name="ce307" table:formula="of:=[.$C31]/(1 + [.P31])" office:value-type="currency" office:currency="R$ " office:value="29.1708542713568" calcext:value-type="currency">
            <text:p>R$ 29,17</text:p>
          </table:table-cell>
          <table:table-cell table:style-name="ce311" table:formula="of:=VLOOKUP([.A31];['file:///C:/Users/sesmet/Downloads/Imers%C3%A3o%20Python%20-%20Tabela%20de%20a%C3%A7%C3%B5es.ods'#$Total_de_acoes.A$1:.B$1048576];2;0)" office:value-type="float" office:value="251003438" calcext:value-type="float">
            <text:p>251.003.438,00</text:p>
          </table:table-cell>
          <table:table-cell table:style-name="ce307" table:formula="of:=([.$C31]-[.Q31])*[.$V31]" office:value-type="currency" office:currency="R$ " office:value="42238249.5399864" calcext:value-type="currency">
            <text:p>R$ 42.238.249,54</text:p>
          </table:table-cell>
          <table:table-cell table:style-name="ce307" table:formula="of:=([.$C31]-[.R31])*[.$V31]" office:value-type="currency" office:currency="R$ " office:value="110356309.944029" calcext:value-type="currency">
            <text:p>R$ 110.356.309,94</text:p>
          </table:table-cell>
          <table:table-cell table:style-name="ce307" table:formula="of:=([.$C31]-[.S31])*[.$V31]" office:value-type="currency" office:currency="R$ " office:value="-612522172.469042" calcext:value-type="currency">
            <text:p>-R$ 612.522.172,47</text:p>
          </table:table-cell>
          <table:table-cell table:style-name="ce307" table:formula="of:=([.$C31]-[.T31])*[.$V31]" office:value-type="currency" office:currency="R$ " office:value="-612522172.469042" calcext:value-type="currency">
            <text:p>-R$ 612.522.172,47</text:p>
          </table:table-cell>
          <table:table-cell table:style-name="ce307" table:formula="of:=([.$C31]-[.U31])*[.$V31]" office:value-type="currency" office:currency="R$ " office:value="-1493684881.14754" calcext:value-type="currency">
            <text:p>-R$ 1.493.684.881,15</text:p>
          </table:table-cell>
          <table:table-cell table:style-name="ce311" table:formula="of:=IF([.W31]&gt;0;&quot;Subiu&quot;;IF([.W31]&lt;0;&quot;Desceu&quot;;&quot;Estável&quot;))" office:value-type="string" office:string-value="Subiu" calcext:value-type="string">
            <text:p>Subiu</text:p>
          </table:table-cell>
          <table:table-cell table:style-name="ce311" table:formula="of:=IF([.X31]&gt;0;&quot;Subiu&quot;;IF([.X31]&lt;0;&quot;Desceu&quot;;&quot;Estável&quot;))" office:value-type="string" office:string-value="Subiu" calcext:value-type="string">
            <text:p>Subiu</text:p>
          </table:table-cell>
          <table:table-cell table:style-name="ce311" table:formula="of:=IF([.Y31]&gt;0;&quot;Subiu&quot;;IF([.Y31]&lt;0;&quot;Desceu&quot;;&quot;Estável&quot;))" office:value-type="string" office:string-value="Desceu" calcext:value-type="string">
            <text:p>Desceu</text:p>
          </table:table-cell>
          <table:table-cell table:style-name="ce311" table:formula="of:=IF([.Z31]&gt;0;&quot;Subiu&quot;;IF([.Z31]&lt;0;&quot;Desceu&quot;;&quot;Estável&quot;))" office:value-type="string" office:string-value="Desceu" calcext:value-type="string">
            <text:p>Desceu</text:p>
          </table:table-cell>
          <table:table-cell table:style-name="ce311" table:formula="of:=IF([.AA31]&gt;0;&quot;Subiu&quot;;IF([.AA31]&lt;0;&quot;Desceu&quot;;&quot;Estável&quot;))" office:value-type="string" office:string-value="Desceu" calcext:value-type="string">
            <text:p>Desceu</text:p>
          </table:table-cell>
          <table:table-cell table:style-name="ce311" table:formula="of:=VLOOKUP([.A31];['file:///C:/Users/sesmet/Downloads/Imers%C3%A3o%20Python%20-%20Tabela%20de%20a%C3%A7%C3%B5es.ods'#$Ticker.A$1:.B$1048576];2;0)" office:value-type="string" office:string-value="Bradespar" calcext:value-type="string">
            <text:p>Bradespar</text:p>
          </table:table-cell>
          <table:table-cell table:style-name="ce311" table:formula="of:=VLOOKUP([.AG31];['file:///C:/Users/sesmet/Downloads/Imers%C3%A3o%20Python%20-%20Tabela%20de%20a%C3%A7%C3%B5es.ods'#$ChatGPT.A$1:.D$1048576];2;0)" office:value-type="string" office:string-value="Conglomerado" calcext:value-type="string">
            <text:p>Conglomerado</text:p>
          </table:table-cell>
          <table:table-cell table:style-name="ce317" table:formula="of:=VLOOKUP([.AG31];['file:///C:/Users/sesmet/Downloads/Imers%C3%A3o%20Python%20-%20Tabela%20de%20a%C3%A7%C3%B5es.ods'#$ChatGPT.A$1:.D$1048576];4;0)" office:value-type="float" office:value="24" calcext:value-type="float">
            <text:p>24</text:p>
          </table:table-cell>
          <table:table-cell table:style-name="ce317" table:formula="of:=IF([.AI31]&gt;100;&quot;Mais de 100&quot;;IF([.AI31]&lt;50; &quot;Menos de 50&quot;; &quot;Entre 50 e 100&quot;))" office:value-type="string" office:string-value="Menos de 50" calcext:value-type="string">
            <text:p>Menos de 50</text:p>
          </table:table-cell>
          <table:table-cell table:number-columns-repeated="28"/>
        </table:table-row>
        <table:table-row table:style-name="ro2">
          <table:table-cell table:style-name="ce289" office:value-type="string" calcext:value-type="string">
            <text:p>LWSA3</text:p>
          </table:table-cell>
          <table:table-cell table:style-name="ce293" office:value-type="date" office:date-value="2024-01-26" calcext:value-type="date">
            <text:p>1/26/2024</text:p>
          </table:table-cell>
          <table:table-cell table:style-name="ce295" office:value-type="float" office:value="5.55" calcext:value-type="float">
            <text:p>5,55</text:p>
          </table:table-cell>
          <table:table-cell table:style-name="ce299" office:value-type="float" office:value="0.72" calcext:value-type="float">
            <text:p>0,72</text:p>
          </table:table-cell>
          <table:table-cell table:style-name="ce299" office:value-type="float" office:value="-3.65" calcext:value-type="float">
            <text:p>-3,65</text:p>
          </table:table-cell>
          <table:table-cell table:number-columns-repeated="2" table:style-name="ce299" office:value-type="float" office:value="-7.65" calcext:value-type="float">
            <text:p>-7,65</text:p>
          </table:table-cell>
          <table:table-cell table:style-name="ce299" office:value-type="float" office:value="-14.03" calcext:value-type="float">
            <text:p>-14,03</text:p>
          </table:table-cell>
          <table:table-cell table:style-name="ce299" office:value-type="float" office:value="5.46" calcext:value-type="float">
            <text:p>5,46</text:p>
          </table:table-cell>
          <table:table-cell table:style-name="ce299" office:value-type="float" office:value="5.6" calcext:value-type="float">
            <text:p>5,6</text:p>
          </table:table-cell>
          <table:table-cell table:style-name="ce289" office:value-type="string" calcext:value-type="string">
            <text:p>56,4 M</text:p>
          </table:table-cell>
          <table:table-cell table:style-name="ce301" table:formula="of:=[.D32]/100" office:value-type="float" office:value="0.0072" calcext:value-type="float">
            <text:p>0,0072</text:p>
          </table:table-cell>
          <table:table-cell table:style-name="ce301" table:formula="of:=[.E32]/100" office:value-type="float" office:value="-0.0365" calcext:value-type="float">
            <text:p>-0,0365</text:p>
          </table:table-cell>
          <table:table-cell table:style-name="ce301" table:formula="of:=[.F32]/100" office:value-type="float" office:value="-0.0765" calcext:value-type="float">
            <text:p>-0,0765</text:p>
          </table:table-cell>
          <table:table-cell table:style-name="ce301" table:formula="of:=[.G32]/100" office:value-type="float" office:value="-0.0765" calcext:value-type="float">
            <text:p>-0,0765</text:p>
          </table:table-cell>
          <table:table-cell table:style-name="ce301" table:formula="of:=[.H32]/100" office:value-type="float" office:value="-0.1403" calcext:value-type="float">
            <text:p>-0,1403</text:p>
          </table:table-cell>
          <table:table-cell table:style-name="ce306" table:formula="of:=[.$C32]/(1 + [.L32])" office:value-type="currency" office:currency="R$ " office:value="5.51032565528197" calcext:value-type="currency">
            <text:p>R$ 5,51</text:p>
          </table:table-cell>
          <table:table-cell table:style-name="ce306" table:formula="of:=[.$C32]/(1 + [.M32])" office:value-type="currency" office:currency="R$ " office:value="5.76024909185262" calcext:value-type="currency">
            <text:p>R$ 5,76</text:p>
          </table:table-cell>
          <table:table-cell table:style-name="ce306" table:formula="of:=[.$C32]/(1 + [.N32])" office:value-type="currency" office:currency="R$ " office:value="6.00974553329724" calcext:value-type="currency">
            <text:p>R$ 6,01</text:p>
          </table:table-cell>
          <table:table-cell table:style-name="ce306" table:formula="of:=[.$C32]/(1 + [.O32])" office:value-type="currency" office:currency="R$ " office:value="6.00974553329724" calcext:value-type="currency">
            <text:p>R$ 6,01</text:p>
          </table:table-cell>
          <table:table-cell table:style-name="ce306" table:formula="of:=[.$C32]/(1 + [.P32])" office:value-type="currency" office:currency="R$ " office:value="6.45574037454926" calcext:value-type="currency">
            <text:p>R$ 6,46</text:p>
          </table:table-cell>
          <table:table-cell table:style-name="ce310" table:formula="of:=VLOOKUP([.A32];['file:///C:/Users/sesmet/Downloads/Imers%C3%A3o%20Python%20-%20Tabela%20de%20a%C3%A7%C3%B5es.ods'#$Total_de_acoes.A$1:.B$1048576];2;0)" office:value-type="float" office:value="393173139" calcext:value-type="float">
            <text:p>393.173.139,00</text:p>
          </table:table-cell>
          <table:table-cell table:style-name="ce306" table:formula="of:=([.$C32]-[.Q32])*[.$V32]" office:value-type="currency" office:currency="R$ " office:value="15598886.6505562" calcext:value-type="currency">
            <text:p>R$ 15.598.886,65</text:p>
          </table:table-cell>
          <table:table-cell table:style-name="ce306" table:formula="of:=([.$C32]-[.R32])*[.$V32]" office:value-type="currency" office:currency="R$ " office:value="-82664295.4155942" calcext:value-type="currency">
            <text:p>-R$ 82.664.295,42</text:p>
          </table:table-cell>
          <table:table-cell table:style-name="ce306" table:formula="of:=([.$C32]-[.S32])*[.$V32]" office:value-type="currency" office:currency="R$ " office:value="-180759594.467705" calcext:value-type="currency">
            <text:p>-R$ 180.759.594,47</text:p>
          </table:table-cell>
          <table:table-cell table:style-name="ce306" table:formula="of:=([.$C32]-[.T32])*[.$V32]" office:value-type="currency" office:currency="R$ " office:value="-180759594.467705" calcext:value-type="currency">
            <text:p>-R$ 180.759.594,47</text:p>
          </table:table-cell>
          <table:table-cell table:style-name="ce306" table:formula="of:=([.$C32]-[.U32])*[.$V32]" office:value-type="currency" office:currency="R$ " office:value="-356112786.180569" calcext:value-type="currency">
            <text:p>-R$ 356.112.786,18</text:p>
          </table:table-cell>
          <table:table-cell table:style-name="ce310" table:formula="of:=IF([.W32]&gt;0;&quot;Subiu&quot;;IF([.W32]&lt;0;&quot;Desceu&quot;;&quot;Estável&quot;))" office:value-type="string" office:string-value="Subiu" calcext:value-type="string">
            <text:p>Subiu</text:p>
          </table:table-cell>
          <table:table-cell table:style-name="ce310" table:formula="of:=IF([.X32]&gt;0;&quot;Subiu&quot;;IF([.X32]&lt;0;&quot;Desceu&quot;;&quot;Estável&quot;))" office:value-type="string" office:string-value="Desceu" calcext:value-type="string">
            <text:p>Desceu</text:p>
          </table:table-cell>
          <table:table-cell table:style-name="ce310" table:formula="of:=IF([.Y32]&gt;0;&quot;Subiu&quot;;IF([.Y32]&lt;0;&quot;Desceu&quot;;&quot;Estável&quot;))" office:value-type="string" office:string-value="Desceu" calcext:value-type="string">
            <text:p>Desceu</text:p>
          </table:table-cell>
          <table:table-cell table:style-name="ce310" table:formula="of:=IF([.Z32]&gt;0;&quot;Subiu&quot;;IF([.Z32]&lt;0;&quot;Desceu&quot;;&quot;Estável&quot;))" office:value-type="string" office:string-value="Desceu" calcext:value-type="string">
            <text:p>Desceu</text:p>
          </table:table-cell>
          <table:table-cell table:style-name="ce310" table:formula="of:=IF([.AA32]&gt;0;&quot;Subiu&quot;;IF([.AA32]&lt;0;&quot;Desceu&quot;;&quot;Estável&quot;))" office:value-type="string" office:string-value="Desceu" calcext:value-type="string">
            <text:p>Desceu</text:p>
          </table:table-cell>
          <table:table-cell table:style-name="ce310" table:formula="of:=VLOOKUP([.A32];['file:///C:/Users/sesmet/Downloads/Imers%C3%A3o%20Python%20-%20Tabela%20de%20a%C3%A7%C3%B5es.ods'#$Ticker.A$1:.B$1048576];2;0)" office:value-type="string" office:string-value="Locaweb" calcext:value-type="string">
            <text:p>Locaweb</text:p>
          </table:table-cell>
          <table:table-cell table:style-name="ce310" table:formula="of:=VLOOKUP([.AG32];['file:///C:/Users/sesmet/Downloads/Imers%C3%A3o%20Python%20-%20Tabela%20de%20a%C3%A7%C3%B5es.ods'#$ChatGPT.A$1:.D$1048576];2;0)" office:value-type="string" office:string-value="Tecnologia" calcext:value-type="string">
            <text:p>Tecnologia</text:p>
          </table:table-cell>
          <table:table-cell table:style-name="ce316" table:formula="of:=VLOOKUP([.AG32];['file:///C:/Users/sesmet/Downloads/Imers%C3%A3o%20Python%20-%20Tabela%20de%20a%C3%A7%C3%B5es.ods'#$ChatGPT.A$1:.D$1048576];4;0)" office:value-type="float" office:value="26" calcext:value-type="float">
            <text:p>26</text:p>
          </table:table-cell>
          <table:table-cell table:style-name="ce316" table:formula="of:=IF([.AI32]&gt;100;&quot;Mais de 100&quot;;IF([.AI32]&lt;50; &quot;Menos de 50&quot;; &quot;Entre 50 e 100&quot;))" office:value-type="string" office:string-value="Menos de 50" calcext:value-type="string">
            <text:p>Menos de 50</text:p>
          </table:table-cell>
          <table:table-cell table:number-columns-repeated="28"/>
        </table:table-row>
        <table:table-row table:style-name="ro2">
          <table:table-cell table:style-name="ce290" office:value-type="string" calcext:value-type="string">
            <text:p>RECV3</text:p>
          </table:table-cell>
          <table:table-cell table:style-name="ce294" office:value-type="date" office:date-value="2024-01-26" calcext:value-type="date">
            <text:p>1/26/2024</text:p>
          </table:table-cell>
          <table:table-cell table:style-name="ce296" office:value-type="float" office:value="23.83" calcext:value-type="float">
            <text:p>23,83</text:p>
          </table:table-cell>
          <table:table-cell table:style-name="ce300" office:value-type="float" office:value="0.71" calcext:value-type="float">
            <text:p>0,71</text:p>
          </table:table-cell>
          <table:table-cell table:style-name="ce300" office:value-type="float" office:value="1.49" calcext:value-type="float">
            <text:p>1,49</text:p>
          </table:table-cell>
          <table:table-cell table:number-columns-repeated="2" table:style-name="ce300" office:value-type="float" office:value="9.71" calcext:value-type="float">
            <text:p>9,71</text:p>
          </table:table-cell>
          <table:table-cell table:style-name="ce300" office:value-type="float" office:value="-26.61" calcext:value-type="float">
            <text:p>-26,61</text:p>
          </table:table-cell>
          <table:table-cell table:style-name="ce300" office:value-type="float" office:value="23.36" calcext:value-type="float">
            <text:p>23,36</text:p>
          </table:table-cell>
          <table:table-cell table:style-name="ce300" office:value-type="float" office:value="23.99" calcext:value-type="float">
            <text:p>23,99</text:p>
          </table:table-cell>
          <table:table-cell table:style-name="ce290" office:value-type="string" calcext:value-type="string">
            <text:p>58,9 M</text:p>
          </table:table-cell>
          <table:table-cell table:style-name="ce302" table:formula="of:=[.D33]/100" office:value-type="float" office:value="0.0071" calcext:value-type="float">
            <text:p>0,0071</text:p>
          </table:table-cell>
          <table:table-cell table:style-name="ce302" table:formula="of:=[.E33]/100" office:value-type="float" office:value="0.0149" calcext:value-type="float">
            <text:p>0,0149</text:p>
          </table:table-cell>
          <table:table-cell table:style-name="ce302" table:formula="of:=[.F33]/100" office:value-type="float" office:value="0.0971" calcext:value-type="float">
            <text:p>0,0971</text:p>
          </table:table-cell>
          <table:table-cell table:style-name="ce302" table:formula="of:=[.G33]/100" office:value-type="float" office:value="0.0971" calcext:value-type="float">
            <text:p>0,0971</text:p>
          </table:table-cell>
          <table:table-cell table:style-name="ce302" table:formula="of:=[.H33]/100" office:value-type="float" office:value="-0.2661" calcext:value-type="float">
            <text:p>-0,2661</text:p>
          </table:table-cell>
          <table:table-cell table:style-name="ce307" table:formula="of:=[.$C33]/(1 + [.L33])" office:value-type="currency" office:currency="R$ " office:value="23.66199980141" calcext:value-type="currency">
            <text:p>R$ 23,66</text:p>
          </table:table-cell>
          <table:table-cell table:style-name="ce307" table:formula="of:=[.$C33]/(1 + [.M33])" office:value-type="currency" office:currency="R$ " office:value="23.4801458271751" calcext:value-type="currency">
            <text:p>R$ 23,48</text:p>
          </table:table-cell>
          <table:table-cell table:style-name="ce307" table:formula="of:=[.$C33]/(1 + [.N33])" office:value-type="currency" office:currency="R$ " office:value="21.7209005560113" calcext:value-type="currency">
            <text:p>R$ 21,72</text:p>
          </table:table-cell>
          <table:table-cell table:style-name="ce307" table:formula="of:=[.$C33]/(1 + [.O33])" office:value-type="currency" office:currency="R$ " office:value="21.7209005560113" calcext:value-type="currency">
            <text:p>R$ 21,72</text:p>
          </table:table-cell>
          <table:table-cell table:style-name="ce307" table:formula="of:=[.$C33]/(1 + [.P33])" office:value-type="currency" office:currency="R$ " office:value="32.4703638097834" calcext:value-type="currency">
            <text:p>R$ 32,47</text:p>
          </table:table-cell>
          <table:table-cell table:style-name="ce311" table:formula="of:=VLOOKUP([.A33];['file:///C:/Users/sesmet/Downloads/Imers%C3%A3o%20Python%20-%20Tabela%20de%20a%C3%A7%C3%B5es.ods'#$Total_de_acoes.A$1:.B$1048576];2;0)" office:value-type="float" office:value="275005663" calcext:value-type="float">
            <text:p>275.005.663,00</text:p>
          </table:table-cell>
          <table:table-cell table:style-name="ce307" table:formula="of:=([.$C33]-[.Q33])*[.$V33]" office:value-type="currency" office:currency="R$ " office:value="46201005.9973787" calcext:value-type="currency">
            <text:p>R$ 46.201.006,00</text:p>
          </table:table-cell>
          <table:table-cell table:style-name="ce307" table:formula="of:=([.$C33]-[.R33])*[.$V33]" office:value-type="currency" office:currency="R$ " office:value="96211878.7510296" calcext:value-type="currency">
            <text:p>R$ 96.211.878,75</text:p>
          </table:table-cell>
          <table:table-cell table:style-name="ce307" table:formula="of:=([.$C33]-[.S33])*[.$V33]" office:value-type="currency" office:currency="R$ " office:value="580014290.927043" calcext:value-type="currency">
            <text:p>R$ 580.014.290,93</text:p>
          </table:table-cell>
          <table:table-cell table:style-name="ce307" table:formula="of:=([.$C33]-[.T33])*[.$V33]" office:value-type="currency" office:currency="R$ " office:value="580014290.927043" calcext:value-type="currency">
            <text:p>R$ 580.014.290,93</text:p>
          </table:table-cell>
          <table:table-cell table:style-name="ce307" table:formula="of:=([.$C33]-[.U33])*[.$V33]" office:value-type="currency" office:currency="R$ " office:value="-2376148978.07068" calcext:value-type="currency">
            <text:p>-R$ 2.376.148.978,07</text:p>
          </table:table-cell>
          <table:table-cell table:style-name="ce311" table:formula="of:=IF([.W33]&gt;0;&quot;Subiu&quot;;IF([.W33]&lt;0;&quot;Desceu&quot;;&quot;Estável&quot;))" office:value-type="string" office:string-value="Subiu" calcext:value-type="string">
            <text:p>Subiu</text:p>
          </table:table-cell>
          <table:table-cell table:style-name="ce311" table:formula="of:=IF([.X33]&gt;0;&quot;Subiu&quot;;IF([.X33]&lt;0;&quot;Desceu&quot;;&quot;Estável&quot;))" office:value-type="string" office:string-value="Subiu" calcext:value-type="string">
            <text:p>Subiu</text:p>
          </table:table-cell>
          <table:table-cell table:style-name="ce311" table:formula="of:=IF([.Y33]&gt;0;&quot;Subiu&quot;;IF([.Y33]&lt;0;&quot;Desceu&quot;;&quot;Estável&quot;))" office:value-type="string" office:string-value="Subiu" calcext:value-type="string">
            <text:p>Subiu</text:p>
          </table:table-cell>
          <table:table-cell table:style-name="ce311" table:formula="of:=IF([.Z33]&gt;0;&quot;Subiu&quot;;IF([.Z33]&lt;0;&quot;Desceu&quot;;&quot;Estável&quot;))" office:value-type="string" office:string-value="Subiu" calcext:value-type="string">
            <text:p>Subiu</text:p>
          </table:table-cell>
          <table:table-cell table:style-name="ce311" table:formula="of:=IF([.AA33]&gt;0;&quot;Subiu&quot;;IF([.AA33]&lt;0;&quot;Desceu&quot;;&quot;Estável&quot;))" office:value-type="string" office:string-value="Desceu" calcext:value-type="string">
            <text:p>Desceu</text:p>
          </table:table-cell>
          <table:table-cell table:style-name="ce311" table:formula="of:=VLOOKUP([.A33];['file:///C:/Users/sesmet/Downloads/Imers%C3%A3o%20Python%20-%20Tabela%20de%20a%C3%A7%C3%B5es.ods'#$Ticker.A$1:.B$1048576];2;0)" office:value-type="string" office:string-value="PetroRecôncavo" calcext:value-type="string">
            <text:p>PetroRecôncavo</text:p>
          </table:table-cell>
          <table:table-cell table:style-name="ce311" table:formula="of:=VLOOKUP([.AG33];['file:///C:/Users/sesmet/Downloads/Imers%C3%A3o%20Python%20-%20Tabela%20de%20a%C3%A7%C3%B5es.ods'#$ChatGPT.A$1:.D$1048576];2;0)" office:value-type="string" office:string-value="Petróleo e Gás" calcext:value-type="string">
            <text:p>Petróleo e Gás</text:p>
          </table:table-cell>
          <table:table-cell table:style-name="ce317" table:formula="of:=VLOOKUP([.AG33];['file:///C:/Users/sesmet/Downloads/Imers%C3%A3o%20Python%20-%20Tabela%20de%20a%C3%A7%C3%B5es.ods'#$ChatGPT.A$1:.D$1048576];4;0)" office:value-type="float" office:value="19" calcext:value-type="float">
            <text:p>19</text:p>
          </table:table-cell>
          <table:table-cell table:style-name="ce317" table:formula="of:=IF([.AI33]&gt;100;&quot;Mais de 100&quot;;IF([.AI33]&lt;50; &quot;Menos de 50&quot;; &quot;Entre 50 e 100&quot;))" office:value-type="string" office:string-value="Menos de 50" calcext:value-type="string">
            <text:p>Menos de 50</text:p>
          </table:table-cell>
          <table:table-cell table:number-columns-repeated="28"/>
        </table:table-row>
        <table:table-row table:style-name="ro2">
          <table:table-cell table:style-name="ce289" office:value-type="string" calcext:value-type="string">
            <text:p>ITSA4</text:p>
          </table:table-cell>
          <table:table-cell table:style-name="ce293" office:value-type="date" office:date-value="2024-01-26" calcext:value-type="date">
            <text:p>1/26/2024</text:p>
          </table:table-cell>
          <table:table-cell table:style-name="ce295" office:value-type="float" office:value="10.01" calcext:value-type="float">
            <text:p>10,01</text:p>
          </table:table-cell>
          <table:table-cell table:style-name="ce299" office:value-type="float" office:value="0.7" calcext:value-type="float">
            <text:p>0,7</text:p>
          </table:table-cell>
          <table:table-cell table:style-name="ce299" office:value-type="float" office:value="-0.3" calcext:value-type="float">
            <text:p>-0,3</text:p>
          </table:table-cell>
          <table:table-cell table:number-columns-repeated="2" table:style-name="ce299" office:value-type="float" office:value="-3.47" calcext:value-type="float">
            <text:p>-3,47</text:p>
          </table:table-cell>
          <table:table-cell table:style-name="ce299" office:value-type="float" office:value="29" calcext:value-type="float">
            <text:p>29</text:p>
          </table:table-cell>
          <table:table-cell table:style-name="ce299" office:value-type="float" office:value="9.93" calcext:value-type="float">
            <text:p>9,93</text:p>
          </table:table-cell>
          <table:table-cell table:style-name="ce299" office:value-type="float" office:value="10.06" calcext:value-type="float">
            <text:p>10,06</text:p>
          </table:table-cell>
          <table:table-cell table:style-name="ce289" office:value-type="string" calcext:value-type="string">
            <text:p>168,56 M</text:p>
          </table:table-cell>
          <table:table-cell table:style-name="ce301" table:formula="of:=[.D34]/100" office:value-type="float" office:value="0.007" calcext:value-type="float">
            <text:p>0,007</text:p>
          </table:table-cell>
          <table:table-cell table:style-name="ce301" table:formula="of:=[.E34]/100" office:value-type="float" office:value="-0.003" calcext:value-type="float">
            <text:p>-0,003</text:p>
          </table:table-cell>
          <table:table-cell table:style-name="ce301" table:formula="of:=[.F34]/100" office:value-type="float" office:value="-0.0347" calcext:value-type="float">
            <text:p>-0,0347</text:p>
          </table:table-cell>
          <table:table-cell table:style-name="ce301" table:formula="of:=[.G34]/100" office:value-type="float" office:value="-0.0347" calcext:value-type="float">
            <text:p>-0,0347</text:p>
          </table:table-cell>
          <table:table-cell table:style-name="ce301" table:formula="of:=[.H34]/100" office:value-type="float" office:value="0.29" calcext:value-type="float">
            <text:p>0,29</text:p>
          </table:table-cell>
          <table:table-cell table:style-name="ce306" table:formula="of:=[.$C34]/(1 + [.L34])" office:value-type="currency" office:currency="R$ " office:value="9.94041708043694" calcext:value-type="currency">
            <text:p>R$ 9,94</text:p>
          </table:table-cell>
          <table:table-cell table:style-name="ce306" table:formula="of:=[.$C34]/(1 + [.M34])" office:value-type="currency" office:currency="R$ " office:value="10.0401203610833" calcext:value-type="currency">
            <text:p>R$ 10,04</text:p>
          </table:table-cell>
          <table:table-cell table:style-name="ce306" table:formula="of:=[.$C34]/(1 + [.N34])" office:value-type="currency" office:currency="R$ " office:value="10.3698332124728" calcext:value-type="currency">
            <text:p>R$ 10,37</text:p>
          </table:table-cell>
          <table:table-cell table:style-name="ce306" table:formula="of:=[.$C34]/(1 + [.O34])" office:value-type="currency" office:currency="R$ " office:value="10.3698332124728" calcext:value-type="currency">
            <text:p>R$ 10,37</text:p>
          </table:table-cell>
          <table:table-cell table:style-name="ce306" table:formula="of:=[.$C34]/(1 + [.P34])" office:value-type="currency" office:currency="R$ " office:value="7.75968992248062" calcext:value-type="currency">
            <text:p>R$ 7,76</text:p>
          </table:table-cell>
          <table:table-cell table:style-name="ce310" table:formula="of:=VLOOKUP([.A34];['file:///C:/Users/sesmet/Downloads/Imers%C3%A3o%20Python%20-%20Tabela%20de%20a%C3%A7%C3%B5es.ods'#$Total_de_acoes.A$1:.B$1048576];2;0)" office:value-type="float" office:value="5372783971" calcext:value-type="float">
            <text:p>5.372.783.971,00</text:p>
          </table:table-cell>
          <table:table-cell table:style-name="ce306" table:formula="of:=([.$C34]-[.Q34])*[.$V34]" office:value-type="currency" office:currency="R$ " office:value="373853994.883777" calcext:value-type="currency">
            <text:p>R$ 373.853.994,88</text:p>
          </table:table-cell>
          <table:table-cell table:style-name="ce306" table:formula="of:=([.$C34]-[.R34])*[.$V34]" office:value-type="currency" office:currency="R$ " office:value="-161830193.228821" calcext:value-type="currency">
            <text:p>-R$ 161.830.193,23</text:p>
          </table:table-cell>
          <table:table-cell table:style-name="ce306" table:formula="of:=([.$C34]-[.S34])*[.$V34]" office:value-type="currency" office:currency="R$ " office:value="-1933306116.20733" calcext:value-type="currency">
            <text:p>-R$ 1.933.306.116,21</text:p>
          </table:table-cell>
          <table:table-cell table:style-name="ce306" table:formula="of:=([.$C34]-[.T34])*[.$V34]" office:value-type="currency" office:currency="R$ " office:value="-1933306116.20733" calcext:value-type="currency">
            <text:p>-R$ 1.933.306.116,21</text:p>
          </table:table-cell>
          <table:table-cell table:style-name="ce306" table:formula="of:=([.$C34]-[.U34])*[.$V34]" office:value-type="currency" office:currency="R$ " office:value="12090429914.2759" calcext:value-type="currency">
            <text:p>R$ 12.090.429.914,28</text:p>
          </table:table-cell>
          <table:table-cell table:style-name="ce310" table:formula="of:=IF([.W34]&gt;0;&quot;Subiu&quot;;IF([.W34]&lt;0;&quot;Desceu&quot;;&quot;Estável&quot;))" office:value-type="string" office:string-value="Subiu" calcext:value-type="string">
            <text:p>Subiu</text:p>
          </table:table-cell>
          <table:table-cell table:style-name="ce310" table:formula="of:=IF([.X34]&gt;0;&quot;Subiu&quot;;IF([.X34]&lt;0;&quot;Desceu&quot;;&quot;Estável&quot;))" office:value-type="string" office:string-value="Desceu" calcext:value-type="string">
            <text:p>Desceu</text:p>
          </table:table-cell>
          <table:table-cell table:style-name="ce310" table:formula="of:=IF([.Y34]&gt;0;&quot;Subiu&quot;;IF([.Y34]&lt;0;&quot;Desceu&quot;;&quot;Estável&quot;))" office:value-type="string" office:string-value="Desceu" calcext:value-type="string">
            <text:p>Desceu</text:p>
          </table:table-cell>
          <table:table-cell table:style-name="ce310" table:formula="of:=IF([.Z34]&gt;0;&quot;Subiu&quot;;IF([.Z34]&lt;0;&quot;Desceu&quot;;&quot;Estável&quot;))" office:value-type="string" office:string-value="Desceu" calcext:value-type="string">
            <text:p>Desceu</text:p>
          </table:table-cell>
          <table:table-cell table:style-name="ce310" table:formula="of:=IF([.AA34]&gt;0;&quot;Subiu&quot;;IF([.AA34]&lt;0;&quot;Desceu&quot;;&quot;Estável&quot;))" office:value-type="string" office:string-value="Subiu" calcext:value-type="string">
            <text:p>Subiu</text:p>
          </table:table-cell>
          <table:table-cell table:style-name="ce310" table:formula="of:=VLOOKUP([.A34];['file:///C:/Users/sesmet/Downloads/Imers%C3%A3o%20Python%20-%20Tabela%20de%20a%C3%A7%C3%B5es.ods'#$Ticker.A$1:.B$1048576];2;0)" office:value-type="string" office:string-value="Itaúsa" calcext:value-type="string">
            <text:p>Itaúsa</text:p>
          </table:table-cell>
          <table:table-cell table:style-name="ce310" table:formula="of:=VLOOKUP([.AG34];['file:///C:/Users/sesmet/Downloads/Imers%C3%A3o%20Python%20-%20Tabela%20de%20a%C3%A7%C3%B5es.ods'#$ChatGPT.A$1:.D$1048576];2;0)" office:value-type="string" office:string-value="Conglomerado" calcext:value-type="string">
            <text:p>Conglomerado</text:p>
          </table:table-cell>
          <table:table-cell table:style-name="ce316" table:formula="of:=VLOOKUP([.AG34];['file:///C:/Users/sesmet/Downloads/Imers%C3%A3o%20Python%20-%20Tabela%20de%20a%C3%A7%C3%B5es.ods'#$ChatGPT.A$1:.D$1048576];4;0)" office:value-type="float" office:value="18" calcext:value-type="float">
            <text:p>18</text:p>
          </table:table-cell>
          <table:table-cell table:style-name="ce316" table:formula="of:=IF([.AI34]&gt;100;&quot;Mais de 100&quot;;IF([.AI34]&lt;50; &quot;Menos de 50&quot;; &quot;Entre 50 e 100&quot;))" office:value-type="string" office:string-value="Menos de 50" calcext:value-type="string">
            <text:p>Menos de 50</text:p>
          </table:table-cell>
          <table:table-cell table:number-columns-repeated="28"/>
        </table:table-row>
        <table:table-row table:style-name="ro2">
          <table:table-cell table:style-name="ce290" office:value-type="string" calcext:value-type="string">
            <text:p>BBAS3</text:p>
          </table:table-cell>
          <table:table-cell table:style-name="ce294" office:value-type="date" office:date-value="2024-01-26" calcext:value-type="date">
            <text:p>1/26/2024</text:p>
          </table:table-cell>
          <table:table-cell table:style-name="ce296" office:value-type="float" office:value="56.97" calcext:value-type="float">
            <text:p>56,97</text:p>
          </table:table-cell>
          <table:table-cell table:style-name="ce300" office:value-type="float" office:value="0.68" calcext:value-type="float">
            <text:p>0,68</text:p>
          </table:table-cell>
          <table:table-cell table:style-name="ce300" office:value-type="float" office:value="1.88" calcext:value-type="float">
            <text:p>1,88</text:p>
          </table:table-cell>
          <table:table-cell table:number-columns-repeated="2" table:style-name="ce300" office:value-type="float" office:value="2.85" calcext:value-type="float">
            <text:p>2,85</text:p>
          </table:table-cell>
          <table:table-cell table:style-name="ce300" office:value-type="float" office:value="52.87" calcext:value-type="float">
            <text:p>52,87</text:p>
          </table:table-cell>
          <table:table-cell table:style-name="ce300" office:value-type="float" office:value="56.55" calcext:value-type="float">
            <text:p>56,55</text:p>
          </table:table-cell>
          <table:table-cell table:style-name="ce300" office:value-type="float" office:value="56.99" calcext:value-type="float">
            <text:p>56,99</text:p>
          </table:table-cell>
          <table:table-cell table:style-name="ce290" office:value-type="string" calcext:value-type="string">
            <text:p>465,62 M</text:p>
          </table:table-cell>
          <table:table-cell table:style-name="ce302" table:formula="of:=[.D35]/100" office:value-type="float" office:value="0.0068" calcext:value-type="float">
            <text:p>0,0068</text:p>
          </table:table-cell>
          <table:table-cell table:style-name="ce302" table:formula="of:=[.E35]/100" office:value-type="float" office:value="0.0188" calcext:value-type="float">
            <text:p>0,0188</text:p>
          </table:table-cell>
          <table:table-cell table:style-name="ce302" table:formula="of:=[.F35]/100" office:value-type="float" office:value="0.0285" calcext:value-type="float">
            <text:p>0,0285</text:p>
          </table:table-cell>
          <table:table-cell table:style-name="ce302" table:formula="of:=[.G35]/100" office:value-type="float" office:value="0.0285" calcext:value-type="float">
            <text:p>0,0285</text:p>
          </table:table-cell>
          <table:table-cell table:style-name="ce302" table:formula="of:=[.H35]/100" office:value-type="float" office:value="0.5287" calcext:value-type="float">
            <text:p>0,5287</text:p>
          </table:table-cell>
          <table:table-cell table:style-name="ce307" table:formula="of:=[.$C35]/(1 + [.L35])" office:value-type="currency" office:currency="R$ " office:value="56.585220500596" calcext:value-type="currency">
            <text:p>R$ 56,59</text:p>
          </table:table-cell>
          <table:table-cell table:style-name="ce307" table:formula="of:=[.$C35]/(1 + [.M35])" office:value-type="currency" office:currency="R$ " office:value="55.9187279151943" calcext:value-type="currency">
            <text:p>R$ 55,92</text:p>
          </table:table-cell>
          <table:table-cell table:style-name="ce307" table:formula="of:=[.$C35]/(1 + [.N35])" office:value-type="currency" office:currency="R$ " office:value="55.3913466212932" calcext:value-type="currency">
            <text:p>R$ 55,39</text:p>
          </table:table-cell>
          <table:table-cell table:style-name="ce307" table:formula="of:=[.$C35]/(1 + [.O35])" office:value-type="currency" office:currency="R$ " office:value="55.3913466212932" calcext:value-type="currency">
            <text:p>R$ 55,39</text:p>
          </table:table-cell>
          <table:table-cell table:style-name="ce307" table:formula="of:=[.$C35]/(1 + [.P35])" office:value-type="currency" office:currency="R$ " office:value="37.2669588539282" calcext:value-type="currency">
            <text:p>R$ 37,27</text:p>
          </table:table-cell>
          <table:table-cell table:style-name="ce311" table:formula="of:=VLOOKUP([.A35];['file:///C:/Users/sesmet/Downloads/Imers%C3%A3o%20Python%20-%20Tabela%20de%20a%C3%A7%C3%B5es.ods'#$Total_de_acoes.A$1:.B$1048576];2;0)" office:value-type="float" office:value="1420949112" calcext:value-type="float">
            <text:p>1.420.949.112,00</text:p>
          </table:table-cell>
          <table:table-cell table:style-name="ce307" table:formula="of:=([.$C35]-[.Q35])*[.$V35]" office:value-type="currency" office:currency="R$ " office:value="546752087.993985" calcext:value-type="currency">
            <text:p>R$ 546.752.087,99</text:p>
          </table:table-cell>
          <table:table-cell table:style-name="ce307" table:formula="of:=([.$C35]-[.R35])*[.$V35]" office:value-type="currency" office:currency="R$ " office:value="1493804135.37498" calcext:value-type="currency">
            <text:p>R$ 1.493.804.135,37</text:p>
          </table:table-cell>
          <table:table-cell table:style-name="ce307" table:formula="of:=([.$C35]-[.S35])*[.$V35]" office:value-type="currency" office:currency="R$ " office:value="2243186116.6293" calcext:value-type="currency">
            <text:p>R$ 2.243.186.116,63</text:p>
          </table:table-cell>
          <table:table-cell table:style-name="ce307" table:formula="of:=([.$C35]-[.T35])*[.$V35]" office:value-type="currency" office:currency="R$ " office:value="2243186116.6293" calcext:value-type="currency">
            <text:p>R$ 2.243.186.116,63</text:p>
          </table:table-cell>
          <table:table-cell table:style-name="ce307" table:formula="of:=([.$C35]-[.U35])*[.$V35]" office:value-type="currency" office:currency="R$ " office:value="27997018820.2102" calcext:value-type="currency">
            <text:p>R$ 27.997.018.820,21</text:p>
          </table:table-cell>
          <table:table-cell table:style-name="ce311" table:formula="of:=IF([.W35]&gt;0;&quot;Subiu&quot;;IF([.W35]&lt;0;&quot;Desceu&quot;;&quot;Estável&quot;))" office:value-type="string" office:string-value="Subiu" calcext:value-type="string">
            <text:p>Subiu</text:p>
          </table:table-cell>
          <table:table-cell table:style-name="ce311" table:formula="of:=IF([.X35]&gt;0;&quot;Subiu&quot;;IF([.X35]&lt;0;&quot;Desceu&quot;;&quot;Estável&quot;))" office:value-type="string" office:string-value="Subiu" calcext:value-type="string">
            <text:p>Subiu</text:p>
          </table:table-cell>
          <table:table-cell table:style-name="ce311" table:formula="of:=IF([.Y35]&gt;0;&quot;Subiu&quot;;IF([.Y35]&lt;0;&quot;Desceu&quot;;&quot;Estável&quot;))" office:value-type="string" office:string-value="Subiu" calcext:value-type="string">
            <text:p>Subiu</text:p>
          </table:table-cell>
          <table:table-cell table:style-name="ce311" table:formula="of:=IF([.Z35]&gt;0;&quot;Subiu&quot;;IF([.Z35]&lt;0;&quot;Desceu&quot;;&quot;Estável&quot;))" office:value-type="string" office:string-value="Subiu" calcext:value-type="string">
            <text:p>Subiu</text:p>
          </table:table-cell>
          <table:table-cell table:style-name="ce311" table:formula="of:=IF([.AA35]&gt;0;&quot;Subiu&quot;;IF([.AA35]&lt;0;&quot;Desceu&quot;;&quot;Estável&quot;))" office:value-type="string" office:string-value="Subiu" calcext:value-type="string">
            <text:p>Subiu</text:p>
          </table:table-cell>
          <table:table-cell table:style-name="ce311" table:formula="of:=VLOOKUP([.A35];['file:///C:/Users/sesmet/Downloads/Imers%C3%A3o%20Python%20-%20Tabela%20de%20a%C3%A7%C3%B5es.ods'#$Ticker.A$1:.B$1048576];2;0)" office:value-type="string" office:string-value="Banco do Brasil" calcext:value-type="string">
            <text:p>Banco do Brasil</text:p>
          </table:table-cell>
          <table:table-cell table:style-name="ce311" table:formula="of:=VLOOKUP([.AG35];['file:///C:/Users/sesmet/Downloads/Imers%C3%A3o%20Python%20-%20Tabela%20de%20a%C3%A7%C3%B5es.ods'#$ChatGPT.A$1:.D$1048576];2;0)" office:value-type="string" office:string-value="Serviços Financeiros" calcext:value-type="string">
            <text:p>Serviços Financeiros</text:p>
          </table:table-cell>
          <table:table-cell table:style-name="ce317" table:formula="of:=VLOOKUP([.AG35];['file:///C:/Users/sesmet/Downloads/Imers%C3%A3o%20Python%20-%20Tabela%20de%20a%C3%A7%C3%B5es.ods'#$ChatGPT.A$1:.D$1048576];4;0)" office:value-type="float" office:value="216" calcext:value-type="float">
            <text:p>216</text:p>
          </table:table-cell>
          <table:table-cell table:style-name="ce317" table:formula="of:=IF([.AI35]&gt;100;&quot;Mais de 100&quot;;IF([.AI35]&lt;50; &quot;Menos de 50&quot;; &quot;Entre 50 e 100&quot;))" office:value-type="string" office:string-value="Mais de 100" calcext:value-type="string">
            <text:p>Mais de 100</text:p>
          </table:table-cell>
          <table:table-cell table:number-columns-repeated="28"/>
        </table:table-row>
        <table:table-row table:style-name="ro2">
          <table:table-cell table:style-name="ce289" office:value-type="string" calcext:value-type="string">
            <text:p>RADL3</text:p>
          </table:table-cell>
          <table:table-cell table:style-name="ce293" office:value-type="date" office:date-value="2024-01-26" calcext:value-type="date">
            <text:p>1/26/2024</text:p>
          </table:table-cell>
          <table:table-cell table:style-name="ce295" office:value-type="float" office:value="26.16" calcext:value-type="float">
            <text:p>26,16</text:p>
          </table:table-cell>
          <table:table-cell table:style-name="ce299" office:value-type="float" office:value="0.61" calcext:value-type="float">
            <text:p>0,61</text:p>
          </table:table-cell>
          <table:table-cell table:style-name="ce299" office:value-type="float" office:value="-2.75" calcext:value-type="float">
            <text:p>-2,75</text:p>
          </table:table-cell>
          <table:table-cell table:number-columns-repeated="2" table:style-name="ce299" office:value-type="float" office:value="-11.02" calcext:value-type="float">
            <text:p>-11,02</text:p>
          </table:table-cell>
          <table:table-cell table:style-name="ce299" office:value-type="float" office:value="10.07" calcext:value-type="float">
            <text:p>10,07</text:p>
          </table:table-cell>
          <table:table-cell table:style-name="ce299" office:value-type="float" office:value="25.87" calcext:value-type="float">
            <text:p>25,87</text:p>
          </table:table-cell>
          <table:table-cell table:style-name="ce299" office:value-type="float" office:value="26.38" calcext:value-type="float">
            <text:p>26,38</text:p>
          </table:table-cell>
          <table:table-cell table:style-name="ce289" office:value-type="string" calcext:value-type="string">
            <text:p>100,44 M</text:p>
          </table:table-cell>
          <table:table-cell table:style-name="ce301" table:formula="of:=[.D36]/100" office:value-type="float" office:value="0.0061" calcext:value-type="float">
            <text:p>0,0061</text:p>
          </table:table-cell>
          <table:table-cell table:style-name="ce301" table:formula="of:=[.E36]/100" office:value-type="float" office:value="-0.0275" calcext:value-type="float">
            <text:p>-0,0275</text:p>
          </table:table-cell>
          <table:table-cell table:style-name="ce301" table:formula="of:=[.F36]/100" office:value-type="float" office:value="-0.1102" calcext:value-type="float">
            <text:p>-0,1102</text:p>
          </table:table-cell>
          <table:table-cell table:style-name="ce301" table:formula="of:=[.G36]/100" office:value-type="float" office:value="-0.1102" calcext:value-type="float">
            <text:p>-0,1102</text:p>
          </table:table-cell>
          <table:table-cell table:style-name="ce301" table:formula="of:=[.H36]/100" office:value-type="float" office:value="0.1007" calcext:value-type="float">
            <text:p>0,1007</text:p>
          </table:table-cell>
          <table:table-cell table:style-name="ce306" table:formula="of:=[.$C36]/(1 + [.L36])" office:value-type="currency" office:currency="R$ " office:value="26.0013915117782" calcext:value-type="currency">
            <text:p>R$ 26,00</text:p>
          </table:table-cell>
          <table:table-cell table:style-name="ce306" table:formula="of:=[.$C36]/(1 + [.M36])" office:value-type="currency" office:currency="R$ " office:value="26.8997429305913" calcext:value-type="currency">
            <text:p>R$ 26,90</text:p>
          </table:table-cell>
          <table:table-cell table:style-name="ce306" table:formula="of:=[.$C36]/(1 + [.N36])" office:value-type="currency" office:currency="R$ " office:value="29.3998651382333" calcext:value-type="currency">
            <text:p>R$ 29,40</text:p>
          </table:table-cell>
          <table:table-cell table:style-name="ce306" table:formula="of:=[.$C36]/(1 + [.O36])" office:value-type="currency" office:currency="R$ " office:value="29.3998651382333" calcext:value-type="currency">
            <text:p>R$ 29,40</text:p>
          </table:table-cell>
          <table:table-cell table:style-name="ce306" table:formula="of:=[.$C36]/(1 + [.P36])" office:value-type="currency" office:currency="R$ " office:value="23.7666939220496" calcext:value-type="currency">
            <text:p>R$ 23,77</text:p>
          </table:table-cell>
          <table:table-cell table:style-name="ce310" table:formula="of:=VLOOKUP([.A36];['file:///C:/Users/sesmet/Downloads/Imers%C3%A3o%20Python%20-%20Tabela%20de%20a%C3%A7%C3%B5es.ods'#$Total_de_acoes.A$1:.B$1048576];2;0)" office:value-type="float" office:value="1275798515" calcext:value-type="float">
            <text:p>1.275.798.515,00</text:p>
          </table:table-cell>
          <table:table-cell table:style-name="ce306" table:formula="of:=([.$C36]-[.Q36])*[.$V36]" office:value-type="currency" office:currency="R$ " office:value="202352473.739829" calcext:value-type="currency">
            <text:p>R$ 202.352.473,74</text:p>
          </table:table-cell>
          <table:table-cell table:style-name="ce306" table:formula="of:=([.$C36]-[.R36])*[.$V36]" office:value-type="currency" office:currency="R$ " office:value="-943762932.330076" calcext:value-type="currency">
            <text:p>-R$ 943.762.932,33</text:p>
          </table:table-cell>
          <table:table-cell table:style-name="ce306" table:formula="of:=([.$C36]-[.S36])*[.$V36]" office:value-type="currency" office:currency="R$ " office:value="-4133415132.15833" calcext:value-type="currency">
            <text:p>-R$ 4.133.415.132,16</text:p>
          </table:table-cell>
          <table:table-cell table:style-name="ce306" table:formula="of:=([.$C36]-[.T36])*[.$V36]" office:value-type="currency" office:currency="R$ " office:value="-4133415132.15833" calcext:value-type="currency">
            <text:p>-R$ 4.133.415.132,16</text:p>
          </table:table-cell>
          <table:table-cell table:style-name="ce306" table:formula="of:=([.$C36]-[.U36])*[.$V36]" office:value-type="currency" office:currency="R$ " office:value="3053376340.18959" calcext:value-type="currency">
            <text:p>R$ 3.053.376.340,19</text:p>
          </table:table-cell>
          <table:table-cell table:style-name="ce310" table:formula="of:=IF([.W36]&gt;0;&quot;Subiu&quot;;IF([.W36]&lt;0;&quot;Desceu&quot;;&quot;Estável&quot;))" office:value-type="string" office:string-value="Subiu" calcext:value-type="string">
            <text:p>Subiu</text:p>
          </table:table-cell>
          <table:table-cell table:style-name="ce310" table:formula="of:=IF([.X36]&gt;0;&quot;Subiu&quot;;IF([.X36]&lt;0;&quot;Desceu&quot;;&quot;Estável&quot;))" office:value-type="string" office:string-value="Desceu" calcext:value-type="string">
            <text:p>Desceu</text:p>
          </table:table-cell>
          <table:table-cell table:style-name="ce310" table:formula="of:=IF([.Y36]&gt;0;&quot;Subiu&quot;;IF([.Y36]&lt;0;&quot;Desceu&quot;;&quot;Estável&quot;))" office:value-type="string" office:string-value="Desceu" calcext:value-type="string">
            <text:p>Desceu</text:p>
          </table:table-cell>
          <table:table-cell table:style-name="ce310" table:formula="of:=IF([.Z36]&gt;0;&quot;Subiu&quot;;IF([.Z36]&lt;0;&quot;Desceu&quot;;&quot;Estável&quot;))" office:value-type="string" office:string-value="Desceu" calcext:value-type="string">
            <text:p>Desceu</text:p>
          </table:table-cell>
          <table:table-cell table:style-name="ce310" table:formula="of:=IF([.AA36]&gt;0;&quot;Subiu&quot;;IF([.AA36]&lt;0;&quot;Desceu&quot;;&quot;Estável&quot;))" office:value-type="string" office:string-value="Subiu" calcext:value-type="string">
            <text:p>Subiu</text:p>
          </table:table-cell>
          <table:table-cell table:style-name="ce310" table:formula="of:=VLOOKUP([.A36];['file:///C:/Users/sesmet/Downloads/Imers%C3%A3o%20Python%20-%20Tabela%20de%20a%C3%A7%C3%B5es.ods'#$Ticker.A$1:.B$1048576];2;0)" office:value-type="string" office:string-value="RaiaDrogasil" calcext:value-type="string">
            <text:p>RaiaDrogasil</text:p>
          </table:table-cell>
          <table:table-cell table:style-name="ce310" table:formula="of:=VLOOKUP([.AG36];['file:///C:/Users/sesmet/Downloads/Imers%C3%A3o%20Python%20-%20Tabela%20de%20a%C3%A7%C3%B5es.ods'#$ChatGPT.A$1:.D$1048576];2;0)" office:value-type="string" office:string-value="Farmacêutico" calcext:value-type="string">
            <text:p>Farmacêutico</text:p>
          </table:table-cell>
          <table:table-cell table:style-name="ce316" table:formula="of:=VLOOKUP([.AG36];['file:///C:/Users/sesmet/Downloads/Imers%C3%A3o%20Python%20-%20Tabela%20de%20a%C3%A7%C3%B5es.ods'#$ChatGPT.A$1:.D$1048576];4;0)" office:value-type="float" office:value="119" calcext:value-type="float">
            <text:p>119</text:p>
          </table:table-cell>
          <table:table-cell table:style-name="ce316" table:formula="of:=IF([.AI36]&gt;100;&quot;Mais de 100&quot;;IF([.AI36]&lt;50; &quot;Menos de 50&quot;; &quot;Entre 50 e 100&quot;))" office:value-type="string" office:string-value="Mais de 100" calcext:value-type="string">
            <text:p>Mais de 100</text:p>
          </table:table-cell>
          <table:table-cell table:number-columns-repeated="28"/>
        </table:table-row>
        <table:table-row table:style-name="ro2">
          <table:table-cell table:style-name="ce290" office:value-type="string" calcext:value-type="string">
            <text:p>GOAU4</text:p>
          </table:table-cell>
          <table:table-cell table:style-name="ce294" office:value-type="date" office:date-value="2024-01-26" calcext:value-type="date">
            <text:p>1/26/2024</text:p>
          </table:table-cell>
          <table:table-cell table:style-name="ce296" office:value-type="float" office:value="10.08" calcext:value-type="float">
            <text:p>10,08</text:p>
          </table:table-cell>
          <table:table-cell table:style-name="ce300" office:value-type="float" office:value="0.59" calcext:value-type="float">
            <text:p>0,59</text:p>
          </table:table-cell>
          <table:table-cell table:style-name="ce300" office:value-type="float" office:value="3.28" calcext:value-type="float">
            <text:p>3,28</text:p>
          </table:table-cell>
          <table:table-cell table:number-columns-repeated="2" table:style-name="ce300" office:value-type="float" office:value="-7.18" calcext:value-type="float">
            <text:p>-7,18</text:p>
          </table:table-cell>
          <table:table-cell table:style-name="ce300" office:value-type="float" office:value="-21.14" calcext:value-type="float">
            <text:p>-21,14</text:p>
          </table:table-cell>
          <table:table-cell table:style-name="ce300" office:value-type="float" office:value="10.03" calcext:value-type="float">
            <text:p>10,03</text:p>
          </table:table-cell>
          <table:table-cell table:style-name="ce300" office:value-type="float" office:value="10.14" calcext:value-type="float">
            <text:p>10,14</text:p>
          </table:table-cell>
          <table:table-cell table:style-name="ce290" office:value-type="string" calcext:value-type="string">
            <text:p>37,01 M</text:p>
          </table:table-cell>
          <table:table-cell table:style-name="ce302" table:formula="of:=[.D37]/100" office:value-type="float" office:value="0.0059" calcext:value-type="float">
            <text:p>0,0059</text:p>
          </table:table-cell>
          <table:table-cell table:style-name="ce302" table:formula="of:=[.E37]/100" office:value-type="float" office:value="0.0328" calcext:value-type="float">
            <text:p>0,0328</text:p>
          </table:table-cell>
          <table:table-cell table:style-name="ce302" table:formula="of:=[.F37]/100" office:value-type="float" office:value="-0.0718" calcext:value-type="float">
            <text:p>-0,0718</text:p>
          </table:table-cell>
          <table:table-cell table:style-name="ce302" table:formula="of:=[.G37]/100" office:value-type="float" office:value="-0.0718" calcext:value-type="float">
            <text:p>-0,0718</text:p>
          </table:table-cell>
          <table:table-cell table:style-name="ce302" table:formula="of:=[.H37]/100" office:value-type="float" office:value="-0.2114" calcext:value-type="float">
            <text:p>-0,2114</text:p>
          </table:table-cell>
          <table:table-cell table:style-name="ce307" table:formula="of:=[.$C37]/(1 + [.L37])" office:value-type="currency" office:currency="R$ " office:value="10.0208768267223" calcext:value-type="currency">
            <text:p>R$ 10,02</text:p>
          </table:table-cell>
          <table:table-cell table:style-name="ce307" table:formula="of:=[.$C37]/(1 + [.M37])" office:value-type="currency" office:currency="R$ " office:value="9.75987606506584" calcext:value-type="currency">
            <text:p>R$ 9,76</text:p>
          </table:table-cell>
          <table:table-cell table:style-name="ce307" table:formula="of:=[.$C37]/(1 + [.N37])" office:value-type="currency" office:currency="R$ " office:value="10.8597285067873" calcext:value-type="currency">
            <text:p>R$ 10,86</text:p>
          </table:table-cell>
          <table:table-cell table:style-name="ce307" table:formula="of:=[.$C37]/(1 + [.O37])" office:value-type="currency" office:currency="R$ " office:value="10.8597285067873" calcext:value-type="currency">
            <text:p>R$ 10,86</text:p>
          </table:table-cell>
          <table:table-cell table:style-name="ce307" table:formula="of:=[.$C37]/(1 + [.P37])" office:value-type="currency" office:currency="R$ " office:value="12.7821455744357" calcext:value-type="currency">
            <text:p>R$ 12,78</text:p>
          </table:table-cell>
          <table:table-cell table:style-name="ce311" table:formula="of:=VLOOKUP([.A37];['file:///C:/Users/sesmet/Downloads/Imers%C3%A3o%20Python%20-%20Tabela%20de%20a%C3%A7%C3%B5es.ods'#$Total_de_acoes.A$1:.B$1048576];2;0)" office:value-type="float" office:value="660411219" calcext:value-type="float">
            <text:p>660.411.219,00</text:p>
          </table:table-cell>
          <table:table-cell table:style-name="ce307" table:formula="of:=([.$C37]-[.Q37])*[.$V37]" office:value-type="currency" office:currency="R$ " office:value="39045606.935449" calcext:value-type="currency">
            <text:p>R$ 39.045.606,94</text:p>
          </table:table-cell>
          <table:table-cell table:style-name="ce307" table:formula="of:=([.$C37]-[.R37])*[.$V37]" office:value-type="currency" office:currency="R$ " office:value="211413438.100945" calcext:value-type="currency">
            <text:p>R$ 211.413.438,10</text:p>
          </table:table-cell>
          <table:table-cell table:style-name="ce307" table:formula="of:=([.$C37]-[.S37])*[.$V37]" office:value-type="currency" office:currency="R$ " office:value="-514941453.656471" calcext:value-type="currency">
            <text:p>-R$ 514.941.453,66</text:p>
          </table:table-cell>
          <table:table-cell table:style-name="ce307" table:formula="of:=([.$C37]-[.T37])*[.$V37]" office:value-type="currency" office:currency="R$ " office:value="-514941453.656471" calcext:value-type="currency">
            <text:p>-R$ 514.941.453,66</text:p>
          </table:table-cell>
          <table:table-cell table:style-name="ce307" table:formula="of:=([.$C37]-[.U37])*[.$V37]" office:value-type="currency" office:currency="R$ " office:value="-1784527252.72854" calcext:value-type="currency">
            <text:p>-R$ 1.784.527.252,73</text:p>
          </table:table-cell>
          <table:table-cell table:style-name="ce311" table:formula="of:=IF([.W37]&gt;0;&quot;Subiu&quot;;IF([.W37]&lt;0;&quot;Desceu&quot;;&quot;Estável&quot;))" office:value-type="string" office:string-value="Subiu" calcext:value-type="string">
            <text:p>Subiu</text:p>
          </table:table-cell>
          <table:table-cell table:style-name="ce311" table:formula="of:=IF([.X37]&gt;0;&quot;Subiu&quot;;IF([.X37]&lt;0;&quot;Desceu&quot;;&quot;Estável&quot;))" office:value-type="string" office:string-value="Subiu" calcext:value-type="string">
            <text:p>Subiu</text:p>
          </table:table-cell>
          <table:table-cell table:style-name="ce311" table:formula="of:=IF([.Y37]&gt;0;&quot;Subiu&quot;;IF([.Y37]&lt;0;&quot;Desceu&quot;;&quot;Estável&quot;))" office:value-type="string" office:string-value="Desceu" calcext:value-type="string">
            <text:p>Desceu</text:p>
          </table:table-cell>
          <table:table-cell table:style-name="ce311" table:formula="of:=IF([.Z37]&gt;0;&quot;Subiu&quot;;IF([.Z37]&lt;0;&quot;Desceu&quot;;&quot;Estável&quot;))" office:value-type="string" office:string-value="Desceu" calcext:value-type="string">
            <text:p>Desceu</text:p>
          </table:table-cell>
          <table:table-cell table:style-name="ce311" table:formula="of:=IF([.AA37]&gt;0;&quot;Subiu&quot;;IF([.AA37]&lt;0;&quot;Desceu&quot;;&quot;Estável&quot;))" office:value-type="string" office:string-value="Desceu" calcext:value-type="string">
            <text:p>Desceu</text:p>
          </table:table-cell>
          <table:table-cell table:style-name="ce311" table:formula="of:=VLOOKUP([.A37];['file:///C:/Users/sesmet/Downloads/Imers%C3%A3o%20Python%20-%20Tabela%20de%20a%C3%A7%C3%B5es.ods'#$Ticker.A$1:.B$1048576];2;0)" office:value-type="string" office:string-value="Metalúrgica Gerdau" calcext:value-type="string">
            <text:p>Metalúrgica Gerdau</text:p>
          </table:table-cell>
          <table:table-cell table:style-name="ce311" table:formula="of:=VLOOKUP([.AG37];['file:///C:/Users/sesmet/Downloads/Imers%C3%A3o%20Python%20-%20Tabela%20de%20a%C3%A7%C3%B5es.ods'#$ChatGPT.A$1:.D$1048576];2;0)" office:value-type="string" office:string-value="Siderurgia" calcext:value-type="string">
            <text:p>Siderurgia</text:p>
          </table:table-cell>
          <table:table-cell table:style-name="ce317" table:formula="of:=VLOOKUP([.AG37];['file:///C:/Users/sesmet/Downloads/Imers%C3%A3o%20Python%20-%20Tabela%20de%20a%C3%A7%C3%B5es.ods'#$ChatGPT.A$1:.D$1048576];4;0)" office:value-type="float" office:value="123" calcext:value-type="float">
            <text:p>123</text:p>
          </table:table-cell>
          <table:table-cell table:style-name="ce317" table:formula="of:=IF([.AI37]&gt;100;&quot;Mais de 100&quot;;IF([.AI37]&lt;50; &quot;Menos de 50&quot;; &quot;Entre 50 e 100&quot;))" office:value-type="string" office:string-value="Mais de 100" calcext:value-type="string">
            <text:p>Mais de 100</text:p>
          </table:table-cell>
          <table:table-cell table:number-columns-repeated="28"/>
        </table:table-row>
        <table:table-row table:style-name="ro2">
          <table:table-cell table:style-name="ce289" office:value-type="string" calcext:value-type="string">
            <text:p>CSAN3</text:p>
          </table:table-cell>
          <table:table-cell table:style-name="ce293" office:value-type="date" office:date-value="2024-01-26" calcext:value-type="date">
            <text:p>1/26/2024</text:p>
          </table:table-cell>
          <table:table-cell table:style-name="ce295" office:value-type="float" office:value="18.57" calcext:value-type="float">
            <text:p>18,57</text:p>
          </table:table-cell>
          <table:table-cell table:style-name="ce299" office:value-type="float" office:value="0.59" calcext:value-type="float">
            <text:p>0,59</text:p>
          </table:table-cell>
          <table:table-cell table:style-name="ce299" office:value-type="float" office:value="2.65" calcext:value-type="float">
            <text:p>2,65</text:p>
          </table:table-cell>
          <table:table-cell table:number-columns-repeated="2" table:style-name="ce299" office:value-type="float" office:value="-4.08" calcext:value-type="float">
            <text:p>-4,08</text:p>
          </table:table-cell>
          <table:table-cell table:style-name="ce299" office:value-type="float" office:value="13.35" calcext:value-type="float">
            <text:p>13,35</text:p>
          </table:table-cell>
          <table:table-cell table:style-name="ce299" office:value-type="float" office:value="18.3" calcext:value-type="float">
            <text:p>18,3</text:p>
          </table:table-cell>
          <table:table-cell table:style-name="ce299" office:value-type="float" office:value="18.66" calcext:value-type="float">
            <text:p>18,66</text:p>
          </table:table-cell>
          <table:table-cell table:style-name="ce289" office:value-type="string" calcext:value-type="string">
            <text:p>43,43 M</text:p>
          </table:table-cell>
          <table:table-cell table:style-name="ce301" table:formula="of:=[.D38]/100" office:value-type="float" office:value="0.0059" calcext:value-type="float">
            <text:p>0,0059</text:p>
          </table:table-cell>
          <table:table-cell table:style-name="ce301" table:formula="of:=[.E38]/100" office:value-type="float" office:value="0.0265" calcext:value-type="float">
            <text:p>0,0265</text:p>
          </table:table-cell>
          <table:table-cell table:style-name="ce301" table:formula="of:=[.F38]/100" office:value-type="float" office:value="-0.0408" calcext:value-type="float">
            <text:p>-0,0408</text:p>
          </table:table-cell>
          <table:table-cell table:style-name="ce301" table:formula="of:=[.G38]/100" office:value-type="float" office:value="-0.0408" calcext:value-type="float">
            <text:p>-0,0408</text:p>
          </table:table-cell>
          <table:table-cell table:style-name="ce301" table:formula="of:=[.H38]/100" office:value-type="float" office:value="0.1335" calcext:value-type="float">
            <text:p>0,1335</text:p>
          </table:table-cell>
          <table:table-cell table:style-name="ce306" table:formula="of:=[.$C38]/(1 + [.L38])" office:value-type="currency" office:currency="R$ " office:value="18.4610796301819" calcext:value-type="currency">
            <text:p>R$ 18,46</text:p>
          </table:table-cell>
          <table:table-cell table:style-name="ce306" table:formula="of:=[.$C38]/(1 + [.M38])" office:value-type="currency" office:currency="R$ " office:value="18.0905991232343" calcext:value-type="currency">
            <text:p>R$ 18,09</text:p>
          </table:table-cell>
          <table:table-cell table:style-name="ce306" table:formula="of:=[.$C38]/(1 + [.N38])" office:value-type="currency" office:currency="R$ " office:value="19.35988323603" calcext:value-type="currency">
            <text:p>R$ 19,36</text:p>
          </table:table-cell>
          <table:table-cell table:style-name="ce306" table:formula="of:=[.$C38]/(1 + [.O38])" office:value-type="currency" office:currency="R$ " office:value="19.35988323603" calcext:value-type="currency">
            <text:p>R$ 19,36</text:p>
          </table:table-cell>
          <table:table-cell table:style-name="ce306" table:formula="of:=[.$C38]/(1 + [.P38])" office:value-type="currency" office:currency="R$ " office:value="16.3828848698721" calcext:value-type="currency">
            <text:p>R$ 16,38</text:p>
          </table:table-cell>
          <table:table-cell table:style-name="ce310" table:formula="of:=VLOOKUP([.A38];['file:///C:/Users/sesmet/Downloads/Imers%C3%A3o%20Python%20-%20Tabela%20de%20a%C3%A7%C3%B5es.ods'#$Total_de_acoes.A$1:.B$1048576];2;0)" office:value-type="float" office:value="1168097881" calcext:value-type="float">
            <text:p>1.168.097.881,00</text:p>
          </table:table-cell>
          <table:table-cell table:style-name="ce306" table:formula="of:=([.$C38]-[.Q38])*[.$V38]" office:value-type="currency" office:currency="R$ " office:value="127229653.182227" calcext:value-type="currency">
            <text:p>R$ 127.229.653,18</text:p>
          </table:table-cell>
          <table:table-cell table:style-name="ce306" table:formula="of:=([.$C38]-[.R38])*[.$V38]" office:value-type="currency" office:currency="R$ " office:value="559987148.299567" calcext:value-type="currency">
            <text:p>R$ 559.987.148,30</text:p>
          </table:table-cell>
          <table:table-cell table:style-name="ce306" table:formula="of:=([.$C38]-[.S38])*[.$V38]" office:value-type="currency" office:currency="R$ " office:value="-922660934.244096" calcext:value-type="currency">
            <text:p>-R$ 922.660.934,24</text:p>
          </table:table-cell>
          <table:table-cell table:style-name="ce306" table:formula="of:=([.$C38]-[.T38])*[.$V38]" office:value-type="currency" office:currency="R$ " office:value="-922660934.244096" calcext:value-type="currency">
            <text:p>-R$ 922.660.934,24</text:p>
          </table:table-cell>
          <table:table-cell table:style-name="ce306" table:formula="of:=([.$C38]-[.U38])*[.$V38]" office:value-type="currency" office:currency="R$ " office:value="2554764549.00546" calcext:value-type="currency">
            <text:p>R$ 2.554.764.549,01</text:p>
          </table:table-cell>
          <table:table-cell table:style-name="ce310" table:formula="of:=IF([.W38]&gt;0;&quot;Subiu&quot;;IF([.W38]&lt;0;&quot;Desceu&quot;;&quot;Estável&quot;))" office:value-type="string" office:string-value="Subiu" calcext:value-type="string">
            <text:p>Subiu</text:p>
          </table:table-cell>
          <table:table-cell table:style-name="ce310" table:formula="of:=IF([.X38]&gt;0;&quot;Subiu&quot;;IF([.X38]&lt;0;&quot;Desceu&quot;;&quot;Estável&quot;))" office:value-type="string" office:string-value="Subiu" calcext:value-type="string">
            <text:p>Subiu</text:p>
          </table:table-cell>
          <table:table-cell table:style-name="ce310" table:formula="of:=IF([.Y38]&gt;0;&quot;Subiu&quot;;IF([.Y38]&lt;0;&quot;Desceu&quot;;&quot;Estável&quot;))" office:value-type="string" office:string-value="Desceu" calcext:value-type="string">
            <text:p>Desceu</text:p>
          </table:table-cell>
          <table:table-cell table:style-name="ce310" table:formula="of:=IF([.Z38]&gt;0;&quot;Subiu&quot;;IF([.Z38]&lt;0;&quot;Desceu&quot;;&quot;Estável&quot;))" office:value-type="string" office:string-value="Desceu" calcext:value-type="string">
            <text:p>Desceu</text:p>
          </table:table-cell>
          <table:table-cell table:style-name="ce310" table:formula="of:=IF([.AA38]&gt;0;&quot;Subiu&quot;;IF([.AA38]&lt;0;&quot;Desceu&quot;;&quot;Estável&quot;))" office:value-type="string" office:string-value="Subiu" calcext:value-type="string">
            <text:p>Subiu</text:p>
          </table:table-cell>
          <table:table-cell table:style-name="ce310" table:formula="of:=VLOOKUP([.A38];['file:///C:/Users/sesmet/Downloads/Imers%C3%A3o%20Python%20-%20Tabela%20de%20a%C3%A7%C3%B5es.ods'#$Ticker.A$1:.B$1048576];2;0)" office:value-type="string" office:string-value="Cosan" calcext:value-type="string">
            <text:p>Cosan</text:p>
          </table:table-cell>
          <table:table-cell table:style-name="ce310" table:formula="of:=VLOOKUP([.AG38];['file:///C:/Users/sesmet/Downloads/Imers%C3%A3o%20Python%20-%20Tabela%20de%20a%C3%A7%C3%B5es.ods'#$ChatGPT.A$1:.D$1048576];2;0)" office:value-type="string" office:string-value="Energia" calcext:value-type="string">
            <text:p>Energia</text:p>
          </table:table-cell>
          <table:table-cell table:style-name="ce316" table:formula="of:=VLOOKUP([.AG38];['file:///C:/Users/sesmet/Downloads/Imers%C3%A3o%20Python%20-%20Tabela%20de%20a%C3%A7%C3%B5es.ods'#$ChatGPT.A$1:.D$1048576];4;0)" office:value-type="float" office:value="88" calcext:value-type="float">
            <text:p>88</text:p>
          </table:table-cell>
          <table:table-cell table:style-name="ce316" table:formula="of:=IF([.AI38]&gt;100;&quot;Mais de 100&quot;;IF([.AI38]&lt;50; &quot;Menos de 50&quot;; &quot;Entre 50 e 100&quot;))" office:value-type="string" office:string-value="Entre 50 e 100" calcext:value-type="string">
            <text:p>Entre 50 e 100</text:p>
          </table:table-cell>
          <table:table-cell table:number-columns-repeated="28"/>
        </table:table-row>
        <table:table-row table:style-name="ro2">
          <table:table-cell table:style-name="ce290" office:value-type="string" calcext:value-type="string">
            <text:p>JBSS3</text:p>
          </table:table-cell>
          <table:table-cell table:style-name="ce294" office:value-type="date" office:date-value="2024-01-26" calcext:value-type="date">
            <text:p>1/26/2024</text:p>
          </table:table-cell>
          <table:table-cell table:style-name="ce296" office:value-type="float" office:value="24.34" calcext:value-type="float">
            <text:p>24,34</text:p>
          </table:table-cell>
          <table:table-cell table:style-name="ce300" office:value-type="float" office:value="0.57" calcext:value-type="float">
            <text:p>0,57</text:p>
          </table:table-cell>
          <table:table-cell table:style-name="ce300" office:value-type="float" office:value="2.48" calcext:value-type="float">
            <text:p>2,48</text:p>
          </table:table-cell>
          <table:table-cell table:number-columns-repeated="2" table:style-name="ce300" office:value-type="float" office:value="-2.29" calcext:value-type="float">
            <text:p>-2,29</text:p>
          </table:table-cell>
          <table:table-cell table:style-name="ce300" office:value-type="float" office:value="17.29" calcext:value-type="float">
            <text:p>17,29</text:p>
          </table:table-cell>
          <table:table-cell table:style-name="ce300" office:value-type="float" office:value="24.17" calcext:value-type="float">
            <text:p>24,17</text:p>
          </table:table-cell>
          <table:table-cell table:style-name="ce300" office:value-type="float" office:value="24.56" calcext:value-type="float">
            <text:p>24,56</text:p>
          </table:table-cell>
          <table:table-cell table:style-name="ce290" office:value-type="string" calcext:value-type="string">
            <text:p>40,71 M</text:p>
          </table:table-cell>
          <table:table-cell table:style-name="ce302" table:formula="of:=[.D39]/100" office:value-type="float" office:value="0.0057" calcext:value-type="float">
            <text:p>0,0057</text:p>
          </table:table-cell>
          <table:table-cell table:style-name="ce302" table:formula="of:=[.E39]/100" office:value-type="float" office:value="0.0248" calcext:value-type="float">
            <text:p>0,0248</text:p>
          </table:table-cell>
          <table:table-cell table:style-name="ce302" table:formula="of:=[.F39]/100" office:value-type="float" office:value="-0.0229" calcext:value-type="float">
            <text:p>-0,0229</text:p>
          </table:table-cell>
          <table:table-cell table:style-name="ce302" table:formula="of:=[.G39]/100" office:value-type="float" office:value="-0.0229" calcext:value-type="float">
            <text:p>-0,0229</text:p>
          </table:table-cell>
          <table:table-cell table:style-name="ce302" table:formula="of:=[.H39]/100" office:value-type="float" office:value="0.1729" calcext:value-type="float">
            <text:p>0,1729</text:p>
          </table:table-cell>
          <table:table-cell table:style-name="ce307" table:formula="of:=[.$C39]/(1 + [.L39])" office:value-type="currency" office:currency="R$ " office:value="24.2020483245501" calcext:value-type="currency">
            <text:p>R$ 24,20</text:p>
          </table:table-cell>
          <table:table-cell table:style-name="ce307" table:formula="of:=[.$C39]/(1 + [.M39])" office:value-type="currency" office:currency="R$ " office:value="23.7509758001561" calcext:value-type="currency">
            <text:p>R$ 23,75</text:p>
          </table:table-cell>
          <table:table-cell table:style-name="ce307" table:formula="of:=[.$C39]/(1 + [.N39])" office:value-type="currency" office:currency="R$ " office:value="24.9104492887115" calcext:value-type="currency">
            <text:p>R$ 24,91</text:p>
          </table:table-cell>
          <table:table-cell table:style-name="ce307" table:formula="of:=[.$C39]/(1 + [.O39])" office:value-type="currency" office:currency="R$ " office:value="24.9104492887115" calcext:value-type="currency">
            <text:p>R$ 24,91</text:p>
          </table:table-cell>
          <table:table-cell table:style-name="ce307" table:formula="of:=[.$C39]/(1 + [.P39])" office:value-type="currency" office:currency="R$ " office:value="20.7519822661778" calcext:value-type="currency">
            <text:p>R$ 20,75</text:p>
          </table:table-cell>
          <table:table-cell table:style-name="ce311" table:formula="of:=VLOOKUP([.A39];['file:///C:/Users/sesmet/Downloads/Imers%C3%A3o%20Python%20-%20Tabela%20de%20a%C3%A7%C3%B5es.ods'#$Total_de_acoes.A$1:.B$1048576];2;0)" office:value-type="float" office:value="1134986472" calcext:value-type="float">
            <text:p>1.134.986.472,00</text:p>
          </table:table-cell>
          <table:table-cell table:style-name="ce307" table:formula="of:=([.$C39]-[.Q39])*[.$V39]" office:value-type="currency" office:currency="R$ " office:value="156573285.425413" calcext:value-type="currency">
            <text:p>R$ 156.573.285,43</text:p>
          </table:table-cell>
          <table:table-cell table:style-name="ce307" table:formula="of:=([.$C39]-[.R39])*[.$V39]" office:value-type="currency" office:currency="R$ " office:value="668534498.503417" calcext:value-type="currency">
            <text:p>R$ 668.534.498,50</text:p>
          </table:table-cell>
          <table:table-cell table:style-name="ce307" table:formula="of:=([.$C39]-[.S39])*[.$V39]" office:value-type="currency" office:currency="R$ " office:value="-647452225.649568" calcext:value-type="currency">
            <text:p>-R$ 647.452.225,65</text:p>
          </table:table-cell>
          <table:table-cell table:style-name="ce307" table:formula="of:=([.$C39]-[.T39])*[.$V39]" office:value-type="currency" office:currency="R$ " office:value="-647452225.649568" calcext:value-type="currency">
            <text:p>-R$ 647.452.225,65</text:p>
          </table:table-cell>
          <table:table-cell table:style-name="ce307" table:formula="of:=([.$C39]-[.U39])*[.$V39]" office:value-type="currency" office:currency="R$ " office:value="4072351589.18424" calcext:value-type="currency">
            <text:p>R$ 4.072.351.589,18</text:p>
          </table:table-cell>
          <table:table-cell table:style-name="ce311" table:formula="of:=IF([.W39]&gt;0;&quot;Subiu&quot;;IF([.W39]&lt;0;&quot;Desceu&quot;;&quot;Estável&quot;))" office:value-type="string" office:string-value="Subiu" calcext:value-type="string">
            <text:p>Subiu</text:p>
          </table:table-cell>
          <table:table-cell table:style-name="ce311" table:formula="of:=IF([.X39]&gt;0;&quot;Subiu&quot;;IF([.X39]&lt;0;&quot;Desceu&quot;;&quot;Estável&quot;))" office:value-type="string" office:string-value="Subiu" calcext:value-type="string">
            <text:p>Subiu</text:p>
          </table:table-cell>
          <table:table-cell table:style-name="ce311" table:formula="of:=IF([.Y39]&gt;0;&quot;Subiu&quot;;IF([.Y39]&lt;0;&quot;Desceu&quot;;&quot;Estável&quot;))" office:value-type="string" office:string-value="Desceu" calcext:value-type="string">
            <text:p>Desceu</text:p>
          </table:table-cell>
          <table:table-cell table:style-name="ce311" table:formula="of:=IF([.Z39]&gt;0;&quot;Subiu&quot;;IF([.Z39]&lt;0;&quot;Desceu&quot;;&quot;Estável&quot;))" office:value-type="string" office:string-value="Desceu" calcext:value-type="string">
            <text:p>Desceu</text:p>
          </table:table-cell>
          <table:table-cell table:style-name="ce311" table:formula="of:=IF([.AA39]&gt;0;&quot;Subiu&quot;;IF([.AA39]&lt;0;&quot;Desceu&quot;;&quot;Estável&quot;))" office:value-type="string" office:string-value="Subiu" calcext:value-type="string">
            <text:p>Subiu</text:p>
          </table:table-cell>
          <table:table-cell table:style-name="ce311" table:formula="of:=VLOOKUP([.A39];['file:///C:/Users/sesmet/Downloads/Imers%C3%A3o%20Python%20-%20Tabela%20de%20a%C3%A7%C3%B5es.ods'#$Ticker.A$1:.B$1048576];2;0)" office:value-type="string" office:string-value="JBS" calcext:value-type="string">
            <text:p>JBS</text:p>
          </table:table-cell>
          <table:table-cell table:style-name="ce311" table:formula="of:=VLOOKUP([.AG39];['file:///C:/Users/sesmet/Downloads/Imers%C3%A3o%20Python%20-%20Tabela%20de%20a%C3%A7%C3%B5es.ods'#$ChatGPT.A$1:.D$1048576];2;0)" office:value-type="string" office:string-value="Alimentos" calcext:value-type="string">
            <text:p>Alimentos</text:p>
          </table:table-cell>
          <table:table-cell table:style-name="ce317" table:formula="of:=VLOOKUP([.AG39];['file:///C:/Users/sesmet/Downloads/Imers%C3%A3o%20Python%20-%20Tabela%20de%20a%C3%A7%C3%B5es.ods'#$ChatGPT.A$1:.D$1048576];4;0)" office:value-type="float" office:value="71" calcext:value-type="float">
            <text:p>71</text:p>
          </table:table-cell>
          <table:table-cell table:style-name="ce317" table:formula="of:=IF([.AI39]&gt;100;&quot;Mais de 100&quot;;IF([.AI39]&lt;50; &quot;Menos de 50&quot;; &quot;Entre 50 e 100&quot;))" office:value-type="string" office:string-value="Entre 50 e 100" calcext:value-type="string">
            <text:p>Entre 50 e 100</text:p>
          </table:table-cell>
          <table:table-cell table:number-columns-repeated="28"/>
        </table:table-row>
        <table:table-row table:style-name="ro2">
          <table:table-cell table:style-name="ce289" office:value-type="string" calcext:value-type="string">
            <text:p>MGLU3</text:p>
          </table:table-cell>
          <table:table-cell table:style-name="ce293" office:value-type="date" office:date-value="2024-01-26" calcext:value-type="date">
            <text:p>1/26/2024</text:p>
          </table:table-cell>
          <table:table-cell table:style-name="ce295" office:value-type="float" office:value="2.08" calcext:value-type="float">
            <text:p>2,08</text:p>
          </table:table-cell>
          <table:table-cell table:style-name="ce299" office:value-type="float" office:value="0.48" calcext:value-type="float">
            <text:p>0,48</text:p>
          </table:table-cell>
          <table:table-cell table:style-name="ce299" office:value-type="float" office:value="2.46" calcext:value-type="float">
            <text:p>2,46</text:p>
          </table:table-cell>
          <table:table-cell table:number-columns-repeated="2" table:style-name="ce299" office:value-type="float" office:value="-3.7" calcext:value-type="float">
            <text:p>-3,7</text:p>
          </table:table-cell>
          <table:table-cell table:style-name="ce299" office:value-type="float" office:value="-51.4" calcext:value-type="float">
            <text:p>-51,4</text:p>
          </table:table-cell>
          <table:table-cell table:style-name="ce299" office:value-type="float" office:value="2.02" calcext:value-type="float">
            <text:p>2,02</text:p>
          </table:table-cell>
          <table:table-cell table:style-name="ce299" office:value-type="float" office:value="2.1" calcext:value-type="float">
            <text:p>2,1</text:p>
          </table:table-cell>
          <table:table-cell table:style-name="ce289" office:value-type="string" calcext:value-type="string">
            <text:p>277,34 M</text:p>
          </table:table-cell>
          <table:table-cell table:style-name="ce301" table:formula="of:=[.D40]/100" office:value-type="float" office:value="0.0048" calcext:value-type="float">
            <text:p>0,0048</text:p>
          </table:table-cell>
          <table:table-cell table:style-name="ce301" table:formula="of:=[.E40]/100" office:value-type="float" office:value="0.0246" calcext:value-type="float">
            <text:p>0,0246</text:p>
          </table:table-cell>
          <table:table-cell table:style-name="ce301" table:formula="of:=[.F40]/100" office:value-type="float" office:value="-0.037" calcext:value-type="float">
            <text:p>-0,037</text:p>
          </table:table-cell>
          <table:table-cell table:style-name="ce301" table:formula="of:=[.G40]/100" office:value-type="float" office:value="-0.037" calcext:value-type="float">
            <text:p>-0,037</text:p>
          </table:table-cell>
          <table:table-cell table:style-name="ce301" table:formula="of:=[.H40]/100" office:value-type="float" office:value="-0.514" calcext:value-type="float">
            <text:p>-0,514</text:p>
          </table:table-cell>
          <table:table-cell table:style-name="ce306" table:formula="of:=[.$C40]/(1 + [.L40])" office:value-type="currency" office:currency="R$ " office:value="2.07006369426752" calcext:value-type="currency">
            <text:p>R$ 2,07</text:p>
          </table:table-cell>
          <table:table-cell table:style-name="ce306" table:formula="of:=[.$C40]/(1 + [.M40])" office:value-type="currency" office:currency="R$ " office:value="2.03006051141909" calcext:value-type="currency">
            <text:p>R$ 2,03</text:p>
          </table:table-cell>
          <table:table-cell table:style-name="ce306" table:formula="of:=[.$C40]/(1 + [.N40])" office:value-type="currency" office:currency="R$ " office:value="2.15991692627207" calcext:value-type="currency">
            <text:p>R$ 2,16</text:p>
          </table:table-cell>
          <table:table-cell table:style-name="ce306" table:formula="of:=[.$C40]/(1 + [.O40])" office:value-type="currency" office:currency="R$ " office:value="2.15991692627207" calcext:value-type="currency">
            <text:p>R$ 2,16</text:p>
          </table:table-cell>
          <table:table-cell table:style-name="ce306" table:formula="of:=[.$C40]/(1 + [.P40])" office:value-type="currency" office:currency="R$ " office:value="4.2798353909465" calcext:value-type="currency">
            <text:p>R$ 4,28</text:p>
          </table:table-cell>
          <table:table-cell table:style-name="ce310" table:formula="of:=VLOOKUP([.A40];['file:///C:/Users/sesmet/Downloads/Imers%C3%A3o%20Python%20-%20Tabela%20de%20a%C3%A7%C3%B5es.ods'#$Total_de_acoes.A$1:.B$1048576];2;0)" office:value-type="float" office:value="2867627068" calcext:value-type="float">
            <text:p>2.867.627.068,00</text:p>
          </table:table-cell>
          <table:table-cell table:style-name="ce306" table:formula="of:=([.$C40]-[.Q40])*[.$V40]" office:value-type="currency" office:currency="R$ " office:value="28493619.2743945" calcext:value-type="currency">
            <text:p>R$ 28.493.619,27</text:p>
          </table:table-cell>
          <table:table-cell table:style-name="ce306" table:formula="of:=([.$C40]-[.R40])*[.$V40]" office:value-type="currency" office:currency="R$ " office:value="143207829.216694" calcext:value-type="currency">
            <text:p>R$ 143.207.829,22</text:p>
          </table:table-cell>
          <table:table-cell table:style-name="ce306" table:formula="of:=([.$C40]-[.S40])*[.$V40]" office:value-type="currency" office:currency="R$ " office:value="-229171940.969138" calcext:value-type="currency">
            <text:p>-R$ 229.171.940,97</text:p>
          </table:table-cell>
          <table:table-cell table:style-name="ce306" table:formula="of:=([.$C40]-[.T40])*[.$V40]" office:value-type="currency" office:currency="R$ " office:value="-229171940.969138" calcext:value-type="currency">
            <text:p>-R$ 229.171.940,97</text:p>
          </table:table-cell>
          <table:table-cell table:style-name="ce306" table:formula="of:=([.$C40]-[.U40])*[.$V40]" office:value-type="currency" office:currency="R$ " office:value="-6308307512.22255" calcext:value-type="currency">
            <text:p>-R$ 6.308.307.512,22</text:p>
          </table:table-cell>
          <table:table-cell table:style-name="ce310" table:formula="of:=IF([.W40]&gt;0;&quot;Subiu&quot;;IF([.W40]&lt;0;&quot;Desceu&quot;;&quot;Estável&quot;))" office:value-type="string" office:string-value="Subiu" calcext:value-type="string">
            <text:p>Subiu</text:p>
          </table:table-cell>
          <table:table-cell table:style-name="ce310" table:formula="of:=IF([.X40]&gt;0;&quot;Subiu&quot;;IF([.X40]&lt;0;&quot;Desceu&quot;;&quot;Estável&quot;))" office:value-type="string" office:string-value="Subiu" calcext:value-type="string">
            <text:p>Subiu</text:p>
          </table:table-cell>
          <table:table-cell table:style-name="ce310" table:formula="of:=IF([.Y40]&gt;0;&quot;Subiu&quot;;IF([.Y40]&lt;0;&quot;Desceu&quot;;&quot;Estável&quot;))" office:value-type="string" office:string-value="Desceu" calcext:value-type="string">
            <text:p>Desceu</text:p>
          </table:table-cell>
          <table:table-cell table:style-name="ce310" table:formula="of:=IF([.Z40]&gt;0;&quot;Subiu&quot;;IF([.Z40]&lt;0;&quot;Desceu&quot;;&quot;Estável&quot;))" office:value-type="string" office:string-value="Desceu" calcext:value-type="string">
            <text:p>Desceu</text:p>
          </table:table-cell>
          <table:table-cell table:style-name="ce310" table:formula="of:=IF([.AA40]&gt;0;&quot;Subiu&quot;;IF([.AA40]&lt;0;&quot;Desceu&quot;;&quot;Estável&quot;))" office:value-type="string" office:string-value="Desceu" calcext:value-type="string">
            <text:p>Desceu</text:p>
          </table:table-cell>
          <table:table-cell table:style-name="ce310" table:formula="of:=VLOOKUP([.A40];['file:///C:/Users/sesmet/Downloads/Imers%C3%A3o%20Python%20-%20Tabela%20de%20a%C3%A7%C3%B5es.ods'#$Ticker.A$1:.B$1048576];2;0)" office:value-type="string" office:string-value="Magazine Luiza" calcext:value-type="string">
            <text:p>Magazine Luiza</text:p>
          </table:table-cell>
          <table:table-cell table:style-name="ce310" table:formula="of:=VLOOKUP([.AG40];['file:///C:/Users/sesmet/Downloads/Imers%C3%A3o%20Python%20-%20Tabela%20de%20a%C3%A7%C3%B5es.ods'#$ChatGPT.A$1:.D$1048576];2;0)" office:value-type="string" office:string-value="Varejo" calcext:value-type="string">
            <text:p>Varejo</text:p>
          </table:table-cell>
          <table:table-cell table:style-name="ce316" table:formula="of:=VLOOKUP([.AG40];['file:///C:/Users/sesmet/Downloads/Imers%C3%A3o%20Python%20-%20Tabela%20de%20a%C3%A7%C3%B5es.ods'#$ChatGPT.A$1:.D$1048576];4;0)" office:value-type="float" office:value="67" calcext:value-type="float">
            <text:p>67</text:p>
          </table:table-cell>
          <table:table-cell table:style-name="ce316" table:formula="of:=IF([.AI40]&gt;100;&quot;Mais de 100&quot;;IF([.AI40]&lt;50; &quot;Menos de 50&quot;; &quot;Entre 50 e 100&quot;))" office:value-type="string" office:string-value="Entre 50 e 100" calcext:value-type="string">
            <text:p>Entre 50 e 100</text:p>
          </table:table-cell>
          <table:table-cell table:number-columns-repeated="28"/>
        </table:table-row>
        <table:table-row table:style-name="ro2">
          <table:table-cell table:style-name="ce290" office:value-type="string" calcext:value-type="string">
            <text:p>BBDC3</text:p>
          </table:table-cell>
          <table:table-cell table:style-name="ce294" office:value-type="date" office:date-value="2024-01-26" calcext:value-type="date">
            <text:p>1/26/2024</text:p>
          </table:table-cell>
          <table:table-cell table:style-name="ce296" office:value-type="float" office:value="13.75" calcext:value-type="float">
            <text:p>13,75</text:p>
          </table:table-cell>
          <table:table-cell table:style-name="ce300" office:value-type="float" office:value="0.36" calcext:value-type="float">
            <text:p>0,36</text:p>
          </table:table-cell>
          <table:table-cell table:style-name="ce300" office:value-type="float" office:value="-0.72" calcext:value-type="float">
            <text:p>-0,72</text:p>
          </table:table-cell>
          <table:table-cell table:number-columns-repeated="2" table:style-name="ce300" office:value-type="float" office:value="-9.95" calcext:value-type="float">
            <text:p>-9,95</text:p>
          </table:table-cell>
          <table:table-cell table:style-name="ce300" office:value-type="float" office:value="15.78" calcext:value-type="float">
            <text:p>15,78</text:p>
          </table:table-cell>
          <table:table-cell table:style-name="ce300" office:value-type="float" office:value="13.67" calcext:value-type="float">
            <text:p>13,67</text:p>
          </table:table-cell>
          <table:table-cell table:style-name="ce300" office:value-type="float" office:value="13.9" calcext:value-type="float">
            <text:p>13,9</text:p>
          </table:table-cell>
          <table:table-cell table:style-name="ce290" office:value-type="string" calcext:value-type="string">
            <text:p>45,86 M</text:p>
          </table:table-cell>
          <table:table-cell table:style-name="ce302" table:formula="of:=[.D41]/100" office:value-type="float" office:value="0.0036" calcext:value-type="float">
            <text:p>0,0036</text:p>
          </table:table-cell>
          <table:table-cell table:style-name="ce302" table:formula="of:=[.E41]/100" office:value-type="float" office:value="-0.0072" calcext:value-type="float">
            <text:p>-0,0072</text:p>
          </table:table-cell>
          <table:table-cell table:style-name="ce302" table:formula="of:=[.F41]/100" office:value-type="float" office:value="-0.0995" calcext:value-type="float">
            <text:p>-0,0995</text:p>
          </table:table-cell>
          <table:table-cell table:style-name="ce302" table:formula="of:=[.G41]/100" office:value-type="float" office:value="-0.0995" calcext:value-type="float">
            <text:p>-0,0995</text:p>
          </table:table-cell>
          <table:table-cell table:style-name="ce302" table:formula="of:=[.H41]/100" office:value-type="float" office:value="0.1578" calcext:value-type="float">
            <text:p>0,1578</text:p>
          </table:table-cell>
          <table:table-cell table:style-name="ce307" table:formula="of:=[.$C41]/(1 + [.L41])" office:value-type="currency" office:currency="R$ " office:value="13.7006775607812" calcext:value-type="currency">
            <text:p>R$ 13,70</text:p>
          </table:table-cell>
          <table:table-cell table:style-name="ce307" table:formula="of:=[.$C41]/(1 + [.M41])" office:value-type="currency" office:currency="R$ " office:value="13.8497179693795" calcext:value-type="currency">
            <text:p>R$ 13,85</text:p>
          </table:table-cell>
          <table:table-cell table:style-name="ce307" table:formula="of:=[.$C41]/(1 + [.N41])" office:value-type="currency" office:currency="R$ " office:value="15.2692948362021" calcext:value-type="currency">
            <text:p>R$ 15,27</text:p>
          </table:table-cell>
          <table:table-cell table:style-name="ce307" table:formula="of:=[.$C41]/(1 + [.O41])" office:value-type="currency" office:currency="R$ " office:value="15.2692948362021" calcext:value-type="currency">
            <text:p>R$ 15,27</text:p>
          </table:table-cell>
          <table:table-cell table:style-name="ce307" table:formula="of:=[.$C41]/(1 + [.P41])" office:value-type="currency" office:currency="R$ " office:value="11.8759716704094" calcext:value-type="currency">
            <text:p>R$ 11,88</text:p>
          </table:table-cell>
          <table:table-cell table:style-name="ce311" table:formula="of:=VLOOKUP([.A41];['file:///C:/Users/sesmet/Downloads/Imers%C3%A3o%20Python%20-%20Tabela%20de%20a%C3%A7%C3%B5es.ods'#$Total_de_acoes.A$1:.B$1048576];2;0)" office:value-type="float" office:value="1500728902" calcext:value-type="float">
            <text:p>1.500.728.902,00</text:p>
          </table:table-cell>
          <table:table-cell table:style-name="ce307" table:formula="of:=([.$C41]-[.Q41])*[.$V41]" office:value-type="currency" office:currency="R$ " office:value="74019610.0528103" calcext:value-type="currency">
            <text:p>R$ 74.019.610,05</text:p>
          </table:table-cell>
          <table:table-cell table:style-name="ce307" table:formula="of:=([.$C41]-[.R41])*[.$V41]" office:value-type="currency" office:currency="R$ " office:value="-149649638.696616" calcext:value-type="currency">
            <text:p>-R$ 149.649.638,70</text:p>
          </table:table-cell>
          <table:table-cell table:style-name="ce307" table:formula="of:=([.$C41]-[.S41])*[.$V41]" office:value-type="currency" office:currency="R$ " office:value="-2280049671.34786" calcext:value-type="currency">
            <text:p>-R$ 2.280.049.671,35</text:p>
          </table:table-cell>
          <table:table-cell table:style-name="ce307" table:formula="of:=([.$C41]-[.T41])*[.$V41]" office:value-type="currency" office:currency="R$ " office:value="-2280049671.34786" calcext:value-type="currency">
            <text:p>-R$ 2.280.049.671,35</text:p>
          </table:table-cell>
          <table:table-cell table:style-name="ce307" table:formula="of:=([.$C41]-[.U41])*[.$V41]" office:value-type="currency" office:currency="R$ " office:value="2812408477.3834" calcext:value-type="currency">
            <text:p>R$ 2.812.408.477,38</text:p>
          </table:table-cell>
          <table:table-cell table:style-name="ce311" table:formula="of:=IF([.W41]&gt;0;&quot;Subiu&quot;;IF([.W41]&lt;0;&quot;Desceu&quot;;&quot;Estável&quot;))" office:value-type="string" office:string-value="Subiu" calcext:value-type="string">
            <text:p>Subiu</text:p>
          </table:table-cell>
          <table:table-cell table:style-name="ce311" table:formula="of:=IF([.X41]&gt;0;&quot;Subiu&quot;;IF([.X41]&lt;0;&quot;Desceu&quot;;&quot;Estável&quot;))" office:value-type="string" office:string-value="Desceu" calcext:value-type="string">
            <text:p>Desceu</text:p>
          </table:table-cell>
          <table:table-cell table:style-name="ce311" table:formula="of:=IF([.Y41]&gt;0;&quot;Subiu&quot;;IF([.Y41]&lt;0;&quot;Desceu&quot;;&quot;Estável&quot;))" office:value-type="string" office:string-value="Desceu" calcext:value-type="string">
            <text:p>Desceu</text:p>
          </table:table-cell>
          <table:table-cell table:style-name="ce311" table:formula="of:=IF([.Z41]&gt;0;&quot;Subiu&quot;;IF([.Z41]&lt;0;&quot;Desceu&quot;;&quot;Estável&quot;))" office:value-type="string" office:string-value="Desceu" calcext:value-type="string">
            <text:p>Desceu</text:p>
          </table:table-cell>
          <table:table-cell table:style-name="ce311" table:formula="of:=IF([.AA41]&gt;0;&quot;Subiu&quot;;IF([.AA41]&lt;0;&quot;Desceu&quot;;&quot;Estável&quot;))" office:value-type="string" office:string-value="Subiu" calcext:value-type="string">
            <text:p>Subiu</text:p>
          </table:table-cell>
          <table:table-cell table:style-name="ce311" table:formula="of:=VLOOKUP([.A41];['file:///C:/Users/sesmet/Downloads/Imers%C3%A3o%20Python%20-%20Tabela%20de%20a%C3%A7%C3%B5es.ods'#$Ticker.A$1:.B$1048576];2;0)" office:value-type="string" office:string-value="Banco Bradesco" calcext:value-type="string">
            <text:p>Banco Bradesco</text:p>
          </table:table-cell>
          <table:table-cell table:style-name="ce311" table:formula="of:=VLOOKUP([.AG41];['file:///C:/Users/sesmet/Downloads/Imers%C3%A3o%20Python%20-%20Tabela%20de%20a%C3%A7%C3%B5es.ods'#$ChatGPT.A$1:.D$1048576];2;0)" office:value-type="string" office:string-value="Serviços Financeiros" calcext:value-type="string">
            <text:p>Serviços Financeiros</text:p>
          </table:table-cell>
          <table:table-cell table:style-name="ce317" table:formula="of:=VLOOKUP([.AG41];['file:///C:/Users/sesmet/Downloads/Imers%C3%A3o%20Python%20-%20Tabela%20de%20a%C3%A7%C3%B5es.ods'#$ChatGPT.A$1:.D$1048576];4;0)" office:value-type="float" office:value="81" calcext:value-type="float">
            <text:p>81</text:p>
          </table:table-cell>
          <table:table-cell table:style-name="ce317" table:formula="of:=IF([.AI41]&gt;100;&quot;Mais de 100&quot;;IF([.AI41]&lt;50; &quot;Menos de 50&quot;; &quot;Entre 50 e 100&quot;))" office:value-type="string" office:string-value="Entre 50 e 100" calcext:value-type="string">
            <text:p>Entre 50 e 100</text:p>
          </table:table-cell>
          <table:table-cell table:number-columns-repeated="28"/>
        </table:table-row>
        <table:table-row table:style-name="ro2">
          <table:table-cell table:style-name="ce289" office:value-type="string" calcext:value-type="string">
            <text:p>GGBR4</text:p>
          </table:table-cell>
          <table:table-cell table:style-name="ce293" office:value-type="date" office:date-value="2024-01-26" calcext:value-type="date">
            <text:p>1/26/2024</text:p>
          </table:table-cell>
          <table:table-cell table:style-name="ce295" office:value-type="float" office:value="21.84" calcext:value-type="float">
            <text:p>21,84</text:p>
          </table:table-cell>
          <table:table-cell table:style-name="ce299" office:value-type="float" office:value="0.27" calcext:value-type="float">
            <text:p>0,27</text:p>
          </table:table-cell>
          <table:table-cell table:style-name="ce299" office:value-type="float" office:value="3.65" calcext:value-type="float">
            <text:p>3,65</text:p>
          </table:table-cell>
          <table:table-cell table:number-columns-repeated="2" table:style-name="ce299" office:value-type="float" office:value="-8.08" calcext:value-type="float">
            <text:p>-8,08</text:p>
          </table:table-cell>
          <table:table-cell table:style-name="ce299" office:value-type="float" office:value="-26.1" calcext:value-type="float">
            <text:p>-26,1</text:p>
          </table:table-cell>
          <table:table-cell table:style-name="ce299" office:value-type="float" office:value="21.7" calcext:value-type="float">
            <text:p>21,7</text:p>
          </table:table-cell>
          <table:table-cell table:style-name="ce299" office:value-type="float" office:value="21.94" calcext:value-type="float">
            <text:p>21,94</text:p>
          </table:table-cell>
          <table:table-cell table:style-name="ce289" office:value-type="string" calcext:value-type="string">
            <text:p>109,02 M</text:p>
          </table:table-cell>
          <table:table-cell table:style-name="ce301" table:formula="of:=[.D42]/100" office:value-type="float" office:value="0.0027" calcext:value-type="float">
            <text:p>0,0027</text:p>
          </table:table-cell>
          <table:table-cell table:style-name="ce301" table:formula="of:=[.E42]/100" office:value-type="float" office:value="0.0365" calcext:value-type="float">
            <text:p>0,0365</text:p>
          </table:table-cell>
          <table:table-cell table:style-name="ce301" table:formula="of:=[.F42]/100" office:value-type="float" office:value="-0.0808" calcext:value-type="float">
            <text:p>-0,0808</text:p>
          </table:table-cell>
          <table:table-cell table:style-name="ce301" table:formula="of:=[.G42]/100" office:value-type="float" office:value="-0.0808" calcext:value-type="float">
            <text:p>-0,0808</text:p>
          </table:table-cell>
          <table:table-cell table:style-name="ce301" table:formula="of:=[.H42]/100" office:value-type="float" office:value="-0.261" calcext:value-type="float">
            <text:p>-0,261</text:p>
          </table:table-cell>
          <table:table-cell table:style-name="ce306" table:formula="of:=[.$C42]/(1 + [.L42])" office:value-type="currency" office:currency="R$ " office:value="21.7811907848808" calcext:value-type="currency">
            <text:p>R$ 21,78</text:p>
          </table:table-cell>
          <table:table-cell table:style-name="ce306" table:formula="of:=[.$C42]/(1 + [.M42])" office:value-type="currency" office:currency="R$ " office:value="21.0709117221418" calcext:value-type="currency">
            <text:p>R$ 21,07</text:p>
          </table:table-cell>
          <table:table-cell table:style-name="ce306" table:formula="of:=[.$C42]/(1 + [.N42])" office:value-type="currency" office:currency="R$ " office:value="23.7597911227154" calcext:value-type="currency">
            <text:p>R$ 23,76</text:p>
          </table:table-cell>
          <table:table-cell table:style-name="ce306" table:formula="of:=[.$C42]/(1 + [.O42])" office:value-type="currency" office:currency="R$ " office:value="23.7597911227154" calcext:value-type="currency">
            <text:p>R$ 23,76</text:p>
          </table:table-cell>
          <table:table-cell table:style-name="ce306" table:formula="of:=[.$C42]/(1 + [.P42])" office:value-type="currency" office:currency="R$ " office:value="29.553450608931" calcext:value-type="currency">
            <text:p>R$ 29,55</text:p>
          </table:table-cell>
          <table:table-cell table:style-name="ce310" table:formula="of:=VLOOKUP([.A42];['file:///C:/Users/sesmet/Downloads/Imers%C3%A3o%20Python%20-%20Tabela%20de%20a%C3%A7%C3%B5es.ods'#$Total_de_acoes.A$1:.B$1048576];2;0)" office:value-type="float" office:value="1118525506" calcext:value-type="float">
            <text:p>1.118.525.506,00</text:p>
          </table:table-cell>
          <table:table-cell table:style-name="ce306" table:formula="of:=([.$C42]-[.Q42])*[.$V42]" office:value-type="currency" office:currency="R$ " office:value="65779607.0986391" calcext:value-type="currency">
            <text:p>R$ 65.779.607,10</text:p>
          </table:table-cell>
          <table:table-cell table:style-name="ce306" table:formula="of:=([.$C42]-[.R42])*[.$V42]" office:value-type="currency" office:currency="R$ " office:value="860244855.149986" calcext:value-type="currency">
            <text:p>R$ 860.244.855,15</text:p>
          </table:table-cell>
          <table:table-cell table:style-name="ce306" table:formula="of:=([.$C42]-[.S42])*[.$V42]" office:value-type="currency" office:currency="R$ " office:value="-2147335336.94956" calcext:value-type="currency">
            <text:p>-R$ 2.147.335.336,95</text:p>
          </table:table-cell>
          <table:table-cell table:style-name="ce306" table:formula="of:=([.$C42]-[.T42])*[.$V42]" office:value-type="currency" office:currency="R$ " office:value="-2147335336.94956" calcext:value-type="currency">
            <text:p>-R$ 2.147.335.336,95</text:p>
          </table:table-cell>
          <table:table-cell table:style-name="ce306" table:formula="of:=([.$C42]-[.U42])*[.$V42]" office:value-type="currency" office:currency="R$ " office:value="-8627691245.36054" calcext:value-type="currency">
            <text:p>-R$ 8.627.691.245,36</text:p>
          </table:table-cell>
          <table:table-cell table:style-name="ce310" table:formula="of:=IF([.W42]&gt;0;&quot;Subiu&quot;;IF([.W42]&lt;0;&quot;Desceu&quot;;&quot;Estável&quot;))" office:value-type="string" office:string-value="Subiu" calcext:value-type="string">
            <text:p>Subiu</text:p>
          </table:table-cell>
          <table:table-cell table:style-name="ce310" table:formula="of:=IF([.X42]&gt;0;&quot;Subiu&quot;;IF([.X42]&lt;0;&quot;Desceu&quot;;&quot;Estável&quot;))" office:value-type="string" office:string-value="Subiu" calcext:value-type="string">
            <text:p>Subiu</text:p>
          </table:table-cell>
          <table:table-cell table:style-name="ce310" table:formula="of:=IF([.Y42]&gt;0;&quot;Subiu&quot;;IF([.Y42]&lt;0;&quot;Desceu&quot;;&quot;Estável&quot;))" office:value-type="string" office:string-value="Desceu" calcext:value-type="string">
            <text:p>Desceu</text:p>
          </table:table-cell>
          <table:table-cell table:style-name="ce310" table:formula="of:=IF([.Z42]&gt;0;&quot;Subiu&quot;;IF([.Z42]&lt;0;&quot;Desceu&quot;;&quot;Estável&quot;))" office:value-type="string" office:string-value="Desceu" calcext:value-type="string">
            <text:p>Desceu</text:p>
          </table:table-cell>
          <table:table-cell table:style-name="ce310" table:formula="of:=IF([.AA42]&gt;0;&quot;Subiu&quot;;IF([.AA42]&lt;0;&quot;Desceu&quot;;&quot;Estável&quot;))" office:value-type="string" office:string-value="Desceu" calcext:value-type="string">
            <text:p>Desceu</text:p>
          </table:table-cell>
          <table:table-cell table:style-name="ce310" table:formula="of:=VLOOKUP([.A42];['file:///C:/Users/sesmet/Downloads/Imers%C3%A3o%20Python%20-%20Tabela%20de%20a%C3%A7%C3%B5es.ods'#$Ticker.A$1:.B$1048576];2;0)" office:value-type="string" office:string-value="Gerdau" calcext:value-type="string">
            <text:p>Gerdau</text:p>
          </table:table-cell>
          <table:table-cell table:style-name="ce310" table:formula="of:=VLOOKUP([.AG42];['file:///C:/Users/sesmet/Downloads/Imers%C3%A3o%20Python%20-%20Tabela%20de%20a%C3%A7%C3%B5es.ods'#$ChatGPT.A$1:.D$1048576];2;0)" office:value-type="string" office:string-value="Siderurgia" calcext:value-type="string">
            <text:p>Siderurgia</text:p>
          </table:table-cell>
          <table:table-cell table:style-name="ce316" table:formula="of:=VLOOKUP([.AG42];['file:///C:/Users/sesmet/Downloads/Imers%C3%A3o%20Python%20-%20Tabela%20de%20a%C3%A7%C3%B5es.ods'#$ChatGPT.A$1:.D$1048576];4;0)" office:value-type="float" office:value="123" calcext:value-type="float">
            <text:p>123</text:p>
          </table:table-cell>
          <table:table-cell table:style-name="ce316" table:formula="of:=IF([.AI42]&gt;100;&quot;Mais de 100&quot;;IF([.AI42]&lt;50; &quot;Menos de 50&quot;; &quot;Entre 50 e 100&quot;))" office:value-type="string" office:string-value="Mais de 100" calcext:value-type="string">
            <text:p>Mais de 100</text:p>
          </table:table-cell>
          <table:table-cell table:number-columns-repeated="28"/>
        </table:table-row>
        <table:table-row table:style-name="ro2">
          <table:table-cell table:style-name="ce290" office:value-type="string" calcext:value-type="string">
            <text:p>RAIZ4</text:p>
          </table:table-cell>
          <table:table-cell table:style-name="ce294" office:value-type="date" office:date-value="2024-01-26" calcext:value-type="date">
            <text:p>1/26/2024</text:p>
          </table:table-cell>
          <table:table-cell table:style-name="ce296" office:value-type="float" office:value="3.74" calcext:value-type="float">
            <text:p>3,74</text:p>
          </table:table-cell>
          <table:table-cell table:style-name="ce300" office:value-type="float" office:value="0.26" calcext:value-type="float">
            <text:p>0,26</text:p>
          </table:table-cell>
          <table:table-cell table:style-name="ce300" office:value-type="float" office:value="0" calcext:value-type="float">
            <text:p>0</text:p>
          </table:table-cell>
          <table:table-cell table:number-columns-repeated="2" table:style-name="ce300" office:value-type="float" office:value="-7.2" calcext:value-type="float">
            <text:p>-7,2</text:p>
          </table:table-cell>
          <table:table-cell table:style-name="ce300" office:value-type="float" office:value="15.46" calcext:value-type="float">
            <text:p>15,46</text:p>
          </table:table-cell>
          <table:table-cell table:style-name="ce300" office:value-type="float" office:value="3.71" calcext:value-type="float">
            <text:p>3,71</text:p>
          </table:table-cell>
          <table:table-cell table:style-name="ce300" office:value-type="float" office:value="3.78" calcext:value-type="float">
            <text:p>3,78</text:p>
          </table:table-cell>
          <table:table-cell table:style-name="ce290" office:value-type="string" calcext:value-type="string">
            <text:p>19,84 M</text:p>
          </table:table-cell>
          <table:table-cell table:style-name="ce302" table:formula="of:=[.D43]/100" office:value-type="float" office:value="0.0026" calcext:value-type="float">
            <text:p>0,0026</text:p>
          </table:table-cell>
          <table:table-cell table:style-name="ce302" table:formula="of:=[.E43]/100" office:value-type="float" office:value="0" calcext:value-type="float">
            <text:p>0</text:p>
          </table:table-cell>
          <table:table-cell table:style-name="ce302" table:formula="of:=[.F43]/100" office:value-type="float" office:value="-0.072" calcext:value-type="float">
            <text:p>-0,072</text:p>
          </table:table-cell>
          <table:table-cell table:style-name="ce302" table:formula="of:=[.G43]/100" office:value-type="float" office:value="-0.072" calcext:value-type="float">
            <text:p>-0,072</text:p>
          </table:table-cell>
          <table:table-cell table:style-name="ce302" table:formula="of:=[.H43]/100" office:value-type="float" office:value="0.1546" calcext:value-type="float">
            <text:p>0,1546</text:p>
          </table:table-cell>
          <table:table-cell table:style-name="ce307" table:formula="of:=[.$C43]/(1 + [.L43])" office:value-type="currency" office:currency="R$ " office:value="3.73030121683623" calcext:value-type="currency">
            <text:p>R$ 3,73</text:p>
          </table:table-cell>
          <table:table-cell table:style-name="ce307" table:formula="of:=[.$C43]/(1 + [.M43])" office:value-type="currency" office:currency="R$ " office:value="3.74" calcext:value-type="currency">
            <text:p>R$ 3,74</text:p>
          </table:table-cell>
          <table:table-cell table:style-name="ce307" table:formula="of:=[.$C43]/(1 + [.N43])" office:value-type="currency" office:currency="R$ " office:value="4.0301724137931" calcext:value-type="currency">
            <text:p>R$ 4,03</text:p>
          </table:table-cell>
          <table:table-cell table:style-name="ce307" table:formula="of:=[.$C43]/(1 + [.O43])" office:value-type="currency" office:currency="R$ " office:value="4.0301724137931" calcext:value-type="currency">
            <text:p>R$ 4,03</text:p>
          </table:table-cell>
          <table:table-cell table:style-name="ce307" table:formula="of:=[.$C43]/(1 + [.P43])" office:value-type="currency" office:currency="R$ " office:value="3.23921704486402" calcext:value-type="currency">
            <text:p>R$ 3,24</text:p>
          </table:table-cell>
          <table:table-cell table:style-name="ce311" table:formula="of:=VLOOKUP([.A43];['file:///C:/Users/sesmet/Downloads/Imers%C3%A3o%20Python%20-%20Tabela%20de%20a%C3%A7%C3%B5es.ods'#$Total_de_acoes.A$1:.B$1048576];2;0)" office:value-type="float" office:value="1193047233" calcext:value-type="float">
            <text:p>1.193.047.233,00</text:p>
          </table:table-cell>
          <table:table-cell table:style-name="ce307" table:formula="of:=([.$C43]-[.Q43])*[.$V43]" office:value-type="currency" office:currency="R$ " office:value="11571106.4170076" calcext:value-type="currency">
            <text:p>R$ 11.571.106,42</text:p>
          </table:table-cell>
          <table:table-cell table:style-name="ce307" table:formula="of:=([.$C43]-[.R43])*[.$V43]" office:value-type="currency" office:currency="R$ " office:value="0" calcext:value-type="currency">
            <text:p>R$ 0,00</text:p>
          </table:table-cell>
          <table:table-cell table:style-name="ce307" table:formula="of:=([.$C43]-[.S43])*[.$V43]" office:value-type="currency" office:currency="R$ " office:value="-346189395.368794" calcext:value-type="currency">
            <text:p>-R$ 346.189.395,37</text:p>
          </table:table-cell>
          <table:table-cell table:style-name="ce307" table:formula="of:=([.$C43]-[.T43])*[.$V43]" office:value-type="currency" office:currency="R$ " office:value="-346189395.368794" calcext:value-type="currency">
            <text:p>-R$ 346.189.395,37</text:p>
          </table:table-cell>
          <table:table-cell table:style-name="ce307" table:formula="of:=([.$C43]-[.U43])*[.$V43]" office:value-type="currency" office:currency="R$ " office:value="597457718.958542" calcext:value-type="currency">
            <text:p>R$ 597.457.718,96</text:p>
          </table:table-cell>
          <table:table-cell table:style-name="ce311" table:formula="of:=IF([.W43]&gt;0;&quot;Subiu&quot;;IF([.W43]&lt;0;&quot;Desceu&quot;;&quot;Estável&quot;))" office:value-type="string" office:string-value="Subiu" calcext:value-type="string">
            <text:p>Subiu</text:p>
          </table:table-cell>
          <table:table-cell table:style-name="ce311" table:formula="of:=IF([.X43]&gt;0;&quot;Subiu&quot;;IF([.X43]&lt;0;&quot;Desceu&quot;;&quot;Estável&quot;))" office:value-type="string" office:string-value="Estável" calcext:value-type="string">
            <text:p>Estável</text:p>
          </table:table-cell>
          <table:table-cell table:style-name="ce311" table:formula="of:=IF([.Y43]&gt;0;&quot;Subiu&quot;;IF([.Y43]&lt;0;&quot;Desceu&quot;;&quot;Estável&quot;))" office:value-type="string" office:string-value="Desceu" calcext:value-type="string">
            <text:p>Desceu</text:p>
          </table:table-cell>
          <table:table-cell table:style-name="ce311" table:formula="of:=IF([.Z43]&gt;0;&quot;Subiu&quot;;IF([.Z43]&lt;0;&quot;Desceu&quot;;&quot;Estável&quot;))" office:value-type="string" office:string-value="Desceu" calcext:value-type="string">
            <text:p>Desceu</text:p>
          </table:table-cell>
          <table:table-cell table:style-name="ce311" table:formula="of:=IF([.AA43]&gt;0;&quot;Subiu&quot;;IF([.AA43]&lt;0;&quot;Desceu&quot;;&quot;Estável&quot;))" office:value-type="string" office:string-value="Subiu" calcext:value-type="string">
            <text:p>Subiu</text:p>
          </table:table-cell>
          <table:table-cell table:style-name="ce311" table:formula="of:=VLOOKUP([.A43];['file:///C:/Users/sesmet/Downloads/Imers%C3%A3o%20Python%20-%20Tabela%20de%20a%C3%A7%C3%B5es.ods'#$Ticker.A$1:.B$1048576];2;0)" office:value-type="string" office:string-value="Raízen" calcext:value-type="string">
            <text:p>Raízen</text:p>
          </table:table-cell>
          <table:table-cell table:style-name="ce311" table:formula="of:=VLOOKUP([.AG43];['file:///C:/Users/sesmet/Downloads/Imers%C3%A3o%20Python%20-%20Tabela%20de%20a%C3%A7%C3%B5es.ods'#$ChatGPT.A$1:.D$1048576];2;0)" office:value-type="string" office:string-value="Energia" calcext:value-type="string">
            <text:p>Energia</text:p>
          </table:table-cell>
          <table:table-cell table:style-name="ce317" table:formula="of:=VLOOKUP([.AG43];['file:///C:/Users/sesmet/Downloads/Imers%C3%A3o%20Python%20-%20Tabela%20de%20a%C3%A7%C3%B5es.ods'#$ChatGPT.A$1:.D$1048576];4;0)" office:value-type="float" office:value="14" calcext:value-type="float">
            <text:p>14</text:p>
          </table:table-cell>
          <table:table-cell table:style-name="ce317" table:formula="of:=IF([.AI43]&gt;100;&quot;Mais de 100&quot;;IF([.AI43]&lt;50; &quot;Menos de 50&quot;; &quot;Entre 50 e 100&quot;))" office:value-type="string" office:string-value="Menos de 50" calcext:value-type="string">
            <text:p>Menos de 50</text:p>
          </table:table-cell>
          <table:table-cell table:number-columns-repeated="28"/>
        </table:table-row>
        <table:table-row table:style-name="ro2">
          <table:table-cell table:style-name="ce289" office:value-type="string" calcext:value-type="string">
            <text:p>CPLE6</text:p>
          </table:table-cell>
          <table:table-cell table:style-name="ce293" office:value-type="date" office:date-value="2024-01-26" calcext:value-type="date">
            <text:p>1/26/2024</text:p>
          </table:table-cell>
          <table:table-cell table:style-name="ce295" office:value-type="float" office:value="10.07" calcext:value-type="float">
            <text:p>10,07</text:p>
          </table:table-cell>
          <table:table-cell table:style-name="ce299" office:value-type="float" office:value="0.19" calcext:value-type="float">
            <text:p>0,19</text:p>
          </table:table-cell>
          <table:table-cell table:style-name="ce299" office:value-type="float" office:value="0.9" calcext:value-type="float">
            <text:p>0,9</text:p>
          </table:table-cell>
          <table:table-cell table:number-columns-repeated="2" table:style-name="ce299" office:value-type="float" office:value="-2.8" calcext:value-type="float">
            <text:p>-2,8</text:p>
          </table:table-cell>
          <table:table-cell table:style-name="ce299" office:value-type="float" office:value="32.08" calcext:value-type="float">
            <text:p>32,08</text:p>
          </table:table-cell>
          <table:table-cell table:style-name="ce299" office:value-type="float" office:value="9.96" calcext:value-type="float">
            <text:p>9,96</text:p>
          </table:table-cell>
          <table:table-cell table:style-name="ce299" office:value-type="float" office:value="10.13" calcext:value-type="float">
            <text:p>10,13</text:p>
          </table:table-cell>
          <table:table-cell table:style-name="ce289" office:value-type="string" calcext:value-type="string">
            <text:p>97,05 M</text:p>
          </table:table-cell>
          <table:table-cell table:style-name="ce301" table:formula="of:=[.D44]/100" office:value-type="float" office:value="0.0019" calcext:value-type="float">
            <text:p>0,0019</text:p>
          </table:table-cell>
          <table:table-cell table:style-name="ce301" table:formula="of:=[.E44]/100" office:value-type="float" office:value="0.009" calcext:value-type="float">
            <text:p>0,009</text:p>
          </table:table-cell>
          <table:table-cell table:style-name="ce301" table:formula="of:=[.F44]/100" office:value-type="float" office:value="-0.028" calcext:value-type="float">
            <text:p>-0,028</text:p>
          </table:table-cell>
          <table:table-cell table:style-name="ce301" table:formula="of:=[.G44]/100" office:value-type="float" office:value="-0.028" calcext:value-type="float">
            <text:p>-0,028</text:p>
          </table:table-cell>
          <table:table-cell table:style-name="ce301" table:formula="of:=[.H44]/100" office:value-type="float" office:value="0.3208" calcext:value-type="float">
            <text:p>0,3208</text:p>
          </table:table-cell>
          <table:table-cell table:style-name="ce306" table:formula="of:=[.$C44]/(1 + [.L44])" office:value-type="currency" office:currency="R$ " office:value="10.0509032837609" calcext:value-type="currency">
            <text:p>R$ 10,05</text:p>
          </table:table-cell>
          <table:table-cell table:style-name="ce306" table:formula="of:=[.$C44]/(1 + [.M44])" office:value-type="currency" office:currency="R$ " office:value="9.98017839444995" calcext:value-type="currency">
            <text:p>R$ 9,98</text:p>
          </table:table-cell>
          <table:table-cell table:style-name="ce306" table:formula="of:=[.$C44]/(1 + [.N44])" office:value-type="currency" office:currency="R$ " office:value="10.3600823045268" calcext:value-type="currency">
            <text:p>R$ 10,36</text:p>
          </table:table-cell>
          <table:table-cell table:style-name="ce306" table:formula="of:=[.$C44]/(1 + [.O44])" office:value-type="currency" office:currency="R$ " office:value="10.3600823045268" calcext:value-type="currency">
            <text:p>R$ 10,36</text:p>
          </table:table-cell>
          <table:table-cell table:style-name="ce306" table:formula="of:=[.$C44]/(1 + [.P44])" office:value-type="currency" office:currency="R$ " office:value="7.62416717141127" calcext:value-type="currency">
            <text:p>R$ 7,62</text:p>
          </table:table-cell>
          <table:table-cell table:style-name="ce310" table:formula="of:=VLOOKUP([.A44];['file:///C:/Users/sesmet/Downloads/Imers%C3%A3o%20Python%20-%20Tabela%20de%20a%C3%A7%C3%B5es.ods'#$Total_de_acoes.A$1:.B$1048576];2;0)" office:value-type="float" office:value="1679335290" calcext:value-type="float">
            <text:p>1.679.335.290,00</text:p>
          </table:table-cell>
          <table:table-cell table:style-name="ce306" table:formula="of:=([.$C44]-[.Q44])*[.$V44]" office:value-type="currency" office:currency="R$ " office:value="32069789.5035132" calcext:value-type="currency">
            <text:p>R$ 32.069.789,50</text:p>
          </table:table-cell>
          <table:table-cell table:style-name="ce306" table:formula="of:=([.$C44]-[.R44])*[.$V44]" office:value-type="currency" office:currency="R$ " office:value="150840592.004656" calcext:value-type="currency">
            <text:p>R$ 150.840.592,00</text:p>
          </table:table-cell>
          <table:table-cell table:style-name="ce306" table:formula="of:=([.$C44]-[.S44])*[.$V44]" office:value-type="currency" office:currency="R$ " office:value="-487145450.996296" calcext:value-type="currency">
            <text:p>-R$ 487.145.451,00</text:p>
          </table:table-cell>
          <table:table-cell table:style-name="ce306" table:formula="of:=([.$C44]-[.T44])*[.$V44]" office:value-type="currency" office:currency="R$ " office:value="-487145450.996296" calcext:value-type="currency">
            <text:p>-R$ 487.145.451,00</text:p>
          </table:table-cell>
          <table:table-cell table:style-name="ce306" table:formula="of:=([.$C44]-[.U44])*[.$V44]" office:value-type="currency" office:currency="R$ " office:value="4107373382.48958" calcext:value-type="currency">
            <text:p>R$ 4.107.373.382,49</text:p>
          </table:table-cell>
          <table:table-cell table:style-name="ce310" table:formula="of:=IF([.W44]&gt;0;&quot;Subiu&quot;;IF([.W44]&lt;0;&quot;Desceu&quot;;&quot;Estável&quot;))" office:value-type="string" office:string-value="Subiu" calcext:value-type="string">
            <text:p>Subiu</text:p>
          </table:table-cell>
          <table:table-cell table:style-name="ce310" table:formula="of:=IF([.X44]&gt;0;&quot;Subiu&quot;;IF([.X44]&lt;0;&quot;Desceu&quot;;&quot;Estável&quot;))" office:value-type="string" office:string-value="Subiu" calcext:value-type="string">
            <text:p>Subiu</text:p>
          </table:table-cell>
          <table:table-cell table:style-name="ce310" table:formula="of:=IF([.Y44]&gt;0;&quot;Subiu&quot;;IF([.Y44]&lt;0;&quot;Desceu&quot;;&quot;Estável&quot;))" office:value-type="string" office:string-value="Desceu" calcext:value-type="string">
            <text:p>Desceu</text:p>
          </table:table-cell>
          <table:table-cell table:style-name="ce310" table:formula="of:=IF([.Z44]&gt;0;&quot;Subiu&quot;;IF([.Z44]&lt;0;&quot;Desceu&quot;;&quot;Estável&quot;))" office:value-type="string" office:string-value="Desceu" calcext:value-type="string">
            <text:p>Desceu</text:p>
          </table:table-cell>
          <table:table-cell table:style-name="ce310" table:formula="of:=IF([.AA44]&gt;0;&quot;Subiu&quot;;IF([.AA44]&lt;0;&quot;Desceu&quot;;&quot;Estável&quot;))" office:value-type="string" office:string-value="Subiu" calcext:value-type="string">
            <text:p>Subiu</text:p>
          </table:table-cell>
          <table:table-cell table:style-name="ce310" table:formula="of:=VLOOKUP([.A44];['file:///C:/Users/sesmet/Downloads/Imers%C3%A3o%20Python%20-%20Tabela%20de%20a%C3%A7%C3%B5es.ods'#$Ticker.A$1:.B$1048576];2;0)" office:value-type="string" office:string-value="Copel" calcext:value-type="string">
            <text:p>Copel</text:p>
          </table:table-cell>
          <table:table-cell table:style-name="ce310" table:formula="of:=VLOOKUP([.AG44];['file:///C:/Users/sesmet/Downloads/Imers%C3%A3o%20Python%20-%20Tabela%20de%20a%C3%A7%C3%B5es.ods'#$ChatGPT.A$1:.D$1048576];2;0)" office:value-type="string" office:string-value="Energia" calcext:value-type="string">
            <text:p>Energia</text:p>
          </table:table-cell>
          <table:table-cell table:style-name="ce316" table:formula="of:=VLOOKUP([.AG44];['file:///C:/Users/sesmet/Downloads/Imers%C3%A3o%20Python%20-%20Tabela%20de%20a%C3%A7%C3%B5es.ods'#$ChatGPT.A$1:.D$1048576];4;0)" office:value-type="float" office:value="70" calcext:value-type="float">
            <text:p>70</text:p>
          </table:table-cell>
          <table:table-cell table:style-name="ce316" table:formula="of:=IF([.AI44]&gt;100;&quot;Mais de 100&quot;;IF([.AI44]&lt;50; &quot;Menos de 50&quot;; &quot;Entre 50 e 100&quot;))" office:value-type="string" office:string-value="Entre 50 e 100" calcext:value-type="string">
            <text:p>Entre 50 e 100</text:p>
          </table:table-cell>
          <table:table-cell table:number-columns-repeated="28"/>
        </table:table-row>
        <table:table-row table:style-name="ro2">
          <table:table-cell table:style-name="ce290" office:value-type="string" calcext:value-type="string">
            <text:p>VAMO3</text:p>
          </table:table-cell>
          <table:table-cell table:style-name="ce294" office:value-type="date" office:date-value="2024-01-26" calcext:value-type="date">
            <text:p>1/26/2024</text:p>
          </table:table-cell>
          <table:table-cell table:style-name="ce296" office:value-type="float" office:value="8.18" calcext:value-type="float">
            <text:p>8,18</text:p>
          </table:table-cell>
          <table:table-cell table:style-name="ce300" office:value-type="float" office:value="0.12" calcext:value-type="float">
            <text:p>0,12</text:p>
          </table:table-cell>
          <table:table-cell table:style-name="ce300" office:value-type="float" office:value="-3.76" calcext:value-type="float">
            <text:p>-3,76</text:p>
          </table:table-cell>
          <table:table-cell table:number-columns-repeated="2" table:style-name="ce300" office:value-type="float" office:value="-18.77" calcext:value-type="float">
            <text:p>-18,77</text:p>
          </table:table-cell>
          <table:table-cell table:style-name="ce300" office:value-type="float" office:value="-40.74" calcext:value-type="float">
            <text:p>-40,74</text:p>
          </table:table-cell>
          <table:table-cell table:style-name="ce300" office:value-type="float" office:value="8.11" calcext:value-type="float">
            <text:p>8,11</text:p>
          </table:table-cell>
          <table:table-cell table:style-name="ce300" office:value-type="float" office:value="8.27" calcext:value-type="float">
            <text:p>8,27</text:p>
          </table:table-cell>
          <table:table-cell table:style-name="ce290" office:value-type="string" calcext:value-type="string">
            <text:p>41,64 M</text:p>
          </table:table-cell>
          <table:table-cell table:style-name="ce302" table:formula="of:=[.D45]/100" office:value-type="float" office:value="0.0012" calcext:value-type="float">
            <text:p>0,0012</text:p>
          </table:table-cell>
          <table:table-cell table:style-name="ce302" table:formula="of:=[.E45]/100" office:value-type="float" office:value="-0.0376" calcext:value-type="float">
            <text:p>-0,0376</text:p>
          </table:table-cell>
          <table:table-cell table:style-name="ce302" table:formula="of:=[.F45]/100" office:value-type="float" office:value="-0.1877" calcext:value-type="float">
            <text:p>-0,1877</text:p>
          </table:table-cell>
          <table:table-cell table:style-name="ce302" table:formula="of:=[.G45]/100" office:value-type="float" office:value="-0.1877" calcext:value-type="float">
            <text:p>-0,1877</text:p>
          </table:table-cell>
          <table:table-cell table:style-name="ce302" table:formula="of:=[.H45]/100" office:value-type="float" office:value="-0.4074" calcext:value-type="float">
            <text:p>-0,4074</text:p>
          </table:table-cell>
          <table:table-cell table:style-name="ce307" table:formula="of:=[.$C45]/(1 + [.L45])" office:value-type="currency" office:currency="R$ " office:value="8.1701957650819" calcext:value-type="currency">
            <text:p>R$ 8,17</text:p>
          </table:table-cell>
          <table:table-cell table:style-name="ce307" table:formula="of:=[.$C45]/(1 + [.M45])" office:value-type="currency" office:currency="R$ " office:value="8.49958437240233" calcext:value-type="currency">
            <text:p>R$ 8,50</text:p>
          </table:table-cell>
          <table:table-cell table:style-name="ce307" table:formula="of:=[.$C45]/(1 + [.N45])" office:value-type="currency" office:currency="R$ " office:value="10.0701711190447" calcext:value-type="currency">
            <text:p>R$ 10,07</text:p>
          </table:table-cell>
          <table:table-cell table:style-name="ce307" table:formula="of:=[.$C45]/(1 + [.O45])" office:value-type="currency" office:currency="R$ " office:value="10.0701711190447" calcext:value-type="currency">
            <text:p>R$ 10,07</text:p>
          </table:table-cell>
          <table:table-cell table:style-name="ce307" table:formula="of:=[.$C45]/(1 + [.P45])" office:value-type="currency" office:currency="R$ " office:value="13.8035774552818" calcext:value-type="currency">
            <text:p>R$ 13,80</text:p>
          </table:table-cell>
          <table:table-cell table:style-name="ce311" table:formula="of:=VLOOKUP([.A45];['file:///C:/Users/sesmet/Downloads/Imers%C3%A3o%20Python%20-%20Tabela%20de%20a%C3%A7%C3%B5es.ods'#$Total_de_acoes.A$1:.B$1048576];2;0)" office:value-type="float" office:value="421383330" calcext:value-type="float">
            <text:p>421.383.330,00</text:p>
          </table:table-cell>
          <table:table-cell table:style-name="ce307" table:formula="of:=([.$C45]-[.Q45])*[.$V45]" office:value-type="currency" office:currency="R$ " office:value="4131341.15789051" calcext:value-type="currency">
            <text:p>R$ 4.131.341,16</text:p>
          </table:table-cell>
          <table:table-cell table:style-name="ce307" table:formula="of:=([.$C45]-[.R45])*[.$V45]" office:value-type="currency" office:currency="R$ " office:value="-134667527.058853" calcext:value-type="currency">
            <text:p>-R$ 134.667.527,06</text:p>
          </table:table-cell>
          <table:table-cell table:style-name="ce307" table:formula="of:=([.$C45]-[.S45])*[.$V45]" office:value-type="currency" office:currency="R$ " office:value="-796486600.412877" calcext:value-type="currency">
            <text:p>-R$ 796.486.600,41</text:p>
          </table:table-cell>
          <table:table-cell table:style-name="ce307" table:formula="of:=([.$C45]-[.T45])*[.$V45]" office:value-type="currency" office:currency="R$ " office:value="-796486600.412877" calcext:value-type="currency">
            <text:p>-R$ 796.486.600,41</text:p>
          </table:table-cell>
          <table:table-cell table:style-name="ce307" table:formula="of:=([.$C45]-[.U45])*[.$V45]" office:value-type="currency" office:currency="R$ " office:value="-2369681794.61957" calcext:value-type="currency">
            <text:p>-R$ 2.369.681.794,62</text:p>
          </table:table-cell>
          <table:table-cell table:style-name="ce311" table:formula="of:=IF([.W45]&gt;0;&quot;Subiu&quot;;IF([.W45]&lt;0;&quot;Desceu&quot;;&quot;Estável&quot;))" office:value-type="string" office:string-value="Subiu" calcext:value-type="string">
            <text:p>Subiu</text:p>
          </table:table-cell>
          <table:table-cell table:style-name="ce311" table:formula="of:=IF([.X45]&gt;0;&quot;Subiu&quot;;IF([.X45]&lt;0;&quot;Desceu&quot;;&quot;Estável&quot;))" office:value-type="string" office:string-value="Desceu" calcext:value-type="string">
            <text:p>Desceu</text:p>
          </table:table-cell>
          <table:table-cell table:style-name="ce311" table:formula="of:=IF([.Y45]&gt;0;&quot;Subiu&quot;;IF([.Y45]&lt;0;&quot;Desceu&quot;;&quot;Estável&quot;))" office:value-type="string" office:string-value="Desceu" calcext:value-type="string">
            <text:p>Desceu</text:p>
          </table:table-cell>
          <table:table-cell table:style-name="ce311" table:formula="of:=IF([.Z45]&gt;0;&quot;Subiu&quot;;IF([.Z45]&lt;0;&quot;Desceu&quot;;&quot;Estável&quot;))" office:value-type="string" office:string-value="Desceu" calcext:value-type="string">
            <text:p>Desceu</text:p>
          </table:table-cell>
          <table:table-cell table:style-name="ce311" table:formula="of:=IF([.AA45]&gt;0;&quot;Subiu&quot;;IF([.AA45]&lt;0;&quot;Desceu&quot;;&quot;Estável&quot;))" office:value-type="string" office:string-value="Desceu" calcext:value-type="string">
            <text:p>Desceu</text:p>
          </table:table-cell>
          <table:table-cell table:style-name="ce311" table:formula="of:=VLOOKUP([.A45];['file:///C:/Users/sesmet/Downloads/Imers%C3%A3o%20Python%20-%20Tabela%20de%20a%C3%A7%C3%B5es.ods'#$Ticker.A$1:.B$1048576];2;0)" office:value-type="string" office:string-value="Grupo Vamos" calcext:value-type="string">
            <text:p>Grupo Vamos</text:p>
          </table:table-cell>
          <table:table-cell table:style-name="ce311" table:formula="of:=VLOOKUP([.AG45];['file:///C:/Users/sesmet/Downloads/Imers%C3%A3o%20Python%20-%20Tabela%20de%20a%C3%A7%C3%B5es.ods'#$ChatGPT.A$1:.D$1048576];2;0)" office:value-type="string" office:string-value="Logística" calcext:value-type="string">
            <text:p>Logística</text:p>
          </table:table-cell>
          <table:table-cell table:style-name="ce317" table:formula="of:=VLOOKUP([.AG45];['file:///C:/Users/sesmet/Downloads/Imers%C3%A3o%20Python%20-%20Tabela%20de%20a%C3%A7%C3%B5es.ods'#$ChatGPT.A$1:.D$1048576];4;0)" office:value-type="float" office:value="8" calcext:value-type="float">
            <text:p>8</text:p>
          </table:table-cell>
          <table:table-cell table:style-name="ce317" table:formula="of:=IF([.AI45]&gt;100;&quot;Mais de 100&quot;;IF([.AI45]&lt;50; &quot;Menos de 50&quot;; &quot;Entre 50 e 100&quot;))" office:value-type="string" office:string-value="Menos de 50" calcext:value-type="string">
            <text:p>Menos de 50</text:p>
          </table:table-cell>
          <table:table-cell table:number-columns-repeated="28"/>
        </table:table-row>
        <table:table-row table:style-name="ro2">
          <table:table-cell table:style-name="ce289" office:value-type="string" calcext:value-type="string">
            <text:p>MRFG3</text:p>
          </table:table-cell>
          <table:table-cell table:style-name="ce293" office:value-type="date" office:date-value="2024-01-26" calcext:value-type="date">
            <text:p>1/26/2024</text:p>
          </table:table-cell>
          <table:table-cell table:style-name="ce295" office:value-type="float" office:value="9.74" calcext:value-type="float">
            <text:p>9,74</text:p>
          </table:table-cell>
          <table:table-cell table:style-name="ce299" office:value-type="float" office:value="0" calcext:value-type="float">
            <text:p>0</text:p>
          </table:table-cell>
          <table:table-cell table:style-name="ce299" office:value-type="float" office:value="5.3" calcext:value-type="float">
            <text:p>5,3</text:p>
          </table:table-cell>
          <table:table-cell table:number-columns-repeated="2" table:style-name="ce299" office:value-type="float" office:value="0.41" calcext:value-type="float">
            <text:p>0,41</text:p>
          </table:table-cell>
          <table:table-cell table:style-name="ce299" office:value-type="float" office:value="17.99" calcext:value-type="float">
            <text:p>17,99</text:p>
          </table:table-cell>
          <table:table-cell table:style-name="ce299" office:value-type="float" office:value="9.61" calcext:value-type="float">
            <text:p>9,61</text:p>
          </table:table-cell>
          <table:table-cell table:style-name="ce299" office:value-type="float" office:value="9.86" calcext:value-type="float">
            <text:p>9,86</text:p>
          </table:table-cell>
          <table:table-cell table:style-name="ce289" office:value-type="string" calcext:value-type="string">
            <text:p>39,65 M</text:p>
          </table:table-cell>
          <table:table-cell table:style-name="ce301" table:formula="of:=[.D46]/100" office:value-type="float" office:value="0" calcext:value-type="float">
            <text:p>0</text:p>
          </table:table-cell>
          <table:table-cell table:style-name="ce301" table:formula="of:=[.E46]/100" office:value-type="float" office:value="0.053" calcext:value-type="float">
            <text:p>0,053</text:p>
          </table:table-cell>
          <table:table-cell table:style-name="ce301" table:formula="of:=[.F46]/100" office:value-type="float" office:value="0.0041" calcext:value-type="float">
            <text:p>0,0041</text:p>
          </table:table-cell>
          <table:table-cell table:style-name="ce301" table:formula="of:=[.G46]/100" office:value-type="float" office:value="0.0041" calcext:value-type="float">
            <text:p>0,0041</text:p>
          </table:table-cell>
          <table:table-cell table:style-name="ce301" table:formula="of:=[.H46]/100" office:value-type="float" office:value="0.1799" calcext:value-type="float">
            <text:p>0,1799</text:p>
          </table:table-cell>
          <table:table-cell table:style-name="ce306" table:formula="of:=[.$C46]/(1 + [.L46])" office:value-type="currency" office:currency="R$ " office:value="9.74" calcext:value-type="currency">
            <text:p>R$ 9,74</text:p>
          </table:table-cell>
          <table:table-cell table:style-name="ce306" table:formula="of:=[.$C46]/(1 + [.M46])" office:value-type="currency" office:currency="R$ " office:value="9.24976258309592" calcext:value-type="currency">
            <text:p>R$ 9,25</text:p>
          </table:table-cell>
          <table:table-cell table:style-name="ce306" table:formula="of:=[.$C46]/(1 + [.N46])" office:value-type="currency" office:currency="R$ " office:value="9.70022906085051" calcext:value-type="currency">
            <text:p>R$ 9,70</text:p>
          </table:table-cell>
          <table:table-cell table:style-name="ce306" table:formula="of:=[.$C46]/(1 + [.O46])" office:value-type="currency" office:currency="R$ " office:value="9.70022906085051" calcext:value-type="currency">
            <text:p>R$ 9,70</text:p>
          </table:table-cell>
          <table:table-cell table:style-name="ce306" table:formula="of:=[.$C46]/(1 + [.P46])" office:value-type="currency" office:currency="R$ " office:value="8.25493685905585" calcext:value-type="currency">
            <text:p>R$ 8,25</text:p>
          </table:table-cell>
          <table:table-cell table:style-name="ce310" table:formula="of:=VLOOKUP([.A46];['file:///C:/Users/sesmet/Downloads/Imers%C3%A3o%20Python%20-%20Tabela%20de%20a%C3%A7%C3%B5es.ods'#$Total_de_acoes.A$1:.B$1048576];2;0)" office:value-type="float" office:value="331799687" calcext:value-type="float">
            <text:p>331.799.687,00</text:p>
          </table:table-cell>
          <table:table-cell table:style-name="ce306" table:formula="of:=([.$C46]-[.Q46])*[.$V46]" office:value-type="currency" office:currency="R$ " office:value="0" calcext:value-type="currency">
            <text:p>R$ 0,00</text:p>
          </table:table-cell>
          <table:table-cell table:style-name="ce306" table:formula="of:=([.$C46]-[.R46])*[.$V46]" office:value-type="currency" office:currency="R$ " office:value="162660621.484463" calcext:value-type="currency">
            <text:p>R$ 162.660.621,48</text:p>
          </table:table-cell>
          <table:table-cell table:style-name="ce306" table:formula="of:=([.$C46]-[.S46])*[.$V46]" office:value-type="currency" office:currency="R$ " office:value="13195985.1614961" calcext:value-type="currency">
            <text:p>R$ 13.195.985,16</text:p>
          </table:table-cell>
          <table:table-cell table:style-name="ce306" table:formula="of:=([.$C46]-[.T46])*[.$V46]" office:value-type="currency" office:currency="R$ " office:value="13195985.1614961" calcext:value-type="currency">
            <text:p>R$ 13.195.985,16</text:p>
          </table:table-cell>
          <table:table-cell table:style-name="ce306" table:formula="of:=([.$C46]-[.U46])*[.$V46]" office:value-type="currency" office:currency="R$ " office:value="492743485.340505" calcext:value-type="currency">
            <text:p>R$ 492.743.485,34</text:p>
          </table:table-cell>
          <table:table-cell table:style-name="ce310" table:formula="of:=IF([.W46]&gt;0;&quot;Subiu&quot;;IF([.W46]&lt;0;&quot;Desceu&quot;;&quot;Estável&quot;))" office:value-type="string" office:string-value="Estável" calcext:value-type="string">
            <text:p>Estável</text:p>
          </table:table-cell>
          <table:table-cell table:style-name="ce310" table:formula="of:=IF([.X46]&gt;0;&quot;Subiu&quot;;IF([.X46]&lt;0;&quot;Desceu&quot;;&quot;Estável&quot;))" office:value-type="string" office:string-value="Subiu" calcext:value-type="string">
            <text:p>Subiu</text:p>
          </table:table-cell>
          <table:table-cell table:style-name="ce310" table:formula="of:=IF([.Y46]&gt;0;&quot;Subiu&quot;;IF([.Y46]&lt;0;&quot;Desceu&quot;;&quot;Estável&quot;))" office:value-type="string" office:string-value="Subiu" calcext:value-type="string">
            <text:p>Subiu</text:p>
          </table:table-cell>
          <table:table-cell table:style-name="ce310" table:formula="of:=IF([.Z46]&gt;0;&quot;Subiu&quot;;IF([.Z46]&lt;0;&quot;Desceu&quot;;&quot;Estável&quot;))" office:value-type="string" office:string-value="Subiu" calcext:value-type="string">
            <text:p>Subiu</text:p>
          </table:table-cell>
          <table:table-cell table:style-name="ce310" table:formula="of:=IF([.AA46]&gt;0;&quot;Subiu&quot;;IF([.AA46]&lt;0;&quot;Desceu&quot;;&quot;Estável&quot;))" office:value-type="string" office:string-value="Subiu" calcext:value-type="string">
            <text:p>Subiu</text:p>
          </table:table-cell>
          <table:table-cell table:style-name="ce310" table:formula="of:=VLOOKUP([.A46];['file:///C:/Users/sesmet/Downloads/Imers%C3%A3o%20Python%20-%20Tabela%20de%20a%C3%A7%C3%B5es.ods'#$Ticker.A$1:.B$1048576];2;0)" office:value-type="string" office:string-value="Marfrig" calcext:value-type="string">
            <text:p>Marfrig</text:p>
          </table:table-cell>
          <table:table-cell table:style-name="ce310" table:formula="of:=VLOOKUP([.AG46];['file:///C:/Users/sesmet/Downloads/Imers%C3%A3o%20Python%20-%20Tabela%20de%20a%C3%A7%C3%B5es.ods'#$ChatGPT.A$1:.D$1048576];2;0)" office:value-type="string" office:string-value="Alimentos" calcext:value-type="string">
            <text:p>Alimentos</text:p>
          </table:table-cell>
          <table:table-cell table:style-name="ce316" table:formula="of:=VLOOKUP([.AG46];['file:///C:/Users/sesmet/Downloads/Imers%C3%A3o%20Python%20-%20Tabela%20de%20a%C3%A7%C3%B5es.ods'#$ChatGPT.A$1:.D$1048576];4;0)" office:value-type="float" office:value="24" calcext:value-type="float">
            <text:p>24</text:p>
          </table:table-cell>
          <table:table-cell table:style-name="ce316" table:formula="of:=IF([.AI46]&gt;100;&quot;Mais de 100&quot;;IF([.AI46]&lt;50; &quot;Menos de 50&quot;; &quot;Entre 50 e 100&quot;))" office:value-type="string" office:string-value="Menos de 50" calcext:value-type="string">
            <text:p>Menos de 50</text:p>
          </table:table-cell>
          <table:table-cell table:number-columns-repeated="28"/>
        </table:table-row>
        <table:table-row table:style-name="ro2">
          <table:table-cell table:style-name="ce290" office:value-type="string" calcext:value-type="string">
            <text:p>ABEV3</text:p>
          </table:table-cell>
          <table:table-cell table:style-name="ce294" office:value-type="date" office:date-value="2024-01-26" calcext:value-type="date">
            <text:p>1/26/2024</text:p>
          </table:table-cell>
          <table:table-cell table:style-name="ce296" office:value-type="float" office:value="13.2" calcext:value-type="float">
            <text:p>13,20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-1.12" calcext:value-type="float">
            <text:p>-1,12</text:p>
          </table:table-cell>
          <table:table-cell table:number-columns-repeated="2" table:style-name="ce300" office:value-type="float" office:value="-3.86" calcext:value-type="float">
            <text:p>-3,86</text:p>
          </table:table-cell>
          <table:table-cell table:style-name="ce300" office:value-type="float" office:value="0.3" calcext:value-type="float">
            <text:p>0,3</text:p>
          </table:table-cell>
          <table:table-cell table:style-name="ce300" office:value-type="float" office:value="13.15" calcext:value-type="float">
            <text:p>13,15</text:p>
          </table:table-cell>
          <table:table-cell table:style-name="ce300" office:value-type="float" office:value="13.29" calcext:value-type="float">
            <text:p>13,29</text:p>
          </table:table-cell>
          <table:table-cell table:style-name="ce290" office:value-type="string" calcext:value-type="string">
            <text:p>86,92 M</text:p>
          </table:table-cell>
          <table:table-cell table:style-name="ce302" table:formula="of:=[.D47]/100" office:value-type="float" office:value="0" calcext:value-type="float">
            <text:p>0</text:p>
          </table:table-cell>
          <table:table-cell table:style-name="ce302" table:formula="of:=[.E47]/100" office:value-type="float" office:value="-0.0112" calcext:value-type="float">
            <text:p>-0,0112</text:p>
          </table:table-cell>
          <table:table-cell table:style-name="ce302" table:formula="of:=[.F47]/100" office:value-type="float" office:value="-0.0386" calcext:value-type="float">
            <text:p>-0,0386</text:p>
          </table:table-cell>
          <table:table-cell table:style-name="ce302" table:formula="of:=[.G47]/100" office:value-type="float" office:value="-0.0386" calcext:value-type="float">
            <text:p>-0,0386</text:p>
          </table:table-cell>
          <table:table-cell table:style-name="ce302" table:formula="of:=[.H47]/100" office:value-type="float" office:value="0.003" calcext:value-type="float">
            <text:p>0,003</text:p>
          </table:table-cell>
          <table:table-cell table:style-name="ce307" table:formula="of:=[.$C47]/(1 + [.L47])" office:value-type="currency" office:currency="R$ " office:value="13.2" calcext:value-type="currency">
            <text:p>R$ 13,20</text:p>
          </table:table-cell>
          <table:table-cell table:style-name="ce307" table:formula="of:=[.$C47]/(1 + [.M47])" office:value-type="currency" office:currency="R$ " office:value="13.3495145631068" calcext:value-type="currency">
            <text:p>R$ 13,35</text:p>
          </table:table-cell>
          <table:table-cell table:style-name="ce307" table:formula="of:=[.$C47]/(1 + [.N47])" office:value-type="currency" office:currency="R$ " office:value="13.7299771167048" calcext:value-type="currency">
            <text:p>R$ 13,73</text:p>
          </table:table-cell>
          <table:table-cell table:style-name="ce307" table:formula="of:=[.$C47]/(1 + [.O47])" office:value-type="currency" office:currency="R$ " office:value="13.7299771167048" calcext:value-type="currency">
            <text:p>R$ 13,73</text:p>
          </table:table-cell>
          <table:table-cell table:style-name="ce307" table:formula="of:=[.$C47]/(1 + [.P47])" office:value-type="currency" office:currency="R$ " office:value="13.160518444666" calcext:value-type="currency">
            <text:p>R$ 13,16</text:p>
          </table:table-cell>
          <table:table-cell table:style-name="ce311" table:formula="of:=VLOOKUP([.A47];['file:///C:/Users/sesmet/Downloads/Imers%C3%A3o%20Python%20-%20Tabela%20de%20a%C3%A7%C3%B5es.ods'#$Total_de_acoes.A$1:.B$1048576];2;0)" office:value-type="float" office:value="4394245879" calcext:value-type="float">
            <text:p>4.394.245.879,00</text:p>
          </table:table-cell>
          <table:table-cell table:style-name="ce307" table:formula="of:=([.$C47]-[.Q47])*[.$V47]" office:value-type="currency" office:currency="R$ " office:value="0" calcext:value-type="currency">
            <text:p>R$ 0,00</text:p>
          </table:table-cell>
          <table:table-cell table:style-name="ce307" table:formula="of:=([.$C47]-[.R47])*[.$V47]" office:value-type="currency" office:currency="R$ " office:value="-657003752.782527" calcext:value-type="currency">
            <text:p>-R$ 657.003.752,78</text:p>
          </table:table-cell>
          <table:table-cell table:style-name="ce307" table:formula="of:=([.$C47]-[.S47])*[.$V47]" office:value-type="currency" office:currency="R$ " office:value="-2328849761.04439" calcext:value-type="currency">
            <text:p>-R$ 2.328.849.761,04</text:p>
          </table:table-cell>
          <table:table-cell table:style-name="ce307" table:formula="of:=([.$C47]-[.T47])*[.$V47]" office:value-type="currency" office:currency="R$ " office:value="-2328849761.04439" calcext:value-type="currency">
            <text:p>-R$ 2.328.849.761,04</text:p>
          </table:table-cell>
          <table:table-cell table:style-name="ce307" table:formula="of:=([.$C47]-[.U47])*[.$V47]" office:value-type="currency" office:currency="R$ " office:value="173491661.822922" calcext:value-type="currency">
            <text:p>R$ 173.491.661,82</text:p>
          </table:table-cell>
          <table:table-cell table:style-name="ce311" table:formula="of:=IF([.W47]&gt;0;&quot;Subiu&quot;;IF([.W47]&lt;0;&quot;Desceu&quot;;&quot;Estável&quot;))" office:value-type="string" office:string-value="Estável" calcext:value-type="string">
            <text:p>Estável</text:p>
          </table:table-cell>
          <table:table-cell table:style-name="ce311" table:formula="of:=IF([.X47]&gt;0;&quot;Subiu&quot;;IF([.X47]&lt;0;&quot;Desceu&quot;;&quot;Estável&quot;))" office:value-type="string" office:string-value="Desceu" calcext:value-type="string">
            <text:p>Desceu</text:p>
          </table:table-cell>
          <table:table-cell table:style-name="ce311" table:formula="of:=IF([.Y47]&gt;0;&quot;Subiu&quot;;IF([.Y47]&lt;0;&quot;Desceu&quot;;&quot;Estável&quot;))" office:value-type="string" office:string-value="Desceu" calcext:value-type="string">
            <text:p>Desceu</text:p>
          </table:table-cell>
          <table:table-cell table:style-name="ce311" table:formula="of:=IF([.Z47]&gt;0;&quot;Subiu&quot;;IF([.Z47]&lt;0;&quot;Desceu&quot;;&quot;Estável&quot;))" office:value-type="string" office:string-value="Desceu" calcext:value-type="string">
            <text:p>Desceu</text:p>
          </table:table-cell>
          <table:table-cell table:style-name="ce311" table:formula="of:=IF([.AA47]&gt;0;&quot;Subiu&quot;;IF([.AA47]&lt;0;&quot;Desceu&quot;;&quot;Estável&quot;))" office:value-type="string" office:string-value="Subiu" calcext:value-type="string">
            <text:p>Subiu</text:p>
          </table:table-cell>
          <table:table-cell table:style-name="ce311" table:formula="of:=VLOOKUP([.A47];['file:///C:/Users/sesmet/Downloads/Imers%C3%A3o%20Python%20-%20Tabela%20de%20a%C3%A7%C3%B5es.ods'#$Ticker.A$1:.B$1048576];2;0)" office:value-type="string" office:string-value="Ambev" calcext:value-type="string">
            <text:p>Ambev</text:p>
          </table:table-cell>
          <table:table-cell table:style-name="ce311" table:formula="of:=VLOOKUP([.AG47];['file:///C:/Users/sesmet/Downloads/Imers%C3%A3o%20Python%20-%20Tabela%20de%20a%C3%A7%C3%B5es.ods'#$ChatGPT.A$1:.D$1048576];2;0)" office:value-type="string" office:string-value="Bebidas" calcext:value-type="string">
            <text:p>Bebidas</text:p>
          </table:table-cell>
          <table:table-cell table:style-name="ce317" table:formula="of:=VLOOKUP([.AG47];['file:///C:/Users/sesmet/Downloads/Imers%C3%A3o%20Python%20-%20Tabela%20de%20a%C3%A7%C3%B5es.ods'#$ChatGPT.A$1:.D$1048576];4;0)" office:value-type="float" office:value="25" calcext:value-type="float">
            <text:p>25</text:p>
          </table:table-cell>
          <table:table-cell table:style-name="ce317" table:formula="of:=IF([.AI47]&gt;100;&quot;Mais de 100&quot;;IF([.AI47]&lt;50; &quot;Menos de 50&quot;; &quot;Entre 50 e 100&quot;))" office:value-type="string" office:string-value="Menos de 50" calcext:value-type="string">
            <text:p>Menos de 50</text:p>
          </table:table-cell>
          <table:table-cell table:number-columns-repeated="28"/>
        </table:table-row>
        <table:table-row table:style-name="ro2">
          <table:table-cell table:style-name="ce289" office:value-type="string" calcext:value-type="string">
            <text:p>BBSE3</text:p>
          </table:table-cell>
          <table:table-cell table:style-name="ce293" office:value-type="date" office:date-value="2024-01-26" calcext:value-type="date">
            <text:p>1/26/2024</text:p>
          </table:table-cell>
          <table:table-cell table:style-name="ce295" office:value-type="float" office:value="33.73" calcext:value-type="float">
            <text:p>33,73</text:p>
          </table:table-cell>
          <table:table-cell table:style-name="ce299" office:value-type="float" office:value="-0.02" calcext:value-type="float">
            <text:p>-0,02</text:p>
          </table:table-cell>
          <table:table-cell table:style-name="ce299" office:value-type="float" office:value="-2.37" calcext:value-type="float">
            <text:p>-2,37</text:p>
          </table:table-cell>
          <table:table-cell table:number-columns-repeated="2" table:style-name="ce299" office:value-type="float" office:value="0.24" calcext:value-type="float">
            <text:p>0,24</text:p>
          </table:table-cell>
          <table:table-cell table:style-name="ce299" office:value-type="float" office:value="0.91" calcext:value-type="float">
            <text:p>0,91</text:p>
          </table:table-cell>
          <table:table-cell table:style-name="ce299" office:value-type="float" office:value="33.73" calcext:value-type="float">
            <text:p>33,73</text:p>
          </table:table-cell>
          <table:table-cell table:style-name="ce299" office:value-type="float" office:value="34.03" calcext:value-type="float">
            <text:p>34,03</text:p>
          </table:table-cell>
          <table:table-cell table:style-name="ce289" office:value-type="string" calcext:value-type="string">
            <text:p>99,61 M</text:p>
          </table:table-cell>
          <table:table-cell table:style-name="ce301" table:formula="of:=[.D48]/100" office:value-type="float" office:value="-0.0002" calcext:value-type="float">
            <text:p>-0,0002</text:p>
          </table:table-cell>
          <table:table-cell table:style-name="ce301" table:formula="of:=[.E48]/100" office:value-type="float" office:value="-0.0237" calcext:value-type="float">
            <text:p>-0,0237</text:p>
          </table:table-cell>
          <table:table-cell table:style-name="ce301" table:formula="of:=[.F48]/100" office:value-type="float" office:value="0.0024" calcext:value-type="float">
            <text:p>0,0024</text:p>
          </table:table-cell>
          <table:table-cell table:style-name="ce301" table:formula="of:=[.G48]/100" office:value-type="float" office:value="0.0024" calcext:value-type="float">
            <text:p>0,0024</text:p>
          </table:table-cell>
          <table:table-cell table:style-name="ce301" table:formula="of:=[.H48]/100" office:value-type="float" office:value="0.0091" calcext:value-type="float">
            <text:p>0,0091</text:p>
          </table:table-cell>
          <table:table-cell table:style-name="ce306" table:formula="of:=[.$C48]/(1 + [.L48])" office:value-type="currency" office:currency="R$ " office:value="33.7367473494699" calcext:value-type="currency">
            <text:p>R$ 33,74</text:p>
          </table:table-cell>
          <table:table-cell table:style-name="ce306" table:formula="of:=[.$C48]/(1 + [.M48])" office:value-type="currency" office:currency="R$ " office:value="34.5488067192461" calcext:value-type="currency">
            <text:p>R$ 34,55</text:p>
          </table:table-cell>
          <table:table-cell table:style-name="ce306" table:formula="of:=[.$C48]/(1 + [.N48])" office:value-type="currency" office:currency="R$ " office:value="33.6492418196329" calcext:value-type="currency">
            <text:p>R$ 33,65</text:p>
          </table:table-cell>
          <table:table-cell table:style-name="ce306" table:formula="of:=[.$C48]/(1 + [.O48])" office:value-type="currency" office:currency="R$ " office:value="33.6492418196329" calcext:value-type="currency">
            <text:p>R$ 33,65</text:p>
          </table:table-cell>
          <table:table-cell table:style-name="ce306" table:formula="of:=[.$C48]/(1 + [.P48])" office:value-type="currency" office:currency="R$ " office:value="33.4258249925676" calcext:value-type="currency">
            <text:p>R$ 33,43</text:p>
          </table:table-cell>
          <table:table-cell table:style-name="ce310" table:formula="of:=VLOOKUP([.A48];['file:///C:/Users/sesmet/Downloads/Imers%C3%A3o%20Python%20-%20Tabela%20de%20a%C3%A7%C3%B5es.ods'#$Total_de_acoes.A$1:.B$1048576];2;0)" office:value-type="float" office:value="671750768" calcext:value-type="float">
            <text:p>671.750.768,00</text:p>
          </table:table-cell>
          <table:table-cell table:style-name="ce306" table:formula="of:=([.$C48]-[.Q48])*[.$V48]" office:value-type="currency" office:currency="R$ " office:value="-4532537.18836313" calcext:value-type="currency">
            <text:p>-R$ 4.532.537,19</text:p>
          </table:table-cell>
          <table:table-cell table:style-name="ce306" table:formula="of:=([.$C48]-[.R48])*[.$V48]" office:value-type="currency" office:currency="R$ " office:value="-550034042.49715" calcext:value-type="currency">
            <text:p>-R$ 550.034.042,50</text:p>
          </table:table-cell>
          <table:table-cell table:style-name="ce306" table:formula="of:=([.$C48]-[.S48])*[.$V48]" office:value-type="currency" office:currency="R$ " office:value="54249369.6838953" calcext:value-type="currency">
            <text:p>R$ 54.249.369,68</text:p>
          </table:table-cell>
          <table:table-cell table:style-name="ce306" table:formula="of:=([.$C48]-[.T48])*[.$V48]" office:value-type="currency" office:currency="R$ " office:value="54249369.6838953" calcext:value-type="currency">
            <text:p>R$ 54.249.369,68</text:p>
          </table:table-cell>
          <table:table-cell table:style-name="ce306" table:formula="of:=([.$C48]-[.U48])*[.$V48]" office:value-type="currency" office:currency="R$ " office:value="204329794.8491" calcext:value-type="currency">
            <text:p>R$ 204.329.794,85</text:p>
          </table:table-cell>
          <table:table-cell table:style-name="ce310" table:formula="of:=IF([.W48]&gt;0;&quot;Subiu&quot;;IF([.W48]&lt;0;&quot;Desceu&quot;;&quot;Estável&quot;))" office:value-type="string" office:string-value="Desceu" calcext:value-type="string">
            <text:p>Desceu</text:p>
          </table:table-cell>
          <table:table-cell table:style-name="ce310" table:formula="of:=IF([.X48]&gt;0;&quot;Subiu&quot;;IF([.X48]&lt;0;&quot;Desceu&quot;;&quot;Estável&quot;))" office:value-type="string" office:string-value="Desceu" calcext:value-type="string">
            <text:p>Desceu</text:p>
          </table:table-cell>
          <table:table-cell table:style-name="ce310" table:formula="of:=IF([.Y48]&gt;0;&quot;Subiu&quot;;IF([.Y48]&lt;0;&quot;Desceu&quot;;&quot;Estável&quot;))" office:value-type="string" office:string-value="Subiu" calcext:value-type="string">
            <text:p>Subiu</text:p>
          </table:table-cell>
          <table:table-cell table:style-name="ce310" table:formula="of:=IF([.Z48]&gt;0;&quot;Subiu&quot;;IF([.Z48]&lt;0;&quot;Desceu&quot;;&quot;Estável&quot;))" office:value-type="string" office:string-value="Subiu" calcext:value-type="string">
            <text:p>Subiu</text:p>
          </table:table-cell>
          <table:table-cell table:style-name="ce310" table:formula="of:=IF([.AA48]&gt;0;&quot;Subiu&quot;;IF([.AA48]&lt;0;&quot;Desceu&quot;;&quot;Estável&quot;))" office:value-type="string" office:string-value="Subiu" calcext:value-type="string">
            <text:p>Subiu</text:p>
          </table:table-cell>
          <table:table-cell table:style-name="ce310" table:formula="of:=VLOOKUP([.A48];['file:///C:/Users/sesmet/Downloads/Imers%C3%A3o%20Python%20-%20Tabela%20de%20a%C3%A7%C3%B5es.ods'#$Ticker.A$1:.B$1048576];2;0)" office:value-type="string" office:string-value="BB Seguridade" calcext:value-type="string">
            <text:p>BB Seguridade</text:p>
          </table:table-cell>
          <table:table-cell table:style-name="ce310" table:formula="of:=VLOOKUP([.AG48];['file:///C:/Users/sesmet/Downloads/Imers%C3%A3o%20Python%20-%20Tabela%20de%20a%C3%A7%C3%B5es.ods'#$ChatGPT.A$1:.D$1048576];2;0)" office:value-type="string" office:string-value="Seguros" calcext:value-type="string">
            <text:p>Seguros</text:p>
          </table:table-cell>
          <table:table-cell table:style-name="ce316" table:formula="of:=VLOOKUP([.AG48];['file:///C:/Users/sesmet/Downloads/Imers%C3%A3o%20Python%20-%20Tabela%20de%20a%C3%A7%C3%B5es.ods'#$ChatGPT.A$1:.D$1048576];4;0)" office:value-type="float" office:value="12" calcext:value-type="float">
            <text:p>12</text:p>
          </table:table-cell>
          <table:table-cell table:style-name="ce316" table:formula="of:=IF([.AI48]&gt;100;&quot;Mais de 100&quot;;IF([.AI48]&lt;50; &quot;Menos de 50&quot;; &quot;Entre 50 e 100&quot;))" office:value-type="string" office:string-value="Menos de 50" calcext:value-type="string">
            <text:p>Menos de 50</text:p>
          </table:table-cell>
          <table:table-cell table:number-columns-repeated="28"/>
        </table:table-row>
        <table:table-row table:style-name="ro2">
          <table:table-cell table:style-name="ce290" office:value-type="string" calcext:value-type="string">
            <text:p>SBSP3</text:p>
          </table:table-cell>
          <table:table-cell table:style-name="ce294" office:value-type="date" office:date-value="2024-01-26" calcext:value-type="date">
            <text:p>1/26/2024</text:p>
          </table:table-cell>
          <table:table-cell table:style-name="ce296" office:value-type="float" office:value="77.04" calcext:value-type="float">
            <text:p>77,04</text:p>
          </table:table-cell>
          <table:table-cell table:style-name="ce300" office:value-type="float" office:value="-0.06" calcext:value-type="float">
            <text:p>-0,06</text:p>
          </table:table-cell>
          <table:table-cell table:style-name="ce300" office:value-type="float" office:value="1.37" calcext:value-type="float">
            <text:p>1,37</text:p>
          </table:table-cell>
          <table:table-cell table:number-columns-repeated="2" table:style-name="ce300" office:value-type="float" office:value="2.22" calcext:value-type="float">
            <text:p>2,22</text:p>
          </table:table-cell>
          <table:table-cell table:style-name="ce300" office:value-type="float" office:value="45.92" calcext:value-type="float">
            <text:p>45,92</text:p>
          </table:table-cell>
          <table:table-cell table:style-name="ce300" office:value-type="float" office:value="76.52" calcext:value-type="float">
            <text:p>76,52</text:p>
          </table:table-cell>
          <table:table-cell table:style-name="ce300" office:value-type="float" office:value="77.69" calcext:value-type="float">
            <text:p>77,69</text:p>
          </table:table-cell>
          <table:table-cell table:style-name="ce290" office:value-type="string" calcext:value-type="string">
            <text:p>128,66 M</text:p>
          </table:table-cell>
          <table:table-cell table:style-name="ce302" table:formula="of:=[.D49]/100" office:value-type="float" office:value="-0.0006" calcext:value-type="float">
            <text:p>-0,0006</text:p>
          </table:table-cell>
          <table:table-cell table:style-name="ce302" table:formula="of:=[.E49]/100" office:value-type="float" office:value="0.0137" calcext:value-type="float">
            <text:p>0,0137</text:p>
          </table:table-cell>
          <table:table-cell table:style-name="ce302" table:formula="of:=[.F49]/100" office:value-type="float" office:value="0.0222" calcext:value-type="float">
            <text:p>0,0222</text:p>
          </table:table-cell>
          <table:table-cell table:style-name="ce302" table:formula="of:=[.G49]/100" office:value-type="float" office:value="0.0222" calcext:value-type="float">
            <text:p>0,0222</text:p>
          </table:table-cell>
          <table:table-cell table:style-name="ce302" table:formula="of:=[.H49]/100" office:value-type="float" office:value="0.4592" calcext:value-type="float">
            <text:p>0,4592</text:p>
          </table:table-cell>
          <table:table-cell table:style-name="ce307" table:formula="of:=[.$C49]/(1 + [.L49])" office:value-type="currency" office:currency="R$ " office:value="77.0862517510506" calcext:value-type="currency">
            <text:p>R$ 77,09</text:p>
          </table:table-cell>
          <table:table-cell table:style-name="ce307" table:formula="of:=[.$C49]/(1 + [.M49])" office:value-type="currency" office:currency="R$ " office:value="75.9988162178159" calcext:value-type="currency">
            <text:p>R$ 76,00</text:p>
          </table:table-cell>
          <table:table-cell table:style-name="ce307" table:formula="of:=[.$C49]/(1 + [.N49])" office:value-type="currency" office:currency="R$ " office:value="75.3668558012131" calcext:value-type="currency">
            <text:p>R$ 75,37</text:p>
          </table:table-cell>
          <table:table-cell table:style-name="ce307" table:formula="of:=[.$C49]/(1 + [.O49])" office:value-type="currency" office:currency="R$ " office:value="75.3668558012131" calcext:value-type="currency">
            <text:p>R$ 75,37</text:p>
          </table:table-cell>
          <table:table-cell table:style-name="ce307" table:formula="of:=[.$C49]/(1 + [.P49])" office:value-type="currency" office:currency="R$ " office:value="52.796052631579" calcext:value-type="currency">
            <text:p>R$ 52,80</text:p>
          </table:table-cell>
          <table:table-cell table:style-name="ce311" table:formula="of:=VLOOKUP([.A49];['file:///C:/Users/sesmet/Downloads/Imers%C3%A3o%20Python%20-%20Tabela%20de%20a%C3%A7%C3%B5es.ods'#$Total_de_acoes.A$1:.B$1048576];2;0)" office:value-type="float" office:value="340001799" calcext:value-type="float">
            <text:p>340.001.799,00</text:p>
          </table:table-cell>
          <table:table-cell table:style-name="ce307" table:formula="of:=([.$C49]-[.Q49])*[.$V49]" office:value-type="currency" office:currency="R$ " office:value="-15725678.5641154" calcext:value-type="currency">
            <text:p>-R$ 15.725.678,56</text:p>
          </table:table-cell>
          <table:table-cell table:style-name="ce307" table:formula="of:=([.$C49]-[.R49])*[.$V49]" office:value-type="currency" office:currency="R$ " office:value="354004359.032211" calcext:value-type="currency">
            <text:p>R$ 354.004.359,03</text:p>
          </table:table-cell>
          <table:table-cell table:style-name="ce307" table:formula="of:=([.$C49]-[.S49])*[.$V49]" office:value-type="currency" office:currency="R$ " office:value="568872037.573969" calcext:value-type="currency">
            <text:p>R$ 568.872.037,57</text:p>
          </table:table-cell>
          <table:table-cell table:style-name="ce307" table:formula="of:=([.$C49]-[.T49])*[.$V49]" office:value-type="currency" office:currency="R$ " office:value="568872037.573969" calcext:value-type="currency">
            <text:p>R$ 568.872.037,57</text:p>
          </table:table-cell>
          <table:table-cell table:style-name="ce307" table:formula="of:=([.$C49]-[.U49])*[.$V49]" office:value-type="currency" office:currency="R$ " office:value="8242985720.12448" calcext:value-type="currency">
            <text:p>R$ 8.242.985.720,12</text:p>
          </table:table-cell>
          <table:table-cell table:style-name="ce311" table:formula="of:=IF([.W49]&gt;0;&quot;Subiu&quot;;IF([.W49]&lt;0;&quot;Desceu&quot;;&quot;Estável&quot;))" office:value-type="string" office:string-value="Desceu" calcext:value-type="string">
            <text:p>Desceu</text:p>
          </table:table-cell>
          <table:table-cell table:style-name="ce311" table:formula="of:=IF([.X49]&gt;0;&quot;Subiu&quot;;IF([.X49]&lt;0;&quot;Desceu&quot;;&quot;Estável&quot;))" office:value-type="string" office:string-value="Subiu" calcext:value-type="string">
            <text:p>Subiu</text:p>
          </table:table-cell>
          <table:table-cell table:style-name="ce311" table:formula="of:=IF([.Y49]&gt;0;&quot;Subiu&quot;;IF([.Y49]&lt;0;&quot;Desceu&quot;;&quot;Estável&quot;))" office:value-type="string" office:string-value="Subiu" calcext:value-type="string">
            <text:p>Subiu</text:p>
          </table:table-cell>
          <table:table-cell table:style-name="ce311" table:formula="of:=IF([.Z49]&gt;0;&quot;Subiu&quot;;IF([.Z49]&lt;0;&quot;Desceu&quot;;&quot;Estável&quot;))" office:value-type="string" office:string-value="Subiu" calcext:value-type="string">
            <text:p>Subiu</text:p>
          </table:table-cell>
          <table:table-cell table:style-name="ce311" table:formula="of:=IF([.AA49]&gt;0;&quot;Subiu&quot;;IF([.AA49]&lt;0;&quot;Desceu&quot;;&quot;Estável&quot;))" office:value-type="string" office:string-value="Subiu" calcext:value-type="string">
            <text:p>Subiu</text:p>
          </table:table-cell>
          <table:table-cell table:style-name="ce311" table:formula="of:=VLOOKUP([.A49];['file:///C:/Users/sesmet/Downloads/Imers%C3%A3o%20Python%20-%20Tabela%20de%20a%C3%A7%C3%B5es.ods'#$Ticker.A$1:.B$1048576];2;0)" office:value-type="string" office:string-value="Sabesp" calcext:value-type="string">
            <text:p>Sabesp</text:p>
          </table:table-cell>
          <table:table-cell table:style-name="ce311" table:formula="of:=VLOOKUP([.AG49];['file:///C:/Users/sesmet/Downloads/Imers%C3%A3o%20Python%20-%20Tabela%20de%20a%C3%A7%C3%B5es.ods'#$ChatGPT.A$1:.D$1048576];2;0)" office:value-type="string" office:string-value="Saneamento" calcext:value-type="string">
            <text:p>Saneamento</text:p>
          </table:table-cell>
          <table:table-cell table:style-name="ce317" table:formula="of:=VLOOKUP([.AG49];['file:///C:/Users/sesmet/Downloads/Imers%C3%A3o%20Python%20-%20Tabela%20de%20a%C3%A7%C3%B5es.ods'#$ChatGPT.A$1:.D$1048576];4;0)" office:value-type="float" office:value="51" calcext:value-type="float">
            <text:p>51</text:p>
          </table:table-cell>
          <table:table-cell table:style-name="ce317" table:formula="of:=IF([.AI49]&gt;100;&quot;Mais de 100&quot;;IF([.AI49]&lt;50; &quot;Menos de 50&quot;; &quot;Entre 50 e 100&quot;))" office:value-type="string" office:string-value="Entre 50 e 100" calcext:value-type="string">
            <text:p>Entre 50 e 100</text:p>
          </table:table-cell>
          <table:table-cell table:number-columns-repeated="28"/>
        </table:table-row>
        <table:table-row table:style-name="ro2">
          <table:table-cell table:style-name="ce289" office:value-type="string" calcext:value-type="string">
            <text:p>TOTS3</text:p>
          </table:table-cell>
          <table:table-cell table:style-name="ce293" office:value-type="date" office:date-value="2024-01-26" calcext:value-type="date">
            <text:p>1/26/2024</text:p>
          </table:table-cell>
          <table:table-cell table:style-name="ce295" office:value-type="float" office:value="30.88" calcext:value-type="float">
            <text:p>30,88</text:p>
          </table:table-cell>
          <table:table-cell table:style-name="ce299" office:value-type="float" office:value="-0.06" calcext:value-type="float">
            <text:p>-0,06</text:p>
          </table:table-cell>
          <table:table-cell table:style-name="ce299" office:value-type="float" office:value="-2.65" calcext:value-type="float">
            <text:p>-2,65</text:p>
          </table:table-cell>
          <table:table-cell table:number-columns-repeated="2" table:style-name="ce299" office:value-type="float" office:value="-8.34" calcext:value-type="float">
            <text:p>-8,34</text:p>
          </table:table-cell>
          <table:table-cell table:style-name="ce299" office:value-type="float" office:value="5.89" calcext:value-type="float">
            <text:p>5,89</text:p>
          </table:table-cell>
          <table:table-cell table:style-name="ce299" office:value-type="float" office:value="30.65" calcext:value-type="float">
            <text:p>30,65</text:p>
          </table:table-cell>
          <table:table-cell table:style-name="ce299" office:value-type="float" office:value="31.34" calcext:value-type="float">
            <text:p>31,34</text:p>
          </table:table-cell>
          <table:table-cell table:style-name="ce289" office:value-type="string" calcext:value-type="string">
            <text:p>42,83 M</text:p>
          </table:table-cell>
          <table:table-cell table:style-name="ce301" table:formula="of:=[.D50]/100" office:value-type="float" office:value="-0.0006" calcext:value-type="float">
            <text:p>-0,0006</text:p>
          </table:table-cell>
          <table:table-cell table:style-name="ce301" table:formula="of:=[.E50]/100" office:value-type="float" office:value="-0.0265" calcext:value-type="float">
            <text:p>-0,0265</text:p>
          </table:table-cell>
          <table:table-cell table:style-name="ce301" table:formula="of:=[.F50]/100" office:value-type="float" office:value="-0.0834" calcext:value-type="float">
            <text:p>-0,0834</text:p>
          </table:table-cell>
          <table:table-cell table:style-name="ce301" table:formula="of:=[.G50]/100" office:value-type="float" office:value="-0.0834" calcext:value-type="float">
            <text:p>-0,0834</text:p>
          </table:table-cell>
          <table:table-cell table:style-name="ce301" table:formula="of:=[.H50]/100" office:value-type="float" office:value="0.0589" calcext:value-type="float">
            <text:p>0,0589</text:p>
          </table:table-cell>
          <table:table-cell table:style-name="ce306" table:formula="of:=[.$C50]/(1 + [.L50])" office:value-type="currency" office:currency="R$ " office:value="30.8985391234741" calcext:value-type="currency">
            <text:p>R$ 30,90</text:p>
          </table:table-cell>
          <table:table-cell table:style-name="ce306" table:formula="of:=[.$C50]/(1 + [.M50])" office:value-type="currency" office:currency="R$ " office:value="31.7205957883924" calcext:value-type="currency">
            <text:p>R$ 31,72</text:p>
          </table:table-cell>
          <table:table-cell table:style-name="ce306" table:formula="of:=[.$C50]/(1 + [.N50])" office:value-type="currency" office:currency="R$ " office:value="33.6897228889374" calcext:value-type="currency">
            <text:p>R$ 33,69</text:p>
          </table:table-cell>
          <table:table-cell table:style-name="ce306" table:formula="of:=[.$C50]/(1 + [.O50])" office:value-type="currency" office:currency="R$ " office:value="33.6897228889374" calcext:value-type="currency">
            <text:p>R$ 33,69</text:p>
          </table:table-cell>
          <table:table-cell table:style-name="ce306" table:formula="of:=[.$C50]/(1 + [.P50])" office:value-type="currency" office:currency="R$ " office:value="29.162338275569" calcext:value-type="currency">
            <text:p>R$ 29,16</text:p>
          </table:table-cell>
          <table:table-cell table:style-name="ce310" table:formula="of:=VLOOKUP([.A50];['file:///C:/Users/sesmet/Downloads/Imers%C3%A3o%20Python%20-%20Tabela%20de%20a%C3%A7%C3%B5es.ods'#$Total_de_acoes.A$1:.B$1048576];2;0)" office:value-type="float" office:value="514122351" calcext:value-type="float">
            <text:p>514.122.351,00</text:p>
          </table:table-cell>
          <table:table-cell table:style-name="ce306" table:formula="of:=([.$C50]-[.Q50])*[.$V50]" office:value-type="currency" office:currency="R$ " office:value="-9531377.74597577" calcext:value-type="currency">
            <text:p>-R$ 9.531.377,75</text:p>
          </table:table-cell>
          <table:table-cell table:style-name="ce306" table:formula="of:=([.$C50]-[.R50])*[.$V50]" office:value-type="currency" office:currency="R$ " office:value="-432169082.968999" calcext:value-type="currency">
            <text:p>-R$ 432.169.082,97</text:p>
          </table:table-cell>
          <table:table-cell table:style-name="ce306" table:formula="of:=([.$C50]-[.S50])*[.$V50]" office:value-type="currency" office:currency="R$ " office:value="-1444541337.319" calcext:value-type="currency">
            <text:p>-R$ 1.444.541.337,32</text:p>
          </table:table-cell>
          <table:table-cell table:style-name="ce306" table:formula="of:=([.$C50]-[.T50])*[.$V50]" office:value-type="currency" office:currency="R$ " office:value="-1444541337.319" calcext:value-type="currency">
            <text:p>-R$ 1.444.541.337,32</text:p>
          </table:table-cell>
          <table:table-cell table:style-name="ce306" table:formula="of:=([.$C50]-[.U50])*[.$V50]" office:value-type="currency" office:currency="R$ " office:value="883088283.987185" calcext:value-type="currency">
            <text:p>R$ 883.088.283,99</text:p>
          </table:table-cell>
          <table:table-cell table:style-name="ce310" table:formula="of:=IF([.W50]&gt;0;&quot;Subiu&quot;;IF([.W50]&lt;0;&quot;Desceu&quot;;&quot;Estável&quot;))" office:value-type="string" office:string-value="Desceu" calcext:value-type="string">
            <text:p>Desceu</text:p>
          </table:table-cell>
          <table:table-cell table:style-name="ce310" table:formula="of:=IF([.X50]&gt;0;&quot;Subiu&quot;;IF([.X50]&lt;0;&quot;Desceu&quot;;&quot;Estável&quot;))" office:value-type="string" office:string-value="Desceu" calcext:value-type="string">
            <text:p>Desceu</text:p>
          </table:table-cell>
          <table:table-cell table:style-name="ce310" table:formula="of:=IF([.Y50]&gt;0;&quot;Subiu&quot;;IF([.Y50]&lt;0;&quot;Desceu&quot;;&quot;Estável&quot;))" office:value-type="string" office:string-value="Desceu" calcext:value-type="string">
            <text:p>Desceu</text:p>
          </table:table-cell>
          <table:table-cell table:style-name="ce310" table:formula="of:=IF([.Z50]&gt;0;&quot;Subiu&quot;;IF([.Z50]&lt;0;&quot;Desceu&quot;;&quot;Estável&quot;))" office:value-type="string" office:string-value="Desceu" calcext:value-type="string">
            <text:p>Desceu</text:p>
          </table:table-cell>
          <table:table-cell table:style-name="ce310" table:formula="of:=IF([.AA50]&gt;0;&quot;Subiu&quot;;IF([.AA50]&lt;0;&quot;Desceu&quot;;&quot;Estável&quot;))" office:value-type="string" office:string-value="Subiu" calcext:value-type="string">
            <text:p>Subiu</text:p>
          </table:table-cell>
          <table:table-cell table:style-name="ce310" table:formula="of:=VLOOKUP([.A50];['file:///C:/Users/sesmet/Downloads/Imers%C3%A3o%20Python%20-%20Tabela%20de%20a%C3%A7%C3%B5es.ods'#$Ticker.A$1:.B$1048576];2;0)" office:value-type="string" office:string-value="Totvs" calcext:value-type="string">
            <text:p>Totvs</text:p>
          </table:table-cell>
          <table:table-cell table:style-name="ce310" table:formula="of:=VLOOKUP([.AG50];['file:///C:/Users/sesmet/Downloads/Imers%C3%A3o%20Python%20-%20Tabela%20de%20a%C3%A7%C3%B5es.ods'#$ChatGPT.A$1:.D$1048576];2;0)" office:value-type="string" office:string-value="Tecnologia" calcext:value-type="string">
            <text:p>Tecnologia</text:p>
          </table:table-cell>
          <table:table-cell table:style-name="ce316" table:formula="of:=VLOOKUP([.AG50];['file:///C:/Users/sesmet/Downloads/Imers%C3%A3o%20Python%20-%20Tabela%20de%20a%C3%A7%C3%B5es.ods'#$ChatGPT.A$1:.D$1048576];4;0)" office:value-type="float" office:value="41" calcext:value-type="float">
            <text:p>41</text:p>
          </table:table-cell>
          <table:table-cell table:style-name="ce316" table:formula="of:=IF([.AI50]&gt;100;&quot;Mais de 100&quot;;IF([.AI50]&lt;50; &quot;Menos de 50&quot;; &quot;Entre 50 e 100&quot;))" office:value-type="string" office:string-value="Menos de 50" calcext:value-type="string">
            <text:p>Menos de 50</text:p>
          </table:table-cell>
          <table:table-cell table:number-columns-repeated="28"/>
        </table:table-row>
        <table:table-row table:style-name="ro2">
          <table:table-cell table:style-name="ce290" office:value-type="string" calcext:value-type="string">
            <text:p>CMIG4</text:p>
          </table:table-cell>
          <table:table-cell table:style-name="ce294" office:value-type="date" office:date-value="2024-01-26" calcext:value-type="date">
            <text:p>1/26/2024</text:p>
          </table:table-cell>
          <table:table-cell table:style-name="ce296" office:value-type="float" office:value="11.64" calcext:value-type="float">
            <text:p>11,64</text:p>
          </table:table-cell>
          <table:table-cell table:style-name="ce300" office:value-type="float" office:value="-0.17" calcext:value-type="float">
            <text:p>-0,17</text:p>
          </table:table-cell>
          <table:table-cell table:style-name="ce300" office:value-type="float" office:value="0.95" calcext:value-type="float">
            <text:p>0,95</text:p>
          </table:table-cell>
          <table:table-cell table:number-columns-repeated="2" table:style-name="ce300" office:value-type="float" office:value="1.39" calcext:value-type="float">
            <text:p>1,39</text:p>
          </table:table-cell>
          <table:table-cell table:style-name="ce300" office:value-type="float" office:value="12.26" calcext:value-type="float">
            <text:p>12,26</text:p>
          </table:table-cell>
          <table:table-cell table:style-name="ce300" office:value-type="float" office:value="11.64" calcext:value-type="float">
            <text:p>11,64</text:p>
          </table:table-cell>
          <table:table-cell table:style-name="ce300" office:value-type="float" office:value="11.8" calcext:value-type="float">
            <text:p>11,8</text:p>
          </table:table-cell>
          <table:table-cell table:style-name="ce290" office:value-type="string" calcext:value-type="string">
            <text:p>63,32 M</text:p>
          </table:table-cell>
          <table:table-cell table:style-name="ce302" table:formula="of:=[.D51]/100" office:value-type="float" office:value="-0.0017" calcext:value-type="float">
            <text:p>-0,0017</text:p>
          </table:table-cell>
          <table:table-cell table:style-name="ce302" table:formula="of:=[.E51]/100" office:value-type="float" office:value="0.0095" calcext:value-type="float">
            <text:p>0,0095</text:p>
          </table:table-cell>
          <table:table-cell table:style-name="ce302" table:formula="of:=[.F51]/100" office:value-type="float" office:value="0.0139" calcext:value-type="float">
            <text:p>0,0139</text:p>
          </table:table-cell>
          <table:table-cell table:style-name="ce302" table:formula="of:=[.G51]/100" office:value-type="float" office:value="0.0139" calcext:value-type="float">
            <text:p>0,0139</text:p>
          </table:table-cell>
          <table:table-cell table:style-name="ce302" table:formula="of:=[.H51]/100" office:value-type="float" office:value="0.1226" calcext:value-type="float">
            <text:p>0,1226</text:p>
          </table:table-cell>
          <table:table-cell table:style-name="ce307" table:formula="of:=[.$C51]/(1 + [.L51])" office:value-type="currency" office:currency="R$ " office:value="11.6598216968847" calcext:value-type="currency">
            <text:p>R$ 11,66</text:p>
          </table:table-cell>
          <table:table-cell table:style-name="ce307" table:formula="of:=[.$C51]/(1 + [.M51])" office:value-type="currency" office:currency="R$ " office:value="11.5304606240713" calcext:value-type="currency">
            <text:p>R$ 11,53</text:p>
          </table:table-cell>
          <table:table-cell table:style-name="ce307" table:formula="of:=[.$C51]/(1 + [.N51])" office:value-type="currency" office:currency="R$ " office:value="11.4804221323602" calcext:value-type="currency">
            <text:p>R$ 11,48</text:p>
          </table:table-cell>
          <table:table-cell table:style-name="ce307" table:formula="of:=[.$C51]/(1 + [.O51])" office:value-type="currency" office:currency="R$ " office:value="11.4804221323602" calcext:value-type="currency">
            <text:p>R$ 11,48</text:p>
          </table:table-cell>
          <table:table-cell table:style-name="ce307" table:formula="of:=[.$C51]/(1 + [.P51])" office:value-type="currency" office:currency="R$ " office:value="10.3687867450561" calcext:value-type="currency">
            <text:p>R$ 10,37</text:p>
          </table:table-cell>
          <table:table-cell table:style-name="ce311" table:formula="of:=VLOOKUP([.A51];['file:///C:/Users/sesmet/Downloads/Imers%C3%A3o%20Python%20-%20Tabela%20de%20a%C3%A7%C3%B5es.ods'#$Total_de_acoes.A$1:.B$1048576];2;0)" office:value-type="float" office:value="1437415777" calcext:value-type="float">
            <text:p>1.437.415.777,00</text:p>
          </table:table-cell>
          <table:table-cell table:style-name="ce307" table:formula="of:=([.$C51]-[.Q51])*[.$V51]" office:value-type="currency" office:currency="R$ " office:value="-28492019.8289866" calcext:value-type="currency">
            <text:p>-R$ 28.492.019,83</text:p>
          </table:table-cell>
          <table:table-cell table:style-name="ce307" table:formula="of:=([.$C51]-[.R51])*[.$V51]" office:value-type="currency" office:currency="R$ " office:value="157453627.162616" calcext:value-type="currency">
            <text:p>R$ 157.453.627,16</text:p>
          </table:table-cell>
          <table:table-cell table:style-name="ce307" table:formula="of:=([.$C51]-[.S51])*[.$V51]" office:value-type="currency" office:currency="R$ " office:value="229379744.605477" calcext:value-type="currency">
            <text:p>R$ 229.379.744,61</text:p>
          </table:table-cell>
          <table:table-cell table:style-name="ce307" table:formula="of:=([.$C51]-[.T51])*[.$V51]" office:value-type="currency" office:currency="R$ " office:value="229379744.605477" calcext:value-type="currency">
            <text:p>R$ 229.379.744,61</text:p>
          </table:table-cell>
          <table:table-cell table:style-name="ce307" table:formula="of:=([.$C51]-[.U51])*[.$V51]" office:value-type="currency" office:currency="R$ " office:value="1827261988.58786" calcext:value-type="currency">
            <text:p>R$ 1.827.261.988,59</text:p>
          </table:table-cell>
          <table:table-cell table:style-name="ce311" table:formula="of:=IF([.W51]&gt;0;&quot;Subiu&quot;;IF([.W51]&lt;0;&quot;Desceu&quot;;&quot;Estável&quot;))" office:value-type="string" office:string-value="Desceu" calcext:value-type="string">
            <text:p>Desceu</text:p>
          </table:table-cell>
          <table:table-cell table:style-name="ce311" table:formula="of:=IF([.X51]&gt;0;&quot;Subiu&quot;;IF([.X51]&lt;0;&quot;Desceu&quot;;&quot;Estável&quot;))" office:value-type="string" office:string-value="Subiu" calcext:value-type="string">
            <text:p>Subiu</text:p>
          </table:table-cell>
          <table:table-cell table:style-name="ce311" table:formula="of:=IF([.Y51]&gt;0;&quot;Subiu&quot;;IF([.Y51]&lt;0;&quot;Desceu&quot;;&quot;Estável&quot;))" office:value-type="string" office:string-value="Subiu" calcext:value-type="string">
            <text:p>Subiu</text:p>
          </table:table-cell>
          <table:table-cell table:style-name="ce311" table:formula="of:=IF([.Z51]&gt;0;&quot;Subiu&quot;;IF([.Z51]&lt;0;&quot;Desceu&quot;;&quot;Estável&quot;))" office:value-type="string" office:string-value="Subiu" calcext:value-type="string">
            <text:p>Subiu</text:p>
          </table:table-cell>
          <table:table-cell table:style-name="ce311" table:formula="of:=IF([.AA51]&gt;0;&quot;Subiu&quot;;IF([.AA51]&lt;0;&quot;Desceu&quot;;&quot;Estável&quot;))" office:value-type="string" office:string-value="Subiu" calcext:value-type="string">
            <text:p>Subiu</text:p>
          </table:table-cell>
          <table:table-cell table:style-name="ce311" table:formula="of:=VLOOKUP([.A51];['file:///C:/Users/sesmet/Downloads/Imers%C3%A3o%20Python%20-%20Tabela%20de%20a%C3%A7%C3%B5es.ods'#$Ticker.A$1:.B$1048576];2;0)" office:value-type="string" office:string-value="CEMIG" calcext:value-type="string">
            <text:p>CEMIG</text:p>
          </table:table-cell>
          <table:table-cell table:style-name="ce311" table:formula="of:=VLOOKUP([.AG51];['file:///C:/Users/sesmet/Downloads/Imers%C3%A3o%20Python%20-%20Tabela%20de%20a%C3%A7%C3%B5es.ods'#$ChatGPT.A$1:.D$1048576];2;0)" office:value-type="string" office:string-value="Energia" calcext:value-type="string">
            <text:p>Energia</text:p>
          </table:table-cell>
          <table:table-cell table:style-name="ce317" table:formula="of:=VLOOKUP([.AG51];['file:///C:/Users/sesmet/Downloads/Imers%C3%A3o%20Python%20-%20Tabela%20de%20a%C3%A7%C3%B5es.ods'#$ChatGPT.A$1:.D$1048576];4;0)" office:value-type="float" office:value="72" calcext:value-type="float">
            <text:p>72</text:p>
          </table:table-cell>
          <table:table-cell table:style-name="ce317" table:formula="of:=IF([.AI51]&gt;100;&quot;Mais de 100&quot;;IF([.AI51]&lt;50; &quot;Menos de 50&quot;; &quot;Entre 50 e 100&quot;))" office:value-type="string" office:string-value="Entre 50 e 100" calcext:value-type="string">
            <text:p>Entre 50 e 100</text:p>
          </table:table-cell>
          <table:table-cell table:number-columns-repeated="28"/>
        </table:table-row>
        <table:table-row table:style-name="ro2">
          <table:table-cell table:style-name="ce289" office:value-type="string" calcext:value-type="string">
            <text:p>ELET6</text:p>
          </table:table-cell>
          <table:table-cell table:style-name="ce293" office:value-type="date" office:date-value="2024-01-26" calcext:value-type="date">
            <text:p>1/26/2024</text:p>
          </table:table-cell>
          <table:table-cell table:style-name="ce295" office:value-type="float" office:value="46.04" calcext:value-type="float">
            <text:p>46,04</text:p>
          </table:table-cell>
          <table:table-cell table:style-name="ce299" office:value-type="float" office:value="-0.19" calcext:value-type="float">
            <text:p>-0,19</text:p>
          </table:table-cell>
          <table:table-cell table:style-name="ce299" office:value-type="float" office:value="-1.41" calcext:value-type="float">
            <text:p>-1,41</text:p>
          </table:table-cell>
          <table:table-cell table:number-columns-repeated="2" table:style-name="ce299" office:value-type="float" office:value="-2" calcext:value-type="float">
            <text:p>-2</text:p>
          </table:table-cell>
          <table:table-cell table:style-name="ce299" office:value-type="float" office:value="7.43" calcext:value-type="float">
            <text:p>7,43</text:p>
          </table:table-cell>
          <table:table-cell table:style-name="ce299" office:value-type="float" office:value="45.91" calcext:value-type="float">
            <text:p>45,91</text:p>
          </table:table-cell>
          <table:table-cell table:style-name="ce299" office:value-type="float" office:value="46.42" calcext:value-type="float">
            <text:p>46,42</text:p>
          </table:table-cell>
          <table:table-cell table:style-name="ce289" office:value-type="string" calcext:value-type="string">
            <text:p>19,04 M</text:p>
          </table:table-cell>
          <table:table-cell table:style-name="ce301" table:formula="of:=[.D52]/100" office:value-type="float" office:value="-0.0019" calcext:value-type="float">
            <text:p>-0,0019</text:p>
          </table:table-cell>
          <table:table-cell table:style-name="ce301" table:formula="of:=[.E52]/100" office:value-type="float" office:value="-0.0141" calcext:value-type="float">
            <text:p>-0,0141</text:p>
          </table:table-cell>
          <table:table-cell table:style-name="ce301" table:formula="of:=[.F52]/100" office:value-type="float" office:value="-0.02" calcext:value-type="float">
            <text:p>-0,02</text:p>
          </table:table-cell>
          <table:table-cell table:style-name="ce301" table:formula="of:=[.G52]/100" office:value-type="float" office:value="-0.02" calcext:value-type="float">
            <text:p>-0,02</text:p>
          </table:table-cell>
          <table:table-cell table:style-name="ce301" table:formula="of:=[.H52]/100" office:value-type="float" office:value="0.0743" calcext:value-type="float">
            <text:p>0,0743</text:p>
          </table:table-cell>
          <table:table-cell table:style-name="ce306" table:formula="of:=[.$C52]/(1 + [.L52])" office:value-type="currency" office:currency="R$ " office:value="46.1276425207895" calcext:value-type="currency">
            <text:p>R$ 46,13</text:p>
          </table:table-cell>
          <table:table-cell table:style-name="ce306" table:formula="of:=[.$C52]/(1 + [.M52])" office:value-type="currency" office:currency="R$ " office:value="46.6984481184704" calcext:value-type="currency">
            <text:p>R$ 46,70</text:p>
          </table:table-cell>
          <table:table-cell table:style-name="ce306" table:formula="of:=[.$C52]/(1 + [.N52])" office:value-type="currency" office:currency="R$ " office:value="46.9795918367347" calcext:value-type="currency">
            <text:p>R$ 46,98</text:p>
          </table:table-cell>
          <table:table-cell table:style-name="ce306" table:formula="of:=[.$C52]/(1 + [.O52])" office:value-type="currency" office:currency="R$ " office:value="46.9795918367347" calcext:value-type="currency">
            <text:p>R$ 46,98</text:p>
          </table:table-cell>
          <table:table-cell table:style-name="ce306" table:formula="of:=[.$C52]/(1 + [.P52])" office:value-type="currency" office:currency="R$ " office:value="42.8558130875919" calcext:value-type="currency">
            <text:p>R$ 42,86</text:p>
          </table:table-cell>
          <table:table-cell table:style-name="ce310" table:formula="of:=VLOOKUP([.A52];['file:///C:/Users/sesmet/Downloads/Imers%C3%A3o%20Python%20-%20Tabela%20de%20a%C3%A7%C3%B5es.ods'#$Total_de_acoes.A$1:.B$1048576];2;0)" office:value-type="float" office:value="268544014" calcext:value-type="float">
            <text:p>268.544.014,00</text:p>
          </table:table-cell>
          <table:table-cell table:style-name="ce306" table:formula="of:=([.$C52]-[.Q52])*[.$V52]" office:value-type="currency" office:currency="R$ " office:value="-23535874.3298911" calcext:value-type="currency">
            <text:p>-R$ 23.535.874,33</text:p>
          </table:table-cell>
          <table:table-cell table:style-name="ce306" table:formula="of:=([.$C52]-[.R52])*[.$V52]" office:value-type="currency" office:currency="R$ " office:value="-176822300.744797" calcext:value-type="currency">
            <text:p>-R$ 176.822.300,74</text:p>
          </table:table-cell>
          <table:table-cell table:style-name="ce306" table:formula="of:=([.$C52]-[.S52])*[.$V52]" office:value-type="currency" office:currency="R$ " office:value="-252321763.358367" calcext:value-type="currency">
            <text:p>-R$ 252.321.763,36</text:p>
          </table:table-cell>
          <table:table-cell table:style-name="ce306" table:formula="of:=([.$C52]-[.T52])*[.$V52]" office:value-type="currency" office:currency="R$ " office:value="-252321763.358367" calcext:value-type="currency">
            <text:p>-R$ 252.321.763,36</text:p>
          </table:table-cell>
          <table:table-cell table:style-name="ce306" table:formula="of:=([.$C52]-[.U52])*[.$V52]" office:value-type="currency" office:currency="R$ " office:value="855094334.784332" calcext:value-type="currency">
            <text:p>R$ 855.094.334,78</text:p>
          </table:table-cell>
          <table:table-cell table:style-name="ce310" table:formula="of:=IF([.W52]&gt;0;&quot;Subiu&quot;;IF([.W52]&lt;0;&quot;Desceu&quot;;&quot;Estável&quot;))" office:value-type="string" office:string-value="Desceu" calcext:value-type="string">
            <text:p>Desceu</text:p>
          </table:table-cell>
          <table:table-cell table:style-name="ce310" table:formula="of:=IF([.X52]&gt;0;&quot;Subiu&quot;;IF([.X52]&lt;0;&quot;Desceu&quot;;&quot;Estável&quot;))" office:value-type="string" office:string-value="Desceu" calcext:value-type="string">
            <text:p>Desceu</text:p>
          </table:table-cell>
          <table:table-cell table:style-name="ce310" table:formula="of:=IF([.Y52]&gt;0;&quot;Subiu&quot;;IF([.Y52]&lt;0;&quot;Desceu&quot;;&quot;Estável&quot;))" office:value-type="string" office:string-value="Desceu" calcext:value-type="string">
            <text:p>Desceu</text:p>
          </table:table-cell>
          <table:table-cell table:style-name="ce310" table:formula="of:=IF([.Z52]&gt;0;&quot;Subiu&quot;;IF([.Z52]&lt;0;&quot;Desceu&quot;;&quot;Estável&quot;))" office:value-type="string" office:string-value="Desceu" calcext:value-type="string">
            <text:p>Desceu</text:p>
          </table:table-cell>
          <table:table-cell table:style-name="ce310" table:formula="of:=IF([.AA52]&gt;0;&quot;Subiu&quot;;IF([.AA52]&lt;0;&quot;Desceu&quot;;&quot;Estável&quot;))" office:value-type="string" office:string-value="Subiu" calcext:value-type="string">
            <text:p>Subiu</text:p>
          </table:table-cell>
          <table:table-cell table:style-name="ce310" table:formula="of:=VLOOKUP([.A52];['file:///C:/Users/sesmet/Downloads/Imers%C3%A3o%20Python%20-%20Tabela%20de%20a%C3%A7%C3%B5es.ods'#$Ticker.A$1:.B$1048576];2;0)" office:value-type="string" office:string-value="Eletrobras" calcext:value-type="string">
            <text:p>Eletrobras</text:p>
          </table:table-cell>
          <table:table-cell table:style-name="ce310" table:formula="of:=VLOOKUP([.AG52];['file:///C:/Users/sesmet/Downloads/Imers%C3%A3o%20Python%20-%20Tabela%20de%20a%C3%A7%C3%B5es.ods'#$ChatGPT.A$1:.D$1048576];2;0)" office:value-type="string" office:string-value="Energia" calcext:value-type="string">
            <text:p>Energia</text:p>
          </table:table-cell>
          <table:table-cell table:style-name="ce316" table:formula="of:=VLOOKUP([.AG52];['file:///C:/Users/sesmet/Downloads/Imers%C3%A3o%20Python%20-%20Tabela%20de%20a%C3%A7%C3%B5es.ods'#$ChatGPT.A$1:.D$1048576];4;0)" office:value-type="float" office:value="62" calcext:value-type="float">
            <text:p>62</text:p>
          </table:table-cell>
          <table:table-cell table:style-name="ce316" table:formula="of:=IF([.AI52]&gt;100;&quot;Mais de 100&quot;;IF([.AI52]&lt;50; &quot;Menos de 50&quot;; &quot;Entre 50 e 100&quot;))" office:value-type="string" office:string-value="Entre 50 e 100" calcext:value-type="string">
            <text:p>Entre 50 e 100</text:p>
          </table:table-cell>
          <table:table-cell table:number-columns-repeated="28"/>
        </table:table-row>
        <table:table-row table:style-name="ro2">
          <table:table-cell table:style-name="ce290" office:value-type="string" calcext:value-type="string">
            <text:p>ENEV3</text:p>
          </table:table-cell>
          <table:table-cell table:style-name="ce294" office:value-type="date" office:date-value="2024-01-26" calcext:value-type="date">
            <text:p>1/26/2024</text:p>
          </table:table-cell>
          <table:table-cell table:style-name="ce296" office:value-type="float" office:value="12.87" calcext:value-type="float">
            <text:p>12,87</text:p>
          </table:table-cell>
          <table:table-cell table:style-name="ce300" office:value-type="float" office:value="-0.23" calcext:value-type="float">
            <text:p>-0,23</text:p>
          </table:table-cell>
          <table:table-cell table:style-name="ce300" office:value-type="float" office:value="1.42" calcext:value-type="float">
            <text:p>1,42</text:p>
          </table:table-cell>
          <table:table-cell table:number-columns-repeated="2" table:style-name="ce300" office:value-type="float" office:value="-5.44" calcext:value-type="float">
            <text:p>-5,44</text:p>
          </table:table-cell>
          <table:table-cell table:style-name="ce300" office:value-type="float" office:value="6.36" calcext:value-type="float">
            <text:p>6,36</text:p>
          </table:table-cell>
          <table:table-cell table:style-name="ce300" office:value-type="float" office:value="12.84" calcext:value-type="float">
            <text:p>12,84</text:p>
          </table:table-cell>
          <table:table-cell table:style-name="ce300" office:value-type="float" office:value="13.09" calcext:value-type="float">
            <text:p>13,09</text:p>
          </table:table-cell>
          <table:table-cell table:style-name="ce290" office:value-type="string" calcext:value-type="string">
            <text:p>32,03 M</text:p>
          </table:table-cell>
          <table:table-cell table:style-name="ce302" table:formula="of:=[.D53]/100" office:value-type="float" office:value="-0.0023" calcext:value-type="float">
            <text:p>-0,0023</text:p>
          </table:table-cell>
          <table:table-cell table:style-name="ce302" table:formula="of:=[.E53]/100" office:value-type="float" office:value="0.0142" calcext:value-type="float">
            <text:p>0,0142</text:p>
          </table:table-cell>
          <table:table-cell table:style-name="ce302" table:formula="of:=[.F53]/100" office:value-type="float" office:value="-0.0544" calcext:value-type="float">
            <text:p>-0,0544</text:p>
          </table:table-cell>
          <table:table-cell table:style-name="ce302" table:formula="of:=[.G53]/100" office:value-type="float" office:value="-0.0544" calcext:value-type="float">
            <text:p>-0,0544</text:p>
          </table:table-cell>
          <table:table-cell table:style-name="ce302" table:formula="of:=[.H53]/100" office:value-type="float" office:value="0.0636" calcext:value-type="float">
            <text:p>0,0636</text:p>
          </table:table-cell>
          <table:table-cell table:style-name="ce307" table:formula="of:=[.$C53]/(1 + [.L53])" office:value-type="currency" office:currency="R$ " office:value="12.8996692392503" calcext:value-type="currency">
            <text:p>R$ 12,90</text:p>
          </table:table-cell>
          <table:table-cell table:style-name="ce307" table:formula="of:=[.$C53]/(1 + [.M53])" office:value-type="currency" office:currency="R$ " office:value="12.6898047722343" calcext:value-type="currency">
            <text:p>R$ 12,69</text:p>
          </table:table-cell>
          <table:table-cell table:style-name="ce307" table:formula="of:=[.$C53]/(1 + [.N53])" office:value-type="currency" office:currency="R$ " office:value="13.6104060913706" calcext:value-type="currency">
            <text:p>R$ 13,61</text:p>
          </table:table-cell>
          <table:table-cell table:style-name="ce307" table:formula="of:=[.$C53]/(1 + [.O53])" office:value-type="currency" office:currency="R$ " office:value="13.6104060913706" calcext:value-type="currency">
            <text:p>R$ 13,61</text:p>
          </table:table-cell>
          <table:table-cell table:style-name="ce307" table:formula="of:=[.$C53]/(1 + [.P53])" office:value-type="currency" office:currency="R$ " office:value="12.1004136893569" calcext:value-type="currency">
            <text:p>R$ 12,10</text:p>
          </table:table-cell>
          <table:table-cell table:style-name="ce311" table:formula="of:=VLOOKUP([.A53];['file:///C:/Users/sesmet/Downloads/Imers%C3%A3o%20Python%20-%20Tabela%20de%20a%C3%A7%C3%B5es.ods'#$Total_de_acoes.A$1:.B$1048576];2;0)" office:value-type="float" office:value="1579130168" calcext:value-type="float">
            <text:p>1.579.130.168,00</text:p>
          </table:table-cell>
          <table:table-cell table:style-name="ce307" table:formula="of:=([.$C53]-[.Q53])*[.$V53]" office:value-type="currency" office:currency="R$ " office:value="-46851590.7617187" calcext:value-type="currency">
            <text:p>-R$ 46.851.590,76</text:p>
          </table:table-cell>
          <table:table-cell table:style-name="ce307" table:formula="of:=([.$C53]-[.R53])*[.$V53]" office:value-type="currency" office:currency="R$ " office:value="284551720.294489" calcext:value-type="currency">
            <text:p>R$ 284.551.720,29</text:p>
          </table:table-cell>
          <table:table-cell table:style-name="ce307" table:formula="of:=([.$C53]-[.S53])*[.$V53]" office:value-type="currency" office:currency="R$ " office:value="-1169197595.45421" calcext:value-type="currency">
            <text:p>-R$ 1.169.197.595,45</text:p>
          </table:table-cell>
          <table:table-cell table:style-name="ce307" table:formula="of:=([.$C53]-[.T53])*[.$V53]" office:value-type="currency" office:currency="R$ " office:value="-1169197595.45421" calcext:value-type="currency">
            <text:p>-R$ 1.169.197.595,45</text:p>
          </table:table-cell>
          <table:table-cell table:style-name="ce307" table:formula="of:=([.$C53]-[.U53])*[.$V53]" office:value-type="currency" office:currency="R$ " office:value="1215276960.01634" calcext:value-type="currency">
            <text:p>R$ 1.215.276.960,02</text:p>
          </table:table-cell>
          <table:table-cell table:style-name="ce311" table:formula="of:=IF([.W53]&gt;0;&quot;Subiu&quot;;IF([.W53]&lt;0;&quot;Desceu&quot;;&quot;Estável&quot;))" office:value-type="string" office:string-value="Desceu" calcext:value-type="string">
            <text:p>Desceu</text:p>
          </table:table-cell>
          <table:table-cell table:style-name="ce311" table:formula="of:=IF([.X53]&gt;0;&quot;Subiu&quot;;IF([.X53]&lt;0;&quot;Desceu&quot;;&quot;Estável&quot;))" office:value-type="string" office:string-value="Subiu" calcext:value-type="string">
            <text:p>Subiu</text:p>
          </table:table-cell>
          <table:table-cell table:style-name="ce311" table:formula="of:=IF([.Y53]&gt;0;&quot;Subiu&quot;;IF([.Y53]&lt;0;&quot;Desceu&quot;;&quot;Estável&quot;))" office:value-type="string" office:string-value="Desceu" calcext:value-type="string">
            <text:p>Desceu</text:p>
          </table:table-cell>
          <table:table-cell table:style-name="ce311" table:formula="of:=IF([.Z53]&gt;0;&quot;Subiu&quot;;IF([.Z53]&lt;0;&quot;Desceu&quot;;&quot;Estável&quot;))" office:value-type="string" office:string-value="Desceu" calcext:value-type="string">
            <text:p>Desceu</text:p>
          </table:table-cell>
          <table:table-cell table:style-name="ce311" table:formula="of:=IF([.AA53]&gt;0;&quot;Subiu&quot;;IF([.AA53]&lt;0;&quot;Desceu&quot;;&quot;Estável&quot;))" office:value-type="string" office:string-value="Subiu" calcext:value-type="string">
            <text:p>Subiu</text:p>
          </table:table-cell>
          <table:table-cell table:style-name="ce311" table:formula="of:=VLOOKUP([.A53];['file:///C:/Users/sesmet/Downloads/Imers%C3%A3o%20Python%20-%20Tabela%20de%20a%C3%A7%C3%B5es.ods'#$Ticker.A$1:.B$1048576];2;0)" office:value-type="string" office:string-value="Eneva" calcext:value-type="string">
            <text:p>Eneva</text:p>
          </table:table-cell>
          <table:table-cell table:style-name="ce311" table:formula="of:=VLOOKUP([.AG53];['file:///C:/Users/sesmet/Downloads/Imers%C3%A3o%20Python%20-%20Tabela%20de%20a%C3%A7%C3%B5es.ods'#$ChatGPT.A$1:.D$1048576];2;0)" office:value-type="string" office:string-value="Energia" calcext:value-type="string">
            <text:p>Energia</text:p>
          </table:table-cell>
          <table:table-cell table:style-name="ce317" table:formula="of:=VLOOKUP([.AG53];['file:///C:/Users/sesmet/Downloads/Imers%C3%A3o%20Python%20-%20Tabela%20de%20a%C3%A7%C3%B5es.ods'#$ChatGPT.A$1:.D$1048576];4;0)" office:value-type="float" office:value="24" calcext:value-type="float">
            <text:p>24</text:p>
          </table:table-cell>
          <table:table-cell table:style-name="ce317" table:formula="of:=IF([.AI53]&gt;100;&quot;Mais de 100&quot;;IF([.AI53]&lt;50; &quot;Menos de 50&quot;; &quot;Entre 50 e 100&quot;))" office:value-type="string" office:string-value="Menos de 50" calcext:value-type="string">
            <text:p>Menos de 50</text:p>
          </table:table-cell>
          <table:table-cell table:number-columns-repeated="28"/>
        </table:table-row>
        <table:table-row table:style-name="ro2">
          <table:table-cell table:style-name="ce289" office:value-type="string" calcext:value-type="string">
            <text:p>WEGE3</text:p>
          </table:table-cell>
          <table:table-cell table:style-name="ce293" office:value-type="date" office:date-value="2024-01-26" calcext:value-type="date">
            <text:p>1/26/2024</text:p>
          </table:table-cell>
          <table:table-cell table:style-name="ce295" office:value-type="float" office:value="33.17" calcext:value-type="float">
            <text:p>33,17</text:p>
          </table:table-cell>
          <table:table-cell table:style-name="ce299" office:value-type="float" office:value="-0.24" calcext:value-type="float">
            <text:p>-0,24</text:p>
          </table:table-cell>
          <table:table-cell table:style-name="ce299" office:value-type="float" office:value="-0.93" calcext:value-type="float">
            <text:p>-0,93</text:p>
          </table:table-cell>
          <table:table-cell table:number-columns-repeated="2" table:style-name="ce299" office:value-type="float" office:value="-10.13" calcext:value-type="float">
            <text:p>-10,13</text:p>
          </table:table-cell>
          <table:table-cell table:style-name="ce299" office:value-type="float" office:value="-11.84" calcext:value-type="float">
            <text:p>-11,84</text:p>
          </table:table-cell>
          <table:table-cell table:style-name="ce299" office:value-type="float" office:value="33.04" calcext:value-type="float">
            <text:p>33,04</text:p>
          </table:table-cell>
          <table:table-cell table:style-name="ce299" office:value-type="float" office:value="33.5" calcext:value-type="float">
            <text:p>33,5</text:p>
          </table:table-cell>
          <table:table-cell table:style-name="ce289" office:value-type="string" calcext:value-type="string">
            <text:p>127,36 M</text:p>
          </table:table-cell>
          <table:table-cell table:style-name="ce301" table:formula="of:=[.D54]/100" office:value-type="float" office:value="-0.0024" calcext:value-type="float">
            <text:p>-0,0024</text:p>
          </table:table-cell>
          <table:table-cell table:style-name="ce301" table:formula="of:=[.E54]/100" office:value-type="float" office:value="-0.0093" calcext:value-type="float">
            <text:p>-0,0093</text:p>
          </table:table-cell>
          <table:table-cell table:style-name="ce301" table:formula="of:=[.F54]/100" office:value-type="float" office:value="-0.1013" calcext:value-type="float">
            <text:p>-0,1013</text:p>
          </table:table-cell>
          <table:table-cell table:style-name="ce301" table:formula="of:=[.G54]/100" office:value-type="float" office:value="-0.1013" calcext:value-type="float">
            <text:p>-0,1013</text:p>
          </table:table-cell>
          <table:table-cell table:style-name="ce301" table:formula="of:=[.H54]/100" office:value-type="float" office:value="-0.1184" calcext:value-type="float">
            <text:p>-0,1184</text:p>
          </table:table-cell>
          <table:table-cell table:style-name="ce306" table:formula="of:=[.$C54]/(1 + [.L54])" office:value-type="currency" office:currency="R$ " office:value="33.2497995188452" calcext:value-type="currency">
            <text:p>R$ 33,25</text:p>
          </table:table-cell>
          <table:table-cell table:style-name="ce306" table:formula="of:=[.$C54]/(1 + [.M54])" office:value-type="currency" office:currency="R$ " office:value="33.4813768042798" calcext:value-type="currency">
            <text:p>R$ 33,48</text:p>
          </table:table-cell>
          <table:table-cell table:style-name="ce306" table:formula="of:=[.$C54]/(1 + [.N54])" office:value-type="currency" office:currency="R$ " office:value="36.9088683654167" calcext:value-type="currency">
            <text:p>R$ 36,91</text:p>
          </table:table-cell>
          <table:table-cell table:style-name="ce306" table:formula="of:=[.$C54]/(1 + [.O54])" office:value-type="currency" office:currency="R$ " office:value="36.9088683654167" calcext:value-type="currency">
            <text:p>R$ 36,91</text:p>
          </table:table-cell>
          <table:table-cell table:style-name="ce306" table:formula="of:=[.$C54]/(1 + [.P54])" office:value-type="currency" office:currency="R$ " office:value="37.6247731397459" calcext:value-type="currency">
            <text:p>R$ 37,62</text:p>
          </table:table-cell>
          <table:table-cell table:style-name="ce310" table:formula="of:=VLOOKUP([.A54];['file:///C:/Users/sesmet/Downloads/Imers%C3%A3o%20Python%20-%20Tabela%20de%20a%C3%A7%C3%B5es.ods'#$Total_de_acoes.A$1:.B$1048576];2;0)" office:value-type="float" office:value="1481593024" calcext:value-type="float">
            <text:p>1.481.593.024,00</text:p>
          </table:table-cell>
          <table:table-cell table:style-name="ce306" table:formula="of:=([.$C54]-[.Q54])*[.$V54]" office:value-type="currency" office:currency="R$ " office:value="-118230410.439646" calcext:value-type="currency">
            <text:p>-R$ 118.230.410,44</text:p>
          </table:table-cell>
          <table:table-cell table:style-name="ce306" table:formula="of:=([.$C54]-[.R54])*[.$V54]" office:value-type="currency" office:currency="R$ " office:value="-461333701.056369" calcext:value-type="currency">
            <text:p>-R$ 461.333.701,06</text:p>
          </table:table-cell>
          <table:table-cell table:style-name="ce306" table:formula="of:=([.$C54]-[.S54])*[.$V54]" office:value-type="currency" office:currency="R$ " office:value="-5539481287.85569" calcext:value-type="currency">
            <text:p>-R$ 5.539.481.287,86</text:p>
          </table:table-cell>
          <table:table-cell table:style-name="ce306" table:formula="of:=([.$C54]-[.T54])*[.$V54]" office:value-type="currency" office:currency="R$ " office:value="-5539481287.85569" calcext:value-type="currency">
            <text:p>-R$ 5.539.481.287,86</text:p>
          </table:table-cell>
          <table:table-cell table:style-name="ce306" table:formula="of:=([.$C54]-[.U54])*[.$V54]" office:value-type="currency" office:currency="R$ " office:value="-6600160807.35013" calcext:value-type="currency">
            <text:p>-R$ 6.600.160.807,35</text:p>
          </table:table-cell>
          <table:table-cell table:style-name="ce310" table:formula="of:=IF([.W54]&gt;0;&quot;Subiu&quot;;IF([.W54]&lt;0;&quot;Desceu&quot;;&quot;Estável&quot;))" office:value-type="string" office:string-value="Desceu" calcext:value-type="string">
            <text:p>Desceu</text:p>
          </table:table-cell>
          <table:table-cell table:style-name="ce310" table:formula="of:=IF([.X54]&gt;0;&quot;Subiu&quot;;IF([.X54]&lt;0;&quot;Desceu&quot;;&quot;Estável&quot;))" office:value-type="string" office:string-value="Desceu" calcext:value-type="string">
            <text:p>Desceu</text:p>
          </table:table-cell>
          <table:table-cell table:style-name="ce310" table:formula="of:=IF([.Y54]&gt;0;&quot;Subiu&quot;;IF([.Y54]&lt;0;&quot;Desceu&quot;;&quot;Estável&quot;))" office:value-type="string" office:string-value="Desceu" calcext:value-type="string">
            <text:p>Desceu</text:p>
          </table:table-cell>
          <table:table-cell table:style-name="ce310" table:formula="of:=IF([.Z54]&gt;0;&quot;Subiu&quot;;IF([.Z54]&lt;0;&quot;Desceu&quot;;&quot;Estável&quot;))" office:value-type="string" office:string-value="Desceu" calcext:value-type="string">
            <text:p>Desceu</text:p>
          </table:table-cell>
          <table:table-cell table:style-name="ce310" table:formula="of:=IF([.AA54]&gt;0;&quot;Subiu&quot;;IF([.AA54]&lt;0;&quot;Desceu&quot;;&quot;Estável&quot;))" office:value-type="string" office:string-value="Desceu" calcext:value-type="string">
            <text:p>Desceu</text:p>
          </table:table-cell>
          <table:table-cell table:style-name="ce310" table:formula="of:=VLOOKUP([.A54];['file:///C:/Users/sesmet/Downloads/Imers%C3%A3o%20Python%20-%20Tabela%20de%20a%C3%A7%C3%B5es.ods'#$Ticker.A$1:.B$1048576];2;0)" office:value-type="string" office:string-value="WEG" calcext:value-type="string">
            <text:p>WEG</text:p>
          </table:table-cell>
          <table:table-cell table:style-name="ce310" table:formula="of:=VLOOKUP([.AG54];['file:///C:/Users/sesmet/Downloads/Imers%C3%A3o%20Python%20-%20Tabela%20de%20a%C3%A7%C3%B5es.ods'#$ChatGPT.A$1:.D$1048576];2;0)" office:value-type="string" office:string-value="Tecnologia" calcext:value-type="string">
            <text:p>Tecnologia</text:p>
          </table:table-cell>
          <table:table-cell table:style-name="ce316" table:formula="of:=VLOOKUP([.AG54];['file:///C:/Users/sesmet/Downloads/Imers%C3%A3o%20Python%20-%20Tabela%20de%20a%C3%A7%C3%B5es.ods'#$ChatGPT.A$1:.D$1048576];4;0)" office:value-type="float" office:value="63" calcext:value-type="float">
            <text:p>63</text:p>
          </table:table-cell>
          <table:table-cell table:style-name="ce316" table:formula="of:=IF([.AI54]&gt;100;&quot;Mais de 100&quot;;IF([.AI54]&lt;50; &quot;Menos de 50&quot;; &quot;Entre 50 e 100&quot;))" office:value-type="string" office:string-value="Entre 50 e 100" calcext:value-type="string">
            <text:p>Entre 50 e 100</text:p>
          </table:table-cell>
          <table:table-cell table:number-columns-repeated="28"/>
        </table:table-row>
        <table:table-row table:style-name="ro2">
          <table:table-cell table:style-name="ce290" office:value-type="string" calcext:value-type="string">
            <text:p>SLCE3</text:p>
          </table:table-cell>
          <table:table-cell table:style-name="ce294" office:value-type="date" office:date-value="2024-01-26" calcext:value-type="date">
            <text:p>1/26/2024</text:p>
          </table:table-cell>
          <table:table-cell table:style-name="ce296" office:value-type="float" office:value="19.3" calcext:value-type="float">
            <text:p>19,30</text:p>
          </table:table-cell>
          <table:table-cell table:style-name="ce300" office:value-type="float" office:value="-0.25" calcext:value-type="float">
            <text:p>-0,25</text:p>
          </table:table-cell>
          <table:table-cell table:style-name="ce300" office:value-type="float" office:value="2.01" calcext:value-type="float">
            <text:p>2,01</text:p>
          </table:table-cell>
          <table:table-cell table:number-columns-repeated="2" table:style-name="ce300" office:value-type="float" office:value="2.55" calcext:value-type="float">
            <text:p>2,55</text:p>
          </table:table-cell>
          <table:table-cell table:style-name="ce300" office:value-type="float" office:value="-10.11" calcext:value-type="float">
            <text:p>-10,11</text:p>
          </table:table-cell>
          <table:table-cell table:style-name="ce300" office:value-type="float" office:value="19.1" calcext:value-type="float">
            <text:p>19,1</text:p>
          </table:table-cell>
          <table:table-cell table:style-name="ce300" office:value-type="float" office:value="19.51" calcext:value-type="float">
            <text:p>19,51</text:p>
          </table:table-cell>
          <table:table-cell table:style-name="ce290" office:value-type="string" calcext:value-type="string">
            <text:p>29,74 M</text:p>
          </table:table-cell>
          <table:table-cell table:style-name="ce302" table:formula="of:=[.D55]/100" office:value-type="float" office:value="-0.0025" calcext:value-type="float">
            <text:p>-0,0025</text:p>
          </table:table-cell>
          <table:table-cell table:style-name="ce302" table:formula="of:=[.E55]/100" office:value-type="float" office:value="0.0201" calcext:value-type="float">
            <text:p>0,0201</text:p>
          </table:table-cell>
          <table:table-cell table:style-name="ce302" table:formula="of:=[.F55]/100" office:value-type="float" office:value="0.0255" calcext:value-type="float">
            <text:p>0,0255</text:p>
          </table:table-cell>
          <table:table-cell table:style-name="ce302" table:formula="of:=[.G55]/100" office:value-type="float" office:value="0.0255" calcext:value-type="float">
            <text:p>0,0255</text:p>
          </table:table-cell>
          <table:table-cell table:style-name="ce302" table:formula="of:=[.H55]/100" office:value-type="float" office:value="-0.1011" calcext:value-type="float">
            <text:p>-0,1011</text:p>
          </table:table-cell>
          <table:table-cell table:style-name="ce307" table:formula="of:=[.$C55]/(1 + [.L55])" office:value-type="currency" office:currency="R$ " office:value="19.3483709273183" calcext:value-type="currency">
            <text:p>R$ 19,35</text:p>
          </table:table-cell>
          <table:table-cell table:style-name="ce307" table:formula="of:=[.$C55]/(1 + [.M55])" office:value-type="currency" office:currency="R$ " office:value="18.9197137535536" calcext:value-type="currency">
            <text:p>R$ 18,92</text:p>
          </table:table-cell>
          <table:table-cell table:style-name="ce307" table:formula="of:=[.$C55]/(1 + [.N55])" office:value-type="currency" office:currency="R$ " office:value="18.8200877620673" calcext:value-type="currency">
            <text:p>R$ 18,82</text:p>
          </table:table-cell>
          <table:table-cell table:style-name="ce307" table:formula="of:=[.$C55]/(1 + [.O55])" office:value-type="currency" office:currency="R$ " office:value="18.8200877620673" calcext:value-type="currency">
            <text:p>R$ 18,82</text:p>
          </table:table-cell>
          <table:table-cell table:style-name="ce307" table:formula="of:=[.$C55]/(1 + [.P55])" office:value-type="currency" office:currency="R$ " office:value="21.4706863944821" calcext:value-type="currency">
            <text:p>R$ 21,47</text:p>
          </table:table-cell>
          <table:table-cell table:style-name="ce311" table:formula="of:=VLOOKUP([.A55];['file:///C:/Users/sesmet/Downloads/Imers%C3%A3o%20Python%20-%20Tabela%20de%20a%C3%A7%C3%B5es.ods'#$Total_de_acoes.A$1:.B$1048576];2;0)" office:value-type="float" office:value="195751130" calcext:value-type="float">
            <text:p>195.751.130,00</text:p>
          </table:table-cell>
          <table:table-cell table:style-name="ce307" table:formula="of:=([.$C55]-[.Q55])*[.$V55]" office:value-type="currency" office:currency="R$ " office:value="-9468663.68170417" calcext:value-type="currency">
            <text:p>-R$ 9.468.663,68</text:p>
          </table:table-cell>
          <table:table-cell table:style-name="ce307" table:formula="of:=([.$C55]-[.R55])*[.$V55]" office:value-type="currency" office:currency="R$ " office:value="74441462.4653467" calcext:value-type="currency">
            <text:p>R$ 74.441.462,47</text:p>
          </table:table-cell>
          <table:table-cell table:style-name="ce307" table:formula="of:=([.$C55]-[.S55])*[.$V55]" office:value-type="currency" office:currency="R$ " office:value="93943362.876158" calcext:value-type="currency">
            <text:p>R$ 93.943.362,88</text:p>
          </table:table-cell>
          <table:table-cell table:style-name="ce307" table:formula="of:=([.$C55]-[.T55])*[.$V55]" office:value-type="currency" office:currency="R$ " office:value="93943362.876158" calcext:value-type="currency">
            <text:p>R$ 93.943.362,88</text:p>
          </table:table-cell>
          <table:table-cell table:style-name="ce307" table:formula="of:=([.$C55]-[.U55])*[.$V55]" office:value-type="currency" office:currency="R$ " office:value="-424914314.595505" calcext:value-type="currency">
            <text:p>-R$ 424.914.314,60</text:p>
          </table:table-cell>
          <table:table-cell table:style-name="ce311" table:formula="of:=IF([.W55]&gt;0;&quot;Subiu&quot;;IF([.W55]&lt;0;&quot;Desceu&quot;;&quot;Estável&quot;))" office:value-type="string" office:string-value="Desceu" calcext:value-type="string">
            <text:p>Desceu</text:p>
          </table:table-cell>
          <table:table-cell table:style-name="ce311" table:formula="of:=IF([.X55]&gt;0;&quot;Subiu&quot;;IF([.X55]&lt;0;&quot;Desceu&quot;;&quot;Estável&quot;))" office:value-type="string" office:string-value="Subiu" calcext:value-type="string">
            <text:p>Subiu</text:p>
          </table:table-cell>
          <table:table-cell table:style-name="ce311" table:formula="of:=IF([.Y55]&gt;0;&quot;Subiu&quot;;IF([.Y55]&lt;0;&quot;Desceu&quot;;&quot;Estável&quot;))" office:value-type="string" office:string-value="Subiu" calcext:value-type="string">
            <text:p>Subiu</text:p>
          </table:table-cell>
          <table:table-cell table:style-name="ce311" table:formula="of:=IF([.Z55]&gt;0;&quot;Subiu&quot;;IF([.Z55]&lt;0;&quot;Desceu&quot;;&quot;Estável&quot;))" office:value-type="string" office:string-value="Subiu" calcext:value-type="string">
            <text:p>Subiu</text:p>
          </table:table-cell>
          <table:table-cell table:style-name="ce311" table:formula="of:=IF([.AA55]&gt;0;&quot;Subiu&quot;;IF([.AA55]&lt;0;&quot;Desceu&quot;;&quot;Estável&quot;))" office:value-type="string" office:string-value="Desceu" calcext:value-type="string">
            <text:p>Desceu</text:p>
          </table:table-cell>
          <table:table-cell table:style-name="ce311" table:formula="of:=VLOOKUP([.A55];['file:///C:/Users/sesmet/Downloads/Imers%C3%A3o%20Python%20-%20Tabela%20de%20a%C3%A7%C3%B5es.ods'#$Ticker.A$1:.B$1048576];2;0)" office:value-type="string" office:string-value="SLC Agrícola" calcext:value-type="string">
            <text:p>SLC Agrícola</text:p>
          </table:table-cell>
          <table:table-cell table:style-name="ce311" table:formula="of:=VLOOKUP([.AG55];['file:///C:/Users/sesmet/Downloads/Imers%C3%A3o%20Python%20-%20Tabela%20de%20a%C3%A7%C3%B5es.ods'#$ChatGPT.A$1:.D$1048576];2;0)" office:value-type="string" office:string-value="Agronegócio" calcext:value-type="string">
            <text:p>Agronegócio</text:p>
          </table:table-cell>
          <table:table-cell table:style-name="ce317" table:formula="of:=VLOOKUP([.AG55];['file:///C:/Users/sesmet/Downloads/Imers%C3%A3o%20Python%20-%20Tabela%20de%20a%C3%A7%C3%B5es.ods'#$ChatGPT.A$1:.D$1048576];4;0)" office:value-type="float" office:value="47" calcext:value-type="float">
            <text:p>47</text:p>
          </table:table-cell>
          <table:table-cell table:style-name="ce317" table:formula="of:=IF([.AI55]&gt;100;&quot;Mais de 100&quot;;IF([.AI55]&lt;50; &quot;Menos de 50&quot;; &quot;Entre 50 e 100&quot;))" office:value-type="string" office:string-value="Menos de 50" calcext:value-type="string">
            <text:p>Menos de 50</text:p>
          </table:table-cell>
          <table:table-cell table:number-columns-repeated="28"/>
        </table:table-row>
        <table:table-row table:style-name="ro2">
          <table:table-cell table:style-name="ce289" office:value-type="string" calcext:value-type="string">
            <text:p>ALOS3</text:p>
          </table:table-cell>
          <table:table-cell table:style-name="ce293" office:value-type="date" office:date-value="2024-01-26" calcext:value-type="date">
            <text:p>1/26/2024</text:p>
          </table:table-cell>
          <table:table-cell table:style-name="ce295" office:value-type="float" office:value="24.62" calcext:value-type="float">
            <text:p>24,62</text:p>
          </table:table-cell>
          <table:table-cell table:style-name="ce299" office:value-type="float" office:value="-0.28" calcext:value-type="float">
            <text:p>-0,28</text:p>
          </table:table-cell>
          <table:table-cell table:style-name="ce299" office:value-type="float" office:value="0.53" calcext:value-type="float">
            <text:p>0,53</text:p>
          </table:table-cell>
          <table:table-cell table:number-columns-repeated="2" table:style-name="ce299" office:value-type="float" office:value="-7.27" calcext:value-type="float">
            <text:p>-7,27</text:p>
          </table:table-cell>
          <table:table-cell table:style-name="ce299" office:value-type="float" office:value="39.82" calcext:value-type="float">
            <text:p>39,82</text:p>
          </table:table-cell>
          <table:table-cell table:style-name="ce299" office:value-type="float" office:value="24.53" calcext:value-type="float">
            <text:p>24,53</text:p>
          </table:table-cell>
          <table:table-cell table:style-name="ce299" office:value-type="float" office:value="24.92" calcext:value-type="float">
            <text:p>24,92</text:p>
          </table:table-cell>
          <table:table-cell table:style-name="ce289" office:value-type="string" calcext:value-type="string">
            <text:p>34,33 M</text:p>
          </table:table-cell>
          <table:table-cell table:style-name="ce301" table:formula="of:=[.D56]/100" office:value-type="float" office:value="-0.0028" calcext:value-type="float">
            <text:p>-0,0028</text:p>
          </table:table-cell>
          <table:table-cell table:style-name="ce301" table:formula="of:=[.E56]/100" office:value-type="float" office:value="0.0053" calcext:value-type="float">
            <text:p>0,0053</text:p>
          </table:table-cell>
          <table:table-cell table:style-name="ce301" table:formula="of:=[.F56]/100" office:value-type="float" office:value="-0.0727" calcext:value-type="float">
            <text:p>-0,0727</text:p>
          </table:table-cell>
          <table:table-cell table:style-name="ce301" table:formula="of:=[.G56]/100" office:value-type="float" office:value="-0.0727" calcext:value-type="float">
            <text:p>-0,0727</text:p>
          </table:table-cell>
          <table:table-cell table:style-name="ce301" table:formula="of:=[.H56]/100" office:value-type="float" office:value="0.3982" calcext:value-type="float">
            <text:p>0,3982</text:p>
          </table:table-cell>
          <table:table-cell table:style-name="ce306" table:formula="of:=[.$C56]/(1 + [.L56])" office:value-type="currency" office:currency="R$ " office:value="24.6891295627758" calcext:value-type="currency">
            <text:p>R$ 24,69</text:p>
          </table:table-cell>
          <table:table-cell table:style-name="ce306" table:formula="of:=[.$C56]/(1 + [.M56])" office:value-type="currency" office:currency="R$ " office:value="24.4902019297722" calcext:value-type="currency">
            <text:p>R$ 24,49</text:p>
          </table:table-cell>
          <table:table-cell table:style-name="ce306" table:formula="of:=[.$C56]/(1 + [.N56])" office:value-type="currency" office:currency="R$ " office:value="26.5501995039362" calcext:value-type="currency">
            <text:p>R$ 26,55</text:p>
          </table:table-cell>
          <table:table-cell table:style-name="ce306" table:formula="of:=[.$C56]/(1 + [.O56])" office:value-type="currency" office:currency="R$ " office:value="26.5501995039362" calcext:value-type="currency">
            <text:p>R$ 26,55</text:p>
          </table:table-cell>
          <table:table-cell table:style-name="ce306" table:formula="of:=[.$C56]/(1 + [.P56])" office:value-type="currency" office:currency="R$ " office:value="17.6083535974825" calcext:value-type="currency">
            <text:p>R$ 17,61</text:p>
          </table:table-cell>
          <table:table-cell table:style-name="ce310" table:formula="of:=VLOOKUP([.A56];['file:///C:/Users/sesmet/Downloads/Imers%C3%A3o%20Python%20-%20Tabela%20de%20a%C3%A7%C3%B5es.ods'#$Total_de_acoes.A$1:.B$1048576];2;0)" office:value-type="float" office:value="532616595" calcext:value-type="float">
            <text:p>532.616.595,00</text:p>
          </table:table-cell>
          <table:table-cell table:style-name="ce306" table:formula="of:=([.$C56]-[.Q56])*[.$V56]" office:value-type="currency" office:currency="R$ " office:value="-36819552.3394699" calcext:value-type="currency">
            <text:p>-R$ 36.819.552,34</text:p>
          </table:table-cell>
          <table:table-cell table:style-name="ce306" table:formula="of:=([.$C56]-[.R56])*[.$V56]" office:value-type="currency" office:currency="R$ " office:value="69132606.2022996" calcext:value-type="currency">
            <text:p>R$ 69.132.606,20</text:p>
          </table:table-cell>
          <table:table-cell table:style-name="ce306" table:formula="of:=([.$C56]-[.S56])*[.$V56]" office:value-type="currency" office:currency="R$ " office:value="-1028056287.45717" calcext:value-type="currency">
            <text:p>-R$ 1.028.056.287,46</text:p>
          </table:table-cell>
          <table:table-cell table:style-name="ce306" table:formula="of:=([.$C56]-[.T56])*[.$V56]" office:value-type="currency" office:currency="R$ " office:value="-1028056287.45717" calcext:value-type="currency">
            <text:p>-R$ 1.028.056.287,46</text:p>
          </table:table-cell>
          <table:table-cell table:style-name="ce306" table:formula="of:=([.$C56]-[.U56])*[.$V56]" office:value-type="currency" office:currency="R$ " office:value="3734519232.25288" calcext:value-type="currency">
            <text:p>R$ 3.734.519.232,25</text:p>
          </table:table-cell>
          <table:table-cell table:style-name="ce310" table:formula="of:=IF([.W56]&gt;0;&quot;Subiu&quot;;IF([.W56]&lt;0;&quot;Desceu&quot;;&quot;Estável&quot;))" office:value-type="string" office:string-value="Desceu" calcext:value-type="string">
            <text:p>Desceu</text:p>
          </table:table-cell>
          <table:table-cell table:style-name="ce310" table:formula="of:=IF([.X56]&gt;0;&quot;Subiu&quot;;IF([.X56]&lt;0;&quot;Desceu&quot;;&quot;Estável&quot;))" office:value-type="string" office:string-value="Subiu" calcext:value-type="string">
            <text:p>Subiu</text:p>
          </table:table-cell>
          <table:table-cell table:style-name="ce310" table:formula="of:=IF([.Y56]&gt;0;&quot;Subiu&quot;;IF([.Y56]&lt;0;&quot;Desceu&quot;;&quot;Estável&quot;))" office:value-type="string" office:string-value="Desceu" calcext:value-type="string">
            <text:p>Desceu</text:p>
          </table:table-cell>
          <table:table-cell table:style-name="ce310" table:formula="of:=IF([.Z56]&gt;0;&quot;Subiu&quot;;IF([.Z56]&lt;0;&quot;Desceu&quot;;&quot;Estável&quot;))" office:value-type="string" office:string-value="Desceu" calcext:value-type="string">
            <text:p>Desceu</text:p>
          </table:table-cell>
          <table:table-cell table:style-name="ce310" table:formula="of:=IF([.AA56]&gt;0;&quot;Subiu&quot;;IF([.AA56]&lt;0;&quot;Desceu&quot;;&quot;Estável&quot;))" office:value-type="string" office:string-value="Subiu" calcext:value-type="string">
            <text:p>Subiu</text:p>
          </table:table-cell>
          <table:table-cell table:style-name="ce310" table:formula="of:=VLOOKUP([.A56];['file:///C:/Users/sesmet/Downloads/Imers%C3%A3o%20Python%20-%20Tabela%20de%20a%C3%A7%C3%B5es.ods'#$Ticker.A$1:.B$1048576];2;0)" office:value-type="string" office:string-value="ALOS3" calcext:value-type="string">
            <text:p>ALOS3</text:p>
          </table:table-cell>
          <table:table-cell table:style-name="ce310" table:formula="of:=VLOOKUP([.AG56];['file:///C:/Users/sesmet/Downloads/Imers%C3%A3o%20Python%20-%20Tabela%20de%20a%C3%A7%C3%B5es.ods'#$ChatGPT.A$1:.D$1048576];2;0)" office:value-type="string" office:string-value="Tecnologia" calcext:value-type="string">
            <text:p>Tecnologia</text:p>
          </table:table-cell>
          <table:table-cell table:style-name="ce316" table:formula="of:=VLOOKUP([.AG56];['file:///C:/Users/sesmet/Downloads/Imers%C3%A3o%20Python%20-%20Tabela%20de%20a%C3%A7%C3%B5es.ods'#$ChatGPT.A$1:.D$1048576];4;0)" office:value-type="float" office:value="14" calcext:value-type="float">
            <text:p>14</text:p>
          </table:table-cell>
          <table:table-cell table:style-name="ce316" table:formula="of:=IF([.AI56]&gt;100;&quot;Mais de 100&quot;;IF([.AI56]&lt;50; &quot;Menos de 50&quot;; &quot;Entre 50 e 100&quot;))" office:value-type="string" office:string-value="Menos de 50" calcext:value-type="string">
            <text:p>Menos de 50</text:p>
          </table:table-cell>
          <table:table-cell table:number-columns-repeated="28"/>
        </table:table-row>
        <table:table-row table:style-name="ro2">
          <table:table-cell table:style-name="ce290" office:value-type="string" calcext:value-type="string">
            <text:p>CCRO3</text:p>
          </table:table-cell>
          <table:table-cell table:style-name="ce294" office:value-type="date" office:date-value="2024-01-26" calcext:value-type="date">
            <text:p>1/26/2024</text:p>
          </table:table-cell>
          <table:table-cell table:style-name="ce296" office:value-type="float" office:value="13.27" calcext:value-type="float">
            <text:p>13,27</text:p>
          </table:table-cell>
          <table:table-cell table:style-name="ce300" office:value-type="float" office:value="-0.3" calcext:value-type="float">
            <text:p>-0,3</text:p>
          </table:table-cell>
          <table:table-cell table:style-name="ce300" office:value-type="float" office:value="-1.78" calcext:value-type="float">
            <text:p>-1,78</text:p>
          </table:table-cell>
          <table:table-cell table:number-columns-repeated="2" table:style-name="ce300" office:value-type="float" office:value="-6.42" calcext:value-type="float">
            <text:p>-6,42</text:p>
          </table:table-cell>
          <table:table-cell table:style-name="ce300" office:value-type="float" office:value="13.59" calcext:value-type="float">
            <text:p>13,59</text:p>
          </table:table-cell>
          <table:table-cell table:style-name="ce300" office:value-type="float" office:value="13.23" calcext:value-type="float">
            <text:p>13,23</text:p>
          </table:table-cell>
          <table:table-cell table:style-name="ce300" office:value-type="float" office:value="13.41" calcext:value-type="float">
            <text:p>13,41</text:p>
          </table:table-cell>
          <table:table-cell table:style-name="ce290" office:value-type="string" calcext:value-type="string">
            <text:p>32,04 M</text:p>
          </table:table-cell>
          <table:table-cell table:style-name="ce302" table:formula="of:=[.D57]/100" office:value-type="float" office:value="-0.003" calcext:value-type="float">
            <text:p>-0,003</text:p>
          </table:table-cell>
          <table:table-cell table:style-name="ce302" table:formula="of:=[.E57]/100" office:value-type="float" office:value="-0.0178" calcext:value-type="float">
            <text:p>-0,0178</text:p>
          </table:table-cell>
          <table:table-cell table:style-name="ce302" table:formula="of:=[.F57]/100" office:value-type="float" office:value="-0.0642" calcext:value-type="float">
            <text:p>-0,0642</text:p>
          </table:table-cell>
          <table:table-cell table:style-name="ce302" table:formula="of:=[.G57]/100" office:value-type="float" office:value="-0.0642" calcext:value-type="float">
            <text:p>-0,0642</text:p>
          </table:table-cell>
          <table:table-cell table:style-name="ce302" table:formula="of:=[.H57]/100" office:value-type="float" office:value="0.1359" calcext:value-type="float">
            <text:p>0,1359</text:p>
          </table:table-cell>
          <table:table-cell table:style-name="ce307" table:formula="of:=[.$C57]/(1 + [.L57])" office:value-type="currency" office:currency="R$ " office:value="13.3099297893681" calcext:value-type="currency">
            <text:p>R$ 13,31</text:p>
          </table:table-cell>
          <table:table-cell table:style-name="ce307" table:formula="of:=[.$C57]/(1 + [.M57])" office:value-type="currency" office:currency="R$ " office:value="13.5104866625942" calcext:value-type="currency">
            <text:p>R$ 13,51</text:p>
          </table:table-cell>
          <table:table-cell table:style-name="ce307" table:formula="of:=[.$C57]/(1 + [.N57])" office:value-type="currency" office:currency="R$ " office:value="14.1803804231673" calcext:value-type="currency">
            <text:p>R$ 14,18</text:p>
          </table:table-cell>
          <table:table-cell table:style-name="ce307" table:formula="of:=[.$C57]/(1 + [.O57])" office:value-type="currency" office:currency="R$ " office:value="14.1803804231673" calcext:value-type="currency">
            <text:p>R$ 14,18</text:p>
          </table:table-cell>
          <table:table-cell table:style-name="ce307" table:formula="of:=[.$C57]/(1 + [.P57])" office:value-type="currency" office:currency="R$ " office:value="11.6823664054934" calcext:value-type="currency">
            <text:p>R$ 11,68</text:p>
          </table:table-cell>
          <table:table-cell table:style-name="ce311" table:formula="of:=VLOOKUP([.A57];['file:///C:/Users/sesmet/Downloads/Imers%C3%A3o%20Python%20-%20Tabela%20de%20a%C3%A7%C3%B5es.ods'#$Total_de_acoes.A$1:.B$1048576];2;0)" office:value-type="float" office:value="995335937" calcext:value-type="float">
            <text:p>995.335.937,00</text:p>
          </table:table-cell>
          <table:table-cell table:style-name="ce307" table:formula="of:=([.$C57]-[.Q57])*[.$V57]" office:value-type="currency" office:currency="R$ " office:value="-39743554.3149145" calcext:value-type="currency">
            <text:p>-R$ 39.743.554,31</text:p>
          </table:table-cell>
          <table:table-cell table:style-name="ce307" table:formula="of:=([.$C57]-[.R57])*[.$V57]" office:value-type="currency" office:currency="R$ " office:value="-239365017.649179" calcext:value-type="currency">
            <text:p>-R$ 239.365.017,65</text:p>
          </table:table-cell>
          <table:table-cell table:style-name="ce307" table:formula="of:=([.$C57]-[.S57])*[.$V57]" office:value-type="currency" office:currency="R$ " office:value="-906134351.519726" calcext:value-type="currency">
            <text:p>-R$ 906.134.351,52</text:p>
          </table:table-cell>
          <table:table-cell table:style-name="ce307" table:formula="of:=([.$C57]-[.T57])*[.$V57]" office:value-type="currency" office:currency="R$ " office:value="-906134351.519726" calcext:value-type="currency">
            <text:p>-R$ 906.134.351,52</text:p>
          </table:table-cell>
          <table:table-cell table:style-name="ce307" table:formula="of:=([.$C57]-[.U57])*[.$V57]" office:value-type="currency" office:currency="R$ " office:value="1580228771.40086" calcext:value-type="currency">
            <text:p>R$ 1.580.228.771,40</text:p>
          </table:table-cell>
          <table:table-cell table:style-name="ce311" table:formula="of:=IF([.W57]&gt;0;&quot;Subiu&quot;;IF([.W57]&lt;0;&quot;Desceu&quot;;&quot;Estável&quot;))" office:value-type="string" office:string-value="Desceu" calcext:value-type="string">
            <text:p>Desceu</text:p>
          </table:table-cell>
          <table:table-cell table:style-name="ce311" table:formula="of:=IF([.X57]&gt;0;&quot;Subiu&quot;;IF([.X57]&lt;0;&quot;Desceu&quot;;&quot;Estável&quot;))" office:value-type="string" office:string-value="Desceu" calcext:value-type="string">
            <text:p>Desceu</text:p>
          </table:table-cell>
          <table:table-cell table:style-name="ce311" table:formula="of:=IF([.Y57]&gt;0;&quot;Subiu&quot;;IF([.Y57]&lt;0;&quot;Desceu&quot;;&quot;Estável&quot;))" office:value-type="string" office:string-value="Desceu" calcext:value-type="string">
            <text:p>Desceu</text:p>
          </table:table-cell>
          <table:table-cell table:style-name="ce311" table:formula="of:=IF([.Z57]&gt;0;&quot;Subiu&quot;;IF([.Z57]&lt;0;&quot;Desceu&quot;;&quot;Estável&quot;))" office:value-type="string" office:string-value="Desceu" calcext:value-type="string">
            <text:p>Desceu</text:p>
          </table:table-cell>
          <table:table-cell table:style-name="ce311" table:formula="of:=IF([.AA57]&gt;0;&quot;Subiu&quot;;IF([.AA57]&lt;0;&quot;Desceu&quot;;&quot;Estável&quot;))" office:value-type="string" office:string-value="Subiu" calcext:value-type="string">
            <text:p>Subiu</text:p>
          </table:table-cell>
          <table:table-cell table:style-name="ce311" table:formula="of:=VLOOKUP([.A57];['file:///C:/Users/sesmet/Downloads/Imers%C3%A3o%20Python%20-%20Tabela%20de%20a%C3%A7%C3%B5es.ods'#$Ticker.A$1:.B$1048576];2;0)" office:value-type="string" office:string-value="Grupo CCR" calcext:value-type="string">
            <text:p>Grupo CCR</text:p>
          </table:table-cell>
          <table:table-cell table:style-name="ce311" table:formula="of:=VLOOKUP([.AG57];['file:///C:/Users/sesmet/Downloads/Imers%C3%A3o%20Python%20-%20Tabela%20de%20a%C3%A7%C3%B5es.ods'#$ChatGPT.A$1:.D$1048576];2;0)" office:value-type="string" office:string-value="Infraestrutura" calcext:value-type="string">
            <text:p>Infraestrutura</text:p>
          </table:table-cell>
          <table:table-cell table:style-name="ce317" table:formula="of:=VLOOKUP([.AG57];['file:///C:/Users/sesmet/Downloads/Imers%C3%A3o%20Python%20-%20Tabela%20de%20a%C3%A7%C3%B5es.ods'#$ChatGPT.A$1:.D$1048576];4;0)" office:value-type="float" office:value="26" calcext:value-type="float">
            <text:p>26</text:p>
          </table:table-cell>
          <table:table-cell table:style-name="ce317" table:formula="of:=IF([.AI57]&gt;100;&quot;Mais de 100&quot;;IF([.AI57]&lt;50; &quot;Menos de 50&quot;; &quot;Entre 50 e 100&quot;))" office:value-type="string" office:string-value="Menos de 50" calcext:value-type="string">
            <text:p>Menos de 50</text:p>
          </table:table-cell>
          <table:table-cell table:number-columns-repeated="28"/>
        </table:table-row>
        <table:table-row table:style-name="ro2">
          <table:table-cell table:style-name="ce289" office:value-type="string" calcext:value-type="string">
            <text:p>COGN3</text:p>
          </table:table-cell>
          <table:table-cell table:style-name="ce293" office:value-type="date" office:date-value="2024-01-26" calcext:value-type="date">
            <text:p>1/26/2024</text:p>
          </table:table-cell>
          <table:table-cell table:style-name="ce295" office:value-type="float" office:value="3.03" calcext:value-type="float">
            <text:p>3,03</text:p>
          </table:table-cell>
          <table:table-cell table:style-name="ce299" office:value-type="float" office:value="-0.32" calcext:value-type="float">
            <text:p>-0,32</text:p>
          </table:table-cell>
          <table:table-cell table:style-name="ce299" office:value-type="float" office:value="-5.02" calcext:value-type="float">
            <text:p>-5,02</text:p>
          </table:table-cell>
          <table:table-cell table:number-columns-repeated="2" table:style-name="ce299" office:value-type="float" office:value="-13.18" calcext:value-type="float">
            <text:p>-13,18</text:p>
          </table:table-cell>
          <table:table-cell table:style-name="ce299" office:value-type="float" office:value="37.73" calcext:value-type="float">
            <text:p>37,73</text:p>
          </table:table-cell>
          <table:table-cell table:style-name="ce299" office:value-type="float" office:value="2.97" calcext:value-type="float">
            <text:p>2,97</text:p>
          </table:table-cell>
          <table:table-cell table:style-name="ce299" office:value-type="float" office:value="3.06" calcext:value-type="float">
            <text:p>3,06</text:p>
          </table:table-cell>
          <table:table-cell table:style-name="ce289" office:value-type="string" calcext:value-type="string">
            <text:p>56,12 M</text:p>
          </table:table-cell>
          <table:table-cell table:style-name="ce301" table:formula="of:=[.D58]/100" office:value-type="float" office:value="-0.0032" calcext:value-type="float">
            <text:p>-0,0032</text:p>
          </table:table-cell>
          <table:table-cell table:style-name="ce301" table:formula="of:=[.E58]/100" office:value-type="float" office:value="-0.0502" calcext:value-type="float">
            <text:p>-0,0502</text:p>
          </table:table-cell>
          <table:table-cell table:style-name="ce301" table:formula="of:=[.F58]/100" office:value-type="float" office:value="-0.1318" calcext:value-type="float">
            <text:p>-0,1318</text:p>
          </table:table-cell>
          <table:table-cell table:style-name="ce301" table:formula="of:=[.G58]/100" office:value-type="float" office:value="-0.1318" calcext:value-type="float">
            <text:p>-0,1318</text:p>
          </table:table-cell>
          <table:table-cell table:style-name="ce301" table:formula="of:=[.H58]/100" office:value-type="float" office:value="0.3773" calcext:value-type="float">
            <text:p>0,3773</text:p>
          </table:table-cell>
          <table:table-cell table:style-name="ce306" table:formula="of:=[.$C58]/(1 + [.L58])" office:value-type="currency" office:currency="R$ " office:value="3.03972712680578" calcext:value-type="currency">
            <text:p>R$ 3,04</text:p>
          </table:table-cell>
          <table:table-cell table:style-name="ce306" table:formula="of:=[.$C58]/(1 + [.M58])" office:value-type="currency" office:currency="R$ " office:value="3.19014529374605" calcext:value-type="currency">
            <text:p>R$ 3,19</text:p>
          </table:table-cell>
          <table:table-cell table:style-name="ce306" table:formula="of:=[.$C58]/(1 + [.N58])" office:value-type="currency" office:currency="R$ " office:value="3.4899792674499" calcext:value-type="currency">
            <text:p>R$ 3,49</text:p>
          </table:table-cell>
          <table:table-cell table:style-name="ce306" table:formula="of:=[.$C58]/(1 + [.O58])" office:value-type="currency" office:currency="R$ " office:value="3.4899792674499" calcext:value-type="currency">
            <text:p>R$ 3,49</text:p>
          </table:table-cell>
          <table:table-cell table:style-name="ce306" table:formula="of:=[.$C58]/(1 + [.P58])" office:value-type="currency" office:currency="R$ " office:value="2.19995643650621" calcext:value-type="currency">
            <text:p>R$ 2,20</text:p>
          </table:table-cell>
          <table:table-cell table:style-name="ce310" table:formula="of:=VLOOKUP([.A58];['file:///C:/Users/sesmet/Downloads/Imers%C3%A3o%20Python%20-%20Tabela%20de%20a%C3%A7%C3%B5es.ods'#$Total_de_acoes.A$1:.B$1048576];2;0)" office:value-type="float" office:value="1814920980" calcext:value-type="float">
            <text:p>1.814.920.980,00</text:p>
          </table:table-cell>
          <table:table-cell table:style-name="ce306" table:formula="of:=([.$C58]-[.Q58])*[.$V58]" office:value-type="currency" office:currency="R$ " office:value="-17653966.5149279" calcext:value-type="currency">
            <text:p>-R$ 17.653.966,51</text:p>
          </table:table-cell>
          <table:table-cell table:style-name="ce306" table:formula="of:=([.$C58]-[.R58])*[.$V58]" office:value-type="currency" office:currency="R$ " office:value="-290651053.467972" calcext:value-type="currency">
            <text:p>-R$ 290.651.053,47</text:p>
          </table:table-cell>
          <table:table-cell table:style-name="ce306" table:formula="of:=([.$C58]-[.S58])*[.$V58]" office:value-type="currency" office:currency="R$ " office:value="-834826022.859848" calcext:value-type="currency">
            <text:p>-R$ 834.826.022,86</text:p>
          </table:table-cell>
          <table:table-cell table:style-name="ce306" table:formula="of:=([.$C58]-[.T58])*[.$V58]" office:value-type="currency" office:currency="R$ " office:value="-834826022.859848" calcext:value-type="currency">
            <text:p>-R$ 834.826.022,86</text:p>
          </table:table-cell>
          <table:table-cell table:style-name="ce306" table:formula="of:=([.$C58]-[.U58])*[.$V58]" office:value-type="currency" office:currency="R$ " office:value="1506463477.69885" calcext:value-type="currency">
            <text:p>R$ 1.506.463.477,70</text:p>
          </table:table-cell>
          <table:table-cell table:style-name="ce310" table:formula="of:=IF([.W58]&gt;0;&quot;Subiu&quot;;IF([.W58]&lt;0;&quot;Desceu&quot;;&quot;Estável&quot;))" office:value-type="string" office:string-value="Desceu" calcext:value-type="string">
            <text:p>Desceu</text:p>
          </table:table-cell>
          <table:table-cell table:style-name="ce310" table:formula="of:=IF([.X58]&gt;0;&quot;Subiu&quot;;IF([.X58]&lt;0;&quot;Desceu&quot;;&quot;Estável&quot;))" office:value-type="string" office:string-value="Desceu" calcext:value-type="string">
            <text:p>Desceu</text:p>
          </table:table-cell>
          <table:table-cell table:style-name="ce310" table:formula="of:=IF([.Y58]&gt;0;&quot;Subiu&quot;;IF([.Y58]&lt;0;&quot;Desceu&quot;;&quot;Estável&quot;))" office:value-type="string" office:string-value="Desceu" calcext:value-type="string">
            <text:p>Desceu</text:p>
          </table:table-cell>
          <table:table-cell table:style-name="ce310" table:formula="of:=IF([.Z58]&gt;0;&quot;Subiu&quot;;IF([.Z58]&lt;0;&quot;Desceu&quot;;&quot;Estável&quot;))" office:value-type="string" office:string-value="Desceu" calcext:value-type="string">
            <text:p>Desceu</text:p>
          </table:table-cell>
          <table:table-cell table:style-name="ce310" table:formula="of:=IF([.AA58]&gt;0;&quot;Subiu&quot;;IF([.AA58]&lt;0;&quot;Desceu&quot;;&quot;Estável&quot;))" office:value-type="string" office:string-value="Subiu" calcext:value-type="string">
            <text:p>Subiu</text:p>
          </table:table-cell>
          <table:table-cell table:style-name="ce310" table:formula="of:=VLOOKUP([.A58];['file:///C:/Users/sesmet/Downloads/Imers%C3%A3o%20Python%20-%20Tabela%20de%20a%C3%A7%C3%B5es.ods'#$Ticker.A$1:.B$1048576];2;0)" office:value-type="string" office:string-value="Cogna" calcext:value-type="string">
            <text:p>Cogna</text:p>
          </table:table-cell>
          <table:table-cell table:style-name="ce310" table:formula="of:=VLOOKUP([.AG58];['file:///C:/Users/sesmet/Downloads/Imers%C3%A3o%20Python%20-%20Tabela%20de%20a%C3%A7%C3%B5es.ods'#$ChatGPT.A$1:.D$1048576];2;0)" office:value-type="string" office:string-value="Educação" calcext:value-type="string">
            <text:p>Educação</text:p>
          </table:table-cell>
          <table:table-cell table:style-name="ce316" table:formula="of:=VLOOKUP([.AG58];['file:///C:/Users/sesmet/Downloads/Imers%C3%A3o%20Python%20-%20Tabela%20de%20a%C3%A7%C3%B5es.ods'#$ChatGPT.A$1:.D$1048576];4;0)" office:value-type="float" office:value="61" calcext:value-type="float">
            <text:p>61</text:p>
          </table:table-cell>
          <table:table-cell table:style-name="ce316" table:formula="of:=IF([.AI58]&gt;100;&quot;Mais de 100&quot;;IF([.AI58]&lt;50; &quot;Menos de 50&quot;; &quot;Entre 50 e 100&quot;))" office:value-type="string" office:string-value="Entre 50 e 100" calcext:value-type="string">
            <text:p>Entre 50 e 100</text:p>
          </table:table-cell>
          <table:table-cell table:number-columns-repeated="28"/>
        </table:table-row>
        <table:table-row table:style-name="ro2">
          <table:table-cell table:style-name="ce290" office:value-type="string" calcext:value-type="string">
            <text:p>TRPL4</text:p>
          </table:table-cell>
          <table:table-cell table:style-name="ce294" office:value-type="date" office:date-value="2024-01-26" calcext:value-type="date">
            <text:p>1/26/2024</text:p>
          </table:table-cell>
          <table:table-cell table:style-name="ce296" office:value-type="float" office:value="26.12" calcext:value-type="float">
            <text:p>26,12</text:p>
          </table:table-cell>
          <table:table-cell table:style-name="ce300" office:value-type="float" office:value="-0.41" calcext:value-type="float">
            <text:p>-0,41</text:p>
          </table:table-cell>
          <table:table-cell table:style-name="ce300" office:value-type="float" office:value="-1.25" calcext:value-type="float">
            <text:p>-1,25</text:p>
          </table:table-cell>
          <table:table-cell table:number-columns-repeated="2" table:style-name="ce300" office:value-type="float" office:value="-1.43" calcext:value-type="float">
            <text:p>-1,43</text:p>
          </table:table-cell>
          <table:table-cell table:style-name="ce300" office:value-type="float" office:value="22.81" calcext:value-type="float">
            <text:p>22,81</text:p>
          </table:table-cell>
          <table:table-cell table:style-name="ce300" office:value-type="float" office:value="26.09" calcext:value-type="float">
            <text:p>26,09</text:p>
          </table:table-cell>
          <table:table-cell table:style-name="ce300" office:value-type="float" office:value="26.4" calcext:value-type="float">
            <text:p>26,4</text:p>
          </table:table-cell>
          <table:table-cell table:style-name="ce290" office:value-type="string" calcext:value-type="string">
            <text:p>27,59 M</text:p>
          </table:table-cell>
          <table:table-cell table:style-name="ce302" table:formula="of:=[.D59]/100" office:value-type="float" office:value="-0.0041" calcext:value-type="float">
            <text:p>-0,0041</text:p>
          </table:table-cell>
          <table:table-cell table:style-name="ce302" table:formula="of:=[.E59]/100" office:value-type="float" office:value="-0.0125" calcext:value-type="float">
            <text:p>-0,0125</text:p>
          </table:table-cell>
          <table:table-cell table:style-name="ce302" table:formula="of:=[.F59]/100" office:value-type="float" office:value="-0.0143" calcext:value-type="float">
            <text:p>-0,0143</text:p>
          </table:table-cell>
          <table:table-cell table:style-name="ce302" table:formula="of:=[.G59]/100" office:value-type="float" office:value="-0.0143" calcext:value-type="float">
            <text:p>-0,0143</text:p>
          </table:table-cell>
          <table:table-cell table:style-name="ce302" table:formula="of:=[.H59]/100" office:value-type="float" office:value="0.2281" calcext:value-type="float">
            <text:p>0,2281</text:p>
          </table:table-cell>
          <table:table-cell table:style-name="ce307" table:formula="of:=[.$C59]/(1 + [.L59])" office:value-type="currency" office:currency="R$ " office:value="26.2275328848278" calcext:value-type="currency">
            <text:p>R$ 26,23</text:p>
          </table:table-cell>
          <table:table-cell table:style-name="ce307" table:formula="of:=[.$C59]/(1 + [.M59])" office:value-type="currency" office:currency="R$ " office:value="26.4506329113924" calcext:value-type="currency">
            <text:p>R$ 26,45</text:p>
          </table:table-cell>
          <table:table-cell table:style-name="ce307" table:formula="of:=[.$C59]/(1 + [.N59])" office:value-type="currency" office:currency="R$ " office:value="26.4989347671705" calcext:value-type="currency">
            <text:p>R$ 26,50</text:p>
          </table:table-cell>
          <table:table-cell table:style-name="ce307" table:formula="of:=[.$C59]/(1 + [.O59])" office:value-type="currency" office:currency="R$ " office:value="26.4989347671705" calcext:value-type="currency">
            <text:p>R$ 26,50</text:p>
          </table:table-cell>
          <table:table-cell table:style-name="ce307" table:formula="of:=[.$C59]/(1 + [.P59])" office:value-type="currency" office:currency="R$ " office:value="21.2686263333605" calcext:value-type="currency">
            <text:p>R$ 21,27</text:p>
          </table:table-cell>
          <table:table-cell table:style-name="ce311" table:formula="of:=VLOOKUP([.A59];['file:///C:/Users/sesmet/Downloads/Imers%C3%A3o%20Python%20-%20Tabela%20de%20a%C3%A7%C3%B5es.ods'#$Total_de_acoes.A$1:.B$1048576];2;0)" office:value-type="float" office:value="395801044" calcext:value-type="float">
            <text:p>395.801.044,00</text:p>
          </table:table-cell>
          <table:table-cell table:style-name="ce307" table:formula="of:=([.$C59]-[.Q59])*[.$V59]" office:value-type="currency" office:currency="R$ " office:value="-42561628.0791727" calcext:value-type="currency">
            <text:p>-R$ 42.561.628,08</text:p>
          </table:table-cell>
          <table:table-cell table:style-name="ce307" table:formula="of:=([.$C59]-[.R59])*[.$V59]" office:value-type="currency" office:currency="R$ " office:value="-130864851.509873" calcext:value-type="currency">
            <text:p>-R$ 130.864.851,51</text:p>
          </table:table-cell>
          <table:table-cell table:style-name="ce307" table:formula="of:=([.$C59]-[.S59])*[.$V59]" office:value-type="currency" office:currency="R$ " office:value="-149982776.453996" calcext:value-type="currency">
            <text:p>-R$ 149.982.776,45</text:p>
          </table:table-cell>
          <table:table-cell table:style-name="ce307" table:formula="of:=([.$C59]-[.T59])*[.$V59]" office:value-type="currency" office:currency="R$ " office:value="-149982776.453996" calcext:value-type="currency">
            <text:p>-R$ 149.982.776,45</text:p>
          </table:table-cell>
          <table:table-cell table:style-name="ce307" table:formula="of:=([.$C59]-[.U59])*[.$V59]" office:value-type="currency" office:currency="R$ " office:value="1920178762.09003" calcext:value-type="currency">
            <text:p>R$ 1.920.178.762,09</text:p>
          </table:table-cell>
          <table:table-cell table:style-name="ce311" table:formula="of:=IF([.W59]&gt;0;&quot;Subiu&quot;;IF([.W59]&lt;0;&quot;Desceu&quot;;&quot;Estável&quot;))" office:value-type="string" office:string-value="Desceu" calcext:value-type="string">
            <text:p>Desceu</text:p>
          </table:table-cell>
          <table:table-cell table:style-name="ce311" table:formula="of:=IF([.X59]&gt;0;&quot;Subiu&quot;;IF([.X59]&lt;0;&quot;Desceu&quot;;&quot;Estável&quot;))" office:value-type="string" office:string-value="Desceu" calcext:value-type="string">
            <text:p>Desceu</text:p>
          </table:table-cell>
          <table:table-cell table:style-name="ce311" table:formula="of:=IF([.Y59]&gt;0;&quot;Subiu&quot;;IF([.Y59]&lt;0;&quot;Desceu&quot;;&quot;Estável&quot;))" office:value-type="string" office:string-value="Desceu" calcext:value-type="string">
            <text:p>Desceu</text:p>
          </table:table-cell>
          <table:table-cell table:style-name="ce311" table:formula="of:=IF([.Z59]&gt;0;&quot;Subiu&quot;;IF([.Z59]&lt;0;&quot;Desceu&quot;;&quot;Estável&quot;))" office:value-type="string" office:string-value="Desceu" calcext:value-type="string">
            <text:p>Desceu</text:p>
          </table:table-cell>
          <table:table-cell table:style-name="ce311" table:formula="of:=IF([.AA59]&gt;0;&quot;Subiu&quot;;IF([.AA59]&lt;0;&quot;Desceu&quot;;&quot;Estável&quot;))" office:value-type="string" office:string-value="Subiu" calcext:value-type="string">
            <text:p>Subiu</text:p>
          </table:table-cell>
          <table:table-cell table:style-name="ce311" table:formula="of:=VLOOKUP([.A59];['file:///C:/Users/sesmet/Downloads/Imers%C3%A3o%20Python%20-%20Tabela%20de%20a%C3%A7%C3%B5es.ods'#$Ticker.A$1:.B$1048576];2;0)" office:value-type="string" office:string-value="Transmissão Paulista" calcext:value-type="string">
            <text:p>Transmissão Paulista</text:p>
          </table:table-cell>
          <table:table-cell table:style-name="ce311" table:formula="of:=VLOOKUP([.AG59];['file:///C:/Users/sesmet/Downloads/Imers%C3%A3o%20Python%20-%20Tabela%20de%20a%C3%A7%C3%B5es.ods'#$ChatGPT.A$1:.D$1048576];2;0)" office:value-type="string" office:string-value="Energia" calcext:value-type="string">
            <text:p>Energia</text:p>
          </table:table-cell>
          <table:table-cell table:style-name="ce317" table:formula="of:=VLOOKUP([.AG59];['file:///C:/Users/sesmet/Downloads/Imers%C3%A3o%20Python%20-%20Tabela%20de%20a%C3%A7%C3%B5es.ods'#$ChatGPT.A$1:.D$1048576];4;0)" office:value-type="float" office:value="25" calcext:value-type="float">
            <text:p>25</text:p>
          </table:table-cell>
          <table:table-cell table:style-name="ce317" table:formula="of:=IF([.AI59]&gt;100;&quot;Mais de 100&quot;;IF([.AI59]&lt;50; &quot;Menos de 50&quot;; &quot;Entre 50 e 100&quot;))" office:value-type="string" office:string-value="Menos de 50" calcext:value-type="string">
            <text:p>Menos de 50</text:p>
          </table:table-cell>
          <table:table-cell table:number-columns-repeated="28"/>
        </table:table-row>
        <table:table-row table:style-name="ro2">
          <table:table-cell table:style-name="ce289" office:value-type="string" calcext:value-type="string">
            <text:p>EGIE3</text:p>
          </table:table-cell>
          <table:table-cell table:style-name="ce293" office:value-type="date" office:date-value="2024-01-26" calcext:value-type="date">
            <text:p>1/26/2024</text:p>
          </table:table-cell>
          <table:table-cell table:style-name="ce295" office:value-type="float" office:value="41.04" calcext:value-type="float">
            <text:p>41,04</text:p>
          </table:table-cell>
          <table:table-cell table:style-name="ce299" office:value-type="float" office:value="-0.46" calcext:value-type="float">
            <text:p>-0,46</text:p>
          </table:table-cell>
          <table:table-cell table:style-name="ce299" office:value-type="float" office:value="0.56" calcext:value-type="float">
            <text:p>0,56</text:p>
          </table:table-cell>
          <table:table-cell table:number-columns-repeated="2" table:style-name="ce299" office:value-type="float" office:value="-9.46" calcext:value-type="float">
            <text:p>-9,46</text:p>
          </table:table-cell>
          <table:table-cell table:style-name="ce299" office:value-type="float" office:value="13.41" calcext:value-type="float">
            <text:p>13,41</text:p>
          </table:table-cell>
          <table:table-cell table:style-name="ce299" office:value-type="float" office:value="40.92" calcext:value-type="float">
            <text:p>40,92</text:p>
          </table:table-cell>
          <table:table-cell table:style-name="ce299" office:value-type="float" office:value="41.59" calcext:value-type="float">
            <text:p>41,59</text:p>
          </table:table-cell>
          <table:table-cell table:style-name="ce289" office:value-type="string" calcext:value-type="string">
            <text:p>43,45 M</text:p>
          </table:table-cell>
          <table:table-cell table:style-name="ce301" table:formula="of:=[.D60]/100" office:value-type="float" office:value="-0.0046" calcext:value-type="float">
            <text:p>-0,0046</text:p>
          </table:table-cell>
          <table:table-cell table:style-name="ce301" table:formula="of:=[.E60]/100" office:value-type="float" office:value="0.0056" calcext:value-type="float">
            <text:p>0,0056</text:p>
          </table:table-cell>
          <table:table-cell table:style-name="ce301" table:formula="of:=[.F60]/100" office:value-type="float" office:value="-0.0946" calcext:value-type="float">
            <text:p>-0,0946</text:p>
          </table:table-cell>
          <table:table-cell table:style-name="ce301" table:formula="of:=[.G60]/100" office:value-type="float" office:value="-0.0946" calcext:value-type="float">
            <text:p>-0,0946</text:p>
          </table:table-cell>
          <table:table-cell table:style-name="ce301" table:formula="of:=[.H60]/100" office:value-type="float" office:value="0.1341" calcext:value-type="float">
            <text:p>0,1341</text:p>
          </table:table-cell>
          <table:table-cell table:style-name="ce306" table:formula="of:=[.$C60]/(1 + [.L60])" office:value-type="currency" office:currency="R$ " office:value="41.2296564195298" calcext:value-type="currency">
            <text:p>R$ 41,23</text:p>
          </table:table-cell>
          <table:table-cell table:style-name="ce306" table:formula="of:=[.$C60]/(1 + [.M60])" office:value-type="currency" office:currency="R$ " office:value="40.8114558472554" calcext:value-type="currency">
            <text:p>R$ 40,81</text:p>
          </table:table-cell>
          <table:table-cell table:style-name="ce306" table:formula="of:=[.$C60]/(1 + [.N60])" office:value-type="currency" office:currency="R$ " office:value="45.3280318091451" calcext:value-type="currency">
            <text:p>R$ 45,33</text:p>
          </table:table-cell>
          <table:table-cell table:style-name="ce306" table:formula="of:=[.$C60]/(1 + [.O60])" office:value-type="currency" office:currency="R$ " office:value="45.3280318091451" calcext:value-type="currency">
            <text:p>R$ 45,33</text:p>
          </table:table-cell>
          <table:table-cell table:style-name="ce306" table:formula="of:=[.$C60]/(1 + [.P60])" office:value-type="currency" office:currency="R$ " office:value="36.1872850718631" calcext:value-type="currency">
            <text:p>R$ 36,19</text:p>
          </table:table-cell>
          <table:table-cell table:style-name="ce310" table:formula="of:=VLOOKUP([.A60];['file:///C:/Users/sesmet/Downloads/Imers%C3%A3o%20Python%20-%20Tabela%20de%20a%C3%A7%C3%B5es.ods'#$Total_de_acoes.A$1:.B$1048576];2;0)" office:value-type="float" office:value="255236961" calcext:value-type="float">
            <text:p>255.236.961,00</text:p>
          </table:table-cell>
          <table:table-cell table:style-name="ce306" table:formula="of:=([.$C60]-[.Q60])*[.$V60]" office:value-type="currency" office:currency="R$ " office:value="-48407328.1549373" calcext:value-type="currency">
            <text:p>-R$ 48.407.328,15</text:p>
          </table:table-cell>
          <table:table-cell table:style-name="ce306" table:formula="of:=([.$C60]-[.R60])*[.$V60]" office:value-type="currency" office:currency="R$ " office:value="58332915.0008598" calcext:value-type="currency">
            <text:p>R$ 58.332.915,00</text:p>
          </table:table-cell>
          <table:table-cell table:style-name="ce306" table:formula="of:=([.$C60]-[.S60])*[.$V60]" office:value-type="currency" office:currency="R$ " office:value="-1094464207.63754" calcext:value-type="currency">
            <text:p>-R$ 1.094.464.207,64</text:p>
          </table:table-cell>
          <table:table-cell table:style-name="ce306" table:formula="of:=([.$C60]-[.T60])*[.$V60]" office:value-type="currency" office:currency="R$ " office:value="-1094464207.63754" calcext:value-type="currency">
            <text:p>-R$ 1.094.464.207,64</text:p>
          </table:table-cell>
          <table:table-cell table:style-name="ce306" table:formula="of:=([.$C60]-[.U60])*[.$V60]" office:value-type="currency" office:currency="R$ " office:value="1238592210.85698" calcext:value-type="currency">
            <text:p>R$ 1.238.592.210,86</text:p>
          </table:table-cell>
          <table:table-cell table:style-name="ce310" table:formula="of:=IF([.W60]&gt;0;&quot;Subiu&quot;;IF([.W60]&lt;0;&quot;Desceu&quot;;&quot;Estável&quot;))" office:value-type="string" office:string-value="Desceu" calcext:value-type="string">
            <text:p>Desceu</text:p>
          </table:table-cell>
          <table:table-cell table:style-name="ce310" table:formula="of:=IF([.X60]&gt;0;&quot;Subiu&quot;;IF([.X60]&lt;0;&quot;Desceu&quot;;&quot;Estável&quot;))" office:value-type="string" office:string-value="Subiu" calcext:value-type="string">
            <text:p>Subiu</text:p>
          </table:table-cell>
          <table:table-cell table:style-name="ce310" table:formula="of:=IF([.Y60]&gt;0;&quot;Subiu&quot;;IF([.Y60]&lt;0;&quot;Desceu&quot;;&quot;Estável&quot;))" office:value-type="string" office:string-value="Desceu" calcext:value-type="string">
            <text:p>Desceu</text:p>
          </table:table-cell>
          <table:table-cell table:style-name="ce310" table:formula="of:=IF([.Z60]&gt;0;&quot;Subiu&quot;;IF([.Z60]&lt;0;&quot;Desceu&quot;;&quot;Estável&quot;))" office:value-type="string" office:string-value="Desceu" calcext:value-type="string">
            <text:p>Desceu</text:p>
          </table:table-cell>
          <table:table-cell table:style-name="ce310" table:formula="of:=IF([.AA60]&gt;0;&quot;Subiu&quot;;IF([.AA60]&lt;0;&quot;Desceu&quot;;&quot;Estável&quot;))" office:value-type="string" office:string-value="Subiu" calcext:value-type="string">
            <text:p>Subiu</text:p>
          </table:table-cell>
          <table:table-cell table:style-name="ce310" table:formula="of:=VLOOKUP([.A60];['file:///C:/Users/sesmet/Downloads/Imers%C3%A3o%20Python%20-%20Tabela%20de%20a%C3%A7%C3%B5es.ods'#$Ticker.A$1:.B$1048576];2;0)" office:value-type="string" office:string-value="Engie" calcext:value-type="string">
            <text:p>Engie</text:p>
          </table:table-cell>
          <table:table-cell table:style-name="ce310" table:formula="of:=VLOOKUP([.AG60];['file:///C:/Users/sesmet/Downloads/Imers%C3%A3o%20Python%20-%20Tabela%20de%20a%C3%A7%C3%B5es.ods'#$ChatGPT.A$1:.D$1048576];2;0)" office:value-type="string" office:string-value="Energia" calcext:value-type="string">
            <text:p>Energia</text:p>
          </table:table-cell>
          <table:table-cell table:style-name="ce316" table:formula="of:=VLOOKUP([.AG60];['file:///C:/Users/sesmet/Downloads/Imers%C3%A3o%20Python%20-%20Tabela%20de%20a%C3%A7%C3%B5es.ods'#$ChatGPT.A$1:.D$1048576];4;0)" office:value-type="float" office:value="16" calcext:value-type="float">
            <text:p>16</text:p>
          </table:table-cell>
          <table:table-cell table:style-name="ce316" table:formula="of:=IF([.AI60]&gt;100;&quot;Mais de 100&quot;;IF([.AI60]&lt;50; &quot;Menos de 50&quot;; &quot;Entre 50 e 100&quot;))" office:value-type="string" office:string-value="Menos de 50" calcext:value-type="string">
            <text:p>Menos de 50</text:p>
          </table:table-cell>
          <table:table-cell table:number-columns-repeated="28"/>
        </table:table-row>
        <table:table-row table:style-name="ro2">
          <table:table-cell table:style-name="ce290" office:value-type="string" calcext:value-type="string">
            <text:p>VBBR3</text:p>
          </table:table-cell>
          <table:table-cell table:style-name="ce294" office:value-type="date" office:date-value="2024-01-26" calcext:value-type="date">
            <text:p>1/26/2024</text:p>
          </table:table-cell>
          <table:table-cell table:style-name="ce296" office:value-type="float" office:value="23.23" calcext:value-type="float">
            <text:p>23,23</text:p>
          </table:table-cell>
          <table:table-cell table:style-name="ce300" office:value-type="float" office:value="-0.47" calcext:value-type="float">
            <text:p>-0,47</text:p>
          </table:table-cell>
          <table:table-cell table:style-name="ce300" office:value-type="float" office:value="2.43" calcext:value-type="float">
            <text:p>2,43</text:p>
          </table:table-cell>
          <table:table-cell table:number-columns-repeated="2" table:style-name="ce300" office:value-type="float" office:value="2.07" calcext:value-type="float">
            <text:p>2,07</text:p>
          </table:table-cell>
          <table:table-cell table:style-name="ce300" office:value-type="float" office:value="50.65" calcext:value-type="float">
            <text:p>50,65</text:p>
          </table:table-cell>
          <table:table-cell table:style-name="ce300" office:value-type="float" office:value="22.97" calcext:value-type="float">
            <text:p>22,97</text:p>
          </table:table-cell>
          <table:table-cell table:style-name="ce300" office:value-type="float" office:value="23.4" calcext:value-type="float">
            <text:p>23,4</text:p>
          </table:table-cell>
          <table:table-cell table:style-name="ce290" office:value-type="string" calcext:value-type="string">
            <text:p>58,22 M</text:p>
          </table:table-cell>
          <table:table-cell table:style-name="ce302" table:formula="of:=[.D61]/100" office:value-type="float" office:value="-0.0047" calcext:value-type="float">
            <text:p>-0,0047</text:p>
          </table:table-cell>
          <table:table-cell table:style-name="ce302" table:formula="of:=[.E61]/100" office:value-type="float" office:value="0.0243" calcext:value-type="float">
            <text:p>0,0243</text:p>
          </table:table-cell>
          <table:table-cell table:style-name="ce302" table:formula="of:=[.F61]/100" office:value-type="float" office:value="0.0207" calcext:value-type="float">
            <text:p>0,0207</text:p>
          </table:table-cell>
          <table:table-cell table:style-name="ce302" table:formula="of:=[.G61]/100" office:value-type="float" office:value="0.0207" calcext:value-type="float">
            <text:p>0,0207</text:p>
          </table:table-cell>
          <table:table-cell table:style-name="ce302" table:formula="of:=[.H61]/100" office:value-type="float" office:value="0.5065" calcext:value-type="float">
            <text:p>0,5065</text:p>
          </table:table-cell>
          <table:table-cell table:style-name="ce307" table:formula="of:=[.$C61]/(1 + [.L61])" office:value-type="currency" office:currency="R$ " office:value="23.3396965738973" calcext:value-type="currency">
            <text:p>R$ 23,34</text:p>
          </table:table-cell>
          <table:table-cell table:style-name="ce307" table:formula="of:=[.$C61]/(1 + [.M61])" office:value-type="currency" office:currency="R$ " office:value="22.6789026652348" calcext:value-type="currency">
            <text:p>R$ 22,68</text:p>
          </table:table-cell>
          <table:table-cell table:style-name="ce307" table:formula="of:=[.$C61]/(1 + [.N61])" office:value-type="currency" office:currency="R$ " office:value="22.7588909571862" calcext:value-type="currency">
            <text:p>R$ 22,76</text:p>
          </table:table-cell>
          <table:table-cell table:style-name="ce307" table:formula="of:=[.$C61]/(1 + [.O61])" office:value-type="currency" office:currency="R$ " office:value="22.7588909571862" calcext:value-type="currency">
            <text:p>R$ 22,76</text:p>
          </table:table-cell>
          <table:table-cell table:style-name="ce307" table:formula="of:=[.$C61]/(1 + [.P61])" office:value-type="currency" office:currency="R$ " office:value="15.4198473282443" calcext:value-type="currency">
            <text:p>R$ 15,42</text:p>
          </table:table-cell>
          <table:table-cell table:style-name="ce311" table:formula="of:=VLOOKUP([.A61];['file:///C:/Users/sesmet/Downloads/Imers%C3%A3o%20Python%20-%20Tabela%20de%20a%C3%A7%C3%B5es.ods'#$Total_de_acoes.A$1:.B$1048576];2;0)" office:value-type="float" office:value="1114412532" calcext:value-type="float">
            <text:p>1.114.412.532,00</text:p>
          </table:table-cell>
          <table:table-cell table:style-name="ce307" table:formula="of:=([.$C61]-[.Q61])*[.$V61]" office:value-type="currency" office:currency="R$ " office:value="-122247236.668634" calcext:value-type="currency">
            <text:p>-R$ 122.247.236,67</text:p>
          </table:table-cell>
          <table:table-cell table:style-name="ce307" table:formula="of:=([.$C61]-[.R61])*[.$V61]" office:value-type="currency" office:currency="R$ " office:value="614149776.214145" calcext:value-type="currency">
            <text:p>R$ 614.149.776,21</text:p>
          </table:table-cell>
          <table:table-cell table:style-name="ce307" table:formula="of:=([.$C61]-[.S61])*[.$V61]" office:value-type="currency" office:currency="R$ " office:value="525009821.250173" calcext:value-type="currency">
            <text:p>R$ 525.009.821,25</text:p>
          </table:table-cell>
          <table:table-cell table:style-name="ce307" table:formula="of:=([.$C61]-[.T61])*[.$V61]" office:value-type="currency" office:currency="R$ " office:value="525009821.250173" calcext:value-type="currency">
            <text:p>R$ 525.009.821,25</text:p>
          </table:table-cell>
          <table:table-cell table:style-name="ce307" table:formula="of:=([.$C61]-[.U61])*[.$V61]" office:value-type="currency" office:currency="R$ " office:value="8703732014.23786" calcext:value-type="currency">
            <text:p>R$ 8.703.732.014,24</text:p>
          </table:table-cell>
          <table:table-cell table:style-name="ce311" table:formula="of:=IF([.W61]&gt;0;&quot;Subiu&quot;;IF([.W61]&lt;0;&quot;Desceu&quot;;&quot;Estável&quot;))" office:value-type="string" office:string-value="Desceu" calcext:value-type="string">
            <text:p>Desceu</text:p>
          </table:table-cell>
          <table:table-cell table:style-name="ce311" table:formula="of:=IF([.X61]&gt;0;&quot;Subiu&quot;;IF([.X61]&lt;0;&quot;Desceu&quot;;&quot;Estável&quot;))" office:value-type="string" office:string-value="Subiu" calcext:value-type="string">
            <text:p>Subiu</text:p>
          </table:table-cell>
          <table:table-cell table:style-name="ce311" table:formula="of:=IF([.Y61]&gt;0;&quot;Subiu&quot;;IF([.Y61]&lt;0;&quot;Desceu&quot;;&quot;Estável&quot;))" office:value-type="string" office:string-value="Subiu" calcext:value-type="string">
            <text:p>Subiu</text:p>
          </table:table-cell>
          <table:table-cell table:style-name="ce311" table:formula="of:=IF([.Z61]&gt;0;&quot;Subiu&quot;;IF([.Z61]&lt;0;&quot;Desceu&quot;;&quot;Estável&quot;))" office:value-type="string" office:string-value="Subiu" calcext:value-type="string">
            <text:p>Subiu</text:p>
          </table:table-cell>
          <table:table-cell table:style-name="ce311" table:formula="of:=IF([.AA61]&gt;0;&quot;Subiu&quot;;IF([.AA61]&lt;0;&quot;Desceu&quot;;&quot;Estável&quot;))" office:value-type="string" office:string-value="Subiu" calcext:value-type="string">
            <text:p>Subiu</text:p>
          </table:table-cell>
          <table:table-cell table:style-name="ce311" table:formula="of:=VLOOKUP([.A61];['file:///C:/Users/sesmet/Downloads/Imers%C3%A3o%20Python%20-%20Tabela%20de%20a%C3%A7%C3%B5es.ods'#$Ticker.A$1:.B$1048576];2;0)" office:value-type="string" office:string-value="Vibra Energia" calcext:value-type="string">
            <text:p>Vibra Energia</text:p>
          </table:table-cell>
          <table:table-cell table:style-name="ce311" table:formula="of:=VLOOKUP([.AG61];['file:///C:/Users/sesmet/Downloads/Imers%C3%A3o%20Python%20-%20Tabela%20de%20a%C3%A7%C3%B5es.ods'#$ChatGPT.A$1:.D$1048576];2;0)" office:value-type="string" office:string-value="Energia" calcext:value-type="string">
            <text:p>Energia</text:p>
          </table:table-cell>
          <table:table-cell table:style-name="ce317" table:formula="of:=VLOOKUP([.AG61];['file:///C:/Users/sesmet/Downloads/Imers%C3%A3o%20Python%20-%20Tabela%20de%20a%C3%A7%C3%B5es.ods'#$ChatGPT.A$1:.D$1048576];4;0)" office:value-type="float" office:value="6" calcext:value-type="float">
            <text:p>6</text:p>
          </table:table-cell>
          <table:table-cell table:style-name="ce317" table:formula="of:=IF([.AI61]&gt;100;&quot;Mais de 100&quot;;IF([.AI61]&lt;50; &quot;Menos de 50&quot;; &quot;Entre 50 e 100&quot;))" office:value-type="string" office:string-value="Menos de 50" calcext:value-type="string">
            <text:p>Menos de 50</text:p>
          </table:table-cell>
          <table:table-cell table:number-columns-repeated="28"/>
        </table:table-row>
        <table:table-row table:style-name="ro2">
          <table:table-cell table:style-name="ce289" office:value-type="string" calcext:value-type="string">
            <text:p>IRBR3</text:p>
          </table:table-cell>
          <table:table-cell table:style-name="ce293" office:value-type="date" office:date-value="2024-01-26" calcext:value-type="date">
            <text:p>1/26/2024</text:p>
          </table:table-cell>
          <table:table-cell table:style-name="ce295" office:value-type="float" office:value="40.65" calcext:value-type="float">
            <text:p>40,65</text:p>
          </table:table-cell>
          <table:table-cell table:style-name="ce299" office:value-type="float" office:value="-0.65" calcext:value-type="float">
            <text:p>-0,65</text:p>
          </table:table-cell>
          <table:table-cell table:style-name="ce299" office:value-type="float" office:value="5.45" calcext:value-type="float">
            <text:p>5,45</text:p>
          </table:table-cell>
          <table:table-cell table:number-columns-repeated="2" table:style-name="ce299" office:value-type="float" office:value="-8.24" calcext:value-type="float">
            <text:p>-8,24</text:p>
          </table:table-cell>
          <table:table-cell table:style-name="ce299" office:value-type="float" office:value="73.5" calcext:value-type="float">
            <text:p>73,5</text:p>
          </table:table-cell>
          <table:table-cell table:style-name="ce299" office:value-type="float" office:value="40.09" calcext:value-type="float">
            <text:p>40,09</text:p>
          </table:table-cell>
          <table:table-cell table:style-name="ce299" office:value-type="float" office:value="41.4" calcext:value-type="float">
            <text:p>41,4</text:p>
          </table:table-cell>
          <table:table-cell table:style-name="ce289" office:value-type="string" calcext:value-type="string">
            <text:p>74,33 M</text:p>
          </table:table-cell>
          <table:table-cell table:style-name="ce301" table:formula="of:=[.D62]/100" office:value-type="float" office:value="-0.0065" calcext:value-type="float">
            <text:p>-0,0065</text:p>
          </table:table-cell>
          <table:table-cell table:style-name="ce301" table:formula="of:=[.E62]/100" office:value-type="float" office:value="0.0545" calcext:value-type="float">
            <text:p>0,0545</text:p>
          </table:table-cell>
          <table:table-cell table:style-name="ce301" table:formula="of:=[.F62]/100" office:value-type="float" office:value="-0.0824" calcext:value-type="float">
            <text:p>-0,0824</text:p>
          </table:table-cell>
          <table:table-cell table:style-name="ce301" table:formula="of:=[.G62]/100" office:value-type="float" office:value="-0.0824" calcext:value-type="float">
            <text:p>-0,0824</text:p>
          </table:table-cell>
          <table:table-cell table:style-name="ce301" table:formula="of:=[.H62]/100" office:value-type="float" office:value="0.735" calcext:value-type="float">
            <text:p>0,735</text:p>
          </table:table-cell>
          <table:table-cell table:style-name="ce306" table:formula="of:=[.$C62]/(1 + [.L62])" office:value-type="currency" office:currency="R$ " office:value="40.9159536990438" calcext:value-type="currency">
            <text:p>R$ 40,92</text:p>
          </table:table-cell>
          <table:table-cell table:style-name="ce306" table:formula="of:=[.$C62]/(1 + [.M62])" office:value-type="currency" office:currency="R$ " office:value="38.5490753911807" calcext:value-type="currency">
            <text:p>R$ 38,55</text:p>
          </table:table-cell>
          <table:table-cell table:style-name="ce306" table:formula="of:=[.$C62]/(1 + [.N62])" office:value-type="currency" office:currency="R$ " office:value="44.3003487358326" calcext:value-type="currency">
            <text:p>R$ 44,30</text:p>
          </table:table-cell>
          <table:table-cell table:style-name="ce306" table:formula="of:=[.$C62]/(1 + [.O62])" office:value-type="currency" office:currency="R$ " office:value="44.3003487358326" calcext:value-type="currency">
            <text:p>R$ 44,30</text:p>
          </table:table-cell>
          <table:table-cell table:style-name="ce306" table:formula="of:=[.$C62]/(1 + [.P62])" office:value-type="currency" office:currency="R$ " office:value="23.4293948126801" calcext:value-type="currency">
            <text:p>R$ 23,43</text:p>
          </table:table-cell>
          <table:table-cell table:style-name="ce310" table:formula="of:=VLOOKUP([.A62];['file:///C:/Users/sesmet/Downloads/Imers%C3%A3o%20Python%20-%20Tabela%20de%20a%C3%A7%C3%B5es.ods'#$Total_de_acoes.A$1:.B$1048576];2;0)" office:value-type="float" office:value="81838843" calcext:value-type="float">
            <text:p>81.838.843,00</text:p>
          </table:table-cell>
          <table:table-cell table:style-name="ce306" table:formula="of:=([.$C62]-[.Q62])*[.$V62]" office:value-type="currency" office:currency="R$ " office:value="-21765343.0213135" calcext:value-type="currency">
            <text:p>-R$ 21.765.343,02</text:p>
          </table:table-cell>
          <table:table-cell table:style-name="ce306" table:formula="of:=([.$C62]-[.R62])*[.$V62]" office:value-type="currency" office:currency="R$ " office:value="171937239.216003" calcext:value-type="currency">
            <text:p>R$ 171.937.239,22</text:p>
          </table:table-cell>
          <table:table-cell table:style-name="ce306" table:formula="of:=([.$C62]-[.S62])*[.$V62]" office:value-type="currency" office:currency="R$ " office:value="-298740317.087053" calcext:value-type="currency">
            <text:p>-R$ 298.740.317,09</text:p>
          </table:table-cell>
          <table:table-cell table:style-name="ce306" table:formula="of:=([.$C62]-[.T62])*[.$V62]" office:value-type="currency" office:currency="R$ " office:value="-298740317.087053" calcext:value-type="currency">
            <text:p>-R$ 298.740.317,09</text:p>
          </table:table-cell>
          <table:table-cell table:style-name="ce306" table:formula="of:=([.$C62]-[.U62])*[.$V62]" office:value-type="currency" office:currency="R$ " office:value="1409314404.29006" calcext:value-type="currency">
            <text:p>R$ 1.409.314.404,29</text:p>
          </table:table-cell>
          <table:table-cell table:style-name="ce310" table:formula="of:=IF([.W62]&gt;0;&quot;Subiu&quot;;IF([.W62]&lt;0;&quot;Desceu&quot;;&quot;Estável&quot;))" office:value-type="string" office:string-value="Desceu" calcext:value-type="string">
            <text:p>Desceu</text:p>
          </table:table-cell>
          <table:table-cell table:style-name="ce310" table:formula="of:=IF([.X62]&gt;0;&quot;Subiu&quot;;IF([.X62]&lt;0;&quot;Desceu&quot;;&quot;Estável&quot;))" office:value-type="string" office:string-value="Subiu" calcext:value-type="string">
            <text:p>Subiu</text:p>
          </table:table-cell>
          <table:table-cell table:style-name="ce310" table:formula="of:=IF([.Y62]&gt;0;&quot;Subiu&quot;;IF([.Y62]&lt;0;&quot;Desceu&quot;;&quot;Estável&quot;))" office:value-type="string" office:string-value="Desceu" calcext:value-type="string">
            <text:p>Desceu</text:p>
          </table:table-cell>
          <table:table-cell table:style-name="ce310" table:formula="of:=IF([.Z62]&gt;0;&quot;Subiu&quot;;IF([.Z62]&lt;0;&quot;Desceu&quot;;&quot;Estável&quot;))" office:value-type="string" office:string-value="Desceu" calcext:value-type="string">
            <text:p>Desceu</text:p>
          </table:table-cell>
          <table:table-cell table:style-name="ce310" table:formula="of:=IF([.AA62]&gt;0;&quot;Subiu&quot;;IF([.AA62]&lt;0;&quot;Desceu&quot;;&quot;Estável&quot;))" office:value-type="string" office:string-value="Subiu" calcext:value-type="string">
            <text:p>Subiu</text:p>
          </table:table-cell>
          <table:table-cell table:style-name="ce310" table:formula="of:=VLOOKUP([.A62];['file:///C:/Users/sesmet/Downloads/Imers%C3%A3o%20Python%20-%20Tabela%20de%20a%C3%A7%C3%B5es.ods'#$Ticker.A$1:.B$1048576];2;0)" office:value-type="string" office:string-value="IRB Brasil RE" calcext:value-type="string">
            <text:p>IRB Brasil RE</text:p>
          </table:table-cell>
          <table:table-cell table:style-name="ce310" table:formula="of:=VLOOKUP([.AG62];['file:///C:/Users/sesmet/Downloads/Imers%C3%A3o%20Python%20-%20Tabela%20de%20a%C3%A7%C3%B5es.ods'#$ChatGPT.A$1:.D$1048576];2;0)" office:value-type="string" office:string-value="Seguros" calcext:value-type="string">
            <text:p>Seguros</text:p>
          </table:table-cell>
          <table:table-cell table:style-name="ce316" table:formula="of:=VLOOKUP([.AG62];['file:///C:/Users/sesmet/Downloads/Imers%C3%A3o%20Python%20-%20Tabela%20de%20a%C3%A7%C3%B5es.ods'#$ChatGPT.A$1:.D$1048576];4;0)" office:value-type="float" office:value="85" calcext:value-type="float">
            <text:p>85</text:p>
          </table:table-cell>
          <table:table-cell table:style-name="ce316" table:formula="of:=IF([.AI62]&gt;100;&quot;Mais de 100&quot;;IF([.AI62]&lt;50; &quot;Menos de 50&quot;; &quot;Entre 50 e 100&quot;))" office:value-type="string" office:string-value="Entre 50 e 100" calcext:value-type="string">
            <text:p>Entre 50 e 100</text:p>
          </table:table-cell>
          <table:table-cell table:number-columns-repeated="28"/>
        </table:table-row>
        <table:table-row table:style-name="ro2">
          <table:table-cell table:style-name="ce290" office:value-type="string" calcext:value-type="string">
            <text:p>ELET3</text:p>
          </table:table-cell>
          <table:table-cell table:style-name="ce294" office:value-type="date" office:date-value="2024-01-26" calcext:value-type="date">
            <text:p>1/26/2024</text:p>
          </table:table-cell>
          <table:table-cell table:style-name="ce296" office:value-type="float" office:value="40.86" calcext:value-type="float">
            <text:p>40,86</text:p>
          </table:table-cell>
          <table:table-cell table:style-name="ce300" office:value-type="float" office:value="-0.65" calcext:value-type="float">
            <text:p>-0,65</text:p>
          </table:table-cell>
          <table:table-cell table:style-name="ce300" office:value-type="float" office:value="-2.04" calcext:value-type="float">
            <text:p>-2,04</text:p>
          </table:table-cell>
          <table:table-cell table:number-columns-repeated="2" table:style-name="ce300" office:value-type="float" office:value="-3.7" calcext:value-type="float">
            <text:p>-3,7</text:p>
          </table:table-cell>
          <table:table-cell table:style-name="ce300" office:value-type="float" office:value="-3.64" calcext:value-type="float">
            <text:p>-3,64</text:p>
          </table:table-cell>
          <table:table-cell table:style-name="ce300" office:value-type="float" office:value="40.86" calcext:value-type="float">
            <text:p>40,86</text:p>
          </table:table-cell>
          <table:table-cell table:style-name="ce300" office:value-type="float" office:value="41.44" calcext:value-type="float">
            <text:p>41,44</text:p>
          </table:table-cell>
          <table:table-cell table:style-name="ce290" office:value-type="string" calcext:value-type="string">
            <text:p>109,87 M</text:p>
          </table:table-cell>
          <table:table-cell table:style-name="ce302" table:formula="of:=[.D63]/100" office:value-type="float" office:value="-0.0065" calcext:value-type="float">
            <text:p>-0,0065</text:p>
          </table:table-cell>
          <table:table-cell table:style-name="ce302" table:formula="of:=[.E63]/100" office:value-type="float" office:value="-0.0204" calcext:value-type="float">
            <text:p>-0,0204</text:p>
          </table:table-cell>
          <table:table-cell table:style-name="ce302" table:formula="of:=[.F63]/100" office:value-type="float" office:value="-0.037" calcext:value-type="float">
            <text:p>-0,037</text:p>
          </table:table-cell>
          <table:table-cell table:style-name="ce302" table:formula="of:=[.G63]/100" office:value-type="float" office:value="-0.037" calcext:value-type="float">
            <text:p>-0,037</text:p>
          </table:table-cell>
          <table:table-cell table:style-name="ce302" table:formula="of:=[.H63]/100" office:value-type="float" office:value="-0.0364" calcext:value-type="float">
            <text:p>-0,0364</text:p>
          </table:table-cell>
          <table:table-cell table:style-name="ce307" table:formula="of:=[.$C63]/(1 + [.L63])" office:value-type="currency" office:currency="R$ " office:value="41.1273276295924" calcext:value-type="currency">
            <text:p>R$ 41,13</text:p>
          </table:table-cell>
          <table:table-cell table:style-name="ce307" table:formula="of:=[.$C63]/(1 + [.M63])" office:value-type="currency" office:currency="R$ " office:value="41.7109024091466" calcext:value-type="currency">
            <text:p>R$ 41,71</text:p>
          </table:table-cell>
          <table:table-cell table:style-name="ce307" table:formula="of:=[.$C63]/(1 + [.N63])" office:value-type="currency" office:currency="R$ " office:value="42.4299065420561" calcext:value-type="currency">
            <text:p>R$ 42,43</text:p>
          </table:table-cell>
          <table:table-cell table:style-name="ce307" table:formula="of:=[.$C63]/(1 + [.O63])" office:value-type="currency" office:currency="R$ " office:value="42.4299065420561" calcext:value-type="currency">
            <text:p>R$ 42,43</text:p>
          </table:table-cell>
          <table:table-cell table:style-name="ce307" table:formula="of:=[.$C63]/(1 + [.P63])" office:value-type="currency" office:currency="R$ " office:value="42.4034869240349" calcext:value-type="currency">
            <text:p>R$ 42,40</text:p>
          </table:table-cell>
          <table:table-cell table:style-name="ce311" table:formula="of:=VLOOKUP([.A63];['file:///C:/Users/sesmet/Downloads/Imers%C3%A3o%20Python%20-%20Tabela%20de%20a%C3%A7%C3%B5es.ods'#$Total_de_acoes.A$1:.B$1048576];2;0)" office:value-type="float" office:value="1980568384" calcext:value-type="float">
            <text:p>1.980.568.384,00</text:p>
          </table:table-cell>
          <table:table-cell table:style-name="ce307" table:formula="of:=([.$C63]-[.Q63])*[.$V63]" office:value-type="currency" office:currency="R$ " office:value="-529460651.340274" calcext:value-type="currency">
            <text:p>-R$ 529.460.651,34</text:p>
          </table:table-cell>
          <table:table-cell table:style-name="ce307" table:formula="of:=([.$C63]-[.R63])*[.$V63]" office:value-type="currency" office:currency="R$ " office:value="-1685270409.42517" calcext:value-type="currency">
            <text:p>-R$ 1.685.270.409,43</text:p>
          </table:table-cell>
          <table:table-cell table:style-name="ce307" table:formula="of:=([.$C63]-[.S63])*[.$V63]" office:value-type="currency" office:currency="R$ " office:value="-3109307263.03103" calcext:value-type="currency">
            <text:p>-R$ 3.109.307.263,03</text:p>
          </table:table-cell>
          <table:table-cell table:style-name="ce307" table:formula="of:=([.$C63]-[.T63])*[.$V63]" office:value-type="currency" office:currency="R$ " office:value="-3109307263.03103" calcext:value-type="currency">
            <text:p>-R$ 3.109.307.263,03</text:p>
          </table:table-cell>
          <table:table-cell table:style-name="ce307" table:formula="of:=([.$C63]-[.U63])*[.$V63]" office:value-type="currency" office:currency="R$ " office:value="-3056981402.86087" calcext:value-type="currency">
            <text:p>-R$ 3.056.981.402,86</text:p>
          </table:table-cell>
          <table:table-cell table:style-name="ce311" table:formula="of:=IF([.W63]&gt;0;&quot;Subiu&quot;;IF([.W63]&lt;0;&quot;Desceu&quot;;&quot;Estável&quot;))" office:value-type="string" office:string-value="Desceu" calcext:value-type="string">
            <text:p>Desceu</text:p>
          </table:table-cell>
          <table:table-cell table:style-name="ce311" table:formula="of:=IF([.X63]&gt;0;&quot;Subiu&quot;;IF([.X63]&lt;0;&quot;Desceu&quot;;&quot;Estável&quot;))" office:value-type="string" office:string-value="Desceu" calcext:value-type="string">
            <text:p>Desceu</text:p>
          </table:table-cell>
          <table:table-cell table:style-name="ce311" table:formula="of:=IF([.Y63]&gt;0;&quot;Subiu&quot;;IF([.Y63]&lt;0;&quot;Desceu&quot;;&quot;Estável&quot;))" office:value-type="string" office:string-value="Desceu" calcext:value-type="string">
            <text:p>Desceu</text:p>
          </table:table-cell>
          <table:table-cell table:style-name="ce311" table:formula="of:=IF([.Z63]&gt;0;&quot;Subiu&quot;;IF([.Z63]&lt;0;&quot;Desceu&quot;;&quot;Estável&quot;))" office:value-type="string" office:string-value="Desceu" calcext:value-type="string">
            <text:p>Desceu</text:p>
          </table:table-cell>
          <table:table-cell table:style-name="ce311" table:formula="of:=IF([.AA63]&gt;0;&quot;Subiu&quot;;IF([.AA63]&lt;0;&quot;Desceu&quot;;&quot;Estável&quot;))" office:value-type="string" office:string-value="Desceu" calcext:value-type="string">
            <text:p>Desceu</text:p>
          </table:table-cell>
          <table:table-cell table:style-name="ce311" table:formula="of:=VLOOKUP([.A63];['file:///C:/Users/sesmet/Downloads/Imers%C3%A3o%20Python%20-%20Tabela%20de%20a%C3%A7%C3%B5es.ods'#$Ticker.A$1:.B$1048576];2;0)" office:value-type="string" office:string-value="Eletrobras" calcext:value-type="string">
            <text:p>Eletrobras</text:p>
          </table:table-cell>
          <table:table-cell table:style-name="ce311" table:formula="of:=VLOOKUP([.AG63];['file:///C:/Users/sesmet/Downloads/Imers%C3%A3o%20Python%20-%20Tabela%20de%20a%C3%A7%C3%B5es.ods'#$ChatGPT.A$1:.D$1048576];2;0)" office:value-type="string" office:string-value="Energia" calcext:value-type="string">
            <text:p>Energia</text:p>
          </table:table-cell>
          <table:table-cell table:style-name="ce317" table:formula="of:=VLOOKUP([.AG63];['file:///C:/Users/sesmet/Downloads/Imers%C3%A3o%20Python%20-%20Tabela%20de%20a%C3%A7%C3%B5es.ods'#$ChatGPT.A$1:.D$1048576];4;0)" office:value-type="float" office:value="62" calcext:value-type="float">
            <text:p>62</text:p>
          </table:table-cell>
          <table:table-cell table:style-name="ce317" table:formula="of:=IF([.AI63]&gt;100;&quot;Mais de 100&quot;;IF([.AI63]&lt;50; &quot;Menos de 50&quot;; &quot;Entre 50 e 100&quot;))" office:value-type="string" office:string-value="Entre 50 e 100" calcext:value-type="string">
            <text:p>Entre 50 e 100</text:p>
          </table:table-cell>
          <table:table-cell table:number-columns-repeated="28"/>
        </table:table-row>
        <table:table-row table:style-name="ro2">
          <table:table-cell table:style-name="ce289" office:value-type="string" calcext:value-type="string">
            <text:p>PETZ3</text:p>
          </table:table-cell>
          <table:table-cell table:style-name="ce293" office:value-type="date" office:date-value="2024-01-26" calcext:value-type="date">
            <text:p>1/26/2024</text:p>
          </table:table-cell>
          <table:table-cell table:style-name="ce295" office:value-type="float" office:value="3.4" calcext:value-type="float">
            <text:p>3,40</text:p>
          </table:table-cell>
          <table:table-cell table:style-name="ce299" office:value-type="float" office:value="-0.87" calcext:value-type="float">
            <text:p>-0,87</text:p>
          </table:table-cell>
          <table:table-cell table:style-name="ce299" office:value-type="float" office:value="-4.23" calcext:value-type="float">
            <text:p>-4,23</text:p>
          </table:table-cell>
          <table:table-cell table:number-columns-repeated="2" table:style-name="ce299" office:value-type="float" office:value="-13.92" calcext:value-type="float">
            <text:p>-13,92</text:p>
          </table:table-cell>
          <table:table-cell table:style-name="ce299" office:value-type="float" office:value="-46.63" calcext:value-type="float">
            <text:p>-46,63</text:p>
          </table:table-cell>
          <table:table-cell table:style-name="ce299" office:value-type="float" office:value="3.35" calcext:value-type="float">
            <text:p>3,35</text:p>
          </table:table-cell>
          <table:table-cell table:style-name="ce299" office:value-type="float" office:value="3.47" calcext:value-type="float">
            <text:p>3,47</text:p>
          </table:table-cell>
          <table:table-cell table:style-name="ce289" office:value-type="string" calcext:value-type="string">
            <text:p>49,03 M</text:p>
          </table:table-cell>
          <table:table-cell table:style-name="ce301" table:formula="of:=[.D64]/100" office:value-type="float" office:value="-0.0087" calcext:value-type="float">
            <text:p>-0,0087</text:p>
          </table:table-cell>
          <table:table-cell table:style-name="ce301" table:formula="of:=[.E64]/100" office:value-type="float" office:value="-0.0423" calcext:value-type="float">
            <text:p>-0,0423</text:p>
          </table:table-cell>
          <table:table-cell table:style-name="ce301" table:formula="of:=[.F64]/100" office:value-type="float" office:value="-0.1392" calcext:value-type="float">
            <text:p>-0,1392</text:p>
          </table:table-cell>
          <table:table-cell table:style-name="ce301" table:formula="of:=[.G64]/100" office:value-type="float" office:value="-0.1392" calcext:value-type="float">
            <text:p>-0,1392</text:p>
          </table:table-cell>
          <table:table-cell table:style-name="ce301" table:formula="of:=[.H64]/100" office:value-type="float" office:value="-0.4663" calcext:value-type="float">
            <text:p>-0,4663</text:p>
          </table:table-cell>
          <table:table-cell table:style-name="ce306" table:formula="of:=[.$C64]/(1 + [.L64])" office:value-type="currency" office:currency="R$ " office:value="3.42983960455967" calcext:value-type="currency">
            <text:p>R$ 3,43</text:p>
          </table:table-cell>
          <table:table-cell table:style-name="ce306" table:formula="of:=[.$C64]/(1 + [.M64])" office:value-type="currency" office:currency="R$ " office:value="3.55017228777279" calcext:value-type="currency">
            <text:p>R$ 3,55</text:p>
          </table:table-cell>
          <table:table-cell table:style-name="ce306" table:formula="of:=[.$C64]/(1 + [.N64])" office:value-type="currency" office:currency="R$ " office:value="3.94981412639405" calcext:value-type="currency">
            <text:p>R$ 3,95</text:p>
          </table:table-cell>
          <table:table-cell table:style-name="ce306" table:formula="of:=[.$C64]/(1 + [.O64])" office:value-type="currency" office:currency="R$ " office:value="3.94981412639405" calcext:value-type="currency">
            <text:p>R$ 3,95</text:p>
          </table:table-cell>
          <table:table-cell table:style-name="ce306" table:formula="of:=[.$C64]/(1 + [.P64])" office:value-type="currency" office:currency="R$ " office:value="6.37062019861345" calcext:value-type="currency">
            <text:p>R$ 6,37</text:p>
          </table:table-cell>
          <table:table-cell table:style-name="ce310" table:formula="of:=VLOOKUP([.A64];['file:///C:/Users/sesmet/Downloads/Imers%C3%A3o%20Python%20-%20Tabela%20de%20a%C3%A7%C3%B5es.ods'#$Total_de_acoes.A$1:.B$1048576];2;0)" office:value-type="float" office:value="309729428" calcext:value-type="float">
            <text:p>309.729.428,00</text:p>
          </table:table-cell>
          <table:table-cell table:style-name="ce306" table:formula="of:=([.$C64]-[.Q64])*[.$V64]" office:value-type="currency" office:currency="R$ " office:value="-9242203.65201259" calcext:value-type="currency">
            <text:p>-R$ 9.242.203,65</text:p>
          </table:table-cell>
          <table:table-cell table:style-name="ce306" table:formula="of:=([.$C64]-[.R64])*[.$V64]" office:value-type="currency" office:currency="R$ " office:value="-46512776.7933174" calcext:value-type="currency">
            <text:p>-R$ 46.512.776,79</text:p>
          </table:table-cell>
          <table:table-cell table:style-name="ce306" table:formula="of:=([.$C64]-[.S64])*[.$V64]" office:value-type="currency" office:currency="R$ " office:value="-170293614.874349" calcext:value-type="currency">
            <text:p>-R$ 170.293.614,87</text:p>
          </table:table-cell>
          <table:table-cell table:style-name="ce306" table:formula="of:=([.$C64]-[.T64])*[.$V64]" office:value-type="currency" office:currency="R$ " office:value="-170293614.874349" calcext:value-type="currency">
            <text:p>-R$ 170.293.614,87</text:p>
          </table:table-cell>
          <table:table-cell table:style-name="ce306" table:formula="of:=([.$C64]-[.U64])*[.$V64]" office:value-type="currency" office:currency="R$ " office:value="-920088494.921791" calcext:value-type="currency">
            <text:p>-R$ 920.088.494,92</text:p>
          </table:table-cell>
          <table:table-cell table:style-name="ce310" table:formula="of:=IF([.W64]&gt;0;&quot;Subiu&quot;;IF([.W64]&lt;0;&quot;Desceu&quot;;&quot;Estável&quot;))" office:value-type="string" office:string-value="Desceu" calcext:value-type="string">
            <text:p>Desceu</text:p>
          </table:table-cell>
          <table:table-cell table:style-name="ce310" table:formula="of:=IF([.X64]&gt;0;&quot;Subiu&quot;;IF([.X64]&lt;0;&quot;Desceu&quot;;&quot;Estável&quot;))" office:value-type="string" office:string-value="Desceu" calcext:value-type="string">
            <text:p>Desceu</text:p>
          </table:table-cell>
          <table:table-cell table:style-name="ce310" table:formula="of:=IF([.Y64]&gt;0;&quot;Subiu&quot;;IF([.Y64]&lt;0;&quot;Desceu&quot;;&quot;Estável&quot;))" office:value-type="string" office:string-value="Desceu" calcext:value-type="string">
            <text:p>Desceu</text:p>
          </table:table-cell>
          <table:table-cell table:style-name="ce310" table:formula="of:=IF([.Z64]&gt;0;&quot;Subiu&quot;;IF([.Z64]&lt;0;&quot;Desceu&quot;;&quot;Estável&quot;))" office:value-type="string" office:string-value="Desceu" calcext:value-type="string">
            <text:p>Desceu</text:p>
          </table:table-cell>
          <table:table-cell table:style-name="ce310" table:formula="of:=IF([.AA64]&gt;0;&quot;Subiu&quot;;IF([.AA64]&lt;0;&quot;Desceu&quot;;&quot;Estável&quot;))" office:value-type="string" office:string-value="Desceu" calcext:value-type="string">
            <text:p>Desceu</text:p>
          </table:table-cell>
          <table:table-cell table:style-name="ce310" table:formula="of:=VLOOKUP([.A64];['file:///C:/Users/sesmet/Downloads/Imers%C3%A3o%20Python%20-%20Tabela%20de%20a%C3%A7%C3%B5es.ods'#$Ticker.A$1:.B$1048576];2;0)" office:value-type="string" office:string-value="Petz" calcext:value-type="string">
            <text:p>Petz</text:p>
          </table:table-cell>
          <table:table-cell table:style-name="ce310" table:formula="of:=VLOOKUP([.AG64];['file:///C:/Users/sesmet/Downloads/Imers%C3%A3o%20Python%20-%20Tabela%20de%20a%C3%A7%C3%B5es.ods'#$ChatGPT.A$1:.D$1048576];2;0)" office:value-type="string" office:string-value="Varejo Pet" calcext:value-type="string">
            <text:p>Varejo Pet</text:p>
          </table:table-cell>
          <table:table-cell table:style-name="ce316" table:formula="of:=VLOOKUP([.AG64];['file:///C:/Users/sesmet/Downloads/Imers%C3%A3o%20Python%20-%20Tabela%20de%20a%C3%A7%C3%B5es.ods'#$ChatGPT.A$1:.D$1048576];4;0)" office:value-type="float" office:value="22" calcext:value-type="float">
            <text:p>22</text:p>
          </table:table-cell>
          <table:table-cell table:style-name="ce316" table:formula="of:=IF([.AI64]&gt;100;&quot;Mais de 100&quot;;IF([.AI64]&lt;50; &quot;Menos de 50&quot;; &quot;Entre 50 e 100&quot;))" office:value-type="string" office:string-value="Menos de 50" calcext:value-type="string">
            <text:p>Menos de 50</text:p>
          </table:table-cell>
          <table:table-cell table:number-columns-repeated="28"/>
        </table:table-row>
        <table:table-row table:style-name="ro2">
          <table:table-cell table:style-name="ce290" office:value-type="string" calcext:value-type="string">
            <text:p>EZTC3</text:p>
          </table:table-cell>
          <table:table-cell table:style-name="ce294" office:value-type="date" office:date-value="2024-01-26" calcext:value-type="date">
            <text:p>1/26/2024</text:p>
          </table:table-cell>
          <table:table-cell table:style-name="ce296" office:value-type="float" office:value="15.91" calcext:value-type="float">
            <text:p>15,91</text:p>
          </table:table-cell>
          <table:table-cell table:style-name="ce300" office:value-type="float" office:value="-0.93" calcext:value-type="float">
            <text:p>-0,93</text:p>
          </table:table-cell>
          <table:table-cell table:style-name="ce300" office:value-type="float" office:value="-2.39" calcext:value-type="float">
            <text:p>-2,39</text:p>
          </table:table-cell>
          <table:table-cell table:number-columns-repeated="2" table:style-name="ce300" office:value-type="float" office:value="-14.92" calcext:value-type="float">
            <text:p>-14,92</text:p>
          </table:table-cell>
          <table:table-cell table:style-name="ce300" office:value-type="float" office:value="8.93" calcext:value-type="float">
            <text:p>8,93</text:p>
          </table:table-cell>
          <table:table-cell table:style-name="ce300" office:value-type="float" office:value="15.85" calcext:value-type="float">
            <text:p>15,85</text:p>
          </table:table-cell>
          <table:table-cell table:style-name="ce300" office:value-type="float" office:value="16.31" calcext:value-type="float">
            <text:p>16,31</text:p>
          </table:table-cell>
          <table:table-cell table:style-name="ce290" office:value-type="string" calcext:value-type="string">
            <text:p>22,15 M</text:p>
          </table:table-cell>
          <table:table-cell table:style-name="ce302" table:formula="of:=[.D65]/100" office:value-type="float" office:value="-0.0093" calcext:value-type="float">
            <text:p>-0,0093</text:p>
          </table:table-cell>
          <table:table-cell table:style-name="ce302" table:formula="of:=[.E65]/100" office:value-type="float" office:value="-0.0239" calcext:value-type="float">
            <text:p>-0,0239</text:p>
          </table:table-cell>
          <table:table-cell table:style-name="ce302" table:formula="of:=[.F65]/100" office:value-type="float" office:value="-0.1492" calcext:value-type="float">
            <text:p>-0,1492</text:p>
          </table:table-cell>
          <table:table-cell table:style-name="ce302" table:formula="of:=[.G65]/100" office:value-type="float" office:value="-0.1492" calcext:value-type="float">
            <text:p>-0,1492</text:p>
          </table:table-cell>
          <table:table-cell table:style-name="ce302" table:formula="of:=[.H65]/100" office:value-type="float" office:value="0.0893" calcext:value-type="float">
            <text:p>0,0893</text:p>
          </table:table-cell>
          <table:table-cell table:style-name="ce307" table:formula="of:=[.$C65]/(1 + [.L65])" office:value-type="currency" office:currency="R$ " office:value="16.0593519733522" calcext:value-type="currency">
            <text:p>R$ 16,06</text:p>
          </table:table-cell>
          <table:table-cell table:style-name="ce307" table:formula="of:=[.$C65]/(1 + [.M65])" office:value-type="currency" office:currency="R$ " office:value="16.2995594713656" calcext:value-type="currency">
            <text:p>R$ 16,30</text:p>
          </table:table-cell>
          <table:table-cell table:style-name="ce307" table:formula="of:=[.$C65]/(1 + [.N65])" office:value-type="currency" office:currency="R$ " office:value="18.7000470145745" calcext:value-type="currency">
            <text:p>R$ 18,70</text:p>
          </table:table-cell>
          <table:table-cell table:style-name="ce307" table:formula="of:=[.$C65]/(1 + [.O65])" office:value-type="currency" office:currency="R$ " office:value="18.7000470145745" calcext:value-type="currency">
            <text:p>R$ 18,70</text:p>
          </table:table-cell>
          <table:table-cell table:style-name="ce307" table:formula="of:=[.$C65]/(1 + [.P65])" office:value-type="currency" office:currency="R$ " office:value="14.605710089048" calcext:value-type="currency">
            <text:p>R$ 14,61</text:p>
          </table:table-cell>
          <table:table-cell table:style-name="ce311" table:formula="of:=VLOOKUP([.A65];['file:///C:/Users/sesmet/Downloads/Imers%C3%A3o%20Python%20-%20Tabela%20de%20a%C3%A7%C3%B5es.ods'#$Total_de_acoes.A$1:.B$1048576];2;0)" office:value-type="float" office:value="91514307" calcext:value-type="float">
            <text:p>91.514.307,00</text:p>
          </table:table-cell>
          <table:table-cell table:style-name="ce307" table:formula="of:=([.$C65]-[.Q65])*[.$V65]" office:value-type="currency" office:currency="R$ " office:value="-13667842.3404068" calcext:value-type="currency">
            <text:p>-R$ 13.667.842,34</text:p>
          </table:table-cell>
          <table:table-cell table:style-name="ce307" table:formula="of:=([.$C65]-[.R65])*[.$V65]" office:value-type="currency" office:currency="R$ " office:value="-35650265.0573129" calcext:value-type="currency">
            <text:p>-R$ 35.650.265,06</text:p>
          </table:table-cell>
          <table:table-cell table:style-name="ce307" table:formula="of:=([.$C65]-[.S65])*[.$V65]" office:value-type="currency" office:currency="R$ " office:value="-255329219.036206" calcext:value-type="currency">
            <text:p>-R$ 255.329.219,04</text:p>
          </table:table-cell>
          <table:table-cell table:style-name="ce307" table:formula="of:=([.$C65]-[.T65])*[.$V65]" office:value-type="currency" office:currency="R$ " office:value="-255329219.036206" calcext:value-type="currency">
            <text:p>-R$ 255.329.219,04</text:p>
          </table:table-cell>
          <table:table-cell table:style-name="ce307" table:formula="of:=([.$C65]-[.U65])*[.$V65]" office:value-type="currency" office:currency="R$ " office:value="119361187.327863" calcext:value-type="currency">
            <text:p>R$ 119.361.187,33</text:p>
          </table:table-cell>
          <table:table-cell table:style-name="ce311" table:formula="of:=IF([.W65]&gt;0;&quot;Subiu&quot;;IF([.W65]&lt;0;&quot;Desceu&quot;;&quot;Estável&quot;))" office:value-type="string" office:string-value="Desceu" calcext:value-type="string">
            <text:p>Desceu</text:p>
          </table:table-cell>
          <table:table-cell table:style-name="ce311" table:formula="of:=IF([.X65]&gt;0;&quot;Subiu&quot;;IF([.X65]&lt;0;&quot;Desceu&quot;;&quot;Estável&quot;))" office:value-type="string" office:string-value="Desceu" calcext:value-type="string">
            <text:p>Desceu</text:p>
          </table:table-cell>
          <table:table-cell table:style-name="ce311" table:formula="of:=IF([.Y65]&gt;0;&quot;Subiu&quot;;IF([.Y65]&lt;0;&quot;Desceu&quot;;&quot;Estável&quot;))" office:value-type="string" office:string-value="Desceu" calcext:value-type="string">
            <text:p>Desceu</text:p>
          </table:table-cell>
          <table:table-cell table:style-name="ce311" table:formula="of:=IF([.Z65]&gt;0;&quot;Subiu&quot;;IF([.Z65]&lt;0;&quot;Desceu&quot;;&quot;Estável&quot;))" office:value-type="string" office:string-value="Desceu" calcext:value-type="string">
            <text:p>Desceu</text:p>
          </table:table-cell>
          <table:table-cell table:style-name="ce311" table:formula="of:=IF([.AA65]&gt;0;&quot;Subiu&quot;;IF([.AA65]&lt;0;&quot;Desceu&quot;;&quot;Estável&quot;))" office:value-type="string" office:string-value="Subiu" calcext:value-type="string">
            <text:p>Subiu</text:p>
          </table:table-cell>
          <table:table-cell table:style-name="ce311" table:formula="of:=VLOOKUP([.A65];['file:///C:/Users/sesmet/Downloads/Imers%C3%A3o%20Python%20-%20Tabela%20de%20a%C3%A7%C3%B5es.ods'#$Ticker.A$1:.B$1048576];2;0)" office:value-type="string" office:string-value="EZTEC" calcext:value-type="string">
            <text:p>EZTEC</text:p>
          </table:table-cell>
          <table:table-cell table:style-name="ce311" table:formula="of:=VLOOKUP([.AG65];['file:///C:/Users/sesmet/Downloads/Imers%C3%A3o%20Python%20-%20Tabela%20de%20a%C3%A7%C3%B5es.ods'#$ChatGPT.A$1:.D$1048576];2;0)" office:value-type="string" office:string-value="Construção Civil" calcext:value-type="string">
            <text:p>Construção Civil</text:p>
          </table:table-cell>
          <table:table-cell table:style-name="ce317" table:formula="of:=VLOOKUP([.AG65];['file:///C:/Users/sesmet/Downloads/Imers%C3%A3o%20Python%20-%20Tabela%20de%20a%C3%A7%C3%B5es.ods'#$ChatGPT.A$1:.D$1048576];4;0)" office:value-type="float" office:value="45" calcext:value-type="float">
            <text:p>45</text:p>
          </table:table-cell>
          <table:table-cell table:style-name="ce317" table:formula="of:=IF([.AI65]&gt;100;&quot;Mais de 100&quot;;IF([.AI65]&lt;50; &quot;Menos de 50&quot;; &quot;Entre 50 e 100&quot;))" office:value-type="string" office:string-value="Menos de 50" calcext:value-type="string">
            <text:p>Menos de 50</text:p>
          </table:table-cell>
          <table:table-cell table:number-columns-repeated="28"/>
        </table:table-row>
        <table:table-row table:style-name="ro2">
          <table:table-cell table:style-name="ce289" office:value-type="string" calcext:value-type="string">
            <text:p>FLRY3</text:p>
          </table:table-cell>
          <table:table-cell table:style-name="ce293" office:value-type="date" office:date-value="2024-01-26" calcext:value-type="date">
            <text:p>1/26/2024</text:p>
          </table:table-cell>
          <table:table-cell table:style-name="ce295" office:value-type="float" office:value="16.49" calcext:value-type="float">
            <text:p>16,49</text:p>
          </table:table-cell>
          <table:table-cell table:style-name="ce299" office:value-type="float" office:value="-1.07" calcext:value-type="float">
            <text:p>-1,07</text:p>
          </table:table-cell>
          <table:table-cell table:style-name="ce299" office:value-type="float" office:value="1.04" calcext:value-type="float">
            <text:p>1,04</text:p>
          </table:table-cell>
          <table:table-cell table:number-columns-repeated="2" table:style-name="ce299" office:value-type="float" office:value="-8.59" calcext:value-type="float">
            <text:p>-8,59</text:p>
          </table:table-cell>
          <table:table-cell table:style-name="ce299" office:value-type="float" office:value="17.16" calcext:value-type="float">
            <text:p>17,16</text:p>
          </table:table-cell>
          <table:table-cell table:style-name="ce299" office:value-type="float" office:value="16.4" calcext:value-type="float">
            <text:p>16,4</text:p>
          </table:table-cell>
          <table:table-cell table:style-name="ce299" office:value-type="float" office:value="16.71" calcext:value-type="float">
            <text:p>16,71</text:p>
          </table:table-cell>
          <table:table-cell table:style-name="ce289" office:value-type="string" calcext:value-type="string">
            <text:p>37,01 M</text:p>
          </table:table-cell>
          <table:table-cell table:style-name="ce301" table:formula="of:=[.D66]/100" office:value-type="float" office:value="-0.0107" calcext:value-type="float">
            <text:p>-0,0107</text:p>
          </table:table-cell>
          <table:table-cell table:style-name="ce301" table:formula="of:=[.E66]/100" office:value-type="float" office:value="0.0104" calcext:value-type="float">
            <text:p>0,0104</text:p>
          </table:table-cell>
          <table:table-cell table:style-name="ce301" table:formula="of:=[.F66]/100" office:value-type="float" office:value="-0.0859" calcext:value-type="float">
            <text:p>-0,0859</text:p>
          </table:table-cell>
          <table:table-cell table:style-name="ce301" table:formula="of:=[.G66]/100" office:value-type="float" office:value="-0.0859" calcext:value-type="float">
            <text:p>-0,0859</text:p>
          </table:table-cell>
          <table:table-cell table:style-name="ce301" table:formula="of:=[.H66]/100" office:value-type="float" office:value="0.1716" calcext:value-type="float">
            <text:p>0,1716</text:p>
          </table:table-cell>
          <table:table-cell table:style-name="ce306" table:formula="of:=[.$C66]/(1 + [.L66])" office:value-type="currency" office:currency="R$ " office:value="16.6683513595472" calcext:value-type="currency">
            <text:p>R$ 16,67</text:p>
          </table:table-cell>
          <table:table-cell table:style-name="ce306" table:formula="of:=[.$C66]/(1 + [.M66])" office:value-type="currency" office:currency="R$ " office:value="16.3202692003167" calcext:value-type="currency">
            <text:p>R$ 16,32</text:p>
          </table:table-cell>
          <table:table-cell table:style-name="ce306" table:formula="of:=[.$C66]/(1 + [.N66])" office:value-type="currency" office:currency="R$ " office:value="18.0396017941144" calcext:value-type="currency">
            <text:p>R$ 18,04</text:p>
          </table:table-cell>
          <table:table-cell table:style-name="ce306" table:formula="of:=[.$C66]/(1 + [.O66])" office:value-type="currency" office:currency="R$ " office:value="18.0396017941144" calcext:value-type="currency">
            <text:p>R$ 18,04</text:p>
          </table:table-cell>
          <table:table-cell table:style-name="ce306" table:formula="of:=[.$C66]/(1 + [.P66])" office:value-type="currency" office:currency="R$ " office:value="14.0747695459201" calcext:value-type="currency">
            <text:p>R$ 14,07</text:p>
          </table:table-cell>
          <table:table-cell table:style-name="ce310" table:formula="of:=VLOOKUP([.A66];['file:///C:/Users/sesmet/Downloads/Imers%C3%A3o%20Python%20-%20Tabela%20de%20a%C3%A7%C3%B5es.ods'#$Total_de_acoes.A$1:.B$1048576];2;0)" office:value-type="float" office:value="240822651" calcext:value-type="float">
            <text:p>240.822.651,00</text:p>
          </table:table-cell>
          <table:table-cell table:style-name="ce306" table:formula="of:=([.$C66]-[.Q66])*[.$V66]" office:value-type="currency" office:currency="R$ " office:value="-42951047.2155998" calcext:value-type="currency">
            <text:p>-R$ 42.951.047,22</text:p>
          </table:table-cell>
          <table:table-cell table:style-name="ce306" table:formula="of:=([.$C66]-[.R66])*[.$V66]" office:value-type="currency" office:currency="R$ " office:value="40875021.1360807" calcext:value-type="currency">
            <text:p>R$ 40.875.021,14</text:p>
          </table:table-cell>
          <table:table-cell table:style-name="ce306" table:formula="of:=([.$C66]-[.S66])*[.$V66]" office:value-type="currency" office:currency="R$ " office:value="-373179212.052993" calcext:value-type="currency">
            <text:p>-R$ 373.179.212,05</text:p>
          </table:table-cell>
          <table:table-cell table:style-name="ce306" table:formula="of:=([.$C66]-[.T66])*[.$V66]" office:value-type="currency" office:currency="R$ " office:value="-373179212.052993" calcext:value-type="currency">
            <text:p>-R$ 373.179.212,05</text:p>
          </table:table-cell>
          <table:table-cell table:style-name="ce306" table:formula="of:=([.$C66]-[.U66])*[.$V66]" office:value-type="currency" office:currency="R$ " office:value="581642200.727453" calcext:value-type="currency">
            <text:p>R$ 581.642.200,73</text:p>
          </table:table-cell>
          <table:table-cell table:style-name="ce310" table:formula="of:=IF([.W66]&gt;0;&quot;Subiu&quot;;IF([.W66]&lt;0;&quot;Desceu&quot;;&quot;Estável&quot;))" office:value-type="string" office:string-value="Desceu" calcext:value-type="string">
            <text:p>Desceu</text:p>
          </table:table-cell>
          <table:table-cell table:style-name="ce310" table:formula="of:=IF([.X66]&gt;0;&quot;Subiu&quot;;IF([.X66]&lt;0;&quot;Desceu&quot;;&quot;Estável&quot;))" office:value-type="string" office:string-value="Subiu" calcext:value-type="string">
            <text:p>Subiu</text:p>
          </table:table-cell>
          <table:table-cell table:style-name="ce310" table:formula="of:=IF([.Y66]&gt;0;&quot;Subiu&quot;;IF([.Y66]&lt;0;&quot;Desceu&quot;;&quot;Estável&quot;))" office:value-type="string" office:string-value="Desceu" calcext:value-type="string">
            <text:p>Desceu</text:p>
          </table:table-cell>
          <table:table-cell table:style-name="ce310" table:formula="of:=IF([.Z66]&gt;0;&quot;Subiu&quot;;IF([.Z66]&lt;0;&quot;Desceu&quot;;&quot;Estável&quot;))" office:value-type="string" office:string-value="Desceu" calcext:value-type="string">
            <text:p>Desceu</text:p>
          </table:table-cell>
          <table:table-cell table:style-name="ce310" table:formula="of:=IF([.AA66]&gt;0;&quot;Subiu&quot;;IF([.AA66]&lt;0;&quot;Desceu&quot;;&quot;Estável&quot;))" office:value-type="string" office:string-value="Subiu" calcext:value-type="string">
            <text:p>Subiu</text:p>
          </table:table-cell>
          <table:table-cell table:style-name="ce310" table:formula="of:=VLOOKUP([.A66];['file:///C:/Users/sesmet/Downloads/Imers%C3%A3o%20Python%20-%20Tabela%20de%20a%C3%A7%C3%B5es.ods'#$Ticker.A$1:.B$1048576];2;0)" office:value-type="string" office:string-value="Fleury" calcext:value-type="string">
            <text:p>Fleury</text:p>
          </table:table-cell>
          <table:table-cell table:style-name="ce310" table:formula="of:=VLOOKUP([.AG66];['file:///C:/Users/sesmet/Downloads/Imers%C3%A3o%20Python%20-%20Tabela%20de%20a%C3%A7%C3%B5es.ods'#$ChatGPT.A$1:.D$1048576];2;0)" office:value-type="string" office:string-value="Saúde" calcext:value-type="string">
            <text:p>Saúde</text:p>
          </table:table-cell>
          <table:table-cell table:style-name="ce316" table:formula="of:=VLOOKUP([.AG66];['file:///C:/Users/sesmet/Downloads/Imers%C3%A3o%20Python%20-%20Tabela%20de%20a%C3%A7%C3%B5es.ods'#$ChatGPT.A$1:.D$1048576];4;0)" office:value-type="float" office:value="98" calcext:value-type="float">
            <text:p>98</text:p>
          </table:table-cell>
          <table:table-cell table:style-name="ce316" table:formula="of:=IF([.AI66]&gt;100;&quot;Mais de 100&quot;;IF([.AI66]&lt;50; &quot;Menos de 50&quot;; &quot;Entre 50 e 100&quot;))" office:value-type="string" office:string-value="Entre 50 e 100" calcext:value-type="string">
            <text:p>Entre 50 e 100</text:p>
          </table:table-cell>
          <table:table-cell table:number-columns-repeated="28"/>
        </table:table-row>
        <table:table-row table:style-name="ro2">
          <table:table-cell table:style-name="ce290" office:value-type="string" calcext:value-type="string">
            <text:p>SOMA3</text:p>
          </table:table-cell>
          <table:table-cell table:style-name="ce294" office:value-type="date" office:date-value="2024-01-26" calcext:value-type="date">
            <text:p>1/26/2024</text:p>
          </table:table-cell>
          <table:table-cell table:style-name="ce296" office:value-type="float" office:value="6.95" calcext:value-type="float">
            <text:p>6,95</text:p>
          </table:table-cell>
          <table:table-cell table:style-name="ce300" office:value-type="float" office:value="-1.27" calcext:value-type="float">
            <text:p>-1,27</text:p>
          </table:table-cell>
          <table:table-cell table:style-name="ce300" office:value-type="float" office:value="-0.43" calcext:value-type="float">
            <text:p>-0,43</text:p>
          </table:table-cell>
          <table:table-cell table:number-columns-repeated="2" table:style-name="ce300" office:value-type="float" office:value="-6.71" calcext:value-type="float">
            <text:p>-6,71</text:p>
          </table:table-cell>
          <table:table-cell table:style-name="ce300" office:value-type="float" office:value="-30.01" calcext:value-type="float">
            <text:p>-30,01</text:p>
          </table:table-cell>
          <table:table-cell table:style-name="ce300" office:value-type="float" office:value="6.87" calcext:value-type="float">
            <text:p>6,87</text:p>
          </table:table-cell>
          <table:table-cell table:style-name="ce300" office:value-type="float" office:value="7.14" calcext:value-type="float">
            <text:p>7,14</text:p>
          </table:table-cell>
          <table:table-cell table:style-name="ce290" office:value-type="string" calcext:value-type="string">
            <text:p>60,82 M</text:p>
          </table:table-cell>
          <table:table-cell table:style-name="ce302" table:formula="of:=[.D67]/100" office:value-type="float" office:value="-0.0127" calcext:value-type="float">
            <text:p>-0,0127</text:p>
          </table:table-cell>
          <table:table-cell table:style-name="ce302" table:formula="of:=[.E67]/100" office:value-type="float" office:value="-0.0043" calcext:value-type="float">
            <text:p>-0,0043</text:p>
          </table:table-cell>
          <table:table-cell table:style-name="ce302" table:formula="of:=[.F67]/100" office:value-type="float" office:value="-0.0671" calcext:value-type="float">
            <text:p>-0,0671</text:p>
          </table:table-cell>
          <table:table-cell table:style-name="ce302" table:formula="of:=[.G67]/100" office:value-type="float" office:value="-0.0671" calcext:value-type="float">
            <text:p>-0,0671</text:p>
          </table:table-cell>
          <table:table-cell table:style-name="ce302" table:formula="of:=[.H67]/100" office:value-type="float" office:value="-0.3001" calcext:value-type="float">
            <text:p>-0,3001</text:p>
          </table:table-cell>
          <table:table-cell table:style-name="ce307" table:formula="of:=[.$C67]/(1 + [.L67])" office:value-type="currency" office:currency="R$ " office:value="7.03940038488808" calcext:value-type="currency">
            <text:p>R$ 7,04</text:p>
          </table:table-cell>
          <table:table-cell table:style-name="ce307" table:formula="of:=[.$C67]/(1 + [.M67])" office:value-type="currency" office:currency="R$ " office:value="6.98001406045998" calcext:value-type="currency">
            <text:p>R$ 6,98</text:p>
          </table:table-cell>
          <table:table-cell table:style-name="ce307" table:formula="of:=[.$C67]/(1 + [.N67])" office:value-type="currency" office:currency="R$ " office:value="7.44988744774359" calcext:value-type="currency">
            <text:p>R$ 7,45</text:p>
          </table:table-cell>
          <table:table-cell table:style-name="ce307" table:formula="of:=[.$C67]/(1 + [.O67])" office:value-type="currency" office:currency="R$ " office:value="7.44988744774359" calcext:value-type="currency">
            <text:p>R$ 7,45</text:p>
          </table:table-cell>
          <table:table-cell table:style-name="ce307" table:formula="of:=[.$C67]/(1 + [.P67])" office:value-type="currency" office:currency="R$ " office:value="9.92998999857123" calcext:value-type="currency">
            <text:p>R$ 9,93</text:p>
          </table:table-cell>
          <table:table-cell table:style-name="ce311" table:formula="of:=VLOOKUP([.A67];['file:///C:/Users/sesmet/Downloads/Imers%C3%A3o%20Python%20-%20Tabela%20de%20a%C3%A7%C3%B5es.ods'#$Total_de_acoes.A$1:.B$1048576];2;0)" office:value-type="float" office:value="496029967" calcext:value-type="float">
            <text:p>496.029.967,00</text:p>
          </table:table-cell>
          <table:table-cell table:style-name="ce307" table:formula="of:=([.$C67]-[.Q67])*[.$V67]" office:value-type="currency" office:currency="R$ " office:value="-44345269.9658212" calcext:value-type="currency">
            <text:p>-R$ 44.345.269,97</text:p>
          </table:table-cell>
          <table:table-cell table:style-name="ce307" table:formula="of:=([.$C67]-[.R67])*[.$V67]" office:value-type="currency" office:currency="R$ " office:value="-14887873.4194988" calcext:value-type="currency">
            <text:p>-R$ 14.887.873,42</text:p>
          </table:table-cell>
          <table:table-cell table:style-name="ce307" table:formula="of:=([.$C67]-[.S67])*[.$V67]" office:value-type="currency" office:currency="R$ " office:value="-247959154.207969" calcext:value-type="currency">
            <text:p>-R$ 247.959.154,21</text:p>
          </table:table-cell>
          <table:table-cell table:style-name="ce307" table:formula="of:=([.$C67]-[.T67])*[.$V67]" office:value-type="currency" office:currency="R$ " office:value="-247959154.207969" calcext:value-type="currency">
            <text:p>-R$ 247.959.154,21</text:p>
          </table:table-cell>
          <table:table-cell table:style-name="ce307" table:formula="of:=([.$C67]-[.U67])*[.$V67]" office:value-type="currency" office:currency="R$ " office:value="-1478164340.65161" calcext:value-type="currency">
            <text:p>-R$ 1.478.164.340,65</text:p>
          </table:table-cell>
          <table:table-cell table:style-name="ce311" table:formula="of:=IF([.W67]&gt;0;&quot;Subiu&quot;;IF([.W67]&lt;0;&quot;Desceu&quot;;&quot;Estável&quot;))" office:value-type="string" office:string-value="Desceu" calcext:value-type="string">
            <text:p>Desceu</text:p>
          </table:table-cell>
          <table:table-cell table:style-name="ce311" table:formula="of:=IF([.X67]&gt;0;&quot;Subiu&quot;;IF([.X67]&lt;0;&quot;Desceu&quot;;&quot;Estável&quot;))" office:value-type="string" office:string-value="Desceu" calcext:value-type="string">
            <text:p>Desceu</text:p>
          </table:table-cell>
          <table:table-cell table:style-name="ce311" table:formula="of:=IF([.Y67]&gt;0;&quot;Subiu&quot;;IF([.Y67]&lt;0;&quot;Desceu&quot;;&quot;Estável&quot;))" office:value-type="string" office:string-value="Desceu" calcext:value-type="string">
            <text:p>Desceu</text:p>
          </table:table-cell>
          <table:table-cell table:style-name="ce311" table:formula="of:=IF([.Z67]&gt;0;&quot;Subiu&quot;;IF([.Z67]&lt;0;&quot;Desceu&quot;;&quot;Estável&quot;))" office:value-type="string" office:string-value="Desceu" calcext:value-type="string">
            <text:p>Desceu</text:p>
          </table:table-cell>
          <table:table-cell table:style-name="ce311" table:formula="of:=IF([.AA67]&gt;0;&quot;Subiu&quot;;IF([.AA67]&lt;0;&quot;Desceu&quot;;&quot;Estável&quot;))" office:value-type="string" office:string-value="Desceu" calcext:value-type="string">
            <text:p>Desceu</text:p>
          </table:table-cell>
          <table:table-cell table:style-name="ce311" table:formula="of:=VLOOKUP([.A67];['file:///C:/Users/sesmet/Downloads/Imers%C3%A3o%20Python%20-%20Tabela%20de%20a%C3%A7%C3%B5es.ods'#$Ticker.A$1:.B$1048576];2;0)" office:value-type="string" office:string-value="Grupo Soma" calcext:value-type="string">
            <text:p>Grupo Soma</text:p>
          </table:table-cell>
          <table:table-cell table:style-name="ce311" table:formula="of:=VLOOKUP([.AG67];['file:///C:/Users/sesmet/Downloads/Imers%C3%A3o%20Python%20-%20Tabela%20de%20a%C3%A7%C3%B5es.ods'#$ChatGPT.A$1:.D$1048576];2;0)" office:value-type="string" office:string-value="Tecnologia" calcext:value-type="string">
            <text:p>Tecnologia</text:p>
          </table:table-cell>
          <table:table-cell table:style-name="ce317" table:formula="of:=VLOOKUP([.AG67];['file:///C:/Users/sesmet/Downloads/Imers%C3%A3o%20Python%20-%20Tabela%20de%20a%C3%A7%C3%B5es.ods'#$ChatGPT.A$1:.D$1048576];4;0)" office:value-type="float" office:value="14" calcext:value-type="float">
            <text:p>14</text:p>
          </table:table-cell>
          <table:table-cell table:style-name="ce317" table:formula="of:=IF([.AI67]&gt;100;&quot;Mais de 100&quot;;IF([.AI67]&lt;50; &quot;Menos de 50&quot;; &quot;Entre 50 e 100&quot;))" office:value-type="string" office:string-value="Menos de 50" calcext:value-type="string">
            <text:p>Menos de 50</text:p>
          </table:table-cell>
          <table:table-cell table:number-columns-repeated="28"/>
        </table:table-row>
        <table:table-row table:style-name="ro2">
          <table:table-cell table:style-name="ce289" office:value-type="string" calcext:value-type="string">
            <text:p>ALPA4</text:p>
          </table:table-cell>
          <table:table-cell table:style-name="ce293" office:value-type="date" office:date-value="2024-01-26" calcext:value-type="date">
            <text:p>1/26/2024</text:p>
          </table:table-cell>
          <table:table-cell table:style-name="ce295" office:value-type="float" office:value="8.67" calcext:value-type="float">
            <text:p>8,67</text:p>
          </table:table-cell>
          <table:table-cell table:style-name="ce299" office:value-type="float" office:value="-1.36" calcext:value-type="float">
            <text:p>-1,36</text:p>
          </table:table-cell>
          <table:table-cell table:style-name="ce299" office:value-type="float" office:value="4.08" calcext:value-type="float">
            <text:p>4,08</text:p>
          </table:table-cell>
          <table:table-cell table:number-columns-repeated="2" table:style-name="ce299" office:value-type="float" office:value="-14.33" calcext:value-type="float">
            <text:p>-14,33</text:p>
          </table:table-cell>
          <table:table-cell table:style-name="ce299" office:value-type="float" office:value="-34.52" calcext:value-type="float">
            <text:p>-34,52</text:p>
          </table:table-cell>
          <table:table-cell table:style-name="ce299" office:value-type="float" office:value="8.62" calcext:value-type="float">
            <text:p>8,62</text:p>
          </table:table-cell>
          <table:table-cell table:style-name="ce299" office:value-type="float" office:value="8.8" calcext:value-type="float">
            <text:p>8,8</text:p>
          </table:table-cell>
          <table:table-cell table:style-name="ce289" office:value-type="string" calcext:value-type="string">
            <text:p>14 M</text:p>
          </table:table-cell>
          <table:table-cell table:style-name="ce301" table:formula="of:=[.D68]/100" office:value-type="float" office:value="-0.0136" calcext:value-type="float">
            <text:p>-0,0136</text:p>
          </table:table-cell>
          <table:table-cell table:style-name="ce301" table:formula="of:=[.E68]/100" office:value-type="float" office:value="0.0408" calcext:value-type="float">
            <text:p>0,0408</text:p>
          </table:table-cell>
          <table:table-cell table:style-name="ce301" table:formula="of:=[.F68]/100" office:value-type="float" office:value="-0.1433" calcext:value-type="float">
            <text:p>-0,1433</text:p>
          </table:table-cell>
          <table:table-cell table:style-name="ce301" table:formula="of:=[.G68]/100" office:value-type="float" office:value="-0.1433" calcext:value-type="float">
            <text:p>-0,1433</text:p>
          </table:table-cell>
          <table:table-cell table:style-name="ce301" table:formula="of:=[.H68]/100" office:value-type="float" office:value="-0.3452" calcext:value-type="float">
            <text:p>-0,3452</text:p>
          </table:table-cell>
          <table:table-cell table:style-name="ce306" table:formula="of:=[.$C68]/(1 + [.L68])" office:value-type="currency" office:currency="R$ " office:value="8.78953771289538" calcext:value-type="currency">
            <text:p>R$ 8,79</text:p>
          </table:table-cell>
          <table:table-cell table:style-name="ce306" table:formula="of:=[.$C68]/(1 + [.M68])" office:value-type="currency" office:currency="R$ " office:value="8.33013066871637" calcext:value-type="currency">
            <text:p>R$ 8,33</text:p>
          </table:table-cell>
          <table:table-cell table:style-name="ce306" table:formula="of:=[.$C68]/(1 + [.N68])" office:value-type="currency" office:currency="R$ " office:value="10.1202287848722" calcext:value-type="currency">
            <text:p>R$ 10,12</text:p>
          </table:table-cell>
          <table:table-cell table:style-name="ce306" table:formula="of:=[.$C68]/(1 + [.O68])" office:value-type="currency" office:currency="R$ " office:value="10.1202287848722" calcext:value-type="currency">
            <text:p>R$ 10,12</text:p>
          </table:table-cell>
          <table:table-cell table:style-name="ce306" table:formula="of:=[.$C68]/(1 + [.P68])" office:value-type="currency" office:currency="R$ " office:value="13.2406841783751" calcext:value-type="currency">
            <text:p>R$ 13,24</text:p>
          </table:table-cell>
          <table:table-cell table:style-name="ce310" table:formula="of:=VLOOKUP([.A68];['file:///C:/Users/sesmet/Downloads/Imers%C3%A3o%20Python%20-%20Tabela%20de%20a%C3%A7%C3%B5es.ods'#$Total_de_acoes.A$1:.B$1048576];2;0)" office:value-type="float" office:value="176733968" calcext:value-type="float">
            <text:p>176.733.968,00</text:p>
          </table:table-cell>
          <table:table-cell table:style-name="ce306" table:formula="of:=([.$C68]-[.Q68])*[.$V68]" office:value-type="currency" office:currency="R$ " office:value="-21126374.3256449" calcext:value-type="currency">
            <text:p>-R$ 21.126.374,33</text:p>
          </table:table-cell>
          <table:table-cell table:style-name="ce306" table:formula="of:=([.$C68]-[.R68])*[.$V68]" office:value-type="currency" office:currency="R$ " office:value="60066455.5192622" calcext:value-type="currency">
            <text:p>R$ 60.066.455,52</text:p>
          </table:table-cell>
          <table:table-cell table:style-name="ce306" table:formula="of:=([.$C68]-[.S68])*[.$V68]" office:value-type="currency" office:currency="R$ " office:value="-256304687.658279" calcext:value-type="currency">
            <text:p>-R$ 256.304.687,66</text:p>
          </table:table-cell>
          <table:table-cell table:style-name="ce306" table:formula="of:=([.$C68]-[.T68])*[.$V68]" office:value-type="currency" office:currency="R$ " office:value="-256304687.658279" calcext:value-type="currency">
            <text:p>-R$ 256.304.687,66</text:p>
          </table:table-cell>
          <table:table-cell table:style-name="ce306" table:formula="of:=([.$C68]-[.U68])*[.$V68]" office:value-type="currency" office:currency="R$ " office:value="-807795151.319047" calcext:value-type="currency">
            <text:p>-R$ 807.795.151,32</text:p>
          </table:table-cell>
          <table:table-cell table:style-name="ce310" table:formula="of:=IF([.W68]&gt;0;&quot;Subiu&quot;;IF([.W68]&lt;0;&quot;Desceu&quot;;&quot;Estável&quot;))" office:value-type="string" office:string-value="Desceu" calcext:value-type="string">
            <text:p>Desceu</text:p>
          </table:table-cell>
          <table:table-cell table:style-name="ce310" table:formula="of:=IF([.X68]&gt;0;&quot;Subiu&quot;;IF([.X68]&lt;0;&quot;Desceu&quot;;&quot;Estável&quot;))" office:value-type="string" office:string-value="Subiu" calcext:value-type="string">
            <text:p>Subiu</text:p>
          </table:table-cell>
          <table:table-cell table:style-name="ce310" table:formula="of:=IF([.Y68]&gt;0;&quot;Subiu&quot;;IF([.Y68]&lt;0;&quot;Desceu&quot;;&quot;Estável&quot;))" office:value-type="string" office:string-value="Desceu" calcext:value-type="string">
            <text:p>Desceu</text:p>
          </table:table-cell>
          <table:table-cell table:style-name="ce310" table:formula="of:=IF([.Z68]&gt;0;&quot;Subiu&quot;;IF([.Z68]&lt;0;&quot;Desceu&quot;;&quot;Estável&quot;))" office:value-type="string" office:string-value="Desceu" calcext:value-type="string">
            <text:p>Desceu</text:p>
          </table:table-cell>
          <table:table-cell table:style-name="ce310" table:formula="of:=IF([.AA68]&gt;0;&quot;Subiu&quot;;IF([.AA68]&lt;0;&quot;Desceu&quot;;&quot;Estável&quot;))" office:value-type="string" office:string-value="Desceu" calcext:value-type="string">
            <text:p>Desceu</text:p>
          </table:table-cell>
          <table:table-cell table:style-name="ce310" table:formula="of:=VLOOKUP([.A68];['file:///C:/Users/sesmet/Downloads/Imers%C3%A3o%20Python%20-%20Tabela%20de%20a%C3%A7%C3%B5es.ods'#$Ticker.A$1:.B$1048576];2;0)" office:value-type="string" office:string-value="Alpargatas" calcext:value-type="string">
            <text:p>Alpargatas</text:p>
          </table:table-cell>
          <table:table-cell table:style-name="ce310" table:formula="of:=VLOOKUP([.AG68];['file:///C:/Users/sesmet/Downloads/Imers%C3%A3o%20Python%20-%20Tabela%20de%20a%C3%A7%C3%B5es.ods'#$ChatGPT.A$1:.D$1048576];2;0)" office:value-type="string" office:string-value="Calçados" calcext:value-type="string">
            <text:p>Calçados</text:p>
          </table:table-cell>
          <table:table-cell table:style-name="ce316" table:formula="of:=VLOOKUP([.AG68];['file:///C:/Users/sesmet/Downloads/Imers%C3%A3o%20Python%20-%20Tabela%20de%20a%C3%A7%C3%B5es.ods'#$ChatGPT.A$1:.D$1048576];4;0)" office:value-type="float" office:value="117" calcext:value-type="float">
            <text:p>117</text:p>
          </table:table-cell>
          <table:table-cell table:style-name="ce316" table:formula="of:=IF([.AI68]&gt;100;&quot;Mais de 100&quot;;IF([.AI68]&lt;50; &quot;Menos de 50&quot;; &quot;Entre 50 e 100&quot;))" office:value-type="string" office:string-value="Mais de 100" calcext:value-type="string">
            <text:p>Mais de 100</text:p>
          </table:table-cell>
          <table:table-cell table:number-columns-repeated="28"/>
        </table:table-row>
        <table:table-row table:style-name="ro2">
          <table:table-cell table:style-name="ce290" office:value-type="string" calcext:value-type="string">
            <text:p>CYRE3</text:p>
          </table:table-cell>
          <table:table-cell table:style-name="ce294" office:value-type="date" office:date-value="2024-01-26" calcext:value-type="date">
            <text:p>1/26/2024</text:p>
          </table:table-cell>
          <table:table-cell table:style-name="ce296" office:value-type="float" office:value="22.84" calcext:value-type="float">
            <text:p>22,84</text:p>
          </table:table-cell>
          <table:table-cell table:style-name="ce300" office:value-type="float" office:value="-1.38" calcext:value-type="float">
            <text:p>-1,38</text:p>
          </table:table-cell>
          <table:table-cell table:style-name="ce300" office:value-type="float" office:value="2.38" calcext:value-type="float">
            <text:p>2,38</text:p>
          </table:table-cell>
          <table:table-cell table:number-columns-repeated="2" table:style-name="ce300" office:value-type="float" office:value="-5.15" calcext:value-type="float">
            <text:p>-5,15</text:p>
          </table:table-cell>
          <table:table-cell table:style-name="ce300" office:value-type="float" office:value="60.09" calcext:value-type="float">
            <text:p>60,09</text:p>
          </table:table-cell>
          <table:table-cell table:style-name="ce300" office:value-type="float" office:value="22.62" calcext:value-type="float">
            <text:p>22,62</text:p>
          </table:table-cell>
          <table:table-cell table:style-name="ce300" office:value-type="float" office:value="23.34" calcext:value-type="float">
            <text:p>23,34</text:p>
          </table:table-cell>
          <table:table-cell table:style-name="ce290" office:value-type="string" calcext:value-type="string">
            <text:p>104,26 M</text:p>
          </table:table-cell>
          <table:table-cell table:style-name="ce302" table:formula="of:=[.D69]/100" office:value-type="float" office:value="-0.0138" calcext:value-type="float">
            <text:p>-0,0138</text:p>
          </table:table-cell>
          <table:table-cell table:style-name="ce302" table:formula="of:=[.E69]/100" office:value-type="float" office:value="0.0238" calcext:value-type="float">
            <text:p>0,0238</text:p>
          </table:table-cell>
          <table:table-cell table:style-name="ce302" table:formula="of:=[.F69]/100" office:value-type="float" office:value="-0.0515" calcext:value-type="float">
            <text:p>-0,0515</text:p>
          </table:table-cell>
          <table:table-cell table:style-name="ce302" table:formula="of:=[.G69]/100" office:value-type="float" office:value="-0.0515" calcext:value-type="float">
            <text:p>-0,0515</text:p>
          </table:table-cell>
          <table:table-cell table:style-name="ce302" table:formula="of:=[.H69]/100" office:value-type="float" office:value="0.6009" calcext:value-type="float">
            <text:p>0,6009</text:p>
          </table:table-cell>
          <table:table-cell table:style-name="ce307" table:formula="of:=[.$C69]/(1 + [.L69])" office:value-type="currency" office:currency="R$ " office:value="23.1596025147029" calcext:value-type="currency">
            <text:p>R$ 23,16</text:p>
          </table:table-cell>
          <table:table-cell table:style-name="ce307" table:formula="of:=[.$C69]/(1 + [.M69])" office:value-type="currency" office:currency="R$ " office:value="22.3090447352999" calcext:value-type="currency">
            <text:p>R$ 22,31</text:p>
          </table:table-cell>
          <table:table-cell table:style-name="ce307" table:formula="of:=[.$C69]/(1 + [.N69])" office:value-type="currency" office:currency="R$ " office:value="24.0801265155509" calcext:value-type="currency">
            <text:p>R$ 24,08</text:p>
          </table:table-cell>
          <table:table-cell table:style-name="ce307" table:formula="of:=[.$C69]/(1 + [.O69])" office:value-type="currency" office:currency="R$ " office:value="24.0801265155509" calcext:value-type="currency">
            <text:p>R$ 24,08</text:p>
          </table:table-cell>
          <table:table-cell table:style-name="ce307" table:formula="of:=[.$C69]/(1 + [.P69])" office:value-type="currency" office:currency="R$ " office:value="14.26697482666" calcext:value-type="currency">
            <text:p>R$ 14,27</text:p>
          </table:table-cell>
          <table:table-cell table:style-name="ce311" table:formula="of:=VLOOKUP([.A69];['file:///C:/Users/sesmet/Downloads/Imers%C3%A3o%20Python%20-%20Tabela%20de%20a%C3%A7%C3%B5es.ods'#$Total_de_acoes.A$1:.B$1048576];2;0)" office:value-type="float" office:value="265784616" calcext:value-type="float">
            <text:p>265.784.616,00</text:p>
          </table:table-cell>
          <table:table-cell table:style-name="ce307" table:formula="of:=([.$C69]-[.Q69])*[.$V69]" office:value-type="currency" office:currency="R$ " office:value="-84945431.6429448" calcext:value-type="currency">
            <text:p>-R$ 84.945.431,64</text:p>
          </table:table-cell>
          <table:table-cell table:style-name="ce307" table:formula="of:=([.$C69]-[.R69])*[.$V69]" office:value-type="currency" office:currency="R$ " office:value="141119741.141504" calcext:value-type="currency">
            <text:p>R$ 141.119.741,14</text:p>
          </table:table-cell>
          <table:table-cell table:style-name="ce307" table:formula="of:=([.$C69]-[.S69])*[.$V69]" office:value-type="currency" office:currency="R$ " office:value="-329606549.727106" calcext:value-type="currency">
            <text:p>-R$ 329.606.549,73</text:p>
          </table:table-cell>
          <table:table-cell table:style-name="ce307" table:formula="of:=([.$C69]-[.T69])*[.$V69]" office:value-type="currency" office:currency="R$ " office:value="-329606549.727106" calcext:value-type="currency">
            <text:p>-R$ 329.606.549,73</text:p>
          </table:table-cell>
          <table:table-cell table:style-name="ce307" table:formula="of:=([.$C69]-[.U69])*[.$V69]" office:value-type="currency" office:currency="R$ " office:value="2278578203.6545" calcext:value-type="currency">
            <text:p>R$ 2.278.578.203,65</text:p>
          </table:table-cell>
          <table:table-cell table:style-name="ce311" table:formula="of:=IF([.W69]&gt;0;&quot;Subiu&quot;;IF([.W69]&lt;0;&quot;Desceu&quot;;&quot;Estável&quot;))" office:value-type="string" office:string-value="Desceu" calcext:value-type="string">
            <text:p>Desceu</text:p>
          </table:table-cell>
          <table:table-cell table:style-name="ce311" table:formula="of:=IF([.X69]&gt;0;&quot;Subiu&quot;;IF([.X69]&lt;0;&quot;Desceu&quot;;&quot;Estável&quot;))" office:value-type="string" office:string-value="Subiu" calcext:value-type="string">
            <text:p>Subiu</text:p>
          </table:table-cell>
          <table:table-cell table:style-name="ce311" table:formula="of:=IF([.Y69]&gt;0;&quot;Subiu&quot;;IF([.Y69]&lt;0;&quot;Desceu&quot;;&quot;Estável&quot;))" office:value-type="string" office:string-value="Desceu" calcext:value-type="string">
            <text:p>Desceu</text:p>
          </table:table-cell>
          <table:table-cell table:style-name="ce311" table:formula="of:=IF([.Z69]&gt;0;&quot;Subiu&quot;;IF([.Z69]&lt;0;&quot;Desceu&quot;;&quot;Estável&quot;))" office:value-type="string" office:string-value="Desceu" calcext:value-type="string">
            <text:p>Desceu</text:p>
          </table:table-cell>
          <table:table-cell table:style-name="ce311" table:formula="of:=IF([.AA69]&gt;0;&quot;Subiu&quot;;IF([.AA69]&lt;0;&quot;Desceu&quot;;&quot;Estável&quot;))" office:value-type="string" office:string-value="Subiu" calcext:value-type="string">
            <text:p>Subiu</text:p>
          </table:table-cell>
          <table:table-cell table:style-name="ce311" table:formula="of:=VLOOKUP([.A69];['file:///C:/Users/sesmet/Downloads/Imers%C3%A3o%20Python%20-%20Tabela%20de%20a%C3%A7%C3%B5es.ods'#$Ticker.A$1:.B$1048576];2;0)" office:value-type="string" office:string-value="Cyrela" calcext:value-type="string">
            <text:p>Cyrela</text:p>
          </table:table-cell>
          <table:table-cell table:style-name="ce311" table:formula="of:=VLOOKUP([.AG69];['file:///C:/Users/sesmet/Downloads/Imers%C3%A3o%20Python%20-%20Tabela%20de%20a%C3%A7%C3%B5es.ods'#$ChatGPT.A$1:.D$1048576];2;0)" office:value-type="string" office:string-value="Construção Civil" calcext:value-type="string">
            <text:p>Construção Civil</text:p>
          </table:table-cell>
          <table:table-cell table:style-name="ce317" table:formula="of:=VLOOKUP([.AG69];['file:///C:/Users/sesmet/Downloads/Imers%C3%A3o%20Python%20-%20Tabela%20de%20a%C3%A7%C3%B5es.ods'#$ChatGPT.A$1:.D$1048576];4;0)" office:value-type="float" office:value="62" calcext:value-type="float">
            <text:p>62</text:p>
          </table:table-cell>
          <table:table-cell table:style-name="ce317" table:formula="of:=IF([.AI69]&gt;100;&quot;Mais de 100&quot;;IF([.AI69]&lt;50; &quot;Menos de 50&quot;; &quot;Entre 50 e 100&quot;))" office:value-type="string" office:string-value="Entre 50 e 100" calcext:value-type="string">
            <text:p>Entre 50 e 100</text:p>
          </table:table-cell>
          <table:table-cell table:number-columns-repeated="28"/>
        </table:table-row>
        <table:table-row table:style-name="ro2">
          <table:table-cell table:style-name="ce289" office:value-type="string" calcext:value-type="string">
            <text:p>EMBR3</text:p>
          </table:table-cell>
          <table:table-cell table:style-name="ce293" office:value-type="date" office:date-value="2024-01-26" calcext:value-type="date">
            <text:p>1/26/2024</text:p>
          </table:table-cell>
          <table:table-cell table:style-name="ce295" office:value-type="float" office:value="22.4" calcext:value-type="float">
            <text:p>22,40</text:p>
          </table:table-cell>
          <table:table-cell table:style-name="ce299" office:value-type="float" office:value="-1.4" calcext:value-type="float">
            <text:p>-1,4</text:p>
          </table:table-cell>
          <table:table-cell table:style-name="ce299" office:value-type="float" office:value="5.02" calcext:value-type="float">
            <text:p>5,02</text:p>
          </table:table-cell>
          <table:table-cell table:number-columns-repeated="2" table:style-name="ce299" office:value-type="float" office:value="0.04" calcext:value-type="float">
            <text:p>0,04</text:p>
          </table:table-cell>
          <table:table-cell table:style-name="ce299" office:value-type="float" office:value="34.29" calcext:value-type="float">
            <text:p>34,29</text:p>
          </table:table-cell>
          <table:table-cell table:style-name="ce299" office:value-type="float" office:value="22.26" calcext:value-type="float">
            <text:p>22,26</text:p>
          </table:table-cell>
          <table:table-cell table:style-name="ce299" office:value-type="float" office:value="22.92" calcext:value-type="float">
            <text:p>22,92</text:p>
          </table:table-cell>
          <table:table-cell table:style-name="ce289" office:value-type="string" calcext:value-type="string">
            <text:p>60,86 M</text:p>
          </table:table-cell>
          <table:table-cell table:style-name="ce301" table:formula="of:=[.D70]/100" office:value-type="float" office:value="-0.014" calcext:value-type="float">
            <text:p>-0,014</text:p>
          </table:table-cell>
          <table:table-cell table:style-name="ce301" table:formula="of:=[.E70]/100" office:value-type="float" office:value="0.0502" calcext:value-type="float">
            <text:p>0,0502</text:p>
          </table:table-cell>
          <table:table-cell table:style-name="ce301" table:formula="of:=[.F70]/100" office:value-type="float" office:value="0.0004" calcext:value-type="float">
            <text:p>0,0004</text:p>
          </table:table-cell>
          <table:table-cell table:style-name="ce301" table:formula="of:=[.G70]/100" office:value-type="float" office:value="0.0004" calcext:value-type="float">
            <text:p>0,0004</text:p>
          </table:table-cell>
          <table:table-cell table:style-name="ce301" table:formula="of:=[.H70]/100" office:value-type="float" office:value="0.3429" calcext:value-type="float">
            <text:p>0,3429</text:p>
          </table:table-cell>
          <table:table-cell table:style-name="ce306" table:formula="of:=[.$C70]/(1 + [.L70])" office:value-type="currency" office:currency="R$ " office:value="22.7180527383367" calcext:value-type="currency">
            <text:p>R$ 22,72</text:p>
          </table:table-cell>
          <table:table-cell table:style-name="ce306" table:formula="of:=[.$C70]/(1 + [.M70])" office:value-type="currency" office:currency="R$ " office:value="21.3292706151209" calcext:value-type="currency">
            <text:p>R$ 21,33</text:p>
          </table:table-cell>
          <table:table-cell table:style-name="ce306" table:formula="of:=[.$C70]/(1 + [.N70])" office:value-type="currency" office:currency="R$ " office:value="22.391043582567" calcext:value-type="currency">
            <text:p>R$ 22,39</text:p>
          </table:table-cell>
          <table:table-cell table:style-name="ce306" table:formula="of:=[.$C70]/(1 + [.O70])" office:value-type="currency" office:currency="R$ " office:value="22.391043582567" calcext:value-type="currency">
            <text:p>R$ 22,39</text:p>
          </table:table-cell>
          <table:table-cell table:style-name="ce306" table:formula="of:=[.$C70]/(1 + [.P70])" office:value-type="currency" office:currency="R$ " office:value="16.6803187132326" calcext:value-type="currency">
            <text:p>R$ 16,68</text:p>
          </table:table-cell>
          <table:table-cell table:style-name="ce310" table:formula="of:=VLOOKUP([.A70];['file:///C:/Users/sesmet/Downloads/Imers%C3%A3o%20Python%20-%20Tabela%20de%20a%C3%A7%C3%B5es.ods'#$Total_de_acoes.A$1:.B$1048576];2;0)" office:value-type="float" office:value="734632705" calcext:value-type="float">
            <text:p>734.632.705,00</text:p>
          </table:table-cell>
          <table:table-cell table:style-name="ce306" table:formula="of:=([.$C70]-[.Q70])*[.$V70]" office:value-type="currency" office:currency="R$ " office:value="-233651943.496958" calcext:value-type="currency">
            <text:p>-R$ 233.651.943,50</text:p>
          </table:table-cell>
          <table:table-cell table:style-name="ce306" table:formula="of:=([.$C70]-[.R70])*[.$V70]" office:value-type="currency" office:currency="R$ " office:value="786592824.336699" calcext:value-type="currency">
            <text:p>R$ 786.592.824,34</text:p>
          </table:table-cell>
          <table:table-cell table:style-name="ce306" table:formula="of:=([.$C70]-[.S70])*[.$V70]" office:value-type="currency" office:currency="R$ " office:value="6579677.16593329" calcext:value-type="currency">
            <text:p>R$ 6.579.677,17</text:p>
          </table:table-cell>
          <table:table-cell table:style-name="ce306" table:formula="of:=([.$C70]-[.T70])*[.$V70]" office:value-type="currency" office:currency="R$ " office:value="6579677.16593329" calcext:value-type="currency">
            <text:p>R$ 6.579.677,17</text:p>
          </table:table-cell>
          <table:table-cell table:style-name="ce306" table:formula="of:=([.$C70]-[.U70])*[.$V70]" office:value-type="currency" office:currency="R$ " office:value="4201864935.43585" calcext:value-type="currency">
            <text:p>R$ 4.201.864.935,44</text:p>
          </table:table-cell>
          <table:table-cell table:style-name="ce310" table:formula="of:=IF([.W70]&gt;0;&quot;Subiu&quot;;IF([.W70]&lt;0;&quot;Desceu&quot;;&quot;Estável&quot;))" office:value-type="string" office:string-value="Desceu" calcext:value-type="string">
            <text:p>Desceu</text:p>
          </table:table-cell>
          <table:table-cell table:style-name="ce310" table:formula="of:=IF([.X70]&gt;0;&quot;Subiu&quot;;IF([.X70]&lt;0;&quot;Desceu&quot;;&quot;Estável&quot;))" office:value-type="string" office:string-value="Subiu" calcext:value-type="string">
            <text:p>Subiu</text:p>
          </table:table-cell>
          <table:table-cell table:style-name="ce310" table:formula="of:=IF([.Y70]&gt;0;&quot;Subiu&quot;;IF([.Y70]&lt;0;&quot;Desceu&quot;;&quot;Estável&quot;))" office:value-type="string" office:string-value="Subiu" calcext:value-type="string">
            <text:p>Subiu</text:p>
          </table:table-cell>
          <table:table-cell table:style-name="ce310" table:formula="of:=IF([.Z70]&gt;0;&quot;Subiu&quot;;IF([.Z70]&lt;0;&quot;Desceu&quot;;&quot;Estável&quot;))" office:value-type="string" office:string-value="Subiu" calcext:value-type="string">
            <text:p>Subiu</text:p>
          </table:table-cell>
          <table:table-cell table:style-name="ce310" table:formula="of:=IF([.AA70]&gt;0;&quot;Subiu&quot;;IF([.AA70]&lt;0;&quot;Desceu&quot;;&quot;Estável&quot;))" office:value-type="string" office:string-value="Subiu" calcext:value-type="string">
            <text:p>Subiu</text:p>
          </table:table-cell>
          <table:table-cell table:style-name="ce310" table:formula="of:=VLOOKUP([.A70];['file:///C:/Users/sesmet/Downloads/Imers%C3%A3o%20Python%20-%20Tabela%20de%20a%C3%A7%C3%B5es.ods'#$Ticker.A$1:.B$1048576];2;0)" office:value-type="string" office:string-value="Embraer" calcext:value-type="string">
            <text:p>Embraer</text:p>
          </table:table-cell>
          <table:table-cell table:style-name="ce310" table:formula="of:=VLOOKUP([.AG70];['file:///C:/Users/sesmet/Downloads/Imers%C3%A3o%20Python%20-%20Tabela%20de%20a%C3%A7%C3%B5es.ods'#$ChatGPT.A$1:.D$1048576];2;0)" office:value-type="string" office:string-value="Aeronáutica" calcext:value-type="string">
            <text:p>Aeronáutica</text:p>
          </table:table-cell>
          <table:table-cell table:style-name="ce316" table:formula="of:=VLOOKUP([.AG70];['file:///C:/Users/sesmet/Downloads/Imers%C3%A3o%20Python%20-%20Tabela%20de%20a%C3%A7%C3%B5es.ods'#$ChatGPT.A$1:.D$1048576];4;0)" office:value-type="float" office:value="55" calcext:value-type="float">
            <text:p>55</text:p>
          </table:table-cell>
          <table:table-cell table:style-name="ce316" table:formula="of:=IF([.AI70]&gt;100;&quot;Mais de 100&quot;;IF([.AI70]&lt;50; &quot;Menos de 50&quot;; &quot;Entre 50 e 100&quot;))" office:value-type="string" office:string-value="Entre 50 e 100" calcext:value-type="string">
            <text:p>Entre 50 e 100</text:p>
          </table:table-cell>
          <table:table-cell table:number-columns-repeated="28"/>
        </table:table-row>
        <table:table-row table:style-name="ro2">
          <table:table-cell table:style-name="ce290" office:value-type="string" calcext:value-type="string">
            <text:p>NTCO3</text:p>
          </table:table-cell>
          <table:table-cell table:style-name="ce294" office:value-type="date" office:date-value="2024-01-26" calcext:value-type="date">
            <text:p>1/26/2024</text:p>
          </table:table-cell>
          <table:table-cell table:style-name="ce296" office:value-type="float" office:value="15.97" calcext:value-type="float">
            <text:p>15,97</text:p>
          </table:table-cell>
          <table:table-cell table:style-name="ce300" office:value-type="float" office:value="-1.41" calcext:value-type="float">
            <text:p>-1,41</text:p>
          </table:table-cell>
          <table:table-cell table:style-name="ce300" office:value-type="float" office:value="-7.37" calcext:value-type="float">
            <text:p>-7,37</text:p>
          </table:table-cell>
          <table:table-cell table:number-columns-repeated="2" table:style-name="ce300" office:value-type="float" office:value="-5.45" calcext:value-type="float">
            <text:p>-5,45</text:p>
          </table:table-cell>
          <table:table-cell table:style-name="ce300" office:value-type="float" office:value="23.51" calcext:value-type="float">
            <text:p>23,51</text:p>
          </table:table-cell>
          <table:table-cell table:style-name="ce300" office:value-type="float" office:value="15.84" calcext:value-type="float">
            <text:p>15,84</text:p>
          </table:table-cell>
          <table:table-cell table:style-name="ce300" office:value-type="float" office:value="16.43" calcext:value-type="float">
            <text:p>16,43</text:p>
          </table:table-cell>
          <table:table-cell table:style-name="ce290" office:value-type="string" calcext:value-type="string">
            <text:p>213,23 M</text:p>
          </table:table-cell>
          <table:table-cell table:style-name="ce302" table:formula="of:=[.D71]/100" office:value-type="float" office:value="-0.0141" calcext:value-type="float">
            <text:p>-0,0141</text:p>
          </table:table-cell>
          <table:table-cell table:style-name="ce302" table:formula="of:=[.E71]/100" office:value-type="float" office:value="-0.0737" calcext:value-type="float">
            <text:p>-0,0737</text:p>
          </table:table-cell>
          <table:table-cell table:style-name="ce302" table:formula="of:=[.F71]/100" office:value-type="float" office:value="-0.0545" calcext:value-type="float">
            <text:p>-0,0545</text:p>
          </table:table-cell>
          <table:table-cell table:style-name="ce302" table:formula="of:=[.G71]/100" office:value-type="float" office:value="-0.0545" calcext:value-type="float">
            <text:p>-0,0545</text:p>
          </table:table-cell>
          <table:table-cell table:style-name="ce302" table:formula="of:=[.H71]/100" office:value-type="float" office:value="0.2351" calcext:value-type="float">
            <text:p>0,2351</text:p>
          </table:table-cell>
          <table:table-cell table:style-name="ce307" table:formula="of:=[.$C71]/(1 + [.L71])" office:value-type="currency" office:currency="R$ " office:value="16.1983974033878" calcext:value-type="currency">
            <text:p>R$ 16,20</text:p>
          </table:table-cell>
          <table:table-cell table:style-name="ce307" table:formula="of:=[.$C71]/(1 + [.M71])" office:value-type="currency" office:currency="R$ " office:value="17.2406347835474" calcext:value-type="currency">
            <text:p>R$ 17,24</text:p>
          </table:table-cell>
          <table:table-cell table:style-name="ce307" table:formula="of:=[.$C71]/(1 + [.N71])" office:value-type="currency" office:currency="R$ " office:value="16.8905341089371" calcext:value-type="currency">
            <text:p>R$ 16,89</text:p>
          </table:table-cell>
          <table:table-cell table:style-name="ce307" table:formula="of:=[.$C71]/(1 + [.O71])" office:value-type="currency" office:currency="R$ " office:value="16.8905341089371" calcext:value-type="currency">
            <text:p>R$ 16,89</text:p>
          </table:table-cell>
          <table:table-cell table:style-name="ce307" table:formula="of:=[.$C71]/(1 + [.P71])" office:value-type="currency" office:currency="R$ " office:value="12.9301271152133" calcext:value-type="currency">
            <text:p>R$ 12,93</text:p>
          </table:table-cell>
          <table:table-cell table:style-name="ce311" table:formula="of:=VLOOKUP([.A71];['file:///C:/Users/sesmet/Downloads/Imers%C3%A3o%20Python%20-%20Tabela%20de%20a%C3%A7%C3%B5es.ods'#$Total_de_acoes.A$1:.B$1048576];2;0)" office:value-type="float" office:value="846244302" calcext:value-type="float">
            <text:p>846.244.302,00</text:p>
          </table:table-cell>
          <table:table-cell table:style-name="ce307" table:formula="of:=([.$C71]-[.Q71])*[.$V71]" office:value-type="currency" office:currency="R$ " office:value="-193280001.208495" calcext:value-type="currency">
            <text:p>-R$ 193.280.001,21</text:p>
          </table:table-cell>
          <table:table-cell table:style-name="ce307" table:formula="of:=([.$C71]-[.R71])*[.$V71]" office:value-type="currency" office:currency="R$ " office:value="-1075267445.50003" calcext:value-type="currency">
            <text:p>-R$ 1.075.267.445,50</text:p>
          </table:table-cell>
          <table:table-cell table:style-name="ce307" table:formula="of:=([.$C71]-[.S71])*[.$V71]" office:value-type="currency" office:currency="R$ " office:value="-778996744.484643" calcext:value-type="currency">
            <text:p>-R$ 778.996.744,48</text:p>
          </table:table-cell>
          <table:table-cell table:style-name="ce307" table:formula="of:=([.$C71]-[.T71])*[.$V71]" office:value-type="currency" office:currency="R$ " office:value="-778996744.484643" calcext:value-type="currency">
            <text:p>-R$ 778.996.744,48</text:p>
          </table:table-cell>
          <table:table-cell table:style-name="ce307" table:formula="of:=([.$C71]-[.U71])*[.$V71]" office:value-type="currency" office:currency="R$ " office:value="2572475107.55501" calcext:value-type="currency">
            <text:p>R$ 2.572.475.107,56</text:p>
          </table:table-cell>
          <table:table-cell table:style-name="ce311" table:formula="of:=IF([.W71]&gt;0;&quot;Subiu&quot;;IF([.W71]&lt;0;&quot;Desceu&quot;;&quot;Estável&quot;))" office:value-type="string" office:string-value="Desceu" calcext:value-type="string">
            <text:p>Desceu</text:p>
          </table:table-cell>
          <table:table-cell table:style-name="ce311" table:formula="of:=IF([.X71]&gt;0;&quot;Subiu&quot;;IF([.X71]&lt;0;&quot;Desceu&quot;;&quot;Estável&quot;))" office:value-type="string" office:string-value="Desceu" calcext:value-type="string">
            <text:p>Desceu</text:p>
          </table:table-cell>
          <table:table-cell table:style-name="ce311" table:formula="of:=IF([.Y71]&gt;0;&quot;Subiu&quot;;IF([.Y71]&lt;0;&quot;Desceu&quot;;&quot;Estável&quot;))" office:value-type="string" office:string-value="Desceu" calcext:value-type="string">
            <text:p>Desceu</text:p>
          </table:table-cell>
          <table:table-cell table:style-name="ce311" table:formula="of:=IF([.Z71]&gt;0;&quot;Subiu&quot;;IF([.Z71]&lt;0;&quot;Desceu&quot;;&quot;Estável&quot;))" office:value-type="string" office:string-value="Desceu" calcext:value-type="string">
            <text:p>Desceu</text:p>
          </table:table-cell>
          <table:table-cell table:style-name="ce311" table:formula="of:=IF([.AA71]&gt;0;&quot;Subiu&quot;;IF([.AA71]&lt;0;&quot;Desceu&quot;;&quot;Estável&quot;))" office:value-type="string" office:string-value="Subiu" calcext:value-type="string">
            <text:p>Subiu</text:p>
          </table:table-cell>
          <table:table-cell table:style-name="ce311" table:formula="of:=VLOOKUP([.A71];['file:///C:/Users/sesmet/Downloads/Imers%C3%A3o%20Python%20-%20Tabela%20de%20a%C3%A7%C3%B5es.ods'#$Ticker.A$1:.B$1048576];2;0)" office:value-type="string" office:string-value="Natura" calcext:value-type="string">
            <text:p>Natura</text:p>
          </table:table-cell>
          <table:table-cell table:style-name="ce311" table:formula="of:=VLOOKUP([.AG71];['file:///C:/Users/sesmet/Downloads/Imers%C3%A3o%20Python%20-%20Tabela%20de%20a%C3%A7%C3%B5es.ods'#$ChatGPT.A$1:.D$1048576];2;0)" office:value-type="string" office:string-value="Cosméticos" calcext:value-type="string">
            <text:p>Cosméticos</text:p>
          </table:table-cell>
          <table:table-cell table:style-name="ce317" table:formula="of:=VLOOKUP([.AG71];['file:///C:/Users/sesmet/Downloads/Imers%C3%A3o%20Python%20-%20Tabela%20de%20a%C3%A7%C3%B5es.ods'#$ChatGPT.A$1:.D$1048576];4;0)" office:value-type="float" office:value="55" calcext:value-type="float">
            <text:p>55</text:p>
          </table:table-cell>
          <table:table-cell table:style-name="ce317" table:formula="of:=IF([.AI71]&gt;100;&quot;Mais de 100&quot;;IF([.AI71]&lt;50; &quot;Menos de 50&quot;; &quot;Entre 50 e 100&quot;))" office:value-type="string" office:string-value="Entre 50 e 100" calcext:value-type="string">
            <text:p>Entre 50 e 100</text:p>
          </table:table-cell>
          <table:table-cell table:number-columns-repeated="28"/>
        </table:table-row>
        <table:table-row table:style-name="ro2">
          <table:table-cell table:style-name="ce289" office:value-type="string" calcext:value-type="string">
            <text:p>ASAI3</text:p>
          </table:table-cell>
          <table:table-cell table:style-name="ce293" office:value-type="date" office:date-value="2024-01-26" calcext:value-type="date">
            <text:p>1/26/2024</text:p>
          </table:table-cell>
          <table:table-cell table:style-name="ce295" office:value-type="float" office:value="13.8" calcext:value-type="float">
            <text:p>13,80</text:p>
          </table:table-cell>
          <table:table-cell table:style-name="ce299" office:value-type="float" office:value="-1.42" calcext:value-type="float">
            <text:p>-1,42</text:p>
          </table:table-cell>
          <table:table-cell table:style-name="ce299" office:value-type="float" office:value="-3.5" calcext:value-type="float">
            <text:p>-3,5</text:p>
          </table:table-cell>
          <table:table-cell table:number-columns-repeated="2" table:style-name="ce299" office:value-type="float" office:value="2" calcext:value-type="float">
            <text:p>2</text:p>
          </table:table-cell>
          <table:table-cell table:style-name="ce299" office:value-type="float" office:value="-34.02" calcext:value-type="float">
            <text:p>-34,02</text:p>
          </table:table-cell>
          <table:table-cell table:style-name="ce299" office:value-type="float" office:value="13.63" calcext:value-type="float">
            <text:p>13,63</text:p>
          </table:table-cell>
          <table:table-cell table:style-name="ce299" office:value-type="float" office:value="14" calcext:value-type="float">
            <text:p>14</text:p>
          </table:table-cell>
          <table:table-cell table:style-name="ce289" office:value-type="string" calcext:value-type="string">
            <text:p>79,67 M</text:p>
          </table:table-cell>
          <table:table-cell table:style-name="ce301" table:formula="of:=[.D72]/100" office:value-type="float" office:value="-0.0142" calcext:value-type="float">
            <text:p>-0,0142</text:p>
          </table:table-cell>
          <table:table-cell table:style-name="ce301" table:formula="of:=[.E72]/100" office:value-type="float" office:value="-0.035" calcext:value-type="float">
            <text:p>-0,035</text:p>
          </table:table-cell>
          <table:table-cell table:style-name="ce301" table:formula="of:=[.F72]/100" office:value-type="float" office:value="0.02" calcext:value-type="float">
            <text:p>0,02</text:p>
          </table:table-cell>
          <table:table-cell table:style-name="ce301" table:formula="of:=[.G72]/100" office:value-type="float" office:value="0.02" calcext:value-type="float">
            <text:p>0,02</text:p>
          </table:table-cell>
          <table:table-cell table:style-name="ce301" table:formula="of:=[.H72]/100" office:value-type="float" office:value="-0.3402" calcext:value-type="float">
            <text:p>-0,3402</text:p>
          </table:table-cell>
          <table:table-cell table:style-name="ce306" table:formula="of:=[.$C72]/(1 + [.L72])" office:value-type="currency" office:currency="R$ " office:value="13.9987827145466" calcext:value-type="currency">
            <text:p>R$ 14,00</text:p>
          </table:table-cell>
          <table:table-cell table:style-name="ce306" table:formula="of:=[.$C72]/(1 + [.M72])" office:value-type="currency" office:currency="R$ " office:value="14.300518134715" calcext:value-type="currency">
            <text:p>R$ 14,30</text:p>
          </table:table-cell>
          <table:table-cell table:style-name="ce306" table:formula="of:=[.$C72]/(1 + [.N72])" office:value-type="currency" office:currency="R$ " office:value="13.5294117647059" calcext:value-type="currency">
            <text:p>R$ 13,53</text:p>
          </table:table-cell>
          <table:table-cell table:style-name="ce306" table:formula="of:=[.$C72]/(1 + [.O72])" office:value-type="currency" office:currency="R$ " office:value="13.5294117647059" calcext:value-type="currency">
            <text:p>R$ 13,53</text:p>
          </table:table-cell>
          <table:table-cell table:style-name="ce306" table:formula="of:=[.$C72]/(1 + [.P72])" office:value-type="currency" office:currency="R$ " office:value="20.9154289178539" calcext:value-type="currency">
            <text:p>R$ 20,92</text:p>
          </table:table-cell>
          <table:table-cell table:style-name="ce310" table:formula="of:=VLOOKUP([.A72];['file:///C:/Users/sesmet/Downloads/Imers%C3%A3o%20Python%20-%20Tabela%20de%20a%C3%A7%C3%B5es.ods'#$Total_de_acoes.A$1:.B$1048576];2;0)" office:value-type="float" office:value="1349217892" calcext:value-type="float">
            <text:p>1.349.217.892,00</text:p>
          </table:table-cell>
          <table:table-cell table:style-name="ce306" table:formula="of:=([.$C72]-[.Q72])*[.$V72]" office:value-type="currency" office:currency="R$ " office:value="-268201195.086548" calcext:value-type="currency">
            <text:p>-R$ 268.201.195,09</text:p>
          </table:table-cell>
          <table:table-cell table:style-name="ce306" table:formula="of:=([.$C72]-[.R72])*[.$V72]" office:value-type="currency" office:currency="R$ " office:value="-675308022.62798" calcext:value-type="currency">
            <text:p>-R$ 675.308.022,63</text:p>
          </table:table-cell>
          <table:table-cell table:style-name="ce306" table:formula="of:=([.$C72]-[.S72])*[.$V72]" office:value-type="currency" office:currency="R$ " office:value="365082488.42353" calcext:value-type="currency">
            <text:p>R$ 365.082.488,42</text:p>
          </table:table-cell>
          <table:table-cell table:style-name="ce306" table:formula="of:=([.$C72]-[.T72])*[.$V72]" office:value-type="currency" office:currency="R$ " office:value="365082488.42353" calcext:value-type="currency">
            <text:p>R$ 365.082.488,42</text:p>
          </table:table-cell>
          <table:table-cell table:style-name="ce306" table:formula="of:=([.$C72]-[.U72])*[.$V72]" office:value-type="currency" office:currency="R$ " office:value="-9600264005.22268" calcext:value-type="currency">
            <text:p>-R$ 9.600.264.005,22</text:p>
          </table:table-cell>
          <table:table-cell table:style-name="ce310" table:formula="of:=IF([.W72]&gt;0;&quot;Subiu&quot;;IF([.W72]&lt;0;&quot;Desceu&quot;;&quot;Estável&quot;))" office:value-type="string" office:string-value="Desceu" calcext:value-type="string">
            <text:p>Desceu</text:p>
          </table:table-cell>
          <table:table-cell table:style-name="ce310" table:formula="of:=IF([.X72]&gt;0;&quot;Subiu&quot;;IF([.X72]&lt;0;&quot;Desceu&quot;;&quot;Estável&quot;))" office:value-type="string" office:string-value="Desceu" calcext:value-type="string">
            <text:p>Desceu</text:p>
          </table:table-cell>
          <table:table-cell table:style-name="ce310" table:formula="of:=IF([.Y72]&gt;0;&quot;Subiu&quot;;IF([.Y72]&lt;0;&quot;Desceu&quot;;&quot;Estável&quot;))" office:value-type="string" office:string-value="Subiu" calcext:value-type="string">
            <text:p>Subiu</text:p>
          </table:table-cell>
          <table:table-cell table:style-name="ce310" table:formula="of:=IF([.Z72]&gt;0;&quot;Subiu&quot;;IF([.Z72]&lt;0;&quot;Desceu&quot;;&quot;Estável&quot;))" office:value-type="string" office:string-value="Subiu" calcext:value-type="string">
            <text:p>Subiu</text:p>
          </table:table-cell>
          <table:table-cell table:style-name="ce310" table:formula="of:=IF([.AA72]&gt;0;&quot;Subiu&quot;;IF([.AA72]&lt;0;&quot;Desceu&quot;;&quot;Estável&quot;))" office:value-type="string" office:string-value="Desceu" calcext:value-type="string">
            <text:p>Desceu</text:p>
          </table:table-cell>
          <table:table-cell table:style-name="ce310" table:formula="of:=VLOOKUP([.A72];['file:///C:/Users/sesmet/Downloads/Imers%C3%A3o%20Python%20-%20Tabela%20de%20a%C3%A7%C3%B5es.ods'#$Ticker.A$1:.B$1048576];2;0)" office:value-type="string" office:string-value="Assaí" calcext:value-type="string">
            <text:p>Assaí</text:p>
          </table:table-cell>
          <table:table-cell table:style-name="ce310" table:formula="of:=VLOOKUP([.AG72];['file:///C:/Users/sesmet/Downloads/Imers%C3%A3o%20Python%20-%20Tabela%20de%20a%C3%A7%C3%B5es.ods'#$ChatGPT.A$1:.D$1048576];2;0)" office:value-type="string" office:string-value="Varejo Alimentício" calcext:value-type="string">
            <text:p>Varejo Alimentício</text:p>
          </table:table-cell>
          <table:table-cell table:style-name="ce316" table:formula="of:=VLOOKUP([.AG72];['file:///C:/Users/sesmet/Downloads/Imers%C3%A3o%20Python%20-%20Tabela%20de%20a%C3%A7%C3%B5es.ods'#$ChatGPT.A$1:.D$1048576];4;0)" office:value-type="float" office:value="50" calcext:value-type="float">
            <text:p>50</text:p>
          </table:table-cell>
          <table:table-cell table:style-name="ce316" table:formula="of:=IF([.AI72]&gt;100;&quot;Mais de 100&quot;;IF([.AI72]&lt;50; &quot;Menos de 50&quot;; &quot;Entre 50 e 100&quot;))" office:value-type="string" office:string-value="Entre 50 e 100" calcext:value-type="string">
            <text:p>Entre 50 e 100</text:p>
          </table:table-cell>
          <table:table-cell table:number-columns-repeated="28"/>
        </table:table-row>
        <table:table-row table:style-name="ro2">
          <table:table-cell table:style-name="ce290" office:value-type="string" calcext:value-type="string">
            <text:p>B3SA3</text:p>
          </table:table-cell>
          <table:table-cell table:style-name="ce294" office:value-type="date" office:date-value="2024-01-26" calcext:value-type="date">
            <text:p>1/26/2024</text:p>
          </table:table-cell>
          <table:table-cell table:style-name="ce296" office:value-type="float" office:value="13.22" calcext:value-type="float">
            <text:p>13,22</text:p>
          </table:table-cell>
          <table:table-cell table:style-name="ce300" office:value-type="float" office:value="-1.56" calcext:value-type="float">
            <text:p>-1,56</text:p>
          </table:table-cell>
          <table:table-cell table:style-name="ce300" office:value-type="float" office:value="-4.13" calcext:value-type="float">
            <text:p>-4,13</text:p>
          </table:table-cell>
          <table:table-cell table:number-columns-repeated="2" table:style-name="ce300" office:value-type="float" office:value="-8.58" calcext:value-type="float">
            <text:p>-8,58</text:p>
          </table:table-cell>
          <table:table-cell table:style-name="ce300" office:value-type="float" office:value="3.88" calcext:value-type="float">
            <text:p>3,88</text:p>
          </table:table-cell>
          <table:table-cell table:style-name="ce300" office:value-type="float" office:value="13.18" calcext:value-type="float">
            <text:p>13,18</text:p>
          </table:table-cell>
          <table:table-cell table:style-name="ce300" office:value-type="float" office:value="13.42" calcext:value-type="float">
            <text:p>13,42</text:p>
          </table:table-cell>
          <table:table-cell table:style-name="ce290" office:value-type="string" calcext:value-type="string">
            <text:p>487,27 M</text:p>
          </table:table-cell>
          <table:table-cell table:style-name="ce302" table:formula="of:=[.D73]/100" office:value-type="float" office:value="-0.0156" calcext:value-type="float">
            <text:p>-0,0156</text:p>
          </table:table-cell>
          <table:table-cell table:style-name="ce302" table:formula="of:=[.E73]/100" office:value-type="float" office:value="-0.0413" calcext:value-type="float">
            <text:p>-0,0413</text:p>
          </table:table-cell>
          <table:table-cell table:style-name="ce302" table:formula="of:=[.F73]/100" office:value-type="float" office:value="-0.0858" calcext:value-type="float">
            <text:p>-0,0858</text:p>
          </table:table-cell>
          <table:table-cell table:style-name="ce302" table:formula="of:=[.G73]/100" office:value-type="float" office:value="-0.0858" calcext:value-type="float">
            <text:p>-0,0858</text:p>
          </table:table-cell>
          <table:table-cell table:style-name="ce302" table:formula="of:=[.H73]/100" office:value-type="float" office:value="0.0388" calcext:value-type="float">
            <text:p>0,0388</text:p>
          </table:table-cell>
          <table:table-cell table:style-name="ce307" table:formula="of:=[.$C73]/(1 + [.L73])" office:value-type="currency" office:currency="R$ " office:value="13.4295002031694" calcext:value-type="currency">
            <text:p>R$ 13,43</text:p>
          </table:table-cell>
          <table:table-cell table:style-name="ce307" table:formula="of:=[.$C73]/(1 + [.M73])" office:value-type="currency" office:currency="R$ " office:value="13.7895066235527" calcext:value-type="currency">
            <text:p>R$ 13,79</text:p>
          </table:table-cell>
          <table:table-cell table:style-name="ce307" table:formula="of:=[.$C73]/(1 + [.N73])" office:value-type="currency" office:currency="R$ " office:value="14.4607306935025" calcext:value-type="currency">
            <text:p>R$ 14,46</text:p>
          </table:table-cell>
          <table:table-cell table:style-name="ce307" table:formula="of:=[.$C73]/(1 + [.O73])" office:value-type="currency" office:currency="R$ " office:value="14.4607306935025" calcext:value-type="currency">
            <text:p>R$ 14,46</text:p>
          </table:table-cell>
          <table:table-cell table:style-name="ce307" table:formula="of:=[.$C73]/(1 + [.P73])" office:value-type="currency" office:currency="R$ " office:value="12.7262225644975" calcext:value-type="currency">
            <text:p>R$ 12,73</text:p>
          </table:table-cell>
          <table:table-cell table:style-name="ce311" table:formula="of:=VLOOKUP([.A73];['file:///C:/Users/sesmet/Downloads/Imers%C3%A3o%20Python%20-%20Tabela%20de%20a%C3%A7%C3%B5es.ods'#$Total_de_acoes.A$1:.B$1048576];2;0)" office:value-type="float" office:value="5602790110" calcext:value-type="float">
            <text:p>5.602.790.110,00</text:p>
          </table:table-cell>
          <table:table-cell table:style-name="ce307" table:formula="of:=([.$C73]-[.Q73])*[.$V73]" office:value-type="currency" office:currency="R$ " office:value="-1173785666.36074" calcext:value-type="currency">
            <text:p>-R$ 1.173.785.666,36</text:p>
          </table:table-cell>
          <table:table-cell table:style-name="ce307" table:formula="of:=([.$C73]-[.R73])*[.$V73]" office:value-type="currency" office:currency="R$ " office:value="-3190826078.02072" calcext:value-type="currency">
            <text:p>-R$ 3.190.826.078,02</text:p>
          </table:table-cell>
          <table:table-cell table:style-name="ce307" table:formula="of:=([.$C73]-[.S73])*[.$V73]" office:value-type="currency" office:currency="R$ " office:value="-6951553658.72933" calcext:value-type="currency">
            <text:p>-R$ 6.951.553.658,73</text:p>
          </table:table-cell>
          <table:table-cell table:style-name="ce307" table:formula="of:=([.$C73]-[.T73])*[.$V73]" office:value-type="currency" office:currency="R$ " office:value="-6951553658.72933" calcext:value-type="currency">
            <text:p>-R$ 6.951.553.658,73</text:p>
          </table:table-cell>
          <table:table-cell table:style-name="ce307" table:formula="of:=([.$C73]-[.U73])*[.$V73]" office:value-type="currency" office:currency="R$ " office:value="2766531332.17459" calcext:value-type="currency">
            <text:p>R$ 2.766.531.332,17</text:p>
          </table:table-cell>
          <table:table-cell table:style-name="ce311" table:formula="of:=IF([.W73]&gt;0;&quot;Subiu&quot;;IF([.W73]&lt;0;&quot;Desceu&quot;;&quot;Estável&quot;))" office:value-type="string" office:string-value="Desceu" calcext:value-type="string">
            <text:p>Desceu</text:p>
          </table:table-cell>
          <table:table-cell table:style-name="ce311" table:formula="of:=IF([.X73]&gt;0;&quot;Subiu&quot;;IF([.X73]&lt;0;&quot;Desceu&quot;;&quot;Estável&quot;))" office:value-type="string" office:string-value="Desceu" calcext:value-type="string">
            <text:p>Desceu</text:p>
          </table:table-cell>
          <table:table-cell table:style-name="ce311" table:formula="of:=IF([.Y73]&gt;0;&quot;Subiu&quot;;IF([.Y73]&lt;0;&quot;Desceu&quot;;&quot;Estável&quot;))" office:value-type="string" office:string-value="Desceu" calcext:value-type="string">
            <text:p>Desceu</text:p>
          </table:table-cell>
          <table:table-cell table:style-name="ce311" table:formula="of:=IF([.Z73]&gt;0;&quot;Subiu&quot;;IF([.Z73]&lt;0;&quot;Desceu&quot;;&quot;Estável&quot;))" office:value-type="string" office:string-value="Desceu" calcext:value-type="string">
            <text:p>Desceu</text:p>
          </table:table-cell>
          <table:table-cell table:style-name="ce311" table:formula="of:=IF([.AA73]&gt;0;&quot;Subiu&quot;;IF([.AA73]&lt;0;&quot;Desceu&quot;;&quot;Estável&quot;))" office:value-type="string" office:string-value="Subiu" calcext:value-type="string">
            <text:p>Subiu</text:p>
          </table:table-cell>
          <table:table-cell table:style-name="ce311" table:formula="of:=VLOOKUP([.A73];['file:///C:/Users/sesmet/Downloads/Imers%C3%A3o%20Python%20-%20Tabela%20de%20a%C3%A7%C3%B5es.ods'#$Ticker.A$1:.B$1048576];2;0)" office:value-type="string" office:string-value="B3" calcext:value-type="string">
            <text:p>B3</text:p>
          </table:table-cell>
          <table:table-cell table:style-name="ce311" table:formula="of:=VLOOKUP([.AG73];['file:///C:/Users/sesmet/Downloads/Imers%C3%A3o%20Python%20-%20Tabela%20de%20a%C3%A7%C3%B5es.ods'#$ChatGPT.A$1:.D$1048576];2;0)" office:value-type="string" office:string-value="Serviços Financeiros" calcext:value-type="string">
            <text:p>Serviços Financeiros</text:p>
          </table:table-cell>
          <table:table-cell table:style-name="ce317" table:formula="of:=VLOOKUP([.AG73];['file:///C:/Users/sesmet/Downloads/Imers%C3%A3o%20Python%20-%20Tabela%20de%20a%C3%A7%C3%B5es.ods'#$ChatGPT.A$1:.D$1048576];4;0)" office:value-type="float" office:value="16" calcext:value-type="float">
            <text:p>16</text:p>
          </table:table-cell>
          <table:table-cell table:style-name="ce317" table:formula="of:=IF([.AI73]&gt;100;&quot;Mais de 100&quot;;IF([.AI73]&lt;50; &quot;Menos de 50&quot;; &quot;Entre 50 e 100&quot;))" office:value-type="string" office:string-value="Menos de 50" calcext:value-type="string">
            <text:p>Menos de 50</text:p>
          </table:table-cell>
          <table:table-cell table:number-columns-repeated="28"/>
        </table:table-row>
        <table:table-row table:style-name="ro2">
          <table:table-cell table:style-name="ce289" office:value-type="string" calcext:value-type="string">
            <text:p>HYPE3</text:p>
          </table:table-cell>
          <table:table-cell table:style-name="ce293" office:value-type="date" office:date-value="2024-01-26" calcext:value-type="date">
            <text:p>1/26/2024</text:p>
          </table:table-cell>
          <table:table-cell table:style-name="ce295" office:value-type="float" office:value="31.08" calcext:value-type="float">
            <text:p>31,08</text:p>
          </table:table-cell>
          <table:table-cell table:style-name="ce299" office:value-type="float" office:value="-1.61" calcext:value-type="float">
            <text:p>-1,61</text:p>
          </table:table-cell>
          <table:table-cell table:style-name="ce299" office:value-type="float" office:value="-5.27" calcext:value-type="float">
            <text:p>-5,27</text:p>
          </table:table-cell>
          <table:table-cell table:number-columns-repeated="2" table:style-name="ce299" office:value-type="float" office:value="-13.06" calcext:value-type="float">
            <text:p>-13,06</text:p>
          </table:table-cell>
          <table:table-cell table:style-name="ce299" office:value-type="float" office:value="-27.52" calcext:value-type="float">
            <text:p>-27,52</text:p>
          </table:table-cell>
          <table:table-cell table:style-name="ce299" office:value-type="float" office:value="30.91" calcext:value-type="float">
            <text:p>30,91</text:p>
          </table:table-cell>
          <table:table-cell table:style-name="ce299" office:value-type="float" office:value="31.72" calcext:value-type="float">
            <text:p>31,72</text:p>
          </table:table-cell>
          <table:table-cell table:style-name="ce289" office:value-type="string" calcext:value-type="string">
            <text:p>107,71 M</text:p>
          </table:table-cell>
          <table:table-cell table:style-name="ce301" table:formula="of:=[.D74]/100" office:value-type="float" office:value="-0.0161" calcext:value-type="float">
            <text:p>-0,0161</text:p>
          </table:table-cell>
          <table:table-cell table:style-name="ce301" table:formula="of:=[.E74]/100" office:value-type="float" office:value="-0.0527" calcext:value-type="float">
            <text:p>-0,0527</text:p>
          </table:table-cell>
          <table:table-cell table:style-name="ce301" table:formula="of:=[.F74]/100" office:value-type="float" office:value="-0.1306" calcext:value-type="float">
            <text:p>-0,1306</text:p>
          </table:table-cell>
          <table:table-cell table:style-name="ce301" table:formula="of:=[.G74]/100" office:value-type="float" office:value="-0.1306" calcext:value-type="float">
            <text:p>-0,1306</text:p>
          </table:table-cell>
          <table:table-cell table:style-name="ce301" table:formula="of:=[.H74]/100" office:value-type="float" office:value="-0.2752" calcext:value-type="float">
            <text:p>-0,2752</text:p>
          </table:table-cell>
          <table:table-cell table:style-name="ce306" table:formula="of:=[.$C74]/(1 + [.L74])" office:value-type="currency" office:currency="R$ " office:value="31.5885760748043" calcext:value-type="currency">
            <text:p>R$ 31,59</text:p>
          </table:table-cell>
          <table:table-cell table:style-name="ce306" table:formula="of:=[.$C74]/(1 + [.M74])" office:value-type="currency" office:currency="R$ " office:value="32.8090362081706" calcext:value-type="currency">
            <text:p>R$ 32,81</text:p>
          </table:table-cell>
          <table:table-cell table:style-name="ce306" table:formula="of:=[.$C74]/(1 + [.N74])" office:value-type="currency" office:currency="R$ " office:value="35.7487922705314" calcext:value-type="currency">
            <text:p>R$ 35,75</text:p>
          </table:table-cell>
          <table:table-cell table:style-name="ce306" table:formula="of:=[.$C74]/(1 + [.O74])" office:value-type="currency" office:currency="R$ " office:value="35.7487922705314" calcext:value-type="currency">
            <text:p>R$ 35,75</text:p>
          </table:table-cell>
          <table:table-cell table:style-name="ce306" table:formula="of:=[.$C74]/(1 + [.P74])" office:value-type="currency" office:currency="R$ " office:value="42.8807947019868" calcext:value-type="currency">
            <text:p>R$ 42,88</text:p>
          </table:table-cell>
          <table:table-cell table:style-name="ce310" table:formula="of:=VLOOKUP([.A74];['file:///C:/Users/sesmet/Downloads/Imers%C3%A3o%20Python%20-%20Tabela%20de%20a%C3%A7%C3%B5es.ods'#$Total_de_acoes.A$1:.B$1048576];2;0)" office:value-type="float" office:value="409490388" calcext:value-type="float">
            <text:p>409.490.388,00</text:p>
          </table:table-cell>
          <table:table-cell table:style-name="ce306" table:formula="of:=([.$C74]-[.Q74])*[.$V74]" office:value-type="currency" office:currency="R$ " office:value="-208257014.19915" calcext:value-type="currency">
            <text:p>-R$ 208.257.014,20</text:p>
          </table:table-cell>
          <table:table-cell table:style-name="ce306" table:formula="of:=([.$C74]-[.R74])*[.$V74]" office:value-type="currency" office:currency="R$ " office:value="-708023707.749824" calcext:value-type="currency">
            <text:p>-R$ 708.023.707,75</text:p>
          </table:table-cell>
          <table:table-cell table:style-name="ce306" table:formula="of:=([.$C74]-[.S74])*[.$V74]" office:value-type="currency" office:currency="R$ " office:value="-1911825558.35131" calcext:value-type="currency">
            <text:p>-R$ 1.911.825.558,35</text:p>
          </table:table-cell>
          <table:table-cell table:style-name="ce306" table:formula="of:=([.$C74]-[.T74])*[.$V74]" office:value-type="currency" office:currency="R$ " office:value="-1911825558.35131" calcext:value-type="currency">
            <text:p>-R$ 1.911.825.558,35</text:p>
          </table:table-cell>
          <table:table-cell table:style-name="ce306" table:formula="of:=([.$C74]-[.U74])*[.$V74]" office:value-type="currency" office:currency="R$ " office:value="-4832312001.2249" calcext:value-type="currency">
            <text:p>-R$ 4.832.312.001,22</text:p>
          </table:table-cell>
          <table:table-cell table:style-name="ce310" table:formula="of:=IF([.W74]&gt;0;&quot;Subiu&quot;;IF([.W74]&lt;0;&quot;Desceu&quot;;&quot;Estável&quot;))" office:value-type="string" office:string-value="Desceu" calcext:value-type="string">
            <text:p>Desceu</text:p>
          </table:table-cell>
          <table:table-cell table:style-name="ce310" table:formula="of:=IF([.X74]&gt;0;&quot;Subiu&quot;;IF([.X74]&lt;0;&quot;Desceu&quot;;&quot;Estável&quot;))" office:value-type="string" office:string-value="Desceu" calcext:value-type="string">
            <text:p>Desceu</text:p>
          </table:table-cell>
          <table:table-cell table:style-name="ce310" table:formula="of:=IF([.Y74]&gt;0;&quot;Subiu&quot;;IF([.Y74]&lt;0;&quot;Desceu&quot;;&quot;Estável&quot;))" office:value-type="string" office:string-value="Desceu" calcext:value-type="string">
            <text:p>Desceu</text:p>
          </table:table-cell>
          <table:table-cell table:style-name="ce310" table:formula="of:=IF([.Z74]&gt;0;&quot;Subiu&quot;;IF([.Z74]&lt;0;&quot;Desceu&quot;;&quot;Estável&quot;))" office:value-type="string" office:string-value="Desceu" calcext:value-type="string">
            <text:p>Desceu</text:p>
          </table:table-cell>
          <table:table-cell table:style-name="ce310" table:formula="of:=IF([.AA74]&gt;0;&quot;Subiu&quot;;IF([.AA74]&lt;0;&quot;Desceu&quot;;&quot;Estável&quot;))" office:value-type="string" office:string-value="Desceu" calcext:value-type="string">
            <text:p>Desceu</text:p>
          </table:table-cell>
          <table:table-cell table:style-name="ce310" table:formula="of:=VLOOKUP([.A74];['file:///C:/Users/sesmet/Downloads/Imers%C3%A3o%20Python%20-%20Tabela%20de%20a%C3%A7%C3%B5es.ods'#$Ticker.A$1:.B$1048576];2;0)" office:value-type="string" office:string-value="Hypera" calcext:value-type="string">
            <text:p>Hypera</text:p>
          </table:table-cell>
          <table:table-cell table:style-name="ce310" table:formula="of:=VLOOKUP([.AG74];['file:///C:/Users/sesmet/Downloads/Imers%C3%A3o%20Python%20-%20Tabela%20de%20a%C3%A7%C3%B5es.ods'#$ChatGPT.A$1:.D$1048576];2;0)" office:value-type="string" office:string-value="Farmacêutico" calcext:value-type="string">
            <text:p>Farmacêutico</text:p>
          </table:table-cell>
          <table:table-cell table:style-name="ce316" table:formula="of:=VLOOKUP([.AG74];['file:///C:/Users/sesmet/Downloads/Imers%C3%A3o%20Python%20-%20Tabela%20de%20a%C3%A7%C3%B5es.ods'#$ChatGPT.A$1:.D$1048576];4;0)" office:value-type="float" office:value="23" calcext:value-type="float">
            <text:p>23</text:p>
          </table:table-cell>
          <table:table-cell table:style-name="ce316" table:formula="of:=IF([.AI74]&gt;100;&quot;Mais de 100&quot;;IF([.AI74]&lt;50; &quot;Menos de 50&quot;; &quot;Entre 50 e 100&quot;))" office:value-type="string" office:string-value="Menos de 50" calcext:value-type="string">
            <text:p>Menos de 50</text:p>
          </table:table-cell>
          <table:table-cell table:number-columns-repeated="28"/>
        </table:table-row>
        <table:table-row table:style-name="ro2">
          <table:table-cell table:style-name="ce290" office:value-type="string" calcext:value-type="string">
            <text:p>SMTO3</text:p>
          </table:table-cell>
          <table:table-cell table:style-name="ce294" office:value-type="date" office:date-value="2024-01-26" calcext:value-type="date">
            <text:p>1/26/2024</text:p>
          </table:table-cell>
          <table:table-cell table:style-name="ce296" office:value-type="float" office:value="28.2" calcext:value-type="float">
            <text:p>28,20</text:p>
          </table:table-cell>
          <table:table-cell table:style-name="ce300" office:value-type="float" office:value="-1.94" calcext:value-type="float">
            <text:p>-1,94</text:p>
          </table:table-cell>
          <table:table-cell table:style-name="ce300" office:value-type="float" office:value="0.36" calcext:value-type="float">
            <text:p>0,36</text:p>
          </table:table-cell>
          <table:table-cell table:number-columns-repeated="2" table:style-name="ce300" office:value-type="float" office:value="-3.79" calcext:value-type="float">
            <text:p>-3,79</text:p>
          </table:table-cell>
          <table:table-cell table:style-name="ce300" office:value-type="float" office:value="17.1" calcext:value-type="float">
            <text:p>17,1</text:p>
          </table:table-cell>
          <table:table-cell table:style-name="ce300" office:value-type="float" office:value="28.13" calcext:value-type="float">
            <text:p>28,13</text:p>
          </table:table-cell>
          <table:table-cell table:style-name="ce300" office:value-type="float" office:value="28.97" calcext:value-type="float">
            <text:p>28,97</text:p>
          </table:table-cell>
          <table:table-cell table:style-name="ce290" office:value-type="string" calcext:value-type="string">
            <text:p>73,55 M</text:p>
          </table:table-cell>
          <table:table-cell table:style-name="ce302" table:formula="of:=[.D75]/100" office:value-type="float" office:value="-0.0194" calcext:value-type="float">
            <text:p>-0,0194</text:p>
          </table:table-cell>
          <table:table-cell table:style-name="ce302" table:formula="of:=[.E75]/100" office:value-type="float" office:value="0.0036" calcext:value-type="float">
            <text:p>0,0036</text:p>
          </table:table-cell>
          <table:table-cell table:style-name="ce302" table:formula="of:=[.F75]/100" office:value-type="float" office:value="-0.0379" calcext:value-type="float">
            <text:p>-0,0379</text:p>
          </table:table-cell>
          <table:table-cell table:style-name="ce302" table:formula="of:=[.G75]/100" office:value-type="float" office:value="-0.0379" calcext:value-type="float">
            <text:p>-0,0379</text:p>
          </table:table-cell>
          <table:table-cell table:style-name="ce302" table:formula="of:=[.H75]/100" office:value-type="float" office:value="0.171" calcext:value-type="float">
            <text:p>0,171</text:p>
          </table:table-cell>
          <table:table-cell table:style-name="ce307" table:formula="of:=[.$C75]/(1 + [.L75])" office:value-type="currency" office:currency="R$ " office:value="28.7579033244952" calcext:value-type="currency">
            <text:p>R$ 28,76</text:p>
          </table:table-cell>
          <table:table-cell table:style-name="ce307" table:formula="of:=[.$C75]/(1 + [.M75])" office:value-type="currency" office:currency="R$ " office:value="28.0988441610203" calcext:value-type="currency">
            <text:p>R$ 28,10</text:p>
          </table:table-cell>
          <table:table-cell table:style-name="ce307" table:formula="of:=[.$C75]/(1 + [.N75])" office:value-type="currency" office:currency="R$ " office:value="29.3108824446523" calcext:value-type="currency">
            <text:p>R$ 29,31</text:p>
          </table:table-cell>
          <table:table-cell table:style-name="ce307" table:formula="of:=[.$C75]/(1 + [.O75])" office:value-type="currency" office:currency="R$ " office:value="29.3108824446523" calcext:value-type="currency">
            <text:p>R$ 29,31</text:p>
          </table:table-cell>
          <table:table-cell table:style-name="ce307" table:formula="of:=[.$C75]/(1 + [.P75])" office:value-type="currency" office:currency="R$ " office:value="24.0819812126388" calcext:value-type="currency">
            <text:p>R$ 24,08</text:p>
          </table:table-cell>
          <table:table-cell table:style-name="ce311" table:formula="of:=VLOOKUP([.A75];['file:///C:/Users/sesmet/Downloads/Imers%C3%A3o%20Python%20-%20Tabela%20de%20a%C3%A7%C3%B5es.ods'#$Total_de_acoes.A$1:.B$1048576];2;0)" office:value-type="float" office:value="142377330" calcext:value-type="float">
            <text:p>142.377.330,00</text:p>
          </table:table-cell>
          <table:table-cell table:style-name="ce307" table:formula="of:=([.$C75]-[.Q75])*[.$V75]" office:value-type="currency" office:currency="R$ " office:value="-79432785.7397512" calcext:value-type="currency">
            <text:p>-R$ 79.432.785,74</text:p>
          </table:table-cell>
          <table:table-cell table:style-name="ce307" table:formula="of:=([.$C75]-[.R75])*[.$V75]" office:value-type="currency" office:currency="R$ " office:value="14402298.2678361" calcext:value-type="currency">
            <text:p>R$ 14.402.298,27</text:p>
          </table:table-cell>
          <table:table-cell table:style-name="ce307" table:formula="of:=([.$C75]-[.S75])*[.$V75]" office:value-type="currency" office:currency="R$ " office:value="-158164476.413471" calcext:value-type="currency">
            <text:p>-R$ 158.164.476,41</text:p>
          </table:table-cell>
          <table:table-cell table:style-name="ce307" table:formula="of:=([.$C75]-[.T75])*[.$V75]" office:value-type="currency" office:currency="R$ " office:value="-158164476.413471" calcext:value-type="currency">
            <text:p>-R$ 158.164.476,41</text:p>
          </table:table-cell>
          <table:table-cell table:style-name="ce307" table:formula="of:=([.$C75]-[.U75])*[.$V75]" office:value-type="currency" office:currency="R$ " office:value="586312519.83433" calcext:value-type="currency">
            <text:p>R$ 586.312.519,83</text:p>
          </table:table-cell>
          <table:table-cell table:style-name="ce311" table:formula="of:=IF([.W75]&gt;0;&quot;Subiu&quot;;IF([.W75]&lt;0;&quot;Desceu&quot;;&quot;Estável&quot;))" office:value-type="string" office:string-value="Desceu" calcext:value-type="string">
            <text:p>Desceu</text:p>
          </table:table-cell>
          <table:table-cell table:style-name="ce311" table:formula="of:=IF([.X75]&gt;0;&quot;Subiu&quot;;IF([.X75]&lt;0;&quot;Desceu&quot;;&quot;Estável&quot;))" office:value-type="string" office:string-value="Subiu" calcext:value-type="string">
            <text:p>Subiu</text:p>
          </table:table-cell>
          <table:table-cell table:style-name="ce311" table:formula="of:=IF([.Y75]&gt;0;&quot;Subiu&quot;;IF([.Y75]&lt;0;&quot;Desceu&quot;;&quot;Estável&quot;))" office:value-type="string" office:string-value="Desceu" calcext:value-type="string">
            <text:p>Desceu</text:p>
          </table:table-cell>
          <table:table-cell table:style-name="ce311" table:formula="of:=IF([.Z75]&gt;0;&quot;Subiu&quot;;IF([.Z75]&lt;0;&quot;Desceu&quot;;&quot;Estável&quot;))" office:value-type="string" office:string-value="Desceu" calcext:value-type="string">
            <text:p>Desceu</text:p>
          </table:table-cell>
          <table:table-cell table:style-name="ce311" table:formula="of:=IF([.AA75]&gt;0;&quot;Subiu&quot;;IF([.AA75]&lt;0;&quot;Desceu&quot;;&quot;Estável&quot;))" office:value-type="string" office:string-value="Subiu" calcext:value-type="string">
            <text:p>Subiu</text:p>
          </table:table-cell>
          <table:table-cell table:style-name="ce311" table:formula="of:=VLOOKUP([.A75];['file:///C:/Users/sesmet/Downloads/Imers%C3%A3o%20Python%20-%20Tabela%20de%20a%C3%A7%C3%B5es.ods'#$Ticker.A$1:.B$1048576];2;0)" office:value-type="string" office:string-value="São Martinho" calcext:value-type="string">
            <text:p>São Martinho</text:p>
          </table:table-cell>
          <table:table-cell table:style-name="ce311" table:formula="of:=VLOOKUP([.AG75];['file:///C:/Users/sesmet/Downloads/Imers%C3%A3o%20Python%20-%20Tabela%20de%20a%C3%A7%C3%B5es.ods'#$ChatGPT.A$1:.D$1048576];2;0)" office:value-type="string" office:string-value="Açúcar e Álcool" calcext:value-type="string">
            <text:p>Açúcar e Álcool</text:p>
          </table:table-cell>
          <table:table-cell table:style-name="ce317" table:formula="of:=VLOOKUP([.AG75];['file:///C:/Users/sesmet/Downloads/Imers%C3%A3o%20Python%20-%20Tabela%20de%20a%C3%A7%C3%B5es.ods'#$ChatGPT.A$1:.D$1048576];4;0)" office:value-type="float" office:value="87" calcext:value-type="float">
            <text:p>87</text:p>
          </table:table-cell>
          <table:table-cell table:style-name="ce317" table:formula="of:=IF([.AI75]&gt;100;&quot;Mais de 100&quot;;IF([.AI75]&lt;50; &quot;Menos de 50&quot;; &quot;Entre 50 e 100&quot;))" office:value-type="string" office:string-value="Entre 50 e 100" calcext:value-type="string">
            <text:p>Entre 50 e 100</text:p>
          </table:table-cell>
          <table:table-cell table:number-columns-repeated="28"/>
        </table:table-row>
        <table:table-row table:style-name="ro2">
          <table:table-cell table:style-name="ce289" office:value-type="string" calcext:value-type="string">
            <text:p>HAPV3</text:p>
          </table:table-cell>
          <table:table-cell table:style-name="ce293" office:value-type="date" office:date-value="2024-01-26" calcext:value-type="date">
            <text:p>1/26/2024</text:p>
          </table:table-cell>
          <table:table-cell table:style-name="ce295" office:value-type="float" office:value="3.93" calcext:value-type="float">
            <text:p>3,93</text:p>
          </table:table-cell>
          <table:table-cell table:style-name="ce299" office:value-type="float" office:value="-1.99" calcext:value-type="float">
            <text:p>-1,99</text:p>
          </table:table-cell>
          <table:table-cell table:style-name="ce299" office:value-type="float" office:value="-2.24" calcext:value-type="float">
            <text:p>-2,24</text:p>
          </table:table-cell>
          <table:table-cell table:number-columns-repeated="2" table:style-name="ce299" office:value-type="float" office:value="-11.69" calcext:value-type="float">
            <text:p>-11,69</text:p>
          </table:table-cell>
          <table:table-cell table:style-name="ce299" office:value-type="float" office:value="-11.49" calcext:value-type="float">
            <text:p>-11,49</text:p>
          </table:table-cell>
          <table:table-cell table:style-name="ce299" office:value-type="float" office:value="3.89" calcext:value-type="float">
            <text:p>3,89</text:p>
          </table:table-cell>
          <table:table-cell table:style-name="ce299" office:value-type="float" office:value="4.06" calcext:value-type="float">
            <text:p>4,06</text:p>
          </table:table-cell>
          <table:table-cell table:style-name="ce289" office:value-type="string" calcext:value-type="string">
            <text:p>277,57 M</text:p>
          </table:table-cell>
          <table:table-cell table:style-name="ce301" table:formula="of:=[.D76]/100" office:value-type="float" office:value="-0.0199" calcext:value-type="float">
            <text:p>-0,0199</text:p>
          </table:table-cell>
          <table:table-cell table:style-name="ce301" table:formula="of:=[.E76]/100" office:value-type="float" office:value="-0.0224" calcext:value-type="float">
            <text:p>-0,0224</text:p>
          </table:table-cell>
          <table:table-cell table:style-name="ce301" table:formula="of:=[.F76]/100" office:value-type="float" office:value="-0.1169" calcext:value-type="float">
            <text:p>-0,1169</text:p>
          </table:table-cell>
          <table:table-cell table:style-name="ce301" table:formula="of:=[.G76]/100" office:value-type="float" office:value="-0.1169" calcext:value-type="float">
            <text:p>-0,1169</text:p>
          </table:table-cell>
          <table:table-cell table:style-name="ce301" table:formula="of:=[.H76]/100" office:value-type="float" office:value="-0.1149" calcext:value-type="float">
            <text:p>-0,1149</text:p>
          </table:table-cell>
          <table:table-cell table:style-name="ce306" table:formula="of:=[.$C76]/(1 + [.L76])" office:value-type="currency" office:currency="R$ " office:value="4.00979491888583" calcext:value-type="currency">
            <text:p>R$ 4,01</text:p>
          </table:table-cell>
          <table:table-cell table:style-name="ce306" table:formula="of:=[.$C76]/(1 + [.M76])" office:value-type="currency" office:currency="R$ " office:value="4.02004909983633" calcext:value-type="currency">
            <text:p>R$ 4,02</text:p>
          </table:table-cell>
          <table:table-cell table:style-name="ce306" table:formula="of:=[.$C76]/(1 + [.N76])" office:value-type="currency" office:currency="R$ " office:value="4.45023213679085" calcext:value-type="currency">
            <text:p>R$ 4,45</text:p>
          </table:table-cell>
          <table:table-cell table:style-name="ce306" table:formula="of:=[.$C76]/(1 + [.O76])" office:value-type="currency" office:currency="R$ " office:value="4.45023213679085" calcext:value-type="currency">
            <text:p>R$ 4,45</text:p>
          </table:table-cell>
          <table:table-cell table:style-name="ce306" table:formula="of:=[.$C76]/(1 + [.P76])" office:value-type="currency" office:currency="R$ " office:value="4.44017625127104" calcext:value-type="currency">
            <text:p>R$ 4,44</text:p>
          </table:table-cell>
          <table:table-cell table:style-name="ce310" table:formula="of:=VLOOKUP([.A76];['file:///C:/Users/sesmet/Downloads/Imers%C3%A3o%20Python%20-%20Tabela%20de%20a%C3%A7%C3%B5es.ods'#$Total_de_acoes.A$1:.B$1048576];2;0)" office:value-type="float" office:value="4394332306" calcext:value-type="float">
            <text:p>4.394.332.306,00</text:p>
          </table:table-cell>
          <table:table-cell table:style-name="ce306" table:formula="of:=([.$C76]-[.Q76])*[.$V76]" office:value-type="currency" office:currency="R$ " office:value="-350645389.914644" calcext:value-type="currency">
            <text:p>-R$ 350.645.389,91</text:p>
          </table:table-cell>
          <table:table-cell table:style-name="ce306" table:formula="of:=([.$C76]-[.R76])*[.$V76]" office:value-type="currency" office:currency="R$ " office:value="-395705668.537021" calcext:value-type="currency">
            <text:p>-R$ 395.705.668,54</text:p>
          </table:table-cell>
          <table:table-cell table:style-name="ce306" table:formula="of:=([.$C76]-[.S76])*[.$V76]" office:value-type="currency" office:currency="R$ " office:value="-2286072885.31944" calcext:value-type="currency">
            <text:p>-R$ 2.286.072.885,32</text:p>
          </table:table-cell>
          <table:table-cell table:style-name="ce306" table:formula="of:=([.$C76]-[.T76])*[.$V76]" office:value-type="currency" office:currency="R$ " office:value="-2286072885.31944" calcext:value-type="currency">
            <text:p>-R$ 2.286.072.885,32</text:p>
          </table:table-cell>
          <table:table-cell table:style-name="ce306" table:formula="of:=([.$C76]-[.U76])*[.$V76]" office:value-type="currency" office:currency="R$ " office:value="-2241883982.71432" calcext:value-type="currency">
            <text:p>-R$ 2.241.883.982,71</text:p>
          </table:table-cell>
          <table:table-cell table:style-name="ce310" table:formula="of:=IF([.W76]&gt;0;&quot;Subiu&quot;;IF([.W76]&lt;0;&quot;Desceu&quot;;&quot;Estável&quot;))" office:value-type="string" office:string-value="Desceu" calcext:value-type="string">
            <text:p>Desceu</text:p>
          </table:table-cell>
          <table:table-cell table:style-name="ce310" table:formula="of:=IF([.X76]&gt;0;&quot;Subiu&quot;;IF([.X76]&lt;0;&quot;Desceu&quot;;&quot;Estável&quot;))" office:value-type="string" office:string-value="Desceu" calcext:value-type="string">
            <text:p>Desceu</text:p>
          </table:table-cell>
          <table:table-cell table:style-name="ce310" table:formula="of:=IF([.Y76]&gt;0;&quot;Subiu&quot;;IF([.Y76]&lt;0;&quot;Desceu&quot;;&quot;Estável&quot;))" office:value-type="string" office:string-value="Desceu" calcext:value-type="string">
            <text:p>Desceu</text:p>
          </table:table-cell>
          <table:table-cell table:style-name="ce310" table:formula="of:=IF([.Z76]&gt;0;&quot;Subiu&quot;;IF([.Z76]&lt;0;&quot;Desceu&quot;;&quot;Estável&quot;))" office:value-type="string" office:string-value="Desceu" calcext:value-type="string">
            <text:p>Desceu</text:p>
          </table:table-cell>
          <table:table-cell table:style-name="ce310" table:formula="of:=IF([.AA76]&gt;0;&quot;Subiu&quot;;IF([.AA76]&lt;0;&quot;Desceu&quot;;&quot;Estável&quot;))" office:value-type="string" office:string-value="Desceu" calcext:value-type="string">
            <text:p>Desceu</text:p>
          </table:table-cell>
          <table:table-cell table:style-name="ce310" table:formula="of:=VLOOKUP([.A76];['file:///C:/Users/sesmet/Downloads/Imers%C3%A3o%20Python%20-%20Tabela%20de%20a%C3%A7%C3%B5es.ods'#$Ticker.A$1:.B$1048576];2;0)" office:value-type="string" office:string-value="Hapvida" calcext:value-type="string">
            <text:p>Hapvida</text:p>
          </table:table-cell>
          <table:table-cell table:style-name="ce310" table:formula="of:=VLOOKUP([.AG76];['file:///C:/Users/sesmet/Downloads/Imers%C3%A3o%20Python%20-%20Tabela%20de%20a%C3%A7%C3%B5es.ods'#$ChatGPT.A$1:.D$1048576];2;0)" office:value-type="string" office:string-value="Saúde" calcext:value-type="string">
            <text:p>Saúde</text:p>
          </table:table-cell>
          <table:table-cell table:style-name="ce316" table:formula="of:=VLOOKUP([.AG76];['file:///C:/Users/sesmet/Downloads/Imers%C3%A3o%20Python%20-%20Tabela%20de%20a%C3%A7%C3%B5es.ods'#$ChatGPT.A$1:.D$1048576];4;0)" office:value-type="float" office:value="45" calcext:value-type="float">
            <text:p>45</text:p>
          </table:table-cell>
          <table:table-cell table:style-name="ce316" table:formula="of:=IF([.AI76]&gt;100;&quot;Mais de 100&quot;;IF([.AI76]&lt;50; &quot;Menos de 50&quot;; &quot;Entre 50 e 100&quot;))" office:value-type="string" office:string-value="Menos de 50" calcext:value-type="string">
            <text:p>Menos de 50</text:p>
          </table:table-cell>
          <table:table-cell table:number-columns-repeated="28"/>
        </table:table-row>
        <table:table-row table:style-name="ro2">
          <table:table-cell table:style-name="ce290" office:value-type="string" calcext:value-type="string">
            <text:p>LREN3</text:p>
          </table:table-cell>
          <table:table-cell table:style-name="ce294" office:value-type="date" office:date-value="2024-01-26" calcext:value-type="date">
            <text:p>1/26/2024</text:p>
          </table:table-cell>
          <table:table-cell table:style-name="ce296" office:value-type="float" office:value="15.78" calcext:value-type="float">
            <text:p>15,78</text:p>
          </table:table-cell>
          <table:table-cell table:style-name="ce300" office:value-type="float" office:value="-2.29" calcext:value-type="float">
            <text:p>-2,29</text:p>
          </table:table-cell>
          <table:table-cell table:style-name="ce300" office:value-type="float" office:value="-5.62" calcext:value-type="float">
            <text:p>-5,62</text:p>
          </table:table-cell>
          <table:table-cell table:number-columns-repeated="2" table:style-name="ce300" office:value-type="float" office:value="-9.41" calcext:value-type="float">
            <text:p>-9,41</text:p>
          </table:table-cell>
          <table:table-cell table:style-name="ce300" office:value-type="float" office:value="-24.94" calcext:value-type="float">
            <text:p>-24,94</text:p>
          </table:table-cell>
          <table:table-cell table:style-name="ce300" office:value-type="float" office:value="15.7" calcext:value-type="float">
            <text:p>15,7</text:p>
          </table:table-cell>
          <table:table-cell table:style-name="ce300" office:value-type="float" office:value="16.23" calcext:value-type="float">
            <text:p>16,23</text:p>
          </table:table-cell>
          <table:table-cell table:style-name="ce290" office:value-type="string" calcext:value-type="string">
            <text:p>194,2 M</text:p>
          </table:table-cell>
          <table:table-cell table:style-name="ce302" table:formula="of:=[.D77]/100" office:value-type="float" office:value="-0.0229" calcext:value-type="float">
            <text:p>-0,0229</text:p>
          </table:table-cell>
          <table:table-cell table:style-name="ce302" table:formula="of:=[.E77]/100" office:value-type="float" office:value="-0.0562" calcext:value-type="float">
            <text:p>-0,0562</text:p>
          </table:table-cell>
          <table:table-cell table:style-name="ce302" table:formula="of:=[.F77]/100" office:value-type="float" office:value="-0.0941" calcext:value-type="float">
            <text:p>-0,0941</text:p>
          </table:table-cell>
          <table:table-cell table:style-name="ce302" table:formula="of:=[.G77]/100" office:value-type="float" office:value="-0.0941" calcext:value-type="float">
            <text:p>-0,0941</text:p>
          </table:table-cell>
          <table:table-cell table:style-name="ce302" table:formula="of:=[.H77]/100" office:value-type="float" office:value="-0.2494" calcext:value-type="float">
            <text:p>-0,2494</text:p>
          </table:table-cell>
          <table:table-cell table:style-name="ce307" table:formula="of:=[.$C77]/(1 + [.L77])" office:value-type="currency" office:currency="R$ " office:value="16.1498311329444" calcext:value-type="currency">
            <text:p>R$ 16,15</text:p>
          </table:table-cell>
          <table:table-cell table:style-name="ce307" table:formula="of:=[.$C77]/(1 + [.M77])" office:value-type="currency" office:currency="R$ " office:value="16.7196439923713" calcext:value-type="currency">
            <text:p>R$ 16,72</text:p>
          </table:table-cell>
          <table:table-cell table:style-name="ce307" table:formula="of:=[.$C77]/(1 + [.N77])" office:value-type="currency" office:currency="R$ " office:value="17.4191411855613" calcext:value-type="currency">
            <text:p>R$ 17,42</text:p>
          </table:table-cell>
          <table:table-cell table:style-name="ce307" table:formula="of:=[.$C77]/(1 + [.O77])" office:value-type="currency" office:currency="R$ " office:value="17.4191411855613" calcext:value-type="currency">
            <text:p>R$ 17,42</text:p>
          </table:table-cell>
          <table:table-cell table:style-name="ce307" table:formula="of:=[.$C77]/(1 + [.P77])" office:value-type="currency" office:currency="R$ " office:value="21.0231814548361" calcext:value-type="currency">
            <text:p>R$ 21,02</text:p>
          </table:table-cell>
          <table:table-cell table:style-name="ce311" table:formula="of:=VLOOKUP([.A77];['file:///C:/Users/sesmet/Downloads/Imers%C3%A3o%20Python%20-%20Tabela%20de%20a%C3%A7%C3%B5es.ods'#$Total_de_acoes.A$1:.B$1048576];2;0)" office:value-type="float" office:value="951329770" calcext:value-type="float">
            <text:p>951.329.770,00</text:p>
          </table:table-cell>
          <table:table-cell table:style-name="ce307" table:formula="of:=([.$C77]-[.Q77])*[.$V77]" office:value-type="currency" office:currency="R$ " office:value="-351831366.642863" calcext:value-type="currency">
            <text:p>-R$ 351.831.366,64</text:p>
          </table:table-cell>
          <table:table-cell table:style-name="ce307" table:formula="of:=([.$C77]-[.R77])*[.$V77]" office:value-type="currency" office:currency="R$ " office:value="-893911303.144437" calcext:value-type="currency">
            <text:p>-R$ 893.911.303,14</text:p>
          </table:table-cell>
          <table:table-cell table:style-name="ce307" table:formula="of:=([.$C77]-[.S77])*[.$V77]" office:value-type="currency" office:currency="R$ " office:value="-1559363807.05758" calcext:value-type="currency">
            <text:p>-R$ 1.559.363.807,06</text:p>
          </table:table-cell>
          <table:table-cell table:style-name="ce307" table:formula="of:=([.$C77]-[.T77])*[.$V77]" office:value-type="currency" office:currency="R$ " office:value="-1559363807.05758" calcext:value-type="currency">
            <text:p>-R$ 1.559.363.807,06</text:p>
          </table:table-cell>
          <table:table-cell table:style-name="ce307" table:formula="of:=([.$C77]-[.U77])*[.$V77]" office:value-type="currency" office:currency="R$ " office:value="-4987994607.49752" calcext:value-type="currency">
            <text:p>-R$ 4.987.994.607,50</text:p>
          </table:table-cell>
          <table:table-cell table:style-name="ce311" table:formula="of:=IF([.W77]&gt;0;&quot;Subiu&quot;;IF([.W77]&lt;0;&quot;Desceu&quot;;&quot;Estável&quot;))" office:value-type="string" office:string-value="Desceu" calcext:value-type="string">
            <text:p>Desceu</text:p>
          </table:table-cell>
          <table:table-cell table:style-name="ce311" table:formula="of:=IF([.X77]&gt;0;&quot;Subiu&quot;;IF([.X77]&lt;0;&quot;Desceu&quot;;&quot;Estável&quot;))" office:value-type="string" office:string-value="Desceu" calcext:value-type="string">
            <text:p>Desceu</text:p>
          </table:table-cell>
          <table:table-cell table:style-name="ce311" table:formula="of:=IF([.Y77]&gt;0;&quot;Subiu&quot;;IF([.Y77]&lt;0;&quot;Desceu&quot;;&quot;Estável&quot;))" office:value-type="string" office:string-value="Desceu" calcext:value-type="string">
            <text:p>Desceu</text:p>
          </table:table-cell>
          <table:table-cell table:style-name="ce311" table:formula="of:=IF([.Z77]&gt;0;&quot;Subiu&quot;;IF([.Z77]&lt;0;&quot;Desceu&quot;;&quot;Estável&quot;))" office:value-type="string" office:string-value="Desceu" calcext:value-type="string">
            <text:p>Desceu</text:p>
          </table:table-cell>
          <table:table-cell table:style-name="ce311" table:formula="of:=IF([.AA77]&gt;0;&quot;Subiu&quot;;IF([.AA77]&lt;0;&quot;Desceu&quot;;&quot;Estável&quot;))" office:value-type="string" office:string-value="Desceu" calcext:value-type="string">
            <text:p>Desceu</text:p>
          </table:table-cell>
          <table:table-cell table:style-name="ce311" table:formula="of:=VLOOKUP([.A77];['file:///C:/Users/sesmet/Downloads/Imers%C3%A3o%20Python%20-%20Tabela%20de%20a%C3%A7%C3%B5es.ods'#$Ticker.A$1:.B$1048576];2;0)" office:value-type="string" office:string-value="Lojas Renner" calcext:value-type="string">
            <text:p>Lojas Renner</text:p>
          </table:table-cell>
          <table:table-cell table:style-name="ce311" table:formula="of:=VLOOKUP([.AG77];['file:///C:/Users/sesmet/Downloads/Imers%C3%A3o%20Python%20-%20Tabela%20de%20a%C3%A7%C3%B5es.ods'#$ChatGPT.A$1:.D$1048576];2;0)" office:value-type="string" office:string-value="Varejo" calcext:value-type="string">
            <text:p>Varejo</text:p>
          </table:table-cell>
          <table:table-cell table:style-name="ce317" table:formula="of:=VLOOKUP([.AG77];['file:///C:/Users/sesmet/Downloads/Imers%C3%A3o%20Python%20-%20Tabela%20de%20a%C3%A7%C3%B5es.ods'#$ChatGPT.A$1:.D$1048576];4;0)" office:value-type="float" office:value="59" calcext:value-type="float">
            <text:p>59</text:p>
          </table:table-cell>
          <table:table-cell table:style-name="ce317" table:formula="of:=IF([.AI77]&gt;100;&quot;Mais de 100&quot;;IF([.AI77]&lt;50; &quot;Menos de 50&quot;; &quot;Entre 50 e 100&quot;))" office:value-type="string" office:string-value="Entre 50 e 100" calcext:value-type="string">
            <text:p>Entre 50 e 100</text:p>
          </table:table-cell>
          <table:table-cell table:number-columns-repeated="28"/>
        </table:table-row>
        <table:table-row table:style-name="ro2">
          <table:table-cell table:style-name="ce289" office:value-type="string" calcext:value-type="string">
            <text:p>CRFB3</text:p>
          </table:table-cell>
          <table:table-cell table:style-name="ce293" office:value-type="date" office:date-value="2024-01-26" calcext:value-type="date">
            <text:p>1/26/2024</text:p>
          </table:table-cell>
          <table:table-cell table:style-name="ce295" office:value-type="float" office:value="10.71" calcext:value-type="float">
            <text:p>10,71</text:p>
          </table:table-cell>
          <table:table-cell table:style-name="ce299" office:value-type="float" office:value="-2.45" calcext:value-type="float">
            <text:p>-2,45</text:p>
          </table:table-cell>
          <table:table-cell table:style-name="ce299" office:value-type="float" office:value="-9.47" calcext:value-type="float">
            <text:p>-9,47</text:p>
          </table:table-cell>
          <table:table-cell table:number-columns-repeated="2" table:style-name="ce299" office:value-type="float" office:value="-13.98" calcext:value-type="float">
            <text:p>-13,98</text:p>
          </table:table-cell>
          <table:table-cell table:style-name="ce299" office:value-type="float" office:value="-32.72" calcext:value-type="float">
            <text:p>-32,72</text:p>
          </table:table-cell>
          <table:table-cell table:style-name="ce299" office:value-type="float" office:value="10.7" calcext:value-type="float">
            <text:p>10,7</text:p>
          </table:table-cell>
          <table:table-cell table:style-name="ce299" office:value-type="float" office:value="11.08" calcext:value-type="float">
            <text:p>11,08</text:p>
          </table:table-cell>
          <table:table-cell table:style-name="ce289" office:value-type="string" calcext:value-type="string">
            <text:p>38,19 M</text:p>
          </table:table-cell>
          <table:table-cell table:style-name="ce301" table:formula="of:=[.D78]/100" office:value-type="float" office:value="-0.0245" calcext:value-type="float">
            <text:p>-0,0245</text:p>
          </table:table-cell>
          <table:table-cell table:style-name="ce301" table:formula="of:=[.E78]/100" office:value-type="float" office:value="-0.0947" calcext:value-type="float">
            <text:p>-0,0947</text:p>
          </table:table-cell>
          <table:table-cell table:style-name="ce301" table:formula="of:=[.F78]/100" office:value-type="float" office:value="-0.1398" calcext:value-type="float">
            <text:p>-0,1398</text:p>
          </table:table-cell>
          <table:table-cell table:style-name="ce301" table:formula="of:=[.G78]/100" office:value-type="float" office:value="-0.1398" calcext:value-type="float">
            <text:p>-0,1398</text:p>
          </table:table-cell>
          <table:table-cell table:style-name="ce301" table:formula="of:=[.H78]/100" office:value-type="float" office:value="-0.3272" calcext:value-type="float">
            <text:p>-0,3272</text:p>
          </table:table-cell>
          <table:table-cell table:style-name="ce306" table:formula="of:=[.$C78]/(1 + [.L78])" office:value-type="currency" office:currency="R$ " office:value="10.9789851358278" calcext:value-type="currency">
            <text:p>R$ 10,98</text:p>
          </table:table-cell>
          <table:table-cell table:style-name="ce306" table:formula="of:=[.$C78]/(1 + [.M78])" office:value-type="currency" office:currency="R$ " office:value="11.8303324864686" calcext:value-type="currency">
            <text:p>R$ 11,83</text:p>
          </table:table-cell>
          <table:table-cell table:style-name="ce306" table:formula="of:=[.$C78]/(1 + [.N78])" office:value-type="currency" office:currency="R$ " office:value="12.4505928853755" calcext:value-type="currency">
            <text:p>R$ 12,45</text:p>
          </table:table-cell>
          <table:table-cell table:style-name="ce306" table:formula="of:=[.$C78]/(1 + [.O78])" office:value-type="currency" office:currency="R$ " office:value="12.4505928853755" calcext:value-type="currency">
            <text:p>R$ 12,45</text:p>
          </table:table-cell>
          <table:table-cell table:style-name="ce306" table:formula="of:=[.$C78]/(1 + [.P78])" office:value-type="currency" office:currency="R$ " office:value="15.9185493460166" calcext:value-type="currency">
            <text:p>R$ 15,92</text:p>
          </table:table-cell>
          <table:table-cell table:style-name="ce310" table:formula="of:=VLOOKUP([.A78];['file:///C:/Users/sesmet/Downloads/Imers%C3%A3o%20Python%20-%20Tabela%20de%20a%C3%A7%C3%B5es.ods'#$Total_de_acoes.A$1:.B$1048576];2;0)" office:value-type="float" office:value="533990587" calcext:value-type="float">
            <text:p>533.990.587,00</text:p>
          </table:table-cell>
          <table:table-cell table:style-name="ce306" table:formula="of:=([.$C78]-[.Q78])*[.$V78]" office:value-type="currency" office:currency="R$ " office:value="-143635530.574951" calcext:value-type="currency">
            <text:p>-R$ 143.635.530,57</text:p>
          </table:table-cell>
          <table:table-cell table:style-name="ce306" table:formula="of:=([.$C78]-[.R78])*[.$V78]" office:value-type="currency" office:currency="R$ " office:value="-598247002.084523" calcext:value-type="currency">
            <text:p>-R$ 598.247.002,08</text:p>
          </table:table-cell>
          <table:table-cell table:style-name="ce306" table:formula="of:=([.$C78]-[.S78])*[.$V78]" office:value-type="currency" office:currency="R$ " office:value="-929460216.589684" calcext:value-type="currency">
            <text:p>-R$ 929.460.216,59</text:p>
          </table:table-cell>
          <table:table-cell table:style-name="ce306" table:formula="of:=([.$C78]-[.T78])*[.$V78]" office:value-type="currency" office:currency="R$ " office:value="-929460216.589684" calcext:value-type="currency">
            <text:p>-R$ 929.460.216,59</text:p>
          </table:table-cell>
          <table:table-cell table:style-name="ce306" table:formula="of:=([.$C78]-[.U78])*[.$V78]" office:value-type="currency" office:currency="R$ " office:value="-2781316322.69789" calcext:value-type="currency">
            <text:p>-R$ 2.781.316.322,70</text:p>
          </table:table-cell>
          <table:table-cell table:style-name="ce310" table:formula="of:=IF([.W78]&gt;0;&quot;Subiu&quot;;IF([.W78]&lt;0;&quot;Desceu&quot;;&quot;Estável&quot;))" office:value-type="string" office:string-value="Desceu" calcext:value-type="string">
            <text:p>Desceu</text:p>
          </table:table-cell>
          <table:table-cell table:style-name="ce310" table:formula="of:=IF([.X78]&gt;0;&quot;Subiu&quot;;IF([.X78]&lt;0;&quot;Desceu&quot;;&quot;Estável&quot;))" office:value-type="string" office:string-value="Desceu" calcext:value-type="string">
            <text:p>Desceu</text:p>
          </table:table-cell>
          <table:table-cell table:style-name="ce310" table:formula="of:=IF([.Y78]&gt;0;&quot;Subiu&quot;;IF([.Y78]&lt;0;&quot;Desceu&quot;;&quot;Estável&quot;))" office:value-type="string" office:string-value="Desceu" calcext:value-type="string">
            <text:p>Desceu</text:p>
          </table:table-cell>
          <table:table-cell table:style-name="ce310" table:formula="of:=IF([.Z78]&gt;0;&quot;Subiu&quot;;IF([.Z78]&lt;0;&quot;Desceu&quot;;&quot;Estável&quot;))" office:value-type="string" office:string-value="Desceu" calcext:value-type="string">
            <text:p>Desceu</text:p>
          </table:table-cell>
          <table:table-cell table:style-name="ce310" table:formula="of:=IF([.AA78]&gt;0;&quot;Subiu&quot;;IF([.AA78]&lt;0;&quot;Desceu&quot;;&quot;Estável&quot;))" office:value-type="string" office:string-value="Desceu" calcext:value-type="string">
            <text:p>Desceu</text:p>
          </table:table-cell>
          <table:table-cell table:style-name="ce310" table:formula="of:=VLOOKUP([.A78];['file:///C:/Users/sesmet/Downloads/Imers%C3%A3o%20Python%20-%20Tabela%20de%20a%C3%A7%C3%B5es.ods'#$Ticker.A$1:.B$1048576];2;0)" office:value-type="string" office:string-value="Carrefour Brasil" calcext:value-type="string">
            <text:p>Carrefour Brasil</text:p>
          </table:table-cell>
          <table:table-cell table:style-name="ce310" table:formula="of:=VLOOKUP([.AG78];['file:///C:/Users/sesmet/Downloads/Imers%C3%A3o%20Python%20-%20Tabela%20de%20a%C3%A7%C3%B5es.ods'#$ChatGPT.A$1:.D$1048576];2;0)" office:value-type="string" office:string-value="Varejo" calcext:value-type="string">
            <text:p>Varejo</text:p>
          </table:table-cell>
          <table:table-cell table:style-name="ce316" table:formula="of:=VLOOKUP([.AG78];['file:///C:/Users/sesmet/Downloads/Imers%C3%A3o%20Python%20-%20Tabela%20de%20a%C3%A7%C3%B5es.ods'#$ChatGPT.A$1:.D$1048576];4;0)" office:value-type="float" office:value="49" calcext:value-type="float">
            <text:p>49</text:p>
          </table:table-cell>
          <table:table-cell table:style-name="ce316" table:formula="of:=IF([.AI78]&gt;100;&quot;Mais de 100&quot;;IF([.AI78]&lt;50; &quot;Menos de 50&quot;; &quot;Entre 50 e 100&quot;))" office:value-type="string" office:string-value="Menos de 50" calcext:value-type="string">
            <text:p>Menos de 50</text:p>
          </table:table-cell>
          <table:table-cell table:number-columns-repeated="28"/>
        </table:table-row>
        <table:table-row table:style-name="ro2">
          <table:table-cell table:style-name="ce290" office:value-type="string" calcext:value-type="string">
            <text:p>BHIA3</text:p>
          </table:table-cell>
          <table:table-cell table:style-name="ce294" office:value-type="date" office:date-value="2024-01-26" calcext:value-type="date">
            <text:p>1/26/2024</text:p>
          </table:table-cell>
          <table:table-cell table:style-name="ce296" office:value-type="float" office:value="8.7" calcext:value-type="float">
            <text:p>8,70</text:p>
          </table:table-cell>
          <table:table-cell table:style-name="ce300" office:value-type="float" office:value="-2.46" calcext:value-type="float">
            <text:p>-2,46</text:p>
          </table:table-cell>
          <table:table-cell table:style-name="ce300" office:value-type="float" office:value="-6.95" calcext:value-type="float">
            <text:p>-6,95</text:p>
          </table:table-cell>
          <table:table-cell table:number-columns-repeated="2" table:style-name="ce300" office:value-type="float" office:value="-23.55" calcext:value-type="float">
            <text:p>-23,55</text:p>
          </table:table-cell>
          <table:table-cell table:style-name="ce300" office:value-type="float" office:value="-85.74" calcext:value-type="float">
            <text:p>-85,74</text:p>
          </table:table-cell>
          <table:table-cell table:style-name="ce300" office:value-type="float" office:value="8.67" calcext:value-type="float">
            <text:p>8,67</text:p>
          </table:table-cell>
          <table:table-cell table:style-name="ce300" office:value-type="float" office:value="8.95" calcext:value-type="float">
            <text:p>8,95</text:p>
          </table:table-cell>
          <table:table-cell table:style-name="ce290" office:value-type="string" calcext:value-type="string">
            <text:p>27,54 M</text:p>
          </table:table-cell>
          <table:table-cell table:style-name="ce302" table:formula="of:=[.D79]/100" office:value-type="float" office:value="-0.0246" calcext:value-type="float">
            <text:p>-0,0246</text:p>
          </table:table-cell>
          <table:table-cell table:style-name="ce302" table:formula="of:=[.E79]/100" office:value-type="float" office:value="-0.0695" calcext:value-type="float">
            <text:p>-0,0695</text:p>
          </table:table-cell>
          <table:table-cell table:style-name="ce302" table:formula="of:=[.F79]/100" office:value-type="float" office:value="-0.2355" calcext:value-type="float">
            <text:p>-0,2355</text:p>
          </table:table-cell>
          <table:table-cell table:style-name="ce302" table:formula="of:=[.G79]/100" office:value-type="float" office:value="-0.2355" calcext:value-type="float">
            <text:p>-0,2355</text:p>
          </table:table-cell>
          <table:table-cell table:style-name="ce302" table:formula="of:=[.H79]/100" office:value-type="float" office:value="-0.8574" calcext:value-type="float">
            <text:p>-0,8574</text:p>
          </table:table-cell>
          <table:table-cell table:style-name="ce307" table:formula="of:=[.$C79]/(1 + [.L79])" office:value-type="currency" office:currency="R$ " office:value="8.91941767480008" calcext:value-type="currency">
            <text:p>R$ 8,92</text:p>
          </table:table-cell>
          <table:table-cell table:style-name="ce307" table:formula="of:=[.$C79]/(1 + [.M79])" office:value-type="currency" office:currency="R$ " office:value="9.34981192907039" calcext:value-type="currency">
            <text:p>R$ 9,35</text:p>
          </table:table-cell>
          <table:table-cell table:style-name="ce307" table:formula="of:=[.$C79]/(1 + [.N79])" office:value-type="currency" office:currency="R$ " office:value="11.3799869195553" calcext:value-type="currency">
            <text:p>R$ 11,38</text:p>
          </table:table-cell>
          <table:table-cell table:style-name="ce307" table:formula="of:=[.$C79]/(1 + [.O79])" office:value-type="currency" office:currency="R$ " office:value="11.3799869195553" calcext:value-type="currency">
            <text:p>R$ 11,38</text:p>
          </table:table-cell>
          <table:table-cell table:style-name="ce307" table:formula="of:=[.$C79]/(1 + [.P79])" office:value-type="currency" office:currency="R$ " office:value="61.0098176718092" calcext:value-type="currency">
            <text:p>R$ 61,01</text:p>
          </table:table-cell>
          <table:table-cell table:style-name="ce311" table:formula="of:=VLOOKUP([.A79];['file:///C:/Users/sesmet/Downloads/Imers%C3%A3o%20Python%20-%20Tabela%20de%20a%C3%A7%C3%B5es.ods'#$Total_de_acoes.A$1:.B$1048576];2;0)" office:value-type="float" office:value="94843047" calcext:value-type="float">
            <text:p>94.843.047,00</text:p>
          </table:table-cell>
          <table:table-cell table:style-name="ce307" table:formula="of:=([.$C79]-[.Q79])*[.$V79]" office:value-type="currency" office:currency="R$ " office:value="-20810240.8436949" calcext:value-type="currency">
            <text:p>-R$ 20.810.240,84</text:p>
          </table:table-cell>
          <table:table-cell table:style-name="ce307" table:formula="of:=([.$C79]-[.R79])*[.$V79]" office:value-type="currency" office:currency="R$ " office:value="-61630143.3299839" calcext:value-type="currency">
            <text:p>-R$ 61.630.143,33</text:p>
          </table:table-cell>
          <table:table-cell table:style-name="ce307" table:formula="of:=([.$C79]-[.S79])*[.$V79]" office:value-type="currency" office:currency="R$ " office:value="-254178125.370765" calcext:value-type="currency">
            <text:p>-R$ 254.178.125,37</text:p>
          </table:table-cell>
          <table:table-cell table:style-name="ce307" table:formula="of:=([.$C79]-[.T79])*[.$V79]" office:value-type="currency" office:currency="R$ " office:value="-254178125.370765" calcext:value-type="currency">
            <text:p>-R$ 254.178.125,37</text:p>
          </table:table-cell>
          <table:table-cell table:style-name="ce307" table:formula="of:=([.$C79]-[.U79])*[.$V79]" office:value-type="currency" office:currency="R$ " office:value="-4961222496.00883" calcext:value-type="currency">
            <text:p>-R$ 4.961.222.496,01</text:p>
          </table:table-cell>
          <table:table-cell table:style-name="ce311" table:formula="of:=IF([.W79]&gt;0;&quot;Subiu&quot;;IF([.W79]&lt;0;&quot;Desceu&quot;;&quot;Estável&quot;))" office:value-type="string" office:string-value="Desceu" calcext:value-type="string">
            <text:p>Desceu</text:p>
          </table:table-cell>
          <table:table-cell table:style-name="ce311" table:formula="of:=IF([.X79]&gt;0;&quot;Subiu&quot;;IF([.X79]&lt;0;&quot;Desceu&quot;;&quot;Estável&quot;))" office:value-type="string" office:string-value="Desceu" calcext:value-type="string">
            <text:p>Desceu</text:p>
          </table:table-cell>
          <table:table-cell table:style-name="ce311" table:formula="of:=IF([.Y79]&gt;0;&quot;Subiu&quot;;IF([.Y79]&lt;0;&quot;Desceu&quot;;&quot;Estável&quot;))" office:value-type="string" office:string-value="Desceu" calcext:value-type="string">
            <text:p>Desceu</text:p>
          </table:table-cell>
          <table:table-cell table:style-name="ce311" table:formula="of:=IF([.Z79]&gt;0;&quot;Subiu&quot;;IF([.Z79]&lt;0;&quot;Desceu&quot;;&quot;Estável&quot;))" office:value-type="string" office:string-value="Desceu" calcext:value-type="string">
            <text:p>Desceu</text:p>
          </table:table-cell>
          <table:table-cell table:style-name="ce311" table:formula="of:=IF([.AA79]&gt;0;&quot;Subiu&quot;;IF([.AA79]&lt;0;&quot;Desceu&quot;;&quot;Estável&quot;))" office:value-type="string" office:string-value="Desceu" calcext:value-type="string">
            <text:p>Desceu</text:p>
          </table:table-cell>
          <table:table-cell table:style-name="ce311" table:formula="of:=VLOOKUP([.A79];['file:///C:/Users/sesmet/Downloads/Imers%C3%A3o%20Python%20-%20Tabela%20de%20a%C3%A7%C3%B5es.ods'#$Ticker.A$1:.B$1048576];2;0)" office:value-type="string" office:string-value="Casas Bahia" calcext:value-type="string">
            <text:p>Casas Bahia</text:p>
          </table:table-cell>
          <table:table-cell table:style-name="ce311" table:formula="of:=VLOOKUP([.AG79];['file:///C:/Users/sesmet/Downloads/Imers%C3%A3o%20Python%20-%20Tabela%20de%20a%C3%A7%C3%B5es.ods'#$ChatGPT.A$1:.D$1048576];2;0)" office:value-type="string" office:string-value="Varejo" calcext:value-type="string">
            <text:p>Varejo</text:p>
          </table:table-cell>
          <table:table-cell table:style-name="ce317" table:formula="of:=VLOOKUP([.AG79];['file:///C:/Users/sesmet/Downloads/Imers%C3%A3o%20Python%20-%20Tabela%20de%20a%C3%A7%C3%B5es.ods'#$ChatGPT.A$1:.D$1048576];4;0)" office:value-type="float" office:value="72" calcext:value-type="float">
            <text:p>72</text:p>
          </table:table-cell>
          <table:table-cell table:style-name="ce317" table:formula="of:=IF([.AI79]&gt;100;&quot;Mais de 100&quot;;IF([.AI79]&lt;50; &quot;Menos de 50&quot;; &quot;Entre 50 e 100&quot;))" office:value-type="string" office:string-value="Entre 50 e 100" calcext:value-type="string">
            <text:p>Entre 50 e 100</text:p>
          </table:table-cell>
          <table:table-cell table:number-columns-repeated="28"/>
        </table:table-row>
        <table:table-row table:style-name="ro2">
          <table:table-cell table:style-name="ce289" office:value-type="string" calcext:value-type="string">
            <text:p>RENT3</text:p>
          </table:table-cell>
          <table:table-cell table:style-name="ce293" office:value-type="date" office:date-value="2024-01-26" calcext:value-type="date">
            <text:p>1/26/2024</text:p>
          </table:table-cell>
          <table:table-cell table:style-name="ce295" office:value-type="float" office:value="56.24" calcext:value-type="float">
            <text:p>56,24</text:p>
          </table:table-cell>
          <table:table-cell table:style-name="ce299" office:value-type="float" office:value="-3.63" calcext:value-type="float">
            <text:p>-3,63</text:p>
          </table:table-cell>
          <table:table-cell table:style-name="ce299" office:value-type="float" office:value="-6.41" calcext:value-type="float">
            <text:p>-6,41</text:p>
          </table:table-cell>
          <table:table-cell table:number-columns-repeated="2" table:style-name="ce299" office:value-type="float" office:value="-11.57" calcext:value-type="float">
            <text:p>-11,57</text:p>
          </table:table-cell>
          <table:table-cell table:style-name="ce299" office:value-type="float" office:value="-2.77" calcext:value-type="float">
            <text:p>-2,77</text:p>
          </table:table-cell>
          <table:table-cell table:style-name="ce299" office:value-type="float" office:value="56.04" calcext:value-type="float">
            <text:p>56,04</text:p>
          </table:table-cell>
          <table:table-cell table:style-name="ce299" office:value-type="float" office:value="58.9" calcext:value-type="float">
            <text:p>58,9</text:p>
          </table:table-cell>
          <table:table-cell table:style-name="ce289" office:value-type="string" calcext:value-type="string">
            <text:p>624,74 M</text:p>
          </table:table-cell>
          <table:table-cell table:style-name="ce301" table:formula="of:=[.D80]/100" office:value-type="float" office:value="-0.0363" calcext:value-type="float">
            <text:p>-0,0363</text:p>
          </table:table-cell>
          <table:table-cell table:style-name="ce301" table:formula="of:=[.E80]/100" office:value-type="float" office:value="-0.0641" calcext:value-type="float">
            <text:p>-0,0641</text:p>
          </table:table-cell>
          <table:table-cell table:style-name="ce301" table:formula="of:=[.F80]/100" office:value-type="float" office:value="-0.1157" calcext:value-type="float">
            <text:p>-0,1157</text:p>
          </table:table-cell>
          <table:table-cell table:style-name="ce301" table:formula="of:=[.G80]/100" office:value-type="float" office:value="-0.1157" calcext:value-type="float">
            <text:p>-0,1157</text:p>
          </table:table-cell>
          <table:table-cell table:style-name="ce301" table:formula="of:=[.H80]/100" office:value-type="float" office:value="-0.0277" calcext:value-type="float">
            <text:p>-0,0277</text:p>
          </table:table-cell>
          <table:table-cell table:style-name="ce306" table:formula="of:=[.$C80]/(1 + [.L80])" office:value-type="currency" office:currency="R$ " office:value="58.3584102936599" calcext:value-type="currency">
            <text:p>R$ 58,36</text:p>
          </table:table-cell>
          <table:table-cell table:style-name="ce306" table:formula="of:=[.$C80]/(1 + [.M80])" office:value-type="currency" office:currency="R$ " office:value="60.0918901592051" calcext:value-type="currency">
            <text:p>R$ 60,09</text:p>
          </table:table-cell>
          <table:table-cell table:style-name="ce306" table:formula="of:=[.$C80]/(1 + [.N80])" office:value-type="currency" office:currency="R$ " office:value="63.5983263598326" calcext:value-type="currency">
            <text:p>R$ 63,60</text:p>
          </table:table-cell>
          <table:table-cell table:style-name="ce306" table:formula="of:=[.$C80]/(1 + [.O80])" office:value-type="currency" office:currency="R$ " office:value="63.5983263598326" calcext:value-type="currency">
            <text:p>R$ 63,60</text:p>
          </table:table-cell>
          <table:table-cell table:style-name="ce306" table:formula="of:=[.$C80]/(1 + [.P80])" office:value-type="currency" office:currency="R$ " office:value="57.842229764476" calcext:value-type="currency">
            <text:p>R$ 57,84</text:p>
          </table:table-cell>
          <table:table-cell table:style-name="ce310" table:formula="of:=VLOOKUP([.A80];['file:///C:/Users/sesmet/Downloads/Imers%C3%A3o%20Python%20-%20Tabela%20de%20a%C3%A7%C3%B5es.ods'#$Total_de_acoes.A$1:.B$1048576];2;0)" office:value-type="float" office:value="853202347" calcext:value-type="float">
            <text:p>853.202.347,00</text:p>
          </table:table-cell>
          <table:table-cell table:style-name="ce306" table:formula="of:=([.$C80]-[.Q80])*[.$V80]" office:value-type="currency" office:currency="R$ " office:value="-1807432634.45954" calcext:value-type="currency">
            <text:p>-R$ 1.807.432.634,46</text:p>
          </table:table-cell>
          <table:table-cell table:style-name="ce306" table:formula="of:=([.$C80]-[.R80])*[.$V80]" office:value-type="currency" office:currency="R$ " office:value="-3286441724.21995" calcext:value-type="currency">
            <text:p>-R$ 3.286.441.724,22</text:p>
          </table:table-cell>
          <table:table-cell table:style-name="ce306" table:formula="of:=([.$C80]-[.S80])*[.$V80]" office:value-type="currency" office:currency="R$ " office:value="-6278141320.20117" calcext:value-type="currency">
            <text:p>-R$ 6.278.141.320,20</text:p>
          </table:table-cell>
          <table:table-cell table:style-name="ce306" table:formula="of:=([.$C80]-[.T80])*[.$V80]" office:value-type="currency" office:currency="R$ " office:value="-6278141320.20117" calcext:value-type="currency">
            <text:p>-R$ 6.278.141.320,20</text:p>
          </table:table-cell>
          <table:table-cell table:style-name="ce306" table:formula="of:=([.$C80]-[.U80])*[.$V80]" office:value-type="currency" office:currency="R$ " office:value="-1367026195.48416" calcext:value-type="currency">
            <text:p>-R$ 1.367.026.195,48</text:p>
          </table:table-cell>
          <table:table-cell table:style-name="ce310" table:formula="of:=IF([.W80]&gt;0;&quot;Subiu&quot;;IF([.W80]&lt;0;&quot;Desceu&quot;;&quot;Estável&quot;))" office:value-type="string" office:string-value="Desceu" calcext:value-type="string">
            <text:p>Desceu</text:p>
          </table:table-cell>
          <table:table-cell table:style-name="ce310" table:formula="of:=IF([.X80]&gt;0;&quot;Subiu&quot;;IF([.X80]&lt;0;&quot;Desceu&quot;;&quot;Estável&quot;))" office:value-type="string" office:string-value="Desceu" calcext:value-type="string">
            <text:p>Desceu</text:p>
          </table:table-cell>
          <table:table-cell table:style-name="ce310" table:formula="of:=IF([.Y80]&gt;0;&quot;Subiu&quot;;IF([.Y80]&lt;0;&quot;Desceu&quot;;&quot;Estável&quot;))" office:value-type="string" office:string-value="Desceu" calcext:value-type="string">
            <text:p>Desceu</text:p>
          </table:table-cell>
          <table:table-cell table:style-name="ce310" table:formula="of:=IF([.Z80]&gt;0;&quot;Subiu&quot;;IF([.Z80]&lt;0;&quot;Desceu&quot;;&quot;Estável&quot;))" office:value-type="string" office:string-value="Desceu" calcext:value-type="string">
            <text:p>Desceu</text:p>
          </table:table-cell>
          <table:table-cell table:style-name="ce310" table:formula="of:=IF([.AA80]&gt;0;&quot;Subiu&quot;;IF([.AA80]&lt;0;&quot;Desceu&quot;;&quot;Estável&quot;))" office:value-type="string" office:string-value="Desceu" calcext:value-type="string">
            <text:p>Desceu</text:p>
          </table:table-cell>
          <table:table-cell table:style-name="ce310" table:formula="of:=VLOOKUP([.A80];['file:///C:/Users/sesmet/Downloads/Imers%C3%A3o%20Python%20-%20Tabela%20de%20a%C3%A7%C3%B5es.ods'#$Ticker.A$1:.B$1048576];2;0)" office:value-type="string" office:string-value="Localiza" calcext:value-type="string">
            <text:p>Localiza</text:p>
          </table:table-cell>
          <table:table-cell table:style-name="ce310" table:formula="of:=VLOOKUP([.AG80];['file:///C:/Users/sesmet/Downloads/Imers%C3%A3o%20Python%20-%20Tabela%20de%20a%C3%A7%C3%B5es.ods'#$ChatGPT.A$1:.D$1048576];2;0)" office:value-type="string" office:string-value="Aluguel de Carros" calcext:value-type="string">
            <text:p>Aluguel de Carros</text:p>
          </table:table-cell>
          <table:table-cell table:style-name="ce316" table:formula="of:=VLOOKUP([.AG80];['file:///C:/Users/sesmet/Downloads/Imers%C3%A3o%20Python%20-%20Tabela%20de%20a%C3%A7%C3%B5es.ods'#$ChatGPT.A$1:.D$1048576];4;0)" office:value-type="float" office:value="51" calcext:value-type="float">
            <text:p>51</text:p>
          </table:table-cell>
          <table:table-cell table:style-name="ce316" table:formula="of:=IF([.AI80]&gt;100;&quot;Mais de 100&quot;;IF([.AI80]&lt;50; &quot;Menos de 50&quot;; &quot;Entre 50 e 100&quot;))" office:value-type="string" office:string-value="Entre 50 e 100" calcext:value-type="string">
            <text:p>Entre 50 e 100</text:p>
          </table:table-cell>
          <table:table-cell table:number-columns-repeated="28"/>
        </table:table-row>
        <table:table-row table:style-name="ro2">
          <table:table-cell table:style-name="ce290" office:value-type="string" calcext:value-type="string">
            <text:p>CVCB3</text:p>
          </table:table-cell>
          <table:table-cell table:style-name="ce294" office:value-type="date" office:date-value="2024-01-26" calcext:value-type="date">
            <text:p>1/26/2024</text:p>
          </table:table-cell>
          <table:table-cell table:style-name="ce296" office:value-type="float" office:value="3.07" calcext:value-type="float">
            <text:p>3,07</text:p>
          </table:table-cell>
          <table:table-cell table:style-name="ce300" office:value-type="float" office:value="-4.36" calcext:value-type="float">
            <text:p>-4,36</text:p>
          </table:table-cell>
          <table:table-cell table:style-name="ce300" office:value-type="float" office:value="-5.54" calcext:value-type="float">
            <text:p>-5,54</text:p>
          </table:table-cell>
          <table:table-cell table:number-columns-repeated="2" table:style-name="ce300" office:value-type="float" office:value="-12.29" calcext:value-type="float">
            <text:p>-12,29</text:p>
          </table:table-cell>
          <table:table-cell table:style-name="ce300" office:value-type="float" office:value="-36.83" calcext:value-type="float">
            <text:p>-36,83</text:p>
          </table:table-cell>
          <table:table-cell table:style-name="ce300" office:value-type="float" office:value="3.05" calcext:value-type="float">
            <text:p>3,05</text:p>
          </table:table-cell>
          <table:table-cell table:style-name="ce300" office:value-type="float" office:value="3.23" calcext:value-type="float">
            <text:p>3,23</text:p>
          </table:table-cell>
          <table:table-cell table:style-name="ce290" office:value-type="string" calcext:value-type="string">
            <text:p>101,46 M</text:p>
          </table:table-cell>
          <table:table-cell table:style-name="ce302" table:formula="of:=[.D81]/100" office:value-type="float" office:value="-0.0436" calcext:value-type="float">
            <text:p>-0,0436</text:p>
          </table:table-cell>
          <table:table-cell table:style-name="ce302" table:formula="of:=[.E81]/100" office:value-type="float" office:value="-0.0554" calcext:value-type="float">
            <text:p>-0,0554</text:p>
          </table:table-cell>
          <table:table-cell table:style-name="ce302" table:formula="of:=[.F81]/100" office:value-type="float" office:value="-0.1229" calcext:value-type="float">
            <text:p>-0,1229</text:p>
          </table:table-cell>
          <table:table-cell table:style-name="ce302" table:formula="of:=[.G81]/100" office:value-type="float" office:value="-0.1229" calcext:value-type="float">
            <text:p>-0,1229</text:p>
          </table:table-cell>
          <table:table-cell table:style-name="ce302" table:formula="of:=[.H81]/100" office:value-type="float" office:value="-0.3683" calcext:value-type="float">
            <text:p>-0,3683</text:p>
          </table:table-cell>
          <table:table-cell table:style-name="ce307" table:formula="of:=[.$C81]/(1 + [.L81])" office:value-type="currency" office:currency="R$ " office:value="3.20995399414471" calcext:value-type="currency">
            <text:p>R$ 3,21</text:p>
          </table:table-cell>
          <table:table-cell table:style-name="ce307" table:formula="of:=[.$C81]/(1 + [.M81])" office:value-type="currency" office:currency="R$ " office:value="3.25005293245818" calcext:value-type="currency">
            <text:p>R$ 3,25</text:p>
          </table:table-cell>
          <table:table-cell table:style-name="ce307" table:formula="of:=[.$C81]/(1 + [.N81])" office:value-type="currency" office:currency="R$ " office:value="3.50017101812792" calcext:value-type="currency">
            <text:p>R$ 3,50</text:p>
          </table:table-cell>
          <table:table-cell table:style-name="ce307" table:formula="of:=[.$C81]/(1 + [.O81])" office:value-type="currency" office:currency="R$ " office:value="3.50017101812792" calcext:value-type="currency">
            <text:p>R$ 3,50</text:p>
          </table:table-cell>
          <table:table-cell table:style-name="ce307" table:formula="of:=[.$C81]/(1 + [.P81])" office:value-type="currency" office:currency="R$ " office:value="4.85990185214501" calcext:value-type="currency">
            <text:p>R$ 4,86</text:p>
          </table:table-cell>
          <table:table-cell table:style-name="ce311" table:formula="of:=VLOOKUP([.A81];['file:///C:/Users/sesmet/Downloads/Imers%C3%A3o%20Python%20-%20Tabela%20de%20a%C3%A7%C3%B5es.ods'#$Total_de_acoes.A$1:.B$1048576];2;0)" office:value-type="float" office:value="525582771" calcext:value-type="float">
            <text:p>525.582.771,00</text:p>
          </table:table-cell>
          <table:table-cell table:style-name="ce307" table:formula="of:=([.$C81]-[.Q81])*[.$V81]" office:value-type="currency" office:currency="R$ " office:value="-73557408.0550942" calcext:value-type="currency">
            <text:p>-R$ 73.557.408,06</text:p>
          </table:table-cell>
          <table:table-cell table:style-name="ce307" table:formula="of:=([.$C81]-[.R81])*[.$V81]" office:value-type="currency" office:currency="R$ " office:value="-94632719.1680479" calcext:value-type="currency">
            <text:p>-R$ 94.632.719,17</text:p>
          </table:table-cell>
          <table:table-cell table:style-name="ce307" table:formula="of:=([.$C81]-[.S81])*[.$V81]" office:value-type="currency" office:currency="R$ " office:value="-226090475.711564" calcext:value-type="currency">
            <text:p>-R$ 226.090.475,71</text:p>
          </table:table-cell>
          <table:table-cell table:style-name="ce307" table:formula="of:=([.$C81]-[.T81])*[.$V81]" office:value-type="currency" office:currency="R$ " office:value="-226090475.711564" calcext:value-type="currency">
            <text:p>-R$ 226.090.475,71</text:p>
          </table:table-cell>
          <table:table-cell table:style-name="ce307" table:formula="of:=([.$C81]-[.U81])*[.$V81]" office:value-type="currency" office:currency="R$ " office:value="-940741575.268404" calcext:value-type="currency">
            <text:p>-R$ 940.741.575,27</text:p>
          </table:table-cell>
          <table:table-cell table:style-name="ce311" table:formula="of:=IF([.W81]&gt;0;&quot;Subiu&quot;;IF([.W81]&lt;0;&quot;Desceu&quot;;&quot;Estável&quot;))" office:value-type="string" office:string-value="Desceu" calcext:value-type="string">
            <text:p>Desceu</text:p>
          </table:table-cell>
          <table:table-cell table:style-name="ce311" table:formula="of:=IF([.X81]&gt;0;&quot;Subiu&quot;;IF([.X81]&lt;0;&quot;Desceu&quot;;&quot;Estável&quot;))" office:value-type="string" office:string-value="Desceu" calcext:value-type="string">
            <text:p>Desceu</text:p>
          </table:table-cell>
          <table:table-cell table:style-name="ce311" table:formula="of:=IF([.Y81]&gt;0;&quot;Subiu&quot;;IF([.Y81]&lt;0;&quot;Desceu&quot;;&quot;Estável&quot;))" office:value-type="string" office:string-value="Desceu" calcext:value-type="string">
            <text:p>Desceu</text:p>
          </table:table-cell>
          <table:table-cell table:style-name="ce311" table:formula="of:=IF([.Z81]&gt;0;&quot;Subiu&quot;;IF([.Z81]&lt;0;&quot;Desceu&quot;;&quot;Estável&quot;))" office:value-type="string" office:string-value="Desceu" calcext:value-type="string">
            <text:p>Desceu</text:p>
          </table:table-cell>
          <table:table-cell table:style-name="ce311" table:formula="of:=IF([.AA81]&gt;0;&quot;Subiu&quot;;IF([.AA81]&lt;0;&quot;Desceu&quot;;&quot;Estável&quot;))" office:value-type="string" office:string-value="Desceu" calcext:value-type="string">
            <text:p>Desceu</text:p>
          </table:table-cell>
          <table:table-cell table:style-name="ce311" table:formula="of:=VLOOKUP([.A81];['file:///C:/Users/sesmet/Downloads/Imers%C3%A3o%20Python%20-%20Tabela%20de%20a%C3%A7%C3%B5es.ods'#$Ticker.A$1:.B$1048576];2;0)" office:value-type="string" office:string-value="CVC" calcext:value-type="string">
            <text:p>CVC</text:p>
          </table:table-cell>
          <table:table-cell table:style-name="ce311" table:formula="of:=VLOOKUP([.AG81];['file:///C:/Users/sesmet/Downloads/Imers%C3%A3o%20Python%20-%20Tabela%20de%20a%C3%A7%C3%B5es.ods'#$ChatGPT.A$1:.D$1048576];2;0)" office:value-type="string" office:string-value="Turismo" calcext:value-type="string">
            <text:p>Turismo</text:p>
          </table:table-cell>
          <table:table-cell table:style-name="ce317" table:formula="of:=VLOOKUP([.AG81];['file:///C:/Users/sesmet/Downloads/Imers%C3%A3o%20Python%20-%20Tabela%20de%20a%C3%A7%C3%B5es.ods'#$ChatGPT.A$1:.D$1048576];4;0)" office:value-type="float" office:value="52" calcext:value-type="float">
            <text:p>52</text:p>
          </table:table-cell>
          <table:table-cell table:style-name="ce317" table:formula="of:=IF([.AI81]&gt;100;&quot;Mais de 100&quot;;IF([.AI81]&lt;50; &quot;Menos de 50&quot;; &quot;Entre 50 e 100&quot;))" office:value-type="string" office:string-value="Entre 50 e 100" calcext:value-type="string">
            <text:p>Entre 50 e 100</text:p>
          </table:table-cell>
          <table:table-cell table:number-columns-repeated="28"/>
        </table:table-row>
        <table:table-row table:style-name="ro2">
          <table:table-cell table:style-name="ce289" office:value-type="string" calcext:value-type="string">
            <text:p>GOLL4</text:p>
          </table:table-cell>
          <table:table-cell table:style-name="ce293" office:value-type="date" office:date-value="2024-01-26" calcext:value-type="date">
            <text:p>1/26/2024</text:p>
          </table:table-cell>
          <table:table-cell table:style-name="ce295" office:value-type="float" office:value="5.92" calcext:value-type="float">
            <text:p>5,92</text:p>
          </table:table-cell>
          <table:table-cell table:style-name="ce299" office:value-type="float" office:value="-8.07" calcext:value-type="float">
            <text:p>-8,07</text:p>
          </table:table-cell>
          <table:table-cell table:style-name="ce299" office:value-type="float" office:value="-15.91" calcext:value-type="float">
            <text:p>-15,91</text:p>
          </table:table-cell>
          <table:table-cell table:number-columns-repeated="2" table:style-name="ce299" office:value-type="float" office:value="-34" calcext:value-type="float">
            <text:p>-34</text:p>
          </table:table-cell>
          <table:table-cell table:style-name="ce299" office:value-type="float" office:value="-25.44" calcext:value-type="float">
            <text:p>-25,44</text:p>
          </table:table-cell>
          <table:table-cell table:style-name="ce299" office:value-type="float" office:value="5.51" calcext:value-type="float">
            <text:p>5,51</text:p>
          </table:table-cell>
          <table:table-cell table:style-name="ce299" office:value-type="float" office:value="6.02" calcext:value-type="float">
            <text:p>6,02</text:p>
          </table:table-cell>
          <table:table-cell table:style-name="ce289" office:value-type="string" calcext:value-type="string">
            <text:p>154,36 M</text:p>
          </table:table-cell>
          <table:table-cell table:style-name="ce301" table:formula="of:=[.D82]/100" office:value-type="float" office:value="-0.0807" calcext:value-type="float">
            <text:p>-0,0807</text:p>
          </table:table-cell>
          <table:table-cell table:style-name="ce301" table:formula="of:=[.E82]/100" office:value-type="float" office:value="-0.1591" calcext:value-type="float">
            <text:p>-0,1591</text:p>
          </table:table-cell>
          <table:table-cell table:style-name="ce301" table:formula="of:=[.F82]/100" office:value-type="float" office:value="-0.34" calcext:value-type="float">
            <text:p>-0,34</text:p>
          </table:table-cell>
          <table:table-cell table:style-name="ce301" table:formula="of:=[.G82]/100" office:value-type="float" office:value="-0.34" calcext:value-type="float">
            <text:p>-0,34</text:p>
          </table:table-cell>
          <table:table-cell table:style-name="ce301" table:formula="of:=[.H82]/100" office:value-type="float" office:value="-0.2544" calcext:value-type="float">
            <text:p>-0,2544</text:p>
          </table:table-cell>
          <table:table-cell table:style-name="ce306" table:formula="of:=[.$C82]/(1 + [.L82])" office:value-type="currency" office:currency="R$ " office:value="6.43968236701838" calcext:value-type="currency">
            <text:p>R$ 6,44</text:p>
          </table:table-cell>
          <table:table-cell table:style-name="ce306" table:formula="of:=[.$C82]/(1 + [.M82])" office:value-type="currency" office:currency="R$ " office:value="7.04007610893091" calcext:value-type="currency">
            <text:p>R$ 7,04</text:p>
          </table:table-cell>
          <table:table-cell table:style-name="ce306" table:formula="of:=[.$C82]/(1 + [.N82])" office:value-type="currency" office:currency="R$ " office:value="8.96969696969697" calcext:value-type="currency">
            <text:p>R$ 8,97</text:p>
          </table:table-cell>
          <table:table-cell table:style-name="ce306" table:formula="of:=[.$C82]/(1 + [.O82])" office:value-type="currency" office:currency="R$ " office:value="8.96969696969697" calcext:value-type="currency">
            <text:p>R$ 8,97</text:p>
          </table:table-cell>
          <table:table-cell table:style-name="ce306" table:formula="of:=[.$C82]/(1 + [.P82])" office:value-type="currency" office:currency="R$ " office:value="7.93991416309013" calcext:value-type="currency">
            <text:p>R$ 7,94</text:p>
          </table:table-cell>
          <table:table-cell table:style-name="ce310" table:formula="of:=VLOOKUP([.A82];['file:///C:/Users/sesmet/Downloads/Imers%C3%A3o%20Python%20-%20Tabela%20de%20a%C3%A7%C3%B5es.ods'#$Total_de_acoes.A$1:.B$1048576];2;0)" office:value-type="float" office:value="198184909" calcext:value-type="float">
            <text:p>198.184.909,00</text:p>
          </table:table-cell>
          <table:table-cell table:style-name="ce306" table:formula="of:=([.$C82]-[.Q82])*[.$V82]" office:value-type="currency" office:currency="R$ " office:value="-102993202.616443" calcext:value-type="currency">
            <text:p>-R$ 102.993.202,62</text:p>
          </table:table-cell>
          <table:table-cell table:style-name="ce306" table:formula="of:=([.$C82]-[.R82])*[.$V82]" office:value-type="currency" office:currency="R$ " office:value="-221982181.721546" calcext:value-type="currency">
            <text:p>-R$ 221.982.181,72</text:p>
          </table:table-cell>
          <table:table-cell table:style-name="ce306" table:formula="of:=([.$C82]-[.S82])*[.$V82]" office:value-type="currency" office:currency="R$ " office:value="-604403916.41697" calcext:value-type="currency">
            <text:p>-R$ 604.403.916,42</text:p>
          </table:table-cell>
          <table:table-cell table:style-name="ce306" table:formula="of:=([.$C82]-[.T82])*[.$V82]" office:value-type="currency" office:currency="R$ " office:value="-604403916.41697" calcext:value-type="currency">
            <text:p>-R$ 604.403.916,42</text:p>
          </table:table-cell>
          <table:table-cell table:style-name="ce306" table:formula="of:=([.$C82]-[.U82])*[.$V82]" office:value-type="currency" office:currency="R$ " office:value="-400316504.599828" calcext:value-type="currency">
            <text:p>-R$ 400.316.504,60</text:p>
          </table:table-cell>
          <table:table-cell table:style-name="ce310" table:formula="of:=IF([.W82]&gt;0;&quot;Subiu&quot;;IF([.W82]&lt;0;&quot;Desceu&quot;;&quot;Estável&quot;))" office:value-type="string" office:string-value="Desceu" calcext:value-type="string">
            <text:p>Desceu</text:p>
          </table:table-cell>
          <table:table-cell table:style-name="ce310" table:formula="of:=IF([.X82]&gt;0;&quot;Subiu&quot;;IF([.X82]&lt;0;&quot;Desceu&quot;;&quot;Estável&quot;))" office:value-type="string" office:string-value="Desceu" calcext:value-type="string">
            <text:p>Desceu</text:p>
          </table:table-cell>
          <table:table-cell table:style-name="ce310" table:formula="of:=IF([.Y82]&gt;0;&quot;Subiu&quot;;IF([.Y82]&lt;0;&quot;Desceu&quot;;&quot;Estável&quot;))" office:value-type="string" office:string-value="Desceu" calcext:value-type="string">
            <text:p>Desceu</text:p>
          </table:table-cell>
          <table:table-cell table:style-name="ce310" table:formula="of:=IF([.Z82]&gt;0;&quot;Subiu&quot;;IF([.Z82]&lt;0;&quot;Desceu&quot;;&quot;Estável&quot;))" office:value-type="string" office:string-value="Desceu" calcext:value-type="string">
            <text:p>Desceu</text:p>
          </table:table-cell>
          <table:table-cell table:style-name="ce310" table:formula="of:=IF([.AA82]&gt;0;&quot;Subiu&quot;;IF([.AA82]&lt;0;&quot;Desceu&quot;;&quot;Estável&quot;))" office:value-type="string" office:string-value="Desceu" calcext:value-type="string">
            <text:p>Desceu</text:p>
          </table:table-cell>
          <table:table-cell table:style-name="ce310" table:formula="of:=VLOOKUP([.A82];['file:///C:/Users/sesmet/Downloads/Imers%C3%A3o%20Python%20-%20Tabela%20de%20a%C3%A7%C3%B5es.ods'#$Ticker.A$1:.B$1048576];2;0)" office:value-type="string" office:string-value="GOL" calcext:value-type="string">
            <text:p>GOL</text:p>
          </table:table-cell>
          <table:table-cell table:style-name="ce310" table:formula="of:=VLOOKUP([.AG82];['file:///C:/Users/sesmet/Downloads/Imers%C3%A3o%20Python%20-%20Tabela%20de%20a%C3%A7%C3%B5es.ods'#$ChatGPT.A$1:.D$1048576];2;0)" office:value-type="string" office:string-value="Transporte Aéreo" calcext:value-type="string">
            <text:p>Transporte Aéreo</text:p>
          </table:table-cell>
          <table:table-cell table:style-name="ce316" table:formula="of:=VLOOKUP([.AG82];['file:///C:/Users/sesmet/Downloads/Imers%C3%A3o%20Python%20-%20Tabela%20de%20a%C3%A7%C3%B5es.ods'#$ChatGPT.A$1:.D$1048576];4;0)" office:value-type="float" office:value="23" calcext:value-type="float">
            <text:p>23</text:p>
          </table:table-cell>
          <table:table-cell table:style-name="ce316" table:formula="of:=IF([.AI82]&gt;100;&quot;Mais de 100&quot;;IF([.AI82]&lt;50; &quot;Menos de 50&quot;; &quot;Entre 50 e 100&quot;))" office:value-type="string" office:string-value="Menos de 50" calcext:value-type="string">
            <text:p>Menos de 50</text:p>
          </table:table-cell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1">
          <table:table-cell table:style-name="ce291" table:number-columns-repeated="2"/>
          <table:table-cell table:style-name="ce297"/>
          <table:table-cell table:style-name="ce291" table:number-columns-repeated="8"/>
          <table:table-cell table:style-name="ce303" table:number-columns-repeated="5"/>
          <table:table-cell table:style-name="ce308" table:number-columns-repeated="5"/>
          <table:table-cell table:style-name="ce303"/>
          <table:table-cell table:style-name="ce308" table:number-columns-repeated="5"/>
          <table:table-cell table:style-name="ce313" table:number-columns-repeated="7"/>
          <table:table-cell table:style-name="ce318" table:number-columns-repeated="2"/>
          <table:table-cell table:number-columns-repeated="28"/>
        </table:table-row>
        <table:table-row table:style-name="ro1">
          <table:table-cell table:style-name="ce292" table:number-columns-repeated="2"/>
          <table:table-cell table:style-name="ce298"/>
          <table:table-cell table:style-name="ce292" table:number-columns-repeated="8"/>
          <table:table-cell table:style-name="ce304" table:number-columns-repeated="5"/>
          <table:table-cell table:style-name="ce309" table:number-columns-repeated="5"/>
          <table:table-cell table:style-name="ce304"/>
          <table:table-cell table:style-name="ce309" table:number-columns-repeated="5"/>
          <table:table-cell table:style-name="ce314" table:number-columns-repeated="7"/>
          <table:table-cell table:style-name="ce319" table:number-columns-repeated="2"/>
          <table:table-cell table:number-columns-repeated="28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ChatGPT" table:style-name="ta2">
        <table:table-column table:style-name="co21" table:number-columns-repeated="2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20" table:number-columns-repeated="60" table:default-cell-style-name="Default"/>
        <table:table-row table:style-name="ro1">
          <table:table-cell table:style-name="ce312" office:value-type="string" calcext:value-type="string">
            <text:p><text:s/>Nome da empresa</text:p>
          </table:table-cell>
          <table:table-cell table:style-name="ce312" office:value-type="string" calcext:value-type="string">
            <text:p>Segmento</text:p>
          </table:table-cell>
          <table:table-cell table:style-name="ce315" office:value-type="string" calcext:value-type="string">
            <text:p>Fundação</text:p>
          </table:table-cell>
          <table:table-cell table:style-name="ce315" office:value-type="string" calcext:value-type="string">
            <text:p>Idade (anos)</text:p>
          </table:table-cell>
          <table:table-cell table:number-columns-repeated="60"/>
        </table:table-row>
        <table:table-row table:style-name="ro2">
          <table:table-cell table:style-name="ce320" office:value-type="string" calcext:value-type="string">
            <text:p>Usiminas</text:p>
          </table:table-cell>
          <table:table-cell table:style-name="ce320" office:value-type="string" calcext:value-type="string">
            <text:p>Siderurgia</text:p>
          </table:table-cell>
          <table:table-cell table:style-name="ce324" office:value-type="float" office:value="1956" calcext:value-type="float">
            <text:p>1.956</text:p>
          </table:table-cell>
          <table:table-cell table:style-name="ce324" office:value-type="float" office:value="68" calcext:value-type="float">
            <text:p>68</text:p>
          </table:table-cell>
          <table:table-cell table:number-columns-repeated="60"/>
        </table:table-row>
        <table:table-row table:style-name="ro2">
          <table:table-cell table:style-name="ce321" office:value-type="string" calcext:value-type="string">
            <text:p>CSN Mineração</text:p>
          </table:table-cell>
          <table:table-cell table:style-name="ce321" office:value-type="string" calcext:value-type="string">
            <text:p>Mineração</text:p>
          </table:table-cell>
          <table:table-cell table:style-name="ce325" office:value-type="float" office:value="1941" calcext:value-type="float">
            <text:p>1.941</text:p>
          </table:table-cell>
          <table:table-cell table:style-name="ce325" office:value-type="float" office:value="83" calcext:value-type="float">
            <text:p>83</text:p>
          </table:table-cell>
          <table:table-cell table:number-columns-repeated="60"/>
        </table:table-row>
        <table:table-row table:style-name="ro2">
          <table:table-cell table:style-name="ce320" office:value-type="string" calcext:value-type="string">
            <text:p>Petrobras</text:p>
          </table:table-cell>
          <table:table-cell table:style-name="ce320" office:value-type="string" calcext:value-type="string">
            <text:p>Petróleo e Gás</text:p>
          </table:table-cell>
          <table:table-cell table:style-name="ce324" office:value-type="float" office:value="1953" calcext:value-type="float">
            <text:p>1.953</text:p>
          </table:table-cell>
          <table:table-cell table:style-name="ce324" office:value-type="float" office:value="71" calcext:value-type="float">
            <text:p>71</text:p>
          </table:table-cell>
          <table:table-cell table:number-columns-repeated="60"/>
        </table:table-row>
        <table:table-row table:style-name="ro2">
          <table:table-cell table:style-name="ce321" office:value-type="string" calcext:value-type="string">
            <text:p>Suzano</text:p>
          </table:table-cell>
          <table:table-cell table:style-name="ce321" office:value-type="string" calcext:value-type="string">
            <text:p>Papel e Celulose</text:p>
          </table:table-cell>
          <table:table-cell table:style-name="ce325" office:value-type="float" office:value="1924" calcext:value-type="float">
            <text:p>1.924</text:p>
          </table:table-cell>
          <table:table-cell table:style-name="ce325" office:value-type="float" office:value="100" calcext:value-type="float">
            <text:p>100</text:p>
          </table:table-cell>
          <table:table-cell table:number-columns-repeated="60"/>
        </table:table-row>
        <table:table-row table:style-name="ro2">
          <table:table-cell table:style-name="ce320" office:value-type="string" calcext:value-type="string">
            <text:p>CPFL Energia</text:p>
          </table:table-cell>
          <table:table-cell table:style-name="ce320" office:value-type="string" calcext:value-type="string">
            <text:p>Energia</text:p>
          </table:table-cell>
          <table:table-cell table:style-name="ce324" office:value-type="float" office:value="1912" calcext:value-type="float">
            <text:p>1.912</text:p>
          </table:table-cell>
          <table:table-cell table:style-name="ce324" office:value-type="float" office:value="112" calcext:value-type="float">
            <text:p>112</text:p>
          </table:table-cell>
          <table:table-cell table:number-columns-repeated="60"/>
        </table:table-row>
        <table:table-row table:style-name="ro2">
          <table:table-cell table:style-name="ce321" office:value-type="string" calcext:value-type="string">
            <text:p>PetroRio</text:p>
          </table:table-cell>
          <table:table-cell table:style-name="ce321" office:value-type="string" calcext:value-type="string">
            <text:p>Petróleo e Gás</text:p>
          </table:table-cell>
          <table:table-cell table:style-name="ce325" office:value-type="float" office:value="2010" calcext:value-type="float">
            <text:p>2.010</text:p>
          </table:table-cell>
          <table:table-cell table:style-name="ce325" office:value-type="float" office:value="14" calcext:value-type="float">
            <text:p>14</text:p>
          </table:table-cell>
          <table:table-cell table:number-columns-repeated="60"/>
        </table:table-row>
        <table:table-row table:style-name="ro2">
          <table:table-cell table:style-name="ce320" office:value-type="string" calcext:value-type="string">
            <text:p>Petrobras</text:p>
          </table:table-cell>
          <table:table-cell table:style-name="ce320" office:value-type="string" calcext:value-type="string">
            <text:p>Petróleo e Gás</text:p>
          </table:table-cell>
          <table:table-cell table:style-name="ce324" office:value-type="float" office:value="1953" calcext:value-type="float">
            <text:p>1.953</text:p>
          </table:table-cell>
          <table:table-cell table:style-name="ce324" office:value-type="float" office:value="71" calcext:value-type="float">
            <text:p>71</text:p>
          </table:table-cell>
          <table:table-cell table:number-columns-repeated="60"/>
        </table:table-row>
        <table:table-row table:style-name="ro2">
          <table:table-cell table:style-name="ce321" office:value-type="string" calcext:value-type="string">
            <text:p>Vale</text:p>
          </table:table-cell>
          <table:table-cell table:style-name="ce321" office:value-type="string" calcext:value-type="string">
            <text:p>Mineração</text:p>
          </table:table-cell>
          <table:table-cell table:style-name="ce325" office:value-type="float" office:value="1942" calcext:value-type="float">
            <text:p>1.942</text:p>
          </table:table-cell>
          <table:table-cell table:style-name="ce325" office:value-type="float" office:value="82" calcext:value-type="float">
            <text:p>82</text:p>
          </table:table-cell>
          <table:table-cell table:number-columns-repeated="60"/>
        </table:table-row>
        <table:table-row table:style-name="ro2">
          <table:table-cell table:style-name="ce320" office:value-type="string" calcext:value-type="string">
            <text:p>Multiplan</text:p>
          </table:table-cell>
          <table:table-cell table:style-name="ce320" office:value-type="string" calcext:value-type="string">
            <text:p>Shopping Centers</text:p>
          </table:table-cell>
          <table:table-cell table:style-name="ce324" office:value-type="float" office:value="1974" calcext:value-type="float">
            <text:p>1.974</text:p>
          </table:table-cell>
          <table:table-cell table:style-name="ce324" office:value-type="float" office:value="50" calcext:value-type="float">
            <text:p>50</text:p>
          </table:table-cell>
          <table:table-cell table:number-columns-repeated="60"/>
        </table:table-row>
        <table:table-row table:style-name="ro2">
          <table:table-cell table:style-name="ce321" office:value-type="string" calcext:value-type="string">
            <text:p>Itaú Unibanco</text:p>
          </table:table-cell>
          <table:table-cell table:style-name="ce321" office:value-type="string" calcext:value-type="string">
            <text:p>Serviços Financeiros</text:p>
          </table:table-cell>
          <table:table-cell table:style-name="ce325" office:value-type="float" office:value="2008" calcext:value-type="float">
            <text:p>2.008</text:p>
          </table:table-cell>
          <table:table-cell table:style-name="ce325" office:value-type="float" office:value="16" calcext:value-type="float">
            <text:p>16</text:p>
          </table:table-cell>
          <table:table-cell table:number-columns-repeated="60"/>
        </table:table-row>
        <table:table-row table:style-name="ro2">
          <table:table-cell table:style-name="ce320" office:value-type="string" calcext:value-type="string">
            <text:p>Rede D'Or</text:p>
          </table:table-cell>
          <table:table-cell table:style-name="ce320" office:value-type="string" calcext:value-type="string">
            <text:p>Saúde</text:p>
          </table:table-cell>
          <table:table-cell table:style-name="ce324" office:value-type="float" office:value="1977" calcext:value-type="float">
            <text:p>1.977</text:p>
          </table:table-cell>
          <table:table-cell table:style-name="ce324" office:value-type="float" office:value="47" calcext:value-type="float">
            <text:p>47</text:p>
          </table:table-cell>
          <table:table-cell table:number-columns-repeated="60"/>
        </table:table-row>
        <table:table-row table:style-name="ro2">
          <table:table-cell table:style-name="ce321" office:value-type="string" calcext:value-type="string">
            <text:p>Braskem</text:p>
          </table:table-cell>
          <table:table-cell table:style-name="ce321" office:value-type="string" calcext:value-type="string">
            <text:p>Petroquímica</text:p>
          </table:table-cell>
          <table:table-cell table:style-name="ce325" office:value-type="float" office:value="2002" calcext:value-type="float">
            <text:p>2.002</text:p>
          </table:table-cell>
          <table:table-cell table:style-name="ce325" office:value-type="float" office:value="22" calcext:value-type="float">
            <text:p>22</text:p>
          </table:table-cell>
          <table:table-cell table:number-columns-repeated="60"/>
        </table:table-row>
        <table:table-row table:style-name="ro2">
          <table:table-cell table:style-name="ce320" office:value-type="string" calcext:value-type="string">
            <text:p>Azul</text:p>
          </table:table-cell>
          <table:table-cell table:style-name="ce320" office:value-type="string" calcext:value-type="string">
            <text:p>Transporte Aéreo</text:p>
          </table:table-cell>
          <table:table-cell table:style-name="ce324" office:value-type="float" office:value="2008" calcext:value-type="float">
            <text:p>2.008</text:p>
          </table:table-cell>
          <table:table-cell table:style-name="ce324" office:value-type="float" office:value="16" calcext:value-type="float">
            <text:p>16</text:p>
          </table:table-cell>
          <table:table-cell table:number-columns-repeated="60"/>
        </table:table-row>
        <table:table-row table:style-name="ro2">
          <table:table-cell table:style-name="ce321" office:value-type="string" calcext:value-type="string">
            <text:p>3R Petroleum</text:p>
          </table:table-cell>
          <table:table-cell table:style-name="ce321" office:value-type="string" calcext:value-type="string">
            <text:p>Petróleo e Gás</text:p>
          </table:table-cell>
          <table:table-cell table:style-name="ce325" office:value-type="float" office:value="2012" calcext:value-type="float">
            <text:p>2.012</text:p>
          </table:table-cell>
          <table:table-cell table:style-name="ce325" office:value-type="float" office:value="12" calcext:value-type="float">
            <text:p>12</text:p>
          </table:table-cell>
          <table:table-cell table:number-columns-repeated="60"/>
        </table:table-row>
        <table:table-row table:style-name="ro2">
          <table:table-cell table:style-name="ce320" office:value-type="string" calcext:value-type="string">
            <text:p>Equatorial Energia</text:p>
          </table:table-cell>
          <table:table-cell table:style-name="ce320" office:value-type="string" calcext:value-type="string">
            <text:p>Energia</text:p>
          </table:table-cell>
          <table:table-cell table:style-name="ce324" office:value-type="float" office:value="1999" calcext:value-type="float">
            <text:p>1.999</text:p>
          </table:table-cell>
          <table:table-cell table:style-name="ce324" office:value-type="float" office:value="25" calcext:value-type="float">
            <text:p>25</text:p>
          </table:table-cell>
          <table:table-cell table:number-columns-repeated="60"/>
        </table:table-row>
        <table:table-row table:style-name="ro2">
          <table:table-cell table:style-name="ce321" office:value-type="string" calcext:value-type="string">
            <text:p>Siderúrgica Nacional</text:p>
          </table:table-cell>
          <table:table-cell table:style-name="ce321" office:value-type="string" calcext:value-type="string">
            <text:p>Siderurgia</text:p>
          </table:table-cell>
          <table:table-cell table:style-name="ce325" office:value-type="float" office:value="1935" calcext:value-type="float">
            <text:p>1.935</text:p>
          </table:table-cell>
          <table:table-cell table:style-name="ce325" office:value-type="float" office:value="89" calcext:value-type="float">
            <text:p>89</text:p>
          </table:table-cell>
          <table:table-cell table:number-columns-repeated="60"/>
        </table:table-row>
        <table:table-row table:style-name="ro2">
          <table:table-cell table:style-name="ce320" office:value-type="string" calcext:value-type="string">
            <text:p>YDUQS</text:p>
          </table:table-cell>
          <table:table-cell table:style-name="ce320" office:value-type="string" calcext:value-type="string">
            <text:p>Educação</text:p>
          </table:table-cell>
          <table:table-cell table:style-name="ce324" office:value-type="float" office:value="1969" calcext:value-type="float">
            <text:p>1.969</text:p>
          </table:table-cell>
          <table:table-cell table:style-name="ce324" office:value-type="float" office:value="55" calcext:value-type="float">
            <text:p>55</text:p>
          </table:table-cell>
          <table:table-cell table:number-columns-repeated="60"/>
        </table:table-row>
        <table:table-row table:style-name="ro2">
          <table:table-cell table:style-name="ce321" office:value-type="string" calcext:value-type="string">
            <text:p>Ultrapar</text:p>
          </table:table-cell>
          <table:table-cell table:style-name="ce321" office:value-type="string" calcext:value-type="string">
            <text:p>Petróleo e Gás</text:p>
          </table:table-cell>
          <table:table-cell table:style-name="ce325" office:value-type="float" office:value="1937" calcext:value-type="float">
            <text:p>1.937</text:p>
          </table:table-cell>
          <table:table-cell table:style-name="ce325" office:value-type="float" office:value="87" calcext:value-type="float">
            <text:p>87</text:p>
          </table:table-cell>
          <table:table-cell table:number-columns-repeated="60"/>
        </table:table-row>
        <table:table-row table:style-name="ro2">
          <table:table-cell table:style-name="ce320" office:value-type="string" calcext:value-type="string">
            <text:p>MRV</text:p>
          </table:table-cell>
          <table:table-cell table:style-name="ce320" office:value-type="string" calcext:value-type="string">
            <text:p>Construção Civil</text:p>
          </table:table-cell>
          <table:table-cell table:style-name="ce324" office:value-type="float" office:value="1979" calcext:value-type="float">
            <text:p>1.979</text:p>
          </table:table-cell>
          <table:table-cell table:style-name="ce324" office:value-type="float" office:value="45" calcext:value-type="float">
            <text:p>45</text:p>
          </table:table-cell>
          <table:table-cell table:number-columns-repeated="60"/>
        </table:table-row>
        <table:table-row table:style-name="ro2">
          <table:table-cell table:style-name="ce321" office:value-type="string" calcext:value-type="string">
            <text:p>Arezzo</text:p>
          </table:table-cell>
          <table:table-cell table:style-name="ce321" office:value-type="string" calcext:value-type="string">
            <text:p>Moda e Calçados</text:p>
          </table:table-cell>
          <table:table-cell table:style-name="ce325" office:value-type="float" office:value="1972" calcext:value-type="float">
            <text:p>1.972</text:p>
          </table:table-cell>
          <table:table-cell table:style-name="ce325" office:value-type="float" office:value="52" calcext:value-type="float">
            <text:p>52</text:p>
          </table:table-cell>
          <table:table-cell table:number-columns-repeated="60"/>
        </table:table-row>
        <table:table-row table:style-name="ro2">
          <table:table-cell table:style-name="ce320" office:value-type="string" calcext:value-type="string">
            <text:p>Banco Bradesco</text:p>
          </table:table-cell>
          <table:table-cell table:style-name="ce320" office:value-type="string" calcext:value-type="string">
            <text:p>Serviços Financeiros</text:p>
          </table:table-cell>
          <table:table-cell table:style-name="ce324" office:value-type="float" office:value="1943" calcext:value-type="float">
            <text:p>1.943</text:p>
          </table:table-cell>
          <table:table-cell table:style-name="ce324" office:value-type="float" office:value="81" calcext:value-type="float">
            <text:p>81</text:p>
          </table:table-cell>
          <table:table-cell table:number-columns-repeated="60"/>
        </table:table-row>
        <table:table-row table:style-name="ro2">
          <table:table-cell table:style-name="ce321" office:value-type="string" calcext:value-type="string">
            <text:p>Minerva</text:p>
          </table:table-cell>
          <table:table-cell table:style-name="ce321" office:value-type="string" calcext:value-type="string">
            <text:p>Alimentos</text:p>
          </table:table-cell>
          <table:table-cell table:style-name="ce325" office:value-type="float" office:value="1923" calcext:value-type="float">
            <text:p>1.923</text:p>
          </table:table-cell>
          <table:table-cell table:style-name="ce325" office:value-type="float" office:value="101" calcext:value-type="float">
            <text:p>101</text:p>
          </table:table-cell>
          <table:table-cell table:number-columns-repeated="60"/>
        </table:table-row>
        <table:table-row table:style-name="ro2">
          <table:table-cell table:style-name="ce320" office:value-type="string" calcext:value-type="string">
            <text:p>Grupo Pão de Açúcar</text:p>
          </table:table-cell>
          <table:table-cell table:style-name="ce320" office:value-type="string" calcext:value-type="string">
            <text:p>Varejo Alimentício</text:p>
          </table:table-cell>
          <table:table-cell table:style-name="ce324" office:value-type="float" office:value="1948" calcext:value-type="float">
            <text:p>1.948</text:p>
          </table:table-cell>
          <table:table-cell table:style-name="ce324" office:value-type="float" office:value="76" calcext:value-type="float">
            <text:p>76</text:p>
          </table:table-cell>
          <table:table-cell table:number-columns-repeated="60"/>
        </table:table-row>
        <table:table-row table:style-name="ro2">
          <table:table-cell table:style-name="ce321" office:value-type="string" calcext:value-type="string">
            <text:p>BRF</text:p>
          </table:table-cell>
          <table:table-cell table:style-name="ce321" office:value-type="string" calcext:value-type="string">
            <text:p>Alimentos</text:p>
          </table:table-cell>
          <table:table-cell table:style-name="ce325" office:value-type="float" office:value="2009" calcext:value-type="float">
            <text:p>2.009</text:p>
          </table:table-cell>
          <table:table-cell table:style-name="ce325" office:value-type="float" office:value="15" calcext:value-type="float">
            <text:p>15</text:p>
          </table:table-cell>
          <table:table-cell table:number-columns-repeated="60"/>
        </table:table-row>
        <table:table-row table:style-name="ro2">
          <table:table-cell table:style-name="ce320" office:value-type="string" calcext:value-type="string">
            <text:p>Vivo</text:p>
          </table:table-cell>
          <table:table-cell table:style-name="ce320" office:value-type="string" calcext:value-type="string">
            <text:p>Telecomunicações</text:p>
          </table:table-cell>
          <table:table-cell table:style-name="ce324" office:value-type="float" office:value="2003" calcext:value-type="float">
            <text:p>2.003</text:p>
          </table:table-cell>
          <table:table-cell table:style-name="ce324" office:value-type="float" office:value="21" calcext:value-type="float">
            <text:p>21</text:p>
          </table:table-cell>
          <table:table-cell table:number-columns-repeated="60"/>
        </table:table-row>
        <table:table-row table:style-name="ro2">
          <table:table-cell table:style-name="ce321" office:value-type="string" calcext:value-type="string">
            <text:p>Rumo</text:p>
          </table:table-cell>
          <table:table-cell table:style-name="ce321" office:value-type="string" calcext:value-type="string">
            <text:p>Logística</text:p>
          </table:table-cell>
          <table:table-cell table:style-name="ce325" office:value-type="float" office:value="2009" calcext:value-type="float">
            <text:p>2.009</text:p>
          </table:table-cell>
          <table:table-cell table:style-name="ce325" office:value-type="float" office:value="15" calcext:value-type="float">
            <text:p>15</text:p>
          </table:table-cell>
          <table:table-cell table:number-columns-repeated="60"/>
        </table:table-row>
        <table:table-row table:style-name="ro2">
          <table:table-cell table:style-name="ce320" office:value-type="string" calcext:value-type="string">
            <text:p>Cielo</text:p>
          </table:table-cell>
          <table:table-cell table:style-name="ce320" office:value-type="string" calcext:value-type="string">
            <text:p>Serviços Financeiros</text:p>
          </table:table-cell>
          <table:table-cell table:style-name="ce324" office:value-type="float" office:value="1995" calcext:value-type="float">
            <text:p>1.995</text:p>
          </table:table-cell>
          <table:table-cell table:style-name="ce324" office:value-type="float" office:value="29" calcext:value-type="float">
            <text:p>29</text:p>
          </table:table-cell>
          <table:table-cell table:number-columns-repeated="60"/>
        </table:table-row>
        <table:table-row table:style-name="ro2">
          <table:table-cell table:style-name="ce321" office:value-type="string" calcext:value-type="string">
            <text:p>Dexco</text:p>
          </table:table-cell>
          <table:table-cell table:style-name="ce321" office:value-type="string" calcext:value-type="string">
            <text:p>Construção Civil</text:p>
          </table:table-cell>
          <table:table-cell table:style-name="ce325" office:value-type="float" office:value="1976" calcext:value-type="float">
            <text:p>1.976</text:p>
          </table:table-cell>
          <table:table-cell table:style-name="ce325" office:value-type="float" office:value="48" calcext:value-type="float">
            <text:p>48</text:p>
          </table:table-cell>
          <table:table-cell table:number-columns-repeated="60"/>
        </table:table-row>
        <table:table-row table:style-name="ro2">
          <table:table-cell table:style-name="ce320" office:value-type="string" calcext:value-type="string">
            <text:p>TIM</text:p>
          </table:table-cell>
          <table:table-cell table:style-name="ce320" office:value-type="string" calcext:value-type="string">
            <text:p>Telecomunicações</text:p>
          </table:table-cell>
          <table:table-cell table:style-name="ce324" office:value-type="float" office:value="1998" calcext:value-type="float">
            <text:p>1.998</text:p>
          </table:table-cell>
          <table:table-cell table:style-name="ce324" office:value-type="float" office:value="26" calcext:value-type="float">
            <text:p>26</text:p>
          </table:table-cell>
          <table:table-cell table:number-columns-repeated="60"/>
        </table:table-row>
        <table:table-row table:style-name="ro2">
          <table:table-cell table:style-name="ce321" office:value-type="string" calcext:value-type="string">
            <text:p>Bradespar</text:p>
          </table:table-cell>
          <table:table-cell table:style-name="ce321" office:value-type="string" calcext:value-type="string">
            <text:p>Conglomerado</text:p>
          </table:table-cell>
          <table:table-cell table:style-name="ce325" office:value-type="float" office:value="2000" calcext:value-type="float">
            <text:p>2.000</text:p>
          </table:table-cell>
          <table:table-cell table:style-name="ce325" office:value-type="float" office:value="24" calcext:value-type="float">
            <text:p>24</text:p>
          </table:table-cell>
          <table:table-cell table:number-columns-repeated="60"/>
        </table:table-row>
        <table:table-row table:style-name="ro2">
          <table:table-cell table:style-name="ce320" office:value-type="string" calcext:value-type="string">
            <text:p>Locaweb</text:p>
          </table:table-cell>
          <table:table-cell table:style-name="ce320" office:value-type="string" calcext:value-type="string">
            <text:p>Tecnologia</text:p>
          </table:table-cell>
          <table:table-cell table:style-name="ce324" office:value-type="float" office:value="1998" calcext:value-type="float">
            <text:p>1.998</text:p>
          </table:table-cell>
          <table:table-cell table:style-name="ce324" office:value-type="float" office:value="26" calcext:value-type="float">
            <text:p>26</text:p>
          </table:table-cell>
          <table:table-cell table:number-columns-repeated="60"/>
        </table:table-row>
        <table:table-row table:style-name="ro2">
          <table:table-cell table:style-name="ce321" office:value-type="string" calcext:value-type="string">
            <text:p>PetroRecôncavo</text:p>
          </table:table-cell>
          <table:table-cell table:style-name="ce321" office:value-type="string" calcext:value-type="string">
            <text:p>Petróleo e Gás</text:p>
          </table:table-cell>
          <table:table-cell table:style-name="ce325" office:value-type="float" office:value="2005" calcext:value-type="float">
            <text:p>2.005</text:p>
          </table:table-cell>
          <table:table-cell table:style-name="ce325" office:value-type="float" office:value="19" calcext:value-type="float">
            <text:p>19</text:p>
          </table:table-cell>
          <table:table-cell table:number-columns-repeated="60"/>
        </table:table-row>
        <table:table-row table:style-name="ro2">
          <table:table-cell table:style-name="ce320" office:value-type="string" calcext:value-type="string">
            <text:p>Itaúsa</text:p>
          </table:table-cell>
          <table:table-cell table:style-name="ce320" office:value-type="string" calcext:value-type="string">
            <text:p>Conglomerado</text:p>
          </table:table-cell>
          <table:table-cell table:style-name="ce324" office:value-type="float" office:value="2006" calcext:value-type="float">
            <text:p>2.006</text:p>
          </table:table-cell>
          <table:table-cell table:style-name="ce324" office:value-type="float" office:value="18" calcext:value-type="float">
            <text:p>18</text:p>
          </table:table-cell>
          <table:table-cell table:number-columns-repeated="60"/>
        </table:table-row>
        <table:table-row table:style-name="ro2">
          <table:table-cell table:style-name="ce321" office:value-type="string" calcext:value-type="string">
            <text:p>Banco do Brasil</text:p>
          </table:table-cell>
          <table:table-cell table:style-name="ce321" office:value-type="string" calcext:value-type="string">
            <text:p>Serviços Financeiros</text:p>
          </table:table-cell>
          <table:table-cell table:style-name="ce325" office:value-type="float" office:value="1808" calcext:value-type="float">
            <text:p>1.808</text:p>
          </table:table-cell>
          <table:table-cell table:style-name="ce325" office:value-type="float" office:value="216" calcext:value-type="float">
            <text:p>216</text:p>
          </table:table-cell>
          <table:table-cell table:number-columns-repeated="60"/>
        </table:table-row>
        <table:table-row table:style-name="ro2">
          <table:table-cell table:style-name="ce320" office:value-type="string" calcext:value-type="string">
            <text:p>RaiaDrogasil</text:p>
          </table:table-cell>
          <table:table-cell table:style-name="ce320" office:value-type="string" calcext:value-type="string">
            <text:p>Farmacêutico</text:p>
          </table:table-cell>
          <table:table-cell table:style-name="ce324" office:value-type="float" office:value="1905" calcext:value-type="float">
            <text:p>1.905</text:p>
          </table:table-cell>
          <table:table-cell table:style-name="ce324" office:value-type="float" office:value="119" calcext:value-type="float">
            <text:p>119</text:p>
          </table:table-cell>
          <table:table-cell table:number-columns-repeated="60"/>
        </table:table-row>
        <table:table-row table:style-name="ro2">
          <table:table-cell table:style-name="ce321" office:value-type="string" calcext:value-type="string">
            <text:p>Metalúrgica Gerdau</text:p>
          </table:table-cell>
          <table:table-cell table:style-name="ce321" office:value-type="string" calcext:value-type="string">
            <text:p>Siderurgia</text:p>
          </table:table-cell>
          <table:table-cell table:style-name="ce325" office:value-type="float" office:value="1901" calcext:value-type="float">
            <text:p>1.901</text:p>
          </table:table-cell>
          <table:table-cell table:style-name="ce325" office:value-type="float" office:value="123" calcext:value-type="float">
            <text:p>123</text:p>
          </table:table-cell>
          <table:table-cell table:number-columns-repeated="60"/>
        </table:table-row>
        <table:table-row table:style-name="ro2">
          <table:table-cell table:style-name="ce320" office:value-type="string" calcext:value-type="string">
            <text:p>Cosan</text:p>
          </table:table-cell>
          <table:table-cell table:style-name="ce320" office:value-type="string" calcext:value-type="string">
            <text:p>Energia</text:p>
          </table:table-cell>
          <table:table-cell table:style-name="ce324" office:value-type="float" office:value="1936" calcext:value-type="float">
            <text:p>1.936</text:p>
          </table:table-cell>
          <table:table-cell table:style-name="ce324" office:value-type="float" office:value="88" calcext:value-type="float">
            <text:p>88</text:p>
          </table:table-cell>
          <table:table-cell table:number-columns-repeated="60"/>
        </table:table-row>
        <table:table-row table:style-name="ro2">
          <table:table-cell table:style-name="ce321" office:value-type="string" calcext:value-type="string">
            <text:p>JBS</text:p>
          </table:table-cell>
          <table:table-cell table:style-name="ce321" office:value-type="string" calcext:value-type="string">
            <text:p>Alimentos</text:p>
          </table:table-cell>
          <table:table-cell table:style-name="ce325" office:value-type="float" office:value="1953" calcext:value-type="float">
            <text:p>1.953</text:p>
          </table:table-cell>
          <table:table-cell table:style-name="ce325" office:value-type="float" office:value="71" calcext:value-type="float">
            <text:p>71</text:p>
          </table:table-cell>
          <table:table-cell table:number-columns-repeated="60"/>
        </table:table-row>
        <table:table-row table:style-name="ro2">
          <table:table-cell table:style-name="ce320" office:value-type="string" calcext:value-type="string">
            <text:p>Magazine Luiza</text:p>
          </table:table-cell>
          <table:table-cell table:style-name="ce320" office:value-type="string" calcext:value-type="string">
            <text:p>Varejo</text:p>
          </table:table-cell>
          <table:table-cell table:style-name="ce324" office:value-type="float" office:value="1957" calcext:value-type="float">
            <text:p>1.957</text:p>
          </table:table-cell>
          <table:table-cell table:style-name="ce324" office:value-type="float" office:value="67" calcext:value-type="float">
            <text:p>67</text:p>
          </table:table-cell>
          <table:table-cell table:number-columns-repeated="60"/>
        </table:table-row>
        <table:table-row table:style-name="ro2">
          <table:table-cell table:style-name="ce321" office:value-type="string" calcext:value-type="string">
            <text:p>Banco Bradesco</text:p>
          </table:table-cell>
          <table:table-cell table:style-name="ce321" office:value-type="string" calcext:value-type="string">
            <text:p>Serviços Financeiros</text:p>
          </table:table-cell>
          <table:table-cell table:style-name="ce325" office:value-type="float" office:value="1943" calcext:value-type="float">
            <text:p>1.943</text:p>
          </table:table-cell>
          <table:table-cell table:style-name="ce325" office:value-type="float" office:value="81" calcext:value-type="float">
            <text:p>81</text:p>
          </table:table-cell>
          <table:table-cell table:number-columns-repeated="60"/>
        </table:table-row>
        <table:table-row table:style-name="ro2">
          <table:table-cell table:style-name="ce320" office:value-type="string" calcext:value-type="string">
            <text:p>Gerdau</text:p>
          </table:table-cell>
          <table:table-cell table:style-name="ce320" office:value-type="string" calcext:value-type="string">
            <text:p>Siderurgia</text:p>
          </table:table-cell>
          <table:table-cell table:style-name="ce324" office:value-type="float" office:value="1901" calcext:value-type="float">
            <text:p>1.901</text:p>
          </table:table-cell>
          <table:table-cell table:style-name="ce324" office:value-type="float" office:value="123" calcext:value-type="float">
            <text:p>123</text:p>
          </table:table-cell>
          <table:table-cell table:number-columns-repeated="60"/>
        </table:table-row>
        <table:table-row table:style-name="ro2">
          <table:table-cell table:style-name="ce321" office:value-type="string" calcext:value-type="string">
            <text:p>Raízen</text:p>
          </table:table-cell>
          <table:table-cell table:style-name="ce321" office:value-type="string" calcext:value-type="string">
            <text:p>Energia</text:p>
          </table:table-cell>
          <table:table-cell table:style-name="ce325" office:value-type="float" office:value="2010" calcext:value-type="float">
            <text:p>2.010</text:p>
          </table:table-cell>
          <table:table-cell table:style-name="ce325" office:value-type="float" office:value="14" calcext:value-type="float">
            <text:p>14</text:p>
          </table:table-cell>
          <table:table-cell table:number-columns-repeated="60"/>
        </table:table-row>
        <table:table-row table:style-name="ro2">
          <table:table-cell table:style-name="ce320" office:value-type="string" calcext:value-type="string">
            <text:p>Copel</text:p>
          </table:table-cell>
          <table:table-cell table:style-name="ce320" office:value-type="string" calcext:value-type="string">
            <text:p>Energia</text:p>
          </table:table-cell>
          <table:table-cell table:style-name="ce324" office:value-type="float" office:value="1954" calcext:value-type="float">
            <text:p>1.954</text:p>
          </table:table-cell>
          <table:table-cell table:style-name="ce324" office:value-type="float" office:value="70" calcext:value-type="float">
            <text:p>70</text:p>
          </table:table-cell>
          <table:table-cell table:number-columns-repeated="60"/>
        </table:table-row>
        <table:table-row table:style-name="ro2">
          <table:table-cell table:style-name="ce321" office:value-type="string" calcext:value-type="string">
            <text:p>Grupo Vamos</text:p>
          </table:table-cell>
          <table:table-cell table:style-name="ce321" office:value-type="string" calcext:value-type="string">
            <text:p>Logística</text:p>
          </table:table-cell>
          <table:table-cell table:style-name="ce325" office:value-type="float" office:value="2016" calcext:value-type="float">
            <text:p>2.016</text:p>
          </table:table-cell>
          <table:table-cell table:style-name="ce325" office:value-type="float" office:value="8" calcext:value-type="float">
            <text:p>8</text:p>
          </table:table-cell>
          <table:table-cell table:number-columns-repeated="60"/>
        </table:table-row>
        <table:table-row table:style-name="ro2">
          <table:table-cell table:style-name="ce320" office:value-type="string" calcext:value-type="string">
            <text:p>Marfrig</text:p>
          </table:table-cell>
          <table:table-cell table:style-name="ce320" office:value-type="string" calcext:value-type="string">
            <text:p>Alimentos</text:p>
          </table:table-cell>
          <table:table-cell table:style-name="ce324" office:value-type="float" office:value="2000" calcext:value-type="float">
            <text:p>2.000</text:p>
          </table:table-cell>
          <table:table-cell table:style-name="ce324" office:value-type="float" office:value="24" calcext:value-type="float">
            <text:p>24</text:p>
          </table:table-cell>
          <table:table-cell table:number-columns-repeated="60"/>
        </table:table-row>
        <table:table-row table:style-name="ro2">
          <table:table-cell table:style-name="ce321" office:value-type="string" calcext:value-type="string">
            <text:p>Ambev</text:p>
          </table:table-cell>
          <table:table-cell table:style-name="ce321" office:value-type="string" calcext:value-type="string">
            <text:p>Bebidas</text:p>
          </table:table-cell>
          <table:table-cell table:style-name="ce325" office:value-type="float" office:value="1999" calcext:value-type="float">
            <text:p>1.999</text:p>
          </table:table-cell>
          <table:table-cell table:style-name="ce325" office:value-type="float" office:value="25" calcext:value-type="float">
            <text:p>25</text:p>
          </table:table-cell>
          <table:table-cell table:number-columns-repeated="60"/>
        </table:table-row>
        <table:table-row table:style-name="ro2">
          <table:table-cell table:style-name="ce320" office:value-type="string" calcext:value-type="string">
            <text:p>BB Seguridade</text:p>
          </table:table-cell>
          <table:table-cell table:style-name="ce320" office:value-type="string" calcext:value-type="string">
            <text:p>Seguros</text:p>
          </table:table-cell>
          <table:table-cell table:style-name="ce324" office:value-type="float" office:value="2012" calcext:value-type="float">
            <text:p>2.012</text:p>
          </table:table-cell>
          <table:table-cell table:style-name="ce324" office:value-type="float" office:value="12" calcext:value-type="float">
            <text:p>12</text:p>
          </table:table-cell>
          <table:table-cell table:number-columns-repeated="60"/>
        </table:table-row>
        <table:table-row table:style-name="ro2">
          <table:table-cell table:style-name="ce321" office:value-type="string" calcext:value-type="string">
            <text:p>Sabesp</text:p>
          </table:table-cell>
          <table:table-cell table:style-name="ce321" office:value-type="string" calcext:value-type="string">
            <text:p>Saneamento</text:p>
          </table:table-cell>
          <table:table-cell table:style-name="ce325" office:value-type="float" office:value="1973" calcext:value-type="float">
            <text:p>1.973</text:p>
          </table:table-cell>
          <table:table-cell table:style-name="ce325" office:value-type="float" office:value="51" calcext:value-type="float">
            <text:p>51</text:p>
          </table:table-cell>
          <table:table-cell table:number-columns-repeated="60"/>
        </table:table-row>
        <table:table-row table:style-name="ro2">
          <table:table-cell table:style-name="ce320" office:value-type="string" calcext:value-type="string">
            <text:p>Totvs</text:p>
          </table:table-cell>
          <table:table-cell table:style-name="ce320" office:value-type="string" calcext:value-type="string">
            <text:p>Tecnologia</text:p>
          </table:table-cell>
          <table:table-cell table:style-name="ce324" office:value-type="float" office:value="1983" calcext:value-type="float">
            <text:p>1.983</text:p>
          </table:table-cell>
          <table:table-cell table:style-name="ce324" office:value-type="float" office:value="41" calcext:value-type="float">
            <text:p>41</text:p>
          </table:table-cell>
          <table:table-cell table:number-columns-repeated="60"/>
        </table:table-row>
        <table:table-row table:style-name="ro2">
          <table:table-cell table:style-name="ce321" office:value-type="string" calcext:value-type="string">
            <text:p>CEMIG</text:p>
          </table:table-cell>
          <table:table-cell table:style-name="ce321" office:value-type="string" calcext:value-type="string">
            <text:p>Energia</text:p>
          </table:table-cell>
          <table:table-cell table:style-name="ce325" office:value-type="float" office:value="1952" calcext:value-type="float">
            <text:p>1.952</text:p>
          </table:table-cell>
          <table:table-cell table:style-name="ce325" office:value-type="float" office:value="72" calcext:value-type="float">
            <text:p>72</text:p>
          </table:table-cell>
          <table:table-cell table:number-columns-repeated="60"/>
        </table:table-row>
        <table:table-row table:style-name="ro2">
          <table:table-cell table:style-name="ce320" office:value-type="string" calcext:value-type="string">
            <text:p>Eletrobras</text:p>
          </table:table-cell>
          <table:table-cell table:style-name="ce320" office:value-type="string" calcext:value-type="string">
            <text:p>Energia</text:p>
          </table:table-cell>
          <table:table-cell table:style-name="ce324" office:value-type="float" office:value="1962" calcext:value-type="float">
            <text:p>1.962</text:p>
          </table:table-cell>
          <table:table-cell table:style-name="ce324" office:value-type="float" office:value="62" calcext:value-type="float">
            <text:p>62</text:p>
          </table:table-cell>
          <table:table-cell table:number-columns-repeated="60"/>
        </table:table-row>
        <table:table-row table:style-name="ro2">
          <table:table-cell table:style-name="ce321" office:value-type="string" calcext:value-type="string">
            <text:p>Eneva</text:p>
          </table:table-cell>
          <table:table-cell table:style-name="ce321" office:value-type="string" calcext:value-type="string">
            <text:p>Energia</text:p>
          </table:table-cell>
          <table:table-cell table:style-name="ce325" office:value-type="float" office:value="2000" calcext:value-type="float">
            <text:p>2.000</text:p>
          </table:table-cell>
          <table:table-cell table:style-name="ce325" office:value-type="float" office:value="24" calcext:value-type="float">
            <text:p>24</text:p>
          </table:table-cell>
          <table:table-cell table:number-columns-repeated="60"/>
        </table:table-row>
        <table:table-row table:style-name="ro2">
          <table:table-cell table:style-name="ce320" office:value-type="string" calcext:value-type="string">
            <text:p>WEG</text:p>
          </table:table-cell>
          <table:table-cell table:style-name="ce320" office:value-type="string" calcext:value-type="string">
            <text:p>Tecnologia</text:p>
          </table:table-cell>
          <table:table-cell table:style-name="ce324" office:value-type="float" office:value="1961" calcext:value-type="float">
            <text:p>1.961</text:p>
          </table:table-cell>
          <table:table-cell table:style-name="ce324" office:value-type="float" office:value="63" calcext:value-type="float">
            <text:p>63</text:p>
          </table:table-cell>
          <table:table-cell table:number-columns-repeated="60"/>
        </table:table-row>
        <table:table-row table:style-name="ro2">
          <table:table-cell table:style-name="ce321" office:value-type="string" calcext:value-type="string">
            <text:p>SLC Agrícola</text:p>
          </table:table-cell>
          <table:table-cell table:style-name="ce321" office:value-type="string" calcext:value-type="string">
            <text:p>Agronegócio</text:p>
          </table:table-cell>
          <table:table-cell table:style-name="ce325" office:value-type="float" office:value="1977" calcext:value-type="float">
            <text:p>1.977</text:p>
          </table:table-cell>
          <table:table-cell table:style-name="ce325" office:value-type="float" office:value="47" calcext:value-type="float">
            <text:p>47</text:p>
          </table:table-cell>
          <table:table-cell table:number-columns-repeated="60"/>
        </table:table-row>
        <table:table-row table:style-name="ro2">
          <table:table-cell table:style-name="ce320" office:value-type="string" calcext:value-type="string">
            <text:p>ALOS3</text:p>
          </table:table-cell>
          <table:table-cell table:style-name="ce320" office:value-type="string" calcext:value-type="string">
            <text:p>Tecnologia</text:p>
          </table:table-cell>
          <table:table-cell table:style-name="ce324" office:value-type="float" office:value="2010" calcext:value-type="float">
            <text:p>2.010</text:p>
          </table:table-cell>
          <table:table-cell table:style-name="ce324" office:value-type="float" office:value="14" calcext:value-type="float">
            <text:p>14</text:p>
          </table:table-cell>
          <table:table-cell table:number-columns-repeated="60"/>
        </table:table-row>
        <table:table-row table:style-name="ro2">
          <table:table-cell table:style-name="ce321" office:value-type="string" calcext:value-type="string">
            <text:p>Grupo CCR</text:p>
          </table:table-cell>
          <table:table-cell table:style-name="ce321" office:value-type="string" calcext:value-type="string">
            <text:p>Infraestrutura</text:p>
          </table:table-cell>
          <table:table-cell table:style-name="ce325" office:value-type="float" office:value="1998" calcext:value-type="float">
            <text:p>1.998</text:p>
          </table:table-cell>
          <table:table-cell table:style-name="ce325" office:value-type="float" office:value="26" calcext:value-type="float">
            <text:p>26</text:p>
          </table:table-cell>
          <table:table-cell table:number-columns-repeated="60"/>
        </table:table-row>
        <table:table-row table:style-name="ro2">
          <table:table-cell table:style-name="ce320" office:value-type="string" calcext:value-type="string">
            <text:p>Cogna</text:p>
          </table:table-cell>
          <table:table-cell table:style-name="ce320" office:value-type="string" calcext:value-type="string">
            <text:p>Educação</text:p>
          </table:table-cell>
          <table:table-cell table:style-name="ce324" office:value-type="float" office:value="1963" calcext:value-type="float">
            <text:p>1.963</text:p>
          </table:table-cell>
          <table:table-cell table:style-name="ce324" office:value-type="float" office:value="61" calcext:value-type="float">
            <text:p>61</text:p>
          </table:table-cell>
          <table:table-cell table:number-columns-repeated="60"/>
        </table:table-row>
        <table:table-row table:style-name="ro2">
          <table:table-cell table:style-name="ce321" office:value-type="string" calcext:value-type="string">
            <text:p>Transmissão Paulista</text:p>
          </table:table-cell>
          <table:table-cell table:style-name="ce321" office:value-type="string" calcext:value-type="string">
            <text:p>Energia</text:p>
          </table:table-cell>
          <table:table-cell table:style-name="ce325" office:value-type="float" office:value="1999" calcext:value-type="float">
            <text:p>1.999</text:p>
          </table:table-cell>
          <table:table-cell table:style-name="ce325" office:value-type="float" office:value="25" calcext:value-type="float">
            <text:p>25</text:p>
          </table:table-cell>
          <table:table-cell table:number-columns-repeated="60"/>
        </table:table-row>
        <table:table-row table:style-name="ro2">
          <table:table-cell table:style-name="ce320" office:value-type="string" calcext:value-type="string">
            <text:p>Engie</text:p>
          </table:table-cell>
          <table:table-cell table:style-name="ce320" office:value-type="string" calcext:value-type="string">
            <text:p>Energia</text:p>
          </table:table-cell>
          <table:table-cell table:style-name="ce324" office:value-type="float" office:value="2008" calcext:value-type="float">
            <text:p>2.008</text:p>
          </table:table-cell>
          <table:table-cell table:style-name="ce324" office:value-type="float" office:value="16" calcext:value-type="float">
            <text:p>16</text:p>
          </table:table-cell>
          <table:table-cell table:number-columns-repeated="60"/>
        </table:table-row>
        <table:table-row table:style-name="ro2">
          <table:table-cell table:style-name="ce321" office:value-type="string" calcext:value-type="string">
            <text:p>Vibra Energia</text:p>
          </table:table-cell>
          <table:table-cell table:style-name="ce321" office:value-type="string" calcext:value-type="string">
            <text:p>Energia</text:p>
          </table:table-cell>
          <table:table-cell table:style-name="ce325" office:value-type="float" office:value="2018" calcext:value-type="float">
            <text:p>2.018</text:p>
          </table:table-cell>
          <table:table-cell table:style-name="ce325" office:value-type="float" office:value="6" calcext:value-type="float">
            <text:p>6</text:p>
          </table:table-cell>
          <table:table-cell table:number-columns-repeated="60"/>
        </table:table-row>
        <table:table-row table:style-name="ro2">
          <table:table-cell table:style-name="ce320" office:value-type="string" calcext:value-type="string">
            <text:p>IRB Brasil RE</text:p>
          </table:table-cell>
          <table:table-cell table:style-name="ce320" office:value-type="string" calcext:value-type="string">
            <text:p>Seguros</text:p>
          </table:table-cell>
          <table:table-cell table:style-name="ce324" office:value-type="float" office:value="1939" calcext:value-type="float">
            <text:p>1.939</text:p>
          </table:table-cell>
          <table:table-cell table:style-name="ce324" office:value-type="float" office:value="85" calcext:value-type="float">
            <text:p>85</text:p>
          </table:table-cell>
          <table:table-cell table:number-columns-repeated="60"/>
        </table:table-row>
        <table:table-row table:style-name="ro2">
          <table:table-cell table:style-name="ce321" office:value-type="string" calcext:value-type="string">
            <text:p>Eletrobras</text:p>
          </table:table-cell>
          <table:table-cell table:style-name="ce321" office:value-type="string" calcext:value-type="string">
            <text:p>Energia</text:p>
          </table:table-cell>
          <table:table-cell table:style-name="ce325" office:value-type="float" office:value="1962" calcext:value-type="float">
            <text:p>1.962</text:p>
          </table:table-cell>
          <table:table-cell table:style-name="ce325" office:value-type="float" office:value="62" calcext:value-type="float">
            <text:p>62</text:p>
          </table:table-cell>
          <table:table-cell table:number-columns-repeated="60"/>
        </table:table-row>
        <table:table-row table:style-name="ro2">
          <table:table-cell table:style-name="ce320" office:value-type="string" calcext:value-type="string">
            <text:p>Petz</text:p>
          </table:table-cell>
          <table:table-cell table:style-name="ce320" office:value-type="string" calcext:value-type="string">
            <text:p>Varejo Pet</text:p>
          </table:table-cell>
          <table:table-cell table:style-name="ce324" office:value-type="float" office:value="2002" calcext:value-type="float">
            <text:p>2.002</text:p>
          </table:table-cell>
          <table:table-cell table:style-name="ce324" office:value-type="float" office:value="22" calcext:value-type="float">
            <text:p>22</text:p>
          </table:table-cell>
          <table:table-cell table:number-columns-repeated="60"/>
        </table:table-row>
        <table:table-row table:style-name="ro2">
          <table:table-cell table:style-name="ce321" office:value-type="string" calcext:value-type="string">
            <text:p>EZTEC</text:p>
          </table:table-cell>
          <table:table-cell table:style-name="ce321" office:value-type="string" calcext:value-type="string">
            <text:p>Construção Civil</text:p>
          </table:table-cell>
          <table:table-cell table:style-name="ce325" office:value-type="float" office:value="1979" calcext:value-type="float">
            <text:p>1.979</text:p>
          </table:table-cell>
          <table:table-cell table:style-name="ce325" office:value-type="float" office:value="45" calcext:value-type="float">
            <text:p>45</text:p>
          </table:table-cell>
          <table:table-cell table:number-columns-repeated="60"/>
        </table:table-row>
        <table:table-row table:style-name="ro2">
          <table:table-cell table:style-name="ce320" office:value-type="string" calcext:value-type="string">
            <text:p>Fleury</text:p>
          </table:table-cell>
          <table:table-cell table:style-name="ce320" office:value-type="string" calcext:value-type="string">
            <text:p>Saúde</text:p>
          </table:table-cell>
          <table:table-cell table:style-name="ce324" office:value-type="float" office:value="1926" calcext:value-type="float">
            <text:p>1.926</text:p>
          </table:table-cell>
          <table:table-cell table:style-name="ce324" office:value-type="float" office:value="98" calcext:value-type="float">
            <text:p>98</text:p>
          </table:table-cell>
          <table:table-cell table:number-columns-repeated="60"/>
        </table:table-row>
        <table:table-row table:style-name="ro2">
          <table:table-cell table:style-name="ce321" office:value-type="string" calcext:value-type="string">
            <text:p>Grupo Soma</text:p>
          </table:table-cell>
          <table:table-cell table:style-name="ce321" office:value-type="string" calcext:value-type="string">
            <text:p>Tecnologia</text:p>
          </table:table-cell>
          <table:table-cell table:style-name="ce325" office:value-type="float" office:value="2010" calcext:value-type="float">
            <text:p>2.010</text:p>
          </table:table-cell>
          <table:table-cell table:style-name="ce325" office:value-type="float" office:value="14" calcext:value-type="float">
            <text:p>14</text:p>
          </table:table-cell>
          <table:table-cell table:number-columns-repeated="60"/>
        </table:table-row>
        <table:table-row table:style-name="ro2">
          <table:table-cell table:style-name="ce320" office:value-type="string" calcext:value-type="string">
            <text:p>Alpargatas</text:p>
          </table:table-cell>
          <table:table-cell table:style-name="ce320" office:value-type="string" calcext:value-type="string">
            <text:p>Calçados</text:p>
          </table:table-cell>
          <table:table-cell table:style-name="ce324" office:value-type="float" office:value="1907" calcext:value-type="float">
            <text:p>1.907</text:p>
          </table:table-cell>
          <table:table-cell table:style-name="ce324" office:value-type="float" office:value="117" calcext:value-type="float">
            <text:p>117</text:p>
          </table:table-cell>
          <table:table-cell table:number-columns-repeated="60"/>
        </table:table-row>
        <table:table-row table:style-name="ro2">
          <table:table-cell table:style-name="ce321" office:value-type="string" calcext:value-type="string">
            <text:p>Cyrela</text:p>
          </table:table-cell>
          <table:table-cell table:style-name="ce321" office:value-type="string" calcext:value-type="string">
            <text:p>Construção Civil</text:p>
          </table:table-cell>
          <table:table-cell table:style-name="ce325" office:value-type="float" office:value="1962" calcext:value-type="float">
            <text:p>1.962</text:p>
          </table:table-cell>
          <table:table-cell table:style-name="ce325" office:value-type="float" office:value="62" calcext:value-type="float">
            <text:p>62</text:p>
          </table:table-cell>
          <table:table-cell table:number-columns-repeated="60"/>
        </table:table-row>
        <table:table-row table:style-name="ro2">
          <table:table-cell table:style-name="ce320" office:value-type="string" calcext:value-type="string">
            <text:p>Embraer</text:p>
          </table:table-cell>
          <table:table-cell table:style-name="ce320" office:value-type="string" calcext:value-type="string">
            <text:p>Aeronáutica</text:p>
          </table:table-cell>
          <table:table-cell table:style-name="ce324" office:value-type="float" office:value="1969" calcext:value-type="float">
            <text:p>1.969</text:p>
          </table:table-cell>
          <table:table-cell table:style-name="ce324" office:value-type="float" office:value="55" calcext:value-type="float">
            <text:p>55</text:p>
          </table:table-cell>
          <table:table-cell table:number-columns-repeated="60"/>
        </table:table-row>
        <table:table-row table:style-name="ro2">
          <table:table-cell table:style-name="ce321" office:value-type="string" calcext:value-type="string">
            <text:p>Natura</text:p>
          </table:table-cell>
          <table:table-cell table:style-name="ce321" office:value-type="string" calcext:value-type="string">
            <text:p>Cosméticos</text:p>
          </table:table-cell>
          <table:table-cell table:style-name="ce325" office:value-type="float" office:value="1969" calcext:value-type="float">
            <text:p>1.969</text:p>
          </table:table-cell>
          <table:table-cell table:style-name="ce325" office:value-type="float" office:value="55" calcext:value-type="float">
            <text:p>55</text:p>
          </table:table-cell>
          <table:table-cell table:number-columns-repeated="60"/>
        </table:table-row>
        <table:table-row table:style-name="ro2">
          <table:table-cell table:style-name="ce320" office:value-type="string" calcext:value-type="string">
            <text:p>Assaí</text:p>
          </table:table-cell>
          <table:table-cell table:style-name="ce320" office:value-type="string" calcext:value-type="string">
            <text:p>Varejo Alimentício</text:p>
          </table:table-cell>
          <table:table-cell table:style-name="ce324" office:value-type="float" office:value="1974" calcext:value-type="float">
            <text:p>1.974</text:p>
          </table:table-cell>
          <table:table-cell table:style-name="ce324" office:value-type="float" office:value="50" calcext:value-type="float">
            <text:p>50</text:p>
          </table:table-cell>
          <table:table-cell table:number-columns-repeated="60"/>
        </table:table-row>
        <table:table-row table:style-name="ro2">
          <table:table-cell table:style-name="ce321" office:value-type="string" calcext:value-type="string">
            <text:p>B3</text:p>
          </table:table-cell>
          <table:table-cell table:style-name="ce321" office:value-type="string" calcext:value-type="string">
            <text:p>Serviços Financeiros</text:p>
          </table:table-cell>
          <table:table-cell table:style-name="ce325" office:value-type="float" office:value="2008" calcext:value-type="float">
            <text:p>2.008</text:p>
          </table:table-cell>
          <table:table-cell table:style-name="ce325" office:value-type="float" office:value="16" calcext:value-type="float">
            <text:p>16</text:p>
          </table:table-cell>
          <table:table-cell table:number-columns-repeated="60"/>
        </table:table-row>
        <table:table-row table:style-name="ro2">
          <table:table-cell table:style-name="ce320" office:value-type="string" calcext:value-type="string">
            <text:p>Hypera</text:p>
          </table:table-cell>
          <table:table-cell table:style-name="ce320" office:value-type="string" calcext:value-type="string">
            <text:p>Farmacêutico</text:p>
          </table:table-cell>
          <table:table-cell table:style-name="ce324" office:value-type="float" office:value="2001" calcext:value-type="float">
            <text:p>2.001</text:p>
          </table:table-cell>
          <table:table-cell table:style-name="ce324" office:value-type="float" office:value="23" calcext:value-type="float">
            <text:p>23</text:p>
          </table:table-cell>
          <table:table-cell table:number-columns-repeated="60"/>
        </table:table-row>
        <table:table-row table:style-name="ro2">
          <table:table-cell table:style-name="ce321" office:value-type="string" calcext:value-type="string">
            <text:p>São Martinho</text:p>
          </table:table-cell>
          <table:table-cell table:style-name="ce321" office:value-type="string" calcext:value-type="string">
            <text:p>Açúcar e Álcool</text:p>
          </table:table-cell>
          <table:table-cell table:style-name="ce325" office:value-type="float" office:value="1937" calcext:value-type="float">
            <text:p>1.937</text:p>
          </table:table-cell>
          <table:table-cell table:style-name="ce325" office:value-type="float" office:value="87" calcext:value-type="float">
            <text:p>87</text:p>
          </table:table-cell>
          <table:table-cell table:number-columns-repeated="60"/>
        </table:table-row>
        <table:table-row table:style-name="ro2">
          <table:table-cell table:style-name="ce320" office:value-type="string" calcext:value-type="string">
            <text:p>Hapvida</text:p>
          </table:table-cell>
          <table:table-cell table:style-name="ce320" office:value-type="string" calcext:value-type="string">
            <text:p>Saúde</text:p>
          </table:table-cell>
          <table:table-cell table:style-name="ce324" office:value-type="float" office:value="1979" calcext:value-type="float">
            <text:p>1.979</text:p>
          </table:table-cell>
          <table:table-cell table:style-name="ce324" office:value-type="float" office:value="45" calcext:value-type="float">
            <text:p>45</text:p>
          </table:table-cell>
          <table:table-cell table:number-columns-repeated="60"/>
        </table:table-row>
        <table:table-row table:style-name="ro2">
          <table:table-cell table:style-name="ce321" office:value-type="string" calcext:value-type="string">
            <text:p>Lojas Renner</text:p>
          </table:table-cell>
          <table:table-cell table:style-name="ce321" office:value-type="string" calcext:value-type="string">
            <text:p>Varejo</text:p>
          </table:table-cell>
          <table:table-cell table:style-name="ce325" office:value-type="float" office:value="1965" calcext:value-type="float">
            <text:p>1.965</text:p>
          </table:table-cell>
          <table:table-cell table:style-name="ce325" office:value-type="float" office:value="59" calcext:value-type="float">
            <text:p>59</text:p>
          </table:table-cell>
          <table:table-cell table:number-columns-repeated="60"/>
        </table:table-row>
        <table:table-row table:style-name="ro2">
          <table:table-cell table:style-name="ce320" office:value-type="string" calcext:value-type="string">
            <text:p>Carrefour Brasil</text:p>
          </table:table-cell>
          <table:table-cell table:style-name="ce320" office:value-type="string" calcext:value-type="string">
            <text:p>Varejo</text:p>
          </table:table-cell>
          <table:table-cell table:style-name="ce324" office:value-type="float" office:value="1975" calcext:value-type="float">
            <text:p>1.975</text:p>
          </table:table-cell>
          <table:table-cell table:style-name="ce324" office:value-type="float" office:value="49" calcext:value-type="float">
            <text:p>49</text:p>
          </table:table-cell>
          <table:table-cell table:number-columns-repeated="60"/>
        </table:table-row>
        <table:table-row table:style-name="ro2">
          <table:table-cell table:style-name="ce321" office:value-type="string" calcext:value-type="string">
            <text:p>Casas Bahia</text:p>
          </table:table-cell>
          <table:table-cell table:style-name="ce321" office:value-type="string" calcext:value-type="string">
            <text:p>Varejo</text:p>
          </table:table-cell>
          <table:table-cell table:style-name="ce325" office:value-type="float" office:value="1952" calcext:value-type="float">
            <text:p>1.952</text:p>
          </table:table-cell>
          <table:table-cell table:style-name="ce325" office:value-type="float" office:value="72" calcext:value-type="float">
            <text:p>72</text:p>
          </table:table-cell>
          <table:table-cell table:number-columns-repeated="60"/>
        </table:table-row>
        <table:table-row table:style-name="ro2">
          <table:table-cell table:style-name="ce320" office:value-type="string" calcext:value-type="string">
            <text:p>Localiza</text:p>
          </table:table-cell>
          <table:table-cell table:style-name="ce320" office:value-type="string" calcext:value-type="string">
            <text:p>Aluguel de Carros</text:p>
          </table:table-cell>
          <table:table-cell table:style-name="ce324" office:value-type="float" office:value="1973" calcext:value-type="float">
            <text:p>1.973</text:p>
          </table:table-cell>
          <table:table-cell table:style-name="ce324" office:value-type="float" office:value="51" calcext:value-type="float">
            <text:p>51</text:p>
          </table:table-cell>
          <table:table-cell table:number-columns-repeated="60"/>
        </table:table-row>
        <table:table-row table:style-name="ro2">
          <table:table-cell table:style-name="ce321" office:value-type="string" calcext:value-type="string">
            <text:p>CVC</text:p>
          </table:table-cell>
          <table:table-cell table:style-name="ce321" office:value-type="string" calcext:value-type="string">
            <text:p>Turismo</text:p>
          </table:table-cell>
          <table:table-cell table:style-name="ce325" office:value-type="float" office:value="1972" calcext:value-type="float">
            <text:p>1.972</text:p>
          </table:table-cell>
          <table:table-cell table:style-name="ce325" office:value-type="float" office:value="52" calcext:value-type="float">
            <text:p>52</text:p>
          </table:table-cell>
          <table:table-cell table:number-columns-repeated="60"/>
        </table:table-row>
        <table:table-row table:style-name="ro2">
          <table:table-cell table:style-name="ce320" office:value-type="string" calcext:value-type="string">
            <text:p>GOL</text:p>
          </table:table-cell>
          <table:table-cell table:style-name="ce320" office:value-type="string" calcext:value-type="string">
            <text:p>Transporte Aéreo</text:p>
          </table:table-cell>
          <table:table-cell table:style-name="ce324" office:value-type="float" office:value="2001" calcext:value-type="float">
            <text:p>2.001</text:p>
          </table:table-cell>
          <table:table-cell table:style-name="ce324" office:value-type="float" office:value="23" calcext:value-type="float">
            <text:p>23</text:p>
          </table:table-cell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1">
          <table:table-cell table:style-name="ce322" table:number-columns-repeated="2"/>
          <table:table-cell table:style-name="ce326" table:number-columns-repeated="2"/>
          <table:table-cell table:number-columns-repeated="60"/>
        </table:table-row>
        <table:table-row table:style-name="ro1">
          <table:table-cell table:style-name="ce323" table:number-columns-repeated="2"/>
          <table:table-cell table:style-name="ce327" table:number-columns-repeated="2"/>
          <table:table-cell table:number-columns-repeated="60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Total_de_acoes" table:style-name="ta3">
        <table:table-column table:style-name="co23" table:default-cell-style-name="Default"/>
        <table:table-column table:style-name="co24" table:default-cell-style-name="Default"/>
        <table:table-column table:style-name="co20" table:number-columns-repeated="62" table:default-cell-style-name="Default"/>
        <table:table-row table:style-name="ro1">
          <table:table-cell table:style-name="ce328" office:value-type="string" calcext:value-type="string">
            <text:p>Código</text:p>
          </table:table-cell>
          <table:table-cell table:style-name="ce312" office:value-type="string" calcext:value-type="string">
            <text:p>Qtde. Teórica</text:p>
          </table:table-cell>
          <table:table-cell table:number-columns-repeated="62"/>
        </table:table-row>
        <table:table-row table:style-name="ro2">
          <table:table-cell table:style-name="ce329" office:value-type="string" calcext:value-type="string">
            <text:p>RRRP3</text:p>
          </table:table-cell>
          <table:table-cell table:style-name="ce320" office:value-type="float" office:value="235665566" calcext:value-type="float">
            <text:p>235.665.566,00</text:p>
          </table:table-cell>
          <table:table-cell table:number-columns-repeated="62"/>
        </table:table-row>
        <table:table-row table:style-name="ro2">
          <table:table-cell table:style-name="ce330" office:value-type="string" calcext:value-type="string">
            <text:p>ALOS3</text:p>
          </table:table-cell>
          <table:table-cell table:style-name="ce321" office:value-type="float" office:value="532616595" calcext:value-type="float">
            <text:p>532.616.595,00</text:p>
          </table:table-cell>
          <table:table-cell table:number-columns-repeated="62"/>
        </table:table-row>
        <table:table-row table:style-name="ro2">
          <table:table-cell table:style-name="ce329" office:value-type="string" calcext:value-type="string">
            <text:p>ALPA4</text:p>
          </table:table-cell>
          <table:table-cell table:style-name="ce320" office:value-type="float" office:value="176733968" calcext:value-type="float">
            <text:p>176.733.968,00</text:p>
          </table:table-cell>
          <table:table-cell table:number-columns-repeated="62"/>
        </table:table-row>
        <table:table-row table:style-name="ro2">
          <table:table-cell table:style-name="ce330" office:value-type="string" calcext:value-type="string">
            <text:p>ABEV3</text:p>
          </table:table-cell>
          <table:table-cell table:style-name="ce321" office:value-type="float" office:value="4394245879" calcext:value-type="float">
            <text:p>4.394.245.879,00</text:p>
          </table:table-cell>
          <table:table-cell table:number-columns-repeated="62"/>
        </table:table-row>
        <table:table-row table:style-name="ro2">
          <table:table-cell table:style-name="ce329" office:value-type="string" calcext:value-type="string">
            <text:p>ARZZ3</text:p>
          </table:table-cell>
          <table:table-cell table:style-name="ce320" office:value-type="float" office:value="62305891" calcext:value-type="float">
            <text:p>62.305.891,00</text:p>
          </table:table-cell>
          <table:table-cell table:number-columns-repeated="62"/>
        </table:table-row>
        <table:table-row table:style-name="ro2">
          <table:table-cell table:style-name="ce330" office:value-type="string" calcext:value-type="string">
            <text:p>ASAI3</text:p>
          </table:table-cell>
          <table:table-cell table:style-name="ce321" office:value-type="float" office:value="1349217892" calcext:value-type="float">
            <text:p>1.349.217.892,00</text:p>
          </table:table-cell>
          <table:table-cell table:number-columns-repeated="62"/>
        </table:table-row>
        <table:table-row table:style-name="ro2">
          <table:table-cell table:style-name="ce329" office:value-type="string" calcext:value-type="string">
            <text:p>AZUL4</text:p>
          </table:table-cell>
          <table:table-cell table:style-name="ce320" office:value-type="float" office:value="327593725" calcext:value-type="float">
            <text:p>327.593.725,00</text:p>
          </table:table-cell>
          <table:table-cell table:number-columns-repeated="62"/>
        </table:table-row>
        <table:table-row table:style-name="ro2">
          <table:table-cell table:style-name="ce330" office:value-type="string" calcext:value-type="string">
            <text:p>B3SA3</text:p>
          </table:table-cell>
          <table:table-cell table:style-name="ce321" office:value-type="float" office:value="5602790110" calcext:value-type="float">
            <text:p>5.602.790.110,00</text:p>
          </table:table-cell>
          <table:table-cell table:number-columns-repeated="62"/>
        </table:table-row>
        <table:table-row table:style-name="ro2">
          <table:table-cell table:style-name="ce329" office:value-type="string" calcext:value-type="string">
            <text:p>BBSE3</text:p>
          </table:table-cell>
          <table:table-cell table:style-name="ce320" office:value-type="float" office:value="671750768" calcext:value-type="float">
            <text:p>671.750.768,00</text:p>
          </table:table-cell>
          <table:table-cell table:number-columns-repeated="62"/>
        </table:table-row>
        <table:table-row table:style-name="ro2">
          <table:table-cell table:style-name="ce330" office:value-type="string" calcext:value-type="string">
            <text:p>BBDC3</text:p>
          </table:table-cell>
          <table:table-cell table:style-name="ce321" office:value-type="float" office:value="1500728902" calcext:value-type="float">
            <text:p>1.500.728.902,00</text:p>
          </table:table-cell>
          <table:table-cell table:number-columns-repeated="62"/>
        </table:table-row>
        <table:table-row table:style-name="ro2">
          <table:table-cell table:style-name="ce329" office:value-type="string" calcext:value-type="string">
            <text:p>BBDC4</text:p>
          </table:table-cell>
          <table:table-cell table:style-name="ce320" office:value-type="float" office:value="5146576868" calcext:value-type="float">
            <text:p>5.146.576.868,00</text:p>
          </table:table-cell>
          <table:table-cell table:number-columns-repeated="62"/>
        </table:table-row>
        <table:table-row table:style-name="ro2">
          <table:table-cell table:style-name="ce330" office:value-type="string" calcext:value-type="string">
            <text:p>BRAP4</text:p>
          </table:table-cell>
          <table:table-cell table:style-name="ce321" office:value-type="float" office:value="251003438" calcext:value-type="float">
            <text:p>251.003.438,00</text:p>
          </table:table-cell>
          <table:table-cell table:number-columns-repeated="62"/>
        </table:table-row>
        <table:table-row table:style-name="ro2">
          <table:table-cell table:style-name="ce329" office:value-type="string" calcext:value-type="string">
            <text:p>BBAS3</text:p>
          </table:table-cell>
          <table:table-cell table:style-name="ce320" office:value-type="float" office:value="1420949112" calcext:value-type="float">
            <text:p>1.420.949.112,00</text:p>
          </table:table-cell>
          <table:table-cell table:number-columns-repeated="62"/>
        </table:table-row>
        <table:table-row table:style-name="ro2">
          <table:table-cell table:style-name="ce330" office:value-type="string" calcext:value-type="string">
            <text:p>BRKM5</text:p>
          </table:table-cell>
          <table:table-cell table:style-name="ce321" office:value-type="float" office:value="265877867" calcext:value-type="float">
            <text:p>265.877.867,00</text:p>
          </table:table-cell>
          <table:table-cell table:number-columns-repeated="62"/>
        </table:table-row>
        <table:table-row table:style-name="ro2">
          <table:table-cell table:style-name="ce329" office:value-type="string" calcext:value-type="string">
            <text:p>BRFS3</text:p>
          </table:table-cell>
          <table:table-cell table:style-name="ce320" office:value-type="float" office:value="1677525446" calcext:value-type="float">
            <text:p>1.677.525.446,00</text:p>
          </table:table-cell>
          <table:table-cell table:number-columns-repeated="62"/>
        </table:table-row>
        <table:table-row table:style-name="ro2">
          <table:table-cell table:style-name="ce330" office:value-type="string" calcext:value-type="string">
            <text:p>BPAC11</text:p>
          </table:table-cell>
          <table:table-cell table:style-name="ce321" office:value-type="float" office:value="1150645866" calcext:value-type="float">
            <text:p>1.150.645.866,00</text:p>
          </table:table-cell>
          <table:table-cell table:number-columns-repeated="62"/>
        </table:table-row>
        <table:table-row table:style-name="ro2">
          <table:table-cell table:style-name="ce329" office:value-type="string" calcext:value-type="string">
            <text:p>CRFB3</text:p>
          </table:table-cell>
          <table:table-cell table:style-name="ce320" office:value-type="float" office:value="533990587" calcext:value-type="float">
            <text:p>533.990.587,00</text:p>
          </table:table-cell>
          <table:table-cell table:number-columns-repeated="62"/>
        </table:table-row>
        <table:table-row table:style-name="ro2">
          <table:table-cell table:style-name="ce330" office:value-type="string" calcext:value-type="string">
            <text:p>BHIA3</text:p>
          </table:table-cell>
          <table:table-cell table:style-name="ce321" office:value-type="float" office:value="94843047" calcext:value-type="float">
            <text:p>94.843.047,00</text:p>
          </table:table-cell>
          <table:table-cell table:number-columns-repeated="62"/>
        </table:table-row>
        <table:table-row table:style-name="ro2">
          <table:table-cell table:style-name="ce329" office:value-type="string" calcext:value-type="string">
            <text:p>CCRO3</text:p>
          </table:table-cell>
          <table:table-cell table:style-name="ce320" office:value-type="float" office:value="995335937" calcext:value-type="float">
            <text:p>995.335.937,00</text:p>
          </table:table-cell>
          <table:table-cell table:number-columns-repeated="62"/>
        </table:table-row>
        <table:table-row table:style-name="ro2">
          <table:table-cell table:style-name="ce330" office:value-type="string" calcext:value-type="string">
            <text:p>CMIG4</text:p>
          </table:table-cell>
          <table:table-cell table:style-name="ce321" office:value-type="float" office:value="1437415777" calcext:value-type="float">
            <text:p>1.437.415.777,00</text:p>
          </table:table-cell>
          <table:table-cell table:number-columns-repeated="62"/>
        </table:table-row>
        <table:table-row table:style-name="ro2">
          <table:table-cell table:style-name="ce329" office:value-type="string" calcext:value-type="string">
            <text:p>CIEL3</text:p>
          </table:table-cell>
          <table:table-cell table:style-name="ce320" office:value-type="float" office:value="1095462329" calcext:value-type="float">
            <text:p>1.095.462.329,00</text:p>
          </table:table-cell>
          <table:table-cell table:number-columns-repeated="62"/>
        </table:table-row>
        <table:table-row table:style-name="ro2">
          <table:table-cell table:style-name="ce330" office:value-type="string" calcext:value-type="string">
            <text:p>COGN3</text:p>
          </table:table-cell>
          <table:table-cell table:style-name="ce321" office:value-type="float" office:value="1814920980" calcext:value-type="float">
            <text:p>1.814.920.980,00</text:p>
          </table:table-cell>
          <table:table-cell table:number-columns-repeated="62"/>
        </table:table-row>
        <table:table-row table:style-name="ro2">
          <table:table-cell table:style-name="ce329" office:value-type="string" calcext:value-type="string">
            <text:p>CPLE6</text:p>
          </table:table-cell>
          <table:table-cell table:style-name="ce320" office:value-type="float" office:value="1679335290" calcext:value-type="float">
            <text:p>1.679.335.290,00</text:p>
          </table:table-cell>
          <table:table-cell table:number-columns-repeated="62"/>
        </table:table-row>
        <table:table-row table:style-name="ro2">
          <table:table-cell table:style-name="ce330" office:value-type="string" calcext:value-type="string">
            <text:p>CSAN3</text:p>
          </table:table-cell>
          <table:table-cell table:style-name="ce321" office:value-type="float" office:value="1168097881" calcext:value-type="float">
            <text:p>1.168.097.881,00</text:p>
          </table:table-cell>
          <table:table-cell table:number-columns-repeated="62"/>
        </table:table-row>
        <table:table-row table:style-name="ro2">
          <table:table-cell table:style-name="ce329" office:value-type="string" calcext:value-type="string">
            <text:p>CPFE3</text:p>
          </table:table-cell>
          <table:table-cell table:style-name="ce320" office:value-type="float" office:value="187732538" calcext:value-type="float">
            <text:p>187.732.538,00</text:p>
          </table:table-cell>
          <table:table-cell table:number-columns-repeated="62"/>
        </table:table-row>
        <table:table-row table:style-name="ro2">
          <table:table-cell table:style-name="ce330" office:value-type="string" calcext:value-type="string">
            <text:p>CMIN3</text:p>
          </table:table-cell>
          <table:table-cell table:style-name="ce321" office:value-type="float" office:value="1110559345" calcext:value-type="float">
            <text:p>1.110.559.345,00</text:p>
          </table:table-cell>
          <table:table-cell table:number-columns-repeated="62"/>
        </table:table-row>
        <table:table-row table:style-name="ro2">
          <table:table-cell table:style-name="ce329" office:value-type="string" calcext:value-type="string">
            <text:p>CVCB3</text:p>
          </table:table-cell>
          <table:table-cell table:style-name="ce320" office:value-type="float" office:value="525582771" calcext:value-type="float">
            <text:p>525.582.771,00</text:p>
          </table:table-cell>
          <table:table-cell table:number-columns-repeated="62"/>
        </table:table-row>
        <table:table-row table:style-name="ro2">
          <table:table-cell table:style-name="ce330" office:value-type="string" calcext:value-type="string">
            <text:p>CYRE3</text:p>
          </table:table-cell>
          <table:table-cell table:style-name="ce321" office:value-type="float" office:value="265784616" calcext:value-type="float">
            <text:p>265.784.616,00</text:p>
          </table:table-cell>
          <table:table-cell table:number-columns-repeated="62"/>
        </table:table-row>
        <table:table-row table:style-name="ro2">
          <table:table-cell table:style-name="ce329" office:value-type="string" calcext:value-type="string">
            <text:p>DXCO3</text:p>
          </table:table-cell>
          <table:table-cell table:style-name="ce320" office:value-type="float" office:value="302768240" calcext:value-type="float">
            <text:p>302.768.240,00</text:p>
          </table:table-cell>
          <table:table-cell table:number-columns-repeated="62"/>
        </table:table-row>
        <table:table-row table:style-name="ro2">
          <table:table-cell table:style-name="ce330" office:value-type="string" calcext:value-type="string">
            <text:p>ELET3</text:p>
          </table:table-cell>
          <table:table-cell table:style-name="ce321" office:value-type="float" office:value="1980568384" calcext:value-type="float">
            <text:p>1.980.568.384,00</text:p>
          </table:table-cell>
          <table:table-cell table:number-columns-repeated="62"/>
        </table:table-row>
        <table:table-row table:style-name="ro2">
          <table:table-cell table:style-name="ce329" office:value-type="string" calcext:value-type="string">
            <text:p>ELET6</text:p>
          </table:table-cell>
          <table:table-cell table:style-name="ce320" office:value-type="float" office:value="268544014" calcext:value-type="float">
            <text:p>268.544.014,00</text:p>
          </table:table-cell>
          <table:table-cell table:number-columns-repeated="62"/>
        </table:table-row>
        <table:table-row table:style-name="ro2">
          <table:table-cell table:style-name="ce330" office:value-type="string" calcext:value-type="string">
            <text:p>EMBR3</text:p>
          </table:table-cell>
          <table:table-cell table:style-name="ce321" office:value-type="float" office:value="734632705" calcext:value-type="float">
            <text:p>734.632.705,00</text:p>
          </table:table-cell>
          <table:table-cell table:number-columns-repeated="62"/>
        </table:table-row>
        <table:table-row table:style-name="ro2">
          <table:table-cell table:style-name="ce329" office:value-type="string" calcext:value-type="string">
            <text:p>ENGI11</text:p>
          </table:table-cell>
          <table:table-cell table:style-name="ce320" office:value-type="float" office:value="290386402" calcext:value-type="float">
            <text:p>290.386.402,00</text:p>
          </table:table-cell>
          <table:table-cell table:number-columns-repeated="62"/>
        </table:table-row>
        <table:table-row table:style-name="ro2">
          <table:table-cell table:style-name="ce330" office:value-type="string" calcext:value-type="string">
            <text:p>ENEV3</text:p>
          </table:table-cell>
          <table:table-cell table:style-name="ce321" office:value-type="float" office:value="1579130168" calcext:value-type="float">
            <text:p>1.579.130.168,00</text:p>
          </table:table-cell>
          <table:table-cell table:number-columns-repeated="62"/>
        </table:table-row>
        <table:table-row table:style-name="ro2">
          <table:table-cell table:style-name="ce329" office:value-type="string" calcext:value-type="string">
            <text:p>EGIE3</text:p>
          </table:table-cell>
          <table:table-cell table:style-name="ce320" office:value-type="float" office:value="255236961" calcext:value-type="float">
            <text:p>255.236.961,00</text:p>
          </table:table-cell>
          <table:table-cell table:number-columns-repeated="62"/>
        </table:table-row>
        <table:table-row table:style-name="ro2">
          <table:table-cell table:style-name="ce330" office:value-type="string" calcext:value-type="string">
            <text:p>EQTL3</text:p>
          </table:table-cell>
          <table:table-cell table:style-name="ce321" office:value-type="float" office:value="1095587251" calcext:value-type="float">
            <text:p>1.095.587.251,00</text:p>
          </table:table-cell>
          <table:table-cell table:number-columns-repeated="62"/>
        </table:table-row>
        <table:table-row table:style-name="ro2">
          <table:table-cell table:style-name="ce329" office:value-type="string" calcext:value-type="string">
            <text:p>EZTC3</text:p>
          </table:table-cell>
          <table:table-cell table:style-name="ce320" office:value-type="float" office:value="91514307" calcext:value-type="float">
            <text:p>91.514.307,00</text:p>
          </table:table-cell>
          <table:table-cell table:number-columns-repeated="62"/>
        </table:table-row>
        <table:table-row table:style-name="ro2">
          <table:table-cell table:style-name="ce330" office:value-type="string" calcext:value-type="string">
            <text:p>FLRY3</text:p>
          </table:table-cell>
          <table:table-cell table:style-name="ce321" office:value-type="float" office:value="240822651" calcext:value-type="float">
            <text:p>240.822.651,00</text:p>
          </table:table-cell>
          <table:table-cell table:number-columns-repeated="62"/>
        </table:table-row>
        <table:table-row table:style-name="ro2">
          <table:table-cell table:style-name="ce329" office:value-type="string" calcext:value-type="string">
            <text:p>GGBR4</text:p>
          </table:table-cell>
          <table:table-cell table:style-name="ce320" office:value-type="float" office:value="1118525506" calcext:value-type="float">
            <text:p>1.118.525.506,00</text:p>
          </table:table-cell>
          <table:table-cell table:number-columns-repeated="62"/>
        </table:table-row>
        <table:table-row table:style-name="ro2">
          <table:table-cell table:style-name="ce330" office:value-type="string" calcext:value-type="string">
            <text:p>GOAU4</text:p>
          </table:table-cell>
          <table:table-cell table:style-name="ce321" office:value-type="float" office:value="660411219" calcext:value-type="float">
            <text:p>660.411.219,00</text:p>
          </table:table-cell>
          <table:table-cell table:number-columns-repeated="62"/>
        </table:table-row>
        <table:table-row table:style-name="ro2">
          <table:table-cell table:style-name="ce329" office:value-type="string" calcext:value-type="string">
            <text:p>GOLL4</text:p>
          </table:table-cell>
          <table:table-cell table:style-name="ce320" office:value-type="float" office:value="198184909" calcext:value-type="float">
            <text:p>198.184.909,00</text:p>
          </table:table-cell>
          <table:table-cell table:number-columns-repeated="62"/>
        </table:table-row>
        <table:table-row table:style-name="ro2">
          <table:table-cell table:style-name="ce330" office:value-type="string" calcext:value-type="string">
            <text:p>NTCO3</text:p>
          </table:table-cell>
          <table:table-cell table:style-name="ce321" office:value-type="float" office:value="846244302" calcext:value-type="float">
            <text:p>846.244.302,00</text:p>
          </table:table-cell>
          <table:table-cell table:number-columns-repeated="62"/>
        </table:table-row>
        <table:table-row table:style-name="ro2">
          <table:table-cell table:style-name="ce329" office:value-type="string" calcext:value-type="string">
            <text:p>SOMA3</text:p>
          </table:table-cell>
          <table:table-cell table:style-name="ce320" office:value-type="float" office:value="496029967" calcext:value-type="float">
            <text:p>496.029.967,00</text:p>
          </table:table-cell>
          <table:table-cell table:number-columns-repeated="62"/>
        </table:table-row>
        <table:table-row table:style-name="ro2">
          <table:table-cell table:style-name="ce330" office:value-type="string" calcext:value-type="string">
            <text:p>HAPV3</text:p>
          </table:table-cell>
          <table:table-cell table:style-name="ce321" office:value-type="float" office:value="4394332306" calcext:value-type="float">
            <text:p>4.394.332.306,00</text:p>
          </table:table-cell>
          <table:table-cell table:number-columns-repeated="62"/>
        </table:table-row>
        <table:table-row table:style-name="ro2">
          <table:table-cell table:style-name="ce329" office:value-type="string" calcext:value-type="string">
            <text:p>HYPE3</text:p>
          </table:table-cell>
          <table:table-cell table:style-name="ce320" office:value-type="float" office:value="409490388" calcext:value-type="float">
            <text:p>409.490.388,00</text:p>
          </table:table-cell>
          <table:table-cell table:number-columns-repeated="62"/>
        </table:table-row>
        <table:table-row table:style-name="ro2">
          <table:table-cell table:style-name="ce330" office:value-type="string" calcext:value-type="string">
            <text:p>IGTI11</text:p>
          </table:table-cell>
          <table:table-cell table:style-name="ce321" office:value-type="float" office:value="217622138" calcext:value-type="float">
            <text:p>217.622.138,00</text:p>
          </table:table-cell>
          <table:table-cell table:number-columns-repeated="62"/>
        </table:table-row>
        <table:table-row table:style-name="ro2">
          <table:table-cell table:style-name="ce329" office:value-type="string" calcext:value-type="string">
            <text:p>IRBR3</text:p>
          </table:table-cell>
          <table:table-cell table:style-name="ce320" office:value-type="float" office:value="81838843" calcext:value-type="float">
            <text:p>81.838.843,00</text:p>
          </table:table-cell>
          <table:table-cell table:number-columns-repeated="62"/>
        </table:table-row>
        <table:table-row table:style-name="ro2">
          <table:table-cell table:style-name="ce330" office:value-type="string" calcext:value-type="string">
            <text:p>ITSA4</text:p>
          </table:table-cell>
          <table:table-cell table:style-name="ce321" office:value-type="float" office:value="5372783971" calcext:value-type="float">
            <text:p>5.372.783.971,00</text:p>
          </table:table-cell>
          <table:table-cell table:number-columns-repeated="62"/>
        </table:table-row>
        <table:table-row table:style-name="ro2">
          <table:table-cell table:style-name="ce329" office:value-type="string" calcext:value-type="string">
            <text:p>ITUB4</text:p>
          </table:table-cell>
          <table:table-cell table:style-name="ce320" office:value-type="float" office:value="4801593832" calcext:value-type="float">
            <text:p>4.801.593.832,00</text:p>
          </table:table-cell>
          <table:table-cell table:number-columns-repeated="62"/>
        </table:table-row>
        <table:table-row table:style-name="ro2">
          <table:table-cell table:style-name="ce330" office:value-type="string" calcext:value-type="string">
            <text:p>JBSS3</text:p>
          </table:table-cell>
          <table:table-cell table:style-name="ce321" office:value-type="float" office:value="1134986472" calcext:value-type="float">
            <text:p>1.134.986.472,00</text:p>
          </table:table-cell>
          <table:table-cell table:number-columns-repeated="62"/>
        </table:table-row>
        <table:table-row table:style-name="ro2">
          <table:table-cell table:style-name="ce329" office:value-type="string" calcext:value-type="string">
            <text:p>KLBN11</text:p>
          </table:table-cell>
          <table:table-cell table:style-name="ce320" office:value-type="float" office:value="706747385" calcext:value-type="float">
            <text:p>706.747.385,00</text:p>
          </table:table-cell>
          <table:table-cell table:number-columns-repeated="62"/>
        </table:table-row>
        <table:table-row table:style-name="ro2">
          <table:table-cell table:style-name="ce330" office:value-type="string" calcext:value-type="string">
            <text:p>RENT3</text:p>
          </table:table-cell>
          <table:table-cell table:style-name="ce321" office:value-type="float" office:value="853202347" calcext:value-type="float">
            <text:p>853.202.347,00</text:p>
          </table:table-cell>
          <table:table-cell table:number-columns-repeated="62"/>
        </table:table-row>
        <table:table-row table:style-name="ro2">
          <table:table-cell table:style-name="ce329" office:value-type="string" calcext:value-type="string">
            <text:p>LREN3</text:p>
          </table:table-cell>
          <table:table-cell table:style-name="ce320" office:value-type="float" office:value="951329770" calcext:value-type="float">
            <text:p>951.329.770,00</text:p>
          </table:table-cell>
          <table:table-cell table:number-columns-repeated="62"/>
        </table:table-row>
        <table:table-row table:style-name="ro2">
          <table:table-cell table:style-name="ce330" office:value-type="string" calcext:value-type="string">
            <text:p>LWSA3</text:p>
          </table:table-cell>
          <table:table-cell table:style-name="ce321" office:value-type="float" office:value="393173139" calcext:value-type="float">
            <text:p>393.173.139,00</text:p>
          </table:table-cell>
          <table:table-cell table:number-columns-repeated="62"/>
        </table:table-row>
        <table:table-row table:style-name="ro2">
          <table:table-cell table:style-name="ce329" office:value-type="string" calcext:value-type="string">
            <text:p>MGLU3</text:p>
          </table:table-cell>
          <table:table-cell table:style-name="ce320" office:value-type="float" office:value="2867627068" calcext:value-type="float">
            <text:p>2.867.627.068,00</text:p>
          </table:table-cell>
          <table:table-cell table:number-columns-repeated="62"/>
        </table:table-row>
        <table:table-row table:style-name="ro2">
          <table:table-cell table:style-name="ce330" office:value-type="string" calcext:value-type="string">
            <text:p>MRFG3</text:p>
          </table:table-cell>
          <table:table-cell table:style-name="ce321" office:value-type="float" office:value="331799687" calcext:value-type="float">
            <text:p>331.799.687,00</text:p>
          </table:table-cell>
          <table:table-cell table:number-columns-repeated="62"/>
        </table:table-row>
        <table:table-row table:style-name="ro2">
          <table:table-cell table:style-name="ce329" office:value-type="string" calcext:value-type="string">
            <text:p>BEEF3</text:p>
          </table:table-cell>
          <table:table-cell table:style-name="ce320" office:value-type="float" office:value="261036182" calcext:value-type="float">
            <text:p>261.036.182,00</text:p>
          </table:table-cell>
          <table:table-cell table:number-columns-repeated="62"/>
        </table:table-row>
        <table:table-row table:style-name="ro2">
          <table:table-cell table:style-name="ce330" office:value-type="string" calcext:value-type="string">
            <text:p>MRVE3</text:p>
          </table:table-cell>
          <table:table-cell table:style-name="ce321" office:value-type="float" office:value="376187582" calcext:value-type="float">
            <text:p>376.187.582,00</text:p>
          </table:table-cell>
          <table:table-cell table:number-columns-repeated="62"/>
        </table:table-row>
        <table:table-row table:style-name="ro2">
          <table:table-cell table:style-name="ce329" office:value-type="string" calcext:value-type="string">
            <text:p>MULT3</text:p>
          </table:table-cell>
          <table:table-cell table:style-name="ce320" office:value-type="float" office:value="268505432" calcext:value-type="float">
            <text:p>268.505.432,00</text:p>
          </table:table-cell>
          <table:table-cell table:number-columns-repeated="62"/>
        </table:table-row>
        <table:table-row table:style-name="ro2">
          <table:table-cell table:style-name="ce330" office:value-type="string" calcext:value-type="string">
            <text:p>PCAR3</text:p>
          </table:table-cell>
          <table:table-cell table:style-name="ce321" office:value-type="float" office:value="159430826" calcext:value-type="float">
            <text:p>159.430.826,00</text:p>
          </table:table-cell>
          <table:table-cell table:number-columns-repeated="62"/>
        </table:table-row>
        <table:table-row table:style-name="ro2">
          <table:table-cell table:style-name="ce329" office:value-type="string" calcext:value-type="string">
            <text:p>PETR3</text:p>
          </table:table-cell>
          <table:table-cell table:style-name="ce320" office:value-type="float" office:value="2379877655" calcext:value-type="float">
            <text:p>2.379.877.655,00</text:p>
          </table:table-cell>
          <table:table-cell table:number-columns-repeated="62"/>
        </table:table-row>
        <table:table-row table:style-name="ro2">
          <table:table-cell table:style-name="ce330" office:value-type="string" calcext:value-type="string">
            <text:p>PETR4</text:p>
          </table:table-cell>
          <table:table-cell table:style-name="ce321" office:value-type="float" office:value="4566445852" calcext:value-type="float">
            <text:p>4.566.445.852,00</text:p>
          </table:table-cell>
          <table:table-cell table:number-columns-repeated="62"/>
        </table:table-row>
        <table:table-row table:style-name="ro2">
          <table:table-cell table:style-name="ce329" office:value-type="string" calcext:value-type="string">
            <text:p>RECV3</text:p>
          </table:table-cell>
          <table:table-cell table:style-name="ce320" office:value-type="float" office:value="275005663" calcext:value-type="float">
            <text:p>275.005.663,00</text:p>
          </table:table-cell>
          <table:table-cell table:number-columns-repeated="62"/>
        </table:table-row>
        <table:table-row table:style-name="ro2">
          <table:table-cell table:style-name="ce330" office:value-type="string" calcext:value-type="string">
            <text:p>PRIO3</text:p>
          </table:table-cell>
          <table:table-cell table:style-name="ce321" office:value-type="float" office:value="800010734" calcext:value-type="float">
            <text:p>800.010.734,00</text:p>
          </table:table-cell>
          <table:table-cell table:number-columns-repeated="62"/>
        </table:table-row>
        <table:table-row table:style-name="ro2">
          <table:table-cell table:style-name="ce329" office:value-type="string" calcext:value-type="string">
            <text:p>PETZ3</text:p>
          </table:table-cell>
          <table:table-cell table:style-name="ce320" office:value-type="float" office:value="309729428" calcext:value-type="float">
            <text:p>309.729.428,00</text:p>
          </table:table-cell>
          <table:table-cell table:number-columns-repeated="62"/>
        </table:table-row>
        <table:table-row table:style-name="ro2">
          <table:table-cell table:style-name="ce330" office:value-type="string" calcext:value-type="string">
            <text:p>RADL3</text:p>
          </table:table-cell>
          <table:table-cell table:style-name="ce321" office:value-type="float" office:value="1275798515" calcext:value-type="float">
            <text:p>1.275.798.515,00</text:p>
          </table:table-cell>
          <table:table-cell table:number-columns-repeated="62"/>
        </table:table-row>
        <table:table-row table:style-name="ro2">
          <table:table-cell table:style-name="ce329" office:value-type="string" calcext:value-type="string">
            <text:p>RAIZ4</text:p>
          </table:table-cell>
          <table:table-cell table:style-name="ce320" office:value-type="float" office:value="1193047233" calcext:value-type="float">
            <text:p>1.193.047.233,00</text:p>
          </table:table-cell>
          <table:table-cell table:number-columns-repeated="62"/>
        </table:table-row>
        <table:table-row table:style-name="ro2">
          <table:table-cell table:style-name="ce330" office:value-type="string" calcext:value-type="string">
            <text:p>RDOR3</text:p>
          </table:table-cell>
          <table:table-cell table:style-name="ce321" office:value-type="float" office:value="1168230366" calcext:value-type="float">
            <text:p>1.168.230.366,00</text:p>
          </table:table-cell>
          <table:table-cell table:number-columns-repeated="62"/>
        </table:table-row>
        <table:table-row table:style-name="ro2">
          <table:table-cell table:style-name="ce329" office:value-type="string" calcext:value-type="string">
            <text:p>RAIL3</text:p>
          </table:table-cell>
          <table:table-cell table:style-name="ce320" office:value-type="float" office:value="1218352541" calcext:value-type="float">
            <text:p>1.218.352.541,00</text:p>
          </table:table-cell>
          <table:table-cell table:number-columns-repeated="62"/>
        </table:table-row>
        <table:table-row table:style-name="ro2">
          <table:table-cell table:style-name="ce330" office:value-type="string" calcext:value-type="string">
            <text:p>SBSP3</text:p>
          </table:table-cell>
          <table:table-cell table:style-name="ce321" office:value-type="float" office:value="340001799" calcext:value-type="float">
            <text:p>340.001.799,00</text:p>
          </table:table-cell>
          <table:table-cell table:number-columns-repeated="62"/>
        </table:table-row>
        <table:table-row table:style-name="ro2">
          <table:table-cell table:style-name="ce329" office:value-type="string" calcext:value-type="string">
            <text:p>SANB11</text:p>
          </table:table-cell>
          <table:table-cell table:style-name="ce320" office:value-type="float" office:value="342918449" calcext:value-type="float">
            <text:p>342.918.449,00</text:p>
          </table:table-cell>
          <table:table-cell table:number-columns-repeated="62"/>
        </table:table-row>
        <table:table-row table:style-name="ro2">
          <table:table-cell table:style-name="ce330" office:value-type="string" calcext:value-type="string">
            <text:p>SMTO3</text:p>
          </table:table-cell>
          <table:table-cell table:style-name="ce321" office:value-type="float" office:value="142377330" calcext:value-type="float">
            <text:p>142.377.330,00</text:p>
          </table:table-cell>
          <table:table-cell table:number-columns-repeated="62"/>
        </table:table-row>
        <table:table-row table:style-name="ro2">
          <table:table-cell table:style-name="ce329" office:value-type="string" calcext:value-type="string">
            <text:p>CSNA3</text:p>
          </table:table-cell>
          <table:table-cell table:style-name="ce320" office:value-type="float" office:value="600865451" calcext:value-type="float">
            <text:p>600.865.451,00</text:p>
          </table:table-cell>
          <table:table-cell table:number-columns-repeated="62"/>
        </table:table-row>
        <table:table-row table:style-name="ro2">
          <table:table-cell table:style-name="ce330" office:value-type="string" calcext:value-type="string">
            <text:p>SLCE3</text:p>
          </table:table-cell>
          <table:table-cell table:style-name="ce321" office:value-type="float" office:value="195751130" calcext:value-type="float">
            <text:p>195.751.130,00</text:p>
          </table:table-cell>
          <table:table-cell table:number-columns-repeated="62"/>
        </table:table-row>
        <table:table-row table:style-name="ro2">
          <table:table-cell table:style-name="ce329" office:value-type="string" calcext:value-type="string">
            <text:p>SUZB3</text:p>
          </table:table-cell>
          <table:table-cell table:style-name="ce320" office:value-type="float" office:value="683452836" calcext:value-type="float">
            <text:p>683.452.836,00</text:p>
          </table:table-cell>
          <table:table-cell table:number-columns-repeated="62"/>
        </table:table-row>
        <table:table-row table:style-name="ro2">
          <table:table-cell table:style-name="ce330" office:value-type="string" calcext:value-type="string">
            <text:p>TAEE11</text:p>
          </table:table-cell>
          <table:table-cell table:style-name="ce321" office:value-type="float" office:value="218568234" calcext:value-type="float">
            <text:p>218.568.234,00</text:p>
          </table:table-cell>
          <table:table-cell table:number-columns-repeated="62"/>
        </table:table-row>
        <table:table-row table:style-name="ro2">
          <table:table-cell table:style-name="ce329" office:value-type="string" calcext:value-type="string">
            <text:p>VIVT3</text:p>
          </table:table-cell>
          <table:table-cell table:style-name="ce320" office:value-type="float" office:value="423091712" calcext:value-type="float">
            <text:p>423.091.712,00</text:p>
          </table:table-cell>
          <table:table-cell table:number-columns-repeated="62"/>
        </table:table-row>
        <table:table-row table:style-name="ro2">
          <table:table-cell table:style-name="ce330" office:value-type="string" calcext:value-type="string">
            <text:p>TIMS3</text:p>
          </table:table-cell>
          <table:table-cell table:style-name="ce321" office:value-type="float" office:value="807896814" calcext:value-type="float">
            <text:p>807.896.814,00</text:p>
          </table:table-cell>
          <table:table-cell table:number-columns-repeated="62"/>
        </table:table-row>
        <table:table-row table:style-name="ro2">
          <table:table-cell table:style-name="ce329" office:value-type="string" calcext:value-type="string">
            <text:p>TOTS3</text:p>
          </table:table-cell>
          <table:table-cell table:style-name="ce320" office:value-type="float" office:value="514122351" calcext:value-type="float">
            <text:p>514.122.351,00</text:p>
          </table:table-cell>
          <table:table-cell table:number-columns-repeated="62"/>
        </table:table-row>
        <table:table-row table:style-name="ro2">
          <table:table-cell table:style-name="ce330" office:value-type="string" calcext:value-type="string">
            <text:p>TRPL4</text:p>
          </table:table-cell>
          <table:table-cell table:style-name="ce321" office:value-type="float" office:value="395801044" calcext:value-type="float">
            <text:p>395.801.044,00</text:p>
          </table:table-cell>
          <table:table-cell table:number-columns-repeated="62"/>
        </table:table-row>
        <table:table-row table:style-name="ro2">
          <table:table-cell table:style-name="ce329" office:value-type="string" calcext:value-type="string">
            <text:p>UGPA3</text:p>
          </table:table-cell>
          <table:table-cell table:style-name="ce320" office:value-type="float" office:value="1086411192" calcext:value-type="float">
            <text:p>1.086.411.192,00</text:p>
          </table:table-cell>
          <table:table-cell table:number-columns-repeated="62"/>
        </table:table-row>
        <table:table-row table:style-name="ro1">
          <table:table-cell table:style-name="ce331" office:value-type="string" calcext:value-type="string">
            <text:p>USIM5</text:p>
          </table:table-cell>
          <table:table-cell table:style-name="ce322" office:value-type="float" office:value="515117391" calcext:value-type="float">
            <text:p>515.117.391,00</text:p>
          </table:table-cell>
          <table:table-cell table:number-columns-repeated="62"/>
        </table:table-row>
        <table:table-row table:style-name="ro1">
          <table:table-cell table:style-name="ce332" office:value-type="string" calcext:value-type="string">
            <text:p>VALE3</text:p>
          </table:table-cell>
          <table:table-cell table:style-name="ce323" office:value-type="float" office:value="4196924316" calcext:value-type="float">
            <text:p>4.196.924.316,00</text:p>
          </table:table-cell>
          <table:table-cell table:number-columns-repeated="62"/>
        </table:table-row>
        <table:table-row table:style-name="ro1">
          <table:table-cell table:style-name="ce331" office:value-type="string" calcext:value-type="string">
            <text:p>VAMO3</text:p>
          </table:table-cell>
          <table:table-cell table:style-name="ce322" office:value-type="float" office:value="421383330" calcext:value-type="float">
            <text:p>421.383.330,00</text:p>
          </table:table-cell>
          <table:table-cell table:number-columns-repeated="62"/>
        </table:table-row>
        <table:table-row table:style-name="ro1">
          <table:table-cell table:style-name="ce332" office:value-type="string" calcext:value-type="string">
            <text:p>VBBR3</text:p>
          </table:table-cell>
          <table:table-cell table:style-name="ce323" office:value-type="float" office:value="1114412532" calcext:value-type="float">
            <text:p>1.114.412.532,00</text:p>
          </table:table-cell>
          <table:table-cell table:number-columns-repeated="62"/>
        </table:table-row>
        <table:table-row table:style-name="ro1">
          <table:table-cell table:style-name="ce331" office:value-type="string" calcext:value-type="string">
            <text:p>WEGE3</text:p>
          </table:table-cell>
          <table:table-cell table:style-name="ce322" office:value-type="float" office:value="1481593024" calcext:value-type="float">
            <text:p>1.481.593.024,00</text:p>
          </table:table-cell>
          <table:table-cell table:number-columns-repeated="62"/>
        </table:table-row>
        <table:table-row table:style-name="ro1">
          <table:table-cell table:style-name="ce332" office:value-type="string" calcext:value-type="string">
            <text:p>YDUQ3</text:p>
          </table:table-cell>
          <table:table-cell table:style-name="ce323" office:value-type="float" office:value="289347914" calcext:value-type="float">
            <text:p>289.347.914,00</text:p>
          </table:table-cell>
          <table:table-cell table:number-columns-repeated="62"/>
        </table:table-row>
        <table:table-row table:style-name="ro1">
          <table:table-cell table:style-name="ce331" office:value-type="string" calcext:value-type="string">
            <text:p>Quantidade Teórica Total</text:p>
          </table:table-cell>
          <table:table-cell table:style-name="ce322" office:value-type="float" office:value="96372098181" calcext:value-type="float">
            <text:p>96.372.098.181,00</text:p>
          </table:table-cell>
          <table:table-cell table:number-columns-repeated="62"/>
        </table:table-row>
        <table:table-row table:style-name="ro1">
          <table:table-cell table:style-name="ce332" office:value-type="string" calcext:value-type="string">
            <text:p>Redutor</text:p>
          </table:table-cell>
          <table:table-cell table:style-name="ce323" office:value-type="float" office:value="17047850.7866643" calcext:value-type="float">
            <text:p>17.047.850,79</text:p>
          </table:table-cell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1">
          <table:table-cell table:style-name="ce322" table:number-columns-repeated="2"/>
          <table:table-cell table:number-columns-repeated="62"/>
        </table:table-row>
        <table:table-row table:style-name="ro1">
          <table:table-cell table:style-name="ce323" table:number-columns-repeated="2"/>
          <table:table-cell table:number-columns-repeated="62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Ticker" table:style-name="ta4">
        <table:table-column table:style-name="co25" table:default-cell-style-name="Default"/>
        <table:table-column table:style-name="co26" table:default-cell-style-name="Default"/>
        <table:table-column table:style-name="co20" table:number-columns-repeated="62" table:default-cell-style-name="Default"/>
        <table:table-row table:style-name="ro2">
          <table:table-cell table:style-name="ce333" office:value-type="string" calcext:value-type="string">
            <text:p>Ticker</text:p>
          </table:table-cell>
          <table:table-cell table:style-name="ce333" office:value-type="string" calcext:value-type="string">
            <text:p>Nome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MGLU3</text:p>
          </table:table-cell>
          <table:table-cell table:style-name="ce289" office:value-type="string" calcext:value-type="string">
            <text:p>Magazine Luiz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HAPV3</text:p>
          </table:table-cell>
          <table:table-cell table:style-name="ce290" office:value-type="string" calcext:value-type="string">
            <text:p>Hapvid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PETR4</text:p>
          </table:table-cell>
          <table:table-cell table:style-name="ce289" office:value-type="string" calcext:value-type="string">
            <text:p>Petrobra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B3SA3</text:p>
          </table:table-cell>
          <table:table-cell table:style-name="ce290" office:value-type="string" calcext:value-type="string">
            <text:p>B3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USIM5</text:p>
          </table:table-cell>
          <table:table-cell table:style-name="ce289" office:value-type="string" calcext:value-type="string">
            <text:p>Usimina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CVCB3</text:p>
          </table:table-cell>
          <table:table-cell table:style-name="ce290" office:value-type="string" calcext:value-type="string">
            <text:p>CVC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CIEL3</text:p>
          </table:table-cell>
          <table:table-cell table:style-name="ce289" office:value-type="string" calcext:value-type="string">
            <text:p>Cielo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VALE3</text:p>
          </table:table-cell>
          <table:table-cell table:style-name="ce290" office:value-type="string" calcext:value-type="string">
            <text:p>Vale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GOLL4</text:p>
          </table:table-cell>
          <table:table-cell table:style-name="ce289" office:value-type="string" calcext:value-type="string">
            <text:p>GOL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BBDC4</text:p>
          </table:table-cell>
          <table:table-cell table:style-name="ce290" office:value-type="string" calcext:value-type="string">
            <text:p>Banco Bradesco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AZUL4</text:p>
          </table:table-cell>
          <table:table-cell table:style-name="ce289" office:value-type="string" calcext:value-type="string">
            <text:p>Azul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COGN3</text:p>
          </table:table-cell>
          <table:table-cell table:style-name="ce290" office:value-type="string" calcext:value-type="string">
            <text:p>Cogn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ITSA4</text:p>
          </table:table-cell>
          <table:table-cell table:style-name="ce289" office:value-type="string" calcext:value-type="string">
            <text:p>Itaús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ITUB4</text:p>
          </table:table-cell>
          <table:table-cell table:style-name="ce290" office:value-type="string" calcext:value-type="string">
            <text:p>Itaú Unibanco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PETZ3</text:p>
          </table:table-cell>
          <table:table-cell table:style-name="ce289" office:value-type="string" calcext:value-type="string">
            <text:p>Petz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MRVE3</text:p>
          </table:table-cell>
          <table:table-cell table:style-name="ce290" office:value-type="string" calcext:value-type="string">
            <text:p>MRV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NTCO3</text:p>
          </table:table-cell>
          <table:table-cell table:style-name="ce289" office:value-type="string" calcext:value-type="string">
            <text:p>Natur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LREN3</text:p>
          </table:table-cell>
          <table:table-cell table:style-name="ce290" office:value-type="string" calcext:value-type="string">
            <text:p>Lojas Renner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EQTL3</text:p>
          </table:table-cell>
          <table:table-cell table:style-name="ce289" office:value-type="string" calcext:value-type="string">
            <text:p>Equatorial Energi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RENT3</text:p>
          </table:table-cell>
          <table:table-cell table:style-name="ce290" office:value-type="string" calcext:value-type="string">
            <text:p>Localiz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OIBR3</text:p>
          </table:table-cell>
          <table:table-cell table:style-name="ce289" office:value-type="string" calcext:value-type="string">
            <text:p>Oi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AMER3</text:p>
          </table:table-cell>
          <table:table-cell table:style-name="ce290" office:value-type="string" calcext:value-type="string">
            <text:p>Americana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PETR3</text:p>
          </table:table-cell>
          <table:table-cell table:style-name="ce289" office:value-type="string" calcext:value-type="string">
            <text:p>Petrobra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LWSA3</text:p>
          </table:table-cell>
          <table:table-cell table:style-name="ce290" office:value-type="string" calcext:value-type="string">
            <text:p>Locaweb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CPLE6</text:p>
          </table:table-cell>
          <table:table-cell table:style-name="ce289" office:value-type="string" calcext:value-type="string">
            <text:p>Copel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CXSE3</text:p>
          </table:table-cell>
          <table:table-cell table:style-name="ce290" office:value-type="string" calcext:value-type="string">
            <text:p>Caixa Seguridade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SOMA3</text:p>
          </table:table-cell>
          <table:table-cell table:style-name="ce289" office:value-type="string" calcext:value-type="string">
            <text:p>Grupo Som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BBAS3</text:p>
          </table:table-cell>
          <table:table-cell table:style-name="ce290" office:value-type="string" calcext:value-type="string">
            <text:p>Banco do Brasil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SEQL3</text:p>
          </table:table-cell>
          <table:table-cell table:style-name="ce289" office:value-type="string" calcext:value-type="string">
            <text:p>Sequoia Logístic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RAIL3</text:p>
          </table:table-cell>
          <table:table-cell table:style-name="ce290" office:value-type="string" calcext:value-type="string">
            <text:p>Rumo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PRIO3</text:p>
          </table:table-cell>
          <table:table-cell table:style-name="ce289" office:value-type="string" calcext:value-type="string">
            <text:p>PetroRio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CPLE3</text:p>
          </table:table-cell>
          <table:table-cell table:style-name="ce290" office:value-type="string" calcext:value-type="string">
            <text:p>Copel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BRFS3</text:p>
          </table:table-cell>
          <table:table-cell table:style-name="ce289" office:value-type="string" calcext:value-type="string">
            <text:p>BRF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ABEV3</text:p>
          </table:table-cell>
          <table:table-cell table:style-name="ce290" office:value-type="string" calcext:value-type="string">
            <text:p>Ambev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QUAL3</text:p>
          </table:table-cell>
          <table:table-cell table:style-name="ce289" office:value-type="string" calcext:value-type="string">
            <text:p>Qualicorp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RCSL4</text:p>
          </table:table-cell>
          <table:table-cell table:style-name="ce290" office:value-type="string" calcext:value-type="string">
            <text:p>Recrusul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MLAS3</text:p>
          </table:table-cell>
          <table:table-cell table:style-name="ce289" office:value-type="string" calcext:value-type="string">
            <text:p>Multilaser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CSNA3</text:p>
          </table:table-cell>
          <table:table-cell table:style-name="ce290" office:value-type="string" calcext:value-type="string">
            <text:p>Siderúrgica Nacional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BEEF3</text:p>
          </table:table-cell>
          <table:table-cell table:style-name="ce289" office:value-type="string" calcext:value-type="string">
            <text:p>Minerv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ASAI3</text:p>
          </table:table-cell>
          <table:table-cell table:style-name="ce290" office:value-type="string" calcext:value-type="string">
            <text:p>Assaí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CMIG4</text:p>
          </table:table-cell>
          <table:table-cell table:style-name="ce289" office:value-type="string" calcext:value-type="string">
            <text:p>CEMIG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IFCM3</text:p>
          </table:table-cell>
          <table:table-cell table:style-name="ce290" office:value-type="string" calcext:value-type="string">
            <text:p>Infracommerce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RAIZ4</text:p>
          </table:table-cell>
          <table:table-cell table:style-name="ce289" office:value-type="string" calcext:value-type="string">
            <text:p>Raízen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PCAR3</text:p>
          </table:table-cell>
          <table:table-cell table:style-name="ce290" office:value-type="string" calcext:value-type="string">
            <text:p>Grupo Pão de Açúcar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VAMO3</text:p>
          </table:table-cell>
          <table:table-cell table:style-name="ce289" office:value-type="string" calcext:value-type="string">
            <text:p>Grupo Vamo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GGBR4</text:p>
          </table:table-cell>
          <table:table-cell table:style-name="ce290" office:value-type="string" calcext:value-type="string">
            <text:p>Gerdau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POMO4</text:p>
          </table:table-cell>
          <table:table-cell table:style-name="ce289" office:value-type="string" calcext:value-type="string">
            <text:p>Marcopolo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CMIN3</text:p>
          </table:table-cell>
          <table:table-cell table:style-name="ce290" office:value-type="string" calcext:value-type="string">
            <text:p>CSN Mineração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MTRE3</text:p>
          </table:table-cell>
          <table:table-cell table:style-name="ce289" office:value-type="string" calcext:value-type="string">
            <text:p>Mitre Realty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ANIM3</text:p>
          </table:table-cell>
          <table:table-cell table:style-name="ce290" office:value-type="string" calcext:value-type="string">
            <text:p>Ânima Educação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CYRE3</text:p>
          </table:table-cell>
          <table:table-cell table:style-name="ce289" office:value-type="string" calcext:value-type="string">
            <text:p>Cyrel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GMAT3</text:p>
          </table:table-cell>
          <table:table-cell table:style-name="ce290" office:value-type="string" calcext:value-type="string">
            <text:p>Grupo Mateu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RCSL3</text:p>
          </table:table-cell>
          <table:table-cell table:style-name="ce289" office:value-type="string" calcext:value-type="string">
            <text:p>Recrusul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MRFG3</text:p>
          </table:table-cell>
          <table:table-cell table:style-name="ce290" office:value-type="string" calcext:value-type="string">
            <text:p>Marfrig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GFSA3</text:p>
          </table:table-cell>
          <table:table-cell table:style-name="ce289" office:value-type="string" calcext:value-type="string">
            <text:p>Gafis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RADL3</text:p>
          </table:table-cell>
          <table:table-cell table:style-name="ce290" office:value-type="string" calcext:value-type="string">
            <text:p>RaiaDrogasil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WEGE3</text:p>
          </table:table-cell>
          <table:table-cell table:style-name="ce289" office:value-type="string" calcext:value-type="string">
            <text:p>WEG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UGPA3</text:p>
          </table:table-cell>
          <table:table-cell table:style-name="ce290" office:value-type="string" calcext:value-type="string">
            <text:p>Ultrapar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MULT3</text:p>
          </table:table-cell>
          <table:table-cell table:style-name="ce289" office:value-type="string" calcext:value-type="string">
            <text:p>Multiplan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GOAU4</text:p>
          </table:table-cell>
          <table:table-cell table:style-name="ce290" office:value-type="string" calcext:value-type="string">
            <text:p>Metalúrgica Gerdau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TIMS3</text:p>
          </table:table-cell>
          <table:table-cell table:style-name="ce289" office:value-type="string" calcext:value-type="string">
            <text:p>TIM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MOVI3</text:p>
          </table:table-cell>
          <table:table-cell table:style-name="ce290" office:value-type="string" calcext:value-type="string">
            <text:p>Movid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CRFB3</text:p>
          </table:table-cell>
          <table:table-cell table:style-name="ce289" office:value-type="string" calcext:value-type="string">
            <text:p>Carrefour Brasil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ARZZ3</text:p>
          </table:table-cell>
          <table:table-cell table:style-name="ce290" office:value-type="string" calcext:value-type="string">
            <text:p>Arezzo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TEND3</text:p>
          </table:table-cell>
          <table:table-cell table:style-name="ce289" office:value-type="string" calcext:value-type="string">
            <text:p>Construtora Tend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HYPE3</text:p>
          </table:table-cell>
          <table:table-cell table:style-name="ce290" office:value-type="string" calcext:value-type="string">
            <text:p>Hyper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VITT3</text:p>
          </table:table-cell>
          <table:table-cell table:style-name="ce289" office:value-type="string" calcext:value-type="string">
            <text:p>Vitti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BBDC3</text:p>
          </table:table-cell>
          <table:table-cell table:style-name="ce290" office:value-type="string" calcext:value-type="string">
            <text:p>Banco Bradesco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YDUQ3</text:p>
          </table:table-cell>
          <table:table-cell table:style-name="ce289" office:value-type="string" calcext:value-type="string">
            <text:p>YDUQ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AERI3</text:p>
          </table:table-cell>
          <table:table-cell table:style-name="ce290" office:value-type="string" calcext:value-type="string">
            <text:p>Aeris Energy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BHIA3</text:p>
          </table:table-cell>
          <table:table-cell table:style-name="ce289" office:value-type="string" calcext:value-type="string">
            <text:p>Casas Bahi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SUZB3</text:p>
          </table:table-cell>
          <table:table-cell table:style-name="ce290" office:value-type="string" calcext:value-type="string">
            <text:p>Suzano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SBFG3</text:p>
          </table:table-cell>
          <table:table-cell table:style-name="ce289" office:value-type="string" calcext:value-type="string">
            <text:p>Grupo SBF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BRAP4</text:p>
          </table:table-cell>
          <table:table-cell table:style-name="ce290" office:value-type="string" calcext:value-type="string">
            <text:p>Bradespar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PGMN3</text:p>
          </table:table-cell>
          <table:table-cell table:style-name="ce289" office:value-type="string" calcext:value-type="string">
            <text:p>Pague Meno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BBSE3</text:p>
          </table:table-cell>
          <table:table-cell table:style-name="ce290" office:value-type="string" calcext:value-type="string">
            <text:p>BB Seguridade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HBSA3</text:p>
          </table:table-cell>
          <table:table-cell table:style-name="ce289" office:value-type="string" calcext:value-type="string">
            <text:p>Hidrovias do Brasil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CBAV3</text:p>
          </table:table-cell>
          <table:table-cell table:style-name="ce290" office:value-type="string" calcext:value-type="string">
            <text:p>CB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AURE3</text:p>
          </table:table-cell>
          <table:table-cell table:style-name="ce289" office:value-type="string" calcext:value-type="string">
            <text:p>VTRM ENERGIA PARTICIPAÃiES S.A.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CASH3</text:p>
          </table:table-cell>
          <table:table-cell table:style-name="ce290" office:value-type="string" calcext:value-type="string">
            <text:p>Méliuz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DXCO3</text:p>
          </table:table-cell>
          <table:table-cell table:style-name="ce289" office:value-type="string" calcext:value-type="string">
            <text:p>Dexco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RRRP3</text:p>
          </table:table-cell>
          <table:table-cell table:style-name="ce290" office:value-type="string" calcext:value-type="string">
            <text:p>3R Petroleum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EMBR3</text:p>
          </table:table-cell>
          <table:table-cell table:style-name="ce289" office:value-type="string" calcext:value-type="string">
            <text:p>Embraer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ELET3</text:p>
          </table:table-cell>
          <table:table-cell table:style-name="ce290" office:value-type="string" calcext:value-type="string">
            <text:p>Eletrobra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RDOR3</text:p>
          </table:table-cell>
          <table:table-cell table:style-name="ce289" office:value-type="string" calcext:value-type="string">
            <text:p>Rede D'Or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SMTO3</text:p>
          </table:table-cell>
          <table:table-cell table:style-name="ce290" office:value-type="string" calcext:value-type="string">
            <text:p>São Martinho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CEAB3</text:p>
          </table:table-cell>
          <table:table-cell table:style-name="ce289" office:value-type="string" calcext:value-type="string">
            <text:p>C&amp;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JHSF3</text:p>
          </table:table-cell>
          <table:table-cell table:style-name="ce290" office:value-type="string" calcext:value-type="string">
            <text:p>JHSF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VBBR3</text:p>
          </table:table-cell>
          <table:table-cell table:style-name="ce289" office:value-type="string" calcext:value-type="string">
            <text:p>Vibra Energi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SIMH3</text:p>
          </table:table-cell>
          <table:table-cell table:style-name="ce290" office:value-type="string" calcext:value-type="string">
            <text:p>Simpar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ENEV3</text:p>
          </table:table-cell>
          <table:table-cell table:style-name="ce289" office:value-type="string" calcext:value-type="string">
            <text:p>Enev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RECV3</text:p>
          </table:table-cell>
          <table:table-cell table:style-name="ce290" office:value-type="string" calcext:value-type="string">
            <text:p>PetroRecôncavo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VULC3</text:p>
          </table:table-cell>
          <table:table-cell table:style-name="ce289" office:value-type="string" calcext:value-type="string">
            <text:p>Vulcabra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CCRO3</text:p>
          </table:table-cell>
          <table:table-cell table:style-name="ce290" office:value-type="string" calcext:value-type="string">
            <text:p>Grupo CCR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CSAN3</text:p>
          </table:table-cell>
          <table:table-cell table:style-name="ce289" office:value-type="string" calcext:value-type="string">
            <text:p>Cosan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BRKM5</text:p>
          </table:table-cell>
          <table:table-cell table:style-name="ce290" office:value-type="string" calcext:value-type="string">
            <text:p>Braskem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ECOR3</text:p>
          </table:table-cell>
          <table:table-cell table:style-name="ce289" office:value-type="string" calcext:value-type="string">
            <text:p>EcoRodovia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FLRY3</text:p>
          </table:table-cell>
          <table:table-cell table:style-name="ce290" office:value-type="string" calcext:value-type="string">
            <text:p>Fleury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STBP3</text:p>
          </table:table-cell>
          <table:table-cell table:style-name="ce289" office:value-type="string" calcext:value-type="string">
            <text:p>Santos Brasil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LJQQ3</text:p>
          </table:table-cell>
          <table:table-cell table:style-name="ce290" office:value-type="string" calcext:value-type="string">
            <text:p>Lojas Quero-Quero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CPFE3</text:p>
          </table:table-cell>
          <table:table-cell table:style-name="ce289" office:value-type="string" calcext:value-type="string">
            <text:p>CPFL Energi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GUAR3</text:p>
          </table:table-cell>
          <table:table-cell table:style-name="ce290" office:value-type="string" calcext:value-type="string">
            <text:p>Guararape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USIM3</text:p>
          </table:table-cell>
          <table:table-cell table:style-name="ce289" office:value-type="string" calcext:value-type="string">
            <text:p>Usimina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IRBR3</text:p>
          </table:table-cell>
          <table:table-cell table:style-name="ce290" office:value-type="string" calcext:value-type="string">
            <text:p>IRB Brasil RE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PDGR3</text:p>
          </table:table-cell>
          <table:table-cell table:style-name="ce289" office:value-type="string" calcext:value-type="string">
            <text:p>PDG Realty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PSSA3</text:p>
          </table:table-cell>
          <table:table-cell table:style-name="ce290" office:value-type="string" calcext:value-type="string">
            <text:p>Porto Seguro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JBSS3</text:p>
          </table:table-cell>
          <table:table-cell table:style-name="ce289" office:value-type="string" calcext:value-type="string">
            <text:p>JB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SBSP3</text:p>
          </table:table-cell>
          <table:table-cell table:style-name="ce290" office:value-type="string" calcext:value-type="string">
            <text:p>Sabesp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SAPR4</text:p>
          </table:table-cell>
          <table:table-cell table:style-name="ce289" office:value-type="string" calcext:value-type="string">
            <text:p>Sanepar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ALPA4</text:p>
          </table:table-cell>
          <table:table-cell table:style-name="ce290" office:value-type="string" calcext:value-type="string">
            <text:p>Alpargata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SLCE3</text:p>
          </table:table-cell>
          <table:table-cell table:style-name="ce289" office:value-type="string" calcext:value-type="string">
            <text:p>SLC Agrícol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CSMG3</text:p>
          </table:table-cell>
          <table:table-cell table:style-name="ce290" office:value-type="string" calcext:value-type="string">
            <text:p>COPAS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RAPT4</text:p>
          </table:table-cell>
          <table:table-cell table:style-name="ce289" office:value-type="string" calcext:value-type="string">
            <text:p>Randon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number-columns-repeated="2" table:style-name="ce290" office:value-type="string" calcext:value-type="string">
            <text:p>ALOS3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EZTC3</text:p>
          </table:table-cell>
          <table:table-cell table:style-name="ce289" office:value-type="string" calcext:value-type="string">
            <text:p>EZTEC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TOTS3</text:p>
          </table:table-cell>
          <table:table-cell table:style-name="ce290" office:value-type="string" calcext:value-type="string">
            <text:p>Totv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MBLY3</text:p>
          </table:table-cell>
          <table:table-cell table:style-name="ce289" office:value-type="string" calcext:value-type="string">
            <text:p>Mobly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CURY3</text:p>
          </table:table-cell>
          <table:table-cell table:style-name="ce290" office:value-type="string" calcext:value-type="string">
            <text:p>Cury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POSI3</text:p>
          </table:table-cell>
          <table:table-cell table:style-name="ce289" office:value-type="string" calcext:value-type="string">
            <text:p>Positivo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VIVT3</text:p>
          </table:table-cell>
          <table:table-cell table:style-name="ce290" office:value-type="string" calcext:value-type="string">
            <text:p>Vivo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AESB3</text:p>
          </table:table-cell>
          <table:table-cell table:style-name="ce289" office:value-type="string" calcext:value-type="string">
            <text:p>AES Brasil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ONCO3</text:p>
          </table:table-cell>
          <table:table-cell table:style-name="ce290" office:value-type="string" calcext:value-type="string">
            <text:p>Oncoclínica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ODPV3</text:p>
          </table:table-cell>
          <table:table-cell table:style-name="ce289" office:value-type="string" calcext:value-type="string">
            <text:p>Odontoprev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KLBN4</text:p>
          </table:table-cell>
          <table:table-cell table:style-name="ce290" office:value-type="string" calcext:value-type="string">
            <text:p>Klabin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MYPK3</text:p>
          </table:table-cell>
          <table:table-cell table:style-name="ce289" office:value-type="string" calcext:value-type="string">
            <text:p>Iochpe-Maxion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SMFT3</text:p>
          </table:table-cell>
          <table:table-cell table:style-name="ce290" office:value-type="string" calcext:value-type="string">
            <text:p>Smart Fit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KEPL3</text:p>
          </table:table-cell>
          <table:table-cell table:style-name="ce289" office:value-type="string" calcext:value-type="string">
            <text:p>Kepler Weber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ESPA3</text:p>
          </table:table-cell>
          <table:table-cell table:style-name="ce290" office:value-type="string" calcext:value-type="string">
            <text:p>Espaçolaser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TRPL4</text:p>
          </table:table-cell>
          <table:table-cell table:style-name="ce289" office:value-type="string" calcext:value-type="string">
            <text:p>Transmissão Paulist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EGIE3</text:p>
          </table:table-cell>
          <table:table-cell table:style-name="ce290" office:value-type="string" calcext:value-type="string">
            <text:p>Engie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INTB3</text:p>
          </table:table-cell>
          <table:table-cell table:style-name="ce289" office:value-type="string" calcext:value-type="string">
            <text:p>Intelbra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SEER3</text:p>
          </table:table-cell>
          <table:table-cell table:style-name="ce290" office:value-type="string" calcext:value-type="string">
            <text:p>Ser Educacional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VIVA3</text:p>
          </table:table-cell>
          <table:table-cell table:style-name="ce289" office:value-type="string" calcext:value-type="string">
            <text:p>Vivar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GGPS3</text:p>
          </table:table-cell>
          <table:table-cell table:style-name="ce290" office:value-type="string" calcext:value-type="string">
            <text:p>GP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BRSR6</text:p>
          </table:table-cell>
          <table:table-cell table:style-name="ce289" office:value-type="string" calcext:value-type="string">
            <text:p>Banrisul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CLSA3</text:p>
          </table:table-cell>
          <table:table-cell table:style-name="ce290" office:value-type="string" calcext:value-type="string">
            <text:p>ClearSale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MILS3</text:p>
          </table:table-cell>
          <table:table-cell table:style-name="ce289" office:value-type="string" calcext:value-type="string">
            <text:p>Mill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TTEN3</text:p>
          </table:table-cell>
          <table:table-cell table:style-name="ce290" office:value-type="string" calcext:value-type="string">
            <text:p>3tento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DIRR3</text:p>
          </table:table-cell>
          <table:table-cell table:style-name="ce289" office:value-type="string" calcext:value-type="string">
            <text:p>Direcional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GRND3</text:p>
          </table:table-cell>
          <table:table-cell table:style-name="ce290" office:value-type="string" calcext:value-type="string">
            <text:p>Grendene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HBRE3</text:p>
          </table:table-cell>
          <table:table-cell table:style-name="ce289" office:value-type="string" calcext:value-type="string">
            <text:p>HBR Realty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AZEV4</text:p>
          </table:table-cell>
          <table:table-cell table:style-name="ce290" office:value-type="string" calcext:value-type="string">
            <text:p>Azevedo &amp; Travasso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ENAT3</text:p>
          </table:table-cell>
          <table:table-cell table:style-name="ce289" office:value-type="string" calcext:value-type="string">
            <text:p>Enaut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number-columns-repeated="2" table:style-name="ce290" office:value-type="string" calcext:value-type="string">
            <text:p>SRNA3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BPAN4</text:p>
          </table:table-cell>
          <table:table-cell table:style-name="ce289" office:value-type="string" calcext:value-type="string">
            <text:p>Banco Pan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MEAL3</text:p>
          </table:table-cell>
          <table:table-cell table:style-name="ce290" office:value-type="string" calcext:value-type="string">
            <text:p>IMC Alimentação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SOJA3</text:p>
          </table:table-cell>
          <table:table-cell table:style-name="ce289" office:value-type="string" calcext:value-type="string">
            <text:p>Boa Safra Semente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ITUB3</text:p>
          </table:table-cell>
          <table:table-cell table:style-name="ce290" office:value-type="string" calcext:value-type="string">
            <text:p>Itaú Unibanco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CAML3</text:p>
          </table:table-cell>
          <table:table-cell table:style-name="ce289" office:value-type="string" calcext:value-type="string">
            <text:p>Camil Alimento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BMGB4</text:p>
          </table:table-cell>
          <table:table-cell table:style-name="ce290" office:value-type="string" calcext:value-type="string">
            <text:p>Banco BMG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PINE4</text:p>
          </table:table-cell>
          <table:table-cell table:style-name="ce289" office:value-type="string" calcext:value-type="string">
            <text:p>PINE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ZAMP3</text:p>
          </table:table-cell>
          <table:table-cell table:style-name="ce290" office:value-type="string" calcext:value-type="string">
            <text:p>Zamp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PTBL3</text:p>
          </table:table-cell>
          <table:table-cell table:style-name="ce289" office:value-type="string" calcext:value-type="string">
            <text:p>Portobello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JALL3</text:p>
          </table:table-cell>
          <table:table-cell table:style-name="ce290" office:value-type="string" calcext:value-type="string">
            <text:p>Jalles Machado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RANI3</text:p>
          </table:table-cell>
          <table:table-cell table:style-name="ce289" office:value-type="string" calcext:value-type="string">
            <text:p>Irani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ENJU3</text:p>
          </table:table-cell>
          <table:table-cell table:style-name="ce290" office:value-type="string" calcext:value-type="string">
            <text:p>Enjoei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OPCT3</text:p>
          </table:table-cell>
          <table:table-cell table:style-name="ce289" office:value-type="string" calcext:value-type="string">
            <text:p>OceanPact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BRIT3</text:p>
          </table:table-cell>
          <table:table-cell table:style-name="ce290" office:value-type="string" calcext:value-type="string">
            <text:p>Brisanet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FESA4</text:p>
          </table:table-cell>
          <table:table-cell table:style-name="ce289" office:value-type="string" calcext:value-type="string">
            <text:p>Ferbas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LUPA3</text:p>
          </table:table-cell>
          <table:table-cell table:style-name="ce290" office:value-type="string" calcext:value-type="string">
            <text:p>Lupatech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MDNE3</text:p>
          </table:table-cell>
          <table:table-cell table:style-name="ce289" office:value-type="string" calcext:value-type="string">
            <text:p>Moura Dubeux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AMBP3</text:p>
          </table:table-cell>
          <table:table-cell table:style-name="ce290" office:value-type="string" calcext:value-type="string">
            <text:p>Ambipar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CSED3</text:p>
          </table:table-cell>
          <table:table-cell table:style-name="ce289" office:value-type="string" calcext:value-type="string">
            <text:p>Cruzeiro do Sul Educacional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MATD3</text:p>
          </table:table-cell>
          <table:table-cell table:style-name="ce290" office:value-type="string" calcext:value-type="string">
            <text:p>Mater Dei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DESK3</text:p>
          </table:table-cell>
          <table:table-cell table:style-name="ce289" office:value-type="string" calcext:value-type="string">
            <text:p>Desktop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TRIS3</text:p>
          </table:table-cell>
          <table:table-cell table:style-name="ce290" office:value-type="string" calcext:value-type="string">
            <text:p>Trisul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NEOE3</text:p>
          </table:table-cell>
          <table:table-cell table:style-name="ce289" office:value-type="string" calcext:value-type="string">
            <text:p>Neoenergi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EVEN3</text:p>
          </table:table-cell>
          <table:table-cell table:style-name="ce290" office:value-type="string" calcext:value-type="string">
            <text:p>Even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AMAR3</text:p>
          </table:table-cell>
          <table:table-cell table:style-name="ce289" office:value-type="string" calcext:value-type="string">
            <text:p>Lojas Maris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VLID3</text:p>
          </table:table-cell>
          <table:table-cell table:style-name="ce290" office:value-type="string" calcext:value-type="string">
            <text:p>Valid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CMIG3</text:p>
          </table:table-cell>
          <table:table-cell table:style-name="ce289" office:value-type="string" calcext:value-type="string">
            <text:p>CEMIG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ELET6</text:p>
          </table:table-cell>
          <table:table-cell table:style-name="ce290" office:value-type="string" calcext:value-type="string">
            <text:p>Eletrobra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LEVE3</text:p>
          </table:table-cell>
          <table:table-cell table:style-name="ce289" office:value-type="string" calcext:value-type="string">
            <text:p>Mahle Metal Leve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ABCB4</text:p>
          </table:table-cell>
          <table:table-cell table:style-name="ce290" office:value-type="string" calcext:value-type="string">
            <text:p>Banco ABC Brasil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PLPL3</text:p>
          </table:table-cell>
          <table:table-cell table:style-name="ce289" office:value-type="string" calcext:value-type="string">
            <text:p>Plano&amp;Plano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ARML3</text:p>
          </table:table-cell>
          <table:table-cell table:style-name="ce290" office:value-type="string" calcext:value-type="string">
            <text:p>Armac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HBOR3</text:p>
          </table:table-cell>
          <table:table-cell table:style-name="ce289" office:value-type="string" calcext:value-type="string">
            <text:p>Helbor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FRAS3</text:p>
          </table:table-cell>
          <table:table-cell table:style-name="ce290" office:value-type="string" calcext:value-type="string">
            <text:p>Fras-le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SAPR3</text:p>
          </table:table-cell>
          <table:table-cell table:style-name="ce289" office:value-type="string" calcext:value-type="string">
            <text:p>Sanepar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ETER3</text:p>
          </table:table-cell>
          <table:table-cell table:style-name="ce290" office:value-type="string" calcext:value-type="string">
            <text:p>Eternit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NGRD3</text:p>
          </table:table-cell>
          <table:table-cell table:style-name="ce289" office:value-type="string" calcext:value-type="string">
            <text:p>Neogrid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MDIA3</text:p>
          </table:table-cell>
          <table:table-cell table:style-name="ce290" office:value-type="string" calcext:value-type="string">
            <text:p>M. Dias Branco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TUPY3</text:p>
          </table:table-cell>
          <table:table-cell table:style-name="ce289" office:value-type="string" calcext:value-type="string">
            <text:p>Tupy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SHOW3</text:p>
          </table:table-cell>
          <table:table-cell table:style-name="ce290" office:value-type="string" calcext:value-type="string">
            <text:p>Time For Fun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BLAU3</text:p>
          </table:table-cell>
          <table:table-cell table:style-name="ce289" office:value-type="string" calcext:value-type="string">
            <text:p>Blau Farmacêutic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PNVL3</text:p>
          </table:table-cell>
          <table:table-cell table:style-name="ce290" office:value-type="string" calcext:value-type="string">
            <text:p>Dimed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SHUL4</text:p>
          </table:table-cell>
          <table:table-cell table:style-name="ce289" office:value-type="string" calcext:value-type="string">
            <text:p>Schulz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SGPS3</text:p>
          </table:table-cell>
          <table:table-cell table:style-name="ce290" office:value-type="string" calcext:value-type="string">
            <text:p>Spring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VVEO3</text:p>
          </table:table-cell>
          <table:table-cell table:style-name="ce289" office:value-type="string" calcext:value-type="string">
            <text:p>Viveo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KLBN3</text:p>
          </table:table-cell>
          <table:table-cell table:style-name="ce290" office:value-type="string" calcext:value-type="string">
            <text:p>Klabin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AZEV3</text:p>
          </table:table-cell>
          <table:table-cell table:style-name="ce289" office:value-type="string" calcext:value-type="string">
            <text:p>Azevedo &amp; Travasso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PFRM3</text:p>
          </table:table-cell>
          <table:table-cell table:style-name="ce290" office:value-type="string" calcext:value-type="string">
            <text:p>Profarm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LIGT3</text:p>
          </table:table-cell>
          <table:table-cell table:style-name="ce289" office:value-type="string" calcext:value-type="string">
            <text:p>Light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WIZC3</text:p>
          </table:table-cell>
          <table:table-cell table:style-name="ce290" office:value-type="string" calcext:value-type="string">
            <text:p>Wiz Soluçõe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KRSA3</text:p>
          </table:table-cell>
          <table:table-cell table:style-name="ce289" office:value-type="string" calcext:value-type="string">
            <text:p>Kora Saúde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ORVR3</text:p>
          </table:table-cell>
          <table:table-cell table:style-name="ce290" office:value-type="string" calcext:value-type="string">
            <text:p>Orizon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RNEW4</text:p>
          </table:table-cell>
          <table:table-cell table:style-name="ce289" office:value-type="string" calcext:value-type="string">
            <text:p>Renova Energi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DASA3</text:p>
          </table:table-cell>
          <table:table-cell table:style-name="ce290" office:value-type="string" calcext:value-type="string">
            <text:p>Das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NINJ3</text:p>
          </table:table-cell>
          <table:table-cell table:style-name="ce289" office:value-type="string" calcext:value-type="string">
            <text:p>GetNinja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TASA4</text:p>
          </table:table-cell>
          <table:table-cell table:style-name="ce290" office:value-type="string" calcext:value-type="string">
            <text:p>Tauru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PORT3</text:p>
          </table:table-cell>
          <table:table-cell table:style-name="ce289" office:value-type="string" calcext:value-type="string">
            <text:p>Wilson Son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VIVR3</text:p>
          </table:table-cell>
          <table:table-cell table:style-name="ce290" office:value-type="string" calcext:value-type="string">
            <text:p>Viver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TRAD3</text:p>
          </table:table-cell>
          <table:table-cell table:style-name="ce289" office:value-type="string" calcext:value-type="string">
            <text:p>Traders Club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LAVV3</text:p>
          </table:table-cell>
          <table:table-cell table:style-name="ce290" office:value-type="string" calcext:value-type="string">
            <text:p>Lavvi Incorporador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ROMI3</text:p>
          </table:table-cell>
          <table:table-cell table:style-name="ce289" office:value-type="string" calcext:value-type="string">
            <text:p>Indústrias ROMI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BMOB3</text:p>
          </table:table-cell>
          <table:table-cell table:style-name="ce290" office:value-type="string" calcext:value-type="string">
            <text:p>Bemobi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OIBR4</text:p>
          </table:table-cell>
          <table:table-cell table:style-name="ce289" office:value-type="string" calcext:value-type="string">
            <text:p>Oi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SYNE3</text:p>
          </table:table-cell>
          <table:table-cell table:style-name="ce290" office:value-type="string" calcext:value-type="string">
            <text:p>SYN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AGRO3</text:p>
          </table:table-cell>
          <table:table-cell table:style-name="ce289" office:value-type="string" calcext:value-type="string">
            <text:p>BrasilAgro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UNIP6</text:p>
          </table:table-cell>
          <table:table-cell table:style-name="ce290" office:value-type="string" calcext:value-type="string">
            <text:p>Unipar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FIQE3</text:p>
          </table:table-cell>
          <table:table-cell table:style-name="ce289" office:value-type="string" calcext:value-type="string">
            <text:p>Unifique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TAEE4</text:p>
          </table:table-cell>
          <table:table-cell table:style-name="ce290" office:value-type="string" calcext:value-type="string">
            <text:p>Taes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PRNR3</text:p>
          </table:table-cell>
          <table:table-cell table:style-name="ce289" office:value-type="string" calcext:value-type="string">
            <text:p>Priner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POMO3</text:p>
          </table:table-cell>
          <table:table-cell table:style-name="ce290" office:value-type="string" calcext:value-type="string">
            <text:p>Marcopolo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OSXB3</text:p>
          </table:table-cell>
          <table:table-cell table:style-name="ce289" office:value-type="string" calcext:value-type="string">
            <text:p>OSX Brasil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TCSA3</text:p>
          </table:table-cell>
          <table:table-cell table:style-name="ce290" office:value-type="string" calcext:value-type="string">
            <text:p>Tecnis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CTNM4</text:p>
          </table:table-cell>
          <table:table-cell table:style-name="ce289" office:value-type="string" calcext:value-type="string">
            <text:p>Cotemina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ITSA3</text:p>
          </table:table-cell>
          <table:table-cell table:style-name="ce290" office:value-type="string" calcext:value-type="string">
            <text:p>Itaús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TGMA3</text:p>
          </table:table-cell>
          <table:table-cell table:style-name="ce289" office:value-type="string" calcext:value-type="string">
            <text:p>Tegm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IGTI3</text:p>
          </table:table-cell>
          <table:table-cell table:style-name="ce290" office:value-type="string" calcext:value-type="string">
            <text:p>Iguatemi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IGTI3</text:p>
          </table:table-cell>
          <table:table-cell table:style-name="ce289" office:value-type="string" calcext:value-type="string">
            <text:p>Jereissati Participaçõe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INEP3</text:p>
          </table:table-cell>
          <table:table-cell table:style-name="ce290" office:value-type="string" calcext:value-type="string">
            <text:p>Inepar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ALPK3</text:p>
          </table:table-cell>
          <table:table-cell table:style-name="ce289" office:value-type="string" calcext:value-type="string">
            <text:p>Estapar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UCAS3</text:p>
          </table:table-cell>
          <table:table-cell table:style-name="ce290" office:value-type="string" calcext:value-type="string">
            <text:p>Unicas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LOGG3</text:p>
          </table:table-cell>
          <table:table-cell table:style-name="ce289" office:value-type="string" calcext:value-type="string">
            <text:p>LOG CP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JSLG3</text:p>
          </table:table-cell>
          <table:table-cell table:style-name="ce290" office:value-type="string" calcext:value-type="string">
            <text:p>JSL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SANB4</text:p>
          </table:table-cell>
          <table:table-cell table:style-name="ce289" office:value-type="string" calcext:value-type="string">
            <text:p>Banco Santander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AGXY3</text:p>
          </table:table-cell>
          <table:table-cell table:style-name="ce290" office:value-type="string" calcext:value-type="string">
            <text:p>AgroGalaxy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SANB3</text:p>
          </table:table-cell>
          <table:table-cell table:style-name="ce289" office:value-type="string" calcext:value-type="string">
            <text:p>Banco Santander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PDTC3</text:p>
          </table:table-cell>
          <table:table-cell table:style-name="ce290" office:value-type="string" calcext:value-type="string">
            <text:p>Padtec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RSID3</text:p>
          </table:table-cell>
          <table:table-cell table:style-name="ce289" office:value-type="string" calcext:value-type="string">
            <text:p>Rossi Residencial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DEXP3</text:p>
          </table:table-cell>
          <table:table-cell table:style-name="ce290" office:value-type="string" calcext:value-type="string">
            <text:p>Dexxo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MELK3</text:p>
          </table:table-cell>
          <table:table-cell table:style-name="ce289" office:value-type="string" calcext:value-type="string">
            <text:p>Melnick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TAEE3</text:p>
          </table:table-cell>
          <table:table-cell table:style-name="ce290" office:value-type="string" calcext:value-type="string">
            <text:p>Taes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LPSB3</text:p>
          </table:table-cell>
          <table:table-cell table:style-name="ce289" office:value-type="string" calcext:value-type="string">
            <text:p>Lope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WEST3</text:p>
          </table:table-cell>
          <table:table-cell table:style-name="ce290" office:value-type="string" calcext:value-type="string">
            <text:p>Westwing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GGBR3</text:p>
          </table:table-cell>
          <table:table-cell table:style-name="ce289" office:value-type="string" calcext:value-type="string">
            <text:p>Gerdau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TFCO4</text:p>
          </table:table-cell>
          <table:table-cell table:style-name="ce290" office:value-type="string" calcext:value-type="string">
            <text:p>Track &amp; Field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INEP4</text:p>
          </table:table-cell>
          <table:table-cell table:style-name="ce289" office:value-type="string" calcext:value-type="string">
            <text:p>Inepar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LVTC3</text:p>
          </table:table-cell>
          <table:table-cell table:style-name="ce290" office:value-type="string" calcext:value-type="string">
            <text:p>WDC Network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CSUD3</text:p>
          </table:table-cell>
          <table:table-cell table:style-name="ce289" office:value-type="string" calcext:value-type="string">
            <text:p>CSU Cardsystem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TECN3</text:p>
          </table:table-cell>
          <table:table-cell table:style-name="ce290" office:value-type="string" calcext:value-type="string">
            <text:p>Techno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GOAU3</text:p>
          </table:table-cell>
          <table:table-cell table:style-name="ce289" office:value-type="string" calcext:value-type="string">
            <text:p>Metalúrgica Gerdau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LAND3</text:p>
          </table:table-cell>
          <table:table-cell table:style-name="ce290" office:value-type="string" calcext:value-type="string">
            <text:p>Terra Sant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RNEW3</text:p>
          </table:table-cell>
          <table:table-cell table:style-name="ce289" office:value-type="string" calcext:value-type="string">
            <text:p>Renova Energi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EUCA4</text:p>
          </table:table-cell>
          <table:table-cell table:style-name="ce290" office:value-type="string" calcext:value-type="string">
            <text:p>Eucatex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DMVF3</text:p>
          </table:table-cell>
          <table:table-cell table:style-name="ce289" office:value-type="string" calcext:value-type="string">
            <text:p>D1000 Varejo Farm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CTSA4</text:p>
          </table:table-cell>
          <table:table-cell table:style-name="ce290" office:value-type="string" calcext:value-type="string">
            <text:p>Santanense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ELMD3</text:p>
          </table:table-cell>
          <table:table-cell table:style-name="ce289" office:value-type="string" calcext:value-type="string">
            <text:p>Eletromidi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PMAM3</text:p>
          </table:table-cell>
          <table:table-cell table:style-name="ce290" office:value-type="string" calcext:value-type="string">
            <text:p>Paranapanem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RAPT3</text:p>
          </table:table-cell>
          <table:table-cell table:style-name="ce289" office:value-type="string" calcext:value-type="string">
            <text:p>Randon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ALLD3</text:p>
          </table:table-cell>
          <table:table-cell table:style-name="ce290" office:value-type="string" calcext:value-type="string">
            <text:p>Allied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SNSY3</text:p>
          </table:table-cell>
          <table:table-cell table:style-name="ce289" office:value-type="string" calcext:value-type="string">
            <text:p>Sansuy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AALR3</text:p>
          </table:table-cell>
          <table:table-cell table:style-name="ce290" office:value-type="string" calcext:value-type="string">
            <text:p>Allianç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BRAP3</text:p>
          </table:table-cell>
          <table:table-cell table:style-name="ce289" office:value-type="string" calcext:value-type="string">
            <text:p>Bradespar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BRKM3</text:p>
          </table:table-cell>
          <table:table-cell table:style-name="ce290" office:value-type="string" calcext:value-type="string">
            <text:p>Braskem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BMIN4</text:p>
          </table:table-cell>
          <table:table-cell table:style-name="ce289" office:value-type="string" calcext:value-type="string">
            <text:p>Banco Mercantil de Investimento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TPIS3</text:p>
          </table:table-cell>
          <table:table-cell table:style-name="ce290" office:value-type="string" calcext:value-type="string">
            <text:p>Triunfo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SNSY5</text:p>
          </table:table-cell>
          <table:table-cell table:style-name="ce289" office:value-type="string" calcext:value-type="string">
            <text:p>Sansuy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BOBR4</text:p>
          </table:table-cell>
          <table:table-cell table:style-name="ce290" office:value-type="string" calcext:value-type="string">
            <text:p>Bombril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ATMP3</text:p>
          </table:table-cell>
          <table:table-cell table:style-name="ce289" office:value-type="string" calcext:value-type="string">
            <text:p>Atm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ENGI4</text:p>
          </table:table-cell>
          <table:table-cell table:style-name="ce290" office:value-type="string" calcext:value-type="string">
            <text:p>Energis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CAMB3</text:p>
          </table:table-cell>
          <table:table-cell table:style-name="ce289" office:value-type="string" calcext:value-type="string">
            <text:p>Cambuci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FRTA3</text:p>
          </table:table-cell>
          <table:table-cell table:style-name="ce290" office:value-type="string" calcext:value-type="string">
            <text:p>Pomi Fruta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DOTZ3</text:p>
          </table:table-cell>
          <table:table-cell table:style-name="ce289" office:value-type="string" calcext:value-type="string">
            <text:p>Dotz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LOGN3</text:p>
          </table:table-cell>
          <table:table-cell table:style-name="ce290" office:value-type="string" calcext:value-type="string">
            <text:p>Log-In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UNIP3</text:p>
          </table:table-cell>
          <table:table-cell table:style-name="ce289" office:value-type="string" calcext:value-type="string">
            <text:p>Unipar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ALUP3</text:p>
          </table:table-cell>
          <table:table-cell table:style-name="ce290" office:value-type="string" calcext:value-type="string">
            <text:p>Alupar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ALUP4</text:p>
          </table:table-cell>
          <table:table-cell table:style-name="ce289" office:value-type="string" calcext:value-type="string">
            <text:p>Alupar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ATOM3</text:p>
          </table:table-cell>
          <table:table-cell table:style-name="ce290" office:value-type="string" calcext:value-type="string">
            <text:p>ATOM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BMEB4</text:p>
          </table:table-cell>
          <table:table-cell table:style-name="ce289" office:value-type="string" calcext:value-type="string">
            <text:p>Banco Mercantil do Brasil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CGRA4</text:p>
          </table:table-cell>
          <table:table-cell table:style-name="ce290" office:value-type="string" calcext:value-type="string">
            <text:p>Grazziotin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BRIV3</text:p>
          </table:table-cell>
          <table:table-cell table:style-name="ce289" office:value-type="string" calcext:value-type="string">
            <text:p>Alfa Investimento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HOOT4</text:p>
          </table:table-cell>
          <table:table-cell table:style-name="ce290" office:value-type="string" calcext:value-type="string">
            <text:p>Hotéis Othon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NUTR3</text:p>
          </table:table-cell>
          <table:table-cell table:style-name="ce289" office:value-type="string" calcext:value-type="string">
            <text:p>Nutriplant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CEBR6</text:p>
          </table:table-cell>
          <table:table-cell table:style-name="ce290" office:value-type="string" calcext:value-type="string">
            <text:p>CEB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SCAR3</text:p>
          </table:table-cell>
          <table:table-cell table:style-name="ce289" office:value-type="string" calcext:value-type="string">
            <text:p>São Carlo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CEBR3</text:p>
          </table:table-cell>
          <table:table-cell table:style-name="ce290" office:value-type="string" calcext:value-type="string">
            <text:p>CEB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TASA3</text:p>
          </table:table-cell>
          <table:table-cell table:style-name="ce289" office:value-type="string" calcext:value-type="string">
            <text:p>Tauru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OFSA3</text:p>
          </table:table-cell>
          <table:table-cell table:style-name="ce290" office:value-type="string" calcext:value-type="string">
            <text:p>Ourofino Saúde Animal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CEBR5</text:p>
          </table:table-cell>
          <table:table-cell table:style-name="ce289" office:value-type="string" calcext:value-type="string">
            <text:p>CEB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BEES3</text:p>
          </table:table-cell>
          <table:table-cell table:style-name="ce290" office:value-type="string" calcext:value-type="string">
            <text:p>Baneste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BRSR3</text:p>
          </table:table-cell>
          <table:table-cell table:style-name="ce289" office:value-type="string" calcext:value-type="string">
            <text:p>Banrisul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MERC4</text:p>
          </table:table-cell>
          <table:table-cell table:style-name="ce290" office:value-type="string" calcext:value-type="string">
            <text:p>Mercantil do Brasil Financeir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ENGI3</text:p>
          </table:table-cell>
          <table:table-cell table:style-name="ce289" office:value-type="string" calcext:value-type="string">
            <text:p>Energis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CTSA3</text:p>
          </table:table-cell>
          <table:table-cell table:style-name="ce290" office:value-type="string" calcext:value-type="string">
            <text:p>Santanense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BPAC5</text:p>
          </table:table-cell>
          <table:table-cell table:style-name="ce289" office:value-type="string" calcext:value-type="string">
            <text:p>Banco BTG Pactual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CRPG5</text:p>
          </table:table-cell>
          <table:table-cell table:style-name="ce290" office:value-type="string" calcext:value-type="string">
            <text:p>Tronox Pigmento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REDE3</text:p>
          </table:table-cell>
          <table:table-cell table:style-name="ce289" office:value-type="string" calcext:value-type="string">
            <text:p>Rede Energi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HAGA4</text:p>
          </table:table-cell>
          <table:table-cell table:style-name="ce290" office:value-type="string" calcext:value-type="string">
            <text:p>Hag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VSTE3</text:p>
          </table:table-cell>
          <table:table-cell table:style-name="ce289" office:value-type="string" calcext:value-type="string">
            <text:p>LE LIS BLANC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COCE5</text:p>
          </table:table-cell>
          <table:table-cell table:style-name="ce290" office:value-type="string" calcext:value-type="string">
            <text:p>Coelce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BIOM3</text:p>
          </table:table-cell>
          <table:table-cell table:style-name="ce289" office:value-type="string" calcext:value-type="string">
            <text:p>Biomm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WHRL3</text:p>
          </table:table-cell>
          <table:table-cell table:style-name="ce290" office:value-type="string" calcext:value-type="string">
            <text:p>Whirlpool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EQPA3</text:p>
          </table:table-cell>
          <table:table-cell table:style-name="ce289" office:value-type="string" calcext:value-type="string">
            <text:p>Equatorial Energia Pará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RPAD5</text:p>
          </table:table-cell>
          <table:table-cell table:style-name="ce290" office:value-type="string" calcext:value-type="string">
            <text:p>Alfa Holding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NORD3</text:p>
          </table:table-cell>
          <table:table-cell table:style-name="ce289" office:value-type="string" calcext:value-type="string">
            <text:p>Nordon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FHER3</text:p>
          </table:table-cell>
          <table:table-cell table:style-name="ce290" office:value-type="string" calcext:value-type="string">
            <text:p>Fertilizantes Heringer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EPAR3</text:p>
          </table:table-cell>
          <table:table-cell table:style-name="ce289" office:value-type="string" calcext:value-type="string">
            <text:p>Embpar Participaçõe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RSUL4</text:p>
          </table:table-cell>
          <table:table-cell table:style-name="ce290" office:value-type="string" calcext:value-type="string">
            <text:p>Metalúrgica Riosulense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MAPT4</text:p>
          </table:table-cell>
          <table:table-cell table:style-name="ce289" office:value-type="string" calcext:value-type="string">
            <text:p>Cemepe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TRPL3</text:p>
          </table:table-cell>
          <table:table-cell table:style-name="ce290" office:value-type="string" calcext:value-type="string">
            <text:p>Transmissão Paulist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JFEN3</text:p>
          </table:table-cell>
          <table:table-cell table:style-name="ce289" office:value-type="string" calcext:value-type="string">
            <text:p>João Forte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PTNT3</text:p>
          </table:table-cell>
          <table:table-cell table:style-name="ce290" office:value-type="string" calcext:value-type="string">
            <text:p>Pettenati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CLSC4</text:p>
          </table:table-cell>
          <table:table-cell table:style-name="ce289" office:value-type="string" calcext:value-type="string">
            <text:p>Celesc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RPMG3</text:p>
          </table:table-cell>
          <table:table-cell table:style-name="ce290" office:value-type="string" calcext:value-type="string">
            <text:p>Refinaria de Manguinho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DOHL4</text:p>
          </table:table-cell>
          <table:table-cell table:style-name="ce289" office:value-type="string" calcext:value-type="string">
            <text:p>Döhler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PINE3</text:p>
          </table:table-cell>
          <table:table-cell table:style-name="ce290" office:value-type="string" calcext:value-type="string">
            <text:p>PINE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BGIP4</text:p>
          </table:table-cell>
          <table:table-cell table:style-name="ce289" office:value-type="string" calcext:value-type="string">
            <text:p>Banese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BPAC3</text:p>
          </table:table-cell>
          <table:table-cell table:style-name="ce290" office:value-type="string" calcext:value-type="string">
            <text:p>Banco BTG Pactual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NEXP3</text:p>
          </table:table-cell>
          <table:table-cell table:style-name="ce289" office:value-type="string" calcext:value-type="string">
            <text:p>Brasil Broker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HAGA3</text:p>
          </table:table-cell>
          <table:table-cell table:style-name="ce290" office:value-type="string" calcext:value-type="string">
            <text:p>Hag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BMIN3</text:p>
          </table:table-cell>
          <table:table-cell table:style-name="ce289" office:value-type="string" calcext:value-type="string">
            <text:p>Banco Mercantil de Investimento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EALT4</text:p>
          </table:table-cell>
          <table:table-cell table:style-name="ce290" office:value-type="string" calcext:value-type="string">
            <text:p>Electro Aço Alton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EMAE4</text:p>
          </table:table-cell>
          <table:table-cell table:style-name="ce289" office:value-type="string" calcext:value-type="string">
            <text:p>EMAE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MTSA4</text:p>
          </table:table-cell>
          <table:table-cell table:style-name="ce290" office:value-type="string" calcext:value-type="string">
            <text:p>METIS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AFLT3</text:p>
          </table:table-cell>
          <table:table-cell table:style-name="ce289" office:value-type="string" calcext:value-type="string">
            <text:p>Afluente T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BAZA3</text:p>
          </table:table-cell>
          <table:table-cell table:style-name="ce290" office:value-type="string" calcext:value-type="string">
            <text:p>Banco da Amazôni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APER3</text:p>
          </table:table-cell>
          <table:table-cell table:style-name="ce289" office:value-type="string" calcext:value-type="string">
            <text:p>Alper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BEES4</text:p>
          </table:table-cell>
          <table:table-cell table:style-name="ce290" office:value-type="string" calcext:value-type="string">
            <text:p>Baneste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PEAB4</text:p>
          </table:table-cell>
          <table:table-cell table:style-name="ce289" office:value-type="string" calcext:value-type="string">
            <text:p>Participações Aliança da Bahi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HBTS5</text:p>
          </table:table-cell>
          <table:table-cell table:style-name="ce290" office:value-type="string" calcext:value-type="string">
            <text:p>Habitasul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CEDO4</text:p>
          </table:table-cell>
          <table:table-cell table:style-name="ce289" office:value-type="string" calcext:value-type="string">
            <text:p>Cedro Têxtil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TELB4</text:p>
          </table:table-cell>
          <table:table-cell table:style-name="ce290" office:value-type="string" calcext:value-type="string">
            <text:p>Telebra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WHRL4</text:p>
          </table:table-cell>
          <table:table-cell table:style-name="ce289" office:value-type="string" calcext:value-type="string">
            <text:p>Whirlpool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FESA3</text:p>
          </table:table-cell>
          <table:table-cell table:style-name="ce290" office:value-type="string" calcext:value-type="string">
            <text:p>Ferbas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CGAS5</text:p>
          </table:table-cell>
          <table:table-cell table:style-name="ce289" office:value-type="string" calcext:value-type="string">
            <text:p>Comgá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BMEB3</text:p>
          </table:table-cell>
          <table:table-cell table:style-name="ce290" office:value-type="string" calcext:value-type="string">
            <text:p>Banco Mercantil do Brasil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BSLI4</text:p>
          </table:table-cell>
          <table:table-cell table:style-name="ce289" office:value-type="string" calcext:value-type="string">
            <text:p>Banco de Brasíli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RDNI3</text:p>
          </table:table-cell>
          <table:table-cell table:style-name="ce290" office:value-type="string" calcext:value-type="string">
            <text:p>RNI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WLMM4</text:p>
          </table:table-cell>
          <table:table-cell table:style-name="ce289" office:value-type="string" calcext:value-type="string">
            <text:p>WLM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MWET4</text:p>
          </table:table-cell>
          <table:table-cell table:style-name="ce290" office:value-type="string" calcext:value-type="string">
            <text:p>Wetzel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CEEB3</text:p>
          </table:table-cell>
          <table:table-cell table:style-name="ce289" office:value-type="string" calcext:value-type="string">
            <text:p>COELB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CGRA3</text:p>
          </table:table-cell>
          <table:table-cell table:style-name="ce290" office:value-type="string" calcext:value-type="string">
            <text:p>Grazziotin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FRIO3</text:p>
          </table:table-cell>
          <table:table-cell table:style-name="ce289" office:value-type="string" calcext:value-type="string">
            <text:p>Metalfrio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CRPG6</text:p>
          </table:table-cell>
          <table:table-cell table:style-name="ce290" office:value-type="string" calcext:value-type="string">
            <text:p>Tronox Pigmento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CRIV3</text:p>
          </table:table-cell>
          <table:table-cell table:style-name="ce289" office:value-type="string" calcext:value-type="string">
            <text:p>Alfa Financeir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AVLL3</text:p>
          </table:table-cell>
          <table:table-cell table:style-name="ce290" office:value-type="string" calcext:value-type="string">
            <text:p>Alphaville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DTCY3</text:p>
          </table:table-cell>
          <table:table-cell table:style-name="ce289" office:value-type="string" calcext:value-type="string">
            <text:p>Dtcom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PEAB3</text:p>
          </table:table-cell>
          <table:table-cell table:style-name="ce290" office:value-type="string" calcext:value-type="string">
            <text:p>Participações Aliança da Bahi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EUCA3</text:p>
          </table:table-cell>
          <table:table-cell table:style-name="ce289" office:value-type="string" calcext:value-type="string">
            <text:p>Eucatex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PTNT4</text:p>
          </table:table-cell>
          <table:table-cell table:style-name="ce290" office:value-type="string" calcext:value-type="string">
            <text:p>Pettenati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CRIV4</text:p>
          </table:table-cell>
          <table:table-cell table:style-name="ce289" office:value-type="string" calcext:value-type="string">
            <text:p>Alfa Financeir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CTKA4</text:p>
          </table:table-cell>
          <table:table-cell table:style-name="ce290" office:value-type="string" calcext:value-type="string">
            <text:p>Karsten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MGEL4</text:p>
          </table:table-cell>
          <table:table-cell table:style-name="ce289" office:value-type="string" calcext:value-type="string">
            <text:p>Mangel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BRGE3</text:p>
          </table:table-cell>
          <table:table-cell table:style-name="ce290" office:value-type="string" calcext:value-type="string">
            <text:p>Consórcio Alf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BRIV4</text:p>
          </table:table-cell>
          <table:table-cell table:style-name="ce289" office:value-type="string" calcext:value-type="string">
            <text:p>Alfa Investimento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EALT3</text:p>
          </table:table-cell>
          <table:table-cell table:style-name="ce290" office:value-type="string" calcext:value-type="string">
            <text:p>Electro Aço Alton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CEEB5</text:p>
          </table:table-cell>
          <table:table-cell table:style-name="ce289" office:value-type="string" calcext:value-type="string">
            <text:p>COELB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TEKA4</text:p>
          </table:table-cell>
          <table:table-cell table:style-name="ce290" office:value-type="string" calcext:value-type="string">
            <text:p>Tek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PATI3</text:p>
          </table:table-cell>
          <table:table-cell table:style-name="ce289" office:value-type="string" calcext:value-type="string">
            <text:p>Panatlântic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CPLE5</text:p>
          </table:table-cell>
          <table:table-cell table:style-name="ce290" office:value-type="string" calcext:value-type="string">
            <text:p>Copel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BSLI3</text:p>
          </table:table-cell>
          <table:table-cell table:style-name="ce289" office:value-type="string" calcext:value-type="string">
            <text:p>Banco de Brasíli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DEXP4</text:p>
          </table:table-cell>
          <table:table-cell table:style-name="ce290" office:value-type="string" calcext:value-type="string">
            <text:p>Dexxo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CTNM3</text:p>
          </table:table-cell>
          <table:table-cell table:style-name="ce289" office:value-type="string" calcext:value-type="string">
            <text:p>Cotemina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ALPA3</text:p>
          </table:table-cell>
          <table:table-cell table:style-name="ce290" office:value-type="string" calcext:value-type="string">
            <text:p>Alpargata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PLAS3</text:p>
          </table:table-cell>
          <table:table-cell table:style-name="ce289" office:value-type="string" calcext:value-type="string">
            <text:p>Plascar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HETA4</text:p>
          </table:table-cell>
          <table:table-cell table:style-name="ce290" office:value-type="string" calcext:value-type="string">
            <text:p>Hercule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BMKS3</text:p>
          </table:table-cell>
          <table:table-cell table:style-name="ce289" office:value-type="string" calcext:value-type="string">
            <text:p>Monark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BAHI3</text:p>
          </table:table-cell>
          <table:table-cell table:style-name="ce290" office:value-type="string" calcext:value-type="string">
            <text:p>Bahem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TELB3</text:p>
          </table:table-cell>
          <table:table-cell table:style-name="ce289" office:value-type="string" calcext:value-type="string">
            <text:p>Telebra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CLSC3</text:p>
          </table:table-cell>
          <table:table-cell table:style-name="ce290" office:value-type="string" calcext:value-type="string">
            <text:p>Celesc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RPAD3</text:p>
          </table:table-cell>
          <table:table-cell table:style-name="ce289" office:value-type="string" calcext:value-type="string">
            <text:p>Alfa Holding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BNBR3</text:p>
          </table:table-cell>
          <table:table-cell table:style-name="ce290" office:value-type="string" calcext:value-type="string">
            <text:p>Banco do Nordeste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BRGE12</text:p>
          </table:table-cell>
          <table:table-cell table:style-name="ce289" office:value-type="string" calcext:value-type="string">
            <text:p>Consórcio Alf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GEPA3</text:p>
          </table:table-cell>
          <table:table-cell table:style-name="ce290" office:value-type="string" calcext:value-type="string">
            <text:p>Rio Paranapanema Energi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TKNO4</text:p>
          </table:table-cell>
          <table:table-cell table:style-name="ce289" office:value-type="string" calcext:value-type="string">
            <text:p>Tekno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EQMA3B</text:p>
          </table:table-cell>
          <table:table-cell table:style-name="ce290" office:value-type="string" calcext:value-type="string">
            <text:p>Equatorial Maranhão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CSRN5</text:p>
          </table:table-cell>
          <table:table-cell table:style-name="ce289" office:value-type="string" calcext:value-type="string">
            <text:p>COSERN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GEPA4</text:p>
          </table:table-cell>
          <table:table-cell table:style-name="ce290" office:value-type="string" calcext:value-type="string">
            <text:p>Rio Paranapanema Energi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JOPA3</text:p>
          </table:table-cell>
          <table:table-cell table:style-name="ce289" office:value-type="string" calcext:value-type="string">
            <text:p>Josapar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DOHL3</text:p>
          </table:table-cell>
          <table:table-cell table:style-name="ce290" office:value-type="string" calcext:value-type="string">
            <text:p>Döhler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MNPR3</text:p>
          </table:table-cell>
          <table:table-cell table:style-name="ce289" office:value-type="string" calcext:value-type="string">
            <text:p>Minupar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BALM3</text:p>
          </table:table-cell>
          <table:table-cell table:style-name="ce290" office:value-type="string" calcext:value-type="string">
            <text:p>Baumer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BDLL4</text:p>
          </table:table-cell>
          <table:table-cell table:style-name="ce289" office:value-type="string" calcext:value-type="string">
            <text:p>Bardell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BALM4</text:p>
          </table:table-cell>
          <table:table-cell table:style-name="ce290" office:value-type="string" calcext:value-type="string">
            <text:p>Baumer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BAUH4</text:p>
          </table:table-cell>
          <table:table-cell table:style-name="ce289" office:value-type="string" calcext:value-type="string">
            <text:p>Excelsior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UNIP5</text:p>
          </table:table-cell>
          <table:table-cell table:style-name="ce290" office:value-type="string" calcext:value-type="string">
            <text:p>Unipar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BGIP3</text:p>
          </table:table-cell>
          <table:table-cell table:style-name="ce289" office:value-type="string" calcext:value-type="string">
            <text:p>Banese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MOAR3</text:p>
          </table:table-cell>
          <table:table-cell table:style-name="ce290" office:value-type="string" calcext:value-type="string">
            <text:p>Monteiro Aranh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MNDL3</text:p>
          </table:table-cell>
          <table:table-cell table:style-name="ce289" office:value-type="string" calcext:value-type="string">
            <text:p>Mundial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BRGE6</text:p>
          </table:table-cell>
          <table:table-cell table:style-name="ce290" office:value-type="string" calcext:value-type="string">
            <text:p>Consórcio Alf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IGTI4</text:p>
          </table:table-cell>
          <table:table-cell table:style-name="ce289" office:value-type="string" calcext:value-type="string">
            <text:p>Jereissati Participaçõe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IGTI4</text:p>
          </table:table-cell>
          <table:table-cell table:style-name="ce290" office:value-type="string" calcext:value-type="string">
            <text:p>Iguatemi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ESTR4</text:p>
          </table:table-cell>
          <table:table-cell table:style-name="ce289" office:value-type="string" calcext:value-type="string">
            <text:p>Estrel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PATI4</text:p>
          </table:table-cell>
          <table:table-cell table:style-name="ce290" office:value-type="string" calcext:value-type="string">
            <text:p>Panatlântic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RPAD6</text:p>
          </table:table-cell>
          <table:table-cell table:style-name="ce289" office:value-type="string" calcext:value-type="string">
            <text:p>Alfa Holding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AHEB5</text:p>
          </table:table-cell>
          <table:table-cell table:style-name="ce290" office:value-type="string" calcext:value-type="string">
            <text:p>São Paulo Turismo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CEED4</text:p>
          </table:table-cell>
          <table:table-cell table:style-name="ce289" office:value-type="string" calcext:value-type="string">
            <text:p>CEEE D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EQPA6</text:p>
          </table:table-cell>
          <table:table-cell table:style-name="ce290" office:value-type="string" calcext:value-type="string">
            <text:p>Equatorial Energia Pará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CSRN3</text:p>
          </table:table-cell>
          <table:table-cell table:style-name="ce289" office:value-type="string" calcext:value-type="string">
            <text:p>COSERN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EQPA5</text:p>
          </table:table-cell>
          <table:table-cell table:style-name="ce290" office:value-type="string" calcext:value-type="string">
            <text:p>Equatorial Energia Pará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LUXM4</text:p>
          </table:table-cell>
          <table:table-cell table:style-name="ce289" office:value-type="string" calcext:value-type="string">
            <text:p>Trevis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CTKA3</text:p>
          </table:table-cell>
          <table:table-cell table:style-name="ce290" office:value-type="string" calcext:value-type="string">
            <text:p>Karsten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CBEE3</text:p>
          </table:table-cell>
          <table:table-cell table:style-name="ce289" office:value-type="string" calcext:value-type="string">
            <text:p>Ampla Energi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EKTR4</text:p>
          </table:table-cell>
          <table:table-cell table:style-name="ce290" office:value-type="string" calcext:value-type="string">
            <text:p>Elektro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CSRN6</text:p>
          </table:table-cell>
          <table:table-cell table:style-name="ce289" office:value-type="string" calcext:value-type="string">
            <text:p>COSERN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CEED3</text:p>
          </table:table-cell>
          <table:table-cell table:style-name="ce290" office:value-type="string" calcext:value-type="string">
            <text:p>CEEE D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EQPA7</text:p>
          </table:table-cell>
          <table:table-cell table:style-name="ce289" office:value-type="string" calcext:value-type="string">
            <text:p>Equatorial Energia Pará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BDLL3</text:p>
          </table:table-cell>
          <table:table-cell table:style-name="ce290" office:value-type="string" calcext:value-type="string">
            <text:p>Bardell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CALI3</text:p>
          </table:table-cell>
          <table:table-cell table:style-name="ce289" office:value-type="string" calcext:value-type="string">
            <text:p>Adolpho Lindenberg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CGAS3</text:p>
          </table:table-cell>
          <table:table-cell table:style-name="ce290" office:value-type="string" calcext:value-type="string">
            <text:p>Comgá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ESTR3</text:p>
          </table:table-cell>
          <table:table-cell table:style-name="ce289" office:value-type="string" calcext:value-type="string">
            <text:p>Estrel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MRSA3B</text:p>
          </table:table-cell>
          <table:table-cell table:style-name="ce290" office:value-type="string" calcext:value-type="string">
            <text:p>MRS Logístic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ENMT3</text:p>
          </table:table-cell>
          <table:table-cell table:style-name="ce289" office:value-type="string" calcext:value-type="string">
            <text:p>Energisa MT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ELET5</text:p>
          </table:table-cell>
          <table:table-cell table:style-name="ce290" office:value-type="string" calcext:value-type="string">
            <text:p>Eletrobra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BRGE8</text:p>
          </table:table-cell>
          <table:table-cell table:style-name="ce289" office:value-type="string" calcext:value-type="string">
            <text:p>Consórcio Alf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MRSA6B</text:p>
          </table:table-cell>
          <table:table-cell table:style-name="ce290" office:value-type="string" calcext:value-type="string">
            <text:p>MRS Logístic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MRSA5B</text:p>
          </table:table-cell>
          <table:table-cell table:style-name="ce289" office:value-type="string" calcext:value-type="string">
            <text:p>MRS Logístic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BRKM6</text:p>
          </table:table-cell>
          <table:table-cell table:style-name="ce290" office:value-type="string" calcext:value-type="string">
            <text:p>Braskem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USIM6</text:p>
          </table:table-cell>
          <table:table-cell table:style-name="ce289" office:value-type="string" calcext:value-type="string">
            <text:p>Usimina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FIEI3</text:p>
          </table:table-cell>
          <table:table-cell table:style-name="ce290" office:value-type="string" calcext:value-type="string">
            <text:p>Fic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SOND5</text:p>
          </table:table-cell>
          <table:table-cell table:style-name="ce289" office:value-type="string" calcext:value-type="string">
            <text:p>Sondotécnic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CEDO3</text:p>
          </table:table-cell>
          <table:table-cell table:style-name="ce290" office:value-type="string" calcext:value-type="string">
            <text:p>Cedro Têxtil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MAPT3</text:p>
          </table:table-cell>
          <table:table-cell table:style-name="ce289" office:value-type="string" calcext:value-type="string">
            <text:p>Cemepe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WLMM3</text:p>
          </table:table-cell>
          <table:table-cell table:style-name="ce290" office:value-type="string" calcext:value-type="string">
            <text:p>WLM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SOND6</text:p>
          </table:table-cell>
          <table:table-cell table:style-name="ce289" office:value-type="string" calcext:value-type="string">
            <text:p>Sondotécnic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GSHP3</text:p>
          </table:table-cell>
          <table:table-cell table:style-name="ce290" office:value-type="string" calcext:value-type="string">
            <text:p>General Shopping &amp; Outlet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BRSR5</text:p>
          </table:table-cell>
          <table:table-cell table:style-name="ce289" office:value-type="string" calcext:value-type="string">
            <text:p>Banrisul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ENMT4</text:p>
          </table:table-cell>
          <table:table-cell table:style-name="ce290" office:value-type="string" calcext:value-type="string">
            <text:p>Energisa MT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BRGE11</text:p>
          </table:table-cell>
          <table:table-cell table:style-name="ce289" office:value-type="string" calcext:value-type="string">
            <text:p>Consórcio Alf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LIPR3</text:p>
          </table:table-cell>
          <table:table-cell table:style-name="ce290" office:value-type="string" calcext:value-type="string">
            <text:p>Eletropar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CSAB3</text:p>
          </table:table-cell>
          <table:table-cell table:style-name="ce289" office:value-type="string" calcext:value-type="string">
            <text:p>Cia. de Seg. Aliança da Bahi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CSAB4</text:p>
          </table:table-cell>
          <table:table-cell table:style-name="ce290" office:value-type="string" calcext:value-type="string">
            <text:p>Cia. de Seg. Aliança da Bahi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AHEB3</text:p>
          </table:table-cell>
          <table:table-cell table:style-name="ce289" office:value-type="string" calcext:value-type="string">
            <text:p>São Paulo Turismo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CRPG3</text:p>
          </table:table-cell>
          <table:table-cell table:style-name="ce290" office:value-type="string" calcext:value-type="string">
            <text:p>Tronox Pigmento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MEGA3</text:p>
          </table:table-cell>
          <table:table-cell table:style-name="ce289" office:value-type="string" calcext:value-type="string">
            <text:p>OMEGA ENERGIA S.A.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DMFN3</text:p>
          </table:table-cell>
          <table:table-cell table:style-name="ce290" office:value-type="string" calcext:value-type="string">
            <text:p>DM Financeir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BRGE5</text:p>
          </table:table-cell>
          <table:table-cell table:style-name="ce289" office:value-type="string" calcext:value-type="string">
            <text:p>Consórcio Alf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GPAR3</text:p>
          </table:table-cell>
          <table:table-cell table:style-name="ce290" office:value-type="string" calcext:value-type="string">
            <text:p>CELGPAR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SQIA3</text:p>
          </table:table-cell>
          <table:table-cell table:style-name="ce289" office:value-type="string" calcext:value-type="string">
            <text:p>Sinqi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BRGE7</text:p>
          </table:table-cell>
          <table:table-cell table:style-name="ce290" office:value-type="string" calcext:value-type="string">
            <text:p>Consórcio Alf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ALSO3</text:p>
          </table:table-cell>
          <table:table-cell table:style-name="ce289" office:value-type="string" calcext:value-type="string">
            <text:p>Aliansce Sonae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BRPR3</text:p>
          </table:table-cell>
          <table:table-cell table:style-name="ce290" office:value-type="string" calcext:value-type="string">
            <text:p>BR Propertie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MTSA3</text:p>
          </table:table-cell>
          <table:table-cell table:style-name="ce289" office:value-type="string" calcext:value-type="string">
            <text:p>METIS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SLED4</text:p>
          </table:table-cell>
          <table:table-cell table:style-name="ce290" office:value-type="string" calcext:value-type="string">
            <text:p>Saraiv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SLED3</text:p>
          </table:table-cell>
          <table:table-cell table:style-name="ce289" office:value-type="string" calcext:value-type="string">
            <text:p>Saraiv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AHEB6</text:p>
          </table:table-cell>
          <table:table-cell table:style-name="ce290" office:value-type="string" calcext:value-type="string">
            <text:p>São Paulo Turismo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number-columns-repeated="2" table:style-name="ce289" office:value-type="string" calcext:value-type="string">
            <text:p>VIIA3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EKTR3</text:p>
          </table:table-cell>
          <table:table-cell table:style-name="ce290" office:value-type="string" calcext:value-type="string">
            <text:p>Elektro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MWET3</text:p>
          </table:table-cell>
          <table:table-cell table:style-name="ce289" office:value-type="string" calcext:value-type="string">
            <text:p>Wetzel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ENBR3</text:p>
          </table:table-cell>
          <table:table-cell table:style-name="ce290" office:value-type="string" calcext:value-type="string">
            <text:p>EDP Brasil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BOAS3</text:p>
          </table:table-cell>
          <table:table-cell table:style-name="ce289" office:value-type="string" calcext:value-type="string">
            <text:p>Boa Vist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COCE3</text:p>
          </table:table-cell>
          <table:table-cell table:style-name="ce290" office:value-type="string" calcext:value-type="string">
            <text:p>Coelce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JOPA4</text:p>
          </table:table-cell>
          <table:table-cell table:style-name="ce289" office:value-type="string" calcext:value-type="string">
            <text:p>Josapar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MODL3</text:p>
          </table:table-cell>
          <table:table-cell table:style-name="ce290" office:value-type="string" calcext:value-type="string">
            <text:p>Banco Modal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MERC3</text:p>
          </table:table-cell>
          <table:table-cell table:style-name="ce289" office:value-type="string" calcext:value-type="string">
            <text:p>Mercantil do Brasil Financeir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CEGR3</text:p>
          </table:table-cell>
          <table:table-cell table:style-name="ce290" office:value-type="string" calcext:value-type="string">
            <text:p>Naturgy (CEG)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number-columns-repeated="2" table:style-name="ce289" office:value-type="string" calcext:value-type="string">
            <text:p>CRDE3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IGBR3</text:p>
          </table:table-cell>
          <table:table-cell table:style-name="ce290" office:value-type="string" calcext:value-type="string">
            <text:p>IGB Eletrônic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MSPA4</text:p>
          </table:table-cell>
          <table:table-cell table:style-name="ce289" office:value-type="string" calcext:value-type="string">
            <text:p>Melhoramento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ODER4</text:p>
          </table:table-cell>
          <table:table-cell table:style-name="ce290" office:value-type="string" calcext:value-type="string">
            <text:p>Conservas Oderich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PARD3</text:p>
          </table:table-cell>
          <table:table-cell table:style-name="ce289" office:value-type="string" calcext:value-type="string">
            <text:p>Hermes Pardini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CASN3</text:p>
          </table:table-cell>
          <table:table-cell table:style-name="ce290" office:value-type="string" calcext:value-type="string">
            <text:p>CASAN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number-columns-repeated="2" table:style-name="ce289" office:value-type="string" calcext:value-type="string">
            <text:p>WIZS3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number-columns-repeated="2" table:style-name="ce290" office:value-type="string" calcext:value-type="string">
            <text:p>LLIS3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MSPA3</text:p>
          </table:table-cell>
          <table:table-cell table:style-name="ce289" office:value-type="string" calcext:value-type="string">
            <text:p>Melhoramento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BRML3</text:p>
          </table:table-cell>
          <table:table-cell table:style-name="ce290" office:value-type="string" calcext:value-type="string">
            <text:p>BRMall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DMMO3</text:p>
          </table:table-cell>
          <table:table-cell table:style-name="ce289" office:value-type="string" calcext:value-type="string">
            <text:p>Dommo Energi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GETT3</text:p>
          </table:table-cell>
          <table:table-cell table:style-name="ce290" office:value-type="string" calcext:value-type="string">
            <text:p>Getnet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GETT4</text:p>
          </table:table-cell>
          <table:table-cell table:style-name="ce289" office:value-type="string" calcext:value-type="string">
            <text:p>Getnet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SULA4</text:p>
          </table:table-cell>
          <table:table-cell table:style-name="ce290" office:value-type="string" calcext:value-type="string">
            <text:p>SulAméric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SULA3</text:p>
          </table:table-cell>
          <table:table-cell table:style-name="ce289" office:value-type="string" calcext:value-type="string">
            <text:p>SulAméric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CEPE5</text:p>
          </table:table-cell>
          <table:table-cell table:style-name="ce290" office:value-type="string" calcext:value-type="string">
            <text:p>CELPE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TCNO4</text:p>
          </table:table-cell>
          <table:table-cell table:style-name="ce289" office:value-type="string" calcext:value-type="string">
            <text:p>Tecnosolo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TCNO3</text:p>
          </table:table-cell>
          <table:table-cell table:style-name="ce290" office:value-type="string" calcext:value-type="string">
            <text:p>Tecnosolo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CEPE6</text:p>
          </table:table-cell>
          <table:table-cell table:style-name="ce289" office:value-type="string" calcext:value-type="string">
            <text:p>CELPE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number-columns-repeated="2" table:style-name="ce290" office:value-type="string" calcext:value-type="string">
            <text:p>BKBR3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MTIG4</text:p>
          </table:table-cell>
          <table:table-cell table:style-name="ce289" office:value-type="string" calcext:value-type="string">
            <text:p>Metalgráfica Iguaçu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BLUT4</text:p>
          </table:table-cell>
          <table:table-cell table:style-name="ce290" office:value-type="string" calcext:value-type="string">
            <text:p>Blue Tech Solution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BLUT3</text:p>
          </table:table-cell>
          <table:table-cell table:style-name="ce289" office:value-type="string" calcext:value-type="string">
            <text:p>Blue Tech Solution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MODL4</text:p>
          </table:table-cell>
          <table:table-cell table:style-name="ce290" office:value-type="string" calcext:value-type="string">
            <text:p>Banco Modal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number-columns-repeated="2" table:style-name="ce289" office:value-type="string" calcext:value-type="string">
            <text:p>CARD3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SHUL3</text:p>
          </table:table-cell>
          <table:table-cell table:style-name="ce290" office:value-type="string" calcext:value-type="string">
            <text:p>Schulz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FIGE3</text:p>
          </table:table-cell>
          <table:table-cell table:style-name="ce289" office:value-type="string" calcext:value-type="string">
            <text:p>Investimentos Bemge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number-columns-repeated="2" table:style-name="ce290" office:value-type="string" calcext:value-type="string">
            <text:p>FNCN3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TEKA3</text:p>
          </table:table-cell>
          <table:table-cell table:style-name="ce289" office:value-type="string" calcext:value-type="string">
            <text:p>Tek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HETA3</text:p>
          </table:table-cell>
          <table:table-cell table:style-name="ce290" office:value-type="string" calcext:value-type="string">
            <text:p>Hercule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LCAM3</text:p>
          </table:table-cell>
          <table:table-cell table:style-name="ce289" office:value-type="string" calcext:value-type="string">
            <text:p>Locameric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BIDI4</text:p>
          </table:table-cell>
          <table:table-cell table:style-name="ce290" office:value-type="string" calcext:value-type="string">
            <text:p>Banco Inter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BIDI3</text:p>
          </table:table-cell>
          <table:table-cell table:style-name="ce289" office:value-type="string" calcext:value-type="string">
            <text:p>Banco Inter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EEEL4</text:p>
          </table:table-cell>
          <table:table-cell table:style-name="ce290" office:value-type="string" calcext:value-type="string">
            <text:p>CEEE GT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EEEL3</text:p>
          </table:table-cell>
          <table:table-cell table:style-name="ce289" office:value-type="string" calcext:value-type="string">
            <text:p>CEEE GT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number-columns-repeated="2" table:style-name="ce290" office:value-type="string" calcext:value-type="string">
            <text:p>BBRK3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SOND3</text:p>
          </table:table-cell>
          <table:table-cell table:style-name="ce289" office:value-type="string" calcext:value-type="string">
            <text:p>Sondotécnic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CESP6</text:p>
          </table:table-cell>
          <table:table-cell table:style-name="ce290" office:value-type="string" calcext:value-type="string">
            <text:p>CESP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CESP3</text:p>
          </table:table-cell>
          <table:table-cell table:style-name="ce289" office:value-type="string" calcext:value-type="string">
            <text:p>CESP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CESP5</text:p>
          </table:table-cell>
          <table:table-cell table:style-name="ce290" office:value-type="string" calcext:value-type="string">
            <text:p>CESP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ECPR4</text:p>
          </table:table-cell>
          <table:table-cell table:style-name="ce289" office:value-type="string" calcext:value-type="string">
            <text:p>Encorpar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MOSI3</text:p>
          </table:table-cell>
          <table:table-cell table:style-name="ce290" office:value-type="string" calcext:value-type="string">
            <text:p>Mosaico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POWE3</text:p>
          </table:table-cell>
          <table:table-cell table:style-name="ce289" office:value-type="string" calcext:value-type="string">
            <text:p>Focus Energi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ECPR3</text:p>
          </table:table-cell>
          <table:table-cell table:style-name="ce290" office:value-type="string" calcext:value-type="string">
            <text:p>Encorpar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GNDI3</text:p>
          </table:table-cell>
          <table:table-cell table:style-name="ce289" office:value-type="string" calcext:value-type="string">
            <text:p>NotreDame Intermédic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LAME4</text:p>
          </table:table-cell>
          <table:table-cell table:style-name="ce290" office:value-type="string" calcext:value-type="string">
            <text:p>Lojas Americana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LAME3</text:p>
          </table:table-cell>
          <table:table-cell table:style-name="ce289" office:value-type="string" calcext:value-type="string">
            <text:p>Lojas Americana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OMGE3</text:p>
          </table:table-cell>
          <table:table-cell table:style-name="ce290" office:value-type="string" calcext:value-type="string">
            <text:p>Omega Geração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number-columns-repeated="2" table:style-name="ce289" office:value-type="string" calcext:value-type="string">
            <text:p>IGTA3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number-columns-repeated="2" table:style-name="ce290" office:value-type="string" calcext:value-type="string">
            <text:p>JPSA3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number-columns-repeated="2" table:style-name="ce289" office:value-type="string" calcext:value-type="string">
            <text:p>BRDT3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number-columns-repeated="2" table:style-name="ce290" office:value-type="string" calcext:value-type="string">
            <text:p>JBDU4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number-columns-repeated="2" table:style-name="ce289" office:value-type="string" calcext:value-type="string">
            <text:p>JBDU3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HGTX3</text:p>
          </table:table-cell>
          <table:table-cell table:style-name="ce290" office:value-type="string" calcext:value-type="string">
            <text:p>Hering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number-columns-repeated="2" table:style-name="ce289" office:value-type="string" calcext:value-type="string">
            <text:p>CCPR3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number-columns-repeated="2" table:style-name="ce290" office:value-type="string" calcext:value-type="string">
            <text:p>DTEX3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number-columns-repeated="2" table:style-name="ce289" office:value-type="string" calcext:value-type="string">
            <text:p>VVAR3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PNVL4</text:p>
          </table:table-cell>
          <table:table-cell table:style-name="ce290" office:value-type="string" calcext:value-type="string">
            <text:p>Dimed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TESA3</text:p>
          </table:table-cell>
          <table:table-cell table:style-name="ce289" office:value-type="string" calcext:value-type="string">
            <text:p>Terra Sant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number-columns-repeated="2" table:style-name="ce290" office:value-type="string" calcext:value-type="string">
            <text:p>BTOW3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LINX3</text:p>
          </table:table-cell>
          <table:table-cell table:style-name="ce289" office:value-type="string" calcext:value-type="string">
            <text:p>Linx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number-columns-repeated="2" table:style-name="ce290" office:value-type="string" calcext:value-type="string">
            <text:p>BTTL3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number-columns-repeated="2" table:style-name="ce289" office:value-type="string" calcext:value-type="string">
            <text:p>GPCP3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number-columns-repeated="2" table:style-name="ce290" office:value-type="string" calcext:value-type="string">
            <text:p>GPCP4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SMLS3</text:p>
          </table:table-cell>
          <table:table-cell table:style-name="ce289" office:value-type="string" calcext:value-type="string">
            <text:p>Smile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MMXM3</text:p>
          </table:table-cell>
          <table:table-cell table:style-name="ce290" office:value-type="string" calcext:value-type="string">
            <text:p>MMX Mineração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BSEV3</text:p>
          </table:table-cell>
          <table:table-cell table:style-name="ce289" office:value-type="string" calcext:value-type="string">
            <text:p>Biosev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number-columns-repeated="2" table:style-name="ce290" office:value-type="string" calcext:value-type="string">
            <text:p>CNTO3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TIET4</text:p>
          </table:table-cell>
          <table:table-cell table:style-name="ce289" office:value-type="string" calcext:value-type="string">
            <text:p>AES Tietê Energi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TIET3</text:p>
          </table:table-cell>
          <table:table-cell table:style-name="ce290" office:value-type="string" calcext:value-type="string">
            <text:p>AES Tietê Energi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CORR4</text:p>
          </table:table-cell>
          <table:table-cell table:style-name="ce289" office:value-type="string" calcext:value-type="string">
            <text:p>Corrêa Ribeiro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CEPE3</text:p>
          </table:table-cell>
          <table:table-cell table:style-name="ce290" office:value-type="string" calcext:value-type="string">
            <text:p>CELPE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CALI4</text:p>
          </table:table-cell>
          <table:table-cell table:style-name="ce289" office:value-type="string" calcext:value-type="string">
            <text:p>Adolpho Lindenberg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SNSY6</text:p>
          </table:table-cell>
          <table:table-cell table:style-name="ce290" office:value-type="string" calcext:value-type="string">
            <text:p>Sansuy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CASN4</text:p>
          </table:table-cell>
          <table:table-cell table:style-name="ce289" office:value-type="string" calcext:value-type="string">
            <text:p>CASAN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EMAE3</text:p>
          </table:table-cell>
          <table:table-cell table:style-name="ce290" office:value-type="string" calcext:value-type="string">
            <text:p>EMAE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BPAR3</text:p>
          </table:table-cell>
          <table:table-cell table:style-name="ce289" office:value-type="string" calcext:value-type="string">
            <text:p>Banpará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APTI4</text:p>
          </table:table-cell>
          <table:table-cell table:style-name="ce290" office:value-type="string" calcext:value-type="string">
            <text:p>Aliperti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VSPT3</text:p>
          </table:table-cell>
          <table:table-cell table:style-name="ce289" office:value-type="string" calcext:value-type="string">
            <text:p>FC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MTIG3</text:p>
          </table:table-cell>
          <table:table-cell table:style-name="ce290" office:value-type="string" calcext:value-type="string">
            <text:p>Metalgráfica Iguaçu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FIGE4</text:p>
          </table:table-cell>
          <table:table-cell table:style-name="ce289" office:value-type="string" calcext:value-type="string">
            <text:p>Investimentos Bemge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LUXM3</text:p>
          </table:table-cell>
          <table:table-cell table:style-name="ce290" office:value-type="string" calcext:value-type="string">
            <text:p>Trevisa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TKNO3</text:p>
          </table:table-cell>
          <table:table-cell table:style-name="ce289" office:value-type="string" calcext:value-type="string">
            <text:p>Tekno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COCE6</text:p>
          </table:table-cell>
          <table:table-cell table:style-name="ce290" office:value-type="string" calcext:value-type="string">
            <text:p>Coelce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MGEL3</text:p>
          </table:table-cell>
          <table:table-cell table:style-name="ce289" office:value-type="string" calcext:value-type="string">
            <text:p>Mangels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90" office:value-type="string" calcext:value-type="string">
            <text:p>CTSA8</text:p>
          </table:table-cell>
          <table:table-cell table:style-name="ce290" office:value-type="string" calcext:value-type="string">
            <text:p>Santanense</text:p>
          </table:table-cell>
          <table:table-cell table:style-name="ce335" table:number-columns-repeated="24"/>
          <table:table-cell table:number-columns-repeated="38"/>
        </table:table-row>
        <table:table-row table:style-name="ro2">
          <table:table-cell table:style-name="ce289" office:value-type="string" calcext:value-type="string">
            <text:p>MMAQ4</text:p>
          </table:table-cell>
          <table:table-cell table:style-name="ce289" office:value-type="string" calcext:value-type="string">
            <text:p>Minasmáquinas</text:p>
          </table:table-cell>
          <table:table-cell table:style-name="ce335" table:number-columns-repeated="24"/>
          <table:table-cell table:number-columns-repeated="38"/>
        </table:table-row>
        <table:table-row table:style-name="ro2" table:number-rows-repeated="464">
          <table:table-cell table:style-name="ce334" table:number-columns-repeated="2"/>
          <table:table-cell table:style-name="ce335" table:number-columns-repeated="24"/>
          <table:table-cell table:number-columns-repeated="38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Chat-GPT - Aluno" table:style-name="ta1">
        <table:table-column table:style-name="co27" table:default-cell-style-name="ce340"/>
        <table:table-column table:style-name="co28" table:default-cell-style-name="Default"/>
        <table:table-column table:style-name="co29" table:default-cell-style-name="Default"/>
        <table:table-row table:style-name="ro2">
          <table:table-cell table:style-name="ce336" office:value-type="string" calcext:value-type="string">
            <text:p>Empresa</text:p>
          </table:table-cell>
          <table:table-cell table:style-name="ce336" office:value-type="string" calcext:value-type="string">
            <text:p>Segmento</text:p>
          </table:table-cell>
          <table:table-cell table:style-name="ce336" office:value-type="string" calcext:value-type="string">
            <text:p>Idade (em anos)</text:p>
          </table:table-cell>
        </table:table-row>
        <table:table-row table:style-name="ro2">
          <table:table-cell table:style-name="ce337" office:value-type="string" calcext:value-type="string">
            <text:p>Usiminas</text:p>
          </table:table-cell>
          <table:table-cell table:style-name="ce337" office:value-type="string" calcext:value-type="string">
            <text:p>Siderurgia</text:p>
          </table:table-cell>
          <table:table-cell table:style-name="ce337" office:value-type="float" office:value="63" calcext:value-type="float">
            <text:p>63</text:p>
          </table:table-cell>
        </table:table-row>
        <table:table-row table:style-name="ro2">
          <table:table-cell table:style-name="ce337" office:value-type="string" calcext:value-type="string">
            <text:p>CSN Mineração</text:p>
          </table:table-cell>
          <table:table-cell table:style-name="ce337" office:value-type="string" calcext:value-type="string">
            <text:p>Mineração</text:p>
          </table:table-cell>
          <table:table-cell table:style-name="ce337" office:value-type="float" office:value="25" calcext:value-type="float">
            <text:p>25</text:p>
          </table:table-cell>
        </table:table-row>
        <table:table-row table:style-name="ro2">
          <table:table-cell table:style-name="ce337" office:value-type="string" calcext:value-type="string">
            <text:p>Petrobras</text:p>
          </table:table-cell>
          <table:table-cell table:style-name="ce337" office:value-type="string" calcext:value-type="string">
            <text:p>Energia</text:p>
          </table:table-cell>
          <table:table-cell table:style-name="ce337" office:value-type="float" office:value="69" calcext:value-type="float">
            <text:p>69</text:p>
          </table:table-cell>
        </table:table-row>
        <table:table-row table:style-name="ro2">
          <table:table-cell table:style-name="ce337" office:value-type="string" calcext:value-type="string">
            <text:p>Suzano</text:p>
          </table:table-cell>
          <table:table-cell table:style-name="ce337" office:value-type="string" calcext:value-type="string">
            <text:p>Papel e Celulose</text:p>
          </table:table-cell>
          <table:table-cell table:style-name="ce337" office:value-type="float" office:value="97" calcext:value-type="float">
            <text:p>97</text:p>
          </table:table-cell>
        </table:table-row>
        <table:table-row table:style-name="ro2">
          <table:table-cell table:style-name="ce337" office:value-type="string" calcext:value-type="string">
            <text:p>CPFL Energia</text:p>
          </table:table-cell>
          <table:table-cell table:style-name="ce337" office:value-type="string" calcext:value-type="string">
            <text:p>Energia</text:p>
          </table:table-cell>
          <table:table-cell table:style-name="ce337" office:value-type="float" office:value="49" calcext:value-type="float">
            <text:p>49</text:p>
          </table:table-cell>
        </table:table-row>
        <table:table-row table:style-name="ro2">
          <table:table-cell table:style-name="ce337" office:value-type="string" calcext:value-type="string">
            <text:p>PetroRio</text:p>
          </table:table-cell>
          <table:table-cell table:style-name="ce337" office:value-type="string" calcext:value-type="string">
            <text:p>Energia</text:p>
          </table:table-cell>
          <table:table-cell table:style-name="ce337" office:value-type="float" office:value="12" calcext:value-type="float">
            <text:p>12</text:p>
          </table:table-cell>
        </table:table-row>
        <table:table-row table:style-name="ro2">
          <table:table-cell table:style-name="ce337" office:value-type="string" calcext:value-type="string">
            <text:p>Petrobras</text:p>
          </table:table-cell>
          <table:table-cell table:style-name="ce337" office:value-type="string" calcext:value-type="string">
            <text:p>Energia</text:p>
          </table:table-cell>
          <table:table-cell table:style-name="ce337" office:value-type="float" office:value="69" calcext:value-type="float">
            <text:p>69</text:p>
          </table:table-cell>
        </table:table-row>
        <table:table-row table:style-name="ro2">
          <table:table-cell table:style-name="ce337" office:value-type="string" calcext:value-type="string">
            <text:p>Vale</text:p>
          </table:table-cell>
          <table:table-cell table:style-name="ce337" office:value-type="string" calcext:value-type="string">
            <text:p>Mineração</text:p>
          </table:table-cell>
          <table:table-cell table:style-name="ce337" office:value-type="float" office:value="79" calcext:value-type="float">
            <text:p>79</text:p>
          </table:table-cell>
        </table:table-row>
        <table:table-row table:style-name="ro2">
          <table:table-cell table:style-name="ce337" office:value-type="string" calcext:value-type="string">
            <text:p>Multiplan</text:p>
          </table:table-cell>
          <table:table-cell table:style-name="ce337" office:value-type="string" calcext:value-type="string">
            <text:p>Imobiliário</text:p>
          </table:table-cell>
          <table:table-cell table:style-name="ce337" office:value-type="float" office:value="47" calcext:value-type="float">
            <text:p>47</text:p>
          </table:table-cell>
        </table:table-row>
        <table:table-row table:style-name="ro2">
          <table:table-cell table:style-name="ce337" office:value-type="string" calcext:value-type="string">
            <text:p>Itaú Unibanco</text:p>
          </table:table-cell>
          <table:table-cell table:style-name="ce337" office:value-type="string" calcext:value-type="string">
            <text:p>Finanças</text:p>
          </table:table-cell>
          <table:table-cell table:style-name="ce337" office:value-type="float" office:value="13" calcext:value-type="float">
            <text:p>13</text:p>
          </table:table-cell>
        </table:table-row>
        <table:table-row table:style-name="ro2">
          <table:table-cell table:style-name="ce337" office:value-type="string" calcext:value-type="string">
            <text:p>Rede D'Or</text:p>
          </table:table-cell>
          <table:table-cell table:style-name="ce337" office:value-type="string" calcext:value-type="string">
            <text:p>Saúde</text:p>
          </table:table-cell>
          <table:table-cell table:style-name="ce337" office:value-type="float" office:value="42" calcext:value-type="float">
            <text:p>42</text:p>
          </table:table-cell>
        </table:table-row>
        <table:table-row table:style-name="ro2">
          <table:table-cell table:style-name="ce337" office:value-type="string" calcext:value-type="string">
            <text:p>Braskem</text:p>
          </table:table-cell>
          <table:table-cell table:style-name="ce337" office:value-type="string" calcext:value-type="string">
            <text:p>Químico</text:p>
          </table:table-cell>
          <table:table-cell table:style-name="ce337" office:value-type="float" office:value="72" calcext:value-type="float">
            <text:p>72</text:p>
          </table:table-cell>
        </table:table-row>
        <table:table-row table:style-name="ro2">
          <table:table-cell table:style-name="ce337" office:value-type="string" calcext:value-type="string">
            <text:p>Azul</text:p>
          </table:table-cell>
          <table:table-cell table:style-name="ce337" office:value-type="string" calcext:value-type="string">
            <text:p>Transporte Aéreo</text:p>
          </table:table-cell>
          <table:table-cell table:style-name="ce337" office:value-type="float" office:value="14" calcext:value-type="float">
            <text:p>14</text:p>
          </table:table-cell>
        </table:table-row>
        <table:table-row table:style-name="ro2">
          <table:table-cell table:style-name="ce337" office:value-type="string" calcext:value-type="string">
            <text:p>3R Petroleum</text:p>
          </table:table-cell>
          <table:table-cell table:style-name="ce337" office:value-type="string" calcext:value-type="string">
            <text:p>Energia</text:p>
          </table:table-cell>
          <table:table-cell table:style-name="ce337" office:value-type="float" office:value="7" calcext:value-type="float">
            <text:p>7</text:p>
          </table:table-cell>
        </table:table-row>
        <table:table-row table:style-name="ro2">
          <table:table-cell table:style-name="ce337" office:value-type="string" calcext:value-type="string">
            <text:p>Equatorial Energia</text:p>
          </table:table-cell>
          <table:table-cell table:style-name="ce337" office:value-type="string" calcext:value-type="string">
            <text:p>Energia</text:p>
          </table:table-cell>
          <table:table-cell table:style-name="ce337" office:value-type="float" office:value="22" calcext:value-type="float">
            <text:p>22</text:p>
          </table:table-cell>
        </table:table-row>
        <table:table-row table:style-name="ro2">
          <table:table-cell table:style-name="ce337" office:value-type="string" calcext:value-type="string">
            <text:p>Siderúrgica Nacional</text:p>
          </table:table-cell>
          <table:table-cell table:style-name="ce337" office:value-type="string" calcext:value-type="string">
            <text:p>Siderurgia</text:p>
          </table:table-cell>
          <table:table-cell table:style-name="ce337" office:value-type="float" office:value="80" calcext:value-type="float">
            <text:p>80</text:p>
          </table:table-cell>
        </table:table-row>
        <table:table-row table:style-name="ro2">
          <table:table-cell table:style-name="ce337" office:value-type="string" calcext:value-type="string">
            <text:p>YDUQS</text:p>
          </table:table-cell>
          <table:table-cell table:style-name="ce337" office:value-type="string" calcext:value-type="string">
            <text:p>Educação</text:p>
          </table:table-cell>
          <table:table-cell table:style-name="ce337" office:value-type="float" office:value="18" calcext:value-type="float">
            <text:p>18</text:p>
          </table:table-cell>
        </table:table-row>
        <table:table-row table:style-name="ro2">
          <table:table-cell table:style-name="ce337" office:value-type="string" calcext:value-type="string">
            <text:p>Ultrapar</text:p>
          </table:table-cell>
          <table:table-cell table:style-name="ce337" office:value-type="string" calcext:value-type="string">
            <text:p>Energia</text:p>
          </table:table-cell>
          <table:table-cell table:style-name="ce337" office:value-type="float" office:value="86" calcext:value-type="float">
            <text:p>86</text:p>
          </table:table-cell>
        </table:table-row>
        <table:table-row table:style-name="ro2">
          <table:table-cell table:style-name="ce337" office:value-type="string" calcext:value-type="string">
            <text:p>MRV</text:p>
          </table:table-cell>
          <table:table-cell table:style-name="ce337" office:value-type="string" calcext:value-type="string">
            <text:p>Construção Civil</text:p>
          </table:table-cell>
          <table:table-cell table:style-name="ce337" office:value-type="float" office:value="42" calcext:value-type="float">
            <text:p>42</text:p>
          </table:table-cell>
        </table:table-row>
        <table:table-row table:style-name="ro2">
          <table:table-cell table:style-name="ce337" office:value-type="string" calcext:value-type="string">
            <text:p>Arezzo</text:p>
          </table:table-cell>
          <table:table-cell table:style-name="ce337" office:value-type="string" calcext:value-type="string">
            <text:p>Moda</text:p>
          </table:table-cell>
          <table:table-cell table:style-name="ce337" office:value-type="float" office:value="49" calcext:value-type="float">
            <text:p>49</text:p>
          </table:table-cell>
        </table:table-row>
        <table:table-row table:style-name="ro2">
          <table:table-cell table:style-name="ce337" office:value-type="string" calcext:value-type="string">
            <text:p>Banco Bradesco</text:p>
          </table:table-cell>
          <table:table-cell table:style-name="ce337" office:value-type="string" calcext:value-type="string">
            <text:p>Finanças</text:p>
          </table:table-cell>
          <table:table-cell table:style-name="ce337" office:value-type="float" office:value="78" calcext:value-type="float">
            <text:p>78</text:p>
          </table:table-cell>
        </table:table-row>
        <table:table-row table:style-name="ro2">
          <table:table-cell table:style-name="ce337" office:value-type="string" calcext:value-type="string">
            <text:p>Minerva</text:p>
          </table:table-cell>
          <table:table-cell table:style-name="ce337" office:value-type="string" calcext:value-type="string">
            <text:p>Alimentos</text:p>
          </table:table-cell>
          <table:table-cell table:style-name="ce337" office:value-type="float" office:value="31" calcext:value-type="float">
            <text:p>31</text:p>
          </table:table-cell>
        </table:table-row>
        <table:table-row table:style-name="ro2">
          <table:table-cell table:style-name="ce337" office:value-type="string" calcext:value-type="string">
            <text:p>Grupo Pão de Açúcar</text:p>
          </table:table-cell>
          <table:table-cell table:style-name="ce337" office:value-type="string" calcext:value-type="string">
            <text:p>Varejo</text:p>
          </table:table-cell>
          <table:table-cell table:style-name="ce337" office:value-type="float" office:value="68" calcext:value-type="float">
            <text:p>68</text:p>
          </table:table-cell>
        </table:table-row>
        <table:table-row table:style-name="ro2">
          <table:table-cell table:style-name="ce337" office:value-type="string" calcext:value-type="string">
            <text:p>BRF</text:p>
          </table:table-cell>
          <table:table-cell table:style-name="ce337" office:value-type="string" calcext:value-type="string">
            <text:p>Alimentos</text:p>
          </table:table-cell>
          <table:table-cell table:style-name="ce337" office:value-type="float" office:value="33" calcext:value-type="float">
            <text:p>33</text:p>
          </table:table-cell>
        </table:table-row>
        <table:table-row table:style-name="ro2">
          <table:table-cell table:style-name="ce337" office:value-type="string" calcext:value-type="string">
            <text:p>Vivo</text:p>
          </table:table-cell>
          <table:table-cell table:style-name="ce337" office:value-type="string" calcext:value-type="string">
            <text:p>Telecomunicações</text:p>
          </table:table-cell>
          <table:table-cell table:style-name="ce337" office:value-type="float" office:value="22" calcext:value-type="float">
            <text:p>22</text:p>
          </table:table-cell>
        </table:table-row>
        <table:table-row table:style-name="ro2">
          <table:table-cell table:style-name="ce337" office:value-type="string" calcext:value-type="string">
            <text:p>Rumo</text:p>
          </table:table-cell>
          <table:table-cell table:style-name="ce337" office:value-type="string" calcext:value-type="string">
            <text:p>Transporte</text:p>
          </table:table-cell>
          <table:table-cell table:style-name="ce337" office:value-type="float" office:value="9" calcext:value-type="float">
            <text:p>9</text:p>
          </table:table-cell>
        </table:table-row>
        <table:table-row table:style-name="ro2">
          <table:table-cell table:style-name="ce337" office:value-type="string" calcext:value-type="string">
            <text:p>Cielo</text:p>
          </table:table-cell>
          <table:table-cell table:style-name="ce337" office:value-type="string" calcext:value-type="string">
            <text:p>Tecnologia</text:p>
          </table:table-cell>
          <table:table-cell table:style-name="ce337" office:value-type="float" office:value="23" calcext:value-type="float">
            <text:p>23</text:p>
          </table:table-cell>
        </table:table-row>
        <table:table-row table:style-name="ro2">
          <table:table-cell table:style-name="ce337" office:value-type="string" calcext:value-type="string">
            <text:p>Dexco</text:p>
          </table:table-cell>
          <table:table-cell table:style-name="ce337" office:value-type="string" calcext:value-type="string">
            <text:p>Energia</text:p>
          </table:table-cell>
          <table:table-cell table:style-name="ce337" office:value-type="float" office:value="10" calcext:value-type="float">
            <text:p>10</text:p>
          </table:table-cell>
        </table:table-row>
        <table:table-row table:style-name="ro2">
          <table:table-cell table:style-name="ce337" office:value-type="string" calcext:value-type="string">
            <text:p>TIM</text:p>
          </table:table-cell>
          <table:table-cell table:style-name="ce337" office:value-type="string" calcext:value-type="string">
            <text:p>Telecomunicações</text:p>
          </table:table-cell>
          <table:table-cell table:style-name="ce337" office:value-type="float" office:value="28" calcext:value-type="float">
            <text:p>28</text:p>
          </table:table-cell>
        </table:table-row>
        <table:table-row table:style-name="ro2">
          <table:table-cell table:style-name="ce337" office:value-type="string" calcext:value-type="string">
            <text:p>Bradespar</text:p>
          </table:table-cell>
          <table:table-cell table:style-name="ce337" office:value-type="string" calcext:value-type="string">
            <text:p>Finanças</text:p>
          </table:table-cell>
          <table:table-cell table:style-name="ce337" office:value-type="float" office:value="27" calcext:value-type="float">
            <text:p>27</text:p>
          </table:table-cell>
        </table:table-row>
        <table:table-row table:style-name="ro2">
          <table:table-cell table:style-name="ce337" office:value-type="string" calcext:value-type="string">
            <text:p>Locaweb</text:p>
          </table:table-cell>
          <table:table-cell table:style-name="ce337" office:value-type="string" calcext:value-type="string">
            <text:p>Tecnologia</text:p>
          </table:table-cell>
          <table:table-cell table:style-name="ce337" office:value-type="float" office:value="24" calcext:value-type="float">
            <text:p>24</text:p>
          </table:table-cell>
        </table:table-row>
        <table:table-row table:style-name="ro2">
          <table:table-cell table:style-name="ce337" office:value-type="string" calcext:value-type="string">
            <text:p>PetroRecôncavo</text:p>
          </table:table-cell>
          <table:table-cell table:style-name="ce337" office:value-type="string" calcext:value-type="string">
            <text:p>Energia</text:p>
          </table:table-cell>
          <table:table-cell table:style-name="ce337" office:value-type="float" office:value="8" calcext:value-type="float">
            <text:p>8</text:p>
          </table:table-cell>
        </table:table-row>
        <table:table-row table:style-name="ro2">
          <table:table-cell table:style-name="ce337" office:value-type="string" calcext:value-type="string">
            <text:p>Itaúsa</text:p>
          </table:table-cell>
          <table:table-cell table:style-name="ce337" office:value-type="string" calcext:value-type="string">
            <text:p>Finanças</text:p>
          </table:table-cell>
          <table:table-cell table:style-name="ce337" office:value-type="float" office:value="55" calcext:value-type="float">
            <text:p>55</text:p>
          </table:table-cell>
        </table:table-row>
        <table:table-row table:style-name="ro2">
          <table:table-cell table:style-name="ce337" office:value-type="string" calcext:value-type="string">
            <text:p>Banco do Brasil</text:p>
          </table:table-cell>
          <table:table-cell table:style-name="ce337" office:value-type="string" calcext:value-type="string">
            <text:p>Finanças</text:p>
          </table:table-cell>
          <table:table-cell table:style-name="ce337" office:value-type="float" office:value="229" calcext:value-type="float">
            <text:p>229</text:p>
          </table:table-cell>
        </table:table-row>
        <table:table-row table:style-name="ro2">
          <table:table-cell table:style-name="ce337" office:value-type="string" calcext:value-type="string">
            <text:p>RaiaDrogasil</text:p>
          </table:table-cell>
          <table:table-cell table:style-name="ce337" office:value-type="string" calcext:value-type="string">
            <text:p>Varejo</text:p>
          </table:table-cell>
          <table:table-cell table:style-name="ce337" office:value-type="float" office:value="120" calcext:value-type="float">
            <text:p>120</text:p>
          </table:table-cell>
        </table:table-row>
        <table:table-row table:style-name="ro2">
          <table:table-cell table:style-name="ce337" office:value-type="string" calcext:value-type="string">
            <text:p>Metalúrgica Gerdau</text:p>
          </table:table-cell>
          <table:table-cell table:style-name="ce337" office:value-type="string" calcext:value-type="string">
            <text:p>Siderurgia</text:p>
          </table:table-cell>
          <table:table-cell table:style-name="ce337" office:value-type="float" office:value="120" calcext:value-type="float">
            <text:p>120</text:p>
          </table:table-cell>
        </table:table-row>
        <table:table-row table:style-name="ro2">
          <table:table-cell table:style-name="ce337" office:value-type="string" calcext:value-type="string">
            <text:p>Cosan</text:p>
          </table:table-cell>
          <table:table-cell table:style-name="ce337" office:value-type="string" calcext:value-type="string">
            <text:p>Energia</text:p>
          </table:table-cell>
          <table:table-cell table:style-name="ce337" office:value-type="float" office:value="20" calcext:value-type="float">
            <text:p>20</text:p>
          </table:table-cell>
        </table:table-row>
        <table:table-row table:style-name="ro2">
          <table:table-cell table:style-name="ce337" office:value-type="string" calcext:value-type="string">
            <text:p>JBS</text:p>
          </table:table-cell>
          <table:table-cell table:style-name="ce337" office:value-type="string" calcext:value-type="string">
            <text:p>Alimentos</text:p>
          </table:table-cell>
          <table:table-cell table:style-name="ce337" office:value-type="float" office:value="67" calcext:value-type="float">
            <text:p>67</text:p>
          </table:table-cell>
        </table:table-row>
        <table:table-row table:style-name="ro2">
          <table:table-cell table:style-name="ce337" office:value-type="string" calcext:value-type="string">
            <text:p>Magazine Luiza</text:p>
          </table:table-cell>
          <table:table-cell table:style-name="ce337" office:value-type="string" calcext:value-type="string">
            <text:p>Varejo</text:p>
          </table:table-cell>
          <table:table-cell table:style-name="ce337" office:value-type="float" office:value="65" calcext:value-type="float">
            <text:p>65</text:p>
          </table:table-cell>
        </table:table-row>
        <table:table-row table:style-name="ro2">
          <table:table-cell table:style-name="ce337" office:value-type="string" calcext:value-type="string">
            <text:p>Banco Bradesco</text:p>
          </table:table-cell>
          <table:table-cell table:style-name="ce337" office:value-type="string" calcext:value-type="string">
            <text:p>Finanças</text:p>
          </table:table-cell>
          <table:table-cell table:style-name="ce337" office:value-type="float" office:value="78" calcext:value-type="float">
            <text:p>78</text:p>
          </table:table-cell>
        </table:table-row>
        <table:table-row table:style-name="ro2">
          <table:table-cell table:style-name="ce337" office:value-type="string" calcext:value-type="string">
            <text:p>Gerdau</text:p>
          </table:table-cell>
          <table:table-cell table:style-name="ce337" office:value-type="string" calcext:value-type="string">
            <text:p>Siderurgia</text:p>
          </table:table-cell>
          <table:table-cell table:style-name="ce337" office:value-type="float" office:value="121" calcext:value-type="float">
            <text:p>121</text:p>
          </table:table-cell>
        </table:table-row>
        <table:table-row table:style-name="ro2">
          <table:table-cell table:style-name="ce337" office:value-type="string" calcext:value-type="string">
            <text:p>Raízen</text:p>
          </table:table-cell>
          <table:table-cell table:style-name="ce337" office:value-type="string" calcext:value-type="string">
            <text:p>Energia</text:p>
          </table:table-cell>
          <table:table-cell table:style-name="ce337" office:value-type="float" office:value="10" calcext:value-type="float">
            <text:p>10</text:p>
          </table:table-cell>
        </table:table-row>
        <table:table-row table:style-name="ro2">
          <table:table-cell table:style-name="ce337" office:value-type="string" calcext:value-type="string">
            <text:p>Copel</text:p>
          </table:table-cell>
          <table:table-cell table:style-name="ce337" office:value-type="string" calcext:value-type="string">
            <text:p>Energia</text:p>
          </table:table-cell>
          <table:table-cell table:style-name="ce337" office:value-type="float" office:value="66" calcext:value-type="float">
            <text:p>66</text:p>
          </table:table-cell>
        </table:table-row>
        <table:table-row table:style-name="ro2">
          <table:table-cell table:style-name="ce337" office:value-type="string" calcext:value-type="string">
            <text:p>Grupo Vamos</text:p>
          </table:table-cell>
          <table:table-cell table:style-name="ce337" office:value-type="string" calcext:value-type="string">
            <text:p>Transporte</text:p>
          </table:table-cell>
          <table:table-cell table:style-name="ce337" office:value-type="float" office:value="21" calcext:value-type="float">
            <text:p>21</text:p>
          </table:table-cell>
        </table:table-row>
        <table:table-row table:style-name="ro2">
          <table:table-cell table:style-name="ce337" office:value-type="string" calcext:value-type="string">
            <text:p>Marfrig</text:p>
          </table:table-cell>
          <table:table-cell table:style-name="ce337" office:value-type="string" calcext:value-type="string">
            <text:p>Alimentos</text:p>
          </table:table-cell>
          <table:table-cell table:style-name="ce337" office:value-type="float" office:value="23" calcext:value-type="float">
            <text:p>23</text:p>
          </table:table-cell>
        </table:table-row>
        <table:table-row table:style-name="ro2">
          <table:table-cell table:style-name="ce337" office:value-type="string" calcext:value-type="string">
            <text:p>Ambev</text:p>
          </table:table-cell>
          <table:table-cell table:style-name="ce337" office:value-type="string" calcext:value-type="string">
            <text:p>Bebidas</text:p>
          </table:table-cell>
          <table:table-cell table:style-name="ce337" office:value-type="float" office:value="30" calcext:value-type="float">
            <text:p>30</text:p>
          </table:table-cell>
        </table:table-row>
        <table:table-row table:style-name="ro2">
          <table:table-cell table:style-name="ce337" office:value-type="string" calcext:value-type="string">
            <text:p>BB Seguridade</text:p>
          </table:table-cell>
          <table:table-cell table:style-name="ce337" office:value-type="string" calcext:value-type="string">
            <text:p>Seguros</text:p>
          </table:table-cell>
          <table:table-cell table:style-name="ce337" office:value-type="float" office:value="10" calcext:value-type="float">
            <text:p>10</text:p>
          </table:table-cell>
        </table:table-row>
        <table:table-row table:style-name="ro2">
          <table:table-cell table:style-name="ce337" office:value-type="string" calcext:value-type="string">
            <text:p>Sabesp</text:p>
          </table:table-cell>
          <table:table-cell table:style-name="ce337" office:value-type="string" calcext:value-type="string">
            <text:p>Saneamento</text:p>
          </table:table-cell>
          <table:table-cell table:style-name="ce337" office:value-type="float" office:value="49" calcext:value-type="float">
            <text:p>49</text:p>
          </table:table-cell>
        </table:table-row>
        <table:table-row table:style-name="ro2">
          <table:table-cell table:style-name="ce337" office:value-type="string" calcext:value-type="string">
            <text:p>Totvs</text:p>
          </table:table-cell>
          <table:table-cell table:style-name="ce337" office:value-type="string" calcext:value-type="string">
            <text:p>Tecnologia</text:p>
          </table:table-cell>
          <table:table-cell table:style-name="ce337" office:value-type="float" office:value="56" calcext:value-type="float">
            <text:p>56</text:p>
          </table:table-cell>
        </table:table-row>
        <table:table-row table:style-name="ro2">
          <table:table-cell table:style-name="ce337" office:value-type="string" calcext:value-type="string">
            <text:p>CEMIG</text:p>
          </table:table-cell>
          <table:table-cell table:style-name="ce337" office:value-type="string" calcext:value-type="string">
            <text:p>Energia</text:p>
          </table:table-cell>
          <table:table-cell table:style-name="ce337" office:value-type="float" office:value="68" calcext:value-type="float">
            <text:p>68</text:p>
          </table:table-cell>
        </table:table-row>
        <table:table-row table:style-name="ro2">
          <table:table-cell table:style-name="ce337" office:value-type="string" calcext:value-type="string">
            <text:p>Eletrobras</text:p>
          </table:table-cell>
          <table:table-cell table:style-name="ce337" office:value-type="string" calcext:value-type="string">
            <text:p>Energia</text:p>
          </table:table-cell>
          <table:table-cell table:style-name="ce337" office:value-type="float" office:value="58" calcext:value-type="float">
            <text:p>58</text:p>
          </table:table-cell>
        </table:table-row>
        <table:table-row table:style-name="ro2">
          <table:table-cell table:style-name="ce337" office:value-type="string" calcext:value-type="string">
            <text:p>Eneva</text:p>
          </table:table-cell>
          <table:table-cell table:style-name="ce337" office:value-type="string" calcext:value-type="string">
            <text:p>Energia</text:p>
          </table:table-cell>
          <table:table-cell table:style-name="ce337" office:value-type="float" office:value="11" calcext:value-type="float">
            <text:p>11</text:p>
          </table:table-cell>
        </table:table-row>
        <table:table-row table:style-name="ro2">
          <table:table-cell table:style-name="ce337" office:value-type="string" calcext:value-type="string">
            <text:p>WEG</text:p>
          </table:table-cell>
          <table:table-cell table:style-name="ce337" office:value-type="string" calcext:value-type="string">
            <text:p>Tecnologia</text:p>
          </table:table-cell>
          <table:table-cell table:style-name="ce337" office:value-type="float" office:value="62" calcext:value-type="float">
            <text:p>62</text:p>
          </table:table-cell>
        </table:table-row>
        <table:table-row table:style-name="ro2">
          <table:table-cell table:style-name="ce337" office:value-type="string" calcext:value-type="string">
            <text:p>SLC Agrícola</text:p>
          </table:table-cell>
          <table:table-cell table:style-name="ce337" office:value-type="string" calcext:value-type="string">
            <text:p>Agricultura</text:p>
          </table:table-cell>
          <table:table-cell table:style-name="ce337" office:value-type="float" office:value="67" calcext:value-type="float">
            <text:p>67</text:p>
          </table:table-cell>
        </table:table-row>
        <table:table-row table:style-name="ro2">
          <table:table-cell table:style-name="ce337" office:value-type="string" calcext:value-type="string">
            <text:p>ALOS3</text:p>
          </table:table-cell>
          <table:table-cell table:style-name="ce337" office:value-type="string" calcext:value-type="string">
            <text:p>Energia</text:p>
          </table:table-cell>
          <table:table-cell table:style-name="ce337" office:value-type="float" office:value="6" calcext:value-type="float">
            <text:p>6</text:p>
          </table:table-cell>
        </table:table-row>
        <table:table-row table:style-name="ro2">
          <table:table-cell table:style-name="ce337" office:value-type="string" calcext:value-type="string">
            <text:p>Grupo CCR</text:p>
          </table:table-cell>
          <table:table-cell table:style-name="ce337" office:value-type="string" calcext:value-type="string">
            <text:p>Infraestrutura</text:p>
          </table:table-cell>
          <table:table-cell table:style-name="ce337" office:value-type="float" office:value="23" calcext:value-type="float">
            <text:p>23</text:p>
          </table:table-cell>
        </table:table-row>
        <table:table-row table:style-name="ro2">
          <table:table-cell table:style-name="ce337" office:value-type="string" calcext:value-type="string">
            <text:p>Cogna</text:p>
          </table:table-cell>
          <table:table-cell table:style-name="ce337" office:value-type="string" calcext:value-type="string">
            <text:p>Educação</text:p>
          </table:table-cell>
          <table:table-cell table:style-name="ce337" office:value-type="float" office:value="4" calcext:value-type="float">
            <text:p>4</text:p>
          </table:table-cell>
        </table:table-row>
        <table:table-row table:style-name="ro2">
          <table:table-cell table:style-name="ce337" office:value-type="string" calcext:value-type="string">
            <text:p>Transmissão Paulista</text:p>
          </table:table-cell>
          <table:table-cell table:style-name="ce337" office:value-type="string" calcext:value-type="string">
            <text:p>Energia</text:p>
          </table:table-cell>
          <table:table-cell table:style-name="ce337" office:value-type="float" office:value="20" calcext:value-type="float">
            <text:p>20</text:p>
          </table:table-cell>
        </table:table-row>
        <table:table-row table:style-name="ro2">
          <table:table-cell table:style-name="ce337" office:value-type="string" calcext:value-type="string">
            <text:p>Engie</text:p>
          </table:table-cell>
          <table:table-cell table:style-name="ce337" office:value-type="string" calcext:value-type="string">
            <text:p>Energia</text:p>
          </table:table-cell>
          <table:table-cell table:style-name="ce337" office:value-type="float" office:value="20" calcext:value-type="float">
            <text:p>20</text:p>
          </table:table-cell>
        </table:table-row>
        <table:table-row table:style-name="ro2">
          <table:table-cell table:style-name="ce337" office:value-type="string" calcext:value-type="string">
            <text:p>Vibra Energia</text:p>
          </table:table-cell>
          <table:table-cell table:style-name="ce337" office:value-type="string" calcext:value-type="string">
            <text:p>Energia</text:p>
          </table:table-cell>
          <table:table-cell table:style-name="ce337" office:value-type="float" office:value="4" calcext:value-type="float">
            <text:p>4</text:p>
          </table:table-cell>
        </table:table-row>
        <table:table-row table:style-name="ro2">
          <table:table-cell table:style-name="ce337" office:value-type="string" calcext:value-type="string">
            <text:p>IRB Brasil RE</text:p>
          </table:table-cell>
          <table:table-cell table:style-name="ce337" office:value-type="string" calcext:value-type="string">
            <text:p>Seguros</text:p>
          </table:table-cell>
          <table:table-cell table:style-name="ce337" office:value-type="float" office:value="84" calcext:value-type="float">
            <text:p>84</text:p>
          </table:table-cell>
        </table:table-row>
        <table:table-row table:style-name="ro2">
          <table:table-cell table:style-name="ce337" office:value-type="string" calcext:value-type="string">
            <text:p>Eletrobras</text:p>
          </table:table-cell>
          <table:table-cell table:style-name="ce337" office:value-type="string" calcext:value-type="string">
            <text:p>Energia</text:p>
          </table:table-cell>
          <table:table-cell table:style-name="ce337" office:value-type="float" office:value="58" calcext:value-type="float">
            <text:p>58</text:p>
          </table:table-cell>
        </table:table-row>
        <table:table-row table:style-name="ro2">
          <table:table-cell table:style-name="ce337" office:value-type="string" calcext:value-type="string">
            <text:p>Petz</text:p>
          </table:table-cell>
          <table:table-cell table:style-name="ce337" office:value-type="string" calcext:value-type="string">
            <text:p>Varejo</text:p>
          </table:table-cell>
          <table:table-cell table:style-name="ce337" office:value-type="float" office:value="6" calcext:value-type="float">
            <text:p>6</text:p>
          </table:table-cell>
        </table:table-row>
        <table:table-row table:style-name="ro2">
          <table:table-cell table:style-name="ce337" office:value-type="string" calcext:value-type="string">
            <text:p>EZTEC</text:p>
          </table:table-cell>
          <table:table-cell table:style-name="ce337" office:value-type="string" calcext:value-type="string">
            <text:p>Construção Civil</text:p>
          </table:table-cell>
          <table:table-cell table:style-name="ce337" office:value-type="float" office:value="40" calcext:value-type="float">
            <text:p>40</text:p>
          </table:table-cell>
        </table:table-row>
        <table:table-row table:style-name="ro2">
          <table:table-cell table:style-name="ce337" office:value-type="string" calcext:value-type="string">
            <text:p>Fleury</text:p>
          </table:table-cell>
          <table:table-cell table:style-name="ce337" office:value-type="string" calcext:value-type="string">
            <text:p>Saúde</text:p>
          </table:table-cell>
          <table:table-cell table:style-name="ce337" office:value-type="float" office:value="100" calcext:value-type="float">
            <text:p>100</text:p>
          </table:table-cell>
        </table:table-row>
        <table:table-row table:style-name="ro2">
          <table:table-cell table:style-name="ce337" office:value-type="string" calcext:value-type="string">
            <text:p>Grupo Soma</text:p>
          </table:table-cell>
          <table:table-cell table:style-name="ce337" office:value-type="string" calcext:value-type="string">
            <text:p>Imobiliário</text:p>
          </table:table-cell>
          <table:table-cell table:style-name="ce337" office:value-type="float" office:value="15" calcext:value-type="float">
            <text:p>15</text:p>
          </table:table-cell>
        </table:table-row>
        <table:table-row table:style-name="ro2">
          <table:table-cell table:style-name="ce337" office:value-type="string" calcext:value-type="string">
            <text:p>Alpargatas</text:p>
          </table:table-cell>
          <table:table-cell table:style-name="ce337" office:value-type="string" calcext:value-type="string">
            <text:p>Vestuário</text:p>
          </table:table-cell>
          <table:table-cell table:style-name="ce337" office:value-type="float" office:value="114" calcext:value-type="float">
            <text:p>114</text:p>
          </table:table-cell>
        </table:table-row>
        <table:table-row table:style-name="ro2">
          <table:table-cell table:style-name="ce337" office:value-type="string" calcext:value-type="string">
            <text:p>Cyrela</text:p>
          </table:table-cell>
          <table:table-cell table:style-name="ce337" office:value-type="string" calcext:value-type="string">
            <text:p>Construção Civil</text:p>
          </table:table-cell>
          <table:table-cell table:style-name="ce337" office:value-type="float" office:value="56" calcext:value-type="float">
            <text:p>56</text:p>
          </table:table-cell>
        </table:table-row>
        <table:table-row table:style-name="ro2">
          <table:table-cell table:style-name="ce337" office:value-type="string" calcext:value-type="string">
            <text:p>Embraer</text:p>
          </table:table-cell>
          <table:table-cell table:style-name="ce337" office:value-type="string" calcext:value-type="string">
            <text:p>Aeroespacial</text:p>
          </table:table-cell>
          <table:table-cell table:style-name="ce337" office:value-type="float" office:value="53" calcext:value-type="float">
            <text:p>53</text:p>
          </table:table-cell>
        </table:table-row>
        <table:table-row table:style-name="ro2">
          <table:table-cell table:style-name="ce337" office:value-type="string" calcext:value-type="string">
            <text:p>Natura</text:p>
          </table:table-cell>
          <table:table-cell table:style-name="ce337" office:value-type="string" calcext:value-type="string">
            <text:p>Cosméticos</text:p>
          </table:table-cell>
          <table:table-cell table:style-name="ce337" office:value-type="float" office:value="55" calcext:value-type="float">
            <text:p>55</text:p>
          </table:table-cell>
        </table:table-row>
        <table:table-row table:style-name="ro2">
          <table:table-cell table:style-name="ce337" office:value-type="string" calcext:value-type="string">
            <text:p>Assaí</text:p>
          </table:table-cell>
          <table:table-cell table:style-name="ce337" office:value-type="string" calcext:value-type="string">
            <text:p>Varejo</text:p>
          </table:table-cell>
          <table:table-cell table:style-name="ce337" office:value-type="float" office:value="53" calcext:value-type="float">
            <text:p>53</text:p>
          </table:table-cell>
        </table:table-row>
        <table:table-row table:style-name="ro2">
          <table:table-cell table:style-name="ce337" office:value-type="string" calcext:value-type="string">
            <text:p>B3</text:p>
          </table:table-cell>
          <table:table-cell table:style-name="ce337" office:value-type="string" calcext:value-type="string">
            <text:p>Finanças</text:p>
          </table:table-cell>
          <table:table-cell table:style-name="ce337" office:value-type="float" office:value="128" calcext:value-type="float">
            <text:p>128</text:p>
          </table:table-cell>
        </table:table-row>
        <table:table-row table:style-name="ro2">
          <table:table-cell table:style-name="ce337" office:value-type="string" calcext:value-type="string">
            <text:p>Hypera</text:p>
          </table:table-cell>
          <table:table-cell table:style-name="ce337" office:value-type="string" calcext:value-type="string">
            <text:p>Farmacêutico</text:p>
          </table:table-cell>
          <table:table-cell table:style-name="ce337" office:value-type="float" office:value="21" calcext:value-type="float">
            <text:p>21</text:p>
          </table:table-cell>
        </table:table-row>
        <table:table-row table:style-name="ro2">
          <table:table-cell table:style-name="ce337" office:value-type="string" calcext:value-type="string">
            <text:p>São Martinho</text:p>
          </table:table-cell>
          <table:table-cell table:style-name="ce337" office:value-type="string" calcext:value-type="string">
            <text:p>Agricultura</text:p>
          </table:table-cell>
          <table:table-cell table:style-name="ce337" office:value-type="float" office:value="87" calcext:value-type="float">
            <text:p>87</text:p>
          </table:table-cell>
        </table:table-row>
        <table:table-row table:style-name="ro2">
          <table:table-cell table:style-name="ce337" office:value-type="string" calcext:value-type="string">
            <text:p>Hapvida</text:p>
          </table:table-cell>
          <table:table-cell table:style-name="ce337" office:value-type="string" calcext:value-type="string">
            <text:p>Saúde</text:p>
          </table:table-cell>
          <table:table-cell table:style-name="ce337" office:value-type="float" office:value="45" calcext:value-type="float">
            <text:p>45</text:p>
          </table:table-cell>
        </table:table-row>
        <table:table-row table:style-name="ro2">
          <table:table-cell table:style-name="ce337" office:value-type="string" calcext:value-type="string">
            <text:p>Lojas Renner</text:p>
          </table:table-cell>
          <table:table-cell table:style-name="ce337" office:value-type="string" calcext:value-type="string">
            <text:p>Varejo</text:p>
          </table:table-cell>
          <table:table-cell table:style-name="ce337" office:value-type="float" office:value="56" calcext:value-type="float">
            <text:p>56</text:p>
          </table:table-cell>
        </table:table-row>
        <table:table-row table:style-name="ro2">
          <table:table-cell table:style-name="ce337" office:value-type="string" calcext:value-type="string">
            <text:p>Carrefour Brasil</text:p>
          </table:table-cell>
          <table:table-cell table:style-name="ce337" office:value-type="string" calcext:value-type="string">
            <text:p>Varejo</text:p>
          </table:table-cell>
          <table:table-cell table:style-name="ce337" office:value-type="float" office:value="47" calcext:value-type="float">
            <text:p>47</text:p>
          </table:table-cell>
        </table:table-row>
        <table:table-row table:style-name="ro2">
          <table:table-cell table:style-name="ce337" office:value-type="string" calcext:value-type="string">
            <text:p>Casas Bahia</text:p>
          </table:table-cell>
          <table:table-cell table:style-name="ce337" office:value-type="string" calcext:value-type="string">
            <text:p>Varejo</text:p>
          </table:table-cell>
          <table:table-cell table:style-name="ce337" office:value-type="float" office:value="72" calcext:value-type="float">
            <text:p>72</text:p>
          </table:table-cell>
        </table:table-row>
        <table:table-row table:style-name="ro2">
          <table:table-cell table:style-name="ce337" office:value-type="string" calcext:value-type="string">
            <text:p>Localiza</text:p>
          </table:table-cell>
          <table:table-cell table:style-name="ce337" office:value-type="string" calcext:value-type="string">
            <text:p>Serviços</text:p>
          </table:table-cell>
          <table:table-cell table:style-name="ce337" office:value-type="float" office:value="49" calcext:value-type="float">
            <text:p>49</text:p>
          </table:table-cell>
        </table:table-row>
        <table:table-row table:style-name="ro2">
          <table:table-cell table:style-name="ce337" office:value-type="string" calcext:value-type="string">
            <text:p>CVC</text:p>
          </table:table-cell>
          <table:table-cell table:style-name="ce337" office:value-type="string" calcext:value-type="string">
            <text:p>Turismo</text:p>
          </table:table-cell>
          <table:table-cell table:style-name="ce337" office:value-type="float" office:value="51" calcext:value-type="float">
            <text:p>51</text:p>
          </table:table-cell>
        </table:table-row>
        <table:table-row table:style-name="ro2">
          <table:table-cell table:style-name="ce337" office:value-type="string" calcext:value-type="string">
            <text:p>GOL</text:p>
          </table:table-cell>
          <table:table-cell table:style-name="ce337" office:value-type="string" calcext:value-type="string">
            <text:p>Transporte Aéreo</text:p>
          </table:table-cell>
          <table:table-cell table:style-name="ce337" office:value-type="float" office:value="23" calcext:value-type="float">
            <text:p>23</text:p>
          </table:table-cell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1">
          <table:table-cell table:style-name="ce338"/>
          <table:table-cell table:number-columns-repeated="2"/>
        </table:table-row>
        <table:table-row table:style-name="ro1">
          <table:table-cell table:style-name="ce339"/>
          <table:table-cell table:number-columns-repeated="2"/>
        </table:table-row>
        <table:table-row table:style-name="ro2" table:number-rows-repeated="104757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Desafio - 1" table:style-name="ta1">
        <table:table-column table:style-name="co1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3" table:default-cell-style-name="Default"/>
        <table:table-column table:style-name="co46" table:default-cell-style-name="Default"/>
        <table:table-column table:style-name="co42" table:default-cell-style-name="Default"/>
        <table:table-column table:style-name="co47" table:default-cell-style-name="Default"/>
        <table:table-column table:style-name="co44" table:default-cell-style-name="Default"/>
        <table:table-column table:style-name="co45" table:default-cell-style-name="ce394"/>
        <table:table-column table:style-name="co48" table:default-cell-style-name="ce397"/>
        <table:table-column table:style-name="co5" table:default-cell-style-name="ce400"/>
        <table:table-column table:style-name="co49" table:default-cell-style-name="Default"/>
        <table:table-column table:style-name="co50" table:default-cell-style-name="Default"/>
        <table:table-column table:style-name="co51" table:default-cell-style-name="ce394"/>
        <table:table-column table:style-name="co52" table:default-cell-style-name="ce397"/>
        <table:table-column table:style-name="co30" table:default-cell-style-name="ce400"/>
        <table:table-column table:style-name="co39" table:default-cell-style-name="Default"/>
        <table:table-column table:style-name="co53" table:default-cell-style-name="Default"/>
        <table:table-column table:style-name="co22" table:default-cell-style-name="ce394"/>
        <table:table-column table:style-name="co52" table:default-cell-style-name="ce397"/>
        <table:table-column table:style-name="co42" table:default-cell-style-name="ce400"/>
        <table:table-column table:style-name="co31" table:default-cell-style-name="Default"/>
        <table:table-column table:style-name="co20" table:number-columns-repeated="29" table:default-cell-style-name="Default"/>
        <table:table-row table:style-name="ro1">
          <table:table-cell table:style-name="ce341" office:value-type="string" calcext:value-type="string" table:number-columns-spanned="5" table:number-rows-spanned="1">
            <text:p>Dados das empresas</text:p>
          </table:table-cell>
          <table:covered-table-cell table:number-columns-repeated="4" table:style-name="ce345"/>
          <table:table-cell table:style-name="ce349" office:value-type="string" calcext:value-type="string" table:number-columns-spanned="3" table:number-rows-spanned="1">
            <text:p>Dados da Bolsa</text:p>
          </table:table-cell>
          <table:covered-table-cell table:style-name="ce353"/>
          <table:covered-table-cell table:style-name="ce315"/>
          <table:table-cell table:style-name="ce360" office:value-type="string" calcext:value-type="string" table:number-columns-spanned="5" table:number-rows-spanned="1">
            <text:p>Variação dos dados no dia 01/26/2024</text:p>
          </table:table-cell>
          <table:covered-table-cell table:style-name="ce288"/>
          <table:covered-table-cell table:style-name="ce75"/>
          <table:covered-table-cell table:style-name="ce78"/>
          <table:covered-table-cell table:style-name="ce81"/>
          <table:table-cell table:style-name="ce369" office:value-type="string" calcext:value-type="string" table:number-columns-spanned="6" table:number-rows-spanned="1">
            <text:p>Variação dos dados na semana do dia 01/26/2024</text:p>
          </table:table-cell>
          <table:covered-table-cell table:number-columns-repeated="2" table:style-name="ce373"/>
          <table:covered-table-cell table:style-name="ce377"/>
          <table:covered-table-cell table:style-name="ce381"/>
          <table:covered-table-cell table:style-name="ce385"/>
          <table:table-cell table:style-name="ce389" office:value-type="string" calcext:value-type="string" table:number-columns-spanned="5" table:number-rows-spanned="1">
            <text:p>Variação dos dados no mês do dia 01/2024</text:p>
          </table:table-cell>
          <table:covered-table-cell table:number-columns-repeated="2" table:style-name="ce88"/>
          <table:covered-table-cell table:style-name="ce96"/>
          <table:covered-table-cell table:style-name="ce100"/>
          <table:table-cell table:style-name="ce401" office:value-type="string" calcext:value-type="string" table:number-columns-spanned="5" table:number-rows-spanned="1">
            <text:p>Variação dos dados no ano de 2024</text:p>
          </table:table-cell>
          <table:covered-table-cell table:style-name="ce116"/>
          <table:covered-table-cell table:style-name="ce119"/>
          <table:covered-table-cell table:style-name="ce122"/>
          <table:covered-table-cell table:style-name="ce125"/>
          <table:table-cell table:style-name="ce414" office:value-type="string" calcext:value-type="string" table:number-columns-spanned="5" table:number-rows-spanned="1">
            <text:p>Variação dos dados nos últimos 12M</text:p>
          </table:table-cell>
          <table:covered-table-cell table:style-name="ce129"/>
          <table:covered-table-cell table:style-name="ce132"/>
          <table:covered-table-cell table:style-name="ce135"/>
          <table:covered-table-cell table:style-name="ce138"/>
          <table:table-cell table:number-columns-repeated="30"/>
        </table:table-row>
        <table:table-row table:style-name="ro1">
          <table:table-cell table:style-name="ce342" office:value-type="string" calcext:value-type="string">
            <text:p>Ativo</text:p>
          </table:table-cell>
          <table:table-cell table:style-name="ce346" office:value-type="string" calcext:value-type="string">
            <text:p>Nome da Empresa</text:p>
          </table:table-cell>
          <table:table-cell table:style-name="ce346" office:value-type="string" calcext:value-type="string">
            <text:p>Segmento</text:p>
          </table:table-cell>
          <table:table-cell table:style-name="ce346" office:value-type="string" calcext:value-type="string">
            <text:p>Idade</text:p>
          </table:table-cell>
          <table:table-cell table:style-name="ce346" office:value-type="string" calcext:value-type="string">
            <text:p>Cat Idade</text:p>
          </table:table-cell>
          <table:table-cell table:style-name="ce350" office:value-type="string" calcext:value-type="string">
            <text:p>Data</text:p>
          </table:table-cell>
          <table:table-cell table:style-name="ce354" office:value-type="string" calcext:value-type="string">
            <text:p>Último (R$)</text:p>
          </table:table-cell>
          <table:table-cell table:style-name="ce357" office:value-type="string" calcext:value-type="string">
            <text:p>Qtd de Ações</text:p>
          </table:table-cell>
          <table:table-cell table:style-name="ce288" office:value-type="string" calcext:value-type="string">
            <text:p>Var. Dia pp</text:p>
          </table:table-cell>
          <table:table-cell table:style-name="ce288" office:value-type="string" calcext:value-type="string">
            <text:p>Var. Dia (%)</text:p>
          </table:table-cell>
          <table:table-cell table:style-name="ce75" office:value-type="string" calcext:value-type="string">
            <text:p>Inicial</text:p>
          </table:table-cell>
          <table:table-cell table:style-name="ce78" office:value-type="string" calcext:value-type="string">
            <text:p>Variação $</text:p>
          </table:table-cell>
          <table:table-cell table:style-name="ce81" office:value-type="string" calcext:value-type="string">
            <text:p>Resultado</text:p>
          </table:table-cell>
          <table:table-cell table:style-name="ce370" office:value-type="string" calcext:value-type="string">
            <text:p>Var. Sem pp</text:p>
          </table:table-cell>
          <table:table-cell table:style-name="ce88" office:value-type="string" calcext:value-type="string">
            <text:p>% Sem.</text:p>
          </table:table-cell>
          <table:table-cell table:style-name="ce88" office:value-type="string" calcext:value-type="string">
            <text:p>Var. Sem.</text:p>
          </table:table-cell>
          <table:table-cell table:style-name="ce378" office:value-type="string" calcext:value-type="string">
            <text:p>Qtd de Ações</text:p>
          </table:table-cell>
          <table:table-cell table:style-name="ce96" office:value-type="string" calcext:value-type="string">
            <text:p>Variação $</text:p>
          </table:table-cell>
          <table:table-cell table:style-name="ce100" office:value-type="string" calcext:value-type="string">
            <text:p>Resultado</text:p>
          </table:table-cell>
          <table:table-cell table:style-name="ce390" office:value-type="string" calcext:value-type="string">
            <text:p>Var. Mês pp</text:p>
          </table:table-cell>
          <table:table-cell table:style-name="ce392" office:value-type="string" calcext:value-type="string">
            <text:p>% Sem.</text:p>
          </table:table-cell>
          <table:table-cell table:style-name="ce392" office:value-type="string" calcext:value-type="string">
            <text:p>Var. Sem.</text:p>
          </table:table-cell>
          <table:table-cell table:style-name="ce395" office:value-type="string" calcext:value-type="string">
            <text:p>Variação $</text:p>
          </table:table-cell>
          <table:table-cell table:style-name="ce398" office:value-type="string" calcext:value-type="string">
            <text:p>Resultado</text:p>
          </table:table-cell>
          <table:table-cell table:style-name="ce116" office:value-type="string" calcext:value-type="string">
            <text:p>Var. Ano pp</text:p>
          </table:table-cell>
          <table:table-cell table:style-name="ce119" office:value-type="string" calcext:value-type="string">
            <text:p>% Ano</text:p>
          </table:table-cell>
          <table:table-cell table:style-name="ce119" office:value-type="string" calcext:value-type="string">
            <text:p>Var. Ano.</text:p>
          </table:table-cell>
          <table:table-cell table:style-name="ce122" office:value-type="string" calcext:value-type="string">
            <text:p>Variação $</text:p>
          </table:table-cell>
          <table:table-cell table:style-name="ce125" office:value-type="string" calcext:value-type="string">
            <text:p>Resultado</text:p>
          </table:table-cell>
          <table:table-cell table:style-name="ce129" office:value-type="string" calcext:value-type="string">
            <text:p>Var. 12M pp</text:p>
          </table:table-cell>
          <table:table-cell table:style-name="ce132" office:value-type="string" calcext:value-type="string">
            <text:p>% 12M</text:p>
          </table:table-cell>
          <table:table-cell table:style-name="ce132" office:value-type="string" calcext:value-type="string">
            <text:p>Var. 12M</text:p>
          </table:table-cell>
          <table:table-cell table:style-name="ce135" office:value-type="string" calcext:value-type="string">
            <text:p>Variação $</text:p>
          </table:table-cell>
          <table:table-cell table:style-name="ce138" office:value-type="string" calcext:value-type="string">
            <text:p>Resultado</text:p>
          </table:table-cell>
          <table:table-cell table:style-name="ce346" office:value-type="string" calcext:value-type="string">
            <text:p>Nome da Empresa</text:p>
          </table:table-cell>
          <table:table-cell table:number-columns-repeated="29"/>
        </table:table-row>
        <table:table-row table:style-name="ro2">
          <table:table-cell table:style-name="ce343" office:value-type="string" calcext:value-type="string">
            <text:p>USIM5</text:p>
          </table:table-cell>
          <table:table-cell table:style-name="ce347" table:formula="of:=VLOOKUP([.A3];[$Ticker.A$1:$Ticker.B$1048576];2;0)" office:value-type="string" office:string-value="Usiminas" calcext:value-type="string">
            <text:p>Usiminas</text:p>
          </table:table-cell>
          <table:table-cell table:style-name="ce347" table:formula="of:=VLOOKUP([.B3];[$'Chat-GPT - Aluno'.A$1:$'Chat-GPT - Aluno'.C$1048576];2;0)" office:value-type="string" office:string-value="Siderurgia" calcext:value-type="string">
            <text:p>Siderurgia</text:p>
          </table:table-cell>
          <table:table-cell table:style-name="ce347" table:formula="of:=VLOOKUP([.B3];[$'Chat-GPT - Aluno'.A$1:$'Chat-GPT - Aluno'.C$1048576];3;0)" office:value-type="float" office:value="63" calcext:value-type="float">
            <text:p>63</text:p>
          </table:table-cell>
          <table:table-cell table:style-name="ce347" table:formula="of:=IF([.D3]&gt;100;&quot;Maior de 100&quot;;IF([.D3]&gt;50;&quot;Entre 50 e 100&quot;;IF([.D3]&lt;=50;&quot;50 ou menos&quot;;&quot;NOVINHO&quot;)))" office:value-type="string" office:string-value="Entre 50 e 100" calcext:value-type="string">
            <text:p>Entre 50 e 100</text:p>
          </table:table-cell>
          <table:table-cell table:style-name="ce351" office:value-type="date" office:date-value="2024-01-26" calcext:value-type="date">
            <text:p>01/26/24</text:p>
          </table:table-cell>
          <table:table-cell table:style-name="ce355" office:value-type="float" office:value="9.5" calcext:value-type="float">
            <text:p>9,50</text:p>
          </table:table-cell>
          <table:table-cell table:style-name="ce358" table:formula="of:=VLOOKUP([.A3];[$Total_de_acoes.A$1:$Total_de_acoes.B$1048576];2;0)" office:value-type="float" office:value="515117391" calcext:value-type="float">
            <text:p>515.117.391</text:p>
          </table:table-cell>
          <table:table-cell table:style-name="ce299" office:value-type="float" office:value="5.2" calcext:value-type="float">
            <text:p>5,2</text:p>
          </table:table-cell>
          <table:table-cell table:style-name="ce301" table:formula="of:=[.I3]/100" office:value-type="float" office:value="0.052" calcext:value-type="float">
            <text:p>0,052</text:p>
          </table:table-cell>
          <table:table-cell table:style-name="ce362" table:formula="of:=[.G3]/(1+[.J3])" office:value-type="float" office:value="9.03041825095057" calcext:value-type="float">
            <text:p>9,030</text:p>
          </table:table-cell>
          <table:table-cell table:style-name="ce365" table:formula="of:=([.G3]-[.K3])*[.H3]" office:value-type="currency" office:currency="BRL" office:value="241889725.431559" calcext:value-type="currency">
            <text:p>R$ 241.889.725,43</text:p>
          </table:table-cell>
          <table:table-cell table:style-name="ce368" table:formula="of:=IF([.L3]=0;&quot;Estável&quot;;IF([.L3]&gt;0;&quot;SUBIU&quot;;&quot;desceu&quot;))" office:value-type="string" office:string-value="SUBIU" calcext:value-type="string">
            <text:p>SUBIU</text:p>
          </table:table-cell>
          <table:table-cell table:style-name="ce371" office:value-type="float" office:value="11.76" calcext:value-type="float">
            <text:p>11,76</text:p>
          </table:table-cell>
          <table:table-cell table:style-name="ce375" table:formula="of:=[.N3]/100" office:value-type="float" office:value="0.1176" calcext:value-type="float">
            <text:p>0,118</text:p>
          </table:table-cell>
          <table:table-cell table:style-name="ce375" table:formula="of:=[.G3]/([.O3]+1)" office:value-type="float" office:value="8.50035790980673" calcext:value-type="float">
            <text:p>8,500</text:p>
          </table:table-cell>
          <table:table-cell table:style-name="ce379" table:formula="of:=VLOOKUP([.A3];[$Total_de_acoes.A$1:$Total_de_acoes.B$1048576];2;0)" office:value-type="float" office:value="515117391" calcext:value-type="float">
            <text:p>515.117.391</text:p>
          </table:table-cell>
          <table:table-cell table:style-name="ce383" table:formula="of:=([.G3]-[.P3])*[.Q3]" office:value-type="currency" office:currency="BRL" office:value="514933025.434145" calcext:value-type="currency">
            <text:p>R$ 514.933.025,43</text:p>
          </table:table-cell>
          <table:table-cell table:style-name="ce387" table:formula="of:=IF([.R3]=0;&quot;Estável&quot;;IF([.R3]&gt;0;&quot;SUBIU&quot;;&quot;desceu&quot;))" office:value-type="string" office:string-value="SUBIU" calcext:value-type="string">
            <text:p>SUBIU</text:p>
          </table:table-cell>
          <table:table-cell table:style-name="ce372" office:value-type="float" office:value="2.26" calcext:value-type="float">
            <text:p>2,26</text:p>
          </table:table-cell>
          <table:table-cell table:style-name="ce372" table:formula="of:=[.T3]/100" office:value-type="float" office:value="0.0226" calcext:value-type="float">
            <text:p>0,0226</text:p>
          </table:table-cell>
          <table:table-cell table:style-name="ce376" table:formula="of:=[.G3]/([.U3]+1)" office:value-type="float" office:value="9.29004498337571" calcext:value-type="float">
            <text:p>9,290</text:p>
          </table:table-cell>
          <table:table-cell table:style-name="ce384" table:formula="of:=[.V3]*[.H3]" office:value-type="currency" office:currency="BRL" office:value="4785463734.10913" calcext:value-type="currency">
            <text:p>R$ 4.785.463.734,11</text:p>
          </table:table-cell>
          <table:table-cell table:style-name="ce388" table:formula="of:=IF([.W3]=0;&quot;Estável&quot;;IF([.W3]&gt;0;&quot;SUBIU&quot;;&quot;desceu&quot;))" office:value-type="string" office:string-value="SUBIU" calcext:value-type="string">
            <text:p>SUBIU</text:p>
          </table:table-cell>
          <table:table-cell table:style-name="ce403" office:value-type="float" office:value="2.26" calcext:value-type="float">
            <text:p>2,26</text:p>
          </table:table-cell>
          <table:table-cell table:style-name="ce403" table:formula="of:=[.Y3]/100" office:value-type="float" office:value="0.0226" calcext:value-type="float">
            <text:p>0,0226</text:p>
          </table:table-cell>
          <table:table-cell table:style-name="ce406" table:formula="of:=[.G3]/([.Z3]+1)" office:value-type="float" office:value="9.29004498337571" calcext:value-type="float">
            <text:p>9,290</text:p>
          </table:table-cell>
          <table:table-cell table:style-name="ce409" table:formula="of:=[.H3]*[.AA3]" office:value-type="currency" office:currency="BRL" office:value="4785463734.10913" calcext:value-type="currency">
            <text:p>R$ 4.785.463.734,11</text:p>
          </table:table-cell>
          <table:table-cell table:style-name="ce412" table:formula="of:=IF([.AB3]=0;&quot;Estável&quot;;IF([.AB3]&gt;0;&quot;SUBIU&quot;;&quot;desceu&quot;))" office:value-type="string" office:string-value="SUBIU" calcext:value-type="string">
            <text:p>SUBIU</text:p>
          </table:table-cell>
          <table:table-cell table:style-name="ce416" office:value-type="float" office:value="15.97" calcext:value-type="float">
            <text:p>15,97</text:p>
          </table:table-cell>
          <table:table-cell table:style-name="ce416" table:formula="of:=[.AD3]/100" office:value-type="float" office:value="0.1597" calcext:value-type="float">
            <text:p>0,1597</text:p>
          </table:table-cell>
          <table:table-cell table:style-name="ce419" table:formula="of:=[.G3]/([.AE3]+1)" office:value-type="float" office:value="8.19177373458653" calcext:value-type="float">
            <text:p>8,192</text:p>
          </table:table-cell>
          <table:table-cell table:style-name="ce422" table:formula="of:=[.AF3]*[.H3]" office:value-type="currency" office:currency="BRL" office:value="4219725113.82254" calcext:value-type="currency">
            <text:p>R$ 4.219.725.113,82</text:p>
          </table:table-cell>
          <table:table-cell table:style-name="ce425" table:formula="of:=IF([.AG3]=0;&quot;Estável&quot;;IF([.AG3]&gt;0;&quot;SUBIU&quot;;&quot;desceu&quot;))" office:value-type="string" office:string-value="SUBIU" calcext:value-type="string">
            <text:p>SUBIU</text:p>
          </table:table-cell>
          <table:table-cell table:style-name="ce347" table:formula="of:=[.B3]" office:value-type="string" office:string-value="Usiminas" calcext:value-type="string">
            <text:p>Usiminas</text:p>
          </table:table-cell>
          <table:table-cell table:number-columns-repeated="29"/>
        </table:table-row>
        <table:table-row table:style-name="ro2">
          <table:table-cell table:style-name="ce344" office:value-type="string" calcext:value-type="string">
            <text:p>CMIN3</text:p>
          </table:table-cell>
          <table:table-cell table:style-name="ce348" table:formula="of:=VLOOKUP([.A4];[$Ticker.A$1:$Ticker.B$1048576];2;0)" office:value-type="string" office:string-value="CSN Mineração" calcext:value-type="string">
            <text:p>CSN Mineração</text:p>
          </table:table-cell>
          <table:table-cell table:style-name="ce348" table:formula="of:=VLOOKUP([.B4];[$'Chat-GPT - Aluno'.A$1:$'Chat-GPT - Aluno'.C$1048576];2;0)" office:value-type="string" office:string-value="Mineração" calcext:value-type="string">
            <text:p>Mineração</text:p>
          </table:table-cell>
          <table:table-cell table:style-name="ce348" table:formula="of:=VLOOKUP([.B4];[$'Chat-GPT - Aluno'.A$1:$'Chat-GPT - Aluno'.C$1048576];3;0)" office:value-type="float" office:value="25" calcext:value-type="float">
            <text:p>25</text:p>
          </table:table-cell>
          <table:table-cell table:style-name="ce347" table:formula="of:=IF([.D4]&gt;100;&quot;Maior de 100&quot;;IF([.D4]&gt;50;&quot;Entre 50 e 100&quot;;IF([.D4]&lt;=50;&quot;50 ou menos&quot;;&quot;NOVINHO&quot;)))" office:value-type="string" office:string-value="50 ou menos" calcext:value-type="string">
            <text:p>50 ou menos</text:p>
          </table:table-cell>
          <table:table-cell table:style-name="ce352" office:value-type="date" office:date-value="2024-01-26" calcext:value-type="date">
            <text:p>01/26/24</text:p>
          </table:table-cell>
          <table:table-cell table:style-name="ce356" office:value-type="float" office:value="6.82" calcext:value-type="float">
            <text:p>6,82</text:p>
          </table:table-cell>
          <table:table-cell table:style-name="ce359" table:formula="of:=VLOOKUP([.A4];[$Total_de_acoes.A$1:$Total_de_acoes.B$1048576];2;0)" office:value-type="float" office:value="1110559345" calcext:value-type="float">
            <text:p>1.110.559.345</text:p>
          </table:table-cell>
          <table:table-cell table:style-name="ce300" office:value-type="float" office:value="2.4" calcext:value-type="float">
            <text:p>2,4</text:p>
          </table:table-cell>
          <table:table-cell table:style-name="ce302" table:formula="of:=[.I4]/100" office:value-type="float" office:value="0.024" calcext:value-type="float">
            <text:p>0,024</text:p>
          </table:table-cell>
          <table:table-cell table:style-name="ce363" table:formula="of:=[.G4]/(1+[.J4])" office:value-type="float" office:value="6.66015625" calcext:value-type="float">
            <text:p>6,660</text:p>
          </table:table-cell>
          <table:table-cell table:style-name="ce366" table:formula="of:=([.G4]-[.K4])*[.H4]" office:value-type="currency" office:currency="BRL" office:value="177515970.302344" calcext:value-type="currency">
            <text:p>R$ 177.515.970,30</text:p>
          </table:table-cell>
          <table:table-cell table:style-name="ce368" table:formula="of:=IF([.L4]=0;&quot;Estável&quot;;IF([.L4]&gt;0;&quot;SUBIU&quot;;&quot;desceu&quot;))" office:value-type="string" office:string-value="SUBIU" calcext:value-type="string">
            <text:p>SUBIU</text:p>
          </table:table-cell>
          <table:table-cell table:style-name="ce372" office:value-type="float" office:value="2.4" calcext:value-type="float">
            <text:p>2,4</text:p>
          </table:table-cell>
          <table:table-cell table:style-name="ce376" table:formula="of:=[.N4]/100" office:value-type="float" office:value="0.024" calcext:value-type="float">
            <text:p>0,024</text:p>
          </table:table-cell>
          <table:table-cell table:style-name="ce376" table:formula="of:=[.G4]/([.O4]+1)" office:value-type="float" office:value="6.66015625" calcext:value-type="float">
            <text:p>6,660</text:p>
          </table:table-cell>
          <table:table-cell table:style-name="ce380" table:formula="of:=VLOOKUP([.A4];[$Total_de_acoes.A$1:$Total_de_acoes.B$1048576];2;0)" office:value-type="float" office:value="1110559345" calcext:value-type="float">
            <text:p>1.110.559.345</text:p>
          </table:table-cell>
          <table:table-cell table:style-name="ce384" table:formula="of:=([.G4]-[.P4])*[.Q4]" office:value-type="currency" office:currency="BRL" office:value="177515970.302344" calcext:value-type="currency">
            <text:p>R$ 177.515.970,30</text:p>
          </table:table-cell>
          <table:table-cell table:style-name="ce388" table:formula="of:=IF([.R4]=0;&quot;Estável&quot;;IF([.R4]&gt;0;&quot;SUBIU&quot;;&quot;desceu&quot;))" office:value-type="string" office:string-value="SUBIU" calcext:value-type="string">
            <text:p>SUBIU</text:p>
          </table:table-cell>
          <table:table-cell table:style-name="ce391" office:value-type="float" office:value="-12.11" calcext:value-type="float">
            <text:p>-12,11</text:p>
          </table:table-cell>
          <table:table-cell table:style-name="ce391" table:formula="of:=[.T4]/100" office:value-type="float" office:value="-0.1211" calcext:value-type="float">
            <text:p>-0,1211</text:p>
          </table:table-cell>
          <table:table-cell table:style-name="ce393" table:formula="of:=[.G4]/([.U4]+1)" office:value-type="float" office:value="7.75969962453066" calcext:value-type="float">
            <text:p>7,760</text:p>
          </table:table-cell>
          <table:table-cell table:style-name="ce396" table:formula="of:=[.V4]*[.H4]" office:value-type="currency" office:currency="BRL" office:value="8617606932.41552" calcext:value-type="currency">
            <text:p>R$ 8.617.606.932,42</text:p>
          </table:table-cell>
          <table:table-cell table:style-name="ce399" table:formula="of:=IF([.W4]=0;&quot;Estável&quot;;IF([.W4]&gt;0;&quot;SUBIU&quot;;&quot;desceu&quot;))" office:value-type="string" office:string-value="SUBIU" calcext:value-type="string">
            <text:p>SUBIU</text:p>
          </table:table-cell>
          <table:table-cell table:style-name="ce404" office:value-type="float" office:value="-12.11" calcext:value-type="float">
            <text:p>-12,11</text:p>
          </table:table-cell>
          <table:table-cell table:style-name="ce404" table:formula="of:=[.Y4]/100" office:value-type="float" office:value="-0.1211" calcext:value-type="float">
            <text:p>-0,1211</text:p>
          </table:table-cell>
          <table:table-cell table:style-name="ce407" table:formula="of:=[.G4]/([.Z4]+1)" office:value-type="float" office:value="7.75969962453066" calcext:value-type="float">
            <text:p>7,760</text:p>
          </table:table-cell>
          <table:table-cell table:style-name="ce410" table:formula="of:=[.H4]*[.AA4]" office:value-type="currency" office:currency="BRL" office:value="8617606932.41552" calcext:value-type="currency">
            <text:p>R$ 8.617.606.932,42</text:p>
          </table:table-cell>
          <table:table-cell table:style-name="ce413" table:formula="of:=IF([.AB4]=0;&quot;Estável&quot;;IF([.AB4]&gt;0;&quot;SUBIU&quot;;&quot;desceu&quot;))" office:value-type="string" office:string-value="SUBIU" calcext:value-type="string">
            <text:p>SUBIU</text:p>
          </table:table-cell>
          <table:table-cell table:style-name="ce417" office:value-type="float" office:value="50.56" calcext:value-type="float">
            <text:p>50,56</text:p>
          </table:table-cell>
          <table:table-cell table:style-name="ce417" table:formula="of:=[.AD4]/100" office:value-type="float" office:value="0.5056" calcext:value-type="float">
            <text:p>0,5056</text:p>
          </table:table-cell>
          <table:table-cell table:style-name="ce420" table:formula="of:=[.G4]/([.AE4]+1)" office:value-type="float" office:value="4.5297555791711" calcext:value-type="float">
            <text:p>4,530</text:p>
          </table:table-cell>
          <table:table-cell table:style-name="ce423" table:formula="of:=[.AF4]*[.H4]" office:value-type="currency" office:currency="BRL" office:value="5030562389.01435" calcext:value-type="currency">
            <text:p>R$ 5.030.562.389,01</text:p>
          </table:table-cell>
          <table:table-cell table:style-name="ce426" table:formula="of:=IF([.AG4]=0;&quot;Estável&quot;;IF([.AG4]&gt;0;&quot;SUBIU&quot;;&quot;desceu&quot;))" office:value-type="string" office:string-value="SUBIU" calcext:value-type="string">
            <text:p>SUBIU</text:p>
          </table:table-cell>
          <table:table-cell table:style-name="ce347" table:formula="of:=[.B4]" office:value-type="string" office:string-value="CSN Mineração" calcext:value-type="string">
            <text:p>CSN Mineração</text:p>
          </table:table-cell>
          <table:table-cell table:number-columns-repeated="29"/>
        </table:table-row>
        <table:table-row table:style-name="ro2">
          <table:table-cell table:style-name="ce343" office:value-type="string" calcext:value-type="string">
            <text:p>PETR3</text:p>
          </table:table-cell>
          <table:table-cell table:style-name="ce347" table:formula="of:=VLOOKUP([.A5];[$Ticker.A$1:$Ticker.B$1048576];2;0)" office:value-type="string" office:string-value="Petrobras" calcext:value-type="string">
            <text:p>Petrobras</text:p>
          </table:table-cell>
          <table:table-cell table:style-name="ce347" table:formula="of:=VLOOKUP([.B5];[$'Chat-GPT - Aluno'.A$1:$'Chat-GPT - Aluno'.C$1048576];2;0)" office:value-type="string" office:string-value="Energia" calcext:value-type="string">
            <text:p>Energia</text:p>
          </table:table-cell>
          <table:table-cell table:style-name="ce347" table:formula="of:=VLOOKUP([.B5];[$'Chat-GPT - Aluno'.A$1:$'Chat-GPT - Aluno'.C$1048576];3;0)" office:value-type="float" office:value="69" calcext:value-type="float">
            <text:p>69</text:p>
          </table:table-cell>
          <table:table-cell table:style-name="ce347" table:formula="of:=IF([.D5]&gt;100;&quot;Maior de 100&quot;;IF([.D5]&gt;50;&quot;Entre 50 e 100&quot;;IF([.D5]&lt;=50;&quot;50 ou menos&quot;;&quot;NOVINHO&quot;)))" office:value-type="string" office:string-value="Entre 50 e 100" calcext:value-type="string">
            <text:p>Entre 50 e 100</text:p>
          </table:table-cell>
          <table:table-cell table:style-name="ce351" office:value-type="date" office:date-value="2024-01-26" calcext:value-type="date">
            <text:p>01/26/24</text:p>
          </table:table-cell>
          <table:table-cell table:style-name="ce355" office:value-type="float" office:value="41.96" calcext:value-type="float">
            <text:p>41,96</text:p>
          </table:table-cell>
          <table:table-cell table:style-name="ce358" table:formula="of:=VLOOKUP([.A5];[$Total_de_acoes.A$1:$Total_de_acoes.B$1048576];2;0)" office:value-type="float" office:value="2379877655" calcext:value-type="float">
            <text:p>2.379.877.655</text:p>
          </table:table-cell>
          <table:table-cell table:style-name="ce299" office:value-type="float" office:value="2.19" calcext:value-type="float">
            <text:p>2,19</text:p>
          </table:table-cell>
          <table:table-cell table:style-name="ce301" table:formula="of:=[.I5]/100" office:value-type="float" office:value="0.0219" calcext:value-type="float">
            <text:p>0,0219</text:p>
          </table:table-cell>
          <table:table-cell table:style-name="ce362" table:formula="of:=[.G5]/(1+[.J5])" office:value-type="float" office:value="41.0607691554947" calcext:value-type="float">
            <text:p>41,061</text:p>
          </table:table-cell>
          <table:table-cell table:style-name="ce365" table:formula="of:=([.G5]-[.K5])*[.H5]" office:value-type="currency" office:currency="BRL" office:value="2140059393.52502" calcext:value-type="currency">
            <text:p>R$ 2.140.059.393,53</text:p>
          </table:table-cell>
          <table:table-cell table:style-name="ce368" table:formula="of:=IF([.L5]=0;&quot;Estável&quot;;IF([.L5]&gt;0;&quot;SUBIU&quot;;&quot;desceu&quot;))" office:value-type="string" office:string-value="SUBIU" calcext:value-type="string">
            <text:p>SUBIU</text:p>
          </table:table-cell>
          <table:table-cell table:style-name="ce371" office:value-type="float" office:value="7.73" calcext:value-type="float">
            <text:p>7,73</text:p>
          </table:table-cell>
          <table:table-cell table:style-name="ce375" table:formula="of:=[.N5]/100" office:value-type="float" office:value="0.0773" calcext:value-type="float">
            <text:p>0,077</text:p>
          </table:table-cell>
          <table:table-cell table:style-name="ce375" table:formula="of:=[.G5]/([.O5]+1)" office:value-type="float" office:value="38.9492249141372" calcext:value-type="float">
            <text:p>38,949</text:p>
          </table:table-cell>
          <table:table-cell table:style-name="ce379" table:formula="of:=VLOOKUP([.A5];[$Total_de_acoes.A$1:$Total_de_acoes.B$1048576];2;0)" office:value-type="float" office:value="2379877655" calcext:value-type="float">
            <text:p>2.379.877.655</text:p>
          </table:table-cell>
          <table:table-cell table:style-name="ce383" table:formula="of:=([.G5]-[.P5])*[.Q5]" office:value-type="currency" office:currency="BRL" office:value="7165276351.07559" calcext:value-type="currency">
            <text:p>R$ 7.165.276.351,08</text:p>
          </table:table-cell>
          <table:table-cell table:style-name="ce387" table:formula="of:=IF([.R5]=0;&quot;Estável&quot;;IF([.R5]&gt;0;&quot;SUBIU&quot;;&quot;desceu&quot;))" office:value-type="string" office:string-value="SUBIU" calcext:value-type="string">
            <text:p>SUBIU</text:p>
          </table:table-cell>
          <table:table-cell table:style-name="ce372" office:value-type="float" office:value="7.64" calcext:value-type="float">
            <text:p>7,64</text:p>
          </table:table-cell>
          <table:table-cell table:style-name="ce372" table:formula="of:=[.T5]/100" office:value-type="float" office:value="0.0764" calcext:value-type="float">
            <text:p>0,0764</text:p>
          </table:table-cell>
          <table:table-cell table:style-name="ce376" table:formula="of:=[.G5]/([.U5]+1)" office:value-type="float" office:value="38.9817911557042" calcext:value-type="float">
            <text:p>38,982</text:p>
          </table:table-cell>
          <table:table-cell table:style-name="ce384" table:formula="of:=[.V5]*[.H5]" office:value-type="currency" office:currency="BRL" office:value="92771893723.3371" calcext:value-type="currency">
            <text:p>R$ 92.771.893.723,34</text:p>
          </table:table-cell>
          <table:table-cell table:style-name="ce388" table:formula="of:=IF([.W5]=0;&quot;Estável&quot;;IF([.W5]&gt;0;&quot;SUBIU&quot;;&quot;desceu&quot;))" office:value-type="string" office:string-value="SUBIU" calcext:value-type="string">
            <text:p>SUBIU</text:p>
          </table:table-cell>
          <table:table-cell table:style-name="ce403" office:value-type="float" office:value="7.64" calcext:value-type="float">
            <text:p>7,64</text:p>
          </table:table-cell>
          <table:table-cell table:style-name="ce403" table:formula="of:=[.Y5]/100" office:value-type="float" office:value="0.0764" calcext:value-type="float">
            <text:p>0,0764</text:p>
          </table:table-cell>
          <table:table-cell table:style-name="ce406" table:formula="of:=[.G5]/([.Z5]+1)" office:value-type="float" office:value="38.9817911557042" calcext:value-type="float">
            <text:p>38,982</text:p>
          </table:table-cell>
          <table:table-cell table:style-name="ce409" table:formula="of:=[.H5]*[.AA5]" office:value-type="currency" office:currency="BRL" office:value="92771893723.3371" calcext:value-type="currency">
            <text:p>R$ 92.771.893.723,34</text:p>
          </table:table-cell>
          <table:table-cell table:style-name="ce412" table:formula="of:=IF([.AB5]=0;&quot;Estável&quot;;IF([.AB5]&gt;0;&quot;SUBIU&quot;;&quot;desceu&quot;))" office:value-type="string" office:string-value="SUBIU" calcext:value-type="string">
            <text:p>SUBIU</text:p>
          </table:table-cell>
          <table:table-cell table:style-name="ce416" office:value-type="float" office:value="77.55" calcext:value-type="float">
            <text:p>77,55</text:p>
          </table:table-cell>
          <table:table-cell table:style-name="ce416" table:formula="of:=[.AD5]/100" office:value-type="float" office:value="0.7755" calcext:value-type="float">
            <text:p>0,7755</text:p>
          </table:table-cell>
          <table:table-cell table:style-name="ce419" table:formula="of:=[.G5]/([.AE5]+1)" office:value-type="float" office:value="23.6327794987328" calcext:value-type="float">
            <text:p>23,633</text:p>
          </table:table-cell>
          <table:table-cell table:style-name="ce422" table:formula="of:=[.AF5]*[.H5]" office:value-type="currency" office:currency="BRL" office:value="56243123854.5762" calcext:value-type="currency">
            <text:p>R$ 56.243.123.854,58</text:p>
          </table:table-cell>
          <table:table-cell table:style-name="ce425" table:formula="of:=IF([.AG5]=0;&quot;Estável&quot;;IF([.AG5]&gt;0;&quot;SUBIU&quot;;&quot;desceu&quot;))" office:value-type="string" office:string-value="SUBIU" calcext:value-type="string">
            <text:p>SUBIU</text:p>
          </table:table-cell>
          <table:table-cell table:style-name="ce347" table:formula="of:=[.B5]" office:value-type="string" office:string-value="Petrobras" calcext:value-type="string">
            <text:p>Petrobras</text:p>
          </table:table-cell>
          <table:table-cell table:number-columns-repeated="29"/>
        </table:table-row>
        <table:table-row table:style-name="ro2">
          <table:table-cell table:style-name="ce344" office:value-type="string" calcext:value-type="string">
            <text:p>SUZB3</text:p>
          </table:table-cell>
          <table:table-cell table:style-name="ce348" table:formula="of:=VLOOKUP([.A6];[$Ticker.A$1:$Ticker.B$1048576];2;0)" office:value-type="string" office:string-value="Suzano" calcext:value-type="string">
            <text:p>Suzano</text:p>
          </table:table-cell>
          <table:table-cell table:style-name="ce348" table:formula="of:=VLOOKUP([.B6];[$'Chat-GPT - Aluno'.A$1:$'Chat-GPT - Aluno'.C$1048576];2;0)" office:value-type="string" office:string-value="Papel e Celulose" calcext:value-type="string">
            <text:p>Papel e Celulose</text:p>
          </table:table-cell>
          <table:table-cell table:style-name="ce348" table:formula="of:=VLOOKUP([.B6];[$'Chat-GPT - Aluno'.A$1:$'Chat-GPT - Aluno'.C$1048576];3;0)" office:value-type="float" office:value="97" calcext:value-type="float">
            <text:p>97</text:p>
          </table:table-cell>
          <table:table-cell table:style-name="ce347" table:formula="of:=IF([.D6]&gt;100;&quot;Maior de 100&quot;;IF([.D6]&gt;50;&quot;Entre 50 e 100&quot;;IF([.D6]&lt;=50;&quot;50 ou menos&quot;;&quot;NOVINHO&quot;)))" office:value-type="string" office:string-value="Entre 50 e 100" calcext:value-type="string">
            <text:p>Entre 50 e 100</text:p>
          </table:table-cell>
          <table:table-cell table:style-name="ce352" office:value-type="date" office:date-value="2024-01-26" calcext:value-type="date">
            <text:p>01/26/24</text:p>
          </table:table-cell>
          <table:table-cell table:style-name="ce356" office:value-type="float" office:value="52.91" calcext:value-type="float">
            <text:p>52,91</text:p>
          </table:table-cell>
          <table:table-cell table:style-name="ce359" table:formula="of:=VLOOKUP([.A6];[$Total_de_acoes.A$1:$Total_de_acoes.B$1048576];2;0)" office:value-type="float" office:value="683452836" calcext:value-type="float">
            <text:p>683.452.836</text:p>
          </table:table-cell>
          <table:table-cell table:style-name="ce300" office:value-type="float" office:value="2.04" calcext:value-type="float">
            <text:p>2,04</text:p>
          </table:table-cell>
          <table:table-cell table:style-name="ce302" table:formula="of:=[.I6]/100" office:value-type="float" office:value="0.0204" calcext:value-type="float">
            <text:p>0,0204</text:p>
          </table:table-cell>
          <table:table-cell table:style-name="ce363" table:formula="of:=[.G6]/(1+[.J6])" office:value-type="float" office:value="51.8522148177185" calcext:value-type="float">
            <text:p>51,852</text:p>
          </table:table-cell>
          <table:table-cell table:style-name="ce366" table:formula="of:=([.G6]-[.K6])*[.H6]" office:value-type="currency" office:currency="BRL" office:value="722946282.709039" calcext:value-type="currency">
            <text:p>R$ 722.946.282,71</text:p>
          </table:table-cell>
          <table:table-cell table:style-name="ce368" table:formula="of:=IF([.L6]=0;&quot;Estável&quot;;IF([.L6]&gt;0;&quot;SUBIU&quot;;&quot;desceu&quot;))" office:value-type="string" office:string-value="SUBIU" calcext:value-type="string">
            <text:p>SUBIU</text:p>
          </table:table-cell>
          <table:table-cell table:style-name="ce372" office:value-type="float" office:value="2.14" calcext:value-type="float">
            <text:p>2,14</text:p>
          </table:table-cell>
          <table:table-cell table:style-name="ce376" table:formula="of:=[.N6]/100" office:value-type="float" office:value="0.0214" calcext:value-type="float">
            <text:p>0,021</text:p>
          </table:table-cell>
          <table:table-cell table:style-name="ce376" table:formula="of:=[.G6]/([.O6]+1)" office:value-type="float" office:value="51.8014489915802" calcext:value-type="float">
            <text:p>51,801</text:p>
          </table:table-cell>
          <table:table-cell table:style-name="ce380" table:formula="of:=VLOOKUP([.A6];[$Total_de_acoes.A$1:$Total_de_acoes.B$1048576];2;0)" office:value-type="float" office:value="683452836" calcext:value-type="float">
            <text:p>683.452.836</text:p>
          </table:table-cell>
          <table:table-cell table:style-name="ce384" table:formula="of:=([.G6]-[.P6])*[.Q6]" office:value-type="currency" office:currency="BRL" office:value="757642330.555188" calcext:value-type="currency">
            <text:p>R$ 757.642.330,56</text:p>
          </table:table-cell>
          <table:table-cell table:style-name="ce388" table:formula="of:=IF([.R6]=0;&quot;Estável&quot;;IF([.R6]&gt;0;&quot;SUBIU&quot;;&quot;desceu&quot;))" office:value-type="string" office:string-value="SUBIU" calcext:value-type="string">
            <text:p>SUBIU</text:p>
          </table:table-cell>
          <table:table-cell table:style-name="ce391" office:value-type="float" office:value="-4.89" calcext:value-type="float">
            <text:p>-4,89</text:p>
          </table:table-cell>
          <table:table-cell table:style-name="ce391" table:formula="of:=[.T6]/100" office:value-type="float" office:value="-0.0489" calcext:value-type="float">
            <text:p>-0,0489</text:p>
          </table:table-cell>
          <table:table-cell table:style-name="ce393" table:formula="of:=[.G6]/([.U6]+1)" office:value-type="float" office:value="55.6303227841447" calcext:value-type="float">
            <text:p>55,630</text:p>
          </table:table-cell>
          <table:table-cell table:style-name="ce396" table:formula="of:=[.V6]*[.H6]" office:value-type="currency" office:currency="BRL" office:value="38020701874.4191" calcext:value-type="currency">
            <text:p>R$ 38.020.701.874,42</text:p>
          </table:table-cell>
          <table:table-cell table:style-name="ce399" table:formula="of:=IF([.W6]=0;&quot;Estável&quot;;IF([.W6]&gt;0;&quot;SUBIU&quot;;&quot;desceu&quot;))" office:value-type="string" office:string-value="SUBIU" calcext:value-type="string">
            <text:p>SUBIU</text:p>
          </table:table-cell>
          <table:table-cell table:style-name="ce404" office:value-type="float" office:value="-4.89" calcext:value-type="float">
            <text:p>-4,89</text:p>
          </table:table-cell>
          <table:table-cell table:style-name="ce404" table:formula="of:=[.Y6]/100" office:value-type="float" office:value="-0.0489" calcext:value-type="float">
            <text:p>-0,0489</text:p>
          </table:table-cell>
          <table:table-cell table:style-name="ce407" table:formula="of:=[.G6]/([.Z6]+1)" office:value-type="float" office:value="55.6303227841447" calcext:value-type="float">
            <text:p>55,630</text:p>
          </table:table-cell>
          <table:table-cell table:style-name="ce410" table:formula="of:=[.H6]*[.AA6]" office:value-type="currency" office:currency="BRL" office:value="38020701874.4191" calcext:value-type="currency">
            <text:p>R$ 38.020.701.874,42</text:p>
          </table:table-cell>
          <table:table-cell table:style-name="ce413" table:formula="of:=IF([.AB6]=0;&quot;Estável&quot;;IF([.AB6]&gt;0;&quot;SUBIU&quot;;&quot;desceu&quot;))" office:value-type="string" office:string-value="SUBIU" calcext:value-type="string">
            <text:p>SUBIU</text:p>
          </table:table-cell>
          <table:table-cell table:style-name="ce417" office:value-type="float" office:value="18.85" calcext:value-type="float">
            <text:p>18,85</text:p>
          </table:table-cell>
          <table:table-cell table:style-name="ce417" table:formula="of:=[.AD6]/100" office:value-type="float" office:value="0.1885" calcext:value-type="float">
            <text:p>0,1885</text:p>
          </table:table-cell>
          <table:table-cell table:style-name="ce420" table:formula="of:=[.G6]/([.AE6]+1)" office:value-type="float" office:value="44.5183003786285" calcext:value-type="float">
            <text:p>44,518</text:p>
          </table:table-cell>
          <table:table-cell table:style-name="ce423" table:formula="of:=[.AF6]*[.H6]" office:value-type="currency" office:currency="BRL" office:value="30426158647.6735" calcext:value-type="currency">
            <text:p>R$ 30.426.158.647,67</text:p>
          </table:table-cell>
          <table:table-cell table:style-name="ce426" table:formula="of:=IF([.AG6]=0;&quot;Estável&quot;;IF([.AG6]&gt;0;&quot;SUBIU&quot;;&quot;desceu&quot;))" office:value-type="string" office:string-value="SUBIU" calcext:value-type="string">
            <text:p>SUBIU</text:p>
          </table:table-cell>
          <table:table-cell table:style-name="ce347" table:formula="of:=[.B6]" office:value-type="string" office:string-value="Suzano" calcext:value-type="string">
            <text:p>Suzano</text:p>
          </table:table-cell>
          <table:table-cell table:number-columns-repeated="29"/>
        </table:table-row>
        <table:table-row table:style-name="ro2">
          <table:table-cell table:style-name="ce343" office:value-type="string" calcext:value-type="string">
            <text:p>CPFE3</text:p>
          </table:table-cell>
          <table:table-cell table:style-name="ce347" table:formula="of:=VLOOKUP([.A7];[$Ticker.A$1:$Ticker.B$1048576];2;0)" office:value-type="string" office:string-value="CPFL Energia" calcext:value-type="string">
            <text:p>CPFL Energia</text:p>
          </table:table-cell>
          <table:table-cell table:style-name="ce347" table:formula="of:=VLOOKUP([.B7];[$'Chat-GPT - Aluno'.A$1:$'Chat-GPT - Aluno'.C$1048576];2;0)" office:value-type="string" office:string-value="Energia" calcext:value-type="string">
            <text:p>Energia</text:p>
          </table:table-cell>
          <table:table-cell table:style-name="ce347" table:formula="of:=VLOOKUP([.B7];[$'Chat-GPT - Aluno'.A$1:$'Chat-GPT - Aluno'.C$1048576];3;0)" office:value-type="float" office:value="49" calcext:value-type="float">
            <text:p>49</text:p>
          </table:table-cell>
          <table:table-cell table:style-name="ce347" table:formula="of:=IF([.D7]&gt;100;&quot;Maior de 100&quot;;IF([.D7]&gt;50;&quot;Entre 50 e 100&quot;;IF([.D7]&lt;=50;&quot;50 ou menos&quot;;&quot;NOVINHO&quot;)))" office:value-type="string" office:string-value="50 ou menos" calcext:value-type="string">
            <text:p>50 ou menos</text:p>
          </table:table-cell>
          <table:table-cell table:style-name="ce351" office:value-type="date" office:date-value="2024-01-26" calcext:value-type="date">
            <text:p>01/26/24</text:p>
          </table:table-cell>
          <table:table-cell table:style-name="ce355" office:value-type="float" office:value="37.1" calcext:value-type="float">
            <text:p>37,10</text:p>
          </table:table-cell>
          <table:table-cell table:style-name="ce358" table:formula="of:=VLOOKUP([.A7];[$Total_de_acoes.A$1:$Total_de_acoes.B$1048576];2;0)" office:value-type="float" office:value="187732538" calcext:value-type="float">
            <text:p>187.732.538</text:p>
          </table:table-cell>
          <table:table-cell table:style-name="ce299" office:value-type="float" office:value="2.03" calcext:value-type="float">
            <text:p>2,03</text:p>
          </table:table-cell>
          <table:table-cell table:style-name="ce301" table:formula="of:=[.I7]/100" office:value-type="float" office:value="0.0203" calcext:value-type="float">
            <text:p>0,0203</text:p>
          </table:table-cell>
          <table:table-cell table:style-name="ce362" table:formula="of:=[.G7]/(1+[.J7])" office:value-type="float" office:value="36.3618543565618" calcext:value-type="float">
            <text:p>36,362</text:p>
          </table:table-cell>
          <table:table-cell table:style-name="ce365" table:formula="of:=([.G7]-[.K7])*[.H7]" office:value-type="currency" office:currency="BRL" office:value="138573955.056297" calcext:value-type="currency">
            <text:p>R$ 138.573.955,06</text:p>
          </table:table-cell>
          <table:table-cell table:style-name="ce368" table:formula="of:=IF([.L7]=0;&quot;Estável&quot;;IF([.L7]&gt;0;&quot;SUBIU&quot;;&quot;desceu&quot;))" office:value-type="string" office:string-value="SUBIU" calcext:value-type="string">
            <text:p>SUBIU</text:p>
          </table:table-cell>
          <table:table-cell table:style-name="ce371" office:value-type="float" office:value="2.49" calcext:value-type="float">
            <text:p>2,49</text:p>
          </table:table-cell>
          <table:table-cell table:style-name="ce375" table:formula="of:=[.N7]/100" office:value-type="float" office:value="0.0249" calcext:value-type="float">
            <text:p>0,025</text:p>
          </table:table-cell>
          <table:table-cell table:style-name="ce375" table:formula="of:=[.G7]/([.O7]+1)" office:value-type="float" office:value="36.1986535271734" calcext:value-type="float">
            <text:p>36,199</text:p>
          </table:table-cell>
          <table:table-cell table:style-name="ce379" table:formula="of:=VLOOKUP([.A7];[$Total_de_acoes.A$1:$Total_de_acoes.B$1048576];2;0)" office:value-type="float" office:value="187732538" calcext:value-type="float">
            <text:p>187.732.538</text:p>
          </table:table-cell>
          <table:table-cell table:style-name="ce383" table:formula="of:=([.G7]-[.P7])*[.Q7]" office:value-type="currency" office:currency="BRL" office:value="169212060.961089" calcext:value-type="currency">
            <text:p>R$ 169.212.060,96</text:p>
          </table:table-cell>
          <table:table-cell table:style-name="ce387" table:formula="of:=IF([.R7]=0;&quot;Estável&quot;;IF([.R7]&gt;0;&quot;SUBIU&quot;;&quot;desceu&quot;))" office:value-type="string" office:string-value="SUBIU" calcext:value-type="string">
            <text:p>SUBIU</text:p>
          </table:table-cell>
          <table:table-cell table:style-name="ce372" office:value-type="float" office:value="-3.66" calcext:value-type="float">
            <text:p>-3,66</text:p>
          </table:table-cell>
          <table:table-cell table:style-name="ce372" table:formula="of:=[.T7]/100" office:value-type="float" office:value="-0.0366" calcext:value-type="float">
            <text:p>-0,0366</text:p>
          </table:table-cell>
          <table:table-cell table:style-name="ce376" table:formula="of:=[.G7]/([.U7]+1)" office:value-type="float" office:value="38.5094457130994" calcext:value-type="float">
            <text:p>38,509</text:p>
          </table:table-cell>
          <table:table-cell table:style-name="ce384" table:formula="of:=[.V7]*[.H7]" office:value-type="currency" office:currency="BRL" office:value="7229475980.69338" calcext:value-type="currency">
            <text:p>R$ 7.229.475.980,69</text:p>
          </table:table-cell>
          <table:table-cell table:style-name="ce388" table:formula="of:=IF([.W7]=0;&quot;Estável&quot;;IF([.W7]&gt;0;&quot;SUBIU&quot;;&quot;desceu&quot;))" office:value-type="string" office:string-value="SUBIU" calcext:value-type="string">
            <text:p>SUBIU</text:p>
          </table:table-cell>
          <table:table-cell table:style-name="ce403" office:value-type="float" office:value="-3.66" calcext:value-type="float">
            <text:p>-3,66</text:p>
          </table:table-cell>
          <table:table-cell table:style-name="ce403" table:formula="of:=[.Y7]/100" office:value-type="float" office:value="-0.0366" calcext:value-type="float">
            <text:p>-0,0366</text:p>
          </table:table-cell>
          <table:table-cell table:style-name="ce406" table:formula="of:=[.G7]/([.Z7]+1)" office:value-type="float" office:value="38.5094457130994" calcext:value-type="float">
            <text:p>38,509</text:p>
          </table:table-cell>
          <table:table-cell table:style-name="ce409" table:formula="of:=[.H7]*[.AA7]" office:value-type="currency" office:currency="BRL" office:value="7229475980.69338" calcext:value-type="currency">
            <text:p>R$ 7.229.475.980,69</text:p>
          </table:table-cell>
          <table:table-cell table:style-name="ce412" table:formula="of:=IF([.AB7]=0;&quot;Estável&quot;;IF([.AB7]&gt;0;&quot;SUBIU&quot;;&quot;desceu&quot;))" office:value-type="string" office:string-value="SUBIU" calcext:value-type="string">
            <text:p>SUBIU</text:p>
          </table:table-cell>
          <table:table-cell table:style-name="ce416" office:value-type="float" office:value="20.7" calcext:value-type="float">
            <text:p>20,7</text:p>
          </table:table-cell>
          <table:table-cell table:style-name="ce416" table:formula="of:=[.AD7]/100" office:value-type="float" office:value="0.207" calcext:value-type="float">
            <text:p>0,207</text:p>
          </table:table-cell>
          <table:table-cell table:style-name="ce419" table:formula="of:=[.G7]/([.AE7]+1)" office:value-type="float" office:value="30.7373653686827" calcext:value-type="float">
            <text:p>30,737</text:p>
          </table:table-cell>
          <table:table-cell table:style-name="ce422" table:formula="of:=[.AF7]*[.H7]" office:value-type="currency" office:currency="BRL" office:value="5770403612.09611" calcext:value-type="currency">
            <text:p>R$ 5.770.403.612,10</text:p>
          </table:table-cell>
          <table:table-cell table:style-name="ce425" table:formula="of:=IF([.AG7]=0;&quot;Estável&quot;;IF([.AG7]&gt;0;&quot;SUBIU&quot;;&quot;desceu&quot;))" office:value-type="string" office:string-value="SUBIU" calcext:value-type="string">
            <text:p>SUBIU</text:p>
          </table:table-cell>
          <table:table-cell table:style-name="ce347" table:formula="of:=[.B7]" office:value-type="string" office:string-value="CPFL Energia" calcext:value-type="string">
            <text:p>CPFL Energia</text:p>
          </table:table-cell>
          <table:table-cell table:number-columns-repeated="29"/>
        </table:table-row>
        <table:table-row table:style-name="ro2">
          <table:table-cell table:style-name="ce344" office:value-type="string" calcext:value-type="string">
            <text:p>PRIO3</text:p>
          </table:table-cell>
          <table:table-cell table:style-name="ce348" table:formula="of:=VLOOKUP([.A8];[$Ticker.A$1:$Ticker.B$1048576];2;0)" office:value-type="string" office:string-value="PetroRio" calcext:value-type="string">
            <text:p>PetroRio</text:p>
          </table:table-cell>
          <table:table-cell table:style-name="ce348" table:formula="of:=VLOOKUP([.B8];[$'Chat-GPT - Aluno'.A$1:$'Chat-GPT - Aluno'.C$1048576];2;0)" office:value-type="string" office:string-value="Energia" calcext:value-type="string">
            <text:p>Energia</text:p>
          </table:table-cell>
          <table:table-cell table:style-name="ce348" table:formula="of:=VLOOKUP([.B8];[$'Chat-GPT - Aluno'.A$1:$'Chat-GPT - Aluno'.C$1048576];3;0)" office:value-type="float" office:value="12" calcext:value-type="float">
            <text:p>12</text:p>
          </table:table-cell>
          <table:table-cell table:style-name="ce347" table:formula="of:=IF([.D8]&gt;100;&quot;Maior de 100&quot;;IF([.D8]&gt;50;&quot;Entre 50 e 100&quot;;IF([.D8]&lt;=50;&quot;50 ou menos&quot;;&quot;NOVINHO&quot;)))" office:value-type="string" office:string-value="50 ou menos" calcext:value-type="string">
            <text:p>50 ou menos</text:p>
          </table:table-cell>
          <table:table-cell table:style-name="ce352" office:value-type="date" office:date-value="2024-01-26" calcext:value-type="date">
            <text:p>01/26/24</text:p>
          </table:table-cell>
          <table:table-cell table:style-name="ce356" office:value-type="float" office:value="45.69" calcext:value-type="float">
            <text:p>45,69</text:p>
          </table:table-cell>
          <table:table-cell table:style-name="ce359" table:formula="of:=VLOOKUP([.A8];[$Total_de_acoes.A$1:$Total_de_acoes.B$1048576];2;0)" office:value-type="float" office:value="800010734" calcext:value-type="float">
            <text:p>800.010.734</text:p>
          </table:table-cell>
          <table:table-cell table:style-name="ce300" office:value-type="float" office:value="1.98" calcext:value-type="float">
            <text:p>1,98</text:p>
          </table:table-cell>
          <table:table-cell table:style-name="ce302" table:formula="of:=[.I8]/100" office:value-type="float" office:value="0.0198" calcext:value-type="float">
            <text:p>0,0198</text:p>
          </table:table-cell>
          <table:table-cell table:style-name="ce363" table:formula="of:=[.G8]/(1+[.J8])" office:value-type="float" office:value="44.8029025299078" calcext:value-type="float">
            <text:p>44,803</text:p>
          </table:table-cell>
          <table:table-cell table:style-name="ce366" table:formula="of:=([.G8]-[.K8])*[.H8]" office:value-type="currency" office:currency="BRL" office:value="709687498.177987" calcext:value-type="currency">
            <text:p>R$ 709.687.498,18</text:p>
          </table:table-cell>
          <table:table-cell table:style-name="ce368" table:formula="of:=IF([.L8]=0;&quot;Estável&quot;;IF([.L8]&gt;0;&quot;SUBIU&quot;;&quot;desceu&quot;))" office:value-type="string" office:string-value="SUBIU" calcext:value-type="string">
            <text:p>SUBIU</text:p>
          </table:table-cell>
          <table:table-cell table:style-name="ce372" office:value-type="float" office:value="2.42" calcext:value-type="float">
            <text:p>2,42</text:p>
          </table:table-cell>
          <table:table-cell table:style-name="ce376" table:formula="of:=[.N8]/100" office:value-type="float" office:value="0.0242" calcext:value-type="float">
            <text:p>0,024</text:p>
          </table:table-cell>
          <table:table-cell table:style-name="ce376" table:formula="of:=[.G8]/([.O8]+1)" office:value-type="float" office:value="44.6104276508494" calcext:value-type="float">
            <text:p>44,610</text:p>
          </table:table-cell>
          <table:table-cell table:style-name="ce380" table:formula="of:=VLOOKUP([.A8];[$Total_de_acoes.A$1:$Total_de_acoes.B$1048576];2;0)" office:value-type="float" office:value="800010734" calcext:value-type="float">
            <text:p>800.010.734</text:p>
          </table:table-cell>
          <table:table-cell table:style-name="ce384" table:formula="of:=([.G8]-[.P8])*[.Q8]" office:value-type="currency" office:currency="BRL" office:value="863669467.450044" calcext:value-type="currency">
            <text:p>R$ 863.669.467,45</text:p>
          </table:table-cell>
          <table:table-cell table:style-name="ce388" table:formula="of:=IF([.R8]=0;&quot;Estável&quot;;IF([.R8]&gt;0;&quot;SUBIU&quot;;&quot;desceu&quot;))" office:value-type="string" office:string-value="SUBIU" calcext:value-type="string">
            <text:p>SUBIU</text:p>
          </table:table-cell>
          <table:table-cell table:style-name="ce391" office:value-type="float" office:value="-0.78" calcext:value-type="float">
            <text:p>-0,78</text:p>
          </table:table-cell>
          <table:table-cell table:style-name="ce391" table:formula="of:=[.T8]/100" office:value-type="float" office:value="-0.0078" calcext:value-type="float">
            <text:p>-0,0078</text:p>
          </table:table-cell>
          <table:table-cell table:style-name="ce393" table:formula="of:=[.G8]/([.U8]+1)" office:value-type="float" office:value="46.0491836323322" calcext:value-type="float">
            <text:p>46,049</text:p>
          </table:table-cell>
          <table:table-cell table:style-name="ce396" table:formula="of:=[.V8]*[.H8]" office:value-type="currency" office:currency="BRL" office:value="36839841197.8029" calcext:value-type="currency">
            <text:p>R$ 36.839.841.197,80</text:p>
          </table:table-cell>
          <table:table-cell table:style-name="ce399" table:formula="of:=IF([.W8]=0;&quot;Estável&quot;;IF([.W8]&gt;0;&quot;SUBIU&quot;;&quot;desceu&quot;))" office:value-type="string" office:string-value="SUBIU" calcext:value-type="string">
            <text:p>SUBIU</text:p>
          </table:table-cell>
          <table:table-cell table:style-name="ce404" office:value-type="float" office:value="-0.78" calcext:value-type="float">
            <text:p>-0,78</text:p>
          </table:table-cell>
          <table:table-cell table:style-name="ce404" table:formula="of:=[.Y8]/100" office:value-type="float" office:value="-0.0078" calcext:value-type="float">
            <text:p>-0,0078</text:p>
          </table:table-cell>
          <table:table-cell table:style-name="ce407" table:formula="of:=[.G8]/([.Z8]+1)" office:value-type="float" office:value="46.0491836323322" calcext:value-type="float">
            <text:p>46,049</text:p>
          </table:table-cell>
          <table:table-cell table:style-name="ce410" table:formula="of:=[.H8]*[.AA8]" office:value-type="currency" office:currency="BRL" office:value="36839841197.8029" calcext:value-type="currency">
            <text:p>R$ 36.839.841.197,80</text:p>
          </table:table-cell>
          <table:table-cell table:style-name="ce413" table:formula="of:=IF([.AB8]=0;&quot;Estável&quot;;IF([.AB8]&gt;0;&quot;SUBIU&quot;;&quot;desceu&quot;))" office:value-type="string" office:string-value="SUBIU" calcext:value-type="string">
            <text:p>SUBIU</text:p>
          </table:table-cell>
          <table:table-cell table:style-name="ce417" office:value-type="float" office:value="8.08" calcext:value-type="float">
            <text:p>8,08</text:p>
          </table:table-cell>
          <table:table-cell table:style-name="ce417" table:formula="of:=[.AD8]/100" office:value-type="float" office:value="0.0808" calcext:value-type="float">
            <text:p>0,0808</text:p>
          </table:table-cell>
          <table:table-cell table:style-name="ce420" table:formula="of:=[.G8]/([.AE8]+1)" office:value-type="float" office:value="42.2742413027387" calcext:value-type="float">
            <text:p>42,274</text:p>
          </table:table-cell>
          <table:table-cell table:style-name="ce423" table:formula="of:=[.AF8]*[.H8]" office:value-type="currency" office:currency="BRL" office:value="33819846813.8971" calcext:value-type="currency">
            <text:p>R$ 33.819.846.813,90</text:p>
          </table:table-cell>
          <table:table-cell table:style-name="ce426" table:formula="of:=IF([.AG8]=0;&quot;Estável&quot;;IF([.AG8]&gt;0;&quot;SUBIU&quot;;&quot;desceu&quot;))" office:value-type="string" office:string-value="SUBIU" calcext:value-type="string">
            <text:p>SUBIU</text:p>
          </table:table-cell>
          <table:table-cell table:style-name="ce347" table:formula="of:=[.B8]" office:value-type="string" office:string-value="PetroRio" calcext:value-type="string">
            <text:p>PetroRio</text:p>
          </table:table-cell>
          <table:table-cell table:number-columns-repeated="29"/>
        </table:table-row>
        <table:table-row table:style-name="ro2">
          <table:table-cell table:style-name="ce343" office:value-type="string" calcext:value-type="string">
            <text:p>PETR4</text:p>
          </table:table-cell>
          <table:table-cell table:style-name="ce347" table:formula="of:=VLOOKUP([.A9];[$Ticker.A$1:$Ticker.B$1048576];2;0)" office:value-type="string" office:string-value="Petrobras" calcext:value-type="string">
            <text:p>Petrobras</text:p>
          </table:table-cell>
          <table:table-cell table:style-name="ce347" table:formula="of:=VLOOKUP([.B9];[$'Chat-GPT - Aluno'.A$1:$'Chat-GPT - Aluno'.C$1048576];2;0)" office:value-type="string" office:string-value="Energia" calcext:value-type="string">
            <text:p>Energia</text:p>
          </table:table-cell>
          <table:table-cell table:style-name="ce347" table:formula="of:=VLOOKUP([.B9];[$'Chat-GPT - Aluno'.A$1:$'Chat-GPT - Aluno'.C$1048576];3;0)" office:value-type="float" office:value="69" calcext:value-type="float">
            <text:p>69</text:p>
          </table:table-cell>
          <table:table-cell table:style-name="ce347" table:formula="of:=IF([.D9]&gt;100;&quot;Maior de 100&quot;;IF([.D9]&gt;50;&quot;Entre 50 e 100&quot;;IF([.D9]&lt;=50;&quot;50 ou menos&quot;;&quot;NOVINHO&quot;)))" office:value-type="string" office:string-value="Entre 50 e 100" calcext:value-type="string">
            <text:p>Entre 50 e 100</text:p>
          </table:table-cell>
          <table:table-cell table:style-name="ce351" office:value-type="date" office:date-value="2024-01-26" calcext:value-type="date">
            <text:p>01/26/24</text:p>
          </table:table-cell>
          <table:table-cell table:style-name="ce355" office:value-type="float" office:value="39.96" calcext:value-type="float">
            <text:p>39,96</text:p>
          </table:table-cell>
          <table:table-cell table:style-name="ce358" table:formula="of:=VLOOKUP([.A9];[$Total_de_acoes.A$1:$Total_de_acoes.B$1048576];2;0)" office:value-type="float" office:value="4566445852" calcext:value-type="float">
            <text:p>4.566.445.852</text:p>
          </table:table-cell>
          <table:table-cell table:style-name="ce299" office:value-type="float" office:value="1.73" calcext:value-type="float">
            <text:p>1,73</text:p>
          </table:table-cell>
          <table:table-cell table:style-name="ce301" table:formula="of:=[.I9]/100" office:value-type="float" office:value="0.0173" calcext:value-type="float">
            <text:p>0,0173</text:p>
          </table:table-cell>
          <table:table-cell table:style-name="ce362" table:formula="of:=[.G9]/(1+[.J9])" office:value-type="float" office:value="39.2804482453554" calcext:value-type="float">
            <text:p>39,280</text:p>
          </table:table-cell>
          <table:table-cell table:style-name="ce365" table:formula="of:=([.G9]-[.K9])*[.H9]" office:value-type="currency" office:currency="BRL" office:value="3103136291.21638" calcext:value-type="currency">
            <text:p>R$ 3.103.136.291,22</text:p>
          </table:table-cell>
          <table:table-cell table:style-name="ce368" table:formula="of:=IF([.L9]=0;&quot;Estável&quot;;IF([.L9]&gt;0;&quot;SUBIU&quot;;&quot;desceu&quot;))" office:value-type="string" office:string-value="SUBIU" calcext:value-type="string">
            <text:p>SUBIU</text:p>
          </table:table-cell>
          <table:table-cell table:style-name="ce371" office:value-type="float" office:value="6.47" calcext:value-type="float">
            <text:p>6,47</text:p>
          </table:table-cell>
          <table:table-cell table:style-name="ce375" table:formula="of:=[.N9]/100" office:value-type="float" office:value="0.0647" calcext:value-type="float">
            <text:p>0,065</text:p>
          </table:table-cell>
          <table:table-cell table:style-name="ce375" table:formula="of:=[.G9]/([.O9]+1)" office:value-type="float" office:value="37.5316990701606" calcext:value-type="float">
            <text:p>37,532</text:p>
          </table:table-cell>
          <table:table-cell table:style-name="ce379" table:formula="of:=VLOOKUP([.A9];[$Total_de_acoes.A$1:$Total_de_acoes.B$1048576];2;0)" office:value-type="float" office:value="4566445852" calcext:value-type="float">
            <text:p>4.566.445.852</text:p>
          </table:table-cell>
          <table:table-cell table:style-name="ce383" table:formula="of:=([.G9]-[.P9])*[.Q9]" office:value-type="currency" office:currency="BRL" office:value="11088704708.4728" calcext:value-type="currency">
            <text:p>R$ 11.088.704.708,47</text:p>
          </table:table-cell>
          <table:table-cell table:style-name="ce387" table:formula="of:=IF([.R9]=0;&quot;Estável&quot;;IF([.R9]&gt;0;&quot;SUBIU&quot;;&quot;desceu&quot;))" office:value-type="string" office:string-value="SUBIU" calcext:value-type="string">
            <text:p>SUBIU</text:p>
          </table:table-cell>
          <table:table-cell table:style-name="ce372" office:value-type="float" office:value="7.3" calcext:value-type="float">
            <text:p>7,3</text:p>
          </table:table-cell>
          <table:table-cell table:style-name="ce372" table:formula="of:=[.T9]/100" office:value-type="float" office:value="0.073" calcext:value-type="float">
            <text:p>0,073</text:p>
          </table:table-cell>
          <table:table-cell table:style-name="ce376" table:formula="of:=[.G9]/([.U9]+1)" office:value-type="float" office:value="37.2413793103448" calcext:value-type="float">
            <text:p>37,241</text:p>
          </table:table-cell>
          <table:table-cell table:style-name="ce384" table:formula="of:=[.V9]*[.H9]" office:value-type="currency" office:currency="BRL" office:value="170060742074.483" calcext:value-type="currency">
            <text:p>R$ 170.060.742.074,48</text:p>
          </table:table-cell>
          <table:table-cell table:style-name="ce388" table:formula="of:=IF([.W9]=0;&quot;Estável&quot;;IF([.W9]&gt;0;&quot;SUBIU&quot;;&quot;desceu&quot;))" office:value-type="string" office:string-value="SUBIU" calcext:value-type="string">
            <text:p>SUBIU</text:p>
          </table:table-cell>
          <table:table-cell table:style-name="ce403" office:value-type="float" office:value="7.3" calcext:value-type="float">
            <text:p>7,3</text:p>
          </table:table-cell>
          <table:table-cell table:style-name="ce403" table:formula="of:=[.Y9]/100" office:value-type="float" office:value="0.073" calcext:value-type="float">
            <text:p>0,073</text:p>
          </table:table-cell>
          <table:table-cell table:style-name="ce406" table:formula="of:=[.G9]/([.Z9]+1)" office:value-type="float" office:value="37.2413793103448" calcext:value-type="float">
            <text:p>37,241</text:p>
          </table:table-cell>
          <table:table-cell table:style-name="ce409" table:formula="of:=[.H9]*[.AA9]" office:value-type="currency" office:currency="BRL" office:value="170060742074.483" calcext:value-type="currency">
            <text:p>R$ 170.060.742.074,48</text:p>
          </table:table-cell>
          <table:table-cell table:style-name="ce412" table:formula="of:=IF([.AB9]=0;&quot;Estável&quot;;IF([.AB9]&gt;0;&quot;SUBIU&quot;;&quot;desceu&quot;))" office:value-type="string" office:string-value="SUBIU" calcext:value-type="string">
            <text:p>SUBIU</text:p>
          </table:table-cell>
          <table:table-cell table:style-name="ce416" office:value-type="float" office:value="95.01" calcext:value-type="float">
            <text:p>95,01</text:p>
          </table:table-cell>
          <table:table-cell table:style-name="ce416" table:formula="of:=[.AD9]/100" office:value-type="float" office:value="0.9501" calcext:value-type="float">
            <text:p>0,9501</text:p>
          </table:table-cell>
          <table:table-cell table:style-name="ce419" table:formula="of:=[.G9]/([.AE9]+1)" office:value-type="float" office:value="20.4912568586226" calcext:value-type="float">
            <text:p>20,491</text:p>
          </table:table-cell>
          <table:table-cell table:style-name="ce422" table:formula="of:=[.AF9]*[.H9]" office:value-type="currency" office:currency="BRL" office:value="93572214884.3239" calcext:value-type="currency">
            <text:p>R$ 93.572.214.884,32</text:p>
          </table:table-cell>
          <table:table-cell table:style-name="ce425" table:formula="of:=IF([.AG9]=0;&quot;Estável&quot;;IF([.AG9]&gt;0;&quot;SUBIU&quot;;&quot;desceu&quot;))" office:value-type="string" office:string-value="SUBIU" calcext:value-type="string">
            <text:p>SUBIU</text:p>
          </table:table-cell>
          <table:table-cell table:style-name="ce347" table:formula="of:=[.B9]" office:value-type="string" office:string-value="Petrobras" calcext:value-type="string">
            <text:p>Petrobras</text:p>
          </table:table-cell>
          <table:table-cell table:number-columns-repeated="29"/>
        </table:table-row>
        <table:table-row table:style-name="ro2">
          <table:table-cell table:style-name="ce344" office:value-type="string" calcext:value-type="string">
            <text:p>VALE3</text:p>
          </table:table-cell>
          <table:table-cell table:style-name="ce348" table:formula="of:=VLOOKUP([.A10];[$Ticker.A$1:$Ticker.B$1048576];2;0)" office:value-type="string" office:string-value="Vale" calcext:value-type="string">
            <text:p>Vale</text:p>
          </table:table-cell>
          <table:table-cell table:style-name="ce348" table:formula="of:=VLOOKUP([.B10];[$'Chat-GPT - Aluno'.A$1:$'Chat-GPT - Aluno'.C$1048576];2;0)" office:value-type="string" office:string-value="Mineração" calcext:value-type="string">
            <text:p>Mineração</text:p>
          </table:table-cell>
          <table:table-cell table:style-name="ce348" table:formula="of:=VLOOKUP([.B10];[$'Chat-GPT - Aluno'.A$1:$'Chat-GPT - Aluno'.C$1048576];3;0)" office:value-type="float" office:value="79" calcext:value-type="float">
            <text:p>79</text:p>
          </table:table-cell>
          <table:table-cell table:style-name="ce347" table:formula="of:=IF([.D10]&gt;100;&quot;Maior de 100&quot;;IF([.D10]&gt;50;&quot;Entre 50 e 100&quot;;IF([.D10]&lt;=50;&quot;50 ou menos&quot;;&quot;NOVINHO&quot;)))" office:value-type="string" office:string-value="Entre 50 e 100" calcext:value-type="string">
            <text:p>Entre 50 e 100</text:p>
          </table:table-cell>
          <table:table-cell table:style-name="ce352" office:value-type="date" office:date-value="2024-01-26" calcext:value-type="date">
            <text:p>01/26/24</text:p>
          </table:table-cell>
          <table:table-cell table:style-name="ce356" office:value-type="float" office:value="69.5" calcext:value-type="float">
            <text:p>69,50</text:p>
          </table:table-cell>
          <table:table-cell table:style-name="ce359" table:formula="of:=VLOOKUP([.A10];[$Total_de_acoes.A$1:$Total_de_acoes.B$1048576];2;0)" office:value-type="float" office:value="4196924316" calcext:value-type="float">
            <text:p>4.196.924.316</text:p>
          </table:table-cell>
          <table:table-cell table:style-name="ce300" office:value-type="float" office:value="1.66" calcext:value-type="float">
            <text:p>1,66</text:p>
          </table:table-cell>
          <table:table-cell table:style-name="ce302" table:formula="of:=[.I10]/100" office:value-type="float" office:value="0.0166" calcext:value-type="float">
            <text:p>0,0166</text:p>
          </table:table-cell>
          <table:table-cell table:style-name="ce363" table:formula="of:=[.G10]/(1+[.J10])" office:value-type="float" office:value="68.3651386976195" calcext:value-type="float">
            <text:p>68,365</text:p>
          </table:table-cell>
          <table:table-cell table:style-name="ce366" table:formula="of:=([.G10]-[.K10])*[.H10]" office:value-type="currency" office:currency="BRL" office:value="4762926995.24809" calcext:value-type="currency">
            <text:p>R$ 4.762.926.995,25</text:p>
          </table:table-cell>
          <table:table-cell table:style-name="ce368" table:formula="of:=IF([.L10]=0;&quot;Estável&quot;;IF([.L10]&gt;0;&quot;SUBIU&quot;;&quot;desceu&quot;))" office:value-type="string" office:string-value="SUBIU" calcext:value-type="string">
            <text:p>SUBIU</text:p>
          </table:table-cell>
          <table:table-cell table:style-name="ce372" office:value-type="float" office:value="2.06" calcext:value-type="float">
            <text:p>2,06</text:p>
          </table:table-cell>
          <table:table-cell table:style-name="ce376" table:formula="of:=[.N10]/100" office:value-type="float" office:value="0.0206" calcext:value-type="float">
            <text:p>0,021</text:p>
          </table:table-cell>
          <table:table-cell table:style-name="ce376" table:formula="of:=[.G10]/([.O10]+1)" office:value-type="float" office:value="68.0971977268274" calcext:value-type="float">
            <text:p>68,097</text:p>
          </table:table-cell>
          <table:table-cell table:style-name="ce380" table:formula="of:=VLOOKUP([.A10];[$Total_de_acoes.A$1:$Total_de_acoes.B$1048576];2;0)" office:value-type="float" office:value="4196924316" calcext:value-type="float">
            <text:p>4.196.924.316</text:p>
          </table:table-cell>
          <table:table-cell table:style-name="ce384" table:formula="of:=([.G10]-[.P10])*[.Q10]" office:value-type="currency" office:currency="BRL" office:value="5887454970.81833" calcext:value-type="currency">
            <text:p>R$ 5.887.454.970,82</text:p>
          </table:table-cell>
          <table:table-cell table:style-name="ce388" table:formula="of:=IF([.R10]=0;&quot;Estável&quot;;IF([.R10]&gt;0;&quot;SUBIU&quot;;&quot;desceu&quot;))" office:value-type="string" office:string-value="SUBIU" calcext:value-type="string">
            <text:p>SUBIU</text:p>
          </table:table-cell>
          <table:table-cell table:style-name="ce391" office:value-type="float" office:value="-9.97" calcext:value-type="float">
            <text:p>-9,97</text:p>
          </table:table-cell>
          <table:table-cell table:style-name="ce391" table:formula="of:=[.T10]/100" office:value-type="float" office:value="-0.0997" calcext:value-type="float">
            <text:p>-0,0997</text:p>
          </table:table-cell>
          <table:table-cell table:style-name="ce393" table:formula="of:=[.G10]/([.U10]+1)" office:value-type="float" office:value="77.1964900588693" calcext:value-type="float">
            <text:p>77,196</text:p>
          </table:table-cell>
          <table:table-cell table:style-name="ce396" table:formula="of:=[.V10]*[.H10]" office:value-type="currency" office:currency="BRL" office:value="323987826237.921" calcext:value-type="currency">
            <text:p>R$ 323.987.826.237,92</text:p>
          </table:table-cell>
          <table:table-cell table:style-name="ce399" table:formula="of:=IF([.W10]=0;&quot;Estável&quot;;IF([.W10]&gt;0;&quot;SUBIU&quot;;&quot;desceu&quot;))" office:value-type="string" office:string-value="SUBIU" calcext:value-type="string">
            <text:p>SUBIU</text:p>
          </table:table-cell>
          <table:table-cell table:style-name="ce404" office:value-type="float" office:value="-9.97" calcext:value-type="float">
            <text:p>-9,97</text:p>
          </table:table-cell>
          <table:table-cell table:style-name="ce404" table:formula="of:=[.Y10]/100" office:value-type="float" office:value="-0.0997" calcext:value-type="float">
            <text:p>-0,0997</text:p>
          </table:table-cell>
          <table:table-cell table:style-name="ce407" table:formula="of:=[.G10]/([.Z10]+1)" office:value-type="float" office:value="77.1964900588693" calcext:value-type="float">
            <text:p>77,196</text:p>
          </table:table-cell>
          <table:table-cell table:style-name="ce410" table:formula="of:=[.H10]*[.AA10]" office:value-type="currency" office:currency="BRL" office:value="323987826237.921" calcext:value-type="currency">
            <text:p>R$ 323.987.826.237,92</text:p>
          </table:table-cell>
          <table:table-cell table:style-name="ce413" table:formula="of:=IF([.AB10]=0;&quot;Estável&quot;;IF([.AB10]&gt;0;&quot;SUBIU&quot;;&quot;desceu&quot;))" office:value-type="string" office:string-value="SUBIU" calcext:value-type="string">
            <text:p>SUBIU</text:p>
          </table:table-cell>
          <table:table-cell table:style-name="ce417" office:value-type="float" office:value="-23.49" calcext:value-type="float">
            <text:p>-23,49</text:p>
          </table:table-cell>
          <table:table-cell table:style-name="ce417" table:formula="of:=[.AD10]/100" office:value-type="float" office:value="-0.2349" calcext:value-type="float">
            <text:p>-0,2349</text:p>
          </table:table-cell>
          <table:table-cell table:style-name="ce420" table:formula="of:=[.G10]/([.AE10]+1)" office:value-type="float" office:value="90.8377989805254" calcext:value-type="float">
            <text:p>90,838</text:p>
          </table:table-cell>
          <table:table-cell table:style-name="ce423" table:formula="of:=[.AF10]*[.H10]" office:value-type="currency" office:currency="BRL" office:value="381239367353.287" calcext:value-type="currency">
            <text:p>R$ 381.239.367.353,29</text:p>
          </table:table-cell>
          <table:table-cell table:style-name="ce426" table:formula="of:=IF([.AG10]=0;&quot;Estável&quot;;IF([.AG10]&gt;0;&quot;SUBIU&quot;;&quot;desceu&quot;))" office:value-type="string" office:string-value="SUBIU" calcext:value-type="string">
            <text:p>SUBIU</text:p>
          </table:table-cell>
          <table:table-cell table:style-name="ce347" table:formula="of:=[.B10]" office:value-type="string" office:string-value="Vale" calcext:value-type="string">
            <text:p>Vale</text:p>
          </table:table-cell>
          <table:table-cell table:number-columns-repeated="29"/>
        </table:table-row>
        <table:table-row table:style-name="ro2">
          <table:table-cell table:style-name="ce343" office:value-type="string" calcext:value-type="string">
            <text:p>MULT3</text:p>
          </table:table-cell>
          <table:table-cell table:style-name="ce347" table:formula="of:=VLOOKUP([.A11];[$Ticker.A$1:$Ticker.B$1048576];2;0)" office:value-type="string" office:string-value="Multiplan" calcext:value-type="string">
            <text:p>Multiplan</text:p>
          </table:table-cell>
          <table:table-cell table:style-name="ce347" table:formula="of:=VLOOKUP([.B11];[$'Chat-GPT - Aluno'.A$1:$'Chat-GPT - Aluno'.C$1048576];2;0)" office:value-type="string" office:string-value="Imobiliário" calcext:value-type="string">
            <text:p>Imobiliário</text:p>
          </table:table-cell>
          <table:table-cell table:style-name="ce347" table:formula="of:=VLOOKUP([.B11];[$'Chat-GPT - Aluno'.A$1:$'Chat-GPT - Aluno'.C$1048576];3;0)" office:value-type="float" office:value="47" calcext:value-type="float">
            <text:p>47</text:p>
          </table:table-cell>
          <table:table-cell table:style-name="ce347" table:formula="of:=IF([.D11]&gt;100;&quot;Maior de 100&quot;;IF([.D11]&gt;50;&quot;Entre 50 e 100&quot;;IF([.D11]&lt;=50;&quot;50 ou menos&quot;;&quot;NOVINHO&quot;)))" office:value-type="string" office:string-value="50 ou menos" calcext:value-type="string">
            <text:p>50 ou menos</text:p>
          </table:table-cell>
          <table:table-cell table:style-name="ce351" office:value-type="date" office:date-value="2024-01-26" calcext:value-type="date">
            <text:p>01/26/24</text:p>
          </table:table-cell>
          <table:table-cell table:style-name="ce355" office:value-type="float" office:value="28.19" calcext:value-type="float">
            <text:p>28,19</text:p>
          </table:table-cell>
          <table:table-cell table:style-name="ce358" table:formula="of:=VLOOKUP([.A11];[$Total_de_acoes.A$1:$Total_de_acoes.B$1048576];2;0)" office:value-type="float" office:value="268505432" calcext:value-type="float">
            <text:p>268.505.432</text:p>
          </table:table-cell>
          <table:table-cell table:style-name="ce299" office:value-type="float" office:value="1.58" calcext:value-type="float">
            <text:p>1,58</text:p>
          </table:table-cell>
          <table:table-cell table:style-name="ce301" table:formula="of:=[.I11]/100" office:value-type="float" office:value="0.0158" calcext:value-type="float">
            <text:p>0,0158</text:p>
          </table:table-cell>
          <table:table-cell table:style-name="ce362" table:formula="of:=[.G11]/(1+[.J11])" office:value-type="float" office:value="27.7515258909234" calcext:value-type="float">
            <text:p>27,752</text:p>
          </table:table-cell>
          <table:table-cell table:style-name="ce365" table:formula="of:=([.G11]-[.K11])*[.H11]" office:value-type="currency" office:currency="BRL" office:value="117732680.078425" calcext:value-type="currency">
            <text:p>R$ 117.732.680,08</text:p>
          </table:table-cell>
          <table:table-cell table:style-name="ce368" table:formula="of:=IF([.L11]=0;&quot;Estável&quot;;IF([.L11]&gt;0;&quot;SUBIU&quot;;&quot;desceu&quot;))" office:value-type="string" office:string-value="SUBIU" calcext:value-type="string">
            <text:p>SUBIU</text:p>
          </table:table-cell>
          <table:table-cell table:style-name="ce371" office:value-type="float" office:value="2.03" calcext:value-type="float">
            <text:p>2,03</text:p>
          </table:table-cell>
          <table:table-cell table:style-name="ce375" table:formula="of:=[.N11]/100" office:value-type="float" office:value="0.0203" calcext:value-type="float">
            <text:p>0,020</text:p>
          </table:table-cell>
          <table:table-cell table:style-name="ce375" table:formula="of:=[.G11]/([.O11]+1)" office:value-type="float" office:value="27.6291286876409" calcext:value-type="float">
            <text:p>27,629</text:p>
          </table:table-cell>
          <table:table-cell table:style-name="ce379" table:formula="of:=VLOOKUP([.A11];[$Total_de_acoes.A$1:$Total_de_acoes.B$1048576];2;0)" office:value-type="float" office:value="268505432" calcext:value-type="float">
            <text:p>268.505.432</text:p>
          </table:table-cell>
          <table:table-cell table:style-name="ce383" table:formula="of:=([.G11]-[.P11])*[.Q11]" office:value-type="currency" office:currency="BRL" office:value="150596994.021389" calcext:value-type="currency">
            <text:p>R$ 150.596.994,02</text:p>
          </table:table-cell>
          <table:table-cell table:style-name="ce387" table:formula="of:=IF([.R11]=0;&quot;Estável&quot;;IF([.R11]&gt;0;&quot;SUBIU&quot;;&quot;desceu&quot;))" office:value-type="string" office:string-value="SUBIU" calcext:value-type="string">
            <text:p>SUBIU</text:p>
          </table:table-cell>
          <table:table-cell table:style-name="ce372" office:value-type="float" office:value="-0.81" calcext:value-type="float">
            <text:p>-0,81</text:p>
          </table:table-cell>
          <table:table-cell table:style-name="ce372" table:formula="of:=[.T11]/100" office:value-type="float" office:value="-0.0081" calcext:value-type="float">
            <text:p>-0,0081</text:p>
          </table:table-cell>
          <table:table-cell table:style-name="ce376" table:formula="of:=[.G11]/([.U11]+1)" office:value-type="float" office:value="28.4202036495614" calcext:value-type="float">
            <text:p>28,420</text:p>
          </table:table-cell>
          <table:table-cell table:style-name="ce384" table:formula="of:=[.V11]*[.H11]" office:value-type="currency" office:currency="BRL" office:value="7630979058.45347" calcext:value-type="currency">
            <text:p>R$ 7.630.979.058,45</text:p>
          </table:table-cell>
          <table:table-cell table:style-name="ce388" table:formula="of:=IF([.W11]=0;&quot;Estável&quot;;IF([.W11]&gt;0;&quot;SUBIU&quot;;&quot;desceu&quot;))" office:value-type="string" office:string-value="SUBIU" calcext:value-type="string">
            <text:p>SUBIU</text:p>
          </table:table-cell>
          <table:table-cell table:style-name="ce403" office:value-type="float" office:value="-0.81" calcext:value-type="float">
            <text:p>-0,81</text:p>
          </table:table-cell>
          <table:table-cell table:style-name="ce403" table:formula="of:=[.Y11]/100" office:value-type="float" office:value="-0.0081" calcext:value-type="float">
            <text:p>-0,0081</text:p>
          </table:table-cell>
          <table:table-cell table:style-name="ce406" table:formula="of:=[.G11]/([.Z11]+1)" office:value-type="float" office:value="28.4202036495614" calcext:value-type="float">
            <text:p>28,420</text:p>
          </table:table-cell>
          <table:table-cell table:style-name="ce409" table:formula="of:=[.H11]*[.AA11]" office:value-type="currency" office:currency="BRL" office:value="7630979058.45347" calcext:value-type="currency">
            <text:p>R$ 7.630.979.058,45</text:p>
          </table:table-cell>
          <table:table-cell table:style-name="ce412" table:formula="of:=IF([.AB11]=0;&quot;Estável&quot;;IF([.AB11]&gt;0;&quot;SUBIU&quot;;&quot;desceu&quot;))" office:value-type="string" office:string-value="SUBIU" calcext:value-type="string">
            <text:p>SUBIU</text:p>
          </table:table-cell>
          <table:table-cell table:style-name="ce416" office:value-type="float" office:value="24.02" calcext:value-type="float">
            <text:p>24,02</text:p>
          </table:table-cell>
          <table:table-cell table:style-name="ce416" table:formula="of:=[.AD11]/100" office:value-type="float" office:value="0.2402" calcext:value-type="float">
            <text:p>0,2402</text:p>
          </table:table-cell>
          <table:table-cell table:style-name="ce419" table:formula="of:=[.G11]/([.AE11]+1)" office:value-type="float" office:value="22.7302048056765" calcext:value-type="float">
            <text:p>22,730</text:p>
          </table:table-cell>
          <table:table-cell table:style-name="ce422" table:formula="of:=[.AF11]*[.H11]" office:value-type="currency" office:currency="BRL" office:value="6103183460.79665" calcext:value-type="currency">
            <text:p>R$ 6.103.183.460,80</text:p>
          </table:table-cell>
          <table:table-cell table:style-name="ce425" table:formula="of:=IF([.AG11]=0;&quot;Estável&quot;;IF([.AG11]&gt;0;&quot;SUBIU&quot;;&quot;desceu&quot;))" office:value-type="string" office:string-value="SUBIU" calcext:value-type="string">
            <text:p>SUBIU</text:p>
          </table:table-cell>
          <table:table-cell table:style-name="ce347" table:formula="of:=[.B11]" office:value-type="string" office:string-value="Multiplan" calcext:value-type="string">
            <text:p>Multiplan</text:p>
          </table:table-cell>
          <table:table-cell table:number-columns-repeated="29"/>
        </table:table-row>
        <table:table-row table:style-name="ro2">
          <table:table-cell table:style-name="ce344" office:value-type="string" calcext:value-type="string">
            <text:p>ITUB4</text:p>
          </table:table-cell>
          <table:table-cell table:style-name="ce348" table:formula="of:=VLOOKUP([.A12];[$Ticker.A$1:$Ticker.B$1048576];2;0)" office:value-type="string" office:string-value="Itaú Unibanco" calcext:value-type="string">
            <text:p>Itaú Unibanco</text:p>
          </table:table-cell>
          <table:table-cell table:style-name="ce348" table:formula="of:=VLOOKUP([.B12];[$'Chat-GPT - Aluno'.A$1:$'Chat-GPT - Aluno'.C$1048576];2;0)" office:value-type="string" office:string-value="Finanças" calcext:value-type="string">
            <text:p>Finanças</text:p>
          </table:table-cell>
          <table:table-cell table:style-name="ce348" table:formula="of:=VLOOKUP([.B12];[$'Chat-GPT - Aluno'.A$1:$'Chat-GPT - Aluno'.C$1048576];3;0)" office:value-type="float" office:value="13" calcext:value-type="float">
            <text:p>13</text:p>
          </table:table-cell>
          <table:table-cell table:style-name="ce347" table:formula="of:=IF([.D12]&gt;100;&quot;Maior de 100&quot;;IF([.D12]&gt;50;&quot;Entre 50 e 100&quot;;IF([.D12]&lt;=50;&quot;50 ou menos&quot;;&quot;NOVINHO&quot;)))" office:value-type="string" office:string-value="50 ou menos" calcext:value-type="string">
            <text:p>50 ou menos</text:p>
          </table:table-cell>
          <table:table-cell table:style-name="ce352" office:value-type="date" office:date-value="2024-01-26" calcext:value-type="date">
            <text:p>01/26/24</text:p>
          </table:table-cell>
          <table:table-cell table:style-name="ce356" office:value-type="float" office:value="32.81" calcext:value-type="float">
            <text:p>32,81</text:p>
          </table:table-cell>
          <table:table-cell table:style-name="ce359" table:formula="of:=VLOOKUP([.A12];[$Total_de_acoes.A$1:$Total_de_acoes.B$1048576];2;0)" office:value-type="float" office:value="4801593832" calcext:value-type="float">
            <text:p>4.801.593.832</text:p>
          </table:table-cell>
          <table:table-cell table:style-name="ce300" office:value-type="float" office:value="1.48" calcext:value-type="float">
            <text:p>1,48</text:p>
          </table:table-cell>
          <table:table-cell table:style-name="ce302" table:formula="of:=[.I12]/100" office:value-type="float" office:value="0.0148" calcext:value-type="float">
            <text:p>0,0148</text:p>
          </table:table-cell>
          <table:table-cell table:style-name="ce363" table:formula="of:=[.G12]/(1+[.J12])" office:value-type="float" office:value="32.3314938904218" calcext:value-type="float">
            <text:p>32,331</text:p>
          </table:table-cell>
          <table:table-cell table:style-name="ce366" table:formula="of:=([.G12]-[.K12])*[.H12]" office:value-type="currency" office:currency="BRL" office:value="2297591984.3252" calcext:value-type="currency">
            <text:p>R$ 2.297.591.984,33</text:p>
          </table:table-cell>
          <table:table-cell table:style-name="ce368" table:formula="of:=IF([.L12]=0;&quot;Estável&quot;;IF([.L12]&gt;0;&quot;SUBIU&quot;;&quot;desceu&quot;))" office:value-type="string" office:string-value="SUBIU" calcext:value-type="string">
            <text:p>SUBIU</text:p>
          </table:table-cell>
          <table:table-cell table:style-name="ce372" office:value-type="float" office:value="-0.39" calcext:value-type="float">
            <text:p>-0,39</text:p>
          </table:table-cell>
          <table:table-cell table:style-name="ce376" table:formula="of:=[.N12]/100" office:value-type="float" office:value="-0.0039" calcext:value-type="float">
            <text:p>-0,004</text:p>
          </table:table-cell>
          <table:table-cell table:style-name="ce376" table:formula="of:=[.G12]/([.O12]+1)" office:value-type="float" office:value="32.9384599939765" calcext:value-type="float">
            <text:p>32,938</text:p>
          </table:table-cell>
          <table:table-cell table:style-name="ce380" table:formula="of:=VLOOKUP([.A12];[$Total_de_acoes.A$1:$Total_de_acoes.B$1048576];2;0)" office:value-type="float" office:value="4801593832" calcext:value-type="float">
            <text:p>4.801.593.832</text:p>
          </table:table-cell>
          <table:table-cell table:style-name="ce384" table:formula="of:=([.G12]-[.P12])*[.Q12]" office:value-type="currency" office:currency="BRL" office:value="-616812714.736348" calcext:value-type="currency">
            <text:p>-R$ 616.812.714,74</text:p>
          </table:table-cell>
          <table:table-cell table:style-name="ce388" table:formula="of:=IF([.R12]=0;&quot;Estável&quot;;IF([.R12]&gt;0;&quot;SUBIU&quot;;&quot;desceu&quot;))" office:value-type="string" office:string-value="desceu" calcext:value-type="string">
            <text:p>desceu</text:p>
          </table:table-cell>
          <table:table-cell table:style-name="ce391" office:value-type="float" office:value="-3.36" calcext:value-type="float">
            <text:p>-3,36</text:p>
          </table:table-cell>
          <table:table-cell table:style-name="ce391" table:formula="of:=[.T12]/100" office:value-type="float" office:value="-0.0336" calcext:value-type="float">
            <text:p>-0,0336</text:p>
          </table:table-cell>
          <table:table-cell table:style-name="ce393" table:formula="of:=[.G12]/([.U12]+1)" office:value-type="float" office:value="33.9507450331126" calcext:value-type="float">
            <text:p>33,951</text:p>
          </table:table-cell>
          <table:table-cell table:style-name="ce396" table:formula="of:=[.V12]*[.H12]" office:value-type="currency" office:currency="BRL" office:value="163017687942.798" calcext:value-type="currency">
            <text:p>R$ 163.017.687.942,80</text:p>
          </table:table-cell>
          <table:table-cell table:style-name="ce399" table:formula="of:=IF([.W12]=0;&quot;Estável&quot;;IF([.W12]&gt;0;&quot;SUBIU&quot;;&quot;desceu&quot;))" office:value-type="string" office:string-value="SUBIU" calcext:value-type="string">
            <text:p>SUBIU</text:p>
          </table:table-cell>
          <table:table-cell table:style-name="ce404" office:value-type="float" office:value="-3.36" calcext:value-type="float">
            <text:p>-3,36</text:p>
          </table:table-cell>
          <table:table-cell table:style-name="ce404" table:formula="of:=[.Y12]/100" office:value-type="float" office:value="-0.0336" calcext:value-type="float">
            <text:p>-0,0336</text:p>
          </table:table-cell>
          <table:table-cell table:style-name="ce407" table:formula="of:=[.G12]/([.Z12]+1)" office:value-type="float" office:value="33.9507450331126" calcext:value-type="float">
            <text:p>33,951</text:p>
          </table:table-cell>
          <table:table-cell table:style-name="ce410" table:formula="of:=[.H12]*[.AA12]" office:value-type="currency" office:currency="BRL" office:value="163017687942.798" calcext:value-type="currency">
            <text:p>R$ 163.017.687.942,80</text:p>
          </table:table-cell>
          <table:table-cell table:style-name="ce413" table:formula="of:=IF([.AB12]=0;&quot;Estável&quot;;IF([.AB12]&gt;0;&quot;SUBIU&quot;;&quot;desceu&quot;))" office:value-type="string" office:string-value="SUBIU" calcext:value-type="string">
            <text:p>SUBIU</text:p>
          </table:table-cell>
          <table:table-cell table:style-name="ce417" office:value-type="float" office:value="34.25" calcext:value-type="float">
            <text:p>34,25</text:p>
          </table:table-cell>
          <table:table-cell table:style-name="ce417" table:formula="of:=[.AD12]/100" office:value-type="float" office:value="0.3425" calcext:value-type="float">
            <text:p>0,3425</text:p>
          </table:table-cell>
          <table:table-cell table:style-name="ce420" table:formula="of:=[.G12]/([.AE12]+1)" office:value-type="float" office:value="24.43947858473" calcext:value-type="float">
            <text:p>24,439</text:p>
          </table:table-cell>
          <table:table-cell table:style-name="ce423" table:formula="of:=[.AF12]*[.H12]" office:value-type="currency" office:currency="BRL" office:value="117348449629.736" calcext:value-type="currency">
            <text:p>R$ 117.348.449.629,74</text:p>
          </table:table-cell>
          <table:table-cell table:style-name="ce426" table:formula="of:=IF([.AG12]=0;&quot;Estável&quot;;IF([.AG12]&gt;0;&quot;SUBIU&quot;;&quot;desceu&quot;))" office:value-type="string" office:string-value="SUBIU" calcext:value-type="string">
            <text:p>SUBIU</text:p>
          </table:table-cell>
          <table:table-cell table:style-name="ce347" table:formula="of:=[.B12]" office:value-type="string" office:string-value="Itaú Unibanco" calcext:value-type="string">
            <text:p>Itaú Unibanco</text:p>
          </table:table-cell>
          <table:table-cell table:number-columns-repeated="29"/>
        </table:table-row>
        <table:table-row table:style-name="ro2">
          <table:table-cell table:style-name="ce343" office:value-type="string" calcext:value-type="string">
            <text:p>RDOR3</text:p>
          </table:table-cell>
          <table:table-cell table:style-name="ce347" table:formula="of:=VLOOKUP([.A13];[$Ticker.A$1:$Ticker.B$1048576];2;0)" office:value-type="string" office:string-value="Rede D'Or" calcext:value-type="string">
            <text:p>Rede D'Or</text:p>
          </table:table-cell>
          <table:table-cell table:style-name="ce347" table:formula="of:=VLOOKUP([.B13];[$'Chat-GPT - Aluno'.A$1:$'Chat-GPT - Aluno'.C$1048576];2;0)" office:value-type="string" office:string-value="Saúde" calcext:value-type="string">
            <text:p>Saúde</text:p>
          </table:table-cell>
          <table:table-cell table:style-name="ce347" table:formula="of:=VLOOKUP([.B13];[$'Chat-GPT - Aluno'.A$1:$'Chat-GPT - Aluno'.C$1048576];3;0)" office:value-type="float" office:value="42" calcext:value-type="float">
            <text:p>42</text:p>
          </table:table-cell>
          <table:table-cell table:style-name="ce347" table:formula="of:=IF([.D13]&gt;100;&quot;Maior de 100&quot;;IF([.D13]&gt;50;&quot;Entre 50 e 100&quot;;IF([.D13]&lt;=50;&quot;50 ou menos&quot;;&quot;NOVINHO&quot;)))" office:value-type="string" office:string-value="50 ou menos" calcext:value-type="string">
            <text:p>50 ou menos</text:p>
          </table:table-cell>
          <table:table-cell table:style-name="ce351" office:value-type="date" office:date-value="2024-01-26" calcext:value-type="date">
            <text:p>01/26/24</text:p>
          </table:table-cell>
          <table:table-cell table:style-name="ce355" office:value-type="float" office:value="27.56" calcext:value-type="float">
            <text:p>27,56</text:p>
          </table:table-cell>
          <table:table-cell table:style-name="ce358" table:formula="of:=VLOOKUP([.A13];[$Total_de_acoes.A$1:$Total_de_acoes.B$1048576];2;0)" office:value-type="float" office:value="1168230366" calcext:value-type="float">
            <text:p>1.168.230.366</text:p>
          </table:table-cell>
          <table:table-cell table:style-name="ce299" office:value-type="float" office:value="1.43" calcext:value-type="float">
            <text:p>1,43</text:p>
          </table:table-cell>
          <table:table-cell table:style-name="ce301" table:formula="of:=[.I13]/100" office:value-type="float" office:value="0.0143" calcext:value-type="float">
            <text:p>0,0143</text:p>
          </table:table-cell>
          <table:table-cell table:style-name="ce362" table:formula="of:=[.G13]/(1+[.J13])" office:value-type="float" office:value="27.1714482894607" calcext:value-type="float">
            <text:p>27,171</text:p>
          </table:table-cell>
          <table:table-cell table:style-name="ce365" table:formula="of:=([.G13]-[.K13])*[.H13]" office:value-type="currency" office:currency="BRL" office:value="453917907.01324" calcext:value-type="currency">
            <text:p>R$ 453.917.907,01</text:p>
          </table:table-cell>
          <table:table-cell table:style-name="ce368" table:formula="of:=IF([.L13]=0;&quot;Estável&quot;;IF([.L13]&gt;0;&quot;SUBIU&quot;;&quot;desceu&quot;))" office:value-type="string" office:string-value="SUBIU" calcext:value-type="string">
            <text:p>SUBIU</text:p>
          </table:table-cell>
          <table:table-cell table:style-name="ce371" office:value-type="float" office:value="3.41" calcext:value-type="float">
            <text:p>3,41</text:p>
          </table:table-cell>
          <table:table-cell table:style-name="ce375" table:formula="of:=[.N13]/100" office:value-type="float" office:value="0.0341" calcext:value-type="float">
            <text:p>0,034</text:p>
          </table:table-cell>
          <table:table-cell table:style-name="ce375" table:formula="of:=[.G13]/([.O13]+1)" office:value-type="float" office:value="26.6511942752152" calcext:value-type="float">
            <text:p>26,651</text:p>
          </table:table-cell>
          <table:table-cell table:style-name="ce379" table:formula="of:=VLOOKUP([.A13];[$Total_de_acoes.A$1:$Total_de_acoes.B$1048576];2;0)" office:value-type="float" office:value="1168230366" calcext:value-type="float">
            <text:p>1.168.230.366</text:p>
          </table:table-cell>
          <table:table-cell table:style-name="ce383" table:formula="of:=([.G13]-[.P13])*[.Q13]" office:value-type="currency" office:currency="BRL" office:value="1061694444.48829" calcext:value-type="currency">
            <text:p>R$ 1.061.694.444,49</text:p>
          </table:table-cell>
          <table:table-cell table:style-name="ce387" table:formula="of:=IF([.R13]=0;&quot;Estável&quot;;IF([.R13]&gt;0;&quot;SUBIU&quot;;&quot;desceu&quot;))" office:value-type="string" office:string-value="SUBIU" calcext:value-type="string">
            <text:p>SUBIU</text:p>
          </table:table-cell>
          <table:table-cell table:style-name="ce372" office:value-type="float" office:value="-4.17" calcext:value-type="float">
            <text:p>-4,17</text:p>
          </table:table-cell>
          <table:table-cell table:style-name="ce372" table:formula="of:=[.T13]/100" office:value-type="float" office:value="-0.0417" calcext:value-type="float">
            <text:p>-0,0417</text:p>
          </table:table-cell>
          <table:table-cell table:style-name="ce376" table:formula="of:=[.G13]/([.U13]+1)" office:value-type="float" office:value="28.7592611916936" calcext:value-type="float">
            <text:p>28,759</text:p>
          </table:table-cell>
          <table:table-cell table:style-name="ce384" table:formula="of:=[.V13]*[.H13]" office:value-type="currency" office:currency="BRL" office:value="33597442227.8618" calcext:value-type="currency">
            <text:p>R$ 33.597.442.227,86</text:p>
          </table:table-cell>
          <table:table-cell table:style-name="ce388" table:formula="of:=IF([.W13]=0;&quot;Estável&quot;;IF([.W13]&gt;0;&quot;SUBIU&quot;;&quot;desceu&quot;))" office:value-type="string" office:string-value="SUBIU" calcext:value-type="string">
            <text:p>SUBIU</text:p>
          </table:table-cell>
          <table:table-cell table:style-name="ce403" office:value-type="float" office:value="-4.17" calcext:value-type="float">
            <text:p>-4,17</text:p>
          </table:table-cell>
          <table:table-cell table:style-name="ce403" table:formula="of:=[.Y13]/100" office:value-type="float" office:value="-0.0417" calcext:value-type="float">
            <text:p>-0,0417</text:p>
          </table:table-cell>
          <table:table-cell table:style-name="ce406" table:formula="of:=[.G13]/([.Z13]+1)" office:value-type="float" office:value="28.7592611916936" calcext:value-type="float">
            <text:p>28,759</text:p>
          </table:table-cell>
          <table:table-cell table:style-name="ce409" table:formula="of:=[.H13]*[.AA13]" office:value-type="currency" office:currency="BRL" office:value="33597442227.8618" calcext:value-type="currency">
            <text:p>R$ 33.597.442.227,86</text:p>
          </table:table-cell>
          <table:table-cell table:style-name="ce412" table:formula="of:=IF([.AB13]=0;&quot;Estável&quot;;IF([.AB13]&gt;0;&quot;SUBIU&quot;;&quot;desceu&quot;))" office:value-type="string" office:string-value="SUBIU" calcext:value-type="string">
            <text:p>SUBIU</text:p>
          </table:table-cell>
          <table:table-cell table:style-name="ce416" office:value-type="float" office:value="-6.01" calcext:value-type="float">
            <text:p>-6,01</text:p>
          </table:table-cell>
          <table:table-cell table:style-name="ce416" table:formula="of:=[.AD13]/100" office:value-type="float" office:value="-0.0601" calcext:value-type="float">
            <text:p>-0,0601</text:p>
          </table:table-cell>
          <table:table-cell table:style-name="ce419" table:formula="of:=[.G13]/([.AE13]+1)" office:value-type="float" office:value="29.3222683264177" calcext:value-type="float">
            <text:p>29,322</text:p>
          </table:table-cell>
          <table:table-cell table:style-name="ce422" table:formula="of:=[.AF13]*[.H13]" office:value-type="currency" office:currency="BRL" office:value="34255164258.9212" calcext:value-type="currency">
            <text:p>R$ 34.255.164.258,92</text:p>
          </table:table-cell>
          <table:table-cell table:style-name="ce425" table:formula="of:=IF([.AG13]=0;&quot;Estável&quot;;IF([.AG13]&gt;0;&quot;SUBIU&quot;;&quot;desceu&quot;))" office:value-type="string" office:string-value="SUBIU" calcext:value-type="string">
            <text:p>SUBIU</text:p>
          </table:table-cell>
          <table:table-cell table:style-name="ce347" table:formula="of:=[.B13]" office:value-type="string" office:string-value="Rede D'Or" calcext:value-type="string">
            <text:p>Rede D'Or</text:p>
          </table:table-cell>
          <table:table-cell table:number-columns-repeated="29"/>
        </table:table-row>
        <table:table-row table:style-name="ro2">
          <table:table-cell table:style-name="ce344" office:value-type="string" calcext:value-type="string">
            <text:p>BRKM5</text:p>
          </table:table-cell>
          <table:table-cell table:style-name="ce348" table:formula="of:=VLOOKUP([.A14];[$Ticker.A$1:$Ticker.B$1048576];2;0)" office:value-type="string" office:string-value="Braskem" calcext:value-type="string">
            <text:p>Braskem</text:p>
          </table:table-cell>
          <table:table-cell table:style-name="ce348" table:formula="of:=VLOOKUP([.B14];[$'Chat-GPT - Aluno'.A$1:$'Chat-GPT - Aluno'.C$1048576];2;0)" office:value-type="string" office:string-value="Químico" calcext:value-type="string">
            <text:p>Químico</text:p>
          </table:table-cell>
          <table:table-cell table:style-name="ce348" table:formula="of:=VLOOKUP([.B14];[$'Chat-GPT - Aluno'.A$1:$'Chat-GPT - Aluno'.C$1048576];3;0)" office:value-type="float" office:value="72" calcext:value-type="float">
            <text:p>72</text:p>
          </table:table-cell>
          <table:table-cell table:style-name="ce347" table:formula="of:=IF([.D14]&gt;100;&quot;Maior de 100&quot;;IF([.D14]&gt;50;&quot;Entre 50 e 100&quot;;IF([.D14]&lt;=50;&quot;50 ou menos&quot;;&quot;NOVINHO&quot;)))" office:value-type="string" office:string-value="Entre 50 e 100" calcext:value-type="string">
            <text:p>Entre 50 e 100</text:p>
          </table:table-cell>
          <table:table-cell table:style-name="ce352" office:value-type="date" office:date-value="2024-01-26" calcext:value-type="date">
            <text:p>01/26/24</text:p>
          </table:table-cell>
          <table:table-cell table:style-name="ce356" office:value-type="float" office:value="18.55" calcext:value-type="float">
            <text:p>18,55</text:p>
          </table:table-cell>
          <table:table-cell table:style-name="ce359" table:formula="of:=VLOOKUP([.A14];[$Total_de_acoes.A$1:$Total_de_acoes.B$1048576];2;0)" office:value-type="float" office:value="265877867" calcext:value-type="float">
            <text:p>265.877.867</text:p>
          </table:table-cell>
          <table:table-cell table:style-name="ce300" office:value-type="float" office:value="1.42" calcext:value-type="float">
            <text:p>1,42</text:p>
          </table:table-cell>
          <table:table-cell table:style-name="ce302" table:formula="of:=[.I14]/100" office:value-type="float" office:value="0.0142" calcext:value-type="float">
            <text:p>0,0142</text:p>
          </table:table-cell>
          <table:table-cell table:style-name="ce363" table:formula="of:=[.G14]/(1+[.J14])" office:value-type="float" office:value="18.2902780516663" calcext:value-type="float">
            <text:p>18,290</text:p>
          </table:table-cell>
          <table:table-cell table:style-name="ce366" table:formula="of:=([.G14]-[.K14])*[.H14]" office:value-type="currency" office:currency="BRL" office:value="69054317.6360385" calcext:value-type="currency">
            <text:p>R$ 69.054.317,64</text:p>
          </table:table-cell>
          <table:table-cell table:style-name="ce368" table:formula="of:=IF([.L14]=0;&quot;Estável&quot;;IF([.L14]&gt;0;&quot;SUBIU&quot;;&quot;desceu&quot;))" office:value-type="string" office:string-value="SUBIU" calcext:value-type="string">
            <text:p>SUBIU</text:p>
          </table:table-cell>
          <table:table-cell table:style-name="ce372" office:value-type="float" office:value="5.1" calcext:value-type="float">
            <text:p>5,1</text:p>
          </table:table-cell>
          <table:table-cell table:style-name="ce376" table:formula="of:=[.N14]/100" office:value-type="float" office:value="0.051" calcext:value-type="float">
            <text:p>0,051</text:p>
          </table:table-cell>
          <table:table-cell table:style-name="ce376" table:formula="of:=[.G14]/([.O14]+1)" office:value-type="float" office:value="17.6498572787821" calcext:value-type="float">
            <text:p>17,650</text:p>
          </table:table-cell>
          <table:table-cell table:style-name="ce380" table:formula="of:=VLOOKUP([.A14];[$Total_de_acoes.A$1:$Total_de_acoes.B$1048576];2;0)" office:value-type="float" office:value="265877867" calcext:value-type="float">
            <text:p>265.877.867</text:p>
          </table:table-cell>
          <table:table-cell table:style-name="ce384" table:formula="of:=([.G14]-[.P14])*[.Q14]" office:value-type="currency" office:currency="BRL" office:value="239328026.712987" calcext:value-type="currency">
            <text:p>R$ 239.328.026,71</text:p>
          </table:table-cell>
          <table:table-cell table:style-name="ce388" table:formula="of:=IF([.R14]=0;&quot;Estável&quot;;IF([.R14]&gt;0;&quot;SUBIU&quot;;&quot;desceu&quot;))" office:value-type="string" office:string-value="SUBIU" calcext:value-type="string">
            <text:p>SUBIU</text:p>
          </table:table-cell>
          <table:table-cell table:style-name="ce391" office:value-type="float" office:value="-15.14" calcext:value-type="float">
            <text:p>-15,14</text:p>
          </table:table-cell>
          <table:table-cell table:style-name="ce391" table:formula="of:=[.T14]/100" office:value-type="float" office:value="-0.1514" calcext:value-type="float">
            <text:p>-0,1514</text:p>
          </table:table-cell>
          <table:table-cell table:style-name="ce393" table:formula="of:=[.G14]/([.U14]+1)" office:value-type="float" office:value="21.8595333490455" calcext:value-type="float">
            <text:p>21,860</text:p>
          </table:table-cell>
          <table:table-cell table:style-name="ce396" table:formula="of:=[.V14]*[.H14]" office:value-type="currency" office:currency="BRL" office:value="5811966100.45958" calcext:value-type="currency">
            <text:p>R$ 5.811.966.100,46</text:p>
          </table:table-cell>
          <table:table-cell table:style-name="ce399" table:formula="of:=IF([.W14]=0;&quot;Estável&quot;;IF([.W14]&gt;0;&quot;SUBIU&quot;;&quot;desceu&quot;))" office:value-type="string" office:string-value="SUBIU" calcext:value-type="string">
            <text:p>SUBIU</text:p>
          </table:table-cell>
          <table:table-cell table:style-name="ce404" office:value-type="float" office:value="-15.14" calcext:value-type="float">
            <text:p>-15,14</text:p>
          </table:table-cell>
          <table:table-cell table:style-name="ce404" table:formula="of:=[.Y14]/100" office:value-type="float" office:value="-0.1514" calcext:value-type="float">
            <text:p>-0,1514</text:p>
          </table:table-cell>
          <table:table-cell table:style-name="ce407" table:formula="of:=[.G14]/([.Z14]+1)" office:value-type="float" office:value="21.8595333490455" calcext:value-type="float">
            <text:p>21,860</text:p>
          </table:table-cell>
          <table:table-cell table:style-name="ce410" table:formula="of:=[.H14]*[.AA14]" office:value-type="currency" office:currency="BRL" office:value="5811966100.45958" calcext:value-type="currency">
            <text:p>R$ 5.811.966.100,46</text:p>
          </table:table-cell>
          <table:table-cell table:style-name="ce413" table:formula="of:=IF([.AB14]=0;&quot;Estável&quot;;IF([.AB14]&gt;0;&quot;SUBIU&quot;;&quot;desceu&quot;))" office:value-type="string" office:string-value="SUBIU" calcext:value-type="string">
            <text:p>SUBIU</text:p>
          </table:table-cell>
          <table:table-cell table:style-name="ce417" office:value-type="float" office:value="-18.39" calcext:value-type="float">
            <text:p>-18,39</text:p>
          </table:table-cell>
          <table:table-cell table:style-name="ce417" table:formula="of:=[.AD14]/100" office:value-type="float" office:value="-0.1839" calcext:value-type="float">
            <text:p>-0,1839</text:p>
          </table:table-cell>
          <table:table-cell table:style-name="ce420" table:formula="of:=[.G14]/([.AE14]+1)" office:value-type="float" office:value="22.7300575909815" calcext:value-type="float">
            <text:p>22,730</text:p>
          </table:table-cell>
          <table:table-cell table:style-name="ce423" table:formula="of:=[.AF14]*[.H14]" office:value-type="currency" office:currency="BRL" office:value="6043419229.07732" calcext:value-type="currency">
            <text:p>R$ 6.043.419.229,08</text:p>
          </table:table-cell>
          <table:table-cell table:style-name="ce426" table:formula="of:=IF([.AG14]=0;&quot;Estável&quot;;IF([.AG14]&gt;0;&quot;SUBIU&quot;;&quot;desceu&quot;))" office:value-type="string" office:string-value="SUBIU" calcext:value-type="string">
            <text:p>SUBIU</text:p>
          </table:table-cell>
          <table:table-cell table:style-name="ce347" table:formula="of:=[.B14]" office:value-type="string" office:string-value="Braskem" calcext:value-type="string">
            <text:p>Braskem</text:p>
          </table:table-cell>
          <table:table-cell table:number-columns-repeated="29"/>
        </table:table-row>
        <table:table-row table:style-name="ro2">
          <table:table-cell table:style-name="ce343" office:value-type="string" calcext:value-type="string">
            <text:p>AZUL4</text:p>
          </table:table-cell>
          <table:table-cell table:style-name="ce347" table:formula="of:=VLOOKUP([.A15];[$Ticker.A$1:$Ticker.B$1048576];2;0)" office:value-type="string" office:string-value="Azul" calcext:value-type="string">
            <text:p>Azul</text:p>
          </table:table-cell>
          <table:table-cell table:style-name="ce347" table:formula="of:=VLOOKUP([.B15];[$'Chat-GPT - Aluno'.A$1:$'Chat-GPT - Aluno'.C$1048576];2;0)" office:value-type="string" office:string-value="Transporte Aéreo" calcext:value-type="string">
            <text:p>Transporte Aéreo</text:p>
          </table:table-cell>
          <table:table-cell table:style-name="ce347" table:formula="of:=VLOOKUP([.B15];[$'Chat-GPT - Aluno'.A$1:$'Chat-GPT - Aluno'.C$1048576];3;0)" office:value-type="float" office:value="14" calcext:value-type="float">
            <text:p>14</text:p>
          </table:table-cell>
          <table:table-cell table:style-name="ce347" table:formula="of:=IF([.D15]&gt;100;&quot;Maior de 100&quot;;IF([.D15]&gt;50;&quot;Entre 50 e 100&quot;;IF([.D15]&lt;=50;&quot;50 ou menos&quot;;&quot;NOVINHO&quot;)))" office:value-type="string" office:string-value="50 ou menos" calcext:value-type="string">
            <text:p>50 ou menos</text:p>
          </table:table-cell>
          <table:table-cell table:style-name="ce351" office:value-type="date" office:date-value="2024-01-26" calcext:value-type="date">
            <text:p>01/26/24</text:p>
          </table:table-cell>
          <table:table-cell table:style-name="ce355" office:value-type="float" office:value="14.27" calcext:value-type="float">
            <text:p>14,27</text:p>
          </table:table-cell>
          <table:table-cell table:style-name="ce358" table:formula="of:=VLOOKUP([.A15];[$Total_de_acoes.A$1:$Total_de_acoes.B$1048576];2;0)" office:value-type="float" office:value="327593725" calcext:value-type="float">
            <text:p>327.593.725</text:p>
          </table:table-cell>
          <table:table-cell table:style-name="ce299" office:value-type="float" office:value="1.42" calcext:value-type="float">
            <text:p>1,42</text:p>
          </table:table-cell>
          <table:table-cell table:style-name="ce301" table:formula="of:=[.I15]/100" office:value-type="float" office:value="0.0142" calcext:value-type="float">
            <text:p>0,0142</text:p>
          </table:table-cell>
          <table:table-cell table:style-name="ce362" table:formula="of:=[.G15]/(1+[.J15])" office:value-type="float" office:value="14.0702031157563" calcext:value-type="float">
            <text:p>14,070</text:p>
          </table:table-cell>
          <table:table-cell table:style-name="ce365" table:formula="of:=([.G15]-[.K15])*[.H15]" office:value-type="currency" office:currency="BRL" office:value="65452205.5528002" calcext:value-type="currency">
            <text:p>R$ 65.452.205,55</text:p>
          </table:table-cell>
          <table:table-cell table:style-name="ce368" table:formula="of:=IF([.L15]=0;&quot;Estável&quot;;IF([.L15]&gt;0;&quot;SUBIU&quot;;&quot;desceu&quot;))" office:value-type="string" office:string-value="SUBIU" calcext:value-type="string">
            <text:p>SUBIU</text:p>
          </table:table-cell>
          <table:table-cell table:style-name="ce371" office:value-type="float" office:value="8.85" calcext:value-type="float">
            <text:p>8,85</text:p>
          </table:table-cell>
          <table:table-cell table:style-name="ce375" table:formula="of:=[.N15]/100" office:value-type="float" office:value="0.0885" calcext:value-type="float">
            <text:p>0,089</text:p>
          </table:table-cell>
          <table:table-cell table:style-name="ce375" table:formula="of:=[.G15]/([.O15]+1)" office:value-type="float" office:value="13.1097841065687" calcext:value-type="float">
            <text:p>13,110</text:p>
          </table:table-cell>
          <table:table-cell table:style-name="ce379" table:formula="of:=VLOOKUP([.A15];[$Total_de_acoes.A$1:$Total_de_acoes.B$1048576];2;0)" office:value-type="float" office:value="327593725" calcext:value-type="float">
            <text:p>327.593.725</text:p>
          </table:table-cell>
          <table:table-cell table:style-name="ce383" table:formula="of:=([.G15]-[.P15])*[.Q15]" office:value-type="currency" office:currency="BRL" office:value="380079446.333372" calcext:value-type="currency">
            <text:p>R$ 380.079.446,33</text:p>
          </table:table-cell>
          <table:table-cell table:style-name="ce387" table:formula="of:=IF([.R15]=0;&quot;Estável&quot;;IF([.R15]&gt;0;&quot;SUBIU&quot;;&quot;desceu&quot;))" office:value-type="string" office:string-value="SUBIU" calcext:value-type="string">
            <text:p>SUBIU</text:p>
          </table:table-cell>
          <table:table-cell table:style-name="ce372" office:value-type="float" office:value="-10.87" calcext:value-type="float">
            <text:p>-10,87</text:p>
          </table:table-cell>
          <table:table-cell table:style-name="ce372" table:formula="of:=[.T15]/100" office:value-type="float" office:value="-0.1087" calcext:value-type="float">
            <text:p>-0,1087</text:p>
          </table:table-cell>
          <table:table-cell table:style-name="ce376" table:formula="of:=[.G15]/([.U15]+1)" office:value-type="float" office:value="16.0103220015707" calcext:value-type="float">
            <text:p>16,010</text:p>
          </table:table-cell>
          <table:table-cell table:style-name="ce384" table:formula="of:=[.V15]*[.H15]" office:value-type="currency" office:currency="BRL" office:value="5244881022.94401" calcext:value-type="currency">
            <text:p>R$ 5.244.881.022,94</text:p>
          </table:table-cell>
          <table:table-cell table:style-name="ce388" table:formula="of:=IF([.W15]=0;&quot;Estável&quot;;IF([.W15]&gt;0;&quot;SUBIU&quot;;&quot;desceu&quot;))" office:value-type="string" office:string-value="SUBIU" calcext:value-type="string">
            <text:p>SUBIU</text:p>
          </table:table-cell>
          <table:table-cell table:style-name="ce403" office:value-type="float" office:value="-10.87" calcext:value-type="float">
            <text:p>-10,87</text:p>
          </table:table-cell>
          <table:table-cell table:style-name="ce403" table:formula="of:=[.Y15]/100" office:value-type="float" office:value="-0.1087" calcext:value-type="float">
            <text:p>-0,1087</text:p>
          </table:table-cell>
          <table:table-cell table:style-name="ce406" table:formula="of:=[.G15]/([.Z15]+1)" office:value-type="float" office:value="16.0103220015707" calcext:value-type="float">
            <text:p>16,010</text:p>
          </table:table-cell>
          <table:table-cell table:style-name="ce409" table:formula="of:=[.H15]*[.AA15]" office:value-type="currency" office:currency="BRL" office:value="5244881022.94401" calcext:value-type="currency">
            <text:p>R$ 5.244.881.022,94</text:p>
          </table:table-cell>
          <table:table-cell table:style-name="ce412" table:formula="of:=IF([.AB15]=0;&quot;Estável&quot;;IF([.AB15]&gt;0;&quot;SUBIU&quot;;&quot;desceu&quot;))" office:value-type="string" office:string-value="SUBIU" calcext:value-type="string">
            <text:p>SUBIU</text:p>
          </table:table-cell>
          <table:table-cell table:style-name="ce416" office:value-type="float" office:value="18.52" calcext:value-type="float">
            <text:p>18,52</text:p>
          </table:table-cell>
          <table:table-cell table:style-name="ce416" table:formula="of:=[.AD15]/100" office:value-type="float" office:value="0.1852" calcext:value-type="float">
            <text:p>0,1852</text:p>
          </table:table-cell>
          <table:table-cell table:style-name="ce419" table:formula="of:=[.G15]/([.AE15]+1)" office:value-type="float" office:value="12.040161997975" calcext:value-type="float">
            <text:p>12,040</text:p>
          </table:table-cell>
          <table:table-cell table:style-name="ce422" table:formula="of:=[.AF15]*[.H15]" office:value-type="currency" office:currency="BRL" office:value="3944281518.52008" calcext:value-type="currency">
            <text:p>R$ 3.944.281.518,52</text:p>
          </table:table-cell>
          <table:table-cell table:style-name="ce425" table:formula="of:=IF([.AG15]=0;&quot;Estável&quot;;IF([.AG15]&gt;0;&quot;SUBIU&quot;;&quot;desceu&quot;))" office:value-type="string" office:string-value="SUBIU" calcext:value-type="string">
            <text:p>SUBIU</text:p>
          </table:table-cell>
          <table:table-cell table:style-name="ce347" table:formula="of:=[.B15]" office:value-type="string" office:string-value="Azul" calcext:value-type="string">
            <text:p>Azul</text:p>
          </table:table-cell>
          <table:table-cell table:number-columns-repeated="29"/>
        </table:table-row>
        <table:table-row table:style-name="ro2">
          <table:table-cell table:style-name="ce344" office:value-type="string" calcext:value-type="string">
            <text:p>RRRP3</text:p>
          </table:table-cell>
          <table:table-cell table:style-name="ce348" table:formula="of:=VLOOKUP([.A16];[$Ticker.A$1:$Ticker.B$1048576];2;0)" office:value-type="string" office:string-value="3R Petroleum" calcext:value-type="string">
            <text:p>3R Petroleum</text:p>
          </table:table-cell>
          <table:table-cell table:style-name="ce348" table:formula="of:=VLOOKUP([.B16];[$'Chat-GPT - Aluno'.A$1:$'Chat-GPT - Aluno'.C$1048576];2;0)" office:value-type="string" office:string-value="Energia" calcext:value-type="string">
            <text:p>Energia</text:p>
          </table:table-cell>
          <table:table-cell table:style-name="ce348" table:formula="of:=VLOOKUP([.B16];[$'Chat-GPT - Aluno'.A$1:$'Chat-GPT - Aluno'.C$1048576];3;0)" office:value-type="float" office:value="7" calcext:value-type="float">
            <text:p>7</text:p>
          </table:table-cell>
          <table:table-cell table:style-name="ce347" table:formula="of:=IF([.D16]&gt;100;&quot;Maior de 100&quot;;IF([.D16]&gt;50;&quot;Entre 50 e 100&quot;;IF([.D16]&lt;=50;&quot;50 ou menos&quot;;&quot;NOVINHO&quot;)))" office:value-type="string" office:string-value="50 ou menos" calcext:value-type="string">
            <text:p>50 ou menos</text:p>
          </table:table-cell>
          <table:table-cell table:style-name="ce352" office:value-type="date" office:date-value="2024-01-26" calcext:value-type="date">
            <text:p>01/26/24</text:p>
          </table:table-cell>
          <table:table-cell table:style-name="ce356" office:value-type="float" office:value="28.75" calcext:value-type="float">
            <text:p>28,75</text:p>
          </table:table-cell>
          <table:table-cell table:style-name="ce359" table:formula="of:=VLOOKUP([.A16];[$Total_de_acoes.A$1:$Total_de_acoes.B$1048576];2;0)" office:value-type="float" office:value="235665566" calcext:value-type="float">
            <text:p>235.665.566</text:p>
          </table:table-cell>
          <table:table-cell table:style-name="ce300" office:value-type="float" office:value="1.41" calcext:value-type="float">
            <text:p>1,41</text:p>
          </table:table-cell>
          <table:table-cell table:style-name="ce302" table:formula="of:=[.I16]/100" office:value-type="float" office:value="0.0141" calcext:value-type="float">
            <text:p>0,0141</text:p>
          </table:table-cell>
          <table:table-cell table:style-name="ce363" table:formula="of:=[.G16]/(1+[.J16])" office:value-type="float" office:value="28.3502613154521" calcext:value-type="float">
            <text:p>28,350</text:p>
          </table:table-cell>
          <table:table-cell table:style-name="ce366" table:formula="of:=([.G16]-[.K16])*[.H16]" office:value-type="currency" office:currency="BRL" office:value="94204643.3460701" calcext:value-type="currency">
            <text:p>R$ 94.204.643,35</text:p>
          </table:table-cell>
          <table:table-cell table:style-name="ce368" table:formula="of:=IF([.L16]=0;&quot;Estável&quot;;IF([.L16]&gt;0;&quot;SUBIU&quot;;&quot;desceu&quot;))" office:value-type="string" office:string-value="SUBIU" calcext:value-type="string">
            <text:p>SUBIU</text:p>
          </table:table-cell>
          <table:table-cell table:style-name="ce372" office:value-type="float" office:value="-2.71" calcext:value-type="float">
            <text:p>-2,71</text:p>
          </table:table-cell>
          <table:table-cell table:style-name="ce376" table:formula="of:=[.N16]/100" office:value-type="float" office:value="-0.0271" calcext:value-type="float">
            <text:p>-0,027</text:p>
          </table:table-cell>
          <table:table-cell table:style-name="ce376" table:formula="of:=[.G16]/([.O16]+1)" office:value-type="float" office:value="29.5508274231678" calcext:value-type="float">
            <text:p>29,551</text:p>
          </table:table-cell>
          <table:table-cell table:style-name="ce380" table:formula="of:=VLOOKUP([.A16];[$Total_de_acoes.A$1:$Total_de_acoes.B$1048576];2;0)" office:value-type="float" office:value="235665566" calcext:value-type="float">
            <text:p>235.665.566</text:p>
          </table:table-cell>
          <table:table-cell table:style-name="ce384" table:formula="of:=([.G16]-[.P16])*[.Q16]" office:value-type="currency" office:currency="BRL" office:value="-188727447.949173" calcext:value-type="currency">
            <text:p>-R$ 188.727.447,95</text:p>
          </table:table-cell>
          <table:table-cell table:style-name="ce388" table:formula="of:=IF([.R16]=0;&quot;Estável&quot;;IF([.R16]&gt;0;&quot;SUBIU&quot;;&quot;desceu&quot;))" office:value-type="string" office:string-value="desceu" calcext:value-type="string">
            <text:p>desceu</text:p>
          </table:table-cell>
          <table:table-cell table:style-name="ce391" office:value-type="float" office:value="9.4" calcext:value-type="float">
            <text:p>9,4</text:p>
          </table:table-cell>
          <table:table-cell table:style-name="ce391" table:formula="of:=[.T16]/100" office:value-type="float" office:value="0.094" calcext:value-type="float">
            <text:p>0,094</text:p>
          </table:table-cell>
          <table:table-cell table:style-name="ce393" table:formula="of:=[.G16]/([.U16]+1)" office:value-type="float" office:value="26.2797074954296" calcext:value-type="float">
            <text:p>26,280</text:p>
          </table:table-cell>
          <table:table-cell table:style-name="ce396" table:formula="of:=[.V16]*[.H16]" office:value-type="currency" office:currency="BRL" office:value="6193222141.22486" calcext:value-type="currency">
            <text:p>R$ 6.193.222.141,22</text:p>
          </table:table-cell>
          <table:table-cell table:style-name="ce399" table:formula="of:=IF([.W16]=0;&quot;Estável&quot;;IF([.W16]&gt;0;&quot;SUBIU&quot;;&quot;desceu&quot;))" office:value-type="string" office:string-value="SUBIU" calcext:value-type="string">
            <text:p>SUBIU</text:p>
          </table:table-cell>
          <table:table-cell table:style-name="ce404" office:value-type="float" office:value="9.4" calcext:value-type="float">
            <text:p>9,4</text:p>
          </table:table-cell>
          <table:table-cell table:style-name="ce404" table:formula="of:=[.Y16]/100" office:value-type="float" office:value="0.094" calcext:value-type="float">
            <text:p>0,094</text:p>
          </table:table-cell>
          <table:table-cell table:style-name="ce407" table:formula="of:=[.G16]/([.Z16]+1)" office:value-type="float" office:value="26.2797074954296" calcext:value-type="float">
            <text:p>26,280</text:p>
          </table:table-cell>
          <table:table-cell table:style-name="ce410" table:formula="of:=[.H16]*[.AA16]" office:value-type="currency" office:currency="BRL" office:value="6193222141.22486" calcext:value-type="currency">
            <text:p>R$ 6.193.222.141,22</text:p>
          </table:table-cell>
          <table:table-cell table:style-name="ce413" table:formula="of:=IF([.AB16]=0;&quot;Estável&quot;;IF([.AB16]&gt;0;&quot;SUBIU&quot;;&quot;desceu&quot;))" office:value-type="string" office:string-value="SUBIU" calcext:value-type="string">
            <text:p>SUBIU</text:p>
          </table:table-cell>
          <table:table-cell table:style-name="ce417" office:value-type="float" office:value="-37.7" calcext:value-type="float">
            <text:p>-37,7</text:p>
          </table:table-cell>
          <table:table-cell table:style-name="ce417" table:formula="of:=[.AD16]/100" office:value-type="float" office:value="-0.377" calcext:value-type="float">
            <text:p>-0,377</text:p>
          </table:table-cell>
          <table:table-cell table:style-name="ce420" table:formula="of:=[.G16]/([.AE16]+1)" office:value-type="float" office:value="46.1476725521669" calcext:value-type="float">
            <text:p>46,148</text:p>
          </table:table-cell>
          <table:table-cell table:style-name="ce423" table:formula="of:=[.AF16]*[.H16]" office:value-type="currency" office:currency="BRL" office:value="10875417371.5891" calcext:value-type="currency">
            <text:p>R$ 10.875.417.371,59</text:p>
          </table:table-cell>
          <table:table-cell table:style-name="ce426" table:formula="of:=IF([.AG16]=0;&quot;Estável&quot;;IF([.AG16]&gt;0;&quot;SUBIU&quot;;&quot;desceu&quot;))" office:value-type="string" office:string-value="SUBIU" calcext:value-type="string">
            <text:p>SUBIU</text:p>
          </table:table-cell>
          <table:table-cell table:style-name="ce347" table:formula="of:=[.B16]" office:value-type="string" office:string-value="3R Petroleum" calcext:value-type="string">
            <text:p>3R Petroleum</text:p>
          </table:table-cell>
          <table:table-cell table:number-columns-repeated="29"/>
        </table:table-row>
        <table:table-row table:style-name="ro2">
          <table:table-cell table:style-name="ce343" office:value-type="string" calcext:value-type="string">
            <text:p>EQTL3</text:p>
          </table:table-cell>
          <table:table-cell table:style-name="ce347" table:formula="of:=VLOOKUP([.A17];[$Ticker.A$1:$Ticker.B$1048576];2;0)" office:value-type="string" office:string-value="Equatorial Energia" calcext:value-type="string">
            <text:p>Equatorial Energia</text:p>
          </table:table-cell>
          <table:table-cell table:style-name="ce347" table:formula="of:=VLOOKUP([.B17];[$'Chat-GPT - Aluno'.A$1:$'Chat-GPT - Aluno'.C$1048576];2;0)" office:value-type="string" office:string-value="Energia" calcext:value-type="string">
            <text:p>Energia</text:p>
          </table:table-cell>
          <table:table-cell table:style-name="ce347" table:formula="of:=VLOOKUP([.B17];[$'Chat-GPT - Aluno'.A$1:$'Chat-GPT - Aluno'.C$1048576];3;0)" office:value-type="float" office:value="22" calcext:value-type="float">
            <text:p>22</text:p>
          </table:table-cell>
          <table:table-cell table:style-name="ce347" table:formula="of:=IF([.D17]&gt;100;&quot;Maior de 100&quot;;IF([.D17]&gt;50;&quot;Entre 50 e 100&quot;;IF([.D17]&lt;=50;&quot;50 ou menos&quot;;&quot;NOVINHO&quot;)))" office:value-type="string" office:string-value="50 ou menos" calcext:value-type="string">
            <text:p>50 ou menos</text:p>
          </table:table-cell>
          <table:table-cell table:style-name="ce351" office:value-type="date" office:date-value="2024-01-26" calcext:value-type="date">
            <text:p>01/26/24</text:p>
          </table:table-cell>
          <table:table-cell table:style-name="ce355" office:value-type="float" office:value="35.32" calcext:value-type="float">
            <text:p>35,32</text:p>
          </table:table-cell>
          <table:table-cell table:style-name="ce358" table:formula="of:=VLOOKUP([.A17];[$Total_de_acoes.A$1:$Total_de_acoes.B$1048576];2;0)" office:value-type="float" office:value="1095587251" calcext:value-type="float">
            <text:p>1.095.587.251</text:p>
          </table:table-cell>
          <table:table-cell table:style-name="ce299" office:value-type="float" office:value="1.34" calcext:value-type="float">
            <text:p>1,34</text:p>
          </table:table-cell>
          <table:table-cell table:style-name="ce301" table:formula="of:=[.I17]/100" office:value-type="float" office:value="0.0134" calcext:value-type="float">
            <text:p>0,0134</text:p>
          </table:table-cell>
          <table:table-cell table:style-name="ce362" table:formula="of:=[.G17]/(1+[.J17])" office:value-type="float" office:value="34.852970199329" calcext:value-type="float">
            <text:p>34,853</text:p>
          </table:table-cell>
          <table:table-cell table:style-name="ce365" table:formula="of:=([.G17]-[.K17])*[.H17]" office:value-type="currency" office:currency="BRL" office:value="511671895.452234" calcext:value-type="currency">
            <text:p>R$ 511.671.895,45</text:p>
          </table:table-cell>
          <table:table-cell table:style-name="ce368" table:formula="of:=IF([.L17]=0;&quot;Estável&quot;;IF([.L17]&gt;0;&quot;SUBIU&quot;;&quot;desceu&quot;))" office:value-type="string" office:string-value="SUBIU" calcext:value-type="string">
            <text:p>SUBIU</text:p>
          </table:table-cell>
          <table:table-cell table:style-name="ce371" office:value-type="float" office:value="2.76" calcext:value-type="float">
            <text:p>2,76</text:p>
          </table:table-cell>
          <table:table-cell table:style-name="ce375" table:formula="of:=[.N17]/100" office:value-type="float" office:value="0.0276" calcext:value-type="float">
            <text:p>0,028</text:p>
          </table:table-cell>
          <table:table-cell table:style-name="ce375" table:formula="of:=[.G17]/([.O17]+1)" office:value-type="float" office:value="34.3713507201246" calcext:value-type="float">
            <text:p>34,371</text:p>
          </table:table-cell>
          <table:table-cell table:style-name="ce379" table:formula="of:=VLOOKUP([.A17];[$Total_de_acoes.A$1:$Total_de_acoes.B$1048576];2;0)" office:value-type="float" office:value="1095587251" calcext:value-type="float">
            <text:p>1.095.587.251</text:p>
          </table:table-cell>
          <table:table-cell table:style-name="ce383" table:formula="of:=([.G17]-[.P17])*[.Q17]" office:value-type="currency" office:currency="BRL" office:value="1039328056.70186" calcext:value-type="currency">
            <text:p>R$ 1.039.328.056,70</text:p>
          </table:table-cell>
          <table:table-cell table:style-name="ce387" table:formula="of:=IF([.R17]=0;&quot;Estável&quot;;IF([.R17]&gt;0;&quot;SUBIU&quot;;&quot;desceu&quot;))" office:value-type="string" office:string-value="SUBIU" calcext:value-type="string">
            <text:p>SUBIU</text:p>
          </table:table-cell>
          <table:table-cell table:style-name="ce372" office:value-type="float" office:value="-1.12" calcext:value-type="float">
            <text:p>-1,12</text:p>
          </table:table-cell>
          <table:table-cell table:style-name="ce372" table:formula="of:=[.T17]/100" office:value-type="float" office:value="-0.0112" calcext:value-type="float">
            <text:p>-0,0112</text:p>
          </table:table-cell>
          <table:table-cell table:style-name="ce376" table:formula="of:=[.G17]/([.U17]+1)" office:value-type="float" office:value="35.7200647249191" calcext:value-type="float">
            <text:p>35,720</text:p>
          </table:table-cell>
          <table:table-cell table:style-name="ce384" table:formula="of:=[.V17]*[.H17]" office:value-type="currency" office:currency="BRL" office:value="39134447517.5162" calcext:value-type="currency">
            <text:p>R$ 39.134.447.517,52</text:p>
          </table:table-cell>
          <table:table-cell table:style-name="ce388" table:formula="of:=IF([.W17]=0;&quot;Estável&quot;;IF([.W17]&gt;0;&quot;SUBIU&quot;;&quot;desceu&quot;))" office:value-type="string" office:string-value="SUBIU" calcext:value-type="string">
            <text:p>SUBIU</text:p>
          </table:table-cell>
          <table:table-cell table:style-name="ce403" office:value-type="float" office:value="-1.12" calcext:value-type="float">
            <text:p>-1,12</text:p>
          </table:table-cell>
          <table:table-cell table:style-name="ce403" table:formula="of:=[.Y17]/100" office:value-type="float" office:value="-0.0112" calcext:value-type="float">
            <text:p>-0,0112</text:p>
          </table:table-cell>
          <table:table-cell table:style-name="ce406" table:formula="of:=[.G17]/([.Z17]+1)" office:value-type="float" office:value="35.7200647249191" calcext:value-type="float">
            <text:p>35,720</text:p>
          </table:table-cell>
          <table:table-cell table:style-name="ce409" table:formula="of:=[.H17]*[.AA17]" office:value-type="currency" office:currency="BRL" office:value="39134447517.5162" calcext:value-type="currency">
            <text:p>R$ 39.134.447.517,52</text:p>
          </table:table-cell>
          <table:table-cell table:style-name="ce412" table:formula="of:=IF([.AB17]=0;&quot;Estável&quot;;IF([.AB17]&gt;0;&quot;SUBIU&quot;;&quot;desceu&quot;))" office:value-type="string" office:string-value="SUBIU" calcext:value-type="string">
            <text:p>SUBIU</text:p>
          </table:table-cell>
          <table:table-cell table:style-name="ce416" office:value-type="float" office:value="28.01" calcext:value-type="float">
            <text:p>28,01</text:p>
          </table:table-cell>
          <table:table-cell table:style-name="ce416" table:formula="of:=[.AD17]/100" office:value-type="float" office:value="0.2801" calcext:value-type="float">
            <text:p>0,2801</text:p>
          </table:table-cell>
          <table:table-cell table:style-name="ce419" table:formula="of:=[.G17]/([.AE17]+1)" office:value-type="float" office:value="27.591594406687" calcext:value-type="float">
            <text:p>27,592</text:p>
          </table:table-cell>
          <table:table-cell table:style-name="ce422" table:formula="of:=[.AF17]*[.H17]" office:value-type="currency" office:currency="BRL" office:value="30228999066.7292" calcext:value-type="currency">
            <text:p>R$ 30.228.999.066,73</text:p>
          </table:table-cell>
          <table:table-cell table:style-name="ce425" table:formula="of:=IF([.AG17]=0;&quot;Estável&quot;;IF([.AG17]&gt;0;&quot;SUBIU&quot;;&quot;desceu&quot;))" office:value-type="string" office:string-value="SUBIU" calcext:value-type="string">
            <text:p>SUBIU</text:p>
          </table:table-cell>
          <table:table-cell table:style-name="ce347" table:formula="of:=[.B17]" office:value-type="string" office:string-value="Equatorial Energia" calcext:value-type="string">
            <text:p>Equatorial Energia</text:p>
          </table:table-cell>
          <table:table-cell table:number-columns-repeated="29"/>
        </table:table-row>
        <table:table-row table:style-name="ro2">
          <table:table-cell table:style-name="ce344" office:value-type="string" calcext:value-type="string">
            <text:p>CSNA3</text:p>
          </table:table-cell>
          <table:table-cell table:style-name="ce348" table:formula="of:=VLOOKUP([.A18];[$Ticker.A$1:$Ticker.B$1048576];2;0)" office:value-type="string" office:string-value="Siderúrgica Nacional" calcext:value-type="string">
            <text:p>Siderúrgica Nacional</text:p>
          </table:table-cell>
          <table:table-cell table:style-name="ce348" table:formula="of:=VLOOKUP([.B18];[$'Chat-GPT - Aluno'.A$1:$'Chat-GPT - Aluno'.C$1048576];2;0)" office:value-type="string" office:string-value="Siderurgia" calcext:value-type="string">
            <text:p>Siderurgia</text:p>
          </table:table-cell>
          <table:table-cell table:style-name="ce348" table:formula="of:=VLOOKUP([.B18];[$'Chat-GPT - Aluno'.A$1:$'Chat-GPT - Aluno'.C$1048576];3;0)" office:value-type="float" office:value="80" calcext:value-type="float">
            <text:p>80</text:p>
          </table:table-cell>
          <table:table-cell table:style-name="ce347" table:formula="of:=IF([.D18]&gt;100;&quot;Maior de 100&quot;;IF([.D18]&gt;50;&quot;Entre 50 e 100&quot;;IF([.D18]&lt;=50;&quot;50 ou menos&quot;;&quot;NOVINHO&quot;)))" office:value-type="string" office:string-value="Entre 50 e 100" calcext:value-type="string">
            <text:p>Entre 50 e 100</text:p>
          </table:table-cell>
          <table:table-cell table:style-name="ce352" office:value-type="date" office:date-value="2024-01-26" calcext:value-type="date">
            <text:p>01/26/24</text:p>
          </table:table-cell>
          <table:table-cell table:style-name="ce356" office:value-type="float" office:value="18.16" calcext:value-type="float">
            <text:p>18,16</text:p>
          </table:table-cell>
          <table:table-cell table:style-name="ce359" table:formula="of:=VLOOKUP([.A18];[$Total_de_acoes.A$1:$Total_de_acoes.B$1048576];2;0)" office:value-type="float" office:value="600865451" calcext:value-type="float">
            <text:p>600.865.451</text:p>
          </table:table-cell>
          <table:table-cell table:style-name="ce300" office:value-type="float" office:value="1.33" calcext:value-type="float">
            <text:p>1,33</text:p>
          </table:table-cell>
          <table:table-cell table:style-name="ce302" table:formula="of:=[.I18]/100" office:value-type="float" office:value="0.0133" calcext:value-type="float">
            <text:p>0,0133</text:p>
          </table:table-cell>
          <table:table-cell table:style-name="ce363" table:formula="of:=[.G18]/(1+[.J18])" office:value-type="float" office:value="17.9216421592816" calcext:value-type="float">
            <text:p>17,922</text:p>
          </table:table-cell>
          <table:table-cell table:style-name="ce366" table:formula="of:=([.G18]-[.K18])*[.H18]" office:value-type="currency" office:currency="BRL" office:value="143220991.462676" calcext:value-type="currency">
            <text:p>R$ 143.220.991,46</text:p>
          </table:table-cell>
          <table:table-cell table:style-name="ce368" table:formula="of:=IF([.L18]=0;&quot;Estável&quot;;IF([.L18]&gt;0;&quot;SUBIU&quot;;&quot;desceu&quot;))" office:value-type="string" office:string-value="SUBIU" calcext:value-type="string">
            <text:p>SUBIU</text:p>
          </table:table-cell>
          <table:table-cell table:style-name="ce372" office:value-type="float" office:value="4.79" calcext:value-type="float">
            <text:p>4,79</text:p>
          </table:table-cell>
          <table:table-cell table:style-name="ce376" table:formula="of:=[.N18]/100" office:value-type="float" office:value="0.0479" calcext:value-type="float">
            <text:p>0,048</text:p>
          </table:table-cell>
          <table:table-cell table:style-name="ce376" table:formula="of:=[.G18]/([.O18]+1)" office:value-type="float" office:value="17.3298978910201" calcext:value-type="float">
            <text:p>17,330</text:p>
          </table:table-cell>
          <table:table-cell table:style-name="ce380" table:formula="of:=VLOOKUP([.A18];[$Total_de_acoes.A$1:$Total_de_acoes.B$1048576];2;0)" office:value-type="float" office:value="600865451" calcext:value-type="float">
            <text:p>600.865.451</text:p>
          </table:table-cell>
          <table:table-cell table:style-name="ce384" table:formula="of:=([.G18]-[.P18])*[.Q18]" office:value-type="currency" office:currency="BRL" office:value="498779678.088238" calcext:value-type="currency">
            <text:p>R$ 498.779.678,09</text:p>
          </table:table-cell>
          <table:table-cell table:style-name="ce388" table:formula="of:=IF([.R18]=0;&quot;Estável&quot;;IF([.R18]&gt;0;&quot;SUBIU&quot;;&quot;desceu&quot;))" office:value-type="string" office:string-value="SUBIU" calcext:value-type="string">
            <text:p>SUBIU</text:p>
          </table:table-cell>
          <table:table-cell table:style-name="ce391" office:value-type="float" office:value="-7.63" calcext:value-type="float">
            <text:p>-7,63</text:p>
          </table:table-cell>
          <table:table-cell table:style-name="ce391" table:formula="of:=[.T18]/100" office:value-type="float" office:value="-0.0763" calcext:value-type="float">
            <text:p>-0,0763</text:p>
          </table:table-cell>
          <table:table-cell table:style-name="ce393" table:formula="of:=[.G18]/([.U18]+1)" office:value-type="float" office:value="19.6600627909494" calcext:value-type="float">
            <text:p>19,660</text:p>
          </table:table-cell>
          <table:table-cell table:style-name="ce396" table:formula="of:=[.V18]*[.H18]" office:value-type="currency" office:currency="BRL" office:value="11813052495.5722" calcext:value-type="currency">
            <text:p>R$ 11.813.052.495,57</text:p>
          </table:table-cell>
          <table:table-cell table:style-name="ce399" table:formula="of:=IF([.W18]=0;&quot;Estável&quot;;IF([.W18]&gt;0;&quot;SUBIU&quot;;&quot;desceu&quot;))" office:value-type="string" office:string-value="SUBIU" calcext:value-type="string">
            <text:p>SUBIU</text:p>
          </table:table-cell>
          <table:table-cell table:style-name="ce404" office:value-type="float" office:value="-7.63" calcext:value-type="float">
            <text:p>-7,63</text:p>
          </table:table-cell>
          <table:table-cell table:style-name="ce404" table:formula="of:=[.Y18]/100" office:value-type="float" office:value="-0.0763" calcext:value-type="float">
            <text:p>-0,0763</text:p>
          </table:table-cell>
          <table:table-cell table:style-name="ce407" table:formula="of:=[.G18]/([.Z18]+1)" office:value-type="float" office:value="19.6600627909494" calcext:value-type="float">
            <text:p>19,660</text:p>
          </table:table-cell>
          <table:table-cell table:style-name="ce410" table:formula="of:=[.H18]*[.AA18]" office:value-type="currency" office:currency="BRL" office:value="11813052495.5722" calcext:value-type="currency">
            <text:p>R$ 11.813.052.495,57</text:p>
          </table:table-cell>
          <table:table-cell table:style-name="ce413" table:formula="of:=IF([.AB18]=0;&quot;Estável&quot;;IF([.AB18]&gt;0;&quot;SUBIU&quot;;&quot;desceu&quot;))" office:value-type="string" office:string-value="SUBIU" calcext:value-type="string">
            <text:p>SUBIU</text:p>
          </table:table-cell>
          <table:table-cell table:style-name="ce417" office:value-type="float" office:value="12.45" calcext:value-type="float">
            <text:p>12,45</text:p>
          </table:table-cell>
          <table:table-cell table:style-name="ce417" table:formula="of:=[.AD18]/100" office:value-type="float" office:value="0.1245" calcext:value-type="float">
            <text:p>0,1245</text:p>
          </table:table-cell>
          <table:table-cell table:style-name="ce420" table:formula="of:=[.G18]/([.AE18]+1)" office:value-type="float" office:value="16.1493997332148" calcext:value-type="float">
            <text:p>16,149</text:p>
          </table:table-cell>
          <table:table-cell table:style-name="ce423" table:formula="of:=[.AF18]*[.H18]" office:value-type="currency" office:currency="BRL" office:value="9703616354.07737" calcext:value-type="currency">
            <text:p>R$ 9.703.616.354,08</text:p>
          </table:table-cell>
          <table:table-cell table:style-name="ce426" table:formula="of:=IF([.AG18]=0;&quot;Estável&quot;;IF([.AG18]&gt;0;&quot;SUBIU&quot;;&quot;desceu&quot;))" office:value-type="string" office:string-value="SUBIU" calcext:value-type="string">
            <text:p>SUBIU</text:p>
          </table:table-cell>
          <table:table-cell table:style-name="ce347" table:formula="of:=[.B18]" office:value-type="string" office:string-value="Siderúrgica Nacional" calcext:value-type="string">
            <text:p>Siderúrgica Nacional</text:p>
          </table:table-cell>
          <table:table-cell table:number-columns-repeated="29"/>
        </table:table-row>
        <table:table-row table:style-name="ro2">
          <table:table-cell table:style-name="ce343" office:value-type="string" calcext:value-type="string">
            <text:p>YDUQ3</text:p>
          </table:table-cell>
          <table:table-cell table:style-name="ce347" table:formula="of:=VLOOKUP([.A19];[$Ticker.A$1:$Ticker.B$1048576];2;0)" office:value-type="string" office:string-value="YDUQS" calcext:value-type="string">
            <text:p>YDUQS</text:p>
          </table:table-cell>
          <table:table-cell table:style-name="ce347" table:formula="of:=VLOOKUP([.B19];[$'Chat-GPT - Aluno'.A$1:$'Chat-GPT - Aluno'.C$1048576];2;0)" office:value-type="string" office:string-value="Educação" calcext:value-type="string">
            <text:p>Educação</text:p>
          </table:table-cell>
          <table:table-cell table:style-name="ce347" table:formula="of:=VLOOKUP([.B19];[$'Chat-GPT - Aluno'.A$1:$'Chat-GPT - Aluno'.C$1048576];3;0)" office:value-type="float" office:value="18" calcext:value-type="float">
            <text:p>18</text:p>
          </table:table-cell>
          <table:table-cell table:style-name="ce347" table:formula="of:=IF([.D19]&gt;100;&quot;Maior de 100&quot;;IF([.D19]&gt;50;&quot;Entre 50 e 100&quot;;IF([.D19]&lt;=50;&quot;50 ou menos&quot;;&quot;NOVINHO&quot;)))" office:value-type="string" office:string-value="50 ou menos" calcext:value-type="string">
            <text:p>50 ou menos</text:p>
          </table:table-cell>
          <table:table-cell table:style-name="ce351" office:value-type="date" office:date-value="2024-01-26" calcext:value-type="date">
            <text:p>01/26/24</text:p>
          </table:table-cell>
          <table:table-cell table:style-name="ce355" office:value-type="float" office:value="19.77" calcext:value-type="float">
            <text:p>19,77</text:p>
          </table:table-cell>
          <table:table-cell table:style-name="ce358" table:formula="of:=VLOOKUP([.A19];[$Total_de_acoes.A$1:$Total_de_acoes.B$1048576];2;0)" office:value-type="float" office:value="289347914" calcext:value-type="float">
            <text:p>289.347.914</text:p>
          </table:table-cell>
          <table:table-cell table:style-name="ce299" office:value-type="float" office:value="1.28" calcext:value-type="float">
            <text:p>1,28</text:p>
          </table:table-cell>
          <table:table-cell table:style-name="ce301" table:formula="of:=[.I19]/100" office:value-type="float" office:value="0.0128" calcext:value-type="float">
            <text:p>0,0128</text:p>
          </table:table-cell>
          <table:table-cell table:style-name="ce362" table:formula="of:=[.G19]/(1+[.J19])" office:value-type="float" office:value="19.5201421800948" calcext:value-type="float">
            <text:p>19,520</text:p>
          </table:table-cell>
          <table:table-cell table:style-name="ce365" table:formula="of:=([.G19]-[.K19])*[.H19]" office:value-type="currency" office:currency="BRL" office:value="72295838.986161" calcext:value-type="currency">
            <text:p>R$ 72.295.838,99</text:p>
          </table:table-cell>
          <table:table-cell table:style-name="ce368" table:formula="of:=IF([.L19]=0;&quot;Estável&quot;;IF([.L19]&gt;0;&quot;SUBIU&quot;;&quot;desceu&quot;))" office:value-type="string" office:string-value="SUBIU" calcext:value-type="string">
            <text:p>SUBIU</text:p>
          </table:table-cell>
          <table:table-cell table:style-name="ce371" office:value-type="float" office:value="-5.9" calcext:value-type="float">
            <text:p>-5,9</text:p>
          </table:table-cell>
          <table:table-cell table:style-name="ce375" table:formula="of:=[.N19]/100" office:value-type="float" office:value="-0.059" calcext:value-type="float">
            <text:p>-0,059</text:p>
          </table:table-cell>
          <table:table-cell table:style-name="ce375" table:formula="of:=[.G19]/([.O19]+1)" office:value-type="float" office:value="21.009564293305" calcext:value-type="float">
            <text:p>21,010</text:p>
          </table:table-cell>
          <table:table-cell table:style-name="ce379" table:formula="of:=VLOOKUP([.A19];[$Total_de_acoes.A$1:$Total_de_acoes.B$1048576];2;0)" office:value-type="float" office:value="289347914" calcext:value-type="float">
            <text:p>289.347.914</text:p>
          </table:table-cell>
          <table:table-cell table:style-name="ce383" table:formula="of:=([.G19]-[.P19])*[.Q19]" office:value-type="currency" office:currency="BRL" office:value="-358665342.536684" calcext:value-type="currency">
            <text:p>-R$ 358.665.342,54</text:p>
          </table:table-cell>
          <table:table-cell table:style-name="ce387" table:formula="of:=IF([.R19]=0;&quot;Estável&quot;;IF([.R19]&gt;0;&quot;SUBIU&quot;;&quot;desceu&quot;))" office:value-type="string" office:string-value="desceu" calcext:value-type="string">
            <text:p>desceu</text:p>
          </table:table-cell>
          <table:table-cell table:style-name="ce372" office:value-type="float" office:value="-11.82" calcext:value-type="float">
            <text:p>-11,82</text:p>
          </table:table-cell>
          <table:table-cell table:style-name="ce372" table:formula="of:=[.T19]/100" office:value-type="float" office:value="-0.1182" calcext:value-type="float">
            <text:p>-0,1182</text:p>
          </table:table-cell>
          <table:table-cell table:style-name="ce376" table:formula="of:=[.G19]/([.U19]+1)" office:value-type="float" office:value="22.420049897936" calcext:value-type="float">
            <text:p>22,420</text:p>
          </table:table-cell>
          <table:table-cell table:style-name="ce384" table:formula="of:=[.V19]*[.H19]" office:value-type="currency" office:currency="BRL" office:value="6487194669.74371" calcext:value-type="currency">
            <text:p>R$ 6.487.194.669,74</text:p>
          </table:table-cell>
          <table:table-cell table:style-name="ce388" table:formula="of:=IF([.W19]=0;&quot;Estável&quot;;IF([.W19]&gt;0;&quot;SUBIU&quot;;&quot;desceu&quot;))" office:value-type="string" office:string-value="SUBIU" calcext:value-type="string">
            <text:p>SUBIU</text:p>
          </table:table-cell>
          <table:table-cell table:style-name="ce403" office:value-type="float" office:value="-11.82" calcext:value-type="float">
            <text:p>-11,82</text:p>
          </table:table-cell>
          <table:table-cell table:style-name="ce403" table:formula="of:=[.Y19]/100" office:value-type="float" office:value="-0.1182" calcext:value-type="float">
            <text:p>-0,1182</text:p>
          </table:table-cell>
          <table:table-cell table:style-name="ce406" table:formula="of:=[.G19]/([.Z19]+1)" office:value-type="float" office:value="22.420049897936" calcext:value-type="float">
            <text:p>22,420</text:p>
          </table:table-cell>
          <table:table-cell table:style-name="ce409" table:formula="of:=[.H19]*[.AA19]" office:value-type="currency" office:currency="BRL" office:value="6487194669.74371" calcext:value-type="currency">
            <text:p>R$ 6.487.194.669,74</text:p>
          </table:table-cell>
          <table:table-cell table:style-name="ce412" table:formula="of:=IF([.AB19]=0;&quot;Estável&quot;;IF([.AB19]&gt;0;&quot;SUBIU&quot;;&quot;desceu&quot;))" office:value-type="string" office:string-value="SUBIU" calcext:value-type="string">
            <text:p>SUBIU</text:p>
          </table:table-cell>
          <table:table-cell table:style-name="ce416" office:value-type="float" office:value="108.45" calcext:value-type="float">
            <text:p>108,45</text:p>
          </table:table-cell>
          <table:table-cell table:style-name="ce416" table:formula="of:=[.AD19]/100" office:value-type="float" office:value="1.0845" calcext:value-type="float">
            <text:p>1,0845</text:p>
          </table:table-cell>
          <table:table-cell table:style-name="ce419" table:formula="of:=[.G19]/([.AE19]+1)" office:value-type="float" office:value="9.48428879827297" calcext:value-type="float">
            <text:p>9,484</text:p>
          </table:table-cell>
          <table:table-cell table:style-name="ce422" table:formula="of:=[.AF19]*[.H19]" office:value-type="currency" office:currency="BRL" office:value="2744259179.55385" calcext:value-type="currency">
            <text:p>R$ 2.744.259.179,55</text:p>
          </table:table-cell>
          <table:table-cell table:style-name="ce425" table:formula="of:=IF([.AG19]=0;&quot;Estável&quot;;IF([.AG19]&gt;0;&quot;SUBIU&quot;;&quot;desceu&quot;))" office:value-type="string" office:string-value="SUBIU" calcext:value-type="string">
            <text:p>SUBIU</text:p>
          </table:table-cell>
          <table:table-cell table:style-name="ce347" table:formula="of:=[.B19]" office:value-type="string" office:string-value="YDUQS" calcext:value-type="string">
            <text:p>YDUQS</text:p>
          </table:table-cell>
          <table:table-cell table:number-columns-repeated="29"/>
        </table:table-row>
        <table:table-row table:style-name="ro2">
          <table:table-cell table:style-name="ce344" office:value-type="string" calcext:value-type="string">
            <text:p>UGPA3</text:p>
          </table:table-cell>
          <table:table-cell table:style-name="ce348" table:formula="of:=VLOOKUP([.A20];[$Ticker.A$1:$Ticker.B$1048576];2;0)" office:value-type="string" office:string-value="Ultrapar" calcext:value-type="string">
            <text:p>Ultrapar</text:p>
          </table:table-cell>
          <table:table-cell table:style-name="ce348" table:formula="of:=VLOOKUP([.B20];[$'Chat-GPT - Aluno'.A$1:$'Chat-GPT - Aluno'.C$1048576];2;0)" office:value-type="string" office:string-value="Energia" calcext:value-type="string">
            <text:p>Energia</text:p>
          </table:table-cell>
          <table:table-cell table:style-name="ce348" table:formula="of:=VLOOKUP([.B20];[$'Chat-GPT - Aluno'.A$1:$'Chat-GPT - Aluno'.C$1048576];3;0)" office:value-type="float" office:value="86" calcext:value-type="float">
            <text:p>86</text:p>
          </table:table-cell>
          <table:table-cell table:style-name="ce347" table:formula="of:=IF([.D20]&gt;100;&quot;Maior de 100&quot;;IF([.D20]&gt;50;&quot;Entre 50 e 100&quot;;IF([.D20]&lt;=50;&quot;50 ou menos&quot;;&quot;NOVINHO&quot;)))" office:value-type="string" office:string-value="Entre 50 e 100" calcext:value-type="string">
            <text:p>Entre 50 e 100</text:p>
          </table:table-cell>
          <table:table-cell table:style-name="ce352" office:value-type="date" office:date-value="2024-01-26" calcext:value-type="date">
            <text:p>01/26/24</text:p>
          </table:table-cell>
          <table:table-cell table:style-name="ce356" office:value-type="float" office:value="28.31" calcext:value-type="float">
            <text:p>28,31</text:p>
          </table:table-cell>
          <table:table-cell table:style-name="ce359" table:formula="of:=VLOOKUP([.A20];[$Total_de_acoes.A$1:$Total_de_acoes.B$1048576];2;0)" office:value-type="float" office:value="1086411192" calcext:value-type="float">
            <text:p>1.086.411.192</text:p>
          </table:table-cell>
          <table:table-cell table:style-name="ce300" office:value-type="float" office:value="1.28" calcext:value-type="float">
            <text:p>1,28</text:p>
          </table:table-cell>
          <table:table-cell table:style-name="ce302" table:formula="of:=[.I20]/100" office:value-type="float" office:value="0.0128" calcext:value-type="float">
            <text:p>0,0128</text:p>
          </table:table-cell>
          <table:table-cell table:style-name="ce363" table:formula="of:=[.G20]/(1+[.J20])" office:value-type="float" office:value="27.9522116903633" calcext:value-type="float">
            <text:p>27,952</text:p>
          </table:table-cell>
          <table:table-cell table:style-name="ce366" table:formula="of:=([.G20]-[.K20])*[.H20]" office:value-type="currency" office:currency="BRL" office:value="388705223.956018" calcext:value-type="currency">
            <text:p>R$ 388.705.223,96</text:p>
          </table:table-cell>
          <table:table-cell table:style-name="ce368" table:formula="of:=IF([.L20]=0;&quot;Estável&quot;;IF([.L20]&gt;0;&quot;SUBIU&quot;;&quot;desceu&quot;))" office:value-type="string" office:string-value="SUBIU" calcext:value-type="string">
            <text:p>SUBIU</text:p>
          </table:table-cell>
          <table:table-cell table:style-name="ce372" office:value-type="float" office:value="2.35" calcext:value-type="float">
            <text:p>2,35</text:p>
          </table:table-cell>
          <table:table-cell table:style-name="ce376" table:formula="of:=[.N20]/100" office:value-type="float" office:value="0.0235" calcext:value-type="float">
            <text:p>0,024</text:p>
          </table:table-cell>
          <table:table-cell table:style-name="ce376" table:formula="of:=[.G20]/([.O20]+1)" office:value-type="float" office:value="27.6599902296043" calcext:value-type="float">
            <text:p>27,660</text:p>
          </table:table-cell>
          <table:table-cell table:style-name="ce380" table:formula="of:=VLOOKUP([.A20];[$Total_de_acoes.A$1:$Total_de_acoes.B$1048576];2;0)" office:value-type="float" office:value="1086411192" calcext:value-type="float">
            <text:p>1.086.411.192</text:p>
          </table:table-cell>
          <table:table-cell table:style-name="ce384" table:formula="of:=([.G20]-[.P20])*[.Q20]" office:value-type="currency" office:currency="BRL" office:value="706177889.467241" calcext:value-type="currency">
            <text:p>R$ 706.177.889,47</text:p>
          </table:table-cell>
          <table:table-cell table:style-name="ce388" table:formula="of:=IF([.R20]=0;&quot;Estável&quot;;IF([.R20]&gt;0;&quot;SUBIU&quot;;&quot;desceu&quot;))" office:value-type="string" office:string-value="SUBIU" calcext:value-type="string">
            <text:p>SUBIU</text:p>
          </table:table-cell>
          <table:table-cell table:style-name="ce391" office:value-type="float" office:value="6.79" calcext:value-type="float">
            <text:p>6,79</text:p>
          </table:table-cell>
          <table:table-cell table:style-name="ce391" table:formula="of:=[.T20]/100" office:value-type="float" office:value="0.0679" calcext:value-type="float">
            <text:p>0,0679</text:p>
          </table:table-cell>
          <table:table-cell table:style-name="ce393" table:formula="of:=[.G20]/([.U20]+1)" office:value-type="float" office:value="26.5099728438992" calcext:value-type="float">
            <text:p>26,510</text:p>
          </table:table-cell>
          <table:table-cell table:style-name="ce396" table:formula="of:=[.V20]*[.H20]" office:value-type="currency" office:currency="BRL" office:value="28800731197.2282" calcext:value-type="currency">
            <text:p>R$ 28.800.731.197,23</text:p>
          </table:table-cell>
          <table:table-cell table:style-name="ce399" table:formula="of:=IF([.W20]=0;&quot;Estável&quot;;IF([.W20]&gt;0;&quot;SUBIU&quot;;&quot;desceu&quot;))" office:value-type="string" office:string-value="SUBIU" calcext:value-type="string">
            <text:p>SUBIU</text:p>
          </table:table-cell>
          <table:table-cell table:style-name="ce404" office:value-type="float" office:value="6.79" calcext:value-type="float">
            <text:p>6,79</text:p>
          </table:table-cell>
          <table:table-cell table:style-name="ce404" table:formula="of:=[.Y20]/100" office:value-type="float" office:value="0.0679" calcext:value-type="float">
            <text:p>0,0679</text:p>
          </table:table-cell>
          <table:table-cell table:style-name="ce407" table:formula="of:=[.G20]/([.Z20]+1)" office:value-type="float" office:value="26.5099728438992" calcext:value-type="float">
            <text:p>26,510</text:p>
          </table:table-cell>
          <table:table-cell table:style-name="ce410" table:formula="of:=[.H20]*[.AA20]" office:value-type="currency" office:currency="BRL" office:value="28800731197.2282" calcext:value-type="currency">
            <text:p>R$ 28.800.731.197,23</text:p>
          </table:table-cell>
          <table:table-cell table:style-name="ce413" table:formula="of:=IF([.AB20]=0;&quot;Estável&quot;;IF([.AB20]&gt;0;&quot;SUBIU&quot;;&quot;desceu&quot;))" office:value-type="string" office:string-value="SUBIU" calcext:value-type="string">
            <text:p>SUBIU</text:p>
          </table:table-cell>
          <table:table-cell table:style-name="ce417" office:value-type="float" office:value="119.82" calcext:value-type="float">
            <text:p>119,82</text:p>
          </table:table-cell>
          <table:table-cell table:style-name="ce417" table:formula="of:=[.AD20]/100" office:value-type="float" office:value="1.1982" calcext:value-type="float">
            <text:p>1,1982</text:p>
          </table:table-cell>
          <table:table-cell table:style-name="ce420" table:formula="of:=[.G20]/([.AE20]+1)" office:value-type="float" office:value="12.8787189518697" calcext:value-type="float">
            <text:p>12,879</text:p>
          </table:table-cell>
          <table:table-cell table:style-name="ce423" table:formula="of:=[.AF20]*[.H20]" office:value-type="currency" office:currency="BRL" office:value="13991584407.9338" calcext:value-type="currency">
            <text:p>R$ 13.991.584.407,93</text:p>
          </table:table-cell>
          <table:table-cell table:style-name="ce426" table:formula="of:=IF([.AG20]=0;&quot;Estável&quot;;IF([.AG20]&gt;0;&quot;SUBIU&quot;;&quot;desceu&quot;))" office:value-type="string" office:string-value="SUBIU" calcext:value-type="string">
            <text:p>SUBIU</text:p>
          </table:table-cell>
          <table:table-cell table:style-name="ce347" table:formula="of:=[.B20]" office:value-type="string" office:string-value="Ultrapar" calcext:value-type="string">
            <text:p>Ultrapar</text:p>
          </table:table-cell>
          <table:table-cell table:number-columns-repeated="29"/>
        </table:table-row>
        <table:table-row table:style-name="ro2">
          <table:table-cell table:style-name="ce343" office:value-type="string" calcext:value-type="string">
            <text:p>MRVE3</text:p>
          </table:table-cell>
          <table:table-cell table:style-name="ce347" table:formula="of:=VLOOKUP([.A21];[$Ticker.A$1:$Ticker.B$1048576];2;0)" office:value-type="string" office:string-value="MRV" calcext:value-type="string">
            <text:p>MRV</text:p>
          </table:table-cell>
          <table:table-cell table:style-name="ce347" table:formula="of:=VLOOKUP([.B21];[$'Chat-GPT - Aluno'.A$1:$'Chat-GPT - Aluno'.C$1048576];2;0)" office:value-type="string" office:string-value="Construção Civil" calcext:value-type="string">
            <text:p>Construção Civil</text:p>
          </table:table-cell>
          <table:table-cell table:style-name="ce347" table:formula="of:=VLOOKUP([.B21];[$'Chat-GPT - Aluno'.A$1:$'Chat-GPT - Aluno'.C$1048576];3;0)" office:value-type="float" office:value="42" calcext:value-type="float">
            <text:p>42</text:p>
          </table:table-cell>
          <table:table-cell table:style-name="ce347" table:formula="of:=IF([.D21]&gt;100;&quot;Maior de 100&quot;;IF([.D21]&gt;50;&quot;Entre 50 e 100&quot;;IF([.D21]&lt;=50;&quot;50 ou menos&quot;;&quot;NOVINHO&quot;)))" office:value-type="string" office:string-value="50 ou menos" calcext:value-type="string">
            <text:p>50 ou menos</text:p>
          </table:table-cell>
          <table:table-cell table:style-name="ce351" office:value-type="date" office:date-value="2024-01-26" calcext:value-type="date">
            <text:p>01/26/24</text:p>
          </table:table-cell>
          <table:table-cell table:style-name="ce355" office:value-type="float" office:value="8.08" calcext:value-type="float">
            <text:p>8,08</text:p>
          </table:table-cell>
          <table:table-cell table:style-name="ce358" table:formula="of:=VLOOKUP([.A21];[$Total_de_acoes.A$1:$Total_de_acoes.B$1048576];2;0)" office:value-type="float" office:value="376187582" calcext:value-type="float">
            <text:p>376.187.582</text:p>
          </table:table-cell>
          <table:table-cell table:style-name="ce299" office:value-type="float" office:value="1.25" calcext:value-type="float">
            <text:p>1,25</text:p>
          </table:table-cell>
          <table:table-cell table:style-name="ce301" table:formula="of:=[.I21]/100" office:value-type="float" office:value="0.0125" calcext:value-type="float">
            <text:p>0,0125</text:p>
          </table:table-cell>
          <table:table-cell table:style-name="ce362" table:formula="of:=[.G21]/(1+[.J21])" office:value-type="float" office:value="7.98024691358025" calcext:value-type="float">
            <text:p>7,980</text:p>
          </table:table-cell>
          <table:table-cell table:style-name="ce365" table:formula="of:=([.G21]-[.K21])*[.H21]" office:value-type="currency" office:currency="BRL" office:value="37525872.3772839" calcext:value-type="currency">
            <text:p>R$ 37.525.872,38</text:p>
          </table:table-cell>
          <table:table-cell table:style-name="ce368" table:formula="of:=IF([.L21]=0;&quot;Estável&quot;;IF([.L21]&gt;0;&quot;SUBIU&quot;;&quot;desceu&quot;))" office:value-type="string" office:string-value="SUBIU" calcext:value-type="string">
            <text:p>SUBIU</text:p>
          </table:table-cell>
          <table:table-cell table:style-name="ce371" office:value-type="float" office:value="1.38" calcext:value-type="float">
            <text:p>1,38</text:p>
          </table:table-cell>
          <table:table-cell table:style-name="ce375" table:formula="of:=[.N21]/100" office:value-type="float" office:value="0.0138" calcext:value-type="float">
            <text:p>0,014</text:p>
          </table:table-cell>
          <table:table-cell table:style-name="ce375" table:formula="of:=[.G21]/([.O21]+1)" office:value-type="float" office:value="7.97001380942987" calcext:value-type="float">
            <text:p>7,970</text:p>
          </table:table-cell>
          <table:table-cell table:style-name="ce379" table:formula="of:=VLOOKUP([.A21];[$Total_de_acoes.A$1:$Total_de_acoes.B$1048576];2;0)" office:value-type="float" office:value="376187582" calcext:value-type="float">
            <text:p>376.187.582</text:p>
          </table:table-cell>
          <table:table-cell table:style-name="ce383" table:formula="of:=([.G21]-[.P21])*[.Q21]" office:value-type="currency" office:currency="BRL" office:value="41375439.0839693" calcext:value-type="currency">
            <text:p>R$ 41.375.439,08</text:p>
          </table:table-cell>
          <table:table-cell table:style-name="ce387" table:formula="of:=IF([.R21]=0;&quot;Estável&quot;;IF([.R21]&gt;0;&quot;SUBIU&quot;;&quot;desceu&quot;))" office:value-type="string" office:string-value="SUBIU" calcext:value-type="string">
            <text:p>SUBIU</text:p>
          </table:table-cell>
          <table:table-cell table:style-name="ce372" office:value-type="float" office:value="-28.05" calcext:value-type="float">
            <text:p>-28,05</text:p>
          </table:table-cell>
          <table:table-cell table:style-name="ce372" table:formula="of:=[.T21]/100" office:value-type="float" office:value="-0.2805" calcext:value-type="float">
            <text:p>-0,2805</text:p>
          </table:table-cell>
          <table:table-cell table:style-name="ce376" table:formula="of:=[.G21]/([.U21]+1)" office:value-type="float" office:value="11.230020847811" calcext:value-type="float">
            <text:p>11,230</text:p>
          </table:table-cell>
          <table:table-cell table:style-name="ce384" table:formula="of:=[.V21]*[.H21]" office:value-type="currency" office:currency="BRL" office:value="4224594388.5476" calcext:value-type="currency">
            <text:p>R$ 4.224.594.388,55</text:p>
          </table:table-cell>
          <table:table-cell table:style-name="ce388" table:formula="of:=IF([.W21]=0;&quot;Estável&quot;;IF([.W21]&gt;0;&quot;SUBIU&quot;;&quot;desceu&quot;))" office:value-type="string" office:string-value="SUBIU" calcext:value-type="string">
            <text:p>SUBIU</text:p>
          </table:table-cell>
          <table:table-cell table:style-name="ce403" office:value-type="float" office:value="-28.05" calcext:value-type="float">
            <text:p>-28,05</text:p>
          </table:table-cell>
          <table:table-cell table:style-name="ce403" table:formula="of:=[.Y21]/100" office:value-type="float" office:value="-0.2805" calcext:value-type="float">
            <text:p>-0,2805</text:p>
          </table:table-cell>
          <table:table-cell table:style-name="ce406" table:formula="of:=[.G21]/([.Z21]+1)" office:value-type="float" office:value="11.230020847811" calcext:value-type="float">
            <text:p>11,230</text:p>
          </table:table-cell>
          <table:table-cell table:style-name="ce409" table:formula="of:=[.H21]*[.AA21]" office:value-type="currency" office:currency="BRL" office:value="4224594388.5476" calcext:value-type="currency">
            <text:p>R$ 4.224.594.388,55</text:p>
          </table:table-cell>
          <table:table-cell table:style-name="ce412" table:formula="of:=IF([.AB21]=0;&quot;Estável&quot;;IF([.AB21]&gt;0;&quot;SUBIU&quot;;&quot;desceu&quot;))" office:value-type="string" office:string-value="SUBIU" calcext:value-type="string">
            <text:p>SUBIU</text:p>
          </table:table-cell>
          <table:table-cell table:style-name="ce416" office:value-type="float" office:value="14.12" calcext:value-type="float">
            <text:p>14,12</text:p>
          </table:table-cell>
          <table:table-cell table:style-name="ce416" table:formula="of:=[.AD21]/100" office:value-type="float" office:value="0.1412" calcext:value-type="float">
            <text:p>0,1412</text:p>
          </table:table-cell>
          <table:table-cell table:style-name="ce419" table:formula="of:=[.G21]/([.AE21]+1)" office:value-type="float" office:value="7.08026638626008" calcext:value-type="float">
            <text:p>7,080</text:p>
          </table:table-cell>
          <table:table-cell table:style-name="ce422" table:formula="of:=[.AF21]*[.H21]" office:value-type="currency" office:currency="BRL" office:value="2663508291.76306" calcext:value-type="currency">
            <text:p>R$ 2.663.508.291,76</text:p>
          </table:table-cell>
          <table:table-cell table:style-name="ce425" table:formula="of:=IF([.AG21]=0;&quot;Estável&quot;;IF([.AG21]&gt;0;&quot;SUBIU&quot;;&quot;desceu&quot;))" office:value-type="string" office:string-value="SUBIU" calcext:value-type="string">
            <text:p>SUBIU</text:p>
          </table:table-cell>
          <table:table-cell table:style-name="ce347" table:formula="of:=[.B21]" office:value-type="string" office:string-value="MRV" calcext:value-type="string">
            <text:p>MRV</text:p>
          </table:table-cell>
          <table:table-cell table:number-columns-repeated="29"/>
        </table:table-row>
        <table:table-row table:style-name="ro2">
          <table:table-cell table:style-name="ce344" office:value-type="string" calcext:value-type="string">
            <text:p>ARZZ3</text:p>
          </table:table-cell>
          <table:table-cell table:style-name="ce348" table:formula="of:=VLOOKUP([.A22];[$Ticker.A$1:$Ticker.B$1048576];2;0)" office:value-type="string" office:string-value="Arezzo" calcext:value-type="string">
            <text:p>Arezzo</text:p>
          </table:table-cell>
          <table:table-cell table:style-name="ce348" table:formula="of:=VLOOKUP([.B22];[$'Chat-GPT - Aluno'.A$1:$'Chat-GPT - Aluno'.C$1048576];2;0)" office:value-type="string" office:string-value="Moda" calcext:value-type="string">
            <text:p>Moda</text:p>
          </table:table-cell>
          <table:table-cell table:style-name="ce348" table:formula="of:=VLOOKUP([.B22];[$'Chat-GPT - Aluno'.A$1:$'Chat-GPT - Aluno'.C$1048576];3;0)" office:value-type="float" office:value="49" calcext:value-type="float">
            <text:p>49</text:p>
          </table:table-cell>
          <table:table-cell table:style-name="ce347" table:formula="of:=IF([.D22]&gt;100;&quot;Maior de 100&quot;;IF([.D22]&gt;50;&quot;Entre 50 e 100&quot;;IF([.D22]&lt;=50;&quot;50 ou menos&quot;;&quot;NOVINHO&quot;)))" office:value-type="string" office:string-value="50 ou menos" calcext:value-type="string">
            <text:p>50 ou menos</text:p>
          </table:table-cell>
          <table:table-cell table:style-name="ce352" office:value-type="date" office:date-value="2024-01-26" calcext:value-type="date">
            <text:p>01/26/24</text:p>
          </table:table-cell>
          <table:table-cell table:style-name="ce356" office:value-type="float" office:value="57.91" calcext:value-type="float">
            <text:p>57,91</text:p>
          </table:table-cell>
          <table:table-cell table:style-name="ce359" table:formula="of:=VLOOKUP([.A22];[$Total_de_acoes.A$1:$Total_de_acoes.B$1048576];2;0)" office:value-type="float" office:value="62305891" calcext:value-type="float">
            <text:p>62.305.891</text:p>
          </table:table-cell>
          <table:table-cell table:style-name="ce300" office:value-type="float" office:value="1.15" calcext:value-type="float">
            <text:p>1,15</text:p>
          </table:table-cell>
          <table:table-cell table:style-name="ce302" table:formula="of:=[.I22]/100" office:value-type="float" office:value="0.0115" calcext:value-type="float">
            <text:p>0,0115</text:p>
          </table:table-cell>
          <table:table-cell table:style-name="ce363" table:formula="of:=[.G22]/(1+[.J22])" office:value-type="float" office:value="57.2516065249629" calcext:value-type="float">
            <text:p>57,252</text:p>
          </table:table-cell>
          <table:table-cell table:style-name="ce366" table:formula="of:=([.G22]-[.K22])*[.H22]" office:value-type="currency" office:currency="BRL" office:value="41021792.0907715" calcext:value-type="currency">
            <text:p>R$ 41.021.792,09</text:p>
          </table:table-cell>
          <table:table-cell table:style-name="ce368" table:formula="of:=IF([.L22]=0;&quot;Estável&quot;;IF([.L22]&gt;0;&quot;SUBIU&quot;;&quot;desceu&quot;))" office:value-type="string" office:string-value="SUBIU" calcext:value-type="string">
            <text:p>SUBIU</text:p>
          </table:table-cell>
          <table:table-cell table:style-name="ce372" office:value-type="float" office:value="-1.03" calcext:value-type="float">
            <text:p>-1,03</text:p>
          </table:table-cell>
          <table:table-cell table:style-name="ce376" table:formula="of:=[.N22]/100" office:value-type="float" office:value="-0.0103" calcext:value-type="float">
            <text:p>-0,010</text:p>
          </table:table-cell>
          <table:table-cell table:style-name="ce376" table:formula="of:=[.G22]/([.O22]+1)" office:value-type="float" office:value="58.5126806102859" calcext:value-type="float">
            <text:p>58,513</text:p>
          </table:table-cell>
          <table:table-cell table:style-name="ce380" table:formula="of:=VLOOKUP([.A22];[$Total_de_acoes.A$1:$Total_de_acoes.B$1048576];2;0)" office:value-type="float" office:value="62305891" calcext:value-type="float">
            <text:p>62.305.891</text:p>
          </table:table-cell>
          <table:table-cell table:style-name="ce384" table:formula="of:=([.G22]-[.P22])*[.Q22]" office:value-type="currency" office:currency="BRL" office:value="-37550552.4122895" calcext:value-type="currency">
            <text:p>-R$ 37.550.552,41</text:p>
          </table:table-cell>
          <table:table-cell table:style-name="ce388" table:formula="of:=IF([.R22]=0;&quot;Estável&quot;;IF([.R22]&gt;0;&quot;SUBIU&quot;;&quot;desceu&quot;))" office:value-type="string" office:string-value="desceu" calcext:value-type="string">
            <text:p>desceu</text:p>
          </table:table-cell>
          <table:table-cell table:style-name="ce391" office:value-type="float" office:value="-10.26" calcext:value-type="float">
            <text:p>-10,26</text:p>
          </table:table-cell>
          <table:table-cell table:style-name="ce391" table:formula="of:=[.T22]/100" office:value-type="float" office:value="-0.1026" calcext:value-type="float">
            <text:p>-0,1026</text:p>
          </table:table-cell>
          <table:table-cell table:style-name="ce393" table:formula="of:=[.G22]/([.U22]+1)" office:value-type="float" office:value="64.5308669489637" calcext:value-type="float">
            <text:p>64,531</text:p>
          </table:table-cell>
          <table:table-cell table:style-name="ce396" table:formula="of:=[.V22]*[.H22]" office:value-type="currency" office:currency="BRL" office:value="4020653162.25763" calcext:value-type="currency">
            <text:p>R$ 4.020.653.162,26</text:p>
          </table:table-cell>
          <table:table-cell table:style-name="ce399" table:formula="of:=IF([.W22]=0;&quot;Estável&quot;;IF([.W22]&gt;0;&quot;SUBIU&quot;;&quot;desceu&quot;))" office:value-type="string" office:string-value="SUBIU" calcext:value-type="string">
            <text:p>SUBIU</text:p>
          </table:table-cell>
          <table:table-cell table:style-name="ce404" office:value-type="float" office:value="-10.26" calcext:value-type="float">
            <text:p>-10,26</text:p>
          </table:table-cell>
          <table:table-cell table:style-name="ce404" table:formula="of:=[.Y22]/100" office:value-type="float" office:value="-0.1026" calcext:value-type="float">
            <text:p>-0,1026</text:p>
          </table:table-cell>
          <table:table-cell table:style-name="ce407" table:formula="of:=[.G22]/([.Z22]+1)" office:value-type="float" office:value="64.5308669489637" calcext:value-type="float">
            <text:p>64,531</text:p>
          </table:table-cell>
          <table:table-cell table:style-name="ce410" table:formula="of:=[.H22]*[.AA22]" office:value-type="currency" office:currency="BRL" office:value="4020653162.25763" calcext:value-type="currency">
            <text:p>R$ 4.020.653.162,26</text:p>
          </table:table-cell>
          <table:table-cell table:style-name="ce413" table:formula="of:=IF([.AB22]=0;&quot;Estável&quot;;IF([.AB22]&gt;0;&quot;SUBIU&quot;;&quot;desceu&quot;))" office:value-type="string" office:string-value="SUBIU" calcext:value-type="string">
            <text:p>SUBIU</text:p>
          </table:table-cell>
          <table:table-cell table:style-name="ce417" office:value-type="float" office:value="-28.97" calcext:value-type="float">
            <text:p>-28,97</text:p>
          </table:table-cell>
          <table:table-cell table:style-name="ce417" table:formula="of:=[.AD22]/100" office:value-type="float" office:value="-0.2897" calcext:value-type="float">
            <text:p>-0,2897</text:p>
          </table:table-cell>
          <table:table-cell table:style-name="ce420" table:formula="of:=[.G22]/([.AE22]+1)" office:value-type="float" office:value="81.5289314374208" calcext:value-type="float">
            <text:p>81,529</text:p>
          </table:table-cell>
          <table:table-cell table:style-name="ce423" table:formula="of:=[.AF22]*[.H22]" office:value-type="currency" office:currency="BRL" office:value="5079732715.48641" calcext:value-type="currency">
            <text:p>R$ 5.079.732.715,49</text:p>
          </table:table-cell>
          <table:table-cell table:style-name="ce426" table:formula="of:=IF([.AG22]=0;&quot;Estável&quot;;IF([.AG22]&gt;0;&quot;SUBIU&quot;;&quot;desceu&quot;))" office:value-type="string" office:string-value="SUBIU" calcext:value-type="string">
            <text:p>SUBIU</text:p>
          </table:table-cell>
          <table:table-cell table:style-name="ce347" table:formula="of:=[.B22]" office:value-type="string" office:string-value="Arezzo" calcext:value-type="string">
            <text:p>Arezzo</text:p>
          </table:table-cell>
          <table:table-cell table:number-columns-repeated="29"/>
        </table:table-row>
        <table:table-row table:style-name="ro2">
          <table:table-cell table:style-name="ce343" office:value-type="string" calcext:value-type="string">
            <text:p>BBDC4</text:p>
          </table:table-cell>
          <table:table-cell table:style-name="ce347" table:formula="of:=VLOOKUP([.A23];[$Ticker.A$1:$Ticker.B$1048576];2;0)" office:value-type="string" office:string-value="Banco Bradesco" calcext:value-type="string">
            <text:p>Banco Bradesco</text:p>
          </table:table-cell>
          <table:table-cell table:style-name="ce347" table:formula="of:=VLOOKUP([.B23];[$'Chat-GPT - Aluno'.A$1:$'Chat-GPT - Aluno'.C$1048576];2;0)" office:value-type="string" office:string-value="Finanças" calcext:value-type="string">
            <text:p>Finanças</text:p>
          </table:table-cell>
          <table:table-cell table:style-name="ce347" table:formula="of:=VLOOKUP([.B23];[$'Chat-GPT - Aluno'.A$1:$'Chat-GPT - Aluno'.C$1048576];3;0)" office:value-type="float" office:value="78" calcext:value-type="float">
            <text:p>78</text:p>
          </table:table-cell>
          <table:table-cell table:style-name="ce347" table:formula="of:=IF([.D23]&gt;100;&quot;Maior de 100&quot;;IF([.D23]&gt;50;&quot;Entre 50 e 100&quot;;IF([.D23]&lt;=50;&quot;50 ou menos&quot;;&quot;NOVINHO&quot;)))" office:value-type="string" office:string-value="Entre 50 e 100" calcext:value-type="string">
            <text:p>Entre 50 e 100</text:p>
          </table:table-cell>
          <table:table-cell table:style-name="ce351" office:value-type="date" office:date-value="2024-01-26" calcext:value-type="date">
            <text:p>01/26/24</text:p>
          </table:table-cell>
          <table:table-cell table:style-name="ce355" office:value-type="float" office:value="15.52" calcext:value-type="float">
            <text:p>15,52</text:p>
          </table:table-cell>
          <table:table-cell table:style-name="ce358" table:formula="of:=VLOOKUP([.A23];[$Total_de_acoes.A$1:$Total_de_acoes.B$1048576];2;0)" office:value-type="float" office:value="5146576868" calcext:value-type="float">
            <text:p>5.146.576.868</text:p>
          </table:table-cell>
          <table:table-cell table:style-name="ce299" office:value-type="float" office:value="1.04" calcext:value-type="float">
            <text:p>1,04</text:p>
          </table:table-cell>
          <table:table-cell table:style-name="ce301" table:formula="of:=[.I23]/100" office:value-type="float" office:value="0.0104" calcext:value-type="float">
            <text:p>0,0104</text:p>
          </table:table-cell>
          <table:table-cell table:style-name="ce362" table:formula="of:=[.G23]/(1+[.J23])" office:value-type="float" office:value="15.360253365004" calcext:value-type="float">
            <text:p>15,360</text:p>
          </table:table-cell>
          <table:table-cell table:style-name="ce365" table:formula="of:=([.G23]-[.K23])*[.H23]" office:value-type="currency" office:currency="BRL" office:value="822148336.411458" calcext:value-type="currency">
            <text:p>R$ 822.148.336,41</text:p>
          </table:table-cell>
          <table:table-cell table:style-name="ce368" table:formula="of:=IF([.L23]=0;&quot;Estável&quot;;IF([.L23]&gt;0;&quot;SUBIU&quot;;&quot;desceu&quot;))" office:value-type="string" office:string-value="SUBIU" calcext:value-type="string">
            <text:p>SUBIU</text:p>
          </table:table-cell>
          <table:table-cell table:style-name="ce371" office:value-type="float" office:value="-0.77" calcext:value-type="float">
            <text:p>-0,77</text:p>
          </table:table-cell>
          <table:table-cell table:style-name="ce375" table:formula="of:=[.N23]/100" office:value-type="float" office:value="-0.0077" calcext:value-type="float">
            <text:p>-0,008</text:p>
          </table:table-cell>
          <table:table-cell table:style-name="ce375" table:formula="of:=[.G23]/([.O23]+1)" office:value-type="float" office:value="15.640431321173" calcext:value-type="float">
            <text:p>15,640</text:p>
          </table:table-cell>
          <table:table-cell table:style-name="ce379" table:formula="of:=VLOOKUP([.A23];[$Total_de_acoes.A$1:$Total_de_acoes.B$1048576];2;0)" office:value-type="float" office:value="5146576868" calcext:value-type="float">
            <text:p>5.146.576.868</text:p>
          </table:table-cell>
          <table:table-cell table:style-name="ce383" table:formula="of:=([.G23]-[.P23])*[.Q23]" office:value-type="currency" office:currency="BRL" office:value="-619809051.73181" calcext:value-type="currency">
            <text:p>-R$ 619.809.051,73</text:p>
          </table:table-cell>
          <table:table-cell table:style-name="ce387" table:formula="of:=IF([.R23]=0;&quot;Estável&quot;;IF([.R23]&gt;0;&quot;SUBIU&quot;;&quot;desceu&quot;))" office:value-type="string" office:string-value="desceu" calcext:value-type="string">
            <text:p>desceu</text:p>
          </table:table-cell>
          <table:table-cell table:style-name="ce372" office:value-type="float" office:value="-9.08" calcext:value-type="float">
            <text:p>-9,08</text:p>
          </table:table-cell>
          <table:table-cell table:style-name="ce372" table:formula="of:=[.T23]/100" office:value-type="float" office:value="-0.0908" calcext:value-type="float">
            <text:p>-0,0908</text:p>
          </table:table-cell>
          <table:table-cell table:style-name="ce376" table:formula="of:=[.G23]/([.U23]+1)" office:value-type="float" office:value="17.0699516058073" calcext:value-type="float">
            <text:p>17,070</text:p>
          </table:table-cell>
          <table:table-cell table:style-name="ce384" table:formula="of:=[.V23]*[.H23]" office:value-type="currency" office:currency="BRL" office:value="87851818072.3273" calcext:value-type="currency">
            <text:p>R$ 87.851.818.072,33</text:p>
          </table:table-cell>
          <table:table-cell table:style-name="ce388" table:formula="of:=IF([.W23]=0;&quot;Estável&quot;;IF([.W23]&gt;0;&quot;SUBIU&quot;;&quot;desceu&quot;))" office:value-type="string" office:string-value="SUBIU" calcext:value-type="string">
            <text:p>SUBIU</text:p>
          </table:table-cell>
          <table:table-cell table:style-name="ce403" office:value-type="float" office:value="-9.08" calcext:value-type="float">
            <text:p>-9,08</text:p>
          </table:table-cell>
          <table:table-cell table:style-name="ce403" table:formula="of:=[.Y23]/100" office:value-type="float" office:value="-0.0908" calcext:value-type="float">
            <text:p>-0,0908</text:p>
          </table:table-cell>
          <table:table-cell table:style-name="ce406" table:formula="of:=[.G23]/([.Z23]+1)" office:value-type="float" office:value="17.0699516058073" calcext:value-type="float">
            <text:p>17,070</text:p>
          </table:table-cell>
          <table:table-cell table:style-name="ce409" table:formula="of:=[.H23]*[.AA23]" office:value-type="currency" office:currency="BRL" office:value="87851818072.3273" calcext:value-type="currency">
            <text:p>R$ 87.851.818.072,33</text:p>
          </table:table-cell>
          <table:table-cell table:style-name="ce412" table:formula="of:=IF([.AB23]=0;&quot;Estável&quot;;IF([.AB23]&gt;0;&quot;SUBIU&quot;;&quot;desceu&quot;))" office:value-type="string" office:string-value="SUBIU" calcext:value-type="string">
            <text:p>SUBIU</text:p>
          </table:table-cell>
          <table:table-cell table:style-name="ce416" office:value-type="float" office:value="16.11" calcext:value-type="float">
            <text:p>16,11</text:p>
          </table:table-cell>
          <table:table-cell table:style-name="ce416" table:formula="of:=[.AD23]/100" office:value-type="float" office:value="0.1611" calcext:value-type="float">
            <text:p>0,1611</text:p>
          </table:table-cell>
          <table:table-cell table:style-name="ce419" table:formula="of:=[.G23]/([.AE23]+1)" office:value-type="float" office:value="13.3666350874171" calcext:value-type="float">
            <text:p>13,367</text:p>
          </table:table-cell>
          <table:table-cell table:style-name="ce422" table:formula="of:=[.AF23]*[.H23]" office:value-type="currency" office:currency="BRL" office:value="68792414943.898" calcext:value-type="currency">
            <text:p>R$ 68.792.414.943,90</text:p>
          </table:table-cell>
          <table:table-cell table:style-name="ce425" table:formula="of:=IF([.AG23]=0;&quot;Estável&quot;;IF([.AG23]&gt;0;&quot;SUBIU&quot;;&quot;desceu&quot;))" office:value-type="string" office:string-value="SUBIU" calcext:value-type="string">
            <text:p>SUBIU</text:p>
          </table:table-cell>
          <table:table-cell table:style-name="ce347" table:formula="of:=[.B23]" office:value-type="string" office:string-value="Banco Bradesco" calcext:value-type="string">
            <text:p>Banco Bradesco</text:p>
          </table:table-cell>
          <table:table-cell table:number-columns-repeated="29"/>
        </table:table-row>
        <table:table-row table:style-name="ro2">
          <table:table-cell table:style-name="ce344" office:value-type="string" calcext:value-type="string">
            <text:p>BEEF3</text:p>
          </table:table-cell>
          <table:table-cell table:style-name="ce348" table:formula="of:=VLOOKUP([.A24];[$Ticker.A$1:$Ticker.B$1048576];2;0)" office:value-type="string" office:string-value="Minerva" calcext:value-type="string">
            <text:p>Minerva</text:p>
          </table:table-cell>
          <table:table-cell table:style-name="ce348" table:formula="of:=VLOOKUP([.B24];[$'Chat-GPT - Aluno'.A$1:$'Chat-GPT - Aluno'.C$1048576];2;0)" office:value-type="string" office:string-value="Alimentos" calcext:value-type="string">
            <text:p>Alimentos</text:p>
          </table:table-cell>
          <table:table-cell table:style-name="ce348" table:formula="of:=VLOOKUP([.B24];[$'Chat-GPT - Aluno'.A$1:$'Chat-GPT - Aluno'.C$1048576];3;0)" office:value-type="float" office:value="31" calcext:value-type="float">
            <text:p>31</text:p>
          </table:table-cell>
          <table:table-cell table:style-name="ce347" table:formula="of:=IF([.D24]&gt;100;&quot;Maior de 100&quot;;IF([.D24]&gt;50;&quot;Entre 50 e 100&quot;;IF([.D24]&lt;=50;&quot;50 ou menos&quot;;&quot;NOVINHO&quot;)))" office:value-type="string" office:string-value="50 ou menos" calcext:value-type="string">
            <text:p>50 ou menos</text:p>
          </table:table-cell>
          <table:table-cell table:style-name="ce352" office:value-type="date" office:date-value="2024-01-26" calcext:value-type="date">
            <text:p>01/26/24</text:p>
          </table:table-cell>
          <table:table-cell table:style-name="ce356" office:value-type="float" office:value="7.19" calcext:value-type="float">
            <text:p>7,19</text:p>
          </table:table-cell>
          <table:table-cell table:style-name="ce359" table:formula="of:=VLOOKUP([.A24];[$Total_de_acoes.A$1:$Total_de_acoes.B$1048576];2;0)" office:value-type="float" office:value="261036182" calcext:value-type="float">
            <text:p>261.036.182</text:p>
          </table:table-cell>
          <table:table-cell table:style-name="ce300" office:value-type="float" office:value="0.98" calcext:value-type="float">
            <text:p>0,98</text:p>
          </table:table-cell>
          <table:table-cell table:style-name="ce302" table:formula="of:=[.I24]/100" office:value-type="float" office:value="0.0098" calcext:value-type="float">
            <text:p>0,0098</text:p>
          </table:table-cell>
          <table:table-cell table:style-name="ce363" table:formula="of:=[.G24]/(1+[.J24])" office:value-type="float" office:value="7.12022182610418" calcext:value-type="float">
            <text:p>7,120</text:p>
          </table:table-cell>
          <table:table-cell table:style-name="ce366" table:formula="of:=([.G24]-[.K24])*[.H24]" office:value-type="currency" office:currency="BRL" office:value="18214628.1006971" calcext:value-type="currency">
            <text:p>R$ 18.214.628,10</text:p>
          </table:table-cell>
          <table:table-cell table:style-name="ce368" table:formula="of:=IF([.L24]=0;&quot;Estável&quot;;IF([.L24]&gt;0;&quot;SUBIU&quot;;&quot;desceu&quot;))" office:value-type="string" office:string-value="SUBIU" calcext:value-type="string">
            <text:p>SUBIU</text:p>
          </table:table-cell>
          <table:table-cell table:style-name="ce372" office:value-type="float" office:value="6.05" calcext:value-type="float">
            <text:p>6,05</text:p>
          </table:table-cell>
          <table:table-cell table:style-name="ce376" table:formula="of:=[.N24]/100" office:value-type="float" office:value="0.0605" calcext:value-type="float">
            <text:p>0,061</text:p>
          </table:table-cell>
          <table:table-cell table:style-name="ce376" table:formula="of:=[.G24]/([.O24]+1)" office:value-type="float" office:value="6.77982083922678" calcext:value-type="float">
            <text:p>6,780</text:p>
          </table:table-cell>
          <table:table-cell table:style-name="ce380" table:formula="of:=VLOOKUP([.A24];[$Total_de_acoes.A$1:$Total_de_acoes.B$1048576];2;0)" office:value-type="float" office:value="261036182" calcext:value-type="float">
            <text:p>261.036.182</text:p>
          </table:table-cell>
          <table:table-cell table:style-name="ce384" table:formula="of:=([.G24]-[.P24])*[.Q24]" office:value-type="currency" office:currency="BRL" office:value="107071602.064206" calcext:value-type="currency">
            <text:p>R$ 107.071.602,06</text:p>
          </table:table-cell>
          <table:table-cell table:style-name="ce388" table:formula="of:=IF([.R24]=0;&quot;Estável&quot;;IF([.R24]&gt;0;&quot;SUBIU&quot;;&quot;desceu&quot;))" office:value-type="string" office:string-value="SUBIU" calcext:value-type="string">
            <text:p>SUBIU</text:p>
          </table:table-cell>
          <table:table-cell table:style-name="ce391" office:value-type="float" office:value="-3.75" calcext:value-type="float">
            <text:p>-3,75</text:p>
          </table:table-cell>
          <table:table-cell table:style-name="ce391" table:formula="of:=[.T24]/100" office:value-type="float" office:value="-0.0375" calcext:value-type="float">
            <text:p>-0,0375</text:p>
          </table:table-cell>
          <table:table-cell table:style-name="ce393" table:formula="of:=[.G24]/([.U24]+1)" office:value-type="float" office:value="7.47012987012987" calcext:value-type="float">
            <text:p>7,470</text:p>
          </table:table-cell>
          <table:table-cell table:style-name="ce396" table:formula="of:=[.V24]*[.H24]" office:value-type="currency" office:currency="BRL" office:value="1949974180.34286" calcext:value-type="currency">
            <text:p>R$ 1.949.974.180,34</text:p>
          </table:table-cell>
          <table:table-cell table:style-name="ce399" table:formula="of:=IF([.W24]=0;&quot;Estável&quot;;IF([.W24]&gt;0;&quot;SUBIU&quot;;&quot;desceu&quot;))" office:value-type="string" office:string-value="SUBIU" calcext:value-type="string">
            <text:p>SUBIU</text:p>
          </table:table-cell>
          <table:table-cell table:style-name="ce404" office:value-type="float" office:value="-3.75" calcext:value-type="float">
            <text:p>-3,75</text:p>
          </table:table-cell>
          <table:table-cell table:style-name="ce404" table:formula="of:=[.Y24]/100" office:value-type="float" office:value="-0.0375" calcext:value-type="float">
            <text:p>-0,0375</text:p>
          </table:table-cell>
          <table:table-cell table:style-name="ce407" table:formula="of:=[.G24]/([.Z24]+1)" office:value-type="float" office:value="7.47012987012987" calcext:value-type="float">
            <text:p>7,470</text:p>
          </table:table-cell>
          <table:table-cell table:style-name="ce410" table:formula="of:=[.H24]*[.AA24]" office:value-type="currency" office:currency="BRL" office:value="1949974180.34286" calcext:value-type="currency">
            <text:p>R$ 1.949.974.180,34</text:p>
          </table:table-cell>
          <table:table-cell table:style-name="ce413" table:formula="of:=IF([.AB24]=0;&quot;Estável&quot;;IF([.AB24]&gt;0;&quot;SUBIU&quot;;&quot;desceu&quot;))" office:value-type="string" office:string-value="SUBIU" calcext:value-type="string">
            <text:p>SUBIU</text:p>
          </table:table-cell>
          <table:table-cell table:style-name="ce417" office:value-type="float" office:value="-48.31" calcext:value-type="float">
            <text:p>-48,31</text:p>
          </table:table-cell>
          <table:table-cell table:style-name="ce417" table:formula="of:=[.AD24]/100" office:value-type="float" office:value="-0.4831" calcext:value-type="float">
            <text:p>-0,4831</text:p>
          </table:table-cell>
          <table:table-cell table:style-name="ce420" table:formula="of:=[.G24]/([.AE24]+1)" office:value-type="float" office:value="13.9098471657961" calcext:value-type="float">
            <text:p>13,910</text:p>
          </table:table-cell>
          <table:table-cell table:style-name="ce423" table:formula="of:=[.AF24]*[.H24]" office:value-type="currency" office:currency="BRL" office:value="3630973396.36293" calcext:value-type="currency">
            <text:p>R$ 3.630.973.396,36</text:p>
          </table:table-cell>
          <table:table-cell table:style-name="ce426" table:formula="of:=IF([.AG24]=0;&quot;Estável&quot;;IF([.AG24]&gt;0;&quot;SUBIU&quot;;&quot;desceu&quot;))" office:value-type="string" office:string-value="SUBIU" calcext:value-type="string">
            <text:p>SUBIU</text:p>
          </table:table-cell>
          <table:table-cell table:style-name="ce347" table:formula="of:=[.B24]" office:value-type="string" office:string-value="Minerva" calcext:value-type="string">
            <text:p>Minerva</text:p>
          </table:table-cell>
          <table:table-cell table:number-columns-repeated="29"/>
        </table:table-row>
        <table:table-row table:style-name="ro2">
          <table:table-cell table:style-name="ce343" office:value-type="string" calcext:value-type="string">
            <text:p>PCAR3</text:p>
          </table:table-cell>
          <table:table-cell table:style-name="ce347" table:formula="of:=VLOOKUP([.A25];[$Ticker.A$1:$Ticker.B$1048576];2;0)" office:value-type="string" office:string-value="Grupo Pão de Açúcar" calcext:value-type="string">
            <text:p>Grupo Pão de Açúcar</text:p>
          </table:table-cell>
          <table:table-cell table:style-name="ce347" table:formula="of:=VLOOKUP([.B25];[$'Chat-GPT - Aluno'.A$1:$'Chat-GPT - Aluno'.C$1048576];2;0)" office:value-type="string" office:string-value="Varejo" calcext:value-type="string">
            <text:p>Varejo</text:p>
          </table:table-cell>
          <table:table-cell table:style-name="ce347" table:formula="of:=VLOOKUP([.B25];[$'Chat-GPT - Aluno'.A$1:$'Chat-GPT - Aluno'.C$1048576];3;0)" office:value-type="float" office:value="68" calcext:value-type="float">
            <text:p>68</text:p>
          </table:table-cell>
          <table:table-cell table:style-name="ce347" table:formula="of:=IF([.D25]&gt;100;&quot;Maior de 100&quot;;IF([.D25]&gt;50;&quot;Entre 50 e 100&quot;;IF([.D25]&lt;=50;&quot;50 ou menos&quot;;&quot;NOVINHO&quot;)))" office:value-type="string" office:string-value="Entre 50 e 100" calcext:value-type="string">
            <text:p>Entre 50 e 100</text:p>
          </table:table-cell>
          <table:table-cell table:style-name="ce351" office:value-type="date" office:date-value="2024-01-26" calcext:value-type="date">
            <text:p>01/26/24</text:p>
          </table:table-cell>
          <table:table-cell table:style-name="ce355" office:value-type="float" office:value="4.14" calcext:value-type="float">
            <text:p>4,14</text:p>
          </table:table-cell>
          <table:table-cell table:style-name="ce358" table:formula="of:=VLOOKUP([.A25];[$Total_de_acoes.A$1:$Total_de_acoes.B$1048576];2;0)" office:value-type="float" office:value="159430826" calcext:value-type="float">
            <text:p>159.430.826</text:p>
          </table:table-cell>
          <table:table-cell table:style-name="ce299" office:value-type="float" office:value="0.97" calcext:value-type="float">
            <text:p>0,97</text:p>
          </table:table-cell>
          <table:table-cell table:style-name="ce301" table:formula="of:=[.I25]/100" office:value-type="float" office:value="0.0097" calcext:value-type="float">
            <text:p>0,0097</text:p>
          </table:table-cell>
          <table:table-cell table:style-name="ce362" table:formula="of:=[.G25]/(1+[.J25])" office:value-type="float" office:value="4.1002277904328" calcext:value-type="float">
            <text:p>4,100</text:p>
          </table:table-cell>
          <table:table-cell table:style-name="ce365" table:formula="of:=([.G25]-[.K25])*[.H25]" office:value-type="currency" office:currency="BRL" office:value="6340916.22314354" calcext:value-type="currency">
            <text:p>R$ 6.340.916,22</text:p>
          </table:table-cell>
          <table:table-cell table:style-name="ce368" table:formula="of:=IF([.L25]=0;&quot;Estável&quot;;IF([.L25]&gt;0;&quot;SUBIU&quot;;&quot;desceu&quot;))" office:value-type="string" office:string-value="SUBIU" calcext:value-type="string">
            <text:p>SUBIU</text:p>
          </table:table-cell>
          <table:table-cell table:style-name="ce371" office:value-type="float" office:value="-6.33" calcext:value-type="float">
            <text:p>-6,33</text:p>
          </table:table-cell>
          <table:table-cell table:style-name="ce375" table:formula="of:=[.N25]/100" office:value-type="float" office:value="-0.0633" calcext:value-type="float">
            <text:p>-0,063</text:p>
          </table:table-cell>
          <table:table-cell table:style-name="ce375" table:formula="of:=[.G25]/([.O25]+1)" office:value-type="float" office:value="4.41977153837942" calcext:value-type="float">
            <text:p>4,420</text:p>
          </table:table-cell>
          <table:table-cell table:style-name="ce379" table:formula="of:=VLOOKUP([.A25];[$Total_de_acoes.A$1:$Total_de_acoes.B$1048576];2;0)" office:value-type="float" office:value="159430826" calcext:value-type="float">
            <text:p>159.430.826</text:p>
          </table:table-cell>
          <table:table-cell table:style-name="ce383" table:formula="of:=([.G25]-[.P25])*[.Q25]" office:value-type="currency" office:currency="BRL" office:value="-44604207.4551211" calcext:value-type="currency">
            <text:p>-R$ 44.604.207,46</text:p>
          </table:table-cell>
          <table:table-cell table:style-name="ce387" table:formula="of:=IF([.R25]=0;&quot;Estável&quot;;IF([.R25]&gt;0;&quot;SUBIU&quot;;&quot;desceu&quot;))" office:value-type="string" office:string-value="desceu" calcext:value-type="string">
            <text:p>desceu</text:p>
          </table:table-cell>
          <table:table-cell table:style-name="ce372" office:value-type="float" office:value="1.97" calcext:value-type="float">
            <text:p>1,97</text:p>
          </table:table-cell>
          <table:table-cell table:style-name="ce372" table:formula="of:=[.T25]/100" office:value-type="float" office:value="0.0197" calcext:value-type="float">
            <text:p>0,0197</text:p>
          </table:table-cell>
          <table:table-cell table:style-name="ce376" table:formula="of:=[.G25]/([.U25]+1)" office:value-type="float" office:value="4.06001765225066" calcext:value-type="float">
            <text:p>4,060</text:p>
          </table:table-cell>
          <table:table-cell table:style-name="ce384" table:formula="of:=[.V25]*[.H25]" office:value-type="currency" office:currency="BRL" office:value="647291967.872904" calcext:value-type="currency">
            <text:p>R$ 647.291.967,87</text:p>
          </table:table-cell>
          <table:table-cell table:style-name="ce388" table:formula="of:=IF([.W25]=0;&quot;Estável&quot;;IF([.W25]&gt;0;&quot;SUBIU&quot;;&quot;desceu&quot;))" office:value-type="string" office:string-value="SUBIU" calcext:value-type="string">
            <text:p>SUBIU</text:p>
          </table:table-cell>
          <table:table-cell table:style-name="ce403" office:value-type="float" office:value="1.97" calcext:value-type="float">
            <text:p>1,97</text:p>
          </table:table-cell>
          <table:table-cell table:style-name="ce403" table:formula="of:=[.Y25]/100" office:value-type="float" office:value="0.0197" calcext:value-type="float">
            <text:p>0,0197</text:p>
          </table:table-cell>
          <table:table-cell table:style-name="ce406" table:formula="of:=[.G25]/([.Z25]+1)" office:value-type="float" office:value="4.06001765225066" calcext:value-type="float">
            <text:p>4,060</text:p>
          </table:table-cell>
          <table:table-cell table:style-name="ce409" table:formula="of:=[.H25]*[.AA25]" office:value-type="currency" office:currency="BRL" office:value="647291967.872904" calcext:value-type="currency">
            <text:p>R$ 647.291.967,87</text:p>
          </table:table-cell>
          <table:table-cell table:style-name="ce412" table:formula="of:=IF([.AB25]=0;&quot;Estável&quot;;IF([.AB25]&gt;0;&quot;SUBIU&quot;;&quot;desceu&quot;))" office:value-type="string" office:string-value="SUBIU" calcext:value-type="string">
            <text:p>SUBIU</text:p>
          </table:table-cell>
          <table:table-cell table:style-name="ce416" office:value-type="float" office:value="-51.18" calcext:value-type="float">
            <text:p>-51,18</text:p>
          </table:table-cell>
          <table:table-cell table:style-name="ce416" table:formula="of:=[.AD25]/100" office:value-type="float" office:value="-0.5118" calcext:value-type="float">
            <text:p>-0,5118</text:p>
          </table:table-cell>
          <table:table-cell table:style-name="ce419" table:formula="of:=[.G25]/([.AE25]+1)" office:value-type="float" office:value="8.48013109381401" calcext:value-type="float">
            <text:p>8,480</text:p>
          </table:table-cell>
          <table:table-cell table:style-name="ce422" table:formula="of:=[.AF25]*[.H25]" office:value-type="currency" office:currency="BRL" office:value="1351994304.87505" calcext:value-type="currency">
            <text:p>R$ 1.351.994.304,88</text:p>
          </table:table-cell>
          <table:table-cell table:style-name="ce425" table:formula="of:=IF([.AG25]=0;&quot;Estável&quot;;IF([.AG25]&gt;0;&quot;SUBIU&quot;;&quot;desceu&quot;))" office:value-type="string" office:string-value="SUBIU" calcext:value-type="string">
            <text:p>SUBIU</text:p>
          </table:table-cell>
          <table:table-cell table:style-name="ce347" table:formula="of:=[.B25]" office:value-type="string" office:string-value="Grupo Pão de Açúcar" calcext:value-type="string">
            <text:p>Grupo Pão de Açúcar</text:p>
          </table:table-cell>
          <table:table-cell table:number-columns-repeated="29"/>
        </table:table-row>
        <table:table-row table:style-name="ro2">
          <table:table-cell table:style-name="ce344" office:value-type="string" calcext:value-type="string">
            <text:p>BRFS3</text:p>
          </table:table-cell>
          <table:table-cell table:style-name="ce348" table:formula="of:=VLOOKUP([.A26];[$Ticker.A$1:$Ticker.B$1048576];2;0)" office:value-type="string" office:string-value="BRF" calcext:value-type="string">
            <text:p>BRF</text:p>
          </table:table-cell>
          <table:table-cell table:style-name="ce348" table:formula="of:=VLOOKUP([.B26];[$'Chat-GPT - Aluno'.A$1:$'Chat-GPT - Aluno'.C$1048576];2;0)" office:value-type="string" office:string-value="Alimentos" calcext:value-type="string">
            <text:p>Alimentos</text:p>
          </table:table-cell>
          <table:table-cell table:style-name="ce348" table:formula="of:=VLOOKUP([.B26];[$'Chat-GPT - Aluno'.A$1:$'Chat-GPT - Aluno'.C$1048576];3;0)" office:value-type="float" office:value="33" calcext:value-type="float">
            <text:p>33</text:p>
          </table:table-cell>
          <table:table-cell table:style-name="ce347" table:formula="of:=IF([.D26]&gt;100;&quot;Maior de 100&quot;;IF([.D26]&gt;50;&quot;Entre 50 e 100&quot;;IF([.D26]&lt;=50;&quot;50 ou menos&quot;;&quot;NOVINHO&quot;)))" office:value-type="string" office:string-value="50 ou menos" calcext:value-type="string">
            <text:p>50 ou menos</text:p>
          </table:table-cell>
          <table:table-cell table:style-name="ce352" office:value-type="date" office:date-value="2024-01-26" calcext:value-type="date">
            <text:p>01/26/24</text:p>
          </table:table-cell>
          <table:table-cell table:style-name="ce356" office:value-type="float" office:value="14.61" calcext:value-type="float">
            <text:p>14,61</text:p>
          </table:table-cell>
          <table:table-cell table:style-name="ce359" table:formula="of:=VLOOKUP([.A26];[$Total_de_acoes.A$1:$Total_de_acoes.B$1048576];2;0)" office:value-type="float" office:value="1677525446" calcext:value-type="float">
            <text:p>1.677.525.446</text:p>
          </table:table-cell>
          <table:table-cell table:style-name="ce300" office:value-type="float" office:value="0.96" calcext:value-type="float">
            <text:p>0,96</text:p>
          </table:table-cell>
          <table:table-cell table:style-name="ce302" table:formula="of:=[.I26]/100" office:value-type="float" office:value="0.0096" calcext:value-type="float">
            <text:p>0,0096</text:p>
          </table:table-cell>
          <table:table-cell table:style-name="ce363" table:formula="of:=[.G26]/(1+[.J26])" office:value-type="float" office:value="14.4710776545166" calcext:value-type="float">
            <text:p>14,471</text:p>
          </table:table-cell>
          <table:table-cell table:style-name="ce366" table:formula="of:=([.G26]-[.K26])*[.H26]" office:value-type="currency" office:currency="BRL" office:value="233045769.56634" calcext:value-type="currency">
            <text:p>R$ 233.045.769,57</text:p>
          </table:table-cell>
          <table:table-cell table:style-name="ce368" table:formula="of:=IF([.L26]=0;&quot;Estável&quot;;IF([.L26]&gt;0;&quot;SUBIU&quot;;&quot;desceu&quot;))" office:value-type="string" office:string-value="SUBIU" calcext:value-type="string">
            <text:p>SUBIU</text:p>
          </table:table-cell>
          <table:table-cell table:style-name="ce372" office:value-type="float" office:value="12.38" calcext:value-type="float">
            <text:p>12,38</text:p>
          </table:table-cell>
          <table:table-cell table:style-name="ce376" table:formula="of:=[.N26]/100" office:value-type="float" office:value="0.1238" calcext:value-type="float">
            <text:p>0,124</text:p>
          </table:table-cell>
          <table:table-cell table:style-name="ce376" table:formula="of:=[.G26]/([.O26]+1)" office:value-type="float" office:value="13.0005339028297" calcext:value-type="float">
            <text:p>13,001</text:p>
          </table:table-cell>
          <table:table-cell table:style-name="ce380" table:formula="of:=VLOOKUP([.A26];[$Total_de_acoes.A$1:$Total_de_acoes.B$1048576];2;0)" office:value-type="float" office:value="1677525446" calcext:value-type="float">
            <text:p>1.677.525.446</text:p>
          </table:table-cell>
          <table:table-cell table:style-name="ce384" table:formula="of:=([.G26]-[.P26])*[.Q26]" office:value-type="currency" office:currency="BRL" office:value="2699920332.47751" calcext:value-type="currency">
            <text:p>R$ 2.699.920.332,48</text:p>
          </table:table-cell>
          <table:table-cell table:style-name="ce388" table:formula="of:=IF([.R26]=0;&quot;Estável&quot;;IF([.R26]&gt;0;&quot;SUBIU&quot;;&quot;desceu&quot;))" office:value-type="string" office:string-value="SUBIU" calcext:value-type="string">
            <text:p>SUBIU</text:p>
          </table:table-cell>
          <table:table-cell table:style-name="ce391" office:value-type="float" office:value="5.79" calcext:value-type="float">
            <text:p>5,79</text:p>
          </table:table-cell>
          <table:table-cell table:style-name="ce391" table:formula="of:=[.T26]/100" office:value-type="float" office:value="0.0579" calcext:value-type="float">
            <text:p>0,0579</text:p>
          </table:table-cell>
          <table:table-cell table:style-name="ce393" table:formula="of:=[.G26]/([.U26]+1)" office:value-type="float" office:value="13.8103790528405" calcext:value-type="float">
            <text:p>13,810</text:p>
          </table:table-cell>
          <table:table-cell table:style-name="ce396" table:formula="of:=[.V26]*[.H26]" office:value-type="currency" office:currency="BRL" office:value="23167262280.0454" calcext:value-type="currency">
            <text:p>R$ 23.167.262.280,05</text:p>
          </table:table-cell>
          <table:table-cell table:style-name="ce399" table:formula="of:=IF([.W26]=0;&quot;Estável&quot;;IF([.W26]&gt;0;&quot;SUBIU&quot;;&quot;desceu&quot;))" office:value-type="string" office:string-value="SUBIU" calcext:value-type="string">
            <text:p>SUBIU</text:p>
          </table:table-cell>
          <table:table-cell table:style-name="ce404" office:value-type="float" office:value="5.79" calcext:value-type="float">
            <text:p>5,79</text:p>
          </table:table-cell>
          <table:table-cell table:style-name="ce404" table:formula="of:=[.Y26]/100" office:value-type="float" office:value="0.0579" calcext:value-type="float">
            <text:p>0,0579</text:p>
          </table:table-cell>
          <table:table-cell table:style-name="ce407" table:formula="of:=[.G26]/([.Z26]+1)" office:value-type="float" office:value="13.8103790528405" calcext:value-type="float">
            <text:p>13,810</text:p>
          </table:table-cell>
          <table:table-cell table:style-name="ce410" table:formula="of:=[.H26]*[.AA26]" office:value-type="currency" office:currency="BRL" office:value="23167262280.0454" calcext:value-type="currency">
            <text:p>R$ 23.167.262.280,05</text:p>
          </table:table-cell>
          <table:table-cell table:style-name="ce413" table:formula="of:=IF([.AB26]=0;&quot;Estável&quot;;IF([.AB26]&gt;0;&quot;SUBIU&quot;;&quot;desceu&quot;))" office:value-type="string" office:string-value="SUBIU" calcext:value-type="string">
            <text:p>SUBIU</text:p>
          </table:table-cell>
          <table:table-cell table:style-name="ce417" office:value-type="float" office:value="78.17" calcext:value-type="float">
            <text:p>78,17</text:p>
          </table:table-cell>
          <table:table-cell table:style-name="ce417" table:formula="of:=[.AD26]/100" office:value-type="float" office:value="0.7817" calcext:value-type="float">
            <text:p>0,7817</text:p>
          </table:table-cell>
          <table:table-cell table:style-name="ce420" table:formula="of:=[.G26]/([.AE26]+1)" office:value-type="float" office:value="8.20003367570298" calcext:value-type="float">
            <text:p>8,200</text:p>
          </table:table-cell>
          <table:table-cell table:style-name="ce423" table:formula="of:=[.AF26]*[.H26]" office:value-type="currency" office:currency="BRL" office:value="13755765149.0487" calcext:value-type="currency">
            <text:p>R$ 13.755.765.149,05</text:p>
          </table:table-cell>
          <table:table-cell table:style-name="ce426" table:formula="of:=IF([.AG26]=0;&quot;Estável&quot;;IF([.AG26]&gt;0;&quot;SUBIU&quot;;&quot;desceu&quot;))" office:value-type="string" office:string-value="SUBIU" calcext:value-type="string">
            <text:p>SUBIU</text:p>
          </table:table-cell>
          <table:table-cell table:style-name="ce347" table:formula="of:=[.B26]" office:value-type="string" office:string-value="BRF" calcext:value-type="string">
            <text:p>BRF</text:p>
          </table:table-cell>
          <table:table-cell table:number-columns-repeated="29"/>
        </table:table-row>
        <table:table-row table:style-name="ro2">
          <table:table-cell table:style-name="ce343" office:value-type="string" calcext:value-type="string">
            <text:p>VIVT3</text:p>
          </table:table-cell>
          <table:table-cell table:style-name="ce347" table:formula="of:=VLOOKUP([.A27];[$Ticker.A$1:$Ticker.B$1048576];2;0)" office:value-type="string" office:string-value="Vivo" calcext:value-type="string">
            <text:p>Vivo</text:p>
          </table:table-cell>
          <table:table-cell table:style-name="ce347" table:formula="of:=VLOOKUP([.B27];[$'Chat-GPT - Aluno'.A$1:$'Chat-GPT - Aluno'.C$1048576];2;0)" office:value-type="string" office:string-value="Telecomunicações" calcext:value-type="string">
            <text:p>Telecomunicações</text:p>
          </table:table-cell>
          <table:table-cell table:style-name="ce347" table:formula="of:=VLOOKUP([.B27];[$'Chat-GPT - Aluno'.A$1:$'Chat-GPT - Aluno'.C$1048576];3;0)" office:value-type="float" office:value="22" calcext:value-type="float">
            <text:p>22</text:p>
          </table:table-cell>
          <table:table-cell table:style-name="ce347" table:formula="of:=IF([.D27]&gt;100;&quot;Maior de 100&quot;;IF([.D27]&gt;50;&quot;Entre 50 e 100&quot;;IF([.D27]&lt;=50;&quot;50 ou menos&quot;;&quot;NOVINHO&quot;)))" office:value-type="string" office:string-value="50 ou menos" calcext:value-type="string">
            <text:p>50 ou menos</text:p>
          </table:table-cell>
          <table:table-cell table:style-name="ce351" office:value-type="date" office:date-value="2024-01-26" calcext:value-type="date">
            <text:p>01/26/24</text:p>
          </table:table-cell>
          <table:table-cell table:style-name="ce355" office:value-type="float" office:value="51.2" calcext:value-type="float">
            <text:p>51,20</text:p>
          </table:table-cell>
          <table:table-cell table:style-name="ce358" table:formula="of:=VLOOKUP([.A27];[$Total_de_acoes.A$1:$Total_de_acoes.B$1048576];2;0)" office:value-type="float" office:value="423091712" calcext:value-type="float">
            <text:p>423.091.712</text:p>
          </table:table-cell>
          <table:table-cell table:style-name="ce299" office:value-type="float" office:value="0.88" calcext:value-type="float">
            <text:p>0,88</text:p>
          </table:table-cell>
          <table:table-cell table:style-name="ce301" table:formula="of:=[.I27]/100" office:value-type="float" office:value="0.0088" calcext:value-type="float">
            <text:p>0,0088</text:p>
          </table:table-cell>
          <table:table-cell table:style-name="ce362" table:formula="of:=[.G27]/(1+[.J27])" office:value-type="float" office:value="50.7533703409992" calcext:value-type="float">
            <text:p>50,753</text:p>
          </table:table-cell>
          <table:table-cell table:style-name="ce365" table:formula="of:=([.G27]-[.K27])*[.H27]" office:value-type="currency" office:currency="BRL" office:value="188965307.056621" calcext:value-type="currency">
            <text:p>R$ 188.965.307,06</text:p>
          </table:table-cell>
          <table:table-cell table:style-name="ce368" table:formula="of:=IF([.L27]=0;&quot;Estável&quot;;IF([.L27]&gt;0;&quot;SUBIU&quot;;&quot;desceu&quot;))" office:value-type="string" office:string-value="SUBIU" calcext:value-type="string">
            <text:p>SUBIU</text:p>
          </table:table-cell>
          <table:table-cell table:style-name="ce371" office:value-type="float" office:value="1.09" calcext:value-type="float">
            <text:p>1,09</text:p>
          </table:table-cell>
          <table:table-cell table:style-name="ce375" table:formula="of:=[.N27]/100" office:value-type="float" office:value="0.0109" calcext:value-type="float">
            <text:p>0,011</text:p>
          </table:table-cell>
          <table:table-cell table:style-name="ce375" table:formula="of:=[.G27]/([.O27]+1)" office:value-type="float" office:value="50.6479374814522" calcext:value-type="float">
            <text:p>50,648</text:p>
          </table:table-cell>
          <table:table-cell table:style-name="ce379" table:formula="of:=VLOOKUP([.A27];[$Total_de_acoes.A$1:$Total_de_acoes.B$1048576];2;0)" office:value-type="float" office:value="423091712" calcext:value-type="float">
            <text:p>423.091.712</text:p>
          </table:table-cell>
          <table:table-cell table:style-name="ce383" table:formula="of:=([.G27]-[.P27])*[.Q27]" office:value-type="currency" office:currency="BRL" office:value="233573076.103429" calcext:value-type="currency">
            <text:p>R$ 233.573.076,10</text:p>
          </table:table-cell>
          <table:table-cell table:style-name="ce387" table:formula="of:=IF([.R27]=0;&quot;Estável&quot;;IF([.R27]&gt;0;&quot;SUBIU&quot;;&quot;desceu&quot;))" office:value-type="string" office:string-value="SUBIU" calcext:value-type="string">
            <text:p>SUBIU</text:p>
          </table:table-cell>
          <table:table-cell table:style-name="ce372" office:value-type="float" office:value="-4.19" calcext:value-type="float">
            <text:p>-4,19</text:p>
          </table:table-cell>
          <table:table-cell table:style-name="ce372" table:formula="of:=[.T27]/100" office:value-type="float" office:value="-0.0419" calcext:value-type="float">
            <text:p>-0,0419</text:p>
          </table:table-cell>
          <table:table-cell table:style-name="ce376" table:formula="of:=[.G27]/([.U27]+1)" office:value-type="float" office:value="53.4390982152176" calcext:value-type="float">
            <text:p>53,439</text:p>
          </table:table-cell>
          <table:table-cell table:style-name="ce384" table:formula="of:=[.V27]*[.H27]" office:value-type="currency" office:currency="BRL" office:value="22609639551.6126" calcext:value-type="currency">
            <text:p>R$ 22.609.639.551,61</text:p>
          </table:table-cell>
          <table:table-cell table:style-name="ce388" table:formula="of:=IF([.W27]=0;&quot;Estável&quot;;IF([.W27]&gt;0;&quot;SUBIU&quot;;&quot;desceu&quot;))" office:value-type="string" office:string-value="SUBIU" calcext:value-type="string">
            <text:p>SUBIU</text:p>
          </table:table-cell>
          <table:table-cell table:style-name="ce403" office:value-type="float" office:value="-4.19" calcext:value-type="float">
            <text:p>-4,19</text:p>
          </table:table-cell>
          <table:table-cell table:style-name="ce403" table:formula="of:=[.Y27]/100" office:value-type="float" office:value="-0.0419" calcext:value-type="float">
            <text:p>-0,0419</text:p>
          </table:table-cell>
          <table:table-cell table:style-name="ce406" table:formula="of:=[.G27]/([.Z27]+1)" office:value-type="float" office:value="53.4390982152176" calcext:value-type="float">
            <text:p>53,439</text:p>
          </table:table-cell>
          <table:table-cell table:style-name="ce409" table:formula="of:=[.H27]*[.AA27]" office:value-type="currency" office:currency="BRL" office:value="22609639551.6126" calcext:value-type="currency">
            <text:p>R$ 22.609.639.551,61</text:p>
          </table:table-cell>
          <table:table-cell table:style-name="ce412" table:formula="of:=IF([.AB27]=0;&quot;Estável&quot;;IF([.AB27]&gt;0;&quot;SUBIU&quot;;&quot;desceu&quot;))" office:value-type="string" office:string-value="SUBIU" calcext:value-type="string">
            <text:p>SUBIU</text:p>
          </table:table-cell>
          <table:table-cell table:style-name="ce416" office:value-type="float" office:value="32.78" calcext:value-type="float">
            <text:p>32,78</text:p>
          </table:table-cell>
          <table:table-cell table:style-name="ce416" table:formula="of:=[.AD27]/100" office:value-type="float" office:value="0.3278" calcext:value-type="float">
            <text:p>0,3278</text:p>
          </table:table-cell>
          <table:table-cell table:style-name="ce419" table:formula="of:=[.G27]/([.AE27]+1)" office:value-type="float" office:value="38.5600241000151" calcext:value-type="float">
            <text:p>38,560</text:p>
          </table:table-cell>
          <table:table-cell table:style-name="ce422" table:formula="of:=[.AF27]*[.H27]" office:value-type="currency" office:currency="BRL" office:value="16314426611.2366" calcext:value-type="currency">
            <text:p>R$ 16.314.426.611,24</text:p>
          </table:table-cell>
          <table:table-cell table:style-name="ce425" table:formula="of:=IF([.AG27]=0;&quot;Estável&quot;;IF([.AG27]&gt;0;&quot;SUBIU&quot;;&quot;desceu&quot;))" office:value-type="string" office:string-value="SUBIU" calcext:value-type="string">
            <text:p>SUBIU</text:p>
          </table:table-cell>
          <table:table-cell table:style-name="ce347" table:formula="of:=[.B27]" office:value-type="string" office:string-value="Vivo" calcext:value-type="string">
            <text:p>Vivo</text:p>
          </table:table-cell>
          <table:table-cell table:number-columns-repeated="29"/>
        </table:table-row>
        <table:table-row table:style-name="ro2">
          <table:table-cell table:style-name="ce344" office:value-type="string" calcext:value-type="string">
            <text:p>RAIL3</text:p>
          </table:table-cell>
          <table:table-cell table:style-name="ce348" table:formula="of:=VLOOKUP([.A28];[$Ticker.A$1:$Ticker.B$1048576];2;0)" office:value-type="string" office:string-value="Rumo" calcext:value-type="string">
            <text:p>Rumo</text:p>
          </table:table-cell>
          <table:table-cell table:style-name="ce348" table:formula="of:=VLOOKUP([.B28];[$'Chat-GPT - Aluno'.A$1:$'Chat-GPT - Aluno'.C$1048576];2;0)" office:value-type="string" office:string-value="Transporte" calcext:value-type="string">
            <text:p>Transporte</text:p>
          </table:table-cell>
          <table:table-cell table:style-name="ce348" table:formula="of:=VLOOKUP([.B28];[$'Chat-GPT - Aluno'.A$1:$'Chat-GPT - Aluno'.C$1048576];3;0)" office:value-type="float" office:value="9" calcext:value-type="float">
            <text:p>9</text:p>
          </table:table-cell>
          <table:table-cell table:style-name="ce347" table:formula="of:=IF([.D28]&gt;100;&quot;Maior de 100&quot;;IF([.D28]&gt;50;&quot;Entre 50 e 100&quot;;IF([.D28]&lt;=50;&quot;50 ou menos&quot;;&quot;NOVINHO&quot;)))" office:value-type="string" office:string-value="50 ou menos" calcext:value-type="string">
            <text:p>50 ou menos</text:p>
          </table:table-cell>
          <table:table-cell table:style-name="ce352" office:value-type="date" office:date-value="2024-01-26" calcext:value-type="date">
            <text:p>01/26/24</text:p>
          </table:table-cell>
          <table:table-cell table:style-name="ce356" office:value-type="float" office:value="22.64" calcext:value-type="float">
            <text:p>22,64</text:p>
          </table:table-cell>
          <table:table-cell table:style-name="ce359" table:formula="of:=VLOOKUP([.A28];[$Total_de_acoes.A$1:$Total_de_acoes.B$1048576];2;0)" office:value-type="float" office:value="1218352541" calcext:value-type="float">
            <text:p>1.218.352.541</text:p>
          </table:table-cell>
          <table:table-cell table:style-name="ce300" office:value-type="float" office:value="0.84" calcext:value-type="float">
            <text:p>0,84</text:p>
          </table:table-cell>
          <table:table-cell table:style-name="ce302" table:formula="of:=[.I28]/100" office:value-type="float" office:value="0.0084" calcext:value-type="float">
            <text:p>0,0084</text:p>
          </table:table-cell>
          <table:table-cell table:style-name="ce363" table:formula="of:=[.G28]/(1+[.J28])" office:value-type="float" office:value="22.4514081713606" calcext:value-type="float">
            <text:p>22,451</text:p>
          </table:table-cell>
          <table:table-cell table:style-name="ce366" table:formula="of:=([.G28]-[.K28])*[.H28]" office:value-type="currency" office:currency="BRL" office:value="229771333.634684" calcext:value-type="currency">
            <text:p>R$ 229.771.333,63</text:p>
          </table:table-cell>
          <table:table-cell table:style-name="ce368" table:formula="of:=IF([.L28]=0;&quot;Estável&quot;;IF([.L28]&gt;0;&quot;SUBIU&quot;;&quot;desceu&quot;))" office:value-type="string" office:string-value="SUBIU" calcext:value-type="string">
            <text:p>SUBIU</text:p>
          </table:table-cell>
          <table:table-cell table:style-name="ce372" office:value-type="float" office:value="1.07" calcext:value-type="float">
            <text:p>1,07</text:p>
          </table:table-cell>
          <table:table-cell table:style-name="ce376" table:formula="of:=[.N28]/100" office:value-type="float" office:value="0.0107" calcext:value-type="float">
            <text:p>0,011</text:p>
          </table:table-cell>
          <table:table-cell table:style-name="ce376" table:formula="of:=[.G28]/([.O28]+1)" office:value-type="float" office:value="22.4003166122489" calcext:value-type="float">
            <text:p>22,400</text:p>
          </table:table-cell>
          <table:table-cell table:style-name="ce380" table:formula="of:=VLOOKUP([.A28];[$Total_de_acoes.A$1:$Total_de_acoes.B$1048576];2;0)" office:value-type="float" office:value="1218352541" calcext:value-type="float">
            <text:p>1.218.352.541</text:p>
          </table:table-cell>
          <table:table-cell table:style-name="ce384" table:formula="of:=([.G28]-[.P28])*[.Q28]" office:value-type="currency" office:currency="BRL" office:value="292018864.501993" calcext:value-type="currency">
            <text:p>R$ 292.018.864,50</text:p>
          </table:table-cell>
          <table:table-cell table:style-name="ce388" table:formula="of:=IF([.R28]=0;&quot;Estável&quot;;IF([.R28]&gt;0;&quot;SUBIU&quot;;&quot;desceu&quot;))" office:value-type="string" office:string-value="SUBIU" calcext:value-type="string">
            <text:p>SUBIU</text:p>
          </table:table-cell>
          <table:table-cell table:style-name="ce391" office:value-type="float" office:value="-1.35" calcext:value-type="float">
            <text:p>-1,35</text:p>
          </table:table-cell>
          <table:table-cell table:style-name="ce391" table:formula="of:=[.T28]/100" office:value-type="float" office:value="-0.0135" calcext:value-type="float">
            <text:p>-0,0135</text:p>
          </table:table-cell>
          <table:table-cell table:style-name="ce393" table:formula="of:=[.G28]/([.U28]+1)" office:value-type="float" office:value="22.9498226051698" calcext:value-type="float">
            <text:p>22,950</text:p>
          </table:table-cell>
          <table:table-cell table:style-name="ce396" table:formula="of:=[.V28]*[.H28]" office:value-type="currency" office:currency="BRL" office:value="27960974686.5079" calcext:value-type="currency">
            <text:p>R$ 27.960.974.686,51</text:p>
          </table:table-cell>
          <table:table-cell table:style-name="ce399" table:formula="of:=IF([.W28]=0;&quot;Estável&quot;;IF([.W28]&gt;0;&quot;SUBIU&quot;;&quot;desceu&quot;))" office:value-type="string" office:string-value="SUBIU" calcext:value-type="string">
            <text:p>SUBIU</text:p>
          </table:table-cell>
          <table:table-cell table:style-name="ce404" office:value-type="float" office:value="-1.35" calcext:value-type="float">
            <text:p>-1,35</text:p>
          </table:table-cell>
          <table:table-cell table:style-name="ce404" table:formula="of:=[.Y28]/100" office:value-type="float" office:value="-0.0135" calcext:value-type="float">
            <text:p>-0,0135</text:p>
          </table:table-cell>
          <table:table-cell table:style-name="ce407" table:formula="of:=[.G28]/([.Z28]+1)" office:value-type="float" office:value="22.9498226051698" calcext:value-type="float">
            <text:p>22,950</text:p>
          </table:table-cell>
          <table:table-cell table:style-name="ce410" table:formula="of:=[.H28]*[.AA28]" office:value-type="currency" office:currency="BRL" office:value="27960974686.5079" calcext:value-type="currency">
            <text:p>R$ 27.960.974.686,51</text:p>
          </table:table-cell>
          <table:table-cell table:style-name="ce413" table:formula="of:=IF([.AB28]=0;&quot;Estável&quot;;IF([.AB28]&gt;0;&quot;SUBIU&quot;;&quot;desceu&quot;))" office:value-type="string" office:string-value="SUBIU" calcext:value-type="string">
            <text:p>SUBIU</text:p>
          </table:table-cell>
          <table:table-cell table:style-name="ce417" office:value-type="float" office:value="20.93" calcext:value-type="float">
            <text:p>20,93</text:p>
          </table:table-cell>
          <table:table-cell table:style-name="ce417" table:formula="of:=[.AD28]/100" office:value-type="float" office:value="0.2093" calcext:value-type="float">
            <text:p>0,2093</text:p>
          </table:table-cell>
          <table:table-cell table:style-name="ce420" table:formula="of:=[.G28]/([.AE28]+1)" office:value-type="float" office:value="18.7215744645663" calcext:value-type="float">
            <text:p>18,722</text:p>
          </table:table-cell>
          <table:table-cell table:style-name="ce423" table:formula="of:=[.AF28]*[.H28]" office:value-type="currency" office:currency="BRL" office:value="22809477820.425" calcext:value-type="currency">
            <text:p>R$ 22.809.477.820,43</text:p>
          </table:table-cell>
          <table:table-cell table:style-name="ce426" table:formula="of:=IF([.AG28]=0;&quot;Estável&quot;;IF([.AG28]&gt;0;&quot;SUBIU&quot;;&quot;desceu&quot;))" office:value-type="string" office:string-value="SUBIU" calcext:value-type="string">
            <text:p>SUBIU</text:p>
          </table:table-cell>
          <table:table-cell table:style-name="ce347" table:formula="of:=[.B28]" office:value-type="string" office:string-value="Rumo" calcext:value-type="string">
            <text:p>Rumo</text:p>
          </table:table-cell>
          <table:table-cell table:number-columns-repeated="29"/>
        </table:table-row>
        <table:table-row table:style-name="ro2">
          <table:table-cell table:style-name="ce343" office:value-type="string" calcext:value-type="string">
            <text:p>CIEL3</text:p>
          </table:table-cell>
          <table:table-cell table:style-name="ce347" table:formula="of:=VLOOKUP([.A29];[$Ticker.A$1:$Ticker.B$1048576];2;0)" office:value-type="string" office:string-value="Cielo" calcext:value-type="string">
            <text:p>Cielo</text:p>
          </table:table-cell>
          <table:table-cell table:style-name="ce347" table:formula="of:=VLOOKUP([.B29];[$'Chat-GPT - Aluno'.A$1:$'Chat-GPT - Aluno'.C$1048576];2;0)" office:value-type="string" office:string-value="Tecnologia" calcext:value-type="string">
            <text:p>Tecnologia</text:p>
          </table:table-cell>
          <table:table-cell table:style-name="ce347" table:formula="of:=VLOOKUP([.B29];[$'Chat-GPT - Aluno'.A$1:$'Chat-GPT - Aluno'.C$1048576];3;0)" office:value-type="float" office:value="23" calcext:value-type="float">
            <text:p>23</text:p>
          </table:table-cell>
          <table:table-cell table:style-name="ce347" table:formula="of:=IF([.D29]&gt;100;&quot;Maior de 100&quot;;IF([.D29]&gt;50;&quot;Entre 50 e 100&quot;;IF([.D29]&lt;=50;&quot;50 ou menos&quot;;&quot;NOVINHO&quot;)))" office:value-type="string" office:string-value="50 ou menos" calcext:value-type="string">
            <text:p>50 ou menos</text:p>
          </table:table-cell>
          <table:table-cell table:style-name="ce351" office:value-type="date" office:date-value="2024-01-26" calcext:value-type="date">
            <text:p>01/26/24</text:p>
          </table:table-cell>
          <table:table-cell table:style-name="ce355" office:value-type="float" office:value="4.9" calcext:value-type="float">
            <text:p>4,90</text:p>
          </table:table-cell>
          <table:table-cell table:style-name="ce358" table:formula="of:=VLOOKUP([.A29];[$Total_de_acoes.A$1:$Total_de_acoes.B$1048576];2;0)" office:value-type="float" office:value="1095462329" calcext:value-type="float">
            <text:p>1.095.462.329</text:p>
          </table:table-cell>
          <table:table-cell table:style-name="ce299" office:value-type="float" office:value="0.82" calcext:value-type="float">
            <text:p>0,82</text:p>
          </table:table-cell>
          <table:table-cell table:style-name="ce301" table:formula="of:=[.I29]/100" office:value-type="float" office:value="0.0082" calcext:value-type="float">
            <text:p>0,0082</text:p>
          </table:table-cell>
          <table:table-cell table:style-name="ce362" table:formula="of:=[.G29]/(1+[.J29])" office:value-type="float" office:value="4.86014679627058" calcext:value-type="float">
            <text:p>4,860</text:p>
          </table:table-cell>
          <table:table-cell table:style-name="ce365" table:formula="of:=([.G29]-[.K29])*[.H29]" office:value-type="currency" office:currency="BRL" office:value="43657683.3755409" calcext:value-type="currency">
            <text:p>R$ 43.657.683,38</text:p>
          </table:table-cell>
          <table:table-cell table:style-name="ce368" table:formula="of:=IF([.L29]=0;&quot;Estável&quot;;IF([.L29]&gt;0;&quot;SUBIU&quot;;&quot;desceu&quot;))" office:value-type="string" office:string-value="SUBIU" calcext:value-type="string">
            <text:p>SUBIU</text:p>
          </table:table-cell>
          <table:table-cell table:style-name="ce371" office:value-type="float" office:value="9.38" calcext:value-type="float">
            <text:p>9,38</text:p>
          </table:table-cell>
          <table:table-cell table:style-name="ce375" table:formula="of:=[.N29]/100" office:value-type="float" office:value="0.0938" calcext:value-type="float">
            <text:p>0,094</text:p>
          </table:table-cell>
          <table:table-cell table:style-name="ce375" table:formula="of:=[.G29]/([.O29]+1)" office:value-type="float" office:value="4.47979520936186" calcext:value-type="float">
            <text:p>4,480</text:p>
          </table:table-cell>
          <table:table-cell table:style-name="ce379" table:formula="of:=VLOOKUP([.A29];[$Total_de_acoes.A$1:$Total_de_acoes.B$1048576];2;0)" office:value-type="float" office:value="1095462329" calcext:value-type="float">
            <text:p>1.095.462.329</text:p>
          </table:table-cell>
          <table:table-cell table:style-name="ce383" table:formula="of:=([.G29]-[.P29])*[.Q29]" office:value-type="currency" office:currency="BRL" office:value="460318518.609417" calcext:value-type="currency">
            <text:p>R$ 460.318.518,61</text:p>
          </table:table-cell>
          <table:table-cell table:style-name="ce387" table:formula="of:=IF([.R29]=0;&quot;Estável&quot;;IF([.R29]&gt;0;&quot;SUBIU&quot;;&quot;desceu&quot;))" office:value-type="string" office:string-value="SUBIU" calcext:value-type="string">
            <text:p>SUBIU</text:p>
          </table:table-cell>
          <table:table-cell table:style-name="ce372" office:value-type="float" office:value="5.83" calcext:value-type="float">
            <text:p>5,83</text:p>
          </table:table-cell>
          <table:table-cell table:style-name="ce372" table:formula="of:=[.T29]/100" office:value-type="float" office:value="0.0583" calcext:value-type="float">
            <text:p>0,0583</text:p>
          </table:table-cell>
          <table:table-cell table:style-name="ce376" table:formula="of:=[.G29]/([.U29]+1)" office:value-type="float" office:value="4.6300670887272" calcext:value-type="float">
            <text:p>4,630</text:p>
          </table:table-cell>
          <table:table-cell table:style-name="ce384" table:formula="of:=[.V29]*[.H29]" office:value-type="currency" office:currency="BRL" office:value="5072064076.44335" calcext:value-type="currency">
            <text:p>R$ 5.072.064.076,44</text:p>
          </table:table-cell>
          <table:table-cell table:style-name="ce388" table:formula="of:=IF([.W29]=0;&quot;Estável&quot;;IF([.W29]&gt;0;&quot;SUBIU&quot;;&quot;desceu&quot;))" office:value-type="string" office:string-value="SUBIU" calcext:value-type="string">
            <text:p>SUBIU</text:p>
          </table:table-cell>
          <table:table-cell table:style-name="ce403" office:value-type="float" office:value="5.83" calcext:value-type="float">
            <text:p>5,83</text:p>
          </table:table-cell>
          <table:table-cell table:style-name="ce403" table:formula="of:=[.Y29]/100" office:value-type="float" office:value="0.0583" calcext:value-type="float">
            <text:p>0,0583</text:p>
          </table:table-cell>
          <table:table-cell table:style-name="ce406" table:formula="of:=[.G29]/([.Z29]+1)" office:value-type="float" office:value="4.6300670887272" calcext:value-type="float">
            <text:p>4,630</text:p>
          </table:table-cell>
          <table:table-cell table:style-name="ce409" table:formula="of:=[.H29]*[.AA29]" office:value-type="currency" office:currency="BRL" office:value="5072064076.44335" calcext:value-type="currency">
            <text:p>R$ 5.072.064.076,44</text:p>
          </table:table-cell>
          <table:table-cell table:style-name="ce412" table:formula="of:=IF([.AB29]=0;&quot;Estável&quot;;IF([.AB29]&gt;0;&quot;SUBIU&quot;;&quot;desceu&quot;))" office:value-type="string" office:string-value="SUBIU" calcext:value-type="string">
            <text:p>SUBIU</text:p>
          </table:table-cell>
          <table:table-cell table:style-name="ce416" office:value-type="float" office:value="-2.19" calcext:value-type="float">
            <text:p>-2,19</text:p>
          </table:table-cell>
          <table:table-cell table:style-name="ce416" table:formula="of:=[.AD29]/100" office:value-type="float" office:value="-0.0219" calcext:value-type="float">
            <text:p>-0,0219</text:p>
          </table:table-cell>
          <table:table-cell table:style-name="ce419" table:formula="of:=[.G29]/([.AE29]+1)" office:value-type="float" office:value="5.00971270831203" calcext:value-type="float">
            <text:p>5,010</text:p>
          </table:table-cell>
          <table:table-cell table:style-name="ce422" table:formula="of:=[.AF29]*[.H29]" office:value-type="currency" office:currency="BRL" office:value="5487951551.0684" calcext:value-type="currency">
            <text:p>R$ 5.487.951.551,07</text:p>
          </table:table-cell>
          <table:table-cell table:style-name="ce425" table:formula="of:=IF([.AG29]=0;&quot;Estável&quot;;IF([.AG29]&gt;0;&quot;SUBIU&quot;;&quot;desceu&quot;))" office:value-type="string" office:string-value="SUBIU" calcext:value-type="string">
            <text:p>SUBIU</text:p>
          </table:table-cell>
          <table:table-cell table:style-name="ce347" table:formula="of:=[.B29]" office:value-type="string" office:string-value="Cielo" calcext:value-type="string">
            <text:p>Cielo</text:p>
          </table:table-cell>
          <table:table-cell table:number-columns-repeated="29"/>
        </table:table-row>
        <table:table-row table:style-name="ro2">
          <table:table-cell table:style-name="ce344" office:value-type="string" calcext:value-type="string">
            <text:p>DXCO3</text:p>
          </table:table-cell>
          <table:table-cell table:style-name="ce348" table:formula="of:=VLOOKUP([.A30];[$Ticker.A$1:$Ticker.B$1048576];2;0)" office:value-type="string" office:string-value="Dexco" calcext:value-type="string">
            <text:p>Dexco</text:p>
          </table:table-cell>
          <table:table-cell table:style-name="ce348" table:formula="of:=VLOOKUP([.B30];[$'Chat-GPT - Aluno'.A$1:$'Chat-GPT - Aluno'.C$1048576];2;0)" office:value-type="string" office:string-value="Energia" calcext:value-type="string">
            <text:p>Energia</text:p>
          </table:table-cell>
          <table:table-cell table:style-name="ce348" table:formula="of:=VLOOKUP([.B30];[$'Chat-GPT - Aluno'.A$1:$'Chat-GPT - Aluno'.C$1048576];3;0)" office:value-type="float" office:value="10" calcext:value-type="float">
            <text:p>10</text:p>
          </table:table-cell>
          <table:table-cell table:style-name="ce347" table:formula="of:=IF([.D30]&gt;100;&quot;Maior de 100&quot;;IF([.D30]&gt;50;&quot;Entre 50 e 100&quot;;IF([.D30]&lt;=50;&quot;50 ou menos&quot;;&quot;NOVINHO&quot;)))" office:value-type="string" office:string-value="50 ou menos" calcext:value-type="string">
            <text:p>50 ou menos</text:p>
          </table:table-cell>
          <table:table-cell table:style-name="ce352" office:value-type="date" office:date-value="2024-01-26" calcext:value-type="date">
            <text:p>01/26/24</text:p>
          </table:table-cell>
          <table:table-cell table:style-name="ce356" office:value-type="float" office:value="7.81" calcext:value-type="float">
            <text:p>7,81</text:p>
          </table:table-cell>
          <table:table-cell table:style-name="ce359" table:formula="of:=VLOOKUP([.A30];[$Total_de_acoes.A$1:$Total_de_acoes.B$1048576];2;0)" office:value-type="float" office:value="302768240" calcext:value-type="float">
            <text:p>302.768.240</text:p>
          </table:table-cell>
          <table:table-cell table:style-name="ce300" office:value-type="float" office:value="0.77" calcext:value-type="float">
            <text:p>0,77</text:p>
          </table:table-cell>
          <table:table-cell table:style-name="ce302" table:formula="of:=[.I30]/100" office:value-type="float" office:value="0.0077" calcext:value-type="float">
            <text:p>0,0077</text:p>
          </table:table-cell>
          <table:table-cell table:style-name="ce363" table:formula="of:=[.G30]/(1+[.J30])" office:value-type="float" office:value="7.75032251662201" calcext:value-type="float">
            <text:p>7,750</text:p>
          </table:table-cell>
          <table:table-cell table:style-name="ce366" table:formula="of:=([.G30]-[.K30])*[.H30]" office:value-type="currency" office:currency="BRL" office:value="18068446.6099832" calcext:value-type="currency">
            <text:p>R$ 18.068.446,61</text:p>
          </table:table-cell>
          <table:table-cell table:style-name="ce368" table:formula="of:=IF([.L30]=0;&quot;Estável&quot;;IF([.L30]&gt;0;&quot;SUBIU&quot;;&quot;desceu&quot;))" office:value-type="string" office:string-value="SUBIU" calcext:value-type="string">
            <text:p>SUBIU</text:p>
          </table:table-cell>
          <table:table-cell table:style-name="ce372" office:value-type="float" office:value="3.17" calcext:value-type="float">
            <text:p>3,17</text:p>
          </table:table-cell>
          <table:table-cell table:style-name="ce376" table:formula="of:=[.N30]/100" office:value-type="float" office:value="0.0317" calcext:value-type="float">
            <text:p>0,032</text:p>
          </table:table-cell>
          <table:table-cell table:style-name="ce376" table:formula="of:=[.G30]/([.O30]+1)" office:value-type="float" office:value="7.57003004749443" calcext:value-type="float">
            <text:p>7,570</text:p>
          </table:table-cell>
          <table:table-cell table:style-name="ce380" table:formula="of:=VLOOKUP([.A30];[$Total_de_acoes.A$1:$Total_de_acoes.B$1048576];2;0)" office:value-type="float" office:value="302768240" calcext:value-type="float">
            <text:p>302.768.240</text:p>
          </table:table-cell>
          <table:table-cell table:style-name="ce384" table:formula="of:=([.G30]-[.P30])*[.Q30]" office:value-type="currency" office:currency="BRL" office:value="72655280.172996" calcext:value-type="currency">
            <text:p>R$ 72.655.280,17</text:p>
          </table:table-cell>
          <table:table-cell table:style-name="ce388" table:formula="of:=IF([.R30]=0;&quot;Estável&quot;;IF([.R30]&gt;0;&quot;SUBIU&quot;;&quot;desceu&quot;))" office:value-type="string" office:string-value="SUBIU" calcext:value-type="string">
            <text:p>SUBIU</text:p>
          </table:table-cell>
          <table:table-cell table:style-name="ce391" office:value-type="float" office:value="-3.22" calcext:value-type="float">
            <text:p>-3,22</text:p>
          </table:table-cell>
          <table:table-cell table:style-name="ce391" table:formula="of:=[.T30]/100" office:value-type="float" office:value="-0.0322" calcext:value-type="float">
            <text:p>-0,0322</text:p>
          </table:table-cell>
          <table:table-cell table:style-name="ce393" table:formula="of:=[.G30]/([.U30]+1)" office:value-type="float" office:value="8.06984914238479" calcext:value-type="float">
            <text:p>8,070</text:p>
          </table:table-cell>
          <table:table-cell table:style-name="ce396" table:formula="of:=[.V30]*[.H30]" office:value-type="currency" office:currency="BRL" office:value="2443294021.90535" calcext:value-type="currency">
            <text:p>R$ 2.443.294.021,91</text:p>
          </table:table-cell>
          <table:table-cell table:style-name="ce399" table:formula="of:=IF([.W30]=0;&quot;Estável&quot;;IF([.W30]&gt;0;&quot;SUBIU&quot;;&quot;desceu&quot;))" office:value-type="string" office:string-value="SUBIU" calcext:value-type="string">
            <text:p>SUBIU</text:p>
          </table:table-cell>
          <table:table-cell table:style-name="ce404" office:value-type="float" office:value="-3.22" calcext:value-type="float">
            <text:p>-3,22</text:p>
          </table:table-cell>
          <table:table-cell table:style-name="ce404" table:formula="of:=[.Y30]/100" office:value-type="float" office:value="-0.0322" calcext:value-type="float">
            <text:p>-0,0322</text:p>
          </table:table-cell>
          <table:table-cell table:style-name="ce407" table:formula="of:=[.G30]/([.Z30]+1)" office:value-type="float" office:value="8.06984914238479" calcext:value-type="float">
            <text:p>8,070</text:p>
          </table:table-cell>
          <table:table-cell table:style-name="ce410" table:formula="of:=[.H30]*[.AA30]" office:value-type="currency" office:currency="BRL" office:value="2443294021.90535" calcext:value-type="currency">
            <text:p>R$ 2.443.294.021,91</text:p>
          </table:table-cell>
          <table:table-cell table:style-name="ce413" table:formula="of:=IF([.AB30]=0;&quot;Estável&quot;;IF([.AB30]&gt;0;&quot;SUBIU&quot;;&quot;desceu&quot;))" office:value-type="string" office:string-value="SUBIU" calcext:value-type="string">
            <text:p>SUBIU</text:p>
          </table:table-cell>
          <table:table-cell table:style-name="ce417" office:value-type="float" office:value="9.94" calcext:value-type="float">
            <text:p>9,94</text:p>
          </table:table-cell>
          <table:table-cell table:style-name="ce417" table:formula="of:=[.AD30]/100" office:value-type="float" office:value="0.0994" calcext:value-type="float">
            <text:p>0,0994</text:p>
          </table:table-cell>
          <table:table-cell table:style-name="ce420" table:formula="of:=[.G30]/([.AE30]+1)" office:value-type="float" office:value="7.10387484082227" calcext:value-type="float">
            <text:p>7,104</text:p>
          </table:table-cell>
          <table:table-cell table:style-name="ce423" table:formula="of:=[.AF30]*[.H30]" office:value-type="currency" office:currency="BRL" office:value="2150827682.73604" calcext:value-type="currency">
            <text:p>R$ 2.150.827.682,74</text:p>
          </table:table-cell>
          <table:table-cell table:style-name="ce426" table:formula="of:=IF([.AG30]=0;&quot;Estável&quot;;IF([.AG30]&gt;0;&quot;SUBIU&quot;;&quot;desceu&quot;))" office:value-type="string" office:string-value="SUBIU" calcext:value-type="string">
            <text:p>SUBIU</text:p>
          </table:table-cell>
          <table:table-cell table:style-name="ce347" table:formula="of:=[.B30]" office:value-type="string" office:string-value="Dexco" calcext:value-type="string">
            <text:p>Dexco</text:p>
          </table:table-cell>
          <table:table-cell table:number-columns-repeated="29"/>
        </table:table-row>
        <table:table-row table:style-name="ro2">
          <table:table-cell table:style-name="ce343" office:value-type="string" calcext:value-type="string">
            <text:p>TIMS3</text:p>
          </table:table-cell>
          <table:table-cell table:style-name="ce347" table:formula="of:=VLOOKUP([.A31];[$Ticker.A$1:$Ticker.B$1048576];2;0)" office:value-type="string" office:string-value="TIM" calcext:value-type="string">
            <text:p>TIM</text:p>
          </table:table-cell>
          <table:table-cell table:style-name="ce347" table:formula="of:=VLOOKUP([.B31];[$'Chat-GPT - Aluno'.A$1:$'Chat-GPT - Aluno'.C$1048576];2;0)" office:value-type="string" office:string-value="Telecomunicações" calcext:value-type="string">
            <text:p>Telecomunicações</text:p>
          </table:table-cell>
          <table:table-cell table:style-name="ce347" table:formula="of:=VLOOKUP([.B31];[$'Chat-GPT - Aluno'.A$1:$'Chat-GPT - Aluno'.C$1048576];3;0)" office:value-type="float" office:value="28" calcext:value-type="float">
            <text:p>28</text:p>
          </table:table-cell>
          <table:table-cell table:style-name="ce347" table:formula="of:=IF([.D31]&gt;100;&quot;Maior de 100&quot;;IF([.D31]&gt;50;&quot;Entre 50 e 100&quot;;IF([.D31]&lt;=50;&quot;50 ou menos&quot;;&quot;NOVINHO&quot;)))" office:value-type="string" office:string-value="50 ou menos" calcext:value-type="string">
            <text:p>50 ou menos</text:p>
          </table:table-cell>
          <table:table-cell table:style-name="ce351" office:value-type="date" office:date-value="2024-01-26" calcext:value-type="date">
            <text:p>01/26/24</text:p>
          </table:table-cell>
          <table:table-cell table:style-name="ce355" office:value-type="float" office:value="17.52" calcext:value-type="float">
            <text:p>17,52</text:p>
          </table:table-cell>
          <table:table-cell table:style-name="ce358" table:formula="of:=VLOOKUP([.A31];[$Total_de_acoes.A$1:$Total_de_acoes.B$1048576];2;0)" office:value-type="float" office:value="807896814" calcext:value-type="float">
            <text:p>807.896.814</text:p>
          </table:table-cell>
          <table:table-cell table:style-name="ce299" office:value-type="float" office:value="0.74" calcext:value-type="float">
            <text:p>0,74</text:p>
          </table:table-cell>
          <table:table-cell table:style-name="ce301" table:formula="of:=[.I31]/100" office:value-type="float" office:value="0.0074" calcext:value-type="float">
            <text:p>0,0074</text:p>
          </table:table-cell>
          <table:table-cell table:style-name="ce362" table:formula="of:=[.G31]/(1+[.J31])" office:value-type="float" office:value="17.3913043478261" calcext:value-type="float">
            <text:p>17,391</text:p>
          </table:table-cell>
          <table:table-cell table:style-name="ce365" table:formula="of:=([.G31]-[.K31])*[.H31]" office:value-type="currency" office:currency="BRL" office:value="103972807.366957" calcext:value-type="currency">
            <text:p>R$ 103.972.807,37</text:p>
          </table:table-cell>
          <table:table-cell table:style-name="ce368" table:formula="of:=IF([.L31]=0;&quot;Estável&quot;;IF([.L31]&gt;0;&quot;SUBIU&quot;;&quot;desceu&quot;))" office:value-type="string" office:string-value="SUBIU" calcext:value-type="string">
            <text:p>SUBIU</text:p>
          </table:table-cell>
          <table:table-cell table:style-name="ce371" office:value-type="float" office:value="-0.57" calcext:value-type="float">
            <text:p>-0,57</text:p>
          </table:table-cell>
          <table:table-cell table:style-name="ce375" table:formula="of:=[.N31]/100" office:value-type="float" office:value="-0.0057" calcext:value-type="float">
            <text:p>-0,006</text:p>
          </table:table-cell>
          <table:table-cell table:style-name="ce375" table:formula="of:=[.G31]/([.O31]+1)" office:value-type="float" office:value="17.6204364879815" calcext:value-type="float">
            <text:p>17,620</text:p>
          </table:table-cell>
          <table:table-cell table:style-name="ce379" table:formula="of:=VLOOKUP([.A31];[$Total_de_acoes.A$1:$Total_de_acoes.B$1048576];2;0)" office:value-type="float" office:value="807896814" calcext:value-type="float">
            <text:p>807.896.814</text:p>
          </table:table-cell>
          <table:table-cell table:style-name="ce383" table:formula="of:=([.G31]-[.P31])*[.Q31]" office:value-type="currency" office:currency="BRL" office:value="-81142318.649598" calcext:value-type="currency">
            <text:p>-R$ 81.142.318,65</text:p>
          </table:table-cell>
          <table:table-cell table:style-name="ce387" table:formula="of:=IF([.R31]=0;&quot;Estável&quot;;IF([.R31]&gt;0;&quot;SUBIU&quot;;&quot;desceu&quot;))" office:value-type="string" office:string-value="desceu" calcext:value-type="string">
            <text:p>desceu</text:p>
          </table:table-cell>
          <table:table-cell table:style-name="ce372" office:value-type="float" office:value="-2.29" calcext:value-type="float">
            <text:p>-2,29</text:p>
          </table:table-cell>
          <table:table-cell table:style-name="ce372" table:formula="of:=[.T31]/100" office:value-type="float" office:value="-0.0229" calcext:value-type="float">
            <text:p>-0,0229</text:p>
          </table:table-cell>
          <table:table-cell table:style-name="ce376" table:formula="of:=[.G31]/([.U31]+1)" office:value-type="float" office:value="17.9306109917102" calcext:value-type="float">
            <text:p>17,931</text:p>
          </table:table-cell>
          <table:table-cell table:style-name="ce384" table:formula="of:=[.V31]*[.H31]" office:value-type="currency" office:currency="BRL" office:value="14486083493.276" calcext:value-type="currency">
            <text:p>R$ 14.486.083.493,28</text:p>
          </table:table-cell>
          <table:table-cell table:style-name="ce388" table:formula="of:=IF([.W31]=0;&quot;Estável&quot;;IF([.W31]&gt;0;&quot;SUBIU&quot;;&quot;desceu&quot;))" office:value-type="string" office:string-value="SUBIU" calcext:value-type="string">
            <text:p>SUBIU</text:p>
          </table:table-cell>
          <table:table-cell table:style-name="ce403" office:value-type="float" office:value="-2.29" calcext:value-type="float">
            <text:p>-2,29</text:p>
          </table:table-cell>
          <table:table-cell table:style-name="ce403" table:formula="of:=[.Y31]/100" office:value-type="float" office:value="-0.0229" calcext:value-type="float">
            <text:p>-0,0229</text:p>
          </table:table-cell>
          <table:table-cell table:style-name="ce406" table:formula="of:=[.G31]/([.Z31]+1)" office:value-type="float" office:value="17.9306109917102" calcext:value-type="float">
            <text:p>17,931</text:p>
          </table:table-cell>
          <table:table-cell table:style-name="ce409" table:formula="of:=[.H31]*[.AA31]" office:value-type="currency" office:currency="BRL" office:value="14486083493.276" calcext:value-type="currency">
            <text:p>R$ 14.486.083.493,28</text:p>
          </table:table-cell>
          <table:table-cell table:style-name="ce412" table:formula="of:=IF([.AB31]=0;&quot;Estável&quot;;IF([.AB31]&gt;0;&quot;SUBIU&quot;;&quot;desceu&quot;))" office:value-type="string" office:string-value="SUBIU" calcext:value-type="string">
            <text:p>SUBIU</text:p>
          </table:table-cell>
          <table:table-cell table:style-name="ce416" office:value-type="float" office:value="56.87" calcext:value-type="float">
            <text:p>56,87</text:p>
          </table:table-cell>
          <table:table-cell table:style-name="ce416" table:formula="of:=[.AD31]/100" office:value-type="float" office:value="0.5687" calcext:value-type="float">
            <text:p>0,5687</text:p>
          </table:table-cell>
          <table:table-cell table:style-name="ce419" table:formula="of:=[.G31]/([.AE31]+1)" office:value-type="float" office:value="11.1684834576401" calcext:value-type="float">
            <text:p>11,168</text:p>
          </table:table-cell>
          <table:table-cell table:style-name="ce422" table:formula="of:=[.AF31]*[.H31]" office:value-type="currency" office:currency="BRL" office:value="9022982202.63913" calcext:value-type="currency">
            <text:p>R$ 9.022.982.202,64</text:p>
          </table:table-cell>
          <table:table-cell table:style-name="ce425" table:formula="of:=IF([.AG31]=0;&quot;Estável&quot;;IF([.AG31]&gt;0;&quot;SUBIU&quot;;&quot;desceu&quot;))" office:value-type="string" office:string-value="SUBIU" calcext:value-type="string">
            <text:p>SUBIU</text:p>
          </table:table-cell>
          <table:table-cell table:style-name="ce347" table:formula="of:=[.B31]" office:value-type="string" office:string-value="TIM" calcext:value-type="string">
            <text:p>TIM</text:p>
          </table:table-cell>
          <table:table-cell table:number-columns-repeated="29"/>
        </table:table-row>
        <table:table-row table:style-name="ro2">
          <table:table-cell table:style-name="ce344" office:value-type="string" calcext:value-type="string">
            <text:p>BRAP4</text:p>
          </table:table-cell>
          <table:table-cell table:style-name="ce348" table:formula="of:=VLOOKUP([.A32];[$Ticker.A$1:$Ticker.B$1048576];2;0)" office:value-type="string" office:string-value="Bradespar" calcext:value-type="string">
            <text:p>Bradespar</text:p>
          </table:table-cell>
          <table:table-cell table:style-name="ce348" table:formula="of:=VLOOKUP([.B32];[$'Chat-GPT - Aluno'.A$1:$'Chat-GPT - Aluno'.C$1048576];2;0)" office:value-type="string" office:string-value="Finanças" calcext:value-type="string">
            <text:p>Finanças</text:p>
          </table:table-cell>
          <table:table-cell table:style-name="ce348" table:formula="of:=VLOOKUP([.B32];[$'Chat-GPT - Aluno'.A$1:$'Chat-GPT - Aluno'.C$1048576];3;0)" office:value-type="float" office:value="27" calcext:value-type="float">
            <text:p>27</text:p>
          </table:table-cell>
          <table:table-cell table:style-name="ce347" table:formula="of:=IF([.D32]&gt;100;&quot;Maior de 100&quot;;IF([.D32]&gt;50;&quot;Entre 50 e 100&quot;;IF([.D32]&lt;=50;&quot;50 ou menos&quot;;&quot;NOVINHO&quot;)))" office:value-type="string" office:string-value="50 ou menos" calcext:value-type="string">
            <text:p>50 ou menos</text:p>
          </table:table-cell>
          <table:table-cell table:style-name="ce352" office:value-type="date" office:date-value="2024-01-26" calcext:value-type="date">
            <text:p>01/26/24</text:p>
          </table:table-cell>
          <table:table-cell table:style-name="ce356" office:value-type="float" office:value="23.22" calcext:value-type="float">
            <text:p>23,22</text:p>
          </table:table-cell>
          <table:table-cell table:style-name="ce359" table:formula="of:=VLOOKUP([.A32];[$Total_de_acoes.A$1:$Total_de_acoes.B$1048576];2;0)" office:value-type="float" office:value="251003438" calcext:value-type="float">
            <text:p>251.003.438</text:p>
          </table:table-cell>
          <table:table-cell table:style-name="ce300" office:value-type="float" office:value="0.73" calcext:value-type="float">
            <text:p>0,73</text:p>
          </table:table-cell>
          <table:table-cell table:style-name="ce302" table:formula="of:=[.I32]/100" office:value-type="float" office:value="0.0073" calcext:value-type="float">
            <text:p>0,0073</text:p>
          </table:table-cell>
          <table:table-cell table:style-name="ce363" table:formula="of:=[.G32]/(1+[.J32])" office:value-type="float" office:value="23.0517224262881" calcext:value-type="float">
            <text:p>23,052</text:p>
          </table:table-cell>
          <table:table-cell table:style-name="ce366" table:formula="of:=([.G32]-[.K32])*[.H32]" office:value-type="currency" office:currency="BRL" office:value="42238249.5399864" calcext:value-type="currency">
            <text:p>R$ 42.238.249,54</text:p>
          </table:table-cell>
          <table:table-cell table:style-name="ce368" table:formula="of:=IF([.L32]=0;&quot;Estável&quot;;IF([.L32]&gt;0;&quot;SUBIU&quot;;&quot;desceu&quot;))" office:value-type="string" office:string-value="SUBIU" calcext:value-type="string">
            <text:p>SUBIU</text:p>
          </table:table-cell>
          <table:table-cell table:style-name="ce372" office:value-type="float" office:value="1.93" calcext:value-type="float">
            <text:p>1,93</text:p>
          </table:table-cell>
          <table:table-cell table:style-name="ce376" table:formula="of:=[.N32]/100" office:value-type="float" office:value="0.0193" calcext:value-type="float">
            <text:p>0,019</text:p>
          </table:table-cell>
          <table:table-cell table:style-name="ce376" table:formula="of:=[.G32]/([.O32]+1)" office:value-type="float" office:value="22.7803394486412" calcext:value-type="float">
            <text:p>22,780</text:p>
          </table:table-cell>
          <table:table-cell table:style-name="ce380" table:formula="of:=VLOOKUP([.A32];[$Total_de_acoes.A$1:$Total_de_acoes.B$1048576];2;0)" office:value-type="float" office:value="251003438" calcext:value-type="float">
            <text:p>251.003.438</text:p>
          </table:table-cell>
          <table:table-cell table:style-name="ce384" table:formula="of:=([.G32]-[.P32])*[.Q32]" office:value-type="currency" office:currency="BRL" office:value="110356309.944029" calcext:value-type="currency">
            <text:p>R$ 110.356.309,94</text:p>
          </table:table-cell>
          <table:table-cell table:style-name="ce388" table:formula="of:=IF([.R32]=0;&quot;Estável&quot;;IF([.R32]&gt;0;&quot;SUBIU&quot;;&quot;desceu&quot;))" office:value-type="string" office:string-value="SUBIU" calcext:value-type="string">
            <text:p>SUBIU</text:p>
          </table:table-cell>
          <table:table-cell table:style-name="ce391" office:value-type="float" office:value="-9.51" calcext:value-type="float">
            <text:p>-9,51</text:p>
          </table:table-cell>
          <table:table-cell table:style-name="ce391" table:formula="of:=[.T32]/100" office:value-type="float" office:value="-0.0951" calcext:value-type="float">
            <text:p>-0,0951</text:p>
          </table:table-cell>
          <table:table-cell table:style-name="ce393" table:formula="of:=[.G32]/([.U32]+1)" office:value-type="float" office:value="25.6602939551332" calcext:value-type="float">
            <text:p>25,660</text:p>
          </table:table-cell>
          <table:table-cell table:style-name="ce396" table:formula="of:=[.V32]*[.H32]" office:value-type="currency" office:currency="BRL" office:value="6440822002.82904" calcext:value-type="currency">
            <text:p>R$ 6.440.822.002,83</text:p>
          </table:table-cell>
          <table:table-cell table:style-name="ce399" table:formula="of:=IF([.W32]=0;&quot;Estável&quot;;IF([.W32]&gt;0;&quot;SUBIU&quot;;&quot;desceu&quot;))" office:value-type="string" office:string-value="SUBIU" calcext:value-type="string">
            <text:p>SUBIU</text:p>
          </table:table-cell>
          <table:table-cell table:style-name="ce404" office:value-type="float" office:value="-9.51" calcext:value-type="float">
            <text:p>-9,51</text:p>
          </table:table-cell>
          <table:table-cell table:style-name="ce404" table:formula="of:=[.Y32]/100" office:value-type="float" office:value="-0.0951" calcext:value-type="float">
            <text:p>-0,0951</text:p>
          </table:table-cell>
          <table:table-cell table:style-name="ce407" table:formula="of:=[.G32]/([.Z32]+1)" office:value-type="float" office:value="25.6602939551332" calcext:value-type="float">
            <text:p>25,660</text:p>
          </table:table-cell>
          <table:table-cell table:style-name="ce410" table:formula="of:=[.H32]*[.AA32]" office:value-type="currency" office:currency="BRL" office:value="6440822002.82904" calcext:value-type="currency">
            <text:p>R$ 6.440.822.002,83</text:p>
          </table:table-cell>
          <table:table-cell table:style-name="ce413" table:formula="of:=IF([.AB32]=0;&quot;Estável&quot;;IF([.AB32]&gt;0;&quot;SUBIU&quot;;&quot;desceu&quot;))" office:value-type="string" office:string-value="SUBIU" calcext:value-type="string">
            <text:p>SUBIU</text:p>
          </table:table-cell>
          <table:table-cell table:style-name="ce417" office:value-type="float" office:value="-20.4" calcext:value-type="float">
            <text:p>-20,4</text:p>
          </table:table-cell>
          <table:table-cell table:style-name="ce417" table:formula="of:=[.AD32]/100" office:value-type="float" office:value="-0.204" calcext:value-type="float">
            <text:p>-0,204</text:p>
          </table:table-cell>
          <table:table-cell table:style-name="ce420" table:formula="of:=[.G32]/([.AE32]+1)" office:value-type="float" office:value="29.1708542713568" calcext:value-type="float">
            <text:p>29,171</text:p>
          </table:table-cell>
          <table:table-cell table:style-name="ce423" table:formula="of:=[.AF32]*[.H32]" office:value-type="currency" office:currency="BRL" office:value="7321984711.50754" calcext:value-type="currency">
            <text:p>R$ 7.321.984.711,51</text:p>
          </table:table-cell>
          <table:table-cell table:style-name="ce426" table:formula="of:=IF([.AG32]=0;&quot;Estável&quot;;IF([.AG32]&gt;0;&quot;SUBIU&quot;;&quot;desceu&quot;))" office:value-type="string" office:string-value="SUBIU" calcext:value-type="string">
            <text:p>SUBIU</text:p>
          </table:table-cell>
          <table:table-cell table:style-name="ce347" table:formula="of:=[.B32]" office:value-type="string" office:string-value="Bradespar" calcext:value-type="string">
            <text:p>Bradespar</text:p>
          </table:table-cell>
          <table:table-cell table:number-columns-repeated="29"/>
        </table:table-row>
        <table:table-row table:style-name="ro2">
          <table:table-cell table:style-name="ce343" office:value-type="string" calcext:value-type="string">
            <text:p>LWSA3</text:p>
          </table:table-cell>
          <table:table-cell table:style-name="ce347" table:formula="of:=VLOOKUP([.A33];[$Ticker.A$1:$Ticker.B$1048576];2;0)" office:value-type="string" office:string-value="Locaweb" calcext:value-type="string">
            <text:p>Locaweb</text:p>
          </table:table-cell>
          <table:table-cell table:style-name="ce347" table:formula="of:=VLOOKUP([.B33];[$'Chat-GPT - Aluno'.A$1:$'Chat-GPT - Aluno'.C$1048576];2;0)" office:value-type="string" office:string-value="Tecnologia" calcext:value-type="string">
            <text:p>Tecnologia</text:p>
          </table:table-cell>
          <table:table-cell table:style-name="ce347" table:formula="of:=VLOOKUP([.B33];[$'Chat-GPT - Aluno'.A$1:$'Chat-GPT - Aluno'.C$1048576];3;0)" office:value-type="float" office:value="24" calcext:value-type="float">
            <text:p>24</text:p>
          </table:table-cell>
          <table:table-cell table:style-name="ce347" table:formula="of:=IF([.D33]&gt;100;&quot;Maior de 100&quot;;IF([.D33]&gt;50;&quot;Entre 50 e 100&quot;;IF([.D33]&lt;=50;&quot;50 ou menos&quot;;&quot;NOVINHO&quot;)))" office:value-type="string" office:string-value="50 ou menos" calcext:value-type="string">
            <text:p>50 ou menos</text:p>
          </table:table-cell>
          <table:table-cell table:style-name="ce351" office:value-type="date" office:date-value="2024-01-26" calcext:value-type="date">
            <text:p>01/26/24</text:p>
          </table:table-cell>
          <table:table-cell table:style-name="ce355" office:value-type="float" office:value="5.55" calcext:value-type="float">
            <text:p>5,55</text:p>
          </table:table-cell>
          <table:table-cell table:style-name="ce358" table:formula="of:=VLOOKUP([.A33];[$Total_de_acoes.A$1:$Total_de_acoes.B$1048576];2;0)" office:value-type="float" office:value="393173139" calcext:value-type="float">
            <text:p>393.173.139</text:p>
          </table:table-cell>
          <table:table-cell table:style-name="ce299" office:value-type="float" office:value="0.72" calcext:value-type="float">
            <text:p>0,72</text:p>
          </table:table-cell>
          <table:table-cell table:style-name="ce301" table:formula="of:=[.I33]/100" office:value-type="float" office:value="0.0072" calcext:value-type="float">
            <text:p>0,0072</text:p>
          </table:table-cell>
          <table:table-cell table:style-name="ce362" table:formula="of:=[.G33]/(1+[.J33])" office:value-type="float" office:value="5.51032565528197" calcext:value-type="float">
            <text:p>5,510</text:p>
          </table:table-cell>
          <table:table-cell table:style-name="ce365" table:formula="of:=([.G33]-[.K33])*[.H33]" office:value-type="currency" office:currency="BRL" office:value="15598886.6505562" calcext:value-type="currency">
            <text:p>R$ 15.598.886,65</text:p>
          </table:table-cell>
          <table:table-cell table:style-name="ce368" table:formula="of:=IF([.L33]=0;&quot;Estável&quot;;IF([.L33]&gt;0;&quot;SUBIU&quot;;&quot;desceu&quot;))" office:value-type="string" office:string-value="SUBIU" calcext:value-type="string">
            <text:p>SUBIU</text:p>
          </table:table-cell>
          <table:table-cell table:style-name="ce371" office:value-type="float" office:value="-3.65" calcext:value-type="float">
            <text:p>-3,65</text:p>
          </table:table-cell>
          <table:table-cell table:style-name="ce375" table:formula="of:=[.N33]/100" office:value-type="float" office:value="-0.0365" calcext:value-type="float">
            <text:p>-0,037</text:p>
          </table:table-cell>
          <table:table-cell table:style-name="ce375" table:formula="of:=[.G33]/([.O33]+1)" office:value-type="float" office:value="5.76024909185262" calcext:value-type="float">
            <text:p>5,760</text:p>
          </table:table-cell>
          <table:table-cell table:style-name="ce379" table:formula="of:=VLOOKUP([.A33];[$Total_de_acoes.A$1:$Total_de_acoes.B$1048576];2;0)" office:value-type="float" office:value="393173139" calcext:value-type="float">
            <text:p>393.173.139</text:p>
          </table:table-cell>
          <table:table-cell table:style-name="ce383" table:formula="of:=([.G33]-[.P33])*[.Q33]" office:value-type="currency" office:currency="BRL" office:value="-82664295.4155942" calcext:value-type="currency">
            <text:p>-R$ 82.664.295,42</text:p>
          </table:table-cell>
          <table:table-cell table:style-name="ce387" table:formula="of:=IF([.R33]=0;&quot;Estável&quot;;IF([.R33]&gt;0;&quot;SUBIU&quot;;&quot;desceu&quot;))" office:value-type="string" office:string-value="desceu" calcext:value-type="string">
            <text:p>desceu</text:p>
          </table:table-cell>
          <table:table-cell table:style-name="ce372" office:value-type="float" office:value="-7.65" calcext:value-type="float">
            <text:p>-7,65</text:p>
          </table:table-cell>
          <table:table-cell table:style-name="ce372" table:formula="of:=[.T33]/100" office:value-type="float" office:value="-0.0765" calcext:value-type="float">
            <text:p>-0,0765</text:p>
          </table:table-cell>
          <table:table-cell table:style-name="ce376" table:formula="of:=[.G33]/([.U33]+1)" office:value-type="float" office:value="6.00974553329724" calcext:value-type="float">
            <text:p>6,010</text:p>
          </table:table-cell>
          <table:table-cell table:style-name="ce384" table:formula="of:=[.V33]*[.H33]" office:value-type="currency" office:currency="BRL" office:value="2362870515.9177" calcext:value-type="currency">
            <text:p>R$ 2.362.870.515,92</text:p>
          </table:table-cell>
          <table:table-cell table:style-name="ce388" table:formula="of:=IF([.W33]=0;&quot;Estável&quot;;IF([.W33]&gt;0;&quot;SUBIU&quot;;&quot;desceu&quot;))" office:value-type="string" office:string-value="SUBIU" calcext:value-type="string">
            <text:p>SUBIU</text:p>
          </table:table-cell>
          <table:table-cell table:style-name="ce403" office:value-type="float" office:value="-7.65" calcext:value-type="float">
            <text:p>-7,65</text:p>
          </table:table-cell>
          <table:table-cell table:style-name="ce403" table:formula="of:=[.Y33]/100" office:value-type="float" office:value="-0.0765" calcext:value-type="float">
            <text:p>-0,0765</text:p>
          </table:table-cell>
          <table:table-cell table:style-name="ce406" table:formula="of:=[.G33]/([.Z33]+1)" office:value-type="float" office:value="6.00974553329724" calcext:value-type="float">
            <text:p>6,010</text:p>
          </table:table-cell>
          <table:table-cell table:style-name="ce409" table:formula="of:=[.H33]*[.AA33]" office:value-type="currency" office:currency="BRL" office:value="2362870515.9177" calcext:value-type="currency">
            <text:p>R$ 2.362.870.515,92</text:p>
          </table:table-cell>
          <table:table-cell table:style-name="ce412" table:formula="of:=IF([.AB33]=0;&quot;Estável&quot;;IF([.AB33]&gt;0;&quot;SUBIU&quot;;&quot;desceu&quot;))" office:value-type="string" office:string-value="SUBIU" calcext:value-type="string">
            <text:p>SUBIU</text:p>
          </table:table-cell>
          <table:table-cell table:style-name="ce416" office:value-type="float" office:value="-14.03" calcext:value-type="float">
            <text:p>-14,03</text:p>
          </table:table-cell>
          <table:table-cell table:style-name="ce416" table:formula="of:=[.AD33]/100" office:value-type="float" office:value="-0.1403" calcext:value-type="float">
            <text:p>-0,1403</text:p>
          </table:table-cell>
          <table:table-cell table:style-name="ce419" table:formula="of:=[.G33]/([.AE33]+1)" office:value-type="float" office:value="6.45574037454926" calcext:value-type="float">
            <text:p>6,456</text:p>
          </table:table-cell>
          <table:table-cell table:style-name="ce422" table:formula="of:=[.AF33]*[.H33]" office:value-type="currency" office:currency="BRL" office:value="2538223707.63057" calcext:value-type="currency">
            <text:p>R$ 2.538.223.707,63</text:p>
          </table:table-cell>
          <table:table-cell table:style-name="ce425" table:formula="of:=IF([.AG33]=0;&quot;Estável&quot;;IF([.AG33]&gt;0;&quot;SUBIU&quot;;&quot;desceu&quot;))" office:value-type="string" office:string-value="SUBIU" calcext:value-type="string">
            <text:p>SUBIU</text:p>
          </table:table-cell>
          <table:table-cell table:style-name="ce347" table:formula="of:=[.B33]" office:value-type="string" office:string-value="Locaweb" calcext:value-type="string">
            <text:p>Locaweb</text:p>
          </table:table-cell>
          <table:table-cell table:number-columns-repeated="29"/>
        </table:table-row>
        <table:table-row table:style-name="ro2">
          <table:table-cell table:style-name="ce344" office:value-type="string" calcext:value-type="string">
            <text:p>RECV3</text:p>
          </table:table-cell>
          <table:table-cell table:style-name="ce348" table:formula="of:=VLOOKUP([.A34];[$Ticker.A$1:$Ticker.B$1048576];2;0)" office:value-type="string" office:string-value="PetroRecôncavo" calcext:value-type="string">
            <text:p>PetroRecôncavo</text:p>
          </table:table-cell>
          <table:table-cell table:style-name="ce348" table:formula="of:=VLOOKUP([.B34];[$'Chat-GPT - Aluno'.A$1:$'Chat-GPT - Aluno'.C$1048576];2;0)" office:value-type="string" office:string-value="Energia" calcext:value-type="string">
            <text:p>Energia</text:p>
          </table:table-cell>
          <table:table-cell table:style-name="ce348" table:formula="of:=VLOOKUP([.B34];[$'Chat-GPT - Aluno'.A$1:$'Chat-GPT - Aluno'.C$1048576];3;0)" office:value-type="float" office:value="8" calcext:value-type="float">
            <text:p>8</text:p>
          </table:table-cell>
          <table:table-cell table:style-name="ce347" table:formula="of:=IF([.D34]&gt;100;&quot;Maior de 100&quot;;IF([.D34]&gt;50;&quot;Entre 50 e 100&quot;;IF([.D34]&lt;=50;&quot;50 ou menos&quot;;&quot;NOVINHO&quot;)))" office:value-type="string" office:string-value="50 ou menos" calcext:value-type="string">
            <text:p>50 ou menos</text:p>
          </table:table-cell>
          <table:table-cell table:style-name="ce352" office:value-type="date" office:date-value="2024-01-26" calcext:value-type="date">
            <text:p>01/26/24</text:p>
          </table:table-cell>
          <table:table-cell table:style-name="ce356" office:value-type="float" office:value="23.83" calcext:value-type="float">
            <text:p>23,83</text:p>
          </table:table-cell>
          <table:table-cell table:style-name="ce359" table:formula="of:=VLOOKUP([.A34];[$Total_de_acoes.A$1:$Total_de_acoes.B$1048576];2;0)" office:value-type="float" office:value="275005663" calcext:value-type="float">
            <text:p>275.005.663</text:p>
          </table:table-cell>
          <table:table-cell table:style-name="ce300" office:value-type="float" office:value="0.71" calcext:value-type="float">
            <text:p>0,71</text:p>
          </table:table-cell>
          <table:table-cell table:style-name="ce302" table:formula="of:=[.I34]/100" office:value-type="float" office:value="0.0071" calcext:value-type="float">
            <text:p>0,0071</text:p>
          </table:table-cell>
          <table:table-cell table:style-name="ce363" table:formula="of:=[.G34]/(1+[.J34])" office:value-type="float" office:value="23.66199980141" calcext:value-type="float">
            <text:p>23,662</text:p>
          </table:table-cell>
          <table:table-cell table:style-name="ce366" table:formula="of:=([.G34]-[.K34])*[.H34]" office:value-type="currency" office:currency="BRL" office:value="46201005.9973787" calcext:value-type="currency">
            <text:p>R$ 46.201.006,00</text:p>
          </table:table-cell>
          <table:table-cell table:style-name="ce368" table:formula="of:=IF([.L34]=0;&quot;Estável&quot;;IF([.L34]&gt;0;&quot;SUBIU&quot;;&quot;desceu&quot;))" office:value-type="string" office:string-value="SUBIU" calcext:value-type="string">
            <text:p>SUBIU</text:p>
          </table:table-cell>
          <table:table-cell table:style-name="ce372" office:value-type="float" office:value="1.49" calcext:value-type="float">
            <text:p>1,49</text:p>
          </table:table-cell>
          <table:table-cell table:style-name="ce376" table:formula="of:=[.N34]/100" office:value-type="float" office:value="0.0149" calcext:value-type="float">
            <text:p>0,015</text:p>
          </table:table-cell>
          <table:table-cell table:style-name="ce376" table:formula="of:=[.G34]/([.O34]+1)" office:value-type="float" office:value="23.4801458271751" calcext:value-type="float">
            <text:p>23,480</text:p>
          </table:table-cell>
          <table:table-cell table:style-name="ce380" table:formula="of:=VLOOKUP([.A34];[$Total_de_acoes.A$1:$Total_de_acoes.B$1048576];2;0)" office:value-type="float" office:value="275005663" calcext:value-type="float">
            <text:p>275.005.663</text:p>
          </table:table-cell>
          <table:table-cell table:style-name="ce384" table:formula="of:=([.G34]-[.P34])*[.Q34]" office:value-type="currency" office:currency="BRL" office:value="96211878.7510296" calcext:value-type="currency">
            <text:p>R$ 96.211.878,75</text:p>
          </table:table-cell>
          <table:table-cell table:style-name="ce388" table:formula="of:=IF([.R34]=0;&quot;Estável&quot;;IF([.R34]&gt;0;&quot;SUBIU&quot;;&quot;desceu&quot;))" office:value-type="string" office:string-value="SUBIU" calcext:value-type="string">
            <text:p>SUBIU</text:p>
          </table:table-cell>
          <table:table-cell table:style-name="ce391" office:value-type="float" office:value="9.71" calcext:value-type="float">
            <text:p>9,71</text:p>
          </table:table-cell>
          <table:table-cell table:style-name="ce391" table:formula="of:=[.T34]/100" office:value-type="float" office:value="0.0971" calcext:value-type="float">
            <text:p>0,0971</text:p>
          </table:table-cell>
          <table:table-cell table:style-name="ce393" table:formula="of:=[.G34]/([.U34]+1)" office:value-type="float" office:value="21.7209005560113" calcext:value-type="float">
            <text:p>21,721</text:p>
          </table:table-cell>
          <table:table-cell table:style-name="ce396" table:formula="of:=[.V34]*[.H34]" office:value-type="currency" office:currency="BRL" office:value="5973370658.36296" calcext:value-type="currency">
            <text:p>R$ 5.973.370.658,36</text:p>
          </table:table-cell>
          <table:table-cell table:style-name="ce399" table:formula="of:=IF([.W34]=0;&quot;Estável&quot;;IF([.W34]&gt;0;&quot;SUBIU&quot;;&quot;desceu&quot;))" office:value-type="string" office:string-value="SUBIU" calcext:value-type="string">
            <text:p>SUBIU</text:p>
          </table:table-cell>
          <table:table-cell table:style-name="ce404" office:value-type="float" office:value="9.71" calcext:value-type="float">
            <text:p>9,71</text:p>
          </table:table-cell>
          <table:table-cell table:style-name="ce404" table:formula="of:=[.Y34]/100" office:value-type="float" office:value="0.0971" calcext:value-type="float">
            <text:p>0,0971</text:p>
          </table:table-cell>
          <table:table-cell table:style-name="ce407" table:formula="of:=[.G34]/([.Z34]+1)" office:value-type="float" office:value="21.7209005560113" calcext:value-type="float">
            <text:p>21,721</text:p>
          </table:table-cell>
          <table:table-cell table:style-name="ce410" table:formula="of:=[.H34]*[.AA34]" office:value-type="currency" office:currency="BRL" office:value="5973370658.36296" calcext:value-type="currency">
            <text:p>R$ 5.973.370.658,36</text:p>
          </table:table-cell>
          <table:table-cell table:style-name="ce413" table:formula="of:=IF([.AB34]=0;&quot;Estável&quot;;IF([.AB34]&gt;0;&quot;SUBIU&quot;;&quot;desceu&quot;))" office:value-type="string" office:string-value="SUBIU" calcext:value-type="string">
            <text:p>SUBIU</text:p>
          </table:table-cell>
          <table:table-cell table:style-name="ce417" office:value-type="float" office:value="-26.61" calcext:value-type="float">
            <text:p>-26,61</text:p>
          </table:table-cell>
          <table:table-cell table:style-name="ce417" table:formula="of:=[.AD34]/100" office:value-type="float" office:value="-0.2661" calcext:value-type="float">
            <text:p>-0,2661</text:p>
          </table:table-cell>
          <table:table-cell table:style-name="ce420" table:formula="of:=[.G34]/([.AE34]+1)" office:value-type="float" office:value="32.4703638097834" calcext:value-type="float">
            <text:p>32,470</text:p>
          </table:table-cell>
          <table:table-cell table:style-name="ce423" table:formula="of:=[.AF34]*[.H34]" office:value-type="currency" office:currency="BRL" office:value="8929533927.36068" calcext:value-type="currency">
            <text:p>R$ 8.929.533.927,36</text:p>
          </table:table-cell>
          <table:table-cell table:style-name="ce426" table:formula="of:=IF([.AG34]=0;&quot;Estável&quot;;IF([.AG34]&gt;0;&quot;SUBIU&quot;;&quot;desceu&quot;))" office:value-type="string" office:string-value="SUBIU" calcext:value-type="string">
            <text:p>SUBIU</text:p>
          </table:table-cell>
          <table:table-cell table:style-name="ce347" table:formula="of:=[.B34]" office:value-type="string" office:string-value="PetroRecôncavo" calcext:value-type="string">
            <text:p>PetroRecôncavo</text:p>
          </table:table-cell>
          <table:table-cell table:number-columns-repeated="29"/>
        </table:table-row>
        <table:table-row table:style-name="ro2">
          <table:table-cell table:style-name="ce343" office:value-type="string" calcext:value-type="string">
            <text:p>ITSA4</text:p>
          </table:table-cell>
          <table:table-cell table:style-name="ce347" table:formula="of:=VLOOKUP([.A35];[$Ticker.A$1:$Ticker.B$1048576];2;0)" office:value-type="string" office:string-value="Itaúsa" calcext:value-type="string">
            <text:p>Itaúsa</text:p>
          </table:table-cell>
          <table:table-cell table:style-name="ce347" table:formula="of:=VLOOKUP([.B35];[$'Chat-GPT - Aluno'.A$1:$'Chat-GPT - Aluno'.C$1048576];2;0)" office:value-type="string" office:string-value="Finanças" calcext:value-type="string">
            <text:p>Finanças</text:p>
          </table:table-cell>
          <table:table-cell table:style-name="ce347" table:formula="of:=VLOOKUP([.B35];[$'Chat-GPT - Aluno'.A$1:$'Chat-GPT - Aluno'.C$1048576];3;0)" office:value-type="float" office:value="55" calcext:value-type="float">
            <text:p>55</text:p>
          </table:table-cell>
          <table:table-cell table:style-name="ce347" table:formula="of:=IF([.D35]&gt;100;&quot;Maior de 100&quot;;IF([.D35]&gt;50;&quot;Entre 50 e 100&quot;;IF([.D35]&lt;=50;&quot;50 ou menos&quot;;&quot;NOVINHO&quot;)))" office:value-type="string" office:string-value="Entre 50 e 100" calcext:value-type="string">
            <text:p>Entre 50 e 100</text:p>
          </table:table-cell>
          <table:table-cell table:style-name="ce351" office:value-type="date" office:date-value="2024-01-26" calcext:value-type="date">
            <text:p>01/26/24</text:p>
          </table:table-cell>
          <table:table-cell table:style-name="ce355" office:value-type="float" office:value="10.01" calcext:value-type="float">
            <text:p>10,01</text:p>
          </table:table-cell>
          <table:table-cell table:style-name="ce358" table:formula="of:=VLOOKUP([.A35];[$Total_de_acoes.A$1:$Total_de_acoes.B$1048576];2;0)" office:value-type="float" office:value="5372783971" calcext:value-type="float">
            <text:p>5.372.783.971</text:p>
          </table:table-cell>
          <table:table-cell table:style-name="ce299" office:value-type="float" office:value="0.7" calcext:value-type="float">
            <text:p>0,7</text:p>
          </table:table-cell>
          <table:table-cell table:style-name="ce301" table:formula="of:=[.I35]/100" office:value-type="float" office:value="0.007" calcext:value-type="float">
            <text:p>0,007</text:p>
          </table:table-cell>
          <table:table-cell table:style-name="ce362" table:formula="of:=[.G35]/(1+[.J35])" office:value-type="float" office:value="9.94041708043694" calcext:value-type="float">
            <text:p>9,940</text:p>
          </table:table-cell>
          <table:table-cell table:style-name="ce365" table:formula="of:=([.G35]-[.K35])*[.H35]" office:value-type="currency" office:currency="BRL" office:value="373853994.883777" calcext:value-type="currency">
            <text:p>R$ 373.853.994,88</text:p>
          </table:table-cell>
          <table:table-cell table:style-name="ce368" table:formula="of:=IF([.L35]=0;&quot;Estável&quot;;IF([.L35]&gt;0;&quot;SUBIU&quot;;&quot;desceu&quot;))" office:value-type="string" office:string-value="SUBIU" calcext:value-type="string">
            <text:p>SUBIU</text:p>
          </table:table-cell>
          <table:table-cell table:style-name="ce371" office:value-type="float" office:value="-0.3" calcext:value-type="float">
            <text:p>-0,3</text:p>
          </table:table-cell>
          <table:table-cell table:style-name="ce375" table:formula="of:=[.N35]/100" office:value-type="float" office:value="-0.003" calcext:value-type="float">
            <text:p>-0,003</text:p>
          </table:table-cell>
          <table:table-cell table:style-name="ce375" table:formula="of:=[.G35]/([.O35]+1)" office:value-type="float" office:value="10.0401203610833" calcext:value-type="float">
            <text:p>10,040</text:p>
          </table:table-cell>
          <table:table-cell table:style-name="ce379" table:formula="of:=VLOOKUP([.A35];[$Total_de_acoes.A$1:$Total_de_acoes.B$1048576];2;0)" office:value-type="float" office:value="5372783971" calcext:value-type="float">
            <text:p>5.372.783.971</text:p>
          </table:table-cell>
          <table:table-cell table:style-name="ce383" table:formula="of:=([.G35]-[.P35])*[.Q35]" office:value-type="currency" office:currency="BRL" office:value="-161830193.228821" calcext:value-type="currency">
            <text:p>-R$ 161.830.193,23</text:p>
          </table:table-cell>
          <table:table-cell table:style-name="ce387" table:formula="of:=IF([.R35]=0;&quot;Estável&quot;;IF([.R35]&gt;0;&quot;SUBIU&quot;;&quot;desceu&quot;))" office:value-type="string" office:string-value="desceu" calcext:value-type="string">
            <text:p>desceu</text:p>
          </table:table-cell>
          <table:table-cell table:style-name="ce372" office:value-type="float" office:value="-3.47" calcext:value-type="float">
            <text:p>-3,47</text:p>
          </table:table-cell>
          <table:table-cell table:style-name="ce372" table:formula="of:=[.T35]/100" office:value-type="float" office:value="-0.0347" calcext:value-type="float">
            <text:p>-0,0347</text:p>
          </table:table-cell>
          <table:table-cell table:style-name="ce376" table:formula="of:=[.G35]/([.U35]+1)" office:value-type="float" office:value="10.3698332124728" calcext:value-type="float">
            <text:p>10,370</text:p>
          </table:table-cell>
          <table:table-cell table:style-name="ce384" table:formula="of:=[.V35]*[.H35]" office:value-type="currency" office:currency="BRL" office:value="55714873665.9173" calcext:value-type="currency">
            <text:p>R$ 55.714.873.665,92</text:p>
          </table:table-cell>
          <table:table-cell table:style-name="ce388" table:formula="of:=IF([.W35]=0;&quot;Estável&quot;;IF([.W35]&gt;0;&quot;SUBIU&quot;;&quot;desceu&quot;))" office:value-type="string" office:string-value="SUBIU" calcext:value-type="string">
            <text:p>SUBIU</text:p>
          </table:table-cell>
          <table:table-cell table:style-name="ce403" office:value-type="float" office:value="-3.47" calcext:value-type="float">
            <text:p>-3,47</text:p>
          </table:table-cell>
          <table:table-cell table:style-name="ce403" table:formula="of:=[.Y35]/100" office:value-type="float" office:value="-0.0347" calcext:value-type="float">
            <text:p>-0,0347</text:p>
          </table:table-cell>
          <table:table-cell table:style-name="ce406" table:formula="of:=[.G35]/([.Z35]+1)" office:value-type="float" office:value="10.3698332124728" calcext:value-type="float">
            <text:p>10,370</text:p>
          </table:table-cell>
          <table:table-cell table:style-name="ce409" table:formula="of:=[.H35]*[.AA35]" office:value-type="currency" office:currency="BRL" office:value="55714873665.9173" calcext:value-type="currency">
            <text:p>R$ 55.714.873.665,92</text:p>
          </table:table-cell>
          <table:table-cell table:style-name="ce412" table:formula="of:=IF([.AB35]=0;&quot;Estável&quot;;IF([.AB35]&gt;0;&quot;SUBIU&quot;;&quot;desceu&quot;))" office:value-type="string" office:string-value="SUBIU" calcext:value-type="string">
            <text:p>SUBIU</text:p>
          </table:table-cell>
          <table:table-cell table:style-name="ce416" office:value-type="float" office:value="29" calcext:value-type="float">
            <text:p>29</text:p>
          </table:table-cell>
          <table:table-cell table:style-name="ce416" table:formula="of:=[.AD35]/100" office:value-type="float" office:value="0.29" calcext:value-type="float">
            <text:p>0,29</text:p>
          </table:table-cell>
          <table:table-cell table:style-name="ce419" table:formula="of:=[.G35]/([.AE35]+1)" office:value-type="float" office:value="7.75968992248062" calcext:value-type="float">
            <text:p>7,760</text:p>
          </table:table-cell>
          <table:table-cell table:style-name="ce422" table:formula="of:=[.AF35]*[.H35]" office:value-type="currency" office:currency="BRL" office:value="41691137635.4341" calcext:value-type="currency">
            <text:p>R$ 41.691.137.635,43</text:p>
          </table:table-cell>
          <table:table-cell table:style-name="ce425" table:formula="of:=IF([.AG35]=0;&quot;Estável&quot;;IF([.AG35]&gt;0;&quot;SUBIU&quot;;&quot;desceu&quot;))" office:value-type="string" office:string-value="SUBIU" calcext:value-type="string">
            <text:p>SUBIU</text:p>
          </table:table-cell>
          <table:table-cell table:style-name="ce347" table:formula="of:=[.B35]" office:value-type="string" office:string-value="Itaúsa" calcext:value-type="string">
            <text:p>Itaúsa</text:p>
          </table:table-cell>
          <table:table-cell table:number-columns-repeated="29"/>
        </table:table-row>
        <table:table-row table:style-name="ro2">
          <table:table-cell table:style-name="ce344" office:value-type="string" calcext:value-type="string">
            <text:p>BBAS3</text:p>
          </table:table-cell>
          <table:table-cell table:style-name="ce348" table:formula="of:=VLOOKUP([.A36];[$Ticker.A$1:$Ticker.B$1048576];2;0)" office:value-type="string" office:string-value="Banco do Brasil" calcext:value-type="string">
            <text:p>Banco do Brasil</text:p>
          </table:table-cell>
          <table:table-cell table:style-name="ce348" table:formula="of:=VLOOKUP([.B36];[$'Chat-GPT - Aluno'.A$1:$'Chat-GPT - Aluno'.C$1048576];2;0)" office:value-type="string" office:string-value="Finanças" calcext:value-type="string">
            <text:p>Finanças</text:p>
          </table:table-cell>
          <table:table-cell table:style-name="ce348" table:formula="of:=VLOOKUP([.B36];[$'Chat-GPT - Aluno'.A$1:$'Chat-GPT - Aluno'.C$1048576];3;0)" office:value-type="float" office:value="229" calcext:value-type="float">
            <text:p>229</text:p>
          </table:table-cell>
          <table:table-cell table:style-name="ce347" table:formula="of:=IF([.D36]&gt;100;&quot;Maior de 100&quot;;IF([.D36]&gt;50;&quot;Entre 50 e 100&quot;;IF([.D36]&lt;=50;&quot;50 ou menos&quot;;&quot;NOVINHO&quot;)))" office:value-type="string" office:string-value="Maior de 100" calcext:value-type="string">
            <text:p>Maior de 100</text:p>
          </table:table-cell>
          <table:table-cell table:style-name="ce352" office:value-type="date" office:date-value="2024-01-26" calcext:value-type="date">
            <text:p>01/26/24</text:p>
          </table:table-cell>
          <table:table-cell table:style-name="ce356" office:value-type="float" office:value="56.97" calcext:value-type="float">
            <text:p>56,97</text:p>
          </table:table-cell>
          <table:table-cell table:style-name="ce359" table:formula="of:=VLOOKUP([.A36];[$Total_de_acoes.A$1:$Total_de_acoes.B$1048576];2;0)" office:value-type="float" office:value="1420949112" calcext:value-type="float">
            <text:p>1.420.949.112</text:p>
          </table:table-cell>
          <table:table-cell table:style-name="ce300" office:value-type="float" office:value="0.68" calcext:value-type="float">
            <text:p>0,68</text:p>
          </table:table-cell>
          <table:table-cell table:style-name="ce302" table:formula="of:=[.I36]/100" office:value-type="float" office:value="0.0068" calcext:value-type="float">
            <text:p>0,0068</text:p>
          </table:table-cell>
          <table:table-cell table:style-name="ce363" table:formula="of:=[.G36]/(1+[.J36])" office:value-type="float" office:value="56.585220500596" calcext:value-type="float">
            <text:p>56,585</text:p>
          </table:table-cell>
          <table:table-cell table:style-name="ce366" table:formula="of:=([.G36]-[.K36])*[.H36]" office:value-type="currency" office:currency="BRL" office:value="546752087.993985" calcext:value-type="currency">
            <text:p>R$ 546.752.087,99</text:p>
          </table:table-cell>
          <table:table-cell table:style-name="ce368" table:formula="of:=IF([.L36]=0;&quot;Estável&quot;;IF([.L36]&gt;0;&quot;SUBIU&quot;;&quot;desceu&quot;))" office:value-type="string" office:string-value="SUBIU" calcext:value-type="string">
            <text:p>SUBIU</text:p>
          </table:table-cell>
          <table:table-cell table:style-name="ce372" office:value-type="float" office:value="1.88" calcext:value-type="float">
            <text:p>1,88</text:p>
          </table:table-cell>
          <table:table-cell table:style-name="ce376" table:formula="of:=[.N36]/100" office:value-type="float" office:value="0.0188" calcext:value-type="float">
            <text:p>0,019</text:p>
          </table:table-cell>
          <table:table-cell table:style-name="ce376" table:formula="of:=[.G36]/([.O36]+1)" office:value-type="float" office:value="55.9187279151943" calcext:value-type="float">
            <text:p>55,919</text:p>
          </table:table-cell>
          <table:table-cell table:style-name="ce380" table:formula="of:=VLOOKUP([.A36];[$Total_de_acoes.A$1:$Total_de_acoes.B$1048576];2;0)" office:value-type="float" office:value="1420949112" calcext:value-type="float">
            <text:p>1.420.949.112</text:p>
          </table:table-cell>
          <table:table-cell table:style-name="ce384" table:formula="of:=([.G36]-[.P36])*[.Q36]" office:value-type="currency" office:currency="BRL" office:value="1493804135.37498" calcext:value-type="currency">
            <text:p>R$ 1.493.804.135,37</text:p>
          </table:table-cell>
          <table:table-cell table:style-name="ce388" table:formula="of:=IF([.R36]=0;&quot;Estável&quot;;IF([.R36]&gt;0;&quot;SUBIU&quot;;&quot;desceu&quot;))" office:value-type="string" office:string-value="SUBIU" calcext:value-type="string">
            <text:p>SUBIU</text:p>
          </table:table-cell>
          <table:table-cell table:style-name="ce391" office:value-type="float" office:value="2.85" calcext:value-type="float">
            <text:p>2,85</text:p>
          </table:table-cell>
          <table:table-cell table:style-name="ce391" table:formula="of:=[.T36]/100" office:value-type="float" office:value="0.0285" calcext:value-type="float">
            <text:p>0,0285</text:p>
          </table:table-cell>
          <table:table-cell table:style-name="ce393" table:formula="of:=[.G36]/([.U36]+1)" office:value-type="float" office:value="55.3913466212932" calcext:value-type="float">
            <text:p>55,391</text:p>
          </table:table-cell>
          <table:table-cell table:style-name="ce396" table:formula="of:=[.V36]*[.H36]" office:value-type="currency" office:currency="BRL" office:value="78708284794.0107" calcext:value-type="currency">
            <text:p>R$ 78.708.284.794,01</text:p>
          </table:table-cell>
          <table:table-cell table:style-name="ce399" table:formula="of:=IF([.W36]=0;&quot;Estável&quot;;IF([.W36]&gt;0;&quot;SUBIU&quot;;&quot;desceu&quot;))" office:value-type="string" office:string-value="SUBIU" calcext:value-type="string">
            <text:p>SUBIU</text:p>
          </table:table-cell>
          <table:table-cell table:style-name="ce404" office:value-type="float" office:value="2.85" calcext:value-type="float">
            <text:p>2,85</text:p>
          </table:table-cell>
          <table:table-cell table:style-name="ce404" table:formula="of:=[.Y36]/100" office:value-type="float" office:value="0.0285" calcext:value-type="float">
            <text:p>0,0285</text:p>
          </table:table-cell>
          <table:table-cell table:style-name="ce407" table:formula="of:=[.G36]/([.Z36]+1)" office:value-type="float" office:value="55.3913466212932" calcext:value-type="float">
            <text:p>55,391</text:p>
          </table:table-cell>
          <table:table-cell table:style-name="ce410" table:formula="of:=[.H36]*[.AA36]" office:value-type="currency" office:currency="BRL" office:value="78708284794.0107" calcext:value-type="currency">
            <text:p>R$ 78.708.284.794,01</text:p>
          </table:table-cell>
          <table:table-cell table:style-name="ce413" table:formula="of:=IF([.AB36]=0;&quot;Estável&quot;;IF([.AB36]&gt;0;&quot;SUBIU&quot;;&quot;desceu&quot;))" office:value-type="string" office:string-value="SUBIU" calcext:value-type="string">
            <text:p>SUBIU</text:p>
          </table:table-cell>
          <table:table-cell table:style-name="ce417" office:value-type="float" office:value="52.87" calcext:value-type="float">
            <text:p>52,87</text:p>
          </table:table-cell>
          <table:table-cell table:style-name="ce417" table:formula="of:=[.AD36]/100" office:value-type="float" office:value="0.5287" calcext:value-type="float">
            <text:p>0,5287</text:p>
          </table:table-cell>
          <table:table-cell table:style-name="ce420" table:formula="of:=[.G36]/([.AE36]+1)" office:value-type="float" office:value="37.2669588539282" calcext:value-type="float">
            <text:p>37,267</text:p>
          </table:table-cell>
          <table:table-cell table:style-name="ce423" table:formula="of:=[.AF36]*[.H36]" office:value-type="currency" office:currency="BRL" office:value="52954452090.4298" calcext:value-type="currency">
            <text:p>R$ 52.954.452.090,43</text:p>
          </table:table-cell>
          <table:table-cell table:style-name="ce426" table:formula="of:=IF([.AG36]=0;&quot;Estável&quot;;IF([.AG36]&gt;0;&quot;SUBIU&quot;;&quot;desceu&quot;))" office:value-type="string" office:string-value="SUBIU" calcext:value-type="string">
            <text:p>SUBIU</text:p>
          </table:table-cell>
          <table:table-cell table:style-name="ce347" table:formula="of:=[.B36]" office:value-type="string" office:string-value="Banco do Brasil" calcext:value-type="string">
            <text:p>Banco do Brasil</text:p>
          </table:table-cell>
          <table:table-cell table:number-columns-repeated="29"/>
        </table:table-row>
        <table:table-row table:style-name="ro2">
          <table:table-cell table:style-name="ce343" office:value-type="string" calcext:value-type="string">
            <text:p>RADL3</text:p>
          </table:table-cell>
          <table:table-cell table:style-name="ce347" table:formula="of:=VLOOKUP([.A37];[$Ticker.A$1:$Ticker.B$1048576];2;0)" office:value-type="string" office:string-value="RaiaDrogasil" calcext:value-type="string">
            <text:p>RaiaDrogasil</text:p>
          </table:table-cell>
          <table:table-cell table:style-name="ce347" table:formula="of:=VLOOKUP([.B37];[$'Chat-GPT - Aluno'.A$1:$'Chat-GPT - Aluno'.C$1048576];2;0)" office:value-type="string" office:string-value="Varejo" calcext:value-type="string">
            <text:p>Varejo</text:p>
          </table:table-cell>
          <table:table-cell table:style-name="ce347" table:formula="of:=VLOOKUP([.B37];[$'Chat-GPT - Aluno'.A$1:$'Chat-GPT - Aluno'.C$1048576];3;0)" office:value-type="float" office:value="120" calcext:value-type="float">
            <text:p>120</text:p>
          </table:table-cell>
          <table:table-cell table:style-name="ce347" table:formula="of:=IF([.D37]&gt;100;&quot;Maior de 100&quot;;IF([.D37]&gt;50;&quot;Entre 50 e 100&quot;;IF([.D37]&lt;=50;&quot;50 ou menos&quot;;&quot;NOVINHO&quot;)))" office:value-type="string" office:string-value="Maior de 100" calcext:value-type="string">
            <text:p>Maior de 100</text:p>
          </table:table-cell>
          <table:table-cell table:style-name="ce351" office:value-type="date" office:date-value="2024-01-26" calcext:value-type="date">
            <text:p>01/26/24</text:p>
          </table:table-cell>
          <table:table-cell table:style-name="ce355" office:value-type="float" office:value="26.16" calcext:value-type="float">
            <text:p>26,16</text:p>
          </table:table-cell>
          <table:table-cell table:style-name="ce358" table:formula="of:=VLOOKUP([.A37];[$Total_de_acoes.A$1:$Total_de_acoes.B$1048576];2;0)" office:value-type="float" office:value="1275798515" calcext:value-type="float">
            <text:p>1.275.798.515</text:p>
          </table:table-cell>
          <table:table-cell table:style-name="ce299" office:value-type="float" office:value="0.61" calcext:value-type="float">
            <text:p>0,61</text:p>
          </table:table-cell>
          <table:table-cell table:style-name="ce301" table:formula="of:=[.I37]/100" office:value-type="float" office:value="0.0061" calcext:value-type="float">
            <text:p>0,0061</text:p>
          </table:table-cell>
          <table:table-cell table:style-name="ce362" table:formula="of:=[.G37]/(1+[.J37])" office:value-type="float" office:value="26.0013915117782" calcext:value-type="float">
            <text:p>26,001</text:p>
          </table:table-cell>
          <table:table-cell table:style-name="ce365" table:formula="of:=([.G37]-[.K37])*[.H37]" office:value-type="currency" office:currency="BRL" office:value="202352473.739829" calcext:value-type="currency">
            <text:p>R$ 202.352.473,74</text:p>
          </table:table-cell>
          <table:table-cell table:style-name="ce368" table:formula="of:=IF([.L37]=0;&quot;Estável&quot;;IF([.L37]&gt;0;&quot;SUBIU&quot;;&quot;desceu&quot;))" office:value-type="string" office:string-value="SUBIU" calcext:value-type="string">
            <text:p>SUBIU</text:p>
          </table:table-cell>
          <table:table-cell table:style-name="ce371" office:value-type="float" office:value="-2.75" calcext:value-type="float">
            <text:p>-2,75</text:p>
          </table:table-cell>
          <table:table-cell table:style-name="ce375" table:formula="of:=[.N37]/100" office:value-type="float" office:value="-0.0275" calcext:value-type="float">
            <text:p>-0,028</text:p>
          </table:table-cell>
          <table:table-cell table:style-name="ce375" table:formula="of:=[.G37]/([.O37]+1)" office:value-type="float" office:value="26.8997429305913" calcext:value-type="float">
            <text:p>26,900</text:p>
          </table:table-cell>
          <table:table-cell table:style-name="ce379" table:formula="of:=VLOOKUP([.A37];[$Total_de_acoes.A$1:$Total_de_acoes.B$1048576];2;0)" office:value-type="float" office:value="1275798515" calcext:value-type="float">
            <text:p>1.275.798.515</text:p>
          </table:table-cell>
          <table:table-cell table:style-name="ce383" table:formula="of:=([.G37]-[.P37])*[.Q37]" office:value-type="currency" office:currency="BRL" office:value="-943762932.330076" calcext:value-type="currency">
            <text:p>-R$ 943.762.932,33</text:p>
          </table:table-cell>
          <table:table-cell table:style-name="ce387" table:formula="of:=IF([.R37]=0;&quot;Estável&quot;;IF([.R37]&gt;0;&quot;SUBIU&quot;;&quot;desceu&quot;))" office:value-type="string" office:string-value="desceu" calcext:value-type="string">
            <text:p>desceu</text:p>
          </table:table-cell>
          <table:table-cell table:style-name="ce372" office:value-type="float" office:value="-11.02" calcext:value-type="float">
            <text:p>-11,02</text:p>
          </table:table-cell>
          <table:table-cell table:style-name="ce372" table:formula="of:=[.T37]/100" office:value-type="float" office:value="-0.1102" calcext:value-type="float">
            <text:p>-0,1102</text:p>
          </table:table-cell>
          <table:table-cell table:style-name="ce376" table:formula="of:=[.G37]/([.U37]+1)" office:value-type="float" office:value="29.3998651382333" calcext:value-type="float">
            <text:p>29,400</text:p>
          </table:table-cell>
          <table:table-cell table:style-name="ce384" table:formula="of:=[.V37]*[.H37]" office:value-type="currency" office:currency="BRL" office:value="37508304284.5583" calcext:value-type="currency">
            <text:p>R$ 37.508.304.284,56</text:p>
          </table:table-cell>
          <table:table-cell table:style-name="ce388" table:formula="of:=IF([.W37]=0;&quot;Estável&quot;;IF([.W37]&gt;0;&quot;SUBIU&quot;;&quot;desceu&quot;))" office:value-type="string" office:string-value="SUBIU" calcext:value-type="string">
            <text:p>SUBIU</text:p>
          </table:table-cell>
          <table:table-cell table:style-name="ce403" office:value-type="float" office:value="-11.02" calcext:value-type="float">
            <text:p>-11,02</text:p>
          </table:table-cell>
          <table:table-cell table:style-name="ce403" table:formula="of:=[.Y37]/100" office:value-type="float" office:value="-0.1102" calcext:value-type="float">
            <text:p>-0,1102</text:p>
          </table:table-cell>
          <table:table-cell table:style-name="ce406" table:formula="of:=[.G37]/([.Z37]+1)" office:value-type="float" office:value="29.3998651382333" calcext:value-type="float">
            <text:p>29,400</text:p>
          </table:table-cell>
          <table:table-cell table:style-name="ce409" table:formula="of:=[.H37]*[.AA37]" office:value-type="currency" office:currency="BRL" office:value="37508304284.5583" calcext:value-type="currency">
            <text:p>R$ 37.508.304.284,56</text:p>
          </table:table-cell>
          <table:table-cell table:style-name="ce412" table:formula="of:=IF([.AB37]=0;&quot;Estável&quot;;IF([.AB37]&gt;0;&quot;SUBIU&quot;;&quot;desceu&quot;))" office:value-type="string" office:string-value="SUBIU" calcext:value-type="string">
            <text:p>SUBIU</text:p>
          </table:table-cell>
          <table:table-cell table:style-name="ce416" office:value-type="float" office:value="10.07" calcext:value-type="float">
            <text:p>10,07</text:p>
          </table:table-cell>
          <table:table-cell table:style-name="ce416" table:formula="of:=[.AD37]/100" office:value-type="float" office:value="0.1007" calcext:value-type="float">
            <text:p>0,1007</text:p>
          </table:table-cell>
          <table:table-cell table:style-name="ce419" table:formula="of:=[.G37]/([.AE37]+1)" office:value-type="float" office:value="23.7666939220496" calcext:value-type="float">
            <text:p>23,767</text:p>
          </table:table-cell>
          <table:table-cell table:style-name="ce422" table:formula="of:=[.AF37]*[.H37]" office:value-type="currency" office:currency="BRL" office:value="30321512812.2104" calcext:value-type="currency">
            <text:p>R$ 30.321.512.812,21</text:p>
          </table:table-cell>
          <table:table-cell table:style-name="ce425" table:formula="of:=IF([.AG37]=0;&quot;Estável&quot;;IF([.AG37]&gt;0;&quot;SUBIU&quot;;&quot;desceu&quot;))" office:value-type="string" office:string-value="SUBIU" calcext:value-type="string">
            <text:p>SUBIU</text:p>
          </table:table-cell>
          <table:table-cell table:style-name="ce347" table:formula="of:=[.B37]" office:value-type="string" office:string-value="RaiaDrogasil" calcext:value-type="string">
            <text:p>RaiaDrogasil</text:p>
          </table:table-cell>
          <table:table-cell table:number-columns-repeated="29"/>
        </table:table-row>
        <table:table-row table:style-name="ro2">
          <table:table-cell table:style-name="ce344" office:value-type="string" calcext:value-type="string">
            <text:p>GOAU4</text:p>
          </table:table-cell>
          <table:table-cell table:style-name="ce348" table:formula="of:=VLOOKUP([.A38];[$Ticker.A$1:$Ticker.B$1048576];2;0)" office:value-type="string" office:string-value="Metalúrgica Gerdau" calcext:value-type="string">
            <text:p>Metalúrgica Gerdau</text:p>
          </table:table-cell>
          <table:table-cell table:style-name="ce348" table:formula="of:=VLOOKUP([.B38];[$'Chat-GPT - Aluno'.A$1:$'Chat-GPT - Aluno'.C$1048576];2;0)" office:value-type="string" office:string-value="Siderurgia" calcext:value-type="string">
            <text:p>Siderurgia</text:p>
          </table:table-cell>
          <table:table-cell table:style-name="ce348" table:formula="of:=VLOOKUP([.B38];[$'Chat-GPT - Aluno'.A$1:$'Chat-GPT - Aluno'.C$1048576];3;0)" office:value-type="float" office:value="120" calcext:value-type="float">
            <text:p>120</text:p>
          </table:table-cell>
          <table:table-cell table:style-name="ce347" table:formula="of:=IF([.D38]&gt;100;&quot;Maior de 100&quot;;IF([.D38]&gt;50;&quot;Entre 50 e 100&quot;;IF([.D38]&lt;=50;&quot;50 ou menos&quot;;&quot;NOVINHO&quot;)))" office:value-type="string" office:string-value="Maior de 100" calcext:value-type="string">
            <text:p>Maior de 100</text:p>
          </table:table-cell>
          <table:table-cell table:style-name="ce352" office:value-type="date" office:date-value="2024-01-26" calcext:value-type="date">
            <text:p>01/26/24</text:p>
          </table:table-cell>
          <table:table-cell table:style-name="ce356" office:value-type="float" office:value="10.08" calcext:value-type="float">
            <text:p>10,08</text:p>
          </table:table-cell>
          <table:table-cell table:style-name="ce359" table:formula="of:=VLOOKUP([.A38];[$Total_de_acoes.A$1:$Total_de_acoes.B$1048576];2;0)" office:value-type="float" office:value="660411219" calcext:value-type="float">
            <text:p>660.411.219</text:p>
          </table:table-cell>
          <table:table-cell table:style-name="ce300" office:value-type="float" office:value="0.59" calcext:value-type="float">
            <text:p>0,59</text:p>
          </table:table-cell>
          <table:table-cell table:style-name="ce302" table:formula="of:=[.I38]/100" office:value-type="float" office:value="0.0059" calcext:value-type="float">
            <text:p>0,0059</text:p>
          </table:table-cell>
          <table:table-cell table:style-name="ce363" table:formula="of:=[.G38]/(1+[.J38])" office:value-type="float" office:value="10.0208768267223" calcext:value-type="float">
            <text:p>10,021</text:p>
          </table:table-cell>
          <table:table-cell table:style-name="ce366" table:formula="of:=([.G38]-[.K38])*[.H38]" office:value-type="currency" office:currency="BRL" office:value="39045606.935449" calcext:value-type="currency">
            <text:p>R$ 39.045.606,94</text:p>
          </table:table-cell>
          <table:table-cell table:style-name="ce368" table:formula="of:=IF([.L38]=0;&quot;Estável&quot;;IF([.L38]&gt;0;&quot;SUBIU&quot;;&quot;desceu&quot;))" office:value-type="string" office:string-value="SUBIU" calcext:value-type="string">
            <text:p>SUBIU</text:p>
          </table:table-cell>
          <table:table-cell table:style-name="ce372" office:value-type="float" office:value="3.28" calcext:value-type="float">
            <text:p>3,28</text:p>
          </table:table-cell>
          <table:table-cell table:style-name="ce376" table:formula="of:=[.N38]/100" office:value-type="float" office:value="0.0328" calcext:value-type="float">
            <text:p>0,033</text:p>
          </table:table-cell>
          <table:table-cell table:style-name="ce376" table:formula="of:=[.G38]/([.O38]+1)" office:value-type="float" office:value="9.75987606506584" calcext:value-type="float">
            <text:p>9,760</text:p>
          </table:table-cell>
          <table:table-cell table:style-name="ce380" table:formula="of:=VLOOKUP([.A38];[$Total_de_acoes.A$1:$Total_de_acoes.B$1048576];2;0)" office:value-type="float" office:value="660411219" calcext:value-type="float">
            <text:p>660.411.219</text:p>
          </table:table-cell>
          <table:table-cell table:style-name="ce384" table:formula="of:=([.G38]-[.P38])*[.Q38]" office:value-type="currency" office:currency="BRL" office:value="211413438.100945" calcext:value-type="currency">
            <text:p>R$ 211.413.438,10</text:p>
          </table:table-cell>
          <table:table-cell table:style-name="ce388" table:formula="of:=IF([.R38]=0;&quot;Estável&quot;;IF([.R38]&gt;0;&quot;SUBIU&quot;;&quot;desceu&quot;))" office:value-type="string" office:string-value="SUBIU" calcext:value-type="string">
            <text:p>SUBIU</text:p>
          </table:table-cell>
          <table:table-cell table:style-name="ce391" office:value-type="float" office:value="-7.18" calcext:value-type="float">
            <text:p>-7,18</text:p>
          </table:table-cell>
          <table:table-cell table:style-name="ce391" table:formula="of:=[.T38]/100" office:value-type="float" office:value="-0.0718" calcext:value-type="float">
            <text:p>-0,0718</text:p>
          </table:table-cell>
          <table:table-cell table:style-name="ce393" table:formula="of:=[.G38]/([.U38]+1)" office:value-type="float" office:value="10.8597285067873" calcext:value-type="float">
            <text:p>10,860</text:p>
          </table:table-cell>
          <table:table-cell table:style-name="ce396" table:formula="of:=[.V38]*[.H38]" office:value-type="currency" office:currency="BRL" office:value="7171886541.17647" calcext:value-type="currency">
            <text:p>R$ 7.171.886.541,18</text:p>
          </table:table-cell>
          <table:table-cell table:style-name="ce399" table:formula="of:=IF([.W38]=0;&quot;Estável&quot;;IF([.W38]&gt;0;&quot;SUBIU&quot;;&quot;desceu&quot;))" office:value-type="string" office:string-value="SUBIU" calcext:value-type="string">
            <text:p>SUBIU</text:p>
          </table:table-cell>
          <table:table-cell table:style-name="ce404" office:value-type="float" office:value="-7.18" calcext:value-type="float">
            <text:p>-7,18</text:p>
          </table:table-cell>
          <table:table-cell table:style-name="ce404" table:formula="of:=[.Y38]/100" office:value-type="float" office:value="-0.0718" calcext:value-type="float">
            <text:p>-0,0718</text:p>
          </table:table-cell>
          <table:table-cell table:style-name="ce407" table:formula="of:=[.G38]/([.Z38]+1)" office:value-type="float" office:value="10.8597285067873" calcext:value-type="float">
            <text:p>10,860</text:p>
          </table:table-cell>
          <table:table-cell table:style-name="ce410" table:formula="of:=[.H38]*[.AA38]" office:value-type="currency" office:currency="BRL" office:value="7171886541.17647" calcext:value-type="currency">
            <text:p>R$ 7.171.886.541,18</text:p>
          </table:table-cell>
          <table:table-cell table:style-name="ce413" table:formula="of:=IF([.AB38]=0;&quot;Estável&quot;;IF([.AB38]&gt;0;&quot;SUBIU&quot;;&quot;desceu&quot;))" office:value-type="string" office:string-value="SUBIU" calcext:value-type="string">
            <text:p>SUBIU</text:p>
          </table:table-cell>
          <table:table-cell table:style-name="ce417" office:value-type="float" office:value="-21.14" calcext:value-type="float">
            <text:p>-21,14</text:p>
          </table:table-cell>
          <table:table-cell table:style-name="ce417" table:formula="of:=[.AD38]/100" office:value-type="float" office:value="-0.2114" calcext:value-type="float">
            <text:p>-0,2114</text:p>
          </table:table-cell>
          <table:table-cell table:style-name="ce420" table:formula="of:=[.G38]/([.AE38]+1)" office:value-type="float" office:value="12.7821455744357" calcext:value-type="float">
            <text:p>12,782</text:p>
          </table:table-cell>
          <table:table-cell table:style-name="ce423" table:formula="of:=[.AF38]*[.H38]" office:value-type="currency" office:currency="BRL" office:value="8441472340.24854" calcext:value-type="currency">
            <text:p>R$ 8.441.472.340,25</text:p>
          </table:table-cell>
          <table:table-cell table:style-name="ce426" table:formula="of:=IF([.AG38]=0;&quot;Estável&quot;;IF([.AG38]&gt;0;&quot;SUBIU&quot;;&quot;desceu&quot;))" office:value-type="string" office:string-value="SUBIU" calcext:value-type="string">
            <text:p>SUBIU</text:p>
          </table:table-cell>
          <table:table-cell table:style-name="ce347" table:formula="of:=[.B38]" office:value-type="string" office:string-value="Metalúrgica Gerdau" calcext:value-type="string">
            <text:p>Metalúrgica Gerdau</text:p>
          </table:table-cell>
          <table:table-cell table:number-columns-repeated="29"/>
        </table:table-row>
        <table:table-row table:style-name="ro2">
          <table:table-cell table:style-name="ce343" office:value-type="string" calcext:value-type="string">
            <text:p>CSAN3</text:p>
          </table:table-cell>
          <table:table-cell table:style-name="ce347" table:formula="of:=VLOOKUP([.A39];[$Ticker.A$1:$Ticker.B$1048576];2;0)" office:value-type="string" office:string-value="Cosan" calcext:value-type="string">
            <text:p>Cosan</text:p>
          </table:table-cell>
          <table:table-cell table:style-name="ce347" table:formula="of:=VLOOKUP([.B39];[$'Chat-GPT - Aluno'.A$1:$'Chat-GPT - Aluno'.C$1048576];2;0)" office:value-type="string" office:string-value="Energia" calcext:value-type="string">
            <text:p>Energia</text:p>
          </table:table-cell>
          <table:table-cell table:style-name="ce347" table:formula="of:=VLOOKUP([.B39];[$'Chat-GPT - Aluno'.A$1:$'Chat-GPT - Aluno'.C$1048576];3;0)" office:value-type="float" office:value="20" calcext:value-type="float">
            <text:p>20</text:p>
          </table:table-cell>
          <table:table-cell table:style-name="ce347" table:formula="of:=IF([.D39]&gt;100;&quot;Maior de 100&quot;;IF([.D39]&gt;50;&quot;Entre 50 e 100&quot;;IF([.D39]&lt;=50;&quot;50 ou menos&quot;;&quot;NOVINHO&quot;)))" office:value-type="string" office:string-value="50 ou menos" calcext:value-type="string">
            <text:p>50 ou menos</text:p>
          </table:table-cell>
          <table:table-cell table:style-name="ce351" office:value-type="date" office:date-value="2024-01-26" calcext:value-type="date">
            <text:p>01/26/24</text:p>
          </table:table-cell>
          <table:table-cell table:style-name="ce355" office:value-type="float" office:value="18.57" calcext:value-type="float">
            <text:p>18,57</text:p>
          </table:table-cell>
          <table:table-cell table:style-name="ce358" table:formula="of:=VLOOKUP([.A39];[$Total_de_acoes.A$1:$Total_de_acoes.B$1048576];2;0)" office:value-type="float" office:value="1168097881" calcext:value-type="float">
            <text:p>1.168.097.881</text:p>
          </table:table-cell>
          <table:table-cell table:style-name="ce299" office:value-type="float" office:value="0.59" calcext:value-type="float">
            <text:p>0,59</text:p>
          </table:table-cell>
          <table:table-cell table:style-name="ce301" table:formula="of:=[.I39]/100" office:value-type="float" office:value="0.0059" calcext:value-type="float">
            <text:p>0,0059</text:p>
          </table:table-cell>
          <table:table-cell table:style-name="ce362" table:formula="of:=[.G39]/(1+[.J39])" office:value-type="float" office:value="18.4610796301819" calcext:value-type="float">
            <text:p>18,461</text:p>
          </table:table-cell>
          <table:table-cell table:style-name="ce365" table:formula="of:=([.G39]-[.K39])*[.H39]" office:value-type="currency" office:currency="BRL" office:value="127229653.182227" calcext:value-type="currency">
            <text:p>R$ 127.229.653,18</text:p>
          </table:table-cell>
          <table:table-cell table:style-name="ce368" table:formula="of:=IF([.L39]=0;&quot;Estável&quot;;IF([.L39]&gt;0;&quot;SUBIU&quot;;&quot;desceu&quot;))" office:value-type="string" office:string-value="SUBIU" calcext:value-type="string">
            <text:p>SUBIU</text:p>
          </table:table-cell>
          <table:table-cell table:style-name="ce371" office:value-type="float" office:value="2.65" calcext:value-type="float">
            <text:p>2,65</text:p>
          </table:table-cell>
          <table:table-cell table:style-name="ce375" table:formula="of:=[.N39]/100" office:value-type="float" office:value="0.0265" calcext:value-type="float">
            <text:p>0,027</text:p>
          </table:table-cell>
          <table:table-cell table:style-name="ce375" table:formula="of:=[.G39]/([.O39]+1)" office:value-type="float" office:value="18.0905991232343" calcext:value-type="float">
            <text:p>18,091</text:p>
          </table:table-cell>
          <table:table-cell table:style-name="ce379" table:formula="of:=VLOOKUP([.A39];[$Total_de_acoes.A$1:$Total_de_acoes.B$1048576];2;0)" office:value-type="float" office:value="1168097881" calcext:value-type="float">
            <text:p>1.168.097.881</text:p>
          </table:table-cell>
          <table:table-cell table:style-name="ce383" table:formula="of:=([.G39]-[.P39])*[.Q39]" office:value-type="currency" office:currency="BRL" office:value="559987148.299567" calcext:value-type="currency">
            <text:p>R$ 559.987.148,30</text:p>
          </table:table-cell>
          <table:table-cell table:style-name="ce387" table:formula="of:=IF([.R39]=0;&quot;Estável&quot;;IF([.R39]&gt;0;&quot;SUBIU&quot;;&quot;desceu&quot;))" office:value-type="string" office:string-value="SUBIU" calcext:value-type="string">
            <text:p>SUBIU</text:p>
          </table:table-cell>
          <table:table-cell table:style-name="ce372" office:value-type="float" office:value="-4.08" calcext:value-type="float">
            <text:p>-4,08</text:p>
          </table:table-cell>
          <table:table-cell table:style-name="ce372" table:formula="of:=[.T39]/100" office:value-type="float" office:value="-0.0408" calcext:value-type="float">
            <text:p>-0,0408</text:p>
          </table:table-cell>
          <table:table-cell table:style-name="ce376" table:formula="of:=[.G39]/([.U39]+1)" office:value-type="float" office:value="19.35988323603" calcext:value-type="float">
            <text:p>19,360</text:p>
          </table:table-cell>
          <table:table-cell table:style-name="ce384" table:formula="of:=[.V39]*[.H39]" office:value-type="currency" office:currency="BRL" office:value="22614238584.4141" calcext:value-type="currency">
            <text:p>R$ 22.614.238.584,41</text:p>
          </table:table-cell>
          <table:table-cell table:style-name="ce388" table:formula="of:=IF([.W39]=0;&quot;Estável&quot;;IF([.W39]&gt;0;&quot;SUBIU&quot;;&quot;desceu&quot;))" office:value-type="string" office:string-value="SUBIU" calcext:value-type="string">
            <text:p>SUBIU</text:p>
          </table:table-cell>
          <table:table-cell table:style-name="ce403" office:value-type="float" office:value="-4.08" calcext:value-type="float">
            <text:p>-4,08</text:p>
          </table:table-cell>
          <table:table-cell table:style-name="ce403" table:formula="of:=[.Y39]/100" office:value-type="float" office:value="-0.0408" calcext:value-type="float">
            <text:p>-0,0408</text:p>
          </table:table-cell>
          <table:table-cell table:style-name="ce406" table:formula="of:=[.G39]/([.Z39]+1)" office:value-type="float" office:value="19.35988323603" calcext:value-type="float">
            <text:p>19,360</text:p>
          </table:table-cell>
          <table:table-cell table:style-name="ce409" table:formula="of:=[.H39]*[.AA39]" office:value-type="currency" office:currency="BRL" office:value="22614238584.4141" calcext:value-type="currency">
            <text:p>R$ 22.614.238.584,41</text:p>
          </table:table-cell>
          <table:table-cell table:style-name="ce412" table:formula="of:=IF([.AB39]=0;&quot;Estável&quot;;IF([.AB39]&gt;0;&quot;SUBIU&quot;;&quot;desceu&quot;))" office:value-type="string" office:string-value="SUBIU" calcext:value-type="string">
            <text:p>SUBIU</text:p>
          </table:table-cell>
          <table:table-cell table:style-name="ce416" office:value-type="float" office:value="13.35" calcext:value-type="float">
            <text:p>13,35</text:p>
          </table:table-cell>
          <table:table-cell table:style-name="ce416" table:formula="of:=[.AD39]/100" office:value-type="float" office:value="0.1335" calcext:value-type="float">
            <text:p>0,1335</text:p>
          </table:table-cell>
          <table:table-cell table:style-name="ce419" table:formula="of:=[.G39]/([.AE39]+1)" office:value-type="float" office:value="16.3828848698721" calcext:value-type="float">
            <text:p>16,383</text:p>
          </table:table-cell>
          <table:table-cell table:style-name="ce422" table:formula="of:=[.AF39]*[.H39]" office:value-type="currency" office:currency="BRL" office:value="19136813101.1645" calcext:value-type="currency">
            <text:p>R$ 19.136.813.101,16</text:p>
          </table:table-cell>
          <table:table-cell table:style-name="ce425" table:formula="of:=IF([.AG39]=0;&quot;Estável&quot;;IF([.AG39]&gt;0;&quot;SUBIU&quot;;&quot;desceu&quot;))" office:value-type="string" office:string-value="SUBIU" calcext:value-type="string">
            <text:p>SUBIU</text:p>
          </table:table-cell>
          <table:table-cell table:style-name="ce347" table:formula="of:=[.B39]" office:value-type="string" office:string-value="Cosan" calcext:value-type="string">
            <text:p>Cosan</text:p>
          </table:table-cell>
          <table:table-cell table:number-columns-repeated="29"/>
        </table:table-row>
        <table:table-row table:style-name="ro2">
          <table:table-cell table:style-name="ce344" office:value-type="string" calcext:value-type="string">
            <text:p>JBSS3</text:p>
          </table:table-cell>
          <table:table-cell table:style-name="ce348" table:formula="of:=VLOOKUP([.A40];[$Ticker.A$1:$Ticker.B$1048576];2;0)" office:value-type="string" office:string-value="JBS" calcext:value-type="string">
            <text:p>JBS</text:p>
          </table:table-cell>
          <table:table-cell table:style-name="ce348" table:formula="of:=VLOOKUP([.B40];[$'Chat-GPT - Aluno'.A$1:$'Chat-GPT - Aluno'.C$1048576];2;0)" office:value-type="string" office:string-value="Alimentos" calcext:value-type="string">
            <text:p>Alimentos</text:p>
          </table:table-cell>
          <table:table-cell table:style-name="ce348" table:formula="of:=VLOOKUP([.B40];[$'Chat-GPT - Aluno'.A$1:$'Chat-GPT - Aluno'.C$1048576];3;0)" office:value-type="float" office:value="67" calcext:value-type="float">
            <text:p>67</text:p>
          </table:table-cell>
          <table:table-cell table:style-name="ce347" table:formula="of:=IF([.D40]&gt;100;&quot;Maior de 100&quot;;IF([.D40]&gt;50;&quot;Entre 50 e 100&quot;;IF([.D40]&lt;=50;&quot;50 ou menos&quot;;&quot;NOVINHO&quot;)))" office:value-type="string" office:string-value="Entre 50 e 100" calcext:value-type="string">
            <text:p>Entre 50 e 100</text:p>
          </table:table-cell>
          <table:table-cell table:style-name="ce352" office:value-type="date" office:date-value="2024-01-26" calcext:value-type="date">
            <text:p>01/26/24</text:p>
          </table:table-cell>
          <table:table-cell table:style-name="ce356" office:value-type="float" office:value="24.34" calcext:value-type="float">
            <text:p>24,34</text:p>
          </table:table-cell>
          <table:table-cell table:style-name="ce359" table:formula="of:=VLOOKUP([.A40];[$Total_de_acoes.A$1:$Total_de_acoes.B$1048576];2;0)" office:value-type="float" office:value="1134986472" calcext:value-type="float">
            <text:p>1.134.986.472</text:p>
          </table:table-cell>
          <table:table-cell table:style-name="ce300" office:value-type="float" office:value="0.57" calcext:value-type="float">
            <text:p>0,57</text:p>
          </table:table-cell>
          <table:table-cell table:style-name="ce302" table:formula="of:=[.I40]/100" office:value-type="float" office:value="0.0057" calcext:value-type="float">
            <text:p>0,0057</text:p>
          </table:table-cell>
          <table:table-cell table:style-name="ce363" table:formula="of:=[.G40]/(1+[.J40])" office:value-type="float" office:value="24.2020483245501" calcext:value-type="float">
            <text:p>24,202</text:p>
          </table:table-cell>
          <table:table-cell table:style-name="ce366" table:formula="of:=([.G40]-[.K40])*[.H40]" office:value-type="currency" office:currency="BRL" office:value="156573285.425413" calcext:value-type="currency">
            <text:p>R$ 156.573.285,43</text:p>
          </table:table-cell>
          <table:table-cell table:style-name="ce368" table:formula="of:=IF([.L40]=0;&quot;Estável&quot;;IF([.L40]&gt;0;&quot;SUBIU&quot;;&quot;desceu&quot;))" office:value-type="string" office:string-value="SUBIU" calcext:value-type="string">
            <text:p>SUBIU</text:p>
          </table:table-cell>
          <table:table-cell table:style-name="ce372" office:value-type="float" office:value="2.48" calcext:value-type="float">
            <text:p>2,48</text:p>
          </table:table-cell>
          <table:table-cell table:style-name="ce376" table:formula="of:=[.N40]/100" office:value-type="float" office:value="0.0248" calcext:value-type="float">
            <text:p>0,025</text:p>
          </table:table-cell>
          <table:table-cell table:style-name="ce376" table:formula="of:=[.G40]/([.O40]+1)" office:value-type="float" office:value="23.7509758001561" calcext:value-type="float">
            <text:p>23,751</text:p>
          </table:table-cell>
          <table:table-cell table:style-name="ce380" table:formula="of:=VLOOKUP([.A40];[$Total_de_acoes.A$1:$Total_de_acoes.B$1048576];2;0)" office:value-type="float" office:value="1134986472" calcext:value-type="float">
            <text:p>1.134.986.472</text:p>
          </table:table-cell>
          <table:table-cell table:style-name="ce384" table:formula="of:=([.G40]-[.P40])*[.Q40]" office:value-type="currency" office:currency="BRL" office:value="668534498.503417" calcext:value-type="currency">
            <text:p>R$ 668.534.498,50</text:p>
          </table:table-cell>
          <table:table-cell table:style-name="ce388" table:formula="of:=IF([.R40]=0;&quot;Estável&quot;;IF([.R40]&gt;0;&quot;SUBIU&quot;;&quot;desceu&quot;))" office:value-type="string" office:string-value="SUBIU" calcext:value-type="string">
            <text:p>SUBIU</text:p>
          </table:table-cell>
          <table:table-cell table:style-name="ce391" office:value-type="float" office:value="-2.29" calcext:value-type="float">
            <text:p>-2,29</text:p>
          </table:table-cell>
          <table:table-cell table:style-name="ce391" table:formula="of:=[.T40]/100" office:value-type="float" office:value="-0.0229" calcext:value-type="float">
            <text:p>-0,0229</text:p>
          </table:table-cell>
          <table:table-cell table:style-name="ce393" table:formula="of:=[.G40]/([.U40]+1)" office:value-type="float" office:value="24.9104492887115" calcext:value-type="float">
            <text:p>24,910</text:p>
          </table:table-cell>
          <table:table-cell table:style-name="ce396" table:formula="of:=[.V40]*[.H40]" office:value-type="currency" office:currency="BRL" office:value="28273022954.1296" calcext:value-type="currency">
            <text:p>R$ 28.273.022.954,13</text:p>
          </table:table-cell>
          <table:table-cell table:style-name="ce399" table:formula="of:=IF([.W40]=0;&quot;Estável&quot;;IF([.W40]&gt;0;&quot;SUBIU&quot;;&quot;desceu&quot;))" office:value-type="string" office:string-value="SUBIU" calcext:value-type="string">
            <text:p>SUBIU</text:p>
          </table:table-cell>
          <table:table-cell table:style-name="ce404" office:value-type="float" office:value="-2.29" calcext:value-type="float">
            <text:p>-2,29</text:p>
          </table:table-cell>
          <table:table-cell table:style-name="ce404" table:formula="of:=[.Y40]/100" office:value-type="float" office:value="-0.0229" calcext:value-type="float">
            <text:p>-0,0229</text:p>
          </table:table-cell>
          <table:table-cell table:style-name="ce407" table:formula="of:=[.G40]/([.Z40]+1)" office:value-type="float" office:value="24.9104492887115" calcext:value-type="float">
            <text:p>24,910</text:p>
          </table:table-cell>
          <table:table-cell table:style-name="ce410" table:formula="of:=[.H40]*[.AA40]" office:value-type="currency" office:currency="BRL" office:value="28273022954.1296" calcext:value-type="currency">
            <text:p>R$ 28.273.022.954,13</text:p>
          </table:table-cell>
          <table:table-cell table:style-name="ce413" table:formula="of:=IF([.AB40]=0;&quot;Estável&quot;;IF([.AB40]&gt;0;&quot;SUBIU&quot;;&quot;desceu&quot;))" office:value-type="string" office:string-value="SUBIU" calcext:value-type="string">
            <text:p>SUBIU</text:p>
          </table:table-cell>
          <table:table-cell table:style-name="ce417" office:value-type="float" office:value="17.29" calcext:value-type="float">
            <text:p>17,29</text:p>
          </table:table-cell>
          <table:table-cell table:style-name="ce417" table:formula="of:=[.AD40]/100" office:value-type="float" office:value="0.1729" calcext:value-type="float">
            <text:p>0,1729</text:p>
          </table:table-cell>
          <table:table-cell table:style-name="ce420" table:formula="of:=[.G40]/([.AE40]+1)" office:value-type="float" office:value="20.7519822661778" calcext:value-type="float">
            <text:p>20,752</text:p>
          </table:table-cell>
          <table:table-cell table:style-name="ce423" table:formula="of:=[.AF40]*[.H40]" office:value-type="currency" office:currency="BRL" office:value="23553219139.2958" calcext:value-type="currency">
            <text:p>R$ 23.553.219.139,30</text:p>
          </table:table-cell>
          <table:table-cell table:style-name="ce426" table:formula="of:=IF([.AG40]=0;&quot;Estável&quot;;IF([.AG40]&gt;0;&quot;SUBIU&quot;;&quot;desceu&quot;))" office:value-type="string" office:string-value="SUBIU" calcext:value-type="string">
            <text:p>SUBIU</text:p>
          </table:table-cell>
          <table:table-cell table:style-name="ce347" table:formula="of:=[.B40]" office:value-type="string" office:string-value="JBS" calcext:value-type="string">
            <text:p>JBS</text:p>
          </table:table-cell>
          <table:table-cell table:number-columns-repeated="29"/>
        </table:table-row>
        <table:table-row table:style-name="ro2">
          <table:table-cell table:style-name="ce343" office:value-type="string" calcext:value-type="string">
            <text:p>MGLU3</text:p>
          </table:table-cell>
          <table:table-cell table:style-name="ce347" table:formula="of:=VLOOKUP([.A41];[$Ticker.A$1:$Ticker.B$1048576];2;0)" office:value-type="string" office:string-value="Magazine Luiza" calcext:value-type="string">
            <text:p>Magazine Luiza</text:p>
          </table:table-cell>
          <table:table-cell table:style-name="ce347" table:formula="of:=VLOOKUP([.B41];[$'Chat-GPT - Aluno'.A$1:$'Chat-GPT - Aluno'.C$1048576];2;0)" office:value-type="string" office:string-value="Varejo" calcext:value-type="string">
            <text:p>Varejo</text:p>
          </table:table-cell>
          <table:table-cell table:style-name="ce347" table:formula="of:=VLOOKUP([.B41];[$'Chat-GPT - Aluno'.A$1:$'Chat-GPT - Aluno'.C$1048576];3;0)" office:value-type="float" office:value="65" calcext:value-type="float">
            <text:p>65</text:p>
          </table:table-cell>
          <table:table-cell table:style-name="ce347" table:formula="of:=IF([.D41]&gt;100;&quot;Maior de 100&quot;;IF([.D41]&gt;50;&quot;Entre 50 e 100&quot;;IF([.D41]&lt;=50;&quot;50 ou menos&quot;;&quot;NOVINHO&quot;)))" office:value-type="string" office:string-value="Entre 50 e 100" calcext:value-type="string">
            <text:p>Entre 50 e 100</text:p>
          </table:table-cell>
          <table:table-cell table:style-name="ce351" office:value-type="date" office:date-value="2024-01-26" calcext:value-type="date">
            <text:p>01/26/24</text:p>
          </table:table-cell>
          <table:table-cell table:style-name="ce355" office:value-type="float" office:value="2.08" calcext:value-type="float">
            <text:p>2,08</text:p>
          </table:table-cell>
          <table:table-cell table:style-name="ce358" table:formula="of:=VLOOKUP([.A41];[$Total_de_acoes.A$1:$Total_de_acoes.B$1048576];2;0)" office:value-type="float" office:value="2867627068" calcext:value-type="float">
            <text:p>2.867.627.068</text:p>
          </table:table-cell>
          <table:table-cell table:style-name="ce299" office:value-type="float" office:value="0.48" calcext:value-type="float">
            <text:p>0,48</text:p>
          </table:table-cell>
          <table:table-cell table:style-name="ce301" table:formula="of:=[.I41]/100" office:value-type="float" office:value="0.0048" calcext:value-type="float">
            <text:p>0,0048</text:p>
          </table:table-cell>
          <table:table-cell table:style-name="ce362" table:formula="of:=[.G41]/(1+[.J41])" office:value-type="float" office:value="2.07006369426752" calcext:value-type="float">
            <text:p>2,070</text:p>
          </table:table-cell>
          <table:table-cell table:style-name="ce365" table:formula="of:=([.G41]-[.K41])*[.H41]" office:value-type="currency" office:currency="BRL" office:value="28493619.2743945" calcext:value-type="currency">
            <text:p>R$ 28.493.619,27</text:p>
          </table:table-cell>
          <table:table-cell table:style-name="ce368" table:formula="of:=IF([.L41]=0;&quot;Estável&quot;;IF([.L41]&gt;0;&quot;SUBIU&quot;;&quot;desceu&quot;))" office:value-type="string" office:string-value="SUBIU" calcext:value-type="string">
            <text:p>SUBIU</text:p>
          </table:table-cell>
          <table:table-cell table:style-name="ce371" office:value-type="float" office:value="2.46" calcext:value-type="float">
            <text:p>2,46</text:p>
          </table:table-cell>
          <table:table-cell table:style-name="ce375" table:formula="of:=[.N41]/100" office:value-type="float" office:value="0.0246" calcext:value-type="float">
            <text:p>0,025</text:p>
          </table:table-cell>
          <table:table-cell table:style-name="ce375" table:formula="of:=[.G41]/([.O41]+1)" office:value-type="float" office:value="2.03006051141909" calcext:value-type="float">
            <text:p>2,030</text:p>
          </table:table-cell>
          <table:table-cell table:style-name="ce379" table:formula="of:=VLOOKUP([.A41];[$Total_de_acoes.A$1:$Total_de_acoes.B$1048576];2;0)" office:value-type="float" office:value="2867627068" calcext:value-type="float">
            <text:p>2.867.627.068</text:p>
          </table:table-cell>
          <table:table-cell table:style-name="ce383" table:formula="of:=([.G41]-[.P41])*[.Q41]" office:value-type="currency" office:currency="BRL" office:value="143207829.216694" calcext:value-type="currency">
            <text:p>R$ 143.207.829,22</text:p>
          </table:table-cell>
          <table:table-cell table:style-name="ce387" table:formula="of:=IF([.R41]=0;&quot;Estável&quot;;IF([.R41]&gt;0;&quot;SUBIU&quot;;&quot;desceu&quot;))" office:value-type="string" office:string-value="SUBIU" calcext:value-type="string">
            <text:p>SUBIU</text:p>
          </table:table-cell>
          <table:table-cell table:style-name="ce372" office:value-type="float" office:value="-3.7" calcext:value-type="float">
            <text:p>-3,7</text:p>
          </table:table-cell>
          <table:table-cell table:style-name="ce372" table:formula="of:=[.T41]/100" office:value-type="float" office:value="-0.037" calcext:value-type="float">
            <text:p>-0,037</text:p>
          </table:table-cell>
          <table:table-cell table:style-name="ce376" table:formula="of:=[.G41]/([.U41]+1)" office:value-type="float" office:value="2.15991692627207" calcext:value-type="float">
            <text:p>2,160</text:p>
          </table:table-cell>
          <table:table-cell table:style-name="ce384" table:formula="of:=[.V41]*[.H41]" office:value-type="currency" office:currency="BRL" office:value="6193836242.40914" calcext:value-type="currency">
            <text:p>R$ 6.193.836.242,41</text:p>
          </table:table-cell>
          <table:table-cell table:style-name="ce388" table:formula="of:=IF([.W41]=0;&quot;Estável&quot;;IF([.W41]&gt;0;&quot;SUBIU&quot;;&quot;desceu&quot;))" office:value-type="string" office:string-value="SUBIU" calcext:value-type="string">
            <text:p>SUBIU</text:p>
          </table:table-cell>
          <table:table-cell table:style-name="ce403" office:value-type="float" office:value="-3.7" calcext:value-type="float">
            <text:p>-3,7</text:p>
          </table:table-cell>
          <table:table-cell table:style-name="ce403" table:formula="of:=[.Y41]/100" office:value-type="float" office:value="-0.037" calcext:value-type="float">
            <text:p>-0,037</text:p>
          </table:table-cell>
          <table:table-cell table:style-name="ce406" table:formula="of:=[.G41]/([.Z41]+1)" office:value-type="float" office:value="2.15991692627207" calcext:value-type="float">
            <text:p>2,160</text:p>
          </table:table-cell>
          <table:table-cell table:style-name="ce409" table:formula="of:=[.H41]*[.AA41]" office:value-type="currency" office:currency="BRL" office:value="6193836242.40914" calcext:value-type="currency">
            <text:p>R$ 6.193.836.242,41</text:p>
          </table:table-cell>
          <table:table-cell table:style-name="ce412" table:formula="of:=IF([.AB41]=0;&quot;Estável&quot;;IF([.AB41]&gt;0;&quot;SUBIU&quot;;&quot;desceu&quot;))" office:value-type="string" office:string-value="SUBIU" calcext:value-type="string">
            <text:p>SUBIU</text:p>
          </table:table-cell>
          <table:table-cell table:style-name="ce416" office:value-type="float" office:value="-51.4" calcext:value-type="float">
            <text:p>-51,4</text:p>
          </table:table-cell>
          <table:table-cell table:style-name="ce416" table:formula="of:=[.AD41]/100" office:value-type="float" office:value="-0.514" calcext:value-type="float">
            <text:p>-0,514</text:p>
          </table:table-cell>
          <table:table-cell table:style-name="ce419" table:formula="of:=[.G41]/([.AE41]+1)" office:value-type="float" office:value="4.2798353909465" calcext:value-type="float">
            <text:p>4,280</text:p>
          </table:table-cell>
          <table:table-cell table:style-name="ce422" table:formula="of:=[.AF41]*[.H41]" office:value-type="currency" office:currency="BRL" office:value="12272971813.6626" calcext:value-type="currency">
            <text:p>R$ 12.272.971.813,66</text:p>
          </table:table-cell>
          <table:table-cell table:style-name="ce425" table:formula="of:=IF([.AG41]=0;&quot;Estável&quot;;IF([.AG41]&gt;0;&quot;SUBIU&quot;;&quot;desceu&quot;))" office:value-type="string" office:string-value="SUBIU" calcext:value-type="string">
            <text:p>SUBIU</text:p>
          </table:table-cell>
          <table:table-cell table:style-name="ce347" table:formula="of:=[.B41]" office:value-type="string" office:string-value="Magazine Luiza" calcext:value-type="string">
            <text:p>Magazine Luiza</text:p>
          </table:table-cell>
          <table:table-cell table:number-columns-repeated="29"/>
        </table:table-row>
        <table:table-row table:style-name="ro2">
          <table:table-cell table:style-name="ce344" office:value-type="string" calcext:value-type="string">
            <text:p>BBDC3</text:p>
          </table:table-cell>
          <table:table-cell table:style-name="ce348" table:formula="of:=VLOOKUP([.A42];[$Ticker.A$1:$Ticker.B$1048576];2;0)" office:value-type="string" office:string-value="Banco Bradesco" calcext:value-type="string">
            <text:p>Banco Bradesco</text:p>
          </table:table-cell>
          <table:table-cell table:style-name="ce348" table:formula="of:=VLOOKUP([.B42];[$'Chat-GPT - Aluno'.A$1:$'Chat-GPT - Aluno'.C$1048576];2;0)" office:value-type="string" office:string-value="Finanças" calcext:value-type="string">
            <text:p>Finanças</text:p>
          </table:table-cell>
          <table:table-cell table:style-name="ce348" table:formula="of:=VLOOKUP([.B42];[$'Chat-GPT - Aluno'.A$1:$'Chat-GPT - Aluno'.C$1048576];3;0)" office:value-type="float" office:value="78" calcext:value-type="float">
            <text:p>78</text:p>
          </table:table-cell>
          <table:table-cell table:style-name="ce347" table:formula="of:=IF([.D42]&gt;100;&quot;Maior de 100&quot;;IF([.D42]&gt;50;&quot;Entre 50 e 100&quot;;IF([.D42]&lt;=50;&quot;50 ou menos&quot;;&quot;NOVINHO&quot;)))" office:value-type="string" office:string-value="Entre 50 e 100" calcext:value-type="string">
            <text:p>Entre 50 e 100</text:p>
          </table:table-cell>
          <table:table-cell table:style-name="ce352" office:value-type="date" office:date-value="2024-01-26" calcext:value-type="date">
            <text:p>01/26/24</text:p>
          </table:table-cell>
          <table:table-cell table:style-name="ce356" office:value-type="float" office:value="13.75" calcext:value-type="float">
            <text:p>13,75</text:p>
          </table:table-cell>
          <table:table-cell table:style-name="ce359" table:formula="of:=VLOOKUP([.A42];[$Total_de_acoes.A$1:$Total_de_acoes.B$1048576];2;0)" office:value-type="float" office:value="1500728902" calcext:value-type="float">
            <text:p>1.500.728.902</text:p>
          </table:table-cell>
          <table:table-cell table:style-name="ce300" office:value-type="float" office:value="0.36" calcext:value-type="float">
            <text:p>0,36</text:p>
          </table:table-cell>
          <table:table-cell table:style-name="ce302" table:formula="of:=[.I42]/100" office:value-type="float" office:value="0.0036" calcext:value-type="float">
            <text:p>0,0036</text:p>
          </table:table-cell>
          <table:table-cell table:style-name="ce363" table:formula="of:=[.G42]/(1+[.J42])" office:value-type="float" office:value="13.7006775607812" calcext:value-type="float">
            <text:p>13,701</text:p>
          </table:table-cell>
          <table:table-cell table:style-name="ce366" table:formula="of:=([.G42]-[.K42])*[.H42]" office:value-type="currency" office:currency="BRL" office:value="74019610.0528103" calcext:value-type="currency">
            <text:p>R$ 74.019.610,05</text:p>
          </table:table-cell>
          <table:table-cell table:style-name="ce368" table:formula="of:=IF([.L42]=0;&quot;Estável&quot;;IF([.L42]&gt;0;&quot;SUBIU&quot;;&quot;desceu&quot;))" office:value-type="string" office:string-value="SUBIU" calcext:value-type="string">
            <text:p>SUBIU</text:p>
          </table:table-cell>
          <table:table-cell table:style-name="ce372" office:value-type="float" office:value="-0.72" calcext:value-type="float">
            <text:p>-0,72</text:p>
          </table:table-cell>
          <table:table-cell table:style-name="ce376" table:formula="of:=[.N42]/100" office:value-type="float" office:value="-0.0072" calcext:value-type="float">
            <text:p>-0,007</text:p>
          </table:table-cell>
          <table:table-cell table:style-name="ce376" table:formula="of:=[.G42]/([.O42]+1)" office:value-type="float" office:value="13.8497179693795" calcext:value-type="float">
            <text:p>13,850</text:p>
          </table:table-cell>
          <table:table-cell table:style-name="ce380" table:formula="of:=VLOOKUP([.A42];[$Total_de_acoes.A$1:$Total_de_acoes.B$1048576];2;0)" office:value-type="float" office:value="1500728902" calcext:value-type="float">
            <text:p>1.500.728.902</text:p>
          </table:table-cell>
          <table:table-cell table:style-name="ce384" table:formula="of:=([.G42]-[.P42])*[.Q42]" office:value-type="currency" office:currency="BRL" office:value="-149649638.696616" calcext:value-type="currency">
            <text:p>-R$ 149.649.638,70</text:p>
          </table:table-cell>
          <table:table-cell table:style-name="ce388" table:formula="of:=IF([.R42]=0;&quot;Estável&quot;;IF([.R42]&gt;0;&quot;SUBIU&quot;;&quot;desceu&quot;))" office:value-type="string" office:string-value="desceu" calcext:value-type="string">
            <text:p>desceu</text:p>
          </table:table-cell>
          <table:table-cell table:style-name="ce391" office:value-type="float" office:value="-9.95" calcext:value-type="float">
            <text:p>-9,95</text:p>
          </table:table-cell>
          <table:table-cell table:style-name="ce391" table:formula="of:=[.T42]/100" office:value-type="float" office:value="-0.0995" calcext:value-type="float">
            <text:p>-0,0995</text:p>
          </table:table-cell>
          <table:table-cell table:style-name="ce393" table:formula="of:=[.G42]/([.U42]+1)" office:value-type="float" office:value="15.2692948362021" calcext:value-type="float">
            <text:p>15,269</text:p>
          </table:table-cell>
          <table:table-cell table:style-name="ce396" table:formula="of:=[.V42]*[.H42]" office:value-type="currency" office:currency="BRL" office:value="22915072073.8479" calcext:value-type="currency">
            <text:p>R$ 22.915.072.073,85</text:p>
          </table:table-cell>
          <table:table-cell table:style-name="ce399" table:formula="of:=IF([.W42]=0;&quot;Estável&quot;;IF([.W42]&gt;0;&quot;SUBIU&quot;;&quot;desceu&quot;))" office:value-type="string" office:string-value="SUBIU" calcext:value-type="string">
            <text:p>SUBIU</text:p>
          </table:table-cell>
          <table:table-cell table:style-name="ce404" office:value-type="float" office:value="-9.95" calcext:value-type="float">
            <text:p>-9,95</text:p>
          </table:table-cell>
          <table:table-cell table:style-name="ce404" table:formula="of:=[.Y42]/100" office:value-type="float" office:value="-0.0995" calcext:value-type="float">
            <text:p>-0,0995</text:p>
          </table:table-cell>
          <table:table-cell table:style-name="ce407" table:formula="of:=[.G42]/([.Z42]+1)" office:value-type="float" office:value="15.2692948362021" calcext:value-type="float">
            <text:p>15,269</text:p>
          </table:table-cell>
          <table:table-cell table:style-name="ce410" table:formula="of:=[.H42]*[.AA42]" office:value-type="currency" office:currency="BRL" office:value="22915072073.8479" calcext:value-type="currency">
            <text:p>R$ 22.915.072.073,85</text:p>
          </table:table-cell>
          <table:table-cell table:style-name="ce413" table:formula="of:=IF([.AB42]=0;&quot;Estável&quot;;IF([.AB42]&gt;0;&quot;SUBIU&quot;;&quot;desceu&quot;))" office:value-type="string" office:string-value="SUBIU" calcext:value-type="string">
            <text:p>SUBIU</text:p>
          </table:table-cell>
          <table:table-cell table:style-name="ce417" office:value-type="float" office:value="15.78" calcext:value-type="float">
            <text:p>15,78</text:p>
          </table:table-cell>
          <table:table-cell table:style-name="ce417" table:formula="of:=[.AD42]/100" office:value-type="float" office:value="0.1578" calcext:value-type="float">
            <text:p>0,1578</text:p>
          </table:table-cell>
          <table:table-cell table:style-name="ce420" table:formula="of:=[.G42]/([.AE42]+1)" office:value-type="float" office:value="11.8759716704094" calcext:value-type="float">
            <text:p>11,876</text:p>
          </table:table-cell>
          <table:table-cell table:style-name="ce423" table:formula="of:=[.AF42]*[.H42]" office:value-type="currency" office:currency="BRL" office:value="17822613925.1166" calcext:value-type="currency">
            <text:p>R$ 17.822.613.925,12</text:p>
          </table:table-cell>
          <table:table-cell table:style-name="ce426" table:formula="of:=IF([.AG42]=0;&quot;Estável&quot;;IF([.AG42]&gt;0;&quot;SUBIU&quot;;&quot;desceu&quot;))" office:value-type="string" office:string-value="SUBIU" calcext:value-type="string">
            <text:p>SUBIU</text:p>
          </table:table-cell>
          <table:table-cell table:style-name="ce347" table:formula="of:=[.B42]" office:value-type="string" office:string-value="Banco Bradesco" calcext:value-type="string">
            <text:p>Banco Bradesco</text:p>
          </table:table-cell>
          <table:table-cell table:number-columns-repeated="29"/>
        </table:table-row>
        <table:table-row table:style-name="ro2">
          <table:table-cell table:style-name="ce343" office:value-type="string" calcext:value-type="string">
            <text:p>GGBR4</text:p>
          </table:table-cell>
          <table:table-cell table:style-name="ce347" table:formula="of:=VLOOKUP([.A43];[$Ticker.A$1:$Ticker.B$1048576];2;0)" office:value-type="string" office:string-value="Gerdau" calcext:value-type="string">
            <text:p>Gerdau</text:p>
          </table:table-cell>
          <table:table-cell table:style-name="ce347" table:formula="of:=VLOOKUP([.B43];[$'Chat-GPT - Aluno'.A$1:$'Chat-GPT - Aluno'.C$1048576];2;0)" office:value-type="string" office:string-value="Siderurgia" calcext:value-type="string">
            <text:p>Siderurgia</text:p>
          </table:table-cell>
          <table:table-cell table:style-name="ce347" table:formula="of:=VLOOKUP([.B43];[$'Chat-GPT - Aluno'.A$1:$'Chat-GPT - Aluno'.C$1048576];3;0)" office:value-type="float" office:value="121" calcext:value-type="float">
            <text:p>121</text:p>
          </table:table-cell>
          <table:table-cell table:style-name="ce347" table:formula="of:=IF([.D43]&gt;100;&quot;Maior de 100&quot;;IF([.D43]&gt;50;&quot;Entre 50 e 100&quot;;IF([.D43]&lt;=50;&quot;50 ou menos&quot;;&quot;NOVINHO&quot;)))" office:value-type="string" office:string-value="Maior de 100" calcext:value-type="string">
            <text:p>Maior de 100</text:p>
          </table:table-cell>
          <table:table-cell table:style-name="ce351" office:value-type="date" office:date-value="2024-01-26" calcext:value-type="date">
            <text:p>01/26/24</text:p>
          </table:table-cell>
          <table:table-cell table:style-name="ce355" office:value-type="float" office:value="21.84" calcext:value-type="float">
            <text:p>21,84</text:p>
          </table:table-cell>
          <table:table-cell table:style-name="ce358" table:formula="of:=VLOOKUP([.A43];[$Total_de_acoes.A$1:$Total_de_acoes.B$1048576];2;0)" office:value-type="float" office:value="1118525506" calcext:value-type="float">
            <text:p>1.118.525.506</text:p>
          </table:table-cell>
          <table:table-cell table:style-name="ce299" office:value-type="float" office:value="0.27" calcext:value-type="float">
            <text:p>0,27</text:p>
          </table:table-cell>
          <table:table-cell table:style-name="ce301" table:formula="of:=[.I43]/100" office:value-type="float" office:value="0.0027" calcext:value-type="float">
            <text:p>0,0027</text:p>
          </table:table-cell>
          <table:table-cell table:style-name="ce362" table:formula="of:=[.G43]/(1+[.J43])" office:value-type="float" office:value="21.7811907848808" calcext:value-type="float">
            <text:p>21,781</text:p>
          </table:table-cell>
          <table:table-cell table:style-name="ce365" table:formula="of:=([.G43]-[.K43])*[.H43]" office:value-type="currency" office:currency="BRL" office:value="65779607.0986391" calcext:value-type="currency">
            <text:p>R$ 65.779.607,10</text:p>
          </table:table-cell>
          <table:table-cell table:style-name="ce368" table:formula="of:=IF([.L43]=0;&quot;Estável&quot;;IF([.L43]&gt;0;&quot;SUBIU&quot;;&quot;desceu&quot;))" office:value-type="string" office:string-value="SUBIU" calcext:value-type="string">
            <text:p>SUBIU</text:p>
          </table:table-cell>
          <table:table-cell table:style-name="ce371" office:value-type="float" office:value="3.65" calcext:value-type="float">
            <text:p>3,65</text:p>
          </table:table-cell>
          <table:table-cell table:style-name="ce375" table:formula="of:=[.N43]/100" office:value-type="float" office:value="0.0365" calcext:value-type="float">
            <text:p>0,037</text:p>
          </table:table-cell>
          <table:table-cell table:style-name="ce375" table:formula="of:=[.G43]/([.O43]+1)" office:value-type="float" office:value="21.0709117221418" calcext:value-type="float">
            <text:p>21,071</text:p>
          </table:table-cell>
          <table:table-cell table:style-name="ce379" table:formula="of:=VLOOKUP([.A43];[$Total_de_acoes.A$1:$Total_de_acoes.B$1048576];2;0)" office:value-type="float" office:value="1118525506" calcext:value-type="float">
            <text:p>1.118.525.506</text:p>
          </table:table-cell>
          <table:table-cell table:style-name="ce383" table:formula="of:=([.G43]-[.P43])*[.Q43]" office:value-type="currency" office:currency="BRL" office:value="860244855.149986" calcext:value-type="currency">
            <text:p>R$ 860.244.855,15</text:p>
          </table:table-cell>
          <table:table-cell table:style-name="ce387" table:formula="of:=IF([.R43]=0;&quot;Estável&quot;;IF([.R43]&gt;0;&quot;SUBIU&quot;;&quot;desceu&quot;))" office:value-type="string" office:string-value="SUBIU" calcext:value-type="string">
            <text:p>SUBIU</text:p>
          </table:table-cell>
          <table:table-cell table:style-name="ce372" office:value-type="float" office:value="-8.08" calcext:value-type="float">
            <text:p>-8,08</text:p>
          </table:table-cell>
          <table:table-cell table:style-name="ce372" table:formula="of:=[.T43]/100" office:value-type="float" office:value="-0.0808" calcext:value-type="float">
            <text:p>-0,0808</text:p>
          </table:table-cell>
          <table:table-cell table:style-name="ce376" table:formula="of:=[.G43]/([.U43]+1)" office:value-type="float" office:value="23.7597911227154" calcext:value-type="float">
            <text:p>23,760</text:p>
          </table:table-cell>
          <table:table-cell table:style-name="ce384" table:formula="of:=[.V43]*[.H43]" office:value-type="currency" office:currency="BRL" office:value="26575932387.9896" calcext:value-type="currency">
            <text:p>R$ 26.575.932.387,99</text:p>
          </table:table-cell>
          <table:table-cell table:style-name="ce388" table:formula="of:=IF([.W43]=0;&quot;Estável&quot;;IF([.W43]&gt;0;&quot;SUBIU&quot;;&quot;desceu&quot;))" office:value-type="string" office:string-value="SUBIU" calcext:value-type="string">
            <text:p>SUBIU</text:p>
          </table:table-cell>
          <table:table-cell table:style-name="ce403" office:value-type="float" office:value="-8.08" calcext:value-type="float">
            <text:p>-8,08</text:p>
          </table:table-cell>
          <table:table-cell table:style-name="ce403" table:formula="of:=[.Y43]/100" office:value-type="float" office:value="-0.0808" calcext:value-type="float">
            <text:p>-0,0808</text:p>
          </table:table-cell>
          <table:table-cell table:style-name="ce406" table:formula="of:=[.G43]/([.Z43]+1)" office:value-type="float" office:value="23.7597911227154" calcext:value-type="float">
            <text:p>23,760</text:p>
          </table:table-cell>
          <table:table-cell table:style-name="ce409" table:formula="of:=[.H43]*[.AA43]" office:value-type="currency" office:currency="BRL" office:value="26575932387.9896" calcext:value-type="currency">
            <text:p>R$ 26.575.932.387,99</text:p>
          </table:table-cell>
          <table:table-cell table:style-name="ce412" table:formula="of:=IF([.AB43]=0;&quot;Estável&quot;;IF([.AB43]&gt;0;&quot;SUBIU&quot;;&quot;desceu&quot;))" office:value-type="string" office:string-value="SUBIU" calcext:value-type="string">
            <text:p>SUBIU</text:p>
          </table:table-cell>
          <table:table-cell table:style-name="ce416" office:value-type="float" office:value="-26.1" calcext:value-type="float">
            <text:p>-26,1</text:p>
          </table:table-cell>
          <table:table-cell table:style-name="ce416" table:formula="of:=[.AD43]/100" office:value-type="float" office:value="-0.261" calcext:value-type="float">
            <text:p>-0,261</text:p>
          </table:table-cell>
          <table:table-cell table:style-name="ce419" table:formula="of:=[.G43]/([.AE43]+1)" office:value-type="float" office:value="29.553450608931" calcext:value-type="float">
            <text:p>29,553</text:p>
          </table:table-cell>
          <table:table-cell table:style-name="ce422" table:formula="of:=[.AF43]*[.H43]" office:value-type="currency" office:currency="BRL" office:value="33056288296.4005" calcext:value-type="currency">
            <text:p>R$ 33.056.288.296,40</text:p>
          </table:table-cell>
          <table:table-cell table:style-name="ce425" table:formula="of:=IF([.AG43]=0;&quot;Estável&quot;;IF([.AG43]&gt;0;&quot;SUBIU&quot;;&quot;desceu&quot;))" office:value-type="string" office:string-value="SUBIU" calcext:value-type="string">
            <text:p>SUBIU</text:p>
          </table:table-cell>
          <table:table-cell table:style-name="ce347" table:formula="of:=[.B43]" office:value-type="string" office:string-value="Gerdau" calcext:value-type="string">
            <text:p>Gerdau</text:p>
          </table:table-cell>
          <table:table-cell table:number-columns-repeated="29"/>
        </table:table-row>
        <table:table-row table:style-name="ro2">
          <table:table-cell table:style-name="ce344" office:value-type="string" calcext:value-type="string">
            <text:p>RAIZ4</text:p>
          </table:table-cell>
          <table:table-cell table:style-name="ce348" table:formula="of:=VLOOKUP([.A44];[$Ticker.A$1:$Ticker.B$1048576];2;0)" office:value-type="string" office:string-value="Raízen" calcext:value-type="string">
            <text:p>Raízen</text:p>
          </table:table-cell>
          <table:table-cell table:style-name="ce348" table:formula="of:=VLOOKUP([.B44];[$'Chat-GPT - Aluno'.A$1:$'Chat-GPT - Aluno'.C$1048576];2;0)" office:value-type="string" office:string-value="Energia" calcext:value-type="string">
            <text:p>Energia</text:p>
          </table:table-cell>
          <table:table-cell table:style-name="ce348" table:formula="of:=VLOOKUP([.B44];[$'Chat-GPT - Aluno'.A$1:$'Chat-GPT - Aluno'.C$1048576];3;0)" office:value-type="float" office:value="10" calcext:value-type="float">
            <text:p>10</text:p>
          </table:table-cell>
          <table:table-cell table:style-name="ce347" table:formula="of:=IF([.D44]&gt;100;&quot;Maior de 100&quot;;IF([.D44]&gt;50;&quot;Entre 50 e 100&quot;;IF([.D44]&lt;=50;&quot;50 ou menos&quot;;&quot;NOVINHO&quot;)))" office:value-type="string" office:string-value="50 ou menos" calcext:value-type="string">
            <text:p>50 ou menos</text:p>
          </table:table-cell>
          <table:table-cell table:style-name="ce352" office:value-type="date" office:date-value="2024-01-26" calcext:value-type="date">
            <text:p>01/26/24</text:p>
          </table:table-cell>
          <table:table-cell table:style-name="ce356" office:value-type="float" office:value="3.74" calcext:value-type="float">
            <text:p>3,74</text:p>
          </table:table-cell>
          <table:table-cell table:style-name="ce359" table:formula="of:=VLOOKUP([.A44];[$Total_de_acoes.A$1:$Total_de_acoes.B$1048576];2;0)" office:value-type="float" office:value="1193047233" calcext:value-type="float">
            <text:p>1.193.047.233</text:p>
          </table:table-cell>
          <table:table-cell table:style-name="ce300" office:value-type="float" office:value="0.26" calcext:value-type="float">
            <text:p>0,26</text:p>
          </table:table-cell>
          <table:table-cell table:style-name="ce302" table:formula="of:=[.I44]/100" office:value-type="float" office:value="0.0026" calcext:value-type="float">
            <text:p>0,0026</text:p>
          </table:table-cell>
          <table:table-cell table:style-name="ce363" table:formula="of:=[.G44]/(1+[.J44])" office:value-type="float" office:value="3.73030121683623" calcext:value-type="float">
            <text:p>3,730</text:p>
          </table:table-cell>
          <table:table-cell table:style-name="ce366" table:formula="of:=([.G44]-[.K44])*[.H44]" office:value-type="currency" office:currency="BRL" office:value="11571106.4170076" calcext:value-type="currency">
            <text:p>R$ 11.571.106,42</text:p>
          </table:table-cell>
          <table:table-cell table:style-name="ce368" table:formula="of:=IF([.L44]=0;&quot;Estável&quot;;IF([.L44]&gt;0;&quot;SUBIU&quot;;&quot;desceu&quot;))" office:value-type="string" office:string-value="SUBIU" calcext:value-type="string">
            <text:p>SUBIU</text:p>
          </table:table-cell>
          <table:table-cell table:style-name="ce372" office:value-type="float" office:value="0" calcext:value-type="float">
            <text:p>0</text:p>
          </table:table-cell>
          <table:table-cell table:style-name="ce376" table:formula="of:=[.N44]/100" office:value-type="float" office:value="0" calcext:value-type="float">
            <text:p>0,000</text:p>
          </table:table-cell>
          <table:table-cell table:style-name="ce376" table:formula="of:=[.G44]/([.O44]+1)" office:value-type="float" office:value="3.74" calcext:value-type="float">
            <text:p>3,740</text:p>
          </table:table-cell>
          <table:table-cell table:style-name="ce380" table:formula="of:=VLOOKUP([.A44];[$Total_de_acoes.A$1:$Total_de_acoes.B$1048576];2;0)" office:value-type="float" office:value="1193047233" calcext:value-type="float">
            <text:p>1.193.047.233</text:p>
          </table:table-cell>
          <table:table-cell table:style-name="ce384" table:formula="of:=([.G44]-[.P44])*[.Q44]" office:value-type="currency" office:currency="BRL" office:value="0" calcext:value-type="currency">
            <text:p>R$ 0,00</text:p>
          </table:table-cell>
          <table:table-cell table:style-name="ce388" table:formula="of:=IF([.R44]=0;&quot;Estável&quot;;IF([.R44]&gt;0;&quot;SUBIU&quot;;&quot;desceu&quot;))" office:value-type="string" office:string-value="Estável" calcext:value-type="string">
            <text:p>Estável</text:p>
          </table:table-cell>
          <table:table-cell table:style-name="ce391" office:value-type="float" office:value="-7.2" calcext:value-type="float">
            <text:p>-7,2</text:p>
          </table:table-cell>
          <table:table-cell table:style-name="ce391" table:formula="of:=[.T44]/100" office:value-type="float" office:value="-0.072" calcext:value-type="float">
            <text:p>-0,072</text:p>
          </table:table-cell>
          <table:table-cell table:style-name="ce393" table:formula="of:=[.G44]/([.U44]+1)" office:value-type="float" office:value="4.0301724137931" calcext:value-type="float">
            <text:p>4,030</text:p>
          </table:table-cell>
          <table:table-cell table:style-name="ce396" table:formula="of:=[.V44]*[.H44]" office:value-type="currency" office:currency="BRL" office:value="4808186046.78879" calcext:value-type="currency">
            <text:p>R$ 4.808.186.046,79</text:p>
          </table:table-cell>
          <table:table-cell table:style-name="ce399" table:formula="of:=IF([.W44]=0;&quot;Estável&quot;;IF([.W44]&gt;0;&quot;SUBIU&quot;;&quot;desceu&quot;))" office:value-type="string" office:string-value="SUBIU" calcext:value-type="string">
            <text:p>SUBIU</text:p>
          </table:table-cell>
          <table:table-cell table:style-name="ce404" office:value-type="float" office:value="-7.2" calcext:value-type="float">
            <text:p>-7,2</text:p>
          </table:table-cell>
          <table:table-cell table:style-name="ce404" table:formula="of:=[.Y44]/100" office:value-type="float" office:value="-0.072" calcext:value-type="float">
            <text:p>-0,072</text:p>
          </table:table-cell>
          <table:table-cell table:style-name="ce407" table:formula="of:=[.G44]/([.Z44]+1)" office:value-type="float" office:value="4.0301724137931" calcext:value-type="float">
            <text:p>4,030</text:p>
          </table:table-cell>
          <table:table-cell table:style-name="ce410" table:formula="of:=[.H44]*[.AA44]" office:value-type="currency" office:currency="BRL" office:value="4808186046.78879" calcext:value-type="currency">
            <text:p>R$ 4.808.186.046,79</text:p>
          </table:table-cell>
          <table:table-cell table:style-name="ce413" table:formula="of:=IF([.AB44]=0;&quot;Estável&quot;;IF([.AB44]&gt;0;&quot;SUBIU&quot;;&quot;desceu&quot;))" office:value-type="string" office:string-value="SUBIU" calcext:value-type="string">
            <text:p>SUBIU</text:p>
          </table:table-cell>
          <table:table-cell table:style-name="ce417" office:value-type="float" office:value="15.46" calcext:value-type="float">
            <text:p>15,46</text:p>
          </table:table-cell>
          <table:table-cell table:style-name="ce417" table:formula="of:=[.AD44]/100" office:value-type="float" office:value="0.1546" calcext:value-type="float">
            <text:p>0,1546</text:p>
          </table:table-cell>
          <table:table-cell table:style-name="ce420" table:formula="of:=[.G44]/([.AE44]+1)" office:value-type="float" office:value="3.23921704486402" calcext:value-type="float">
            <text:p>3,239</text:p>
          </table:table-cell>
          <table:table-cell table:style-name="ce423" table:formula="of:=[.AF44]*[.H44]" office:value-type="currency" office:currency="BRL" office:value="3864538932.46146" calcext:value-type="currency">
            <text:p>R$ 3.864.538.932,46</text:p>
          </table:table-cell>
          <table:table-cell table:style-name="ce426" table:formula="of:=IF([.AG44]=0;&quot;Estável&quot;;IF([.AG44]&gt;0;&quot;SUBIU&quot;;&quot;desceu&quot;))" office:value-type="string" office:string-value="SUBIU" calcext:value-type="string">
            <text:p>SUBIU</text:p>
          </table:table-cell>
          <table:table-cell table:style-name="ce347" table:formula="of:=[.B44]" office:value-type="string" office:string-value="Raízen" calcext:value-type="string">
            <text:p>Raízen</text:p>
          </table:table-cell>
          <table:table-cell table:number-columns-repeated="29"/>
        </table:table-row>
        <table:table-row table:style-name="ro2">
          <table:table-cell table:style-name="ce343" office:value-type="string" calcext:value-type="string">
            <text:p>CPLE6</text:p>
          </table:table-cell>
          <table:table-cell table:style-name="ce347" table:formula="of:=VLOOKUP([.A45];[$Ticker.A$1:$Ticker.B$1048576];2;0)" office:value-type="string" office:string-value="Copel" calcext:value-type="string">
            <text:p>Copel</text:p>
          </table:table-cell>
          <table:table-cell table:style-name="ce347" table:formula="of:=VLOOKUP([.B45];[$'Chat-GPT - Aluno'.A$1:$'Chat-GPT - Aluno'.C$1048576];2;0)" office:value-type="string" office:string-value="Energia" calcext:value-type="string">
            <text:p>Energia</text:p>
          </table:table-cell>
          <table:table-cell table:style-name="ce347" table:formula="of:=VLOOKUP([.B45];[$'Chat-GPT - Aluno'.A$1:$'Chat-GPT - Aluno'.C$1048576];3;0)" office:value-type="float" office:value="66" calcext:value-type="float">
            <text:p>66</text:p>
          </table:table-cell>
          <table:table-cell table:style-name="ce347" table:formula="of:=IF([.D45]&gt;100;&quot;Maior de 100&quot;;IF([.D45]&gt;50;&quot;Entre 50 e 100&quot;;IF([.D45]&lt;=50;&quot;50 ou menos&quot;;&quot;NOVINHO&quot;)))" office:value-type="string" office:string-value="Entre 50 e 100" calcext:value-type="string">
            <text:p>Entre 50 e 100</text:p>
          </table:table-cell>
          <table:table-cell table:style-name="ce351" office:value-type="date" office:date-value="2024-01-26" calcext:value-type="date">
            <text:p>01/26/24</text:p>
          </table:table-cell>
          <table:table-cell table:style-name="ce355" office:value-type="float" office:value="10.07" calcext:value-type="float">
            <text:p>10,07</text:p>
          </table:table-cell>
          <table:table-cell table:style-name="ce358" table:formula="of:=VLOOKUP([.A45];[$Total_de_acoes.A$1:$Total_de_acoes.B$1048576];2;0)" office:value-type="float" office:value="1679335290" calcext:value-type="float">
            <text:p>1.679.335.290</text:p>
          </table:table-cell>
          <table:table-cell table:style-name="ce299" office:value-type="float" office:value="0.19" calcext:value-type="float">
            <text:p>0,19</text:p>
          </table:table-cell>
          <table:table-cell table:style-name="ce301" table:formula="of:=[.I45]/100" office:value-type="float" office:value="0.0019" calcext:value-type="float">
            <text:p>0,0019</text:p>
          </table:table-cell>
          <table:table-cell table:style-name="ce362" table:formula="of:=[.G45]/(1+[.J45])" office:value-type="float" office:value="10.0509032837609" calcext:value-type="float">
            <text:p>10,051</text:p>
          </table:table-cell>
          <table:table-cell table:style-name="ce365" table:formula="of:=([.G45]-[.K45])*[.H45]" office:value-type="currency" office:currency="BRL" office:value="32069789.5035132" calcext:value-type="currency">
            <text:p>R$ 32.069.789,50</text:p>
          </table:table-cell>
          <table:table-cell table:style-name="ce368" table:formula="of:=IF([.L45]=0;&quot;Estável&quot;;IF([.L45]&gt;0;&quot;SUBIU&quot;;&quot;desceu&quot;))" office:value-type="string" office:string-value="SUBIU" calcext:value-type="string">
            <text:p>SUBIU</text:p>
          </table:table-cell>
          <table:table-cell table:style-name="ce371" office:value-type="float" office:value="0.9" calcext:value-type="float">
            <text:p>0,9</text:p>
          </table:table-cell>
          <table:table-cell table:style-name="ce375" table:formula="of:=[.N45]/100" office:value-type="float" office:value="0.009" calcext:value-type="float">
            <text:p>0,009</text:p>
          </table:table-cell>
          <table:table-cell table:style-name="ce375" table:formula="of:=[.G45]/([.O45]+1)" office:value-type="float" office:value="9.98017839444995" calcext:value-type="float">
            <text:p>9,980</text:p>
          </table:table-cell>
          <table:table-cell table:style-name="ce379" table:formula="of:=VLOOKUP([.A45];[$Total_de_acoes.A$1:$Total_de_acoes.B$1048576];2;0)" office:value-type="float" office:value="1679335290" calcext:value-type="float">
            <text:p>1.679.335.290</text:p>
          </table:table-cell>
          <table:table-cell table:style-name="ce383" table:formula="of:=([.G45]-[.P45])*[.Q45]" office:value-type="currency" office:currency="BRL" office:value="150840592.004656" calcext:value-type="currency">
            <text:p>R$ 150.840.592,00</text:p>
          </table:table-cell>
          <table:table-cell table:style-name="ce387" table:formula="of:=IF([.R45]=0;&quot;Estável&quot;;IF([.R45]&gt;0;&quot;SUBIU&quot;;&quot;desceu&quot;))" office:value-type="string" office:string-value="SUBIU" calcext:value-type="string">
            <text:p>SUBIU</text:p>
          </table:table-cell>
          <table:table-cell table:style-name="ce372" office:value-type="float" office:value="-2.8" calcext:value-type="float">
            <text:p>-2,8</text:p>
          </table:table-cell>
          <table:table-cell table:style-name="ce372" table:formula="of:=[.T45]/100" office:value-type="float" office:value="-0.028" calcext:value-type="float">
            <text:p>-0,028</text:p>
          </table:table-cell>
          <table:table-cell table:style-name="ce376" table:formula="of:=[.G45]/([.U45]+1)" office:value-type="float" office:value="10.3600823045268" calcext:value-type="float">
            <text:p>10,360</text:p>
          </table:table-cell>
          <table:table-cell table:style-name="ce384" table:formula="of:=[.V45]*[.H45]" office:value-type="currency" office:currency="BRL" office:value="17398051821.2963" calcext:value-type="currency">
            <text:p>R$ 17.398.051.821,30</text:p>
          </table:table-cell>
          <table:table-cell table:style-name="ce388" table:formula="of:=IF([.W45]=0;&quot;Estável&quot;;IF([.W45]&gt;0;&quot;SUBIU&quot;;&quot;desceu&quot;))" office:value-type="string" office:string-value="SUBIU" calcext:value-type="string">
            <text:p>SUBIU</text:p>
          </table:table-cell>
          <table:table-cell table:style-name="ce403" office:value-type="float" office:value="-2.8" calcext:value-type="float">
            <text:p>-2,8</text:p>
          </table:table-cell>
          <table:table-cell table:style-name="ce403" table:formula="of:=[.Y45]/100" office:value-type="float" office:value="-0.028" calcext:value-type="float">
            <text:p>-0,028</text:p>
          </table:table-cell>
          <table:table-cell table:style-name="ce406" table:formula="of:=[.G45]/([.Z45]+1)" office:value-type="float" office:value="10.3600823045268" calcext:value-type="float">
            <text:p>10,360</text:p>
          </table:table-cell>
          <table:table-cell table:style-name="ce409" table:formula="of:=[.H45]*[.AA45]" office:value-type="currency" office:currency="BRL" office:value="17398051821.2963" calcext:value-type="currency">
            <text:p>R$ 17.398.051.821,30</text:p>
          </table:table-cell>
          <table:table-cell table:style-name="ce412" table:formula="of:=IF([.AB45]=0;&quot;Estável&quot;;IF([.AB45]&gt;0;&quot;SUBIU&quot;;&quot;desceu&quot;))" office:value-type="string" office:string-value="SUBIU" calcext:value-type="string">
            <text:p>SUBIU</text:p>
          </table:table-cell>
          <table:table-cell table:style-name="ce416" office:value-type="float" office:value="32.08" calcext:value-type="float">
            <text:p>32,08</text:p>
          </table:table-cell>
          <table:table-cell table:style-name="ce416" table:formula="of:=[.AD45]/100" office:value-type="float" office:value="0.3208" calcext:value-type="float">
            <text:p>0,3208</text:p>
          </table:table-cell>
          <table:table-cell table:style-name="ce419" table:formula="of:=[.G45]/([.AE45]+1)" office:value-type="float" office:value="7.62416717141127" calcext:value-type="float">
            <text:p>7,624</text:p>
          </table:table-cell>
          <table:table-cell table:style-name="ce422" table:formula="of:=[.AF45]*[.H45]" office:value-type="currency" office:currency="BRL" office:value="12803532987.8104" calcext:value-type="currency">
            <text:p>R$ 12.803.532.987,81</text:p>
          </table:table-cell>
          <table:table-cell table:style-name="ce425" table:formula="of:=IF([.AG45]=0;&quot;Estável&quot;;IF([.AG45]&gt;0;&quot;SUBIU&quot;;&quot;desceu&quot;))" office:value-type="string" office:string-value="SUBIU" calcext:value-type="string">
            <text:p>SUBIU</text:p>
          </table:table-cell>
          <table:table-cell table:style-name="ce347" table:formula="of:=[.B45]" office:value-type="string" office:string-value="Copel" calcext:value-type="string">
            <text:p>Copel</text:p>
          </table:table-cell>
          <table:table-cell table:number-columns-repeated="29"/>
        </table:table-row>
        <table:table-row table:style-name="ro2">
          <table:table-cell table:style-name="ce344" office:value-type="string" calcext:value-type="string">
            <text:p>VAMO3</text:p>
          </table:table-cell>
          <table:table-cell table:style-name="ce348" table:formula="of:=VLOOKUP([.A46];[$Ticker.A$1:$Ticker.B$1048576];2;0)" office:value-type="string" office:string-value="Grupo Vamos" calcext:value-type="string">
            <text:p>Grupo Vamos</text:p>
          </table:table-cell>
          <table:table-cell table:style-name="ce348" table:formula="of:=VLOOKUP([.B46];[$'Chat-GPT - Aluno'.A$1:$'Chat-GPT - Aluno'.C$1048576];2;0)" office:value-type="string" office:string-value="Transporte" calcext:value-type="string">
            <text:p>Transporte</text:p>
          </table:table-cell>
          <table:table-cell table:style-name="ce348" table:formula="of:=VLOOKUP([.B46];[$'Chat-GPT - Aluno'.A$1:$'Chat-GPT - Aluno'.C$1048576];3;0)" office:value-type="float" office:value="21" calcext:value-type="float">
            <text:p>21</text:p>
          </table:table-cell>
          <table:table-cell table:style-name="ce347" table:formula="of:=IF([.D46]&gt;100;&quot;Maior de 100&quot;;IF([.D46]&gt;50;&quot;Entre 50 e 100&quot;;IF([.D46]&lt;=50;&quot;50 ou menos&quot;;&quot;NOVINHO&quot;)))" office:value-type="string" office:string-value="50 ou menos" calcext:value-type="string">
            <text:p>50 ou menos</text:p>
          </table:table-cell>
          <table:table-cell table:style-name="ce352" office:value-type="date" office:date-value="2024-01-26" calcext:value-type="date">
            <text:p>01/26/24</text:p>
          </table:table-cell>
          <table:table-cell table:style-name="ce356" office:value-type="float" office:value="8.18" calcext:value-type="float">
            <text:p>8,18</text:p>
          </table:table-cell>
          <table:table-cell table:style-name="ce359" table:formula="of:=VLOOKUP([.A46];[$Total_de_acoes.A$1:$Total_de_acoes.B$1048576];2;0)" office:value-type="float" office:value="421383330" calcext:value-type="float">
            <text:p>421.383.330</text:p>
          </table:table-cell>
          <table:table-cell table:style-name="ce300" office:value-type="float" office:value="0.12" calcext:value-type="float">
            <text:p>0,12</text:p>
          </table:table-cell>
          <table:table-cell table:style-name="ce302" table:formula="of:=[.I46]/100" office:value-type="float" office:value="0.0012" calcext:value-type="float">
            <text:p>0,0012</text:p>
          </table:table-cell>
          <table:table-cell table:style-name="ce363" table:formula="of:=[.G46]/(1+[.J46])" office:value-type="float" office:value="8.1701957650819" calcext:value-type="float">
            <text:p>8,170</text:p>
          </table:table-cell>
          <table:table-cell table:style-name="ce366" table:formula="of:=([.G46]-[.K46])*[.H46]" office:value-type="currency" office:currency="BRL" office:value="4131341.15789051" calcext:value-type="currency">
            <text:p>R$ 4.131.341,16</text:p>
          </table:table-cell>
          <table:table-cell table:style-name="ce368" table:formula="of:=IF([.L46]=0;&quot;Estável&quot;;IF([.L46]&gt;0;&quot;SUBIU&quot;;&quot;desceu&quot;))" office:value-type="string" office:string-value="SUBIU" calcext:value-type="string">
            <text:p>SUBIU</text:p>
          </table:table-cell>
          <table:table-cell table:style-name="ce372" office:value-type="float" office:value="-3.76" calcext:value-type="float">
            <text:p>-3,76</text:p>
          </table:table-cell>
          <table:table-cell table:style-name="ce376" table:formula="of:=[.N46]/100" office:value-type="float" office:value="-0.0376" calcext:value-type="float">
            <text:p>-0,038</text:p>
          </table:table-cell>
          <table:table-cell table:style-name="ce376" table:formula="of:=[.G46]/([.O46]+1)" office:value-type="float" office:value="8.49958437240233" calcext:value-type="float">
            <text:p>8,500</text:p>
          </table:table-cell>
          <table:table-cell table:style-name="ce380" table:formula="of:=VLOOKUP([.A46];[$Total_de_acoes.A$1:$Total_de_acoes.B$1048576];2;0)" office:value-type="float" office:value="421383330" calcext:value-type="float">
            <text:p>421.383.330</text:p>
          </table:table-cell>
          <table:table-cell table:style-name="ce384" table:formula="of:=([.G46]-[.P46])*[.Q46]" office:value-type="currency" office:currency="BRL" office:value="-134667527.058853" calcext:value-type="currency">
            <text:p>-R$ 134.667.527,06</text:p>
          </table:table-cell>
          <table:table-cell table:style-name="ce388" table:formula="of:=IF([.R46]=0;&quot;Estável&quot;;IF([.R46]&gt;0;&quot;SUBIU&quot;;&quot;desceu&quot;))" office:value-type="string" office:string-value="desceu" calcext:value-type="string">
            <text:p>desceu</text:p>
          </table:table-cell>
          <table:table-cell table:style-name="ce391" office:value-type="float" office:value="-18.77" calcext:value-type="float">
            <text:p>-18,77</text:p>
          </table:table-cell>
          <table:table-cell table:style-name="ce391" table:formula="of:=[.T46]/100" office:value-type="float" office:value="-0.1877" calcext:value-type="float">
            <text:p>-0,1877</text:p>
          </table:table-cell>
          <table:table-cell table:style-name="ce393" table:formula="of:=[.G46]/([.U46]+1)" office:value-type="float" office:value="10.0701711190447" calcext:value-type="float">
            <text:p>10,070</text:p>
          </table:table-cell>
          <table:table-cell table:style-name="ce396" table:formula="of:=[.V46]*[.H46]" office:value-type="currency" office:currency="BRL" office:value="4243402239.81288" calcext:value-type="currency">
            <text:p>R$ 4.243.402.239,81</text:p>
          </table:table-cell>
          <table:table-cell table:style-name="ce399" table:formula="of:=IF([.W46]=0;&quot;Estável&quot;;IF([.W46]&gt;0;&quot;SUBIU&quot;;&quot;desceu&quot;))" office:value-type="string" office:string-value="SUBIU" calcext:value-type="string">
            <text:p>SUBIU</text:p>
          </table:table-cell>
          <table:table-cell table:style-name="ce404" office:value-type="float" office:value="-18.77" calcext:value-type="float">
            <text:p>-18,77</text:p>
          </table:table-cell>
          <table:table-cell table:style-name="ce404" table:formula="of:=[.Y46]/100" office:value-type="float" office:value="-0.1877" calcext:value-type="float">
            <text:p>-0,1877</text:p>
          </table:table-cell>
          <table:table-cell table:style-name="ce407" table:formula="of:=[.G46]/([.Z46]+1)" office:value-type="float" office:value="10.0701711190447" calcext:value-type="float">
            <text:p>10,070</text:p>
          </table:table-cell>
          <table:table-cell table:style-name="ce410" table:formula="of:=[.H46]*[.AA46]" office:value-type="currency" office:currency="BRL" office:value="4243402239.81288" calcext:value-type="currency">
            <text:p>R$ 4.243.402.239,81</text:p>
          </table:table-cell>
          <table:table-cell table:style-name="ce413" table:formula="of:=IF([.AB46]=0;&quot;Estável&quot;;IF([.AB46]&gt;0;&quot;SUBIU&quot;;&quot;desceu&quot;))" office:value-type="string" office:string-value="SUBIU" calcext:value-type="string">
            <text:p>SUBIU</text:p>
          </table:table-cell>
          <table:table-cell table:style-name="ce417" office:value-type="float" office:value="-40.74" calcext:value-type="float">
            <text:p>-40,74</text:p>
          </table:table-cell>
          <table:table-cell table:style-name="ce417" table:formula="of:=[.AD46]/100" office:value-type="float" office:value="-0.4074" calcext:value-type="float">
            <text:p>-0,4074</text:p>
          </table:table-cell>
          <table:table-cell table:style-name="ce420" table:formula="of:=[.G46]/([.AE46]+1)" office:value-type="float" office:value="13.8035774552818" calcext:value-type="float">
            <text:p>13,804</text:p>
          </table:table-cell>
          <table:table-cell table:style-name="ce423" table:formula="of:=[.AF46]*[.H46]" office:value-type="currency" office:currency="BRL" office:value="5816597434.01957" calcext:value-type="currency">
            <text:p>R$ 5.816.597.434,02</text:p>
          </table:table-cell>
          <table:table-cell table:style-name="ce426" table:formula="of:=IF([.AG46]=0;&quot;Estável&quot;;IF([.AG46]&gt;0;&quot;SUBIU&quot;;&quot;desceu&quot;))" office:value-type="string" office:string-value="SUBIU" calcext:value-type="string">
            <text:p>SUBIU</text:p>
          </table:table-cell>
          <table:table-cell table:style-name="ce347" table:formula="of:=[.B46]" office:value-type="string" office:string-value="Grupo Vamos" calcext:value-type="string">
            <text:p>Grupo Vamos</text:p>
          </table:table-cell>
          <table:table-cell table:number-columns-repeated="29"/>
        </table:table-row>
        <table:table-row table:style-name="ro2">
          <table:table-cell table:style-name="ce343" office:value-type="string" calcext:value-type="string">
            <text:p>MRFG3</text:p>
          </table:table-cell>
          <table:table-cell table:style-name="ce347" table:formula="of:=VLOOKUP([.A47];[$Ticker.A$1:$Ticker.B$1048576];2;0)" office:value-type="string" office:string-value="Marfrig" calcext:value-type="string">
            <text:p>Marfrig</text:p>
          </table:table-cell>
          <table:table-cell table:style-name="ce347" table:formula="of:=VLOOKUP([.B47];[$'Chat-GPT - Aluno'.A$1:$'Chat-GPT - Aluno'.C$1048576];2;0)" office:value-type="string" office:string-value="Alimentos" calcext:value-type="string">
            <text:p>Alimentos</text:p>
          </table:table-cell>
          <table:table-cell table:style-name="ce347" table:formula="of:=VLOOKUP([.B47];[$'Chat-GPT - Aluno'.A$1:$'Chat-GPT - Aluno'.C$1048576];3;0)" office:value-type="float" office:value="23" calcext:value-type="float">
            <text:p>23</text:p>
          </table:table-cell>
          <table:table-cell table:style-name="ce347" table:formula="of:=IF([.D47]&gt;100;&quot;Maior de 100&quot;;IF([.D47]&gt;50;&quot;Entre 50 e 100&quot;;IF([.D47]&lt;=50;&quot;50 ou menos&quot;;&quot;NOVINHO&quot;)))" office:value-type="string" office:string-value="50 ou menos" calcext:value-type="string">
            <text:p>50 ou menos</text:p>
          </table:table-cell>
          <table:table-cell table:style-name="ce351" office:value-type="date" office:date-value="2024-01-26" calcext:value-type="date">
            <text:p>01/26/24</text:p>
          </table:table-cell>
          <table:table-cell table:style-name="ce355" office:value-type="float" office:value="9.74" calcext:value-type="float">
            <text:p>9,74</text:p>
          </table:table-cell>
          <table:table-cell table:style-name="ce358" table:formula="of:=VLOOKUP([.A47];[$Total_de_acoes.A$1:$Total_de_acoes.B$1048576];2;0)" office:value-type="float" office:value="331799687" calcext:value-type="float">
            <text:p>331.799.687</text:p>
          </table:table-cell>
          <table:table-cell table:style-name="ce299" office:value-type="float" office:value="0" calcext:value-type="float">
            <text:p>0</text:p>
          </table:table-cell>
          <table:table-cell table:style-name="ce301" table:formula="of:=[.I47]/100" office:value-type="float" office:value="0" calcext:value-type="float">
            <text:p>0</text:p>
          </table:table-cell>
          <table:table-cell table:style-name="ce362" table:formula="of:=[.G47]/(1+[.J47])" office:value-type="float" office:value="9.74" calcext:value-type="float">
            <text:p>9,740</text:p>
          </table:table-cell>
          <table:table-cell table:style-name="ce365" table:formula="of:=([.G47]-[.K47])*[.H47]" office:value-type="currency" office:currency="BRL" office:value="0" calcext:value-type="currency">
            <text:p>R$ 0,00</text:p>
          </table:table-cell>
          <table:table-cell table:style-name="ce368" table:formula="of:=IF([.L47]=0;&quot;Estável&quot;;IF([.L47]&gt;0;&quot;SUBIU&quot;;&quot;desceu&quot;))" office:value-type="string" office:string-value="Estável" calcext:value-type="string">
            <text:p>Estável</text:p>
          </table:table-cell>
          <table:table-cell table:style-name="ce371" office:value-type="float" office:value="5.3" calcext:value-type="float">
            <text:p>5,3</text:p>
          </table:table-cell>
          <table:table-cell table:style-name="ce375" table:formula="of:=[.N47]/100" office:value-type="float" office:value="0.053" calcext:value-type="float">
            <text:p>0,053</text:p>
          </table:table-cell>
          <table:table-cell table:style-name="ce375" table:formula="of:=[.G47]/([.O47]+1)" office:value-type="float" office:value="9.24976258309592" calcext:value-type="float">
            <text:p>9,250</text:p>
          </table:table-cell>
          <table:table-cell table:style-name="ce379" table:formula="of:=VLOOKUP([.A47];[$Total_de_acoes.A$1:$Total_de_acoes.B$1048576];2;0)" office:value-type="float" office:value="331799687" calcext:value-type="float">
            <text:p>331.799.687</text:p>
          </table:table-cell>
          <table:table-cell table:style-name="ce383" table:formula="of:=([.G47]-[.P47])*[.Q47]" office:value-type="currency" office:currency="BRL" office:value="162660621.484463" calcext:value-type="currency">
            <text:p>R$ 162.660.621,48</text:p>
          </table:table-cell>
          <table:table-cell table:style-name="ce387" table:formula="of:=IF([.R47]=0;&quot;Estável&quot;;IF([.R47]&gt;0;&quot;SUBIU&quot;;&quot;desceu&quot;))" office:value-type="string" office:string-value="SUBIU" calcext:value-type="string">
            <text:p>SUBIU</text:p>
          </table:table-cell>
          <table:table-cell table:style-name="ce372" office:value-type="float" office:value="0.41" calcext:value-type="float">
            <text:p>0,41</text:p>
          </table:table-cell>
          <table:table-cell table:style-name="ce372" table:formula="of:=[.T47]/100" office:value-type="float" office:value="0.0041" calcext:value-type="float">
            <text:p>0,0041</text:p>
          </table:table-cell>
          <table:table-cell table:style-name="ce376" table:formula="of:=[.G47]/([.U47]+1)" office:value-type="float" office:value="9.70022906085051" calcext:value-type="float">
            <text:p>9,700</text:p>
          </table:table-cell>
          <table:table-cell table:style-name="ce384" table:formula="of:=[.V47]*[.H47]" office:value-type="currency" office:currency="BRL" office:value="3218532966.2185" calcext:value-type="currency">
            <text:p>R$ 3.218.532.966,22</text:p>
          </table:table-cell>
          <table:table-cell table:style-name="ce388" table:formula="of:=IF([.W47]=0;&quot;Estável&quot;;IF([.W47]&gt;0;&quot;SUBIU&quot;;&quot;desceu&quot;))" office:value-type="string" office:string-value="SUBIU" calcext:value-type="string">
            <text:p>SUBIU</text:p>
          </table:table-cell>
          <table:table-cell table:style-name="ce403" office:value-type="float" office:value="0.41" calcext:value-type="float">
            <text:p>0,41</text:p>
          </table:table-cell>
          <table:table-cell table:style-name="ce403" table:formula="of:=[.Y47]/100" office:value-type="float" office:value="0.0041" calcext:value-type="float">
            <text:p>0,0041</text:p>
          </table:table-cell>
          <table:table-cell table:style-name="ce406" table:formula="of:=[.G47]/([.Z47]+1)" office:value-type="float" office:value="9.70022906085051" calcext:value-type="float">
            <text:p>9,700</text:p>
          </table:table-cell>
          <table:table-cell table:style-name="ce409" table:formula="of:=[.H47]*[.AA47]" office:value-type="currency" office:currency="BRL" office:value="3218532966.2185" calcext:value-type="currency">
            <text:p>R$ 3.218.532.966,22</text:p>
          </table:table-cell>
          <table:table-cell table:style-name="ce412" table:formula="of:=IF([.AB47]=0;&quot;Estável&quot;;IF([.AB47]&gt;0;&quot;SUBIU&quot;;&quot;desceu&quot;))" office:value-type="string" office:string-value="SUBIU" calcext:value-type="string">
            <text:p>SUBIU</text:p>
          </table:table-cell>
          <table:table-cell table:style-name="ce416" office:value-type="float" office:value="17.99" calcext:value-type="float">
            <text:p>17,99</text:p>
          </table:table-cell>
          <table:table-cell table:style-name="ce416" table:formula="of:=[.AD47]/100" office:value-type="float" office:value="0.1799" calcext:value-type="float">
            <text:p>0,1799</text:p>
          </table:table-cell>
          <table:table-cell table:style-name="ce419" table:formula="of:=[.G47]/([.AE47]+1)" office:value-type="float" office:value="8.25493685905585" calcext:value-type="float">
            <text:p>8,255</text:p>
          </table:table-cell>
          <table:table-cell table:style-name="ce422" table:formula="of:=[.AF47]*[.H47]" office:value-type="currency" office:currency="BRL" office:value="2738985466.03949" calcext:value-type="currency">
            <text:p>R$ 2.738.985.466,04</text:p>
          </table:table-cell>
          <table:table-cell table:style-name="ce425" table:formula="of:=IF([.AG47]=0;&quot;Estável&quot;;IF([.AG47]&gt;0;&quot;SUBIU&quot;;&quot;desceu&quot;))" office:value-type="string" office:string-value="SUBIU" calcext:value-type="string">
            <text:p>SUBIU</text:p>
          </table:table-cell>
          <table:table-cell table:style-name="ce347" table:formula="of:=[.B47]" office:value-type="string" office:string-value="Marfrig" calcext:value-type="string">
            <text:p>Marfrig</text:p>
          </table:table-cell>
          <table:table-cell table:number-columns-repeated="29"/>
        </table:table-row>
        <table:table-row table:style-name="ro2">
          <table:table-cell table:style-name="ce344" office:value-type="string" calcext:value-type="string">
            <text:p>ABEV3</text:p>
          </table:table-cell>
          <table:table-cell table:style-name="ce348" table:formula="of:=VLOOKUP([.A48];[$Ticker.A$1:$Ticker.B$1048576];2;0)" office:value-type="string" office:string-value="Ambev" calcext:value-type="string">
            <text:p>Ambev</text:p>
          </table:table-cell>
          <table:table-cell table:style-name="ce348" table:formula="of:=VLOOKUP([.B48];[$'Chat-GPT - Aluno'.A$1:$'Chat-GPT - Aluno'.C$1048576];2;0)" office:value-type="string" office:string-value="Bebidas" calcext:value-type="string">
            <text:p>Bebidas</text:p>
          </table:table-cell>
          <table:table-cell table:style-name="ce348" table:formula="of:=VLOOKUP([.B48];[$'Chat-GPT - Aluno'.A$1:$'Chat-GPT - Aluno'.C$1048576];3;0)" office:value-type="float" office:value="30" calcext:value-type="float">
            <text:p>30</text:p>
          </table:table-cell>
          <table:table-cell table:style-name="ce347" table:formula="of:=IF([.D48]&gt;100;&quot;Maior de 100&quot;;IF([.D48]&gt;50;&quot;Entre 50 e 100&quot;;IF([.D48]&lt;=50;&quot;50 ou menos&quot;;&quot;NOVINHO&quot;)))" office:value-type="string" office:string-value="50 ou menos" calcext:value-type="string">
            <text:p>50 ou menos</text:p>
          </table:table-cell>
          <table:table-cell table:style-name="ce352" office:value-type="date" office:date-value="2024-01-26" calcext:value-type="date">
            <text:p>01/26/24</text:p>
          </table:table-cell>
          <table:table-cell table:style-name="ce356" office:value-type="float" office:value="13.2" calcext:value-type="float">
            <text:p>13,20</text:p>
          </table:table-cell>
          <table:table-cell table:style-name="ce359" table:formula="of:=VLOOKUP([.A48];[$Total_de_acoes.A$1:$Total_de_acoes.B$1048576];2;0)" office:value-type="float" office:value="4394245879" calcext:value-type="float">
            <text:p>4.394.245.879</text:p>
          </table:table-cell>
          <table:table-cell table:style-name="ce300" office:value-type="float" office:value="0" calcext:value-type="float">
            <text:p>0</text:p>
          </table:table-cell>
          <table:table-cell table:style-name="ce302" table:formula="of:=[.I48]/100" office:value-type="float" office:value="0" calcext:value-type="float">
            <text:p>0</text:p>
          </table:table-cell>
          <table:table-cell table:style-name="ce363" table:formula="of:=[.G48]/(1+[.J48])" office:value-type="float" office:value="13.2" calcext:value-type="float">
            <text:p>13,200</text:p>
          </table:table-cell>
          <table:table-cell table:style-name="ce366" table:formula="of:=([.G48]-[.K48])*[.H48]" office:value-type="currency" office:currency="BRL" office:value="0" calcext:value-type="currency">
            <text:p>R$ 0,00</text:p>
          </table:table-cell>
          <table:table-cell table:style-name="ce368" table:formula="of:=IF([.L48]=0;&quot;Estável&quot;;IF([.L48]&gt;0;&quot;SUBIU&quot;;&quot;desceu&quot;))" office:value-type="string" office:string-value="Estável" calcext:value-type="string">
            <text:p>Estável</text:p>
          </table:table-cell>
          <table:table-cell table:style-name="ce372" office:value-type="float" office:value="-1.12" calcext:value-type="float">
            <text:p>-1,12</text:p>
          </table:table-cell>
          <table:table-cell table:style-name="ce376" table:formula="of:=[.N48]/100" office:value-type="float" office:value="-0.0112" calcext:value-type="float">
            <text:p>-0,011</text:p>
          </table:table-cell>
          <table:table-cell table:style-name="ce376" table:formula="of:=[.G48]/([.O48]+1)" office:value-type="float" office:value="13.3495145631068" calcext:value-type="float">
            <text:p>13,350</text:p>
          </table:table-cell>
          <table:table-cell table:style-name="ce380" table:formula="of:=VLOOKUP([.A48];[$Total_de_acoes.A$1:$Total_de_acoes.B$1048576];2;0)" office:value-type="float" office:value="4394245879" calcext:value-type="float">
            <text:p>4.394.245.879</text:p>
          </table:table-cell>
          <table:table-cell table:style-name="ce384" table:formula="of:=([.G48]-[.P48])*[.Q48]" office:value-type="currency" office:currency="BRL" office:value="-657003752.782527" calcext:value-type="currency">
            <text:p>-R$ 657.003.752,78</text:p>
          </table:table-cell>
          <table:table-cell table:style-name="ce388" table:formula="of:=IF([.R48]=0;&quot;Estável&quot;;IF([.R48]&gt;0;&quot;SUBIU&quot;;&quot;desceu&quot;))" office:value-type="string" office:string-value="desceu" calcext:value-type="string">
            <text:p>desceu</text:p>
          </table:table-cell>
          <table:table-cell table:style-name="ce391" office:value-type="float" office:value="-3.86" calcext:value-type="float">
            <text:p>-3,86</text:p>
          </table:table-cell>
          <table:table-cell table:style-name="ce391" table:formula="of:=[.T48]/100" office:value-type="float" office:value="-0.0386" calcext:value-type="float">
            <text:p>-0,0386</text:p>
          </table:table-cell>
          <table:table-cell table:style-name="ce393" table:formula="of:=[.G48]/([.U48]+1)" office:value-type="float" office:value="13.7299771167048" calcext:value-type="float">
            <text:p>13,730</text:p>
          </table:table-cell>
          <table:table-cell table:style-name="ce396" table:formula="of:=[.V48]*[.H48]" office:value-type="currency" office:currency="BRL" office:value="60332895363.8444" calcext:value-type="currency">
            <text:p>R$ 60.332.895.363,84</text:p>
          </table:table-cell>
          <table:table-cell table:style-name="ce399" table:formula="of:=IF([.W48]=0;&quot;Estável&quot;;IF([.W48]&gt;0;&quot;SUBIU&quot;;&quot;desceu&quot;))" office:value-type="string" office:string-value="SUBIU" calcext:value-type="string">
            <text:p>SUBIU</text:p>
          </table:table-cell>
          <table:table-cell table:style-name="ce404" office:value-type="float" office:value="-3.86" calcext:value-type="float">
            <text:p>-3,86</text:p>
          </table:table-cell>
          <table:table-cell table:style-name="ce404" table:formula="of:=[.Y48]/100" office:value-type="float" office:value="-0.0386" calcext:value-type="float">
            <text:p>-0,0386</text:p>
          </table:table-cell>
          <table:table-cell table:style-name="ce407" table:formula="of:=[.G48]/([.Z48]+1)" office:value-type="float" office:value="13.7299771167048" calcext:value-type="float">
            <text:p>13,730</text:p>
          </table:table-cell>
          <table:table-cell table:style-name="ce410" table:formula="of:=[.H48]*[.AA48]" office:value-type="currency" office:currency="BRL" office:value="60332895363.8444" calcext:value-type="currency">
            <text:p>R$ 60.332.895.363,84</text:p>
          </table:table-cell>
          <table:table-cell table:style-name="ce413" table:formula="of:=IF([.AB48]=0;&quot;Estável&quot;;IF([.AB48]&gt;0;&quot;SUBIU&quot;;&quot;desceu&quot;))" office:value-type="string" office:string-value="SUBIU" calcext:value-type="string">
            <text:p>SUBIU</text:p>
          </table:table-cell>
          <table:table-cell table:style-name="ce417" office:value-type="float" office:value="0.3" calcext:value-type="float">
            <text:p>0,3</text:p>
          </table:table-cell>
          <table:table-cell table:style-name="ce417" table:formula="of:=[.AD48]/100" office:value-type="float" office:value="0.003" calcext:value-type="float">
            <text:p>0,003</text:p>
          </table:table-cell>
          <table:table-cell table:style-name="ce420" table:formula="of:=[.G48]/([.AE48]+1)" office:value-type="float" office:value="13.160518444666" calcext:value-type="float">
            <text:p>13,161</text:p>
          </table:table-cell>
          <table:table-cell table:style-name="ce423" table:formula="of:=[.AF48]*[.H48]" office:value-type="currency" office:currency="BRL" office:value="57830553940.9771" calcext:value-type="currency">
            <text:p>R$ 57.830.553.940,98</text:p>
          </table:table-cell>
          <table:table-cell table:style-name="ce426" table:formula="of:=IF([.AG48]=0;&quot;Estável&quot;;IF([.AG48]&gt;0;&quot;SUBIU&quot;;&quot;desceu&quot;))" office:value-type="string" office:string-value="SUBIU" calcext:value-type="string">
            <text:p>SUBIU</text:p>
          </table:table-cell>
          <table:table-cell table:style-name="ce347" table:formula="of:=[.B48]" office:value-type="string" office:string-value="Ambev" calcext:value-type="string">
            <text:p>Ambev</text:p>
          </table:table-cell>
          <table:table-cell table:number-columns-repeated="29"/>
        </table:table-row>
        <table:table-row table:style-name="ro2">
          <table:table-cell table:style-name="ce343" office:value-type="string" calcext:value-type="string">
            <text:p>BBSE3</text:p>
          </table:table-cell>
          <table:table-cell table:style-name="ce347" table:formula="of:=VLOOKUP([.A49];[$Ticker.A$1:$Ticker.B$1048576];2;0)" office:value-type="string" office:string-value="BB Seguridade" calcext:value-type="string">
            <text:p>BB Seguridade</text:p>
          </table:table-cell>
          <table:table-cell table:style-name="ce347" table:formula="of:=VLOOKUP([.B49];[$'Chat-GPT - Aluno'.A$1:$'Chat-GPT - Aluno'.C$1048576];2;0)" office:value-type="string" office:string-value="Seguros" calcext:value-type="string">
            <text:p>Seguros</text:p>
          </table:table-cell>
          <table:table-cell table:style-name="ce347" table:formula="of:=VLOOKUP([.B49];[$'Chat-GPT - Aluno'.A$1:$'Chat-GPT - Aluno'.C$1048576];3;0)" office:value-type="float" office:value="10" calcext:value-type="float">
            <text:p>10</text:p>
          </table:table-cell>
          <table:table-cell table:style-name="ce347" table:formula="of:=IF([.D49]&gt;100;&quot;Maior de 100&quot;;IF([.D49]&gt;50;&quot;Entre 50 e 100&quot;;IF([.D49]&lt;=50;&quot;50 ou menos&quot;;&quot;NOVINHO&quot;)))" office:value-type="string" office:string-value="50 ou menos" calcext:value-type="string">
            <text:p>50 ou menos</text:p>
          </table:table-cell>
          <table:table-cell table:style-name="ce351" office:value-type="date" office:date-value="2024-01-26" calcext:value-type="date">
            <text:p>01/26/24</text:p>
          </table:table-cell>
          <table:table-cell table:style-name="ce355" office:value-type="float" office:value="33.73" calcext:value-type="float">
            <text:p>33,73</text:p>
          </table:table-cell>
          <table:table-cell table:style-name="ce358" table:formula="of:=VLOOKUP([.A49];[$Total_de_acoes.A$1:$Total_de_acoes.B$1048576];2;0)" office:value-type="float" office:value="671750768" calcext:value-type="float">
            <text:p>671.750.768</text:p>
          </table:table-cell>
          <table:table-cell table:style-name="ce299" office:value-type="float" office:value="-0.02" calcext:value-type="float">
            <text:p>-0,02</text:p>
          </table:table-cell>
          <table:table-cell table:style-name="ce301" table:formula="of:=[.I49]/100" office:value-type="float" office:value="-0.0002" calcext:value-type="float">
            <text:p>-0,0002</text:p>
          </table:table-cell>
          <table:table-cell table:style-name="ce362" table:formula="of:=[.G49]/(1+[.J49])" office:value-type="float" office:value="33.7367473494699" calcext:value-type="float">
            <text:p>33,737</text:p>
          </table:table-cell>
          <table:table-cell table:style-name="ce365" table:formula="of:=([.G49]-[.K49])*[.H49]" office:value-type="currency" office:currency="BRL" office:value="-4532537.18836313" calcext:value-type="currency">
            <text:p>-R$ 4.532.537,19</text:p>
          </table:table-cell>
          <table:table-cell table:style-name="ce368" table:formula="of:=IF([.L49]=0;&quot;Estável&quot;;IF([.L49]&gt;0;&quot;SUBIU&quot;;&quot;desceu&quot;))" office:value-type="string" office:string-value="desceu" calcext:value-type="string">
            <text:p>desceu</text:p>
          </table:table-cell>
          <table:table-cell table:style-name="ce371" office:value-type="float" office:value="-2.37" calcext:value-type="float">
            <text:p>-2,37</text:p>
          </table:table-cell>
          <table:table-cell table:style-name="ce375" table:formula="of:=[.N49]/100" office:value-type="float" office:value="-0.0237" calcext:value-type="float">
            <text:p>-0,024</text:p>
          </table:table-cell>
          <table:table-cell table:style-name="ce375" table:formula="of:=[.G49]/([.O49]+1)" office:value-type="float" office:value="34.5488067192461" calcext:value-type="float">
            <text:p>34,549</text:p>
          </table:table-cell>
          <table:table-cell table:style-name="ce379" table:formula="of:=VLOOKUP([.A49];[$Total_de_acoes.A$1:$Total_de_acoes.B$1048576];2;0)" office:value-type="float" office:value="671750768" calcext:value-type="float">
            <text:p>671.750.768</text:p>
          </table:table-cell>
          <table:table-cell table:style-name="ce383" table:formula="of:=([.G49]-[.P49])*[.Q49]" office:value-type="currency" office:currency="BRL" office:value="-550034042.49715" calcext:value-type="currency">
            <text:p>-R$ 550.034.042,50</text:p>
          </table:table-cell>
          <table:table-cell table:style-name="ce387" table:formula="of:=IF([.R49]=0;&quot;Estável&quot;;IF([.R49]&gt;0;&quot;SUBIU&quot;;&quot;desceu&quot;))" office:value-type="string" office:string-value="desceu" calcext:value-type="string">
            <text:p>desceu</text:p>
          </table:table-cell>
          <table:table-cell table:style-name="ce372" office:value-type="float" office:value="0.24" calcext:value-type="float">
            <text:p>0,24</text:p>
          </table:table-cell>
          <table:table-cell table:style-name="ce372" table:formula="of:=[.T49]/100" office:value-type="float" office:value="0.0024" calcext:value-type="float">
            <text:p>0,0024</text:p>
          </table:table-cell>
          <table:table-cell table:style-name="ce376" table:formula="of:=[.G49]/([.U49]+1)" office:value-type="float" office:value="33.6492418196329" calcext:value-type="float">
            <text:p>33,649</text:p>
          </table:table-cell>
          <table:table-cell table:style-name="ce384" table:formula="of:=[.V49]*[.H49]" office:value-type="currency" office:currency="BRL" office:value="22603904034.9561" calcext:value-type="currency">
            <text:p>R$ 22.603.904.034,96</text:p>
          </table:table-cell>
          <table:table-cell table:style-name="ce388" table:formula="of:=IF([.W49]=0;&quot;Estável&quot;;IF([.W49]&gt;0;&quot;SUBIU&quot;;&quot;desceu&quot;))" office:value-type="string" office:string-value="SUBIU" calcext:value-type="string">
            <text:p>SUBIU</text:p>
          </table:table-cell>
          <table:table-cell table:style-name="ce403" office:value-type="float" office:value="0.24" calcext:value-type="float">
            <text:p>0,24</text:p>
          </table:table-cell>
          <table:table-cell table:style-name="ce403" table:formula="of:=[.Y49]/100" office:value-type="float" office:value="0.0024" calcext:value-type="float">
            <text:p>0,0024</text:p>
          </table:table-cell>
          <table:table-cell table:style-name="ce406" table:formula="of:=[.G49]/([.Z49]+1)" office:value-type="float" office:value="33.6492418196329" calcext:value-type="float">
            <text:p>33,649</text:p>
          </table:table-cell>
          <table:table-cell table:style-name="ce409" table:formula="of:=[.H49]*[.AA49]" office:value-type="currency" office:currency="BRL" office:value="22603904034.9561" calcext:value-type="currency">
            <text:p>R$ 22.603.904.034,96</text:p>
          </table:table-cell>
          <table:table-cell table:style-name="ce412" table:formula="of:=IF([.AB49]=0;&quot;Estável&quot;;IF([.AB49]&gt;0;&quot;SUBIU&quot;;&quot;desceu&quot;))" office:value-type="string" office:string-value="SUBIU" calcext:value-type="string">
            <text:p>SUBIU</text:p>
          </table:table-cell>
          <table:table-cell table:style-name="ce416" office:value-type="float" office:value="0.91" calcext:value-type="float">
            <text:p>0,91</text:p>
          </table:table-cell>
          <table:table-cell table:style-name="ce416" table:formula="of:=[.AD49]/100" office:value-type="float" office:value="0.0091" calcext:value-type="float">
            <text:p>0,0091</text:p>
          </table:table-cell>
          <table:table-cell table:style-name="ce419" table:formula="of:=[.G49]/([.AE49]+1)" office:value-type="float" office:value="33.4258249925676" calcext:value-type="float">
            <text:p>33,426</text:p>
          </table:table-cell>
          <table:table-cell table:style-name="ce422" table:formula="of:=[.AF49]*[.H49]" office:value-type="currency" office:currency="BRL" office:value="22453823609.7909" calcext:value-type="currency">
            <text:p>R$ 22.453.823.609,79</text:p>
          </table:table-cell>
          <table:table-cell table:style-name="ce425" table:formula="of:=IF([.AG49]=0;&quot;Estável&quot;;IF([.AG49]&gt;0;&quot;SUBIU&quot;;&quot;desceu&quot;))" office:value-type="string" office:string-value="SUBIU" calcext:value-type="string">
            <text:p>SUBIU</text:p>
          </table:table-cell>
          <table:table-cell table:style-name="ce347" table:formula="of:=[.B49]" office:value-type="string" office:string-value="BB Seguridade" calcext:value-type="string">
            <text:p>BB Seguridade</text:p>
          </table:table-cell>
          <table:table-cell table:number-columns-repeated="29"/>
        </table:table-row>
        <table:table-row table:style-name="ro2">
          <table:table-cell table:style-name="ce344" office:value-type="string" calcext:value-type="string">
            <text:p>SBSP3</text:p>
          </table:table-cell>
          <table:table-cell table:style-name="ce348" table:formula="of:=VLOOKUP([.A50];[$Ticker.A$1:$Ticker.B$1048576];2;0)" office:value-type="string" office:string-value="Sabesp" calcext:value-type="string">
            <text:p>Sabesp</text:p>
          </table:table-cell>
          <table:table-cell table:style-name="ce348" table:formula="of:=VLOOKUP([.B50];[$'Chat-GPT - Aluno'.A$1:$'Chat-GPT - Aluno'.C$1048576];2;0)" office:value-type="string" office:string-value="Saneamento" calcext:value-type="string">
            <text:p>Saneamento</text:p>
          </table:table-cell>
          <table:table-cell table:style-name="ce348" table:formula="of:=VLOOKUP([.B50];[$'Chat-GPT - Aluno'.A$1:$'Chat-GPT - Aluno'.C$1048576];3;0)" office:value-type="float" office:value="49" calcext:value-type="float">
            <text:p>49</text:p>
          </table:table-cell>
          <table:table-cell table:style-name="ce347" table:formula="of:=IF([.D50]&gt;100;&quot;Maior de 100&quot;;IF([.D50]&gt;50;&quot;Entre 50 e 100&quot;;IF([.D50]&lt;=50;&quot;50 ou menos&quot;;&quot;NOVINHO&quot;)))" office:value-type="string" office:string-value="50 ou menos" calcext:value-type="string">
            <text:p>50 ou menos</text:p>
          </table:table-cell>
          <table:table-cell table:style-name="ce352" office:value-type="date" office:date-value="2024-01-26" calcext:value-type="date">
            <text:p>01/26/24</text:p>
          </table:table-cell>
          <table:table-cell table:style-name="ce356" office:value-type="float" office:value="77.04" calcext:value-type="float">
            <text:p>77,04</text:p>
          </table:table-cell>
          <table:table-cell table:style-name="ce359" table:formula="of:=VLOOKUP([.A50];[$Total_de_acoes.A$1:$Total_de_acoes.B$1048576];2;0)" office:value-type="float" office:value="340001799" calcext:value-type="float">
            <text:p>340.001.799</text:p>
          </table:table-cell>
          <table:table-cell table:style-name="ce300" office:value-type="float" office:value="-0.06" calcext:value-type="float">
            <text:p>-0,06</text:p>
          </table:table-cell>
          <table:table-cell table:style-name="ce302" table:formula="of:=[.I50]/100" office:value-type="float" office:value="-0.0006" calcext:value-type="float">
            <text:p>-0,0006</text:p>
          </table:table-cell>
          <table:table-cell table:style-name="ce363" table:formula="of:=[.G50]/(1+[.J50])" office:value-type="float" office:value="77.0862517510506" calcext:value-type="float">
            <text:p>77,086</text:p>
          </table:table-cell>
          <table:table-cell table:style-name="ce366" table:formula="of:=([.G50]-[.K50])*[.H50]" office:value-type="currency" office:currency="BRL" office:value="-15725678.5641154" calcext:value-type="currency">
            <text:p>-R$ 15.725.678,56</text:p>
          </table:table-cell>
          <table:table-cell table:style-name="ce368" table:formula="of:=IF([.L50]=0;&quot;Estável&quot;;IF([.L50]&gt;0;&quot;SUBIU&quot;;&quot;desceu&quot;))" office:value-type="string" office:string-value="desceu" calcext:value-type="string">
            <text:p>desceu</text:p>
          </table:table-cell>
          <table:table-cell table:style-name="ce372" office:value-type="float" office:value="1.37" calcext:value-type="float">
            <text:p>1,37</text:p>
          </table:table-cell>
          <table:table-cell table:style-name="ce376" table:formula="of:=[.N50]/100" office:value-type="float" office:value="0.0137" calcext:value-type="float">
            <text:p>0,014</text:p>
          </table:table-cell>
          <table:table-cell table:style-name="ce376" table:formula="of:=[.G50]/([.O50]+1)" office:value-type="float" office:value="75.9988162178159" calcext:value-type="float">
            <text:p>75,999</text:p>
          </table:table-cell>
          <table:table-cell table:style-name="ce380" table:formula="of:=VLOOKUP([.A50];[$Total_de_acoes.A$1:$Total_de_acoes.B$1048576];2;0)" office:value-type="float" office:value="340001799" calcext:value-type="float">
            <text:p>340.001.799</text:p>
          </table:table-cell>
          <table:table-cell table:style-name="ce384" table:formula="of:=([.G50]-[.P50])*[.Q50]" office:value-type="currency" office:currency="BRL" office:value="354004359.032211" calcext:value-type="currency">
            <text:p>R$ 354.004.359,03</text:p>
          </table:table-cell>
          <table:table-cell table:style-name="ce388" table:formula="of:=IF([.R50]=0;&quot;Estável&quot;;IF([.R50]&gt;0;&quot;SUBIU&quot;;&quot;desceu&quot;))" office:value-type="string" office:string-value="SUBIU" calcext:value-type="string">
            <text:p>SUBIU</text:p>
          </table:table-cell>
          <table:table-cell table:style-name="ce391" office:value-type="float" office:value="2.22" calcext:value-type="float">
            <text:p>2,22</text:p>
          </table:table-cell>
          <table:table-cell table:style-name="ce391" table:formula="of:=[.T50]/100" office:value-type="float" office:value="0.0222" calcext:value-type="float">
            <text:p>0,0222</text:p>
          </table:table-cell>
          <table:table-cell table:style-name="ce393" table:formula="of:=[.G50]/([.U50]+1)" office:value-type="float" office:value="75.3668558012131" calcext:value-type="float">
            <text:p>75,367</text:p>
          </table:table-cell>
          <table:table-cell table:style-name="ce396" table:formula="of:=[.V50]*[.H50]" office:value-type="currency" office:currency="BRL" office:value="25624866557.386" calcext:value-type="currency">
            <text:p>R$ 25.624.866.557,39</text:p>
          </table:table-cell>
          <table:table-cell table:style-name="ce399" table:formula="of:=IF([.W50]=0;&quot;Estável&quot;;IF([.W50]&gt;0;&quot;SUBIU&quot;;&quot;desceu&quot;))" office:value-type="string" office:string-value="SUBIU" calcext:value-type="string">
            <text:p>SUBIU</text:p>
          </table:table-cell>
          <table:table-cell table:style-name="ce404" office:value-type="float" office:value="2.22" calcext:value-type="float">
            <text:p>2,22</text:p>
          </table:table-cell>
          <table:table-cell table:style-name="ce404" table:formula="of:=[.Y50]/100" office:value-type="float" office:value="0.0222" calcext:value-type="float">
            <text:p>0,0222</text:p>
          </table:table-cell>
          <table:table-cell table:style-name="ce407" table:formula="of:=[.G50]/([.Z50]+1)" office:value-type="float" office:value="75.3668558012131" calcext:value-type="float">
            <text:p>75,367</text:p>
          </table:table-cell>
          <table:table-cell table:style-name="ce410" table:formula="of:=[.H50]*[.AA50]" office:value-type="currency" office:currency="BRL" office:value="25624866557.386" calcext:value-type="currency">
            <text:p>R$ 25.624.866.557,39</text:p>
          </table:table-cell>
          <table:table-cell table:style-name="ce413" table:formula="of:=IF([.AB50]=0;&quot;Estável&quot;;IF([.AB50]&gt;0;&quot;SUBIU&quot;;&quot;desceu&quot;))" office:value-type="string" office:string-value="SUBIU" calcext:value-type="string">
            <text:p>SUBIU</text:p>
          </table:table-cell>
          <table:table-cell table:style-name="ce417" office:value-type="float" office:value="45.92" calcext:value-type="float">
            <text:p>45,92</text:p>
          </table:table-cell>
          <table:table-cell table:style-name="ce417" table:formula="of:=[.AD50]/100" office:value-type="float" office:value="0.4592" calcext:value-type="float">
            <text:p>0,4592</text:p>
          </table:table-cell>
          <table:table-cell table:style-name="ce420" table:formula="of:=[.G50]/([.AE50]+1)" office:value-type="float" office:value="52.796052631579" calcext:value-type="float">
            <text:p>52,796</text:p>
          </table:table-cell>
          <table:table-cell table:style-name="ce423" table:formula="of:=[.AF50]*[.H50]" office:value-type="currency" office:currency="BRL" office:value="17950752874.8355" calcext:value-type="currency">
            <text:p>R$ 17.950.752.874,84</text:p>
          </table:table-cell>
          <table:table-cell table:style-name="ce426" table:formula="of:=IF([.AG50]=0;&quot;Estável&quot;;IF([.AG50]&gt;0;&quot;SUBIU&quot;;&quot;desceu&quot;))" office:value-type="string" office:string-value="SUBIU" calcext:value-type="string">
            <text:p>SUBIU</text:p>
          </table:table-cell>
          <table:table-cell table:style-name="ce347" table:formula="of:=[.B50]" office:value-type="string" office:string-value="Sabesp" calcext:value-type="string">
            <text:p>Sabesp</text:p>
          </table:table-cell>
          <table:table-cell table:number-columns-repeated="29"/>
        </table:table-row>
        <table:table-row table:style-name="ro2">
          <table:table-cell table:style-name="ce343" office:value-type="string" calcext:value-type="string">
            <text:p>TOTS3</text:p>
          </table:table-cell>
          <table:table-cell table:style-name="ce347" table:formula="of:=VLOOKUP([.A51];[$Ticker.A$1:$Ticker.B$1048576];2;0)" office:value-type="string" office:string-value="Totvs" calcext:value-type="string">
            <text:p>Totvs</text:p>
          </table:table-cell>
          <table:table-cell table:style-name="ce347" table:formula="of:=VLOOKUP([.B51];[$'Chat-GPT - Aluno'.A$1:$'Chat-GPT - Aluno'.C$1048576];2;0)" office:value-type="string" office:string-value="Tecnologia" calcext:value-type="string">
            <text:p>Tecnologia</text:p>
          </table:table-cell>
          <table:table-cell table:style-name="ce347" table:formula="of:=VLOOKUP([.B51];[$'Chat-GPT - Aluno'.A$1:$'Chat-GPT - Aluno'.C$1048576];3;0)" office:value-type="float" office:value="56" calcext:value-type="float">
            <text:p>56</text:p>
          </table:table-cell>
          <table:table-cell table:style-name="ce347" table:formula="of:=IF([.D51]&gt;100;&quot;Maior de 100&quot;;IF([.D51]&gt;50;&quot;Entre 50 e 100&quot;;IF([.D51]&lt;=50;&quot;50 ou menos&quot;;&quot;NOVINHO&quot;)))" office:value-type="string" office:string-value="Entre 50 e 100" calcext:value-type="string">
            <text:p>Entre 50 e 100</text:p>
          </table:table-cell>
          <table:table-cell table:style-name="ce351" office:value-type="date" office:date-value="2024-01-26" calcext:value-type="date">
            <text:p>01/26/24</text:p>
          </table:table-cell>
          <table:table-cell table:style-name="ce355" office:value-type="float" office:value="30.88" calcext:value-type="float">
            <text:p>30,88</text:p>
          </table:table-cell>
          <table:table-cell table:style-name="ce358" table:formula="of:=VLOOKUP([.A51];[$Total_de_acoes.A$1:$Total_de_acoes.B$1048576];2;0)" office:value-type="float" office:value="514122351" calcext:value-type="float">
            <text:p>514.122.351</text:p>
          </table:table-cell>
          <table:table-cell table:style-name="ce299" office:value-type="float" office:value="-0.06" calcext:value-type="float">
            <text:p>-0,06</text:p>
          </table:table-cell>
          <table:table-cell table:style-name="ce301" table:formula="of:=[.I51]/100" office:value-type="float" office:value="-0.0006" calcext:value-type="float">
            <text:p>-0,0006</text:p>
          </table:table-cell>
          <table:table-cell table:style-name="ce362" table:formula="of:=[.G51]/(1+[.J51])" office:value-type="float" office:value="30.8985391234741" calcext:value-type="float">
            <text:p>30,899</text:p>
          </table:table-cell>
          <table:table-cell table:style-name="ce365" table:formula="of:=([.G51]-[.K51])*[.H51]" office:value-type="currency" office:currency="BRL" office:value="-9531377.74597577" calcext:value-type="currency">
            <text:p>-R$ 9.531.377,75</text:p>
          </table:table-cell>
          <table:table-cell table:style-name="ce368" table:formula="of:=IF([.L51]=0;&quot;Estável&quot;;IF([.L51]&gt;0;&quot;SUBIU&quot;;&quot;desceu&quot;))" office:value-type="string" office:string-value="desceu" calcext:value-type="string">
            <text:p>desceu</text:p>
          </table:table-cell>
          <table:table-cell table:style-name="ce371" office:value-type="float" office:value="-2.65" calcext:value-type="float">
            <text:p>-2,65</text:p>
          </table:table-cell>
          <table:table-cell table:style-name="ce375" table:formula="of:=[.N51]/100" office:value-type="float" office:value="-0.0265" calcext:value-type="float">
            <text:p>-0,027</text:p>
          </table:table-cell>
          <table:table-cell table:style-name="ce375" table:formula="of:=[.G51]/([.O51]+1)" office:value-type="float" office:value="31.7205957883924" calcext:value-type="float">
            <text:p>31,721</text:p>
          </table:table-cell>
          <table:table-cell table:style-name="ce379" table:formula="of:=VLOOKUP([.A51];[$Total_de_acoes.A$1:$Total_de_acoes.B$1048576];2;0)" office:value-type="float" office:value="514122351" calcext:value-type="float">
            <text:p>514.122.351</text:p>
          </table:table-cell>
          <table:table-cell table:style-name="ce383" table:formula="of:=([.G51]-[.P51])*[.Q51]" office:value-type="currency" office:currency="BRL" office:value="-432169082.968999" calcext:value-type="currency">
            <text:p>-R$ 432.169.082,97</text:p>
          </table:table-cell>
          <table:table-cell table:style-name="ce387" table:formula="of:=IF([.R51]=0;&quot;Estável&quot;;IF([.R51]&gt;0;&quot;SUBIU&quot;;&quot;desceu&quot;))" office:value-type="string" office:string-value="desceu" calcext:value-type="string">
            <text:p>desceu</text:p>
          </table:table-cell>
          <table:table-cell table:style-name="ce372" office:value-type="float" office:value="-8.34" calcext:value-type="float">
            <text:p>-8,34</text:p>
          </table:table-cell>
          <table:table-cell table:style-name="ce372" table:formula="of:=[.T51]/100" office:value-type="float" office:value="-0.0834" calcext:value-type="float">
            <text:p>-0,0834</text:p>
          </table:table-cell>
          <table:table-cell table:style-name="ce376" table:formula="of:=[.G51]/([.U51]+1)" office:value-type="float" office:value="33.6897228889374" calcext:value-type="float">
            <text:p>33,690</text:p>
          </table:table-cell>
          <table:table-cell table:style-name="ce384" table:formula="of:=[.V51]*[.H51]" office:value-type="currency" office:currency="BRL" office:value="17320639536.199" calcext:value-type="currency">
            <text:p>R$ 17.320.639.536,20</text:p>
          </table:table-cell>
          <table:table-cell table:style-name="ce388" table:formula="of:=IF([.W51]=0;&quot;Estável&quot;;IF([.W51]&gt;0;&quot;SUBIU&quot;;&quot;desceu&quot;))" office:value-type="string" office:string-value="SUBIU" calcext:value-type="string">
            <text:p>SUBIU</text:p>
          </table:table-cell>
          <table:table-cell table:style-name="ce403" office:value-type="float" office:value="-8.34" calcext:value-type="float">
            <text:p>-8,34</text:p>
          </table:table-cell>
          <table:table-cell table:style-name="ce403" table:formula="of:=[.Y51]/100" office:value-type="float" office:value="-0.0834" calcext:value-type="float">
            <text:p>-0,0834</text:p>
          </table:table-cell>
          <table:table-cell table:style-name="ce406" table:formula="of:=[.G51]/([.Z51]+1)" office:value-type="float" office:value="33.6897228889374" calcext:value-type="float">
            <text:p>33,690</text:p>
          </table:table-cell>
          <table:table-cell table:style-name="ce409" table:formula="of:=[.H51]*[.AA51]" office:value-type="currency" office:currency="BRL" office:value="17320639536.199" calcext:value-type="currency">
            <text:p>R$ 17.320.639.536,20</text:p>
          </table:table-cell>
          <table:table-cell table:style-name="ce412" table:formula="of:=IF([.AB51]=0;&quot;Estável&quot;;IF([.AB51]&gt;0;&quot;SUBIU&quot;;&quot;desceu&quot;))" office:value-type="string" office:string-value="SUBIU" calcext:value-type="string">
            <text:p>SUBIU</text:p>
          </table:table-cell>
          <table:table-cell table:style-name="ce416" office:value-type="float" office:value="5.89" calcext:value-type="float">
            <text:p>5,89</text:p>
          </table:table-cell>
          <table:table-cell table:style-name="ce416" table:formula="of:=[.AD51]/100" office:value-type="float" office:value="0.0589" calcext:value-type="float">
            <text:p>0,0589</text:p>
          </table:table-cell>
          <table:table-cell table:style-name="ce419" table:formula="of:=[.G51]/([.AE51]+1)" office:value-type="float" office:value="29.162338275569" calcext:value-type="float">
            <text:p>29,162</text:p>
          </table:table-cell>
          <table:table-cell table:style-name="ce422" table:formula="of:=[.AF51]*[.H51]" office:value-type="currency" office:currency="BRL" office:value="14993009914.8928" calcext:value-type="currency">
            <text:p>R$ 14.993.009.914,89</text:p>
          </table:table-cell>
          <table:table-cell table:style-name="ce425" table:formula="of:=IF([.AG51]=0;&quot;Estável&quot;;IF([.AG51]&gt;0;&quot;SUBIU&quot;;&quot;desceu&quot;))" office:value-type="string" office:string-value="SUBIU" calcext:value-type="string">
            <text:p>SUBIU</text:p>
          </table:table-cell>
          <table:table-cell table:style-name="ce347" table:formula="of:=[.B51]" office:value-type="string" office:string-value="Totvs" calcext:value-type="string">
            <text:p>Totvs</text:p>
          </table:table-cell>
          <table:table-cell table:number-columns-repeated="29"/>
        </table:table-row>
        <table:table-row table:style-name="ro2">
          <table:table-cell table:style-name="ce344" office:value-type="string" calcext:value-type="string">
            <text:p>CMIG4</text:p>
          </table:table-cell>
          <table:table-cell table:style-name="ce348" table:formula="of:=VLOOKUP([.A52];[$Ticker.A$1:$Ticker.B$1048576];2;0)" office:value-type="string" office:string-value="CEMIG" calcext:value-type="string">
            <text:p>CEMIG</text:p>
          </table:table-cell>
          <table:table-cell table:style-name="ce348" table:formula="of:=VLOOKUP([.B52];[$'Chat-GPT - Aluno'.A$1:$'Chat-GPT - Aluno'.C$1048576];2;0)" office:value-type="string" office:string-value="Energia" calcext:value-type="string">
            <text:p>Energia</text:p>
          </table:table-cell>
          <table:table-cell table:style-name="ce348" table:formula="of:=VLOOKUP([.B52];[$'Chat-GPT - Aluno'.A$1:$'Chat-GPT - Aluno'.C$1048576];3;0)" office:value-type="float" office:value="68" calcext:value-type="float">
            <text:p>68</text:p>
          </table:table-cell>
          <table:table-cell table:style-name="ce347" table:formula="of:=IF([.D52]&gt;100;&quot;Maior de 100&quot;;IF([.D52]&gt;50;&quot;Entre 50 e 100&quot;;IF([.D52]&lt;=50;&quot;50 ou menos&quot;;&quot;NOVINHO&quot;)))" office:value-type="string" office:string-value="Entre 50 e 100" calcext:value-type="string">
            <text:p>Entre 50 e 100</text:p>
          </table:table-cell>
          <table:table-cell table:style-name="ce352" office:value-type="date" office:date-value="2024-01-26" calcext:value-type="date">
            <text:p>01/26/24</text:p>
          </table:table-cell>
          <table:table-cell table:style-name="ce356" office:value-type="float" office:value="11.64" calcext:value-type="float">
            <text:p>11,64</text:p>
          </table:table-cell>
          <table:table-cell table:style-name="ce359" table:formula="of:=VLOOKUP([.A52];[$Total_de_acoes.A$1:$Total_de_acoes.B$1048576];2;0)" office:value-type="float" office:value="1437415777" calcext:value-type="float">
            <text:p>1.437.415.777</text:p>
          </table:table-cell>
          <table:table-cell table:style-name="ce300" office:value-type="float" office:value="-0.17" calcext:value-type="float">
            <text:p>-0,17</text:p>
          </table:table-cell>
          <table:table-cell table:style-name="ce302" table:formula="of:=[.I52]/100" office:value-type="float" office:value="-0.0017" calcext:value-type="float">
            <text:p>-0,0017</text:p>
          </table:table-cell>
          <table:table-cell table:style-name="ce363" table:formula="of:=[.G52]/(1+[.J52])" office:value-type="float" office:value="11.6598216968847" calcext:value-type="float">
            <text:p>11,660</text:p>
          </table:table-cell>
          <table:table-cell table:style-name="ce366" table:formula="of:=([.G52]-[.K52])*[.H52]" office:value-type="currency" office:currency="BRL" office:value="-28492019.8289866" calcext:value-type="currency">
            <text:p>-R$ 28.492.019,83</text:p>
          </table:table-cell>
          <table:table-cell table:style-name="ce368" table:formula="of:=IF([.L52]=0;&quot;Estável&quot;;IF([.L52]&gt;0;&quot;SUBIU&quot;;&quot;desceu&quot;))" office:value-type="string" office:string-value="desceu" calcext:value-type="string">
            <text:p>desceu</text:p>
          </table:table-cell>
          <table:table-cell table:style-name="ce372" office:value-type="float" office:value="0.95" calcext:value-type="float">
            <text:p>0,95</text:p>
          </table:table-cell>
          <table:table-cell table:style-name="ce376" table:formula="of:=[.N52]/100" office:value-type="float" office:value="0.0095" calcext:value-type="float">
            <text:p>0,010</text:p>
          </table:table-cell>
          <table:table-cell table:style-name="ce376" table:formula="of:=[.G52]/([.O52]+1)" office:value-type="float" office:value="11.5304606240713" calcext:value-type="float">
            <text:p>11,530</text:p>
          </table:table-cell>
          <table:table-cell table:style-name="ce380" table:formula="of:=VLOOKUP([.A52];[$Total_de_acoes.A$1:$Total_de_acoes.B$1048576];2;0)" office:value-type="float" office:value="1437415777" calcext:value-type="float">
            <text:p>1.437.415.777</text:p>
          </table:table-cell>
          <table:table-cell table:style-name="ce384" table:formula="of:=([.G52]-[.P52])*[.Q52]" office:value-type="currency" office:currency="BRL" office:value="157453627.162616" calcext:value-type="currency">
            <text:p>R$ 157.453.627,16</text:p>
          </table:table-cell>
          <table:table-cell table:style-name="ce388" table:formula="of:=IF([.R52]=0;&quot;Estável&quot;;IF([.R52]&gt;0;&quot;SUBIU&quot;;&quot;desceu&quot;))" office:value-type="string" office:string-value="SUBIU" calcext:value-type="string">
            <text:p>SUBIU</text:p>
          </table:table-cell>
          <table:table-cell table:style-name="ce391" office:value-type="float" office:value="1.39" calcext:value-type="float">
            <text:p>1,39</text:p>
          </table:table-cell>
          <table:table-cell table:style-name="ce391" table:formula="of:=[.T52]/100" office:value-type="float" office:value="0.0139" calcext:value-type="float">
            <text:p>0,0139</text:p>
          </table:table-cell>
          <table:table-cell table:style-name="ce393" table:formula="of:=[.G52]/([.U52]+1)" office:value-type="float" office:value="11.4804221323602" calcext:value-type="float">
            <text:p>11,480</text:p>
          </table:table-cell>
          <table:table-cell table:style-name="ce396" table:formula="of:=[.V52]*[.H52]" office:value-type="currency" office:currency="BRL" office:value="16502139899.6745" calcext:value-type="currency">
            <text:p>R$ 16.502.139.899,67</text:p>
          </table:table-cell>
          <table:table-cell table:style-name="ce399" table:formula="of:=IF([.W52]=0;&quot;Estável&quot;;IF([.W52]&gt;0;&quot;SUBIU&quot;;&quot;desceu&quot;))" office:value-type="string" office:string-value="SUBIU" calcext:value-type="string">
            <text:p>SUBIU</text:p>
          </table:table-cell>
          <table:table-cell table:style-name="ce404" office:value-type="float" office:value="1.39" calcext:value-type="float">
            <text:p>1,39</text:p>
          </table:table-cell>
          <table:table-cell table:style-name="ce404" table:formula="of:=[.Y52]/100" office:value-type="float" office:value="0.0139" calcext:value-type="float">
            <text:p>0,0139</text:p>
          </table:table-cell>
          <table:table-cell table:style-name="ce407" table:formula="of:=[.G52]/([.Z52]+1)" office:value-type="float" office:value="11.4804221323602" calcext:value-type="float">
            <text:p>11,480</text:p>
          </table:table-cell>
          <table:table-cell table:style-name="ce410" table:formula="of:=[.H52]*[.AA52]" office:value-type="currency" office:currency="BRL" office:value="16502139899.6745" calcext:value-type="currency">
            <text:p>R$ 16.502.139.899,67</text:p>
          </table:table-cell>
          <table:table-cell table:style-name="ce413" table:formula="of:=IF([.AB52]=0;&quot;Estável&quot;;IF([.AB52]&gt;0;&quot;SUBIU&quot;;&quot;desceu&quot;))" office:value-type="string" office:string-value="SUBIU" calcext:value-type="string">
            <text:p>SUBIU</text:p>
          </table:table-cell>
          <table:table-cell table:style-name="ce417" office:value-type="float" office:value="12.26" calcext:value-type="float">
            <text:p>12,26</text:p>
          </table:table-cell>
          <table:table-cell table:style-name="ce417" table:formula="of:=[.AD52]/100" office:value-type="float" office:value="0.1226" calcext:value-type="float">
            <text:p>0,1226</text:p>
          </table:table-cell>
          <table:table-cell table:style-name="ce420" table:formula="of:=[.G52]/([.AE52]+1)" office:value-type="float" office:value="10.3687867450561" calcext:value-type="float">
            <text:p>10,369</text:p>
          </table:table-cell>
          <table:table-cell table:style-name="ce423" table:formula="of:=[.AF52]*[.H52]" office:value-type="currency" office:currency="BRL" office:value="14904257655.6921" calcext:value-type="currency">
            <text:p>R$ 14.904.257.655,69</text:p>
          </table:table-cell>
          <table:table-cell table:style-name="ce426" table:formula="of:=IF([.AG52]=0;&quot;Estável&quot;;IF([.AG52]&gt;0;&quot;SUBIU&quot;;&quot;desceu&quot;))" office:value-type="string" office:string-value="SUBIU" calcext:value-type="string">
            <text:p>SUBIU</text:p>
          </table:table-cell>
          <table:table-cell table:style-name="ce347" table:formula="of:=[.B52]" office:value-type="string" office:string-value="CEMIG" calcext:value-type="string">
            <text:p>CEMIG</text:p>
          </table:table-cell>
          <table:table-cell table:number-columns-repeated="29"/>
        </table:table-row>
        <table:table-row table:style-name="ro2">
          <table:table-cell table:style-name="ce343" office:value-type="string" calcext:value-type="string">
            <text:p>ELET6</text:p>
          </table:table-cell>
          <table:table-cell table:style-name="ce347" table:formula="of:=VLOOKUP([.A53];[$Ticker.A$1:$Ticker.B$1048576];2;0)" office:value-type="string" office:string-value="Eletrobras" calcext:value-type="string">
            <text:p>Eletrobras</text:p>
          </table:table-cell>
          <table:table-cell table:style-name="ce347" table:formula="of:=VLOOKUP([.B53];[$'Chat-GPT - Aluno'.A$1:$'Chat-GPT - Aluno'.C$1048576];2;0)" office:value-type="string" office:string-value="Energia" calcext:value-type="string">
            <text:p>Energia</text:p>
          </table:table-cell>
          <table:table-cell table:style-name="ce347" table:formula="of:=VLOOKUP([.B53];[$'Chat-GPT - Aluno'.A$1:$'Chat-GPT - Aluno'.C$1048576];3;0)" office:value-type="float" office:value="58" calcext:value-type="float">
            <text:p>58</text:p>
          </table:table-cell>
          <table:table-cell table:style-name="ce347" table:formula="of:=IF([.D53]&gt;100;&quot;Maior de 100&quot;;IF([.D53]&gt;50;&quot;Entre 50 e 100&quot;;IF([.D53]&lt;=50;&quot;50 ou menos&quot;;&quot;NOVINHO&quot;)))" office:value-type="string" office:string-value="Entre 50 e 100" calcext:value-type="string">
            <text:p>Entre 50 e 100</text:p>
          </table:table-cell>
          <table:table-cell table:style-name="ce351" office:value-type="date" office:date-value="2024-01-26" calcext:value-type="date">
            <text:p>01/26/24</text:p>
          </table:table-cell>
          <table:table-cell table:style-name="ce355" office:value-type="float" office:value="46.04" calcext:value-type="float">
            <text:p>46,04</text:p>
          </table:table-cell>
          <table:table-cell table:style-name="ce358" table:formula="of:=VLOOKUP([.A53];[$Total_de_acoes.A$1:$Total_de_acoes.B$1048576];2;0)" office:value-type="float" office:value="268544014" calcext:value-type="float">
            <text:p>268.544.014</text:p>
          </table:table-cell>
          <table:table-cell table:style-name="ce299" office:value-type="float" office:value="-0.19" calcext:value-type="float">
            <text:p>-0,19</text:p>
          </table:table-cell>
          <table:table-cell table:style-name="ce301" table:formula="of:=[.I53]/100" office:value-type="float" office:value="-0.0019" calcext:value-type="float">
            <text:p>-0,0019</text:p>
          </table:table-cell>
          <table:table-cell table:style-name="ce362" table:formula="of:=[.G53]/(1+[.J53])" office:value-type="float" office:value="46.1276425207895" calcext:value-type="float">
            <text:p>46,128</text:p>
          </table:table-cell>
          <table:table-cell table:style-name="ce365" table:formula="of:=([.G53]-[.K53])*[.H53]" office:value-type="currency" office:currency="BRL" office:value="-23535874.3298911" calcext:value-type="currency">
            <text:p>-R$ 23.535.874,33</text:p>
          </table:table-cell>
          <table:table-cell table:style-name="ce368" table:formula="of:=IF([.L53]=0;&quot;Estável&quot;;IF([.L53]&gt;0;&quot;SUBIU&quot;;&quot;desceu&quot;))" office:value-type="string" office:string-value="desceu" calcext:value-type="string">
            <text:p>desceu</text:p>
          </table:table-cell>
          <table:table-cell table:style-name="ce371" office:value-type="float" office:value="-1.41" calcext:value-type="float">
            <text:p>-1,41</text:p>
          </table:table-cell>
          <table:table-cell table:style-name="ce375" table:formula="of:=[.N53]/100" office:value-type="float" office:value="-0.0141" calcext:value-type="float">
            <text:p>-0,014</text:p>
          </table:table-cell>
          <table:table-cell table:style-name="ce375" table:formula="of:=[.G53]/([.O53]+1)" office:value-type="float" office:value="46.6984481184704" calcext:value-type="float">
            <text:p>46,698</text:p>
          </table:table-cell>
          <table:table-cell table:style-name="ce379" table:formula="of:=VLOOKUP([.A53];[$Total_de_acoes.A$1:$Total_de_acoes.B$1048576];2;0)" office:value-type="float" office:value="268544014" calcext:value-type="float">
            <text:p>268.544.014</text:p>
          </table:table-cell>
          <table:table-cell table:style-name="ce383" table:formula="of:=([.G53]-[.P53])*[.Q53]" office:value-type="currency" office:currency="BRL" office:value="-176822300.744797" calcext:value-type="currency">
            <text:p>-R$ 176.822.300,74</text:p>
          </table:table-cell>
          <table:table-cell table:style-name="ce387" table:formula="of:=IF([.R53]=0;&quot;Estável&quot;;IF([.R53]&gt;0;&quot;SUBIU&quot;;&quot;desceu&quot;))" office:value-type="string" office:string-value="desceu" calcext:value-type="string">
            <text:p>desceu</text:p>
          </table:table-cell>
          <table:table-cell table:style-name="ce372" office:value-type="float" office:value="-2" calcext:value-type="float">
            <text:p>-2</text:p>
          </table:table-cell>
          <table:table-cell table:style-name="ce372" table:formula="of:=[.T53]/100" office:value-type="float" office:value="-0.02" calcext:value-type="float">
            <text:p>-0,02</text:p>
          </table:table-cell>
          <table:table-cell table:style-name="ce376" table:formula="of:=[.G53]/([.U53]+1)" office:value-type="float" office:value="46.9795918367347" calcext:value-type="float">
            <text:p>46,980</text:p>
          </table:table-cell>
          <table:table-cell table:style-name="ce384" table:formula="of:=[.V53]*[.H53]" office:value-type="currency" office:currency="BRL" office:value="12616088167.9184" calcext:value-type="currency">
            <text:p>R$ 12.616.088.167,92</text:p>
          </table:table-cell>
          <table:table-cell table:style-name="ce388" table:formula="of:=IF([.W53]=0;&quot;Estável&quot;;IF([.W53]&gt;0;&quot;SUBIU&quot;;&quot;desceu&quot;))" office:value-type="string" office:string-value="SUBIU" calcext:value-type="string">
            <text:p>SUBIU</text:p>
          </table:table-cell>
          <table:table-cell table:style-name="ce403" office:value-type="float" office:value="-2" calcext:value-type="float">
            <text:p>-2</text:p>
          </table:table-cell>
          <table:table-cell table:style-name="ce403" table:formula="of:=[.Y53]/100" office:value-type="float" office:value="-0.02" calcext:value-type="float">
            <text:p>-0,02</text:p>
          </table:table-cell>
          <table:table-cell table:style-name="ce406" table:formula="of:=[.G53]/([.Z53]+1)" office:value-type="float" office:value="46.9795918367347" calcext:value-type="float">
            <text:p>46,980</text:p>
          </table:table-cell>
          <table:table-cell table:style-name="ce409" table:formula="of:=[.H53]*[.AA53]" office:value-type="currency" office:currency="BRL" office:value="12616088167.9184" calcext:value-type="currency">
            <text:p>R$ 12.616.088.167,92</text:p>
          </table:table-cell>
          <table:table-cell table:style-name="ce412" table:formula="of:=IF([.AB53]=0;&quot;Estável&quot;;IF([.AB53]&gt;0;&quot;SUBIU&quot;;&quot;desceu&quot;))" office:value-type="string" office:string-value="SUBIU" calcext:value-type="string">
            <text:p>SUBIU</text:p>
          </table:table-cell>
          <table:table-cell table:style-name="ce416" office:value-type="float" office:value="7.43" calcext:value-type="float">
            <text:p>7,43</text:p>
          </table:table-cell>
          <table:table-cell table:style-name="ce416" table:formula="of:=[.AD53]/100" office:value-type="float" office:value="0.0743" calcext:value-type="float">
            <text:p>0,0743</text:p>
          </table:table-cell>
          <table:table-cell table:style-name="ce419" table:formula="of:=[.G53]/([.AE53]+1)" office:value-type="float" office:value="42.8558130875919" calcext:value-type="float">
            <text:p>42,856</text:p>
          </table:table-cell>
          <table:table-cell table:style-name="ce422" table:formula="of:=[.AF53]*[.H53]" office:value-type="currency" office:currency="BRL" office:value="11508672069.7757" calcext:value-type="currency">
            <text:p>R$ 11.508.672.069,78</text:p>
          </table:table-cell>
          <table:table-cell table:style-name="ce425" table:formula="of:=IF([.AG53]=0;&quot;Estável&quot;;IF([.AG53]&gt;0;&quot;SUBIU&quot;;&quot;desceu&quot;))" office:value-type="string" office:string-value="SUBIU" calcext:value-type="string">
            <text:p>SUBIU</text:p>
          </table:table-cell>
          <table:table-cell table:style-name="ce347" table:formula="of:=[.B53]" office:value-type="string" office:string-value="Eletrobras" calcext:value-type="string">
            <text:p>Eletrobras</text:p>
          </table:table-cell>
          <table:table-cell table:number-columns-repeated="29"/>
        </table:table-row>
        <table:table-row table:style-name="ro2">
          <table:table-cell table:style-name="ce344" office:value-type="string" calcext:value-type="string">
            <text:p>ENEV3</text:p>
          </table:table-cell>
          <table:table-cell table:style-name="ce348" table:formula="of:=VLOOKUP([.A54];[$Ticker.A$1:$Ticker.B$1048576];2;0)" office:value-type="string" office:string-value="Eneva" calcext:value-type="string">
            <text:p>Eneva</text:p>
          </table:table-cell>
          <table:table-cell table:style-name="ce348" table:formula="of:=VLOOKUP([.B54];[$'Chat-GPT - Aluno'.A$1:$'Chat-GPT - Aluno'.C$1048576];2;0)" office:value-type="string" office:string-value="Energia" calcext:value-type="string">
            <text:p>Energia</text:p>
          </table:table-cell>
          <table:table-cell table:style-name="ce348" table:formula="of:=VLOOKUP([.B54];[$'Chat-GPT - Aluno'.A$1:$'Chat-GPT - Aluno'.C$1048576];3;0)" office:value-type="float" office:value="11" calcext:value-type="float">
            <text:p>11</text:p>
          </table:table-cell>
          <table:table-cell table:style-name="ce347" table:formula="of:=IF([.D54]&gt;100;&quot;Maior de 100&quot;;IF([.D54]&gt;50;&quot;Entre 50 e 100&quot;;IF([.D54]&lt;=50;&quot;50 ou menos&quot;;&quot;NOVINHO&quot;)))" office:value-type="string" office:string-value="50 ou menos" calcext:value-type="string">
            <text:p>50 ou menos</text:p>
          </table:table-cell>
          <table:table-cell table:style-name="ce352" office:value-type="date" office:date-value="2024-01-26" calcext:value-type="date">
            <text:p>01/26/24</text:p>
          </table:table-cell>
          <table:table-cell table:style-name="ce356" office:value-type="float" office:value="12.87" calcext:value-type="float">
            <text:p>12,87</text:p>
          </table:table-cell>
          <table:table-cell table:style-name="ce359" table:formula="of:=VLOOKUP([.A54];[$Total_de_acoes.A$1:$Total_de_acoes.B$1048576];2;0)" office:value-type="float" office:value="1579130168" calcext:value-type="float">
            <text:p>1.579.130.168</text:p>
          </table:table-cell>
          <table:table-cell table:style-name="ce300" office:value-type="float" office:value="-0.23" calcext:value-type="float">
            <text:p>-0,23</text:p>
          </table:table-cell>
          <table:table-cell table:style-name="ce302" table:formula="of:=[.I54]/100" office:value-type="float" office:value="-0.0023" calcext:value-type="float">
            <text:p>-0,0023</text:p>
          </table:table-cell>
          <table:table-cell table:style-name="ce363" table:formula="of:=[.G54]/(1+[.J54])" office:value-type="float" office:value="12.8996692392503" calcext:value-type="float">
            <text:p>12,900</text:p>
          </table:table-cell>
          <table:table-cell table:style-name="ce366" table:formula="of:=([.G54]-[.K54])*[.H54]" office:value-type="currency" office:currency="BRL" office:value="-46851590.7617187" calcext:value-type="currency">
            <text:p>-R$ 46.851.590,76</text:p>
          </table:table-cell>
          <table:table-cell table:style-name="ce368" table:formula="of:=IF([.L54]=0;&quot;Estável&quot;;IF([.L54]&gt;0;&quot;SUBIU&quot;;&quot;desceu&quot;))" office:value-type="string" office:string-value="desceu" calcext:value-type="string">
            <text:p>desceu</text:p>
          </table:table-cell>
          <table:table-cell table:style-name="ce372" office:value-type="float" office:value="1.42" calcext:value-type="float">
            <text:p>1,42</text:p>
          </table:table-cell>
          <table:table-cell table:style-name="ce376" table:formula="of:=[.N54]/100" office:value-type="float" office:value="0.0142" calcext:value-type="float">
            <text:p>0,014</text:p>
          </table:table-cell>
          <table:table-cell table:style-name="ce376" table:formula="of:=[.G54]/([.O54]+1)" office:value-type="float" office:value="12.6898047722343" calcext:value-type="float">
            <text:p>12,690</text:p>
          </table:table-cell>
          <table:table-cell table:style-name="ce380" table:formula="of:=VLOOKUP([.A54];[$Total_de_acoes.A$1:$Total_de_acoes.B$1048576];2;0)" office:value-type="float" office:value="1579130168" calcext:value-type="float">
            <text:p>1.579.130.168</text:p>
          </table:table-cell>
          <table:table-cell table:style-name="ce384" table:formula="of:=([.G54]-[.P54])*[.Q54]" office:value-type="currency" office:currency="BRL" office:value="284551720.294489" calcext:value-type="currency">
            <text:p>R$ 284.551.720,29</text:p>
          </table:table-cell>
          <table:table-cell table:style-name="ce388" table:formula="of:=IF([.R54]=0;&quot;Estável&quot;;IF([.R54]&gt;0;&quot;SUBIU&quot;;&quot;desceu&quot;))" office:value-type="string" office:string-value="SUBIU" calcext:value-type="string">
            <text:p>SUBIU</text:p>
          </table:table-cell>
          <table:table-cell table:style-name="ce391" office:value-type="float" office:value="-5.44" calcext:value-type="float">
            <text:p>-5,44</text:p>
          </table:table-cell>
          <table:table-cell table:style-name="ce391" table:formula="of:=[.T54]/100" office:value-type="float" office:value="-0.0544" calcext:value-type="float">
            <text:p>-0,0544</text:p>
          </table:table-cell>
          <table:table-cell table:style-name="ce393" table:formula="of:=[.G54]/([.U54]+1)" office:value-type="float" office:value="13.6104060913706" calcext:value-type="float">
            <text:p>13,610</text:p>
          </table:table-cell>
          <table:table-cell table:style-name="ce396" table:formula="of:=[.V54]*[.H54]" office:value-type="currency" office:currency="BRL" office:value="21492602857.6142" calcext:value-type="currency">
            <text:p>R$ 21.492.602.857,61</text:p>
          </table:table-cell>
          <table:table-cell table:style-name="ce399" table:formula="of:=IF([.W54]=0;&quot;Estável&quot;;IF([.W54]&gt;0;&quot;SUBIU&quot;;&quot;desceu&quot;))" office:value-type="string" office:string-value="SUBIU" calcext:value-type="string">
            <text:p>SUBIU</text:p>
          </table:table-cell>
          <table:table-cell table:style-name="ce404" office:value-type="float" office:value="-5.44" calcext:value-type="float">
            <text:p>-5,44</text:p>
          </table:table-cell>
          <table:table-cell table:style-name="ce404" table:formula="of:=[.Y54]/100" office:value-type="float" office:value="-0.0544" calcext:value-type="float">
            <text:p>-0,0544</text:p>
          </table:table-cell>
          <table:table-cell table:style-name="ce407" table:formula="of:=[.G54]/([.Z54]+1)" office:value-type="float" office:value="13.6104060913706" calcext:value-type="float">
            <text:p>13,610</text:p>
          </table:table-cell>
          <table:table-cell table:style-name="ce410" table:formula="of:=[.H54]*[.AA54]" office:value-type="currency" office:currency="BRL" office:value="21492602857.6142" calcext:value-type="currency">
            <text:p>R$ 21.492.602.857,61</text:p>
          </table:table-cell>
          <table:table-cell table:style-name="ce413" table:formula="of:=IF([.AB54]=0;&quot;Estável&quot;;IF([.AB54]&gt;0;&quot;SUBIU&quot;;&quot;desceu&quot;))" office:value-type="string" office:string-value="SUBIU" calcext:value-type="string">
            <text:p>SUBIU</text:p>
          </table:table-cell>
          <table:table-cell table:style-name="ce417" office:value-type="float" office:value="6.36" calcext:value-type="float">
            <text:p>6,36</text:p>
          </table:table-cell>
          <table:table-cell table:style-name="ce417" table:formula="of:=[.AD54]/100" office:value-type="float" office:value="0.0636" calcext:value-type="float">
            <text:p>0,0636</text:p>
          </table:table-cell>
          <table:table-cell table:style-name="ce420" table:formula="of:=[.G54]/([.AE54]+1)" office:value-type="float" office:value="12.1004136893569" calcext:value-type="float">
            <text:p>12,100</text:p>
          </table:table-cell>
          <table:table-cell table:style-name="ce423" table:formula="of:=[.AF54]*[.H54]" office:value-type="currency" office:currency="BRL" office:value="19108128302.1437" calcext:value-type="currency">
            <text:p>R$ 19.108.128.302,14</text:p>
          </table:table-cell>
          <table:table-cell table:style-name="ce426" table:formula="of:=IF([.AG54]=0;&quot;Estável&quot;;IF([.AG54]&gt;0;&quot;SUBIU&quot;;&quot;desceu&quot;))" office:value-type="string" office:string-value="SUBIU" calcext:value-type="string">
            <text:p>SUBIU</text:p>
          </table:table-cell>
          <table:table-cell table:style-name="ce347" table:formula="of:=[.B54]" office:value-type="string" office:string-value="Eneva" calcext:value-type="string">
            <text:p>Eneva</text:p>
          </table:table-cell>
          <table:table-cell table:number-columns-repeated="29"/>
        </table:table-row>
        <table:table-row table:style-name="ro2">
          <table:table-cell table:style-name="ce343" office:value-type="string" calcext:value-type="string">
            <text:p>WEGE3</text:p>
          </table:table-cell>
          <table:table-cell table:style-name="ce347" table:formula="of:=VLOOKUP([.A55];[$Ticker.A$1:$Ticker.B$1048576];2;0)" office:value-type="string" office:string-value="WEG" calcext:value-type="string">
            <text:p>WEG</text:p>
          </table:table-cell>
          <table:table-cell table:style-name="ce347" table:formula="of:=VLOOKUP([.B55];[$'Chat-GPT - Aluno'.A$1:$'Chat-GPT - Aluno'.C$1048576];2;0)" office:value-type="string" office:string-value="Tecnologia" calcext:value-type="string">
            <text:p>Tecnologia</text:p>
          </table:table-cell>
          <table:table-cell table:style-name="ce347" table:formula="of:=VLOOKUP([.B55];[$'Chat-GPT - Aluno'.A$1:$'Chat-GPT - Aluno'.C$1048576];3;0)" office:value-type="float" office:value="62" calcext:value-type="float">
            <text:p>62</text:p>
          </table:table-cell>
          <table:table-cell table:style-name="ce347" table:formula="of:=IF([.D55]&gt;100;&quot;Maior de 100&quot;;IF([.D55]&gt;50;&quot;Entre 50 e 100&quot;;IF([.D55]&lt;=50;&quot;50 ou menos&quot;;&quot;NOVINHO&quot;)))" office:value-type="string" office:string-value="Entre 50 e 100" calcext:value-type="string">
            <text:p>Entre 50 e 100</text:p>
          </table:table-cell>
          <table:table-cell table:style-name="ce351" office:value-type="date" office:date-value="2024-01-26" calcext:value-type="date">
            <text:p>01/26/24</text:p>
          </table:table-cell>
          <table:table-cell table:style-name="ce355" office:value-type="float" office:value="33.17" calcext:value-type="float">
            <text:p>33,17</text:p>
          </table:table-cell>
          <table:table-cell table:style-name="ce358" table:formula="of:=VLOOKUP([.A55];[$Total_de_acoes.A$1:$Total_de_acoes.B$1048576];2;0)" office:value-type="float" office:value="1481593024" calcext:value-type="float">
            <text:p>1.481.593.024</text:p>
          </table:table-cell>
          <table:table-cell table:style-name="ce299" office:value-type="float" office:value="-0.24" calcext:value-type="float">
            <text:p>-0,24</text:p>
          </table:table-cell>
          <table:table-cell table:style-name="ce301" table:formula="of:=[.I55]/100" office:value-type="float" office:value="-0.0024" calcext:value-type="float">
            <text:p>-0,0024</text:p>
          </table:table-cell>
          <table:table-cell table:style-name="ce362" table:formula="of:=[.G55]/(1+[.J55])" office:value-type="float" office:value="33.2497995188452" calcext:value-type="float">
            <text:p>33,250</text:p>
          </table:table-cell>
          <table:table-cell table:style-name="ce365" table:formula="of:=([.G55]-[.K55])*[.H55]" office:value-type="currency" office:currency="BRL" office:value="-118230410.439646" calcext:value-type="currency">
            <text:p>-R$ 118.230.410,44</text:p>
          </table:table-cell>
          <table:table-cell table:style-name="ce368" table:formula="of:=IF([.L55]=0;&quot;Estável&quot;;IF([.L55]&gt;0;&quot;SUBIU&quot;;&quot;desceu&quot;))" office:value-type="string" office:string-value="desceu" calcext:value-type="string">
            <text:p>desceu</text:p>
          </table:table-cell>
          <table:table-cell table:style-name="ce371" office:value-type="float" office:value="-0.93" calcext:value-type="float">
            <text:p>-0,93</text:p>
          </table:table-cell>
          <table:table-cell table:style-name="ce375" table:formula="of:=[.N55]/100" office:value-type="float" office:value="-0.0093" calcext:value-type="float">
            <text:p>-0,009</text:p>
          </table:table-cell>
          <table:table-cell table:style-name="ce375" table:formula="of:=[.G55]/([.O55]+1)" office:value-type="float" office:value="33.4813768042798" calcext:value-type="float">
            <text:p>33,481</text:p>
          </table:table-cell>
          <table:table-cell table:style-name="ce379" table:formula="of:=VLOOKUP([.A55];[$Total_de_acoes.A$1:$Total_de_acoes.B$1048576];2;0)" office:value-type="float" office:value="1481593024" calcext:value-type="float">
            <text:p>1.481.593.024</text:p>
          </table:table-cell>
          <table:table-cell table:style-name="ce383" table:formula="of:=([.G55]-[.P55])*[.Q55]" office:value-type="currency" office:currency="BRL" office:value="-461333701.056369" calcext:value-type="currency">
            <text:p>-R$ 461.333.701,06</text:p>
          </table:table-cell>
          <table:table-cell table:style-name="ce387" table:formula="of:=IF([.R55]=0;&quot;Estável&quot;;IF([.R55]&gt;0;&quot;SUBIU&quot;;&quot;desceu&quot;))" office:value-type="string" office:string-value="desceu" calcext:value-type="string">
            <text:p>desceu</text:p>
          </table:table-cell>
          <table:table-cell table:style-name="ce372" office:value-type="float" office:value="-10.13" calcext:value-type="float">
            <text:p>-10,13</text:p>
          </table:table-cell>
          <table:table-cell table:style-name="ce372" table:formula="of:=[.T55]/100" office:value-type="float" office:value="-0.1013" calcext:value-type="float">
            <text:p>-0,1013</text:p>
          </table:table-cell>
          <table:table-cell table:style-name="ce376" table:formula="of:=[.G55]/([.U55]+1)" office:value-type="float" office:value="36.9088683654167" calcext:value-type="float">
            <text:p>36,909</text:p>
          </table:table-cell>
          <table:table-cell table:style-name="ce384" table:formula="of:=[.V55]*[.H55]" office:value-type="currency" office:currency="BRL" office:value="54683921893.9357" calcext:value-type="currency">
            <text:p>R$ 54.683.921.893,94</text:p>
          </table:table-cell>
          <table:table-cell table:style-name="ce388" table:formula="of:=IF([.W55]=0;&quot;Estável&quot;;IF([.W55]&gt;0;&quot;SUBIU&quot;;&quot;desceu&quot;))" office:value-type="string" office:string-value="SUBIU" calcext:value-type="string">
            <text:p>SUBIU</text:p>
          </table:table-cell>
          <table:table-cell table:style-name="ce403" office:value-type="float" office:value="-10.13" calcext:value-type="float">
            <text:p>-10,13</text:p>
          </table:table-cell>
          <table:table-cell table:style-name="ce403" table:formula="of:=[.Y55]/100" office:value-type="float" office:value="-0.1013" calcext:value-type="float">
            <text:p>-0,1013</text:p>
          </table:table-cell>
          <table:table-cell table:style-name="ce406" table:formula="of:=[.G55]/([.Z55]+1)" office:value-type="float" office:value="36.9088683654167" calcext:value-type="float">
            <text:p>36,909</text:p>
          </table:table-cell>
          <table:table-cell table:style-name="ce409" table:formula="of:=[.H55]*[.AA55]" office:value-type="currency" office:currency="BRL" office:value="54683921893.9357" calcext:value-type="currency">
            <text:p>R$ 54.683.921.893,94</text:p>
          </table:table-cell>
          <table:table-cell table:style-name="ce412" table:formula="of:=IF([.AB55]=0;&quot;Estável&quot;;IF([.AB55]&gt;0;&quot;SUBIU&quot;;&quot;desceu&quot;))" office:value-type="string" office:string-value="SUBIU" calcext:value-type="string">
            <text:p>SUBIU</text:p>
          </table:table-cell>
          <table:table-cell table:style-name="ce416" office:value-type="float" office:value="-11.84" calcext:value-type="float">
            <text:p>-11,84</text:p>
          </table:table-cell>
          <table:table-cell table:style-name="ce416" table:formula="of:=[.AD55]/100" office:value-type="float" office:value="-0.1184" calcext:value-type="float">
            <text:p>-0,1184</text:p>
          </table:table-cell>
          <table:table-cell table:style-name="ce419" table:formula="of:=[.G55]/([.AE55]+1)" office:value-type="float" office:value="37.6247731397459" calcext:value-type="float">
            <text:p>37,625</text:p>
          </table:table-cell>
          <table:table-cell table:style-name="ce422" table:formula="of:=[.AF55]*[.H55]" office:value-type="currency" office:currency="BRL" office:value="55744601413.4301" calcext:value-type="currency">
            <text:p>R$ 55.744.601.413,43</text:p>
          </table:table-cell>
          <table:table-cell table:style-name="ce425" table:formula="of:=IF([.AG55]=0;&quot;Estável&quot;;IF([.AG55]&gt;0;&quot;SUBIU&quot;;&quot;desceu&quot;))" office:value-type="string" office:string-value="SUBIU" calcext:value-type="string">
            <text:p>SUBIU</text:p>
          </table:table-cell>
          <table:table-cell table:style-name="ce347" table:formula="of:=[.B55]" office:value-type="string" office:string-value="WEG" calcext:value-type="string">
            <text:p>WEG</text:p>
          </table:table-cell>
          <table:table-cell table:number-columns-repeated="29"/>
        </table:table-row>
        <table:table-row table:style-name="ro2">
          <table:table-cell table:style-name="ce344" office:value-type="string" calcext:value-type="string">
            <text:p>SLCE3</text:p>
          </table:table-cell>
          <table:table-cell table:style-name="ce348" table:formula="of:=VLOOKUP([.A56];[$Ticker.A$1:$Ticker.B$1048576];2;0)" office:value-type="string" office:string-value="SLC Agrícola" calcext:value-type="string">
            <text:p>SLC Agrícola</text:p>
          </table:table-cell>
          <table:table-cell table:style-name="ce348" table:formula="of:=VLOOKUP([.B56];[$'Chat-GPT - Aluno'.A$1:$'Chat-GPT - Aluno'.C$1048576];2;0)" office:value-type="string" office:string-value="Agricultura" calcext:value-type="string">
            <text:p>Agricultura</text:p>
          </table:table-cell>
          <table:table-cell table:style-name="ce348" table:formula="of:=VLOOKUP([.B56];[$'Chat-GPT - Aluno'.A$1:$'Chat-GPT - Aluno'.C$1048576];3;0)" office:value-type="float" office:value="67" calcext:value-type="float">
            <text:p>67</text:p>
          </table:table-cell>
          <table:table-cell table:style-name="ce347" table:formula="of:=IF([.D56]&gt;100;&quot;Maior de 100&quot;;IF([.D56]&gt;50;&quot;Entre 50 e 100&quot;;IF([.D56]&lt;=50;&quot;50 ou menos&quot;;&quot;NOVINHO&quot;)))" office:value-type="string" office:string-value="Entre 50 e 100" calcext:value-type="string">
            <text:p>Entre 50 e 100</text:p>
          </table:table-cell>
          <table:table-cell table:style-name="ce352" office:value-type="date" office:date-value="2024-01-26" calcext:value-type="date">
            <text:p>01/26/24</text:p>
          </table:table-cell>
          <table:table-cell table:style-name="ce356" office:value-type="float" office:value="19.3" calcext:value-type="float">
            <text:p>19,30</text:p>
          </table:table-cell>
          <table:table-cell table:style-name="ce359" table:formula="of:=VLOOKUP([.A56];[$Total_de_acoes.A$1:$Total_de_acoes.B$1048576];2;0)" office:value-type="float" office:value="195751130" calcext:value-type="float">
            <text:p>195.751.130</text:p>
          </table:table-cell>
          <table:table-cell table:style-name="ce300" office:value-type="float" office:value="-0.25" calcext:value-type="float">
            <text:p>-0,25</text:p>
          </table:table-cell>
          <table:table-cell table:style-name="ce302" table:formula="of:=[.I56]/100" office:value-type="float" office:value="-0.0025" calcext:value-type="float">
            <text:p>-0,0025</text:p>
          </table:table-cell>
          <table:table-cell table:style-name="ce363" table:formula="of:=[.G56]/(1+[.J56])" office:value-type="float" office:value="19.3483709273183" calcext:value-type="float">
            <text:p>19,348</text:p>
          </table:table-cell>
          <table:table-cell table:style-name="ce366" table:formula="of:=([.G56]-[.K56])*[.H56]" office:value-type="currency" office:currency="BRL" office:value="-9468663.68170417" calcext:value-type="currency">
            <text:p>-R$ 9.468.663,68</text:p>
          </table:table-cell>
          <table:table-cell table:style-name="ce368" table:formula="of:=IF([.L56]=0;&quot;Estável&quot;;IF([.L56]&gt;0;&quot;SUBIU&quot;;&quot;desceu&quot;))" office:value-type="string" office:string-value="desceu" calcext:value-type="string">
            <text:p>desceu</text:p>
          </table:table-cell>
          <table:table-cell table:style-name="ce372" office:value-type="float" office:value="2.01" calcext:value-type="float">
            <text:p>2,01</text:p>
          </table:table-cell>
          <table:table-cell table:style-name="ce376" table:formula="of:=[.N56]/100" office:value-type="float" office:value="0.0201" calcext:value-type="float">
            <text:p>0,020</text:p>
          </table:table-cell>
          <table:table-cell table:style-name="ce376" table:formula="of:=[.G56]/([.O56]+1)" office:value-type="float" office:value="18.9197137535536" calcext:value-type="float">
            <text:p>18,920</text:p>
          </table:table-cell>
          <table:table-cell table:style-name="ce380" table:formula="of:=VLOOKUP([.A56];[$Total_de_acoes.A$1:$Total_de_acoes.B$1048576];2;0)" office:value-type="float" office:value="195751130" calcext:value-type="float">
            <text:p>195.751.130</text:p>
          </table:table-cell>
          <table:table-cell table:style-name="ce384" table:formula="of:=([.G56]-[.P56])*[.Q56]" office:value-type="currency" office:currency="BRL" office:value="74441462.4653467" calcext:value-type="currency">
            <text:p>R$ 74.441.462,47</text:p>
          </table:table-cell>
          <table:table-cell table:style-name="ce388" table:formula="of:=IF([.R56]=0;&quot;Estável&quot;;IF([.R56]&gt;0;&quot;SUBIU&quot;;&quot;desceu&quot;))" office:value-type="string" office:string-value="SUBIU" calcext:value-type="string">
            <text:p>SUBIU</text:p>
          </table:table-cell>
          <table:table-cell table:style-name="ce391" office:value-type="float" office:value="2.55" calcext:value-type="float">
            <text:p>2,55</text:p>
          </table:table-cell>
          <table:table-cell table:style-name="ce391" table:formula="of:=[.T56]/100" office:value-type="float" office:value="0.0255" calcext:value-type="float">
            <text:p>0,0255</text:p>
          </table:table-cell>
          <table:table-cell table:style-name="ce393" table:formula="of:=[.G56]/([.U56]+1)" office:value-type="float" office:value="18.8200877620673" calcext:value-type="float">
            <text:p>18,820</text:p>
          </table:table-cell>
          <table:table-cell table:style-name="ce396" table:formula="of:=[.V56]*[.H56]" office:value-type="currency" office:currency="BRL" office:value="3684053446.12384" calcext:value-type="currency">
            <text:p>R$ 3.684.053.446,12</text:p>
          </table:table-cell>
          <table:table-cell table:style-name="ce399" table:formula="of:=IF([.W56]=0;&quot;Estável&quot;;IF([.W56]&gt;0;&quot;SUBIU&quot;;&quot;desceu&quot;))" office:value-type="string" office:string-value="SUBIU" calcext:value-type="string">
            <text:p>SUBIU</text:p>
          </table:table-cell>
          <table:table-cell table:style-name="ce404" office:value-type="float" office:value="2.55" calcext:value-type="float">
            <text:p>2,55</text:p>
          </table:table-cell>
          <table:table-cell table:style-name="ce404" table:formula="of:=[.Y56]/100" office:value-type="float" office:value="0.0255" calcext:value-type="float">
            <text:p>0,0255</text:p>
          </table:table-cell>
          <table:table-cell table:style-name="ce407" table:formula="of:=[.G56]/([.Z56]+1)" office:value-type="float" office:value="18.8200877620673" calcext:value-type="float">
            <text:p>18,820</text:p>
          </table:table-cell>
          <table:table-cell table:style-name="ce410" table:formula="of:=[.H56]*[.AA56]" office:value-type="currency" office:currency="BRL" office:value="3684053446.12384" calcext:value-type="currency">
            <text:p>R$ 3.684.053.446,12</text:p>
          </table:table-cell>
          <table:table-cell table:style-name="ce413" table:formula="of:=IF([.AB56]=0;&quot;Estável&quot;;IF([.AB56]&gt;0;&quot;SUBIU&quot;;&quot;desceu&quot;))" office:value-type="string" office:string-value="SUBIU" calcext:value-type="string">
            <text:p>SUBIU</text:p>
          </table:table-cell>
          <table:table-cell table:style-name="ce417" office:value-type="float" office:value="-10.11" calcext:value-type="float">
            <text:p>-10,11</text:p>
          </table:table-cell>
          <table:table-cell table:style-name="ce417" table:formula="of:=[.AD56]/100" office:value-type="float" office:value="-0.1011" calcext:value-type="float">
            <text:p>-0,1011</text:p>
          </table:table-cell>
          <table:table-cell table:style-name="ce420" table:formula="of:=[.G56]/([.AE56]+1)" office:value-type="float" office:value="21.4706863944821" calcext:value-type="float">
            <text:p>21,471</text:p>
          </table:table-cell>
          <table:table-cell table:style-name="ce423" table:formula="of:=[.AF56]*[.H56]" office:value-type="currency" office:currency="BRL" office:value="4202911123.59551" calcext:value-type="currency">
            <text:p>R$ 4.202.911.123,60</text:p>
          </table:table-cell>
          <table:table-cell table:style-name="ce426" table:formula="of:=IF([.AG56]=0;&quot;Estável&quot;;IF([.AG56]&gt;0;&quot;SUBIU&quot;;&quot;desceu&quot;))" office:value-type="string" office:string-value="SUBIU" calcext:value-type="string">
            <text:p>SUBIU</text:p>
          </table:table-cell>
          <table:table-cell table:style-name="ce347" table:formula="of:=[.B56]" office:value-type="string" office:string-value="SLC Agrícola" calcext:value-type="string">
            <text:p>SLC Agrícola</text:p>
          </table:table-cell>
          <table:table-cell table:number-columns-repeated="29"/>
        </table:table-row>
        <table:table-row table:style-name="ro2">
          <table:table-cell table:style-name="ce343" office:value-type="string" calcext:value-type="string">
            <text:p>ALOS3</text:p>
          </table:table-cell>
          <table:table-cell table:style-name="ce347" table:formula="of:=VLOOKUP([.A57];[$Ticker.A$1:$Ticker.B$1048576];2;0)" office:value-type="string" office:string-value="ALOS3" calcext:value-type="string">
            <text:p>ALOS3</text:p>
          </table:table-cell>
          <table:table-cell table:style-name="ce347" table:formula="of:=VLOOKUP([.B57];[$'Chat-GPT - Aluno'.A$1:$'Chat-GPT - Aluno'.C$1048576];2;0)" office:value-type="string" office:string-value="Energia" calcext:value-type="string">
            <text:p>Energia</text:p>
          </table:table-cell>
          <table:table-cell table:style-name="ce347" table:formula="of:=VLOOKUP([.B57];[$'Chat-GPT - Aluno'.A$1:$'Chat-GPT - Aluno'.C$1048576];3;0)" office:value-type="float" office:value="6" calcext:value-type="float">
            <text:p>6</text:p>
          </table:table-cell>
          <table:table-cell table:style-name="ce347" table:formula="of:=IF([.D57]&gt;100;&quot;Maior de 100&quot;;IF([.D57]&gt;50;&quot;Entre 50 e 100&quot;;IF([.D57]&lt;=50;&quot;50 ou menos&quot;;&quot;NOVINHO&quot;)))" office:value-type="string" office:string-value="50 ou menos" calcext:value-type="string">
            <text:p>50 ou menos</text:p>
          </table:table-cell>
          <table:table-cell table:style-name="ce351" office:value-type="date" office:date-value="2024-01-26" calcext:value-type="date">
            <text:p>01/26/24</text:p>
          </table:table-cell>
          <table:table-cell table:style-name="ce355" office:value-type="float" office:value="24.62" calcext:value-type="float">
            <text:p>24,62</text:p>
          </table:table-cell>
          <table:table-cell table:style-name="ce358" table:formula="of:=VLOOKUP([.A57];[$Total_de_acoes.A$1:$Total_de_acoes.B$1048576];2;0)" office:value-type="float" office:value="532616595" calcext:value-type="float">
            <text:p>532.616.595</text:p>
          </table:table-cell>
          <table:table-cell table:style-name="ce299" office:value-type="float" office:value="-0.28" calcext:value-type="float">
            <text:p>-0,28</text:p>
          </table:table-cell>
          <table:table-cell table:style-name="ce301" table:formula="of:=[.I57]/100" office:value-type="float" office:value="-0.0028" calcext:value-type="float">
            <text:p>-0,0028</text:p>
          </table:table-cell>
          <table:table-cell table:style-name="ce362" table:formula="of:=[.G57]/(1+[.J57])" office:value-type="float" office:value="24.6891295627758" calcext:value-type="float">
            <text:p>24,689</text:p>
          </table:table-cell>
          <table:table-cell table:style-name="ce365" table:formula="of:=([.G57]-[.K57])*[.H57]" office:value-type="currency" office:currency="BRL" office:value="-36819552.3394699" calcext:value-type="currency">
            <text:p>-R$ 36.819.552,34</text:p>
          </table:table-cell>
          <table:table-cell table:style-name="ce368" table:formula="of:=IF([.L57]=0;&quot;Estável&quot;;IF([.L57]&gt;0;&quot;SUBIU&quot;;&quot;desceu&quot;))" office:value-type="string" office:string-value="desceu" calcext:value-type="string">
            <text:p>desceu</text:p>
          </table:table-cell>
          <table:table-cell table:style-name="ce371" office:value-type="float" office:value="0.53" calcext:value-type="float">
            <text:p>0,53</text:p>
          </table:table-cell>
          <table:table-cell table:style-name="ce375" table:formula="of:=[.N57]/100" office:value-type="float" office:value="0.0053" calcext:value-type="float">
            <text:p>0,005</text:p>
          </table:table-cell>
          <table:table-cell table:style-name="ce375" table:formula="of:=[.G57]/([.O57]+1)" office:value-type="float" office:value="24.4902019297722" calcext:value-type="float">
            <text:p>24,490</text:p>
          </table:table-cell>
          <table:table-cell table:style-name="ce379" table:formula="of:=VLOOKUP([.A57];[$Total_de_acoes.A$1:$Total_de_acoes.B$1048576];2;0)" office:value-type="float" office:value="532616595" calcext:value-type="float">
            <text:p>532.616.595</text:p>
          </table:table-cell>
          <table:table-cell table:style-name="ce383" table:formula="of:=([.G57]-[.P57])*[.Q57]" office:value-type="currency" office:currency="BRL" office:value="69132606.2022996" calcext:value-type="currency">
            <text:p>R$ 69.132.606,20</text:p>
          </table:table-cell>
          <table:table-cell table:style-name="ce387" table:formula="of:=IF([.R57]=0;&quot;Estável&quot;;IF([.R57]&gt;0;&quot;SUBIU&quot;;&quot;desceu&quot;))" office:value-type="string" office:string-value="SUBIU" calcext:value-type="string">
            <text:p>SUBIU</text:p>
          </table:table-cell>
          <table:table-cell table:style-name="ce372" office:value-type="float" office:value="-7.27" calcext:value-type="float">
            <text:p>-7,27</text:p>
          </table:table-cell>
          <table:table-cell table:style-name="ce372" table:formula="of:=[.T57]/100" office:value-type="float" office:value="-0.0727" calcext:value-type="float">
            <text:p>-0,0727</text:p>
          </table:table-cell>
          <table:table-cell table:style-name="ce376" table:formula="of:=[.G57]/([.U57]+1)" office:value-type="float" office:value="26.5501995039362" calcext:value-type="float">
            <text:p>26,550</text:p>
          </table:table-cell>
          <table:table-cell table:style-name="ce384" table:formula="of:=[.V57]*[.H57]" office:value-type="currency" office:currency="BRL" office:value="14141076856.3572" calcext:value-type="currency">
            <text:p>R$ 14.141.076.856,36</text:p>
          </table:table-cell>
          <table:table-cell table:style-name="ce388" table:formula="of:=IF([.W57]=0;&quot;Estável&quot;;IF([.W57]&gt;0;&quot;SUBIU&quot;;&quot;desceu&quot;))" office:value-type="string" office:string-value="SUBIU" calcext:value-type="string">
            <text:p>SUBIU</text:p>
          </table:table-cell>
          <table:table-cell table:style-name="ce403" office:value-type="float" office:value="-7.27" calcext:value-type="float">
            <text:p>-7,27</text:p>
          </table:table-cell>
          <table:table-cell table:style-name="ce403" table:formula="of:=[.Y57]/100" office:value-type="float" office:value="-0.0727" calcext:value-type="float">
            <text:p>-0,0727</text:p>
          </table:table-cell>
          <table:table-cell table:style-name="ce406" table:formula="of:=[.G57]/([.Z57]+1)" office:value-type="float" office:value="26.5501995039362" calcext:value-type="float">
            <text:p>26,550</text:p>
          </table:table-cell>
          <table:table-cell table:style-name="ce409" table:formula="of:=[.H57]*[.AA57]" office:value-type="currency" office:currency="BRL" office:value="14141076856.3572" calcext:value-type="currency">
            <text:p>R$ 14.141.076.856,36</text:p>
          </table:table-cell>
          <table:table-cell table:style-name="ce412" table:formula="of:=IF([.AB57]=0;&quot;Estável&quot;;IF([.AB57]&gt;0;&quot;SUBIU&quot;;&quot;desceu&quot;))" office:value-type="string" office:string-value="SUBIU" calcext:value-type="string">
            <text:p>SUBIU</text:p>
          </table:table-cell>
          <table:table-cell table:style-name="ce416" office:value-type="float" office:value="39.82" calcext:value-type="float">
            <text:p>39,82</text:p>
          </table:table-cell>
          <table:table-cell table:style-name="ce416" table:formula="of:=[.AD57]/100" office:value-type="float" office:value="0.3982" calcext:value-type="float">
            <text:p>0,3982</text:p>
          </table:table-cell>
          <table:table-cell table:style-name="ce419" table:formula="of:=[.G57]/([.AE57]+1)" office:value-type="float" office:value="17.6083535974825" calcext:value-type="float">
            <text:p>17,608</text:p>
          </table:table-cell>
          <table:table-cell table:style-name="ce422" table:formula="of:=[.AF57]*[.H57]" office:value-type="currency" office:currency="BRL" office:value="9378501336.64712" calcext:value-type="currency">
            <text:p>R$ 9.378.501.336,65</text:p>
          </table:table-cell>
          <table:table-cell table:style-name="ce425" table:formula="of:=IF([.AG57]=0;&quot;Estável&quot;;IF([.AG57]&gt;0;&quot;SUBIU&quot;;&quot;desceu&quot;))" office:value-type="string" office:string-value="SUBIU" calcext:value-type="string">
            <text:p>SUBIU</text:p>
          </table:table-cell>
          <table:table-cell table:style-name="ce347" table:formula="of:=[.B57]" office:value-type="string" office:string-value="ALOS3" calcext:value-type="string">
            <text:p>ALOS3</text:p>
          </table:table-cell>
          <table:table-cell table:number-columns-repeated="29"/>
        </table:table-row>
        <table:table-row table:style-name="ro2">
          <table:table-cell table:style-name="ce344" office:value-type="string" calcext:value-type="string">
            <text:p>CCRO3</text:p>
          </table:table-cell>
          <table:table-cell table:style-name="ce348" table:formula="of:=VLOOKUP([.A58];[$Ticker.A$1:$Ticker.B$1048576];2;0)" office:value-type="string" office:string-value="Grupo CCR" calcext:value-type="string">
            <text:p>Grupo CCR</text:p>
          </table:table-cell>
          <table:table-cell table:style-name="ce348" table:formula="of:=VLOOKUP([.B58];[$'Chat-GPT - Aluno'.A$1:$'Chat-GPT - Aluno'.C$1048576];2;0)" office:value-type="string" office:string-value="Infraestrutura" calcext:value-type="string">
            <text:p>Infraestrutura</text:p>
          </table:table-cell>
          <table:table-cell table:style-name="ce348" table:formula="of:=VLOOKUP([.B58];[$'Chat-GPT - Aluno'.A$1:$'Chat-GPT - Aluno'.C$1048576];3;0)" office:value-type="float" office:value="23" calcext:value-type="float">
            <text:p>23</text:p>
          </table:table-cell>
          <table:table-cell table:style-name="ce347" table:formula="of:=IF([.D58]&gt;100;&quot;Maior de 100&quot;;IF([.D58]&gt;50;&quot;Entre 50 e 100&quot;;IF([.D58]&lt;=50;&quot;50 ou menos&quot;;&quot;NOVINHO&quot;)))" office:value-type="string" office:string-value="50 ou menos" calcext:value-type="string">
            <text:p>50 ou menos</text:p>
          </table:table-cell>
          <table:table-cell table:style-name="ce352" office:value-type="date" office:date-value="2024-01-26" calcext:value-type="date">
            <text:p>01/26/24</text:p>
          </table:table-cell>
          <table:table-cell table:style-name="ce356" office:value-type="float" office:value="13.27" calcext:value-type="float">
            <text:p>13,27</text:p>
          </table:table-cell>
          <table:table-cell table:style-name="ce359" table:formula="of:=VLOOKUP([.A58];[$Total_de_acoes.A$1:$Total_de_acoes.B$1048576];2;0)" office:value-type="float" office:value="995335937" calcext:value-type="float">
            <text:p>995.335.937</text:p>
          </table:table-cell>
          <table:table-cell table:style-name="ce300" office:value-type="float" office:value="-0.3" calcext:value-type="float">
            <text:p>-0,3</text:p>
          </table:table-cell>
          <table:table-cell table:style-name="ce302" table:formula="of:=[.I58]/100" office:value-type="float" office:value="-0.003" calcext:value-type="float">
            <text:p>-0,003</text:p>
          </table:table-cell>
          <table:table-cell table:style-name="ce363" table:formula="of:=[.G58]/(1+[.J58])" office:value-type="float" office:value="13.3099297893681" calcext:value-type="float">
            <text:p>13,310</text:p>
          </table:table-cell>
          <table:table-cell table:style-name="ce366" table:formula="of:=([.G58]-[.K58])*[.H58]" office:value-type="currency" office:currency="BRL" office:value="-39743554.3149145" calcext:value-type="currency">
            <text:p>-R$ 39.743.554,31</text:p>
          </table:table-cell>
          <table:table-cell table:style-name="ce368" table:formula="of:=IF([.L58]=0;&quot;Estável&quot;;IF([.L58]&gt;0;&quot;SUBIU&quot;;&quot;desceu&quot;))" office:value-type="string" office:string-value="desceu" calcext:value-type="string">
            <text:p>desceu</text:p>
          </table:table-cell>
          <table:table-cell table:style-name="ce372" office:value-type="float" office:value="-1.78" calcext:value-type="float">
            <text:p>-1,78</text:p>
          </table:table-cell>
          <table:table-cell table:style-name="ce376" table:formula="of:=[.N58]/100" office:value-type="float" office:value="-0.0178" calcext:value-type="float">
            <text:p>-0,018</text:p>
          </table:table-cell>
          <table:table-cell table:style-name="ce376" table:formula="of:=[.G58]/([.O58]+1)" office:value-type="float" office:value="13.5104866625942" calcext:value-type="float">
            <text:p>13,510</text:p>
          </table:table-cell>
          <table:table-cell table:style-name="ce380" table:formula="of:=VLOOKUP([.A58];[$Total_de_acoes.A$1:$Total_de_acoes.B$1048576];2;0)" office:value-type="float" office:value="995335937" calcext:value-type="float">
            <text:p>995.335.937</text:p>
          </table:table-cell>
          <table:table-cell table:style-name="ce384" table:formula="of:=([.G58]-[.P58])*[.Q58]" office:value-type="currency" office:currency="BRL" office:value="-239365017.649179" calcext:value-type="currency">
            <text:p>-R$ 239.365.017,65</text:p>
          </table:table-cell>
          <table:table-cell table:style-name="ce388" table:formula="of:=IF([.R58]=0;&quot;Estável&quot;;IF([.R58]&gt;0;&quot;SUBIU&quot;;&quot;desceu&quot;))" office:value-type="string" office:string-value="desceu" calcext:value-type="string">
            <text:p>desceu</text:p>
          </table:table-cell>
          <table:table-cell table:style-name="ce391" office:value-type="float" office:value="-6.42" calcext:value-type="float">
            <text:p>-6,42</text:p>
          </table:table-cell>
          <table:table-cell table:style-name="ce391" table:formula="of:=[.T58]/100" office:value-type="float" office:value="-0.0642" calcext:value-type="float">
            <text:p>-0,0642</text:p>
          </table:table-cell>
          <table:table-cell table:style-name="ce393" table:formula="of:=[.G58]/([.U58]+1)" office:value-type="float" office:value="14.1803804231673" calcext:value-type="float">
            <text:p>14,180</text:p>
          </table:table-cell>
          <table:table-cell table:style-name="ce396" table:formula="of:=[.V58]*[.H58]" office:value-type="currency" office:currency="BRL" office:value="14114242235.5097" calcext:value-type="currency">
            <text:p>R$ 14.114.242.235,51</text:p>
          </table:table-cell>
          <table:table-cell table:style-name="ce399" table:formula="of:=IF([.W58]=0;&quot;Estável&quot;;IF([.W58]&gt;0;&quot;SUBIU&quot;;&quot;desceu&quot;))" office:value-type="string" office:string-value="SUBIU" calcext:value-type="string">
            <text:p>SUBIU</text:p>
          </table:table-cell>
          <table:table-cell table:style-name="ce404" office:value-type="float" office:value="-6.42" calcext:value-type="float">
            <text:p>-6,42</text:p>
          </table:table-cell>
          <table:table-cell table:style-name="ce404" table:formula="of:=[.Y58]/100" office:value-type="float" office:value="-0.0642" calcext:value-type="float">
            <text:p>-0,0642</text:p>
          </table:table-cell>
          <table:table-cell table:style-name="ce407" table:formula="of:=[.G58]/([.Z58]+1)" office:value-type="float" office:value="14.1803804231673" calcext:value-type="float">
            <text:p>14,180</text:p>
          </table:table-cell>
          <table:table-cell table:style-name="ce410" table:formula="of:=[.H58]*[.AA58]" office:value-type="currency" office:currency="BRL" office:value="14114242235.5097" calcext:value-type="currency">
            <text:p>R$ 14.114.242.235,51</text:p>
          </table:table-cell>
          <table:table-cell table:style-name="ce413" table:formula="of:=IF([.AB58]=0;&quot;Estável&quot;;IF([.AB58]&gt;0;&quot;SUBIU&quot;;&quot;desceu&quot;))" office:value-type="string" office:string-value="SUBIU" calcext:value-type="string">
            <text:p>SUBIU</text:p>
          </table:table-cell>
          <table:table-cell table:style-name="ce417" office:value-type="float" office:value="13.59" calcext:value-type="float">
            <text:p>13,59</text:p>
          </table:table-cell>
          <table:table-cell table:style-name="ce417" table:formula="of:=[.AD58]/100" office:value-type="float" office:value="0.1359" calcext:value-type="float">
            <text:p>0,1359</text:p>
          </table:table-cell>
          <table:table-cell table:style-name="ce420" table:formula="of:=[.G58]/([.AE58]+1)" office:value-type="float" office:value="11.6823664054934" calcext:value-type="float">
            <text:p>11,682</text:p>
          </table:table-cell>
          <table:table-cell table:style-name="ce423" table:formula="of:=[.AF58]*[.H58]" office:value-type="currency" office:currency="BRL" office:value="11627879112.5891" calcext:value-type="currency">
            <text:p>R$ 11.627.879.112,59</text:p>
          </table:table-cell>
          <table:table-cell table:style-name="ce426" table:formula="of:=IF([.AG58]=0;&quot;Estável&quot;;IF([.AG58]&gt;0;&quot;SUBIU&quot;;&quot;desceu&quot;))" office:value-type="string" office:string-value="SUBIU" calcext:value-type="string">
            <text:p>SUBIU</text:p>
          </table:table-cell>
          <table:table-cell table:style-name="ce347" table:formula="of:=[.B58]" office:value-type="string" office:string-value="Grupo CCR" calcext:value-type="string">
            <text:p>Grupo CCR</text:p>
          </table:table-cell>
          <table:table-cell table:number-columns-repeated="29"/>
        </table:table-row>
        <table:table-row table:style-name="ro2">
          <table:table-cell table:style-name="ce343" office:value-type="string" calcext:value-type="string">
            <text:p>COGN3</text:p>
          </table:table-cell>
          <table:table-cell table:style-name="ce347" table:formula="of:=VLOOKUP([.A59];[$Ticker.A$1:$Ticker.B$1048576];2;0)" office:value-type="string" office:string-value="Cogna" calcext:value-type="string">
            <text:p>Cogna</text:p>
          </table:table-cell>
          <table:table-cell table:style-name="ce347" table:formula="of:=VLOOKUP([.B59];[$'Chat-GPT - Aluno'.A$1:$'Chat-GPT - Aluno'.C$1048576];2;0)" office:value-type="string" office:string-value="Educação" calcext:value-type="string">
            <text:p>Educação</text:p>
          </table:table-cell>
          <table:table-cell table:style-name="ce347" table:formula="of:=VLOOKUP([.B59];[$'Chat-GPT - Aluno'.A$1:$'Chat-GPT - Aluno'.C$1048576];3;0)" office:value-type="float" office:value="4" calcext:value-type="float">
            <text:p>4</text:p>
          </table:table-cell>
          <table:table-cell table:style-name="ce347" table:formula="of:=IF([.D59]&gt;100;&quot;Maior de 100&quot;;IF([.D59]&gt;50;&quot;Entre 50 e 100&quot;;IF([.D59]&lt;=50;&quot;50 ou menos&quot;;&quot;NOVINHO&quot;)))" office:value-type="string" office:string-value="50 ou menos" calcext:value-type="string">
            <text:p>50 ou menos</text:p>
          </table:table-cell>
          <table:table-cell table:style-name="ce351" office:value-type="date" office:date-value="2024-01-26" calcext:value-type="date">
            <text:p>01/26/24</text:p>
          </table:table-cell>
          <table:table-cell table:style-name="ce355" office:value-type="float" office:value="3.03" calcext:value-type="float">
            <text:p>3,03</text:p>
          </table:table-cell>
          <table:table-cell table:style-name="ce358" table:formula="of:=VLOOKUP([.A59];[$Total_de_acoes.A$1:$Total_de_acoes.B$1048576];2;0)" office:value-type="float" office:value="1814920980" calcext:value-type="float">
            <text:p>1.814.920.980</text:p>
          </table:table-cell>
          <table:table-cell table:style-name="ce299" office:value-type="float" office:value="-0.32" calcext:value-type="float">
            <text:p>-0,32</text:p>
          </table:table-cell>
          <table:table-cell table:style-name="ce301" table:formula="of:=[.I59]/100" office:value-type="float" office:value="-0.0032" calcext:value-type="float">
            <text:p>-0,0032</text:p>
          </table:table-cell>
          <table:table-cell table:style-name="ce362" table:formula="of:=[.G59]/(1+[.J59])" office:value-type="float" office:value="3.03972712680578" calcext:value-type="float">
            <text:p>3,040</text:p>
          </table:table-cell>
          <table:table-cell table:style-name="ce365" table:formula="of:=([.G59]-[.K59])*[.H59]" office:value-type="currency" office:currency="BRL" office:value="-17653966.5149279" calcext:value-type="currency">
            <text:p>-R$ 17.653.966,51</text:p>
          </table:table-cell>
          <table:table-cell table:style-name="ce368" table:formula="of:=IF([.L59]=0;&quot;Estável&quot;;IF([.L59]&gt;0;&quot;SUBIU&quot;;&quot;desceu&quot;))" office:value-type="string" office:string-value="desceu" calcext:value-type="string">
            <text:p>desceu</text:p>
          </table:table-cell>
          <table:table-cell table:style-name="ce371" office:value-type="float" office:value="-5.02" calcext:value-type="float">
            <text:p>-5,02</text:p>
          </table:table-cell>
          <table:table-cell table:style-name="ce375" table:formula="of:=[.N59]/100" office:value-type="float" office:value="-0.0502" calcext:value-type="float">
            <text:p>-0,050</text:p>
          </table:table-cell>
          <table:table-cell table:style-name="ce375" table:formula="of:=[.G59]/([.O59]+1)" office:value-type="float" office:value="3.19014529374605" calcext:value-type="float">
            <text:p>3,190</text:p>
          </table:table-cell>
          <table:table-cell table:style-name="ce379" table:formula="of:=VLOOKUP([.A59];[$Total_de_acoes.A$1:$Total_de_acoes.B$1048576];2;0)" office:value-type="float" office:value="1814920980" calcext:value-type="float">
            <text:p>1.814.920.980</text:p>
          </table:table-cell>
          <table:table-cell table:style-name="ce383" table:formula="of:=([.G59]-[.P59])*[.Q59]" office:value-type="currency" office:currency="BRL" office:value="-290651053.467972" calcext:value-type="currency">
            <text:p>-R$ 290.651.053,47</text:p>
          </table:table-cell>
          <table:table-cell table:style-name="ce387" table:formula="of:=IF([.R59]=0;&quot;Estável&quot;;IF([.R59]&gt;0;&quot;SUBIU&quot;;&quot;desceu&quot;))" office:value-type="string" office:string-value="desceu" calcext:value-type="string">
            <text:p>desceu</text:p>
          </table:table-cell>
          <table:table-cell table:style-name="ce372" office:value-type="float" office:value="-13.18" calcext:value-type="float">
            <text:p>-13,18</text:p>
          </table:table-cell>
          <table:table-cell table:style-name="ce372" table:formula="of:=[.T59]/100" office:value-type="float" office:value="-0.1318" calcext:value-type="float">
            <text:p>-0,1318</text:p>
          </table:table-cell>
          <table:table-cell table:style-name="ce376" table:formula="of:=[.G59]/([.U59]+1)" office:value-type="float" office:value="3.4899792674499" calcext:value-type="float">
            <text:p>3,490</text:p>
          </table:table-cell>
          <table:table-cell table:style-name="ce384" table:formula="of:=[.V59]*[.H59]" office:value-type="currency" office:currency="BRL" office:value="6334036592.25985" calcext:value-type="currency">
            <text:p>R$ 6.334.036.592,26</text:p>
          </table:table-cell>
          <table:table-cell table:style-name="ce388" table:formula="of:=IF([.W59]=0;&quot;Estável&quot;;IF([.W59]&gt;0;&quot;SUBIU&quot;;&quot;desceu&quot;))" office:value-type="string" office:string-value="SUBIU" calcext:value-type="string">
            <text:p>SUBIU</text:p>
          </table:table-cell>
          <table:table-cell table:style-name="ce403" office:value-type="float" office:value="-13.18" calcext:value-type="float">
            <text:p>-13,18</text:p>
          </table:table-cell>
          <table:table-cell table:style-name="ce403" table:formula="of:=[.Y59]/100" office:value-type="float" office:value="-0.1318" calcext:value-type="float">
            <text:p>-0,1318</text:p>
          </table:table-cell>
          <table:table-cell table:style-name="ce406" table:formula="of:=[.G59]/([.Z59]+1)" office:value-type="float" office:value="3.4899792674499" calcext:value-type="float">
            <text:p>3,490</text:p>
          </table:table-cell>
          <table:table-cell table:style-name="ce409" table:formula="of:=[.H59]*[.AA59]" office:value-type="currency" office:currency="BRL" office:value="6334036592.25985" calcext:value-type="currency">
            <text:p>R$ 6.334.036.592,26</text:p>
          </table:table-cell>
          <table:table-cell table:style-name="ce412" table:formula="of:=IF([.AB59]=0;&quot;Estável&quot;;IF([.AB59]&gt;0;&quot;SUBIU&quot;;&quot;desceu&quot;))" office:value-type="string" office:string-value="SUBIU" calcext:value-type="string">
            <text:p>SUBIU</text:p>
          </table:table-cell>
          <table:table-cell table:style-name="ce416" office:value-type="float" office:value="37.73" calcext:value-type="float">
            <text:p>37,73</text:p>
          </table:table-cell>
          <table:table-cell table:style-name="ce416" table:formula="of:=[.AD59]/100" office:value-type="float" office:value="0.3773" calcext:value-type="float">
            <text:p>0,3773</text:p>
          </table:table-cell>
          <table:table-cell table:style-name="ce419" table:formula="of:=[.G59]/([.AE59]+1)" office:value-type="float" office:value="2.19995643650621" calcext:value-type="float">
            <text:p>2,200</text:p>
          </table:table-cell>
          <table:table-cell table:style-name="ce422" table:formula="of:=[.AF59]*[.H59]" office:value-type="currency" office:currency="BRL" office:value="3992747091.70115" calcext:value-type="currency">
            <text:p>R$ 3.992.747.091,70</text:p>
          </table:table-cell>
          <table:table-cell table:style-name="ce425" table:formula="of:=IF([.AG59]=0;&quot;Estável&quot;;IF([.AG59]&gt;0;&quot;SUBIU&quot;;&quot;desceu&quot;))" office:value-type="string" office:string-value="SUBIU" calcext:value-type="string">
            <text:p>SUBIU</text:p>
          </table:table-cell>
          <table:table-cell table:style-name="ce347" table:formula="of:=[.B59]" office:value-type="string" office:string-value="Cogna" calcext:value-type="string">
            <text:p>Cogna</text:p>
          </table:table-cell>
          <table:table-cell table:number-columns-repeated="29"/>
        </table:table-row>
        <table:table-row table:style-name="ro2">
          <table:table-cell table:style-name="ce344" office:value-type="string" calcext:value-type="string">
            <text:p>TRPL4</text:p>
          </table:table-cell>
          <table:table-cell table:style-name="ce348" table:formula="of:=VLOOKUP([.A60];[$Ticker.A$1:$Ticker.B$1048576];2;0)" office:value-type="string" office:string-value="Transmissão Paulista" calcext:value-type="string">
            <text:p>Transmissão Paulista</text:p>
          </table:table-cell>
          <table:table-cell table:style-name="ce348" table:formula="of:=VLOOKUP([.B60];[$'Chat-GPT - Aluno'.A$1:$'Chat-GPT - Aluno'.C$1048576];2;0)" office:value-type="string" office:string-value="Energia" calcext:value-type="string">
            <text:p>Energia</text:p>
          </table:table-cell>
          <table:table-cell table:style-name="ce348" table:formula="of:=VLOOKUP([.B60];[$'Chat-GPT - Aluno'.A$1:$'Chat-GPT - Aluno'.C$1048576];3;0)" office:value-type="float" office:value="20" calcext:value-type="float">
            <text:p>20</text:p>
          </table:table-cell>
          <table:table-cell table:style-name="ce347" table:formula="of:=IF([.D60]&gt;100;&quot;Maior de 100&quot;;IF([.D60]&gt;50;&quot;Entre 50 e 100&quot;;IF([.D60]&lt;=50;&quot;50 ou menos&quot;;&quot;NOVINHO&quot;)))" office:value-type="string" office:string-value="50 ou menos" calcext:value-type="string">
            <text:p>50 ou menos</text:p>
          </table:table-cell>
          <table:table-cell table:style-name="ce352" office:value-type="date" office:date-value="2024-01-26" calcext:value-type="date">
            <text:p>01/26/24</text:p>
          </table:table-cell>
          <table:table-cell table:style-name="ce356" office:value-type="float" office:value="26.12" calcext:value-type="float">
            <text:p>26,12</text:p>
          </table:table-cell>
          <table:table-cell table:style-name="ce359" table:formula="of:=VLOOKUP([.A60];[$Total_de_acoes.A$1:$Total_de_acoes.B$1048576];2;0)" office:value-type="float" office:value="395801044" calcext:value-type="float">
            <text:p>395.801.044</text:p>
          </table:table-cell>
          <table:table-cell table:style-name="ce300" office:value-type="float" office:value="-0.41" calcext:value-type="float">
            <text:p>-0,41</text:p>
          </table:table-cell>
          <table:table-cell table:style-name="ce302" table:formula="of:=[.I60]/100" office:value-type="float" office:value="-0.0041" calcext:value-type="float">
            <text:p>-0,0041</text:p>
          </table:table-cell>
          <table:table-cell table:style-name="ce363" table:formula="of:=[.G60]/(1+[.J60])" office:value-type="float" office:value="26.2275328848278" calcext:value-type="float">
            <text:p>26,228</text:p>
          </table:table-cell>
          <table:table-cell table:style-name="ce366" table:formula="of:=([.G60]-[.K60])*[.H60]" office:value-type="currency" office:currency="BRL" office:value="-42561628.0791727" calcext:value-type="currency">
            <text:p>-R$ 42.561.628,08</text:p>
          </table:table-cell>
          <table:table-cell table:style-name="ce368" table:formula="of:=IF([.L60]=0;&quot;Estável&quot;;IF([.L60]&gt;0;&quot;SUBIU&quot;;&quot;desceu&quot;))" office:value-type="string" office:string-value="desceu" calcext:value-type="string">
            <text:p>desceu</text:p>
          </table:table-cell>
          <table:table-cell table:style-name="ce372" office:value-type="float" office:value="-1.25" calcext:value-type="float">
            <text:p>-1,25</text:p>
          </table:table-cell>
          <table:table-cell table:style-name="ce376" table:formula="of:=[.N60]/100" office:value-type="float" office:value="-0.0125" calcext:value-type="float">
            <text:p>-0,013</text:p>
          </table:table-cell>
          <table:table-cell table:style-name="ce376" table:formula="of:=[.G60]/([.O60]+1)" office:value-type="float" office:value="26.4506329113924" calcext:value-type="float">
            <text:p>26,451</text:p>
          </table:table-cell>
          <table:table-cell table:style-name="ce380" table:formula="of:=VLOOKUP([.A60];[$Total_de_acoes.A$1:$Total_de_acoes.B$1048576];2;0)" office:value-type="float" office:value="395801044" calcext:value-type="float">
            <text:p>395.801.044</text:p>
          </table:table-cell>
          <table:table-cell table:style-name="ce384" table:formula="of:=([.G60]-[.P60])*[.Q60]" office:value-type="currency" office:currency="BRL" office:value="-130864851.509873" calcext:value-type="currency">
            <text:p>-R$ 130.864.851,51</text:p>
          </table:table-cell>
          <table:table-cell table:style-name="ce388" table:formula="of:=IF([.R60]=0;&quot;Estável&quot;;IF([.R60]&gt;0;&quot;SUBIU&quot;;&quot;desceu&quot;))" office:value-type="string" office:string-value="desceu" calcext:value-type="string">
            <text:p>desceu</text:p>
          </table:table-cell>
          <table:table-cell table:style-name="ce391" office:value-type="float" office:value="-1.43" calcext:value-type="float">
            <text:p>-1,43</text:p>
          </table:table-cell>
          <table:table-cell table:style-name="ce391" table:formula="of:=[.T60]/100" office:value-type="float" office:value="-0.0143" calcext:value-type="float">
            <text:p>-0,0143</text:p>
          </table:table-cell>
          <table:table-cell table:style-name="ce393" table:formula="of:=[.G60]/([.U60]+1)" office:value-type="float" office:value="26.4989347671705" calcext:value-type="float">
            <text:p>26,499</text:p>
          </table:table-cell>
          <table:table-cell table:style-name="ce396" table:formula="of:=[.V60]*[.H60]" office:value-type="currency" office:currency="BRL" office:value="10488306045.734" calcext:value-type="currency">
            <text:p>R$ 10.488.306.045,73</text:p>
          </table:table-cell>
          <table:table-cell table:style-name="ce399" table:formula="of:=IF([.W60]=0;&quot;Estável&quot;;IF([.W60]&gt;0;&quot;SUBIU&quot;;&quot;desceu&quot;))" office:value-type="string" office:string-value="SUBIU" calcext:value-type="string">
            <text:p>SUBIU</text:p>
          </table:table-cell>
          <table:table-cell table:style-name="ce404" office:value-type="float" office:value="-1.43" calcext:value-type="float">
            <text:p>-1,43</text:p>
          </table:table-cell>
          <table:table-cell table:style-name="ce404" table:formula="of:=[.Y60]/100" office:value-type="float" office:value="-0.0143" calcext:value-type="float">
            <text:p>-0,0143</text:p>
          </table:table-cell>
          <table:table-cell table:style-name="ce407" table:formula="of:=[.G60]/([.Z60]+1)" office:value-type="float" office:value="26.4989347671705" calcext:value-type="float">
            <text:p>26,499</text:p>
          </table:table-cell>
          <table:table-cell table:style-name="ce410" table:formula="of:=[.H60]*[.AA60]" office:value-type="currency" office:currency="BRL" office:value="10488306045.734" calcext:value-type="currency">
            <text:p>R$ 10.488.306.045,73</text:p>
          </table:table-cell>
          <table:table-cell table:style-name="ce413" table:formula="of:=IF([.AB60]=0;&quot;Estável&quot;;IF([.AB60]&gt;0;&quot;SUBIU&quot;;&quot;desceu&quot;))" office:value-type="string" office:string-value="SUBIU" calcext:value-type="string">
            <text:p>SUBIU</text:p>
          </table:table-cell>
          <table:table-cell table:style-name="ce417" office:value-type="float" office:value="22.81" calcext:value-type="float">
            <text:p>22,81</text:p>
          </table:table-cell>
          <table:table-cell table:style-name="ce417" table:formula="of:=[.AD60]/100" office:value-type="float" office:value="0.2281" calcext:value-type="float">
            <text:p>0,2281</text:p>
          </table:table-cell>
          <table:table-cell table:style-name="ce420" table:formula="of:=[.G60]/([.AE60]+1)" office:value-type="float" office:value="21.2686263333605" calcext:value-type="float">
            <text:p>21,269</text:p>
          </table:table-cell>
          <table:table-cell table:style-name="ce423" table:formula="of:=[.AF60]*[.H60]" office:value-type="currency" office:currency="BRL" office:value="8418144507.18997" calcext:value-type="currency">
            <text:p>R$ 8.418.144.507,19</text:p>
          </table:table-cell>
          <table:table-cell table:style-name="ce426" table:formula="of:=IF([.AG60]=0;&quot;Estável&quot;;IF([.AG60]&gt;0;&quot;SUBIU&quot;;&quot;desceu&quot;))" office:value-type="string" office:string-value="SUBIU" calcext:value-type="string">
            <text:p>SUBIU</text:p>
          </table:table-cell>
          <table:table-cell table:style-name="ce347" table:formula="of:=[.B60]" office:value-type="string" office:string-value="Transmissão Paulista" calcext:value-type="string">
            <text:p>Transmissão Paulista</text:p>
          </table:table-cell>
          <table:table-cell table:number-columns-repeated="29"/>
        </table:table-row>
        <table:table-row table:style-name="ro2">
          <table:table-cell table:style-name="ce343" office:value-type="string" calcext:value-type="string">
            <text:p>EGIE3</text:p>
          </table:table-cell>
          <table:table-cell table:style-name="ce347" table:formula="of:=VLOOKUP([.A61];[$Ticker.A$1:$Ticker.B$1048576];2;0)" office:value-type="string" office:string-value="Engie" calcext:value-type="string">
            <text:p>Engie</text:p>
          </table:table-cell>
          <table:table-cell table:style-name="ce347" table:formula="of:=VLOOKUP([.B61];[$'Chat-GPT - Aluno'.A$1:$'Chat-GPT - Aluno'.C$1048576];2;0)" office:value-type="string" office:string-value="Energia" calcext:value-type="string">
            <text:p>Energia</text:p>
          </table:table-cell>
          <table:table-cell table:style-name="ce347" table:formula="of:=VLOOKUP([.B61];[$'Chat-GPT - Aluno'.A$1:$'Chat-GPT - Aluno'.C$1048576];3;0)" office:value-type="float" office:value="20" calcext:value-type="float">
            <text:p>20</text:p>
          </table:table-cell>
          <table:table-cell table:style-name="ce347" table:formula="of:=IF([.D61]&gt;100;&quot;Maior de 100&quot;;IF([.D61]&gt;50;&quot;Entre 50 e 100&quot;;IF([.D61]&lt;=50;&quot;50 ou menos&quot;;&quot;NOVINHO&quot;)))" office:value-type="string" office:string-value="50 ou menos" calcext:value-type="string">
            <text:p>50 ou menos</text:p>
          </table:table-cell>
          <table:table-cell table:style-name="ce351" office:value-type="date" office:date-value="2024-01-26" calcext:value-type="date">
            <text:p>01/26/24</text:p>
          </table:table-cell>
          <table:table-cell table:style-name="ce355" office:value-type="float" office:value="41.04" calcext:value-type="float">
            <text:p>41,04</text:p>
          </table:table-cell>
          <table:table-cell table:style-name="ce358" table:formula="of:=VLOOKUP([.A61];[$Total_de_acoes.A$1:$Total_de_acoes.B$1048576];2;0)" office:value-type="float" office:value="255236961" calcext:value-type="float">
            <text:p>255.236.961</text:p>
          </table:table-cell>
          <table:table-cell table:style-name="ce299" office:value-type="float" office:value="-0.46" calcext:value-type="float">
            <text:p>-0,46</text:p>
          </table:table-cell>
          <table:table-cell table:style-name="ce301" table:formula="of:=[.I61]/100" office:value-type="float" office:value="-0.0046" calcext:value-type="float">
            <text:p>-0,0046</text:p>
          </table:table-cell>
          <table:table-cell table:style-name="ce362" table:formula="of:=[.G61]/(1+[.J61])" office:value-type="float" office:value="41.2296564195298" calcext:value-type="float">
            <text:p>41,230</text:p>
          </table:table-cell>
          <table:table-cell table:style-name="ce365" table:formula="of:=([.G61]-[.K61])*[.H61]" office:value-type="currency" office:currency="BRL" office:value="-48407328.1549373" calcext:value-type="currency">
            <text:p>-R$ 48.407.328,15</text:p>
          </table:table-cell>
          <table:table-cell table:style-name="ce368" table:formula="of:=IF([.L61]=0;&quot;Estável&quot;;IF([.L61]&gt;0;&quot;SUBIU&quot;;&quot;desceu&quot;))" office:value-type="string" office:string-value="desceu" calcext:value-type="string">
            <text:p>desceu</text:p>
          </table:table-cell>
          <table:table-cell table:style-name="ce371" office:value-type="float" office:value="0.56" calcext:value-type="float">
            <text:p>0,56</text:p>
          </table:table-cell>
          <table:table-cell table:style-name="ce375" table:formula="of:=[.N61]/100" office:value-type="float" office:value="0.0056" calcext:value-type="float">
            <text:p>0,006</text:p>
          </table:table-cell>
          <table:table-cell table:style-name="ce375" table:formula="of:=[.G61]/([.O61]+1)" office:value-type="float" office:value="40.8114558472554" calcext:value-type="float">
            <text:p>40,811</text:p>
          </table:table-cell>
          <table:table-cell table:style-name="ce379" table:formula="of:=VLOOKUP([.A61];[$Total_de_acoes.A$1:$Total_de_acoes.B$1048576];2;0)" office:value-type="float" office:value="255236961" calcext:value-type="float">
            <text:p>255.236.961</text:p>
          </table:table-cell>
          <table:table-cell table:style-name="ce383" table:formula="of:=([.G61]-[.P61])*[.Q61]" office:value-type="currency" office:currency="BRL" office:value="58332915.0008598" calcext:value-type="currency">
            <text:p>R$ 58.332.915,00</text:p>
          </table:table-cell>
          <table:table-cell table:style-name="ce387" table:formula="of:=IF([.R61]=0;&quot;Estável&quot;;IF([.R61]&gt;0;&quot;SUBIU&quot;;&quot;desceu&quot;))" office:value-type="string" office:string-value="SUBIU" calcext:value-type="string">
            <text:p>SUBIU</text:p>
          </table:table-cell>
          <table:table-cell table:style-name="ce372" office:value-type="float" office:value="-9.46" calcext:value-type="float">
            <text:p>-9,46</text:p>
          </table:table-cell>
          <table:table-cell table:style-name="ce372" table:formula="of:=[.T61]/100" office:value-type="float" office:value="-0.0946" calcext:value-type="float">
            <text:p>-0,0946</text:p>
          </table:table-cell>
          <table:table-cell table:style-name="ce376" table:formula="of:=[.G61]/([.U61]+1)" office:value-type="float" office:value="45.3280318091451" calcext:value-type="float">
            <text:p>45,328</text:p>
          </table:table-cell>
          <table:table-cell table:style-name="ce384" table:formula="of:=[.V61]*[.H61]" office:value-type="currency" office:currency="BRL" office:value="11569389087.0775" calcext:value-type="currency">
            <text:p>R$ 11.569.389.087,08</text:p>
          </table:table-cell>
          <table:table-cell table:style-name="ce388" table:formula="of:=IF([.W61]=0;&quot;Estável&quot;;IF([.W61]&gt;0;&quot;SUBIU&quot;;&quot;desceu&quot;))" office:value-type="string" office:string-value="SUBIU" calcext:value-type="string">
            <text:p>SUBIU</text:p>
          </table:table-cell>
          <table:table-cell table:style-name="ce403" office:value-type="float" office:value="-9.46" calcext:value-type="float">
            <text:p>-9,46</text:p>
          </table:table-cell>
          <table:table-cell table:style-name="ce403" table:formula="of:=[.Y61]/100" office:value-type="float" office:value="-0.0946" calcext:value-type="float">
            <text:p>-0,0946</text:p>
          </table:table-cell>
          <table:table-cell table:style-name="ce406" table:formula="of:=[.G61]/([.Z61]+1)" office:value-type="float" office:value="45.3280318091451" calcext:value-type="float">
            <text:p>45,328</text:p>
          </table:table-cell>
          <table:table-cell table:style-name="ce409" table:formula="of:=[.H61]*[.AA61]" office:value-type="currency" office:currency="BRL" office:value="11569389087.0775" calcext:value-type="currency">
            <text:p>R$ 11.569.389.087,08</text:p>
          </table:table-cell>
          <table:table-cell table:style-name="ce412" table:formula="of:=IF([.AB61]=0;&quot;Estável&quot;;IF([.AB61]&gt;0;&quot;SUBIU&quot;;&quot;desceu&quot;))" office:value-type="string" office:string-value="SUBIU" calcext:value-type="string">
            <text:p>SUBIU</text:p>
          </table:table-cell>
          <table:table-cell table:style-name="ce416" office:value-type="float" office:value="13.41" calcext:value-type="float">
            <text:p>13,41</text:p>
          </table:table-cell>
          <table:table-cell table:style-name="ce416" table:formula="of:=[.AD61]/100" office:value-type="float" office:value="0.1341" calcext:value-type="float">
            <text:p>0,1341</text:p>
          </table:table-cell>
          <table:table-cell table:style-name="ce419" table:formula="of:=[.G61]/([.AE61]+1)" office:value-type="float" office:value="36.1872850718631" calcext:value-type="float">
            <text:p>36,187</text:p>
          </table:table-cell>
          <table:table-cell table:style-name="ce422" table:formula="of:=[.AF61]*[.H61]" office:value-type="currency" office:currency="BRL" office:value="9236332668.58302" calcext:value-type="currency">
            <text:p>R$ 9.236.332.668,58</text:p>
          </table:table-cell>
          <table:table-cell table:style-name="ce425" table:formula="of:=IF([.AG61]=0;&quot;Estável&quot;;IF([.AG61]&gt;0;&quot;SUBIU&quot;;&quot;desceu&quot;))" office:value-type="string" office:string-value="SUBIU" calcext:value-type="string">
            <text:p>SUBIU</text:p>
          </table:table-cell>
          <table:table-cell table:style-name="ce347" table:formula="of:=[.B61]" office:value-type="string" office:string-value="Engie" calcext:value-type="string">
            <text:p>Engie</text:p>
          </table:table-cell>
          <table:table-cell table:number-columns-repeated="29"/>
        </table:table-row>
        <table:table-row table:style-name="ro2">
          <table:table-cell table:style-name="ce344" office:value-type="string" calcext:value-type="string">
            <text:p>VBBR3</text:p>
          </table:table-cell>
          <table:table-cell table:style-name="ce348" table:formula="of:=VLOOKUP([.A62];[$Ticker.A$1:$Ticker.B$1048576];2;0)" office:value-type="string" office:string-value="Vibra Energia" calcext:value-type="string">
            <text:p>Vibra Energia</text:p>
          </table:table-cell>
          <table:table-cell table:style-name="ce348" table:formula="of:=VLOOKUP([.B62];[$'Chat-GPT - Aluno'.A$1:$'Chat-GPT - Aluno'.C$1048576];2;0)" office:value-type="string" office:string-value="Energia" calcext:value-type="string">
            <text:p>Energia</text:p>
          </table:table-cell>
          <table:table-cell table:style-name="ce348" table:formula="of:=VLOOKUP([.B62];[$'Chat-GPT - Aluno'.A$1:$'Chat-GPT - Aluno'.C$1048576];3;0)" office:value-type="float" office:value="4" calcext:value-type="float">
            <text:p>4</text:p>
          </table:table-cell>
          <table:table-cell table:style-name="ce347" table:formula="of:=IF([.D62]&gt;100;&quot;Maior de 100&quot;;IF([.D62]&gt;50;&quot;Entre 50 e 100&quot;;IF([.D62]&lt;=50;&quot;50 ou menos&quot;;&quot;NOVINHO&quot;)))" office:value-type="string" office:string-value="50 ou menos" calcext:value-type="string">
            <text:p>50 ou menos</text:p>
          </table:table-cell>
          <table:table-cell table:style-name="ce352" office:value-type="date" office:date-value="2024-01-26" calcext:value-type="date">
            <text:p>01/26/24</text:p>
          </table:table-cell>
          <table:table-cell table:style-name="ce356" office:value-type="float" office:value="23.23" calcext:value-type="float">
            <text:p>23,23</text:p>
          </table:table-cell>
          <table:table-cell table:style-name="ce359" table:formula="of:=VLOOKUP([.A62];[$Total_de_acoes.A$1:$Total_de_acoes.B$1048576];2;0)" office:value-type="float" office:value="1114412532" calcext:value-type="float">
            <text:p>1.114.412.532</text:p>
          </table:table-cell>
          <table:table-cell table:style-name="ce300" office:value-type="float" office:value="-0.47" calcext:value-type="float">
            <text:p>-0,47</text:p>
          </table:table-cell>
          <table:table-cell table:style-name="ce302" table:formula="of:=[.I62]/100" office:value-type="float" office:value="-0.0047" calcext:value-type="float">
            <text:p>-0,0047</text:p>
          </table:table-cell>
          <table:table-cell table:style-name="ce363" table:formula="of:=[.G62]/(1+[.J62])" office:value-type="float" office:value="23.3396965738973" calcext:value-type="float">
            <text:p>23,340</text:p>
          </table:table-cell>
          <table:table-cell table:style-name="ce366" table:formula="of:=([.G62]-[.K62])*[.H62]" office:value-type="currency" office:currency="BRL" office:value="-122247236.668634" calcext:value-type="currency">
            <text:p>-R$ 122.247.236,67</text:p>
          </table:table-cell>
          <table:table-cell table:style-name="ce368" table:formula="of:=IF([.L62]=0;&quot;Estável&quot;;IF([.L62]&gt;0;&quot;SUBIU&quot;;&quot;desceu&quot;))" office:value-type="string" office:string-value="desceu" calcext:value-type="string">
            <text:p>desceu</text:p>
          </table:table-cell>
          <table:table-cell table:style-name="ce372" office:value-type="float" office:value="2.43" calcext:value-type="float">
            <text:p>2,43</text:p>
          </table:table-cell>
          <table:table-cell table:style-name="ce376" table:formula="of:=[.N62]/100" office:value-type="float" office:value="0.0243" calcext:value-type="float">
            <text:p>0,024</text:p>
          </table:table-cell>
          <table:table-cell table:style-name="ce376" table:formula="of:=[.G62]/([.O62]+1)" office:value-type="float" office:value="22.6789026652348" calcext:value-type="float">
            <text:p>22,679</text:p>
          </table:table-cell>
          <table:table-cell table:style-name="ce380" table:formula="of:=VLOOKUP([.A62];[$Total_de_acoes.A$1:$Total_de_acoes.B$1048576];2;0)" office:value-type="float" office:value="1114412532" calcext:value-type="float">
            <text:p>1.114.412.532</text:p>
          </table:table-cell>
          <table:table-cell table:style-name="ce384" table:formula="of:=([.G62]-[.P62])*[.Q62]" office:value-type="currency" office:currency="BRL" office:value="614149776.214145" calcext:value-type="currency">
            <text:p>R$ 614.149.776,21</text:p>
          </table:table-cell>
          <table:table-cell table:style-name="ce388" table:formula="of:=IF([.R62]=0;&quot;Estável&quot;;IF([.R62]&gt;0;&quot;SUBIU&quot;;&quot;desceu&quot;))" office:value-type="string" office:string-value="SUBIU" calcext:value-type="string">
            <text:p>SUBIU</text:p>
          </table:table-cell>
          <table:table-cell table:style-name="ce391" office:value-type="float" office:value="2.07" calcext:value-type="float">
            <text:p>2,07</text:p>
          </table:table-cell>
          <table:table-cell table:style-name="ce391" table:formula="of:=[.T62]/100" office:value-type="float" office:value="0.0207" calcext:value-type="float">
            <text:p>0,0207</text:p>
          </table:table-cell>
          <table:table-cell table:style-name="ce393" table:formula="of:=[.G62]/([.U62]+1)" office:value-type="float" office:value="22.7588909571862" calcext:value-type="float">
            <text:p>22,759</text:p>
          </table:table-cell>
          <table:table-cell table:style-name="ce396" table:formula="of:=[.V62]*[.H62]" office:value-type="currency" office:currency="BRL" office:value="25362793297.1098" calcext:value-type="currency">
            <text:p>R$ 25.362.793.297,11</text:p>
          </table:table-cell>
          <table:table-cell table:style-name="ce399" table:formula="of:=IF([.W62]=0;&quot;Estável&quot;;IF([.W62]&gt;0;&quot;SUBIU&quot;;&quot;desceu&quot;))" office:value-type="string" office:string-value="SUBIU" calcext:value-type="string">
            <text:p>SUBIU</text:p>
          </table:table-cell>
          <table:table-cell table:style-name="ce404" office:value-type="float" office:value="2.07" calcext:value-type="float">
            <text:p>2,07</text:p>
          </table:table-cell>
          <table:table-cell table:style-name="ce404" table:formula="of:=[.Y62]/100" office:value-type="float" office:value="0.0207" calcext:value-type="float">
            <text:p>0,0207</text:p>
          </table:table-cell>
          <table:table-cell table:style-name="ce407" table:formula="of:=[.G62]/([.Z62]+1)" office:value-type="float" office:value="22.7588909571862" calcext:value-type="float">
            <text:p>22,759</text:p>
          </table:table-cell>
          <table:table-cell table:style-name="ce410" table:formula="of:=[.H62]*[.AA62]" office:value-type="currency" office:currency="BRL" office:value="25362793297.1098" calcext:value-type="currency">
            <text:p>R$ 25.362.793.297,11</text:p>
          </table:table-cell>
          <table:table-cell table:style-name="ce413" table:formula="of:=IF([.AB62]=0;&quot;Estável&quot;;IF([.AB62]&gt;0;&quot;SUBIU&quot;;&quot;desceu&quot;))" office:value-type="string" office:string-value="SUBIU" calcext:value-type="string">
            <text:p>SUBIU</text:p>
          </table:table-cell>
          <table:table-cell table:style-name="ce417" office:value-type="float" office:value="50.65" calcext:value-type="float">
            <text:p>50,65</text:p>
          </table:table-cell>
          <table:table-cell table:style-name="ce417" table:formula="of:=[.AD62]/100" office:value-type="float" office:value="0.5065" calcext:value-type="float">
            <text:p>0,5065</text:p>
          </table:table-cell>
          <table:table-cell table:style-name="ce420" table:formula="of:=[.G62]/([.AE62]+1)" office:value-type="float" office:value="15.4198473282443" calcext:value-type="float">
            <text:p>15,420</text:p>
          </table:table-cell>
          <table:table-cell table:style-name="ce423" table:formula="of:=[.AF62]*[.H62]" office:value-type="currency" office:currency="BRL" office:value="17184071104.1221" calcext:value-type="currency">
            <text:p>R$ 17.184.071.104,12</text:p>
          </table:table-cell>
          <table:table-cell table:style-name="ce426" table:formula="of:=IF([.AG62]=0;&quot;Estável&quot;;IF([.AG62]&gt;0;&quot;SUBIU&quot;;&quot;desceu&quot;))" office:value-type="string" office:string-value="SUBIU" calcext:value-type="string">
            <text:p>SUBIU</text:p>
          </table:table-cell>
          <table:table-cell table:style-name="ce347" table:formula="of:=[.B62]" office:value-type="string" office:string-value="Vibra Energia" calcext:value-type="string">
            <text:p>Vibra Energia</text:p>
          </table:table-cell>
          <table:table-cell table:number-columns-repeated="29"/>
        </table:table-row>
        <table:table-row table:style-name="ro2">
          <table:table-cell table:style-name="ce343" office:value-type="string" calcext:value-type="string">
            <text:p>IRBR3</text:p>
          </table:table-cell>
          <table:table-cell table:style-name="ce347" table:formula="of:=VLOOKUP([.A63];[$Ticker.A$1:$Ticker.B$1048576];2;0)" office:value-type="string" office:string-value="IRB Brasil RE" calcext:value-type="string">
            <text:p>IRB Brasil RE</text:p>
          </table:table-cell>
          <table:table-cell table:style-name="ce347" table:formula="of:=VLOOKUP([.B63];[$'Chat-GPT - Aluno'.A$1:$'Chat-GPT - Aluno'.C$1048576];2;0)" office:value-type="string" office:string-value="Seguros" calcext:value-type="string">
            <text:p>Seguros</text:p>
          </table:table-cell>
          <table:table-cell table:style-name="ce347" table:formula="of:=VLOOKUP([.B63];[$'Chat-GPT - Aluno'.A$1:$'Chat-GPT - Aluno'.C$1048576];3;0)" office:value-type="float" office:value="84" calcext:value-type="float">
            <text:p>84</text:p>
          </table:table-cell>
          <table:table-cell table:style-name="ce347" table:formula="of:=IF([.D63]&gt;100;&quot;Maior de 100&quot;;IF([.D63]&gt;50;&quot;Entre 50 e 100&quot;;IF([.D63]&lt;=50;&quot;50 ou menos&quot;;&quot;NOVINHO&quot;)))" office:value-type="string" office:string-value="Entre 50 e 100" calcext:value-type="string">
            <text:p>Entre 50 e 100</text:p>
          </table:table-cell>
          <table:table-cell table:style-name="ce351" office:value-type="date" office:date-value="2024-01-26" calcext:value-type="date">
            <text:p>01/26/24</text:p>
          </table:table-cell>
          <table:table-cell table:style-name="ce355" office:value-type="float" office:value="40.65" calcext:value-type="float">
            <text:p>40,65</text:p>
          </table:table-cell>
          <table:table-cell table:style-name="ce358" table:formula="of:=VLOOKUP([.A63];[$Total_de_acoes.A$1:$Total_de_acoes.B$1048576];2;0)" office:value-type="float" office:value="81838843" calcext:value-type="float">
            <text:p>81.838.843</text:p>
          </table:table-cell>
          <table:table-cell table:style-name="ce299" office:value-type="float" office:value="-0.65" calcext:value-type="float">
            <text:p>-0,65</text:p>
          </table:table-cell>
          <table:table-cell table:style-name="ce301" table:formula="of:=[.I63]/100" office:value-type="float" office:value="-0.0065" calcext:value-type="float">
            <text:p>-0,0065</text:p>
          </table:table-cell>
          <table:table-cell table:style-name="ce362" table:formula="of:=[.G63]/(1+[.J63])" office:value-type="float" office:value="40.9159536990438" calcext:value-type="float">
            <text:p>40,916</text:p>
          </table:table-cell>
          <table:table-cell table:style-name="ce365" table:formula="of:=([.G63]-[.K63])*[.H63]" office:value-type="currency" office:currency="BRL" office:value="-21765343.0213135" calcext:value-type="currency">
            <text:p>-R$ 21.765.343,02</text:p>
          </table:table-cell>
          <table:table-cell table:style-name="ce368" table:formula="of:=IF([.L63]=0;&quot;Estável&quot;;IF([.L63]&gt;0;&quot;SUBIU&quot;;&quot;desceu&quot;))" office:value-type="string" office:string-value="desceu" calcext:value-type="string">
            <text:p>desceu</text:p>
          </table:table-cell>
          <table:table-cell table:style-name="ce371" office:value-type="float" office:value="5.45" calcext:value-type="float">
            <text:p>5,45</text:p>
          </table:table-cell>
          <table:table-cell table:style-name="ce375" table:formula="of:=[.N63]/100" office:value-type="float" office:value="0.0545" calcext:value-type="float">
            <text:p>0,055</text:p>
          </table:table-cell>
          <table:table-cell table:style-name="ce375" table:formula="of:=[.G63]/([.O63]+1)" office:value-type="float" office:value="38.5490753911807" calcext:value-type="float">
            <text:p>38,549</text:p>
          </table:table-cell>
          <table:table-cell table:style-name="ce379" table:formula="of:=VLOOKUP([.A63];[$Total_de_acoes.A$1:$Total_de_acoes.B$1048576];2;0)" office:value-type="float" office:value="81838843" calcext:value-type="float">
            <text:p>81.838.843</text:p>
          </table:table-cell>
          <table:table-cell table:style-name="ce383" table:formula="of:=([.G63]-[.P63])*[.Q63]" office:value-type="currency" office:currency="BRL" office:value="171937239.216003" calcext:value-type="currency">
            <text:p>R$ 171.937.239,22</text:p>
          </table:table-cell>
          <table:table-cell table:style-name="ce387" table:formula="of:=IF([.R63]=0;&quot;Estável&quot;;IF([.R63]&gt;0;&quot;SUBIU&quot;;&quot;desceu&quot;))" office:value-type="string" office:string-value="SUBIU" calcext:value-type="string">
            <text:p>SUBIU</text:p>
          </table:table-cell>
          <table:table-cell table:style-name="ce372" office:value-type="float" office:value="-8.24" calcext:value-type="float">
            <text:p>-8,24</text:p>
          </table:table-cell>
          <table:table-cell table:style-name="ce372" table:formula="of:=[.T63]/100" office:value-type="float" office:value="-0.0824" calcext:value-type="float">
            <text:p>-0,0824</text:p>
          </table:table-cell>
          <table:table-cell table:style-name="ce376" table:formula="of:=[.G63]/([.U63]+1)" office:value-type="float" office:value="44.3003487358326" calcext:value-type="float">
            <text:p>44,300</text:p>
          </table:table-cell>
          <table:table-cell table:style-name="ce384" table:formula="of:=[.V63]*[.H63]" office:value-type="currency" office:currency="BRL" office:value="3625489285.03705" calcext:value-type="currency">
            <text:p>R$ 3.625.489.285,04</text:p>
          </table:table-cell>
          <table:table-cell table:style-name="ce388" table:formula="of:=IF([.W63]=0;&quot;Estável&quot;;IF([.W63]&gt;0;&quot;SUBIU&quot;;&quot;desceu&quot;))" office:value-type="string" office:string-value="SUBIU" calcext:value-type="string">
            <text:p>SUBIU</text:p>
          </table:table-cell>
          <table:table-cell table:style-name="ce403" office:value-type="float" office:value="-8.24" calcext:value-type="float">
            <text:p>-8,24</text:p>
          </table:table-cell>
          <table:table-cell table:style-name="ce403" table:formula="of:=[.Y63]/100" office:value-type="float" office:value="-0.0824" calcext:value-type="float">
            <text:p>-0,0824</text:p>
          </table:table-cell>
          <table:table-cell table:style-name="ce406" table:formula="of:=[.G63]/([.Z63]+1)" office:value-type="float" office:value="44.3003487358326" calcext:value-type="float">
            <text:p>44,300</text:p>
          </table:table-cell>
          <table:table-cell table:style-name="ce409" table:formula="of:=[.H63]*[.AA63]" office:value-type="currency" office:currency="BRL" office:value="3625489285.03705" calcext:value-type="currency">
            <text:p>R$ 3.625.489.285,04</text:p>
          </table:table-cell>
          <table:table-cell table:style-name="ce412" table:formula="of:=IF([.AB63]=0;&quot;Estável&quot;;IF([.AB63]&gt;0;&quot;SUBIU&quot;;&quot;desceu&quot;))" office:value-type="string" office:string-value="SUBIU" calcext:value-type="string">
            <text:p>SUBIU</text:p>
          </table:table-cell>
          <table:table-cell table:style-name="ce416" office:value-type="float" office:value="73.5" calcext:value-type="float">
            <text:p>73,5</text:p>
          </table:table-cell>
          <table:table-cell table:style-name="ce416" table:formula="of:=[.AD63]/100" office:value-type="float" office:value="0.735" calcext:value-type="float">
            <text:p>0,735</text:p>
          </table:table-cell>
          <table:table-cell table:style-name="ce419" table:formula="of:=[.G63]/([.AE63]+1)" office:value-type="float" office:value="23.4293948126801" calcext:value-type="float">
            <text:p>23,429</text:p>
          </table:table-cell>
          <table:table-cell table:style-name="ce422" table:formula="of:=[.AF63]*[.H63]" office:value-type="currency" office:currency="BRL" office:value="1917434563.65994" calcext:value-type="currency">
            <text:p>R$ 1.917.434.563,66</text:p>
          </table:table-cell>
          <table:table-cell table:style-name="ce425" table:formula="of:=IF([.AG63]=0;&quot;Estável&quot;;IF([.AG63]&gt;0;&quot;SUBIU&quot;;&quot;desceu&quot;))" office:value-type="string" office:string-value="SUBIU" calcext:value-type="string">
            <text:p>SUBIU</text:p>
          </table:table-cell>
          <table:table-cell table:style-name="ce347" table:formula="of:=[.B63]" office:value-type="string" office:string-value="IRB Brasil RE" calcext:value-type="string">
            <text:p>IRB Brasil RE</text:p>
          </table:table-cell>
          <table:table-cell table:number-columns-repeated="29"/>
        </table:table-row>
        <table:table-row table:style-name="ro2">
          <table:table-cell table:style-name="ce344" office:value-type="string" calcext:value-type="string">
            <text:p>ELET3</text:p>
          </table:table-cell>
          <table:table-cell table:style-name="ce348" table:formula="of:=VLOOKUP([.A64];[$Ticker.A$1:$Ticker.B$1048576];2;0)" office:value-type="string" office:string-value="Eletrobras" calcext:value-type="string">
            <text:p>Eletrobras</text:p>
          </table:table-cell>
          <table:table-cell table:style-name="ce348" table:formula="of:=VLOOKUP([.B64];[$'Chat-GPT - Aluno'.A$1:$'Chat-GPT - Aluno'.C$1048576];2;0)" office:value-type="string" office:string-value="Energia" calcext:value-type="string">
            <text:p>Energia</text:p>
          </table:table-cell>
          <table:table-cell table:style-name="ce348" table:formula="of:=VLOOKUP([.B64];[$'Chat-GPT - Aluno'.A$1:$'Chat-GPT - Aluno'.C$1048576];3;0)" office:value-type="float" office:value="58" calcext:value-type="float">
            <text:p>58</text:p>
          </table:table-cell>
          <table:table-cell table:style-name="ce347" table:formula="of:=IF([.D64]&gt;100;&quot;Maior de 100&quot;;IF([.D64]&gt;50;&quot;Entre 50 e 100&quot;;IF([.D64]&lt;=50;&quot;50 ou menos&quot;;&quot;NOVINHO&quot;)))" office:value-type="string" office:string-value="Entre 50 e 100" calcext:value-type="string">
            <text:p>Entre 50 e 100</text:p>
          </table:table-cell>
          <table:table-cell table:style-name="ce352" office:value-type="date" office:date-value="2024-01-26" calcext:value-type="date">
            <text:p>01/26/24</text:p>
          </table:table-cell>
          <table:table-cell table:style-name="ce356" office:value-type="float" office:value="40.86" calcext:value-type="float">
            <text:p>40,86</text:p>
          </table:table-cell>
          <table:table-cell table:style-name="ce359" table:formula="of:=VLOOKUP([.A64];[$Total_de_acoes.A$1:$Total_de_acoes.B$1048576];2;0)" office:value-type="float" office:value="1980568384" calcext:value-type="float">
            <text:p>1.980.568.384</text:p>
          </table:table-cell>
          <table:table-cell table:style-name="ce300" office:value-type="float" office:value="-0.65" calcext:value-type="float">
            <text:p>-0,65</text:p>
          </table:table-cell>
          <table:table-cell table:style-name="ce302" table:formula="of:=[.I64]/100" office:value-type="float" office:value="-0.0065" calcext:value-type="float">
            <text:p>-0,0065</text:p>
          </table:table-cell>
          <table:table-cell table:style-name="ce363" table:formula="of:=[.G64]/(1+[.J64])" office:value-type="float" office:value="41.1273276295924" calcext:value-type="float">
            <text:p>41,127</text:p>
          </table:table-cell>
          <table:table-cell table:style-name="ce366" table:formula="of:=([.G64]-[.K64])*[.H64]" office:value-type="currency" office:currency="BRL" office:value="-529460651.340274" calcext:value-type="currency">
            <text:p>-R$ 529.460.651,34</text:p>
          </table:table-cell>
          <table:table-cell table:style-name="ce368" table:formula="of:=IF([.L64]=0;&quot;Estável&quot;;IF([.L64]&gt;0;&quot;SUBIU&quot;;&quot;desceu&quot;))" office:value-type="string" office:string-value="desceu" calcext:value-type="string">
            <text:p>desceu</text:p>
          </table:table-cell>
          <table:table-cell table:style-name="ce372" office:value-type="float" office:value="-2.04" calcext:value-type="float">
            <text:p>-2,04</text:p>
          </table:table-cell>
          <table:table-cell table:style-name="ce376" table:formula="of:=[.N64]/100" office:value-type="float" office:value="-0.0204" calcext:value-type="float">
            <text:p>-0,020</text:p>
          </table:table-cell>
          <table:table-cell table:style-name="ce376" table:formula="of:=[.G64]/([.O64]+1)" office:value-type="float" office:value="41.7109024091466" calcext:value-type="float">
            <text:p>41,711</text:p>
          </table:table-cell>
          <table:table-cell table:style-name="ce380" table:formula="of:=VLOOKUP([.A64];[$Total_de_acoes.A$1:$Total_de_acoes.B$1048576];2;0)" office:value-type="float" office:value="1980568384" calcext:value-type="float">
            <text:p>1.980.568.384</text:p>
          </table:table-cell>
          <table:table-cell table:style-name="ce384" table:formula="of:=([.G64]-[.P64])*[.Q64]" office:value-type="currency" office:currency="BRL" office:value="-1685270409.42517" calcext:value-type="currency">
            <text:p>-R$ 1.685.270.409,43</text:p>
          </table:table-cell>
          <table:table-cell table:style-name="ce388" table:formula="of:=IF([.R64]=0;&quot;Estável&quot;;IF([.R64]&gt;0;&quot;SUBIU&quot;;&quot;desceu&quot;))" office:value-type="string" office:string-value="desceu" calcext:value-type="string">
            <text:p>desceu</text:p>
          </table:table-cell>
          <table:table-cell table:style-name="ce391" office:value-type="float" office:value="-3.7" calcext:value-type="float">
            <text:p>-3,7</text:p>
          </table:table-cell>
          <table:table-cell table:style-name="ce391" table:formula="of:=[.T64]/100" office:value-type="float" office:value="-0.037" calcext:value-type="float">
            <text:p>-0,037</text:p>
          </table:table-cell>
          <table:table-cell table:style-name="ce393" table:formula="of:=[.G64]/([.U64]+1)" office:value-type="float" office:value="42.4299065420561" calcext:value-type="float">
            <text:p>42,430</text:p>
          </table:table-cell>
          <table:table-cell table:style-name="ce396" table:formula="of:=[.V64]*[.H64]" office:value-type="currency" office:currency="BRL" office:value="84035331433.271" calcext:value-type="currency">
            <text:p>R$ 84.035.331.433,27</text:p>
          </table:table-cell>
          <table:table-cell table:style-name="ce399" table:formula="of:=IF([.W64]=0;&quot;Estável&quot;;IF([.W64]&gt;0;&quot;SUBIU&quot;;&quot;desceu&quot;))" office:value-type="string" office:string-value="SUBIU" calcext:value-type="string">
            <text:p>SUBIU</text:p>
          </table:table-cell>
          <table:table-cell table:style-name="ce404" office:value-type="float" office:value="-3.7" calcext:value-type="float">
            <text:p>-3,7</text:p>
          </table:table-cell>
          <table:table-cell table:style-name="ce404" table:formula="of:=[.Y64]/100" office:value-type="float" office:value="-0.037" calcext:value-type="float">
            <text:p>-0,037</text:p>
          </table:table-cell>
          <table:table-cell table:style-name="ce407" table:formula="of:=[.G64]/([.Z64]+1)" office:value-type="float" office:value="42.4299065420561" calcext:value-type="float">
            <text:p>42,430</text:p>
          </table:table-cell>
          <table:table-cell table:style-name="ce410" table:formula="of:=[.H64]*[.AA64]" office:value-type="currency" office:currency="BRL" office:value="84035331433.271" calcext:value-type="currency">
            <text:p>R$ 84.035.331.433,27</text:p>
          </table:table-cell>
          <table:table-cell table:style-name="ce413" table:formula="of:=IF([.AB64]=0;&quot;Estável&quot;;IF([.AB64]&gt;0;&quot;SUBIU&quot;;&quot;desceu&quot;))" office:value-type="string" office:string-value="SUBIU" calcext:value-type="string">
            <text:p>SUBIU</text:p>
          </table:table-cell>
          <table:table-cell table:style-name="ce417" office:value-type="float" office:value="-3.64" calcext:value-type="float">
            <text:p>-3,64</text:p>
          </table:table-cell>
          <table:table-cell table:style-name="ce417" table:formula="of:=[.AD64]/100" office:value-type="float" office:value="-0.0364" calcext:value-type="float">
            <text:p>-0,0364</text:p>
          </table:table-cell>
          <table:table-cell table:style-name="ce420" table:formula="of:=[.G64]/([.AE64]+1)" office:value-type="float" office:value="42.4034869240349" calcext:value-type="float">
            <text:p>42,403</text:p>
          </table:table-cell>
          <table:table-cell table:style-name="ce423" table:formula="of:=[.AF64]*[.H64]" office:value-type="currency" office:currency="BRL" office:value="83983005573.1009" calcext:value-type="currency">
            <text:p>R$ 83.983.005.573,10</text:p>
          </table:table-cell>
          <table:table-cell table:style-name="ce426" table:formula="of:=IF([.AG64]=0;&quot;Estável&quot;;IF([.AG64]&gt;0;&quot;SUBIU&quot;;&quot;desceu&quot;))" office:value-type="string" office:string-value="SUBIU" calcext:value-type="string">
            <text:p>SUBIU</text:p>
          </table:table-cell>
          <table:table-cell table:style-name="ce347" table:formula="of:=[.B64]" office:value-type="string" office:string-value="Eletrobras" calcext:value-type="string">
            <text:p>Eletrobras</text:p>
          </table:table-cell>
          <table:table-cell table:number-columns-repeated="29"/>
        </table:table-row>
        <table:table-row table:style-name="ro2">
          <table:table-cell table:style-name="ce343" office:value-type="string" calcext:value-type="string">
            <text:p>PETZ3</text:p>
          </table:table-cell>
          <table:table-cell table:style-name="ce347" table:formula="of:=VLOOKUP([.A65];[$Ticker.A$1:$Ticker.B$1048576];2;0)" office:value-type="string" office:string-value="Petz" calcext:value-type="string">
            <text:p>Petz</text:p>
          </table:table-cell>
          <table:table-cell table:style-name="ce347" table:formula="of:=VLOOKUP([.B65];[$'Chat-GPT - Aluno'.A$1:$'Chat-GPT - Aluno'.C$1048576];2;0)" office:value-type="string" office:string-value="Varejo" calcext:value-type="string">
            <text:p>Varejo</text:p>
          </table:table-cell>
          <table:table-cell table:style-name="ce347" table:formula="of:=VLOOKUP([.B65];[$'Chat-GPT - Aluno'.A$1:$'Chat-GPT - Aluno'.C$1048576];3;0)" office:value-type="float" office:value="6" calcext:value-type="float">
            <text:p>6</text:p>
          </table:table-cell>
          <table:table-cell table:style-name="ce347" table:formula="of:=IF([.D65]&gt;100;&quot;Maior de 100&quot;;IF([.D65]&gt;50;&quot;Entre 50 e 100&quot;;IF([.D65]&lt;=50;&quot;50 ou menos&quot;;&quot;NOVINHO&quot;)))" office:value-type="string" office:string-value="50 ou menos" calcext:value-type="string">
            <text:p>50 ou menos</text:p>
          </table:table-cell>
          <table:table-cell table:style-name="ce351" office:value-type="date" office:date-value="2024-01-26" calcext:value-type="date">
            <text:p>01/26/24</text:p>
          </table:table-cell>
          <table:table-cell table:style-name="ce355" office:value-type="float" office:value="3.4" calcext:value-type="float">
            <text:p>3,40</text:p>
          </table:table-cell>
          <table:table-cell table:style-name="ce358" table:formula="of:=VLOOKUP([.A65];[$Total_de_acoes.A$1:$Total_de_acoes.B$1048576];2;0)" office:value-type="float" office:value="309729428" calcext:value-type="float">
            <text:p>309.729.428</text:p>
          </table:table-cell>
          <table:table-cell table:style-name="ce299" office:value-type="float" office:value="-0.87" calcext:value-type="float">
            <text:p>-0,87</text:p>
          </table:table-cell>
          <table:table-cell table:style-name="ce301" table:formula="of:=[.I65]/100" office:value-type="float" office:value="-0.0087" calcext:value-type="float">
            <text:p>-0,0087</text:p>
          </table:table-cell>
          <table:table-cell table:style-name="ce362" table:formula="of:=[.G65]/(1+[.J65])" office:value-type="float" office:value="3.42983960455967" calcext:value-type="float">
            <text:p>3,430</text:p>
          </table:table-cell>
          <table:table-cell table:style-name="ce365" table:formula="of:=([.G65]-[.K65])*[.H65]" office:value-type="currency" office:currency="BRL" office:value="-9242203.65201259" calcext:value-type="currency">
            <text:p>-R$ 9.242.203,65</text:p>
          </table:table-cell>
          <table:table-cell table:style-name="ce368" table:formula="of:=IF([.L65]=0;&quot;Estável&quot;;IF([.L65]&gt;0;&quot;SUBIU&quot;;&quot;desceu&quot;))" office:value-type="string" office:string-value="desceu" calcext:value-type="string">
            <text:p>desceu</text:p>
          </table:table-cell>
          <table:table-cell table:style-name="ce371" office:value-type="float" office:value="-4.23" calcext:value-type="float">
            <text:p>-4,23</text:p>
          </table:table-cell>
          <table:table-cell table:style-name="ce375" table:formula="of:=[.N65]/100" office:value-type="float" office:value="-0.0423" calcext:value-type="float">
            <text:p>-0,042</text:p>
          </table:table-cell>
          <table:table-cell table:style-name="ce375" table:formula="of:=[.G65]/([.O65]+1)" office:value-type="float" office:value="3.55017228777279" calcext:value-type="float">
            <text:p>3,550</text:p>
          </table:table-cell>
          <table:table-cell table:style-name="ce379" table:formula="of:=VLOOKUP([.A65];[$Total_de_acoes.A$1:$Total_de_acoes.B$1048576];2;0)" office:value-type="float" office:value="309729428" calcext:value-type="float">
            <text:p>309.729.428</text:p>
          </table:table-cell>
          <table:table-cell table:style-name="ce383" table:formula="of:=([.G65]-[.P65])*[.Q65]" office:value-type="currency" office:currency="BRL" office:value="-46512776.7933174" calcext:value-type="currency">
            <text:p>-R$ 46.512.776,79</text:p>
          </table:table-cell>
          <table:table-cell table:style-name="ce387" table:formula="of:=IF([.R65]=0;&quot;Estável&quot;;IF([.R65]&gt;0;&quot;SUBIU&quot;;&quot;desceu&quot;))" office:value-type="string" office:string-value="desceu" calcext:value-type="string">
            <text:p>desceu</text:p>
          </table:table-cell>
          <table:table-cell table:style-name="ce372" office:value-type="float" office:value="-13.92" calcext:value-type="float">
            <text:p>-13,92</text:p>
          </table:table-cell>
          <table:table-cell table:style-name="ce372" table:formula="of:=[.T65]/100" office:value-type="float" office:value="-0.1392" calcext:value-type="float">
            <text:p>-0,1392</text:p>
          </table:table-cell>
          <table:table-cell table:style-name="ce376" table:formula="of:=[.G65]/([.U65]+1)" office:value-type="float" office:value="3.94981412639405" calcext:value-type="float">
            <text:p>3,950</text:p>
          </table:table-cell>
          <table:table-cell table:style-name="ce384" table:formula="of:=[.V65]*[.H65]" office:value-type="currency" office:currency="BRL" office:value="1223373670.07435" calcext:value-type="currency">
            <text:p>R$ 1.223.373.670,07</text:p>
          </table:table-cell>
          <table:table-cell table:style-name="ce388" table:formula="of:=IF([.W65]=0;&quot;Estável&quot;;IF([.W65]&gt;0;&quot;SUBIU&quot;;&quot;desceu&quot;))" office:value-type="string" office:string-value="SUBIU" calcext:value-type="string">
            <text:p>SUBIU</text:p>
          </table:table-cell>
          <table:table-cell table:style-name="ce403" office:value-type="float" office:value="-13.92" calcext:value-type="float">
            <text:p>-13,92</text:p>
          </table:table-cell>
          <table:table-cell table:style-name="ce403" table:formula="of:=[.Y65]/100" office:value-type="float" office:value="-0.1392" calcext:value-type="float">
            <text:p>-0,1392</text:p>
          </table:table-cell>
          <table:table-cell table:style-name="ce406" table:formula="of:=[.G65]/([.Z65]+1)" office:value-type="float" office:value="3.94981412639405" calcext:value-type="float">
            <text:p>3,950</text:p>
          </table:table-cell>
          <table:table-cell table:style-name="ce409" table:formula="of:=[.H65]*[.AA65]" office:value-type="currency" office:currency="BRL" office:value="1223373670.07435" calcext:value-type="currency">
            <text:p>R$ 1.223.373.670,07</text:p>
          </table:table-cell>
          <table:table-cell table:style-name="ce412" table:formula="of:=IF([.AB65]=0;&quot;Estável&quot;;IF([.AB65]&gt;0;&quot;SUBIU&quot;;&quot;desceu&quot;))" office:value-type="string" office:string-value="SUBIU" calcext:value-type="string">
            <text:p>SUBIU</text:p>
          </table:table-cell>
          <table:table-cell table:style-name="ce416" office:value-type="float" office:value="-46.63" calcext:value-type="float">
            <text:p>-46,63</text:p>
          </table:table-cell>
          <table:table-cell table:style-name="ce416" table:formula="of:=[.AD65]/100" office:value-type="float" office:value="-0.4663" calcext:value-type="float">
            <text:p>-0,4663</text:p>
          </table:table-cell>
          <table:table-cell table:style-name="ce419" table:formula="of:=[.G65]/([.AE65]+1)" office:value-type="float" office:value="6.37062019861345" calcext:value-type="float">
            <text:p>6,371</text:p>
          </table:table-cell>
          <table:table-cell table:style-name="ce422" table:formula="of:=[.AF65]*[.H65]" office:value-type="currency" office:currency="BRL" office:value="1973168550.12179" calcext:value-type="currency">
            <text:p>R$ 1.973.168.550,12</text:p>
          </table:table-cell>
          <table:table-cell table:style-name="ce425" table:formula="of:=IF([.AG65]=0;&quot;Estável&quot;;IF([.AG65]&gt;0;&quot;SUBIU&quot;;&quot;desceu&quot;))" office:value-type="string" office:string-value="SUBIU" calcext:value-type="string">
            <text:p>SUBIU</text:p>
          </table:table-cell>
          <table:table-cell table:style-name="ce347" table:formula="of:=[.B65]" office:value-type="string" office:string-value="Petz" calcext:value-type="string">
            <text:p>Petz</text:p>
          </table:table-cell>
          <table:table-cell table:number-columns-repeated="29"/>
        </table:table-row>
        <table:table-row table:style-name="ro2">
          <table:table-cell table:style-name="ce344" office:value-type="string" calcext:value-type="string">
            <text:p>EZTC3</text:p>
          </table:table-cell>
          <table:table-cell table:style-name="ce348" table:formula="of:=VLOOKUP([.A66];[$Ticker.A$1:$Ticker.B$1048576];2;0)" office:value-type="string" office:string-value="EZTEC" calcext:value-type="string">
            <text:p>EZTEC</text:p>
          </table:table-cell>
          <table:table-cell table:style-name="ce348" table:formula="of:=VLOOKUP([.B66];[$'Chat-GPT - Aluno'.A$1:$'Chat-GPT - Aluno'.C$1048576];2;0)" office:value-type="string" office:string-value="Construção Civil" calcext:value-type="string">
            <text:p>Construção Civil</text:p>
          </table:table-cell>
          <table:table-cell table:style-name="ce348" table:formula="of:=VLOOKUP([.B66];[$'Chat-GPT - Aluno'.A$1:$'Chat-GPT - Aluno'.C$1048576];3;0)" office:value-type="float" office:value="40" calcext:value-type="float">
            <text:p>40</text:p>
          </table:table-cell>
          <table:table-cell table:style-name="ce347" table:formula="of:=IF([.D66]&gt;100;&quot;Maior de 100&quot;;IF([.D66]&gt;50;&quot;Entre 50 e 100&quot;;IF([.D66]&lt;=50;&quot;50 ou menos&quot;;&quot;NOVINHO&quot;)))" office:value-type="string" office:string-value="50 ou menos" calcext:value-type="string">
            <text:p>50 ou menos</text:p>
          </table:table-cell>
          <table:table-cell table:style-name="ce352" office:value-type="date" office:date-value="2024-01-26" calcext:value-type="date">
            <text:p>01/26/24</text:p>
          </table:table-cell>
          <table:table-cell table:style-name="ce356" office:value-type="float" office:value="15.91" calcext:value-type="float">
            <text:p>15,91</text:p>
          </table:table-cell>
          <table:table-cell table:style-name="ce359" table:formula="of:=VLOOKUP([.A66];[$Total_de_acoes.A$1:$Total_de_acoes.B$1048576];2;0)" office:value-type="float" office:value="91514307" calcext:value-type="float">
            <text:p>91.514.307</text:p>
          </table:table-cell>
          <table:table-cell table:style-name="ce300" office:value-type="float" office:value="-0.93" calcext:value-type="float">
            <text:p>-0,93</text:p>
          </table:table-cell>
          <table:table-cell table:style-name="ce302" table:formula="of:=[.I66]/100" office:value-type="float" office:value="-0.0093" calcext:value-type="float">
            <text:p>-0,0093</text:p>
          </table:table-cell>
          <table:table-cell table:style-name="ce363" table:formula="of:=[.G66]/(1+[.J66])" office:value-type="float" office:value="16.0593519733522" calcext:value-type="float">
            <text:p>16,059</text:p>
          </table:table-cell>
          <table:table-cell table:style-name="ce366" table:formula="of:=([.G66]-[.K66])*[.H66]" office:value-type="currency" office:currency="BRL" office:value="-13667842.3404068" calcext:value-type="currency">
            <text:p>-R$ 13.667.842,34</text:p>
          </table:table-cell>
          <table:table-cell table:style-name="ce368" table:formula="of:=IF([.L66]=0;&quot;Estável&quot;;IF([.L66]&gt;0;&quot;SUBIU&quot;;&quot;desceu&quot;))" office:value-type="string" office:string-value="desceu" calcext:value-type="string">
            <text:p>desceu</text:p>
          </table:table-cell>
          <table:table-cell table:style-name="ce372" office:value-type="float" office:value="-2.39" calcext:value-type="float">
            <text:p>-2,39</text:p>
          </table:table-cell>
          <table:table-cell table:style-name="ce376" table:formula="of:=[.N66]/100" office:value-type="float" office:value="-0.0239" calcext:value-type="float">
            <text:p>-0,024</text:p>
          </table:table-cell>
          <table:table-cell table:style-name="ce376" table:formula="of:=[.G66]/([.O66]+1)" office:value-type="float" office:value="16.2995594713656" calcext:value-type="float">
            <text:p>16,300</text:p>
          </table:table-cell>
          <table:table-cell table:style-name="ce380" table:formula="of:=VLOOKUP([.A66];[$Total_de_acoes.A$1:$Total_de_acoes.B$1048576];2;0)" office:value-type="float" office:value="91514307" calcext:value-type="float">
            <text:p>91.514.307</text:p>
          </table:table-cell>
          <table:table-cell table:style-name="ce384" table:formula="of:=([.G66]-[.P66])*[.Q66]" office:value-type="currency" office:currency="BRL" office:value="-35650265.0573129" calcext:value-type="currency">
            <text:p>-R$ 35.650.265,06</text:p>
          </table:table-cell>
          <table:table-cell table:style-name="ce388" table:formula="of:=IF([.R66]=0;&quot;Estável&quot;;IF([.R66]&gt;0;&quot;SUBIU&quot;;&quot;desceu&quot;))" office:value-type="string" office:string-value="desceu" calcext:value-type="string">
            <text:p>desceu</text:p>
          </table:table-cell>
          <table:table-cell table:style-name="ce391" office:value-type="float" office:value="-14.92" calcext:value-type="float">
            <text:p>-14,92</text:p>
          </table:table-cell>
          <table:table-cell table:style-name="ce391" table:formula="of:=[.T66]/100" office:value-type="float" office:value="-0.1492" calcext:value-type="float">
            <text:p>-0,1492</text:p>
          </table:table-cell>
          <table:table-cell table:style-name="ce393" table:formula="of:=[.G66]/([.U66]+1)" office:value-type="float" office:value="18.7000470145745" calcext:value-type="float">
            <text:p>18,700</text:p>
          </table:table-cell>
          <table:table-cell table:style-name="ce396" table:formula="of:=[.V66]*[.H66]" office:value-type="currency" office:currency="BRL" office:value="1711321843.40621" calcext:value-type="currency">
            <text:p>R$ 1.711.321.843,41</text:p>
          </table:table-cell>
          <table:table-cell table:style-name="ce399" table:formula="of:=IF([.W66]=0;&quot;Estável&quot;;IF([.W66]&gt;0;&quot;SUBIU&quot;;&quot;desceu&quot;))" office:value-type="string" office:string-value="SUBIU" calcext:value-type="string">
            <text:p>SUBIU</text:p>
          </table:table-cell>
          <table:table-cell table:style-name="ce404" office:value-type="float" office:value="-14.92" calcext:value-type="float">
            <text:p>-14,92</text:p>
          </table:table-cell>
          <table:table-cell table:style-name="ce404" table:formula="of:=[.Y66]/100" office:value-type="float" office:value="-0.1492" calcext:value-type="float">
            <text:p>-0,1492</text:p>
          </table:table-cell>
          <table:table-cell table:style-name="ce407" table:formula="of:=[.G66]/([.Z66]+1)" office:value-type="float" office:value="18.7000470145745" calcext:value-type="float">
            <text:p>18,700</text:p>
          </table:table-cell>
          <table:table-cell table:style-name="ce410" table:formula="of:=[.H66]*[.AA66]" office:value-type="currency" office:currency="BRL" office:value="1711321843.40621" calcext:value-type="currency">
            <text:p>R$ 1.711.321.843,41</text:p>
          </table:table-cell>
          <table:table-cell table:style-name="ce413" table:formula="of:=IF([.AB66]=0;&quot;Estável&quot;;IF([.AB66]&gt;0;&quot;SUBIU&quot;;&quot;desceu&quot;))" office:value-type="string" office:string-value="SUBIU" calcext:value-type="string">
            <text:p>SUBIU</text:p>
          </table:table-cell>
          <table:table-cell table:style-name="ce417" office:value-type="float" office:value="8.93" calcext:value-type="float">
            <text:p>8,93</text:p>
          </table:table-cell>
          <table:table-cell table:style-name="ce417" table:formula="of:=[.AD66]/100" office:value-type="float" office:value="0.0893" calcext:value-type="float">
            <text:p>0,0893</text:p>
          </table:table-cell>
          <table:table-cell table:style-name="ce420" table:formula="of:=[.G66]/([.AE66]+1)" office:value-type="float" office:value="14.605710089048" calcext:value-type="float">
            <text:p>14,606</text:p>
          </table:table-cell>
          <table:table-cell table:style-name="ce423" table:formula="of:=[.AF66]*[.H66]" office:value-type="currency" office:currency="BRL" office:value="1336631437.04214" calcext:value-type="currency">
            <text:p>R$ 1.336.631.437,04</text:p>
          </table:table-cell>
          <table:table-cell table:style-name="ce426" table:formula="of:=IF([.AG66]=0;&quot;Estável&quot;;IF([.AG66]&gt;0;&quot;SUBIU&quot;;&quot;desceu&quot;))" office:value-type="string" office:string-value="SUBIU" calcext:value-type="string">
            <text:p>SUBIU</text:p>
          </table:table-cell>
          <table:table-cell table:style-name="ce347" table:formula="of:=[.B66]" office:value-type="string" office:string-value="EZTEC" calcext:value-type="string">
            <text:p>EZTEC</text:p>
          </table:table-cell>
          <table:table-cell table:number-columns-repeated="29"/>
        </table:table-row>
        <table:table-row table:style-name="ro2">
          <table:table-cell table:style-name="ce343" office:value-type="string" calcext:value-type="string">
            <text:p>FLRY3</text:p>
          </table:table-cell>
          <table:table-cell table:style-name="ce347" table:formula="of:=VLOOKUP([.A67];[$Ticker.A$1:$Ticker.B$1048576];2;0)" office:value-type="string" office:string-value="Fleury" calcext:value-type="string">
            <text:p>Fleury</text:p>
          </table:table-cell>
          <table:table-cell table:style-name="ce347" table:formula="of:=VLOOKUP([.B67];[$'Chat-GPT - Aluno'.A$1:$'Chat-GPT - Aluno'.C$1048576];2;0)" office:value-type="string" office:string-value="Saúde" calcext:value-type="string">
            <text:p>Saúde</text:p>
          </table:table-cell>
          <table:table-cell table:style-name="ce347" table:formula="of:=VLOOKUP([.B67];[$'Chat-GPT - Aluno'.A$1:$'Chat-GPT - Aluno'.C$1048576];3;0)" office:value-type="float" office:value="100" calcext:value-type="float">
            <text:p>100</text:p>
          </table:table-cell>
          <table:table-cell table:style-name="ce347" table:formula="of:=IF([.D67]&gt;100;&quot;Maior de 100&quot;;IF([.D67]&gt;50;&quot;Entre 50 e 100&quot;;IF([.D67]&lt;=50;&quot;50 ou menos&quot;;&quot;NOVINHO&quot;)))" office:value-type="string" office:string-value="Entre 50 e 100" calcext:value-type="string">
            <text:p>Entre 50 e 100</text:p>
          </table:table-cell>
          <table:table-cell table:style-name="ce351" office:value-type="date" office:date-value="2024-01-26" calcext:value-type="date">
            <text:p>01/26/24</text:p>
          </table:table-cell>
          <table:table-cell table:style-name="ce355" office:value-type="float" office:value="16.49" calcext:value-type="float">
            <text:p>16,49</text:p>
          </table:table-cell>
          <table:table-cell table:style-name="ce358" table:formula="of:=VLOOKUP([.A67];[$Total_de_acoes.A$1:$Total_de_acoes.B$1048576];2;0)" office:value-type="float" office:value="240822651" calcext:value-type="float">
            <text:p>240.822.651</text:p>
          </table:table-cell>
          <table:table-cell table:style-name="ce299" office:value-type="float" office:value="-1.07" calcext:value-type="float">
            <text:p>-1,07</text:p>
          </table:table-cell>
          <table:table-cell table:style-name="ce301" table:formula="of:=[.I67]/100" office:value-type="float" office:value="-0.0107" calcext:value-type="float">
            <text:p>-0,0107</text:p>
          </table:table-cell>
          <table:table-cell table:style-name="ce362" table:formula="of:=[.G67]/(1+[.J67])" office:value-type="float" office:value="16.6683513595472" calcext:value-type="float">
            <text:p>16,668</text:p>
          </table:table-cell>
          <table:table-cell table:style-name="ce365" table:formula="of:=([.G67]-[.K67])*[.H67]" office:value-type="currency" office:currency="BRL" office:value="-42951047.2155998" calcext:value-type="currency">
            <text:p>-R$ 42.951.047,22</text:p>
          </table:table-cell>
          <table:table-cell table:style-name="ce368" table:formula="of:=IF([.L67]=0;&quot;Estável&quot;;IF([.L67]&gt;0;&quot;SUBIU&quot;;&quot;desceu&quot;))" office:value-type="string" office:string-value="desceu" calcext:value-type="string">
            <text:p>desceu</text:p>
          </table:table-cell>
          <table:table-cell table:style-name="ce371" office:value-type="float" office:value="1.04" calcext:value-type="float">
            <text:p>1,04</text:p>
          </table:table-cell>
          <table:table-cell table:style-name="ce375" table:formula="of:=[.N67]/100" office:value-type="float" office:value="0.0104" calcext:value-type="float">
            <text:p>0,010</text:p>
          </table:table-cell>
          <table:table-cell table:style-name="ce375" table:formula="of:=[.G67]/([.O67]+1)" office:value-type="float" office:value="16.3202692003167" calcext:value-type="float">
            <text:p>16,320</text:p>
          </table:table-cell>
          <table:table-cell table:style-name="ce379" table:formula="of:=VLOOKUP([.A67];[$Total_de_acoes.A$1:$Total_de_acoes.B$1048576];2;0)" office:value-type="float" office:value="240822651" calcext:value-type="float">
            <text:p>240.822.651</text:p>
          </table:table-cell>
          <table:table-cell table:style-name="ce383" table:formula="of:=([.G67]-[.P67])*[.Q67]" office:value-type="currency" office:currency="BRL" office:value="40875021.1360807" calcext:value-type="currency">
            <text:p>R$ 40.875.021,14</text:p>
          </table:table-cell>
          <table:table-cell table:style-name="ce387" table:formula="of:=IF([.R67]=0;&quot;Estável&quot;;IF([.R67]&gt;0;&quot;SUBIU&quot;;&quot;desceu&quot;))" office:value-type="string" office:string-value="SUBIU" calcext:value-type="string">
            <text:p>SUBIU</text:p>
          </table:table-cell>
          <table:table-cell table:style-name="ce372" office:value-type="float" office:value="-8.59" calcext:value-type="float">
            <text:p>-8,59</text:p>
          </table:table-cell>
          <table:table-cell table:style-name="ce372" table:formula="of:=[.T67]/100" office:value-type="float" office:value="-0.0859" calcext:value-type="float">
            <text:p>-0,0859</text:p>
          </table:table-cell>
          <table:table-cell table:style-name="ce376" table:formula="of:=[.G67]/([.U67]+1)" office:value-type="float" office:value="18.0396017941144" calcext:value-type="float">
            <text:p>18,040</text:p>
          </table:table-cell>
          <table:table-cell table:style-name="ce384" table:formula="of:=[.V67]*[.H67]" office:value-type="currency" office:currency="BRL" office:value="4344344727.04299" calcext:value-type="currency">
            <text:p>R$ 4.344.344.727,04</text:p>
          </table:table-cell>
          <table:table-cell table:style-name="ce388" table:formula="of:=IF([.W67]=0;&quot;Estável&quot;;IF([.W67]&gt;0;&quot;SUBIU&quot;;&quot;desceu&quot;))" office:value-type="string" office:string-value="SUBIU" calcext:value-type="string">
            <text:p>SUBIU</text:p>
          </table:table-cell>
          <table:table-cell table:style-name="ce403" office:value-type="float" office:value="-8.59" calcext:value-type="float">
            <text:p>-8,59</text:p>
          </table:table-cell>
          <table:table-cell table:style-name="ce403" table:formula="of:=[.Y67]/100" office:value-type="float" office:value="-0.0859" calcext:value-type="float">
            <text:p>-0,0859</text:p>
          </table:table-cell>
          <table:table-cell table:style-name="ce406" table:formula="of:=[.G67]/([.Z67]+1)" office:value-type="float" office:value="18.0396017941144" calcext:value-type="float">
            <text:p>18,040</text:p>
          </table:table-cell>
          <table:table-cell table:style-name="ce409" table:formula="of:=[.H67]*[.AA67]" office:value-type="currency" office:currency="BRL" office:value="4344344727.04299" calcext:value-type="currency">
            <text:p>R$ 4.344.344.727,04</text:p>
          </table:table-cell>
          <table:table-cell table:style-name="ce412" table:formula="of:=IF([.AB67]=0;&quot;Estável&quot;;IF([.AB67]&gt;0;&quot;SUBIU&quot;;&quot;desceu&quot;))" office:value-type="string" office:string-value="SUBIU" calcext:value-type="string">
            <text:p>SUBIU</text:p>
          </table:table-cell>
          <table:table-cell table:style-name="ce416" office:value-type="float" office:value="17.16" calcext:value-type="float">
            <text:p>17,16</text:p>
          </table:table-cell>
          <table:table-cell table:style-name="ce416" table:formula="of:=[.AD67]/100" office:value-type="float" office:value="0.1716" calcext:value-type="float">
            <text:p>0,1716</text:p>
          </table:table-cell>
          <table:table-cell table:style-name="ce419" table:formula="of:=[.G67]/([.AE67]+1)" office:value-type="float" office:value="14.0747695459201" calcext:value-type="float">
            <text:p>14,075</text:p>
          </table:table-cell>
          <table:table-cell table:style-name="ce422" table:formula="of:=[.AF67]*[.H67]" office:value-type="currency" office:currency="BRL" office:value="3389523314.26255" calcext:value-type="currency">
            <text:p>R$ 3.389.523.314,26</text:p>
          </table:table-cell>
          <table:table-cell table:style-name="ce425" table:formula="of:=IF([.AG67]=0;&quot;Estável&quot;;IF([.AG67]&gt;0;&quot;SUBIU&quot;;&quot;desceu&quot;))" office:value-type="string" office:string-value="SUBIU" calcext:value-type="string">
            <text:p>SUBIU</text:p>
          </table:table-cell>
          <table:table-cell table:style-name="ce347" table:formula="of:=[.B67]" office:value-type="string" office:string-value="Fleury" calcext:value-type="string">
            <text:p>Fleury</text:p>
          </table:table-cell>
          <table:table-cell table:number-columns-repeated="29"/>
        </table:table-row>
        <table:table-row table:style-name="ro2">
          <table:table-cell table:style-name="ce344" office:value-type="string" calcext:value-type="string">
            <text:p>SOMA3</text:p>
          </table:table-cell>
          <table:table-cell table:style-name="ce348" table:formula="of:=VLOOKUP([.A68];[$Ticker.A$1:$Ticker.B$1048576];2;0)" office:value-type="string" office:string-value="Grupo Soma" calcext:value-type="string">
            <text:p>Grupo Soma</text:p>
          </table:table-cell>
          <table:table-cell table:style-name="ce348" table:formula="of:=VLOOKUP([.B68];[$'Chat-GPT - Aluno'.A$1:$'Chat-GPT - Aluno'.C$1048576];2;0)" office:value-type="string" office:string-value="Imobiliário" calcext:value-type="string">
            <text:p>Imobiliário</text:p>
          </table:table-cell>
          <table:table-cell table:style-name="ce348" table:formula="of:=VLOOKUP([.B68];[$'Chat-GPT - Aluno'.A$1:$'Chat-GPT - Aluno'.C$1048576];3;0)" office:value-type="float" office:value="15" calcext:value-type="float">
            <text:p>15</text:p>
          </table:table-cell>
          <table:table-cell table:style-name="ce347" table:formula="of:=IF([.D68]&gt;100;&quot;Maior de 100&quot;;IF([.D68]&gt;50;&quot;Entre 50 e 100&quot;;IF([.D68]&lt;=50;&quot;50 ou menos&quot;;&quot;NOVINHO&quot;)))" office:value-type="string" office:string-value="50 ou menos" calcext:value-type="string">
            <text:p>50 ou menos</text:p>
          </table:table-cell>
          <table:table-cell table:style-name="ce352" office:value-type="date" office:date-value="2024-01-26" calcext:value-type="date">
            <text:p>01/26/24</text:p>
          </table:table-cell>
          <table:table-cell table:style-name="ce356" office:value-type="float" office:value="6.95" calcext:value-type="float">
            <text:p>6,95</text:p>
          </table:table-cell>
          <table:table-cell table:style-name="ce359" table:formula="of:=VLOOKUP([.A68];[$Total_de_acoes.A$1:$Total_de_acoes.B$1048576];2;0)" office:value-type="float" office:value="496029967" calcext:value-type="float">
            <text:p>496.029.967</text:p>
          </table:table-cell>
          <table:table-cell table:style-name="ce300" office:value-type="float" office:value="-1.27" calcext:value-type="float">
            <text:p>-1,27</text:p>
          </table:table-cell>
          <table:table-cell table:style-name="ce302" table:formula="of:=[.I68]/100" office:value-type="float" office:value="-0.0127" calcext:value-type="float">
            <text:p>-0,0127</text:p>
          </table:table-cell>
          <table:table-cell table:style-name="ce363" table:formula="of:=[.G68]/(1+[.J68])" office:value-type="float" office:value="7.03940038488808" calcext:value-type="float">
            <text:p>7,039</text:p>
          </table:table-cell>
          <table:table-cell table:style-name="ce366" table:formula="of:=([.G68]-[.K68])*[.H68]" office:value-type="currency" office:currency="BRL" office:value="-44345269.9658212" calcext:value-type="currency">
            <text:p>-R$ 44.345.269,97</text:p>
          </table:table-cell>
          <table:table-cell table:style-name="ce368" table:formula="of:=IF([.L68]=0;&quot;Estável&quot;;IF([.L68]&gt;0;&quot;SUBIU&quot;;&quot;desceu&quot;))" office:value-type="string" office:string-value="desceu" calcext:value-type="string">
            <text:p>desceu</text:p>
          </table:table-cell>
          <table:table-cell table:style-name="ce372" office:value-type="float" office:value="-0.43" calcext:value-type="float">
            <text:p>-0,43</text:p>
          </table:table-cell>
          <table:table-cell table:style-name="ce376" table:formula="of:=[.N68]/100" office:value-type="float" office:value="-0.0043" calcext:value-type="float">
            <text:p>-0,004</text:p>
          </table:table-cell>
          <table:table-cell table:style-name="ce376" table:formula="of:=[.G68]/([.O68]+1)" office:value-type="float" office:value="6.98001406045998" calcext:value-type="float">
            <text:p>6,980</text:p>
          </table:table-cell>
          <table:table-cell table:style-name="ce380" table:formula="of:=VLOOKUP([.A68];[$Total_de_acoes.A$1:$Total_de_acoes.B$1048576];2;0)" office:value-type="float" office:value="496029967" calcext:value-type="float">
            <text:p>496.029.967</text:p>
          </table:table-cell>
          <table:table-cell table:style-name="ce384" table:formula="of:=([.G68]-[.P68])*[.Q68]" office:value-type="currency" office:currency="BRL" office:value="-14887873.4194988" calcext:value-type="currency">
            <text:p>-R$ 14.887.873,42</text:p>
          </table:table-cell>
          <table:table-cell table:style-name="ce388" table:formula="of:=IF([.R68]=0;&quot;Estável&quot;;IF([.R68]&gt;0;&quot;SUBIU&quot;;&quot;desceu&quot;))" office:value-type="string" office:string-value="desceu" calcext:value-type="string">
            <text:p>desceu</text:p>
          </table:table-cell>
          <table:table-cell table:style-name="ce391" office:value-type="float" office:value="-6.71" calcext:value-type="float">
            <text:p>-6,71</text:p>
          </table:table-cell>
          <table:table-cell table:style-name="ce391" table:formula="of:=[.T68]/100" office:value-type="float" office:value="-0.0671" calcext:value-type="float">
            <text:p>-0,0671</text:p>
          </table:table-cell>
          <table:table-cell table:style-name="ce393" table:formula="of:=[.G68]/([.U68]+1)" office:value-type="float" office:value="7.44988744774359" calcext:value-type="float">
            <text:p>7,450</text:p>
          </table:table-cell>
          <table:table-cell table:style-name="ce396" table:formula="of:=[.V68]*[.H68]" office:value-type="currency" office:currency="BRL" office:value="3695367424.85797" calcext:value-type="currency">
            <text:p>R$ 3.695.367.424,86</text:p>
          </table:table-cell>
          <table:table-cell table:style-name="ce399" table:formula="of:=IF([.W68]=0;&quot;Estável&quot;;IF([.W68]&gt;0;&quot;SUBIU&quot;;&quot;desceu&quot;))" office:value-type="string" office:string-value="SUBIU" calcext:value-type="string">
            <text:p>SUBIU</text:p>
          </table:table-cell>
          <table:table-cell table:style-name="ce404" office:value-type="float" office:value="-6.71" calcext:value-type="float">
            <text:p>-6,71</text:p>
          </table:table-cell>
          <table:table-cell table:style-name="ce404" table:formula="of:=[.Y68]/100" office:value-type="float" office:value="-0.0671" calcext:value-type="float">
            <text:p>-0,0671</text:p>
          </table:table-cell>
          <table:table-cell table:style-name="ce407" table:formula="of:=[.G68]/([.Z68]+1)" office:value-type="float" office:value="7.44988744774359" calcext:value-type="float">
            <text:p>7,450</text:p>
          </table:table-cell>
          <table:table-cell table:style-name="ce410" table:formula="of:=[.H68]*[.AA68]" office:value-type="currency" office:currency="BRL" office:value="3695367424.85797" calcext:value-type="currency">
            <text:p>R$ 3.695.367.424,86</text:p>
          </table:table-cell>
          <table:table-cell table:style-name="ce413" table:formula="of:=IF([.AB68]=0;&quot;Estável&quot;;IF([.AB68]&gt;0;&quot;SUBIU&quot;;&quot;desceu&quot;))" office:value-type="string" office:string-value="SUBIU" calcext:value-type="string">
            <text:p>SUBIU</text:p>
          </table:table-cell>
          <table:table-cell table:style-name="ce417" office:value-type="float" office:value="-30.01" calcext:value-type="float">
            <text:p>-30,01</text:p>
          </table:table-cell>
          <table:table-cell table:style-name="ce417" table:formula="of:=[.AD68]/100" office:value-type="float" office:value="-0.3001" calcext:value-type="float">
            <text:p>-0,3001</text:p>
          </table:table-cell>
          <table:table-cell table:style-name="ce420" table:formula="of:=[.G68]/([.AE68]+1)" office:value-type="float" office:value="9.92998999857123" calcext:value-type="float">
            <text:p>9,930</text:p>
          </table:table-cell>
          <table:table-cell table:style-name="ce423" table:formula="of:=[.AF68]*[.H68]" office:value-type="currency" office:currency="BRL" office:value="4925572611.30161" calcext:value-type="currency">
            <text:p>R$ 4.925.572.611,30</text:p>
          </table:table-cell>
          <table:table-cell table:style-name="ce426" table:formula="of:=IF([.AG68]=0;&quot;Estável&quot;;IF([.AG68]&gt;0;&quot;SUBIU&quot;;&quot;desceu&quot;))" office:value-type="string" office:string-value="SUBIU" calcext:value-type="string">
            <text:p>SUBIU</text:p>
          </table:table-cell>
          <table:table-cell table:style-name="ce347" table:formula="of:=[.B68]" office:value-type="string" office:string-value="Grupo Soma" calcext:value-type="string">
            <text:p>Grupo Soma</text:p>
          </table:table-cell>
          <table:table-cell table:number-columns-repeated="29"/>
        </table:table-row>
        <table:table-row table:style-name="ro2">
          <table:table-cell table:style-name="ce343" office:value-type="string" calcext:value-type="string">
            <text:p>ALPA4</text:p>
          </table:table-cell>
          <table:table-cell table:style-name="ce347" table:formula="of:=VLOOKUP([.A69];[$Ticker.A$1:$Ticker.B$1048576];2;0)" office:value-type="string" office:string-value="Alpargatas" calcext:value-type="string">
            <text:p>Alpargatas</text:p>
          </table:table-cell>
          <table:table-cell table:style-name="ce347" table:formula="of:=VLOOKUP([.B69];[$'Chat-GPT - Aluno'.A$1:$'Chat-GPT - Aluno'.C$1048576];2;0)" office:value-type="string" office:string-value="Vestuário" calcext:value-type="string">
            <text:p>Vestuário</text:p>
          </table:table-cell>
          <table:table-cell table:style-name="ce347" table:formula="of:=VLOOKUP([.B69];[$'Chat-GPT - Aluno'.A$1:$'Chat-GPT - Aluno'.C$1048576];3;0)" office:value-type="float" office:value="114" calcext:value-type="float">
            <text:p>114</text:p>
          </table:table-cell>
          <table:table-cell table:style-name="ce347" table:formula="of:=IF([.D69]&gt;100;&quot;Maior de 100&quot;;IF([.D69]&gt;50;&quot;Entre 50 e 100&quot;;IF([.D69]&lt;=50;&quot;50 ou menos&quot;;&quot;NOVINHO&quot;)))" office:value-type="string" office:string-value="Maior de 100" calcext:value-type="string">
            <text:p>Maior de 100</text:p>
          </table:table-cell>
          <table:table-cell table:style-name="ce351" office:value-type="date" office:date-value="2024-01-26" calcext:value-type="date">
            <text:p>01/26/24</text:p>
          </table:table-cell>
          <table:table-cell table:style-name="ce355" office:value-type="float" office:value="8.67" calcext:value-type="float">
            <text:p>8,67</text:p>
          </table:table-cell>
          <table:table-cell table:style-name="ce358" table:formula="of:=VLOOKUP([.A69];[$Total_de_acoes.A$1:$Total_de_acoes.B$1048576];2;0)" office:value-type="float" office:value="176733968" calcext:value-type="float">
            <text:p>176.733.968</text:p>
          </table:table-cell>
          <table:table-cell table:style-name="ce299" office:value-type="float" office:value="-1.36" calcext:value-type="float">
            <text:p>-1,36</text:p>
          </table:table-cell>
          <table:table-cell table:style-name="ce301" table:formula="of:=[.I69]/100" office:value-type="float" office:value="-0.0136" calcext:value-type="float">
            <text:p>-0,0136</text:p>
          </table:table-cell>
          <table:table-cell table:style-name="ce362" table:formula="of:=[.G69]/(1+[.J69])" office:value-type="float" office:value="8.78953771289538" calcext:value-type="float">
            <text:p>8,790</text:p>
          </table:table-cell>
          <table:table-cell table:style-name="ce365" table:formula="of:=([.G69]-[.K69])*[.H69]" office:value-type="currency" office:currency="BRL" office:value="-21126374.3256449" calcext:value-type="currency">
            <text:p>-R$ 21.126.374,33</text:p>
          </table:table-cell>
          <table:table-cell table:style-name="ce368" table:formula="of:=IF([.L69]=0;&quot;Estável&quot;;IF([.L69]&gt;0;&quot;SUBIU&quot;;&quot;desceu&quot;))" office:value-type="string" office:string-value="desceu" calcext:value-type="string">
            <text:p>desceu</text:p>
          </table:table-cell>
          <table:table-cell table:style-name="ce371" office:value-type="float" office:value="4.08" calcext:value-type="float">
            <text:p>4,08</text:p>
          </table:table-cell>
          <table:table-cell table:style-name="ce375" table:formula="of:=[.N69]/100" office:value-type="float" office:value="0.0408" calcext:value-type="float">
            <text:p>0,041</text:p>
          </table:table-cell>
          <table:table-cell table:style-name="ce375" table:formula="of:=[.G69]/([.O69]+1)" office:value-type="float" office:value="8.33013066871637" calcext:value-type="float">
            <text:p>8,330</text:p>
          </table:table-cell>
          <table:table-cell table:style-name="ce379" table:formula="of:=VLOOKUP([.A69];[$Total_de_acoes.A$1:$Total_de_acoes.B$1048576];2;0)" office:value-type="float" office:value="176733968" calcext:value-type="float">
            <text:p>176.733.968</text:p>
          </table:table-cell>
          <table:table-cell table:style-name="ce383" table:formula="of:=([.G69]-[.P69])*[.Q69]" office:value-type="currency" office:currency="BRL" office:value="60066455.5192622" calcext:value-type="currency">
            <text:p>R$ 60.066.455,52</text:p>
          </table:table-cell>
          <table:table-cell table:style-name="ce387" table:formula="of:=IF([.R69]=0;&quot;Estável&quot;;IF([.R69]&gt;0;&quot;SUBIU&quot;;&quot;desceu&quot;))" office:value-type="string" office:string-value="SUBIU" calcext:value-type="string">
            <text:p>SUBIU</text:p>
          </table:table-cell>
          <table:table-cell table:style-name="ce372" office:value-type="float" office:value="-14.33" calcext:value-type="float">
            <text:p>-14,33</text:p>
          </table:table-cell>
          <table:table-cell table:style-name="ce372" table:formula="of:=[.T69]/100" office:value-type="float" office:value="-0.1433" calcext:value-type="float">
            <text:p>-0,1433</text:p>
          </table:table-cell>
          <table:table-cell table:style-name="ce376" table:formula="of:=[.G69]/([.U69]+1)" office:value-type="float" office:value="10.1202287848722" calcext:value-type="float">
            <text:p>10,120</text:p>
          </table:table-cell>
          <table:table-cell table:style-name="ce384" table:formula="of:=[.V69]*[.H69]" office:value-type="currency" office:currency="BRL" office:value="1788588190.21828" calcext:value-type="currency">
            <text:p>R$ 1.788.588.190,22</text:p>
          </table:table-cell>
          <table:table-cell table:style-name="ce388" table:formula="of:=IF([.W69]=0;&quot;Estável&quot;;IF([.W69]&gt;0;&quot;SUBIU&quot;;&quot;desceu&quot;))" office:value-type="string" office:string-value="SUBIU" calcext:value-type="string">
            <text:p>SUBIU</text:p>
          </table:table-cell>
          <table:table-cell table:style-name="ce403" office:value-type="float" office:value="-14.33" calcext:value-type="float">
            <text:p>-14,33</text:p>
          </table:table-cell>
          <table:table-cell table:style-name="ce403" table:formula="of:=[.Y69]/100" office:value-type="float" office:value="-0.1433" calcext:value-type="float">
            <text:p>-0,1433</text:p>
          </table:table-cell>
          <table:table-cell table:style-name="ce406" table:formula="of:=[.G69]/([.Z69]+1)" office:value-type="float" office:value="10.1202287848722" calcext:value-type="float">
            <text:p>10,120</text:p>
          </table:table-cell>
          <table:table-cell table:style-name="ce409" table:formula="of:=[.H69]*[.AA69]" office:value-type="currency" office:currency="BRL" office:value="1788588190.21828" calcext:value-type="currency">
            <text:p>R$ 1.788.588.190,22</text:p>
          </table:table-cell>
          <table:table-cell table:style-name="ce412" table:formula="of:=IF([.AB69]=0;&quot;Estável&quot;;IF([.AB69]&gt;0;&quot;SUBIU&quot;;&quot;desceu&quot;))" office:value-type="string" office:string-value="SUBIU" calcext:value-type="string">
            <text:p>SUBIU</text:p>
          </table:table-cell>
          <table:table-cell table:style-name="ce416" office:value-type="float" office:value="-34.52" calcext:value-type="float">
            <text:p>-34,52</text:p>
          </table:table-cell>
          <table:table-cell table:style-name="ce416" table:formula="of:=[.AD69]/100" office:value-type="float" office:value="-0.3452" calcext:value-type="float">
            <text:p>-0,3452</text:p>
          </table:table-cell>
          <table:table-cell table:style-name="ce419" table:formula="of:=[.G69]/([.AE69]+1)" office:value-type="float" office:value="13.2406841783751" calcext:value-type="float">
            <text:p>13,241</text:p>
          </table:table-cell>
          <table:table-cell table:style-name="ce422" table:formula="of:=[.AF69]*[.H69]" office:value-type="currency" office:currency="BRL" office:value="2340078653.87905" calcext:value-type="currency">
            <text:p>R$ 2.340.078.653,88</text:p>
          </table:table-cell>
          <table:table-cell table:style-name="ce425" table:formula="of:=IF([.AG69]=0;&quot;Estável&quot;;IF([.AG69]&gt;0;&quot;SUBIU&quot;;&quot;desceu&quot;))" office:value-type="string" office:string-value="SUBIU" calcext:value-type="string">
            <text:p>SUBIU</text:p>
          </table:table-cell>
          <table:table-cell table:style-name="ce347" table:formula="of:=[.B69]" office:value-type="string" office:string-value="Alpargatas" calcext:value-type="string">
            <text:p>Alpargatas</text:p>
          </table:table-cell>
          <table:table-cell table:number-columns-repeated="29"/>
        </table:table-row>
        <table:table-row table:style-name="ro2">
          <table:table-cell table:style-name="ce344" office:value-type="string" calcext:value-type="string">
            <text:p>CYRE3</text:p>
          </table:table-cell>
          <table:table-cell table:style-name="ce348" table:formula="of:=VLOOKUP([.A70];[$Ticker.A$1:$Ticker.B$1048576];2;0)" office:value-type="string" office:string-value="Cyrela" calcext:value-type="string">
            <text:p>Cyrela</text:p>
          </table:table-cell>
          <table:table-cell table:style-name="ce348" table:formula="of:=VLOOKUP([.B70];[$'Chat-GPT - Aluno'.A$1:$'Chat-GPT - Aluno'.C$1048576];2;0)" office:value-type="string" office:string-value="Construção Civil" calcext:value-type="string">
            <text:p>Construção Civil</text:p>
          </table:table-cell>
          <table:table-cell table:style-name="ce348" table:formula="of:=VLOOKUP([.B70];[$'Chat-GPT - Aluno'.A$1:$'Chat-GPT - Aluno'.C$1048576];3;0)" office:value-type="float" office:value="56" calcext:value-type="float">
            <text:p>56</text:p>
          </table:table-cell>
          <table:table-cell table:style-name="ce347" table:formula="of:=IF([.D70]&gt;100;&quot;Maior de 100&quot;;IF([.D70]&gt;50;&quot;Entre 50 e 100&quot;;IF([.D70]&lt;=50;&quot;50 ou menos&quot;;&quot;NOVINHO&quot;)))" office:value-type="string" office:string-value="Entre 50 e 100" calcext:value-type="string">
            <text:p>Entre 50 e 100</text:p>
          </table:table-cell>
          <table:table-cell table:style-name="ce352" office:value-type="date" office:date-value="2024-01-26" calcext:value-type="date">
            <text:p>01/26/24</text:p>
          </table:table-cell>
          <table:table-cell table:style-name="ce356" office:value-type="float" office:value="22.84" calcext:value-type="float">
            <text:p>22,84</text:p>
          </table:table-cell>
          <table:table-cell table:style-name="ce359" table:formula="of:=VLOOKUP([.A70];[$Total_de_acoes.A$1:$Total_de_acoes.B$1048576];2;0)" office:value-type="float" office:value="265784616" calcext:value-type="float">
            <text:p>265.784.616</text:p>
          </table:table-cell>
          <table:table-cell table:style-name="ce300" office:value-type="float" office:value="-1.38" calcext:value-type="float">
            <text:p>-1,38</text:p>
          </table:table-cell>
          <table:table-cell table:style-name="ce302" table:formula="of:=[.I70]/100" office:value-type="float" office:value="-0.0138" calcext:value-type="float">
            <text:p>-0,0138</text:p>
          </table:table-cell>
          <table:table-cell table:style-name="ce363" table:formula="of:=[.G70]/(1+[.J70])" office:value-type="float" office:value="23.1596025147029" calcext:value-type="float">
            <text:p>23,160</text:p>
          </table:table-cell>
          <table:table-cell table:style-name="ce366" table:formula="of:=([.G70]-[.K70])*[.H70]" office:value-type="currency" office:currency="BRL" office:value="-84945431.6429448" calcext:value-type="currency">
            <text:p>-R$ 84.945.431,64</text:p>
          </table:table-cell>
          <table:table-cell table:style-name="ce368" table:formula="of:=IF([.L70]=0;&quot;Estável&quot;;IF([.L70]&gt;0;&quot;SUBIU&quot;;&quot;desceu&quot;))" office:value-type="string" office:string-value="desceu" calcext:value-type="string">
            <text:p>desceu</text:p>
          </table:table-cell>
          <table:table-cell table:style-name="ce372" office:value-type="float" office:value="2.38" calcext:value-type="float">
            <text:p>2,38</text:p>
          </table:table-cell>
          <table:table-cell table:style-name="ce376" table:formula="of:=[.N70]/100" office:value-type="float" office:value="0.0238" calcext:value-type="float">
            <text:p>0,024</text:p>
          </table:table-cell>
          <table:table-cell table:style-name="ce376" table:formula="of:=[.G70]/([.O70]+1)" office:value-type="float" office:value="22.3090447352999" calcext:value-type="float">
            <text:p>22,309</text:p>
          </table:table-cell>
          <table:table-cell table:style-name="ce380" table:formula="of:=VLOOKUP([.A70];[$Total_de_acoes.A$1:$Total_de_acoes.B$1048576];2;0)" office:value-type="float" office:value="265784616" calcext:value-type="float">
            <text:p>265.784.616</text:p>
          </table:table-cell>
          <table:table-cell table:style-name="ce384" table:formula="of:=([.G70]-[.P70])*[.Q70]" office:value-type="currency" office:currency="BRL" office:value="141119741.141504" calcext:value-type="currency">
            <text:p>R$ 141.119.741,14</text:p>
          </table:table-cell>
          <table:table-cell table:style-name="ce388" table:formula="of:=IF([.R70]=0;&quot;Estável&quot;;IF([.R70]&gt;0;&quot;SUBIU&quot;;&quot;desceu&quot;))" office:value-type="string" office:string-value="SUBIU" calcext:value-type="string">
            <text:p>SUBIU</text:p>
          </table:table-cell>
          <table:table-cell table:style-name="ce391" office:value-type="float" office:value="-5.15" calcext:value-type="float">
            <text:p>-5,15</text:p>
          </table:table-cell>
          <table:table-cell table:style-name="ce391" table:formula="of:=[.T70]/100" office:value-type="float" office:value="-0.0515" calcext:value-type="float">
            <text:p>-0,0515</text:p>
          </table:table-cell>
          <table:table-cell table:style-name="ce393" table:formula="of:=[.G70]/([.U70]+1)" office:value-type="float" office:value="24.0801265155509" calcext:value-type="float">
            <text:p>24,080</text:p>
          </table:table-cell>
          <table:table-cell table:style-name="ce396" table:formula="of:=[.V70]*[.H70]" office:value-type="currency" office:currency="BRL" office:value="6400127179.16711" calcext:value-type="currency">
            <text:p>R$ 6.400.127.179,17</text:p>
          </table:table-cell>
          <table:table-cell table:style-name="ce399" table:formula="of:=IF([.W70]=0;&quot;Estável&quot;;IF([.W70]&gt;0;&quot;SUBIU&quot;;&quot;desceu&quot;))" office:value-type="string" office:string-value="SUBIU" calcext:value-type="string">
            <text:p>SUBIU</text:p>
          </table:table-cell>
          <table:table-cell table:style-name="ce404" office:value-type="float" office:value="-5.15" calcext:value-type="float">
            <text:p>-5,15</text:p>
          </table:table-cell>
          <table:table-cell table:style-name="ce404" table:formula="of:=[.Y70]/100" office:value-type="float" office:value="-0.0515" calcext:value-type="float">
            <text:p>-0,0515</text:p>
          </table:table-cell>
          <table:table-cell table:style-name="ce407" table:formula="of:=[.G70]/([.Z70]+1)" office:value-type="float" office:value="24.0801265155509" calcext:value-type="float">
            <text:p>24,080</text:p>
          </table:table-cell>
          <table:table-cell table:style-name="ce410" table:formula="of:=[.H70]*[.AA70]" office:value-type="currency" office:currency="BRL" office:value="6400127179.16711" calcext:value-type="currency">
            <text:p>R$ 6.400.127.179,17</text:p>
          </table:table-cell>
          <table:table-cell table:style-name="ce413" table:formula="of:=IF([.AB70]=0;&quot;Estável&quot;;IF([.AB70]&gt;0;&quot;SUBIU&quot;;&quot;desceu&quot;))" office:value-type="string" office:string-value="SUBIU" calcext:value-type="string">
            <text:p>SUBIU</text:p>
          </table:table-cell>
          <table:table-cell table:style-name="ce417" office:value-type="float" office:value="60.09" calcext:value-type="float">
            <text:p>60,09</text:p>
          </table:table-cell>
          <table:table-cell table:style-name="ce417" table:formula="of:=[.AD70]/100" office:value-type="float" office:value="0.6009" calcext:value-type="float">
            <text:p>0,6009</text:p>
          </table:table-cell>
          <table:table-cell table:style-name="ce420" table:formula="of:=[.G70]/([.AE70]+1)" office:value-type="float" office:value="14.26697482666" calcext:value-type="float">
            <text:p>14,267</text:p>
          </table:table-cell>
          <table:table-cell table:style-name="ce423" table:formula="of:=[.AF70]*[.H70]" office:value-type="currency" office:currency="BRL" office:value="3791942425.7855" calcext:value-type="currency">
            <text:p>R$ 3.791.942.425,79</text:p>
          </table:table-cell>
          <table:table-cell table:style-name="ce426" table:formula="of:=IF([.AG70]=0;&quot;Estável&quot;;IF([.AG70]&gt;0;&quot;SUBIU&quot;;&quot;desceu&quot;))" office:value-type="string" office:string-value="SUBIU" calcext:value-type="string">
            <text:p>SUBIU</text:p>
          </table:table-cell>
          <table:table-cell table:style-name="ce347" table:formula="of:=[.B70]" office:value-type="string" office:string-value="Cyrela" calcext:value-type="string">
            <text:p>Cyrela</text:p>
          </table:table-cell>
          <table:table-cell table:number-columns-repeated="29"/>
        </table:table-row>
        <table:table-row table:style-name="ro2">
          <table:table-cell table:style-name="ce343" office:value-type="string" calcext:value-type="string">
            <text:p>EMBR3</text:p>
          </table:table-cell>
          <table:table-cell table:style-name="ce347" table:formula="of:=VLOOKUP([.A71];[$Ticker.A$1:$Ticker.B$1048576];2;0)" office:value-type="string" office:string-value="Embraer" calcext:value-type="string">
            <text:p>Embraer</text:p>
          </table:table-cell>
          <table:table-cell table:style-name="ce347" table:formula="of:=VLOOKUP([.B71];[$'Chat-GPT - Aluno'.A$1:$'Chat-GPT - Aluno'.C$1048576];2;0)" office:value-type="string" office:string-value="Aeroespacial" calcext:value-type="string">
            <text:p>Aeroespacial</text:p>
          </table:table-cell>
          <table:table-cell table:style-name="ce347" table:formula="of:=VLOOKUP([.B71];[$'Chat-GPT - Aluno'.A$1:$'Chat-GPT - Aluno'.C$1048576];3;0)" office:value-type="float" office:value="53" calcext:value-type="float">
            <text:p>53</text:p>
          </table:table-cell>
          <table:table-cell table:style-name="ce347" table:formula="of:=IF([.D71]&gt;100;&quot;Maior de 100&quot;;IF([.D71]&gt;50;&quot;Entre 50 e 100&quot;;IF([.D71]&lt;=50;&quot;50 ou menos&quot;;&quot;NOVINHO&quot;)))" office:value-type="string" office:string-value="Entre 50 e 100" calcext:value-type="string">
            <text:p>Entre 50 e 100</text:p>
          </table:table-cell>
          <table:table-cell table:style-name="ce351" office:value-type="date" office:date-value="2024-01-26" calcext:value-type="date">
            <text:p>01/26/24</text:p>
          </table:table-cell>
          <table:table-cell table:style-name="ce355" office:value-type="float" office:value="22.4" calcext:value-type="float">
            <text:p>22,40</text:p>
          </table:table-cell>
          <table:table-cell table:style-name="ce358" table:formula="of:=VLOOKUP([.A71];[$Total_de_acoes.A$1:$Total_de_acoes.B$1048576];2;0)" office:value-type="float" office:value="734632705" calcext:value-type="float">
            <text:p>734.632.705</text:p>
          </table:table-cell>
          <table:table-cell table:style-name="ce299" office:value-type="float" office:value="-1.4" calcext:value-type="float">
            <text:p>-1,4</text:p>
          </table:table-cell>
          <table:table-cell table:style-name="ce301" table:formula="of:=[.I71]/100" office:value-type="float" office:value="-0.014" calcext:value-type="float">
            <text:p>-0,014</text:p>
          </table:table-cell>
          <table:table-cell table:style-name="ce362" table:formula="of:=[.G71]/(1+[.J71])" office:value-type="float" office:value="22.7180527383367" calcext:value-type="float">
            <text:p>22,718</text:p>
          </table:table-cell>
          <table:table-cell table:style-name="ce365" table:formula="of:=([.G71]-[.K71])*[.H71]" office:value-type="currency" office:currency="BRL" office:value="-233651943.496958" calcext:value-type="currency">
            <text:p>-R$ 233.651.943,50</text:p>
          </table:table-cell>
          <table:table-cell table:style-name="ce368" table:formula="of:=IF([.L71]=0;&quot;Estável&quot;;IF([.L71]&gt;0;&quot;SUBIU&quot;;&quot;desceu&quot;))" office:value-type="string" office:string-value="desceu" calcext:value-type="string">
            <text:p>desceu</text:p>
          </table:table-cell>
          <table:table-cell table:style-name="ce371" office:value-type="float" office:value="5.02" calcext:value-type="float">
            <text:p>5,02</text:p>
          </table:table-cell>
          <table:table-cell table:style-name="ce375" table:formula="of:=[.N71]/100" office:value-type="float" office:value="0.0502" calcext:value-type="float">
            <text:p>0,050</text:p>
          </table:table-cell>
          <table:table-cell table:style-name="ce375" table:formula="of:=[.G71]/([.O71]+1)" office:value-type="float" office:value="21.3292706151209" calcext:value-type="float">
            <text:p>21,329</text:p>
          </table:table-cell>
          <table:table-cell table:style-name="ce379" table:formula="of:=VLOOKUP([.A71];[$Total_de_acoes.A$1:$Total_de_acoes.B$1048576];2;0)" office:value-type="float" office:value="734632705" calcext:value-type="float">
            <text:p>734.632.705</text:p>
          </table:table-cell>
          <table:table-cell table:style-name="ce383" table:formula="of:=([.G71]-[.P71])*[.Q71]" office:value-type="currency" office:currency="BRL" office:value="786592824.336699" calcext:value-type="currency">
            <text:p>R$ 786.592.824,34</text:p>
          </table:table-cell>
          <table:table-cell table:style-name="ce387" table:formula="of:=IF([.R71]=0;&quot;Estável&quot;;IF([.R71]&gt;0;&quot;SUBIU&quot;;&quot;desceu&quot;))" office:value-type="string" office:string-value="SUBIU" calcext:value-type="string">
            <text:p>SUBIU</text:p>
          </table:table-cell>
          <table:table-cell table:style-name="ce372" office:value-type="float" office:value="0.04" calcext:value-type="float">
            <text:p>0,04</text:p>
          </table:table-cell>
          <table:table-cell table:style-name="ce372" table:formula="of:=[.T71]/100" office:value-type="float" office:value="0.0004" calcext:value-type="float">
            <text:p>0,0004</text:p>
          </table:table-cell>
          <table:table-cell table:style-name="ce376" table:formula="of:=[.G71]/([.U71]+1)" office:value-type="float" office:value="22.391043582567" calcext:value-type="float">
            <text:p>22,391</text:p>
          </table:table-cell>
          <table:table-cell table:style-name="ce384" table:formula="of:=[.V71]*[.H71]" office:value-type="currency" office:currency="BRL" office:value="16449192914.8341" calcext:value-type="currency">
            <text:p>R$ 16.449.192.914,83</text:p>
          </table:table-cell>
          <table:table-cell table:style-name="ce388" table:formula="of:=IF([.W71]=0;&quot;Estável&quot;;IF([.W71]&gt;0;&quot;SUBIU&quot;;&quot;desceu&quot;))" office:value-type="string" office:string-value="SUBIU" calcext:value-type="string">
            <text:p>SUBIU</text:p>
          </table:table-cell>
          <table:table-cell table:style-name="ce403" office:value-type="float" office:value="0.04" calcext:value-type="float">
            <text:p>0,04</text:p>
          </table:table-cell>
          <table:table-cell table:style-name="ce403" table:formula="of:=[.Y71]/100" office:value-type="float" office:value="0.0004" calcext:value-type="float">
            <text:p>0,0004</text:p>
          </table:table-cell>
          <table:table-cell table:style-name="ce406" table:formula="of:=[.G71]/([.Z71]+1)" office:value-type="float" office:value="22.391043582567" calcext:value-type="float">
            <text:p>22,391</text:p>
          </table:table-cell>
          <table:table-cell table:style-name="ce409" table:formula="of:=[.H71]*[.AA71]" office:value-type="currency" office:currency="BRL" office:value="16449192914.8341" calcext:value-type="currency">
            <text:p>R$ 16.449.192.914,83</text:p>
          </table:table-cell>
          <table:table-cell table:style-name="ce412" table:formula="of:=IF([.AB71]=0;&quot;Estável&quot;;IF([.AB71]&gt;0;&quot;SUBIU&quot;;&quot;desceu&quot;))" office:value-type="string" office:string-value="SUBIU" calcext:value-type="string">
            <text:p>SUBIU</text:p>
          </table:table-cell>
          <table:table-cell table:style-name="ce416" office:value-type="float" office:value="34.29" calcext:value-type="float">
            <text:p>34,29</text:p>
          </table:table-cell>
          <table:table-cell table:style-name="ce416" table:formula="of:=[.AD71]/100" office:value-type="float" office:value="0.3429" calcext:value-type="float">
            <text:p>0,3429</text:p>
          </table:table-cell>
          <table:table-cell table:style-name="ce419" table:formula="of:=[.G71]/([.AE71]+1)" office:value-type="float" office:value="16.6803187132326" calcext:value-type="float">
            <text:p>16,680</text:p>
          </table:table-cell>
          <table:table-cell table:style-name="ce422" table:formula="of:=[.AF71]*[.H71]" office:value-type="currency" office:currency="BRL" office:value="12253907656.5642" calcext:value-type="currency">
            <text:p>R$ 12.253.907.656,56</text:p>
          </table:table-cell>
          <table:table-cell table:style-name="ce425" table:formula="of:=IF([.AG71]=0;&quot;Estável&quot;;IF([.AG71]&gt;0;&quot;SUBIU&quot;;&quot;desceu&quot;))" office:value-type="string" office:string-value="SUBIU" calcext:value-type="string">
            <text:p>SUBIU</text:p>
          </table:table-cell>
          <table:table-cell table:style-name="ce347" table:formula="of:=[.B71]" office:value-type="string" office:string-value="Embraer" calcext:value-type="string">
            <text:p>Embraer</text:p>
          </table:table-cell>
          <table:table-cell table:number-columns-repeated="29"/>
        </table:table-row>
        <table:table-row table:style-name="ro2">
          <table:table-cell table:style-name="ce344" office:value-type="string" calcext:value-type="string">
            <text:p>NTCO3</text:p>
          </table:table-cell>
          <table:table-cell table:style-name="ce348" table:formula="of:=VLOOKUP([.A72];[$Ticker.A$1:$Ticker.B$1048576];2;0)" office:value-type="string" office:string-value="Natura" calcext:value-type="string">
            <text:p>Natura</text:p>
          </table:table-cell>
          <table:table-cell table:style-name="ce348" table:formula="of:=VLOOKUP([.B72];[$'Chat-GPT - Aluno'.A$1:$'Chat-GPT - Aluno'.C$1048576];2;0)" office:value-type="string" office:string-value="Cosméticos" calcext:value-type="string">
            <text:p>Cosméticos</text:p>
          </table:table-cell>
          <table:table-cell table:style-name="ce348" table:formula="of:=VLOOKUP([.B72];[$'Chat-GPT - Aluno'.A$1:$'Chat-GPT - Aluno'.C$1048576];3;0)" office:value-type="float" office:value="55" calcext:value-type="float">
            <text:p>55</text:p>
          </table:table-cell>
          <table:table-cell table:style-name="ce347" table:formula="of:=IF([.D72]&gt;100;&quot;Maior de 100&quot;;IF([.D72]&gt;50;&quot;Entre 50 e 100&quot;;IF([.D72]&lt;=50;&quot;50 ou menos&quot;;&quot;NOVINHO&quot;)))" office:value-type="string" office:string-value="Entre 50 e 100" calcext:value-type="string">
            <text:p>Entre 50 e 100</text:p>
          </table:table-cell>
          <table:table-cell table:style-name="ce352" office:value-type="date" office:date-value="2024-01-26" calcext:value-type="date">
            <text:p>01/26/24</text:p>
          </table:table-cell>
          <table:table-cell table:style-name="ce356" office:value-type="float" office:value="15.97" calcext:value-type="float">
            <text:p>15,97</text:p>
          </table:table-cell>
          <table:table-cell table:style-name="ce359" table:formula="of:=VLOOKUP([.A72];[$Total_de_acoes.A$1:$Total_de_acoes.B$1048576];2;0)" office:value-type="float" office:value="846244302" calcext:value-type="float">
            <text:p>846.244.302</text:p>
          </table:table-cell>
          <table:table-cell table:style-name="ce300" office:value-type="float" office:value="-1.41" calcext:value-type="float">
            <text:p>-1,41</text:p>
          </table:table-cell>
          <table:table-cell table:style-name="ce302" table:formula="of:=[.I72]/100" office:value-type="float" office:value="-0.0141" calcext:value-type="float">
            <text:p>-0,0141</text:p>
          </table:table-cell>
          <table:table-cell table:style-name="ce363" table:formula="of:=[.G72]/(1+[.J72])" office:value-type="float" office:value="16.1983974033878" calcext:value-type="float">
            <text:p>16,198</text:p>
          </table:table-cell>
          <table:table-cell table:style-name="ce366" table:formula="of:=([.G72]-[.K72])*[.H72]" office:value-type="currency" office:currency="BRL" office:value="-193280001.208495" calcext:value-type="currency">
            <text:p>-R$ 193.280.001,21</text:p>
          </table:table-cell>
          <table:table-cell table:style-name="ce368" table:formula="of:=IF([.L72]=0;&quot;Estável&quot;;IF([.L72]&gt;0;&quot;SUBIU&quot;;&quot;desceu&quot;))" office:value-type="string" office:string-value="desceu" calcext:value-type="string">
            <text:p>desceu</text:p>
          </table:table-cell>
          <table:table-cell table:style-name="ce372" office:value-type="float" office:value="-7.37" calcext:value-type="float">
            <text:p>-7,37</text:p>
          </table:table-cell>
          <table:table-cell table:style-name="ce376" table:formula="of:=[.N72]/100" office:value-type="float" office:value="-0.0737" calcext:value-type="float">
            <text:p>-0,074</text:p>
          </table:table-cell>
          <table:table-cell table:style-name="ce376" table:formula="of:=[.G72]/([.O72]+1)" office:value-type="float" office:value="17.2406347835474" calcext:value-type="float">
            <text:p>17,241</text:p>
          </table:table-cell>
          <table:table-cell table:style-name="ce380" table:formula="of:=VLOOKUP([.A72];[$Total_de_acoes.A$1:$Total_de_acoes.B$1048576];2;0)" office:value-type="float" office:value="846244302" calcext:value-type="float">
            <text:p>846.244.302</text:p>
          </table:table-cell>
          <table:table-cell table:style-name="ce384" table:formula="of:=([.G72]-[.P72])*[.Q72]" office:value-type="currency" office:currency="BRL" office:value="-1075267445.50003" calcext:value-type="currency">
            <text:p>-R$ 1.075.267.445,50</text:p>
          </table:table-cell>
          <table:table-cell table:style-name="ce388" table:formula="of:=IF([.R72]=0;&quot;Estável&quot;;IF([.R72]&gt;0;&quot;SUBIU&quot;;&quot;desceu&quot;))" office:value-type="string" office:string-value="desceu" calcext:value-type="string">
            <text:p>desceu</text:p>
          </table:table-cell>
          <table:table-cell table:style-name="ce391" office:value-type="float" office:value="-5.45" calcext:value-type="float">
            <text:p>-5,45</text:p>
          </table:table-cell>
          <table:table-cell table:style-name="ce391" table:formula="of:=[.T72]/100" office:value-type="float" office:value="-0.0545" calcext:value-type="float">
            <text:p>-0,0545</text:p>
          </table:table-cell>
          <table:table-cell table:style-name="ce393" table:formula="of:=[.G72]/([.U72]+1)" office:value-type="float" office:value="16.8905341089371" calcext:value-type="float">
            <text:p>16,891</text:p>
          </table:table-cell>
          <table:table-cell table:style-name="ce396" table:formula="of:=[.V72]*[.H72]" office:value-type="currency" office:currency="BRL" office:value="14293518247.4246" calcext:value-type="currency">
            <text:p>R$ 14.293.518.247,42</text:p>
          </table:table-cell>
          <table:table-cell table:style-name="ce399" table:formula="of:=IF([.W72]=0;&quot;Estável&quot;;IF([.W72]&gt;0;&quot;SUBIU&quot;;&quot;desceu&quot;))" office:value-type="string" office:string-value="SUBIU" calcext:value-type="string">
            <text:p>SUBIU</text:p>
          </table:table-cell>
          <table:table-cell table:style-name="ce404" office:value-type="float" office:value="-5.45" calcext:value-type="float">
            <text:p>-5,45</text:p>
          </table:table-cell>
          <table:table-cell table:style-name="ce404" table:formula="of:=[.Y72]/100" office:value-type="float" office:value="-0.0545" calcext:value-type="float">
            <text:p>-0,0545</text:p>
          </table:table-cell>
          <table:table-cell table:style-name="ce407" table:formula="of:=[.G72]/([.Z72]+1)" office:value-type="float" office:value="16.8905341089371" calcext:value-type="float">
            <text:p>16,891</text:p>
          </table:table-cell>
          <table:table-cell table:style-name="ce410" table:formula="of:=[.H72]*[.AA72]" office:value-type="currency" office:currency="BRL" office:value="14293518247.4246" calcext:value-type="currency">
            <text:p>R$ 14.293.518.247,42</text:p>
          </table:table-cell>
          <table:table-cell table:style-name="ce413" table:formula="of:=IF([.AB72]=0;&quot;Estável&quot;;IF([.AB72]&gt;0;&quot;SUBIU&quot;;&quot;desceu&quot;))" office:value-type="string" office:string-value="SUBIU" calcext:value-type="string">
            <text:p>SUBIU</text:p>
          </table:table-cell>
          <table:table-cell table:style-name="ce417" office:value-type="float" office:value="23.51" calcext:value-type="float">
            <text:p>23,51</text:p>
          </table:table-cell>
          <table:table-cell table:style-name="ce417" table:formula="of:=[.AD72]/100" office:value-type="float" office:value="0.2351" calcext:value-type="float">
            <text:p>0,2351</text:p>
          </table:table-cell>
          <table:table-cell table:style-name="ce420" table:formula="of:=[.G72]/([.AE72]+1)" office:value-type="float" office:value="12.9301271152133" calcext:value-type="float">
            <text:p>12,930</text:p>
          </table:table-cell>
          <table:table-cell table:style-name="ce423" table:formula="of:=[.AF72]*[.H72]" office:value-type="currency" office:currency="BRL" office:value="10942046395.385" calcext:value-type="currency">
            <text:p>R$ 10.942.046.395,39</text:p>
          </table:table-cell>
          <table:table-cell table:style-name="ce426" table:formula="of:=IF([.AG72]=0;&quot;Estável&quot;;IF([.AG72]&gt;0;&quot;SUBIU&quot;;&quot;desceu&quot;))" office:value-type="string" office:string-value="SUBIU" calcext:value-type="string">
            <text:p>SUBIU</text:p>
          </table:table-cell>
          <table:table-cell table:style-name="ce347" table:formula="of:=[.B72]" office:value-type="string" office:string-value="Natura" calcext:value-type="string">
            <text:p>Natura</text:p>
          </table:table-cell>
          <table:table-cell table:number-columns-repeated="29"/>
        </table:table-row>
        <table:table-row table:style-name="ro2">
          <table:table-cell table:style-name="ce343" office:value-type="string" calcext:value-type="string">
            <text:p>ASAI3</text:p>
          </table:table-cell>
          <table:table-cell table:style-name="ce347" table:formula="of:=VLOOKUP([.A73];[$Ticker.A$1:$Ticker.B$1048576];2;0)" office:value-type="string" office:string-value="Assaí" calcext:value-type="string">
            <text:p>Assaí</text:p>
          </table:table-cell>
          <table:table-cell table:style-name="ce347" table:formula="of:=VLOOKUP([.B73];[$'Chat-GPT - Aluno'.A$1:$'Chat-GPT - Aluno'.C$1048576];2;0)" office:value-type="string" office:string-value="Varejo" calcext:value-type="string">
            <text:p>Varejo</text:p>
          </table:table-cell>
          <table:table-cell table:style-name="ce347" table:formula="of:=VLOOKUP([.B73];[$'Chat-GPT - Aluno'.A$1:$'Chat-GPT - Aluno'.C$1048576];3;0)" office:value-type="float" office:value="53" calcext:value-type="float">
            <text:p>53</text:p>
          </table:table-cell>
          <table:table-cell table:style-name="ce347" table:formula="of:=IF([.D73]&gt;100;&quot;Maior de 100&quot;;IF([.D73]&gt;50;&quot;Entre 50 e 100&quot;;IF([.D73]&lt;=50;&quot;50 ou menos&quot;;&quot;NOVINHO&quot;)))" office:value-type="string" office:string-value="Entre 50 e 100" calcext:value-type="string">
            <text:p>Entre 50 e 100</text:p>
          </table:table-cell>
          <table:table-cell table:style-name="ce351" office:value-type="date" office:date-value="2024-01-26" calcext:value-type="date">
            <text:p>01/26/24</text:p>
          </table:table-cell>
          <table:table-cell table:style-name="ce355" office:value-type="float" office:value="13.8" calcext:value-type="float">
            <text:p>13,80</text:p>
          </table:table-cell>
          <table:table-cell table:style-name="ce358" table:formula="of:=VLOOKUP([.A73];[$Total_de_acoes.A$1:$Total_de_acoes.B$1048576];2;0)" office:value-type="float" office:value="1349217892" calcext:value-type="float">
            <text:p>1.349.217.892</text:p>
          </table:table-cell>
          <table:table-cell table:style-name="ce299" office:value-type="float" office:value="-1.42" calcext:value-type="float">
            <text:p>-1,42</text:p>
          </table:table-cell>
          <table:table-cell table:style-name="ce301" table:formula="of:=[.I73]/100" office:value-type="float" office:value="-0.0142" calcext:value-type="float">
            <text:p>-0,0142</text:p>
          </table:table-cell>
          <table:table-cell table:style-name="ce362" table:formula="of:=[.G73]/(1+[.J73])" office:value-type="float" office:value="13.9987827145466" calcext:value-type="float">
            <text:p>13,999</text:p>
          </table:table-cell>
          <table:table-cell table:style-name="ce365" table:formula="of:=([.G73]-[.K73])*[.H73]" office:value-type="currency" office:currency="BRL" office:value="-268201195.086548" calcext:value-type="currency">
            <text:p>-R$ 268.201.195,09</text:p>
          </table:table-cell>
          <table:table-cell table:style-name="ce368" table:formula="of:=IF([.L73]=0;&quot;Estável&quot;;IF([.L73]&gt;0;&quot;SUBIU&quot;;&quot;desceu&quot;))" office:value-type="string" office:string-value="desceu" calcext:value-type="string">
            <text:p>desceu</text:p>
          </table:table-cell>
          <table:table-cell table:style-name="ce371" office:value-type="float" office:value="-3.5" calcext:value-type="float">
            <text:p>-3,5</text:p>
          </table:table-cell>
          <table:table-cell table:style-name="ce375" table:formula="of:=[.N73]/100" office:value-type="float" office:value="-0.035" calcext:value-type="float">
            <text:p>-0,035</text:p>
          </table:table-cell>
          <table:table-cell table:style-name="ce375" table:formula="of:=[.G73]/([.O73]+1)" office:value-type="float" office:value="14.300518134715" calcext:value-type="float">
            <text:p>14,301</text:p>
          </table:table-cell>
          <table:table-cell table:style-name="ce379" table:formula="of:=VLOOKUP([.A73];[$Total_de_acoes.A$1:$Total_de_acoes.B$1048576];2;0)" office:value-type="float" office:value="1349217892" calcext:value-type="float">
            <text:p>1.349.217.892</text:p>
          </table:table-cell>
          <table:table-cell table:style-name="ce383" table:formula="of:=([.G73]-[.P73])*[.Q73]" office:value-type="currency" office:currency="BRL" office:value="-675308022.62798" calcext:value-type="currency">
            <text:p>-R$ 675.308.022,63</text:p>
          </table:table-cell>
          <table:table-cell table:style-name="ce387" table:formula="of:=IF([.R73]=0;&quot;Estável&quot;;IF([.R73]&gt;0;&quot;SUBIU&quot;;&quot;desceu&quot;))" office:value-type="string" office:string-value="desceu" calcext:value-type="string">
            <text:p>desceu</text:p>
          </table:table-cell>
          <table:table-cell table:style-name="ce372" office:value-type="float" office:value="2" calcext:value-type="float">
            <text:p>2</text:p>
          </table:table-cell>
          <table:table-cell table:style-name="ce372" table:formula="of:=[.T73]/100" office:value-type="float" office:value="0.02" calcext:value-type="float">
            <text:p>0,02</text:p>
          </table:table-cell>
          <table:table-cell table:style-name="ce376" table:formula="of:=[.G73]/([.U73]+1)" office:value-type="float" office:value="13.5294117647059" calcext:value-type="float">
            <text:p>13,529</text:p>
          </table:table-cell>
          <table:table-cell table:style-name="ce384" table:formula="of:=[.V73]*[.H73]" office:value-type="currency" office:currency="BRL" office:value="18254124421.1765" calcext:value-type="currency">
            <text:p>R$ 18.254.124.421,18</text:p>
          </table:table-cell>
          <table:table-cell table:style-name="ce388" table:formula="of:=IF([.W73]=0;&quot;Estável&quot;;IF([.W73]&gt;0;&quot;SUBIU&quot;;&quot;desceu&quot;))" office:value-type="string" office:string-value="SUBIU" calcext:value-type="string">
            <text:p>SUBIU</text:p>
          </table:table-cell>
          <table:table-cell table:style-name="ce403" office:value-type="float" office:value="2" calcext:value-type="float">
            <text:p>2</text:p>
          </table:table-cell>
          <table:table-cell table:style-name="ce403" table:formula="of:=[.Y73]/100" office:value-type="float" office:value="0.02" calcext:value-type="float">
            <text:p>0,02</text:p>
          </table:table-cell>
          <table:table-cell table:style-name="ce406" table:formula="of:=[.G73]/([.Z73]+1)" office:value-type="float" office:value="13.5294117647059" calcext:value-type="float">
            <text:p>13,529</text:p>
          </table:table-cell>
          <table:table-cell table:style-name="ce409" table:formula="of:=[.H73]*[.AA73]" office:value-type="currency" office:currency="BRL" office:value="18254124421.1765" calcext:value-type="currency">
            <text:p>R$ 18.254.124.421,18</text:p>
          </table:table-cell>
          <table:table-cell table:style-name="ce412" table:formula="of:=IF([.AB73]=0;&quot;Estável&quot;;IF([.AB73]&gt;0;&quot;SUBIU&quot;;&quot;desceu&quot;))" office:value-type="string" office:string-value="SUBIU" calcext:value-type="string">
            <text:p>SUBIU</text:p>
          </table:table-cell>
          <table:table-cell table:style-name="ce416" office:value-type="float" office:value="-34.02" calcext:value-type="float">
            <text:p>-34,02</text:p>
          </table:table-cell>
          <table:table-cell table:style-name="ce416" table:formula="of:=[.AD73]/100" office:value-type="float" office:value="-0.3402" calcext:value-type="float">
            <text:p>-0,3402</text:p>
          </table:table-cell>
          <table:table-cell table:style-name="ce419" table:formula="of:=[.G73]/([.AE73]+1)" office:value-type="float" office:value="20.9154289178539" calcext:value-type="float">
            <text:p>20,915</text:p>
          </table:table-cell>
          <table:table-cell table:style-name="ce422" table:formula="of:=[.AF73]*[.H73]" office:value-type="currency" office:currency="BRL" office:value="28219470914.8227" calcext:value-type="currency">
            <text:p>R$ 28.219.470.914,82</text:p>
          </table:table-cell>
          <table:table-cell table:style-name="ce425" table:formula="of:=IF([.AG73]=0;&quot;Estável&quot;;IF([.AG73]&gt;0;&quot;SUBIU&quot;;&quot;desceu&quot;))" office:value-type="string" office:string-value="SUBIU" calcext:value-type="string">
            <text:p>SUBIU</text:p>
          </table:table-cell>
          <table:table-cell table:style-name="ce347" table:formula="of:=[.B73]" office:value-type="string" office:string-value="Assaí" calcext:value-type="string">
            <text:p>Assaí</text:p>
          </table:table-cell>
          <table:table-cell table:number-columns-repeated="29"/>
        </table:table-row>
        <table:table-row table:style-name="ro2">
          <table:table-cell table:style-name="ce344" office:value-type="string" calcext:value-type="string">
            <text:p>B3SA3</text:p>
          </table:table-cell>
          <table:table-cell table:style-name="ce348" table:formula="of:=VLOOKUP([.A74];[$Ticker.A$1:$Ticker.B$1048576];2;0)" office:value-type="string" office:string-value="B3" calcext:value-type="string">
            <text:p>B3</text:p>
          </table:table-cell>
          <table:table-cell table:style-name="ce348" table:formula="of:=VLOOKUP([.B74];[$'Chat-GPT - Aluno'.A$1:$'Chat-GPT - Aluno'.C$1048576];2;0)" office:value-type="string" office:string-value="Finanças" calcext:value-type="string">
            <text:p>Finanças</text:p>
          </table:table-cell>
          <table:table-cell table:style-name="ce348" table:formula="of:=VLOOKUP([.B74];[$'Chat-GPT - Aluno'.A$1:$'Chat-GPT - Aluno'.C$1048576];3;0)" office:value-type="float" office:value="128" calcext:value-type="float">
            <text:p>128</text:p>
          </table:table-cell>
          <table:table-cell table:style-name="ce347" table:formula="of:=IF([.D74]&gt;100;&quot;Maior de 100&quot;;IF([.D74]&gt;50;&quot;Entre 50 e 100&quot;;IF([.D74]&lt;=50;&quot;50 ou menos&quot;;&quot;NOVINHO&quot;)))" office:value-type="string" office:string-value="Maior de 100" calcext:value-type="string">
            <text:p>Maior de 100</text:p>
          </table:table-cell>
          <table:table-cell table:style-name="ce352" office:value-type="date" office:date-value="2024-01-26" calcext:value-type="date">
            <text:p>01/26/24</text:p>
          </table:table-cell>
          <table:table-cell table:style-name="ce356" office:value-type="float" office:value="13.22" calcext:value-type="float">
            <text:p>13,22</text:p>
          </table:table-cell>
          <table:table-cell table:style-name="ce359" table:formula="of:=VLOOKUP([.A74];[$Total_de_acoes.A$1:$Total_de_acoes.B$1048576];2;0)" office:value-type="float" office:value="5602790110" calcext:value-type="float">
            <text:p>5.602.790.110</text:p>
          </table:table-cell>
          <table:table-cell table:style-name="ce300" office:value-type="float" office:value="-1.56" calcext:value-type="float">
            <text:p>-1,56</text:p>
          </table:table-cell>
          <table:table-cell table:style-name="ce302" table:formula="of:=[.I74]/100" office:value-type="float" office:value="-0.0156" calcext:value-type="float">
            <text:p>-0,0156</text:p>
          </table:table-cell>
          <table:table-cell table:style-name="ce363" table:formula="of:=[.G74]/(1+[.J74])" office:value-type="float" office:value="13.4295002031694" calcext:value-type="float">
            <text:p>13,430</text:p>
          </table:table-cell>
          <table:table-cell table:style-name="ce366" table:formula="of:=([.G74]-[.K74])*[.H74]" office:value-type="currency" office:currency="BRL" office:value="-1173785666.36074" calcext:value-type="currency">
            <text:p>-R$ 1.173.785.666,36</text:p>
          </table:table-cell>
          <table:table-cell table:style-name="ce368" table:formula="of:=IF([.L74]=0;&quot;Estável&quot;;IF([.L74]&gt;0;&quot;SUBIU&quot;;&quot;desceu&quot;))" office:value-type="string" office:string-value="desceu" calcext:value-type="string">
            <text:p>desceu</text:p>
          </table:table-cell>
          <table:table-cell table:style-name="ce372" office:value-type="float" office:value="-4.13" calcext:value-type="float">
            <text:p>-4,13</text:p>
          </table:table-cell>
          <table:table-cell table:style-name="ce376" table:formula="of:=[.N74]/100" office:value-type="float" office:value="-0.0413" calcext:value-type="float">
            <text:p>-0,041</text:p>
          </table:table-cell>
          <table:table-cell table:style-name="ce376" table:formula="of:=[.G74]/([.O74]+1)" office:value-type="float" office:value="13.7895066235527" calcext:value-type="float">
            <text:p>13,790</text:p>
          </table:table-cell>
          <table:table-cell table:style-name="ce380" table:formula="of:=VLOOKUP([.A74];[$Total_de_acoes.A$1:$Total_de_acoes.B$1048576];2;0)" office:value-type="float" office:value="5602790110" calcext:value-type="float">
            <text:p>5.602.790.110</text:p>
          </table:table-cell>
          <table:table-cell table:style-name="ce384" table:formula="of:=([.G74]-[.P74])*[.Q74]" office:value-type="currency" office:currency="BRL" office:value="-3190826078.02072" calcext:value-type="currency">
            <text:p>-R$ 3.190.826.078,02</text:p>
          </table:table-cell>
          <table:table-cell table:style-name="ce388" table:formula="of:=IF([.R74]=0;&quot;Estável&quot;;IF([.R74]&gt;0;&quot;SUBIU&quot;;&quot;desceu&quot;))" office:value-type="string" office:string-value="desceu" calcext:value-type="string">
            <text:p>desceu</text:p>
          </table:table-cell>
          <table:table-cell table:style-name="ce391" office:value-type="float" office:value="-8.58" calcext:value-type="float">
            <text:p>-8,58</text:p>
          </table:table-cell>
          <table:table-cell table:style-name="ce391" table:formula="of:=[.T74]/100" office:value-type="float" office:value="-0.0858" calcext:value-type="float">
            <text:p>-0,0858</text:p>
          </table:table-cell>
          <table:table-cell table:style-name="ce393" table:formula="of:=[.G74]/([.U74]+1)" office:value-type="float" office:value="14.4607306935025" calcext:value-type="float">
            <text:p>14,461</text:p>
          </table:table-cell>
          <table:table-cell table:style-name="ce396" table:formula="of:=[.V74]*[.H74]" office:value-type="currency" office:currency="BRL" office:value="81020438912.9293" calcext:value-type="currency">
            <text:p>R$ 81.020.438.912,93</text:p>
          </table:table-cell>
          <table:table-cell table:style-name="ce399" table:formula="of:=IF([.W74]=0;&quot;Estável&quot;;IF([.W74]&gt;0;&quot;SUBIU&quot;;&quot;desceu&quot;))" office:value-type="string" office:string-value="SUBIU" calcext:value-type="string">
            <text:p>SUBIU</text:p>
          </table:table-cell>
          <table:table-cell table:style-name="ce404" office:value-type="float" office:value="-8.58" calcext:value-type="float">
            <text:p>-8,58</text:p>
          </table:table-cell>
          <table:table-cell table:style-name="ce404" table:formula="of:=[.Y74]/100" office:value-type="float" office:value="-0.0858" calcext:value-type="float">
            <text:p>-0,0858</text:p>
          </table:table-cell>
          <table:table-cell table:style-name="ce407" table:formula="of:=[.G74]/([.Z74]+1)" office:value-type="float" office:value="14.4607306935025" calcext:value-type="float">
            <text:p>14,461</text:p>
          </table:table-cell>
          <table:table-cell table:style-name="ce410" table:formula="of:=[.H74]*[.AA74]" office:value-type="currency" office:currency="BRL" office:value="81020438912.9293" calcext:value-type="currency">
            <text:p>R$ 81.020.438.912,93</text:p>
          </table:table-cell>
          <table:table-cell table:style-name="ce413" table:formula="of:=IF([.AB74]=0;&quot;Estável&quot;;IF([.AB74]&gt;0;&quot;SUBIU&quot;;&quot;desceu&quot;))" office:value-type="string" office:string-value="SUBIU" calcext:value-type="string">
            <text:p>SUBIU</text:p>
          </table:table-cell>
          <table:table-cell table:style-name="ce417" office:value-type="float" office:value="3.88" calcext:value-type="float">
            <text:p>3,88</text:p>
          </table:table-cell>
          <table:table-cell table:style-name="ce417" table:formula="of:=[.AD74]/100" office:value-type="float" office:value="0.0388" calcext:value-type="float">
            <text:p>0,0388</text:p>
          </table:table-cell>
          <table:table-cell table:style-name="ce420" table:formula="of:=[.G74]/([.AE74]+1)" office:value-type="float" office:value="12.7262225644975" calcext:value-type="float">
            <text:p>12,726</text:p>
          </table:table-cell>
          <table:table-cell table:style-name="ce423" table:formula="of:=[.AF74]*[.H74]" office:value-type="currency" office:currency="BRL" office:value="71302353922.0254" calcext:value-type="currency">
            <text:p>R$ 71.302.353.922,03</text:p>
          </table:table-cell>
          <table:table-cell table:style-name="ce426" table:formula="of:=IF([.AG74]=0;&quot;Estável&quot;;IF([.AG74]&gt;0;&quot;SUBIU&quot;;&quot;desceu&quot;))" office:value-type="string" office:string-value="SUBIU" calcext:value-type="string">
            <text:p>SUBIU</text:p>
          </table:table-cell>
          <table:table-cell table:style-name="ce347" table:formula="of:=[.B74]" office:value-type="string" office:string-value="B3" calcext:value-type="string">
            <text:p>B3</text:p>
          </table:table-cell>
          <table:table-cell table:number-columns-repeated="29"/>
        </table:table-row>
        <table:table-row table:style-name="ro2">
          <table:table-cell table:style-name="ce343" office:value-type="string" calcext:value-type="string">
            <text:p>HYPE3</text:p>
          </table:table-cell>
          <table:table-cell table:style-name="ce347" table:formula="of:=VLOOKUP([.A75];[$Ticker.A$1:$Ticker.B$1048576];2;0)" office:value-type="string" office:string-value="Hypera" calcext:value-type="string">
            <text:p>Hypera</text:p>
          </table:table-cell>
          <table:table-cell table:style-name="ce347" table:formula="of:=VLOOKUP([.B75];[$'Chat-GPT - Aluno'.A$1:$'Chat-GPT - Aluno'.C$1048576];2;0)" office:value-type="string" office:string-value="Farmacêutico" calcext:value-type="string">
            <text:p>Farmacêutico</text:p>
          </table:table-cell>
          <table:table-cell table:style-name="ce347" table:formula="of:=VLOOKUP([.B75];[$'Chat-GPT - Aluno'.A$1:$'Chat-GPT - Aluno'.C$1048576];3;0)" office:value-type="float" office:value="21" calcext:value-type="float">
            <text:p>21</text:p>
          </table:table-cell>
          <table:table-cell table:style-name="ce347" table:formula="of:=IF([.D75]&gt;100;&quot;Maior de 100&quot;;IF([.D75]&gt;50;&quot;Entre 50 e 100&quot;;IF([.D75]&lt;=50;&quot;50 ou menos&quot;;&quot;NOVINHO&quot;)))" office:value-type="string" office:string-value="50 ou menos" calcext:value-type="string">
            <text:p>50 ou menos</text:p>
          </table:table-cell>
          <table:table-cell table:style-name="ce351" office:value-type="date" office:date-value="2024-01-26" calcext:value-type="date">
            <text:p>01/26/24</text:p>
          </table:table-cell>
          <table:table-cell table:style-name="ce355" office:value-type="float" office:value="31.08" calcext:value-type="float">
            <text:p>31,08</text:p>
          </table:table-cell>
          <table:table-cell table:style-name="ce358" table:formula="of:=VLOOKUP([.A75];[$Total_de_acoes.A$1:$Total_de_acoes.B$1048576];2;0)" office:value-type="float" office:value="409490388" calcext:value-type="float">
            <text:p>409.490.388</text:p>
          </table:table-cell>
          <table:table-cell table:style-name="ce299" office:value-type="float" office:value="-1.61" calcext:value-type="float">
            <text:p>-1,61</text:p>
          </table:table-cell>
          <table:table-cell table:style-name="ce301" table:formula="of:=[.I75]/100" office:value-type="float" office:value="-0.0161" calcext:value-type="float">
            <text:p>-0,0161</text:p>
          </table:table-cell>
          <table:table-cell table:style-name="ce362" table:formula="of:=[.G75]/(1+[.J75])" office:value-type="float" office:value="31.5885760748043" calcext:value-type="float">
            <text:p>31,589</text:p>
          </table:table-cell>
          <table:table-cell table:style-name="ce365" table:formula="of:=([.G75]-[.K75])*[.H75]" office:value-type="currency" office:currency="BRL" office:value="-208257014.19915" calcext:value-type="currency">
            <text:p>-R$ 208.257.014,20</text:p>
          </table:table-cell>
          <table:table-cell table:style-name="ce368" table:formula="of:=IF([.L75]=0;&quot;Estável&quot;;IF([.L75]&gt;0;&quot;SUBIU&quot;;&quot;desceu&quot;))" office:value-type="string" office:string-value="desceu" calcext:value-type="string">
            <text:p>desceu</text:p>
          </table:table-cell>
          <table:table-cell table:style-name="ce371" office:value-type="float" office:value="-5.27" calcext:value-type="float">
            <text:p>-5,27</text:p>
          </table:table-cell>
          <table:table-cell table:style-name="ce375" table:formula="of:=[.N75]/100" office:value-type="float" office:value="-0.0527" calcext:value-type="float">
            <text:p>-0,053</text:p>
          </table:table-cell>
          <table:table-cell table:style-name="ce375" table:formula="of:=[.G75]/([.O75]+1)" office:value-type="float" office:value="32.8090362081706" calcext:value-type="float">
            <text:p>32,809</text:p>
          </table:table-cell>
          <table:table-cell table:style-name="ce379" table:formula="of:=VLOOKUP([.A75];[$Total_de_acoes.A$1:$Total_de_acoes.B$1048576];2;0)" office:value-type="float" office:value="409490388" calcext:value-type="float">
            <text:p>409.490.388</text:p>
          </table:table-cell>
          <table:table-cell table:style-name="ce383" table:formula="of:=([.G75]-[.P75])*[.Q75]" office:value-type="currency" office:currency="BRL" office:value="-708023707.749824" calcext:value-type="currency">
            <text:p>-R$ 708.023.707,75</text:p>
          </table:table-cell>
          <table:table-cell table:style-name="ce387" table:formula="of:=IF([.R75]=0;&quot;Estável&quot;;IF([.R75]&gt;0;&quot;SUBIU&quot;;&quot;desceu&quot;))" office:value-type="string" office:string-value="desceu" calcext:value-type="string">
            <text:p>desceu</text:p>
          </table:table-cell>
          <table:table-cell table:style-name="ce372" office:value-type="float" office:value="-13.06" calcext:value-type="float">
            <text:p>-13,06</text:p>
          </table:table-cell>
          <table:table-cell table:style-name="ce372" table:formula="of:=[.T75]/100" office:value-type="float" office:value="-0.1306" calcext:value-type="float">
            <text:p>-0,1306</text:p>
          </table:table-cell>
          <table:table-cell table:style-name="ce376" table:formula="of:=[.G75]/([.U75]+1)" office:value-type="float" office:value="35.7487922705314" calcext:value-type="float">
            <text:p>35,749</text:p>
          </table:table-cell>
          <table:table-cell table:style-name="ce384" table:formula="of:=[.V75]*[.H75]" office:value-type="currency" office:currency="BRL" office:value="14638786817.3913" calcext:value-type="currency">
            <text:p>R$ 14.638.786.817,39</text:p>
          </table:table-cell>
          <table:table-cell table:style-name="ce388" table:formula="of:=IF([.W75]=0;&quot;Estável&quot;;IF([.W75]&gt;0;&quot;SUBIU&quot;;&quot;desceu&quot;))" office:value-type="string" office:string-value="SUBIU" calcext:value-type="string">
            <text:p>SUBIU</text:p>
          </table:table-cell>
          <table:table-cell table:style-name="ce403" office:value-type="float" office:value="-13.06" calcext:value-type="float">
            <text:p>-13,06</text:p>
          </table:table-cell>
          <table:table-cell table:style-name="ce403" table:formula="of:=[.Y75]/100" office:value-type="float" office:value="-0.1306" calcext:value-type="float">
            <text:p>-0,1306</text:p>
          </table:table-cell>
          <table:table-cell table:style-name="ce406" table:formula="of:=[.G75]/([.Z75]+1)" office:value-type="float" office:value="35.7487922705314" calcext:value-type="float">
            <text:p>35,749</text:p>
          </table:table-cell>
          <table:table-cell table:style-name="ce409" table:formula="of:=[.H75]*[.AA75]" office:value-type="currency" office:currency="BRL" office:value="14638786817.3913" calcext:value-type="currency">
            <text:p>R$ 14.638.786.817,39</text:p>
          </table:table-cell>
          <table:table-cell table:style-name="ce412" table:formula="of:=IF([.AB75]=0;&quot;Estável&quot;;IF([.AB75]&gt;0;&quot;SUBIU&quot;;&quot;desceu&quot;))" office:value-type="string" office:string-value="SUBIU" calcext:value-type="string">
            <text:p>SUBIU</text:p>
          </table:table-cell>
          <table:table-cell table:style-name="ce416" office:value-type="float" office:value="-27.52" calcext:value-type="float">
            <text:p>-27,52</text:p>
          </table:table-cell>
          <table:table-cell table:style-name="ce416" table:formula="of:=[.AD75]/100" office:value-type="float" office:value="-0.2752" calcext:value-type="float">
            <text:p>-0,2752</text:p>
          </table:table-cell>
          <table:table-cell table:style-name="ce419" table:formula="of:=[.G75]/([.AE75]+1)" office:value-type="float" office:value="42.8807947019868" calcext:value-type="float">
            <text:p>42,881</text:p>
          </table:table-cell>
          <table:table-cell table:style-name="ce422" table:formula="of:=[.AF75]*[.H75]" office:value-type="currency" office:currency="BRL" office:value="17559273260.2649" calcext:value-type="currency">
            <text:p>R$ 17.559.273.260,26</text:p>
          </table:table-cell>
          <table:table-cell table:style-name="ce425" table:formula="of:=IF([.AG75]=0;&quot;Estável&quot;;IF([.AG75]&gt;0;&quot;SUBIU&quot;;&quot;desceu&quot;))" office:value-type="string" office:string-value="SUBIU" calcext:value-type="string">
            <text:p>SUBIU</text:p>
          </table:table-cell>
          <table:table-cell table:style-name="ce347" table:formula="of:=[.B75]" office:value-type="string" office:string-value="Hypera" calcext:value-type="string">
            <text:p>Hypera</text:p>
          </table:table-cell>
          <table:table-cell table:number-columns-repeated="29"/>
        </table:table-row>
        <table:table-row table:style-name="ro2">
          <table:table-cell table:style-name="ce344" office:value-type="string" calcext:value-type="string">
            <text:p>SMTO3</text:p>
          </table:table-cell>
          <table:table-cell table:style-name="ce348" table:formula="of:=VLOOKUP([.A76];[$Ticker.A$1:$Ticker.B$1048576];2;0)" office:value-type="string" office:string-value="São Martinho" calcext:value-type="string">
            <text:p>São Martinho</text:p>
          </table:table-cell>
          <table:table-cell table:style-name="ce348" table:formula="of:=VLOOKUP([.B76];[$'Chat-GPT - Aluno'.A$1:$'Chat-GPT - Aluno'.C$1048576];2;0)" office:value-type="string" office:string-value="Agricultura" calcext:value-type="string">
            <text:p>Agricultura</text:p>
          </table:table-cell>
          <table:table-cell table:style-name="ce348" table:formula="of:=VLOOKUP([.B76];[$'Chat-GPT - Aluno'.A$1:$'Chat-GPT - Aluno'.C$1048576];3;0)" office:value-type="float" office:value="87" calcext:value-type="float">
            <text:p>87</text:p>
          </table:table-cell>
          <table:table-cell table:style-name="ce347" table:formula="of:=IF([.D76]&gt;100;&quot;Maior de 100&quot;;IF([.D76]&gt;50;&quot;Entre 50 e 100&quot;;IF([.D76]&lt;=50;&quot;50 ou menos&quot;;&quot;NOVINHO&quot;)))" office:value-type="string" office:string-value="Entre 50 e 100" calcext:value-type="string">
            <text:p>Entre 50 e 100</text:p>
          </table:table-cell>
          <table:table-cell table:style-name="ce352" office:value-type="date" office:date-value="2024-01-26" calcext:value-type="date">
            <text:p>01/26/24</text:p>
          </table:table-cell>
          <table:table-cell table:style-name="ce356" office:value-type="float" office:value="28.2" calcext:value-type="float">
            <text:p>28,20</text:p>
          </table:table-cell>
          <table:table-cell table:style-name="ce359" table:formula="of:=VLOOKUP([.A76];[$Total_de_acoes.A$1:$Total_de_acoes.B$1048576];2;0)" office:value-type="float" office:value="142377330" calcext:value-type="float">
            <text:p>142.377.330</text:p>
          </table:table-cell>
          <table:table-cell table:style-name="ce300" office:value-type="float" office:value="-1.94" calcext:value-type="float">
            <text:p>-1,94</text:p>
          </table:table-cell>
          <table:table-cell table:style-name="ce302" table:formula="of:=[.I76]/100" office:value-type="float" office:value="-0.0194" calcext:value-type="float">
            <text:p>-0,0194</text:p>
          </table:table-cell>
          <table:table-cell table:style-name="ce363" table:formula="of:=[.G76]/(1+[.J76])" office:value-type="float" office:value="28.7579033244952" calcext:value-type="float">
            <text:p>28,758</text:p>
          </table:table-cell>
          <table:table-cell table:style-name="ce366" table:formula="of:=([.G76]-[.K76])*[.H76]" office:value-type="currency" office:currency="BRL" office:value="-79432785.7397512" calcext:value-type="currency">
            <text:p>-R$ 79.432.785,74</text:p>
          </table:table-cell>
          <table:table-cell table:style-name="ce368" table:formula="of:=IF([.L76]=0;&quot;Estável&quot;;IF([.L76]&gt;0;&quot;SUBIU&quot;;&quot;desceu&quot;))" office:value-type="string" office:string-value="desceu" calcext:value-type="string">
            <text:p>desceu</text:p>
          </table:table-cell>
          <table:table-cell table:style-name="ce372" office:value-type="float" office:value="0.36" calcext:value-type="float">
            <text:p>0,36</text:p>
          </table:table-cell>
          <table:table-cell table:style-name="ce376" table:formula="of:=[.N76]/100" office:value-type="float" office:value="0.0036" calcext:value-type="float">
            <text:p>0,004</text:p>
          </table:table-cell>
          <table:table-cell table:style-name="ce376" table:formula="of:=[.G76]/([.O76]+1)" office:value-type="float" office:value="28.0988441610203" calcext:value-type="float">
            <text:p>28,099</text:p>
          </table:table-cell>
          <table:table-cell table:style-name="ce380" table:formula="of:=VLOOKUP([.A76];[$Total_de_acoes.A$1:$Total_de_acoes.B$1048576];2;0)" office:value-type="float" office:value="142377330" calcext:value-type="float">
            <text:p>142.377.330</text:p>
          </table:table-cell>
          <table:table-cell table:style-name="ce384" table:formula="of:=([.G76]-[.P76])*[.Q76]" office:value-type="currency" office:currency="BRL" office:value="14402298.2678361" calcext:value-type="currency">
            <text:p>R$ 14.402.298,27</text:p>
          </table:table-cell>
          <table:table-cell table:style-name="ce388" table:formula="of:=IF([.R76]=0;&quot;Estável&quot;;IF([.R76]&gt;0;&quot;SUBIU&quot;;&quot;desceu&quot;))" office:value-type="string" office:string-value="SUBIU" calcext:value-type="string">
            <text:p>SUBIU</text:p>
          </table:table-cell>
          <table:table-cell table:style-name="ce391" office:value-type="float" office:value="-3.79" calcext:value-type="float">
            <text:p>-3,79</text:p>
          </table:table-cell>
          <table:table-cell table:style-name="ce391" table:formula="of:=[.T76]/100" office:value-type="float" office:value="-0.0379" calcext:value-type="float">
            <text:p>-0,0379</text:p>
          </table:table-cell>
          <table:table-cell table:style-name="ce393" table:formula="of:=[.G76]/([.U76]+1)" office:value-type="float" office:value="29.3108824446523" calcext:value-type="float">
            <text:p>29,311</text:p>
          </table:table-cell>
          <table:table-cell table:style-name="ce396" table:formula="of:=[.V76]*[.H76]" office:value-type="currency" office:currency="BRL" office:value="4173205182.41347" calcext:value-type="currency">
            <text:p>R$ 4.173.205.182,41</text:p>
          </table:table-cell>
          <table:table-cell table:style-name="ce399" table:formula="of:=IF([.W76]=0;&quot;Estável&quot;;IF([.W76]&gt;0;&quot;SUBIU&quot;;&quot;desceu&quot;))" office:value-type="string" office:string-value="SUBIU" calcext:value-type="string">
            <text:p>SUBIU</text:p>
          </table:table-cell>
          <table:table-cell table:style-name="ce404" office:value-type="float" office:value="-3.79" calcext:value-type="float">
            <text:p>-3,79</text:p>
          </table:table-cell>
          <table:table-cell table:style-name="ce404" table:formula="of:=[.Y76]/100" office:value-type="float" office:value="-0.0379" calcext:value-type="float">
            <text:p>-0,0379</text:p>
          </table:table-cell>
          <table:table-cell table:style-name="ce407" table:formula="of:=[.G76]/([.Z76]+1)" office:value-type="float" office:value="29.3108824446523" calcext:value-type="float">
            <text:p>29,311</text:p>
          </table:table-cell>
          <table:table-cell table:style-name="ce410" table:formula="of:=[.H76]*[.AA76]" office:value-type="currency" office:currency="BRL" office:value="4173205182.41347" calcext:value-type="currency">
            <text:p>R$ 4.173.205.182,41</text:p>
          </table:table-cell>
          <table:table-cell table:style-name="ce413" table:formula="of:=IF([.AB76]=0;&quot;Estável&quot;;IF([.AB76]&gt;0;&quot;SUBIU&quot;;&quot;desceu&quot;))" office:value-type="string" office:string-value="SUBIU" calcext:value-type="string">
            <text:p>SUBIU</text:p>
          </table:table-cell>
          <table:table-cell table:style-name="ce417" office:value-type="float" office:value="17.1" calcext:value-type="float">
            <text:p>17,1</text:p>
          </table:table-cell>
          <table:table-cell table:style-name="ce417" table:formula="of:=[.AD76]/100" office:value-type="float" office:value="0.171" calcext:value-type="float">
            <text:p>0,171</text:p>
          </table:table-cell>
          <table:table-cell table:style-name="ce420" table:formula="of:=[.G76]/([.AE76]+1)" office:value-type="float" office:value="24.0819812126388" calcext:value-type="float">
            <text:p>24,082</text:p>
          </table:table-cell>
          <table:table-cell table:style-name="ce423" table:formula="of:=[.AF76]*[.H76]" office:value-type="currency" office:currency="BRL" office:value="3428728186.16567" calcext:value-type="currency">
            <text:p>R$ 3.428.728.186,17</text:p>
          </table:table-cell>
          <table:table-cell table:style-name="ce426" table:formula="of:=IF([.AG76]=0;&quot;Estável&quot;;IF([.AG76]&gt;0;&quot;SUBIU&quot;;&quot;desceu&quot;))" office:value-type="string" office:string-value="SUBIU" calcext:value-type="string">
            <text:p>SUBIU</text:p>
          </table:table-cell>
          <table:table-cell table:style-name="ce347" table:formula="of:=[.B76]" office:value-type="string" office:string-value="São Martinho" calcext:value-type="string">
            <text:p>São Martinho</text:p>
          </table:table-cell>
          <table:table-cell table:number-columns-repeated="29"/>
        </table:table-row>
        <table:table-row table:style-name="ro2">
          <table:table-cell table:style-name="ce343" office:value-type="string" calcext:value-type="string">
            <text:p>HAPV3</text:p>
          </table:table-cell>
          <table:table-cell table:style-name="ce347" table:formula="of:=VLOOKUP([.A77];[$Ticker.A$1:$Ticker.B$1048576];2;0)" office:value-type="string" office:string-value="Hapvida" calcext:value-type="string">
            <text:p>Hapvida</text:p>
          </table:table-cell>
          <table:table-cell table:style-name="ce347" table:formula="of:=VLOOKUP([.B77];[$'Chat-GPT - Aluno'.A$1:$'Chat-GPT - Aluno'.C$1048576];2;0)" office:value-type="string" office:string-value="Saúde" calcext:value-type="string">
            <text:p>Saúde</text:p>
          </table:table-cell>
          <table:table-cell table:style-name="ce347" table:formula="of:=VLOOKUP([.B77];[$'Chat-GPT - Aluno'.A$1:$'Chat-GPT - Aluno'.C$1048576];3;0)" office:value-type="float" office:value="45" calcext:value-type="float">
            <text:p>45</text:p>
          </table:table-cell>
          <table:table-cell table:style-name="ce347" table:formula="of:=IF([.D77]&gt;100;&quot;Maior de 100&quot;;IF([.D77]&gt;50;&quot;Entre 50 e 100&quot;;IF([.D77]&lt;=50;&quot;50 ou menos&quot;;&quot;NOVINHO&quot;)))" office:value-type="string" office:string-value="50 ou menos" calcext:value-type="string">
            <text:p>50 ou menos</text:p>
          </table:table-cell>
          <table:table-cell table:style-name="ce351" office:value-type="date" office:date-value="2024-01-26" calcext:value-type="date">
            <text:p>01/26/24</text:p>
          </table:table-cell>
          <table:table-cell table:style-name="ce355" office:value-type="float" office:value="3.93" calcext:value-type="float">
            <text:p>3,93</text:p>
          </table:table-cell>
          <table:table-cell table:style-name="ce358" table:formula="of:=VLOOKUP([.A77];[$Total_de_acoes.A$1:$Total_de_acoes.B$1048576];2;0)" office:value-type="float" office:value="4394332306" calcext:value-type="float">
            <text:p>4.394.332.306</text:p>
          </table:table-cell>
          <table:table-cell table:style-name="ce299" office:value-type="float" office:value="-1.99" calcext:value-type="float">
            <text:p>-1,99</text:p>
          </table:table-cell>
          <table:table-cell table:style-name="ce301" table:formula="of:=[.I77]/100" office:value-type="float" office:value="-0.0199" calcext:value-type="float">
            <text:p>-0,0199</text:p>
          </table:table-cell>
          <table:table-cell table:style-name="ce362" table:formula="of:=[.G77]/(1+[.J77])" office:value-type="float" office:value="4.00979491888583" calcext:value-type="float">
            <text:p>4,010</text:p>
          </table:table-cell>
          <table:table-cell table:style-name="ce365" table:formula="of:=([.G77]-[.K77])*[.H77]" office:value-type="currency" office:currency="BRL" office:value="-350645389.914644" calcext:value-type="currency">
            <text:p>-R$ 350.645.389,91</text:p>
          </table:table-cell>
          <table:table-cell table:style-name="ce368" table:formula="of:=IF([.L77]=0;&quot;Estável&quot;;IF([.L77]&gt;0;&quot;SUBIU&quot;;&quot;desceu&quot;))" office:value-type="string" office:string-value="desceu" calcext:value-type="string">
            <text:p>desceu</text:p>
          </table:table-cell>
          <table:table-cell table:style-name="ce371" office:value-type="float" office:value="-2.24" calcext:value-type="float">
            <text:p>-2,24</text:p>
          </table:table-cell>
          <table:table-cell table:style-name="ce375" table:formula="of:=[.N77]/100" office:value-type="float" office:value="-0.0224" calcext:value-type="float">
            <text:p>-0,022</text:p>
          </table:table-cell>
          <table:table-cell table:style-name="ce375" table:formula="of:=[.G77]/([.O77]+1)" office:value-type="float" office:value="4.02004909983633" calcext:value-type="float">
            <text:p>4,020</text:p>
          </table:table-cell>
          <table:table-cell table:style-name="ce379" table:formula="of:=VLOOKUP([.A77];[$Total_de_acoes.A$1:$Total_de_acoes.B$1048576];2;0)" office:value-type="float" office:value="4394332306" calcext:value-type="float">
            <text:p>4.394.332.306</text:p>
          </table:table-cell>
          <table:table-cell table:style-name="ce383" table:formula="of:=([.G77]-[.P77])*[.Q77]" office:value-type="currency" office:currency="BRL" office:value="-395705668.537021" calcext:value-type="currency">
            <text:p>-R$ 395.705.668,54</text:p>
          </table:table-cell>
          <table:table-cell table:style-name="ce387" table:formula="of:=IF([.R77]=0;&quot;Estável&quot;;IF([.R77]&gt;0;&quot;SUBIU&quot;;&quot;desceu&quot;))" office:value-type="string" office:string-value="desceu" calcext:value-type="string">
            <text:p>desceu</text:p>
          </table:table-cell>
          <table:table-cell table:style-name="ce372" office:value-type="float" office:value="-11.69" calcext:value-type="float">
            <text:p>-11,69</text:p>
          </table:table-cell>
          <table:table-cell table:style-name="ce372" table:formula="of:=[.T77]/100" office:value-type="float" office:value="-0.1169" calcext:value-type="float">
            <text:p>-0,1169</text:p>
          </table:table-cell>
          <table:table-cell table:style-name="ce376" table:formula="of:=[.G77]/([.U77]+1)" office:value-type="float" office:value="4.45023213679085" calcext:value-type="float">
            <text:p>4,450</text:p>
          </table:table-cell>
          <table:table-cell table:style-name="ce384" table:formula="of:=[.V77]*[.H77]" office:value-type="currency" office:currency="BRL" office:value="19555798847.8994" calcext:value-type="currency">
            <text:p>R$ 19.555.798.847,90</text:p>
          </table:table-cell>
          <table:table-cell table:style-name="ce388" table:formula="of:=IF([.W77]=0;&quot;Estável&quot;;IF([.W77]&gt;0;&quot;SUBIU&quot;;&quot;desceu&quot;))" office:value-type="string" office:string-value="SUBIU" calcext:value-type="string">
            <text:p>SUBIU</text:p>
          </table:table-cell>
          <table:table-cell table:style-name="ce403" office:value-type="float" office:value="-11.69" calcext:value-type="float">
            <text:p>-11,69</text:p>
          </table:table-cell>
          <table:table-cell table:style-name="ce403" table:formula="of:=[.Y77]/100" office:value-type="float" office:value="-0.1169" calcext:value-type="float">
            <text:p>-0,1169</text:p>
          </table:table-cell>
          <table:table-cell table:style-name="ce406" table:formula="of:=[.G77]/([.Z77]+1)" office:value-type="float" office:value="4.45023213679085" calcext:value-type="float">
            <text:p>4,450</text:p>
          </table:table-cell>
          <table:table-cell table:style-name="ce409" table:formula="of:=[.H77]*[.AA77]" office:value-type="currency" office:currency="BRL" office:value="19555798847.8994" calcext:value-type="currency">
            <text:p>R$ 19.555.798.847,90</text:p>
          </table:table-cell>
          <table:table-cell table:style-name="ce412" table:formula="of:=IF([.AB77]=0;&quot;Estável&quot;;IF([.AB77]&gt;0;&quot;SUBIU&quot;;&quot;desceu&quot;))" office:value-type="string" office:string-value="SUBIU" calcext:value-type="string">
            <text:p>SUBIU</text:p>
          </table:table-cell>
          <table:table-cell table:style-name="ce416" office:value-type="float" office:value="-11.49" calcext:value-type="float">
            <text:p>-11,49</text:p>
          </table:table-cell>
          <table:table-cell table:style-name="ce416" table:formula="of:=[.AD77]/100" office:value-type="float" office:value="-0.1149" calcext:value-type="float">
            <text:p>-0,1149</text:p>
          </table:table-cell>
          <table:table-cell table:style-name="ce419" table:formula="of:=[.G77]/([.AE77]+1)" office:value-type="float" office:value="4.44017625127104" calcext:value-type="float">
            <text:p>4,440</text:p>
          </table:table-cell>
          <table:table-cell table:style-name="ce422" table:formula="of:=[.AF77]*[.H77]" office:value-type="currency" office:currency="BRL" office:value="19511609945.2943" calcext:value-type="currency">
            <text:p>R$ 19.511.609.945,29</text:p>
          </table:table-cell>
          <table:table-cell table:style-name="ce425" table:formula="of:=IF([.AG77]=0;&quot;Estável&quot;;IF([.AG77]&gt;0;&quot;SUBIU&quot;;&quot;desceu&quot;))" office:value-type="string" office:string-value="SUBIU" calcext:value-type="string">
            <text:p>SUBIU</text:p>
          </table:table-cell>
          <table:table-cell table:style-name="ce347" table:formula="of:=[.B77]" office:value-type="string" office:string-value="Hapvida" calcext:value-type="string">
            <text:p>Hapvida</text:p>
          </table:table-cell>
          <table:table-cell table:number-columns-repeated="29"/>
        </table:table-row>
        <table:table-row table:style-name="ro2">
          <table:table-cell table:style-name="ce344" office:value-type="string" calcext:value-type="string">
            <text:p>LREN3</text:p>
          </table:table-cell>
          <table:table-cell table:style-name="ce348" table:formula="of:=VLOOKUP([.A78];[$Ticker.A$1:$Ticker.B$1048576];2;0)" office:value-type="string" office:string-value="Lojas Renner" calcext:value-type="string">
            <text:p>Lojas Renner</text:p>
          </table:table-cell>
          <table:table-cell table:style-name="ce348" table:formula="of:=VLOOKUP([.B78];[$'Chat-GPT - Aluno'.A$1:$'Chat-GPT - Aluno'.C$1048576];2;0)" office:value-type="string" office:string-value="Varejo" calcext:value-type="string">
            <text:p>Varejo</text:p>
          </table:table-cell>
          <table:table-cell table:style-name="ce348" table:formula="of:=VLOOKUP([.B78];[$'Chat-GPT - Aluno'.A$1:$'Chat-GPT - Aluno'.C$1048576];3;0)" office:value-type="float" office:value="56" calcext:value-type="float">
            <text:p>56</text:p>
          </table:table-cell>
          <table:table-cell table:style-name="ce347" table:formula="of:=IF([.D78]&gt;100;&quot;Maior de 100&quot;;IF([.D78]&gt;50;&quot;Entre 50 e 100&quot;;IF([.D78]&lt;=50;&quot;50 ou menos&quot;;&quot;NOVINHO&quot;)))" office:value-type="string" office:string-value="Entre 50 e 100" calcext:value-type="string">
            <text:p>Entre 50 e 100</text:p>
          </table:table-cell>
          <table:table-cell table:style-name="ce352" office:value-type="date" office:date-value="2024-01-26" calcext:value-type="date">
            <text:p>01/26/24</text:p>
          </table:table-cell>
          <table:table-cell table:style-name="ce356" office:value-type="float" office:value="15.78" calcext:value-type="float">
            <text:p>15,78</text:p>
          </table:table-cell>
          <table:table-cell table:style-name="ce359" table:formula="of:=VLOOKUP([.A78];[$Total_de_acoes.A$1:$Total_de_acoes.B$1048576];2;0)" office:value-type="float" office:value="951329770" calcext:value-type="float">
            <text:p>951.329.770</text:p>
          </table:table-cell>
          <table:table-cell table:style-name="ce300" office:value-type="float" office:value="-2.29" calcext:value-type="float">
            <text:p>-2,29</text:p>
          </table:table-cell>
          <table:table-cell table:style-name="ce302" table:formula="of:=[.I78]/100" office:value-type="float" office:value="-0.0229" calcext:value-type="float">
            <text:p>-0,0229</text:p>
          </table:table-cell>
          <table:table-cell table:style-name="ce363" table:formula="of:=[.G78]/(1+[.J78])" office:value-type="float" office:value="16.1498311329444" calcext:value-type="float">
            <text:p>16,150</text:p>
          </table:table-cell>
          <table:table-cell table:style-name="ce366" table:formula="of:=([.G78]-[.K78])*[.H78]" office:value-type="currency" office:currency="BRL" office:value="-351831366.642863" calcext:value-type="currency">
            <text:p>-R$ 351.831.366,64</text:p>
          </table:table-cell>
          <table:table-cell table:style-name="ce368" table:formula="of:=IF([.L78]=0;&quot;Estável&quot;;IF([.L78]&gt;0;&quot;SUBIU&quot;;&quot;desceu&quot;))" office:value-type="string" office:string-value="desceu" calcext:value-type="string">
            <text:p>desceu</text:p>
          </table:table-cell>
          <table:table-cell table:style-name="ce372" office:value-type="float" office:value="-5.62" calcext:value-type="float">
            <text:p>-5,62</text:p>
          </table:table-cell>
          <table:table-cell table:style-name="ce376" table:formula="of:=[.N78]/100" office:value-type="float" office:value="-0.0562" calcext:value-type="float">
            <text:p>-0,056</text:p>
          </table:table-cell>
          <table:table-cell table:style-name="ce376" table:formula="of:=[.G78]/([.O78]+1)" office:value-type="float" office:value="16.7196439923713" calcext:value-type="float">
            <text:p>16,720</text:p>
          </table:table-cell>
          <table:table-cell table:style-name="ce380" table:formula="of:=VLOOKUP([.A78];[$Total_de_acoes.A$1:$Total_de_acoes.B$1048576];2;0)" office:value-type="float" office:value="951329770" calcext:value-type="float">
            <text:p>951.329.770</text:p>
          </table:table-cell>
          <table:table-cell table:style-name="ce384" table:formula="of:=([.G78]-[.P78])*[.Q78]" office:value-type="currency" office:currency="BRL" office:value="-893911303.144437" calcext:value-type="currency">
            <text:p>-R$ 893.911.303,14</text:p>
          </table:table-cell>
          <table:table-cell table:style-name="ce388" table:formula="of:=IF([.R78]=0;&quot;Estável&quot;;IF([.R78]&gt;0;&quot;SUBIU&quot;;&quot;desceu&quot;))" office:value-type="string" office:string-value="desceu" calcext:value-type="string">
            <text:p>desceu</text:p>
          </table:table-cell>
          <table:table-cell table:style-name="ce391" office:value-type="float" office:value="-9.41" calcext:value-type="float">
            <text:p>-9,41</text:p>
          </table:table-cell>
          <table:table-cell table:style-name="ce391" table:formula="of:=[.T78]/100" office:value-type="float" office:value="-0.0941" calcext:value-type="float">
            <text:p>-0,0941</text:p>
          </table:table-cell>
          <table:table-cell table:style-name="ce393" table:formula="of:=[.G78]/([.U78]+1)" office:value-type="float" office:value="17.4191411855613" calcext:value-type="float">
            <text:p>17,419</text:p>
          </table:table-cell>
          <table:table-cell table:style-name="ce396" table:formula="of:=[.V78]*[.H78]" office:value-type="currency" office:currency="BRL" office:value="16571347577.6576" calcext:value-type="currency">
            <text:p>R$ 16.571.347.577,66</text:p>
          </table:table-cell>
          <table:table-cell table:style-name="ce399" table:formula="of:=IF([.W78]=0;&quot;Estável&quot;;IF([.W78]&gt;0;&quot;SUBIU&quot;;&quot;desceu&quot;))" office:value-type="string" office:string-value="SUBIU" calcext:value-type="string">
            <text:p>SUBIU</text:p>
          </table:table-cell>
          <table:table-cell table:style-name="ce404" office:value-type="float" office:value="-9.41" calcext:value-type="float">
            <text:p>-9,41</text:p>
          </table:table-cell>
          <table:table-cell table:style-name="ce404" table:formula="of:=[.Y78]/100" office:value-type="float" office:value="-0.0941" calcext:value-type="float">
            <text:p>-0,0941</text:p>
          </table:table-cell>
          <table:table-cell table:style-name="ce407" table:formula="of:=[.G78]/([.Z78]+1)" office:value-type="float" office:value="17.4191411855613" calcext:value-type="float">
            <text:p>17,419</text:p>
          </table:table-cell>
          <table:table-cell table:style-name="ce410" table:formula="of:=[.H78]*[.AA78]" office:value-type="currency" office:currency="BRL" office:value="16571347577.6576" calcext:value-type="currency">
            <text:p>R$ 16.571.347.577,66</text:p>
          </table:table-cell>
          <table:table-cell table:style-name="ce413" table:formula="of:=IF([.AB78]=0;&quot;Estável&quot;;IF([.AB78]&gt;0;&quot;SUBIU&quot;;&quot;desceu&quot;))" office:value-type="string" office:string-value="SUBIU" calcext:value-type="string">
            <text:p>SUBIU</text:p>
          </table:table-cell>
          <table:table-cell table:style-name="ce417" office:value-type="float" office:value="-24.94" calcext:value-type="float">
            <text:p>-24,94</text:p>
          </table:table-cell>
          <table:table-cell table:style-name="ce417" table:formula="of:=[.AD78]/100" office:value-type="float" office:value="-0.2494" calcext:value-type="float">
            <text:p>-0,2494</text:p>
          </table:table-cell>
          <table:table-cell table:style-name="ce420" table:formula="of:=[.G78]/([.AE78]+1)" office:value-type="float" office:value="21.0231814548361" calcext:value-type="float">
            <text:p>21,023</text:p>
          </table:table-cell>
          <table:table-cell table:style-name="ce423" table:formula="of:=[.AF78]*[.H78]" office:value-type="currency" office:currency="BRL" office:value="19999978378.0975" calcext:value-type="currency">
            <text:p>R$ 19.999.978.378,10</text:p>
          </table:table-cell>
          <table:table-cell table:style-name="ce426" table:formula="of:=IF([.AG78]=0;&quot;Estável&quot;;IF([.AG78]&gt;0;&quot;SUBIU&quot;;&quot;desceu&quot;))" office:value-type="string" office:string-value="SUBIU" calcext:value-type="string">
            <text:p>SUBIU</text:p>
          </table:table-cell>
          <table:table-cell table:style-name="ce347" table:formula="of:=[.B78]" office:value-type="string" office:string-value="Lojas Renner" calcext:value-type="string">
            <text:p>Lojas Renner</text:p>
          </table:table-cell>
          <table:table-cell table:number-columns-repeated="29"/>
        </table:table-row>
        <table:table-row table:style-name="ro2">
          <table:table-cell table:style-name="ce343" office:value-type="string" calcext:value-type="string">
            <text:p>CRFB3</text:p>
          </table:table-cell>
          <table:table-cell table:style-name="ce347" table:formula="of:=VLOOKUP([.A79];[$Ticker.A$1:$Ticker.B$1048576];2;0)" office:value-type="string" office:string-value="Carrefour Brasil" calcext:value-type="string">
            <text:p>Carrefour Brasil</text:p>
          </table:table-cell>
          <table:table-cell table:style-name="ce347" table:formula="of:=VLOOKUP([.B79];[$'Chat-GPT - Aluno'.A$1:$'Chat-GPT - Aluno'.C$1048576];2;0)" office:value-type="string" office:string-value="Varejo" calcext:value-type="string">
            <text:p>Varejo</text:p>
          </table:table-cell>
          <table:table-cell table:style-name="ce347" table:formula="of:=VLOOKUP([.B79];[$'Chat-GPT - Aluno'.A$1:$'Chat-GPT - Aluno'.C$1048576];3;0)" office:value-type="float" office:value="47" calcext:value-type="float">
            <text:p>47</text:p>
          </table:table-cell>
          <table:table-cell table:style-name="ce347" table:formula="of:=IF([.D79]&gt;100;&quot;Maior de 100&quot;;IF([.D79]&gt;50;&quot;Entre 50 e 100&quot;;IF([.D79]&lt;=50;&quot;50 ou menos&quot;;&quot;NOVINHO&quot;)))" office:value-type="string" office:string-value="50 ou menos" calcext:value-type="string">
            <text:p>50 ou menos</text:p>
          </table:table-cell>
          <table:table-cell table:style-name="ce351" office:value-type="date" office:date-value="2024-01-26" calcext:value-type="date">
            <text:p>01/26/24</text:p>
          </table:table-cell>
          <table:table-cell table:style-name="ce355" office:value-type="float" office:value="10.71" calcext:value-type="float">
            <text:p>10,71</text:p>
          </table:table-cell>
          <table:table-cell table:style-name="ce358" table:formula="of:=VLOOKUP([.A79];[$Total_de_acoes.A$1:$Total_de_acoes.B$1048576];2;0)" office:value-type="float" office:value="533990587" calcext:value-type="float">
            <text:p>533.990.587</text:p>
          </table:table-cell>
          <table:table-cell table:style-name="ce299" office:value-type="float" office:value="-2.45" calcext:value-type="float">
            <text:p>-2,45</text:p>
          </table:table-cell>
          <table:table-cell table:style-name="ce301" table:formula="of:=[.I79]/100" office:value-type="float" office:value="-0.0245" calcext:value-type="float">
            <text:p>-0,0245</text:p>
          </table:table-cell>
          <table:table-cell table:style-name="ce362" table:formula="of:=[.G79]/(1+[.J79])" office:value-type="float" office:value="10.9789851358278" calcext:value-type="float">
            <text:p>10,979</text:p>
          </table:table-cell>
          <table:table-cell table:style-name="ce365" table:formula="of:=([.G79]-[.K79])*[.H79]" office:value-type="currency" office:currency="BRL" office:value="-143635530.574951" calcext:value-type="currency">
            <text:p>-R$ 143.635.530,57</text:p>
          </table:table-cell>
          <table:table-cell table:style-name="ce368" table:formula="of:=IF([.L79]=0;&quot;Estável&quot;;IF([.L79]&gt;0;&quot;SUBIU&quot;;&quot;desceu&quot;))" office:value-type="string" office:string-value="desceu" calcext:value-type="string">
            <text:p>desceu</text:p>
          </table:table-cell>
          <table:table-cell table:style-name="ce371" office:value-type="float" office:value="-9.47" calcext:value-type="float">
            <text:p>-9,47</text:p>
          </table:table-cell>
          <table:table-cell table:style-name="ce375" table:formula="of:=[.N79]/100" office:value-type="float" office:value="-0.0947" calcext:value-type="float">
            <text:p>-0,095</text:p>
          </table:table-cell>
          <table:table-cell table:style-name="ce375" table:formula="of:=[.G79]/([.O79]+1)" office:value-type="float" office:value="11.8303324864686" calcext:value-type="float">
            <text:p>11,830</text:p>
          </table:table-cell>
          <table:table-cell table:style-name="ce379" table:formula="of:=VLOOKUP([.A79];[$Total_de_acoes.A$1:$Total_de_acoes.B$1048576];2;0)" office:value-type="float" office:value="533990587" calcext:value-type="float">
            <text:p>533.990.587</text:p>
          </table:table-cell>
          <table:table-cell table:style-name="ce383" table:formula="of:=([.G79]-[.P79])*[.Q79]" office:value-type="currency" office:currency="BRL" office:value="-598247002.084523" calcext:value-type="currency">
            <text:p>-R$ 598.247.002,08</text:p>
          </table:table-cell>
          <table:table-cell table:style-name="ce387" table:formula="of:=IF([.R79]=0;&quot;Estável&quot;;IF([.R79]&gt;0;&quot;SUBIU&quot;;&quot;desceu&quot;))" office:value-type="string" office:string-value="desceu" calcext:value-type="string">
            <text:p>desceu</text:p>
          </table:table-cell>
          <table:table-cell table:style-name="ce372" office:value-type="float" office:value="-13.98" calcext:value-type="float">
            <text:p>-13,98</text:p>
          </table:table-cell>
          <table:table-cell table:style-name="ce372" table:formula="of:=[.T79]/100" office:value-type="float" office:value="-0.1398" calcext:value-type="float">
            <text:p>-0,1398</text:p>
          </table:table-cell>
          <table:table-cell table:style-name="ce376" table:formula="of:=[.G79]/([.U79]+1)" office:value-type="float" office:value="12.4505928853755" calcext:value-type="float">
            <text:p>12,451</text:p>
          </table:table-cell>
          <table:table-cell table:style-name="ce384" table:formula="of:=[.V79]*[.H79]" office:value-type="currency" office:currency="BRL" office:value="6648499403.35969" calcext:value-type="currency">
            <text:p>R$ 6.648.499.403,36</text:p>
          </table:table-cell>
          <table:table-cell table:style-name="ce388" table:formula="of:=IF([.W79]=0;&quot;Estável&quot;;IF([.W79]&gt;0;&quot;SUBIU&quot;;&quot;desceu&quot;))" office:value-type="string" office:string-value="SUBIU" calcext:value-type="string">
            <text:p>SUBIU</text:p>
          </table:table-cell>
          <table:table-cell table:style-name="ce403" office:value-type="float" office:value="-13.98" calcext:value-type="float">
            <text:p>-13,98</text:p>
          </table:table-cell>
          <table:table-cell table:style-name="ce403" table:formula="of:=[.Y79]/100" office:value-type="float" office:value="-0.1398" calcext:value-type="float">
            <text:p>-0,1398</text:p>
          </table:table-cell>
          <table:table-cell table:style-name="ce406" table:formula="of:=[.G79]/([.Z79]+1)" office:value-type="float" office:value="12.4505928853755" calcext:value-type="float">
            <text:p>12,451</text:p>
          </table:table-cell>
          <table:table-cell table:style-name="ce409" table:formula="of:=[.H79]*[.AA79]" office:value-type="currency" office:currency="BRL" office:value="6648499403.35969" calcext:value-type="currency">
            <text:p>R$ 6.648.499.403,36</text:p>
          </table:table-cell>
          <table:table-cell table:style-name="ce412" table:formula="of:=IF([.AB79]=0;&quot;Estável&quot;;IF([.AB79]&gt;0;&quot;SUBIU&quot;;&quot;desceu&quot;))" office:value-type="string" office:string-value="SUBIU" calcext:value-type="string">
            <text:p>SUBIU</text:p>
          </table:table-cell>
          <table:table-cell table:style-name="ce416" office:value-type="float" office:value="-32.72" calcext:value-type="float">
            <text:p>-32,72</text:p>
          </table:table-cell>
          <table:table-cell table:style-name="ce416" table:formula="of:=[.AD79]/100" office:value-type="float" office:value="-0.3272" calcext:value-type="float">
            <text:p>-0,3272</text:p>
          </table:table-cell>
          <table:table-cell table:style-name="ce419" table:formula="of:=[.G79]/([.AE79]+1)" office:value-type="float" office:value="15.9185493460166" calcext:value-type="float">
            <text:p>15,919</text:p>
          </table:table-cell>
          <table:table-cell table:style-name="ce422" table:formula="of:=[.AF79]*[.H79]" office:value-type="currency" office:currency="BRL" office:value="8500355509.4679" calcext:value-type="currency">
            <text:p>R$ 8.500.355.509,47</text:p>
          </table:table-cell>
          <table:table-cell table:style-name="ce425" table:formula="of:=IF([.AG79]=0;&quot;Estável&quot;;IF([.AG79]&gt;0;&quot;SUBIU&quot;;&quot;desceu&quot;))" office:value-type="string" office:string-value="SUBIU" calcext:value-type="string">
            <text:p>SUBIU</text:p>
          </table:table-cell>
          <table:table-cell table:style-name="ce347" table:formula="of:=[.B79]" office:value-type="string" office:string-value="Carrefour Brasil" calcext:value-type="string">
            <text:p>Carrefour Brasil</text:p>
          </table:table-cell>
          <table:table-cell table:number-columns-repeated="29"/>
        </table:table-row>
        <table:table-row table:style-name="ro2">
          <table:table-cell table:style-name="ce344" office:value-type="string" calcext:value-type="string">
            <text:p>BHIA3</text:p>
          </table:table-cell>
          <table:table-cell table:style-name="ce348" table:formula="of:=VLOOKUP([.A80];[$Ticker.A$1:$Ticker.B$1048576];2;0)" office:value-type="string" office:string-value="Casas Bahia" calcext:value-type="string">
            <text:p>Casas Bahia</text:p>
          </table:table-cell>
          <table:table-cell table:style-name="ce348" table:formula="of:=VLOOKUP([.B80];[$'Chat-GPT - Aluno'.A$1:$'Chat-GPT - Aluno'.C$1048576];2;0)" office:value-type="string" office:string-value="Varejo" calcext:value-type="string">
            <text:p>Varejo</text:p>
          </table:table-cell>
          <table:table-cell table:style-name="ce348" table:formula="of:=VLOOKUP([.B80];[$'Chat-GPT - Aluno'.A$1:$'Chat-GPT - Aluno'.C$1048576];3;0)" office:value-type="float" office:value="72" calcext:value-type="float">
            <text:p>72</text:p>
          </table:table-cell>
          <table:table-cell table:style-name="ce347" table:formula="of:=IF([.D80]&gt;100;&quot;Maior de 100&quot;;IF([.D80]&gt;50;&quot;Entre 50 e 100&quot;;IF([.D80]&lt;=50;&quot;50 ou menos&quot;;&quot;NOVINHO&quot;)))" office:value-type="string" office:string-value="Entre 50 e 100" calcext:value-type="string">
            <text:p>Entre 50 e 100</text:p>
          </table:table-cell>
          <table:table-cell table:style-name="ce352" office:value-type="date" office:date-value="2024-01-26" calcext:value-type="date">
            <text:p>01/26/24</text:p>
          </table:table-cell>
          <table:table-cell table:style-name="ce356" office:value-type="float" office:value="8.7" calcext:value-type="float">
            <text:p>8,70</text:p>
          </table:table-cell>
          <table:table-cell table:style-name="ce359" table:formula="of:=VLOOKUP([.A80];[$Total_de_acoes.A$1:$Total_de_acoes.B$1048576];2;0)" office:value-type="float" office:value="94843047" calcext:value-type="float">
            <text:p>94.843.047</text:p>
          </table:table-cell>
          <table:table-cell table:style-name="ce300" office:value-type="float" office:value="-2.46" calcext:value-type="float">
            <text:p>-2,46</text:p>
          </table:table-cell>
          <table:table-cell table:style-name="ce302" table:formula="of:=[.I80]/100" office:value-type="float" office:value="-0.0246" calcext:value-type="float">
            <text:p>-0,0246</text:p>
          </table:table-cell>
          <table:table-cell table:style-name="ce363" table:formula="of:=[.G80]/(1+[.J80])" office:value-type="float" office:value="8.91941767480008" calcext:value-type="float">
            <text:p>8,919</text:p>
          </table:table-cell>
          <table:table-cell table:style-name="ce366" table:formula="of:=([.G80]-[.K80])*[.H80]" office:value-type="currency" office:currency="BRL" office:value="-20810240.8436949" calcext:value-type="currency">
            <text:p>-R$ 20.810.240,84</text:p>
          </table:table-cell>
          <table:table-cell table:style-name="ce368" table:formula="of:=IF([.L80]=0;&quot;Estável&quot;;IF([.L80]&gt;0;&quot;SUBIU&quot;;&quot;desceu&quot;))" office:value-type="string" office:string-value="desceu" calcext:value-type="string">
            <text:p>desceu</text:p>
          </table:table-cell>
          <table:table-cell table:style-name="ce372" office:value-type="float" office:value="-6.95" calcext:value-type="float">
            <text:p>-6,95</text:p>
          </table:table-cell>
          <table:table-cell table:style-name="ce376" table:formula="of:=[.N80]/100" office:value-type="float" office:value="-0.0695" calcext:value-type="float">
            <text:p>-0,070</text:p>
          </table:table-cell>
          <table:table-cell table:style-name="ce376" table:formula="of:=[.G80]/([.O80]+1)" office:value-type="float" office:value="9.34981192907039" calcext:value-type="float">
            <text:p>9,350</text:p>
          </table:table-cell>
          <table:table-cell table:style-name="ce380" table:formula="of:=VLOOKUP([.A80];[$Total_de_acoes.A$1:$Total_de_acoes.B$1048576];2;0)" office:value-type="float" office:value="94843047" calcext:value-type="float">
            <text:p>94.843.047</text:p>
          </table:table-cell>
          <table:table-cell table:style-name="ce384" table:formula="of:=([.G80]-[.P80])*[.Q80]" office:value-type="currency" office:currency="BRL" office:value="-61630143.3299839" calcext:value-type="currency">
            <text:p>-R$ 61.630.143,33</text:p>
          </table:table-cell>
          <table:table-cell table:style-name="ce388" table:formula="of:=IF([.R80]=0;&quot;Estável&quot;;IF([.R80]&gt;0;&quot;SUBIU&quot;;&quot;desceu&quot;))" office:value-type="string" office:string-value="desceu" calcext:value-type="string">
            <text:p>desceu</text:p>
          </table:table-cell>
          <table:table-cell table:style-name="ce391" office:value-type="float" office:value="-23.55" calcext:value-type="float">
            <text:p>-23,55</text:p>
          </table:table-cell>
          <table:table-cell table:style-name="ce391" table:formula="of:=[.T80]/100" office:value-type="float" office:value="-0.2355" calcext:value-type="float">
            <text:p>-0,2355</text:p>
          </table:table-cell>
          <table:table-cell table:style-name="ce393" table:formula="of:=[.G80]/([.U80]+1)" office:value-type="float" office:value="11.3799869195553" calcext:value-type="float">
            <text:p>11,380</text:p>
          </table:table-cell>
          <table:table-cell table:style-name="ce396" table:formula="of:=[.V80]*[.H80]" office:value-type="currency" office:currency="BRL" office:value="1079312634.27077" calcext:value-type="currency">
            <text:p>R$ 1.079.312.634,27</text:p>
          </table:table-cell>
          <table:table-cell table:style-name="ce399" table:formula="of:=IF([.W80]=0;&quot;Estável&quot;;IF([.W80]&gt;0;&quot;SUBIU&quot;;&quot;desceu&quot;))" office:value-type="string" office:string-value="SUBIU" calcext:value-type="string">
            <text:p>SUBIU</text:p>
          </table:table-cell>
          <table:table-cell table:style-name="ce404" office:value-type="float" office:value="-23.55" calcext:value-type="float">
            <text:p>-23,55</text:p>
          </table:table-cell>
          <table:table-cell table:style-name="ce404" table:formula="of:=[.Y80]/100" office:value-type="float" office:value="-0.2355" calcext:value-type="float">
            <text:p>-0,2355</text:p>
          </table:table-cell>
          <table:table-cell table:style-name="ce407" table:formula="of:=[.G80]/([.Z80]+1)" office:value-type="float" office:value="11.3799869195553" calcext:value-type="float">
            <text:p>11,380</text:p>
          </table:table-cell>
          <table:table-cell table:style-name="ce410" table:formula="of:=[.H80]*[.AA80]" office:value-type="currency" office:currency="BRL" office:value="1079312634.27077" calcext:value-type="currency">
            <text:p>R$ 1.079.312.634,27</text:p>
          </table:table-cell>
          <table:table-cell table:style-name="ce413" table:formula="of:=IF([.AB80]=0;&quot;Estável&quot;;IF([.AB80]&gt;0;&quot;SUBIU&quot;;&quot;desceu&quot;))" office:value-type="string" office:string-value="SUBIU" calcext:value-type="string">
            <text:p>SUBIU</text:p>
          </table:table-cell>
          <table:table-cell table:style-name="ce417" office:value-type="float" office:value="-85.74" calcext:value-type="float">
            <text:p>-85,74</text:p>
          </table:table-cell>
          <table:table-cell table:style-name="ce417" table:formula="of:=[.AD80]/100" office:value-type="float" office:value="-0.8574" calcext:value-type="float">
            <text:p>-0,8574</text:p>
          </table:table-cell>
          <table:table-cell table:style-name="ce420" table:formula="of:=[.G80]/([.AE80]+1)" office:value-type="float" office:value="61.0098176718092" calcext:value-type="float">
            <text:p>61,010</text:p>
          </table:table-cell>
          <table:table-cell table:style-name="ce423" table:formula="of:=[.AF80]*[.H80]" office:value-type="currency" office:currency="BRL" office:value="5786357004.90883" calcext:value-type="currency">
            <text:p>R$ 5.786.357.004,91</text:p>
          </table:table-cell>
          <table:table-cell table:style-name="ce426" table:formula="of:=IF([.AG80]=0;&quot;Estável&quot;;IF([.AG80]&gt;0;&quot;SUBIU&quot;;&quot;desceu&quot;))" office:value-type="string" office:string-value="SUBIU" calcext:value-type="string">
            <text:p>SUBIU</text:p>
          </table:table-cell>
          <table:table-cell table:style-name="ce347" table:formula="of:=[.B80]" office:value-type="string" office:string-value="Casas Bahia" calcext:value-type="string">
            <text:p>Casas Bahia</text:p>
          </table:table-cell>
          <table:table-cell table:number-columns-repeated="29"/>
        </table:table-row>
        <table:table-row table:style-name="ro2">
          <table:table-cell table:style-name="ce343" office:value-type="string" calcext:value-type="string">
            <text:p>RENT3</text:p>
          </table:table-cell>
          <table:table-cell table:style-name="ce347" table:formula="of:=VLOOKUP([.A81];[$Ticker.A$1:$Ticker.B$1048576];2;0)" office:value-type="string" office:string-value="Localiza" calcext:value-type="string">
            <text:p>Localiza</text:p>
          </table:table-cell>
          <table:table-cell table:style-name="ce347" table:formula="of:=VLOOKUP([.B81];[$'Chat-GPT - Aluno'.A$1:$'Chat-GPT - Aluno'.C$1048576];2;0)" office:value-type="string" office:string-value="Serviços" calcext:value-type="string">
            <text:p>Serviços</text:p>
          </table:table-cell>
          <table:table-cell table:style-name="ce347" table:formula="of:=VLOOKUP([.B81];[$'Chat-GPT - Aluno'.A$1:$'Chat-GPT - Aluno'.C$1048576];3;0)" office:value-type="float" office:value="49" calcext:value-type="float">
            <text:p>49</text:p>
          </table:table-cell>
          <table:table-cell table:style-name="ce347" table:formula="of:=IF([.D81]&gt;100;&quot;Maior de 100&quot;;IF([.D81]&gt;50;&quot;Entre 50 e 100&quot;;IF([.D81]&lt;=50;&quot;50 ou menos&quot;;&quot;NOVINHO&quot;)))" office:value-type="string" office:string-value="50 ou menos" calcext:value-type="string">
            <text:p>50 ou menos</text:p>
          </table:table-cell>
          <table:table-cell table:style-name="ce351" office:value-type="date" office:date-value="2024-01-26" calcext:value-type="date">
            <text:p>01/26/24</text:p>
          </table:table-cell>
          <table:table-cell table:style-name="ce355" office:value-type="float" office:value="56.24" calcext:value-type="float">
            <text:p>56,24</text:p>
          </table:table-cell>
          <table:table-cell table:style-name="ce358" table:formula="of:=VLOOKUP([.A81];[$Total_de_acoes.A$1:$Total_de_acoes.B$1048576];2;0)" office:value-type="float" office:value="853202347" calcext:value-type="float">
            <text:p>853.202.347</text:p>
          </table:table-cell>
          <table:table-cell table:style-name="ce299" office:value-type="float" office:value="-3.63" calcext:value-type="float">
            <text:p>-3,63</text:p>
          </table:table-cell>
          <table:table-cell table:style-name="ce301" table:formula="of:=[.I81]/100" office:value-type="float" office:value="-0.0363" calcext:value-type="float">
            <text:p>-0,0363</text:p>
          </table:table-cell>
          <table:table-cell table:style-name="ce362" table:formula="of:=[.G81]/(1+[.J81])" office:value-type="float" office:value="58.3584102936599" calcext:value-type="float">
            <text:p>58,358</text:p>
          </table:table-cell>
          <table:table-cell table:style-name="ce365" table:formula="of:=([.G81]-[.K81])*[.H81]" office:value-type="currency" office:currency="BRL" office:value="-1807432634.45954" calcext:value-type="currency">
            <text:p>-R$ 1.807.432.634,46</text:p>
          </table:table-cell>
          <table:table-cell table:style-name="ce368" table:formula="of:=IF([.L81]=0;&quot;Estável&quot;;IF([.L81]&gt;0;&quot;SUBIU&quot;;&quot;desceu&quot;))" office:value-type="string" office:string-value="desceu" calcext:value-type="string">
            <text:p>desceu</text:p>
          </table:table-cell>
          <table:table-cell table:style-name="ce371" office:value-type="float" office:value="-6.41" calcext:value-type="float">
            <text:p>-6,41</text:p>
          </table:table-cell>
          <table:table-cell table:style-name="ce375" table:formula="of:=[.N81]/100" office:value-type="float" office:value="-0.0641" calcext:value-type="float">
            <text:p>-0,064</text:p>
          </table:table-cell>
          <table:table-cell table:style-name="ce375" table:formula="of:=[.G81]/([.O81]+1)" office:value-type="float" office:value="60.0918901592051" calcext:value-type="float">
            <text:p>60,092</text:p>
          </table:table-cell>
          <table:table-cell table:style-name="ce379" table:formula="of:=VLOOKUP([.A81];[$Total_de_acoes.A$1:$Total_de_acoes.B$1048576];2;0)" office:value-type="float" office:value="853202347" calcext:value-type="float">
            <text:p>853.202.347</text:p>
          </table:table-cell>
          <table:table-cell table:style-name="ce383" table:formula="of:=([.G81]-[.P81])*[.Q81]" office:value-type="currency" office:currency="BRL" office:value="-3286441724.21995" calcext:value-type="currency">
            <text:p>-R$ 3.286.441.724,22</text:p>
          </table:table-cell>
          <table:table-cell table:style-name="ce387" table:formula="of:=IF([.R81]=0;&quot;Estável&quot;;IF([.R81]&gt;0;&quot;SUBIU&quot;;&quot;desceu&quot;))" office:value-type="string" office:string-value="desceu" calcext:value-type="string">
            <text:p>desceu</text:p>
          </table:table-cell>
          <table:table-cell table:style-name="ce372" office:value-type="float" office:value="-11.57" calcext:value-type="float">
            <text:p>-11,57</text:p>
          </table:table-cell>
          <table:table-cell table:style-name="ce372" table:formula="of:=[.T81]/100" office:value-type="float" office:value="-0.1157" calcext:value-type="float">
            <text:p>-0,1157</text:p>
          </table:table-cell>
          <table:table-cell table:style-name="ce376" table:formula="of:=[.G81]/([.U81]+1)" office:value-type="float" office:value="63.5983263598326" calcext:value-type="float">
            <text:p>63,598</text:p>
          </table:table-cell>
          <table:table-cell table:style-name="ce384" table:formula="of:=[.V81]*[.H81]" office:value-type="currency" office:currency="BRL" office:value="54262241315.4812" calcext:value-type="currency">
            <text:p>R$ 54.262.241.315,48</text:p>
          </table:table-cell>
          <table:table-cell table:style-name="ce388" table:formula="of:=IF([.W81]=0;&quot;Estável&quot;;IF([.W81]&gt;0;&quot;SUBIU&quot;;&quot;desceu&quot;))" office:value-type="string" office:string-value="SUBIU" calcext:value-type="string">
            <text:p>SUBIU</text:p>
          </table:table-cell>
          <table:table-cell table:style-name="ce403" office:value-type="float" office:value="-11.57" calcext:value-type="float">
            <text:p>-11,57</text:p>
          </table:table-cell>
          <table:table-cell table:style-name="ce403" table:formula="of:=[.Y81]/100" office:value-type="float" office:value="-0.1157" calcext:value-type="float">
            <text:p>-0,1157</text:p>
          </table:table-cell>
          <table:table-cell table:style-name="ce406" table:formula="of:=[.G81]/([.Z81]+1)" office:value-type="float" office:value="63.5983263598326" calcext:value-type="float">
            <text:p>63,598</text:p>
          </table:table-cell>
          <table:table-cell table:style-name="ce409" table:formula="of:=[.H81]*[.AA81]" office:value-type="currency" office:currency="BRL" office:value="54262241315.4812" calcext:value-type="currency">
            <text:p>R$ 54.262.241.315,48</text:p>
          </table:table-cell>
          <table:table-cell table:style-name="ce412" table:formula="of:=IF([.AB81]=0;&quot;Estável&quot;;IF([.AB81]&gt;0;&quot;SUBIU&quot;;&quot;desceu&quot;))" office:value-type="string" office:string-value="SUBIU" calcext:value-type="string">
            <text:p>SUBIU</text:p>
          </table:table-cell>
          <table:table-cell table:style-name="ce416" office:value-type="float" office:value="-2.77" calcext:value-type="float">
            <text:p>-2,77</text:p>
          </table:table-cell>
          <table:table-cell table:style-name="ce416" table:formula="of:=[.AD81]/100" office:value-type="float" office:value="-0.0277" calcext:value-type="float">
            <text:p>-0,0277</text:p>
          </table:table-cell>
          <table:table-cell table:style-name="ce419" table:formula="of:=[.G81]/([.AE81]+1)" office:value-type="float" office:value="57.842229764476" calcext:value-type="float">
            <text:p>57,842</text:p>
          </table:table-cell>
          <table:table-cell table:style-name="ce422" table:formula="of:=[.AF81]*[.H81]" office:value-type="currency" office:currency="BRL" office:value="49351126190.7642" calcext:value-type="currency">
            <text:p>R$ 49.351.126.190,76</text:p>
          </table:table-cell>
          <table:table-cell table:style-name="ce425" table:formula="of:=IF([.AG81]=0;&quot;Estável&quot;;IF([.AG81]&gt;0;&quot;SUBIU&quot;;&quot;desceu&quot;))" office:value-type="string" office:string-value="SUBIU" calcext:value-type="string">
            <text:p>SUBIU</text:p>
          </table:table-cell>
          <table:table-cell table:style-name="ce347" table:formula="of:=[.B81]" office:value-type="string" office:string-value="Localiza" calcext:value-type="string">
            <text:p>Localiza</text:p>
          </table:table-cell>
          <table:table-cell table:number-columns-repeated="29"/>
        </table:table-row>
        <table:table-row table:style-name="ro2">
          <table:table-cell table:style-name="ce344" office:value-type="string" calcext:value-type="string">
            <text:p>CVCB3</text:p>
          </table:table-cell>
          <table:table-cell table:style-name="ce348" table:formula="of:=VLOOKUP([.A82];[$Ticker.A$1:$Ticker.B$1048576];2;0)" office:value-type="string" office:string-value="CVC" calcext:value-type="string">
            <text:p>CVC</text:p>
          </table:table-cell>
          <table:table-cell table:style-name="ce348" table:formula="of:=VLOOKUP([.B82];[$'Chat-GPT - Aluno'.A$1:$'Chat-GPT - Aluno'.C$1048576];2;0)" office:value-type="string" office:string-value="Turismo" calcext:value-type="string">
            <text:p>Turismo</text:p>
          </table:table-cell>
          <table:table-cell table:style-name="ce348" table:formula="of:=VLOOKUP([.B82];[$'Chat-GPT - Aluno'.A$1:$'Chat-GPT - Aluno'.C$1048576];3;0)" office:value-type="float" office:value="51" calcext:value-type="float">
            <text:p>51</text:p>
          </table:table-cell>
          <table:table-cell table:style-name="ce347" table:formula="of:=IF([.D82]&gt;100;&quot;Maior de 100&quot;;IF([.D82]&gt;50;&quot;Entre 50 e 100&quot;;IF([.D82]&lt;=50;&quot;50 ou menos&quot;;&quot;NOVINHO&quot;)))" office:value-type="string" office:string-value="Entre 50 e 100" calcext:value-type="string">
            <text:p>Entre 50 e 100</text:p>
          </table:table-cell>
          <table:table-cell table:style-name="ce352" office:value-type="date" office:date-value="2024-01-26" calcext:value-type="date">
            <text:p>01/26/24</text:p>
          </table:table-cell>
          <table:table-cell table:style-name="ce356" office:value-type="float" office:value="3.07" calcext:value-type="float">
            <text:p>3,07</text:p>
          </table:table-cell>
          <table:table-cell table:style-name="ce359" table:formula="of:=VLOOKUP([.A82];[$Total_de_acoes.A$1:$Total_de_acoes.B$1048576];2;0)" office:value-type="float" office:value="525582771" calcext:value-type="float">
            <text:p>525.582.771</text:p>
          </table:table-cell>
          <table:table-cell table:style-name="ce300" office:value-type="float" office:value="-4.36" calcext:value-type="float">
            <text:p>-4,36</text:p>
          </table:table-cell>
          <table:table-cell table:style-name="ce302" table:formula="of:=[.I82]/100" office:value-type="float" office:value="-0.0436" calcext:value-type="float">
            <text:p>-0,0436</text:p>
          </table:table-cell>
          <table:table-cell table:style-name="ce363" table:formula="of:=[.G82]/(1+[.J82])" office:value-type="float" office:value="3.20995399414471" calcext:value-type="float">
            <text:p>3,210</text:p>
          </table:table-cell>
          <table:table-cell table:style-name="ce366" table:formula="of:=([.G82]-[.K82])*[.H82]" office:value-type="currency" office:currency="BRL" office:value="-73557408.0550942" calcext:value-type="currency">
            <text:p>-R$ 73.557.408,06</text:p>
          </table:table-cell>
          <table:table-cell table:style-name="ce368" table:formula="of:=IF([.L82]=0;&quot;Estável&quot;;IF([.L82]&gt;0;&quot;SUBIU&quot;;&quot;desceu&quot;))" office:value-type="string" office:string-value="desceu" calcext:value-type="string">
            <text:p>desceu</text:p>
          </table:table-cell>
          <table:table-cell table:style-name="ce372" office:value-type="float" office:value="-5.54" calcext:value-type="float">
            <text:p>-5,54</text:p>
          </table:table-cell>
          <table:table-cell table:style-name="ce376" table:formula="of:=[.N82]/100" office:value-type="float" office:value="-0.0554" calcext:value-type="float">
            <text:p>-0,055</text:p>
          </table:table-cell>
          <table:table-cell table:style-name="ce376" table:formula="of:=[.G82]/([.O82]+1)" office:value-type="float" office:value="3.25005293245818" calcext:value-type="float">
            <text:p>3,250</text:p>
          </table:table-cell>
          <table:table-cell table:style-name="ce380" table:formula="of:=VLOOKUP([.A82];[$Total_de_acoes.A$1:$Total_de_acoes.B$1048576];2;0)" office:value-type="float" office:value="525582771" calcext:value-type="float">
            <text:p>525.582.771</text:p>
          </table:table-cell>
          <table:table-cell table:style-name="ce384" table:formula="of:=([.G82]-[.P82])*[.Q82]" office:value-type="currency" office:currency="BRL" office:value="-94632719.1680479" calcext:value-type="currency">
            <text:p>-R$ 94.632.719,17</text:p>
          </table:table-cell>
          <table:table-cell table:style-name="ce388" table:formula="of:=IF([.R82]=0;&quot;Estável&quot;;IF([.R82]&gt;0;&quot;SUBIU&quot;;&quot;desceu&quot;))" office:value-type="string" office:string-value="desceu" calcext:value-type="string">
            <text:p>desceu</text:p>
          </table:table-cell>
          <table:table-cell table:style-name="ce391" office:value-type="float" office:value="-12.29" calcext:value-type="float">
            <text:p>-12,29</text:p>
          </table:table-cell>
          <table:table-cell table:style-name="ce391" table:formula="of:=[.T82]/100" office:value-type="float" office:value="-0.1229" calcext:value-type="float">
            <text:p>-0,1229</text:p>
          </table:table-cell>
          <table:table-cell table:style-name="ce393" table:formula="of:=[.G82]/([.U82]+1)" office:value-type="float" office:value="3.50017101812792" calcext:value-type="float">
            <text:p>3,500</text:p>
          </table:table-cell>
          <table:table-cell table:style-name="ce396" table:formula="of:=[.V82]*[.H82]" office:value-type="currency" office:currency="BRL" office:value="1839629582.68156" calcext:value-type="currency">
            <text:p>R$ 1.839.629.582,68</text:p>
          </table:table-cell>
          <table:table-cell table:style-name="ce399" table:formula="of:=IF([.W82]=0;&quot;Estável&quot;;IF([.W82]&gt;0;&quot;SUBIU&quot;;&quot;desceu&quot;))" office:value-type="string" office:string-value="SUBIU" calcext:value-type="string">
            <text:p>SUBIU</text:p>
          </table:table-cell>
          <table:table-cell table:style-name="ce404" office:value-type="float" office:value="-12.29" calcext:value-type="float">
            <text:p>-12,29</text:p>
          </table:table-cell>
          <table:table-cell table:style-name="ce404" table:formula="of:=[.Y82]/100" office:value-type="float" office:value="-0.1229" calcext:value-type="float">
            <text:p>-0,1229</text:p>
          </table:table-cell>
          <table:table-cell table:style-name="ce407" table:formula="of:=[.G82]/([.Z82]+1)" office:value-type="float" office:value="3.50017101812792" calcext:value-type="float">
            <text:p>3,500</text:p>
          </table:table-cell>
          <table:table-cell table:style-name="ce410" table:formula="of:=[.H82]*[.AA82]" office:value-type="currency" office:currency="BRL" office:value="1839629582.68156" calcext:value-type="currency">
            <text:p>R$ 1.839.629.582,68</text:p>
          </table:table-cell>
          <table:table-cell table:style-name="ce413" table:formula="of:=IF([.AB82]=0;&quot;Estável&quot;;IF([.AB82]&gt;0;&quot;SUBIU&quot;;&quot;desceu&quot;))" office:value-type="string" office:string-value="SUBIU" calcext:value-type="string">
            <text:p>SUBIU</text:p>
          </table:table-cell>
          <table:table-cell table:style-name="ce417" office:value-type="float" office:value="-36.83" calcext:value-type="float">
            <text:p>-36,83</text:p>
          </table:table-cell>
          <table:table-cell table:style-name="ce417" table:formula="of:=[.AD82]/100" office:value-type="float" office:value="-0.3683" calcext:value-type="float">
            <text:p>-0,3683</text:p>
          </table:table-cell>
          <table:table-cell table:style-name="ce420" table:formula="of:=[.G82]/([.AE82]+1)" office:value-type="float" office:value="4.85990185214501" calcext:value-type="float">
            <text:p>4,860</text:p>
          </table:table-cell>
          <table:table-cell table:style-name="ce423" table:formula="of:=[.AF82]*[.H82]" office:value-type="currency" office:currency="BRL" office:value="2554280682.2384" calcext:value-type="currency">
            <text:p>R$ 2.554.280.682,24</text:p>
          </table:table-cell>
          <table:table-cell table:style-name="ce426" table:formula="of:=IF([.AG82]=0;&quot;Estável&quot;;IF([.AG82]&gt;0;&quot;SUBIU&quot;;&quot;desceu&quot;))" office:value-type="string" office:string-value="SUBIU" calcext:value-type="string">
            <text:p>SUBIU</text:p>
          </table:table-cell>
          <table:table-cell table:style-name="ce347" table:formula="of:=[.B82]" office:value-type="string" office:string-value="CVC" calcext:value-type="string">
            <text:p>CVC</text:p>
          </table:table-cell>
          <table:table-cell table:number-columns-repeated="29"/>
        </table:table-row>
        <table:table-row table:style-name="ro2">
          <table:table-cell table:style-name="ce343" office:value-type="string" calcext:value-type="string">
            <text:p>GOLL4</text:p>
          </table:table-cell>
          <table:table-cell table:style-name="ce347" table:formula="of:=VLOOKUP([.A83];[$Ticker.A$1:$Ticker.B$1048576];2;0)" office:value-type="string" office:string-value="GOL" calcext:value-type="string">
            <text:p>GOL</text:p>
          </table:table-cell>
          <table:table-cell table:style-name="ce347" table:formula="of:=VLOOKUP([.B83];[$'Chat-GPT - Aluno'.A$1:$'Chat-GPT - Aluno'.C$1048576];2;0)" office:value-type="string" office:string-value="Transporte Aéreo" calcext:value-type="string">
            <text:p>Transporte Aéreo</text:p>
          </table:table-cell>
          <table:table-cell table:style-name="ce347" table:formula="of:=VLOOKUP([.B83];[$'Chat-GPT - Aluno'.A$1:$'Chat-GPT - Aluno'.C$1048576];3;0)" office:value-type="float" office:value="23" calcext:value-type="float">
            <text:p>23</text:p>
          </table:table-cell>
          <table:table-cell table:style-name="ce347" table:formula="of:=IF([.D83]&gt;100;&quot;Maior de 100&quot;;IF([.D83]&gt;50;&quot;Entre 50 e 100&quot;;IF([.D83]&lt;=50;&quot;50 ou menos&quot;;&quot;NOVINHO&quot;)))" office:value-type="string" office:string-value="50 ou menos" calcext:value-type="string">
            <text:p>50 ou menos</text:p>
          </table:table-cell>
          <table:table-cell table:style-name="ce351" office:value-type="date" office:date-value="2024-01-26" calcext:value-type="date">
            <text:p>01/26/24</text:p>
          </table:table-cell>
          <table:table-cell table:style-name="ce355" office:value-type="float" office:value="5.92" calcext:value-type="float">
            <text:p>5,92</text:p>
          </table:table-cell>
          <table:table-cell table:style-name="ce358" table:formula="of:=VLOOKUP([.A83];[$Total_de_acoes.A$1:$Total_de_acoes.B$1048576];2;0)" office:value-type="float" office:value="198184909" calcext:value-type="float">
            <text:p>198.184.909</text:p>
          </table:table-cell>
          <table:table-cell table:style-name="ce299" office:value-type="float" office:value="-8.07" calcext:value-type="float">
            <text:p>-8,07</text:p>
          </table:table-cell>
          <table:table-cell table:style-name="ce301" table:formula="of:=[.I83]/100" office:value-type="float" office:value="-0.0807" calcext:value-type="float">
            <text:p>-0,0807</text:p>
          </table:table-cell>
          <table:table-cell table:style-name="ce362" table:formula="of:=[.G83]/(1+[.J83])" office:value-type="float" office:value="6.43968236701838" calcext:value-type="float">
            <text:p>6,440</text:p>
          </table:table-cell>
          <table:table-cell table:style-name="ce365" table:formula="of:=([.G83]-[.K83])*[.H83]" office:value-type="currency" office:currency="BRL" office:value="-102993202.616443" calcext:value-type="currency">
            <text:p>-R$ 102.993.202,62</text:p>
          </table:table-cell>
          <table:table-cell table:style-name="ce368" table:formula="of:=IF([.L83]=0;&quot;Estável&quot;;IF([.L83]&gt;0;&quot;SUBIU&quot;;&quot;desceu&quot;))" office:value-type="string" office:string-value="desceu" calcext:value-type="string">
            <text:p>desceu</text:p>
          </table:table-cell>
          <table:table-cell table:style-name="ce371" office:value-type="float" office:value="-15.91" calcext:value-type="float">
            <text:p>-15,91</text:p>
          </table:table-cell>
          <table:table-cell table:style-name="ce375" table:formula="of:=[.N83]/100" office:value-type="float" office:value="-0.1591" calcext:value-type="float">
            <text:p>-0,159</text:p>
          </table:table-cell>
          <table:table-cell table:style-name="ce375" table:formula="of:=[.G83]/([.O83]+1)" office:value-type="float" office:value="7.04007610893091" calcext:value-type="float">
            <text:p>7,040</text:p>
          </table:table-cell>
          <table:table-cell table:style-name="ce379" table:formula="of:=VLOOKUP([.A83];[$Total_de_acoes.A$1:$Total_de_acoes.B$1048576];2;0)" office:value-type="float" office:value="198184909" calcext:value-type="float">
            <text:p>198.184.909</text:p>
          </table:table-cell>
          <table:table-cell table:style-name="ce383" table:formula="of:=([.G83]-[.P83])*[.Q83]" office:value-type="currency" office:currency="BRL" office:value="-221982181.721546" calcext:value-type="currency">
            <text:p>-R$ 221.982.181,72</text:p>
          </table:table-cell>
          <table:table-cell table:style-name="ce387" table:formula="of:=IF([.R83]=0;&quot;Estável&quot;;IF([.R83]&gt;0;&quot;SUBIU&quot;;&quot;desceu&quot;))" office:value-type="string" office:string-value="desceu" calcext:value-type="string">
            <text:p>desceu</text:p>
          </table:table-cell>
          <table:table-cell table:style-name="ce372" office:value-type="float" office:value="-34" calcext:value-type="float">
            <text:p>-34</text:p>
          </table:table-cell>
          <table:table-cell table:style-name="ce372" table:formula="of:=[.T83]/100" office:value-type="float" office:value="-0.34" calcext:value-type="float">
            <text:p>-0,34</text:p>
          </table:table-cell>
          <table:table-cell table:style-name="ce376" table:formula="of:=[.G83]/([.U83]+1)" office:value-type="float" office:value="8.96969696969697" calcext:value-type="float">
            <text:p>8,970</text:p>
          </table:table-cell>
          <table:table-cell table:style-name="ce384" table:formula="of:=[.V83]*[.H83]" office:value-type="currency" office:currency="BRL" office:value="1777658577.69697" calcext:value-type="currency">
            <text:p>R$ 1.777.658.577,70</text:p>
          </table:table-cell>
          <table:table-cell table:style-name="ce388" table:formula="of:=IF([.W83]=0;&quot;Estável&quot;;IF([.W83]&gt;0;&quot;SUBIU&quot;;&quot;desceu&quot;))" office:value-type="string" office:string-value="SUBIU" calcext:value-type="string">
            <text:p>SUBIU</text:p>
          </table:table-cell>
          <table:table-cell table:style-name="ce403" office:value-type="float" office:value="-34" calcext:value-type="float">
            <text:p>-34</text:p>
          </table:table-cell>
          <table:table-cell table:style-name="ce403" table:formula="of:=[.Y83]/100" office:value-type="float" office:value="-0.34" calcext:value-type="float">
            <text:p>-0,34</text:p>
          </table:table-cell>
          <table:table-cell table:style-name="ce406" table:formula="of:=[.G83]/([.Z83]+1)" office:value-type="float" office:value="8.96969696969697" calcext:value-type="float">
            <text:p>8,970</text:p>
          </table:table-cell>
          <table:table-cell table:style-name="ce409" table:formula="of:=[.H83]*[.AA83]" office:value-type="currency" office:currency="BRL" office:value="1777658577.69697" calcext:value-type="currency">
            <text:p>R$ 1.777.658.577,70</text:p>
          </table:table-cell>
          <table:table-cell table:style-name="ce412" table:formula="of:=IF([.AB83]=0;&quot;Estável&quot;;IF([.AB83]&gt;0;&quot;SUBIU&quot;;&quot;desceu&quot;))" office:value-type="string" office:string-value="SUBIU" calcext:value-type="string">
            <text:p>SUBIU</text:p>
          </table:table-cell>
          <table:table-cell table:style-name="ce416" office:value-type="float" office:value="-25.44" calcext:value-type="float">
            <text:p>-25,44</text:p>
          </table:table-cell>
          <table:table-cell table:style-name="ce416" table:formula="of:=[.AD83]/100" office:value-type="float" office:value="-0.2544" calcext:value-type="float">
            <text:p>-0,2544</text:p>
          </table:table-cell>
          <table:table-cell table:style-name="ce419" table:formula="of:=[.G83]/([.AE83]+1)" office:value-type="float" office:value="7.93991416309013" calcext:value-type="float">
            <text:p>7,940</text:p>
          </table:table-cell>
          <table:table-cell table:style-name="ce422" table:formula="of:=[.AF83]*[.H83]" office:value-type="currency" office:currency="BRL" office:value="1573571165.87983" calcext:value-type="currency">
            <text:p>R$ 1.573.571.165,88</text:p>
          </table:table-cell>
          <table:table-cell table:style-name="ce425" table:formula="of:=IF([.AG83]=0;&quot;Estável&quot;;IF([.AG83]&gt;0;&quot;SUBIU&quot;;&quot;desceu&quot;))" office:value-type="string" office:string-value="SUBIU" calcext:value-type="string">
            <text:p>SUBIU</text:p>
          </table:table-cell>
          <table:table-cell table:style-name="ce347" table:formula="of:=[.B83]" office:value-type="string" office:string-value="GOL" calcext:value-type="string">
            <text:p>GOL</text:p>
          </table:table-cell>
          <table:table-cell table:number-columns-repeated="29"/>
        </table:table-row>
        <table:table-row table:style-name="ro2" table:number-rows-repeated="104849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esafio - 2" table:style-name="ta1">
        <table:table-column table:style-name="co29" table:number-columns-repeated="2" table:default-cell-style-name="ce430"/>
        <table:table-column table:style-name="co29" table:default-cell-style-name="ce434"/>
        <table:table-column table:style-name="co29" table:default-cell-style-name="ce430"/>
        <table:table-row table:style-name="ro2">
          <table:table-cell table:style-name="ce427" office:value-type="string" calcext:value-type="string">
            <text:p>Empresa</text:p>
          </table:table-cell>
          <table:table-cell table:style-name="ce427" office:value-type="string" calcext:value-type="string">
            <text:p>Segmento</text:p>
          </table:table-cell>
          <table:table-cell table:style-name="ce431" office:value-type="string" calcext:value-type="string">
            <text:p>Idade (em anos)</text:p>
          </table:table-cell>
          <table:table-cell table:style-name="ce427" office:value-type="string" calcext:value-type="string">
            <text:p>Classificação</text:p>
          </table:table-cell>
        </table:table-row>
        <table:table-row table:style-name="ro2">
          <table:table-cell table:style-name="ce428" office:value-type="string" calcext:value-type="string">
            <text:p>Usiminas</text:p>
          </table:table-cell>
          <table:table-cell table:style-name="ce428" office:value-type="string" calcext:value-type="string">
            <text:p>Siderurgia</text:p>
          </table:table-cell>
          <table:table-cell table:style-name="ce432" office:value-type="float" office:value="63" calcext:value-type="float">
            <text:p>63</text:p>
          </table:table-cell>
          <table:table-cell table:style-name="ce428" office:value-type="string" calcext:value-type="string">
            <text:p>Empresa Madura</text:p>
          </table:table-cell>
        </table:table-row>
        <table:table-row table:style-name="ro2">
          <table:table-cell table:style-name="ce429" office:value-type="string" calcext:value-type="string">
            <text:p>CSN Mineração</text:p>
          </table:table-cell>
          <table:table-cell table:style-name="ce429" office:value-type="string" calcext:value-type="string">
            <text:p>Mineração</text:p>
          </table:table-cell>
          <table:table-cell table:style-name="ce433" office:value-type="float" office:value="25" calcext:value-type="float">
            <text:p>25</text:p>
          </table:table-cell>
          <table:table-cell table:style-name="ce429" office:value-type="string" calcext:value-type="string">
            <text:p>Empresa Madura</text:p>
          </table:table-cell>
        </table:table-row>
        <table:table-row table:style-name="ro2">
          <table:table-cell table:style-name="ce428" office:value-type="string" calcext:value-type="string">
            <text:p>Petrobras</text:p>
          </table:table-cell>
          <table:table-cell table:style-name="ce428" office:value-type="string" calcext:value-type="string">
            <text:p>Energia</text:p>
          </table:table-cell>
          <table:table-cell table:style-name="ce432" office:value-type="float" office:value="69" calcext:value-type="float">
            <text:p>69</text:p>
          </table:table-cell>
          <table:table-cell table:style-name="ce428" office:value-type="string" calcext:value-type="string">
            <text:p>Empresa Consolidada</text:p>
          </table:table-cell>
        </table:table-row>
        <table:table-row table:style-name="ro2">
          <table:table-cell table:style-name="ce429" office:value-type="string" calcext:value-type="string">
            <text:p>Suzano</text:p>
          </table:table-cell>
          <table:table-cell table:style-name="ce429" office:value-type="string" calcext:value-type="string">
            <text:p>Papel e Celulose</text:p>
          </table:table-cell>
          <table:table-cell table:style-name="ce433" office:value-type="float" office:value="97" calcext:value-type="float">
            <text:p>97</text:p>
          </table:table-cell>
          <table:table-cell table:style-name="ce429" office:value-type="string" calcext:value-type="string">
            <text:p>Empresa Consolidada</text:p>
          </table:table-cell>
        </table:table-row>
        <table:table-row table:style-name="ro2">
          <table:table-cell table:style-name="ce428" office:value-type="string" calcext:value-type="string">
            <text:p>CPFL Energia</text:p>
          </table:table-cell>
          <table:table-cell table:style-name="ce428" office:value-type="string" calcext:value-type="string">
            <text:p>Energia</text:p>
          </table:table-cell>
          <table:table-cell table:style-name="ce432" office:value-type="float" office:value="49" calcext:value-type="float">
            <text:p>49</text:p>
          </table:table-cell>
          <table:table-cell table:style-name="ce428" office:value-type="string" calcext:value-type="string">
            <text:p>Empresa Madura</text:p>
          </table:table-cell>
        </table:table-row>
        <table:table-row table:style-name="ro2">
          <table:table-cell table:style-name="ce429" office:value-type="string" calcext:value-type="string">
            <text:p>PetroRio</text:p>
          </table:table-cell>
          <table:table-cell table:style-name="ce429" office:value-type="string" calcext:value-type="string">
            <text:p>Energia</text:p>
          </table:table-cell>
          <table:table-cell table:style-name="ce433" office:value-type="float" office:value="12" calcext:value-type="float">
            <text:p>12</text:p>
          </table:table-cell>
          <table:table-cell table:style-name="ce429" office:value-type="string" calcext:value-type="string">
            <text:p>Empresa Jovem</text:p>
          </table:table-cell>
        </table:table-row>
        <table:table-row table:style-name="ro2">
          <table:table-cell table:style-name="ce428" office:value-type="string" calcext:value-type="string">
            <text:p>Petrobras</text:p>
          </table:table-cell>
          <table:table-cell table:style-name="ce428" office:value-type="string" calcext:value-type="string">
            <text:p>Energia</text:p>
          </table:table-cell>
          <table:table-cell table:style-name="ce432" office:value-type="float" office:value="69" calcext:value-type="float">
            <text:p>69</text:p>
          </table:table-cell>
          <table:table-cell table:style-name="ce428" office:value-type="string" calcext:value-type="string">
            <text:p>Empresa Consolidada</text:p>
          </table:table-cell>
        </table:table-row>
        <table:table-row table:style-name="ro2">
          <table:table-cell table:style-name="ce429" office:value-type="string" calcext:value-type="string">
            <text:p>Vale</text:p>
          </table:table-cell>
          <table:table-cell table:style-name="ce429" office:value-type="string" calcext:value-type="string">
            <text:p>Mineração</text:p>
          </table:table-cell>
          <table:table-cell table:style-name="ce433" office:value-type="float" office:value="79" calcext:value-type="float">
            <text:p>79</text:p>
          </table:table-cell>
          <table:table-cell table:style-name="ce429" office:value-type="string" calcext:value-type="string">
            <text:p>Empresa Consolidada</text:p>
          </table:table-cell>
        </table:table-row>
        <table:table-row table:style-name="ro2">
          <table:table-cell table:style-name="ce428" office:value-type="string" calcext:value-type="string">
            <text:p>Multiplan</text:p>
          </table:table-cell>
          <table:table-cell table:style-name="ce428" office:value-type="string" calcext:value-type="string">
            <text:p>Imobiliário</text:p>
          </table:table-cell>
          <table:table-cell table:style-name="ce432" office:value-type="float" office:value="47" calcext:value-type="float">
            <text:p>47</text:p>
          </table:table-cell>
          <table:table-cell table:style-name="ce428" office:value-type="string" calcext:value-type="string">
            <text:p>Empresa Madura</text:p>
          </table:table-cell>
        </table:table-row>
        <table:table-row table:style-name="ro2">
          <table:table-cell table:style-name="ce429" office:value-type="string" calcext:value-type="string">
            <text:p>Itaú Unibanco</text:p>
          </table:table-cell>
          <table:table-cell table:style-name="ce429" office:value-type="string" calcext:value-type="string">
            <text:p>Finanças</text:p>
          </table:table-cell>
          <table:table-cell table:style-name="ce433" office:value-type="float" office:value="13" calcext:value-type="float">
            <text:p>13</text:p>
          </table:table-cell>
          <table:table-cell table:style-name="ce429" office:value-type="string" calcext:value-type="string">
            <text:p>Empresa Jovem</text:p>
          </table:table-cell>
        </table:table-row>
        <table:table-row table:style-name="ro2">
          <table:table-cell table:style-name="ce428" office:value-type="string" calcext:value-type="string">
            <text:p>Rede D'Or</text:p>
          </table:table-cell>
          <table:table-cell table:style-name="ce428" office:value-type="string" calcext:value-type="string">
            <text:p>Saúde</text:p>
          </table:table-cell>
          <table:table-cell table:style-name="ce432" office:value-type="float" office:value="42" calcext:value-type="float">
            <text:p>42</text:p>
          </table:table-cell>
          <table:table-cell table:style-name="ce428" office:value-type="string" calcext:value-type="string">
            <text:p>Empresa Madura</text:p>
          </table:table-cell>
        </table:table-row>
        <table:table-row table:style-name="ro2">
          <table:table-cell table:style-name="ce429" office:value-type="string" calcext:value-type="string">
            <text:p>Braskem</text:p>
          </table:table-cell>
          <table:table-cell table:style-name="ce429" office:value-type="string" calcext:value-type="string">
            <text:p>Químico</text:p>
          </table:table-cell>
          <table:table-cell table:style-name="ce433" office:value-type="float" office:value="72" calcext:value-type="float">
            <text:p>72</text:p>
          </table:table-cell>
          <table:table-cell table:style-name="ce429" office:value-type="string" calcext:value-type="string">
            <text:p>Empresa Consolidada</text:p>
          </table:table-cell>
        </table:table-row>
        <table:table-row table:style-name="ro2">
          <table:table-cell table:style-name="ce428" office:value-type="string" calcext:value-type="string">
            <text:p>Azul</text:p>
          </table:table-cell>
          <table:table-cell table:style-name="ce428" office:value-type="string" calcext:value-type="string">
            <text:p>Transporte Aéreo</text:p>
          </table:table-cell>
          <table:table-cell table:style-name="ce432" office:value-type="float" office:value="14" calcext:value-type="float">
            <text:p>14</text:p>
          </table:table-cell>
          <table:table-cell table:style-name="ce428" office:value-type="string" calcext:value-type="string">
            <text:p>Empresa Jovem</text:p>
          </table:table-cell>
        </table:table-row>
        <table:table-row table:style-name="ro2">
          <table:table-cell table:style-name="ce429" office:value-type="string" calcext:value-type="string">
            <text:p>3R Petroleum</text:p>
          </table:table-cell>
          <table:table-cell table:style-name="ce429" office:value-type="string" calcext:value-type="string">
            <text:p>Energia</text:p>
          </table:table-cell>
          <table:table-cell table:style-name="ce433" office:value-type="float" office:value="7" calcext:value-type="float">
            <text:p>7</text:p>
          </table:table-cell>
          <table:table-cell table:style-name="ce429" office:value-type="string" calcext:value-type="string">
            <text:p>Empresa Jovem</text:p>
          </table:table-cell>
        </table:table-row>
        <table:table-row table:style-name="ro2">
          <table:table-cell table:style-name="ce428" office:value-type="string" calcext:value-type="string">
            <text:p>Equatorial Energia</text:p>
          </table:table-cell>
          <table:table-cell table:style-name="ce428" office:value-type="string" calcext:value-type="string">
            <text:p>Energia</text:p>
          </table:table-cell>
          <table:table-cell table:style-name="ce432" office:value-type="float" office:value="22" calcext:value-type="float">
            <text:p>22</text:p>
          </table:table-cell>
          <table:table-cell table:style-name="ce428" office:value-type="string" calcext:value-type="string">
            <text:p>Empresa Jovem</text:p>
          </table:table-cell>
        </table:table-row>
        <table:table-row table:style-name="ro2">
          <table:table-cell table:style-name="ce429" office:value-type="string" calcext:value-type="string">
            <text:p>Siderúrgica Nacional</text:p>
          </table:table-cell>
          <table:table-cell table:style-name="ce429" office:value-type="string" calcext:value-type="string">
            <text:p>Siderurgia</text:p>
          </table:table-cell>
          <table:table-cell table:style-name="ce433" office:value-type="float" office:value="80" calcext:value-type="float">
            <text:p>80</text:p>
          </table:table-cell>
          <table:table-cell table:style-name="ce429" office:value-type="string" calcext:value-type="string">
            <text:p>Empresa Consolidada</text:p>
          </table:table-cell>
        </table:table-row>
        <table:table-row table:style-name="ro2">
          <table:table-cell table:style-name="ce428" office:value-type="string" calcext:value-type="string">
            <text:p>YDUQS</text:p>
          </table:table-cell>
          <table:table-cell table:style-name="ce428" office:value-type="string" calcext:value-type="string">
            <text:p>Educação</text:p>
          </table:table-cell>
          <table:table-cell table:style-name="ce432" office:value-type="float" office:value="18" calcext:value-type="float">
            <text:p>18</text:p>
          </table:table-cell>
          <table:table-cell table:style-name="ce428" office:value-type="string" calcext:value-type="string">
            <text:p>Empresa Jovem</text:p>
          </table:table-cell>
        </table:table-row>
        <table:table-row table:style-name="ro2">
          <table:table-cell table:style-name="ce429" office:value-type="string" calcext:value-type="string">
            <text:p>Ultrapar</text:p>
          </table:table-cell>
          <table:table-cell table:style-name="ce429" office:value-type="string" calcext:value-type="string">
            <text:p>Energia</text:p>
          </table:table-cell>
          <table:table-cell table:style-name="ce433" office:value-type="float" office:value="86" calcext:value-type="float">
            <text:p>86</text:p>
          </table:table-cell>
          <table:table-cell table:style-name="ce429" office:value-type="string" calcext:value-type="string">
            <text:p>Empresa Consolidada</text:p>
          </table:table-cell>
        </table:table-row>
        <table:table-row table:style-name="ro2">
          <table:table-cell table:style-name="ce428" office:value-type="string" calcext:value-type="string">
            <text:p>MRV</text:p>
          </table:table-cell>
          <table:table-cell table:style-name="ce428" office:value-type="string" calcext:value-type="string">
            <text:p>Construção Civil</text:p>
          </table:table-cell>
          <table:table-cell table:style-name="ce432" office:value-type="float" office:value="42" calcext:value-type="float">
            <text:p>42</text:p>
          </table:table-cell>
          <table:table-cell table:style-name="ce428" office:value-type="string" calcext:value-type="string">
            <text:p>Empresa Madura</text:p>
          </table:table-cell>
        </table:table-row>
        <table:table-row table:style-name="ro2">
          <table:table-cell table:style-name="ce429" office:value-type="string" calcext:value-type="string">
            <text:p>Arezzo</text:p>
          </table:table-cell>
          <table:table-cell table:style-name="ce429" office:value-type="string" calcext:value-type="string">
            <text:p>Moda</text:p>
          </table:table-cell>
          <table:table-cell table:style-name="ce433" office:value-type="float" office:value="49" calcext:value-type="float">
            <text:p>49</text:p>
          </table:table-cell>
          <table:table-cell table:style-name="ce429" office:value-type="string" calcext:value-type="string">
            <text:p>Empresa Madura</text:p>
          </table:table-cell>
        </table:table-row>
        <table:table-row table:style-name="ro2">
          <table:table-cell table:style-name="ce428" office:value-type="string" calcext:value-type="string">
            <text:p>Banco Bradesco</text:p>
          </table:table-cell>
          <table:table-cell table:style-name="ce428" office:value-type="string" calcext:value-type="string">
            <text:p>Finanças</text:p>
          </table:table-cell>
          <table:table-cell table:style-name="ce432" office:value-type="float" office:value="78" calcext:value-type="float">
            <text:p>78</text:p>
          </table:table-cell>
          <table:table-cell table:style-name="ce428" office:value-type="string" calcext:value-type="string">
            <text:p>Empresa Consolidada</text:p>
          </table:table-cell>
        </table:table-row>
        <table:table-row table:style-name="ro2">
          <table:table-cell table:style-name="ce429" office:value-type="string" calcext:value-type="string">
            <text:p>Minerva</text:p>
          </table:table-cell>
          <table:table-cell table:style-name="ce429" office:value-type="string" calcext:value-type="string">
            <text:p>Alimentos</text:p>
          </table:table-cell>
          <table:table-cell table:style-name="ce433" office:value-type="float" office:value="31" calcext:value-type="float">
            <text:p>31</text:p>
          </table:table-cell>
          <table:table-cell table:style-name="ce429" office:value-type="string" calcext:value-type="string">
            <text:p>Empresa Madura</text:p>
          </table:table-cell>
        </table:table-row>
        <table:table-row table:style-name="ro2">
          <table:table-cell table:style-name="ce428" office:value-type="string" calcext:value-type="string">
            <text:p>Grupo Pão de Açúcar</text:p>
          </table:table-cell>
          <table:table-cell table:style-name="ce428" office:value-type="string" calcext:value-type="string">
            <text:p>Varejo</text:p>
          </table:table-cell>
          <table:table-cell table:style-name="ce432" office:value-type="float" office:value="68" calcext:value-type="float">
            <text:p>68</text:p>
          </table:table-cell>
          <table:table-cell table:style-name="ce428" office:value-type="string" calcext:value-type="string">
            <text:p>Empresa Consolidada</text:p>
          </table:table-cell>
        </table:table-row>
        <table:table-row table:style-name="ro2">
          <table:table-cell table:style-name="ce429" office:value-type="string" calcext:value-type="string">
            <text:p>BRF</text:p>
          </table:table-cell>
          <table:table-cell table:style-name="ce429" office:value-type="string" calcext:value-type="string">
            <text:p>Alimentos</text:p>
          </table:table-cell>
          <table:table-cell table:style-name="ce433" office:value-type="float" office:value="33" calcext:value-type="float">
            <text:p>33</text:p>
          </table:table-cell>
          <table:table-cell table:style-name="ce429" office:value-type="string" calcext:value-type="string">
            <text:p>Empresa Madura</text:p>
          </table:table-cell>
        </table:table-row>
        <table:table-row table:style-name="ro2">
          <table:table-cell table:style-name="ce428" office:value-type="string" calcext:value-type="string">
            <text:p>Vivo</text:p>
          </table:table-cell>
          <table:table-cell table:style-name="ce428" office:value-type="string" calcext:value-type="string">
            <text:p>Telecomunicações</text:p>
          </table:table-cell>
          <table:table-cell table:style-name="ce432" office:value-type="float" office:value="22" calcext:value-type="float">
            <text:p>22</text:p>
          </table:table-cell>
          <table:table-cell table:style-name="ce428" office:value-type="string" calcext:value-type="string">
            <text:p>Empresa Jovem</text:p>
          </table:table-cell>
        </table:table-row>
        <table:table-row table:style-name="ro2">
          <table:table-cell table:style-name="ce429" office:value-type="string" calcext:value-type="string">
            <text:p>Rumo</text:p>
          </table:table-cell>
          <table:table-cell table:style-name="ce429" office:value-type="string" calcext:value-type="string">
            <text:p>Transporte</text:p>
          </table:table-cell>
          <table:table-cell table:style-name="ce433" office:value-type="float" office:value="9" calcext:value-type="float">
            <text:p>9</text:p>
          </table:table-cell>
          <table:table-cell table:style-name="ce429" office:value-type="string" calcext:value-type="string">
            <text:p>Empresa Jovem</text:p>
          </table:table-cell>
        </table:table-row>
        <table:table-row table:style-name="ro2">
          <table:table-cell table:style-name="ce428" office:value-type="string" calcext:value-type="string">
            <text:p>Cielo</text:p>
          </table:table-cell>
          <table:table-cell table:style-name="ce428" office:value-type="string" calcext:value-type="string">
            <text:p>Tecnologia</text:p>
          </table:table-cell>
          <table:table-cell table:style-name="ce432" office:value-type="float" office:value="23" calcext:value-type="float">
            <text:p>23</text:p>
          </table:table-cell>
          <table:table-cell table:style-name="ce428" office:value-type="string" calcext:value-type="string">
            <text:p>Empresa Jovem</text:p>
          </table:table-cell>
        </table:table-row>
        <table:table-row table:style-name="ro2">
          <table:table-cell table:style-name="ce429" office:value-type="string" calcext:value-type="string">
            <text:p>Dexco</text:p>
          </table:table-cell>
          <table:table-cell table:style-name="ce429" office:value-type="string" calcext:value-type="string">
            <text:p>Energia</text:p>
          </table:table-cell>
          <table:table-cell table:style-name="ce433" office:value-type="float" office:value="10" calcext:value-type="float">
            <text:p>10</text:p>
          </table:table-cell>
          <table:table-cell table:style-name="ce429" office:value-type="string" calcext:value-type="string">
            <text:p>Empresa Jovem</text:p>
          </table:table-cell>
        </table:table-row>
        <table:table-row table:style-name="ro2">
          <table:table-cell table:style-name="ce428" office:value-type="string" calcext:value-type="string">
            <text:p>TIM</text:p>
          </table:table-cell>
          <table:table-cell table:style-name="ce428" office:value-type="string" calcext:value-type="string">
            <text:p>Telecomunicações</text:p>
          </table:table-cell>
          <table:table-cell table:style-name="ce432" office:value-type="float" office:value="28" calcext:value-type="float">
            <text:p>28</text:p>
          </table:table-cell>
          <table:table-cell table:style-name="ce428" office:value-type="string" calcext:value-type="string">
            <text:p>Empresa Madura</text:p>
          </table:table-cell>
        </table:table-row>
        <table:table-row table:style-name="ro2">
          <table:table-cell table:style-name="ce429" office:value-type="string" calcext:value-type="string">
            <text:p>Bradespar</text:p>
          </table:table-cell>
          <table:table-cell table:style-name="ce429" office:value-type="string" calcext:value-type="string">
            <text:p>Finanças</text:p>
          </table:table-cell>
          <table:table-cell table:style-name="ce433" office:value-type="float" office:value="27" calcext:value-type="float">
            <text:p>27</text:p>
          </table:table-cell>
          <table:table-cell table:style-name="ce429" office:value-type="string" calcext:value-type="string">
            <text:p>Empresa Madura</text:p>
          </table:table-cell>
        </table:table-row>
        <table:table-row table:style-name="ro2">
          <table:table-cell table:style-name="ce428" office:value-type="string" calcext:value-type="string">
            <text:p>Locaweb</text:p>
          </table:table-cell>
          <table:table-cell table:style-name="ce428" office:value-type="string" calcext:value-type="string">
            <text:p>Tecnologia</text:p>
          </table:table-cell>
          <table:table-cell table:style-name="ce432" office:value-type="float" office:value="24" calcext:value-type="float">
            <text:p>24</text:p>
          </table:table-cell>
          <table:table-cell table:style-name="ce428" office:value-type="string" calcext:value-type="string">
            <text:p>Empresa Jovem</text:p>
          </table:table-cell>
        </table:table-row>
        <table:table-row table:style-name="ro2">
          <table:table-cell table:style-name="ce429" office:value-type="string" calcext:value-type="string">
            <text:p>PetroRecôncavo</text:p>
          </table:table-cell>
          <table:table-cell table:style-name="ce429" office:value-type="string" calcext:value-type="string">
            <text:p>Energia</text:p>
          </table:table-cell>
          <table:table-cell table:style-name="ce433" office:value-type="float" office:value="8" calcext:value-type="float">
            <text:p>8</text:p>
          </table:table-cell>
          <table:table-cell table:style-name="ce429" office:value-type="string" calcext:value-type="string">
            <text:p>Empresa Jovem</text:p>
          </table:table-cell>
        </table:table-row>
        <table:table-row table:style-name="ro2">
          <table:table-cell table:style-name="ce428" office:value-type="string" calcext:value-type="string">
            <text:p>Itaúsa</text:p>
          </table:table-cell>
          <table:table-cell table:style-name="ce428" office:value-type="string" calcext:value-type="string">
            <text:p>Finanças</text:p>
          </table:table-cell>
          <table:table-cell table:style-name="ce432" office:value-type="float" office:value="55" calcext:value-type="float">
            <text:p>55</text:p>
          </table:table-cell>
          <table:table-cell table:style-name="ce428" office:value-type="string" calcext:value-type="string">
            <text:p>Empresa Consolidada</text:p>
          </table:table-cell>
        </table:table-row>
        <table:table-row table:style-name="ro2">
          <table:table-cell table:style-name="ce429" office:value-type="string" calcext:value-type="string">
            <text:p>Banco do Brasil</text:p>
          </table:table-cell>
          <table:table-cell table:style-name="ce429" office:value-type="string" calcext:value-type="string">
            <text:p>Finanças</text:p>
          </table:table-cell>
          <table:table-cell table:style-name="ce433" office:value-type="float" office:value="229" calcext:value-type="float">
            <text:p>229</text:p>
          </table:table-cell>
          <table:table-cell table:style-name="ce429" office:value-type="string" calcext:value-type="string">
            <text:p>Empresa Centenária</text:p>
          </table:table-cell>
        </table:table-row>
        <table:table-row table:style-name="ro2">
          <table:table-cell table:style-name="ce428" office:value-type="string" calcext:value-type="string">
            <text:p>RaiaDrogasil</text:p>
          </table:table-cell>
          <table:table-cell table:style-name="ce428" office:value-type="string" calcext:value-type="string">
            <text:p>Varejo</text:p>
          </table:table-cell>
          <table:table-cell table:style-name="ce432" office:value-type="float" office:value="120" calcext:value-type="float">
            <text:p>120</text:p>
          </table:table-cell>
          <table:table-cell table:style-name="ce428" office:value-type="string" calcext:value-type="string">
            <text:p>Empresa Centenária</text:p>
          </table:table-cell>
        </table:table-row>
        <table:table-row table:style-name="ro2">
          <table:table-cell table:style-name="ce429" office:value-type="string" calcext:value-type="string">
            <text:p>Metalúrgica Gerdau</text:p>
          </table:table-cell>
          <table:table-cell table:style-name="ce429" office:value-type="string" calcext:value-type="string">
            <text:p>Siderurgia</text:p>
          </table:table-cell>
          <table:table-cell table:style-name="ce433" office:value-type="float" office:value="120" calcext:value-type="float">
            <text:p>120</text:p>
          </table:table-cell>
          <table:table-cell table:style-name="ce429" office:value-type="string" calcext:value-type="string">
            <text:p>Empresa Centenária</text:p>
          </table:table-cell>
        </table:table-row>
        <table:table-row table:style-name="ro2">
          <table:table-cell table:style-name="ce428" office:value-type="string" calcext:value-type="string">
            <text:p>Cosan</text:p>
          </table:table-cell>
          <table:table-cell table:style-name="ce428" office:value-type="string" calcext:value-type="string">
            <text:p>Energia</text:p>
          </table:table-cell>
          <table:table-cell table:style-name="ce432" office:value-type="float" office:value="20" calcext:value-type="float">
            <text:p>20</text:p>
          </table:table-cell>
          <table:table-cell table:style-name="ce428" office:value-type="string" calcext:value-type="string">
            <text:p>Empresa Jovem</text:p>
          </table:table-cell>
        </table:table-row>
        <table:table-row table:style-name="ro2">
          <table:table-cell table:style-name="ce429" office:value-type="string" calcext:value-type="string">
            <text:p>JBS</text:p>
          </table:table-cell>
          <table:table-cell table:style-name="ce429" office:value-type="string" calcext:value-type="string">
            <text:p>Alimentos</text:p>
          </table:table-cell>
          <table:table-cell table:style-name="ce433" office:value-type="float" office:value="67" calcext:value-type="float">
            <text:p>67</text:p>
          </table:table-cell>
          <table:table-cell table:style-name="ce429" office:value-type="string" calcext:value-type="string">
            <text:p>Empresa Consolidada</text:p>
          </table:table-cell>
        </table:table-row>
        <table:table-row table:style-name="ro2">
          <table:table-cell table:style-name="ce428" office:value-type="string" calcext:value-type="string">
            <text:p>Magazine Luiza</text:p>
          </table:table-cell>
          <table:table-cell table:style-name="ce428" office:value-type="string" calcext:value-type="string">
            <text:p>Varejo</text:p>
          </table:table-cell>
          <table:table-cell table:style-name="ce432" office:value-type="float" office:value="65" calcext:value-type="float">
            <text:p>65</text:p>
          </table:table-cell>
          <table:table-cell table:style-name="ce428" office:value-type="string" calcext:value-type="string">
            <text:p>Empresa Consolidada</text:p>
          </table:table-cell>
        </table:table-row>
        <table:table-row table:style-name="ro2">
          <table:table-cell table:style-name="ce429" office:value-type="string" calcext:value-type="string">
            <text:p>Banco Bradesco</text:p>
          </table:table-cell>
          <table:table-cell table:style-name="ce429" office:value-type="string" calcext:value-type="string">
            <text:p>Finanças</text:p>
          </table:table-cell>
          <table:table-cell table:style-name="ce433" office:value-type="float" office:value="78" calcext:value-type="float">
            <text:p>78</text:p>
          </table:table-cell>
          <table:table-cell table:style-name="ce429" office:value-type="string" calcext:value-type="string">
            <text:p>Empresa Consolidada</text:p>
          </table:table-cell>
        </table:table-row>
        <table:table-row table:style-name="ro2">
          <table:table-cell table:style-name="ce428" office:value-type="string" calcext:value-type="string">
            <text:p>Gerdau</text:p>
          </table:table-cell>
          <table:table-cell table:style-name="ce428" office:value-type="string" calcext:value-type="string">
            <text:p>Siderurgia</text:p>
          </table:table-cell>
          <table:table-cell table:style-name="ce432" office:value-type="float" office:value="121" calcext:value-type="float">
            <text:p>121</text:p>
          </table:table-cell>
          <table:table-cell table:style-name="ce428" office:value-type="string" calcext:value-type="string">
            <text:p>Empresa Centenária</text:p>
          </table:table-cell>
        </table:table-row>
        <table:table-row table:style-name="ro2">
          <table:table-cell table:style-name="ce429" office:value-type="string" calcext:value-type="string">
            <text:p>Raízen</text:p>
          </table:table-cell>
          <table:table-cell table:style-name="ce429" office:value-type="string" calcext:value-type="string">
            <text:p>Energia</text:p>
          </table:table-cell>
          <table:table-cell table:style-name="ce433" office:value-type="float" office:value="10" calcext:value-type="float">
            <text:p>10</text:p>
          </table:table-cell>
          <table:table-cell table:style-name="ce429" office:value-type="string" calcext:value-type="string">
            <text:p>Empresa Jovem</text:p>
          </table:table-cell>
        </table:table-row>
        <table:table-row table:style-name="ro2">
          <table:table-cell table:style-name="ce428" office:value-type="string" calcext:value-type="string">
            <text:p>Copel</text:p>
          </table:table-cell>
          <table:table-cell table:style-name="ce428" office:value-type="string" calcext:value-type="string">
            <text:p>Energia</text:p>
          </table:table-cell>
          <table:table-cell table:style-name="ce432" office:value-type="float" office:value="66" calcext:value-type="float">
            <text:p>66</text:p>
          </table:table-cell>
          <table:table-cell table:style-name="ce428" office:value-type="string" calcext:value-type="string">
            <text:p>Empresa Consolidada</text:p>
          </table:table-cell>
        </table:table-row>
        <table:table-row table:style-name="ro2">
          <table:table-cell table:style-name="ce429" office:value-type="string" calcext:value-type="string">
            <text:p>Grupo Vamos</text:p>
          </table:table-cell>
          <table:table-cell table:style-name="ce429" office:value-type="string" calcext:value-type="string">
            <text:p>Transporte</text:p>
          </table:table-cell>
          <table:table-cell table:style-name="ce433" office:value-type="float" office:value="21" calcext:value-type="float">
            <text:p>21</text:p>
          </table:table-cell>
          <table:table-cell table:style-name="ce429" office:value-type="string" calcext:value-type="string">
            <text:p>Empresa Jovem</text:p>
          </table:table-cell>
        </table:table-row>
        <table:table-row table:style-name="ro2">
          <table:table-cell table:style-name="ce428" office:value-type="string" calcext:value-type="string">
            <text:p>Marfrig</text:p>
          </table:table-cell>
          <table:table-cell table:style-name="ce428" office:value-type="string" calcext:value-type="string">
            <text:p>Alimentos</text:p>
          </table:table-cell>
          <table:table-cell table:style-name="ce432" office:value-type="float" office:value="23" calcext:value-type="float">
            <text:p>23</text:p>
          </table:table-cell>
          <table:table-cell table:style-name="ce428" office:value-type="string" calcext:value-type="string">
            <text:p>Empresa Jovem</text:p>
          </table:table-cell>
        </table:table-row>
        <table:table-row table:style-name="ro2">
          <table:table-cell table:style-name="ce429" office:value-type="string" calcext:value-type="string">
            <text:p>Ambev</text:p>
          </table:table-cell>
          <table:table-cell table:style-name="ce429" office:value-type="string" calcext:value-type="string">
            <text:p>Bebidas</text:p>
          </table:table-cell>
          <table:table-cell table:style-name="ce433" office:value-type="float" office:value="30" calcext:value-type="float">
            <text:p>30</text:p>
          </table:table-cell>
          <table:table-cell table:style-name="ce429" office:value-type="string" calcext:value-type="string">
            <text:p>Empresa Madura</text:p>
          </table:table-cell>
        </table:table-row>
        <table:table-row table:style-name="ro2">
          <table:table-cell table:style-name="ce428" office:value-type="string" calcext:value-type="string">
            <text:p>BB Seguridade</text:p>
          </table:table-cell>
          <table:table-cell table:style-name="ce428" office:value-type="string" calcext:value-type="string">
            <text:p>Seguros</text:p>
          </table:table-cell>
          <table:table-cell table:style-name="ce432" office:value-type="float" office:value="10" calcext:value-type="float">
            <text:p>10</text:p>
          </table:table-cell>
          <table:table-cell table:style-name="ce428" office:value-type="string" calcext:value-type="string">
            <text:p>Empresa Jovem</text:p>
          </table:table-cell>
        </table:table-row>
        <table:table-row table:style-name="ro2">
          <table:table-cell table:style-name="ce429" office:value-type="string" calcext:value-type="string">
            <text:p>Sabesp</text:p>
          </table:table-cell>
          <table:table-cell table:style-name="ce429" office:value-type="string" calcext:value-type="string">
            <text:p>Saneamento</text:p>
          </table:table-cell>
          <table:table-cell table:style-name="ce433" office:value-type="float" office:value="49" calcext:value-type="float">
            <text:p>49</text:p>
          </table:table-cell>
          <table:table-cell table:style-name="ce429" office:value-type="string" calcext:value-type="string">
            <text:p>Empresa Madura</text:p>
          </table:table-cell>
        </table:table-row>
        <table:table-row table:style-name="ro2">
          <table:table-cell table:style-name="ce428" office:value-type="string" calcext:value-type="string">
            <text:p>Totvs</text:p>
          </table:table-cell>
          <table:table-cell table:style-name="ce428" office:value-type="string" calcext:value-type="string">
            <text:p>Tecnologia</text:p>
          </table:table-cell>
          <table:table-cell table:style-name="ce432" office:value-type="float" office:value="56" calcext:value-type="float">
            <text:p>56</text:p>
          </table:table-cell>
          <table:table-cell table:style-name="ce428" office:value-type="string" calcext:value-type="string">
            <text:p>Empresa Consolidada</text:p>
          </table:table-cell>
        </table:table-row>
        <table:table-row table:style-name="ro2">
          <table:table-cell table:style-name="ce429" office:value-type="string" calcext:value-type="string">
            <text:p>CEMIG</text:p>
          </table:table-cell>
          <table:table-cell table:style-name="ce429" office:value-type="string" calcext:value-type="string">
            <text:p>Energia</text:p>
          </table:table-cell>
          <table:table-cell table:style-name="ce433" office:value-type="float" office:value="68" calcext:value-type="float">
            <text:p>68</text:p>
          </table:table-cell>
          <table:table-cell table:style-name="ce429" office:value-type="string" calcext:value-type="string">
            <text:p>Empresa Consolidada</text:p>
          </table:table-cell>
        </table:table-row>
        <table:table-row table:style-name="ro2">
          <table:table-cell table:style-name="ce428" office:value-type="string" calcext:value-type="string">
            <text:p>Eletrobras</text:p>
          </table:table-cell>
          <table:table-cell table:style-name="ce428" office:value-type="string" calcext:value-type="string">
            <text:p>Energia</text:p>
          </table:table-cell>
          <table:table-cell table:style-name="ce432" office:value-type="float" office:value="58" calcext:value-type="float">
            <text:p>58</text:p>
          </table:table-cell>
          <table:table-cell table:style-name="ce428" office:value-type="string" calcext:value-type="string">
            <text:p>Empresa Consolidada</text:p>
          </table:table-cell>
        </table:table-row>
        <table:table-row table:style-name="ro2">
          <table:table-cell table:style-name="ce429" office:value-type="string" calcext:value-type="string">
            <text:p>Eneva</text:p>
          </table:table-cell>
          <table:table-cell table:style-name="ce429" office:value-type="string" calcext:value-type="string">
            <text:p>Energia</text:p>
          </table:table-cell>
          <table:table-cell table:style-name="ce433" office:value-type="float" office:value="11" calcext:value-type="float">
            <text:p>11</text:p>
          </table:table-cell>
          <table:table-cell table:style-name="ce429" office:value-type="string" calcext:value-type="string">
            <text:p>Empresa Jovem</text:p>
          </table:table-cell>
        </table:table-row>
        <table:table-row table:style-name="ro2">
          <table:table-cell table:style-name="ce428" office:value-type="string" calcext:value-type="string">
            <text:p>WEG</text:p>
          </table:table-cell>
          <table:table-cell table:style-name="ce428" office:value-type="string" calcext:value-type="string">
            <text:p>Tecnologia</text:p>
          </table:table-cell>
          <table:table-cell table:style-name="ce432" office:value-type="float" office:value="62" calcext:value-type="float">
            <text:p>62</text:p>
          </table:table-cell>
          <table:table-cell table:style-name="ce428" office:value-type="string" calcext:value-type="string">
            <text:p>Empresa Consolidada</text:p>
          </table:table-cell>
        </table:table-row>
        <table:table-row table:style-name="ro2">
          <table:table-cell table:style-name="ce429" office:value-type="string" calcext:value-type="string">
            <text:p>SLC Agrícola</text:p>
          </table:table-cell>
          <table:table-cell table:style-name="ce429" office:value-type="string" calcext:value-type="string">
            <text:p>Agricultura</text:p>
          </table:table-cell>
          <table:table-cell table:style-name="ce433" office:value-type="float" office:value="67" calcext:value-type="float">
            <text:p>67</text:p>
          </table:table-cell>
          <table:table-cell table:style-name="ce429" office:value-type="string" calcext:value-type="string">
            <text:p>Empresa Consolidada</text:p>
          </table:table-cell>
        </table:table-row>
        <table:table-row table:style-name="ro2">
          <table:table-cell table:style-name="ce428" office:value-type="string" calcext:value-type="string">
            <text:p>ALOS3</text:p>
          </table:table-cell>
          <table:table-cell table:style-name="ce428" office:value-type="string" calcext:value-type="string">
            <text:p>Energia</text:p>
          </table:table-cell>
          <table:table-cell table:style-name="ce432" office:value-type="float" office:value="6" calcext:value-type="float">
            <text:p>6</text:p>
          </table:table-cell>
          <table:table-cell table:style-name="ce428" office:value-type="string" calcext:value-type="string">
            <text:p>Empresa Jovem</text:p>
          </table:table-cell>
        </table:table-row>
        <table:table-row table:style-name="ro2">
          <table:table-cell table:style-name="ce429" office:value-type="string" calcext:value-type="string">
            <text:p>Grupo CCR</text:p>
          </table:table-cell>
          <table:table-cell table:style-name="ce429" office:value-type="string" calcext:value-type="string">
            <text:p>Infraestrutura</text:p>
          </table:table-cell>
          <table:table-cell table:style-name="ce433" office:value-type="float" office:value="23" calcext:value-type="float">
            <text:p>23</text:p>
          </table:table-cell>
          <table:table-cell table:style-name="ce429" office:value-type="string" calcext:value-type="string">
            <text:p>Empresa Jovem</text:p>
          </table:table-cell>
        </table:table-row>
        <table:table-row table:style-name="ro2">
          <table:table-cell table:style-name="ce428" office:value-type="string" calcext:value-type="string">
            <text:p>Cogna</text:p>
          </table:table-cell>
          <table:table-cell table:style-name="ce428" office:value-type="string" calcext:value-type="string">
            <text:p>Educação</text:p>
          </table:table-cell>
          <table:table-cell table:style-name="ce432" office:value-type="float" office:value="4" calcext:value-type="float">
            <text:p>4</text:p>
          </table:table-cell>
          <table:table-cell table:style-name="ce428" office:value-type="string" calcext:value-type="string">
            <text:p>Empresa Jovem</text:p>
          </table:table-cell>
        </table:table-row>
        <table:table-row table:style-name="ro2">
          <table:table-cell table:style-name="ce429" office:value-type="string" calcext:value-type="string">
            <text:p>Transmissão Paulista</text:p>
          </table:table-cell>
          <table:table-cell table:style-name="ce429" office:value-type="string" calcext:value-type="string">
            <text:p>Energia</text:p>
          </table:table-cell>
          <table:table-cell table:style-name="ce433" office:value-type="float" office:value="20" calcext:value-type="float">
            <text:p>20</text:p>
          </table:table-cell>
          <table:table-cell table:style-name="ce429" office:value-type="string" calcext:value-type="string">
            <text:p>Empresa Jovem</text:p>
          </table:table-cell>
        </table:table-row>
        <table:table-row table:style-name="ro2">
          <table:table-cell table:style-name="ce428" office:value-type="string" calcext:value-type="string">
            <text:p>Engie</text:p>
          </table:table-cell>
          <table:table-cell table:style-name="ce428" office:value-type="string" calcext:value-type="string">
            <text:p>Energia</text:p>
          </table:table-cell>
          <table:table-cell table:style-name="ce432" office:value-type="float" office:value="20" calcext:value-type="float">
            <text:p>20</text:p>
          </table:table-cell>
          <table:table-cell table:style-name="ce428" office:value-type="string" calcext:value-type="string">
            <text:p>Empresa Jovem</text:p>
          </table:table-cell>
        </table:table-row>
        <table:table-row table:style-name="ro2">
          <table:table-cell table:style-name="ce429" office:value-type="string" calcext:value-type="string">
            <text:p>Vibra Energia</text:p>
          </table:table-cell>
          <table:table-cell table:style-name="ce429" office:value-type="string" calcext:value-type="string">
            <text:p>Energia</text:p>
          </table:table-cell>
          <table:table-cell table:style-name="ce433" office:value-type="float" office:value="4" calcext:value-type="float">
            <text:p>4</text:p>
          </table:table-cell>
          <table:table-cell table:style-name="ce429" office:value-type="string" calcext:value-type="string">
            <text:p>Empresa Jovem</text:p>
          </table:table-cell>
        </table:table-row>
        <table:table-row table:style-name="ro2">
          <table:table-cell table:style-name="ce428" office:value-type="string" calcext:value-type="string">
            <text:p>IRB Brasil RE</text:p>
          </table:table-cell>
          <table:table-cell table:style-name="ce428" office:value-type="string" calcext:value-type="string">
            <text:p>Seguros</text:p>
          </table:table-cell>
          <table:table-cell table:style-name="ce432" office:value-type="float" office:value="84" calcext:value-type="float">
            <text:p>84</text:p>
          </table:table-cell>
          <table:table-cell table:style-name="ce428" office:value-type="string" calcext:value-type="string">
            <text:p>Empresa Consolidada</text:p>
          </table:table-cell>
        </table:table-row>
        <table:table-row table:style-name="ro2">
          <table:table-cell table:style-name="ce429" office:value-type="string" calcext:value-type="string">
            <text:p>Eletrobras</text:p>
          </table:table-cell>
          <table:table-cell table:style-name="ce429" office:value-type="string" calcext:value-type="string">
            <text:p>Energia</text:p>
          </table:table-cell>
          <table:table-cell table:style-name="ce433" office:value-type="float" office:value="58" calcext:value-type="float">
            <text:p>58</text:p>
          </table:table-cell>
          <table:table-cell table:style-name="ce429" office:value-type="string" calcext:value-type="string">
            <text:p>Empresa Consolidada</text:p>
          </table:table-cell>
        </table:table-row>
        <table:table-row table:style-name="ro2">
          <table:table-cell table:style-name="ce428" office:value-type="string" calcext:value-type="string">
            <text:p>Petz</text:p>
          </table:table-cell>
          <table:table-cell table:style-name="ce428" office:value-type="string" calcext:value-type="string">
            <text:p>Varejo</text:p>
          </table:table-cell>
          <table:table-cell table:style-name="ce432" office:value-type="float" office:value="6" calcext:value-type="float">
            <text:p>6</text:p>
          </table:table-cell>
          <table:table-cell table:style-name="ce428" office:value-type="string" calcext:value-type="string">
            <text:p>Empresa Jovem</text:p>
          </table:table-cell>
        </table:table-row>
        <table:table-row table:style-name="ro2">
          <table:table-cell table:style-name="ce429" office:value-type="string" calcext:value-type="string">
            <text:p>EZTEC</text:p>
          </table:table-cell>
          <table:table-cell table:style-name="ce429" office:value-type="string" calcext:value-type="string">
            <text:p>Construção Civil</text:p>
          </table:table-cell>
          <table:table-cell table:style-name="ce433" office:value-type="float" office:value="40" calcext:value-type="float">
            <text:p>40</text:p>
          </table:table-cell>
          <table:table-cell table:style-name="ce429" office:value-type="string" calcext:value-type="string">
            <text:p>Empresa Madura</text:p>
          </table:table-cell>
        </table:table-row>
        <table:table-row table:style-name="ro2">
          <table:table-cell table:style-name="ce428" office:value-type="string" calcext:value-type="string">
            <text:p>Fleury</text:p>
          </table:table-cell>
          <table:table-cell table:style-name="ce428" office:value-type="string" calcext:value-type="string">
            <text:p>Saúde</text:p>
          </table:table-cell>
          <table:table-cell table:style-name="ce432" office:value-type="float" office:value="100" calcext:value-type="float">
            <text:p>100</text:p>
          </table:table-cell>
          <table:table-cell table:style-name="ce428" office:value-type="string" calcext:value-type="string">
            <text:p>Empresa Centenária</text:p>
          </table:table-cell>
        </table:table-row>
        <table:table-row table:style-name="ro2">
          <table:table-cell table:style-name="ce429" office:value-type="string" calcext:value-type="string">
            <text:p>Grupo Soma</text:p>
          </table:table-cell>
          <table:table-cell table:style-name="ce429" office:value-type="string" calcext:value-type="string">
            <text:p>Imobiliário</text:p>
          </table:table-cell>
          <table:table-cell table:style-name="ce433" office:value-type="float" office:value="15" calcext:value-type="float">
            <text:p>15</text:p>
          </table:table-cell>
          <table:table-cell table:style-name="ce429" office:value-type="string" calcext:value-type="string">
            <text:p>Empresa Jovem</text:p>
          </table:table-cell>
        </table:table-row>
        <table:table-row table:style-name="ro2">
          <table:table-cell table:style-name="ce428" office:value-type="string" calcext:value-type="string">
            <text:p>Alpargatas</text:p>
          </table:table-cell>
          <table:table-cell table:style-name="ce428" office:value-type="string" calcext:value-type="string">
            <text:p>Vestuário</text:p>
          </table:table-cell>
          <table:table-cell table:style-name="ce432" office:value-type="float" office:value="114" calcext:value-type="float">
            <text:p>114</text:p>
          </table:table-cell>
          <table:table-cell table:style-name="ce428" office:value-type="string" calcext:value-type="string">
            <text:p>Empresa Consolidada</text:p>
          </table:table-cell>
        </table:table-row>
        <table:table-row table:style-name="ro2">
          <table:table-cell table:style-name="ce429" office:value-type="string" calcext:value-type="string">
            <text:p>Cyrela</text:p>
          </table:table-cell>
          <table:table-cell table:style-name="ce429" office:value-type="string" calcext:value-type="string">
            <text:p>Construção Civil</text:p>
          </table:table-cell>
          <table:table-cell table:style-name="ce433" office:value-type="float" office:value="56" calcext:value-type="float">
            <text:p>56</text:p>
          </table:table-cell>
          <table:table-cell table:style-name="ce429" office:value-type="string" calcext:value-type="string">
            <text:p>Empresa Consolidada</text:p>
          </table:table-cell>
        </table:table-row>
        <table:table-row table:style-name="ro2">
          <table:table-cell table:style-name="ce428" office:value-type="string" calcext:value-type="string">
            <text:p>Embraer</text:p>
          </table:table-cell>
          <table:table-cell table:style-name="ce428" office:value-type="string" calcext:value-type="string">
            <text:p>Aeroespacial</text:p>
          </table:table-cell>
          <table:table-cell table:style-name="ce432" office:value-type="float" office:value="53" calcext:value-type="float">
            <text:p>53</text:p>
          </table:table-cell>
          <table:table-cell table:style-name="ce428" office:value-type="string" calcext:value-type="string">
            <text:p>Empresa Consolidada</text:p>
          </table:table-cell>
        </table:table-row>
        <table:table-row table:style-name="ro2">
          <table:table-cell table:style-name="ce429" office:value-type="string" calcext:value-type="string">
            <text:p>Natura</text:p>
          </table:table-cell>
          <table:table-cell table:style-name="ce429" office:value-type="string" calcext:value-type="string">
            <text:p>Cosméticos</text:p>
          </table:table-cell>
          <table:table-cell table:style-name="ce433" office:value-type="float" office:value="55" calcext:value-type="float">
            <text:p>55</text:p>
          </table:table-cell>
          <table:table-cell table:style-name="ce429" office:value-type="string" calcext:value-type="string">
            <text:p>Empresa Consolidada</text:p>
          </table:table-cell>
        </table:table-row>
        <table:table-row table:style-name="ro2">
          <table:table-cell table:style-name="ce428" office:value-type="string" calcext:value-type="string">
            <text:p>Assaí</text:p>
          </table:table-cell>
          <table:table-cell table:style-name="ce428" office:value-type="string" calcext:value-type="string">
            <text:p>Varejo</text:p>
          </table:table-cell>
          <table:table-cell table:style-name="ce432" office:value-type="float" office:value="53" calcext:value-type="float">
            <text:p>53</text:p>
          </table:table-cell>
          <table:table-cell table:style-name="ce428" office:value-type="string" calcext:value-type="string">
            <text:p>Empresa Consolidada</text:p>
          </table:table-cell>
        </table:table-row>
        <table:table-row table:style-name="ro2">
          <table:table-cell table:style-name="ce429" office:value-type="string" calcext:value-type="string">
            <text:p>B3</text:p>
          </table:table-cell>
          <table:table-cell table:style-name="ce429" office:value-type="string" calcext:value-type="string">
            <text:p>Finanças</text:p>
          </table:table-cell>
          <table:table-cell table:style-name="ce433" office:value-type="float" office:value="128" calcext:value-type="float">
            <text:p>128</text:p>
          </table:table-cell>
          <table:table-cell table:style-name="ce429" office:value-type="string" calcext:value-type="string">
            <text:p>Empresa Centenária</text:p>
          </table:table-cell>
        </table:table-row>
        <table:table-row table:style-name="ro2">
          <table:table-cell table:style-name="ce428" office:value-type="string" calcext:value-type="string">
            <text:p>Hypera</text:p>
          </table:table-cell>
          <table:table-cell table:style-name="ce428" office:value-type="string" calcext:value-type="string">
            <text:p>Farmacêutico</text:p>
          </table:table-cell>
          <table:table-cell table:style-name="ce432" office:value-type="float" office:value="21" calcext:value-type="float">
            <text:p>21</text:p>
          </table:table-cell>
          <table:table-cell table:style-name="ce428" office:value-type="string" calcext:value-type="string">
            <text:p>Empresa Jovem</text:p>
          </table:table-cell>
        </table:table-row>
        <table:table-row table:style-name="ro2">
          <table:table-cell table:style-name="ce429" office:value-type="string" calcext:value-type="string">
            <text:p>São Martinho</text:p>
          </table:table-cell>
          <table:table-cell table:style-name="ce429" office:value-type="string" calcext:value-type="string">
            <text:p>Agricultura</text:p>
          </table:table-cell>
          <table:table-cell table:style-name="ce433" office:value-type="float" office:value="87" calcext:value-type="float">
            <text:p>87</text:p>
          </table:table-cell>
          <table:table-cell table:style-name="ce429" office:value-type="string" calcext:value-type="string">
            <text:p>Empresa Consolidada</text:p>
          </table:table-cell>
        </table:table-row>
        <table:table-row table:style-name="ro2">
          <table:table-cell table:style-name="ce428" office:value-type="string" calcext:value-type="string">
            <text:p>Hapvida</text:p>
          </table:table-cell>
          <table:table-cell table:style-name="ce428" office:value-type="string" calcext:value-type="string">
            <text:p>Saúde</text:p>
          </table:table-cell>
          <table:table-cell table:style-name="ce432" office:value-type="float" office:value="45" calcext:value-type="float">
            <text:p>45</text:p>
          </table:table-cell>
          <table:table-cell table:style-name="ce428" office:value-type="string" calcext:value-type="string">
            <text:p>Empresa Madura</text:p>
          </table:table-cell>
        </table:table-row>
        <table:table-row table:style-name="ro2">
          <table:table-cell table:style-name="ce429" office:value-type="string" calcext:value-type="string">
            <text:p>Lojas Renner</text:p>
          </table:table-cell>
          <table:table-cell table:style-name="ce429"/>
          <table:table-cell table:style-name="ce433"/>
          <table:table-cell table:style-name="ce429"/>
        </table:table-row>
        <table:table-row table:style-name="ro2" table:number-rows-repeated="1048498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Desafio - 3" table:style-name="ta1">
        <table:table-column table:style-name="co30" table:number-columns-repeated="2" table:default-cell-style-name="Default"/>
        <table:table-row table:style-name="ro2">
          <table:table-cell office:value-type="string" calcext:value-type="string">
            <text:p>Para categorizar as idades das empresas, podemos usar a função IF no LibreOffice Calc para atribuir uma categoria com base na idade fornecida. Aqui está um exemplo de como você pode fazer isso: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upondo que as idades estão na coluna C, começando na célula C2, você pode colocar a seguinte fórmula na célula D2 e depois arrastá-la para baixo para aplicá-la a todas as empresas: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435" office:value-type="string" calcext:value-type="string">
            <text:p>=</text:p>
          </table:table-cell>
          <table:table-cell office:value-type="string" calcext:value-type="string">
            <text:p>SE(C2 &lt;= 25; "Empresa Jovem"; SE(C2 &lt;= 50; "Empresa Madura"; SE(C2 &lt;= 100; "Empresa Consolidada"; "Empresa Centenária")))</text:p>
          </table:table-cell>
        </table:table-row>
        <table:table-row table:style-name="ro2" table:number-rows-repeated="3">
          <table:table-cell table:number-columns-repeated="2"/>
        </table:table-row>
        <table:table-row table:style-name="ro2">
          <table:table-cell office:value-type="string" calcext:value-type="string">
            <text:p>Essa fórmula verifica a idade na célula C2 e, com base nessa idade, atribui uma categoria à empresa. As categorias são definidas da seguinte forma:</text:p>
          </table:table-cell>
          <table:table-cell/>
        </table:table-row>
        <table:table-row table:style-name="ro2">
          <table:table-cell office:value-type="string" calcext:value-type="string">
            <text:p>- "Empresa Jovem" para idades até 25 anos</text:p>
          </table:table-cell>
          <table:table-cell/>
        </table:table-row>
        <table:table-row table:style-name="ro2">
          <table:table-cell office:value-type="string" calcext:value-type="string">
            <text:p>- "Empresa Madura" para idades entre 26 e 50 anos</text:p>
          </table:table-cell>
          <table:table-cell/>
        </table:table-row>
        <table:table-row table:style-name="ro2">
          <table:table-cell office:value-type="string" calcext:value-type="string">
            <text:p>- "Empresa Consolidada" para idades entre 51 e 100 anos</text:p>
          </table:table-cell>
          <table:table-cell/>
        </table:table-row>
        <table:table-row table:style-name="ro2">
          <table:table-cell office:value-type="string" calcext:value-type="string">
            <text:p>- "Empresa Centenária" para idades acima de 100 anos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Certifique-se de ajustar as referências das células se suas informações estiverem em um local diferente.</text:p>
          </table:table-cell>
          <table:table-cell/>
        </table:table-row>
      </table:table>
      <table:table table:name="Análises" table:style-name="ta1">
        <office:forms form:automatic-focus="false" form:apply-design-mode="false"/>
        <table:shapes>
          <draw:frame draw:z-index="0" draw:style-name="gr1" draw:text-style-name="P1" svg:width="15.999cm" svg:height="8.999cm" svg:x="14.019cm" svg:y="1.826cm">
            <draw:object draw:notify-on-update-of-ranges="Análises.A11:Análises.A38 Análises.C10:Análises.C10 Análises.C11:Análises.C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6.291cm" svg:y="12.337cm">
            <draw:object draw:notify-on-update-of-ranges="Análises.A40:Análises.A40 Análises.B40:Análises.B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4" table:default-cell-style-name="Default"/>
        <table:table-column table:style-name="co55" table:default-cell-style-name="ce397"/>
        <table:table-column table:style-name="co56" table:default-cell-style-name="Default"/>
        <table:table-column table:style-name="co57" table:default-cell-style-name="Default"/>
        <table:table-row table:style-name="ro2">
          <table:table-cell table:style-name="ce284" office:value-type="string" calcext:value-type="string">
            <text:p>Maior</text:p>
          </table:table-cell>
          <table:table-cell table:formula="of:=LARGE([$'Desafio - 1'.L3:.L83];1)" office:value-type="currency" office:currency="BRL" office:value="4762926995.24809" calcext:value-type="currency">
            <text:p>R$ 4.762.926.995,25</text:p>
          </table:table-cell>
          <table:table-cell table:style-name="ce287" table:formula="of:=VLOOKUP([.B1];[$'Desafio - 1'.L1:.AI83];24;0)" office:value-type="string" office:string-value="Vale" calcext:value-type="string">
            <text:p>Vale</text:p>
          </table:table-cell>
          <table:table-cell/>
        </table:table-row>
        <table:table-row table:style-name="ro2">
          <table:table-cell table:style-name="ce284" office:value-type="string" calcext:value-type="string">
            <text:p>Menor</text:p>
          </table:table-cell>
          <table:table-cell table:formula="of:=SMALL([$'Desafio - 1'.L3:.L83];1)" office:value-type="currency" office:currency="BRL" office:value="-1807432634.45954" calcext:value-type="currency">
            <text:p>-R$ 1.807.432.634,46</text:p>
          </table:table-cell>
          <table:table-cell table:style-name="ce287" table:formula="of:=VLOOKUP([.B2];[$'Desafio - 1'.L2:.AI84];24;0)" office:value-type="string" office:string-value="Localiza" calcext:value-type="string">
            <text:p>Localiza</text:p>
          </table:table-cell>
          <table:table-cell/>
        </table:table-row>
        <table:table-row table:style-name="ro2">
          <table:table-cell table:style-name="ce284" office:value-type="string" calcext:value-type="string">
            <text:p>Media</text:p>
          </table:table-cell>
          <table:table-cell table:formula="of:=AVERAGE([$'Desafio - 1'.L3:.L83])" office:value-type="currency" office:currency="BRL" office:value="165190210.47934" calcext:value-type="currency">
            <text:p>R$ 165.190.210,48</text:p>
          </table:table-cell>
          <table:table-cell table:number-columns-repeated="2"/>
        </table:table-row>
        <table:table-row table:style-name="ro2">
          <table:table-cell table:style-name="ce284"/>
          <table:table-cell table:number-columns-repeated="3"/>
        </table:table-row>
        <table:table-row table:style-name="ro2">
          <table:table-cell table:style-name="ce284" office:value-type="string" calcext:value-type="string">
            <text:p>Média de quem subiu</text:p>
          </table:table-cell>
          <table:table-cell table:formula="of:=AVERAGEIF([$'Desafio - 1'.M$1:.M$1048576]; &quot;SUBIU&quot;;[$'Desafio - 1'.L$1:.L$1048576])" office:value-type="currency" office:currency="BRL" office:value="448164250.230498" calcext:value-type="currency">
            <text:p>R$ 448.164.250,23</text:p>
          </table:table-cell>
          <table:table-cell table:number-columns-repeated="2"/>
        </table:table-row>
        <table:table-row table:style-name="ro2">
          <table:table-cell table:style-name="ce284" office:value-type="string" calcext:value-type="string">
            <text:p>Média de quem desceu</text:p>
          </table:table-cell>
          <table:table-cell table:formula="of:=AVERAGEIF([$'Desafio - 1'.M$1:.M$1048576]; &quot;desceu&quot;;[$'Desafio - 1'.L$1:.L$1048576])" office:value-type="currency" office:currency="BRL" office:value="-181109141.751867" calcext:value-type="currency">
            <text:p>-R$ 181.109.141,75</text:p>
          </table:table-cell>
          <table:table-cell table:number-columns-repeated="2"/>
        </table:table-row>
        <table:table-row table:style-name="ro2">
          <table:table-cell table:style-name="ce284"/>
          <table:table-cell table:number-columns-repeated="3"/>
        </table:table-row>
        <table:table-row table:style-name="ro2">
          <table:table-cell table:style-name="ce284" office:value-type="string" calcext:value-type="string">
            <text:p>Quantas ficaram estável</text:p>
          </table:table-cell>
          <table:table-cell table:style-name="ce285" table:formula="of:=COUNTIF([$'Desafio - 1'.M$1:.M$1048576];&quot;Estável&quot;)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table:style-name="ce284" office:value-type="string" calcext:value-type="string">
            <text:p>Segmento</text:p>
          </table:table-cell>
          <table:table-cell table:style-name="ce286" office:value-type="string" calcext:value-type="string">
            <text:p>Variação</text:p>
          </table:table-cell>
          <table:table-cell table:style-name="ce284" office:value-type="string" calcext:value-type="string">
            <text:p>Variação positiva</text:p>
          </table:table-cell>
          <table:table-cell table:style-name="ce284" office:value-type="string" calcext:value-type="string">
            <text:p>Variação Negativa</text:p>
          </table:table-cell>
        </table:table-row>
        <table:table-row table:style-name="ro2">
          <table:table-cell office:value-type="string" calcext:value-type="string">
            <text:p>Energia</text:p>
          </table:table-cell>
          <table:table-cell table:formula="of:=SUMIF([$'Desafio - 1'.$C$3:.$C$83];[.A11];[$'Desafio - 1'.$L$3:.$L$83])" office:value-type="currency" office:currency="BRL" office:value="6442803020.93703" calcext:value-type="currency">
            <text:p>R$ 6.442.803.020,94</text:p>
          </table:table-cell>
          <table:table-cell table:style-name="ce397"/>
          <table:table-cell table:style-name="ce397" table:formula="of:=SUMIFS([$'Desafio - 1'.$L$3:.$L$83];[$'Desafio - 1'.$C$3:.$C$83];[.A11];[$'Desafio - 1'.$M$3:.$M$83];&quot;desceu&quot;)" office:value-type="currency" office:currency="BRL" office:value="-878375881.503084" calcext:value-type="currency">
            <text:p>-R$ 878.375.881,50</text:p>
          </table:table-cell>
        </table:table-row>
        <table:table-row table:style-name="ro2">
          <table:table-cell office:value-type="string" calcext:value-type="string">
            <text:p>Mineração</text:p>
          </table:table-cell>
          <table:table-cell table:formula="of:=SUMIF([$'Desafio - 1'.$C$3:.$C$83];[.A12];[$'Desafio - 1'.$L$3:.$L$83])" office:value-type="currency" office:currency="BRL" office:value="4940442965.55043" calcext:value-type="currency">
            <text:p>R$ 4.940.442.965,55</text:p>
          </table:table-cell>
          <table:table-cell table:style-name="ce397"/>
          <table:table-cell table:style-name="ce397" table:formula="of:=SUMIFS([$'Desafio - 1'.$L$3:.$L$83];[$'Desafio - 1'.$C$3:.$C$83];[.A12];[$'Desafio - 1'.$M$3:.$M$83];&quot;desceu&quot;)" office:value-type="currency" office:currency="BRL" office:value="0" calcext:value-type="currency">
            <text:p>R$ 0,00</text:p>
          </table:table-cell>
        </table:table-row>
        <table:table-row table:style-name="ro2">
          <table:table-cell office:value-type="string" calcext:value-type="string">
            <text:p>Finanças</text:p>
          </table:table-cell>
          <table:table-cell table:formula="of:=SUMIF([$'Desafio - 1'.$C$3:.$C$83];[.A13];[$'Desafio - 1'.$L$3:.$L$83])" office:value-type="currency" office:currency="BRL" office:value="2982818596.84647" calcext:value-type="currency">
            <text:p>R$ 2.982.818.596,85</text:p>
          </table:table-cell>
          <table:table-cell table:style-name="ce397"/>
          <table:table-cell table:style-name="ce397" table:formula="of:=SUMIFS([$'Desafio - 1'.$L$3:.$L$83];[$'Desafio - 1'.$C$3:.$C$83];[.A13];[$'Desafio - 1'.$M$3:.$M$83];&quot;desceu&quot;)" office:value-type="currency" office:currency="BRL" office:value="-1173785666.36074" calcext:value-type="currency">
            <text:p>-R$ 1.173.785.666,36</text:p>
          </table:table-cell>
        </table:table-row>
        <table:table-row table:style-name="ro2">
          <table:table-cell office:value-type="string" calcext:value-type="string">
            <text:p>Papel e Celulose</text:p>
          </table:table-cell>
          <table:table-cell table:formula="of:=SUMIF([$'Desafio - 1'.$C$3:.$C$83];[.A14];[$'Desafio - 1'.$L$3:.$L$83])" office:value-type="currency" office:currency="BRL" office:value="722946282.709039" calcext:value-type="currency">
            <text:p>R$ 722.946.282,71</text:p>
          </table:table-cell>
          <table:table-cell table:style-name="ce397" table:formula="of:=SUMIFS([$'Desafio - 1'.$L$3:.$L$83];[$'Desafio - 1'.$C$3:.$C$83];[.A14];[$'Desafio - 1'.$M$3:.$M$83];&quot;SUBIU&quot;)" office:value-type="currency" office:currency="BRL" office:value="722946282.709039" calcext:value-type="currency">
            <text:p>R$ 722.946.282,71</text:p>
          </table:table-cell>
          <table:table-cell table:style-name="ce397" table:formula="of:=SUMIFS([$'Desafio - 1'.$L$3:.$L$83];[$'Desafio - 1'.$C$3:.$C$83];[.A14];[$'Desafio - 1'.$M$3:.$M$83];&quot;desceu&quot;)" office:value-type="currency" office:currency="BRL" office:value="0" calcext:value-type="currency">
            <text:p>R$ 0,00</text:p>
          </table:table-cell>
        </table:table-row>
        <table:table-row table:style-name="ro2">
          <table:table-cell office:value-type="string" calcext:value-type="string">
            <text:p>Siderurgia</text:p>
          </table:table-cell>
          <table:table-cell table:formula="of:=SUMIF([$'Desafio - 1'.$C$3:.$C$83];[.A15];[$'Desafio - 1'.$L$3:.$L$83])" office:value-type="currency" office:currency="BRL" office:value="489935930.928323" calcext:value-type="currency">
            <text:p>R$ 489.935.930,93</text:p>
          </table:table-cell>
          <table:table-cell table:style-name="ce397" table:formula="of:=SUMIFS([$'Desafio - 1'.$L$3:.$L$83];[$'Desafio - 1'.$C$3:.$C$83];[.A15];[$'Desafio - 1'.$M$3:.$M$83];&quot;SUBIU&quot;)" office:value-type="currency" office:currency="BRL" office:value="489935930.928323" calcext:value-type="currency">
            <text:p>R$ 489.935.930,93</text:p>
          </table:table-cell>
          <table:table-cell table:style-name="ce397" table:formula="of:=SUMIFS([$'Desafio - 1'.$L$3:.$L$83];[$'Desafio - 1'.$C$3:.$C$83];[.A15];[$'Desafio - 1'.$M$3:.$M$83];&quot;desceu&quot;)" office:value-type="currency" office:currency="BRL" office:value="0" calcext:value-type="currency">
            <text:p>R$ 0,00</text:p>
          </table:table-cell>
        </table:table-row>
        <table:table-row table:style-name="ro2">
          <table:table-cell office:value-type="string" calcext:value-type="string">
            <text:p>Saúde</text:p>
          </table:table-cell>
          <table:table-cell table:formula="of:=SUMIF([$'Desafio - 1'.$C$3:.$C$83];[.A16];[$'Desafio - 1'.$L$3:.$L$83])" office:value-type="currency" office:currency="BRL" office:value="60321469.8829966" calcext:value-type="currency">
            <text:p>R$ 60.321.469,88</text:p>
          </table:table-cell>
          <table:table-cell table:style-name="ce397" table:formula="of:=SUMIFS([$'Desafio - 1'.$L$3:.$L$83];[$'Desafio - 1'.$C$3:.$C$83];[.A16];[$'Desafio - 1'.$M$3:.$M$83];&quot;SUBIU&quot;)" office:value-type="currency" office:currency="BRL" office:value="453917907.01324" calcext:value-type="currency">
            <text:p>R$ 453.917.907,01</text:p>
          </table:table-cell>
          <table:table-cell table:style-name="ce397" table:formula="of:=SUMIFS([$'Desafio - 1'.$L$3:.$L$83];[$'Desafio - 1'.$C$3:.$C$83];[.A16];[$'Desafio - 1'.$M$3:.$M$83];&quot;desceu&quot;)" office:value-type="currency" office:currency="BRL" office:value="-393596437.130243" calcext:value-type="currency">
            <text:p>-R$ 393.596.437,13</text:p>
          </table:table-cell>
        </table:table-row>
        <table:table-row table:style-name="ro2">
          <table:table-cell office:value-type="string" calcext:value-type="string">
            <text:p>Alimentos</text:p>
          </table:table-cell>
          <table:table-cell table:formula="of:=SUMIF([$'Desafio - 1'.$C$3:.$C$83];[.A17];[$'Desafio - 1'.$L$3:.$L$83])" office:value-type="currency" office:currency="BRL" office:value="407833683.09245" calcext:value-type="currency">
            <text:p>R$ 407.833.683,09</text:p>
          </table:table-cell>
          <table:table-cell table:style-name="ce397" table:formula="of:=SUMIFS([$'Desafio - 1'.$L$3:.$L$83];[$'Desafio - 1'.$C$3:.$C$83];[.A17];[$'Desafio - 1'.$M$3:.$M$83];&quot;SUBIU&quot;)" office:value-type="currency" office:currency="BRL" office:value="407833683.09245" calcext:value-type="currency">
            <text:p>R$ 407.833.683,09</text:p>
          </table:table-cell>
          <table:table-cell table:style-name="ce397" table:formula="of:=SUMIFS([$'Desafio - 1'.$L$3:.$L$83];[$'Desafio - 1'.$C$3:.$C$83];[.A17];[$'Desafio - 1'.$M$3:.$M$83];&quot;desceu&quot;)" office:value-type="currency" office:currency="BRL" office:value="0" calcext:value-type="currency">
            <text:p>R$ 0,00</text:p>
          </table:table-cell>
        </table:table-row>
        <table:table-row table:style-name="ro2">
          <table:table-cell office:value-type="string" calcext:value-type="string">
            <text:p>Telecomunicações</text:p>
          </table:table-cell>
          <table:table-cell table:formula="of:=SUMIF([$'Desafio - 1'.$C$3:.$C$83];[.A18];[$'Desafio - 1'.$L$3:.$L$83])" office:value-type="currency" office:currency="BRL" office:value="292938114.423578" calcext:value-type="currency">
            <text:p>R$ 292.938.114,42</text:p>
          </table:table-cell>
          <table:table-cell table:style-name="ce397" table:formula="of:=SUMIFS([$'Desafio - 1'.$L$3:.$L$83];[$'Desafio - 1'.$C$3:.$C$83];[.A18];[$'Desafio - 1'.$M$3:.$M$83];&quot;SUBIU&quot;)" office:value-type="currency" office:currency="BRL" office:value="292938114.423578" calcext:value-type="currency">
            <text:p>R$ 292.938.114,42</text:p>
          </table:table-cell>
          <table:table-cell table:style-name="ce397" table:formula="of:=SUMIFS([$'Desafio - 1'.$L$3:.$L$83];[$'Desafio - 1'.$C$3:.$C$83];[.A18];[$'Desafio - 1'.$M$3:.$M$83];&quot;desceu&quot;)" office:value-type="currency" office:currency="BRL" office:value="0" calcext:value-type="currency">
            <text:p>R$ 0,00</text:p>
          </table:table-cell>
        </table:table-row>
        <table:table-row table:style-name="ro2">
          <table:table-cell office:value-type="string" calcext:value-type="string">
            <text:p>Varejo</text:p>
          </table:table-cell>
          <table:table-cell table:formula="of:=SUMIF([$'Desafio - 1'.$C$3:.$C$83];[.A19];[$'Desafio - 1'.$L$3:.$L$83])" office:value-type="currency" office:currency="BRL" office:value="-556533527.562702" calcext:value-type="currency">
            <text:p>-R$ 556.533.527,56</text:p>
          </table:table-cell>
          <table:table-cell table:style-name="ce397" table:formula="of:=SUMIFS([$'Desafio - 1'.$L$3:.$L$83];[$'Desafio - 1'.$C$3:.$C$83];[.A19];[$'Desafio - 1'.$M$3:.$M$83];&quot;SUBIU&quot;)" office:value-type="currency" office:currency="BRL" office:value="237187009.237367" calcext:value-type="currency">
            <text:p>R$ 237.187.009,24</text:p>
          </table:table-cell>
          <table:table-cell table:style-name="ce397" table:formula="of:=SUMIFS([$'Desafio - 1'.$L$3:.$L$83];[$'Desafio - 1'.$C$3:.$C$83];[.A19];[$'Desafio - 1'.$M$3:.$M$83];&quot;desceu&quot;)" office:value-type="currency" office:currency="BRL" office:value="-793720536.800069" calcext:value-type="currency">
            <text:p>-R$ 793.720.536,80</text:p>
          </table:table-cell>
        </table:table-row>
        <table:table-row table:style-name="ro2">
          <table:table-cell office:value-type="string" calcext:value-type="string">
            <text:p>Transporte</text:p>
          </table:table-cell>
          <table:table-cell table:formula="of:=SUMIF([$'Desafio - 1'.$C$3:.$C$83];[.A20];[$'Desafio - 1'.$L$3:.$L$83])" office:value-type="currency" office:currency="BRL" office:value="233902674.792574" calcext:value-type="currency">
            <text:p>R$ 233.902.674,79</text:p>
          </table:table-cell>
          <table:table-cell table:style-name="ce397" table:formula="of:=SUMIFS([$'Desafio - 1'.$L$3:.$L$83];[$'Desafio - 1'.$C$3:.$C$83];[.A20];[$'Desafio - 1'.$M$3:.$M$83];&quot;SUBIU&quot;)" office:value-type="currency" office:currency="BRL" office:value="233902674.792574" calcext:value-type="currency">
            <text:p>R$ 233.902.674,79</text:p>
          </table:table-cell>
          <table:table-cell table:style-name="ce397" table:formula="of:=SUMIFS([$'Desafio - 1'.$L$3:.$L$83];[$'Desafio - 1'.$C$3:.$C$83];[.A20];[$'Desafio - 1'.$M$3:.$M$83];&quot;desceu&quot;)" office:value-type="currency" office:currency="BRL" office:value="0" calcext:value-type="currency">
            <text:p>R$ 0,00</text:p>
          </table:table-cell>
        </table:table-row>
        <table:table-row table:style-name="ro2">
          <table:table-cell office:value-type="string" calcext:value-type="string">
            <text:p>Imobiliário</text:p>
          </table:table-cell>
          <table:table-cell table:formula="of:=SUMIF([$'Desafio - 1'.$C$3:.$C$83];[.A21];[$'Desafio - 1'.$L$3:.$L$83])" office:value-type="currency" office:currency="BRL" office:value="73387410.1126039" calcext:value-type="currency">
            <text:p>R$ 73.387.410,11</text:p>
          </table:table-cell>
          <table:table-cell table:style-name="ce397" table:formula="of:=SUMIFS([$'Desafio - 1'.$L$3:.$L$83];[$'Desafio - 1'.$C$3:.$C$83];[.A21];[$'Desafio - 1'.$M$3:.$M$83];&quot;SUBIU&quot;)" office:value-type="currency" office:currency="BRL" office:value="117732680.078425" calcext:value-type="currency">
            <text:p>R$ 117.732.680,08</text:p>
          </table:table-cell>
          <table:table-cell table:style-name="ce397" table:formula="of:=SUMIFS([$'Desafio - 1'.$L$3:.$L$83];[$'Desafio - 1'.$C$3:.$C$83];[.A21];[$'Desafio - 1'.$M$3:.$M$83];&quot;desceu&quot;)" office:value-type="currency" office:currency="BRL" office:value="-44345269.9658212" calcext:value-type="currency">
            <text:p>-R$ 44.345.269,97</text:p>
          </table:table-cell>
        </table:table-row>
        <table:table-row table:style-name="ro2">
          <table:table-cell office:value-type="string" calcext:value-type="string">
            <text:p>Educação</text:p>
          </table:table-cell>
          <table:table-cell table:formula="of:=SUMIF([$'Desafio - 1'.$C$3:.$C$83];[.A22];[$'Desafio - 1'.$L$3:.$L$83])" office:value-type="currency" office:currency="BRL" office:value="54641872.471233" calcext:value-type="currency">
            <text:p>R$ 54.641.872,47</text:p>
          </table:table-cell>
          <table:table-cell table:style-name="ce397" table:formula="of:=SUMIFS([$'Desafio - 1'.$L$3:.$L$83];[$'Desafio - 1'.$C$3:.$C$83];[.A22];[$'Desafio - 1'.$M$3:.$M$83];&quot;SUBIU&quot;)" office:value-type="currency" office:currency="BRL" office:value="72295838.986161" calcext:value-type="currency">
            <text:p>R$ 72.295.838,99</text:p>
          </table:table-cell>
          <table:table-cell table:style-name="ce397" table:formula="of:=SUMIFS([$'Desafio - 1'.$L$3:.$L$83];[$'Desafio - 1'.$C$3:.$C$83];[.A22];[$'Desafio - 1'.$M$3:.$M$83];&quot;desceu&quot;)" office:value-type="currency" office:currency="BRL" office:value="-17653966.5149279" calcext:value-type="currency">
            <text:p>-R$ 17.653.966,51</text:p>
          </table:table-cell>
        </table:table-row>
        <table:table-row table:style-name="ro2">
          <table:table-cell office:value-type="string" calcext:value-type="string">
            <text:p>Químico</text:p>
          </table:table-cell>
          <table:table-cell table:formula="of:=SUMIF([$'Desafio - 1'.$C$3:.$C$83];[.A23];[$'Desafio - 1'.$L$3:.$L$83])" office:value-type="currency" office:currency="BRL" office:value="69054317.6360385" calcext:value-type="currency">
            <text:p>R$ 69.054.317,64</text:p>
          </table:table-cell>
          <table:table-cell table:style-name="ce397" table:formula="of:=SUMIFS([$'Desafio - 1'.$L$3:.$L$83];[$'Desafio - 1'.$C$3:.$C$83];[.A23];[$'Desafio - 1'.$M$3:.$M$83];&quot;SUBIU&quot;)" office:value-type="currency" office:currency="BRL" office:value="69054317.6360385" calcext:value-type="currency">
            <text:p>R$ 69.054.317,64</text:p>
          </table:table-cell>
          <table:table-cell table:style-name="ce397" table:formula="of:=SUMIFS([$'Desafio - 1'.$L$3:.$L$83];[$'Desafio - 1'.$C$3:.$C$83];[.A23];[$'Desafio - 1'.$M$3:.$M$83];&quot;desceu&quot;)" office:value-type="currency" office:currency="BRL" office:value="0" calcext:value-type="currency">
            <text:p>R$ 0,00</text:p>
          </table:table-cell>
        </table:table-row>
        <table:table-row table:style-name="ro2">
          <table:table-cell office:value-type="string" calcext:value-type="string">
            <text:p>Transporte Aéreo</text:p>
          </table:table-cell>
          <table:table-cell table:formula="of:=SUMIF([$'Desafio - 1'.$C$3:.$C$83];[.A24];[$'Desafio - 1'.$L$3:.$L$83])" office:value-type="currency" office:currency="BRL" office:value="-37540997.0636427" calcext:value-type="currency">
            <text:p>-R$ 37.540.997,06</text:p>
          </table:table-cell>
          <table:table-cell table:style-name="ce397" table:formula="of:=SUMIFS([$'Desafio - 1'.$L$3:.$L$83];[$'Desafio - 1'.$C$3:.$C$83];[.A24];[$'Desafio - 1'.$M$3:.$M$83];&quot;SUBIU&quot;)" office:value-type="currency" office:currency="BRL" office:value="65452205.5528002" calcext:value-type="currency">
            <text:p>R$ 65.452.205,55</text:p>
          </table:table-cell>
          <table:table-cell table:style-name="ce397" table:formula="of:=SUMIFS([$'Desafio - 1'.$L$3:.$L$83];[$'Desafio - 1'.$C$3:.$C$83];[.A24];[$'Desafio - 1'.$M$3:.$M$83];&quot;desceu&quot;)" office:value-type="currency" office:currency="BRL" office:value="-102993202.616443" calcext:value-type="currency">
            <text:p>-R$ 102.993.202,62</text:p>
          </table:table-cell>
        </table:table-row>
        <table:table-row table:style-name="ro2">
          <table:table-cell office:value-type="string" calcext:value-type="string">
            <text:p>Tecnologia</text:p>
          </table:table-cell>
          <table:table-cell table:formula="of:=SUMIF([$'Desafio - 1'.$C$3:.$C$83];[.A25];[$'Desafio - 1'.$L$3:.$L$83])" office:value-type="currency" office:currency="BRL" office:value="-68505218.1595245" calcext:value-type="currency">
            <text:p>-R$ 68.505.218,16</text:p>
          </table:table-cell>
          <table:table-cell table:style-name="ce397" table:formula="of:=SUMIFS([$'Desafio - 1'.$L$3:.$L$83];[$'Desafio - 1'.$C$3:.$C$83];[.A25];[$'Desafio - 1'.$M$3:.$M$83];&quot;SUBIU&quot;)" office:value-type="currency" office:currency="BRL" office:value="59256570.0260971" calcext:value-type="currency">
            <text:p>R$ 59.256.570,03</text:p>
          </table:table-cell>
          <table:table-cell table:style-name="ce397" table:formula="of:=SUMIFS([$'Desafio - 1'.$L$3:.$L$83];[$'Desafio - 1'.$C$3:.$C$83];[.A25];[$'Desafio - 1'.$M$3:.$M$83];&quot;desceu&quot;)" office:value-type="currency" office:currency="BRL" office:value="-127761788.185622" calcext:value-type="currency">
            <text:p>-R$ 127.761.788,19</text:p>
          </table:table-cell>
        </table:table-row>
        <table:table-row table:style-name="ro2">
          <table:table-cell office:value-type="string" calcext:value-type="string">
            <text:p>Moda</text:p>
          </table:table-cell>
          <table:table-cell table:formula="of:=SUMIF([$'Desafio - 1'.$C$3:.$C$83];[.A26];[$'Desafio - 1'.$L$3:.$L$83])" office:value-type="currency" office:currency="BRL" office:value="41021792.0907715" calcext:value-type="currency">
            <text:p>R$ 41.021.792,09</text:p>
          </table:table-cell>
          <table:table-cell table:style-name="ce397" table:formula="of:=SUMIFS([$'Desafio - 1'.$L$3:.$L$83];[$'Desafio - 1'.$C$3:.$C$83];[.A26];[$'Desafio - 1'.$M$3:.$M$83];&quot;SUBIU&quot;)" office:value-type="currency" office:currency="BRL" office:value="41021792.0907715" calcext:value-type="currency">
            <text:p>R$ 41.021.792,09</text:p>
          </table:table-cell>
          <table:table-cell table:style-name="ce397" table:formula="of:=SUMIFS([$'Desafio - 1'.$L$3:.$L$83];[$'Desafio - 1'.$C$3:.$C$83];[.A26];[$'Desafio - 1'.$M$3:.$M$83];&quot;desceu&quot;)" office:value-type="currency" office:currency="BRL" office:value="0" calcext:value-type="currency">
            <text:p>R$ 0,00</text:p>
          </table:table-cell>
        </table:table-row>
        <table:table-row table:style-name="ro2">
          <table:table-cell office:value-type="string" calcext:value-type="string">
            <text:p>Construção Civil</text:p>
          </table:table-cell>
          <table:table-cell table:formula="of:=SUMIF([$'Desafio - 1'.$C$3:.$C$83];[.A27];[$'Desafio - 1'.$L$3:.$L$83])" office:value-type="currency" office:currency="BRL" office:value="-61087401.6060676" calcext:value-type="currency">
            <text:p>-R$ 61.087.401,61</text:p>
          </table:table-cell>
          <table:table-cell table:style-name="ce397" table:formula="of:=SUMIFS([$'Desafio - 1'.$L$3:.$L$83];[$'Desafio - 1'.$C$3:.$C$83];[.A27];[$'Desafio - 1'.$M$3:.$M$83];&quot;SUBIU&quot;)" office:value-type="currency" office:currency="BRL" office:value="37525872.3772839" calcext:value-type="currency">
            <text:p>R$ 37.525.872,38</text:p>
          </table:table-cell>
          <table:table-cell table:style-name="ce397" table:formula="of:=SUMIFS([$'Desafio - 1'.$L$3:.$L$83];[$'Desafio - 1'.$C$3:.$C$83];[.A27];[$'Desafio - 1'.$M$3:.$M$83];&quot;desceu&quot;)" office:value-type="currency" office:currency="BRL" office:value="-98613273.9833515" calcext:value-type="currency">
            <text:p>-R$ 98.613.273,98</text:p>
          </table:table-cell>
        </table:table-row>
        <table:table-row table:style-name="ro2">
          <table:table-cell office:value-type="string" calcext:value-type="string">
            <text:p>Aeroespacial</text:p>
          </table:table-cell>
          <table:table-cell table:formula="of:=SUMIF([$'Desafio - 1'.$C$3:.$C$83];[.A28];[$'Desafio - 1'.$L$3:.$L$83])" office:value-type="currency" office:currency="BRL" office:value="-233651943.496958" calcext:value-type="currency">
            <text:p>-R$ 233.651.943,50</text:p>
          </table:table-cell>
          <table:table-cell table:style-name="ce397" table:formula="of:=SUMIFS([$'Desafio - 1'.$L$3:.$L$83];[$'Desafio - 1'.$C$3:.$C$83];[.A28];[$'Desafio - 1'.$M$3:.$M$83];&quot;SUBIU&quot;)" office:value-type="currency" office:currency="BRL" office:value="0" calcext:value-type="currency">
            <text:p>R$ 0,00</text:p>
          </table:table-cell>
          <table:table-cell table:style-name="ce397" table:formula="of:=SUMIFS([$'Desafio - 1'.$L$3:.$L$83];[$'Desafio - 1'.$C$3:.$C$83];[.A28];[$'Desafio - 1'.$M$3:.$M$83];&quot;desceu&quot;)" office:value-type="currency" office:currency="BRL" office:value="-233651943.496958" calcext:value-type="currency">
            <text:p>-R$ 233.651.943,50</text:p>
          </table:table-cell>
        </table:table-row>
        <table:table-row table:style-name="ro2">
          <table:table-cell office:value-type="string" calcext:value-type="string">
            <text:p>Agricultura</text:p>
          </table:table-cell>
          <table:table-cell table:formula="of:=SUMIF([$'Desafio - 1'.$C$3:.$C$83];[.A29];[$'Desafio - 1'.$L$3:.$L$83])" office:value-type="currency" office:currency="BRL" office:value="-88901449.4214554" calcext:value-type="currency">
            <text:p>-R$ 88.901.449,42</text:p>
          </table:table-cell>
          <table:table-cell table:style-name="ce397" table:formula="of:=SUMIFS([$'Desafio - 1'.$L$3:.$L$83];[$'Desafio - 1'.$C$3:.$C$83];[.A29];[$'Desafio - 1'.$M$3:.$M$83];&quot;SUBIU&quot;)" office:value-type="currency" office:currency="BRL" office:value="0" calcext:value-type="currency">
            <text:p>R$ 0,00</text:p>
          </table:table-cell>
          <table:table-cell table:style-name="ce397" table:formula="of:=SUMIFS([$'Desafio - 1'.$L$3:.$L$83];[$'Desafio - 1'.$C$3:.$C$83];[.A29];[$'Desafio - 1'.$M$3:.$M$83];&quot;desceu&quot;)" office:value-type="currency" office:currency="BRL" office:value="-88901449.4214554" calcext:value-type="currency">
            <text:p>-R$ 88.901.449,42</text:p>
          </table:table-cell>
        </table:table-row>
        <table:table-row table:style-name="ro2">
          <table:table-cell office:value-type="string" calcext:value-type="string">
            <text:p>Bebidas</text:p>
          </table:table-cell>
          <table:table-cell table:formula="of:=SUMIF([$'Desafio - 1'.$C$3:.$C$83];[.A30];[$'Desafio - 1'.$L$3:.$L$83])" office:value-type="currency" office:currency="BRL" office:value="0" calcext:value-type="currency">
            <text:p>R$ 0,00</text:p>
          </table:table-cell>
          <table:table-cell table:style-name="ce397" table:formula="of:=SUMIFS([$'Desafio - 1'.$L$3:.$L$83];[$'Desafio - 1'.$C$3:.$C$83];[.A30];[$'Desafio - 1'.$M$3:.$M$83];&quot;SUBIU&quot;)" office:value-type="currency" office:currency="BRL" office:value="0" calcext:value-type="currency">
            <text:p>R$ 0,00</text:p>
          </table:table-cell>
          <table:table-cell table:style-name="ce397" table:formula="of:=SUMIFS([$'Desafio - 1'.$L$3:.$L$83];[$'Desafio - 1'.$C$3:.$C$83];[.A30];[$'Desafio - 1'.$M$3:.$M$83];&quot;desceu&quot;)" office:value-type="currency" office:currency="BRL" office:value="0" calcext:value-type="currency">
            <text:p>R$ 0,00</text:p>
          </table:table-cell>
        </table:table-row>
        <table:table-row table:style-name="ro2">
          <table:table-cell office:value-type="string" calcext:value-type="string">
            <text:p>Cosméticos</text:p>
          </table:table-cell>
          <table:table-cell table:formula="of:=SUMIF([$'Desafio - 1'.$C$3:.$C$83];[.A31];[$'Desafio - 1'.$L$3:.$L$83])" office:value-type="currency" office:currency="BRL" office:value="-193280001.208495" calcext:value-type="currency">
            <text:p>-R$ 193.280.001,21</text:p>
          </table:table-cell>
          <table:table-cell table:style-name="ce397" table:formula="of:=SUMIFS([$'Desafio - 1'.$L$3:.$L$83];[$'Desafio - 1'.$C$3:.$C$83];[.A31];[$'Desafio - 1'.$M$3:.$M$83];&quot;SUBIU&quot;)" office:value-type="currency" office:currency="BRL" office:value="0" calcext:value-type="currency">
            <text:p>R$ 0,00</text:p>
          </table:table-cell>
          <table:table-cell table:style-name="ce397" table:formula="of:=SUMIFS([$'Desafio - 1'.$L$3:.$L$83];[$'Desafio - 1'.$C$3:.$C$83];[.A31];[$'Desafio - 1'.$M$3:.$M$83];&quot;desceu&quot;)" office:value-type="currency" office:currency="BRL" office:value="-193280001.208495" calcext:value-type="currency">
            <text:p>-R$ 193.280.001,21</text:p>
          </table:table-cell>
        </table:table-row>
        <table:table-row table:style-name="ro2">
          <table:table-cell office:value-type="string" calcext:value-type="string">
            <text:p>Farmacêutico</text:p>
          </table:table-cell>
          <table:table-cell table:formula="of:=SUMIF([$'Desafio - 1'.$C$3:.$C$83];[.A32];[$'Desafio - 1'.$L$3:.$L$83])" office:value-type="currency" office:currency="BRL" office:value="-208257014.19915" calcext:value-type="currency">
            <text:p>-R$ 208.257.014,20</text:p>
          </table:table-cell>
          <table:table-cell table:style-name="ce397" table:formula="of:=SUMIFS([$'Desafio - 1'.$L$3:.$L$83];[$'Desafio - 1'.$C$3:.$C$83];[.A32];[$'Desafio - 1'.$M$3:.$M$83];&quot;SUBIU&quot;)" office:value-type="currency" office:currency="BRL" office:value="0" calcext:value-type="currency">
            <text:p>R$ 0,00</text:p>
          </table:table-cell>
          <table:table-cell table:style-name="ce397" table:formula="of:=SUMIFS([$'Desafio - 1'.$L$3:.$L$83];[$'Desafio - 1'.$C$3:.$C$83];[.A32];[$'Desafio - 1'.$M$3:.$M$83];&quot;desceu&quot;)" office:value-type="currency" office:currency="BRL" office:value="-208257014.19915" calcext:value-type="currency">
            <text:p>-R$ 208.257.014,20</text:p>
          </table:table-cell>
        </table:table-row>
        <table:table-row table:style-name="ro2">
          <table:table-cell office:value-type="string" calcext:value-type="string">
            <text:p>Infraestrutura</text:p>
          </table:table-cell>
          <table:table-cell table:formula="of:=SUMIF([$'Desafio - 1'.$C$3:.$C$83];[.A33];[$'Desafio - 1'.$L$3:.$L$83])" office:value-type="currency" office:currency="BRL" office:value="-39743554.3149145" calcext:value-type="currency">
            <text:p>-R$ 39.743.554,31</text:p>
          </table:table-cell>
          <table:table-cell table:style-name="ce397" table:formula="of:=SUMIFS([$'Desafio - 1'.$L$3:.$L$83];[$'Desafio - 1'.$C$3:.$C$83];[.A33];[$'Desafio - 1'.$M$3:.$M$83];&quot;SUBIU&quot;)" office:value-type="currency" office:currency="BRL" office:value="0" calcext:value-type="currency">
            <text:p>R$ 0,00</text:p>
          </table:table-cell>
          <table:table-cell table:style-name="ce397" table:formula="of:=SUMIFS([$'Desafio - 1'.$L$3:.$L$83];[$'Desafio - 1'.$C$3:.$C$83];[.A33];[$'Desafio - 1'.$M$3:.$M$83];&quot;desceu&quot;)" office:value-type="currency" office:currency="BRL" office:value="-39743554.3149145" calcext:value-type="currency">
            <text:p>-R$ 39.743.554,31</text:p>
          </table:table-cell>
        </table:table-row>
        <table:table-row table:style-name="ro2">
          <table:table-cell office:value-type="string" calcext:value-type="string">
            <text:p>Saneamento</text:p>
          </table:table-cell>
          <table:table-cell table:formula="of:=SUMIF([$'Desafio - 1'.$C$3:.$C$83];[.A34];[$'Desafio - 1'.$L$3:.$L$83])" office:value-type="currency" office:currency="BRL" office:value="-15725678.5641154" calcext:value-type="currency">
            <text:p>-R$ 15.725.678,56</text:p>
          </table:table-cell>
          <table:table-cell table:style-name="ce397" table:formula="of:=SUMIFS([$'Desafio - 1'.$L$3:.$L$83];[$'Desafio - 1'.$C$3:.$C$83];[.A34];[$'Desafio - 1'.$M$3:.$M$83];&quot;SUBIU&quot;)" office:value-type="currency" office:currency="BRL" office:value="0" calcext:value-type="currency">
            <text:p>R$ 0,00</text:p>
          </table:table-cell>
          <table:table-cell table:style-name="ce397" table:formula="of:=SUMIFS([$'Desafio - 1'.$L$3:.$L$83];[$'Desafio - 1'.$C$3:.$C$83];[.A34];[$'Desafio - 1'.$M$3:.$M$83];&quot;desceu&quot;)" office:value-type="currency" office:currency="BRL" office:value="-15725678.5641154" calcext:value-type="currency">
            <text:p>-R$ 15.725.678,56</text:p>
          </table:table-cell>
        </table:table-row>
        <table:table-row table:style-name="ro2">
          <table:table-cell office:value-type="string" calcext:value-type="string">
            <text:p>Seguros</text:p>
          </table:table-cell>
          <table:table-cell table:formula="of:=SUMIF([$'Desafio - 1'.$C$3:.$C$83];[.A35];[$'Desafio - 1'.$L$3:.$L$83])" office:value-type="currency" office:currency="BRL" office:value="-26297880.2096766" calcext:value-type="currency">
            <text:p>-R$ 26.297.880,21</text:p>
          </table:table-cell>
          <table:table-cell table:style-name="ce397" table:formula="of:=SUMIFS([$'Desafio - 1'.$L$3:.$L$83];[$'Desafio - 1'.$C$3:.$C$83];[.A35];[$'Desafio - 1'.$M$3:.$M$83];&quot;SUBIU&quot;)" office:value-type="currency" office:currency="BRL" office:value="0" calcext:value-type="currency">
            <text:p>R$ 0,00</text:p>
          </table:table-cell>
          <table:table-cell table:style-name="ce397" table:formula="of:=SUMIFS([$'Desafio - 1'.$L$3:.$L$83];[$'Desafio - 1'.$C$3:.$C$83];[.A35];[$'Desafio - 1'.$M$3:.$M$83];&quot;desceu&quot;)" office:value-type="currency" office:currency="BRL" office:value="-26297880.2096766" calcext:value-type="currency">
            <text:p>-R$ 26.297.880,21</text:p>
          </table:table-cell>
        </table:table-row>
        <table:table-row table:style-name="ro2">
          <table:table-cell office:value-type="string" calcext:value-type="string">
            <text:p>Serviços</text:p>
          </table:table-cell>
          <table:table-cell table:formula="of:=SUMIF([$'Desafio - 1'.$C$3:.$C$83];[.A36];[$'Desafio - 1'.$L$3:.$L$83])" office:value-type="currency" office:currency="BRL" office:value="-1807432634.45954" calcext:value-type="currency">
            <text:p>-R$ 1.807.432.634,46</text:p>
          </table:table-cell>
          <table:table-cell table:style-name="ce397" table:formula="of:=SUMIFS([$'Desafio - 1'.$L$3:.$L$83];[$'Desafio - 1'.$C$3:.$C$83];[.A36];[$'Desafio - 1'.$M$3:.$M$83];&quot;SUBIU&quot;)" office:value-type="currency" office:currency="BRL" office:value="0" calcext:value-type="currency">
            <text:p>R$ 0,00</text:p>
          </table:table-cell>
          <table:table-cell table:style-name="ce397" table:formula="of:=SUMIFS([$'Desafio - 1'.$L$3:.$L$83];[$'Desafio - 1'.$C$3:.$C$83];[.A36];[$'Desafio - 1'.$M$3:.$M$83];&quot;desceu&quot;)" office:value-type="currency" office:currency="BRL" office:value="-1807432634.45954" calcext:value-type="currency">
            <text:p>-R$ 1.807.432.634,46</text:p>
          </table:table-cell>
        </table:table-row>
        <table:table-row table:style-name="ro2">
          <table:table-cell office:value-type="string" calcext:value-type="string">
            <text:p>Turismo</text:p>
          </table:table-cell>
          <table:table-cell table:formula="of:=SUMIF([$'Desafio - 1'.$C$3:.$C$83];[.A37];[$'Desafio - 1'.$L$3:.$L$83])" office:value-type="currency" office:currency="BRL" office:value="-73557408.0550942" calcext:value-type="currency">
            <text:p>-R$ 73.557.408,06</text:p>
          </table:table-cell>
          <table:table-cell table:style-name="ce397" table:formula="of:=SUMIFS([$'Desafio - 1'.$L$3:.$L$83];[$'Desafio - 1'.$C$3:.$C$83];[.A37];[$'Desafio - 1'.$M$3:.$M$83];&quot;SUBIU&quot;)" office:value-type="currency" office:currency="BRL" office:value="0" calcext:value-type="currency">
            <text:p>R$ 0,00</text:p>
          </table:table-cell>
          <table:table-cell table:style-name="ce397" table:formula="of:=SUMIFS([$'Desafio - 1'.$L$3:.$L$83];[$'Desafio - 1'.$C$3:.$C$83];[.A37];[$'Desafio - 1'.$M$3:.$M$83];&quot;desceu&quot;)" office:value-type="currency" office:currency="BRL" office:value="-73557408.0550942" calcext:value-type="currency">
            <text:p>-R$ 73.557.408,06</text:p>
          </table:table-cell>
        </table:table-row>
        <table:table-row table:style-name="ro2">
          <table:table-cell office:value-type="string" calcext:value-type="string">
            <text:p>Vestuário</text:p>
          </table:table-cell>
          <table:table-cell table:formula="of:=SUMIF([$'Desafio - 1'.$C$3:.$C$83];[.A38];[$'Desafio - 1'.$L$3:.$L$83])" office:value-type="currency" office:currency="BRL" office:value="-21126374.3256449" calcext:value-type="currency">
            <text:p>-R$ 21.126.374,33</text:p>
          </table:table-cell>
          <table:table-cell table:style-name="ce397" table:formula="of:=SUMIFS([$'Desafio - 1'.$L$3:.$L$83];[$'Desafio - 1'.$C$3:.$C$83];[.A38];[$'Desafio - 1'.$M$3:.$M$83];&quot;SUBIU&quot;)" office:value-type="currency" office:currency="BRL" office:value="0" calcext:value-type="currency">
            <text:p>R$ 0,00</text:p>
          </table:table-cell>
          <table:table-cell table:style-name="ce397" table:formula="of:=SUMIFS([$'Desafio - 1'.$L$3:.$L$83];[$'Desafio - 1'.$C$3:.$C$83];[.A38];[$'Desafio - 1'.$M$3:.$M$83];&quot;desceu&quot;)" office:value-type="currency" office:currency="BRL" office:value="-21126374.3256449" calcext:value-type="currency">
            <text:p>-R$ 21.126.374,33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284" office:value-type="string" calcext:value-type="string">
            <text:p>Resultado</text:p>
          </table:table-cell>
          <table:table-cell table:style-name="ce286" office:value-type="string" calcext:value-type="string">
            <text:p>Variaçã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BIU</text:p>
          </table:table-cell>
          <table:table-cell table:formula="of:=SUMIF([$'Desafio - 1'.$M$3:.$M$83];[.A41];[$'Desafio - 1'.$L$3:.$L$83])" office:value-type="currency" office:currency="BRL" office:value="19719227010.1419" calcext:value-type="currency">
            <text:p>R$ 19.719.227.010,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stável</text:p>
          </table:table-cell>
          <table:table-cell table:formula="of:=SUMIF([$'Desafio - 1'.$M$3:.$M$83];[.A42];[$'Desafio - 1'.$L$3:.$L$83])" office:value-type="currency" office:currency="BRL" office:value="0" calcext:value-type="currency">
            <text:p>R$ 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ceu</text:p>
          </table:table-cell>
          <table:table-cell table:formula="of:=SUMIF([$'Desafio - 1'.$M$3:.$M$83];[.A43];[$'Desafio - 1'.$L$3:.$L$83])" office:value-type="currency" office:currency="BRL" office:value="-6338819961.31535" calcext:value-type="currency">
            <text:p>-R$ 6.338.819.961,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LDO</text:p>
          </table:table-cell>
          <table:table-cell table:formula="of:=SUM([.B41:.B43])" office:value-type="currency" office:currency="BRL" office:value="13380407048.8266" calcext:value-type="currency">
            <text:p>R$ 13.380.407.048,83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Análise por Faixa etária</text:p>
          </table:table-cell>
          <table:table-cell office:value-type="string" calcext:value-type="string">
            <text:p>Variação $</text:p>
          </table:table-cell>
          <table:table-cell office:value-type="string" calcext:value-type="string">
            <text:p>Quantidade de empresas</text:p>
          </table:table-cell>
          <table:table-cell/>
        </table:table-row>
        <table:table-row table:style-name="ro2">
          <table:table-cell office:value-type="string" calcext:value-type="string">
            <text:p>50 ou menos</text:p>
          </table:table-cell>
          <table:table-cell table:formula="of:=SUMIF([$'Desafio - 1'.$E$3:.$E$83];[.A47];[$'Desafio - 1'.$L$3:.$L$83])" office:value-type="currency" office:currency="BRL" office:value="2745096301.10546" calcext:value-type="currency">
            <text:p>R$ 2.745.096.301,11</text:p>
          </table:table-cell>
          <table:table-cell table:formula="of:=COUNTIF([$'Desafio - 1'.E3:.E83];[.A47])" office:value-type="float" office:value="44" calcext:value-type="float">
            <text:p>44</text:p>
          </table:table-cell>
          <table:table-cell/>
        </table:table-row>
        <table:table-row table:style-name="ro2">
          <table:table-cell office:value-type="string" calcext:value-type="string">
            <text:p>Entre 50 e 100</text:p>
          </table:table-cell>
          <table:table-cell table:formula="of:=SUMIF([$'Desafio - 1'.$E$3:.$E$83];[.A48];[$'Desafio - 1'.$L$3:.$L$83])" office:value-type="currency" office:currency="BRL" office:value="10976293012.6396" calcext:value-type="currency">
            <text:p>R$ 10.976.293.012,64</text:p>
          </table:table-cell>
          <table:table-cell table:formula="of:=COUNTIF([$'Desafio - 1'.E4:.E84];[.A48])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Maior de 100</text:p>
          </table:table-cell>
          <table:table-cell table:formula="of:=SUMIF([$'Desafio - 1'.$E$3:.$E$83];[.A49];[$'Desafio - 1'.$L$3:.$L$83])" office:value-type="currency" office:currency="BRL" office:value="-340982264.918486" calcext:value-type="currency">
            <text:p>-R$ 340.982.264,92</text:p>
          </table:table-cell>
          <table:table-cell table:formula="of:=COUNTIF([$'Desafio - 1'.E5:.E85];[.A49])" office:value-type="float" office:value="6" calcext:value-type="float">
            <text:p>6</text:p>
          </table:table-cell>
          <table:table-cell/>
        </table:table-row>
        <table:table-row table:style-name="ro2" table:number-rows-repeated="1048526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'file:///C:/Users/sesmet/Downloads/Imers%C3%A3o%20Python%20-%20Tabela%20de%20a%C3%A7%C3%B5es.ods'#ChatGPT" table:print="false" table:style-name="ta_extref">
        <table:table-source xlink:type="simple" xlink:href="../../../../../Downloads/Imers%C3%A3o%20Python%20-%20Tabela%20de%20a%C3%A7%C3%B5es.ods" table:table-name="ChatGPT" table:filter-name="calc8" table:mode="copy-results-only"/>
        <table:table-column/>
        <table:table-row>
          <table:table-cell table:style-name="ce1" office:value-type="string">
            <text:p>Ativo</text:p>
          </table:table-cell>
        </table:table-row>
        <table:table-row>
          <table:table-cell table:style-name="ce1" office:value-type="string">
            <text:p>USIM5</text:p>
          </table:table-cell>
        </table:table-row>
        <table:table-row>
          <table:table-cell table:style-name="ce1" office:value-type="string">
            <text:p>CMIN3</text:p>
          </table:table-cell>
        </table:table-row>
        <table:table-row>
          <table:table-cell table:style-name="ce1" office:value-type="string">
            <text:p>PETR3</text:p>
          </table:table-cell>
        </table:table-row>
        <table:table-row>
          <table:table-cell table:style-name="ce1" office:value-type="string">
            <text:p>SUZB3</text:p>
          </table:table-cell>
        </table:table-row>
        <table:table-row>
          <table:table-cell table:style-name="ce1" office:value-type="string">
            <text:p>CPFE3</text:p>
          </table:table-cell>
        </table:table-row>
        <table:table-row>
          <table:table-cell table:style-name="ce1" office:value-type="string">
            <text:p>PRIO3</text:p>
          </table:table-cell>
        </table:table-row>
        <table:table-row>
          <table:table-cell table:style-name="ce1" office:value-type="string">
            <text:p>PETR4</text:p>
          </table:table-cell>
        </table:table-row>
        <table:table-row>
          <table:table-cell table:style-name="ce1" office:value-type="string">
            <text:p>VALE3</text:p>
          </table:table-cell>
        </table:table-row>
        <table:table-row>
          <table:table-cell table:style-name="ce1" office:value-type="string">
            <text:p>MULT3</text:p>
          </table:table-cell>
        </table:table-row>
        <table:table-row>
          <table:table-cell table:style-name="ce1" office:value-type="string">
            <text:p>ITUB4</text:p>
          </table:table-cell>
        </table:table-row>
        <table:table-row>
          <table:table-cell table:style-name="ce1" office:value-type="string">
            <text:p>RDOR3</text:p>
          </table:table-cell>
        </table:table-row>
        <table:table-row>
          <table:table-cell table:style-name="ce1" office:value-type="string">
            <text:p>BRKM5</text:p>
          </table:table-cell>
        </table:table-row>
        <table:table-row>
          <table:table-cell table:style-name="ce1" office:value-type="string">
            <text:p>AZUL4</text:p>
          </table:table-cell>
        </table:table-row>
        <table:table-row>
          <table:table-cell table:style-name="ce1" office:value-type="string">
            <text:p>RRRP3</text:p>
          </table:table-cell>
        </table:table-row>
        <table:table-row>
          <table:table-cell table:style-name="ce1" office:value-type="string">
            <text:p>EQTL3</text:p>
          </table:table-cell>
        </table:table-row>
        <table:table-row>
          <table:table-cell table:style-name="ce1" office:value-type="string">
            <text:p>CSNA3</text:p>
          </table:table-cell>
        </table:table-row>
        <table:table-row>
          <table:table-cell table:style-name="ce1" office:value-type="string">
            <text:p>YDUQ3</text:p>
          </table:table-cell>
        </table:table-row>
        <table:table-row>
          <table:table-cell table:style-name="ce1" office:value-type="string">
            <text:p>UGPA3</text:p>
          </table:table-cell>
        </table:table-row>
        <table:table-row>
          <table:table-cell table:style-name="ce1" office:value-type="string">
            <text:p>MRVE3</text:p>
          </table:table-cell>
        </table:table-row>
        <table:table-row>
          <table:table-cell table:style-name="ce1" office:value-type="string">
            <text:p>ARZZ3</text:p>
          </table:table-cell>
        </table:table-row>
        <table:table-row>
          <table:table-cell table:style-name="ce1" office:value-type="string">
            <text:p>BBDC4</text:p>
          </table:table-cell>
        </table:table-row>
        <table:table-row>
          <table:table-cell table:style-name="ce1" office:value-type="string">
            <text:p>BEEF3</text:p>
          </table:table-cell>
        </table:table-row>
        <table:table-row>
          <table:table-cell table:style-name="ce1" office:value-type="string">
            <text:p>PCAR3</text:p>
          </table:table-cell>
        </table:table-row>
        <table:table-row>
          <table:table-cell table:style-name="ce1" office:value-type="string">
            <text:p>BRFS3</text:p>
          </table:table-cell>
        </table:table-row>
        <table:table-row>
          <table:table-cell table:style-name="ce1" office:value-type="string">
            <text:p>VIVT3</text:p>
          </table:table-cell>
        </table:table-row>
        <table:table-row>
          <table:table-cell table:style-name="ce1" office:value-type="string">
            <text:p>RAIL3</text:p>
          </table:table-cell>
        </table:table-row>
        <table:table-row>
          <table:table-cell table:style-name="ce1" office:value-type="string">
            <text:p>CIEL3</text:p>
          </table:table-cell>
        </table:table-row>
        <table:table-row>
          <table:table-cell table:style-name="ce1" office:value-type="string">
            <text:p>DXCO3</text:p>
          </table:table-cell>
        </table:table-row>
        <table:table-row>
          <table:table-cell table:style-name="ce1" office:value-type="string">
            <text:p>TIMS3</text:p>
          </table:table-cell>
        </table:table-row>
        <table:table-row>
          <table:table-cell table:style-name="ce1" office:value-type="string">
            <text:p>BRAP4</text:p>
          </table:table-cell>
        </table:table-row>
        <table:table-row>
          <table:table-cell table:style-name="ce1" office:value-type="string">
            <text:p>LWSA3</text:p>
          </table:table-cell>
        </table:table-row>
        <table:table-row>
          <table:table-cell table:style-name="ce1" office:value-type="string">
            <text:p>RECV3</text:p>
          </table:table-cell>
        </table:table-row>
        <table:table-row>
          <table:table-cell table:style-name="ce1" office:value-type="string">
            <text:p>ITSA4</text:p>
          </table:table-cell>
        </table:table-row>
        <table:table-row>
          <table:table-cell table:style-name="ce1" office:value-type="string">
            <text:p>BBAS3</text:p>
          </table:table-cell>
        </table:table-row>
        <table:table-row>
          <table:table-cell table:style-name="ce1" office:value-type="string">
            <text:p>RADL3</text:p>
          </table:table-cell>
        </table:table-row>
        <table:table-row>
          <table:table-cell table:style-name="ce1" office:value-type="string">
            <text:p>GOAU4</text:p>
          </table:table-cell>
        </table:table-row>
        <table:table-row>
          <table:table-cell table:style-name="ce1" office:value-type="string">
            <text:p>CSAN3</text:p>
          </table:table-cell>
        </table:table-row>
        <table:table-row>
          <table:table-cell table:style-name="ce1" office:value-type="string">
            <text:p>JBSS3</text:p>
          </table:table-cell>
        </table:table-row>
        <table:table-row>
          <table:table-cell table:style-name="ce1" office:value-type="string">
            <text:p>MGLU3</text:p>
          </table:table-cell>
        </table:table-row>
        <table:table-row>
          <table:table-cell table:style-name="ce1" office:value-type="string">
            <text:p>BBDC3</text:p>
          </table:table-cell>
        </table:table-row>
        <table:table-row>
          <table:table-cell table:style-name="ce1" office:value-type="string">
            <text:p>GGBR4</text:p>
          </table:table-cell>
        </table:table-row>
        <table:table-row>
          <table:table-cell table:style-name="ce1" office:value-type="string">
            <text:p>RAIZ4</text:p>
          </table:table-cell>
        </table:table-row>
        <table:table-row>
          <table:table-cell table:style-name="ce1" office:value-type="string">
            <text:p>CPLE6</text:p>
          </table:table-cell>
        </table:table-row>
        <table:table-row>
          <table:table-cell table:style-name="ce1" office:value-type="string">
            <text:p>VAMO3</text:p>
          </table:table-cell>
        </table:table-row>
        <table:table-row>
          <table:table-cell table:style-name="ce1" office:value-type="string">
            <text:p>MRFG3</text:p>
          </table:table-cell>
        </table:table-row>
        <table:table-row>
          <table:table-cell table:style-name="ce1" office:value-type="string">
            <text:p>ABEV3</text:p>
          </table:table-cell>
        </table:table-row>
        <table:table-row>
          <table:table-cell table:style-name="ce1" office:value-type="string">
            <text:p>BBSE3</text:p>
          </table:table-cell>
        </table:table-row>
        <table:table-row>
          <table:table-cell table:style-name="ce1" office:value-type="string">
            <text:p>SBSP3</text:p>
          </table:table-cell>
        </table:table-row>
        <table:table-row>
          <table:table-cell table:style-name="ce1" office:value-type="string">
            <text:p>TOTS3</text:p>
          </table:table-cell>
        </table:table-row>
        <table:table-row>
          <table:table-cell table:style-name="ce1" office:value-type="string">
            <text:p>CMIG4</text:p>
          </table:table-cell>
        </table:table-row>
        <table:table-row>
          <table:table-cell table:style-name="ce1" office:value-type="string">
            <text:p>ELET6</text:p>
          </table:table-cell>
        </table:table-row>
        <table:table-row>
          <table:table-cell table:style-name="ce1" office:value-type="string">
            <text:p>ENEV3</text:p>
          </table:table-cell>
        </table:table-row>
        <table:table-row>
          <table:table-cell table:style-name="ce1" office:value-type="string">
            <text:p>WEGE3</text:p>
          </table:table-cell>
        </table:table-row>
        <table:table-row>
          <table:table-cell table:style-name="ce1" office:value-type="string">
            <text:p>SLCE3</text:p>
          </table:table-cell>
        </table:table-row>
        <table:table-row>
          <table:table-cell table:style-name="ce1" office:value-type="string">
            <text:p>ALOS3</text:p>
          </table:table-cell>
        </table:table-row>
        <table:table-row>
          <table:table-cell table:style-name="ce1" office:value-type="string">
            <text:p>CCRO3</text:p>
          </table:table-cell>
        </table:table-row>
        <table:table-row>
          <table:table-cell table:style-name="ce1" office:value-type="string">
            <text:p>COGN3</text:p>
          </table:table-cell>
        </table:table-row>
        <table:table-row>
          <table:table-cell table:style-name="ce1" office:value-type="string">
            <text:p>TRPL4</text:p>
          </table:table-cell>
        </table:table-row>
        <table:table-row>
          <table:table-cell table:style-name="ce1" office:value-type="string">
            <text:p>EGIE3</text:p>
          </table:table-cell>
        </table:table-row>
        <table:table-row>
          <table:table-cell table:style-name="ce1" office:value-type="string">
            <text:p>VBBR3</text:p>
          </table:table-cell>
        </table:table-row>
        <table:table-row>
          <table:table-cell table:style-name="ce1" office:value-type="string">
            <text:p>IRBR3</text:p>
          </table:table-cell>
        </table:table-row>
        <table:table-row>
          <table:table-cell table:style-name="ce1" office:value-type="string">
            <text:p>ELET3</text:p>
          </table:table-cell>
        </table:table-row>
        <table:table-row>
          <table:table-cell table:style-name="ce1" office:value-type="string">
            <text:p>PETZ3</text:p>
          </table:table-cell>
        </table:table-row>
        <table:table-row>
          <table:table-cell table:style-name="ce1" office:value-type="string">
            <text:p>EZTC3</text:p>
          </table:table-cell>
        </table:table-row>
        <table:table-row>
          <table:table-cell table:style-name="ce1" office:value-type="string">
            <text:p>FLRY3</text:p>
          </table:table-cell>
        </table:table-row>
        <table:table-row>
          <table:table-cell table:style-name="ce1" office:value-type="string">
            <text:p>SOMA3</text:p>
          </table:table-cell>
        </table:table-row>
        <table:table-row>
          <table:table-cell table:style-name="ce1" office:value-type="string">
            <text:p>ALPA4</text:p>
          </table:table-cell>
        </table:table-row>
        <table:table-row>
          <table:table-cell table:style-name="ce1" office:value-type="string">
            <text:p>CYRE3</text:p>
          </table:table-cell>
        </table:table-row>
        <table:table-row>
          <table:table-cell table:style-name="ce1" office:value-type="string">
            <text:p>EMBR3</text:p>
          </table:table-cell>
        </table:table-row>
        <table:table-row>
          <table:table-cell table:style-name="ce1" office:value-type="string">
            <text:p>NTCO3</text:p>
          </table:table-cell>
        </table:table-row>
        <table:table-row>
          <table:table-cell table:style-name="ce1" office:value-type="string">
            <text:p>ASAI3</text:p>
          </table:table-cell>
        </table:table-row>
        <table:table-row>
          <table:table-cell table:style-name="ce1" office:value-type="string">
            <text:p>B3SA3</text:p>
          </table:table-cell>
        </table:table-row>
        <table:table-row>
          <table:table-cell table:style-name="ce1" office:value-type="string">
            <text:p>HYPE3</text:p>
          </table:table-cell>
        </table:table-row>
        <table:table-row>
          <table:table-cell table:style-name="ce1" office:value-type="string">
            <text:p>SMTO3</text:p>
          </table:table-cell>
        </table:table-row>
        <table:table-row>
          <table:table-cell table:style-name="ce1" office:value-type="string">
            <text:p>HAPV3</text:p>
          </table:table-cell>
        </table:table-row>
        <table:table-row>
          <table:table-cell table:style-name="ce1" office:value-type="string">
            <text:p>LREN3</text:p>
          </table:table-cell>
        </table:table-row>
        <table:table-row>
          <table:table-cell table:style-name="ce1" office:value-type="string">
            <text:p>CRFB3</text:p>
          </table:table-cell>
        </table:table-row>
        <table:table-row>
          <table:table-cell table:style-name="ce1" office:value-type="string">
            <text:p>BHIA3</text:p>
          </table:table-cell>
        </table:table-row>
        <table:table-row>
          <table:table-cell table:style-name="ce1" office:value-type="string">
            <text:p>RENT3</text:p>
          </table:table-cell>
        </table:table-row>
        <table:table-row>
          <table:table-cell table:style-name="ce1" office:value-type="string">
            <text:p>CVCB3</text:p>
          </table:table-cell>
        </table:table-row>
        <table:table-row>
          <table:table-cell table:style-name="ce1" office:value-type="string">
            <text:p>GOLL4</text:p>
          </table:table-cell>
        </table:table-row>
      </table:table>
      <table:table table:name="'file:///C:/Users/sesmet/Downloads/Imers%C3%A3o%20Python%20-%20Tabela%20de%20a%C3%A7%C3%B5es.ods'#Total_de_acoes" table:print="false" table:style-name="ta_extref">
        <table:table-source xlink:type="simple" xlink:href="../../../../../Downloads/Imers%C3%A3o%20Python%20-%20Tabela%20de%20a%C3%A7%C3%B5es.ods" table:table-name="Total_de_acoes" table:filter-name="calc8" table:mode="copy-results-only"/>
        <table:table-column/>
        <table:table-row>
          <table:table-cell table:style-name="ce1" office:value-type="string">
            <text:p> Nome da empresa</text:p>
          </table:table-cell>
        </table:table-row>
        <table:table-row>
          <table:table-cell table:style-name="ce1" office:value-type="string">
            <text:p>Usiminas</text:p>
          </table:table-cell>
        </table:table-row>
        <table:table-row>
          <table:table-cell table:style-name="ce1" office:value-type="string">
            <text:p>CSN Mineração</text:p>
          </table:table-cell>
        </table:table-row>
        <table:table-row>
          <table:table-cell table:style-name="ce1" office:value-type="string">
            <text:p>Petrobras</text:p>
          </table:table-cell>
        </table:table-row>
        <table:table-row>
          <table:table-cell table:style-name="ce1" office:value-type="string">
            <text:p>Suzano</text:p>
          </table:table-cell>
        </table:table-row>
        <table:table-row>
          <table:table-cell table:style-name="ce1" office:value-type="string">
            <text:p>CPFL Energia</text:p>
          </table:table-cell>
        </table:table-row>
        <table:table-row>
          <table:table-cell table:style-name="ce1" office:value-type="string">
            <text:p>PetroRio</text:p>
          </table:table-cell>
        </table:table-row>
        <table:table-row>
          <table:table-cell table:style-name="ce1" office:value-type="string">
            <text:p>Petrobras</text:p>
          </table:table-cell>
        </table:table-row>
        <table:table-row>
          <table:table-cell table:style-name="ce1" office:value-type="string">
            <text:p>Vale</text:p>
          </table:table-cell>
        </table:table-row>
        <table:table-row>
          <table:table-cell table:style-name="ce1" office:value-type="string">
            <text:p>Multiplan</text:p>
          </table:table-cell>
        </table:table-row>
        <table:table-row>
          <table:table-cell table:style-name="ce1" office:value-type="string">
            <text:p>Itaú Unibanco</text:p>
          </table:table-cell>
        </table:table-row>
        <table:table-row>
          <table:table-cell table:style-name="ce1" office:value-type="string">
            <text:p>Rede D'Or</text:p>
          </table:table-cell>
        </table:table-row>
        <table:table-row>
          <table:table-cell table:style-name="ce1" office:value-type="string">
            <text:p>Braskem</text:p>
          </table:table-cell>
        </table:table-row>
        <table:table-row>
          <table:table-cell table:style-name="ce1" office:value-type="string">
            <text:p>Azul</text:p>
          </table:table-cell>
        </table:table-row>
        <table:table-row>
          <table:table-cell table:style-name="ce1" office:value-type="string">
            <text:p>3R Petroleum</text:p>
          </table:table-cell>
        </table:table-row>
        <table:table-row>
          <table:table-cell table:style-name="ce1" office:value-type="string">
            <text:p>Equatorial Energia</text:p>
          </table:table-cell>
        </table:table-row>
        <table:table-row>
          <table:table-cell table:style-name="ce1" office:value-type="string">
            <text:p>Siderúrgica Nacional</text:p>
          </table:table-cell>
        </table:table-row>
        <table:table-row>
          <table:table-cell table:style-name="ce1" office:value-type="string">
            <text:p>YDUQS</text:p>
          </table:table-cell>
        </table:table-row>
        <table:table-row>
          <table:table-cell table:style-name="ce1" office:value-type="string">
            <text:p>Ultrapar</text:p>
          </table:table-cell>
        </table:table-row>
        <table:table-row>
          <table:table-cell table:style-name="ce1" office:value-type="string">
            <text:p>MRV</text:p>
          </table:table-cell>
        </table:table-row>
        <table:table-row>
          <table:table-cell table:style-name="ce1" office:value-type="string">
            <text:p>Arezzo</text:p>
          </table:table-cell>
        </table:table-row>
        <table:table-row>
          <table:table-cell table:style-name="ce1" office:value-type="string">
            <text:p>Banco Bradesco</text:p>
          </table:table-cell>
        </table:table-row>
        <table:table-row>
          <table:table-cell table:style-name="ce1" office:value-type="string">
            <text:p>Minerva</text:p>
          </table:table-cell>
        </table:table-row>
        <table:table-row>
          <table:table-cell table:style-name="ce1" office:value-type="string">
            <text:p>Grupo Pão de Açúcar</text:p>
          </table:table-cell>
        </table:table-row>
        <table:table-row>
          <table:table-cell table:style-name="ce1" office:value-type="string">
            <text:p>BRF</text:p>
          </table:table-cell>
        </table:table-row>
        <table:table-row>
          <table:table-cell table:style-name="ce1" office:value-type="string">
            <text:p>Vivo</text:p>
          </table:table-cell>
        </table:table-row>
        <table:table-row>
          <table:table-cell table:style-name="ce1" office:value-type="string">
            <text:p>Rumo</text:p>
          </table:table-cell>
        </table:table-row>
        <table:table-row>
          <table:table-cell table:style-name="ce1" office:value-type="string">
            <text:p>Cielo</text:p>
          </table:table-cell>
        </table:table-row>
        <table:table-row>
          <table:table-cell table:style-name="ce1" office:value-type="string">
            <text:p>Dexco</text:p>
          </table:table-cell>
        </table:table-row>
        <table:table-row>
          <table:table-cell table:style-name="ce1" office:value-type="string">
            <text:p>TIM</text:p>
          </table:table-cell>
        </table:table-row>
        <table:table-row>
          <table:table-cell table:style-name="ce1" office:value-type="string">
            <text:p>Bradespar</text:p>
          </table:table-cell>
        </table:table-row>
        <table:table-row>
          <table:table-cell table:style-name="ce1" office:value-type="string">
            <text:p>Locaweb</text:p>
          </table:table-cell>
        </table:table-row>
        <table:table-row>
          <table:table-cell table:style-name="ce1" office:value-type="string">
            <text:p>PetroRecôncavo</text:p>
          </table:table-cell>
        </table:table-row>
        <table:table-row>
          <table:table-cell table:style-name="ce1" office:value-type="string">
            <text:p>Itaúsa</text:p>
          </table:table-cell>
        </table:table-row>
        <table:table-row>
          <table:table-cell table:style-name="ce1" office:value-type="string">
            <text:p>Banco do Brasil</text:p>
          </table:table-cell>
        </table:table-row>
        <table:table-row>
          <table:table-cell table:style-name="ce1" office:value-type="string">
            <text:p>RaiaDrogasil</text:p>
          </table:table-cell>
        </table:table-row>
        <table:table-row>
          <table:table-cell table:style-name="ce1" office:value-type="string">
            <text:p>Metalúrgica Gerdau</text:p>
          </table:table-cell>
        </table:table-row>
        <table:table-row>
          <table:table-cell table:style-name="ce1" office:value-type="string">
            <text:p>Cosan</text:p>
          </table:table-cell>
        </table:table-row>
        <table:table-row>
          <table:table-cell table:style-name="ce1" office:value-type="string">
            <text:p>JBS</text:p>
          </table:table-cell>
        </table:table-row>
        <table:table-row>
          <table:table-cell table:style-name="ce1" office:value-type="string">
            <text:p>Magazine Luiza</text:p>
          </table:table-cell>
        </table:table-row>
        <table:table-row>
          <table:table-cell table:style-name="ce1" office:value-type="string">
            <text:p>Banco Bradesco</text:p>
          </table:table-cell>
        </table:table-row>
        <table:table-row>
          <table:table-cell table:style-name="ce1" office:value-type="string">
            <text:p>Gerdau</text:p>
          </table:table-cell>
        </table:table-row>
        <table:table-row>
          <table:table-cell table:style-name="ce1" office:value-type="string">
            <text:p>Raízen</text:p>
          </table:table-cell>
        </table:table-row>
        <table:table-row>
          <table:table-cell table:style-name="ce1" office:value-type="string">
            <text:p>Copel</text:p>
          </table:table-cell>
        </table:table-row>
        <table:table-row>
          <table:table-cell table:style-name="ce1" office:value-type="string">
            <text:p>Grupo Vamos</text:p>
          </table:table-cell>
        </table:table-row>
        <table:table-row>
          <table:table-cell table:style-name="ce1" office:value-type="string">
            <text:p>Marfrig</text:p>
          </table:table-cell>
        </table:table-row>
        <table:table-row>
          <table:table-cell table:style-name="ce1" office:value-type="string">
            <text:p>Ambev</text:p>
          </table:table-cell>
        </table:table-row>
        <table:table-row>
          <table:table-cell table:style-name="ce1" office:value-type="string">
            <text:p>BB Seguridade</text:p>
          </table:table-cell>
        </table:table-row>
        <table:table-row>
          <table:table-cell table:style-name="ce1" office:value-type="string">
            <text:p>Sabesp</text:p>
          </table:table-cell>
        </table:table-row>
        <table:table-row>
          <table:table-cell table:style-name="ce1" office:value-type="string">
            <text:p>Totvs</text:p>
          </table:table-cell>
        </table:table-row>
        <table:table-row>
          <table:table-cell table:style-name="ce1" office:value-type="string">
            <text:p>CEMIG</text:p>
          </table:table-cell>
        </table:table-row>
        <table:table-row>
          <table:table-cell table:style-name="ce1" office:value-type="string">
            <text:p>Eletrobras</text:p>
          </table:table-cell>
        </table:table-row>
        <table:table-row>
          <table:table-cell table:style-name="ce1" office:value-type="string">
            <text:p>Eneva</text:p>
          </table:table-cell>
        </table:table-row>
        <table:table-row>
          <table:table-cell table:style-name="ce1" office:value-type="string">
            <text:p>WEG</text:p>
          </table:table-cell>
        </table:table-row>
        <table:table-row>
          <table:table-cell table:style-name="ce1" office:value-type="string">
            <text:p>SLC Agrícola</text:p>
          </table:table-cell>
        </table:table-row>
        <table:table-row>
          <table:table-cell table:style-name="ce1" office:value-type="string">
            <text:p>ALOS3</text:p>
          </table:table-cell>
        </table:table-row>
        <table:table-row>
          <table:table-cell table:style-name="ce1" office:value-type="string">
            <text:p>Grupo CCR</text:p>
          </table:table-cell>
        </table:table-row>
        <table:table-row>
          <table:table-cell table:style-name="ce1" office:value-type="string">
            <text:p>Cogna</text:p>
          </table:table-cell>
        </table:table-row>
        <table:table-row>
          <table:table-cell table:style-name="ce1" office:value-type="string">
            <text:p>Transmissão Paulista</text:p>
          </table:table-cell>
        </table:table-row>
        <table:table-row>
          <table:table-cell table:style-name="ce1" office:value-type="string">
            <text:p>Engie</text:p>
          </table:table-cell>
        </table:table-row>
        <table:table-row>
          <table:table-cell table:style-name="ce1" office:value-type="string">
            <text:p>Vibra Energia</text:p>
          </table:table-cell>
        </table:table-row>
        <table:table-row>
          <table:table-cell table:style-name="ce1" office:value-type="string">
            <text:p>IRB Brasil RE</text:p>
          </table:table-cell>
        </table:table-row>
        <table:table-row>
          <table:table-cell table:style-name="ce1" office:value-type="string">
            <text:p>Eletrobras</text:p>
          </table:table-cell>
        </table:table-row>
        <table:table-row>
          <table:table-cell table:style-name="ce1" office:value-type="string">
            <text:p>Petz</text:p>
          </table:table-cell>
        </table:table-row>
        <table:table-row>
          <table:table-cell table:style-name="ce1" office:value-type="string">
            <text:p>EZTEC</text:p>
          </table:table-cell>
        </table:table-row>
        <table:table-row>
          <table:table-cell table:style-name="ce1" office:value-type="string">
            <text:p>Fleury</text:p>
          </table:table-cell>
        </table:table-row>
        <table:table-row>
          <table:table-cell table:style-name="ce1" office:value-type="string">
            <text:p>Grupo Soma</text:p>
          </table:table-cell>
        </table:table-row>
        <table:table-row>
          <table:table-cell table:style-name="ce1" office:value-type="string">
            <text:p>Alpargatas</text:p>
          </table:table-cell>
        </table:table-row>
        <table:table-row>
          <table:table-cell table:style-name="ce1" office:value-type="string">
            <text:p>Cyrela</text:p>
          </table:table-cell>
        </table:table-row>
        <table:table-row>
          <table:table-cell table:style-name="ce1" office:value-type="string">
            <text:p>Embraer</text:p>
          </table:table-cell>
        </table:table-row>
        <table:table-row>
          <table:table-cell table:style-name="ce1" office:value-type="string">
            <text:p>Natura</text:p>
          </table:table-cell>
        </table:table-row>
        <table:table-row>
          <table:table-cell table:style-name="ce1" office:value-type="string">
            <text:p>Assaí</text:p>
          </table:table-cell>
        </table:table-row>
        <table:table-row>
          <table:table-cell table:style-name="ce1" office:value-type="string">
            <text:p>B3</text:p>
          </table:table-cell>
        </table:table-row>
        <table:table-row>
          <table:table-cell table:style-name="ce1" office:value-type="string">
            <text:p>Hypera</text:p>
          </table:table-cell>
        </table:table-row>
        <table:table-row>
          <table:table-cell table:style-name="ce1" office:value-type="string">
            <text:p>São Martinho</text:p>
          </table:table-cell>
        </table:table-row>
        <table:table-row>
          <table:table-cell table:style-name="ce1" office:value-type="string">
            <text:p>Hapvida</text:p>
          </table:table-cell>
        </table:table-row>
        <table:table-row>
          <table:table-cell table:style-name="ce1" office:value-type="string">
            <text:p>Lojas Renner</text:p>
          </table:table-cell>
        </table:table-row>
        <table:table-row>
          <table:table-cell table:style-name="ce1" office:value-type="string">
            <text:p>Carrefour Brasil</text:p>
          </table:table-cell>
        </table:table-row>
        <table:table-row>
          <table:table-cell table:style-name="ce1" office:value-type="string">
            <text:p>Casas Bahia</text:p>
          </table:table-cell>
        </table:table-row>
        <table:table-row>
          <table:table-cell table:style-name="ce1" office:value-type="string">
            <text:p>Localiza</text:p>
          </table:table-cell>
        </table:table-row>
        <table:table-row>
          <table:table-cell table:style-name="ce1" office:value-type="string">
            <text:p>CVC</text:p>
          </table:table-cell>
        </table:table-row>
        <table:table-row>
          <table:table-cell table:style-name="ce1" office:value-type="string">
            <text:p>GOL</text:p>
          </table:table-cell>
        </table:table-row>
      </table:table>
      <table:table table:name="'file:///C:/Users/sesmet/Downloads/Imers%C3%A3o%20Python%20-%20Tabela%20de%20a%C3%A7%C3%B5es.ods'#Ticker" table:print="false" table:style-name="ta_extref">
        <table:table-source xlink:type="simple" xlink:href="../../../../../Downloads/Imers%C3%A3o%20Python%20-%20Tabela%20de%20a%C3%A7%C3%B5es.ods" table:table-name="Ticker" table:filter-name="calc8" table:mode="copy-results-only"/>
        <table:table-column/>
        <table:table-row>
          <table:table-cell table:style-name="ce1" office:value-type="string">
            <text:p>Código</text:p>
          </table:table-cell>
        </table:table-row>
        <table:table-row>
          <table:table-cell table:style-name="ce1" office:value-type="string">
            <text:p>RRRP3</text:p>
          </table:table-cell>
        </table:table-row>
        <table:table-row>
          <table:table-cell table:style-name="ce1" office:value-type="string">
            <text:p>ALOS3</text:p>
          </table:table-cell>
        </table:table-row>
        <table:table-row>
          <table:table-cell table:style-name="ce1" office:value-type="string">
            <text:p>ALPA4</text:p>
          </table:table-cell>
        </table:table-row>
        <table:table-row>
          <table:table-cell table:style-name="ce1" office:value-type="string">
            <text:p>ABEV3</text:p>
          </table:table-cell>
        </table:table-row>
        <table:table-row>
          <table:table-cell table:style-name="ce1" office:value-type="string">
            <text:p>ARZZ3</text:p>
          </table:table-cell>
        </table:table-row>
        <table:table-row>
          <table:table-cell table:style-name="ce1" office:value-type="string">
            <text:p>ASAI3</text:p>
          </table:table-cell>
        </table:table-row>
        <table:table-row>
          <table:table-cell table:style-name="ce1" office:value-type="string">
            <text:p>AZUL4</text:p>
          </table:table-cell>
        </table:table-row>
        <table:table-row>
          <table:table-cell table:style-name="ce1" office:value-type="string">
            <text:p>B3SA3</text:p>
          </table:table-cell>
        </table:table-row>
        <table:table-row>
          <table:table-cell table:style-name="ce1" office:value-type="string">
            <text:p>BBSE3</text:p>
          </table:table-cell>
        </table:table-row>
        <table:table-row>
          <table:table-cell table:style-name="ce1" office:value-type="string">
            <text:p>BBDC3</text:p>
          </table:table-cell>
        </table:table-row>
        <table:table-row>
          <table:table-cell table:style-name="ce1" office:value-type="string">
            <text:p>BBDC4</text:p>
          </table:table-cell>
        </table:table-row>
        <table:table-row>
          <table:table-cell table:style-name="ce1" office:value-type="string">
            <text:p>BRAP4</text:p>
          </table:table-cell>
        </table:table-row>
        <table:table-row>
          <table:table-cell table:style-name="ce1" office:value-type="string">
            <text:p>BBAS3</text:p>
          </table:table-cell>
        </table:table-row>
        <table:table-row>
          <table:table-cell table:style-name="ce1" office:value-type="string">
            <text:p>BRKM5</text:p>
          </table:table-cell>
        </table:table-row>
        <table:table-row>
          <table:table-cell table:style-name="ce1" office:value-type="string">
            <text:p>BRFS3</text:p>
          </table:table-cell>
        </table:table-row>
        <table:table-row>
          <table:table-cell table:style-name="ce1" office:value-type="string">
            <text:p>BPAC11</text:p>
          </table:table-cell>
        </table:table-row>
        <table:table-row>
          <table:table-cell table:style-name="ce1" office:value-type="string">
            <text:p>CRFB3</text:p>
          </table:table-cell>
        </table:table-row>
        <table:table-row>
          <table:table-cell table:style-name="ce1" office:value-type="string">
            <text:p>BHIA3</text:p>
          </table:table-cell>
        </table:table-row>
        <table:table-row>
          <table:table-cell table:style-name="ce1" office:value-type="string">
            <text:p>CCRO3</text:p>
          </table:table-cell>
        </table:table-row>
        <table:table-row>
          <table:table-cell table:style-name="ce1" office:value-type="string">
            <text:p>CMIG4</text:p>
          </table:table-cell>
        </table:table-row>
        <table:table-row>
          <table:table-cell table:style-name="ce1" office:value-type="string">
            <text:p>CIEL3</text:p>
          </table:table-cell>
        </table:table-row>
        <table:table-row>
          <table:table-cell table:style-name="ce1" office:value-type="string">
            <text:p>COGN3</text:p>
          </table:table-cell>
        </table:table-row>
        <table:table-row>
          <table:table-cell table:style-name="ce1" office:value-type="string">
            <text:p>CPLE6</text:p>
          </table:table-cell>
        </table:table-row>
        <table:table-row>
          <table:table-cell table:style-name="ce1" office:value-type="string">
            <text:p>CSAN3</text:p>
          </table:table-cell>
        </table:table-row>
        <table:table-row>
          <table:table-cell table:style-name="ce1" office:value-type="string">
            <text:p>CPFE3</text:p>
          </table:table-cell>
        </table:table-row>
        <table:table-row>
          <table:table-cell table:style-name="ce1" office:value-type="string">
            <text:p>CMIN3</text:p>
          </table:table-cell>
        </table:table-row>
        <table:table-row>
          <table:table-cell table:style-name="ce1" office:value-type="string">
            <text:p>CVCB3</text:p>
          </table:table-cell>
        </table:table-row>
        <table:table-row>
          <table:table-cell table:style-name="ce1" office:value-type="string">
            <text:p>CYRE3</text:p>
          </table:table-cell>
        </table:table-row>
        <table:table-row>
          <table:table-cell table:style-name="ce1" office:value-type="string">
            <text:p>DXCO3</text:p>
          </table:table-cell>
        </table:table-row>
        <table:table-row>
          <table:table-cell table:style-name="ce1" office:value-type="string">
            <text:p>ELET3</text:p>
          </table:table-cell>
        </table:table-row>
        <table:table-row>
          <table:table-cell table:style-name="ce1" office:value-type="string">
            <text:p>ELET6</text:p>
          </table:table-cell>
        </table:table-row>
        <table:table-row>
          <table:table-cell table:style-name="ce1" office:value-type="string">
            <text:p>EMBR3</text:p>
          </table:table-cell>
        </table:table-row>
        <table:table-row>
          <table:table-cell table:style-name="ce1" office:value-type="string">
            <text:p>ENGI11</text:p>
          </table:table-cell>
        </table:table-row>
        <table:table-row>
          <table:table-cell table:style-name="ce1" office:value-type="string">
            <text:p>ENEV3</text:p>
          </table:table-cell>
        </table:table-row>
        <table:table-row>
          <table:table-cell table:style-name="ce1" office:value-type="string">
            <text:p>EGIE3</text:p>
          </table:table-cell>
        </table:table-row>
        <table:table-row>
          <table:table-cell table:style-name="ce1" office:value-type="string">
            <text:p>EQTL3</text:p>
          </table:table-cell>
        </table:table-row>
        <table:table-row>
          <table:table-cell table:style-name="ce1" office:value-type="string">
            <text:p>EZTC3</text:p>
          </table:table-cell>
        </table:table-row>
        <table:table-row>
          <table:table-cell table:style-name="ce1" office:value-type="string">
            <text:p>FLRY3</text:p>
          </table:table-cell>
        </table:table-row>
        <table:table-row>
          <table:table-cell table:style-name="ce1" office:value-type="string">
            <text:p>GGBR4</text:p>
          </table:table-cell>
        </table:table-row>
        <table:table-row>
          <table:table-cell table:style-name="ce1" office:value-type="string">
            <text:p>GOAU4</text:p>
          </table:table-cell>
        </table:table-row>
        <table:table-row>
          <table:table-cell table:style-name="ce1" office:value-type="string">
            <text:p>GOLL4</text:p>
          </table:table-cell>
        </table:table-row>
        <table:table-row>
          <table:table-cell table:style-name="ce1" office:value-type="string">
            <text:p>NTCO3</text:p>
          </table:table-cell>
        </table:table-row>
        <table:table-row>
          <table:table-cell table:style-name="ce1" office:value-type="string">
            <text:p>SOMA3</text:p>
          </table:table-cell>
        </table:table-row>
        <table:table-row>
          <table:table-cell table:style-name="ce1" office:value-type="string">
            <text:p>HAPV3</text:p>
          </table:table-cell>
        </table:table-row>
        <table:table-row>
          <table:table-cell table:style-name="ce1" office:value-type="string">
            <text:p>HYPE3</text:p>
          </table:table-cell>
        </table:table-row>
        <table:table-row>
          <table:table-cell table:style-name="ce1" office:value-type="string">
            <text:p>IGTI11</text:p>
          </table:table-cell>
        </table:table-row>
        <table:table-row>
          <table:table-cell table:style-name="ce1" office:value-type="string">
            <text:p>IRBR3</text:p>
          </table:table-cell>
        </table:table-row>
        <table:table-row>
          <table:table-cell table:style-name="ce1" office:value-type="string">
            <text:p>ITSA4</text:p>
          </table:table-cell>
        </table:table-row>
        <table:table-row>
          <table:table-cell table:style-name="ce1" office:value-type="string">
            <text:p>ITUB4</text:p>
          </table:table-cell>
        </table:table-row>
        <table:table-row>
          <table:table-cell table:style-name="ce1" office:value-type="string">
            <text:p>JBSS3</text:p>
          </table:table-cell>
        </table:table-row>
        <table:table-row>
          <table:table-cell table:style-name="ce1" office:value-type="string">
            <text:p>KLBN11</text:p>
          </table:table-cell>
        </table:table-row>
        <table:table-row>
          <table:table-cell table:style-name="ce1" office:value-type="string">
            <text:p>RENT3</text:p>
          </table:table-cell>
        </table:table-row>
        <table:table-row>
          <table:table-cell table:style-name="ce1" office:value-type="string">
            <text:p>LREN3</text:p>
          </table:table-cell>
        </table:table-row>
        <table:table-row>
          <table:table-cell table:style-name="ce1" office:value-type="string">
            <text:p>LWSA3</text:p>
          </table:table-cell>
        </table:table-row>
        <table:table-row>
          <table:table-cell table:style-name="ce1" office:value-type="string">
            <text:p>MGLU3</text:p>
          </table:table-cell>
        </table:table-row>
        <table:table-row>
          <table:table-cell table:style-name="ce1" office:value-type="string">
            <text:p>MRFG3</text:p>
          </table:table-cell>
        </table:table-row>
        <table:table-row>
          <table:table-cell table:style-name="ce1" office:value-type="string">
            <text:p>BEEF3</text:p>
          </table:table-cell>
        </table:table-row>
        <table:table-row>
          <table:table-cell table:style-name="ce1" office:value-type="string">
            <text:p>MRVE3</text:p>
          </table:table-cell>
        </table:table-row>
        <table:table-row>
          <table:table-cell table:style-name="ce1" office:value-type="string">
            <text:p>MULT3</text:p>
          </table:table-cell>
        </table:table-row>
        <table:table-row>
          <table:table-cell table:style-name="ce1" office:value-type="string">
            <text:p>PCAR3</text:p>
          </table:table-cell>
        </table:table-row>
        <table:table-row>
          <table:table-cell table:style-name="ce1" office:value-type="string">
            <text:p>PETR3</text:p>
          </table:table-cell>
        </table:table-row>
        <table:table-row>
          <table:table-cell table:style-name="ce1" office:value-type="string">
            <text:p>PETR4</text:p>
          </table:table-cell>
        </table:table-row>
        <table:table-row>
          <table:table-cell table:style-name="ce1" office:value-type="string">
            <text:p>RECV3</text:p>
          </table:table-cell>
        </table:table-row>
        <table:table-row>
          <table:table-cell table:style-name="ce1" office:value-type="string">
            <text:p>PRIO3</text:p>
          </table:table-cell>
        </table:table-row>
        <table:table-row>
          <table:table-cell table:style-name="ce1" office:value-type="string">
            <text:p>PETZ3</text:p>
          </table:table-cell>
        </table:table-row>
        <table:table-row>
          <table:table-cell table:style-name="ce1" office:value-type="string">
            <text:p>RADL3</text:p>
          </table:table-cell>
        </table:table-row>
        <table:table-row>
          <table:table-cell table:style-name="ce1" office:value-type="string">
            <text:p>RAIZ4</text:p>
          </table:table-cell>
        </table:table-row>
        <table:table-row>
          <table:table-cell table:style-name="ce1" office:value-type="string">
            <text:p>RDOR3</text:p>
          </table:table-cell>
        </table:table-row>
        <table:table-row>
          <table:table-cell table:style-name="ce1" office:value-type="string">
            <text:p>RAIL3</text:p>
          </table:table-cell>
        </table:table-row>
        <table:table-row>
          <table:table-cell table:style-name="ce1" office:value-type="string">
            <text:p>SBSP3</text:p>
          </table:table-cell>
        </table:table-row>
        <table:table-row>
          <table:table-cell table:style-name="ce1" office:value-type="string">
            <text:p>SANB11</text:p>
          </table:table-cell>
        </table:table-row>
        <table:table-row>
          <table:table-cell table:style-name="ce1" office:value-type="string">
            <text:p>SMTO3</text:p>
          </table:table-cell>
        </table:table-row>
        <table:table-row>
          <table:table-cell table:style-name="ce1" office:value-type="string">
            <text:p>CSNA3</text:p>
          </table:table-cell>
        </table:table-row>
        <table:table-row>
          <table:table-cell table:style-name="ce1" office:value-type="string">
            <text:p>SLCE3</text:p>
          </table:table-cell>
        </table:table-row>
        <table:table-row>
          <table:table-cell table:style-name="ce1" office:value-type="string">
            <text:p>SUZB3</text:p>
          </table:table-cell>
        </table:table-row>
        <table:table-row>
          <table:table-cell table:style-name="ce1" office:value-type="string">
            <text:p>TAEE11</text:p>
          </table:table-cell>
        </table:table-row>
        <table:table-row>
          <table:table-cell table:style-name="ce1" office:value-type="string">
            <text:p>VIVT3</text:p>
          </table:table-cell>
        </table:table-row>
        <table:table-row>
          <table:table-cell table:style-name="ce1" office:value-type="string">
            <text:p>TIMS3</text:p>
          </table:table-cell>
        </table:table-row>
        <table:table-row>
          <table:table-cell table:style-name="ce1" office:value-type="string">
            <text:p>TOTS3</text:p>
          </table:table-cell>
        </table:table-row>
        <table:table-row>
          <table:table-cell table:style-name="ce1" office:value-type="string">
            <text:p>TRPL4</text:p>
          </table:table-cell>
        </table:table-row>
        <table:table-row>
          <table:table-cell table:style-name="ce1" office:value-type="string">
            <text:p>UGPA3</text:p>
          </table:table-cell>
        </table:table-row>
        <table:table-row>
          <table:table-cell table:style-name="ce1" office:value-type="string">
            <text:p>USIM5</text:p>
          </table:table-cell>
        </table:table-row>
        <table:table-row>
          <table:table-cell table:style-name="ce1" office:value-type="string">
            <text:p>VALE3</text:p>
          </table:table-cell>
        </table:table-row>
        <table:table-row>
          <table:table-cell table:style-name="ce1" office:value-type="string">
            <text:p>VAMO3</text:p>
          </table:table-cell>
        </table:table-row>
        <table:table-row>
          <table:table-cell table:style-name="ce1" office:value-type="string">
            <text:p>VBBR3</text:p>
          </table:table-cell>
        </table:table-row>
        <table:table-row>
          <table:table-cell table:style-name="ce1" office:value-type="string">
            <text:p>WEGE3</text:p>
          </table:table-cell>
        </table:table-row>
        <table:table-row>
          <table:table-cell table:style-name="ce1" office:value-type="string">
            <text:p>YDUQ3</text:p>
          </table:table-cell>
        </table:table-row>
        <table:table-row>
          <table:table-cell table:style-name="ce1" office:value-type="string">
            <text:p>Quantidade Teórica Total</text:p>
          </table:table-cell>
        </table:table-row>
        <table:table-row>
          <table:table-cell table:style-name="ce1" office:value-type="string">
            <text:p>Redutor</text:p>
          </table:table-cell>
        </table:table-row>
      </table:table>
      <table:named-expressions/>
      <table:database-ranges>
        <table:database-range table:name="__Anonymous_Sheet_DB__8" table:target-range-address="Análises.A10:Análises.D38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&quot;aptos narrow&quot;" svg:font-family="'&quot;aptos narrow&quot;'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1">
      <number:currency-symbol number:language="pt" number:country="BR">R$ </number:currency-symbol>
      <number:number number:decimal-places="2" number:min-decimal-places="2" number:min-integer-digits="1" number:grouping="true"/>
    </number:currency-style>
    <number:number-style style:name="N112">
      <number:number number:decimal-places="13" number:min-decimal-places="13" number:min-integer-digits="1"/>
    </number:number-style>
    <number:number-style style:name="N113">
      <number:number number:decimal-places="12" number:min-decimal-places="12" number:min-integer-digits="1"/>
    </number:number-style>
    <number:number-style style:name="N114">
      <number:number number:decimal-places="11" number:min-decimal-places="11" number:min-integer-digits="1"/>
    </number:number-style>
    <number:number-style style:name="N115">
      <number:number number:decimal-places="10" number:min-decimal-places="10" number:min-integer-digits="1"/>
    </number:number-style>
    <number:number-style style:name="N116">
      <number:number number:decimal-places="9" number:min-decimal-places="9" number:min-integer-digits="1"/>
    </number:number-style>
    <number:number-style style:name="N117">
      <number:number number:decimal-places="8" number:min-decimal-places="8" number:min-integer-digits="1"/>
    </number:number-style>
    <number:number-style style:name="N118">
      <number:number number:decimal-places="7" number:min-decimal-places="7" number:min-integer-digits="1"/>
    </number:number-style>
    <number:number-style style:name="N119">
      <number:number number:decimal-places="6" number:min-decimal-places="6" number:min-integer-digits="1"/>
    </number:number-style>
    <number:number-style style:name="N120">
      <number:number number:decimal-places="5" number:min-decimal-places="5"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3" number:min-decimal-places="3" number:min-integer-digits="1" number:grouping="true"/>
    </number:number-style>
    <number:currency-style style:name="N125P0" style:volatile="true">
      <number:currency-symbol number:language="pt" number:country="BR">R$</number:currency-symbol>
      <number:text> </number:text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> </number:text>
      <number:number number:decimal-places="3" number:min-decimal-places="3" number:min-integer-digits="1" number:grouping="true"/>
      <style:map style:condition="value()&gt;=0" style:apply-style-name="N125P0"/>
    </number:currency-style>
    <number:number-style style:name="N126">
      <number:number number:decimal-places="0" number:min-decimal-places="0" number:min-integer-digits="0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SUBIU" style:family="table-cell" style:parent-style-name="Default">
      <style:table-cell-properties fo:background-color="#81d41a"/>
      <style:text-properties fo:color="#355269"/>
    </style:style>
    <style:style style:name="CAIU" style:family="table-cell" style:parent-style-name="Default">
      <style:table-cell-properties fo:background-color="#ff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3-26">00/00/0000</text:date>, <text:time style:data-style-name="N2" text:time-value="11:15:45.73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rincipal" style:display-name="PageStyle_Principa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tGPT" style:display-name="PageStyle_ChatGP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otal_5f_de_5f_acoes" style:display-name="PageStyle_Total_de_aco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icker" style:display-name="PageStyle_Tick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4.1$Windows_X86_64 LibreOffice_project/27d75539669ac387bb498e35313b970b7fe9c4f9</meta:generator>
    <dc:date>2024-03-26T11:17:02.466000000</dc:date>
    <meta:editing-duration>PT1H26M24S</meta:editing-duration>
    <meta:editing-cycles>7</meta:editing-cycles>
    <meta:document-statistic meta:table-count="9" meta:cell-count="8119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9.302cm" svg:y="0.964cm" style:legend-expansion="high" chart:style-name="ch2"/>
        <chart:plot-area chart:style-name="ch3" table:cell-range-address="Análises.A11:Análises.A38 Análises.C10:Análises.C38" chart:data-source-has-labels="both" svg:x="0.139cm" svg:y="0.359cm" svg:width="8.638cm" svg:height="8.639cm">
          <chart:coordinate-region svg:x="0.139cm" svg:y="0.36cm" svg:width="8.638cm" svg:height="8.638cm"/>
          <chart:axis chart:dimension="x" chart:name="primary-x" chart:style-name="ch4" chartooo:axis-type="auto">
            <chartooo:date-scale/>
            <chart:categories table:cell-range-address="Análises.A11:Análises.A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álises.C11:Análises.C38" chart:label-cell-address="Análises.C10:Análises.C1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iação positiva</text:p>
                <draw:g>
                  <svg:desc>Análises.C10:Análises.C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ergia</text:p>
                <draw:g>
                  <svg:desc>Análises.A11:Análises.A38</svg:desc>
                </draw:g>
              </table:table-cell>
              <table:table-cell office:value-type="float" office:value="NaN">
                <text:p>NaN</text:p>
                <draw:g>
                  <svg:desc>Análises.C11:Análises.C38</svg:desc>
                </draw:g>
              </table:table-cell>
            </table:table-row>
            <table:table-row>
              <table:table-cell office:value-type="string">
                <text:p>Mineração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nança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pel e Celulose</text:p>
              </table:table-cell>
              <table:table-cell office:value-type="float" office:value="722946282.709039">
                <text:p>722946282.709039</text:p>
              </table:table-cell>
            </table:table-row>
            <table:table-row>
              <table:table-cell office:value-type="string">
                <text:p>Siderurgia</text:p>
              </table:table-cell>
              <table:table-cell office:value-type="float" office:value="489935930.928323">
                <text:p>489935930.928323</text:p>
              </table:table-cell>
            </table:table-row>
            <table:table-row>
              <table:table-cell office:value-type="string">
                <text:p>Saúde</text:p>
              </table:table-cell>
              <table:table-cell office:value-type="float" office:value="453917907.01324">
                <text:p>453917907.01324</text:p>
              </table:table-cell>
            </table:table-row>
            <table:table-row>
              <table:table-cell office:value-type="string">
                <text:p>Alimentos</text:p>
              </table:table-cell>
              <table:table-cell office:value-type="float" office:value="407833683.09245">
                <text:p>407833683.09245</text:p>
              </table:table-cell>
            </table:table-row>
            <table:table-row>
              <table:table-cell office:value-type="string">
                <text:p>Telecomunicações</text:p>
              </table:table-cell>
              <table:table-cell office:value-type="float" office:value="292938114.423578">
                <text:p>292938114.423578</text:p>
              </table:table-cell>
            </table:table-row>
            <table:table-row>
              <table:table-cell office:value-type="string">
                <text:p>Varejo</text:p>
              </table:table-cell>
              <table:table-cell office:value-type="float" office:value="237187009.237367">
                <text:p>237187009.237367</text:p>
              </table:table-cell>
            </table:table-row>
            <table:table-row>
              <table:table-cell office:value-type="string">
                <text:p>Transporte</text:p>
              </table:table-cell>
              <table:table-cell office:value-type="float" office:value="233902674.792574">
                <text:p>233902674.792574</text:p>
              </table:table-cell>
            </table:table-row>
            <table:table-row>
              <table:table-cell office:value-type="string">
                <text:p>Imobiliário</text:p>
              </table:table-cell>
              <table:table-cell office:value-type="float" office:value="117732680.078425">
                <text:p>117732680.078425</text:p>
              </table:table-cell>
            </table:table-row>
            <table:table-row>
              <table:table-cell office:value-type="string">
                <text:p>Educação</text:p>
              </table:table-cell>
              <table:table-cell office:value-type="float" office:value="72295838.986161">
                <text:p>72295838.986161</text:p>
              </table:table-cell>
            </table:table-row>
            <table:table-row>
              <table:table-cell office:value-type="string">
                <text:p>Químico</text:p>
              </table:table-cell>
              <table:table-cell office:value-type="float" office:value="69054317.6360385">
                <text:p>69054317.6360385</text:p>
              </table:table-cell>
            </table:table-row>
            <table:table-row>
              <table:table-cell office:value-type="string">
                <text:p>Transporte Aéreo</text:p>
              </table:table-cell>
              <table:table-cell office:value-type="float" office:value="65452205.5528002">
                <text:p>65452205.5528002</text:p>
              </table:table-cell>
            </table:table-row>
            <table:table-row>
              <table:table-cell office:value-type="string">
                <text:p>Tecnologia</text:p>
              </table:table-cell>
              <table:table-cell office:value-type="float" office:value="59256570.0260971">
                <text:p>59256570.0260971</text:p>
              </table:table-cell>
            </table:table-row>
            <table:table-row>
              <table:table-cell office:value-type="string">
                <text:p>Moda</text:p>
              </table:table-cell>
              <table:table-cell office:value-type="float" office:value="41021792.0907715">
                <text:p>41021792.0907715</text:p>
              </table:table-cell>
            </table:table-row>
            <table:table-row>
              <table:table-cell office:value-type="string">
                <text:p>Construção Civil</text:p>
              </table:table-cell>
              <table:table-cell office:value-type="float" office:value="37525872.3772839">
                <text:p>37525872.3772839</text:p>
              </table:table-cell>
            </table:table-row>
            <table:table-row>
              <table:table-cell office:value-type="string">
                <text:p>Aeroespacia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gricultur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ebida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smético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rmacêutico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fraestrutur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aneamento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guro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rviço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urismo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stuário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4.1$Windows_X86_64 LibreOffice_project/27d75539669ac387bb498e35313b970b7fe9c4f9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27cm" svg:y="0.316cm" chart:style-name="ch2">
          <text:p>Variação geral do dia</text:p>
        </chart:title>
        <chart:legend chart:legend-position="end" svg:x="13.896cm" svg:y="4.201cm" style:legend-expansion="high" chart:style-name="ch3"/>
        <chart:plot-area chart:style-name="ch4" table:cell-range-address="Análises.A40:Análises.B41 Análises.A43:Análises.B43" chart:data-source-has-labels="both" svg:x="0.32cm" svg:y="1.275cm" svg:width="13.256cm" svg:height="7.545cm">
          <chart:coordinate-region svg:x="4.037cm" svg:y="1.474cm" svg:width="9.539cm" svg:height="7.147cm"/>
          <chart:axis chart:dimension="x" chart:name="primary-x" chart:style-name="ch5" chartooo:axis-type="auto">
            <chartooo:date-scale/>
            <chart:categories table:cell-range-address="Análises.A41:Análises.A41 Análises.A43:Análises.A4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nálises.B41:Análises.B41 Análises.B43:Análises.B43" chart:label-cell-address="Análises.B40:Análises.B40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iação</text:p>
                <draw:g>
                  <svg:desc>Análises.B40:Análises.B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UBIU</text:p>
                <draw:g>
                  <svg:desc>Análises.A41:Análises.A41 Análises.A43:Análises.A43</svg:desc>
                </draw:g>
              </table:table-cell>
              <table:table-cell office:value-type="float" office:value="19719227010.1419">
                <text:p>19719227010.1419</text:p>
                <draw:g>
                  <svg:desc>Análises.B41:Análises.B41 Análises.B43:Análises.B43</svg:desc>
                </draw:g>
              </table:table-cell>
            </table:table-row>
            <table:table-row>
              <table:table-cell office:value-type="string">
                <text:p>desceu</text:p>
              </table:table-cell>
              <table:table-cell office:value-type="float" office:value="-6338819961.31535">
                <text:p>-6338819961.315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4.1$Windows_X86_64 LibreOffice_project/27d75539669ac387bb498e35313b970b7fe9c4f9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